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9.379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107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8" table:default-cell-style-name="Excel_20_Built-in_20_Normal"/>
        <table:table-column table:style-name="co2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table:style-name="ce1" office:value-type="string">
            <text:p>recordno</text:p>
          </table:table-cell>
          <table:table-cell table:style-name="ce1" office:value-type="string">
            <text:p>countbasedtotal</text:p>
          </table:table-cell>
          <table:table-cell table:style-name="ce1" office:value-type="string">
            <text:p>dollarcountbasedtotal</text:p>
          </table:table-cell>
          <table:table-cell table:style-name="ce1" office:value-type="string">
            <text:p>weightbasedtotal</text:p>
          </table:table-cell>
          <table:table-cell table:style-name="ce1" office:value-type="string">
            <text:p>dollarweightbasedtotal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totalprice</text:p>
          </table:table-cell>
          <table:table-cell table:style-name="ce1" office:value-type="string">
            <text:p>predicted_value</text:p>
          </table:table-cell>
          <table:table-cell table:style-name="ce1" office:value-type="string">
            <text:p>sales_date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/>
          <table:table-cell table:style-name="ce2" office:value-type="date" office:date-value="2018-11-05">
            <text:p>2018-11-05 00:00:00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/>
          <table:table-cell table:style-name="ce2" office:value-type="date" office:date-value="2018-11-06">
            <text:p>2018-11-06 00:00:00</text:p>
          </table:table-cell>
          <table:table-cell table:number-columns-repeated="1015"/>
        </table:table-row>
        <table:table-row table:style-name="ro1">
          <table:table-cell table:number-columns-repeated="7" office:value-type="float" office:value="0">
            <text:p>0</text:p>
          </table:table-cell>
          <table:table-cell/>
          <table:table-cell table:style-name="ce2" office:value-type="date" office:date-value="2018-11-07">
            <text:p>2018-11-07 00:00:00</text:p>
          </table:table-cell>
          <table:table-cell table:number-columns-repeated="1015"/>
        </table:table-row>
        <table:table-row table:style-name="ro1">
          <table:table-cell table:number-columns-repeated="7" office:value-type="float" office:value="0">
            <text:p>0</text:p>
          </table:table-cell>
          <table:table-cell/>
          <table:table-cell table:style-name="ce2" office:value-type="date" office:date-value="2018-11-08">
            <text:p>2018-11-08 00:00:00</text:p>
          </table:table-cell>
          <table:table-cell table:number-columns-repeated="1015"/>
        </table:table-row>
        <table:table-row table:style-name="ro1">
          <table:table-cell table:number-columns-repeated="7" office:value-type="float" office:value="0">
            <text:p>0</text:p>
          </table:table-cell>
          <table:table-cell/>
          <table:table-cell table:style-name="ce2" office:value-type="date" office:date-value="2018-11-09">
            <text:p>2018-11-09 00:00:00</text:p>
          </table:table-cell>
          <table:table-cell table:number-columns-repeated="1015"/>
        </table:table-row>
        <table:table-row table:style-name="ro1">
          <table:table-cell table:number-columns-repeated="7" office:value-type="float" office:value="0">
            <text:p>0</text:p>
          </table:table-cell>
          <table:table-cell/>
          <table:table-cell table:style-name="ce2" office:value-type="date" office:date-value="2018-11-10">
            <text:p>2018-11-10 00:00:00</text:p>
          </table:table-cell>
          <table:table-cell table:number-columns-repeated="1015"/>
        </table:table-row>
        <table:table-row table:style-name="ro1">
          <table:table-cell table:number-columns-repeated="7" office:value-type="float" office:value="0">
            <text:p>0</text:p>
          </table:table-cell>
          <table:table-cell/>
          <table:table-cell table:style-name="ce2" office:value-type="date" office:date-value="2018-11-11">
            <text:p>2018-11-11 00:00:00</text:p>
          </table:table-cell>
          <table:table-cell table:number-columns-repeated="1015"/>
        </table:table-row>
        <table:table-row table:style-name="ro1">
          <table:table-cell table:number-columns-repeated="7" office:value-type="float" office:value="0">
            <text:p>0</text:p>
          </table:table-cell>
          <table:table-cell/>
          <table:table-cell table:style-name="ce2" office:value-type="date" office:date-value="2018-11-12">
            <text:p>2018-11-12 00:00:00</text:p>
          </table:table-cell>
          <table:table-cell table:number-columns-repeated="1015"/>
        </table:table-row>
        <table:table-row table:style-name="ro1">
          <table:table-cell table:number-columns-repeated="7" office:value-type="float" office:value="0">
            <text:p>0</text:p>
          </table:table-cell>
          <table:table-cell/>
          <table:table-cell table:style-name="ce2" office:value-type="date" office:date-value="2018-11-13">
            <text:p>2018-11-13 00:00:00</text:p>
          </table:table-cell>
          <table:table-cell table:number-columns-repeated="1015"/>
        </table:table-row>
        <table:table-row table:style-name="ro1">
          <table:table-cell table:number-columns-repeated="7" office:value-type="float" office:value="0">
            <text:p>0</text:p>
          </table:table-cell>
          <table:table-cell/>
          <table:table-cell table:style-name="ce2" office:value-type="date" office:date-value="2018-11-14">
            <text:p>2018-11-14 00:00:00</text:p>
          </table:table-cell>
          <table:table-cell table:number-columns-repeated="1015"/>
        </table:table-row>
        <table:table-row table:style-name="ro1">
          <table:table-cell table:number-columns-repeated="7" office:value-type="float" office:value="0">
            <text:p>0</text:p>
          </table:table-cell>
          <table:table-cell/>
          <table:table-cell table:style-name="ce2" office:value-type="date" office:date-value="2018-11-15">
            <text:p>2018-11-15 00:00:00</text:p>
          </table:table-cell>
          <table:table-cell table:number-columns-repeated="1015"/>
        </table:table-row>
        <table:table-row table:style-name="ro1">
          <table:table-cell table:number-columns-repeated="7" office:value-type="float" office:value="0">
            <text:p>0</text:p>
          </table:table-cell>
          <table:table-cell/>
          <table:table-cell table:style-name="ce2" office:value-type="date" office:date-value="2018-11-16">
            <text:p>2018-11-16 00:00:00</text:p>
          </table:table-cell>
          <table:table-cell table:number-columns-repeated="1015"/>
        </table:table-row>
        <table:table-row table:style-name="ro1">
          <table:table-cell table:number-columns-repeated="7" office:value-type="float" office:value="0">
            <text:p>0</text:p>
          </table:table-cell>
          <table:table-cell/>
          <table:table-cell table:style-name="ce2" office:value-type="date" office:date-value="2018-11-17">
            <text:p>2018-11-17 00:00:00</text:p>
          </table:table-cell>
          <table:table-cell table:number-columns-repeated="1015"/>
        </table:table-row>
        <table:table-row table:style-name="ro1">
          <table:table-cell table:number-columns-repeated="7" office:value-type="float" office:value="0">
            <text:p>0</text:p>
          </table:table-cell>
          <table:table-cell/>
          <table:table-cell table:style-name="ce2" office:value-type="date" office:date-value="2018-11-18">
            <text:p>2018-11-18 00:00:00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/>
          <table:table-cell table:style-name="ce2" office:value-type="date" office:date-value="2018-11-19">
            <text:p>2018-11-19 00:00:00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358">
            <text:p>6358</text:p>
          </table:table-cell>
          <table:table-cell office:value-type="float" office:value="244640.74">
            <text:p>244640,74</text:p>
          </table:table-cell>
          <table:table-cell office:value-type="float" office:value="15470.95">
            <text:p>15470,95</text:p>
          </table:table-cell>
          <table:table-cell office:value-type="float" office:value="206932.99">
            <text:p>206932,99</text:p>
          </table:table-cell>
          <table:table-cell office:value-type="float" office:value="21828.95">
            <text:p>21828,95</text:p>
          </table:table-cell>
          <table:table-cell office:value-type="float" office:value="451573.73">
            <text:p>451573,73</text:p>
          </table:table-cell>
          <table:table-cell/>
          <table:table-cell table:style-name="ce2" office:value-type="date" office:date-value="2018-11-20">
            <text:p>2018-11-20 00:00:00</text:p>
          </table:table-cell>
          <table:table-cell table:number-columns-repeated="1015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946">
            <text:p>5946</text:p>
          </table:table-cell>
          <table:table-cell office:value-type="float" office:value="246712.82">
            <text:p>246712,82</text:p>
          </table:table-cell>
          <table:table-cell office:value-type="float" office:value="17286.79">
            <text:p>17286,79</text:p>
          </table:table-cell>
          <table:table-cell office:value-type="float" office:value="230203.46">
            <text:p>230203,46</text:p>
          </table:table-cell>
          <table:table-cell office:value-type="float" office:value="23232.79">
            <text:p>23232,79</text:p>
          </table:table-cell>
          <table:table-cell office:value-type="float" office:value="476916.28">
            <text:p>476916,28</text:p>
          </table:table-cell>
          <table:table-cell/>
          <table:table-cell table:style-name="ce2" office:value-type="date" office:date-value="2018-11-21">
            <text:p>2018-11-21 00:00:00</text:p>
          </table:table-cell>
          <table:table-cell table:number-columns-repeated="1015"/>
        </table:table-row>
        <table:table-row table:style-name="ro1">
          <table:table-cell table:number-columns-repeated="7" office:value-type="float" office:value="0">
            <text:p>0</text:p>
          </table:table-cell>
          <table:table-cell/>
          <table:table-cell table:style-name="ce2" office:value-type="date" office:date-value="2018-11-22">
            <text:p>2018-11-22 00:00:00</text:p>
          </table:table-cell>
          <table:table-cell table:number-columns-repeated="1015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7414">
            <text:p>7414</text:p>
          </table:table-cell>
          <table:table-cell office:value-type="float" office:value="309462.58">
            <text:p>309462,58</text:p>
          </table:table-cell>
          <table:table-cell office:value-type="float" office:value="13969.82">
            <text:p>13969,82</text:p>
          </table:table-cell>
          <table:table-cell office:value-type="float" office:value="197724.49">
            <text:p>197724,49</text:p>
          </table:table-cell>
          <table:table-cell office:value-type="float" office:value="21383.82">
            <text:p>21383,82</text:p>
          </table:table-cell>
          <table:table-cell office:value-type="float" office:value="507187.07">
            <text:p>507187,07</text:p>
          </table:table-cell>
          <table:table-cell/>
          <table:table-cell table:style-name="ce2" office:value-type="date" office:date-value="2018-11-23">
            <text:p>2018-11-23 00:00:00</text:p>
          </table:table-cell>
          <table:table-cell table:number-columns-repeated="1015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8223">
            <text:p>8223</text:p>
          </table:table-cell>
          <table:table-cell office:value-type="float" office:value="309782.48">
            <text:p>309782,48</text:p>
          </table:table-cell>
          <table:table-cell office:value-type="float" office:value="13573.14">
            <text:p>13573,14</text:p>
          </table:table-cell>
          <table:table-cell office:value-type="float" office:value="184514.1">
            <text:p>184514,1</text:p>
          </table:table-cell>
          <table:table-cell office:value-type="float" office:value="21796.14">
            <text:p>21796,14</text:p>
          </table:table-cell>
          <table:table-cell office:value-type="float" office:value="494296.58">
            <text:p>494296,58</text:p>
          </table:table-cell>
          <table:table-cell/>
          <table:table-cell table:style-name="ce2" office:value-type="date" office:date-value="2018-11-24">
            <text:p>2018-11-24 00:00:00</text:p>
          </table:table-cell>
          <table:table-cell table:number-columns-repeated="1015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6359">
            <text:p>6359</text:p>
          </table:table-cell>
          <table:table-cell office:value-type="float" office:value="242308.41">
            <text:p>242308,41</text:p>
          </table:table-cell>
          <table:table-cell office:value-type="float" office:value="11638.33">
            <text:p>11638,33</text:p>
          </table:table-cell>
          <table:table-cell office:value-type="float" office:value="160597.61">
            <text:p>160597,61</text:p>
          </table:table-cell>
          <table:table-cell office:value-type="float" office:value="17997.33">
            <text:p>17997,33</text:p>
          </table:table-cell>
          <table:table-cell office:value-type="float" office:value="402906.02">
            <text:p>402906,02</text:p>
          </table:table-cell>
          <table:table-cell/>
          <table:table-cell table:style-name="ce2" office:value-type="date" office:date-value="2018-11-25">
            <text:p>2018-11-25 00:00:00</text:p>
          </table:table-cell>
          <table:table-cell table:number-columns-repeated="1015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5474">
            <text:p>5474</text:p>
          </table:table-cell>
          <table:table-cell office:value-type="float" office:value="222060.27">
            <text:p>222060,27</text:p>
          </table:table-cell>
          <table:table-cell office:value-type="float" office:value="11120.57">
            <text:p>11120,57</text:p>
          </table:table-cell>
          <table:table-cell office:value-type="float" office:value="150312.36">
            <text:p>150312,36</text:p>
          </table:table-cell>
          <table:table-cell office:value-type="float" office:value="16594.57">
            <text:p>16594,57</text:p>
          </table:table-cell>
          <table:table-cell office:value-type="float" office:value="372372.63">
            <text:p>372372,63</text:p>
          </table:table-cell>
          <table:table-cell/>
          <table:table-cell table:style-name="ce2" office:value-type="date" office:date-value="2018-11-26">
            <text:p>2018-11-26 00:00:00</text:p>
          </table:table-cell>
          <table:table-cell table:number-columns-repeated="1015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5153">
            <text:p>5153</text:p>
          </table:table-cell>
          <table:table-cell office:value-type="float" office:value="197095.39">
            <text:p>197095,39</text:p>
          </table:table-cell>
          <table:table-cell office:value-type="float" office:value="9920.85">
            <text:p>9920,85</text:p>
          </table:table-cell>
          <table:table-cell office:value-type="float" office:value="145042.64">
            <text:p>145042,64</text:p>
          </table:table-cell>
          <table:table-cell office:value-type="float" office:value="15073.85">
            <text:p>15073,85</text:p>
          </table:table-cell>
          <table:table-cell office:value-type="float" office:value="342138.03">
            <text:p>342138,03</text:p>
          </table:table-cell>
          <table:table-cell/>
          <table:table-cell table:style-name="ce2" office:value-type="date" office:date-value="2018-11-27">
            <text:p>2018-11-27 00:00:00</text:p>
          </table:table-cell>
          <table:table-cell table:number-columns-repeated="1015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5866">
            <text:p>5866</text:p>
          </table:table-cell>
          <table:table-cell office:value-type="float" office:value="208479.21">
            <text:p>208479,21</text:p>
          </table:table-cell>
          <table:table-cell office:value-type="float" office:value="9855.26">
            <text:p>9855,26</text:p>
          </table:table-cell>
          <table:table-cell office:value-type="float" office:value="152657.88">
            <text:p>152657,88</text:p>
          </table:table-cell>
          <table:table-cell office:value-type="float" office:value="15721.26">
            <text:p>15721,26</text:p>
          </table:table-cell>
          <table:table-cell office:value-type="float" office:value="361137.09">
            <text:p>361137,09</text:p>
          </table:table-cell>
          <table:table-cell/>
          <table:table-cell table:style-name="ce2" office:value-type="date" office:date-value="2018-11-28">
            <text:p>2018-11-28 00:00:00</text:p>
          </table:table-cell>
          <table:table-cell table:number-columns-repeated="1015"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5893">
            <text:p>5893</text:p>
          </table:table-cell>
          <table:table-cell office:value-type="float" office:value="212157.72">
            <text:p>212157,72</text:p>
          </table:table-cell>
          <table:table-cell office:value-type="float" office:value="10207.35">
            <text:p>10207,35</text:p>
          </table:table-cell>
          <table:table-cell office:value-type="float" office:value="162229.1">
            <text:p>162229,1</text:p>
          </table:table-cell>
          <table:table-cell office:value-type="float" office:value="16100.35">
            <text:p>16100,35</text:p>
          </table:table-cell>
          <table:table-cell office:value-type="float" office:value="374386.82">
            <text:p>374386,82</text:p>
          </table:table-cell>
          <table:table-cell/>
          <table:table-cell table:style-name="ce2" office:value-type="date" office:date-value="2018-11-29">
            <text:p>2018-11-29 00:00:00</text:p>
          </table:table-cell>
          <table:table-cell table:number-columns-repeated="1015"/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8036">
            <text:p>8036</text:p>
          </table:table-cell>
          <table:table-cell office:value-type="float" office:value="270256.07">
            <text:p>270256,07</text:p>
          </table:table-cell>
          <table:table-cell office:value-type="float" office:value="12080.17">
            <text:p>12080,17</text:p>
          </table:table-cell>
          <table:table-cell office:value-type="float" office:value="192040.51">
            <text:p>192040,51</text:p>
          </table:table-cell>
          <table:table-cell office:value-type="float" office:value="20116.17">
            <text:p>20116,17</text:p>
          </table:table-cell>
          <table:table-cell office:value-type="float" office:value="462296.58">
            <text:p>462296,58</text:p>
          </table:table-cell>
          <table:table-cell/>
          <table:table-cell table:style-name="ce2" office:value-type="date" office:date-value="2018-11-30">
            <text:p>2018-11-30 00:00:00</text:p>
          </table:table-cell>
          <table:table-cell table:number-columns-repeated="1015"/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9006">
            <text:p>9006</text:p>
          </table:table-cell>
          <table:table-cell office:value-type="float" office:value="294626.69">
            <text:p>294626,69</text:p>
          </table:table-cell>
          <table:table-cell office:value-type="float" office:value="9357.27">
            <text:p>9357,27</text:p>
          </table:table-cell>
          <table:table-cell office:value-type="float" office:value="158806.3">
            <text:p>158806,3</text:p>
          </table:table-cell>
          <table:table-cell office:value-type="float" office:value="18363.27">
            <text:p>18363,27</text:p>
          </table:table-cell>
          <table:table-cell office:value-type="float" office:value="453432.99">
            <text:p>453432,99</text:p>
          </table:table-cell>
          <table:table-cell/>
          <table:table-cell table:style-name="ce2" office:value-type="date" office:date-value="2018-12-01">
            <text:p>2018-12-01 00:00:00</text:p>
          </table:table-cell>
          <table:table-cell table:number-columns-repeated="1015"/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8466">
            <text:p>8466</text:p>
          </table:table-cell>
          <table:table-cell office:value-type="float" office:value="238577.64">
            <text:p>238577,64</text:p>
          </table:table-cell>
          <table:table-cell office:value-type="float" office:value="9129.43">
            <text:p>9129,43</text:p>
          </table:table-cell>
          <table:table-cell office:value-type="float" office:value="138319.43">
            <text:p>138319,43</text:p>
          </table:table-cell>
          <table:table-cell office:value-type="float" office:value="17595.43">
            <text:p>17595,43</text:p>
          </table:table-cell>
          <table:table-cell office:value-type="float" office:value="376897.07">
            <text:p>376897,07</text:p>
          </table:table-cell>
          <table:table-cell/>
          <table:table-cell table:style-name="ce2" office:value-type="date" office:date-value="2018-12-02">
            <text:p>2018-12-02 00:00:00</text:p>
          </table:table-cell>
          <table:table-cell table:number-columns-repeated="1015"/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6056">
            <text:p>6056</text:p>
          </table:table-cell>
          <table:table-cell office:value-type="float" office:value="176428.27">
            <text:p>176428,27</text:p>
          </table:table-cell>
          <table:table-cell office:value-type="float" office:value="9917.74">
            <text:p>9917,74</text:p>
          </table:table-cell>
          <table:table-cell office:value-type="float" office:value="130420.08">
            <text:p>130420,08</text:p>
          </table:table-cell>
          <table:table-cell office:value-type="float" office:value="15973.74">
            <text:p>15973,74</text:p>
          </table:table-cell>
          <table:table-cell office:value-type="float" office:value="306848.35">
            <text:p>306848,35</text:p>
          </table:table-cell>
          <table:table-cell/>
          <table:table-cell table:style-name="ce2" office:value-type="date" office:date-value="2018-12-03">
            <text:p>2018-12-03 00:00:00</text:p>
          </table:table-cell>
          <table:table-cell table:number-columns-repeated="1015"/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6699">
            <text:p>6699</text:p>
          </table:table-cell>
          <table:table-cell office:value-type="float" office:value="184872.04">
            <text:p>184872,04</text:p>
          </table:table-cell>
          <table:table-cell office:value-type="float" office:value="8257.97">
            <text:p>8257,97</text:p>
          </table:table-cell>
          <table:table-cell office:value-type="float" office:value="110030.43">
            <text:p>110030,43</text:p>
          </table:table-cell>
          <table:table-cell office:value-type="float" office:value="14956.97">
            <text:p>14956,97</text:p>
          </table:table-cell>
          <table:table-cell office:value-type="float" office:value="294902.47">
            <text:p>294902,47</text:p>
          </table:table-cell>
          <table:table-cell/>
          <table:table-cell table:style-name="ce2" office:value-type="date" office:date-value="2018-12-04">
            <text:p>2018-12-04 00:00:00</text:p>
          </table:table-cell>
          <table:table-cell table:number-columns-repeated="1015"/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6346">
            <text:p>6346</text:p>
          </table:table-cell>
          <table:table-cell office:value-type="float" office:value="193605.77">
            <text:p>193605,77</text:p>
          </table:table-cell>
          <table:table-cell office:value-type="float" office:value="9208.46">
            <text:p>9208,46</text:p>
          </table:table-cell>
          <table:table-cell office:value-type="float" office:value="129357.18">
            <text:p>129357,18</text:p>
          </table:table-cell>
          <table:table-cell office:value-type="float" office:value="15554.46">
            <text:p>15554,46</text:p>
          </table:table-cell>
          <table:table-cell office:value-type="float" office:value="322962.95">
            <text:p>322962,95</text:p>
          </table:table-cell>
          <table:table-cell/>
          <table:table-cell table:style-name="ce2" office:value-type="date" office:date-value="2018-12-05">
            <text:p>2018-12-05 00:00:00</text:p>
          </table:table-cell>
          <table:table-cell table:number-columns-repeated="1015"/>
        </table:table-row>
        <table:table-row table:style-name="ro1">
          <table:table-cell office:value-type="float" office:value="1175">
            <text:p>1175</text:p>
          </table:table-cell>
          <table:table-cell office:value-type="float" office:value="5733">
            <text:p>5733</text:p>
          </table:table-cell>
          <table:table-cell office:value-type="float" office:value="177445.11">
            <text:p>177445,11</text:p>
          </table:table-cell>
          <table:table-cell office:value-type="float" office:value="10988.4">
            <text:p>10988,4</text:p>
          </table:table-cell>
          <table:table-cell office:value-type="float" office:value="162408.95">
            <text:p>162408,95</text:p>
          </table:table-cell>
          <table:table-cell office:value-type="float" office:value="16721.4">
            <text:p>16721,4</text:p>
          </table:table-cell>
          <table:table-cell office:value-type="float" office:value="339854.06">
            <text:p>339854,06</text:p>
          </table:table-cell>
          <table:table-cell/>
          <table:table-cell table:style-name="ce2" office:value-type="date" office:date-value="2018-12-06">
            <text:p>2018-12-06 00:00:00</text:p>
          </table:table-cell>
          <table:table-cell table:number-columns-repeated="1015"/>
        </table:table-row>
        <table:table-row table:style-name="ro1">
          <table:table-cell office:value-type="float" office:value="1555">
            <text:p>1555</text:p>
          </table:table-cell>
          <table:table-cell office:value-type="float" office:value="7707">
            <text:p>7707</text:p>
          </table:table-cell>
          <table:table-cell office:value-type="float" office:value="225020.88">
            <text:p>225020,88</text:p>
          </table:table-cell>
          <table:table-cell office:value-type="float" office:value="14650.47">
            <text:p>14650,47</text:p>
          </table:table-cell>
          <table:table-cell office:value-type="float" office:value="208091.85">
            <text:p>208091,85</text:p>
          </table:table-cell>
          <table:table-cell office:value-type="float" office:value="22357.47">
            <text:p>22357,47</text:p>
          </table:table-cell>
          <table:table-cell office:value-type="float" office:value="433112.73">
            <text:p>433112,73</text:p>
          </table:table-cell>
          <table:table-cell/>
          <table:table-cell table:style-name="ce2" office:value-type="date" office:date-value="2018-12-07">
            <text:p>2018-12-07 00:00:00</text:p>
          </table:table-cell>
          <table:table-cell table:number-columns-repeated="1015"/>
        </table:table-row>
        <table:table-row table:style-name="ro1">
          <table:table-cell office:value-type="float" office:value="1476">
            <text:p>1476</text:p>
          </table:table-cell>
          <table:table-cell office:value-type="float" office:value="8033">
            <text:p>8033</text:p>
          </table:table-cell>
          <table:table-cell office:value-type="float" office:value="228608.17">
            <text:p>228608,17</text:p>
          </table:table-cell>
          <table:table-cell office:value-type="float" office:value="12496.65">
            <text:p>12496,65</text:p>
          </table:table-cell>
          <table:table-cell office:value-type="float" office:value="183082.2">
            <text:p>183082,2</text:p>
          </table:table-cell>
          <table:table-cell office:value-type="float" office:value="20529.65">
            <text:p>20529,65</text:p>
          </table:table-cell>
          <table:table-cell office:value-type="float" office:value="411690.37">
            <text:p>411690,37</text:p>
          </table:table-cell>
          <table:table-cell/>
          <table:table-cell table:style-name="ce2" office:value-type="date" office:date-value="2018-12-08">
            <text:p>2018-12-08 00:00:00</text:p>
          </table:table-cell>
          <table:table-cell table:number-columns-repeated="1015"/>
        </table:table-row>
        <table:table-row table:style-name="ro1">
          <table:table-cell office:value-type="float" office:value="1457">
            <text:p>1457</text:p>
          </table:table-cell>
          <table:table-cell office:value-type="float" office:value="6330">
            <text:p>6330</text:p>
          </table:table-cell>
          <table:table-cell office:value-type="float" office:value="175386.75">
            <text:p>175386,75</text:p>
          </table:table-cell>
          <table:table-cell office:value-type="float" office:value="10431.58">
            <text:p>10431,58</text:p>
          </table:table-cell>
          <table:table-cell office:value-type="float" office:value="158935.79">
            <text:p>158935,79</text:p>
          </table:table-cell>
          <table:table-cell office:value-type="float" office:value="16761.58">
            <text:p>16761,58</text:p>
          </table:table-cell>
          <table:table-cell office:value-type="float" office:value="334322.54">
            <text:p>334322,54</text:p>
          </table:table-cell>
          <table:table-cell/>
          <table:table-cell table:style-name="ce2" office:value-type="date" office:date-value="2018-12-09">
            <text:p>2018-12-09 00:00:00</text:p>
          </table:table-cell>
          <table:table-cell table:number-columns-repeated="1015"/>
        </table:table-row>
        <table:table-row table:style-name="ro1">
          <table:table-cell office:value-type="float" office:value="1542">
            <text:p>1542</text:p>
          </table:table-cell>
          <table:table-cell office:value-type="float" office:value="5611">
            <text:p>5611</text:p>
          </table:table-cell>
          <table:table-cell office:value-type="float" office:value="151512.46">
            <text:p>151512,46</text:p>
          </table:table-cell>
          <table:table-cell office:value-type="float" office:value="9101.1">
            <text:p>9101,1</text:p>
          </table:table-cell>
          <table:table-cell office:value-type="float" office:value="138959.05">
            <text:p>138959,05</text:p>
          </table:table-cell>
          <table:table-cell office:value-type="float" office:value="14712.1">
            <text:p>14712,1</text:p>
          </table:table-cell>
          <table:table-cell office:value-type="float" office:value="290471.51">
            <text:p>290471,51</text:p>
          </table:table-cell>
          <table:table-cell/>
          <table:table-cell table:style-name="ce2" office:value-type="date" office:date-value="2018-12-10">
            <text:p>2018-12-10 00:00:00</text:p>
          </table:table-cell>
          <table:table-cell table:number-columns-repeated="1015"/>
        </table:table-row>
        <table:table-row table:style-name="ro1">
          <table:table-cell office:value-type="float" office:value="1494">
            <text:p>1494</text:p>
          </table:table-cell>
          <table:table-cell office:value-type="float" office:value="5590">
            <text:p>5590</text:p>
          </table:table-cell>
          <table:table-cell office:value-type="float" office:value="161453.72">
            <text:p>161453,72</text:p>
          </table:table-cell>
          <table:table-cell office:value-type="float" office:value="9882.51">
            <text:p>9882,51</text:p>
          </table:table-cell>
          <table:table-cell office:value-type="float" office:value="157110.36">
            <text:p>157110,36</text:p>
          </table:table-cell>
          <table:table-cell office:value-type="float" office:value="15472.51">
            <text:p>15472,51</text:p>
          </table:table-cell>
          <table:table-cell office:value-type="float" office:value="318564.08">
            <text:p>318564,08</text:p>
          </table:table-cell>
          <table:table-cell/>
          <table:table-cell table:style-name="ce2" office:value-type="date" office:date-value="2018-12-11">
            <text:p>2018-12-11 00:00:00</text:p>
          </table:table-cell>
          <table:table-cell table:number-columns-repeated="1015"/>
        </table:table-row>
        <table:table-row table:style-name="ro1">
          <table:table-cell office:value-type="float" office:value="1566">
            <text:p>1566</text:p>
          </table:table-cell>
          <table:table-cell office:value-type="float" office:value="5072">
            <text:p>5072</text:p>
          </table:table-cell>
          <table:table-cell office:value-type="float" office:value="174525.74">
            <text:p>174525,74</text:p>
          </table:table-cell>
          <table:table-cell office:value-type="float" office:value="8830.03">
            <text:p>8830,03</text:p>
          </table:table-cell>
          <table:table-cell office:value-type="float" office:value="142051.48">
            <text:p>142051,48</text:p>
          </table:table-cell>
          <table:table-cell office:value-type="float" office:value="13902.03">
            <text:p>13902,03</text:p>
          </table:table-cell>
          <table:table-cell office:value-type="float" office:value="316577.22">
            <text:p>316577,22</text:p>
          </table:table-cell>
          <table:table-cell/>
          <table:table-cell table:style-name="ce2" office:value-type="date" office:date-value="2018-12-12">
            <text:p>2018-12-12 00:00:00</text:p>
          </table:table-cell>
          <table:table-cell table:number-columns-repeated="1015"/>
        </table:table-row>
        <table:table-row table:style-name="ro1">
          <table:table-cell office:value-type="float" office:value="1911">
            <text:p>1911</text:p>
          </table:table-cell>
          <table:table-cell office:value-type="float" office:value="6708">
            <text:p>6708</text:p>
          </table:table-cell>
          <table:table-cell office:value-type="float" office:value="188939.1">
            <text:p>188939,1</text:p>
          </table:table-cell>
          <table:table-cell office:value-type="float" office:value="9000.34">
            <text:p>9000,34</text:p>
          </table:table-cell>
          <table:table-cell office:value-type="float" office:value="143306.09">
            <text:p>143306,09</text:p>
          </table:table-cell>
          <table:table-cell office:value-type="float" office:value="15708.34">
            <text:p>15708,34</text:p>
          </table:table-cell>
          <table:table-cell office:value-type="float" office:value="332245.19">
            <text:p>332245,19</text:p>
          </table:table-cell>
          <table:table-cell/>
          <table:table-cell table:style-name="ce2" office:value-type="date" office:date-value="2018-12-13">
            <text:p>2018-12-13 00:00:00</text:p>
          </table:table-cell>
          <table:table-cell table:number-columns-repeated="1015"/>
        </table:table-row>
        <table:table-row table:style-name="ro1">
          <table:table-cell office:value-type="float" office:value="2161">
            <text:p>2161</text:p>
          </table:table-cell>
          <table:table-cell office:value-type="float" office:value="6609">
            <text:p>6609</text:p>
          </table:table-cell>
          <table:table-cell office:value-type="float" office:value="208832.88">
            <text:p>208832,88</text:p>
          </table:table-cell>
          <table:table-cell office:value-type="float" office:value="10673.5">
            <text:p>10673,5</text:p>
          </table:table-cell>
          <table:table-cell office:value-type="float" office:value="167918.39">
            <text:p>167918,39</text:p>
          </table:table-cell>
          <table:table-cell office:value-type="float" office:value="17282.5">
            <text:p>17282,5</text:p>
          </table:table-cell>
          <table:table-cell office:value-type="float" office:value="376751.27">
            <text:p>376751,27</text:p>
          </table:table-cell>
          <table:table-cell/>
          <table:table-cell table:style-name="ce2" office:value-type="date" office:date-value="2018-12-14">
            <text:p>2018-12-14 00:00:00</text:p>
          </table:table-cell>
          <table:table-cell table:number-columns-repeated="1015"/>
        </table:table-row>
        <table:table-row table:style-name="ro1">
          <table:table-cell office:value-type="float" office:value="2274">
            <text:p>2274</text:p>
          </table:table-cell>
          <table:table-cell office:value-type="float" office:value="7628">
            <text:p>7628</text:p>
          </table:table-cell>
          <table:table-cell office:value-type="float" office:value="251362.48">
            <text:p>251362,48</text:p>
          </table:table-cell>
          <table:table-cell office:value-type="float" office:value="12880.73">
            <text:p>12880,73</text:p>
          </table:table-cell>
          <table:table-cell office:value-type="float" office:value="196529.57">
            <text:p>196529,57</text:p>
          </table:table-cell>
          <table:table-cell office:value-type="float" office:value="20508.73">
            <text:p>20508,73</text:p>
          </table:table-cell>
          <table:table-cell office:value-type="float" office:value="447892.05">
            <text:p>447892,05</text:p>
          </table:table-cell>
          <table:table-cell/>
          <table:table-cell table:style-name="ce2" office:value-type="date" office:date-value="2018-12-15">
            <text:p>2018-12-15 00:00:00</text:p>
          </table:table-cell>
          <table:table-cell table:number-columns-repeated="1015"/>
        </table:table-row>
        <table:table-row table:style-name="ro1">
          <table:table-cell office:value-type="float" office:value="2070">
            <text:p>2070</text:p>
          </table:table-cell>
          <table:table-cell office:value-type="float" office:value="6237">
            <text:p>6237</text:p>
          </table:table-cell>
          <table:table-cell office:value-type="float" office:value="210534.01">
            <text:p>210534,01</text:p>
          </table:table-cell>
          <table:table-cell office:value-type="float" office:value="11146.25">
            <text:p>11146,25</text:p>
          </table:table-cell>
          <table:table-cell office:value-type="float" office:value="174636.16">
            <text:p>174636,16</text:p>
          </table:table-cell>
          <table:table-cell office:value-type="float" office:value="17383.25">
            <text:p>17383,25</text:p>
          </table:table-cell>
          <table:table-cell office:value-type="float" office:value="385170.17">
            <text:p>385170,17</text:p>
          </table:table-cell>
          <table:table-cell/>
          <table:table-cell table:style-name="ce2" office:value-type="date" office:date-value="2018-12-16">
            <text:p>2018-12-16 00:00:00</text:p>
          </table:table-cell>
          <table:table-cell table:number-columns-repeated="1015"/>
        </table:table-row>
        <table:table-row table:style-name="ro1">
          <table:table-cell office:value-type="float" office:value="2155">
            <text:p>2155</text:p>
          </table:table-cell>
          <table:table-cell office:value-type="float" office:value="4465">
            <text:p>4465</text:p>
          </table:table-cell>
          <table:table-cell office:value-type="float" office:value="195305.27">
            <text:p>195305,27</text:p>
          </table:table-cell>
          <table:table-cell office:value-type="float" office:value="12308.74">
            <text:p>12308,74</text:p>
          </table:table-cell>
          <table:table-cell office:value-type="float" office:value="171193.58">
            <text:p>171193,58</text:p>
          </table:table-cell>
          <table:table-cell office:value-type="float" office:value="16773.74">
            <text:p>16773,74</text:p>
          </table:table-cell>
          <table:table-cell office:value-type="float" office:value="366498.85">
            <text:p>366498,85</text:p>
          </table:table-cell>
          <table:table-cell/>
          <table:table-cell table:style-name="ce2" office:value-type="date" office:date-value="2018-12-17">
            <text:p>2018-12-17 00:00:00</text:p>
          </table:table-cell>
          <table:table-cell table:number-columns-repeated="1015"/>
        </table:table-row>
        <table:table-row table:style-name="ro1">
          <table:table-cell office:value-type="float" office:value="2058">
            <text:p>2058</text:p>
          </table:table-cell>
          <table:table-cell office:value-type="float" office:value="5261">
            <text:p>5261</text:p>
          </table:table-cell>
          <table:table-cell office:value-type="float" office:value="202967.58">
            <text:p>202967,58</text:p>
          </table:table-cell>
          <table:table-cell office:value-type="float" office:value="11972.95">
            <text:p>11972,95</text:p>
          </table:table-cell>
          <table:table-cell office:value-type="float" office:value="163701.08">
            <text:p>163701,08</text:p>
          </table:table-cell>
          <table:table-cell office:value-type="float" office:value="17233.95">
            <text:p>17233,95</text:p>
          </table:table-cell>
          <table:table-cell office:value-type="float" office:value="366668.66">
            <text:p>366668,66</text:p>
          </table:table-cell>
          <table:table-cell/>
          <table:table-cell table:style-name="ce2" office:value-type="date" office:date-value="2018-12-18">
            <text:p>2018-12-18 00:00:00</text:p>
          </table:table-cell>
          <table:table-cell table:number-columns-repeated="1015"/>
        </table:table-row>
        <table:table-row table:style-name="ro1">
          <table:table-cell office:value-type="float" office:value="2130">
            <text:p>2130</text:p>
          </table:table-cell>
          <table:table-cell office:value-type="float" office:value="5163">
            <text:p>5163</text:p>
          </table:table-cell>
          <table:table-cell office:value-type="float" office:value="217310.75">
            <text:p>217310,75</text:p>
          </table:table-cell>
          <table:table-cell office:value-type="float" office:value="13152.89">
            <text:p>13152,89</text:p>
          </table:table-cell>
          <table:table-cell office:value-type="float" office:value="176843.78">
            <text:p>176843,78</text:p>
          </table:table-cell>
          <table:table-cell office:value-type="float" office:value="18315.89">
            <text:p>18315,89</text:p>
          </table:table-cell>
          <table:table-cell office:value-type="float" office:value="394154.53">
            <text:p>394154,53</text:p>
          </table:table-cell>
          <table:table-cell/>
          <table:table-cell table:style-name="ce2" office:value-type="date" office:date-value="2018-12-19">
            <text:p>2018-12-19 00:00:00</text:p>
          </table:table-cell>
          <table:table-cell table:number-columns-repeated="1015"/>
        </table:table-row>
        <table:table-row table:style-name="ro1">
          <table:table-cell office:value-type="float" office:value="2396">
            <text:p>2396</text:p>
          </table:table-cell>
          <table:table-cell office:value-type="float" office:value="7210">
            <text:p>7210</text:p>
          </table:table-cell>
          <table:table-cell office:value-type="float" office:value="248121.21">
            <text:p>248121,21</text:p>
          </table:table-cell>
          <table:table-cell office:value-type="float" office:value="13183.95">
            <text:p>13183,95</text:p>
          </table:table-cell>
          <table:table-cell office:value-type="float" office:value="178263.32">
            <text:p>178263,32</text:p>
          </table:table-cell>
          <table:table-cell office:value-type="float" office:value="20393.95">
            <text:p>20393,95</text:p>
          </table:table-cell>
          <table:table-cell office:value-type="float" office:value="426384.53">
            <text:p>426384,53</text:p>
          </table:table-cell>
          <table:table-cell/>
          <table:table-cell table:style-name="ce2" office:value-type="date" office:date-value="2018-12-20">
            <text:p>2018-12-20 00:00:00</text:p>
          </table:table-cell>
          <table:table-cell table:number-columns-repeated="1015"/>
        </table:table-row>
        <table:table-row table:style-name="ro1">
          <table:table-cell office:value-type="float" office:value="2883">
            <text:p>2883</text:p>
          </table:table-cell>
          <table:table-cell office:value-type="float" office:value="8225">
            <text:p>8225</text:p>
          </table:table-cell>
          <table:table-cell office:value-type="float" office:value="282800.77">
            <text:p>282800,77</text:p>
          </table:table-cell>
          <table:table-cell office:value-type="float" office:value="12722.99">
            <text:p>12722,99</text:p>
          </table:table-cell>
          <table:table-cell office:value-type="float" office:value="176772.82">
            <text:p>176772,82</text:p>
          </table:table-cell>
          <table:table-cell office:value-type="float" office:value="20947.99">
            <text:p>20947,99</text:p>
          </table:table-cell>
          <table:table-cell office:value-type="float" office:value="459573.59">
            <text:p>459573,59</text:p>
          </table:table-cell>
          <table:table-cell/>
          <table:table-cell table:style-name="ce2" office:value-type="date" office:date-value="2018-12-21">
            <text:p>2018-12-21 00:00:00</text:p>
          </table:table-cell>
          <table:table-cell table:number-columns-repeated="1015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1143">
            <text:p>11143</text:p>
          </table:table-cell>
          <table:table-cell office:value-type="float" office:value="355539.75">
            <text:p>355539,75</text:p>
          </table:table-cell>
          <table:table-cell office:value-type="float" office:value="14120.15">
            <text:p>14120,15</text:p>
          </table:table-cell>
          <table:table-cell office:value-type="float" office:value="222864.68">
            <text:p>222864,68</text:p>
          </table:table-cell>
          <table:table-cell office:value-type="float" office:value="25263.15">
            <text:p>25263,15</text:p>
          </table:table-cell>
          <table:table-cell office:value-type="float" office:value="578404.43">
            <text:p>578404,43</text:p>
          </table:table-cell>
          <table:table-cell/>
          <table:table-cell table:style-name="ce2" office:value-type="date" office:date-value="2018-12-22">
            <text:p>2018-12-22 00:00:00</text:p>
          </table:table-cell>
          <table:table-cell table:number-columns-repeated="1015"/>
        </table:table-row>
        <table:table-row table:style-name="ro1">
          <table:table-cell office:value-type="float" office:value="3117">
            <text:p>3117</text:p>
          </table:table-cell>
          <table:table-cell office:value-type="float" office:value="7615">
            <text:p>7615</text:p>
          </table:table-cell>
          <table:table-cell office:value-type="float" office:value="276427.07">
            <text:p>276427,07</text:p>
          </table:table-cell>
          <table:table-cell office:value-type="float" office:value="14259.2">
            <text:p>14259,2</text:p>
          </table:table-cell>
          <table:table-cell office:value-type="float" office:value="201756.52">
            <text:p>201756,52</text:p>
          </table:table-cell>
          <table:table-cell office:value-type="float" office:value="21874.2">
            <text:p>21874,2</text:p>
          </table:table-cell>
          <table:table-cell office:value-type="float" office:value="478183.59">
            <text:p>478183,59</text:p>
          </table:table-cell>
          <table:table-cell/>
          <table:table-cell table:style-name="ce2" office:value-type="date" office:date-value="2018-12-23">
            <text:p>2018-12-23 00:00:00</text:p>
          </table:table-cell>
          <table:table-cell table:number-columns-repeated="1015"/>
        </table:table-row>
        <table:table-row table:style-name="ro1">
          <table:table-cell office:value-type="float" office:value="2778">
            <text:p>2778</text:p>
          </table:table-cell>
          <table:table-cell office:value-type="float" office:value="4583">
            <text:p>4583</text:p>
          </table:table-cell>
          <table:table-cell office:value-type="float" office:value="175447.91">
            <text:p>175447,91</text:p>
          </table:table-cell>
          <table:table-cell office:value-type="float" office:value="9486.89">
            <text:p>9486,89</text:p>
          </table:table-cell>
          <table:table-cell office:value-type="float" office:value="127028.49">
            <text:p>127028,49</text:p>
          </table:table-cell>
          <table:table-cell office:value-type="float" office:value="14069.89">
            <text:p>14069,89</text:p>
          </table:table-cell>
          <table:table-cell office:value-type="float" office:value="302476.4">
            <text:p>302476,4</text:p>
          </table:table-cell>
          <table:table-cell/>
          <table:table-cell table:style-name="ce2" office:value-type="date" office:date-value="2018-12-24">
            <text:p>2018-12-24 00:00:00</text:p>
          </table:table-cell>
          <table:table-cell table:number-columns-repeated="1015"/>
        </table:table-row>
        <table:table-row table:style-name="ro1">
          <table:table-cell table:number-columns-repeated="7" office:value-type="float" office:value="0">
            <text:p>0</text:p>
          </table:table-cell>
          <table:table-cell/>
          <table:table-cell table:style-name="ce2" office:value-type="date" office:date-value="2018-12-25">
            <text:p>2018-12-25 00:00:00</text:p>
          </table:table-cell>
          <table:table-cell table:number-columns-repeated="1015"/>
        </table:table-row>
        <table:table-row table:style-name="ro1">
          <table:table-cell office:value-type="float" office:value="3333">
            <text:p>3333</text:p>
          </table:table-cell>
          <table:table-cell office:value-type="float" office:value="7625">
            <text:p>7625</text:p>
          </table:table-cell>
          <table:table-cell office:value-type="float" office:value="299275.61">
            <text:p>299275,61</text:p>
          </table:table-cell>
          <table:table-cell office:value-type="float" office:value="17506.85">
            <text:p>17506,85</text:p>
          </table:table-cell>
          <table:table-cell office:value-type="float" office:value="253121.33">
            <text:p>253121,33</text:p>
          </table:table-cell>
          <table:table-cell office:value-type="float" office:value="25131.85">
            <text:p>25131,85</text:p>
          </table:table-cell>
          <table:table-cell office:value-type="float" office:value="552396.94">
            <text:p>552396,94</text:p>
          </table:table-cell>
          <table:table-cell/>
          <table:table-cell table:style-name="ce2" office:value-type="date" office:date-value="2018-12-26">
            <text:p>2018-12-26 00:00:00</text:p>
          </table:table-cell>
          <table:table-cell table:number-columns-repeated="1015"/>
        </table:table-row>
        <table:table-row table:style-name="ro1">
          <table:table-cell office:value-type="float" office:value="3450">
            <text:p>3450</text:p>
          </table:table-cell>
          <table:table-cell office:value-type="float" office:value="7763">
            <text:p>7763</text:p>
          </table:table-cell>
          <table:table-cell office:value-type="float" office:value="317838.68">
            <text:p>317838,68</text:p>
          </table:table-cell>
          <table:table-cell office:value-type="float" office:value="18156.67">
            <text:p>18156,67</text:p>
          </table:table-cell>
          <table:table-cell office:value-type="float" office:value="260689.35">
            <text:p>260689,35</text:p>
          </table:table-cell>
          <table:table-cell office:value-type="float" office:value="25919.67">
            <text:p>25919,67</text:p>
          </table:table-cell>
          <table:table-cell office:value-type="float" office:value="578528.03">
            <text:p>578528,03</text:p>
          </table:table-cell>
          <table:table-cell/>
          <table:table-cell table:style-name="ce2" office:value-type="date" office:date-value="2018-12-27">
            <text:p>2018-12-27 00:00:00</text:p>
          </table:table-cell>
          <table:table-cell table:number-columns-repeated="1015"/>
        </table:table-row>
        <table:table-row table:style-name="ro1">
          <table:table-cell office:value-type="float" office:value="3567">
            <text:p>3567</text:p>
          </table:table-cell>
          <table:table-cell office:value-type="float" office:value="7535">
            <text:p>7535</text:p>
          </table:table-cell>
          <table:table-cell office:value-type="float" office:value="312583.61">
            <text:p>312583,61</text:p>
          </table:table-cell>
          <table:table-cell office:value-type="float" office:value="18383.76">
            <text:p>18383,76</text:p>
          </table:table-cell>
          <table:table-cell office:value-type="float" office:value="257710.95">
            <text:p>257710,95</text:p>
          </table:table-cell>
          <table:table-cell office:value-type="float" office:value="25918.76">
            <text:p>25918,76</text:p>
          </table:table-cell>
          <table:table-cell office:value-type="float" office:value="570294.56">
            <text:p>570294,56</text:p>
          </table:table-cell>
          <table:table-cell/>
          <table:table-cell table:style-name="ce2" office:value-type="date" office:date-value="2018-12-28">
            <text:p>2018-12-28 00:00:00</text:p>
          </table:table-cell>
          <table:table-cell table:number-columns-repeated="1015"/>
        </table:table-row>
        <table:table-row table:style-name="ro1">
          <table:table-cell office:value-type="float" office:value="3422">
            <text:p>3422</text:p>
          </table:table-cell>
          <table:table-cell office:value-type="float" office:value="9012">
            <text:p>9012</text:p>
          </table:table-cell>
          <table:table-cell office:value-type="float" office:value="303529.57">
            <text:p>303529,57</text:p>
          </table:table-cell>
          <table:table-cell office:value-type="float" office:value="16607.16">
            <text:p>16607,16</text:p>
          </table:table-cell>
          <table:table-cell office:value-type="float" office:value="237078.1">
            <text:p>237078,1</text:p>
          </table:table-cell>
          <table:table-cell office:value-type="float" office:value="25619.16">
            <text:p>25619,16</text:p>
          </table:table-cell>
          <table:table-cell office:value-type="float" office:value="540607.67">
            <text:p>540607,67</text:p>
          </table:table-cell>
          <table:table-cell/>
          <table:table-cell table:style-name="ce2" office:value-type="date" office:date-value="2018-12-29">
            <text:p>2018-12-29 00:00:00</text:p>
          </table:table-cell>
          <table:table-cell table:number-columns-repeated="1015"/>
        </table:table-row>
        <table:table-row table:style-name="ro1">
          <table:table-cell office:value-type="float" office:value="3295">
            <text:p>3295</text:p>
          </table:table-cell>
          <table:table-cell office:value-type="float" office:value="6623">
            <text:p>6623</text:p>
          </table:table-cell>
          <table:table-cell office:value-type="float" office:value="248378.63">
            <text:p>248378,63</text:p>
          </table:table-cell>
          <table:table-cell office:value-type="float" office:value="15964.19">
            <text:p>15964,19</text:p>
          </table:table-cell>
          <table:table-cell office:value-type="float" office:value="224903.98">
            <text:p>224903,98</text:p>
          </table:table-cell>
          <table:table-cell office:value-type="float" office:value="22587.19">
            <text:p>22587,19</text:p>
          </table:table-cell>
          <table:table-cell office:value-type="float" office:value="473282.61">
            <text:p>473282,61</text:p>
          </table:table-cell>
          <table:table-cell/>
          <table:table-cell table:style-name="ce2" office:value-type="date" office:date-value="2018-12-30">
            <text:p>2018-12-30 00:00:00</text:p>
          </table:table-cell>
          <table:table-cell table:number-columns-repeated="1015"/>
        </table:table-row>
        <table:table-row table:style-name="ro1">
          <table:table-cell office:value-type="float" office:value="3894">
            <text:p>3894</text:p>
          </table:table-cell>
          <table:table-cell office:value-type="float" office:value="6195">
            <text:p>6195</text:p>
          </table:table-cell>
          <table:table-cell office:value-type="float" office:value="212924.91">
            <text:p>212924,91</text:p>
          </table:table-cell>
          <table:table-cell office:value-type="float" office:value="12194.81">
            <text:p>12194,81</text:p>
          </table:table-cell>
          <table:table-cell office:value-type="float" office:value="172919.94">
            <text:p>172919,94</text:p>
          </table:table-cell>
          <table:table-cell office:value-type="float" office:value="18389.81">
            <text:p>18389,81</text:p>
          </table:table-cell>
          <table:table-cell office:value-type="float" office:value="385844.85">
            <text:p>385844,85</text:p>
          </table:table-cell>
          <table:table-cell/>
          <table:table-cell table:style-name="ce2" office:value-type="date" office:date-value="2018-12-31">
            <text:p>2018-12-31 00:00:00</text:p>
          </table:table-cell>
          <table:table-cell table:number-columns-repeated="1015"/>
        </table:table-row>
        <table:table-row table:style-name="ro1">
          <table:table-cell office:value-type="float" office:value="2863">
            <text:p>2863</text:p>
          </table:table-cell>
          <table:table-cell office:value-type="float" office:value="3200">
            <text:p>3200</text:p>
          </table:table-cell>
          <table:table-cell office:value-type="float" office:value="105845.09">
            <text:p>105845,09</text:p>
          </table:table-cell>
          <table:table-cell office:value-type="float" office:value="5131.14">
            <text:p>5131,14</text:p>
          </table:table-cell>
          <table:table-cell office:value-type="float" office:value="65478.59">
            <text:p>65478,59</text:p>
          </table:table-cell>
          <table:table-cell office:value-type="float" office:value="8331.14">
            <text:p>8331,14</text:p>
          </table:table-cell>
          <table:table-cell office:value-type="float" office:value="171323.68">
            <text:p>171323,68</text:p>
          </table:table-cell>
          <table:table-cell/>
          <table:table-cell table:style-name="ce2" office:value-type="date" office:date-value="2019-01-01">
            <text:p>2019-01-01 00:00:00</text:p>
          </table:table-cell>
          <table:table-cell table:number-columns-repeated="1015"/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6567">
            <text:p>6567</text:p>
          </table:table-cell>
          <table:table-cell office:value-type="float" office:value="228743.4">
            <text:p>228743,4</text:p>
          </table:table-cell>
          <table:table-cell office:value-type="float" office:value="13074.09">
            <text:p>13074,09</text:p>
          </table:table-cell>
          <table:table-cell office:value-type="float" office:value="182131.89">
            <text:p>182131,89</text:p>
          </table:table-cell>
          <table:table-cell office:value-type="float" office:value="19641.09">
            <text:p>19641,09</text:p>
          </table:table-cell>
          <table:table-cell office:value-type="float" office:value="410875.29">
            <text:p>410875,29</text:p>
          </table:table-cell>
          <table:table-cell/>
          <table:table-cell table:style-name="ce2" office:value-type="date" office:date-value="2019-01-02">
            <text:p>2019-01-02 00:00:00</text:p>
          </table:table-cell>
          <table:table-cell table:number-columns-repeated="1015"/>
        </table:table-row>
        <table:table-row table:style-name="ro1">
          <table:table-cell office:value-type="float" office:value="3908">
            <text:p>3908</text:p>
          </table:table-cell>
          <table:table-cell office:value-type="float" office:value="4984">
            <text:p>4984</text:p>
          </table:table-cell>
          <table:table-cell office:value-type="float" office:value="204300.63">
            <text:p>204300,63</text:p>
          </table:table-cell>
          <table:table-cell office:value-type="float" office:value="14779.24">
            <text:p>14779,24</text:p>
          </table:table-cell>
          <table:table-cell office:value-type="float" office:value="201804">
            <text:p>201804</text:p>
          </table:table-cell>
          <table:table-cell office:value-type="float" office:value="19763.24">
            <text:p>19763,24</text:p>
          </table:table-cell>
          <table:table-cell office:value-type="float" office:value="406104.63">
            <text:p>406104,63</text:p>
          </table:table-cell>
          <table:table-cell/>
          <table:table-cell table:style-name="ce2" office:value-type="date" office:date-value="2019-01-03">
            <text:p>2019-01-03 00:00:00</text:p>
          </table:table-cell>
          <table:table-cell table:number-columns-repeated="1015"/>
        </table:table-row>
        <table:table-row table:style-name="ro1">
          <table:table-cell office:value-type="float" office:value="4008">
            <text:p>4008</text:p>
          </table:table-cell>
          <table:table-cell office:value-type="float" office:value="5140">
            <text:p>5140</text:p>
          </table:table-cell>
          <table:table-cell office:value-type="float" office:value="241254.2">
            <text:p>241254,2</text:p>
          </table:table-cell>
          <table:table-cell office:value-type="float" office:value="17011.02">
            <text:p>17011,02</text:p>
          </table:table-cell>
          <table:table-cell office:value-type="float" office:value="237330.93">
            <text:p>237330,93</text:p>
          </table:table-cell>
          <table:table-cell office:value-type="float" office:value="22151.02">
            <text:p>22151,02</text:p>
          </table:table-cell>
          <table:table-cell office:value-type="float" office:value="478585.13">
            <text:p>478585,13</text:p>
          </table:table-cell>
          <table:table-cell/>
          <table:table-cell table:style-name="ce2" office:value-type="date" office:date-value="2019-01-04">
            <text:p>2019-01-04 00:00:00</text:p>
          </table:table-cell>
          <table:table-cell table:number-columns-repeated="1015"/>
        </table:table-row>
        <table:table-row table:style-name="ro1">
          <table:table-cell office:value-type="float" office:value="4370">
            <text:p>4370</text:p>
          </table:table-cell>
          <table:table-cell office:value-type="float" office:value="7641">
            <text:p>7641</text:p>
          </table:table-cell>
          <table:table-cell office:value-type="float" office:value="281783.31">
            <text:p>281783,31</text:p>
          </table:table-cell>
          <table:table-cell office:value-type="float" office:value="17109.79">
            <text:p>17109,79</text:p>
          </table:table-cell>
          <table:table-cell office:value-type="float" office:value="242905.93">
            <text:p>242905,93</text:p>
          </table:table-cell>
          <table:table-cell office:value-type="float" office:value="24750.79">
            <text:p>24750,79</text:p>
          </table:table-cell>
          <table:table-cell office:value-type="float" office:value="524689.24">
            <text:p>524689,24</text:p>
          </table:table-cell>
          <table:table-cell/>
          <table:table-cell table:style-name="ce2" office:value-type="date" office:date-value="2019-01-05">
            <text:p>2019-01-05 00:00:00</text:p>
          </table:table-cell>
          <table:table-cell table:number-columns-repeated="1015"/>
        </table:table-row>
        <table:table-row table:style-name="ro1">
          <table:table-cell office:value-type="float" office:value="4483">
            <text:p>4483</text:p>
          </table:table-cell>
          <table:table-cell office:value-type="float" office:value="5802">
            <text:p>5802</text:p>
          </table:table-cell>
          <table:table-cell office:value-type="float" office:value="214430.07">
            <text:p>214430,07</text:p>
          </table:table-cell>
          <table:table-cell office:value-type="float" office:value="13991.39">
            <text:p>13991,39</text:p>
          </table:table-cell>
          <table:table-cell office:value-type="float" office:value="198957.51">
            <text:p>198957,51</text:p>
          </table:table-cell>
          <table:table-cell office:value-type="float" office:value="19793.39">
            <text:p>19793,39</text:p>
          </table:table-cell>
          <table:table-cell office:value-type="float" office:value="413387.58">
            <text:p>413387,58</text:p>
          </table:table-cell>
          <table:table-cell/>
          <table:table-cell table:style-name="ce2" office:value-type="date" office:date-value="2019-01-06">
            <text:p>2019-01-06 00:00:00</text:p>
          </table:table-cell>
          <table:table-cell table:number-columns-repeated="1015"/>
        </table:table-row>
        <table:table-row table:style-name="ro1">
          <table:table-cell office:value-type="float" office:value="4320">
            <text:p>4320</text:p>
          </table:table-cell>
          <table:table-cell office:value-type="float" office:value="4693">
            <text:p>4693</text:p>
          </table:table-cell>
          <table:table-cell office:value-type="float" office:value="187095.04">
            <text:p>187095,04</text:p>
          </table:table-cell>
          <table:table-cell office:value-type="float" office:value="12661.48">
            <text:p>12661,48</text:p>
          </table:table-cell>
          <table:table-cell office:value-type="float" office:value="179892.55">
            <text:p>179892,55</text:p>
          </table:table-cell>
          <table:table-cell office:value-type="float" office:value="17354.48">
            <text:p>17354,48</text:p>
          </table:table-cell>
          <table:table-cell office:value-type="float" office:value="366987.59">
            <text:p>366987,59</text:p>
          </table:table-cell>
          <table:table-cell/>
          <table:table-cell table:style-name="ce2" office:value-type="date" office:date-value="2019-01-07">
            <text:p>2019-01-07 00:00:00</text:p>
          </table:table-cell>
          <table:table-cell table:number-columns-repeated="1015"/>
        </table:table-row>
        <table:table-row table:style-name="ro1">
          <table:table-cell office:value-type="float" office:value="4761">
            <text:p>4761</text:p>
          </table:table-cell>
          <table:table-cell office:value-type="float" office:value="5042">
            <text:p>5042</text:p>
          </table:table-cell>
          <table:table-cell office:value-type="float" office:value="192552.72">
            <text:p>192552,72</text:p>
          </table:table-cell>
          <table:table-cell office:value-type="float" office:value="10849.54">
            <text:p>10849,54</text:p>
          </table:table-cell>
          <table:table-cell office:value-type="float" office:value="153919.91">
            <text:p>153919,91</text:p>
          </table:table-cell>
          <table:table-cell office:value-type="float" office:value="15891.54">
            <text:p>15891,54</text:p>
          </table:table-cell>
          <table:table-cell office:value-type="float" office:value="346472.63">
            <text:p>346472,63</text:p>
          </table:table-cell>
          <table:table-cell/>
          <table:table-cell table:style-name="ce2" office:value-type="date" office:date-value="2019-01-08">
            <text:p>2019-01-08 00:00:00</text:p>
          </table:table-cell>
          <table:table-cell table:number-columns-repeated="1015"/>
        </table:table-row>
        <table:table-row table:style-name="ro1">
          <table:table-cell office:value-type="float" office:value="4878">
            <text:p>4878</text:p>
          </table:table-cell>
          <table:table-cell office:value-type="float" office:value="5548">
            <text:p>5548</text:p>
          </table:table-cell>
          <table:table-cell office:value-type="float" office:value="208892.06">
            <text:p>208892,06</text:p>
          </table:table-cell>
          <table:table-cell office:value-type="float" office:value="12671.88">
            <text:p>12671,88</text:p>
          </table:table-cell>
          <table:table-cell office:value-type="float" office:value="174337.95">
            <text:p>174337,95</text:p>
          </table:table-cell>
          <table:table-cell office:value-type="float" office:value="18219.88">
            <text:p>18219,88</text:p>
          </table:table-cell>
          <table:table-cell office:value-type="float" office:value="383230.01">
            <text:p>383230,01</text:p>
          </table:table-cell>
          <table:table-cell/>
          <table:table-cell table:style-name="ce2" office:value-type="date" office:date-value="2019-01-09">
            <text:p>2019-01-09 00:00:00</text:p>
          </table:table-cell>
          <table:table-cell table:number-columns-repeated="1015"/>
        </table:table-row>
        <table:table-row table:style-name="ro1">
          <table:table-cell office:value-type="float" office:value="4995">
            <text:p>4995</text:p>
          </table:table-cell>
          <table:table-cell office:value-type="float" office:value="6192">
            <text:p>6192</text:p>
          </table:table-cell>
          <table:table-cell office:value-type="float" office:value="242293.78">
            <text:p>242293,78</text:p>
          </table:table-cell>
          <table:table-cell office:value-type="float" office:value="14591.98">
            <text:p>14591,98</text:p>
          </table:table-cell>
          <table:table-cell office:value-type="float" office:value="201774.94">
            <text:p>201774,94</text:p>
          </table:table-cell>
          <table:table-cell office:value-type="float" office:value="20783.98">
            <text:p>20783,98</text:p>
          </table:table-cell>
          <table:table-cell office:value-type="float" office:value="444068.72">
            <text:p>444068,72</text:p>
          </table:table-cell>
          <table:table-cell/>
          <table:table-cell table:style-name="ce2" office:value-type="date" office:date-value="2019-01-10">
            <text:p>2019-01-10 00:00:00</text:p>
          </table:table-cell>
          <table:table-cell table:number-columns-repeated="1015"/>
        </table:table-row>
        <table:table-row table:style-name="ro1">
          <table:table-cell office:value-type="float" office:value="5412">
            <text:p>5412</text:p>
          </table:table-cell>
          <table:table-cell office:value-type="float" office:value="8341">
            <text:p>8341</text:p>
          </table:table-cell>
          <table:table-cell office:value-type="float" office:value="327226.5">
            <text:p>327226,5</text:p>
          </table:table-cell>
          <table:table-cell office:value-type="float" office:value="20980.83">
            <text:p>20980,83</text:p>
          </table:table-cell>
          <table:table-cell office:value-type="float" office:value="294614.44">
            <text:p>294614,44</text:p>
          </table:table-cell>
          <table:table-cell office:value-type="float" office:value="29321.83">
            <text:p>29321,83</text:p>
          </table:table-cell>
          <table:table-cell office:value-type="float" office:value="621840.94">
            <text:p>621840,94</text:p>
          </table:table-cell>
          <table:table-cell/>
          <table:table-cell table:style-name="ce2" office:value-type="date" office:date-value="2019-01-11">
            <text:p>2019-01-11 00:00:00</text:p>
          </table:table-cell>
          <table:table-cell table:number-columns-repeated="1015"/>
        </table:table-row>
        <table:table-row table:style-name="ro1">
          <table:table-cell office:value-type="float" office:value="5235">
            <text:p>5235</text:p>
          </table:table-cell>
          <table:table-cell office:value-type="float" office:value="8816">
            <text:p>8816</text:p>
          </table:table-cell>
          <table:table-cell office:value-type="float" office:value="348660.5">
            <text:p>348660,5</text:p>
          </table:table-cell>
          <table:table-cell office:value-type="float" office:value="21775.02">
            <text:p>21775,02</text:p>
          </table:table-cell>
          <table:table-cell office:value-type="float" office:value="314740.69">
            <text:p>314740,69</text:p>
          </table:table-cell>
          <table:table-cell office:value-type="float" office:value="30591.02">
            <text:p>30591,02</text:p>
          </table:table-cell>
          <table:table-cell office:value-type="float" office:value="663401.19">
            <text:p>663401,19</text:p>
          </table:table-cell>
          <table:table-cell/>
          <table:table-cell table:style-name="ce2" office:value-type="date" office:date-value="2019-01-12">
            <text:p>2019-01-12 00:00:00</text:p>
          </table:table-cell>
          <table:table-cell table:number-columns-repeated="1015"/>
        </table:table-row>
        <table:table-row table:style-name="ro1">
          <table:table-cell office:value-type="float" office:value="5352">
            <text:p>5352</text:p>
          </table:table-cell>
          <table:table-cell office:value-type="float" office:value="5683">
            <text:p>5683</text:p>
          </table:table-cell>
          <table:table-cell office:value-type="float" office:value="254983.92">
            <text:p>254983,92</text:p>
          </table:table-cell>
          <table:table-cell office:value-type="float" office:value="15514.92">
            <text:p>15514,92</text:p>
          </table:table-cell>
          <table:table-cell office:value-type="float" office:value="226186.76">
            <text:p>226186,76</text:p>
          </table:table-cell>
          <table:table-cell office:value-type="float" office:value="21197.92">
            <text:p>21197,92</text:p>
          </table:table-cell>
          <table:table-cell office:value-type="float" office:value="481170.68">
            <text:p>481170,68</text:p>
          </table:table-cell>
          <table:table-cell/>
          <table:table-cell table:style-name="ce2" office:value-type="date" office:date-value="2019-01-13">
            <text:p>2019-01-13 00:00:00</text:p>
          </table:table-cell>
          <table:table-cell table:number-columns-repeated="1015"/>
        </table:table-row>
        <table:table-row table:style-name="ro1">
          <table:table-cell office:value-type="float" office:value="5788">
            <text:p>5788</text:p>
          </table:table-cell>
          <table:table-cell office:value-type="float" office:value="4643">
            <text:p>4643</text:p>
          </table:table-cell>
          <table:table-cell office:value-type="float" office:value="233330.98">
            <text:p>233330,98</text:p>
          </table:table-cell>
          <table:table-cell office:value-type="float" office:value="15720.37">
            <text:p>15720,37</text:p>
          </table:table-cell>
          <table:table-cell office:value-type="float" office:value="227854.81">
            <text:p>227854,81</text:p>
          </table:table-cell>
          <table:table-cell office:value-type="float" office:value="20363.37">
            <text:p>20363,37</text:p>
          </table:table-cell>
          <table:table-cell office:value-type="float" office:value="461185.79">
            <text:p>461185,79</text:p>
          </table:table-cell>
          <table:table-cell/>
          <table:table-cell table:style-name="ce2" office:value-type="date" office:date-value="2019-01-14">
            <text:p>2019-01-14 00:00:00</text:p>
          </table:table-cell>
          <table:table-cell table:number-columns-repeated="1015"/>
        </table:table-row>
        <table:table-row table:style-name="ro1">
          <table:table-cell office:value-type="float" office:value="5514">
            <text:p>5514</text:p>
          </table:table-cell>
          <table:table-cell office:value-type="float" office:value="5111">
            <text:p>5111</text:p>
          </table:table-cell>
          <table:table-cell office:value-type="float" office:value="238348.05">
            <text:p>238348,05</text:p>
          </table:table-cell>
          <table:table-cell office:value-type="float" office:value="16061.88">
            <text:p>16061,88</text:p>
          </table:table-cell>
          <table:table-cell office:value-type="float" office:value="233156.79">
            <text:p>233156,79</text:p>
          </table:table-cell>
          <table:table-cell office:value-type="float" office:value="21172.88">
            <text:p>21172,88</text:p>
          </table:table-cell>
          <table:table-cell office:value-type="float" office:value="471504.84">
            <text:p>471504,84</text:p>
          </table:table-cell>
          <table:table-cell/>
          <table:table-cell table:style-name="ce2" office:value-type="date" office:date-value="2019-01-15">
            <text:p>2019-01-15 00:00:00</text:p>
          </table:table-cell>
          <table:table-cell table:number-columns-repeated="1015"/>
        </table:table-row>
        <table:table-row table:style-name="ro1">
          <table:table-cell office:value-type="float" office:value="6039">
            <text:p>6039</text:p>
          </table:table-cell>
          <table:table-cell office:value-type="float" office:value="6537">
            <text:p>6537</text:p>
          </table:table-cell>
          <table:table-cell office:value-type="float" office:value="276823.83">
            <text:p>276823,83</text:p>
          </table:table-cell>
          <table:table-cell office:value-type="float" office:value="16512.54">
            <text:p>16512,54</text:p>
          </table:table-cell>
          <table:table-cell office:value-type="float" office:value="233649.53">
            <text:p>233649,53</text:p>
          </table:table-cell>
          <table:table-cell office:value-type="float" office:value="23049.54">
            <text:p>23049,54</text:p>
          </table:table-cell>
          <table:table-cell office:value-type="float" office:value="510473.36">
            <text:p>510473,36</text:p>
          </table:table-cell>
          <table:table-cell/>
          <table:table-cell table:style-name="ce2" office:value-type="date" office:date-value="2019-01-16">
            <text:p>2019-01-16 00:00:00</text:p>
          </table:table-cell>
          <table:table-cell table:number-columns-repeated="1015"/>
        </table:table-row>
        <table:table-row table:style-name="ro1">
          <table:table-cell office:value-type="float" office:value="5748">
            <text:p>5748</text:p>
          </table:table-cell>
          <table:table-cell office:value-type="float" office:value="7377">
            <text:p>7377</text:p>
          </table:table-cell>
          <table:table-cell office:value-type="float" office:value="305138.24">
            <text:p>305138,24</text:p>
          </table:table-cell>
          <table:table-cell office:value-type="float" office:value="18112.69">
            <text:p>18112,69</text:p>
          </table:table-cell>
          <table:table-cell office:value-type="float" office:value="263401.03">
            <text:p>263401,03</text:p>
          </table:table-cell>
          <table:table-cell office:value-type="float" office:value="25489.69">
            <text:p>25489,69</text:p>
          </table:table-cell>
          <table:table-cell office:value-type="float" office:value="568539.27">
            <text:p>568539,27</text:p>
          </table:table-cell>
          <table:table-cell/>
          <table:table-cell table:style-name="ce2" office:value-type="date" office:date-value="2019-01-17">
            <text:p>2019-01-17 00:00:00</text:p>
          </table:table-cell>
          <table:table-cell table:number-columns-repeated="1015"/>
        </table:table-row>
        <table:table-row table:style-name="ro1">
          <table:table-cell office:value-type="float" office:value="5861">
            <text:p>5861</text:p>
          </table:table-cell>
          <table:table-cell office:value-type="float" office:value="9193">
            <text:p>9193</text:p>
          </table:table-cell>
          <table:table-cell office:value-type="float" office:value="365195.09">
            <text:p>365195,09</text:p>
          </table:table-cell>
          <table:table-cell office:value-type="float" office:value="20260.55">
            <text:p>20260,55</text:p>
          </table:table-cell>
          <table:table-cell office:value-type="float" office:value="293311.56">
            <text:p>293311,56</text:p>
          </table:table-cell>
          <table:table-cell office:value-type="float" office:value="29453.55">
            <text:p>29453,55</text:p>
          </table:table-cell>
          <table:table-cell office:value-type="float" office:value="658506.65">
            <text:p>658506,65</text:p>
          </table:table-cell>
          <table:table-cell/>
          <table:table-cell table:style-name="ce2" office:value-type="date" office:date-value="2019-01-18">
            <text:p>2019-01-18 00:00:00</text:p>
          </table:table-cell>
          <table:table-cell table:number-columns-repeated="1015"/>
        </table:table-row>
        <table:table-row table:style-name="ro1">
          <table:table-cell office:value-type="float" office:value="5974">
            <text:p>5974</text:p>
          </table:table-cell>
          <table:table-cell office:value-type="float" office:value="10262">
            <text:p>10262</text:p>
          </table:table-cell>
          <table:table-cell office:value-type="float" office:value="401867.9">
            <text:p>401867,9</text:p>
          </table:table-cell>
          <table:table-cell office:value-type="float" office:value="23574.54">
            <text:p>23574,54</text:p>
          </table:table-cell>
          <table:table-cell office:value-type="float" office:value="338403.55">
            <text:p>338403,55</text:p>
          </table:table-cell>
          <table:table-cell office:value-type="float" office:value="33836.54">
            <text:p>33836,54</text:p>
          </table:table-cell>
          <table:table-cell office:value-type="float" office:value="740271.45">
            <text:p>740271,45</text:p>
          </table:table-cell>
          <table:table-cell/>
          <table:table-cell table:style-name="ce2" office:value-type="date" office:date-value="2019-01-19">
            <text:p>2019-01-19 00:00:00</text:p>
          </table:table-cell>
          <table:table-cell table:number-columns-repeated="1015"/>
        </table:table-row>
        <table:table-row table:style-name="ro1">
          <table:table-cell office:value-type="float" office:value="5365">
            <text:p>5365</text:p>
          </table:table-cell>
          <table:table-cell office:value-type="float" office:value="2445">
            <text:p>2445</text:p>
          </table:table-cell>
          <table:table-cell office:value-type="float" office:value="96444.52">
            <text:p>96444,52</text:p>
          </table:table-cell>
          <table:table-cell office:value-type="float" office:value="6828.86">
            <text:p>6828,86</text:p>
          </table:table-cell>
          <table:table-cell office:value-type="float" office:value="99887.31">
            <text:p>99887,31</text:p>
          </table:table-cell>
          <table:table-cell office:value-type="float" office:value="9273.86">
            <text:p>9273,86</text:p>
          </table:table-cell>
          <table:table-cell office:value-type="float" office:value="196331.83">
            <text:p>196331,83</text:p>
          </table:table-cell>
          <table:table-cell/>
          <table:table-cell table:style-name="ce2" office:value-type="date" office:date-value="2019-01-20">
            <text:p>2019-01-20 00:00:00</text:p>
          </table:table-cell>
          <table:table-cell table:number-columns-repeated="1015"/>
        </table:table-row>
        <table:table-row table:style-name="ro1">
          <table:table-cell office:value-type="float" office:value="6186">
            <text:p>6186</text:p>
          </table:table-cell>
          <table:table-cell office:value-type="float" office:value="6360">
            <text:p>6360</text:p>
          </table:table-cell>
          <table:table-cell office:value-type="float" office:value="255300.66">
            <text:p>255300,66</text:p>
          </table:table-cell>
          <table:table-cell office:value-type="float" office:value="14360.48">
            <text:p>14360,48</text:p>
          </table:table-cell>
          <table:table-cell office:value-type="float" office:value="205261.92">
            <text:p>205261,92</text:p>
          </table:table-cell>
          <table:table-cell office:value-type="float" office:value="20720.48">
            <text:p>20720,48</text:p>
          </table:table-cell>
          <table:table-cell office:value-type="float" office:value="460562.58">
            <text:p>460562,58</text:p>
          </table:table-cell>
          <table:table-cell/>
          <table:table-cell table:style-name="ce2" office:value-type="date" office:date-value="2019-01-21">
            <text:p>2019-01-21 00:00:00</text:p>
          </table:table-cell>
          <table:table-cell table:number-columns-repeated="1015"/>
        </table:table-row>
        <table:table-row table:style-name="ro1">
          <table:table-cell office:value-type="float" office:value="6299">
            <text:p>6299</text:p>
          </table:table-cell>
          <table:table-cell office:value-type="float" office:value="6232">
            <text:p>6232</text:p>
          </table:table-cell>
          <table:table-cell office:value-type="float" office:value="250921.85">
            <text:p>250921,85</text:p>
          </table:table-cell>
          <table:table-cell office:value-type="float" office:value="17083.44">
            <text:p>17083,44</text:p>
          </table:table-cell>
          <table:table-cell office:value-type="float" office:value="245150.6">
            <text:p>245150,6</text:p>
          </table:table-cell>
          <table:table-cell office:value-type="float" office:value="23315.44">
            <text:p>23315,44</text:p>
          </table:table-cell>
          <table:table-cell office:value-type="float" office:value="496072.45">
            <text:p>496072,45</text:p>
          </table:table-cell>
          <table:table-cell/>
          <table:table-cell table:style-name="ce2" office:value-type="date" office:date-value="2019-01-22">
            <text:p>2019-01-22 00:00:00</text:p>
          </table:table-cell>
          <table:table-cell table:number-columns-repeated="1015"/>
        </table:table-row>
        <table:table-row table:style-name="ro1">
          <table:table-cell office:value-type="float" office:value="6032">
            <text:p>6032</text:p>
          </table:table-cell>
          <table:table-cell office:value-type="float" office:value="6806">
            <text:p>6806</text:p>
          </table:table-cell>
          <table:table-cell office:value-type="float" office:value="278193.17">
            <text:p>278193,17</text:p>
          </table:table-cell>
          <table:table-cell office:value-type="float" office:value="19474.51">
            <text:p>19474,51</text:p>
          </table:table-cell>
          <table:table-cell office:value-type="float" office:value="279143.34">
            <text:p>279143,34</text:p>
          </table:table-cell>
          <table:table-cell office:value-type="float" office:value="26280.51">
            <text:p>26280,51</text:p>
          </table:table-cell>
          <table:table-cell office:value-type="float" office:value="557336.51">
            <text:p>557336,51</text:p>
          </table:table-cell>
          <table:table-cell/>
          <table:table-cell table:style-name="ce2" office:value-type="date" office:date-value="2019-01-23">
            <text:p>2019-01-23 00:00:00</text:p>
          </table:table-cell>
          <table:table-cell table:number-columns-repeated="1015"/>
        </table:table-row>
        <table:table-row table:style-name="ro1">
          <table:table-cell office:value-type="float" office:value="6132">
            <text:p>6132</text:p>
          </table:table-cell>
          <table:table-cell office:value-type="float" office:value="6939">
            <text:p>6939</text:p>
          </table:table-cell>
          <table:table-cell office:value-type="float" office:value="267445.58">
            <text:p>267445,58</text:p>
          </table:table-cell>
          <table:table-cell office:value-type="float" office:value="19194.67">
            <text:p>19194,67</text:p>
          </table:table-cell>
          <table:table-cell office:value-type="float" office:value="278574.55">
            <text:p>278574,55</text:p>
          </table:table-cell>
          <table:table-cell office:value-type="float" office:value="26133.67">
            <text:p>26133,67</text:p>
          </table:table-cell>
          <table:table-cell office:value-type="float" office:value="546020.13">
            <text:p>546020,13</text:p>
          </table:table-cell>
          <table:table-cell/>
          <table:table-cell table:style-name="ce2" office:value-type="date" office:date-value="2019-01-24">
            <text:p>2019-01-24 00:00:00</text:p>
          </table:table-cell>
          <table:table-cell table:number-columns-repeated="1015"/>
        </table:table-row>
        <table:table-row table:style-name="ro1">
          <table:table-cell office:value-type="float" office:value="6232">
            <text:p>6232</text:p>
          </table:table-cell>
          <table:table-cell office:value-type="float" office:value="11426">
            <text:p>11426</text:p>
          </table:table-cell>
          <table:table-cell office:value-type="float" office:value="400548.43">
            <text:p>400548,43</text:p>
          </table:table-cell>
          <table:table-cell office:value-type="float" office:value="25382.84">
            <text:p>25382,84</text:p>
          </table:table-cell>
          <table:table-cell office:value-type="float" office:value="365590.61">
            <text:p>365590,61</text:p>
          </table:table-cell>
          <table:table-cell office:value-type="float" office:value="36808.84">
            <text:p>36808,84</text:p>
          </table:table-cell>
          <table:table-cell office:value-type="float" office:value="766139.04">
            <text:p>766139,04</text:p>
          </table:table-cell>
          <table:table-cell/>
          <table:table-cell table:style-name="ce2" office:value-type="date" office:date-value="2019-01-25">
            <text:p>2019-01-25 00:00:00</text:p>
          </table:table-cell>
          <table:table-cell table:number-columns-repeated="1015"/>
        </table:table-row>
        <table:table-row table:style-name="ro1">
          <table:table-cell office:value-type="float" office:value="6825">
            <text:p>6825</text:p>
          </table:table-cell>
          <table:table-cell office:value-type="float" office:value="12924">
            <text:p>12924</text:p>
          </table:table-cell>
          <table:table-cell office:value-type="float" office:value="457885.03">
            <text:p>457885,03</text:p>
          </table:table-cell>
          <table:table-cell office:value-type="float" office:value="26052.95">
            <text:p>26052,95</text:p>
          </table:table-cell>
          <table:table-cell office:value-type="float" office:value="381054.04">
            <text:p>381054,04</text:p>
          </table:table-cell>
          <table:table-cell office:value-type="float" office:value="38976.95">
            <text:p>38976,95</text:p>
          </table:table-cell>
          <table:table-cell office:value-type="float" office:value="838939.07">
            <text:p>838939,07</text:p>
          </table:table-cell>
          <table:table-cell/>
          <table:table-cell table:style-name="ce2" office:value-type="date" office:date-value="2019-01-26">
            <text:p>2019-01-26 00:00:00</text:p>
          </table:table-cell>
          <table:table-cell table:number-columns-repeated="1015"/>
        </table:table-row>
        <table:table-row table:style-name="ro1">
          <table:table-cell office:value-type="float" office:value="7444">
            <text:p>7444</text:p>
          </table:table-cell>
          <table:table-cell office:value-type="float" office:value="9615">
            <text:p>9615</text:p>
          </table:table-cell>
          <table:table-cell office:value-type="float" office:value="352768.24">
            <text:p>352768,24</text:p>
          </table:table-cell>
          <table:table-cell office:value-type="float" office:value="21370.8">
            <text:p>21370,8</text:p>
          </table:table-cell>
          <table:table-cell office:value-type="float" office:value="311257.99">
            <text:p>311257,99</text:p>
          </table:table-cell>
          <table:table-cell office:value-type="float" office:value="30985.8">
            <text:p>30985,8</text:p>
          </table:table-cell>
          <table:table-cell office:value-type="float" office:value="664026.23">
            <text:p>664026,23</text:p>
          </table:table-cell>
          <table:table-cell/>
          <table:table-cell table:style-name="ce2" office:value-type="date" office:date-value="2019-01-27">
            <text:p>2019-01-27 00:00:00</text:p>
          </table:table-cell>
          <table:table-cell table:number-columns-repeated="1015"/>
        </table:table-row>
        <table:table-row table:style-name="ro1">
          <table:table-cell office:value-type="float" office:value="7580">
            <text:p>7580</text:p>
          </table:table-cell>
          <table:table-cell office:value-type="float" office:value="6940">
            <text:p>6940</text:p>
          </table:table-cell>
          <table:table-cell office:value-type="float" office:value="268987.07">
            <text:p>268987,07</text:p>
          </table:table-cell>
          <table:table-cell office:value-type="float" office:value="19758.35">
            <text:p>19758,35</text:p>
          </table:table-cell>
          <table:table-cell office:value-type="float" office:value="281352.04">
            <text:p>281352,04</text:p>
          </table:table-cell>
          <table:table-cell office:value-type="float" office:value="26698.35">
            <text:p>26698,35</text:p>
          </table:table-cell>
          <table:table-cell office:value-type="float" office:value="550339.11">
            <text:p>550339,11</text:p>
          </table:table-cell>
          <table:table-cell/>
          <table:table-cell table:style-name="ce2" office:value-type="date" office:date-value="2019-01-28">
            <text:p>2019-01-28 00:00:00</text:p>
          </table:table-cell>
          <table:table-cell table:number-columns-repeated="1015"/>
        </table:table-row>
        <table:table-row table:style-name="ro1">
          <table:table-cell office:value-type="float" office:value="8132">
            <text:p>8132</text:p>
          </table:table-cell>
          <table:table-cell office:value-type="float" office:value="5474">
            <text:p>5474</text:p>
          </table:table-cell>
          <table:table-cell office:value-type="float" office:value="221389.02">
            <text:p>221389,02</text:p>
          </table:table-cell>
          <table:table-cell office:value-type="float" office:value="16877.8">
            <text:p>16877,8</text:p>
          </table:table-cell>
          <table:table-cell office:value-type="float" office:value="238152.18">
            <text:p>238152,18</text:p>
          </table:table-cell>
          <table:table-cell office:value-type="float" office:value="22351.8">
            <text:p>22351,8</text:p>
          </table:table-cell>
          <table:table-cell office:value-type="float" office:value="459541.2">
            <text:p>459541,2</text:p>
          </table:table-cell>
          <table:table-cell/>
          <table:table-cell table:style-name="ce2" office:value-type="date" office:date-value="2019-01-29">
            <text:p>2019-01-29 00:00:00</text:p>
          </table:table-cell>
          <table:table-cell table:number-columns-repeated="1015"/>
        </table:table-row>
        <table:table-row table:style-name="ro1">
          <table:table-cell office:value-type="float" office:value="7326">
            <text:p>7326</text:p>
          </table:table-cell>
          <table:table-cell office:value-type="float" office:value="5890">
            <text:p>5890</text:p>
          </table:table-cell>
          <table:table-cell office:value-type="float" office:value="221117">
            <text:p>221117</text:p>
          </table:table-cell>
          <table:table-cell office:value-type="float" office:value="15985.19">
            <text:p>15985,19</text:p>
          </table:table-cell>
          <table:table-cell office:value-type="float" office:value="225025.76">
            <text:p>225025,76</text:p>
          </table:table-cell>
          <table:table-cell office:value-type="float" office:value="21875.19">
            <text:p>21875,19</text:p>
          </table:table-cell>
          <table:table-cell office:value-type="float" office:value="446142.76">
            <text:p>446142,76</text:p>
          </table:table-cell>
          <table:table-cell/>
          <table:table-cell table:style-name="ce2" office:value-type="date" office:date-value="2019-01-30">
            <text:p>2019-01-30 00:00:00</text:p>
          </table:table-cell>
          <table:table-cell table:number-columns-repeated="1015"/>
        </table:table-row>
        <table:table-row table:style-name="ro1">
          <table:table-cell office:value-type="float" office:value="7443">
            <text:p>7443</text:p>
          </table:table-cell>
          <table:table-cell office:value-type="float" office:value="8082">
            <text:p>8082</text:p>
          </table:table-cell>
          <table:table-cell office:value-type="float" office:value="295068.46">
            <text:p>295068,46</text:p>
          </table:table-cell>
          <table:table-cell office:value-type="float" office:value="19235.34">
            <text:p>19235,34</text:p>
          </table:table-cell>
          <table:table-cell office:value-type="float" office:value="271856.65">
            <text:p>271856,65</text:p>
          </table:table-cell>
          <table:table-cell office:value-type="float" office:value="27317.34">
            <text:p>27317,34</text:p>
          </table:table-cell>
          <table:table-cell office:value-type="float" office:value="566925.11">
            <text:p>566925,11</text:p>
          </table:table-cell>
          <table:table-cell/>
          <table:table-cell table:style-name="ce2" office:value-type="date" office:date-value="2019-01-31">
            <text:p>2019-01-31 00:00:00</text:p>
          </table:table-cell>
          <table:table-cell table:number-columns-repeated="1015"/>
        </table:table-row>
        <table:table-row table:style-name="ro1">
          <table:table-cell office:value-type="float" office:value="7445">
            <text:p>7445</text:p>
          </table:table-cell>
          <table:table-cell office:value-type="float" office:value="11643">
            <text:p>11643</text:p>
          </table:table-cell>
          <table:table-cell office:value-type="float" office:value="400282.83">
            <text:p>400282,83</text:p>
          </table:table-cell>
          <table:table-cell office:value-type="float" office:value="27054.72">
            <text:p>27054,72</text:p>
          </table:table-cell>
          <table:table-cell office:value-type="float" office:value="390594.19">
            <text:p>390594,19</text:p>
          </table:table-cell>
          <table:table-cell office:value-type="float" office:value="38697.72">
            <text:p>38697,72</text:p>
          </table:table-cell>
          <table:table-cell office:value-type="float" office:value="790877.02">
            <text:p>790877,02</text:p>
          </table:table-cell>
          <table:table-cell/>
          <table:table-cell table:style-name="ce2" office:value-type="date" office:date-value="2019-02-01">
            <text:p>2019-02-01 00:00:00</text:p>
          </table:table-cell>
          <table:table-cell table:number-columns-repeated="1015"/>
        </table:table-row>
        <table:table-row table:style-name="ro1">
          <table:table-cell office:value-type="float" office:value="7558">
            <text:p>7558</text:p>
          </table:table-cell>
          <table:table-cell office:value-type="float" office:value="12946">
            <text:p>12946</text:p>
          </table:table-cell>
          <table:table-cell office:value-type="float" office:value="450325.93">
            <text:p>450325,93</text:p>
          </table:table-cell>
          <table:table-cell office:value-type="float" office:value="29444.58">
            <text:p>29444,58</text:p>
          </table:table-cell>
          <table:table-cell office:value-type="float" office:value="426217.85">
            <text:p>426217,85</text:p>
          </table:table-cell>
          <table:table-cell office:value-type="float" office:value="42390.58">
            <text:p>42390,58</text:p>
          </table:table-cell>
          <table:table-cell office:value-type="float" office:value="876543.78">
            <text:p>876543,78</text:p>
          </table:table-cell>
          <table:table-cell/>
          <table:table-cell table:style-name="ce2" office:value-type="date" office:date-value="2019-02-02">
            <text:p>2019-02-02 00:00:00</text:p>
          </table:table-cell>
          <table:table-cell table:number-columns-repeated="1015"/>
        </table:table-row>
        <table:table-row table:style-name="ro1">
          <table:table-cell office:value-type="float" office:value="7222">
            <text:p>7222</text:p>
          </table:table-cell>
          <table:table-cell office:value-type="float" office:value="8026">
            <text:p>8026</text:p>
          </table:table-cell>
          <table:table-cell office:value-type="float" office:value="302240.98">
            <text:p>302240,98</text:p>
          </table:table-cell>
          <table:table-cell office:value-type="float" office:value="19620.65">
            <text:p>19620,65</text:p>
          </table:table-cell>
          <table:table-cell office:value-type="float" office:value="276030.85">
            <text:p>276030,85</text:p>
          </table:table-cell>
          <table:table-cell office:value-type="float" office:value="27646.65">
            <text:p>27646,65</text:p>
          </table:table-cell>
          <table:table-cell office:value-type="float" office:value="578271.83">
            <text:p>578271,83</text:p>
          </table:table-cell>
          <table:table-cell/>
          <table:table-cell table:style-name="ce2" office:value-type="date" office:date-value="2019-02-03">
            <text:p>2019-02-03 00:00:00</text:p>
          </table:table-cell>
          <table:table-cell table:number-columns-repeated="1015"/>
        </table:table-row>
        <table:table-row table:style-name="ro1">
          <table:table-cell office:value-type="float" office:value="7896">
            <text:p>7896</text:p>
          </table:table-cell>
          <table:table-cell office:value-type="float" office:value="7446">
            <text:p>7446</text:p>
          </table:table-cell>
          <table:table-cell office:value-type="float" office:value="286381.47">
            <text:p>286381,47</text:p>
          </table:table-cell>
          <table:table-cell office:value-type="float" office:value="19201.55">
            <text:p>19201,55</text:p>
          </table:table-cell>
          <table:table-cell office:value-type="float" office:value="270096.67">
            <text:p>270096,67</text:p>
          </table:table-cell>
          <table:table-cell office:value-type="float" office:value="26647.55">
            <text:p>26647,55</text:p>
          </table:table-cell>
          <table:table-cell office:value-type="float" office:value="556478.14">
            <text:p>556478,14</text:p>
          </table:table-cell>
          <table:table-cell/>
          <table:table-cell table:style-name="ce2" office:value-type="date" office:date-value="2019-02-04">
            <text:p>2019-02-04 00:00:00</text:p>
          </table:table-cell>
          <table:table-cell table:number-columns-repeated="1015"/>
        </table:table-row>
        <table:table-row table:style-name="ro1">
          <table:table-cell office:value-type="float" office:value="7552">
            <text:p>7552</text:p>
          </table:table-cell>
          <table:table-cell office:value-type="float" office:value="6910">
            <text:p>6910</text:p>
          </table:table-cell>
          <table:table-cell office:value-type="float" office:value="262985.45">
            <text:p>262985,45</text:p>
          </table:table-cell>
          <table:table-cell office:value-type="float" office:value="18578.62">
            <text:p>18578,62</text:p>
          </table:table-cell>
          <table:table-cell office:value-type="float" office:value="265772.33">
            <text:p>265772,33</text:p>
          </table:table-cell>
          <table:table-cell office:value-type="float" office:value="25488.62">
            <text:p>25488,62</text:p>
          </table:table-cell>
          <table:table-cell office:value-type="float" office:value="528757.78">
            <text:p>528757,78</text:p>
          </table:table-cell>
          <table:table-cell/>
          <table:table-cell table:style-name="ce2" office:value-type="date" office:date-value="2019-02-05">
            <text:p>2019-02-05 00:00:00</text:p>
          </table:table-cell>
          <table:table-cell table:number-columns-repeated="1015"/>
        </table:table-row>
        <table:table-row table:style-name="ro1">
          <table:table-cell office:value-type="float" office:value="8124">
            <text:p>8124</text:p>
          </table:table-cell>
          <table:table-cell office:value-type="float" office:value="7450">
            <text:p>7450</text:p>
          </table:table-cell>
          <table:table-cell office:value-type="float" office:value="267078.44">
            <text:p>267078,44</text:p>
          </table:table-cell>
          <table:table-cell office:value-type="float" office:value="18242.72">
            <text:p>18242,72</text:p>
          </table:table-cell>
          <table:table-cell office:value-type="float" office:value="259623.99">
            <text:p>259623,99</text:p>
          </table:table-cell>
          <table:table-cell office:value-type="float" office:value="25692.72">
            <text:p>25692,72</text:p>
          </table:table-cell>
          <table:table-cell office:value-type="float" office:value="526702.43">
            <text:p>526702,43</text:p>
          </table:table-cell>
          <table:table-cell/>
          <table:table-cell table:style-name="ce2" office:value-type="date" office:date-value="2019-02-06">
            <text:p>2019-02-06 00:00:00</text:p>
          </table:table-cell>
          <table:table-cell table:number-columns-repeated="1015"/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12700">
            <text:p>12700</text:p>
          </table:table-cell>
          <table:table-cell office:value-type="float" office:value="316019.79">
            <text:p>316019,79</text:p>
          </table:table-cell>
          <table:table-cell office:value-type="float" office:value="19319.42">
            <text:p>19319,42</text:p>
          </table:table-cell>
          <table:table-cell office:value-type="float" office:value="275108.19">
            <text:p>275108,19</text:p>
          </table:table-cell>
          <table:table-cell office:value-type="float" office:value="32019.42">
            <text:p>32019,42</text:p>
          </table:table-cell>
          <table:table-cell office:value-type="float" office:value="591127.98">
            <text:p>591127,98</text:p>
          </table:table-cell>
          <table:table-cell/>
          <table:table-cell table:style-name="ce2" office:value-type="date" office:date-value="2019-02-07">
            <text:p>2019-02-07 00:00:00</text:p>
          </table:table-cell>
          <table:table-cell table:number-columns-repeated="1015"/>
        </table:table-row>
        <table:table-row table:style-name="ro1">
          <table:table-cell office:value-type="float" office:value="6648">
            <text:p>6648</text:p>
          </table:table-cell>
          <table:table-cell office:value-type="float" office:value="14328">
            <text:p>14328</text:p>
          </table:table-cell>
          <table:table-cell office:value-type="float" office:value="449153.22">
            <text:p>449153,22</text:p>
          </table:table-cell>
          <table:table-cell office:value-type="float" office:value="23675.51">
            <text:p>23675,51</text:p>
          </table:table-cell>
          <table:table-cell office:value-type="float" office:value="339182.99">
            <text:p>339182,99</text:p>
          </table:table-cell>
          <table:table-cell office:value-type="float" office:value="38003.51">
            <text:p>38003,51</text:p>
          </table:table-cell>
          <table:table-cell office:value-type="float" office:value="788336.21">
            <text:p>788336,21</text:p>
          </table:table-cell>
          <table:table-cell/>
          <table:table-cell table:style-name="ce2" office:value-type="date" office:date-value="2019-02-08">
            <text:p>2019-02-08 00:00:00</text:p>
          </table:table-cell>
          <table:table-cell table:number-columns-repeated="1015"/>
        </table:table-row>
        <table:table-row table:style-name="ro1">
          <table:table-cell office:value-type="float" office:value="6722">
            <text:p>6722</text:p>
          </table:table-cell>
          <table:table-cell office:value-type="float" office:value="13787">
            <text:p>13787</text:p>
          </table:table-cell>
          <table:table-cell office:value-type="float" office:value="503409.67">
            <text:p>503409,67</text:p>
          </table:table-cell>
          <table:table-cell office:value-type="float" office:value="26441.92">
            <text:p>26441,92</text:p>
          </table:table-cell>
          <table:table-cell office:value-type="float" office:value="385188.71">
            <text:p>385188,71</text:p>
          </table:table-cell>
          <table:table-cell office:value-type="float" office:value="40228.92">
            <text:p>40228,92</text:p>
          </table:table-cell>
          <table:table-cell office:value-type="float" office:value="888598.38">
            <text:p>888598,38</text:p>
          </table:table-cell>
          <table:table-cell/>
          <table:table-cell table:style-name="ce2" office:value-type="date" office:date-value="2019-02-09">
            <text:p>2019-02-09 00:00:00</text:p>
          </table:table-cell>
          <table:table-cell table:number-columns-repeated="1015"/>
        </table:table-row>
        <table:table-row table:style-name="ro1">
          <table:table-cell office:value-type="float" office:value="7906">
            <text:p>7906</text:p>
          </table:table-cell>
          <table:table-cell office:value-type="float" office:value="13331">
            <text:p>13331</text:p>
          </table:table-cell>
          <table:table-cell office:value-type="float" office:value="370865.65">
            <text:p>370865,65</text:p>
          </table:table-cell>
          <table:table-cell office:value-type="float" office:value="19777.74">
            <text:p>19777,74</text:p>
          </table:table-cell>
          <table:table-cell office:value-type="float" office:value="290315.75">
            <text:p>290315,75</text:p>
          </table:table-cell>
          <table:table-cell office:value-type="float" office:value="33108.74">
            <text:p>33108,74</text:p>
          </table:table-cell>
          <table:table-cell office:value-type="float" office:value="661181.4">
            <text:p>661181,4</text:p>
          </table:table-cell>
          <table:table-cell/>
          <table:table-cell table:style-name="ce2" office:value-type="date" office:date-value="2019-02-10">
            <text:p>2019-02-10 00:00:00</text:p>
          </table:table-cell>
          <table:table-cell table:number-columns-repeated="1015"/>
        </table:table-row>
        <table:table-row table:style-name="ro1">
          <table:table-cell office:value-type="float" office:value="8006">
            <text:p>8006</text:p>
          </table:table-cell>
          <table:table-cell office:value-type="float" office:value="7762">
            <text:p>7762</text:p>
          </table:table-cell>
          <table:table-cell office:value-type="float" office:value="290751.48">
            <text:p>290751,48</text:p>
          </table:table-cell>
          <table:table-cell office:value-type="float" office:value="19145.29">
            <text:p>19145,29</text:p>
          </table:table-cell>
          <table:table-cell office:value-type="float" office:value="274748.41">
            <text:p>274748,41</text:p>
          </table:table-cell>
          <table:table-cell office:value-type="float" office:value="26907.29">
            <text:p>26907,29</text:p>
          </table:table-cell>
          <table:table-cell office:value-type="float" office:value="565499.89">
            <text:p>565499,89</text:p>
          </table:table-cell>
          <table:table-cell/>
          <table:table-cell table:style-name="ce2" office:value-type="date" office:date-value="2019-02-11">
            <text:p>2019-02-11 00:00:00</text:p>
          </table:table-cell>
          <table:table-cell table:number-columns-repeated="1015"/>
        </table:table-row>
        <table:table-row table:style-name="ro1">
          <table:table-cell office:value-type="float" office:value="8106">
            <text:p>8106</text:p>
          </table:table-cell>
          <table:table-cell office:value-type="float" office:value="4228">
            <text:p>4228</text:p>
          </table:table-cell>
          <table:table-cell office:value-type="float" office:value="166341.57">
            <text:p>166341,57</text:p>
          </table:table-cell>
          <table:table-cell office:value-type="float" office:value="11446.5">
            <text:p>11446,5</text:p>
          </table:table-cell>
          <table:table-cell office:value-type="float" office:value="163623.91">
            <text:p>163623,91</text:p>
          </table:table-cell>
          <table:table-cell office:value-type="float" office:value="15674.5">
            <text:p>15674,5</text:p>
          </table:table-cell>
          <table:table-cell office:value-type="float" office:value="329965.48">
            <text:p>329965,48</text:p>
          </table:table-cell>
          <table:table-cell/>
          <table:table-cell table:style-name="ce2" office:value-type="date" office:date-value="2019-02-12">
            <text:p>2019-02-12 00:00:00</text:p>
          </table:table-cell>
          <table:table-cell table:number-columns-repeated="1015"/>
        </table:table-row>
        <table:table-row table:style-name="ro1">
          <table:table-cell office:value-type="float" office:value="8206">
            <text:p>8206</text:p>
          </table:table-cell>
          <table:table-cell office:value-type="float" office:value="7530">
            <text:p>7530</text:p>
          </table:table-cell>
          <table:table-cell office:value-type="float" office:value="283690.22">
            <text:p>283690,22</text:p>
          </table:table-cell>
          <table:table-cell office:value-type="float" office:value="18395.89">
            <text:p>18395,89</text:p>
          </table:table-cell>
          <table:table-cell office:value-type="float" office:value="264342.28">
            <text:p>264342,28</text:p>
          </table:table-cell>
          <table:table-cell office:value-type="float" office:value="25925.89">
            <text:p>25925,89</text:p>
          </table:table-cell>
          <table:table-cell office:value-type="float" office:value="548032.5">
            <text:p>548032,5</text:p>
          </table:table-cell>
          <table:table-cell/>
          <table:table-cell table:style-name="ce2" office:value-type="date" office:date-value="2019-02-13">
            <text:p>2019-02-13 00:00:00</text:p>
          </table:table-cell>
          <table:table-cell table:number-columns-repeated="1015"/>
        </table:table-row>
        <table:table-row table:style-name="ro1">
          <table:table-cell office:value-type="float" office:value="8306">
            <text:p>8306</text:p>
          </table:table-cell>
          <table:table-cell office:value-type="float" office:value="9053">
            <text:p>9053</text:p>
          </table:table-cell>
          <table:table-cell office:value-type="float" office:value="329957.88">
            <text:p>329957,88</text:p>
          </table:table-cell>
          <table:table-cell office:value-type="float" office:value="21818.68">
            <text:p>21818,68</text:p>
          </table:table-cell>
          <table:table-cell office:value-type="float" office:value="309602.71">
            <text:p>309602,71</text:p>
          </table:table-cell>
          <table:table-cell office:value-type="float" office:value="30871.68">
            <text:p>30871,68</text:p>
          </table:table-cell>
          <table:table-cell office:value-type="float" office:value="639560.59">
            <text:p>639560,59</text:p>
          </table:table-cell>
          <table:table-cell/>
          <table:table-cell table:style-name="ce2" office:value-type="date" office:date-value="2019-02-14">
            <text:p>2019-02-14 00:00:00</text:p>
          </table:table-cell>
          <table:table-cell table:number-columns-repeated="1015"/>
        </table:table-row>
        <table:table-row table:style-name="ro1">
          <table:table-cell office:value-type="float" office:value="9069">
            <text:p>9069</text:p>
          </table:table-cell>
          <table:table-cell office:value-type="float" office:value="12890">
            <text:p>12890</text:p>
          </table:table-cell>
          <table:table-cell office:value-type="float" office:value="480874.38">
            <text:p>480874,38</text:p>
          </table:table-cell>
          <table:table-cell office:value-type="float" office:value="26367.53">
            <text:p>26367,53</text:p>
          </table:table-cell>
          <table:table-cell office:value-type="float" office:value="377832.04">
            <text:p>377832,04</text:p>
          </table:table-cell>
          <table:table-cell office:value-type="float" office:value="39257.53">
            <text:p>39257,53</text:p>
          </table:table-cell>
          <table:table-cell office:value-type="float" office:value="858706.42">
            <text:p>858706,42</text:p>
          </table:table-cell>
          <table:table-cell/>
          <table:table-cell table:style-name="ce2" office:value-type="date" office:date-value="2019-02-15">
            <text:p>2019-02-15 00:00:00</text:p>
          </table:table-cell>
          <table:table-cell table:number-columns-repeated="1015"/>
        </table:table-row>
        <table:table-row table:style-name="ro1">
          <table:table-cell office:value-type="float" office:value="7991">
            <text:p>7991</text:p>
          </table:table-cell>
          <table:table-cell office:value-type="float" office:value="14799">
            <text:p>14799</text:p>
          </table:table-cell>
          <table:table-cell office:value-type="float" office:value="531375.22">
            <text:p>531375,22</text:p>
          </table:table-cell>
          <table:table-cell office:value-type="float" office:value="29720.03">
            <text:p>29720,03</text:p>
          </table:table-cell>
          <table:table-cell office:value-type="float" office:value="417813">
            <text:p>417813</text:p>
          </table:table-cell>
          <table:table-cell office:value-type="float" office:value="44519.03">
            <text:p>44519,03</text:p>
          </table:table-cell>
          <table:table-cell office:value-type="float" office:value="949188.22">
            <text:p>949188,22</text:p>
          </table:table-cell>
          <table:table-cell/>
          <table:table-cell table:style-name="ce2" office:value-type="date" office:date-value="2019-02-16">
            <text:p>2019-02-16 00:00:00</text:p>
          </table:table-cell>
          <table:table-cell table:number-columns-repeated="1015"/>
        </table:table-row>
        <table:table-row table:style-name="ro1">
          <table:table-cell office:value-type="float" office:value="7400">
            <text:p>7400</text:p>
          </table:table-cell>
          <table:table-cell office:value-type="float" office:value="11857">
            <text:p>11857</text:p>
          </table:table-cell>
          <table:table-cell office:value-type="float" office:value="443483.6">
            <text:p>443483,6</text:p>
          </table:table-cell>
          <table:table-cell office:value-type="float" office:value="22624.39">
            <text:p>22624,39</text:p>
          </table:table-cell>
          <table:table-cell office:value-type="float" office:value="328178.7">
            <text:p>328178,7</text:p>
          </table:table-cell>
          <table:table-cell office:value-type="float" office:value="34481.39">
            <text:p>34481,39</text:p>
          </table:table-cell>
          <table:table-cell office:value-type="float" office:value="771662.3">
            <text:p>771662,3</text:p>
          </table:table-cell>
          <table:table-cell/>
          <table:table-cell table:style-name="ce2" office:value-type="date" office:date-value="2019-02-17">
            <text:p>2019-02-17 00:00:00</text:p>
          </table:table-cell>
          <table:table-cell table:number-columns-repeated="1015"/>
        </table:table-row>
        <table:table-row table:style-name="ro1">
          <table:table-cell office:value-type="float" office:value="7474">
            <text:p>7474</text:p>
          </table:table-cell>
          <table:table-cell office:value-type="float" office:value="8137">
            <text:p>8137</text:p>
          </table:table-cell>
          <table:table-cell office:value-type="float" office:value="307892.04">
            <text:p>307892,04</text:p>
          </table:table-cell>
          <table:table-cell office:value-type="float" office:value="16059.6">
            <text:p>16059,6</text:p>
          </table:table-cell>
          <table:table-cell office:value-type="float" office:value="228897.59">
            <text:p>228897,59</text:p>
          </table:table-cell>
          <table:table-cell office:value-type="float" office:value="24196.6">
            <text:p>24196,6</text:p>
          </table:table-cell>
          <table:table-cell office:value-type="float" office:value="536789.63">
            <text:p>536789,63</text:p>
          </table:table-cell>
          <table:table-cell/>
          <table:table-cell table:style-name="ce2" office:value-type="date" office:date-value="2019-02-18">
            <text:p>2019-02-18 00:00:00</text:p>
          </table:table-cell>
          <table:table-cell table:number-columns-repeated="1015"/>
        </table:table-row>
        <table:table-row table:style-name="ro1">
          <table:table-cell office:value-type="float" office:value="7548">
            <text:p>7548</text:p>
          </table:table-cell>
          <table:table-cell office:value-type="float" office:value="7833">
            <text:p>7833</text:p>
          </table:table-cell>
          <table:table-cell office:value-type="float" office:value="281846.66">
            <text:p>281846,66</text:p>
          </table:table-cell>
          <table:table-cell office:value-type="float" office:value="19537.33">
            <text:p>19537,33</text:p>
          </table:table-cell>
          <table:table-cell office:value-type="float" office:value="275866.09">
            <text:p>275866,09</text:p>
          </table:table-cell>
          <table:table-cell office:value-type="float" office:value="27370.33">
            <text:p>27370,33</text:p>
          </table:table-cell>
          <table:table-cell office:value-type="float" office:value="557712.75">
            <text:p>557712,75</text:p>
          </table:table-cell>
          <table:table-cell/>
          <table:table-cell table:style-name="ce2" office:value-type="date" office:date-value="2019-02-19">
            <text:p>2019-02-19 00:00:00</text:p>
          </table:table-cell>
          <table:table-cell table:number-columns-repeated="1015"/>
        </table:table-row>
        <table:table-row table:style-name="ro1">
          <table:table-cell office:value-type="float" office:value="8323">
            <text:p>8323</text:p>
          </table:table-cell>
          <table:table-cell office:value-type="float" office:value="7367">
            <text:p>7367</text:p>
          </table:table-cell>
          <table:table-cell office:value-type="float" office:value="251573.89">
            <text:p>251573,89</text:p>
          </table:table-cell>
          <table:table-cell office:value-type="float" office:value="20036.08">
            <text:p>20036,08</text:p>
          </table:table-cell>
          <table:table-cell office:value-type="float" office:value="288288.7">
            <text:p>288288,7</text:p>
          </table:table-cell>
          <table:table-cell office:value-type="float" office:value="27403.08">
            <text:p>27403,08</text:p>
          </table:table-cell>
          <table:table-cell office:value-type="float" office:value="539862.59">
            <text:p>539862,59</text:p>
          </table:table-cell>
          <table:table-cell/>
          <table:table-cell table:style-name="ce2" office:value-type="date" office:date-value="2019-02-20">
            <text:p>2019-02-20 00:00:00</text:p>
          </table:table-cell>
          <table:table-cell table:number-columns-repeated="1015"/>
        </table:table-row>
        <table:table-row table:style-name="ro1">
          <table:table-cell office:value-type="float" office:value="8412">
            <text:p>8412</text:p>
          </table:table-cell>
          <table:table-cell office:value-type="float" office:value="8189">
            <text:p>8189</text:p>
          </table:table-cell>
          <table:table-cell office:value-type="float" office:value="270036.78">
            <text:p>270036,78</text:p>
          </table:table-cell>
          <table:table-cell office:value-type="float" office:value="20031.38">
            <text:p>20031,38</text:p>
          </table:table-cell>
          <table:table-cell office:value-type="float" office:value="292028.15">
            <text:p>292028,15</text:p>
          </table:table-cell>
          <table:table-cell office:value-type="float" office:value="28220.38">
            <text:p>28220,38</text:p>
          </table:table-cell>
          <table:table-cell office:value-type="float" office:value="562064.93">
            <text:p>562064,93</text:p>
          </table:table-cell>
          <table:table-cell/>
          <table:table-cell table:style-name="ce2" office:value-type="date" office:date-value="2019-02-21">
            <text:p>2019-02-21 00:00:00</text:p>
          </table:table-cell>
          <table:table-cell table:number-columns-repeated="1015"/>
        </table:table-row>
        <table:table-row table:style-name="ro1">
          <table:table-cell office:value-type="float" office:value="7784">
            <text:p>7784</text:p>
          </table:table-cell>
          <table:table-cell office:value-type="float" office:value="12090">
            <text:p>12090</text:p>
          </table:table-cell>
          <table:table-cell office:value-type="float" office:value="403486.01">
            <text:p>403486,01</text:p>
          </table:table-cell>
          <table:table-cell office:value-type="float" office:value="28026.69">
            <text:p>28026,69</text:p>
          </table:table-cell>
          <table:table-cell office:value-type="float" office:value="402379.22">
            <text:p>402379,22</text:p>
          </table:table-cell>
          <table:table-cell office:value-type="float" office:value="40116.69">
            <text:p>40116,69</text:p>
          </table:table-cell>
          <table:table-cell office:value-type="float" office:value="805865.23">
            <text:p>805865,23</text:p>
          </table:table-cell>
          <table:table-cell/>
          <table:table-cell table:style-name="ce2" office:value-type="date" office:date-value="2019-02-22">
            <text:p>2019-02-22 00:00:00</text:p>
          </table:table-cell>
          <table:table-cell table:number-columns-repeated="1015"/>
        </table:table-row>
        <table:table-row table:style-name="ro1">
          <table:table-cell office:value-type="float" office:value="7858">
            <text:p>7858</text:p>
          </table:table-cell>
          <table:table-cell office:value-type="float" office:value="13912">
            <text:p>13912</text:p>
          </table:table-cell>
          <table:table-cell office:value-type="float" office:value="458598.82">
            <text:p>458598,82</text:p>
          </table:table-cell>
          <table:table-cell office:value-type="float" office:value="30913.29">
            <text:p>30913,29</text:p>
          </table:table-cell>
          <table:table-cell office:value-type="float" office:value="451545.2">
            <text:p>451545,2</text:p>
          </table:table-cell>
          <table:table-cell office:value-type="float" office:value="44825.29">
            <text:p>44825,29</text:p>
          </table:table-cell>
          <table:table-cell office:value-type="float" office:value="910144.02">
            <text:p>910144,02</text:p>
          </table:table-cell>
          <table:table-cell/>
          <table:table-cell table:style-name="ce2" office:value-type="date" office:date-value="2019-02-23">
            <text:p>2019-02-23 00:00:00</text:p>
          </table:table-cell>
          <table:table-cell table:number-columns-repeated="1015"/>
        </table:table-row>
        <table:table-row table:style-name="ro1">
          <table:table-cell office:value-type="float" office:value="7932">
            <text:p>7932</text:p>
          </table:table-cell>
          <table:table-cell office:value-type="float" office:value="9193">
            <text:p>9193</text:p>
          </table:table-cell>
          <table:table-cell office:value-type="float" office:value="304847.47">
            <text:p>304847,47</text:p>
          </table:table-cell>
          <table:table-cell office:value-type="float" office:value="20474.78">
            <text:p>20474,78</text:p>
          </table:table-cell>
          <table:table-cell office:value-type="float" office:value="302322.37">
            <text:p>302322,37</text:p>
          </table:table-cell>
          <table:table-cell office:value-type="float" office:value="29667.78">
            <text:p>29667,78</text:p>
          </table:table-cell>
          <table:table-cell office:value-type="float" office:value="607169.84">
            <text:p>607169,84</text:p>
          </table:table-cell>
          <table:table-cell/>
          <table:table-cell table:style-name="ce2" office:value-type="date" office:date-value="2019-02-24">
            <text:p>2019-02-24 00:00:00</text:p>
          </table:table-cell>
          <table:table-cell table:number-columns-repeated="1015"/>
        </table:table-row>
        <table:table-row table:style-name="ro1">
          <table:table-cell office:value-type="float" office:value="8006">
            <text:p>8006</text:p>
          </table:table-cell>
          <table:table-cell office:value-type="float" office:value="6621">
            <text:p>6621</text:p>
          </table:table-cell>
          <table:table-cell office:value-type="float" office:value="235630.5">
            <text:p>235630,5</text:p>
          </table:table-cell>
          <table:table-cell office:value-type="float" office:value="17321.29">
            <text:p>17321,29</text:p>
          </table:table-cell>
          <table:table-cell office:value-type="float" office:value="251615.03">
            <text:p>251615,03</text:p>
          </table:table-cell>
          <table:table-cell office:value-type="float" office:value="23942.29">
            <text:p>23942,29</text:p>
          </table:table-cell>
          <table:table-cell office:value-type="float" office:value="487245.53">
            <text:p>487245,53</text:p>
          </table:table-cell>
          <table:table-cell/>
          <table:table-cell table:style-name="ce2" office:value-type="date" office:date-value="2019-02-25">
            <text:p>2019-02-25 00:00:00</text:p>
          </table:table-cell>
          <table:table-cell table:number-columns-repeated="1015"/>
        </table:table-row>
        <table:table-row table:style-name="ro1">
          <table:table-cell office:value-type="float" office:value="8080">
            <text:p>8080</text:p>
          </table:table-cell>
          <table:table-cell office:value-type="float" office:value="7388">
            <text:p>7388</text:p>
          </table:table-cell>
          <table:table-cell office:value-type="float" office:value="251762.62">
            <text:p>251762,62</text:p>
          </table:table-cell>
          <table:table-cell office:value-type="float" office:value="19196.71">
            <text:p>19196,71</text:p>
          </table:table-cell>
          <table:table-cell office:value-type="float" office:value="274110.43">
            <text:p>274110,43</text:p>
          </table:table-cell>
          <table:table-cell office:value-type="float" office:value="26584.71">
            <text:p>26584,71</text:p>
          </table:table-cell>
          <table:table-cell office:value-type="float" office:value="525873.05">
            <text:p>525873,05</text:p>
          </table:table-cell>
          <table:table-cell/>
          <table:table-cell table:style-name="ce2" office:value-type="date" office:date-value="2019-02-26">
            <text:p>2019-02-26 00:00:00</text:p>
          </table:table-cell>
          <table:table-cell table:number-columns-repeated="1015"/>
        </table:table-row>
        <table:table-row table:style-name="ro1">
          <table:table-cell office:value-type="float" office:value="8154">
            <text:p>8154</text:p>
          </table:table-cell>
          <table:table-cell office:value-type="float" office:value="7593">
            <text:p>7593</text:p>
          </table:table-cell>
          <table:table-cell office:value-type="float" office:value="261514.38">
            <text:p>261514,38</text:p>
          </table:table-cell>
          <table:table-cell office:value-type="float" office:value="20934.89">
            <text:p>20934,89</text:p>
          </table:table-cell>
          <table:table-cell office:value-type="float" office:value="296839.11">
            <text:p>296839,11</text:p>
          </table:table-cell>
          <table:table-cell office:value-type="float" office:value="28527.89">
            <text:p>28527,89</text:p>
          </table:table-cell>
          <table:table-cell office:value-type="float" office:value="558353.49">
            <text:p>558353,49</text:p>
          </table:table-cell>
          <table:table-cell/>
          <table:table-cell table:style-name="ce2" office:value-type="date" office:date-value="2019-02-27">
            <text:p>2019-02-27 00:00:00</text:p>
          </table:table-cell>
          <table:table-cell table:number-columns-repeated="1015"/>
        </table:table-row>
        <table:table-row table:style-name="ro1">
          <table:table-cell office:value-type="float" office:value="8987">
            <text:p>8987</text:p>
          </table:table-cell>
          <table:table-cell office:value-type="float" office:value="8603">
            <text:p>8603</text:p>
          </table:table-cell>
          <table:table-cell office:value-type="float" office:value="291676.15">
            <text:p>291676,15</text:p>
          </table:table-cell>
          <table:table-cell office:value-type="float" office:value="20350.83">
            <text:p>20350,83</text:p>
          </table:table-cell>
          <table:table-cell office:value-type="float" office:value="292149.19">
            <text:p>292149,19</text:p>
          </table:table-cell>
          <table:table-cell office:value-type="float" office:value="28953.83">
            <text:p>28953,83</text:p>
          </table:table-cell>
          <table:table-cell office:value-type="float" office:value="583825.34">
            <text:p>583825,34</text:p>
          </table:table-cell>
          <table:table-cell/>
          <table:table-cell table:style-name="ce2" office:value-type="date" office:date-value="2019-02-28">
            <text:p>2019-02-28 00:00:00</text:p>
          </table:table-cell>
          <table:table-cell table:number-columns-repeated="1015"/>
        </table:table-row>
        <table:table-row table:style-name="ro1">
          <table:table-cell office:value-type="float" office:value="9664">
            <text:p>9664</text:p>
          </table:table-cell>
          <table:table-cell office:value-type="float" office:value="12773">
            <text:p>12773</text:p>
          </table:table-cell>
          <table:table-cell office:value-type="float" office:value="428850.75">
            <text:p>428850,75</text:p>
          </table:table-cell>
          <table:table-cell office:value-type="float" office:value="34399.95">
            <text:p>34399,95</text:p>
          </table:table-cell>
          <table:table-cell office:value-type="float" office:value="475073.82">
            <text:p>475073,82</text:p>
          </table:table-cell>
          <table:table-cell office:value-type="float" office:value="47172.95">
            <text:p>47172,95</text:p>
          </table:table-cell>
          <table:table-cell office:value-type="float" office:value="903924.57">
            <text:p>903924,57</text:p>
          </table:table-cell>
          <table:table-cell/>
          <table:table-cell table:style-name="ce2" office:value-type="date" office:date-value="2019-03-01">
            <text:p>2019-03-01 00:00:00</text:p>
          </table:table-cell>
          <table:table-cell table:number-columns-repeated="1015"/>
        </table:table-row>
        <table:table-row table:style-name="ro1">
          <table:table-cell office:value-type="float" office:value="9764">
            <text:p>9764</text:p>
          </table:table-cell>
          <table:table-cell office:value-type="float" office:value="11915">
            <text:p>11915</text:p>
          </table:table-cell>
          <table:table-cell office:value-type="float" office:value="388923.22">
            <text:p>388923,22</text:p>
          </table:table-cell>
          <table:table-cell office:value-type="float" office:value="25949.05">
            <text:p>25949,05</text:p>
          </table:table-cell>
          <table:table-cell office:value-type="float" office:value="362716.08">
            <text:p>362716,08</text:p>
          </table:table-cell>
          <table:table-cell office:value-type="float" office:value="37864.05">
            <text:p>37864,05</text:p>
          </table:table-cell>
          <table:table-cell office:value-type="float" office:value="751639.3">
            <text:p>751639,3</text:p>
          </table:table-cell>
          <table:table-cell/>
          <table:table-cell table:style-name="ce2" office:value-type="date" office:date-value="2019-03-02">
            <text:p>2019-03-02 00:00:00</text:p>
          </table:table-cell>
          <table:table-cell table:number-columns-repeated="1015"/>
        </table:table-row>
        <table:table-row table:style-name="ro1">
          <table:table-cell office:value-type="float" office:value="9864">
            <text:p>9864</text:p>
          </table:table-cell>
          <table:table-cell office:value-type="float" office:value="9962">
            <text:p>9962</text:p>
          </table:table-cell>
          <table:table-cell office:value-type="float" office:value="348877.87">
            <text:p>348877,87</text:p>
          </table:table-cell>
          <table:table-cell office:value-type="float" office:value="24090.26">
            <text:p>24090,26</text:p>
          </table:table-cell>
          <table:table-cell office:value-type="float" office:value="344541.16">
            <text:p>344541,16</text:p>
          </table:table-cell>
          <table:table-cell office:value-type="float" office:value="34052.26">
            <text:p>34052,26</text:p>
          </table:table-cell>
          <table:table-cell office:value-type="float" office:value="693419.03">
            <text:p>693419,03</text:p>
          </table:table-cell>
          <table:table-cell/>
          <table:table-cell table:style-name="ce2" office:value-type="date" office:date-value="2019-03-03">
            <text:p>2019-03-03 00:00:00</text:p>
          </table:table-cell>
          <table:table-cell table:number-columns-repeated="1015"/>
        </table:table-row>
        <table:table-row table:style-name="ro1">
          <table:table-cell office:value-type="float" office:value="9964">
            <text:p>9964</text:p>
          </table:table-cell>
          <table:table-cell office:value-type="float" office:value="5223">
            <text:p>5223</text:p>
          </table:table-cell>
          <table:table-cell office:value-type="float" office:value="194113.46">
            <text:p>194113,46</text:p>
          </table:table-cell>
          <table:table-cell office:value-type="float" office:value="14804.28">
            <text:p>14804,28</text:p>
          </table:table-cell>
          <table:table-cell office:value-type="float" office:value="213544.88">
            <text:p>213544,88</text:p>
          </table:table-cell>
          <table:table-cell office:value-type="float" office:value="20027.28">
            <text:p>20027,28</text:p>
          </table:table-cell>
          <table:table-cell office:value-type="float" office:value="407658.34">
            <text:p>407658,34</text:p>
          </table:table-cell>
          <table:table-cell/>
          <table:table-cell table:style-name="ce2" office:value-type="date" office:date-value="2019-03-04">
            <text:p>2019-03-04 00:00:00</text:p>
          </table:table-cell>
          <table:table-cell table:number-columns-repeated="1015"/>
        </table:table-row>
        <table:table-row table:style-name="ro1">
          <table:table-cell office:value-type="float" office:value="10064">
            <text:p>10064</text:p>
          </table:table-cell>
          <table:table-cell office:value-type="float" office:value="6990">
            <text:p>6990</text:p>
          </table:table-cell>
          <table:table-cell office:value-type="float" office:value="258605.23">
            <text:p>258605,23</text:p>
          </table:table-cell>
          <table:table-cell office:value-type="float" office:value="20196.42">
            <text:p>20196,42</text:p>
          </table:table-cell>
          <table:table-cell office:value-type="float" office:value="288280.42">
            <text:p>288280,42</text:p>
          </table:table-cell>
          <table:table-cell office:value-type="float" office:value="27186.42">
            <text:p>27186,42</text:p>
          </table:table-cell>
          <table:table-cell office:value-type="float" office:value="546885.65">
            <text:p>546885,65</text:p>
          </table:table-cell>
          <table:table-cell/>
          <table:table-cell table:style-name="ce2" office:value-type="date" office:date-value="2019-03-05">
            <text:p>2019-03-05 00:00:00</text:p>
          </table:table-cell>
          <table:table-cell table:number-columns-repeated="1015"/>
        </table:table-row>
        <table:table-row table:style-name="ro1">
          <table:table-cell office:value-type="float" office:value="10164">
            <text:p>10164</text:p>
          </table:table-cell>
          <table:table-cell office:value-type="float" office:value="8641">
            <text:p>8641</text:p>
          </table:table-cell>
          <table:table-cell office:value-type="float" office:value="306009.09">
            <text:p>306009,09</text:p>
          </table:table-cell>
          <table:table-cell office:value-type="float" office:value="21585.1">
            <text:p>21585,1</text:p>
          </table:table-cell>
          <table:table-cell office:value-type="float" office:value="311044.6">
            <text:p>311044,6</text:p>
          </table:table-cell>
          <table:table-cell office:value-type="float" office:value="30226.1">
            <text:p>30226,1</text:p>
          </table:table-cell>
          <table:table-cell office:value-type="float" office:value="617053.69">
            <text:p>617053,69</text:p>
          </table:table-cell>
          <table:table-cell/>
          <table:table-cell table:style-name="ce2" office:value-type="date" office:date-value="2019-03-06">
            <text:p>2019-03-06 00:00:00</text:p>
          </table:table-cell>
          <table:table-cell table:number-columns-repeated="1015"/>
        </table:table-row>
        <table:table-row table:style-name="ro1">
          <table:table-cell office:value-type="float" office:value="10264">
            <text:p>10264</text:p>
          </table:table-cell>
          <table:table-cell office:value-type="float" office:value="9560">
            <text:p>9560</text:p>
          </table:table-cell>
          <table:table-cell office:value-type="float" office:value="348818.29">
            <text:p>348818,29</text:p>
          </table:table-cell>
          <table:table-cell office:value-type="float" office:value="23418.43">
            <text:p>23418,43</text:p>
          </table:table-cell>
          <table:table-cell office:value-type="float" office:value="336954.24">
            <text:p>336954,24</text:p>
          </table:table-cell>
          <table:table-cell office:value-type="float" office:value="32978.43">
            <text:p>32978,43</text:p>
          </table:table-cell>
          <table:table-cell office:value-type="float" office:value="685772.53">
            <text:p>685772,53</text:p>
          </table:table-cell>
          <table:table-cell/>
          <table:table-cell table:style-name="ce2" office:value-type="date" office:date-value="2019-03-07">
            <text:p>2019-03-07 00:00:00</text:p>
          </table:table-cell>
          <table:table-cell table:number-columns-repeated="1015"/>
        </table:table-row>
        <table:table-row table:style-name="ro1">
          <table:table-cell office:value-type="float" office:value="10364">
            <text:p>10364</text:p>
          </table:table-cell>
          <table:table-cell office:value-type="float" office:value="12147">
            <text:p>12147</text:p>
          </table:table-cell>
          <table:table-cell office:value-type="float" office:value="437302.72">
            <text:p>437302,72</text:p>
          </table:table-cell>
          <table:table-cell office:value-type="float" office:value="28346.81">
            <text:p>28346,81</text:p>
          </table:table-cell>
          <table:table-cell office:value-type="float" office:value="408373.59">
            <text:p>408373,59</text:p>
          </table:table-cell>
          <table:table-cell office:value-type="float" office:value="40493.81">
            <text:p>40493,81</text:p>
          </table:table-cell>
          <table:table-cell office:value-type="float" office:value="845676.31">
            <text:p>845676,31</text:p>
          </table:table-cell>
          <table:table-cell/>
          <table:table-cell table:style-name="ce2" office:value-type="date" office:date-value="2019-03-08">
            <text:p>2019-03-08 00:00:00</text:p>
          </table:table-cell>
          <table:table-cell table:number-columns-repeated="1015"/>
        </table:table-row>
        <table:table-row table:style-name="ro1">
          <table:table-cell office:value-type="float" office:value="10464">
            <text:p>10464</text:p>
          </table:table-cell>
          <table:table-cell office:value-type="float" office:value="14999">
            <text:p>14999</text:p>
          </table:table-cell>
          <table:table-cell office:value-type="float" office:value="529232.45">
            <text:p>529232,45</text:p>
          </table:table-cell>
          <table:table-cell office:value-type="float" office:value="31275.2">
            <text:p>31275,2</text:p>
          </table:table-cell>
          <table:table-cell office:value-type="float" office:value="458160.82">
            <text:p>458160,82</text:p>
          </table:table-cell>
          <table:table-cell office:value-type="float" office:value="46274.2">
            <text:p>46274,2</text:p>
          </table:table-cell>
          <table:table-cell office:value-type="float" office:value="987393.27">
            <text:p>987393,27</text:p>
          </table:table-cell>
          <table:table-cell/>
          <table:table-cell table:style-name="ce2" office:value-type="date" office:date-value="2019-03-09">
            <text:p>2019-03-09 00:00:00</text:p>
          </table:table-cell>
          <table:table-cell table:number-columns-repeated="1015"/>
        </table:table-row>
        <table:table-row table:style-name="ro1">
          <table:table-cell office:value-type="float" office:value="10564">
            <text:p>10564</text:p>
          </table:table-cell>
          <table:table-cell office:value-type="float" office:value="8316">
            <text:p>8316</text:p>
          </table:table-cell>
          <table:table-cell office:value-type="float" office:value="296254.9">
            <text:p>296254,9</text:p>
          </table:table-cell>
          <table:table-cell office:value-type="float" office:value="17979.08">
            <text:p>17979,08</text:p>
          </table:table-cell>
          <table:table-cell office:value-type="float" office:value="270364.26">
            <text:p>270364,26</text:p>
          </table:table-cell>
          <table:table-cell office:value-type="float" office:value="26295.08">
            <text:p>26295,08</text:p>
          </table:table-cell>
          <table:table-cell office:value-type="float" office:value="566619.16">
            <text:p>566619,16</text:p>
          </table:table-cell>
          <table:table-cell/>
          <table:table-cell table:style-name="ce2" office:value-type="date" office:date-value="2019-03-10">
            <text:p>2019-03-10 00:00:00</text:p>
          </table:table-cell>
          <table:table-cell table:number-columns-repeated="1015"/>
        </table:table-row>
        <table:table-row table:style-name="ro1">
          <table:table-cell office:value-type="float" office:value="10664">
            <text:p>10664</text:p>
          </table:table-cell>
          <table:table-cell office:value-type="float" office:value="7881">
            <text:p>7881</text:p>
          </table:table-cell>
          <table:table-cell office:value-type="float" office:value="279564.18">
            <text:p>279564,18</text:p>
          </table:table-cell>
          <table:table-cell office:value-type="float" office:value="19477.79">
            <text:p>19477,79</text:p>
          </table:table-cell>
          <table:table-cell office:value-type="float" office:value="284688.19">
            <text:p>284688,19</text:p>
          </table:table-cell>
          <table:table-cell office:value-type="float" office:value="27358.79">
            <text:p>27358,79</text:p>
          </table:table-cell>
          <table:table-cell office:value-type="float" office:value="564252.37">
            <text:p>564252,37</text:p>
          </table:table-cell>
          <table:table-cell/>
          <table:table-cell table:style-name="ce2" office:value-type="date" office:date-value="2019-03-11">
            <text:p>2019-03-11 00:00:00</text:p>
          </table:table-cell>
          <table:table-cell table:number-columns-repeated="1015"/>
        </table:table-row>
        <table:table-row table:style-name="ro1">
          <table:table-cell office:value-type="float" office:value="10764">
            <text:p>10764</text:p>
          </table:table-cell>
          <table:table-cell office:value-type="float" office:value="7121">
            <text:p>7121</text:p>
          </table:table-cell>
          <table:table-cell office:value-type="float" office:value="251349.19">
            <text:p>251349,19</text:p>
          </table:table-cell>
          <table:table-cell office:value-type="float" office:value="21656.89">
            <text:p>21656,89</text:p>
          </table:table-cell>
          <table:table-cell office:value-type="float" office:value="313127.56">
            <text:p>313127,56</text:p>
          </table:table-cell>
          <table:table-cell office:value-type="float" office:value="28777.89">
            <text:p>28777,89</text:p>
          </table:table-cell>
          <table:table-cell office:value-type="float" office:value="564476.75">
            <text:p>564476,75</text:p>
          </table:table-cell>
          <table:table-cell/>
          <table:table-cell table:style-name="ce2" office:value-type="date" office:date-value="2019-03-12">
            <text:p>2019-03-12 00:00:00</text:p>
          </table:table-cell>
          <table:table-cell table:number-columns-repeated="1015"/>
        </table:table-row>
        <table:table-row table:style-name="ro1">
          <table:table-cell office:value-type="float" office:value="11524">
            <text:p>11524</text:p>
          </table:table-cell>
          <table:table-cell office:value-type="float" office:value="7750">
            <text:p>7750</text:p>
          </table:table-cell>
          <table:table-cell office:value-type="float" office:value="275927.42">
            <text:p>275927,42</text:p>
          </table:table-cell>
          <table:table-cell office:value-type="float" office:value="21588.17">
            <text:p>21588,17</text:p>
          </table:table-cell>
          <table:table-cell office:value-type="float" office:value="315132.32">
            <text:p>315132,32</text:p>
          </table:table-cell>
          <table:table-cell office:value-type="float" office:value="29338.17">
            <text:p>29338,17</text:p>
          </table:table-cell>
          <table:table-cell office:value-type="float" office:value="591059.74">
            <text:p>591059,74</text:p>
          </table:table-cell>
          <table:table-cell/>
          <table:table-cell table:style-name="ce2" office:value-type="date" office:date-value="2019-03-13">
            <text:p>2019-03-13 00:00:00</text:p>
          </table:table-cell>
          <table:table-cell table:number-columns-repeated="1015"/>
        </table:table-row>
        <table:table-row table:style-name="ro1">
          <table:table-cell office:value-type="float" office:value="10970">
            <text:p>10970</text:p>
          </table:table-cell>
          <table:table-cell office:value-type="float" office:value="8532">
            <text:p>8532</text:p>
          </table:table-cell>
          <table:table-cell office:value-type="float" office:value="319038.91">
            <text:p>319038,91</text:p>
          </table:table-cell>
          <table:table-cell office:value-type="float" office:value="24091.85">
            <text:p>24091,85</text:p>
          </table:table-cell>
          <table:table-cell office:value-type="float" office:value="349136.67">
            <text:p>349136,67</text:p>
          </table:table-cell>
          <table:table-cell office:value-type="float" office:value="32623.85">
            <text:p>32623,85</text:p>
          </table:table-cell>
          <table:table-cell office:value-type="float" office:value="668175.58">
            <text:p>668175,58</text:p>
          </table:table-cell>
          <table:table-cell/>
          <table:table-cell table:style-name="ce2" office:value-type="date" office:date-value="2019-03-14">
            <text:p>2019-03-14 00:00:00</text:p>
          </table:table-cell>
          <table:table-cell table:number-columns-repeated="1015"/>
        </table:table-row>
        <table:table-row table:style-name="ro1">
          <table:table-cell office:value-type="float" office:value="12155">
            <text:p>12155</text:p>
          </table:table-cell>
          <table:table-cell office:value-type="float" office:value="12169">
            <text:p>12169</text:p>
          </table:table-cell>
          <table:table-cell office:value-type="float" office:value="435078.93">
            <text:p>435078,93</text:p>
          </table:table-cell>
          <table:table-cell office:value-type="float" office:value="30295.76">
            <text:p>30295,76</text:p>
          </table:table-cell>
          <table:table-cell office:value-type="float" office:value="440791.51">
            <text:p>440791,51</text:p>
          </table:table-cell>
          <table:table-cell office:value-type="float" office:value="42464.76">
            <text:p>42464,76</text:p>
          </table:table-cell>
          <table:table-cell office:value-type="float" office:value="875870.44">
            <text:p>875870,44</text:p>
          </table:table-cell>
          <table:table-cell/>
          <table:table-cell table:style-name="ce2" office:value-type="date" office:date-value="2019-03-15">
            <text:p>2019-03-15 00:00:00</text:p>
          </table:table-cell>
          <table:table-cell table:number-columns-repeated="1015"/>
        </table:table-row>
        <table:table-row table:style-name="ro1">
          <table:table-cell office:value-type="float" office:value="12958">
            <text:p>12958</text:p>
          </table:table-cell>
          <table:table-cell office:value-type="float" office:value="19427">
            <text:p>19427</text:p>
          </table:table-cell>
          <table:table-cell office:value-type="float" office:value="504376.64">
            <text:p>504376,64</text:p>
          </table:table-cell>
          <table:table-cell office:value-type="float" office:value="32830">
            <text:p>32830</text:p>
          </table:table-cell>
          <table:table-cell office:value-type="float" office:value="480510.91">
            <text:p>480510,91</text:p>
          </table:table-cell>
          <table:table-cell office:value-type="float" office:value="52257">
            <text:p>52257</text:p>
          </table:table-cell>
          <table:table-cell office:value-type="float" office:value="984887.55">
            <text:p>984887,55</text:p>
          </table:table-cell>
          <table:table-cell/>
          <table:table-cell table:style-name="ce2" office:value-type="date" office:date-value="2019-03-16">
            <text:p>2019-03-16 00:00:00</text:p>
          </table:table-cell>
          <table:table-cell table:number-columns-repeated="1015"/>
        </table:table-row>
        <table:table-row table:style-name="ro1">
          <table:table-cell office:value-type="float" office:value="13778">
            <text:p>13778</text:p>
          </table:table-cell>
          <table:table-cell office:value-type="float" office:value="9562">
            <text:p>9562</text:p>
          </table:table-cell>
          <table:table-cell office:value-type="float" office:value="344805.95">
            <text:p>344805,95</text:p>
          </table:table-cell>
          <table:table-cell office:value-type="float" office:value="25198.08">
            <text:p>25198,08</text:p>
          </table:table-cell>
          <table:table-cell office:value-type="float" office:value="367324.99">
            <text:p>367324,99</text:p>
          </table:table-cell>
          <table:table-cell office:value-type="float" office:value="34760.08">
            <text:p>34760,08</text:p>
          </table:table-cell>
          <table:table-cell office:value-type="float" office:value="712130.94">
            <text:p>712130,94</text:p>
          </table:table-cell>
          <table:table-cell/>
          <table:table-cell table:style-name="ce2" office:value-type="date" office:date-value="2019-03-17">
            <text:p>2019-03-17 00:00:00</text:p>
          </table:table-cell>
          <table:table-cell table:number-columns-repeated="1015"/>
        </table:table-row>
        <table:table-row table:style-name="ro1">
          <table:table-cell office:value-type="float" office:value="12327">
            <text:p>12327</text:p>
          </table:table-cell>
          <table:table-cell office:value-type="float" office:value="7474">
            <text:p>7474</text:p>
          </table:table-cell>
          <table:table-cell office:value-type="float" office:value="277537.58">
            <text:p>277537,58</text:p>
          </table:table-cell>
          <table:table-cell office:value-type="float" office:value="20846.15">
            <text:p>20846,15</text:p>
          </table:table-cell>
          <table:table-cell office:value-type="float" office:value="303942.88">
            <text:p>303942,88</text:p>
          </table:table-cell>
          <table:table-cell office:value-type="float" office:value="28320.15">
            <text:p>28320,15</text:p>
          </table:table-cell>
          <table:table-cell office:value-type="float" office:value="581480.46">
            <text:p>581480,46</text:p>
          </table:table-cell>
          <table:table-cell/>
          <table:table-cell table:style-name="ce2" office:value-type="date" office:date-value="2019-03-18">
            <text:p>2019-03-18 00:00:00</text:p>
          </table:table-cell>
          <table:table-cell table:number-columns-repeated="1015"/>
        </table:table-row>
        <table:table-row table:style-name="ro1">
          <table:table-cell office:value-type="float" office:value="11747">
            <text:p>11747</text:p>
          </table:table-cell>
          <table:table-cell office:value-type="float" office:value="7673">
            <text:p>7673</text:p>
          </table:table-cell>
          <table:table-cell office:value-type="float" office:value="278561.47">
            <text:p>278561,47</text:p>
          </table:table-cell>
          <table:table-cell office:value-type="float" office:value="20817.06">
            <text:p>20817,06</text:p>
          </table:table-cell>
          <table:table-cell office:value-type="float" office:value="298755.62">
            <text:p>298755,62</text:p>
          </table:table-cell>
          <table:table-cell office:value-type="float" office:value="28490.06">
            <text:p>28490,06</text:p>
          </table:table-cell>
          <table:table-cell office:value-type="float" office:value="577317.09">
            <text:p>577317,09</text:p>
          </table:table-cell>
          <table:table-cell/>
          <table:table-cell table:style-name="ce2" office:value-type="date" office:date-value="2019-03-19">
            <text:p>2019-03-19 00:00:00</text:p>
          </table:table-cell>
          <table:table-cell table:number-columns-repeated="1015"/>
        </table:table-row>
        <table:table-row table:style-name="ro1">
          <table:table-cell office:value-type="float" office:value="13482">
            <text:p>13482</text:p>
          </table:table-cell>
          <table:table-cell office:value-type="float" office:value="8913">
            <text:p>8913</text:p>
          </table:table-cell>
          <table:table-cell office:value-type="float" office:value="332514.13">
            <text:p>332514,13</text:p>
          </table:table-cell>
          <table:table-cell office:value-type="float" office:value="23631.14">
            <text:p>23631,14</text:p>
          </table:table-cell>
          <table:table-cell office:value-type="float" office:value="340343.4">
            <text:p>340343,4</text:p>
          </table:table-cell>
          <table:table-cell office:value-type="float" office:value="32544.14">
            <text:p>32544,14</text:p>
          </table:table-cell>
          <table:table-cell office:value-type="float" office:value="672857.53">
            <text:p>672857,53</text:p>
          </table:table-cell>
          <table:table-cell/>
          <table:table-cell table:style-name="ce2" office:value-type="date" office:date-value="2019-03-20">
            <text:p>2019-03-20 00:00:00</text:p>
          </table:table-cell>
          <table:table-cell table:number-columns-repeated="1015"/>
        </table:table-row>
        <table:table-row table:style-name="ro1">
          <table:table-cell office:value-type="float" office:value="13618">
            <text:p>13618</text:p>
          </table:table-cell>
          <table:table-cell office:value-type="float" office:value="13258">
            <text:p>13258</text:p>
          </table:table-cell>
          <table:table-cell office:value-type="float" office:value="373907.55">
            <text:p>373907,55</text:p>
          </table:table-cell>
          <table:table-cell office:value-type="float" office:value="24168.57">
            <text:p>24168,57</text:p>
          </table:table-cell>
          <table:table-cell office:value-type="float" office:value="348537.74">
            <text:p>348537,74</text:p>
          </table:table-cell>
          <table:table-cell office:value-type="float" office:value="37426.57">
            <text:p>37426,57</text:p>
          </table:table-cell>
          <table:table-cell office:value-type="float" office:value="722445.29">
            <text:p>722445,29</text:p>
          </table:table-cell>
          <table:table-cell/>
          <table:table-cell table:style-name="ce2" office:value-type="date" office:date-value="2019-03-21">
            <text:p>2019-03-21 00:00:00</text:p>
          </table:table-cell>
          <table:table-cell table:number-columns-repeated="1015"/>
        </table:table-row>
        <table:table-row table:style-name="ro1">
          <table:table-cell office:value-type="float" office:value="13754">
            <text:p>13754</text:p>
          </table:table-cell>
          <table:table-cell office:value-type="float" office:value="14894">
            <text:p>14894</text:p>
          </table:table-cell>
          <table:table-cell office:value-type="float" office:value="543392.69">
            <text:p>543392,69</text:p>
          </table:table-cell>
          <table:table-cell office:value-type="float" office:value="34699.07">
            <text:p>34699,07</text:p>
          </table:table-cell>
          <table:table-cell office:value-type="float" office:value="494032.48">
            <text:p>494032,48</text:p>
          </table:table-cell>
          <table:table-cell office:value-type="float" office:value="49593.07">
            <text:p>49593,07</text:p>
          </table:table-cell>
          <table:table-cell office:value-type="float" office:value="1037425.17">
            <text:p>1037425,17</text:p>
          </table:table-cell>
          <table:table-cell/>
          <table:table-cell table:style-name="ce2" office:value-type="date" office:date-value="2019-03-22">
            <text:p>2019-03-22 00:00:00</text:p>
          </table:table-cell>
          <table:table-cell table:number-columns-repeated="1015"/>
        </table:table-row>
        <table:table-row table:style-name="ro1">
          <table:table-cell office:value-type="float" office:value="13890">
            <text:p>13890</text:p>
          </table:table-cell>
          <table:table-cell office:value-type="float" office:value="19199">
            <text:p>19199</text:p>
          </table:table-cell>
          <table:table-cell office:value-type="float" office:value="693801.36">
            <text:p>693801,36</text:p>
          </table:table-cell>
          <table:table-cell office:value-type="float" office:value="38528.6">
            <text:p>38528,6</text:p>
          </table:table-cell>
          <table:table-cell office:value-type="float" office:value="551329.38">
            <text:p>551329,38</text:p>
          </table:table-cell>
          <table:table-cell office:value-type="float" office:value="57727.6">
            <text:p>57727,6</text:p>
          </table:table-cell>
          <table:table-cell office:value-type="float" office:value="1245130.74">
            <text:p>1245130,74</text:p>
          </table:table-cell>
          <table:table-cell/>
          <table:table-cell table:style-name="ce2" office:value-type="date" office:date-value="2019-03-23">
            <text:p>2019-03-23 00:00:00</text:p>
          </table:table-cell>
          <table:table-cell table:number-columns-repeated="1015"/>
        </table:table-row>
        <table:table-row table:style-name="ro1">
          <table:table-cell office:value-type="float" office:value="13300">
            <text:p>13300</text:p>
          </table:table-cell>
          <table:table-cell office:value-type="float" office:value="15064">
            <text:p>15064</text:p>
          </table:table-cell>
          <table:table-cell office:value-type="float" office:value="534002.68">
            <text:p>534002,68</text:p>
          </table:table-cell>
          <table:table-cell office:value-type="float" office:value="27848.73">
            <text:p>27848,73</text:p>
          </table:table-cell>
          <table:table-cell office:value-type="float" office:value="400835.57">
            <text:p>400835,57</text:p>
          </table:table-cell>
          <table:table-cell office:value-type="float" office:value="42912.73">
            <text:p>42912,73</text:p>
          </table:table-cell>
          <table:table-cell office:value-type="float" office:value="934838.25">
            <text:p>934838,25</text:p>
          </table:table-cell>
          <table:table-cell/>
          <table:table-cell table:style-name="ce2" office:value-type="date" office:date-value="2019-03-24">
            <text:p>2019-03-24 00:00:00</text:p>
          </table:table-cell>
          <table:table-cell table:number-columns-repeated="1015"/>
        </table:table-row>
        <table:table-row table:style-name="ro1">
          <table:table-cell office:value-type="float" office:value="13425">
            <text:p>13425</text:p>
          </table:table-cell>
          <table:table-cell office:value-type="float" office:value="11245">
            <text:p>11245</text:p>
          </table:table-cell>
          <table:table-cell office:value-type="float" office:value="413579.9">
            <text:p>413579,9</text:p>
          </table:table-cell>
          <table:table-cell office:value-type="float" office:value="25549.41">
            <text:p>25549,41</text:p>
          </table:table-cell>
          <table:table-cell office:value-type="float" office:value="362201.79">
            <text:p>362201,79</text:p>
          </table:table-cell>
          <table:table-cell office:value-type="float" office:value="36794.41">
            <text:p>36794,41</text:p>
          </table:table-cell>
          <table:table-cell office:value-type="float" office:value="775781.69">
            <text:p>775781,69</text:p>
          </table:table-cell>
          <table:table-cell/>
          <table:table-cell table:style-name="ce2" office:value-type="date" office:date-value="2019-03-25">
            <text:p>2019-03-25 00:00:00</text:p>
          </table:table-cell>
          <table:table-cell table:number-columns-repeated="1015"/>
        </table:table-row>
        <table:table-row table:style-name="ro1">
          <table:table-cell office:value-type="float" office:value="14286">
            <text:p>14286</text:p>
          </table:table-cell>
          <table:table-cell office:value-type="float" office:value="11330">
            <text:p>11330</text:p>
          </table:table-cell>
          <table:table-cell office:value-type="float" office:value="415990.75">
            <text:p>415990,75</text:p>
          </table:table-cell>
          <table:table-cell office:value-type="float" office:value="24800.04">
            <text:p>24800,04</text:p>
          </table:table-cell>
          <table:table-cell office:value-type="float" office:value="349688.11">
            <text:p>349688,11</text:p>
          </table:table-cell>
          <table:table-cell office:value-type="float" office:value="36130.04">
            <text:p>36130,04</text:p>
          </table:table-cell>
          <table:table-cell office:value-type="float" office:value="765678.86">
            <text:p>765678,86</text:p>
          </table:table-cell>
          <table:table-cell/>
          <table:table-cell table:style-name="ce2" office:value-type="date" office:date-value="2019-03-26">
            <text:p>2019-03-26 00:00:00</text:p>
          </table:table-cell>
          <table:table-cell table:number-columns-repeated="1015"/>
        </table:table-row>
        <table:table-row table:style-name="ro1">
          <table:table-cell office:value-type="float" office:value="13425">
            <text:p>13425</text:p>
          </table:table-cell>
          <table:table-cell office:value-type="float" office:value="12302">
            <text:p>12302</text:p>
          </table:table-cell>
          <table:table-cell office:value-type="float" office:value="472247.89">
            <text:p>472247,89</text:p>
          </table:table-cell>
          <table:table-cell office:value-type="float" office:value="27898.42">
            <text:p>27898,42</text:p>
          </table:table-cell>
          <table:table-cell office:value-type="float" office:value="396929.02">
            <text:p>396929,02</text:p>
          </table:table-cell>
          <table:table-cell office:value-type="float" office:value="40200.42">
            <text:p>40200,42</text:p>
          </table:table-cell>
          <table:table-cell office:value-type="float" office:value="869176.91">
            <text:p>869176,91</text:p>
          </table:table-cell>
          <table:table-cell/>
          <table:table-cell table:style-name="ce2" office:value-type="date" office:date-value="2019-03-27">
            <text:p>2019-03-27 00:00:00</text:p>
          </table:table-cell>
          <table:table-cell table:number-columns-repeated="1015"/>
        </table:table-row>
        <table:table-row table:style-name="ro1">
          <table:table-cell office:value-type="float" office:value="15296">
            <text:p>15296</text:p>
          </table:table-cell>
          <table:table-cell office:value-type="float" office:value="13699">
            <text:p>13699</text:p>
          </table:table-cell>
          <table:table-cell office:value-type="float" office:value="510269.36">
            <text:p>510269,36</text:p>
          </table:table-cell>
          <table:table-cell office:value-type="float" office:value="28449.94">
            <text:p>28449,94</text:p>
          </table:table-cell>
          <table:table-cell office:value-type="float" office:value="404119.57">
            <text:p>404119,57</text:p>
          </table:table-cell>
          <table:table-cell office:value-type="float" office:value="42148.94">
            <text:p>42148,94</text:p>
          </table:table-cell>
          <table:table-cell office:value-type="float" office:value="914388.93">
            <text:p>914388,93</text:p>
          </table:table-cell>
          <table:table-cell/>
          <table:table-cell table:style-name="ce2" office:value-type="date" office:date-value="2019-03-28">
            <text:p>2019-03-28 00:00:00</text:p>
          </table:table-cell>
          <table:table-cell table:number-columns-repeated="1015"/>
        </table:table-row>
        <table:table-row table:style-name="ro1">
          <table:table-cell office:value-type="float" office:value="16461">
            <text:p>16461</text:p>
          </table:table-cell>
          <table:table-cell office:value-type="float" office:value="16718">
            <text:p>16718</text:p>
          </table:table-cell>
          <table:table-cell office:value-type="float" office:value="653519.23">
            <text:p>653519,23</text:p>
          </table:table-cell>
          <table:table-cell office:value-type="float" office:value="36419.85">
            <text:p>36419,85</text:p>
          </table:table-cell>
          <table:table-cell office:value-type="float" office:value="521625.86">
            <text:p>521625,86</text:p>
          </table:table-cell>
          <table:table-cell office:value-type="float" office:value="53137.85">
            <text:p>53137,85</text:p>
          </table:table-cell>
          <table:table-cell office:value-type="float" office:value="1175145.09">
            <text:p>1175145,09</text:p>
          </table:table-cell>
          <table:table-cell/>
          <table:table-cell table:style-name="ce2" office:value-type="date" office:date-value="2019-03-29">
            <text:p>2019-03-29 00:00:00</text:p>
          </table:table-cell>
          <table:table-cell table:number-columns-repeated="1015"/>
        </table:table-row>
        <table:table-row table:style-name="ro1">
          <table:table-cell office:value-type="float" office:value="14842">
            <text:p>14842</text:p>
          </table:table-cell>
          <table:table-cell office:value-type="float" office:value="19922">
            <text:p>19922</text:p>
          </table:table-cell>
          <table:table-cell office:value-type="float" office:value="724720.78">
            <text:p>724720,78</text:p>
          </table:table-cell>
          <table:table-cell office:value-type="float" office:value="37552.35">
            <text:p>37552,35</text:p>
          </table:table-cell>
          <table:table-cell office:value-type="float" office:value="538656.15">
            <text:p>538656,15</text:p>
          </table:table-cell>
          <table:table-cell office:value-type="float" office:value="57474.35">
            <text:p>57474,35</text:p>
          </table:table-cell>
          <table:table-cell office:value-type="float" office:value="1263376.93">
            <text:p>1263376,93</text:p>
          </table:table-cell>
          <table:table-cell/>
          <table:table-cell table:style-name="ce2" office:value-type="date" office:date-value="2019-03-30">
            <text:p>2019-03-30 00:00:00</text:p>
          </table:table-cell>
          <table:table-cell table:number-columns-repeated="1015"/>
        </table:table-row>
        <table:table-row table:style-name="ro1">
          <table:table-cell office:value-type="float" office:value="14978">
            <text:p>14978</text:p>
          </table:table-cell>
          <table:table-cell office:value-type="float" office:value="14461">
            <text:p>14461</text:p>
          </table:table-cell>
          <table:table-cell office:value-type="float" office:value="534589.28">
            <text:p>534589,28</text:p>
          </table:table-cell>
          <table:table-cell office:value-type="float" office:value="27136.34">
            <text:p>27136,34</text:p>
          </table:table-cell>
          <table:table-cell office:value-type="float" office:value="391292.49">
            <text:p>391292,49</text:p>
          </table:table-cell>
          <table:table-cell office:value-type="float" office:value="41597.34">
            <text:p>41597,34</text:p>
          </table:table-cell>
          <table:table-cell office:value-type="float" office:value="925881.77">
            <text:p>925881,77</text:p>
          </table:table-cell>
          <table:table-cell/>
          <table:table-cell table:style-name="ce2" office:value-type="date" office:date-value="2019-03-31">
            <text:p>2019-03-31 00:00:00</text:p>
          </table:table-cell>
          <table:table-cell table:number-columns-repeated="1015"/>
        </table:table-row>
        <table:table-row table:style-name="ro1">
          <table:table-cell office:value-type="float" office:value="17436">
            <text:p>17436</text:p>
          </table:table-cell>
          <table:table-cell office:value-type="float" office:value="11471">
            <text:p>11471</text:p>
          </table:table-cell>
          <table:table-cell office:value-type="float" office:value="440419.66">
            <text:p>440419,66</text:p>
          </table:table-cell>
          <table:table-cell office:value-type="float" office:value="27324.7">
            <text:p>27324,7</text:p>
          </table:table-cell>
          <table:table-cell office:value-type="float" office:value="372046.12">
            <text:p>372046,12</text:p>
          </table:table-cell>
          <table:table-cell office:value-type="float" office:value="39152.2">
            <text:p>39152,2</text:p>
          </table:table-cell>
          <table:table-cell office:value-type="float" office:value="812465.78">
            <text:p>812465,78</text:p>
          </table:table-cell>
          <table:table-cell/>
          <table:table-cell table:style-name="ce2" office:value-type="date" office:date-value="2019-04-01">
            <text:p>2019-04-01 00:00:00</text:p>
          </table:table-cell>
          <table:table-cell table:number-columns-repeated="1015"/>
        </table:table-row>
        <table:table-row table:style-name="ro1">
          <table:table-cell office:value-type="float" office:value="18400">
            <text:p>18400</text:p>
          </table:table-cell>
          <table:table-cell office:value-type="float" office:value="12104">
            <text:p>12104</text:p>
          </table:table-cell>
          <table:table-cell office:value-type="float" office:value="470729.3">
            <text:p>470729,3</text:p>
          </table:table-cell>
          <table:table-cell office:value-type="float" office:value="26148.78">
            <text:p>26148,78</text:p>
          </table:table-cell>
          <table:table-cell office:value-type="float" office:value="359367.26">
            <text:p>359367,26</text:p>
          </table:table-cell>
          <table:table-cell office:value-type="float" office:value="38531.28">
            <text:p>38531,28</text:p>
          </table:table-cell>
          <table:table-cell office:value-type="float" office:value="830096.56">
            <text:p>830096,56</text:p>
          </table:table-cell>
          <table:table-cell/>
          <table:table-cell table:style-name="ce2" office:value-type="date" office:date-value="2019-04-02">
            <text:p>2019-04-02 00:00:00</text:p>
          </table:table-cell>
          <table:table-cell table:number-columns-repeated="1015"/>
        </table:table-row>
        <table:table-row table:style-name="ro1">
          <table:table-cell office:value-type="float" office:value="19393">
            <text:p>19393</text:p>
          </table:table-cell>
          <table:table-cell office:value-type="float" office:value="13482">
            <text:p>13482</text:p>
          </table:table-cell>
          <table:table-cell office:value-type="float" office:value="505222.64">
            <text:p>505222,64</text:p>
          </table:table-cell>
          <table:table-cell office:value-type="float" office:value="31509.53">
            <text:p>31509,53</text:p>
          </table:table-cell>
          <table:table-cell office:value-type="float" office:value="437473.95">
            <text:p>437473,95</text:p>
          </table:table-cell>
          <table:table-cell office:value-type="float" office:value="44991.53">
            <text:p>44991,53</text:p>
          </table:table-cell>
          <table:table-cell office:value-type="float" office:value="942696.59">
            <text:p>942696,59</text:p>
          </table:table-cell>
          <table:table-cell/>
          <table:table-cell table:style-name="ce2" office:value-type="date" office:date-value="2019-04-03">
            <text:p>2019-04-03 00:00:00</text:p>
          </table:table-cell>
          <table:table-cell table:number-columns-repeated="1015"/>
        </table:table-row>
        <table:table-row table:style-name="ro1">
          <table:table-cell office:value-type="float" office:value="18810">
            <text:p>18810</text:p>
          </table:table-cell>
          <table:table-cell office:value-type="float" office:value="13358">
            <text:p>13358</text:p>
          </table:table-cell>
          <table:table-cell office:value-type="float" office:value="530928.43">
            <text:p>530928,43</text:p>
          </table:table-cell>
          <table:table-cell office:value-type="float" office:value="35416.31">
            <text:p>35416,31</text:p>
          </table:table-cell>
          <table:table-cell office:value-type="float" office:value="490922.38">
            <text:p>490922,38</text:p>
          </table:table-cell>
          <table:table-cell office:value-type="float" office:value="48999.53">
            <text:p>48999,53</text:p>
          </table:table-cell>
          <table:table-cell office:value-type="float" office:value="1021850.81">
            <text:p>1021850,81</text:p>
          </table:table-cell>
          <table:table-cell/>
          <table:table-cell table:style-name="ce2" office:value-type="date" office:date-value="2019-04-04">
            <text:p>2019-04-04 00:00:00</text:p>
          </table:table-cell>
          <table:table-cell table:number-columns-repeated="1015"/>
        </table:table-row>
        <table:table-row table:style-name="ro1">
          <table:table-cell office:value-type="float" office:value="19824">
            <text:p>19824</text:p>
          </table:table-cell>
          <table:table-cell office:value-type="float" office:value="18547">
            <text:p>18547</text:p>
          </table:table-cell>
          <table:table-cell office:value-type="float" office:value="694205.78">
            <text:p>694205,78</text:p>
          </table:table-cell>
          <table:table-cell office:value-type="float" office:value="42630.69">
            <text:p>42630,69</text:p>
          </table:table-cell>
          <table:table-cell office:value-type="float" office:value="592964.52">
            <text:p>592964,52</text:p>
          </table:table-cell>
          <table:table-cell office:value-type="float" office:value="61177.69">
            <text:p>61177,69</text:p>
          </table:table-cell>
          <table:table-cell office:value-type="float" office:value="1287170.3">
            <text:p>1287170,3</text:p>
          </table:table-cell>
          <table:table-cell/>
          <table:table-cell table:style-name="ce2" office:value-type="date" office:date-value="2019-04-05">
            <text:p>2019-04-05 00:00:00</text:p>
          </table:table-cell>
          <table:table-cell table:number-columns-repeated="1015"/>
        </table:table-row>
        <table:table-row table:style-name="ro1">
          <table:table-cell office:value-type="float" office:value="20317">
            <text:p>20317</text:p>
          </table:table-cell>
          <table:table-cell office:value-type="float" office:value="19643">
            <text:p>19643</text:p>
          </table:table-cell>
          <table:table-cell office:value-type="float" office:value="745672.82">
            <text:p>745672,82</text:p>
          </table:table-cell>
          <table:table-cell office:value-type="float" office:value="46389.03">
            <text:p>46389,03</text:p>
          </table:table-cell>
          <table:table-cell office:value-type="float" office:value="644965.08">
            <text:p>644965,08</text:p>
          </table:table-cell>
          <table:table-cell office:value-type="float" office:value="66032.03">
            <text:p>66032,03</text:p>
          </table:table-cell>
          <table:table-cell office:value-type="float" office:value="1390637.9">
            <text:p>1390637,9</text:p>
          </table:table-cell>
          <table:table-cell/>
          <table:table-cell table:style-name="ce2" office:value-type="date" office:date-value="2019-04-06">
            <text:p>2019-04-06 00:00:00</text:p>
          </table:table-cell>
          <table:table-cell table:number-columns-repeated="1015"/>
        </table:table-row>
        <table:table-row table:style-name="ro1">
          <table:table-cell office:value-type="float" office:value="20538">
            <text:p>20538</text:p>
          </table:table-cell>
          <table:table-cell office:value-type="float" office:value="14422">
            <text:p>14422</text:p>
          </table:table-cell>
          <table:table-cell office:value-type="float" office:value="563304.27">
            <text:p>563304,27</text:p>
          </table:table-cell>
          <table:table-cell office:value-type="float" office:value="34257.78">
            <text:p>34257,78</text:p>
          </table:table-cell>
          <table:table-cell office:value-type="float" office:value="482139.82">
            <text:p>482139,82</text:p>
          </table:table-cell>
          <table:table-cell office:value-type="float" office:value="48679.78">
            <text:p>48679,78</text:p>
          </table:table-cell>
          <table:table-cell office:value-type="float" office:value="1045444.09">
            <text:p>1045444,09</text:p>
          </table:table-cell>
          <table:table-cell/>
          <table:table-cell table:style-name="ce2" office:value-type="date" office:date-value="2019-04-07">
            <text:p>2019-04-07 00:00:00</text:p>
          </table:table-cell>
          <table:table-cell table:number-columns-repeated="1015"/>
        </table:table-row>
        <table:table-row table:style-name="ro1">
          <table:table-cell office:value-type="float" office:value="21604">
            <text:p>21604</text:p>
          </table:table-cell>
          <table:table-cell office:value-type="float" office:value="11024">
            <text:p>11024</text:p>
          </table:table-cell>
          <table:table-cell office:value-type="float" office:value="436473.52">
            <text:p>436473,52</text:p>
          </table:table-cell>
          <table:table-cell office:value-type="float" office:value="32465.85">
            <text:p>32465,85</text:p>
          </table:table-cell>
          <table:table-cell office:value-type="float" office:value="452185.36">
            <text:p>452185,36</text:p>
          </table:table-cell>
          <table:table-cell office:value-type="float" office:value="43489.85">
            <text:p>43489,85</text:p>
          </table:table-cell>
          <table:table-cell office:value-type="float" office:value="888658.88">
            <text:p>888658,88</text:p>
          </table:table-cell>
          <table:table-cell/>
          <table:table-cell table:style-name="ce2" office:value-type="date" office:date-value="2019-04-08">
            <text:p>2019-04-08 00:00:00</text:p>
          </table:table-cell>
          <table:table-cell table:number-columns-repeated="1015"/>
        </table:table-row>
        <table:table-row table:style-name="ro1">
          <table:table-cell office:value-type="float" office:value="21846">
            <text:p>21846</text:p>
          </table:table-cell>
          <table:table-cell office:value-type="float" office:value="11190">
            <text:p>11190</text:p>
          </table:table-cell>
          <table:table-cell office:value-type="float" office:value="439779.22">
            <text:p>439779,22</text:p>
          </table:table-cell>
          <table:table-cell office:value-type="float" office:value="30335.68">
            <text:p>30335,68</text:p>
          </table:table-cell>
          <table:table-cell office:value-type="float" office:value="420623.61">
            <text:p>420623,61</text:p>
          </table:table-cell>
          <table:table-cell office:value-type="float" office:value="41525.68">
            <text:p>41525,68</text:p>
          </table:table-cell>
          <table:table-cell office:value-type="float" office:value="860402.83">
            <text:p>860402,83</text:p>
          </table:table-cell>
          <table:table-cell/>
          <table:table-cell table:style-name="ce2" office:value-type="date" office:date-value="2019-04-09">
            <text:p>2019-04-09 00:00:00</text:p>
          </table:table-cell>
          <table:table-cell table:number-columns-repeated="1015"/>
        </table:table-row>
        <table:table-row table:style-name="ro1">
          <table:table-cell office:value-type="float" office:value="22088">
            <text:p>22088</text:p>
          </table:table-cell>
          <table:table-cell office:value-type="float" office:value="12931">
            <text:p>12931</text:p>
          </table:table-cell>
          <table:table-cell office:value-type="float" office:value="537885.47">
            <text:p>537885,47</text:p>
          </table:table-cell>
          <table:table-cell office:value-type="float" office:value="34591.86">
            <text:p>34591,86</text:p>
          </table:table-cell>
          <table:table-cell office:value-type="float" office:value="475236.2">
            <text:p>475236,2</text:p>
          </table:table-cell>
          <table:table-cell office:value-type="float" office:value="47522.86">
            <text:p>47522,86</text:p>
          </table:table-cell>
          <table:table-cell office:value-type="float" office:value="1013121.67">
            <text:p>1013121,67</text:p>
          </table:table-cell>
          <table:table-cell/>
          <table:table-cell table:style-name="ce2" office:value-type="date" office:date-value="2019-04-10">
            <text:p>2019-04-10 00:00:00</text:p>
          </table:table-cell>
          <table:table-cell table:number-columns-repeated="1015"/>
        </table:table-row>
        <table:table-row table:style-name="ro1">
          <table:table-cell office:value-type="float" office:value="25238">
            <text:p>25238</text:p>
          </table:table-cell>
          <table:table-cell office:value-type="float" office:value="14621">
            <text:p>14621</text:p>
          </table:table-cell>
          <table:table-cell office:value-type="float" office:value="593000.96">
            <text:p>593000,96</text:p>
          </table:table-cell>
          <table:table-cell office:value-type="float" office:value="40017.81">
            <text:p>40017,81</text:p>
          </table:table-cell>
          <table:table-cell office:value-type="float" office:value="535064.79">
            <text:p>535064,79</text:p>
          </table:table-cell>
          <table:table-cell office:value-type="float" office:value="54638.81">
            <text:p>54638,81</text:p>
          </table:table-cell>
          <table:table-cell office:value-type="float" office:value="1128065.75">
            <text:p>1128065,75</text:p>
          </table:table-cell>
          <table:table-cell/>
          <table:table-cell table:style-name="ce2" office:value-type="date" office:date-value="2019-04-11">
            <text:p>2019-04-11 00:00:00</text:p>
          </table:table-cell>
          <table:table-cell table:number-columns-repeated="1015"/>
        </table:table-row>
        <table:table-row table:style-name="ro1">
          <table:table-cell office:value-type="float" office:value="25551">
            <text:p>25551</text:p>
          </table:table-cell>
          <table:table-cell office:value-type="float" office:value="18621">
            <text:p>18621</text:p>
          </table:table-cell>
          <table:table-cell office:value-type="float" office:value="742948.76">
            <text:p>742948,76</text:p>
          </table:table-cell>
          <table:table-cell office:value-type="float" office:value="47263.38">
            <text:p>47263,38</text:p>
          </table:table-cell>
          <table:table-cell office:value-type="float" office:value="658261.33">
            <text:p>658261,33</text:p>
          </table:table-cell>
          <table:table-cell office:value-type="float" office:value="65884.38">
            <text:p>65884,38</text:p>
          </table:table-cell>
          <table:table-cell office:value-type="float" office:value="1401210.09">
            <text:p>1401210,09</text:p>
          </table:table-cell>
          <table:table-cell/>
          <table:table-cell table:style-name="ce2" office:value-type="date" office:date-value="2019-04-12">
            <text:p>2019-04-12 00:00:00</text:p>
          </table:table-cell>
          <table:table-cell table:number-columns-repeated="1015"/>
        </table:table-row>
        <table:table-row table:style-name="ro1">
          <table:table-cell office:value-type="float" office:value="24960">
            <text:p>24960</text:p>
          </table:table-cell>
          <table:table-cell office:value-type="float" office:value="19353">
            <text:p>19353</text:p>
          </table:table-cell>
          <table:table-cell office:value-type="float" office:value="784707.47">
            <text:p>784707,47</text:p>
          </table:table-cell>
          <table:table-cell office:value-type="float" office:value="48036.01">
            <text:p>48036,01</text:p>
          </table:table-cell>
          <table:table-cell office:value-type="float" office:value="676918.3">
            <text:p>676918,3</text:p>
          </table:table-cell>
          <table:table-cell office:value-type="float" office:value="67389.01">
            <text:p>67389,01</text:p>
          </table:table-cell>
          <table:table-cell office:value-type="float" office:value="1461625.77">
            <text:p>1461625,77</text:p>
          </table:table-cell>
          <table:table-cell/>
          <table:table-cell table:style-name="ce2" office:value-type="date" office:date-value="2019-04-13">
            <text:p>2019-04-13 00:00:00</text:p>
          </table:table-cell>
          <table:table-cell table:number-columns-repeated="1015"/>
        </table:table-row>
        <table:table-row table:style-name="ro1">
          <table:table-cell office:value-type="float" office:value="24060">
            <text:p>24060</text:p>
          </table:table-cell>
          <table:table-cell office:value-type="float" office:value="14121">
            <text:p>14121</text:p>
          </table:table-cell>
          <table:table-cell office:value-type="float" office:value="566989.12">
            <text:p>566989,12</text:p>
          </table:table-cell>
          <table:table-cell office:value-type="float" office:value="35300.15">
            <text:p>35300,15</text:p>
          </table:table-cell>
          <table:table-cell office:value-type="float" office:value="496821.37">
            <text:p>496821,37</text:p>
          </table:table-cell>
          <table:table-cell office:value-type="float" office:value="49421.15">
            <text:p>49421,15</text:p>
          </table:table-cell>
          <table:table-cell office:value-type="float" office:value="1063810.49">
            <text:p>1063810,49</text:p>
          </table:table-cell>
          <table:table-cell/>
          <table:table-cell table:style-name="ce2" office:value-type="date" office:date-value="2019-04-14">
            <text:p>2019-04-14 00:00:00</text:p>
          </table:table-cell>
          <table:table-cell table:number-columns-repeated="1015"/>
        </table:table-row>
        <table:table-row table:style-name="ro1">
          <table:table-cell office:value-type="float" office:value="24325">
            <text:p>24325</text:p>
          </table:table-cell>
          <table:table-cell office:value-type="float" office:value="11375">
            <text:p>11375</text:p>
          </table:table-cell>
          <table:table-cell office:value-type="float" office:value="481121.08">
            <text:p>481121,08</text:p>
          </table:table-cell>
          <table:table-cell office:value-type="float" office:value="31166.51">
            <text:p>31166,51</text:p>
          </table:table-cell>
          <table:table-cell office:value-type="float" office:value="433759.11">
            <text:p>433759,11</text:p>
          </table:table-cell>
          <table:table-cell office:value-type="float" office:value="42541.51">
            <text:p>42541,51</text:p>
          </table:table-cell>
          <table:table-cell office:value-type="float" office:value="914880.19">
            <text:p>914880,19</text:p>
          </table:table-cell>
          <table:table-cell/>
          <table:table-cell table:style-name="ce2" office:value-type="date" office:date-value="2019-04-15">
            <text:p>2019-04-15 00:00:00</text:p>
          </table:table-cell>
          <table:table-cell table:number-columns-repeated="1015"/>
        </table:table-row>
        <table:table-row table:style-name="ro1">
          <table:table-cell office:value-type="float" office:value="27950">
            <text:p>27950</text:p>
          </table:table-cell>
          <table:table-cell office:value-type="float" office:value="12793">
            <text:p>12793</text:p>
          </table:table-cell>
          <table:table-cell office:value-type="float" office:value="531902.12">
            <text:p>531902,12</text:p>
          </table:table-cell>
          <table:table-cell office:value-type="float" office:value="34538.63">
            <text:p>34538,63</text:p>
          </table:table-cell>
          <table:table-cell office:value-type="float" office:value="482122.18">
            <text:p>482122,18</text:p>
          </table:table-cell>
          <table:table-cell office:value-type="float" office:value="47331.63">
            <text:p>47331,63</text:p>
          </table:table-cell>
          <table:table-cell office:value-type="float" office:value="1014024.3">
            <text:p>1014024,3</text:p>
          </table:table-cell>
          <table:table-cell/>
          <table:table-cell table:style-name="ce2" office:value-type="date" office:date-value="2019-04-16">
            <text:p>2019-04-16 00:00:00</text:p>
          </table:table-cell>
          <table:table-cell table:number-columns-repeated="1015"/>
        </table:table-row>
        <table:table-row table:style-name="ro1">
          <table:table-cell office:value-type="float" office:value="28288">
            <text:p>28288</text:p>
          </table:table-cell>
          <table:table-cell office:value-type="float" office:value="14349">
            <text:p>14349</text:p>
          </table:table-cell>
          <table:table-cell office:value-type="float" office:value="594530.81">
            <text:p>594530,81</text:p>
          </table:table-cell>
          <table:table-cell office:value-type="float" office:value="40065.02">
            <text:p>40065,02</text:p>
          </table:table-cell>
          <table:table-cell office:value-type="float" office:value="548778.19">
            <text:p>548778,19</text:p>
          </table:table-cell>
          <table:table-cell office:value-type="float" office:value="54414.02">
            <text:p>54414,02</text:p>
          </table:table-cell>
          <table:table-cell office:value-type="float" office:value="1143309">
            <text:p>1143309</text:p>
          </table:table-cell>
          <table:table-cell/>
          <table:table-cell table:style-name="ce2" office:value-type="date" office:date-value="2019-04-17">
            <text:p>2019-04-17 00:00:00</text:p>
          </table:table-cell>
          <table:table-cell table:number-columns-repeated="1015"/>
        </table:table-row>
        <table:table-row table:style-name="ro1">
          <table:table-cell office:value-type="float" office:value="27660">
            <text:p>27660</text:p>
          </table:table-cell>
          <table:table-cell office:value-type="float" office:value="17146">
            <text:p>17146</text:p>
          </table:table-cell>
          <table:table-cell office:value-type="float" office:value="693157.18">
            <text:p>693157,18</text:p>
          </table:table-cell>
          <table:table-cell office:value-type="float" office:value="44713.55">
            <text:p>44713,55</text:p>
          </table:table-cell>
          <table:table-cell office:value-type="float" office:value="608764.08">
            <text:p>608764,08</text:p>
          </table:table-cell>
          <table:table-cell office:value-type="float" office:value="61859.55">
            <text:p>61859,55</text:p>
          </table:table-cell>
          <table:table-cell office:value-type="float" office:value="1301921.26">
            <text:p>1301921,26</text:p>
          </table:table-cell>
          <table:table-cell/>
          <table:table-cell table:style-name="ce2" office:value-type="date" office:date-value="2019-04-18">
            <text:p>2019-04-18 00:00:00</text:p>
          </table:table-cell>
          <table:table-cell table:number-columns-repeated="1015"/>
        </table:table-row>
        <table:table-row table:style-name="ro1">
          <table:table-cell office:value-type="float" office:value="27973">
            <text:p>27973</text:p>
          </table:table-cell>
          <table:table-cell office:value-type="float" office:value="24015">
            <text:p>24015</text:p>
          </table:table-cell>
          <table:table-cell office:value-type="float" office:value="966073.77">
            <text:p>966073,77</text:p>
          </table:table-cell>
          <table:table-cell office:value-type="float" office:value="66448.59">
            <text:p>66448,59</text:p>
          </table:table-cell>
          <table:table-cell office:value-type="float" office:value="911602.17">
            <text:p>911602,17</text:p>
          </table:table-cell>
          <table:table-cell office:value-type="float" office:value="90463.59">
            <text:p>90463,59</text:p>
          </table:table-cell>
          <table:table-cell office:value-type="float" office:value="1877675.94">
            <text:p>1877675,94</text:p>
          </table:table-cell>
          <table:table-cell/>
          <table:table-cell table:style-name="ce2" office:value-type="date" office:date-value="2019-04-19">
            <text:p>2019-04-19 00:00:00</text:p>
          </table:table-cell>
          <table:table-cell table:number-columns-repeated="1015"/>
        </table:table-row>
        <table:table-row table:style-name="ro1">
          <table:table-cell office:value-type="float" office:value="28014">
            <text:p>28014</text:p>
          </table:table-cell>
          <table:table-cell office:value-type="float" office:value="28761">
            <text:p>28761</text:p>
          </table:table-cell>
          <table:table-cell office:value-type="float" office:value="1012955.17">
            <text:p>1012955,17</text:p>
          </table:table-cell>
          <table:table-cell office:value-type="float" office:value="76549.02">
            <text:p>76549,02</text:p>
          </table:table-cell>
          <table:table-cell office:value-type="float" office:value="982671.43">
            <text:p>982671,43</text:p>
          </table:table-cell>
          <table:table-cell office:value-type="float" office:value="105310.02">
            <text:p>105310,02</text:p>
          </table:table-cell>
          <table:table-cell office:value-type="float" office:value="1995626.6">
            <text:p>1995626,6</text:p>
          </table:table-cell>
          <table:table-cell/>
          <table:table-cell table:style-name="ce2" office:value-type="date" office:date-value="2019-04-20">
            <text:p>2019-04-20 00:00:00</text:p>
          </table:table-cell>
          <table:table-cell table:number-columns-repeated="1015"/>
        </table:table-row>
        <table:table-row table:style-name="ro1">
          <table:table-cell office:value-type="float" office:value="25318">
            <text:p>25318</text:p>
          </table:table-cell>
          <table:table-cell office:value-type="float" office:value="8962">
            <text:p>8962</text:p>
          </table:table-cell>
          <table:table-cell office:value-type="float" office:value="350093.95">
            <text:p>350093,95</text:p>
          </table:table-cell>
          <table:table-cell office:value-type="float" office:value="22579.61">
            <text:p>22579,61</text:p>
          </table:table-cell>
          <table:table-cell office:value-type="float" office:value="316735.9">
            <text:p>316735,9</text:p>
          </table:table-cell>
          <table:table-cell office:value-type="float" office:value="31541.61">
            <text:p>31541,61</text:p>
          </table:table-cell>
          <table:table-cell office:value-type="float" office:value="666829.85">
            <text:p>666829,85</text:p>
          </table:table-cell>
          <table:table-cell/>
          <table:table-cell table:style-name="ce2" office:value-type="date" office:date-value="2019-04-21">
            <text:p>2019-04-21 00:00:00</text:p>
          </table:table-cell>
          <table:table-cell table:number-columns-repeated="1015"/>
        </table:table-row>
        <table:table-row table:style-name="ro1">
          <table:table-cell office:value-type="float" office:value="27588">
            <text:p>27588</text:p>
          </table:table-cell>
          <table:table-cell office:value-type="float" office:value="13029">
            <text:p>13029</text:p>
          </table:table-cell>
          <table:table-cell office:value-type="float" office:value="521780.04">
            <text:p>521780,04</text:p>
          </table:table-cell>
          <table:table-cell office:value-type="float" office:value="36464.6">
            <text:p>36464,6</text:p>
          </table:table-cell>
          <table:table-cell office:value-type="float" office:value="517847.31">
            <text:p>517847,31</text:p>
          </table:table-cell>
          <table:table-cell office:value-type="float" office:value="49493.6">
            <text:p>49493,6</text:p>
          </table:table-cell>
          <table:table-cell office:value-type="float" office:value="1039627.35">
            <text:p>1039627,35</text:p>
          </table:table-cell>
          <table:table-cell/>
          <table:table-cell table:style-name="ce2" office:value-type="date" office:date-value="2019-04-22">
            <text:p>2019-04-22 00:00:00</text:p>
          </table:table-cell>
          <table:table-cell table:number-columns-repeated="1015"/>
        </table:table-row>
        <table:table-row table:style-name="ro1">
          <table:table-cell office:value-type="float" office:value="27603">
            <text:p>27603</text:p>
          </table:table-cell>
          <table:table-cell office:value-type="float" office:value="13517">
            <text:p>13517</text:p>
          </table:table-cell>
          <table:table-cell office:value-type="float" office:value="541174.79">
            <text:p>541174,79</text:p>
          </table:table-cell>
          <table:table-cell office:value-type="float" office:value="36220.65">
            <text:p>36220,65</text:p>
          </table:table-cell>
          <table:table-cell office:value-type="float" office:value="508503.24">
            <text:p>508503,24</text:p>
          </table:table-cell>
          <table:table-cell office:value-type="float" office:value="49737.65">
            <text:p>49737,65</text:p>
          </table:table-cell>
          <table:table-cell office:value-type="float" office:value="1049678.03">
            <text:p>1049678,03</text:p>
          </table:table-cell>
          <table:table-cell/>
          <table:table-cell table:style-name="ce2" office:value-type="date" office:date-value="2019-04-23">
            <text:p>2019-04-23 00:00:00</text:p>
          </table:table-cell>
          <table:table-cell table:number-columns-repeated="1015"/>
        </table:table-row>
        <table:table-row table:style-name="ro1">
          <table:table-cell office:value-type="float" office:value="30511">
            <text:p>30511</text:p>
          </table:table-cell>
          <table:table-cell office:value-type="float" office:value="13780">
            <text:p>13780</text:p>
          </table:table-cell>
          <table:table-cell office:value-type="float" office:value="576240.33">
            <text:p>576240,33</text:p>
          </table:table-cell>
          <table:table-cell office:value-type="float" office:value="39819.57">
            <text:p>39819,57</text:p>
          </table:table-cell>
          <table:table-cell office:value-type="float" office:value="553098.8">
            <text:p>553098,8</text:p>
          </table:table-cell>
          <table:table-cell office:value-type="float" office:value="53599.57">
            <text:p>53599,57</text:p>
          </table:table-cell>
          <table:table-cell office:value-type="float" office:value="1129339.13">
            <text:p>1129339,13</text:p>
          </table:table-cell>
          <table:table-cell/>
          <table:table-cell table:style-name="ce2" office:value-type="date" office:date-value="2019-04-24">
            <text:p>2019-04-24 00:00:00</text:p>
          </table:table-cell>
          <table:table-cell table:number-columns-repeated="1015"/>
        </table:table-row>
        <table:table-row table:style-name="ro1">
          <table:table-cell office:value-type="float" office:value="29527">
            <text:p>29527</text:p>
          </table:table-cell>
          <table:table-cell office:value-type="float" office:value="16148">
            <text:p>16148</text:p>
          </table:table-cell>
          <table:table-cell office:value-type="float" office:value="663816.21">
            <text:p>663816,21</text:p>
          </table:table-cell>
          <table:table-cell office:value-type="float" office:value="42341.55">
            <text:p>42341,55</text:p>
          </table:table-cell>
          <table:table-cell office:value-type="float" office:value="587840.63">
            <text:p>587840,63</text:p>
          </table:table-cell>
          <table:table-cell office:value-type="float" office:value="58489.55">
            <text:p>58489,55</text:p>
          </table:table-cell>
          <table:table-cell office:value-type="float" office:value="1251656.84">
            <text:p>1251656,84</text:p>
          </table:table-cell>
          <table:table-cell/>
          <table:table-cell table:style-name="ce2" office:value-type="date" office:date-value="2019-04-25">
            <text:p>2019-04-25 00:00:00</text:p>
          </table:table-cell>
          <table:table-cell table:number-columns-repeated="1015"/>
        </table:table-row>
        <table:table-row table:style-name="ro1">
          <table:table-cell office:value-type="float" office:value="29840">
            <text:p>29840</text:p>
          </table:table-cell>
          <table:table-cell office:value-type="float" office:value="21038">
            <text:p>21038</text:p>
          </table:table-cell>
          <table:table-cell office:value-type="float" office:value="859077.78">
            <text:p>859077,78</text:p>
          </table:table-cell>
          <table:table-cell office:value-type="float" office:value="53300.27">
            <text:p>53300,27</text:p>
          </table:table-cell>
          <table:table-cell office:value-type="float" office:value="746681.09">
            <text:p>746681,09</text:p>
          </table:table-cell>
          <table:table-cell office:value-type="float" office:value="74338.27">
            <text:p>74338,27</text:p>
          </table:table-cell>
          <table:table-cell office:value-type="float" office:value="1605758.87">
            <text:p>1605758,87</text:p>
          </table:table-cell>
          <table:table-cell/>
          <table:table-cell table:style-name="ce2" office:value-type="date" office:date-value="2019-04-26">
            <text:p>2019-04-26 00:00:00</text:p>
          </table:table-cell>
          <table:table-cell table:number-columns-repeated="1015"/>
        </table:table-row>
        <table:table-row table:style-name="ro1">
          <table:table-cell office:value-type="float" office:value="29076">
            <text:p>29076</text:p>
          </table:table-cell>
          <table:table-cell office:value-type="float" office:value="22150">
            <text:p>22150</text:p>
          </table:table-cell>
          <table:table-cell office:value-type="float" office:value="891900.64">
            <text:p>891900,64</text:p>
          </table:table-cell>
          <table:table-cell office:value-type="float" office:value="52454.18">
            <text:p>52454,18</text:p>
          </table:table-cell>
          <table:table-cell office:value-type="float" office:value="737810.52">
            <text:p>737810,52</text:p>
          </table:table-cell>
          <table:table-cell office:value-type="float" office:value="74604.18">
            <text:p>74604,18</text:p>
          </table:table-cell>
          <table:table-cell office:value-type="float" office:value="1629711.16">
            <text:p>1629711,16</text:p>
          </table:table-cell>
          <table:table-cell/>
          <table:table-cell table:style-name="ce2" office:value-type="date" office:date-value="2019-04-27">
            <text:p>2019-04-27 00:00:00</text:p>
          </table:table-cell>
          <table:table-cell table:number-columns-repeated="1015"/>
        </table:table-row>
        <table:table-row table:style-name="ro1">
          <table:table-cell office:value-type="float" office:value="28275">
            <text:p>28275</text:p>
          </table:table-cell>
          <table:table-cell office:value-type="float" office:value="15692">
            <text:p>15692</text:p>
          </table:table-cell>
          <table:table-cell office:value-type="float" office:value="646149.96">
            <text:p>646149,96</text:p>
          </table:table-cell>
          <table:table-cell office:value-type="float" office:value="38291.31">
            <text:p>38291,31</text:p>
          </table:table-cell>
          <table:table-cell office:value-type="float" office:value="544446.73">
            <text:p>544446,73</text:p>
          </table:table-cell>
          <table:table-cell office:value-type="float" office:value="53983.31">
            <text:p>53983,31</text:p>
          </table:table-cell>
          <table:table-cell office:value-type="float" office:value="1190596.69">
            <text:p>1190596,69</text:p>
          </table:table-cell>
          <table:table-cell/>
          <table:table-cell table:style-name="ce2" office:value-type="date" office:date-value="2019-04-28">
            <text:p>2019-04-28 00:00:00</text:p>
          </table:table-cell>
          <table:table-cell table:number-columns-repeated="1015"/>
        </table:table-row>
        <table:table-row table:style-name="ro1">
          <table:table-cell office:value-type="float" office:value="28270">
            <text:p>28270</text:p>
          </table:table-cell>
          <table:table-cell office:value-type="float" office:value="12074">
            <text:p>12074</text:p>
          </table:table-cell>
          <table:table-cell office:value-type="float" office:value="509013.53">
            <text:p>509013,53</text:p>
          </table:table-cell>
          <table:table-cell office:value-type="float" office:value="32883.59">
            <text:p>32883,59</text:p>
          </table:table-cell>
          <table:table-cell office:value-type="float" office:value="457144.75">
            <text:p>457144,75</text:p>
          </table:table-cell>
          <table:table-cell office:value-type="float" office:value="44957.59">
            <text:p>44957,59</text:p>
          </table:table-cell>
          <table:table-cell office:value-type="float" office:value="966158.28">
            <text:p>966158,28</text:p>
          </table:table-cell>
          <table:table-cell/>
          <table:table-cell table:style-name="ce2" office:value-type="date" office:date-value="2019-04-29">
            <text:p>2019-04-29 00:00:00</text:p>
          </table:table-cell>
          <table:table-cell table:number-columns-repeated="1015"/>
        </table:table-row>
        <table:table-row table:style-name="ro1">
          <table:table-cell office:value-type="float" office:value="27423">
            <text:p>27423</text:p>
          </table:table-cell>
          <table:table-cell office:value-type="float" office:value="13499">
            <text:p>13499</text:p>
          </table:table-cell>
          <table:table-cell office:value-type="float" office:value="555957.6">
            <text:p>555957,6</text:p>
          </table:table-cell>
          <table:table-cell office:value-type="float" office:value="37730.15">
            <text:p>37730,15</text:p>
          </table:table-cell>
          <table:table-cell office:value-type="float" office:value="518875.94">
            <text:p>518875,94</text:p>
          </table:table-cell>
          <table:table-cell office:value-type="float" office:value="51229.15">
            <text:p>51229,15</text:p>
          </table:table-cell>
          <table:table-cell office:value-type="float" office:value="1074833.54">
            <text:p>1074833,54</text:p>
          </table:table-cell>
          <table:table-cell/>
          <table:table-cell table:style-name="ce2" office:value-type="date" office:date-value="2019-04-30">
            <text:p>2019-04-30 00:00:00</text:p>
          </table:table-cell>
          <table:table-cell table:number-columns-repeated="1015"/>
        </table:table-row>
        <table:table-row table:style-name="ro1">
          <table:table-cell office:value-type="float" office:value="27665">
            <text:p>27665</text:p>
          </table:table-cell>
          <table:table-cell office:value-type="float" office:value="15358">
            <text:p>15358</text:p>
          </table:table-cell>
          <table:table-cell office:value-type="float" office:value="606543.1">
            <text:p>606543,1</text:p>
          </table:table-cell>
          <table:table-cell office:value-type="float" office:value="45495.76">
            <text:p>45495,76</text:p>
          </table:table-cell>
          <table:table-cell office:value-type="float" office:value="607632.05">
            <text:p>607632,05</text:p>
          </table:table-cell>
          <table:table-cell office:value-type="float" office:value="60853.76">
            <text:p>60853,76</text:p>
          </table:table-cell>
          <table:table-cell office:value-type="float" office:value="1214175.15">
            <text:p>1214175,15</text:p>
          </table:table-cell>
          <table:table-cell/>
          <table:table-cell table:style-name="ce2" office:value-type="date" office:date-value="2019-05-01">
            <text:p>2019-05-01 00:00:00</text:p>
          </table:table-cell>
          <table:table-cell table:number-columns-repeated="1015"/>
        </table:table-row>
        <table:table-row table:style-name="ro1">
          <table:table-cell office:value-type="float" office:value="27907">
            <text:p>27907</text:p>
          </table:table-cell>
          <table:table-cell office:value-type="float" office:value="15320">
            <text:p>15320</text:p>
          </table:table-cell>
          <table:table-cell office:value-type="float" office:value="630165.25">
            <text:p>630165,25</text:p>
          </table:table-cell>
          <table:table-cell office:value-type="float" office:value="46324.27">
            <text:p>46324,27</text:p>
          </table:table-cell>
          <table:table-cell office:value-type="float" office:value="634240.81">
            <text:p>634240,81</text:p>
          </table:table-cell>
          <table:table-cell office:value-type="float" office:value="61644.27">
            <text:p>61644,27</text:p>
          </table:table-cell>
          <table:table-cell office:value-type="float" office:value="1264406.06">
            <text:p>1264406,06</text:p>
          </table:table-cell>
          <table:table-cell/>
          <table:table-cell table:style-name="ce2" office:value-type="date" office:date-value="2019-05-02">
            <text:p>2019-05-02 00:00:00</text:p>
          </table:table-cell>
          <table:table-cell table:number-columns-repeated="1015"/>
        </table:table-row>
        <table:table-row table:style-name="ro1">
          <table:table-cell office:value-type="float" office:value="28149">
            <text:p>28149</text:p>
          </table:table-cell>
          <table:table-cell office:value-type="float" office:value="21879">
            <text:p>21879</text:p>
          </table:table-cell>
          <table:table-cell office:value-type="float" office:value="890950.76">
            <text:p>890950,76</text:p>
          </table:table-cell>
          <table:table-cell office:value-type="float" office:value="63796.45">
            <text:p>63796,45</text:p>
          </table:table-cell>
          <table:table-cell office:value-type="float" office:value="877891.79">
            <text:p>877891,79</text:p>
          </table:table-cell>
          <table:table-cell office:value-type="float" office:value="85675.45">
            <text:p>85675,45</text:p>
          </table:table-cell>
          <table:table-cell office:value-type="float" office:value="1768842.55">
            <text:p>1768842,55</text:p>
          </table:table-cell>
          <table:table-cell/>
          <table:table-cell table:style-name="ce2" office:value-type="date" office:date-value="2019-05-03">
            <text:p>2019-05-03 00:00:00</text:p>
          </table:table-cell>
          <table:table-cell table:number-columns-repeated="1015"/>
        </table:table-row>
        <table:table-row table:style-name="ro1">
          <table:table-cell office:value-type="float" office:value="29547">
            <text:p>29547</text:p>
          </table:table-cell>
          <table:table-cell office:value-type="float" office:value="22088">
            <text:p>22088</text:p>
          </table:table-cell>
          <table:table-cell office:value-type="float" office:value="898680.08">
            <text:p>898680,08</text:p>
          </table:table-cell>
          <table:table-cell office:value-type="float" office:value="60138.92">
            <text:p>60138,92</text:p>
          </table:table-cell>
          <table:table-cell office:value-type="float" office:value="819353.35">
            <text:p>819353,35</text:p>
          </table:table-cell>
          <table:table-cell office:value-type="float" office:value="82226.92">
            <text:p>82226,92</text:p>
          </table:table-cell>
          <table:table-cell office:value-type="float" office:value="1718033.43">
            <text:p>1718033,43</text:p>
          </table:table-cell>
          <table:table-cell/>
          <table:table-cell table:style-name="ce2" office:value-type="date" office:date-value="2019-05-04">
            <text:p>2019-05-04 00:00:00</text:p>
          </table:table-cell>
          <table:table-cell table:number-columns-repeated="1015"/>
        </table:table-row>
        <table:table-row table:style-name="ro1">
          <table:table-cell office:value-type="float" office:value="29812">
            <text:p>29812</text:p>
          </table:table-cell>
          <table:table-cell office:value-type="float" office:value="15533">
            <text:p>15533</text:p>
          </table:table-cell>
          <table:table-cell office:value-type="float" office:value="640524.64">
            <text:p>640524,64</text:p>
          </table:table-cell>
          <table:table-cell office:value-type="float" office:value="44847.8">
            <text:p>44847,8</text:p>
          </table:table-cell>
          <table:table-cell office:value-type="float" office:value="624793">
            <text:p>624793</text:p>
          </table:table-cell>
          <table:table-cell office:value-type="float" office:value="60380.8">
            <text:p>60380,8</text:p>
          </table:table-cell>
          <table:table-cell office:value-type="float" office:value="1265317.64">
            <text:p>1265317,64</text:p>
          </table:table-cell>
          <table:table-cell/>
          <table:table-cell table:style-name="ce2" office:value-type="date" office:date-value="2019-05-05">
            <text:p>2019-05-05 00:00:00</text:p>
          </table:table-cell>
          <table:table-cell table:number-columns-repeated="1015"/>
        </table:table-row>
        <table:table-row table:style-name="ro1">
          <table:table-cell office:value-type="float" office:value="28897">
            <text:p>28897</text:p>
          </table:table-cell>
          <table:table-cell office:value-type="float" office:value="12829">
            <text:p>12829</text:p>
          </table:table-cell>
          <table:table-cell office:value-type="float" office:value="538354.32">
            <text:p>538354,32</text:p>
          </table:table-cell>
          <table:table-cell office:value-type="float" office:value="39491.99">
            <text:p>39491,99</text:p>
          </table:table-cell>
          <table:table-cell office:value-type="float" office:value="538222.54">
            <text:p>538222,54</text:p>
          </table:table-cell>
          <table:table-cell office:value-type="float" office:value="52320.99">
            <text:p>52320,99</text:p>
          </table:table-cell>
          <table:table-cell office:value-type="float" office:value="1076576.86">
            <text:p>1076576,86</text:p>
          </table:table-cell>
          <table:table-cell/>
          <table:table-cell table:style-name="ce2" office:value-type="date" office:date-value="2019-05-06">
            <text:p>2019-05-06 00:00:00</text:p>
          </table:table-cell>
          <table:table-cell table:number-columns-repeated="1015"/>
        </table:table-row>
        <table:table-row table:style-name="ro1">
          <table:table-cell office:value-type="float" office:value="27681">
            <text:p>27681</text:p>
          </table:table-cell>
          <table:table-cell office:value-type="float" office:value="13195">
            <text:p>13195</text:p>
          </table:table-cell>
          <table:table-cell office:value-type="float" office:value="554051.97">
            <text:p>554051,97</text:p>
          </table:table-cell>
          <table:table-cell office:value-type="float" office:value="43136.6">
            <text:p>43136,6</text:p>
          </table:table-cell>
          <table:table-cell office:value-type="float" office:value="578091.86">
            <text:p>578091,86</text:p>
          </table:table-cell>
          <table:table-cell office:value-type="float" office:value="56331.6">
            <text:p>56331,6</text:p>
          </table:table-cell>
          <table:table-cell office:value-type="float" office:value="1132143.83">
            <text:p>1132143,83</text:p>
          </table:table-cell>
          <table:table-cell/>
          <table:table-cell table:style-name="ce2" office:value-type="date" office:date-value="2019-05-07">
            <text:p>2019-05-07 00:00:00</text:p>
          </table:table-cell>
          <table:table-cell table:number-columns-repeated="1015"/>
        </table:table-row>
        <table:table-row table:style-name="ro1">
          <table:table-cell office:value-type="float" office:value="31774">
            <text:p>31774</text:p>
          </table:table-cell>
          <table:table-cell office:value-type="float" office:value="14384">
            <text:p>14384</text:p>
          </table:table-cell>
          <table:table-cell office:value-type="float" office:value="586991.17">
            <text:p>586991,17</text:p>
          </table:table-cell>
          <table:table-cell office:value-type="float" office:value="47308.67">
            <text:p>47308,67</text:p>
          </table:table-cell>
          <table:table-cell office:value-type="float" office:value="639377.52">
            <text:p>639377,52</text:p>
          </table:table-cell>
          <table:table-cell office:value-type="float" office:value="61692.67">
            <text:p>61692,67</text:p>
          </table:table-cell>
          <table:table-cell office:value-type="float" office:value="1226368.69">
            <text:p>1226368,69</text:p>
          </table:table-cell>
          <table:table-cell/>
          <table:table-cell table:style-name="ce2" office:value-type="date" office:date-value="2019-05-08">
            <text:p>2019-05-08 00:00:00</text:p>
          </table:table-cell>
          <table:table-cell table:number-columns-repeated="1015"/>
        </table:table-row>
        <table:table-row table:style-name="ro1">
          <table:table-cell office:value-type="float" office:value="26940">
            <text:p>26940</text:p>
          </table:table-cell>
          <table:table-cell office:value-type="float" office:value="15346">
            <text:p>15346</text:p>
          </table:table-cell>
          <table:table-cell office:value-type="float" office:value="636681.73">
            <text:p>636681,73</text:p>
          </table:table-cell>
          <table:table-cell office:value-type="float" office:value="48901.76">
            <text:p>48901,76</text:p>
          </table:table-cell>
          <table:table-cell office:value-type="float" office:value="666044.4">
            <text:p>666044,4</text:p>
          </table:table-cell>
          <table:table-cell office:value-type="float" office:value="64247.76">
            <text:p>64247,76</text:p>
          </table:table-cell>
          <table:table-cell office:value-type="float" office:value="1302726.13">
            <text:p>1302726,13</text:p>
          </table:table-cell>
          <table:table-cell/>
          <table:table-cell table:style-name="ce2" office:value-type="date" office:date-value="2019-05-09">
            <text:p>2019-05-09 00:00:00</text:p>
          </table:table-cell>
          <table:table-cell table:number-columns-repeated="1015"/>
        </table:table-row>
        <table:table-row table:style-name="ro1">
          <table:table-cell office:value-type="float" office:value="29590">
            <text:p>29590</text:p>
          </table:table-cell>
          <table:table-cell office:value-type="float" office:value="20948">
            <text:p>20948</text:p>
          </table:table-cell>
          <table:table-cell office:value-type="float" office:value="861673.39">
            <text:p>861673,39</text:p>
          </table:table-cell>
          <table:table-cell office:value-type="float" office:value="68648.65">
            <text:p>68648,65</text:p>
          </table:table-cell>
          <table:table-cell office:value-type="float" office:value="936236.73">
            <text:p>936236,73</text:p>
          </table:table-cell>
          <table:table-cell office:value-type="float" office:value="89596.65">
            <text:p>89596,65</text:p>
          </table:table-cell>
          <table:table-cell office:value-type="float" office:value="1797910.12">
            <text:p>1797910,12</text:p>
          </table:table-cell>
          <table:table-cell/>
          <table:table-cell table:style-name="ce2" office:value-type="date" office:date-value="2019-05-10">
            <text:p>2019-05-10 00:00:00</text:p>
          </table:table-cell>
          <table:table-cell table:number-columns-repeated="1015"/>
        </table:table-row>
        <table:table-row table:style-name="ro1">
          <table:table-cell office:value-type="float" office:value="29834">
            <text:p>29834</text:p>
          </table:table-cell>
          <table:table-cell office:value-type="float" office:value="20831">
            <text:p>20831</text:p>
          </table:table-cell>
          <table:table-cell office:value-type="float" office:value="835387.88">
            <text:p>835387,88</text:p>
          </table:table-cell>
          <table:table-cell office:value-type="float" office:value="64719.01">
            <text:p>64719,01</text:p>
          </table:table-cell>
          <table:table-cell office:value-type="float" office:value="870345.05">
            <text:p>870345,05</text:p>
          </table:table-cell>
          <table:table-cell office:value-type="float" office:value="85550.01">
            <text:p>85550,01</text:p>
          </table:table-cell>
          <table:table-cell office:value-type="float" office:value="1705732.93">
            <text:p>1705732,93</text:p>
          </table:table-cell>
          <table:table-cell/>
          <table:table-cell table:style-name="ce2" office:value-type="date" office:date-value="2019-05-11">
            <text:p>2019-05-11 00:00:00</text:p>
          </table:table-cell>
          <table:table-cell table:number-columns-repeated="1015"/>
        </table:table-row>
        <table:table-row table:style-name="ro1">
          <table:table-cell office:value-type="float" office:value="28569">
            <text:p>28569</text:p>
          </table:table-cell>
          <table:table-cell office:value-type="float" office:value="13655">
            <text:p>13655</text:p>
          </table:table-cell>
          <table:table-cell office:value-type="float" office:value="554956.79">
            <text:p>554956,79</text:p>
          </table:table-cell>
          <table:table-cell office:value-type="float" office:value="43503.94">
            <text:p>43503,94</text:p>
          </table:table-cell>
          <table:table-cell office:value-type="float" office:value="595849.38">
            <text:p>595849,38</text:p>
          </table:table-cell>
          <table:table-cell office:value-type="float" office:value="57158.94">
            <text:p>57158,94</text:p>
          </table:table-cell>
          <table:table-cell office:value-type="float" office:value="1150806.17">
            <text:p>1150806,17</text:p>
          </table:table-cell>
          <table:table-cell/>
          <table:table-cell table:style-name="ce2" office:value-type="date" office:date-value="2019-05-12">
            <text:p>2019-05-12 00:00:00</text:p>
          </table:table-cell>
          <table:table-cell table:number-columns-repeated="1015"/>
        </table:table-row>
        <table:table-row table:style-name="ro1">
          <table:table-cell office:value-type="float" office:value="29051">
            <text:p>29051</text:p>
          </table:table-cell>
          <table:table-cell office:value-type="float" office:value="13630">
            <text:p>13630</text:p>
          </table:table-cell>
          <table:table-cell office:value-type="float" office:value="561492.47">
            <text:p>561492,47</text:p>
          </table:table-cell>
          <table:table-cell office:value-type="float" office:value="42039.2">
            <text:p>42039,2</text:p>
          </table:table-cell>
          <table:table-cell office:value-type="float" office:value="571967.23">
            <text:p>571967,23</text:p>
          </table:table-cell>
          <table:table-cell office:value-type="float" office:value="55669.2">
            <text:p>55669,2</text:p>
          </table:table-cell>
          <table:table-cell office:value-type="float" office:value="1133459.7">
            <text:p>1133459,7</text:p>
          </table:table-cell>
          <table:table-cell/>
          <table:table-cell table:style-name="ce2" office:value-type="date" office:date-value="2019-05-13">
            <text:p>2019-05-13 00:00:00</text:p>
          </table:table-cell>
          <table:table-cell table:number-columns-repeated="1015"/>
        </table:table-row>
        <table:table-row table:style-name="ro1">
          <table:table-cell office:value-type="float" office:value="36144">
            <text:p>36144</text:p>
          </table:table-cell>
          <table:table-cell office:value-type="float" office:value="14738">
            <text:p>14738</text:p>
          </table:table-cell>
          <table:table-cell office:value-type="float" office:value="601348.06">
            <text:p>601348,06</text:p>
          </table:table-cell>
          <table:table-cell office:value-type="float" office:value="46964.67">
            <text:p>46964,67</text:p>
          </table:table-cell>
          <table:table-cell office:value-type="float" office:value="634530.67">
            <text:p>634530,67</text:p>
          </table:table-cell>
          <table:table-cell office:value-type="float" office:value="61702.67">
            <text:p>61702,67</text:p>
          </table:table-cell>
          <table:table-cell office:value-type="float" office:value="1235878.73">
            <text:p>1235878,73</text:p>
          </table:table-cell>
          <table:table-cell/>
          <table:table-cell table:style-name="ce2" office:value-type="date" office:date-value="2019-05-14">
            <text:p>2019-05-14 00:00:00</text:p>
          </table:table-cell>
          <table:table-cell table:number-columns-repeated="1015"/>
        </table:table-row>
        <table:table-row table:style-name="ro1">
          <table:table-cell office:value-type="float" office:value="30832">
            <text:p>30832</text:p>
          </table:table-cell>
          <table:table-cell office:value-type="float" office:value="16681">
            <text:p>16681</text:p>
          </table:table-cell>
          <table:table-cell office:value-type="float" office:value="692044.99">
            <text:p>692044,99</text:p>
          </table:table-cell>
          <table:table-cell office:value-type="float" office:value="50567.57">
            <text:p>50567,57</text:p>
          </table:table-cell>
          <table:table-cell office:value-type="float" office:value="689287.73">
            <text:p>689287,73</text:p>
          </table:table-cell>
          <table:table-cell office:value-type="float" office:value="67248.57">
            <text:p>67248,57</text:p>
          </table:table-cell>
          <table:table-cell office:value-type="float" office:value="1381332.72">
            <text:p>1381332,72</text:p>
          </table:table-cell>
          <table:table-cell/>
          <table:table-cell table:style-name="ce2" office:value-type="date" office:date-value="2019-05-15">
            <text:p>2019-05-15 00:00:00</text:p>
          </table:table-cell>
          <table:table-cell table:number-columns-repeated="1015"/>
        </table:table-row>
        <table:table-row table:style-name="ro1">
          <table:table-cell office:value-type="float" office:value="33924">
            <text:p>33924</text:p>
          </table:table-cell>
          <table:table-cell office:value-type="float" office:value="18114">
            <text:p>18114</text:p>
          </table:table-cell>
          <table:table-cell office:value-type="float" office:value="745570.23">
            <text:p>745570,23</text:p>
          </table:table-cell>
          <table:table-cell office:value-type="float" office:value="55228.4">
            <text:p>55228,4</text:p>
          </table:table-cell>
          <table:table-cell office:value-type="float" office:value="746305.05">
            <text:p>746305,05</text:p>
          </table:table-cell>
          <table:table-cell office:value-type="float" office:value="73342.4">
            <text:p>73342,4</text:p>
          </table:table-cell>
          <table:table-cell office:value-type="float" office:value="1491875.28">
            <text:p>1491875,28</text:p>
          </table:table-cell>
          <table:table-cell/>
          <table:table-cell table:style-name="ce2" office:value-type="date" office:date-value="2019-05-16">
            <text:p>2019-05-16 00:00:00</text:p>
          </table:table-cell>
          <table:table-cell table:number-columns-repeated="1015"/>
        </table:table-row>
        <table:table-row table:style-name="ro1">
          <table:table-cell office:value-type="float" office:value="31342">
            <text:p>31342</text:p>
          </table:table-cell>
          <table:table-cell office:value-type="float" office:value="22725">
            <text:p>22725</text:p>
          </table:table-cell>
          <table:table-cell office:value-type="float" office:value="954945.49">
            <text:p>954945,49</text:p>
          </table:table-cell>
          <table:table-cell office:value-type="float" office:value="67930.95">
            <text:p>67930,95</text:p>
          </table:table-cell>
          <table:table-cell office:value-type="float" office:value="935085.19">
            <text:p>935085,19</text:p>
          </table:table-cell>
          <table:table-cell office:value-type="float" office:value="90655.95">
            <text:p>90655,95</text:p>
          </table:table-cell>
          <table:table-cell office:value-type="float" office:value="1890030.68">
            <text:p>1890030,68</text:p>
          </table:table-cell>
          <table:table-cell/>
          <table:table-cell table:style-name="ce2" office:value-type="date" office:date-value="2019-05-17">
            <text:p>2019-05-17 00:00:00</text:p>
          </table:table-cell>
          <table:table-cell table:number-columns-repeated="1015"/>
        </table:table-row>
        <table:table-row table:style-name="ro1">
          <table:table-cell office:value-type="float" office:value="30263">
            <text:p>30263</text:p>
          </table:table-cell>
          <table:table-cell office:value-type="float" office:value="22154">
            <text:p>22154</text:p>
          </table:table-cell>
          <table:table-cell office:value-type="float" office:value="919331.4">
            <text:p>919331,4</text:p>
          </table:table-cell>
          <table:table-cell office:value-type="float" office:value="62942">
            <text:p>62942</text:p>
          </table:table-cell>
          <table:table-cell office:value-type="float" office:value="865261.55">
            <text:p>865261,55</text:p>
          </table:table-cell>
          <table:table-cell office:value-type="float" office:value="85096">
            <text:p>85096</text:p>
          </table:table-cell>
          <table:table-cell office:value-type="float" office:value="1784592.95">
            <text:p>1784592,95</text:p>
          </table:table-cell>
          <table:table-cell/>
          <table:table-cell table:style-name="ce2" office:value-type="date" office:date-value="2019-05-18">
            <text:p>2019-05-18 00:00:00</text:p>
          </table:table-cell>
          <table:table-cell table:number-columns-repeated="1015"/>
        </table:table-row>
        <table:table-row table:style-name="ro1">
          <table:table-cell office:value-type="float" office:value="30237">
            <text:p>30237</text:p>
          </table:table-cell>
          <table:table-cell office:value-type="float" office:value="16847">
            <text:p>16847</text:p>
          </table:table-cell>
          <table:table-cell office:value-type="float" office:value="710085.92">
            <text:p>710085,92</text:p>
          </table:table-cell>
          <table:table-cell office:value-type="float" office:value="48681.18">
            <text:p>48681,18</text:p>
          </table:table-cell>
          <table:table-cell office:value-type="float" office:value="675385.43">
            <text:p>675385,43</text:p>
          </table:table-cell>
          <table:table-cell office:value-type="float" office:value="65528.18">
            <text:p>65528,18</text:p>
          </table:table-cell>
          <table:table-cell office:value-type="float" office:value="1385471.35">
            <text:p>1385471,35</text:p>
          </table:table-cell>
          <table:table-cell/>
          <table:table-cell table:style-name="ce2" office:value-type="date" office:date-value="2019-05-19">
            <text:p>2019-05-19 00:00:00</text:p>
          </table:table-cell>
          <table:table-cell table:number-columns-repeated="1015"/>
        </table:table-row>
        <table:table-row table:style-name="ro1">
          <table:table-cell office:value-type="float" office:value="32052">
            <text:p>32052</text:p>
          </table:table-cell>
          <table:table-cell office:value-type="float" office:value="13811">
            <text:p>13811</text:p>
          </table:table-cell>
          <table:table-cell office:value-type="float" office:value="592943.65">
            <text:p>592943,65</text:p>
          </table:table-cell>
          <table:table-cell office:value-type="float" office:value="43138.75">
            <text:p>43138,75</text:p>
          </table:table-cell>
          <table:table-cell office:value-type="float" office:value="588965.45">
            <text:p>588965,45</text:p>
          </table:table-cell>
          <table:table-cell office:value-type="float" office:value="56949.75">
            <text:p>56949,75</text:p>
          </table:table-cell>
          <table:table-cell office:value-type="float" office:value="1181909.1">
            <text:p>1181909,1</text:p>
          </table:table-cell>
          <table:table-cell/>
          <table:table-cell table:style-name="ce2" office:value-type="date" office:date-value="2019-05-20">
            <text:p>2019-05-20 00:00:00</text:p>
          </table:table-cell>
          <table:table-cell table:number-columns-repeated="1015"/>
        </table:table-row>
        <table:table-row table:style-name="ro1">
          <table:table-cell office:value-type="float" office:value="30696">
            <text:p>30696</text:p>
          </table:table-cell>
          <table:table-cell office:value-type="float" office:value="14369">
            <text:p>14369</text:p>
          </table:table-cell>
          <table:table-cell office:value-type="float" office:value="613714.77">
            <text:p>613714,77</text:p>
          </table:table-cell>
          <table:table-cell office:value-type="float" office:value="45835.27">
            <text:p>45835,27</text:p>
          </table:table-cell>
          <table:table-cell office:value-type="float" office:value="631482.86">
            <text:p>631482,86</text:p>
          </table:table-cell>
          <table:table-cell office:value-type="float" office:value="60204.27">
            <text:p>60204,27</text:p>
          </table:table-cell>
          <table:table-cell office:value-type="float" office:value="1245197.63">
            <text:p>1245197,63</text:p>
          </table:table-cell>
          <table:table-cell/>
          <table:table-cell table:style-name="ce2" office:value-type="date" office:date-value="2019-05-21">
            <text:p>2019-05-21 00:00:00</text:p>
          </table:table-cell>
          <table:table-cell table:number-columns-repeated="1015"/>
        </table:table-row>
        <table:table-row table:style-name="ro1">
          <table:table-cell office:value-type="float" office:value="29312">
            <text:p>29312</text:p>
          </table:table-cell>
          <table:table-cell office:value-type="float" office:value="16275">
            <text:p>16275</text:p>
          </table:table-cell>
          <table:table-cell office:value-type="float" office:value="679230.41">
            <text:p>679230,41</text:p>
          </table:table-cell>
          <table:table-cell office:value-type="float" office:value="50266.17">
            <text:p>50266,17</text:p>
          </table:table-cell>
          <table:table-cell office:value-type="float" office:value="688586.77">
            <text:p>688586,77</text:p>
          </table:table-cell>
          <table:table-cell office:value-type="float" office:value="66541.17">
            <text:p>66541,17</text:p>
          </table:table-cell>
          <table:table-cell office:value-type="float" office:value="1367817.18">
            <text:p>1367817,18</text:p>
          </table:table-cell>
          <table:table-cell/>
          <table:table-cell table:style-name="ce2" office:value-type="date" office:date-value="2019-05-22">
            <text:p>2019-05-22 00:00:00</text:p>
          </table:table-cell>
          <table:table-cell table:number-columns-repeated="1015"/>
        </table:table-row>
        <table:table-row table:style-name="ro1">
          <table:table-cell office:value-type="float" office:value="31372">
            <text:p>31372</text:p>
          </table:table-cell>
          <table:table-cell office:value-type="float" office:value="19828">
            <text:p>19828</text:p>
          </table:table-cell>
          <table:table-cell office:value-type="float" office:value="831623.33">
            <text:p>831623,33</text:p>
          </table:table-cell>
          <table:table-cell office:value-type="float" office:value="59088.59">
            <text:p>59088,59</text:p>
          </table:table-cell>
          <table:table-cell office:value-type="float" office:value="805194.65">
            <text:p>805194,65</text:p>
          </table:table-cell>
          <table:table-cell office:value-type="float" office:value="78916.59">
            <text:p>78916,59</text:p>
          </table:table-cell>
          <table:table-cell office:value-type="float" office:value="1636817.98">
            <text:p>1636817,98</text:p>
          </table:table-cell>
          <table:table-cell/>
          <table:table-cell table:style-name="ce2" office:value-type="date" office:date-value="2019-05-23">
            <text:p>2019-05-23 00:00:00</text:p>
          </table:table-cell>
          <table:table-cell table:number-columns-repeated="1015"/>
        </table:table-row>
        <table:table-row table:style-name="ro1">
          <table:table-cell office:value-type="float" office:value="32986">
            <text:p>32986</text:p>
          </table:table-cell>
          <table:table-cell office:value-type="float" office:value="25672">
            <text:p>25672</text:p>
          </table:table-cell>
          <table:table-cell office:value-type="float" office:value="1065681.3">
            <text:p>1065681,3</text:p>
          </table:table-cell>
          <table:table-cell office:value-type="float" office:value="79547.39">
            <text:p>79547,39</text:p>
          </table:table-cell>
          <table:table-cell office:value-type="float" office:value="1082665.98">
            <text:p>1082665,98</text:p>
          </table:table-cell>
          <table:table-cell office:value-type="float" office:value="105219.39">
            <text:p>105219,39</text:p>
          </table:table-cell>
          <table:table-cell office:value-type="float" office:value="2148347.28">
            <text:p>2148347,28</text:p>
          </table:table-cell>
          <table:table-cell/>
          <table:table-cell table:style-name="ce2" office:value-type="date" office:date-value="2019-05-24">
            <text:p>2019-05-24 00:00:00</text:p>
          </table:table-cell>
          <table:table-cell table:number-columns-repeated="1015"/>
        </table:table-row>
        <table:table-row table:style-name="ro1">
          <table:table-cell office:value-type="float" office:value="36272">
            <text:p>36272</text:p>
          </table:table-cell>
          <table:table-cell office:value-type="float" office:value="23896">
            <text:p>23896</text:p>
          </table:table-cell>
          <table:table-cell office:value-type="float" office:value="976022.46">
            <text:p>976022,46</text:p>
          </table:table-cell>
          <table:table-cell office:value-type="float" office:value="72878.35">
            <text:p>72878,35</text:p>
          </table:table-cell>
          <table:table-cell office:value-type="float" office:value="991574.78">
            <text:p>991574,78</text:p>
          </table:table-cell>
          <table:table-cell office:value-type="float" office:value="96774.35">
            <text:p>96774,35</text:p>
          </table:table-cell>
          <table:table-cell office:value-type="float" office:value="1967597.24">
            <text:p>1967597,24</text:p>
          </table:table-cell>
          <table:table-cell/>
          <table:table-cell table:style-name="ce2" office:value-type="date" office:date-value="2019-05-25">
            <text:p>2019-05-25 00:00:00</text:p>
          </table:table-cell>
          <table:table-cell table:number-columns-repeated="1015"/>
        </table:table-row>
        <table:table-row table:style-name="ro1">
          <table:table-cell office:value-type="float" office:value="33496">
            <text:p>33496</text:p>
          </table:table-cell>
          <table:table-cell office:value-type="float" office:value="18064">
            <text:p>18064</text:p>
          </table:table-cell>
          <table:table-cell office:value-type="float" office:value="750045.35">
            <text:p>750045,35</text:p>
          </table:table-cell>
          <table:table-cell office:value-type="float" office:value="54103.72">
            <text:p>54103,72</text:p>
          </table:table-cell>
          <table:table-cell office:value-type="float" office:value="746274.22">
            <text:p>746274,22</text:p>
          </table:table-cell>
          <table:table-cell office:value-type="float" office:value="72167.72">
            <text:p>72167,72</text:p>
          </table:table-cell>
          <table:table-cell office:value-type="float" office:value="1496319.57">
            <text:p>1496319,57</text:p>
          </table:table-cell>
          <table:table-cell/>
          <table:table-cell table:style-name="ce2" office:value-type="date" office:date-value="2019-05-26">
            <text:p>2019-05-26 00:00:00</text:p>
          </table:table-cell>
          <table:table-cell table:number-columns-repeated="1015"/>
        </table:table-row>
        <table:table-row table:style-name="ro1">
          <table:table-cell office:value-type="float" office:value="33740">
            <text:p>33740</text:p>
          </table:table-cell>
          <table:table-cell office:value-type="float" office:value="12182">
            <text:p>12182</text:p>
          </table:table-cell>
          <table:table-cell office:value-type="float" office:value="501468.83">
            <text:p>501468,83</text:p>
          </table:table-cell>
          <table:table-cell office:value-type="float" office:value="36228.2">
            <text:p>36228,2</text:p>
          </table:table-cell>
          <table:table-cell office:value-type="float" office:value="496430.73">
            <text:p>496430,73</text:p>
          </table:table-cell>
          <table:table-cell office:value-type="float" office:value="48410.2">
            <text:p>48410,2</text:p>
          </table:table-cell>
          <table:table-cell office:value-type="float" office:value="997899.56">
            <text:p>997899,56</text:p>
          </table:table-cell>
          <table:table-cell/>
          <table:table-cell table:style-name="ce2" office:value-type="date" office:date-value="2019-05-27">
            <text:p>2019-05-27 00:00:00</text:p>
          </table:table-cell>
          <table:table-cell table:number-columns-repeated="1015"/>
        </table:table-row>
        <table:table-row table:style-name="ro1">
          <table:table-cell office:value-type="float" office:value="32316">
            <text:p>32316</text:p>
          </table:table-cell>
          <table:table-cell office:value-type="float" office:value="15290">
            <text:p>15290</text:p>
          </table:table-cell>
          <table:table-cell office:value-type="float" office:value="656976.35">
            <text:p>656976,35</text:p>
          </table:table-cell>
          <table:table-cell office:value-type="float" office:value="48870.44">
            <text:p>48870,44</text:p>
          </table:table-cell>
          <table:table-cell office:value-type="float" office:value="662933.47">
            <text:p>662933,47</text:p>
          </table:table-cell>
          <table:table-cell office:value-type="float" office:value="64160.44">
            <text:p>64160,44</text:p>
          </table:table-cell>
          <table:table-cell office:value-type="float" office:value="1319909.82">
            <text:p>1319909,82</text:p>
          </table:table-cell>
          <table:table-cell/>
          <table:table-cell table:style-name="ce2" office:value-type="date" office:date-value="2019-05-28">
            <text:p>2019-05-28 00:00:00</text:p>
          </table:table-cell>
          <table:table-cell table:number-columns-repeated="1015"/>
        </table:table-row>
        <table:table-row table:style-name="ro1">
          <table:table-cell office:value-type="float" office:value="32318">
            <text:p>32318</text:p>
          </table:table-cell>
          <table:table-cell office:value-type="float" office:value="16643">
            <text:p>16643</text:p>
          </table:table-cell>
          <table:table-cell office:value-type="float" office:value="688885.45">
            <text:p>688885,45</text:p>
          </table:table-cell>
          <table:table-cell office:value-type="float" office:value="52231.04">
            <text:p>52231,04</text:p>
          </table:table-cell>
          <table:table-cell office:value-type="float" office:value="708814.74">
            <text:p>708814,74</text:p>
          </table:table-cell>
          <table:table-cell office:value-type="float" office:value="68874.04">
            <text:p>68874,04</text:p>
          </table:table-cell>
          <table:table-cell office:value-type="float" office:value="1397700.19">
            <text:p>1397700,19</text:p>
          </table:table-cell>
          <table:table-cell/>
          <table:table-cell table:style-name="ce2" office:value-type="date" office:date-value="2019-05-29">
            <text:p>2019-05-29 00:00:00</text:p>
          </table:table-cell>
          <table:table-cell table:number-columns-repeated="1015"/>
        </table:table-row>
        <table:table-row table:style-name="ro1">
          <table:table-cell office:value-type="float" office:value="32551">
            <text:p>32551</text:p>
          </table:table-cell>
          <table:table-cell office:value-type="float" office:value="17794">
            <text:p>17794</text:p>
          </table:table-cell>
          <table:table-cell office:value-type="float" office:value="741395.24">
            <text:p>741395,24</text:p>
          </table:table-cell>
          <table:table-cell office:value-type="float" office:value="55773.23">
            <text:p>55773,23</text:p>
          </table:table-cell>
          <table:table-cell office:value-type="float" office:value="756676.45">
            <text:p>756676,45</text:p>
          </table:table-cell>
          <table:table-cell office:value-type="float" office:value="73567.23">
            <text:p>73567,23</text:p>
          </table:table-cell>
          <table:table-cell office:value-type="float" office:value="1498071.69">
            <text:p>1498071,69</text:p>
          </table:table-cell>
          <table:table-cell/>
          <table:table-cell table:style-name="ce2" office:value-type="date" office:date-value="2019-05-30">
            <text:p>2019-05-30 00:00:00</text:p>
          </table:table-cell>
          <table:table-cell table:number-columns-repeated="1015"/>
        </table:table-row>
        <table:table-row table:style-name="ro1">
          <table:table-cell office:value-type="float" office:value="34477">
            <text:p>34477</text:p>
          </table:table-cell>
          <table:table-cell office:value-type="float" office:value="22414">
            <text:p>22414</text:p>
          </table:table-cell>
          <table:table-cell office:value-type="float" office:value="940730.86">
            <text:p>940730,86</text:p>
          </table:table-cell>
          <table:table-cell office:value-type="float" office:value="74093.06">
            <text:p>74093,06</text:p>
          </table:table-cell>
          <table:table-cell office:value-type="float" office:value="1010026.44">
            <text:p>1010026,44</text:p>
          </table:table-cell>
          <table:table-cell office:value-type="float" office:value="96507.06">
            <text:p>96507,06</text:p>
          </table:table-cell>
          <table:table-cell office:value-type="float" office:value="1950757.3">
            <text:p>1950757,3</text:p>
          </table:table-cell>
          <table:table-cell/>
          <table:table-cell table:style-name="ce2" office:value-type="date" office:date-value="2019-05-31">
            <text:p>2019-05-31 00:00:00</text:p>
          </table:table-cell>
          <table:table-cell table:number-columns-repeated="1015"/>
        </table:table-row>
        <table:table-row table:style-name="ro1">
          <table:table-cell office:value-type="float" office:value="34936">
            <text:p>34936</text:p>
          </table:table-cell>
          <table:table-cell office:value-type="float" office:value="22096">
            <text:p>22096</text:p>
          </table:table-cell>
          <table:table-cell office:value-type="float" office:value="893044.94">
            <text:p>893044,94</text:p>
          </table:table-cell>
          <table:table-cell office:value-type="float" office:value="72177.55">
            <text:p>72177,55</text:p>
          </table:table-cell>
          <table:table-cell office:value-type="float" office:value="966925.85">
            <text:p>966925,85</text:p>
          </table:table-cell>
          <table:table-cell office:value-type="float" office:value="94273.55">
            <text:p>94273,55</text:p>
          </table:table-cell>
          <table:table-cell office:value-type="float" office:value="1859970.79">
            <text:p>1859970,79</text:p>
          </table:table-cell>
          <table:table-cell/>
          <table:table-cell table:style-name="ce2" office:value-type="date" office:date-value="2019-06-01">
            <text:p>2019-06-01 00:00:00</text:p>
          </table:table-cell>
          <table:table-cell table:number-columns-repeated="1015"/>
        </table:table-row>
        <table:table-row table:style-name="ro1">
          <table:table-cell office:value-type="float" office:value="38397">
            <text:p>38397</text:p>
          </table:table-cell>
          <table:table-cell office:value-type="float" office:value="16754">
            <text:p>16754</text:p>
          </table:table-cell>
          <table:table-cell office:value-type="float" office:value="698855.69">
            <text:p>698855,69</text:p>
          </table:table-cell>
          <table:table-cell office:value-type="float" office:value="51524.13">
            <text:p>51524,13</text:p>
          </table:table-cell>
          <table:table-cell office:value-type="float" office:value="708025.05">
            <text:p>708025,05</text:p>
          </table:table-cell>
          <table:table-cell office:value-type="float" office:value="68280.49">
            <text:p>68280,49</text:p>
          </table:table-cell>
          <table:table-cell office:value-type="float" office:value="1406880.74">
            <text:p>1406880,74</text:p>
          </table:table-cell>
          <table:table-cell/>
          <table:table-cell table:style-name="ce2" office:value-type="date" office:date-value="2019-06-02">
            <text:p>2019-06-02 00:00:00</text:p>
          </table:table-cell>
          <table:table-cell table:number-columns-repeated="1015"/>
        </table:table-row>
        <table:table-row table:style-name="ro1">
          <table:table-cell office:value-type="float" office:value="37169">
            <text:p>37169</text:p>
          </table:table-cell>
          <table:table-cell office:value-type="float" office:value="15884">
            <text:p>15884</text:p>
          </table:table-cell>
          <table:table-cell office:value-type="float" office:value="664026.6">
            <text:p>664026,6</text:p>
          </table:table-cell>
          <table:table-cell office:value-type="float" office:value="54051.67">
            <text:p>54051,67</text:p>
          </table:table-cell>
          <table:table-cell office:value-type="float" office:value="726119.13">
            <text:p>726119,13</text:p>
          </table:table-cell>
          <table:table-cell office:value-type="float" office:value="69937.79">
            <text:p>69937,79</text:p>
          </table:table-cell>
          <table:table-cell office:value-type="float" office:value="1390145.73">
            <text:p>1390145,73</text:p>
          </table:table-cell>
          <table:table-cell/>
          <table:table-cell table:style-name="ce2" office:value-type="date" office:date-value="2019-06-03">
            <text:p>2019-06-03 00:00:00</text:p>
          </table:table-cell>
          <table:table-cell table:number-columns-repeated="1015"/>
        </table:table-row>
        <table:table-row table:style-name="ro1">
          <table:table-cell office:value-type="float" office:value="37434">
            <text:p>37434</text:p>
          </table:table-cell>
          <table:table-cell office:value-type="float" office:value="15745">
            <text:p>15745</text:p>
          </table:table-cell>
          <table:table-cell office:value-type="float" office:value="676064.03">
            <text:p>676064,03</text:p>
          </table:table-cell>
          <table:table-cell office:value-type="float" office:value="51505.59">
            <text:p>51505,59</text:p>
          </table:table-cell>
          <table:table-cell office:value-type="float" office:value="701500.06">
            <text:p>701500,06</text:p>
          </table:table-cell>
          <table:table-cell office:value-type="float" office:value="67634.09">
            <text:p>67634,09</text:p>
          </table:table-cell>
          <table:table-cell office:value-type="float" office:value="1377564.09">
            <text:p>1377564,09</text:p>
          </table:table-cell>
          <table:table-cell/>
          <table:table-cell table:style-name="ce2" office:value-type="date" office:date-value="2019-06-04">
            <text:p>2019-06-04 00:00:00</text:p>
          </table:table-cell>
          <table:table-cell table:number-columns-repeated="1015"/>
        </table:table-row>
        <table:table-row table:style-name="ro1">
          <table:table-cell office:value-type="float" office:value="37496">
            <text:p>37496</text:p>
          </table:table-cell>
          <table:table-cell office:value-type="float" office:value="17540">
            <text:p>17540</text:p>
          </table:table-cell>
          <table:table-cell office:value-type="float" office:value="723551.98">
            <text:p>723551,98</text:p>
          </table:table-cell>
          <table:table-cell office:value-type="float" office:value="55519.15">
            <text:p>55519,15</text:p>
          </table:table-cell>
          <table:table-cell office:value-type="float" office:value="742787.6">
            <text:p>742787,6</text:p>
          </table:table-cell>
          <table:table-cell office:value-type="float" office:value="73059.15">
            <text:p>73059,15</text:p>
          </table:table-cell>
          <table:table-cell office:value-type="float" office:value="1466339.58">
            <text:p>1466339,58</text:p>
          </table:table-cell>
          <table:table-cell/>
          <table:table-cell table:style-name="ce2" office:value-type="date" office:date-value="2019-06-05">
            <text:p>2019-06-05 00:00:00</text:p>
          </table:table-cell>
          <table:table-cell table:number-columns-repeated="1015"/>
        </table:table-row>
        <table:table-row table:style-name="ro1">
          <table:table-cell office:value-type="float" office:value="39320">
            <text:p>39320</text:p>
          </table:table-cell>
          <table:table-cell office:value-type="float" office:value="18956">
            <text:p>18956</text:p>
          </table:table-cell>
          <table:table-cell office:value-type="float" office:value="813070.46">
            <text:p>813070,46</text:p>
          </table:table-cell>
          <table:table-cell office:value-type="float" office:value="60104.74">
            <text:p>60104,74</text:p>
          </table:table-cell>
          <table:table-cell office:value-type="float" office:value="813006.95">
            <text:p>813006,95</text:p>
          </table:table-cell>
          <table:table-cell office:value-type="float" office:value="79124.77">
            <text:p>79124,77</text:p>
          </table:table-cell>
          <table:table-cell office:value-type="float" office:value="1626077.41">
            <text:p>1626077,41</text:p>
          </table:table-cell>
          <table:table-cell/>
          <table:table-cell table:style-name="ce2" office:value-type="date" office:date-value="2019-06-06">
            <text:p>2019-06-06 00:00:00</text:p>
          </table:table-cell>
          <table:table-cell table:number-columns-repeated="1015"/>
        </table:table-row>
        <table:table-row table:style-name="ro1">
          <table:table-cell office:value-type="float" office:value="36478">
            <text:p>36478</text:p>
          </table:table-cell>
          <table:table-cell office:value-type="float" office:value="23010">
            <text:p>23010</text:p>
          </table:table-cell>
          <table:table-cell office:value-type="float" office:value="969440.53">
            <text:p>969440,53</text:p>
          </table:table-cell>
          <table:table-cell office:value-type="float" office:value="78632.93">
            <text:p>78632,93</text:p>
          </table:table-cell>
          <table:table-cell office:value-type="float" office:value="1070827.7">
            <text:p>1070827,7</text:p>
          </table:table-cell>
          <table:table-cell office:value-type="float" office:value="101642.93">
            <text:p>101642,93</text:p>
          </table:table-cell>
          <table:table-cell office:value-type="float" office:value="2040268.23">
            <text:p>2040268,23</text:p>
          </table:table-cell>
          <table:table-cell/>
          <table:table-cell table:style-name="ce2" office:value-type="date" office:date-value="2019-06-07">
            <text:p>2019-06-07 00:00:00</text:p>
          </table:table-cell>
          <table:table-cell table:number-columns-repeated="1015"/>
        </table:table-row>
        <table:table-row table:style-name="ro1">
          <table:table-cell office:value-type="float" office:value="36528">
            <text:p>36528</text:p>
          </table:table-cell>
          <table:table-cell office:value-type="float" office:value="22477">
            <text:p>22477</text:p>
          </table:table-cell>
          <table:table-cell office:value-type="float" office:value="939649.55">
            <text:p>939649,55</text:p>
          </table:table-cell>
          <table:table-cell office:value-type="float" office:value="69793.05">
            <text:p>69793,05</text:p>
          </table:table-cell>
          <table:table-cell office:value-type="float" office:value="964916.22">
            <text:p>964916,22</text:p>
          </table:table-cell>
          <table:table-cell office:value-type="float" office:value="92270.05">
            <text:p>92270,05</text:p>
          </table:table-cell>
          <table:table-cell office:value-type="float" office:value="1904565.77">
            <text:p>1904565,77</text:p>
          </table:table-cell>
          <table:table-cell/>
          <table:table-cell table:style-name="ce2" office:value-type="date" office:date-value="2019-06-08">
            <text:p>2019-06-08 00:00:00</text:p>
          </table:table-cell>
          <table:table-cell table:number-columns-repeated="1015"/>
        </table:table-row>
        <table:table-row table:style-name="ro1">
          <table:table-cell office:value-type="float" office:value="36778">
            <text:p>36778</text:p>
          </table:table-cell>
          <table:table-cell office:value-type="float" office:value="17513">
            <text:p>17513</text:p>
          </table:table-cell>
          <table:table-cell office:value-type="float" office:value="766635.58">
            <text:p>766635,58</text:p>
          </table:table-cell>
          <table:table-cell office:value-type="float" office:value="51793.71">
            <text:p>51793,71</text:p>
          </table:table-cell>
          <table:table-cell office:value-type="float" office:value="712049.9">
            <text:p>712049,9</text:p>
          </table:table-cell>
          <table:table-cell office:value-type="float" office:value="69679.21">
            <text:p>69679,21</text:p>
          </table:table-cell>
          <table:table-cell office:value-type="float" office:value="1478685.48">
            <text:p>1478685,48</text:p>
          </table:table-cell>
          <table:table-cell/>
          <table:table-cell table:style-name="ce2" office:value-type="date" office:date-value="2019-06-09">
            <text:p>2019-06-09 00:00:00</text:p>
          </table:table-cell>
          <table:table-cell table:number-columns-repeated="1015"/>
        </table:table-row>
        <table:table-row table:style-name="ro1">
          <table:table-cell office:value-type="float" office:value="35235">
            <text:p>35235</text:p>
          </table:table-cell>
          <table:table-cell office:value-type="float" office:value="16371">
            <text:p>16371</text:p>
          </table:table-cell>
          <table:table-cell office:value-type="float" office:value="713176.21">
            <text:p>713176,21</text:p>
          </table:table-cell>
          <table:table-cell office:value-type="float" office:value="49076.82">
            <text:p>49076,82</text:p>
          </table:table-cell>
          <table:table-cell office:value-type="float" office:value="666473.3">
            <text:p>666473,3</text:p>
          </table:table-cell>
          <table:table-cell office:value-type="float" office:value="65806.32">
            <text:p>65806,32</text:p>
          </table:table-cell>
          <table:table-cell office:value-type="float" office:value="1379649.51">
            <text:p>1379649,51</text:p>
          </table:table-cell>
          <table:table-cell/>
          <table:table-cell table:style-name="ce2" office:value-type="date" office:date-value="2019-06-10">
            <text:p>2019-06-10 00:00:00</text:p>
          </table:table-cell>
          <table:table-cell table:number-columns-repeated="1015"/>
        </table:table-row>
        <table:table-row table:style-name="ro1">
          <table:table-cell office:value-type="float" office:value="37269">
            <text:p>37269</text:p>
          </table:table-cell>
          <table:table-cell office:value-type="float" office:value="17751">
            <text:p>17751</text:p>
          </table:table-cell>
          <table:table-cell office:value-type="float" office:value="756406.23">
            <text:p>756406,23</text:p>
          </table:table-cell>
          <table:table-cell office:value-type="float" office:value="57471.31">
            <text:p>57471,31</text:p>
          </table:table-cell>
          <table:table-cell office:value-type="float" office:value="761664.7">
            <text:p>761664,7</text:p>
          </table:table-cell>
          <table:table-cell office:value-type="float" office:value="75514.81">
            <text:p>75514,81</text:p>
          </table:table-cell>
          <table:table-cell office:value-type="float" office:value="1518070.93">
            <text:p>1518070,93</text:p>
          </table:table-cell>
          <table:table-cell/>
          <table:table-cell table:style-name="ce2" office:value-type="date" office:date-value="2019-06-11">
            <text:p>2019-06-11 00:00:00</text:p>
          </table:table-cell>
          <table:table-cell table:number-columns-repeated="1015"/>
        </table:table-row>
        <table:table-row table:style-name="ro1">
          <table:table-cell office:value-type="float" office:value="37342">
            <text:p>37342</text:p>
          </table:table-cell>
          <table:table-cell office:value-type="float" office:value="18432">
            <text:p>18432</text:p>
          </table:table-cell>
          <table:table-cell office:value-type="float" office:value="769852.09">
            <text:p>769852,09</text:p>
          </table:table-cell>
          <table:table-cell office:value-type="float" office:value="56167.09">
            <text:p>56167,09</text:p>
          </table:table-cell>
          <table:table-cell office:value-type="float" office:value="752074.2">
            <text:p>752074,2</text:p>
          </table:table-cell>
          <table:table-cell office:value-type="float" office:value="74599.09">
            <text:p>74599,09</text:p>
          </table:table-cell>
          <table:table-cell office:value-type="float" office:value="1521926.29">
            <text:p>1521926,29</text:p>
          </table:table-cell>
          <table:table-cell/>
          <table:table-cell table:style-name="ce2" office:value-type="date" office:date-value="2019-06-12">
            <text:p>2019-06-12 00:00:00</text:p>
          </table:table-cell>
          <table:table-cell table:number-columns-repeated="1015"/>
        </table:table-row>
        <table:table-row table:style-name="ro1">
          <table:table-cell office:value-type="float" office:value="34308">
            <text:p>34308</text:p>
          </table:table-cell>
          <table:table-cell office:value-type="float" office:value="19883">
            <text:p>19883</text:p>
          </table:table-cell>
          <table:table-cell office:value-type="float" office:value="844413.25">
            <text:p>844413,25</text:p>
          </table:table-cell>
          <table:table-cell office:value-type="float" office:value="62114.89">
            <text:p>62114,89</text:p>
          </table:table-cell>
          <table:table-cell office:value-type="float" office:value="848791.35">
            <text:p>848791,35</text:p>
          </table:table-cell>
          <table:table-cell office:value-type="float" office:value="81997.89">
            <text:p>81997,89</text:p>
          </table:table-cell>
          <table:table-cell office:value-type="float" office:value="1693204.6">
            <text:p>1693204,6</text:p>
          </table:table-cell>
          <table:table-cell/>
          <table:table-cell table:style-name="ce2" office:value-type="date" office:date-value="2019-06-13">
            <text:p>2019-06-13 00:00:00</text:p>
          </table:table-cell>
          <table:table-cell table:number-columns-repeated="1015"/>
        </table:table-row>
        <table:table-row table:style-name="ro1">
          <table:table-cell office:value-type="float" office:value="36175">
            <text:p>36175</text:p>
          </table:table-cell>
          <table:table-cell office:value-type="float" office:value="26933">
            <text:p>26933</text:p>
          </table:table-cell>
          <table:table-cell office:value-type="float" office:value="1124636.77">
            <text:p>1124636,77</text:p>
          </table:table-cell>
          <table:table-cell office:value-type="float" office:value="81720.01">
            <text:p>81720,01</text:p>
          </table:table-cell>
          <table:table-cell office:value-type="float" office:value="1114933.35">
            <text:p>1114933,35</text:p>
          </table:table-cell>
          <table:table-cell office:value-type="float" office:value="108653.01">
            <text:p>108653,01</text:p>
          </table:table-cell>
          <table:table-cell office:value-type="float" office:value="2239570.12">
            <text:p>2239570,12</text:p>
          </table:table-cell>
          <table:table-cell/>
          <table:table-cell table:style-name="ce2" office:value-type="date" office:date-value="2019-06-14">
            <text:p>2019-06-14 00:00:00</text:p>
          </table:table-cell>
          <table:table-cell table:number-columns-repeated="1015"/>
        </table:table-row>
        <table:table-row table:style-name="ro1">
          <table:table-cell office:value-type="float" office:value="36570">
            <text:p>36570</text:p>
          </table:table-cell>
          <table:table-cell office:value-type="float" office:value="24583">
            <text:p>24583</text:p>
          </table:table-cell>
          <table:table-cell office:value-type="float" office:value="1016608.55">
            <text:p>1016608,55</text:p>
          </table:table-cell>
          <table:table-cell office:value-type="float" office:value="72352.52">
            <text:p>72352,52</text:p>
          </table:table-cell>
          <table:table-cell office:value-type="float" office:value="990716.55">
            <text:p>990716,55</text:p>
          </table:table-cell>
          <table:table-cell office:value-type="float" office:value="96935.52">
            <text:p>96935,52</text:p>
          </table:table-cell>
          <table:table-cell office:value-type="float" office:value="2007325.1">
            <text:p>2007325,1</text:p>
          </table:table-cell>
          <table:table-cell/>
          <table:table-cell table:style-name="ce2" office:value-type="date" office:date-value="2019-06-15">
            <text:p>2019-06-15 00:00:00</text:p>
          </table:table-cell>
          <table:table-cell table:number-columns-repeated="1015"/>
        </table:table-row>
        <table:table-row table:style-name="ro1">
          <table:table-cell office:value-type="float" office:value="33268">
            <text:p>33268</text:p>
          </table:table-cell>
          <table:table-cell office:value-type="float" office:value="18033">
            <text:p>18033</text:p>
          </table:table-cell>
          <table:table-cell office:value-type="float" office:value="760465.93">
            <text:p>760465,93</text:p>
          </table:table-cell>
          <table:table-cell office:value-type="float" office:value="56401.41">
            <text:p>56401,41</text:p>
          </table:table-cell>
          <table:table-cell office:value-type="float" office:value="775707">
            <text:p>775707</text:p>
          </table:table-cell>
          <table:table-cell office:value-type="float" office:value="74434.41">
            <text:p>74434,41</text:p>
          </table:table-cell>
          <table:table-cell office:value-type="float" office:value="1536172.93">
            <text:p>1536172,93</text:p>
          </table:table-cell>
          <table:table-cell/>
          <table:table-cell table:style-name="ce2" office:value-type="date" office:date-value="2019-06-16">
            <text:p>2019-06-16 00:00:00</text:p>
          </table:table-cell>
          <table:table-cell table:number-columns-repeated="1015"/>
        </table:table-row>
        <table:table-row table:style-name="ro1">
          <table:table-cell office:value-type="float" office:value="36999">
            <text:p>36999</text:p>
          </table:table-cell>
          <table:table-cell office:value-type="float" office:value="17585">
            <text:p>17585</text:p>
          </table:table-cell>
          <table:table-cell office:value-type="float" office:value="752298.71">
            <text:p>752298,71</text:p>
          </table:table-cell>
          <table:table-cell office:value-type="float" office:value="59174.6">
            <text:p>59174,6</text:p>
          </table:table-cell>
          <table:table-cell office:value-type="float" office:value="787259.2">
            <text:p>787259,2</text:p>
          </table:table-cell>
          <table:table-cell office:value-type="float" office:value="77110.1">
            <text:p>77110,1</text:p>
          </table:table-cell>
          <table:table-cell office:value-type="float" office:value="1539557.91">
            <text:p>1539557,91</text:p>
          </table:table-cell>
          <table:table-cell/>
          <table:table-cell table:style-name="ce2" office:value-type="date" office:date-value="2019-06-17">
            <text:p>2019-06-17 00:00:00</text:p>
          </table:table-cell>
          <table:table-cell table:number-columns-repeated="1015"/>
        </table:table-row>
        <table:table-row table:style-name="ro1">
          <table:table-cell office:value-type="float" office:value="40638">
            <text:p>40638</text:p>
          </table:table-cell>
          <table:table-cell office:value-type="float" office:value="18165">
            <text:p>18165</text:p>
          </table:table-cell>
          <table:table-cell office:value-type="float" office:value="773711.75">
            <text:p>773711,75</text:p>
          </table:table-cell>
          <table:table-cell office:value-type="float" office:value="61422.45">
            <text:p>61422,45</text:p>
          </table:table-cell>
          <table:table-cell office:value-type="float" office:value="804387.4">
            <text:p>804387,4</text:p>
          </table:table-cell>
          <table:table-cell office:value-type="float" office:value="79587.45">
            <text:p>79587,45</text:p>
          </table:table-cell>
          <table:table-cell office:value-type="float" office:value="1578099.15">
            <text:p>1578099,15</text:p>
          </table:table-cell>
          <table:table-cell/>
          <table:table-cell table:style-name="ce2" office:value-type="date" office:date-value="2019-06-18">
            <text:p>2019-06-18 00:00:00</text:p>
          </table:table-cell>
          <table:table-cell table:number-columns-repeated="1015"/>
        </table:table-row>
        <table:table-row table:style-name="ro1">
          <table:table-cell office:value-type="float" office:value="39194">
            <text:p>39194</text:p>
          </table:table-cell>
          <table:table-cell office:value-type="float" office:value="18947">
            <text:p>18947</text:p>
          </table:table-cell>
          <table:table-cell office:value-type="float" office:value="799958.06">
            <text:p>799958,06</text:p>
          </table:table-cell>
          <table:table-cell office:value-type="float" office:value="63065.08">
            <text:p>63065,08</text:p>
          </table:table-cell>
          <table:table-cell office:value-type="float" office:value="840399.18">
            <text:p>840399,18</text:p>
          </table:table-cell>
          <table:table-cell office:value-type="float" office:value="82012.08">
            <text:p>82012,08</text:p>
          </table:table-cell>
          <table:table-cell office:value-type="float" office:value="1640357.24">
            <text:p>1640357,24</text:p>
          </table:table-cell>
          <table:table-cell/>
          <table:table-cell table:style-name="ce2" office:value-type="date" office:date-value="2019-06-19">
            <text:p>2019-06-19 00:00:00</text:p>
          </table:table-cell>
          <table:table-cell table:number-columns-repeated="1015"/>
        </table:table-row>
        <table:table-row table:style-name="ro1">
          <table:table-cell office:value-type="float" office:value="39444">
            <text:p>39444</text:p>
          </table:table-cell>
          <table:table-cell office:value-type="float" office:value="21612">
            <text:p>21612</text:p>
          </table:table-cell>
          <table:table-cell office:value-type="float" office:value="915855.65">
            <text:p>915855,65</text:p>
          </table:table-cell>
          <table:table-cell office:value-type="float" office:value="69444.97">
            <text:p>69444,97</text:p>
          </table:table-cell>
          <table:table-cell office:value-type="float" office:value="930212.85">
            <text:p>930212,85</text:p>
          </table:table-cell>
          <table:table-cell office:value-type="float" office:value="91056.97">
            <text:p>91056,97</text:p>
          </table:table-cell>
          <table:table-cell office:value-type="float" office:value="1846068.5">
            <text:p>1846068,5</text:p>
          </table:table-cell>
          <table:table-cell/>
          <table:table-cell table:style-name="ce2" office:value-type="date" office:date-value="2019-06-20">
            <text:p>2019-06-20 00:00:00</text:p>
          </table:table-cell>
          <table:table-cell table:number-columns-repeated="1015"/>
        </table:table-row>
        <table:table-row table:style-name="ro1">
          <table:table-cell office:value-type="float" office:value="39694">
            <text:p>39694</text:p>
          </table:table-cell>
          <table:table-cell office:value-type="float" office:value="27758">
            <text:p>27758</text:p>
          </table:table-cell>
          <table:table-cell office:value-type="float" office:value="1160285.81">
            <text:p>1160285,81</text:p>
          </table:table-cell>
          <table:table-cell office:value-type="float" office:value="89849.41">
            <text:p>89849,41</text:p>
          </table:table-cell>
          <table:table-cell office:value-type="float" office:value="1181267.28">
            <text:p>1181267,28</text:p>
          </table:table-cell>
          <table:table-cell office:value-type="float" office:value="117607.41">
            <text:p>117607,41</text:p>
          </table:table-cell>
          <table:table-cell office:value-type="float" office:value="2341553.09">
            <text:p>2341553,09</text:p>
          </table:table-cell>
          <table:table-cell/>
          <table:table-cell table:style-name="ce2" office:value-type="date" office:date-value="2019-06-21">
            <text:p>2019-06-21 00:00:00</text:p>
          </table:table-cell>
          <table:table-cell table:number-columns-repeated="1015"/>
        </table:table-row>
        <table:table-row table:style-name="ro1">
          <table:table-cell office:value-type="float" office:value="36288">
            <text:p>36288</text:p>
          </table:table-cell>
          <table:table-cell office:value-type="float" office:value="25809">
            <text:p>25809</text:p>
          </table:table-cell>
          <table:table-cell office:value-type="float" office:value="1064076.63">
            <text:p>1064076,63</text:p>
          </table:table-cell>
          <table:table-cell office:value-type="float" office:value="81161.99">
            <text:p>81161,99</text:p>
          </table:table-cell>
          <table:table-cell office:value-type="float" office:value="1089738.98">
            <text:p>1089738,98</text:p>
          </table:table-cell>
          <table:table-cell office:value-type="float" office:value="106970.99">
            <text:p>106970,99</text:p>
          </table:table-cell>
          <table:table-cell office:value-type="float" office:value="2153815.61">
            <text:p>2153815,61</text:p>
          </table:table-cell>
          <table:table-cell/>
          <table:table-cell table:style-name="ce2" office:value-type="date" office:date-value="2019-06-22">
            <text:p>2019-06-22 00:00:00</text:p>
          </table:table-cell>
          <table:table-cell table:number-columns-repeated="1015"/>
        </table:table-row>
        <table:table-row table:style-name="ro1">
          <table:table-cell office:value-type="float" office:value="36496">
            <text:p>36496</text:p>
          </table:table-cell>
          <table:table-cell office:value-type="float" office:value="18288">
            <text:p>18288</text:p>
          </table:table-cell>
          <table:table-cell office:value-type="float" office:value="768500.05">
            <text:p>768500,05</text:p>
          </table:table-cell>
          <table:table-cell office:value-type="float" office:value="56977.13">
            <text:p>56977,13</text:p>
          </table:table-cell>
          <table:table-cell office:value-type="float" office:value="777010.47">
            <text:p>777010,47</text:p>
          </table:table-cell>
          <table:table-cell office:value-type="float" office:value="75265.13">
            <text:p>75265,13</text:p>
          </table:table-cell>
          <table:table-cell office:value-type="float" office:value="1545510.52">
            <text:p>1545510,52</text:p>
          </table:table-cell>
          <table:table-cell/>
          <table:table-cell table:style-name="ce2" office:value-type="date" office:date-value="2019-06-23">
            <text:p>2019-06-23 00:00:00</text:p>
          </table:table-cell>
          <table:table-cell table:number-columns-repeated="1015"/>
        </table:table-row>
        <table:table-row table:style-name="ro1">
          <table:table-cell office:value-type="float" office:value="34920">
            <text:p>34920</text:p>
          </table:table-cell>
          <table:table-cell office:value-type="float" office:value="16224">
            <text:p>16224</text:p>
          </table:table-cell>
          <table:table-cell office:value-type="float" office:value="700121.45">
            <text:p>700121,45</text:p>
          </table:table-cell>
          <table:table-cell office:value-type="float" office:value="56277.52">
            <text:p>56277,52</text:p>
          </table:table-cell>
          <table:table-cell office:value-type="float" office:value="762036.26">
            <text:p>762036,26</text:p>
          </table:table-cell>
          <table:table-cell office:value-type="float" office:value="72979.02">
            <text:p>72979,02</text:p>
          </table:table-cell>
          <table:table-cell office:value-type="float" office:value="1462157.71">
            <text:p>1462157,71</text:p>
          </table:table-cell>
          <table:table-cell/>
          <table:table-cell table:style-name="ce2" office:value-type="date" office:date-value="2019-06-24">
            <text:p>2019-06-24 00:00:00</text:p>
          </table:table-cell>
          <table:table-cell table:number-columns-repeated="1015"/>
        </table:table-row>
        <table:table-row table:style-name="ro1">
          <table:table-cell office:value-type="float" office:value="38945">
            <text:p>38945</text:p>
          </table:table-cell>
          <table:table-cell office:value-type="float" office:value="21837">
            <text:p>21837</text:p>
          </table:table-cell>
          <table:table-cell office:value-type="float" office:value="793529.54">
            <text:p>793529,54</text:p>
          </table:table-cell>
          <table:table-cell office:value-type="float" office:value="68733.73">
            <text:p>68733,73</text:p>
          </table:table-cell>
          <table:table-cell office:value-type="float" office:value="875694.22">
            <text:p>875694,22</text:p>
          </table:table-cell>
          <table:table-cell office:value-type="float" office:value="90570.73">
            <text:p>90570,73</text:p>
          </table:table-cell>
          <table:table-cell office:value-type="float" office:value="1669223.76">
            <text:p>1669223,76</text:p>
          </table:table-cell>
          <table:table-cell/>
          <table:table-cell table:style-name="ce2" office:value-type="date" office:date-value="2019-06-25">
            <text:p>2019-06-25 00:00:00</text:p>
          </table:table-cell>
          <table:table-cell table:number-columns-repeated="1015"/>
        </table:table-row>
        <table:table-row table:style-name="ro1">
          <table:table-cell office:value-type="float" office:value="39042">
            <text:p>39042</text:p>
          </table:table-cell>
          <table:table-cell office:value-type="float" office:value="21478">
            <text:p>21478</text:p>
          </table:table-cell>
          <table:table-cell office:value-type="float" office:value="809414.07">
            <text:p>809414,07</text:p>
          </table:table-cell>
          <table:table-cell office:value-type="float" office:value="68191.36">
            <text:p>68191,36</text:p>
          </table:table-cell>
          <table:table-cell office:value-type="float" office:value="866518.75">
            <text:p>866518,75</text:p>
          </table:table-cell>
          <table:table-cell office:value-type="float" office:value="89669.36">
            <text:p>89669,36</text:p>
          </table:table-cell>
          <table:table-cell office:value-type="float" office:value="1675932.82">
            <text:p>1675932,82</text:p>
          </table:table-cell>
          <table:table-cell/>
          <table:table-cell table:style-name="ce2" office:value-type="date" office:date-value="2019-06-26">
            <text:p>2019-06-26 00:00:00</text:p>
          </table:table-cell>
          <table:table-cell table:number-columns-repeated="1015"/>
        </table:table-row>
        <table:table-row table:style-name="ro1">
          <table:table-cell office:value-type="float" office:value="37328">
            <text:p>37328</text:p>
          </table:table-cell>
          <table:table-cell office:value-type="float" office:value="21698">
            <text:p>21698</text:p>
          </table:table-cell>
          <table:table-cell office:value-type="float" office:value="905138.81">
            <text:p>905138,81</text:p>
          </table:table-cell>
          <table:table-cell office:value-type="float" office:value="73009.19">
            <text:p>73009,19</text:p>
          </table:table-cell>
          <table:table-cell office:value-type="float" office:value="942772.43">
            <text:p>942772,43</text:p>
          </table:table-cell>
          <table:table-cell office:value-type="float" office:value="94707.19">
            <text:p>94707,19</text:p>
          </table:table-cell>
          <table:table-cell office:value-type="float" office:value="1847911.24">
            <text:p>1847911,24</text:p>
          </table:table-cell>
          <table:table-cell/>
          <table:table-cell table:style-name="ce2" office:value-type="date" office:date-value="2019-06-27">
            <text:p>2019-06-27 00:00:00</text:p>
          </table:table-cell>
          <table:table-cell table:number-columns-repeated="1015"/>
        </table:table-row>
        <table:table-row table:style-name="ro1">
          <table:table-cell office:value-type="float" office:value="39366">
            <text:p>39366</text:p>
          </table:table-cell>
          <table:table-cell office:value-type="float" office:value="27780">
            <text:p>27780</text:p>
          </table:table-cell>
          <table:table-cell office:value-type="float" office:value="1167922.55">
            <text:p>1167922,55</text:p>
          </table:table-cell>
          <table:table-cell office:value-type="float" office:value="95112">
            <text:p>95112</text:p>
          </table:table-cell>
          <table:table-cell office:value-type="float" office:value="1221965.24">
            <text:p>1221965,24</text:p>
          </table:table-cell>
          <table:table-cell office:value-type="float" office:value="122892">
            <text:p>122892</text:p>
          </table:table-cell>
          <table:table-cell office:value-type="float" office:value="2389887.79">
            <text:p>2389887,79</text:p>
          </table:table-cell>
          <table:table-cell/>
          <table:table-cell table:style-name="ce2" office:value-type="date" office:date-value="2019-06-28">
            <text:p>2019-06-28 00:00:00</text:p>
          </table:table-cell>
          <table:table-cell table:number-columns-repeated="1015"/>
        </table:table-row>
        <table:table-row table:style-name="ro1">
          <table:table-cell office:value-type="float" office:value="39487">
            <text:p>39487</text:p>
          </table:table-cell>
          <table:table-cell office:value-type="float" office:value="27337">
            <text:p>27337</text:p>
          </table:table-cell>
          <table:table-cell office:value-type="float" office:value="1144974.36">
            <text:p>1144974,36</text:p>
          </table:table-cell>
          <table:table-cell office:value-type="float" office:value="89184.89">
            <text:p>89184,89</text:p>
          </table:table-cell>
          <table:table-cell office:value-type="float" office:value="1172025.17">
            <text:p>1172025,17</text:p>
          </table:table-cell>
          <table:table-cell office:value-type="float" office:value="116521.89">
            <text:p>116521,89</text:p>
          </table:table-cell>
          <table:table-cell office:value-type="float" office:value="2316999.53">
            <text:p>2316999,53</text:p>
          </table:table-cell>
          <table:table-cell/>
          <table:table-cell table:style-name="ce2" office:value-type="date" office:date-value="2019-06-29">
            <text:p>2019-06-29 00:00:00</text:p>
          </table:table-cell>
          <table:table-cell table:number-columns-repeated="1015"/>
        </table:table-row>
        <table:table-row table:style-name="ro1">
          <table:table-cell office:value-type="float" office:value="39732">
            <text:p>39732</text:p>
          </table:table-cell>
          <table:table-cell office:value-type="float" office:value="20885">
            <text:p>20885</text:p>
          </table:table-cell>
          <table:table-cell office:value-type="float" office:value="875131.83">
            <text:p>875131,83</text:p>
          </table:table-cell>
          <table:table-cell office:value-type="float" office:value="67901.39">
            <text:p>67901,39</text:p>
          </table:table-cell>
          <table:table-cell office:value-type="float" office:value="906958.33">
            <text:p>906958,33</text:p>
          </table:table-cell>
          <table:table-cell office:value-type="float" office:value="88786.39">
            <text:p>88786,39</text:p>
          </table:table-cell>
          <table:table-cell office:value-type="float" office:value="1782090.16">
            <text:p>1782090,16</text:p>
          </table:table-cell>
          <table:table-cell/>
          <table:table-cell table:style-name="ce2" office:value-type="date" office:date-value="2019-06-30">
            <text:p>2019-06-30 00:00:00</text:p>
          </table:table-cell>
          <table:table-cell table:number-columns-repeated="1015"/>
        </table:table-row>
        <table:table-row table:style-name="ro1">
          <table:table-cell office:value-type="float" office:value="38106">
            <text:p>38106</text:p>
          </table:table-cell>
          <table:table-cell office:value-type="float" office:value="20832">
            <text:p>20832</text:p>
          </table:table-cell>
          <table:table-cell office:value-type="float" office:value="857677.64">
            <text:p>857677,64</text:p>
          </table:table-cell>
          <table:table-cell office:value-type="float" office:value="69295.87">
            <text:p>69295,87</text:p>
          </table:table-cell>
          <table:table-cell office:value-type="float" office:value="904048.64">
            <text:p>904048,64</text:p>
          </table:table-cell>
          <table:table-cell office:value-type="float" office:value="90127.87">
            <text:p>90127,87</text:p>
          </table:table-cell>
          <table:table-cell office:value-type="float" office:value="1761726.28">
            <text:p>1761726,28</text:p>
          </table:table-cell>
          <table:table-cell/>
          <table:table-cell table:style-name="ce2" office:value-type="date" office:date-value="2019-07-01">
            <text:p>2019-07-01 00:00:00</text:p>
          </table:table-cell>
          <table:table-cell table:number-columns-repeated="1015"/>
        </table:table-row>
        <table:table-row table:style-name="ro1">
          <table:table-cell office:value-type="float" office:value="36440">
            <text:p>36440</text:p>
          </table:table-cell>
          <table:table-cell office:value-type="float" office:value="23690">
            <text:p>23690</text:p>
          </table:table-cell>
          <table:table-cell office:value-type="float" office:value="978644.33">
            <text:p>978644,33</text:p>
          </table:table-cell>
          <table:table-cell office:value-type="float" office:value="76160.71">
            <text:p>76160,71</text:p>
          </table:table-cell>
          <table:table-cell office:value-type="float" office:value="997546.07">
            <text:p>997546,07</text:p>
          </table:table-cell>
          <table:table-cell office:value-type="float" office:value="99850.71">
            <text:p>99850,71</text:p>
          </table:table-cell>
          <table:table-cell office:value-type="float" office:value="1976190.4">
            <text:p>1976190,4</text:p>
          </table:table-cell>
          <table:table-cell/>
          <table:table-cell table:style-name="ce2" office:value-type="date" office:date-value="2019-07-02">
            <text:p>2019-07-02 00:00:00</text:p>
          </table:table-cell>
          <table:table-cell table:number-columns-repeated="1015"/>
        </table:table-row>
        <table:table-row table:style-name="ro1">
          <table:table-cell office:value-type="float" office:value="40425">
            <text:p>40425</text:p>
          </table:table-cell>
          <table:table-cell office:value-type="float" office:value="26531">
            <text:p>26531</text:p>
          </table:table-cell>
          <table:table-cell office:value-type="float" office:value="1130383.26">
            <text:p>1130383,26</text:p>
          </table:table-cell>
          <table:table-cell office:value-type="float" office:value="101884.15">
            <text:p>101884,15</text:p>
          </table:table-cell>
          <table:table-cell office:value-type="float" office:value="1269220.46">
            <text:p>1269220,46</text:p>
          </table:table-cell>
          <table:table-cell office:value-type="float" office:value="129155.65">
            <text:p>129155,65</text:p>
          </table:table-cell>
          <table:table-cell office:value-type="float" office:value="2399603.72">
            <text:p>2399603,72</text:p>
          </table:table-cell>
          <table:table-cell/>
          <table:table-cell table:style-name="ce2" office:value-type="date" office:date-value="2019-07-03">
            <text:p>2019-07-03 00:00:00</text:p>
          </table:table-cell>
          <table:table-cell table:number-columns-repeated="1015"/>
        </table:table-row>
        <table:table-row table:style-name="ro1">
          <table:table-cell office:value-type="float" office:value="34940">
            <text:p>34940</text:p>
          </table:table-cell>
          <table:table-cell office:value-type="float" office:value="13469">
            <text:p>13469</text:p>
          </table:table-cell>
          <table:table-cell office:value-type="float" office:value="533968.95">
            <text:p>533968,95</text:p>
          </table:table-cell>
          <table:table-cell office:value-type="float" office:value="44812.57">
            <text:p>44812,57</text:p>
          </table:table-cell>
          <table:table-cell office:value-type="float" office:value="574100.31">
            <text:p>574100,31</text:p>
          </table:table-cell>
          <table:table-cell office:value-type="float" office:value="58281.57">
            <text:p>58281,57</text:p>
          </table:table-cell>
          <table:table-cell office:value-type="float" office:value="1108069.26">
            <text:p>1108069,26</text:p>
          </table:table-cell>
          <table:table-cell/>
          <table:table-cell table:style-name="ce2" office:value-type="date" office:date-value="2019-07-04">
            <text:p>2019-07-04 00:00:00</text:p>
          </table:table-cell>
          <table:table-cell table:number-columns-repeated="1015"/>
        </table:table-row>
        <table:table-row table:style-name="ro1">
          <table:table-cell office:value-type="float" office:value="39028">
            <text:p>39028</text:p>
          </table:table-cell>
          <table:table-cell office:value-type="float" office:value="28120">
            <text:p>28120</text:p>
          </table:table-cell>
          <table:table-cell office:value-type="float" office:value="1188401.9">
            <text:p>1188401,9</text:p>
          </table:table-cell>
          <table:table-cell office:value-type="float" office:value="92390.67">
            <text:p>92390,67</text:p>
          </table:table-cell>
          <table:table-cell office:value-type="float" office:value="1220304.67">
            <text:p>1220304,67</text:p>
          </table:table-cell>
          <table:table-cell office:value-type="float" office:value="120510.67">
            <text:p>120510,67</text:p>
          </table:table-cell>
          <table:table-cell office:value-type="float" office:value="2408706.57">
            <text:p>2408706,57</text:p>
          </table:table-cell>
          <table:table-cell/>
          <table:table-cell table:style-name="ce2" office:value-type="date" office:date-value="2019-07-05">
            <text:p>2019-07-05 00:00:00</text:p>
          </table:table-cell>
          <table:table-cell table:number-columns-repeated="1015"/>
        </table:table-row>
        <table:table-row table:style-name="ro1">
          <table:table-cell office:value-type="float" office:value="39236">
            <text:p>39236</text:p>
          </table:table-cell>
          <table:table-cell office:value-type="float" office:value="25713">
            <text:p>25713</text:p>
          </table:table-cell>
          <table:table-cell office:value-type="float" office:value="1075291.3">
            <text:p>1075291,3</text:p>
          </table:table-cell>
          <table:table-cell office:value-type="float" office:value="80807.42">
            <text:p>80807,42</text:p>
          </table:table-cell>
          <table:table-cell office:value-type="float" office:value="1067053.89">
            <text:p>1067053,89</text:p>
          </table:table-cell>
          <table:table-cell office:value-type="float" office:value="106520.42">
            <text:p>106520,42</text:p>
          </table:table-cell>
          <table:table-cell office:value-type="float" office:value="2142345.19">
            <text:p>2142345,19</text:p>
          </table:table-cell>
          <table:table-cell/>
          <table:table-cell table:style-name="ce2" office:value-type="date" office:date-value="2019-07-06">
            <text:p>2019-07-06 00:00:00</text:p>
          </table:table-cell>
          <table:table-cell table:number-columns-repeated="1015"/>
        </table:table-row>
        <table:table-row table:style-name="ro1">
          <table:table-cell office:value-type="float" office:value="39444">
            <text:p>39444</text:p>
          </table:table-cell>
          <table:table-cell office:value-type="float" office:value="19186">
            <text:p>19186</text:p>
          </table:table-cell>
          <table:table-cell office:value-type="float" office:value="813862.19">
            <text:p>813862,19</text:p>
          </table:table-cell>
          <table:table-cell office:value-type="float" office:value="62935.53">
            <text:p>62935,53</text:p>
          </table:table-cell>
          <table:table-cell office:value-type="float" office:value="840089.36">
            <text:p>840089,36</text:p>
          </table:table-cell>
          <table:table-cell office:value-type="float" office:value="82121.53">
            <text:p>82121,53</text:p>
          </table:table-cell>
          <table:table-cell office:value-type="float" office:value="1653951.55">
            <text:p>1653951,55</text:p>
          </table:table-cell>
          <table:table-cell/>
          <table:table-cell table:style-name="ce2" office:value-type="date" office:date-value="2019-07-07">
            <text:p>2019-07-07 00:00:00</text:p>
          </table:table-cell>
          <table:table-cell table:number-columns-repeated="1015"/>
        </table:table-row>
        <table:table-row table:style-name="ro1">
          <table:table-cell office:value-type="float" office:value="41609">
            <text:p>41609</text:p>
          </table:table-cell>
          <table:table-cell office:value-type="float" office:value="18833">
            <text:p>18833</text:p>
          </table:table-cell>
          <table:table-cell office:value-type="float" office:value="803674.28">
            <text:p>803674,28</text:p>
          </table:table-cell>
          <table:table-cell office:value-type="float" office:value="65111.76">
            <text:p>65111,76</text:p>
          </table:table-cell>
          <table:table-cell office:value-type="float" office:value="841634.09">
            <text:p>841634,09</text:p>
          </table:table-cell>
          <table:table-cell office:value-type="float" office:value="84008.26">
            <text:p>84008,26</text:p>
          </table:table-cell>
          <table:table-cell office:value-type="float" office:value="1645308.37">
            <text:p>1645308,37</text:p>
          </table:table-cell>
          <table:table-cell/>
          <table:table-cell table:style-name="ce2" office:value-type="date" office:date-value="2019-07-08">
            <text:p>2019-07-08 00:00:00</text:p>
          </table:table-cell>
          <table:table-cell table:number-columns-repeated="1015"/>
        </table:table-row>
        <table:table-row table:style-name="ro1">
          <table:table-cell office:value-type="float" office:value="41901">
            <text:p>41901</text:p>
          </table:table-cell>
          <table:table-cell office:value-type="float" office:value="19571">
            <text:p>19571</text:p>
          </table:table-cell>
          <table:table-cell office:value-type="float" office:value="838157.26">
            <text:p>838157,26</text:p>
          </table:table-cell>
          <table:table-cell office:value-type="float" office:value="64750.82">
            <text:p>64750,82</text:p>
          </table:table-cell>
          <table:table-cell office:value-type="float" office:value="855308.99">
            <text:p>855308,99</text:p>
          </table:table-cell>
          <table:table-cell office:value-type="float" office:value="84321.82">
            <text:p>84321,82</text:p>
          </table:table-cell>
          <table:table-cell office:value-type="float" office:value="1693466.25">
            <text:p>1693466,25</text:p>
          </table:table-cell>
          <table:table-cell/>
          <table:table-cell table:style-name="ce2" office:value-type="date" office:date-value="2019-07-09">
            <text:p>2019-07-09 00:00:00</text:p>
          </table:table-cell>
          <table:table-cell table:number-columns-repeated="1015"/>
        </table:table-row>
        <table:table-row table:style-name="ro1">
          <table:table-cell office:value-type="float" office:value="42126">
            <text:p>42126</text:p>
          </table:table-cell>
          <table:table-cell office:value-type="float" office:value="21771">
            <text:p>21771</text:p>
          </table:table-cell>
          <table:table-cell office:value-type="float" office:value="914286.11">
            <text:p>914286,11</text:p>
          </table:table-cell>
          <table:table-cell office:value-type="float" office:value="67192.62">
            <text:p>67192,62</text:p>
          </table:table-cell>
          <table:table-cell office:value-type="float" office:value="890155.15">
            <text:p>890155,15</text:p>
          </table:table-cell>
          <table:table-cell office:value-type="float" office:value="88963.62">
            <text:p>88963,62</text:p>
          </table:table-cell>
          <table:table-cell office:value-type="float" office:value="1804441.26">
            <text:p>1804441,26</text:p>
          </table:table-cell>
          <table:table-cell/>
          <table:table-cell table:style-name="ce2" office:value-type="date" office:date-value="2019-07-10">
            <text:p>2019-07-10 00:00:00</text:p>
          </table:table-cell>
          <table:table-cell table:number-columns-repeated="1015"/>
        </table:table-row>
        <table:table-row table:style-name="ro1">
          <table:table-cell office:value-type="float" office:value="42404">
            <text:p>42404</text:p>
          </table:table-cell>
          <table:table-cell office:value-type="float" office:value="22959">
            <text:p>22959</text:p>
          </table:table-cell>
          <table:table-cell office:value-type="float" office:value="975148.62">
            <text:p>975148,62</text:p>
          </table:table-cell>
          <table:table-cell office:value-type="float" office:value="79013.64">
            <text:p>79013,64</text:p>
          </table:table-cell>
          <table:table-cell office:value-type="float" office:value="1017232.41">
            <text:p>1017232,41</text:p>
          </table:table-cell>
          <table:table-cell office:value-type="float" office:value="102031.65">
            <text:p>102031,65</text:p>
          </table:table-cell>
          <table:table-cell office:value-type="float" office:value="1992381.03">
            <text:p>1992381,03</text:p>
          </table:table-cell>
          <table:table-cell/>
          <table:table-cell table:style-name="ce2" office:value-type="date" office:date-value="2019-07-11">
            <text:p>2019-07-11 00:00:00</text:p>
          </table:table-cell>
          <table:table-cell table:number-columns-repeated="1015"/>
        </table:table-row>
        <table:table-row table:style-name="ro1">
          <table:table-cell office:value-type="float" office:value="42573">
            <text:p>42573</text:p>
          </table:table-cell>
          <table:table-cell office:value-type="float" office:value="28135">
            <text:p>28135</text:p>
          </table:table-cell>
          <table:table-cell office:value-type="float" office:value="1190488.89">
            <text:p>1190488,89</text:p>
          </table:table-cell>
          <table:table-cell office:value-type="float" office:value="95675.76">
            <text:p>95675,76</text:p>
          </table:table-cell>
          <table:table-cell office:value-type="float" office:value="1254212.48">
            <text:p>1254212,48</text:p>
          </table:table-cell>
          <table:table-cell office:value-type="float" office:value="123810.76">
            <text:p>123810,76</text:p>
          </table:table-cell>
          <table:table-cell office:value-type="float" office:value="2444701.37">
            <text:p>2444701,37</text:p>
          </table:table-cell>
          <table:table-cell/>
          <table:table-cell table:style-name="ce2" office:value-type="date" office:date-value="2019-07-12">
            <text:p>2019-07-12 00:00:00</text:p>
          </table:table-cell>
          <table:table-cell table:number-columns-repeated="1015"/>
        </table:table-row>
        <table:table-row table:style-name="ro1">
          <table:table-cell office:value-type="float" office:value="42798">
            <text:p>42798</text:p>
          </table:table-cell>
          <table:table-cell office:value-type="float" office:value="26306">
            <text:p>26306</text:p>
          </table:table-cell>
          <table:table-cell office:value-type="float" office:value="1113349.06">
            <text:p>1113349,06</text:p>
          </table:table-cell>
          <table:table-cell office:value-type="float" office:value="85817.57">
            <text:p>85817,57</text:p>
          </table:table-cell>
          <table:table-cell office:value-type="float" office:value="1134874.01">
            <text:p>1134874,01</text:p>
          </table:table-cell>
          <table:table-cell office:value-type="float" office:value="112123.57">
            <text:p>112123,57</text:p>
          </table:table-cell>
          <table:table-cell office:value-type="float" office:value="2248223.07">
            <text:p>2248223,07</text:p>
          </table:table-cell>
          <table:table-cell/>
          <table:table-cell table:style-name="ce2" office:value-type="date" office:date-value="2019-07-13">
            <text:p>2019-07-13 00:00:00</text:p>
          </table:table-cell>
          <table:table-cell table:number-columns-repeated="1015"/>
        </table:table-row>
        <table:table-row table:style-name="ro1">
          <table:table-cell office:value-type="float" office:value="43023">
            <text:p>43023</text:p>
          </table:table-cell>
          <table:table-cell office:value-type="float" office:value="19666">
            <text:p>19666</text:p>
          </table:table-cell>
          <table:table-cell office:value-type="float" office:value="850491.39">
            <text:p>850491,39</text:p>
          </table:table-cell>
          <table:table-cell office:value-type="float" office:value="65789.42">
            <text:p>65789,42</text:p>
          </table:table-cell>
          <table:table-cell office:value-type="float" office:value="872777.68">
            <text:p>872777,68</text:p>
          </table:table-cell>
          <table:table-cell office:value-type="float" office:value="85455.42">
            <text:p>85455,42</text:p>
          </table:table-cell>
          <table:table-cell office:value-type="float" office:value="1723269.07">
            <text:p>1723269,07</text:p>
          </table:table-cell>
          <table:table-cell/>
          <table:table-cell table:style-name="ce2" office:value-type="date" office:date-value="2019-07-14">
            <text:p>2019-07-14 00:00:00</text:p>
          </table:table-cell>
          <table:table-cell table:number-columns-repeated="1015"/>
        </table:table-row>
        <table:table-row table:style-name="ro1">
          <table:table-cell office:value-type="float" office:value="41207">
            <text:p>41207</text:p>
          </table:table-cell>
          <table:table-cell office:value-type="float" office:value="17528">
            <text:p>17528</text:p>
          </table:table-cell>
          <table:table-cell office:value-type="float" office:value="748648.36">
            <text:p>748648,36</text:p>
          </table:table-cell>
          <table:table-cell office:value-type="float" office:value="59553.11">
            <text:p>59553,11</text:p>
          </table:table-cell>
          <table:table-cell office:value-type="float" office:value="774517.58">
            <text:p>774517,58</text:p>
          </table:table-cell>
          <table:table-cell office:value-type="float" office:value="77081.11">
            <text:p>77081,11</text:p>
          </table:table-cell>
          <table:table-cell office:value-type="float" office:value="1523165.94">
            <text:p>1523165,94</text:p>
          </table:table-cell>
          <table:table-cell/>
          <table:table-cell table:style-name="ce2" office:value-type="date" office:date-value="2019-07-15">
            <text:p>2019-07-15 00:00:00</text:p>
          </table:table-cell>
          <table:table-cell table:number-columns-repeated="1015"/>
        </table:table-row>
        <table:table-row table:style-name="ro1">
          <table:table-cell office:value-type="float" office:value="45554">
            <text:p>45554</text:p>
          </table:table-cell>
          <table:table-cell office:value-type="float" office:value="19547">
            <text:p>19547</text:p>
          </table:table-cell>
          <table:table-cell office:value-type="float" office:value="829367.34">
            <text:p>829367,34</text:p>
          </table:table-cell>
          <table:table-cell office:value-type="float" office:value="60494.21">
            <text:p>60494,21</text:p>
          </table:table-cell>
          <table:table-cell office:value-type="float" office:value="794002.27">
            <text:p>794002,27</text:p>
          </table:table-cell>
          <table:table-cell office:value-type="float" office:value="80041.21">
            <text:p>80041,21</text:p>
          </table:table-cell>
          <table:table-cell office:value-type="float" office:value="1623369.61">
            <text:p>1623369,61</text:p>
          </table:table-cell>
          <table:table-cell/>
          <table:table-cell table:style-name="ce2" office:value-type="date" office:date-value="2019-07-16">
            <text:p>2019-07-16 00:00:00</text:p>
          </table:table-cell>
          <table:table-cell table:number-columns-repeated="1015"/>
        </table:table-row>
        <table:table-row table:style-name="ro1">
          <table:table-cell office:value-type="float" office:value="41592">
            <text:p>41592</text:p>
          </table:table-cell>
          <table:table-cell office:value-type="float" office:value="20459">
            <text:p>20459</text:p>
          </table:table-cell>
          <table:table-cell office:value-type="float" office:value="850355.2">
            <text:p>850355,2</text:p>
          </table:table-cell>
          <table:table-cell office:value-type="float" office:value="68707.74">
            <text:p>68707,74</text:p>
          </table:table-cell>
          <table:table-cell office:value-type="float" office:value="887093.05">
            <text:p>887093,05</text:p>
          </table:table-cell>
          <table:table-cell office:value-type="float" office:value="89166.74">
            <text:p>89166,74</text:p>
          </table:table-cell>
          <table:table-cell office:value-type="float" office:value="1737448.25">
            <text:p>1737448,25</text:p>
          </table:table-cell>
          <table:table-cell/>
          <table:table-cell table:style-name="ce2" office:value-type="date" office:date-value="2019-07-17">
            <text:p>2019-07-17 00:00:00</text:p>
          </table:table-cell>
          <table:table-cell table:number-columns-repeated="1015"/>
        </table:table-row>
        <table:table-row table:style-name="ro1">
          <table:table-cell office:value-type="float" office:value="43911">
            <text:p>43911</text:p>
          </table:table-cell>
          <table:table-cell office:value-type="float" office:value="22757">
            <text:p>22757</text:p>
          </table:table-cell>
          <table:table-cell office:value-type="float" office:value="1001552.72">
            <text:p>1001552,72</text:p>
          </table:table-cell>
          <table:table-cell office:value-type="float" office:value="80846.91">
            <text:p>80846,91</text:p>
          </table:table-cell>
          <table:table-cell office:value-type="float" office:value="1024223.45">
            <text:p>1024223,45</text:p>
          </table:table-cell>
          <table:table-cell office:value-type="float" office:value="104428.02">
            <text:p>104428,02</text:p>
          </table:table-cell>
          <table:table-cell office:value-type="float" office:value="2025776.17">
            <text:p>2025776,17</text:p>
          </table:table-cell>
          <table:table-cell/>
          <table:table-cell table:style-name="ce2" office:value-type="date" office:date-value="2019-07-18">
            <text:p>2019-07-18 00:00:00</text:p>
          </table:table-cell>
          <table:table-cell table:number-columns-repeated="1015"/>
        </table:table-row>
        <table:table-row table:style-name="ro1">
          <table:table-cell office:value-type="float" office:value="46224">
            <text:p>46224</text:p>
          </table:table-cell>
          <table:table-cell office:value-type="float" office:value="29154">
            <text:p>29154</text:p>
          </table:table-cell>
          <table:table-cell office:value-type="float" office:value="1182613.65">
            <text:p>1182613,65</text:p>
          </table:table-cell>
          <table:table-cell office:value-type="float" office:value="97749.45">
            <text:p>97749,45</text:p>
          </table:table-cell>
          <table:table-cell office:value-type="float" office:value="1248754.55">
            <text:p>1248754,55</text:p>
          </table:table-cell>
          <table:table-cell office:value-type="float" office:value="126903.45">
            <text:p>126903,45</text:p>
          </table:table-cell>
          <table:table-cell office:value-type="float" office:value="2431368.2">
            <text:p>2431368,2</text:p>
          </table:table-cell>
          <table:table-cell/>
          <table:table-cell table:style-name="ce2" office:value-type="date" office:date-value="2019-07-19">
            <text:p>2019-07-19 00:00:00</text:p>
          </table:table-cell>
          <table:table-cell table:number-columns-repeated="1015"/>
        </table:table-row>
        <table:table-row table:style-name="ro1">
          <table:table-cell office:value-type="float" office:value="40143">
            <text:p>40143</text:p>
          </table:table-cell>
          <table:table-cell office:value-type="float" office:value="26998">
            <text:p>26998</text:p>
          </table:table-cell>
          <table:table-cell office:value-type="float" office:value="1047084.07">
            <text:p>1047084,07</text:p>
          </table:table-cell>
          <table:table-cell office:value-type="float" office:value="83925.79">
            <text:p>83925,79</text:p>
          </table:table-cell>
          <table:table-cell office:value-type="float" office:value="1114626.69">
            <text:p>1114626,69</text:p>
          </table:table-cell>
          <table:table-cell office:value-type="float" office:value="110923.79">
            <text:p>110923,79</text:p>
          </table:table-cell>
          <table:table-cell office:value-type="float" office:value="2161710.76">
            <text:p>2161710,76</text:p>
          </table:table-cell>
          <table:table-cell/>
          <table:table-cell table:style-name="ce2" office:value-type="date" office:date-value="2019-07-20">
            <text:p>2019-07-20 00:00:00</text:p>
          </table:table-cell>
          <table:table-cell table:number-columns-repeated="1015"/>
        </table:table-row>
        <table:table-row table:style-name="ro1">
          <table:table-cell office:value-type="float" office:value="40328">
            <text:p>40328</text:p>
          </table:table-cell>
          <table:table-cell office:value-type="float" office:value="21316">
            <text:p>21316</text:p>
          </table:table-cell>
          <table:table-cell office:value-type="float" office:value="846627.75">
            <text:p>846627,75</text:p>
          </table:table-cell>
          <table:table-cell office:value-type="float" office:value="65259.62">
            <text:p>65259,62</text:p>
          </table:table-cell>
          <table:table-cell office:value-type="float" office:value="883333.43">
            <text:p>883333,43</text:p>
          </table:table-cell>
          <table:table-cell office:value-type="float" office:value="86575.62">
            <text:p>86575,62</text:p>
          </table:table-cell>
          <table:table-cell office:value-type="float" office:value="1729961.18">
            <text:p>1729961,18</text:p>
          </table:table-cell>
          <table:table-cell/>
          <table:table-cell table:style-name="ce2" office:value-type="date" office:date-value="2019-07-21">
            <text:p>2019-07-21 00:00:00</text:p>
          </table:table-cell>
          <table:table-cell table:number-columns-repeated="1015"/>
        </table:table-row>
        <table:table-row table:style-name="ro1">
          <table:table-cell office:value-type="float" office:value="40513">
            <text:p>40513</text:p>
          </table:table-cell>
          <table:table-cell office:value-type="float" office:value="18914">
            <text:p>18914</text:p>
          </table:table-cell>
          <table:table-cell office:value-type="float" office:value="811404.79">
            <text:p>811404,79</text:p>
          </table:table-cell>
          <table:table-cell office:value-type="float" office:value="61492.76">
            <text:p>61492,76</text:p>
          </table:table-cell>
          <table:table-cell office:value-type="float" office:value="824396.28">
            <text:p>824396,28</text:p>
          </table:table-cell>
          <table:table-cell office:value-type="float" office:value="81259.26">
            <text:p>81259,26</text:p>
          </table:table-cell>
          <table:table-cell office:value-type="float" office:value="1635801.07">
            <text:p>1635801,07</text:p>
          </table:table-cell>
          <table:table-cell/>
          <table:table-cell table:style-name="ce2" office:value-type="date" office:date-value="2019-07-22">
            <text:p>2019-07-22 00:00:00</text:p>
          </table:table-cell>
          <table:table-cell table:number-columns-repeated="1015"/>
        </table:table-row>
        <table:table-row table:style-name="ro1">
          <table:table-cell office:value-type="float" office:value="42832">
            <text:p>42832</text:p>
          </table:table-cell>
          <table:table-cell office:value-type="float" office:value="21167">
            <text:p>21167</text:p>
          </table:table-cell>
          <table:table-cell office:value-type="float" office:value="880444.76">
            <text:p>880444,76</text:p>
          </table:table-cell>
          <table:table-cell office:value-type="float" office:value="71442.71">
            <text:p>71442,71</text:p>
          </table:table-cell>
          <table:table-cell office:value-type="float" office:value="912856.11">
            <text:p>912856,11</text:p>
          </table:table-cell>
          <table:table-cell office:value-type="float" office:value="92609.71">
            <text:p>92609,71</text:p>
          </table:table-cell>
          <table:table-cell office:value-type="float" office:value="1793300.87">
            <text:p>1793300,87</text:p>
          </table:table-cell>
          <table:table-cell/>
          <table:table-cell table:style-name="ce2" office:value-type="date" office:date-value="2019-07-23">
            <text:p>2019-07-23 00:00:00</text:p>
          </table:table-cell>
          <table:table-cell table:number-columns-repeated="1015"/>
        </table:table-row>
        <table:table-row table:style-name="ro1">
          <table:table-cell office:value-type="float" office:value="45201">
            <text:p>45201</text:p>
          </table:table-cell>
          <table:table-cell office:value-type="float" office:value="20765">
            <text:p>20765</text:p>
          </table:table-cell>
          <table:table-cell office:value-type="float" office:value="870373.56">
            <text:p>870373,56</text:p>
          </table:table-cell>
          <table:table-cell office:value-type="float" office:value="68108.63">
            <text:p>68108,63</text:p>
          </table:table-cell>
          <table:table-cell office:value-type="float" office:value="895678.93">
            <text:p>895678,93</text:p>
          </table:table-cell>
          <table:table-cell office:value-type="float" office:value="88873.63">
            <text:p>88873,63</text:p>
          </table:table-cell>
          <table:table-cell office:value-type="float" office:value="1766052.49">
            <text:p>1766052,49</text:p>
          </table:table-cell>
          <table:table-cell/>
          <table:table-cell table:style-name="ce2" office:value-type="date" office:date-value="2019-07-24">
            <text:p>2019-07-24 00:00:00</text:p>
          </table:table-cell>
          <table:table-cell table:number-columns-repeated="1015"/>
        </table:table-row>
        <table:table-row table:style-name="ro1">
          <table:table-cell office:value-type="float" office:value="45426">
            <text:p>45426</text:p>
          </table:table-cell>
          <table:table-cell office:value-type="float" office:value="23695">
            <text:p>23695</text:p>
          </table:table-cell>
          <table:table-cell office:value-type="float" office:value="981951.6">
            <text:p>981951,6</text:p>
          </table:table-cell>
          <table:table-cell office:value-type="float" office:value="74970.77">
            <text:p>74970,77</text:p>
          </table:table-cell>
          <table:table-cell office:value-type="float" office:value="995439.63">
            <text:p>995439,63</text:p>
          </table:table-cell>
          <table:table-cell office:value-type="float" office:value="98799.31">
            <text:p>98799,31</text:p>
          </table:table-cell>
          <table:table-cell office:value-type="float" office:value="1977391.23">
            <text:p>1977391,23</text:p>
          </table:table-cell>
          <table:table-cell/>
          <table:table-cell table:style-name="ce2" office:value-type="date" office:date-value="2019-07-25">
            <text:p>2019-07-25 00:00:00</text:p>
          </table:table-cell>
          <table:table-cell table:number-columns-repeated="1015"/>
        </table:table-row>
        <table:table-row table:style-name="ro1">
          <table:table-cell office:value-type="float" office:value="47830">
            <text:p>47830</text:p>
          </table:table-cell>
          <table:table-cell office:value-type="float" office:value="29314">
            <text:p>29314</text:p>
          </table:table-cell>
          <table:table-cell office:value-type="float" office:value="1209852.69">
            <text:p>1209852,69</text:p>
          </table:table-cell>
          <table:table-cell office:value-type="float" office:value="92115.89">
            <text:p>92115,89</text:p>
          </table:table-cell>
          <table:table-cell office:value-type="float" office:value="1229301.56">
            <text:p>1229301,56</text:p>
          </table:table-cell>
          <table:table-cell office:value-type="float" office:value="121429.89">
            <text:p>121429,89</text:p>
          </table:table-cell>
          <table:table-cell office:value-type="float" office:value="2439154.25">
            <text:p>2439154,25</text:p>
          </table:table-cell>
          <table:table-cell/>
          <table:table-cell table:style-name="ce2" office:value-type="date" office:date-value="2019-07-26">
            <text:p>2019-07-26 00:00:00</text:p>
          </table:table-cell>
          <table:table-cell table:number-columns-repeated="1015"/>
        </table:table-row>
        <table:table-row table:style-name="ro1">
          <table:table-cell office:value-type="float" office:value="48074">
            <text:p>48074</text:p>
          </table:table-cell>
          <table:table-cell office:value-type="float" office:value="28535">
            <text:p>28535</text:p>
          </table:table-cell>
          <table:table-cell office:value-type="float" office:value="1151590.5">
            <text:p>1151590,5</text:p>
          </table:table-cell>
          <table:table-cell office:value-type="float" office:value="84051.71">
            <text:p>84051,71</text:p>
          </table:table-cell>
          <table:table-cell office:value-type="float" office:value="1135366.58">
            <text:p>1135366,58</text:p>
          </table:table-cell>
          <table:table-cell office:value-type="float" office:value="112586.71">
            <text:p>112586,71</text:p>
          </table:table-cell>
          <table:table-cell office:value-type="float" office:value="2286957.08">
            <text:p>2286957,08</text:p>
          </table:table-cell>
          <table:table-cell/>
          <table:table-cell table:style-name="ce2" office:value-type="date" office:date-value="2019-07-27">
            <text:p>2019-07-27 00:00:00</text:p>
          </table:table-cell>
          <table:table-cell table:number-columns-repeated="1015"/>
        </table:table-row>
        <table:table-row table:style-name="ro1">
          <table:table-cell office:value-type="float" office:value="41726">
            <text:p>41726</text:p>
          </table:table-cell>
          <table:table-cell office:value-type="float" office:value="20615">
            <text:p>20615</text:p>
          </table:table-cell>
          <table:table-cell office:value-type="float" office:value="846903.48">
            <text:p>846903,48</text:p>
          </table:table-cell>
          <table:table-cell office:value-type="float" office:value="64103.95">
            <text:p>64103,95</text:p>
          </table:table-cell>
          <table:table-cell office:value-type="float" office:value="874036.74">
            <text:p>874036,74</text:p>
          </table:table-cell>
          <table:table-cell office:value-type="float" office:value="84718.95">
            <text:p>84718,95</text:p>
          </table:table-cell>
          <table:table-cell office:value-type="float" office:value="1720940.22">
            <text:p>1720940,22</text:p>
          </table:table-cell>
          <table:table-cell/>
          <table:table-cell table:style-name="ce2" office:value-type="date" office:date-value="2019-07-28">
            <text:p>2019-07-28 00:00:00</text:p>
          </table:table-cell>
          <table:table-cell table:number-columns-repeated="1015"/>
        </table:table-row>
        <table:table-row table:style-name="ro1">
          <table:table-cell office:value-type="float" office:value="44116">
            <text:p>44116</text:p>
          </table:table-cell>
          <table:table-cell office:value-type="float" office:value="19251">
            <text:p>19251</text:p>
          </table:table-cell>
          <table:table-cell office:value-type="float" office:value="836671.94">
            <text:p>836671,94</text:p>
          </table:table-cell>
          <table:table-cell office:value-type="float" office:value="58728.27">
            <text:p>58728,27</text:p>
          </table:table-cell>
          <table:table-cell office:value-type="float" office:value="787133.63">
            <text:p>787133,63</text:p>
          </table:table-cell>
          <table:table-cell office:value-type="float" office:value="78587.27">
            <text:p>78587,27</text:p>
          </table:table-cell>
          <table:table-cell office:value-type="float" office:value="1623805.57">
            <text:p>1623805,57</text:p>
          </table:table-cell>
          <table:table-cell/>
          <table:table-cell table:style-name="ce2" office:value-type="date" office:date-value="2019-07-29">
            <text:p>2019-07-29 00:00:00</text:p>
          </table:table-cell>
          <table:table-cell table:number-columns-repeated="1015"/>
        </table:table-row>
        <table:table-row table:style-name="ro1">
          <table:table-cell office:value-type="float" office:value="48754">
            <text:p>48754</text:p>
          </table:table-cell>
          <table:table-cell office:value-type="float" office:value="19430">
            <text:p>19430</text:p>
          </table:table-cell>
          <table:table-cell office:value-type="float" office:value="828661.92">
            <text:p>828661,92</text:p>
          </table:table-cell>
          <table:table-cell office:value-type="float" office:value="63076.85">
            <text:p>63076,85</text:p>
          </table:table-cell>
          <table:table-cell office:value-type="float" office:value="850475.32">
            <text:p>850475,32</text:p>
          </table:table-cell>
          <table:table-cell office:value-type="float" office:value="82976.35">
            <text:p>82976,35</text:p>
          </table:table-cell>
          <table:table-cell office:value-type="float" office:value="1679137.24">
            <text:p>1679137,24</text:p>
          </table:table-cell>
          <table:table-cell/>
          <table:table-cell table:style-name="ce2" office:value-type="date" office:date-value="2019-07-30">
            <text:p>2019-07-30 00:00:00</text:p>
          </table:table-cell>
          <table:table-cell table:number-columns-repeated="1015"/>
        </table:table-row>
        <table:table-row table:style-name="ro1">
          <table:table-cell office:value-type="float" office:value="48998">
            <text:p>48998</text:p>
          </table:table-cell>
          <table:table-cell office:value-type="float" office:value="22059">
            <text:p>22059</text:p>
          </table:table-cell>
          <table:table-cell office:value-type="float" office:value="911992.79">
            <text:p>911992,79</text:p>
          </table:table-cell>
          <table:table-cell office:value-type="float" office:value="75500.96">
            <text:p>75500,96</text:p>
          </table:table-cell>
          <table:table-cell office:value-type="float" office:value="955785.92">
            <text:p>955785,92</text:p>
          </table:table-cell>
          <table:table-cell office:value-type="float" office:value="97559.96">
            <text:p>97559,96</text:p>
          </table:table-cell>
          <table:table-cell office:value-type="float" office:value="1867778.71">
            <text:p>1867778,71</text:p>
          </table:table-cell>
          <table:table-cell/>
          <table:table-cell table:style-name="ce2" office:value-type="date" office:date-value="2019-07-31">
            <text:p>2019-07-31 00:00:00</text:p>
          </table:table-cell>
          <table:table-cell table:number-columns-repeated="1015"/>
        </table:table-row>
        <table:table-row table:style-name="ro1">
          <table:table-cell office:value-type="float" office:value="51483">
            <text:p>51483</text:p>
          </table:table-cell>
          <table:table-cell office:value-type="float" office:value="25582">
            <text:p>25582</text:p>
          </table:table-cell>
          <table:table-cell office:value-type="float" office:value="1045890.27">
            <text:p>1045890,27</text:p>
          </table:table-cell>
          <table:table-cell office:value-type="float" office:value="86786.69">
            <text:p>86786,69</text:p>
          </table:table-cell>
          <table:table-cell office:value-type="float" office:value="1088567.73">
            <text:p>1088567,73</text:p>
          </table:table-cell>
          <table:table-cell office:value-type="float" office:value="112368.69">
            <text:p>112368,69</text:p>
          </table:table-cell>
          <table:table-cell office:value-type="float" office:value="2134458">
            <text:p>2134458</text:p>
          </table:table-cell>
          <table:table-cell/>
          <table:table-cell table:style-name="ce2" office:value-type="date" office:date-value="2019-08-01">
            <text:p>2019-08-01 00:00:00</text:p>
          </table:table-cell>
          <table:table-cell table:number-columns-repeated="1015"/>
        </table:table-row>
        <table:table-row table:style-name="ro1">
          <table:table-cell office:value-type="float" office:value="47253">
            <text:p>47253</text:p>
          </table:table-cell>
          <table:table-cell office:value-type="float" office:value="31188">
            <text:p>31188</text:p>
          </table:table-cell>
          <table:table-cell office:value-type="float" office:value="1274782.2">
            <text:p>1274782,2</text:p>
          </table:table-cell>
          <table:table-cell office:value-type="float" office:value="99949.82">
            <text:p>99949,82</text:p>
          </table:table-cell>
          <table:table-cell office:value-type="float" office:value="1300053.28">
            <text:p>1300053,28</text:p>
          </table:table-cell>
          <table:table-cell office:value-type="float" office:value="131137.82">
            <text:p>131137,82</text:p>
          </table:table-cell>
          <table:table-cell office:value-type="float" office:value="2574835.48">
            <text:p>2574835,48</text:p>
          </table:table-cell>
          <table:table-cell/>
          <table:table-cell table:style-name="ce2" office:value-type="date" office:date-value="2019-08-02">
            <text:p>2019-08-02 00:00:00</text:p>
          </table:table-cell>
          <table:table-cell table:number-columns-repeated="1015"/>
        </table:table-row>
        <table:table-row table:style-name="ro1">
          <table:table-cell office:value-type="float" office:value="49732">
            <text:p>49732</text:p>
          </table:table-cell>
          <table:table-cell office:value-type="float" office:value="30301">
            <text:p>30301</text:p>
          </table:table-cell>
          <table:table-cell office:value-type="float" office:value="1201603.68">
            <text:p>1201603,68</text:p>
          </table:table-cell>
          <table:table-cell office:value-type="float" office:value="91777.05">
            <text:p>91777,05</text:p>
          </table:table-cell>
          <table:table-cell office:value-type="float" office:value="1217857.88">
            <text:p>1217857,88</text:p>
          </table:table-cell>
          <table:table-cell office:value-type="float" office:value="122078.05">
            <text:p>122078,05</text:p>
          </table:table-cell>
          <table:table-cell office:value-type="float" office:value="2419461.56">
            <text:p>2419461,56</text:p>
          </table:table-cell>
          <table:table-cell/>
          <table:table-cell table:style-name="ce2" office:value-type="date" office:date-value="2019-08-03">
            <text:p>2019-08-03 00:00:00</text:p>
          </table:table-cell>
          <table:table-cell table:number-columns-repeated="1015"/>
        </table:table-row>
        <table:table-row table:style-name="ro1">
          <table:table-cell office:value-type="float" office:value="45420">
            <text:p>45420</text:p>
          </table:table-cell>
          <table:table-cell office:value-type="float" office:value="22257">
            <text:p>22257</text:p>
          </table:table-cell>
          <table:table-cell office:value-type="float" office:value="922897.36">
            <text:p>922897,36</text:p>
          </table:table-cell>
          <table:table-cell office:value-type="float" office:value="67601.12">
            <text:p>67601,12</text:p>
          </table:table-cell>
          <table:table-cell office:value-type="float" office:value="905438.98">
            <text:p>905438,98</text:p>
          </table:table-cell>
          <table:table-cell office:value-type="float" office:value="89858.12">
            <text:p>89858,12</text:p>
          </table:table-cell>
          <table:table-cell office:value-type="float" office:value="1828336.34">
            <text:p>1828336,34</text:p>
          </table:table-cell>
          <table:table-cell/>
          <table:table-cell table:style-name="ce2" office:value-type="date" office:date-value="2019-08-04">
            <text:p>2019-08-04 00:00:00</text:p>
          </table:table-cell>
          <table:table-cell table:number-columns-repeated="1015"/>
        </table:table-row>
        <table:table-row table:style-name="ro1">
          <table:table-cell office:value-type="float" office:value="47908">
            <text:p>47908</text:p>
          </table:table-cell>
          <table:table-cell office:value-type="float" office:value="20033">
            <text:p>20033</text:p>
          </table:table-cell>
          <table:table-cell office:value-type="float" office:value="848539.69">
            <text:p>848539,69</text:p>
          </table:table-cell>
          <table:table-cell office:value-type="float" office:value="63714.33">
            <text:p>63714,33</text:p>
          </table:table-cell>
          <table:table-cell office:value-type="float" office:value="839067.1">
            <text:p>839067,1</text:p>
          </table:table-cell>
          <table:table-cell office:value-type="float" office:value="83747.33">
            <text:p>83747,33</text:p>
          </table:table-cell>
          <table:table-cell office:value-type="float" office:value="1687606.79">
            <text:p>1687606,79</text:p>
          </table:table-cell>
          <table:table-cell/>
          <table:table-cell table:style-name="ce2" office:value-type="date" office:date-value="2019-08-05">
            <text:p>2019-08-05 00:00:00</text:p>
          </table:table-cell>
          <table:table-cell table:number-columns-repeated="1015"/>
        </table:table-row>
        <table:table-row table:style-name="ro1">
          <table:table-cell office:value-type="float" office:value="50443">
            <text:p>50443</text:p>
          </table:table-cell>
          <table:table-cell office:value-type="float" office:value="21353">
            <text:p>21353</text:p>
          </table:table-cell>
          <table:table-cell office:value-type="float" office:value="897430.09">
            <text:p>897430,09</text:p>
          </table:table-cell>
          <table:table-cell office:value-type="float" office:value="68074.71">
            <text:p>68074,71</text:p>
          </table:table-cell>
          <table:table-cell office:value-type="float" office:value="894557.34">
            <text:p>894557,34</text:p>
          </table:table-cell>
          <table:table-cell office:value-type="float" office:value="89427.71">
            <text:p>89427,71</text:p>
          </table:table-cell>
          <table:table-cell office:value-type="float" office:value="1791987.43">
            <text:p>1791987,43</text:p>
          </table:table-cell>
          <table:table-cell/>
          <table:table-cell table:style-name="ce2" office:value-type="date" office:date-value="2019-08-06">
            <text:p>2019-08-06 00:00:00</text:p>
          </table:table-cell>
          <table:table-cell table:number-columns-repeated="1015"/>
        </table:table-row>
        <table:table-row table:style-name="ro1">
          <table:table-cell office:value-type="float" office:value="48362">
            <text:p>48362</text:p>
          </table:table-cell>
          <table:table-cell office:value-type="float" office:value="21571">
            <text:p>21571</text:p>
          </table:table-cell>
          <table:table-cell office:value-type="float" office:value="900091.2">
            <text:p>900091,2</text:p>
          </table:table-cell>
          <table:table-cell office:value-type="float" office:value="69406.34">
            <text:p>69406,34</text:p>
          </table:table-cell>
          <table:table-cell office:value-type="float" office:value="903324.39">
            <text:p>903324,39</text:p>
          </table:table-cell>
          <table:table-cell office:value-type="float" office:value="90977.34">
            <text:p>90977,34</text:p>
          </table:table-cell>
          <table:table-cell office:value-type="float" office:value="1803415.59">
            <text:p>1803415,59</text:p>
          </table:table-cell>
          <table:table-cell/>
          <table:table-cell table:style-name="ce2" office:value-type="date" office:date-value="2019-08-07">
            <text:p>2019-08-07 00:00:00</text:p>
          </table:table-cell>
          <table:table-cell table:number-columns-repeated="1015"/>
        </table:table-row>
        <table:table-row table:style-name="ro1">
          <table:table-cell office:value-type="float" office:value="46280">
            <text:p>46280</text:p>
          </table:table-cell>
          <table:table-cell office:value-type="float" office:value="23697">
            <text:p>23697</text:p>
          </table:table-cell>
          <table:table-cell office:value-type="float" office:value="1028166.02">
            <text:p>1028166,02</text:p>
          </table:table-cell>
          <table:table-cell office:value-type="float" office:value="74451.26">
            <text:p>74451,26</text:p>
          </table:table-cell>
          <table:table-cell office:value-type="float" office:value="993954.11">
            <text:p>993954,11</text:p>
          </table:table-cell>
          <table:table-cell office:value-type="float" office:value="98206.76">
            <text:p>98206,76</text:p>
          </table:table-cell>
          <table:table-cell office:value-type="float" office:value="2022120.13">
            <text:p>2022120,13</text:p>
          </table:table-cell>
          <table:table-cell/>
          <table:table-cell table:style-name="ce2" office:value-type="date" office:date-value="2019-08-08">
            <text:p>2019-08-08 00:00:00</text:p>
          </table:table-cell>
          <table:table-cell table:number-columns-repeated="1015"/>
        </table:table-row>
        <table:table-row table:style-name="ro1">
          <table:table-cell office:value-type="float" office:value="51128">
            <text:p>51128</text:p>
          </table:table-cell>
          <table:table-cell office:value-type="float" office:value="29451">
            <text:p>29451</text:p>
          </table:table-cell>
          <table:table-cell office:value-type="float" office:value="1265897.83">
            <text:p>1265897,83</text:p>
          </table:table-cell>
          <table:table-cell office:value-type="float" office:value="95516.34">
            <text:p>95516,34</text:p>
          </table:table-cell>
          <table:table-cell office:value-type="float" office:value="1255814.21">
            <text:p>1255814,21</text:p>
          </table:table-cell>
          <table:table-cell office:value-type="float" office:value="124967.34">
            <text:p>124967,34</text:p>
          </table:table-cell>
          <table:table-cell office:value-type="float" office:value="2521712.04">
            <text:p>2521712,04</text:p>
          </table:table-cell>
          <table:table-cell/>
          <table:table-cell table:style-name="ce2" office:value-type="date" office:date-value="2019-08-09">
            <text:p>2019-08-09 00:00:00</text:p>
          </table:table-cell>
          <table:table-cell table:number-columns-repeated="1015"/>
        </table:table-row>
        <table:table-row table:style-name="ro1">
          <table:table-cell office:value-type="float" office:value="46704">
            <text:p>46704</text:p>
          </table:table-cell>
          <table:table-cell office:value-type="float" office:value="28267">
            <text:p>28267</text:p>
          </table:table-cell>
          <table:table-cell office:value-type="float" office:value="1195892.67">
            <text:p>1195892,67</text:p>
          </table:table-cell>
          <table:table-cell office:value-type="float" office:value="88325.78">
            <text:p>88325,78</text:p>
          </table:table-cell>
          <table:table-cell office:value-type="float" office:value="1180663.35">
            <text:p>1180663,35</text:p>
          </table:table-cell>
          <table:table-cell office:value-type="float" office:value="116592.78">
            <text:p>116592,78</text:p>
          </table:table-cell>
          <table:table-cell office:value-type="float" office:value="2376556.02">
            <text:p>2376556,02</text:p>
          </table:table-cell>
          <table:table-cell/>
          <table:table-cell table:style-name="ce2" office:value-type="date" office:date-value="2019-08-10">
            <text:p>2019-08-10 00:00:00</text:p>
          </table:table-cell>
          <table:table-cell table:number-columns-repeated="1015"/>
        </table:table-row>
        <table:table-row table:style-name="ro1">
          <table:table-cell office:value-type="float" office:value="44549">
            <text:p>44549</text:p>
          </table:table-cell>
          <table:table-cell office:value-type="float" office:value="21373">
            <text:p>21373</text:p>
          </table:table-cell>
          <table:table-cell office:value-type="float" office:value="948164.75">
            <text:p>948164,75</text:p>
          </table:table-cell>
          <table:table-cell office:value-type="float" office:value="72342.16">
            <text:p>72342,16</text:p>
          </table:table-cell>
          <table:table-cell office:value-type="float" office:value="951920.29">
            <text:p>951920,29</text:p>
          </table:table-cell>
          <table:table-cell office:value-type="float" office:value="94271.66">
            <text:p>94271,66</text:p>
          </table:table-cell>
          <table:table-cell office:value-type="float" office:value="1900085.04">
            <text:p>1900085,04</text:p>
          </table:table-cell>
          <table:table-cell/>
          <table:table-cell table:style-name="ce2" office:value-type="date" office:date-value="2019-08-11">
            <text:p>2019-08-11 00:00:00</text:p>
          </table:table-cell>
          <table:table-cell table:number-columns-repeated="1015"/>
        </table:table-row>
        <table:table-row table:style-name="ro1">
          <table:table-cell office:value-type="float" office:value="42390">
            <text:p>42390</text:p>
          </table:table-cell>
          <table:table-cell office:value-type="float" office:value="19661">
            <text:p>19661</text:p>
          </table:table-cell>
          <table:table-cell office:value-type="float" office:value="869412.55">
            <text:p>869412,55</text:p>
          </table:table-cell>
          <table:table-cell office:value-type="float" office:value="64193.31">
            <text:p>64193,31</text:p>
          </table:table-cell>
          <table:table-cell office:value-type="float" office:value="845520.69">
            <text:p>845520,69</text:p>
          </table:table-cell>
          <table:table-cell office:value-type="float" office:value="83854.31">
            <text:p>83854,31</text:p>
          </table:table-cell>
          <table:table-cell office:value-type="float" office:value="1714933.24">
            <text:p>1714933,24</text:p>
          </table:table-cell>
          <table:table-cell/>
          <table:table-cell table:style-name="ce2" office:value-type="date" office:date-value="2019-08-12">
            <text:p>2019-08-12 00:00:00</text:p>
          </table:table-cell>
          <table:table-cell table:number-columns-repeated="1015"/>
        </table:table-row>
        <table:table-row table:style-name="ro1">
          <table:table-cell office:value-type="float" office:value="44931">
            <text:p>44931</text:p>
          </table:table-cell>
          <table:table-cell office:value-type="float" office:value="21217">
            <text:p>21217</text:p>
          </table:table-cell>
          <table:table-cell office:value-type="float" office:value="915999.77">
            <text:p>915999,77</text:p>
          </table:table-cell>
          <table:table-cell office:value-type="float" office:value="70579.36">
            <text:p>70579,36</text:p>
          </table:table-cell>
          <table:table-cell office:value-type="float" office:value="932134.33">
            <text:p>932134,33</text:p>
          </table:table-cell>
          <table:table-cell office:value-type="float" office:value="91796.36">
            <text:p>91796,36</text:p>
          </table:table-cell>
          <table:table-cell office:value-type="float" office:value="1848134.1">
            <text:p>1848134,1</text:p>
          </table:table-cell>
          <table:table-cell/>
          <table:table-cell table:style-name="ce2" office:value-type="date" office:date-value="2019-08-13">
            <text:p>2019-08-13 00:00:00</text:p>
          </table:table-cell>
          <table:table-cell table:number-columns-repeated="1015"/>
        </table:table-row>
        <table:table-row table:style-name="ro1">
          <table:table-cell office:value-type="float" office:value="45116">
            <text:p>45116</text:p>
          </table:table-cell>
          <table:table-cell office:value-type="float" office:value="22098">
            <text:p>22098</text:p>
          </table:table-cell>
          <table:table-cell office:value-type="float" office:value="949967.16">
            <text:p>949967,16</text:p>
          </table:table-cell>
          <table:table-cell office:value-type="float" office:value="73475.71">
            <text:p>73475,71</text:p>
          </table:table-cell>
          <table:table-cell office:value-type="float" office:value="964520.64">
            <text:p>964520,64</text:p>
          </table:table-cell>
          <table:table-cell office:value-type="float" office:value="95573.71">
            <text:p>95573,71</text:p>
          </table:table-cell>
          <table:table-cell office:value-type="float" office:value="1914487.8">
            <text:p>1914487,8</text:p>
          </table:table-cell>
          <table:table-cell/>
          <table:table-cell table:style-name="ce2" office:value-type="date" office:date-value="2019-08-14">
            <text:p>2019-08-14 00:00:00</text:p>
          </table:table-cell>
          <table:table-cell table:number-columns-repeated="1015"/>
        </table:table-row>
        <table:table-row table:style-name="ro1">
          <table:table-cell office:value-type="float" office:value="45336">
            <text:p>45336</text:p>
          </table:table-cell>
          <table:table-cell office:value-type="float" office:value="23905">
            <text:p>23905</text:p>
          </table:table-cell>
          <table:table-cell office:value-type="float" office:value="1017957.34">
            <text:p>1017957,34</text:p>
          </table:table-cell>
          <table:table-cell office:value-type="float" office:value="80709.85">
            <text:p>80709,85</text:p>
          </table:table-cell>
          <table:table-cell office:value-type="float" office:value="1063589.46">
            <text:p>1063589,46</text:p>
          </table:table-cell>
          <table:table-cell office:value-type="float" office:value="104614.85">
            <text:p>104614,85</text:p>
          </table:table-cell>
          <table:table-cell office:value-type="float" office:value="2081546.8">
            <text:p>2081546,8</text:p>
          </table:table-cell>
          <table:table-cell/>
          <table:table-cell table:style-name="ce2" office:value-type="date" office:date-value="2019-08-15">
            <text:p>2019-08-15 00:00:00</text:p>
          </table:table-cell>
          <table:table-cell table:number-columns-repeated="1015"/>
        </table:table-row>
        <table:table-row table:style-name="ro1">
          <table:table-cell office:value-type="float" office:value="47940">
            <text:p>47940</text:p>
          </table:table-cell>
          <table:table-cell office:value-type="float" office:value="29820">
            <text:p>29820</text:p>
          </table:table-cell>
          <table:table-cell office:value-type="float" office:value="1265368.55">
            <text:p>1265368,55</text:p>
          </table:table-cell>
          <table:table-cell office:value-type="float" office:value="101268.34">
            <text:p>101268,34</text:p>
          </table:table-cell>
          <table:table-cell office:value-type="float" office:value="1322699.95">
            <text:p>1322699,95</text:p>
          </table:table-cell>
          <table:table-cell office:value-type="float" office:value="131088.34">
            <text:p>131088,34</text:p>
          </table:table-cell>
          <table:table-cell office:value-type="float" office:value="2588068.5">
            <text:p>2588068,5</text:p>
          </table:table-cell>
          <table:table-cell/>
          <table:table-cell table:style-name="ce2" office:value-type="date" office:date-value="2019-08-16">
            <text:p>2019-08-16 00:00:00</text:p>
          </table:table-cell>
          <table:table-cell table:number-columns-repeated="1015"/>
        </table:table-row>
        <table:table-row table:style-name="ro1">
          <table:table-cell office:value-type="float" office:value="48066">
            <text:p>48066</text:p>
          </table:table-cell>
          <table:table-cell office:value-type="float" office:value="29513">
            <text:p>29513</text:p>
          </table:table-cell>
          <table:table-cell office:value-type="float" office:value="1252745.53">
            <text:p>1252745,53</text:p>
          </table:table-cell>
          <table:table-cell office:value-type="float" office:value="90883.65">
            <text:p>90883,65</text:p>
          </table:table-cell>
          <table:table-cell office:value-type="float" office:value="1222342.21">
            <text:p>1222342,21</text:p>
          </table:table-cell>
          <table:table-cell office:value-type="float" office:value="120396.65">
            <text:p>120396,65</text:p>
          </table:table-cell>
          <table:table-cell office:value-type="float" office:value="2475087.74">
            <text:p>2475087,74</text:p>
          </table:table-cell>
          <table:table-cell/>
          <table:table-cell table:style-name="ce2" office:value-type="date" office:date-value="2019-08-17">
            <text:p>2019-08-17 00:00:00</text:p>
          </table:table-cell>
          <table:table-cell table:number-columns-repeated="1015"/>
        </table:table-row>
        <table:table-row table:style-name="ro1">
          <table:table-cell office:value-type="float" office:value="45833">
            <text:p>45833</text:p>
          </table:table-cell>
          <table:table-cell office:value-type="float" office:value="21515">
            <text:p>21515</text:p>
          </table:table-cell>
          <table:table-cell office:value-type="float" office:value="927541.03">
            <text:p>927541,03</text:p>
          </table:table-cell>
          <table:table-cell office:value-type="float" office:value="70332.27">
            <text:p>70332,27</text:p>
          </table:table-cell>
          <table:table-cell office:value-type="float" office:value="944044.35">
            <text:p>944044,35</text:p>
          </table:table-cell>
          <table:table-cell office:value-type="float" office:value="91847.27">
            <text:p>91847,27</text:p>
          </table:table-cell>
          <table:table-cell office:value-type="float" office:value="1871585.38">
            <text:p>1871585,38</text:p>
          </table:table-cell>
          <table:table-cell/>
          <table:table-cell table:style-name="ce2" office:value-type="date" office:date-value="2019-08-18">
            <text:p>2019-08-18 00:00:00</text:p>
          </table:table-cell>
          <table:table-cell table:number-columns-repeated="1015"/>
        </table:table-row>
        <table:table-row table:style-name="ro1">
          <table:table-cell office:value-type="float" office:value="46014">
            <text:p>46014</text:p>
          </table:table-cell>
          <table:table-cell office:value-type="float" office:value="19761">
            <text:p>19761</text:p>
          </table:table-cell>
          <table:table-cell office:value-type="float" office:value="850455.94">
            <text:p>850455,94</text:p>
          </table:table-cell>
          <table:table-cell office:value-type="float" office:value="64949.5">
            <text:p>64949,5</text:p>
          </table:table-cell>
          <table:table-cell office:value-type="float" office:value="847218.18">
            <text:p>847218,18</text:p>
          </table:table-cell>
          <table:table-cell office:value-type="float" office:value="84710.5">
            <text:p>84710,5</text:p>
          </table:table-cell>
          <table:table-cell office:value-type="float" office:value="1697674.12">
            <text:p>1697674,12</text:p>
          </table:table-cell>
          <table:table-cell/>
          <table:table-cell table:style-name="ce2" office:value-type="date" office:date-value="2019-08-19">
            <text:p>2019-08-19 00:00:00</text:p>
          </table:table-cell>
          <table:table-cell table:number-columns-repeated="1015"/>
        </table:table-row>
        <table:table-row table:style-name="ro1">
          <table:table-cell office:value-type="float" office:value="51155">
            <text:p>51155</text:p>
          </table:table-cell>
          <table:table-cell office:value-type="float" office:value="20509">
            <text:p>20509</text:p>
          </table:table-cell>
          <table:table-cell office:value-type="float" office:value="893156.99">
            <text:p>893156,99</text:p>
          </table:table-cell>
          <table:table-cell office:value-type="float" office:value="72036.55">
            <text:p>72036,55</text:p>
          </table:table-cell>
          <table:table-cell office:value-type="float" office:value="927809.16">
            <text:p>927809,16</text:p>
          </table:table-cell>
          <table:table-cell office:value-type="float" office:value="92545.55">
            <text:p>92545,55</text:p>
          </table:table-cell>
          <table:table-cell office:value-type="float" office:value="1820966.15">
            <text:p>1820966,15</text:p>
          </table:table-cell>
          <table:table-cell/>
          <table:table-cell table:style-name="ce2" office:value-type="date" office:date-value="2019-08-20">
            <text:p>2019-08-20 00:00:00</text:p>
          </table:table-cell>
          <table:table-cell table:number-columns-repeated="1015"/>
        </table:table-row>
        <table:table-row table:style-name="ro1">
          <table:table-cell office:value-type="float" office:value="46452">
            <text:p>46452</text:p>
          </table:table-cell>
          <table:table-cell office:value-type="float" office:value="21378">
            <text:p>21378</text:p>
          </table:table-cell>
          <table:table-cell office:value-type="float" office:value="921626.6">
            <text:p>921626,6</text:p>
          </table:table-cell>
          <table:table-cell office:value-type="float" office:value="74794.4">
            <text:p>74794,4</text:p>
          </table:table-cell>
          <table:table-cell office:value-type="float" office:value="997989.91">
            <text:p>997989,91</text:p>
          </table:table-cell>
          <table:table-cell office:value-type="float" office:value="96172.4">
            <text:p>96172,4</text:p>
          </table:table-cell>
          <table:table-cell office:value-type="float" office:value="1919616.51">
            <text:p>1919616,51</text:p>
          </table:table-cell>
          <table:table-cell/>
          <table:table-cell table:style-name="ce2" office:value-type="date" office:date-value="2019-08-21">
            <text:p>2019-08-21 00:00:00</text:p>
          </table:table-cell>
          <table:table-cell table:number-columns-repeated="1015"/>
        </table:table-row>
        <table:table-row table:style-name="ro1">
          <table:table-cell office:value-type="float" office:value="49116">
            <text:p>49116</text:p>
          </table:table-cell>
          <table:table-cell office:value-type="float" office:value="23384">
            <text:p>23384</text:p>
          </table:table-cell>
          <table:table-cell office:value-type="float" office:value="998939.33">
            <text:p>998939,33</text:p>
          </table:table-cell>
          <table:table-cell office:value-type="float" office:value="79597.42">
            <text:p>79597,42</text:p>
          </table:table-cell>
          <table:table-cell office:value-type="float" office:value="1053599.9">
            <text:p>1053599,9</text:p>
          </table:table-cell>
          <table:table-cell office:value-type="float" office:value="102981.42">
            <text:p>102981,42</text:p>
          </table:table-cell>
          <table:table-cell office:value-type="float" office:value="2052539.23">
            <text:p>2052539,23</text:p>
          </table:table-cell>
          <table:table-cell/>
          <table:table-cell table:style-name="ce2" office:value-type="date" office:date-value="2019-08-22">
            <text:p>2019-08-22 00:00:00</text:p>
          </table:table-cell>
          <table:table-cell table:number-columns-repeated="1015"/>
        </table:table-row>
        <table:table-row table:style-name="ro1">
          <table:table-cell office:value-type="float" office:value="51753">
            <text:p>51753</text:p>
          </table:table-cell>
          <table:table-cell office:value-type="float" office:value="30007">
            <text:p>30007</text:p>
          </table:table-cell>
          <table:table-cell office:value-type="float" office:value="1289193.09">
            <text:p>1289193,09</text:p>
          </table:table-cell>
          <table:table-cell office:value-type="float" office:value="99138.95">
            <text:p>99138,95</text:p>
          </table:table-cell>
          <table:table-cell office:value-type="float" office:value="1321754.31">
            <text:p>1321754,31</text:p>
          </table:table-cell>
          <table:table-cell office:value-type="float" office:value="129145.95">
            <text:p>129145,95</text:p>
          </table:table-cell>
          <table:table-cell office:value-type="float" office:value="2610947.4">
            <text:p>2610947,4</text:p>
          </table:table-cell>
          <table:table-cell/>
          <table:table-cell table:style-name="ce2" office:value-type="date" office:date-value="2019-08-23">
            <text:p>2019-08-23 00:00:00</text:p>
          </table:table-cell>
          <table:table-cell table:number-columns-repeated="1015"/>
        </table:table-row>
        <table:table-row table:style-name="ro1">
          <table:table-cell office:value-type="float" office:value="52043">
            <text:p>52043</text:p>
          </table:table-cell>
          <table:table-cell office:value-type="float" office:value="29056">
            <text:p>29056</text:p>
          </table:table-cell>
          <table:table-cell office:value-type="float" office:value="1238596.08">
            <text:p>1238596,08</text:p>
          </table:table-cell>
          <table:table-cell office:value-type="float" office:value="92813.68">
            <text:p>92813,68</text:p>
          </table:table-cell>
          <table:table-cell office:value-type="float" office:value="1236392.33">
            <text:p>1236392,33</text:p>
          </table:table-cell>
          <table:table-cell office:value-type="float" office:value="121869.68">
            <text:p>121869,68</text:p>
          </table:table-cell>
          <table:table-cell office:value-type="float" office:value="2474988.41">
            <text:p>2474988,41</text:p>
          </table:table-cell>
          <table:table-cell/>
          <table:table-cell table:style-name="ce2" office:value-type="date" office:date-value="2019-08-24">
            <text:p>2019-08-24 00:00:00</text:p>
          </table:table-cell>
          <table:table-cell table:number-columns-repeated="1015"/>
        </table:table-row>
        <table:table-row table:style-name="ro1">
          <table:table-cell office:value-type="float" office:value="47244">
            <text:p>47244</text:p>
          </table:table-cell>
          <table:table-cell office:value-type="float" office:value="22284">
            <text:p>22284</text:p>
          </table:table-cell>
          <table:table-cell office:value-type="float" office:value="959620.97">
            <text:p>959620,97</text:p>
          </table:table-cell>
          <table:table-cell office:value-type="float" office:value="71650.78">
            <text:p>71650,78</text:p>
          </table:table-cell>
          <table:table-cell office:value-type="float" office:value="954170.58">
            <text:p>954170,58</text:p>
          </table:table-cell>
          <table:table-cell office:value-type="float" office:value="93934.78">
            <text:p>93934,78</text:p>
          </table:table-cell>
          <table:table-cell office:value-type="float" office:value="1913791.55">
            <text:p>1913791,55</text:p>
          </table:table-cell>
          <table:table-cell/>
          <table:table-cell table:style-name="ce2" office:value-type="date" office:date-value="2019-08-25">
            <text:p>2019-08-25 00:00:00</text:p>
          </table:table-cell>
          <table:table-cell table:number-columns-repeated="1015"/>
        </table:table-row>
        <table:table-row table:style-name="ro1">
          <table:table-cell office:value-type="float" office:value="47356">
            <text:p>47356</text:p>
          </table:table-cell>
          <table:table-cell office:value-type="float" office:value="19707">
            <text:p>19707</text:p>
          </table:table-cell>
          <table:table-cell office:value-type="float" office:value="843930.28">
            <text:p>843930,28</text:p>
          </table:table-cell>
          <table:table-cell office:value-type="float" office:value="65832.75">
            <text:p>65832,75</text:p>
          </table:table-cell>
          <table:table-cell office:value-type="float" office:value="868492.26">
            <text:p>868492,26</text:p>
          </table:table-cell>
          <table:table-cell office:value-type="float" office:value="85539.75">
            <text:p>85539,75</text:p>
          </table:table-cell>
          <table:table-cell office:value-type="float" office:value="1712422.54">
            <text:p>1712422,54</text:p>
          </table:table-cell>
          <table:table-cell/>
          <table:table-cell table:style-name="ce2" office:value-type="date" office:date-value="2019-08-26">
            <text:p>2019-08-26 00:00:00</text:p>
          </table:table-cell>
          <table:table-cell table:number-columns-repeated="1015"/>
        </table:table-row>
        <table:table-row table:style-name="ro1">
          <table:table-cell office:value-type="float" office:value="50074">
            <text:p>50074</text:p>
          </table:table-cell>
          <table:table-cell office:value-type="float" office:value="20267">
            <text:p>20267</text:p>
          </table:table-cell>
          <table:table-cell office:value-type="float" office:value="875171.63">
            <text:p>875171,63</text:p>
          </table:table-cell>
          <table:table-cell office:value-type="float" office:value="67899.52">
            <text:p>67899,52</text:p>
          </table:table-cell>
          <table:table-cell office:value-type="float" office:value="904440.63">
            <text:p>904440,63</text:p>
          </table:table-cell>
          <table:table-cell office:value-type="float" office:value="88166.52">
            <text:p>88166,52</text:p>
          </table:table-cell>
          <table:table-cell office:value-type="float" office:value="1779612.26">
            <text:p>1779612,26</text:p>
          </table:table-cell>
          <table:table-cell/>
          <table:table-cell table:style-name="ce2" office:value-type="date" office:date-value="2019-08-27">
            <text:p>2019-08-27 00:00:00</text:p>
          </table:table-cell>
          <table:table-cell table:number-columns-repeated="1015"/>
        </table:table-row>
        <table:table-row table:style-name="ro1">
          <table:table-cell office:value-type="float" office:value="50352">
            <text:p>50352</text:p>
          </table:table-cell>
          <table:table-cell office:value-type="float" office:value="22424">
            <text:p>22424</text:p>
          </table:table-cell>
          <table:table-cell office:value-type="float" office:value="946322.76">
            <text:p>946322,76</text:p>
          </table:table-cell>
          <table:table-cell office:value-type="float" office:value="77571.68">
            <text:p>77571,68</text:p>
          </table:table-cell>
          <table:table-cell office:value-type="float" office:value="1013889.24">
            <text:p>1013889,24</text:p>
          </table:table-cell>
          <table:table-cell office:value-type="float" office:value="99995.68">
            <text:p>99995,68</text:p>
          </table:table-cell>
          <table:table-cell office:value-type="float" office:value="1960212">
            <text:p>1960212</text:p>
          </table:table-cell>
          <table:table-cell/>
          <table:table-cell table:style-name="ce2" office:value-type="date" office:date-value="2019-08-28">
            <text:p>2019-08-28 00:00:00</text:p>
          </table:table-cell>
          <table:table-cell table:number-columns-repeated="1015"/>
        </table:table-row>
        <table:table-row table:style-name="ro1">
          <table:table-cell office:value-type="float" office:value="50560">
            <text:p>50560</text:p>
          </table:table-cell>
          <table:table-cell office:value-type="float" office:value="25587">
            <text:p>25587</text:p>
          </table:table-cell>
          <table:table-cell office:value-type="float" office:value="1089368.49">
            <text:p>1089368,49</text:p>
          </table:table-cell>
          <table:table-cell office:value-type="float" office:value="84917.13">
            <text:p>84917,13</text:p>
          </table:table-cell>
          <table:table-cell office:value-type="float" office:value="1126166.86">
            <text:p>1126166,86</text:p>
          </table:table-cell>
          <table:table-cell office:value-type="float" office:value="110504.13">
            <text:p>110504,13</text:p>
          </table:table-cell>
          <table:table-cell office:value-type="float" office:value="2215535.35">
            <text:p>2215535,35</text:p>
          </table:table-cell>
          <table:table-cell/>
          <table:table-cell table:style-name="ce2" office:value-type="date" office:date-value="2019-08-29">
            <text:p>2019-08-29 00:00:00</text:p>
          </table:table-cell>
          <table:table-cell table:number-columns-repeated="1015"/>
        </table:table-row>
        <table:table-row table:style-name="ro1">
          <table:table-cell office:value-type="float" office:value="48112">
            <text:p>48112</text:p>
          </table:table-cell>
          <table:table-cell office:value-type="float" office:value="32586">
            <text:p>32586</text:p>
          </table:table-cell>
          <table:table-cell office:value-type="float" office:value="1361706.43">
            <text:p>1361706,43</text:p>
          </table:table-cell>
          <table:table-cell office:value-type="float" office:value="117027.07">
            <text:p>117027,07</text:p>
          </table:table-cell>
          <table:table-cell office:value-type="float" office:value="1506915.28">
            <text:p>1506915,28</text:p>
          </table:table-cell>
          <table:table-cell office:value-type="float" office:value="149613.07">
            <text:p>149613,07</text:p>
          </table:table-cell>
          <table:table-cell office:value-type="float" office:value="2868621.71">
            <text:p>2868621,71</text:p>
          </table:table-cell>
          <table:table-cell/>
          <table:table-cell table:style-name="ce2" office:value-type="date" office:date-value="2019-08-30">
            <text:p>2019-08-30 00:00:00</text:p>
          </table:table-cell>
          <table:table-cell table:number-columns-repeated="1015"/>
        </table:table-row>
        <table:table-row table:style-name="ro1">
          <table:table-cell office:value-type="float" office:value="56039">
            <text:p>56039</text:p>
          </table:table-cell>
          <table:table-cell office:value-type="float" office:value="31297">
            <text:p>31297</text:p>
          </table:table-cell>
          <table:table-cell office:value-type="float" office:value="1282942.4">
            <text:p>1282942,4</text:p>
          </table:table-cell>
          <table:table-cell office:value-type="float" office:value="102958">
            <text:p>102958</text:p>
          </table:table-cell>
          <table:table-cell office:value-type="float" office:value="1360558.67">
            <text:p>1360558,67</text:p>
          </table:table-cell>
          <table:table-cell office:value-type="float" office:value="134255">
            <text:p>134255</text:p>
          </table:table-cell>
          <table:table-cell office:value-type="float" office:value="2643501.07">
            <text:p>2643501,07</text:p>
          </table:table-cell>
          <table:table-cell/>
          <table:table-cell table:style-name="ce2" office:value-type="date" office:date-value="2019-08-31">
            <text:p>2019-08-31 00:00:00</text:p>
          </table:table-cell>
          <table:table-cell table:number-columns-repeated="1015"/>
        </table:table-row>
        <table:table-row table:style-name="ro1">
          <table:table-cell office:value-type="float" office:value="48682">
            <text:p>48682</text:p>
          </table:table-cell>
          <table:table-cell office:value-type="float" office:value="24442">
            <text:p>24442</text:p>
          </table:table-cell>
          <table:table-cell office:value-type="float" office:value="991406.75">
            <text:p>991406,75</text:p>
          </table:table-cell>
          <table:table-cell office:value-type="float" office:value="78560.91">
            <text:p>78560,91</text:p>
          </table:table-cell>
          <table:table-cell office:value-type="float" office:value="1034159.73">
            <text:p>1034159,73</text:p>
          </table:table-cell>
          <table:table-cell office:value-type="float" office:value="103002.91">
            <text:p>103002,91</text:p>
          </table:table-cell>
          <table:table-cell office:value-type="float" office:value="2025566.48">
            <text:p>2025566,48</text:p>
          </table:table-cell>
          <table:table-cell/>
          <table:table-cell table:style-name="ce2" office:value-type="date" office:date-value="2019-09-01">
            <text:p>2019-09-01 00:00:00</text:p>
          </table:table-cell>
          <table:table-cell table:number-columns-repeated="1015"/>
        </table:table-row>
        <table:table-row table:style-name="ro1">
          <table:table-cell office:value-type="float" office:value="43567">
            <text:p>43567</text:p>
          </table:table-cell>
          <table:table-cell office:value-type="float" office:value="17347">
            <text:p>17347</text:p>
          </table:table-cell>
          <table:table-cell office:value-type="float" office:value="708954.99">
            <text:p>708954,99</text:p>
          </table:table-cell>
          <table:table-cell office:value-type="float" office:value="56976.79">
            <text:p>56976,79</text:p>
          </table:table-cell>
          <table:table-cell office:value-type="float" office:value="745354.22">
            <text:p>745354,22</text:p>
          </table:table-cell>
          <table:table-cell office:value-type="float" office:value="74323.79">
            <text:p>74323,79</text:p>
          </table:table-cell>
          <table:table-cell office:value-type="float" office:value="1454309.21">
            <text:p>1454309,21</text:p>
          </table:table-cell>
          <table:table-cell/>
          <table:table-cell table:style-name="ce2" office:value-type="date" office:date-value="2019-09-02">
            <text:p>2019-09-02 00:00:00</text:p>
          </table:table-cell>
          <table:table-cell table:number-columns-repeated="1015"/>
        </table:table-row>
        <table:table-row table:style-name="ro1">
          <table:table-cell office:value-type="float" office:value="51465">
            <text:p>51465</text:p>
          </table:table-cell>
          <table:table-cell office:value-type="float" office:value="20610">
            <text:p>20610</text:p>
          </table:table-cell>
          <table:table-cell office:value-type="float" office:value="877032.86">
            <text:p>877032,86</text:p>
          </table:table-cell>
          <table:table-cell office:value-type="float" office:value="77468.4">
            <text:p>77468,4</text:p>
          </table:table-cell>
          <table:table-cell office:value-type="float" office:value="1027652.87">
            <text:p>1027652,87</text:p>
          </table:table-cell>
          <table:table-cell office:value-type="float" office:value="98078.4">
            <text:p>98078,4</text:p>
          </table:table-cell>
          <table:table-cell office:value-type="float" office:value="1904685.73">
            <text:p>1904685,73</text:p>
          </table:table-cell>
          <table:table-cell/>
          <table:table-cell table:style-name="ce2" office:value-type="date" office:date-value="2019-09-03">
            <text:p>2019-09-03 00:00:00</text:p>
          </table:table-cell>
          <table:table-cell table:number-columns-repeated="1015"/>
        </table:table-row>
        <table:table-row table:style-name="ro1">
          <table:table-cell office:value-type="float" office:value="49040">
            <text:p>49040</text:p>
          </table:table-cell>
          <table:table-cell office:value-type="float" office:value="20866">
            <text:p>20866</text:p>
          </table:table-cell>
          <table:table-cell office:value-type="float" office:value="883252.74">
            <text:p>883252,74</text:p>
          </table:table-cell>
          <table:table-cell office:value-type="float" office:value="75279.82">
            <text:p>75279,82</text:p>
          </table:table-cell>
          <table:table-cell office:value-type="float" office:value="998171.36">
            <text:p>998171,36</text:p>
          </table:table-cell>
          <table:table-cell office:value-type="float" office:value="96145.82">
            <text:p>96145,82</text:p>
          </table:table-cell>
          <table:table-cell office:value-type="float" office:value="1881424.1">
            <text:p>1881424,1</text:p>
          </table:table-cell>
          <table:table-cell/>
          <table:table-cell table:style-name="ce2" office:value-type="date" office:date-value="2019-09-04">
            <text:p>2019-09-04 00:00:00</text:p>
          </table:table-cell>
          <table:table-cell table:number-columns-repeated="1015"/>
        </table:table-row>
        <table:table-row table:style-name="ro1">
          <table:table-cell office:value-type="float" office:value="51858">
            <text:p>51858</text:p>
          </table:table-cell>
          <table:table-cell office:value-type="float" office:value="23173">
            <text:p>23173</text:p>
          </table:table-cell>
          <table:table-cell office:value-type="float" office:value="982698.86">
            <text:p>982698,86</text:p>
          </table:table-cell>
          <table:table-cell office:value-type="float" office:value="85683.58">
            <text:p>85683,58</text:p>
          </table:table-cell>
          <table:table-cell office:value-type="float" office:value="1123750.86">
            <text:p>1123750,86</text:p>
          </table:table-cell>
          <table:table-cell office:value-type="float" office:value="108856.58">
            <text:p>108856,58</text:p>
          </table:table-cell>
          <table:table-cell office:value-type="float" office:value="2106449.72">
            <text:p>2106449,72</text:p>
          </table:table-cell>
          <table:table-cell/>
          <table:table-cell table:style-name="ce2" office:value-type="date" office:date-value="2019-09-05">
            <text:p>2019-09-05 00:00:00</text:p>
          </table:table-cell>
          <table:table-cell table:number-columns-repeated="1015"/>
        </table:table-row>
        <table:table-row table:style-name="ro1">
          <table:table-cell office:value-type="float" office:value="52060">
            <text:p>52060</text:p>
          </table:table-cell>
          <table:table-cell office:value-type="float" office:value="29154">
            <text:p>29154</text:p>
          </table:table-cell>
          <table:table-cell office:value-type="float" office:value="1210654.18">
            <text:p>1210654,18</text:p>
          </table:table-cell>
          <table:table-cell office:value-type="float" office:value="105474.63">
            <text:p>105474,63</text:p>
          </table:table-cell>
          <table:table-cell office:value-type="float" office:value="1401689.45">
            <text:p>1401689,45</text:p>
          </table:table-cell>
          <table:table-cell office:value-type="float" office:value="134628.63">
            <text:p>134628,63</text:p>
          </table:table-cell>
          <table:table-cell office:value-type="float" office:value="2612343.63">
            <text:p>2612343,63</text:p>
          </table:table-cell>
          <table:table-cell/>
          <table:table-cell table:style-name="ce2" office:value-type="date" office:date-value="2019-09-06">
            <text:p>2019-09-06 00:00:00</text:p>
          </table:table-cell>
          <table:table-cell table:number-columns-repeated="1015"/>
        </table:table-row>
        <table:table-row table:style-name="ro1">
          <table:table-cell office:value-type="float" office:value="54921">
            <text:p>54921</text:p>
          </table:table-cell>
          <table:table-cell office:value-type="float" office:value="29002">
            <text:p>29002</text:p>
          </table:table-cell>
          <table:table-cell office:value-type="float" office:value="1185558.87">
            <text:p>1185558,87</text:p>
          </table:table-cell>
          <table:table-cell office:value-type="float" office:value="99727.27">
            <text:p>99727,27</text:p>
          </table:table-cell>
          <table:table-cell office:value-type="float" office:value="1342079.68">
            <text:p>1342079,68</text:p>
          </table:table-cell>
          <table:table-cell office:value-type="float" office:value="128729.27">
            <text:p>128729,27</text:p>
          </table:table-cell>
          <table:table-cell office:value-type="float" office:value="2527638.55">
            <text:p>2527638,55</text:p>
          </table:table-cell>
          <table:table-cell/>
          <table:table-cell table:style-name="ce2" office:value-type="date" office:date-value="2019-09-07">
            <text:p>2019-09-07 00:00:00</text:p>
          </table:table-cell>
          <table:table-cell table:number-columns-repeated="1015"/>
        </table:table-row>
        <table:table-row table:style-name="ro1">
          <table:table-cell office:value-type="float" office:value="49804">
            <text:p>49804</text:p>
          </table:table-cell>
          <table:table-cell office:value-type="float" office:value="19471">
            <text:p>19471</text:p>
          </table:table-cell>
          <table:table-cell office:value-type="float" office:value="813432.79">
            <text:p>813432,79</text:p>
          </table:table-cell>
          <table:table-cell office:value-type="float" office:value="69056.75">
            <text:p>69056,75</text:p>
          </table:table-cell>
          <table:table-cell office:value-type="float" office:value="932590.4">
            <text:p>932590,4</text:p>
          </table:table-cell>
          <table:table-cell office:value-type="float" office:value="88527.75">
            <text:p>88527,75</text:p>
          </table:table-cell>
          <table:table-cell office:value-type="float" office:value="1746023.19">
            <text:p>1746023,19</text:p>
          </table:table-cell>
          <table:table-cell/>
          <table:table-cell table:style-name="ce2" office:value-type="date" office:date-value="2019-09-08">
            <text:p>2019-09-08 00:00:00</text:p>
          </table:table-cell>
          <table:table-cell table:number-columns-repeated="1015"/>
        </table:table-row>
        <table:table-row table:style-name="ro1">
          <table:table-cell office:value-type="float" office:value="49985">
            <text:p>49985</text:p>
          </table:table-cell>
          <table:table-cell office:value-type="float" office:value="17862">
            <text:p>17862</text:p>
          </table:table-cell>
          <table:table-cell office:value-type="float" office:value="746067.32">
            <text:p>746067,32</text:p>
          </table:table-cell>
          <table:table-cell office:value-type="float" office:value="65655.77">
            <text:p>65655,77</text:p>
          </table:table-cell>
          <table:table-cell office:value-type="float" office:value="866926.47">
            <text:p>866926,47</text:p>
          </table:table-cell>
          <table:table-cell office:value-type="float" office:value="83517.77">
            <text:p>83517,77</text:p>
          </table:table-cell>
          <table:table-cell office:value-type="float" office:value="1612993.79">
            <text:p>1612993,79</text:p>
          </table:table-cell>
          <table:table-cell/>
          <table:table-cell table:style-name="ce2" office:value-type="date" office:date-value="2019-09-09">
            <text:p>2019-09-09 00:00:00</text:p>
          </table:table-cell>
          <table:table-cell table:number-columns-repeated="1015"/>
        </table:table-row>
        <table:table-row table:style-name="ro1">
          <table:table-cell office:value-type="float" office:value="52857">
            <text:p>52857</text:p>
          </table:table-cell>
          <table:table-cell office:value-type="float" office:value="18913">
            <text:p>18913</text:p>
          </table:table-cell>
          <table:table-cell office:value-type="float" office:value="796910.55">
            <text:p>796910,55</text:p>
          </table:table-cell>
          <table:table-cell office:value-type="float" office:value="70572.34">
            <text:p>70572,34</text:p>
          </table:table-cell>
          <table:table-cell office:value-type="float" office:value="934191.69">
            <text:p>934191,69</text:p>
          </table:table-cell>
          <table:table-cell office:value-type="float" office:value="89517.84">
            <text:p>89517,84</text:p>
          </table:table-cell>
          <table:table-cell office:value-type="float" office:value="1731102.24">
            <text:p>1731102,24</text:p>
          </table:table-cell>
          <table:table-cell/>
          <table:table-cell table:style-name="ce2" office:value-type="date" office:date-value="2019-09-10">
            <text:p>2019-09-10 00:00:00</text:p>
          </table:table-cell>
          <table:table-cell table:number-columns-repeated="1015"/>
        </table:table-row>
        <table:table-row table:style-name="ro1">
          <table:table-cell office:value-type="float" office:value="50357">
            <text:p>50357</text:p>
          </table:table-cell>
          <table:table-cell office:value-type="float" office:value="20233">
            <text:p>20233</text:p>
          </table:table-cell>
          <table:table-cell office:value-type="float" office:value="825892.38">
            <text:p>825892,38</text:p>
          </table:table-cell>
          <table:table-cell office:value-type="float" office:value="81102.04">
            <text:p>81102,04</text:p>
          </table:table-cell>
          <table:table-cell office:value-type="float" office:value="1035585.99">
            <text:p>1035585,99</text:p>
          </table:table-cell>
          <table:table-cell office:value-type="float" office:value="101335.04">
            <text:p>101335,04</text:p>
          </table:table-cell>
          <table:table-cell office:value-type="float" office:value="1861478.37">
            <text:p>1861478,37</text:p>
          </table:table-cell>
          <table:table-cell/>
          <table:table-cell table:style-name="ce2" office:value-type="date" office:date-value="2019-09-11">
            <text:p>2019-09-11 00:00:00</text:p>
          </table:table-cell>
          <table:table-cell table:number-columns-repeated="1015"/>
        </table:table-row>
        <table:table-row table:style-name="ro1">
          <table:table-cell office:value-type="float" office:value="50538">
            <text:p>50538</text:p>
          </table:table-cell>
          <table:table-cell office:value-type="float" office:value="22068">
            <text:p>22068</text:p>
          </table:table-cell>
          <table:table-cell office:value-type="float" office:value="919218.9">
            <text:p>919218,9</text:p>
          </table:table-cell>
          <table:table-cell office:value-type="float" office:value="89630.31">
            <text:p>89630,31</text:p>
          </table:table-cell>
          <table:table-cell office:value-type="float" office:value="1176667.91">
            <text:p>1176667,91</text:p>
          </table:table-cell>
          <table:table-cell office:value-type="float" office:value="111698.31">
            <text:p>111698,31</text:p>
          </table:table-cell>
          <table:table-cell office:value-type="float" office:value="2095886.81">
            <text:p>2095886,81</text:p>
          </table:table-cell>
          <table:table-cell/>
          <table:table-cell table:style-name="ce2" office:value-type="date" office:date-value="2019-09-12">
            <text:p>2019-09-12 00:00:00</text:p>
          </table:table-cell>
          <table:table-cell table:number-columns-repeated="1015"/>
        </table:table-row>
        <table:table-row table:style-name="ro1">
          <table:table-cell office:value-type="float" office:value="58885">
            <text:p>58885</text:p>
          </table:table-cell>
          <table:table-cell office:value-type="float" office:value="29512">
            <text:p>29512</text:p>
          </table:table-cell>
          <table:table-cell office:value-type="float" office:value="1223451.9">
            <text:p>1223451,9</text:p>
          </table:table-cell>
          <table:table-cell office:value-type="float" office:value="106030.58">
            <text:p>106030,58</text:p>
          </table:table-cell>
          <table:table-cell office:value-type="float" office:value="1417613.32">
            <text:p>1417613,32</text:p>
          </table:table-cell>
          <table:table-cell office:value-type="float" office:value="135542.58">
            <text:p>135542,58</text:p>
          </table:table-cell>
          <table:table-cell office:value-type="float" office:value="2641065.22">
            <text:p>2641065,22</text:p>
          </table:table-cell>
          <table:table-cell/>
          <table:table-cell table:style-name="ce2" office:value-type="date" office:date-value="2019-09-13">
            <text:p>2019-09-13 00:00:00</text:p>
          </table:table-cell>
          <table:table-cell table:number-columns-repeated="1015"/>
        </table:table-row>
        <table:table-row table:style-name="ro1">
          <table:table-cell office:value-type="float" office:value="56400">
            <text:p>56400</text:p>
          </table:table-cell>
          <table:table-cell office:value-type="float" office:value="28917">
            <text:p>28917</text:p>
          </table:table-cell>
          <table:table-cell office:value-type="float" office:value="1184535.62">
            <text:p>1184535,62</text:p>
          </table:table-cell>
          <table:table-cell office:value-type="float" office:value="99534.79">
            <text:p>99534,79</text:p>
          </table:table-cell>
          <table:table-cell office:value-type="float" office:value="1340149.53">
            <text:p>1340149,53</text:p>
          </table:table-cell>
          <table:table-cell office:value-type="float" office:value="128451.79">
            <text:p>128451,79</text:p>
          </table:table-cell>
          <table:table-cell office:value-type="float" office:value="2524685.15">
            <text:p>2524685,15</text:p>
          </table:table-cell>
          <table:table-cell/>
          <table:table-cell table:style-name="ce2" office:value-type="date" office:date-value="2019-09-14">
            <text:p>2019-09-14 00:00:00</text:p>
          </table:table-cell>
          <table:table-cell table:number-columns-repeated="1015"/>
        </table:table-row>
        <table:table-row table:style-name="ro1">
          <table:table-cell office:value-type="float" office:value="53878">
            <text:p>53878</text:p>
          </table:table-cell>
          <table:table-cell office:value-type="float" office:value="19296">
            <text:p>19296</text:p>
          </table:table-cell>
          <table:table-cell office:value-type="float" office:value="814799.57">
            <text:p>814799,57</text:p>
          </table:table-cell>
          <table:table-cell office:value-type="float" office:value="73562.53">
            <text:p>73562,53</text:p>
          </table:table-cell>
          <table:table-cell office:value-type="float" office:value="989019.76">
            <text:p>989019,76</text:p>
          </table:table-cell>
          <table:table-cell office:value-type="float" office:value="92868.03">
            <text:p>92868,03</text:p>
          </table:table-cell>
          <table:table-cell office:value-type="float" office:value="1803819.33">
            <text:p>1803819,33</text:p>
          </table:table-cell>
          <table:table-cell/>
          <table:table-cell table:style-name="ce2" office:value-type="date" office:date-value="2019-09-15">
            <text:p>2019-09-15 00:00:00</text:p>
          </table:table-cell>
          <table:table-cell table:number-columns-repeated="1015"/>
        </table:table-row>
        <table:table-row table:style-name="ro1">
          <table:table-cell office:value-type="float" office:value="56838">
            <text:p>56838</text:p>
          </table:table-cell>
          <table:table-cell office:value-type="float" office:value="17903">
            <text:p>17903</text:p>
          </table:table-cell>
          <table:table-cell office:value-type="float" office:value="749674.31">
            <text:p>749674,31</text:p>
          </table:table-cell>
          <table:table-cell office:value-type="float" office:value="65718.08">
            <text:p>65718,08</text:p>
          </table:table-cell>
          <table:table-cell office:value-type="float" office:value="882889.94">
            <text:p>882889,94</text:p>
          </table:table-cell>
          <table:table-cell office:value-type="float" office:value="83625.58">
            <text:p>83625,58</text:p>
          </table:table-cell>
          <table:table-cell office:value-type="float" office:value="1632564.25">
            <text:p>1632564,25</text:p>
          </table:table-cell>
          <table:table-cell/>
          <table:table-cell table:style-name="ce2" office:value-type="date" office:date-value="2019-09-16">
            <text:p>2019-09-16 00:00:00</text:p>
          </table:table-cell>
          <table:table-cell table:number-columns-repeated="1015"/>
        </table:table-row>
        <table:table-row table:style-name="ro1">
          <table:table-cell office:value-type="float" office:value="54293">
            <text:p>54293</text:p>
          </table:table-cell>
          <table:table-cell office:value-type="float" office:value="18248">
            <text:p>18248</text:p>
          </table:table-cell>
          <table:table-cell office:value-type="float" office:value="766041.4">
            <text:p>766041,4</text:p>
          </table:table-cell>
          <table:table-cell office:value-type="float" office:value="70317.66">
            <text:p>70317,66</text:p>
          </table:table-cell>
          <table:table-cell office:value-type="float" office:value="935676.46">
            <text:p>935676,46</text:p>
          </table:table-cell>
          <table:table-cell office:value-type="float" office:value="88565.66">
            <text:p>88565,66</text:p>
          </table:table-cell>
          <table:table-cell office:value-type="float" office:value="1701717.86">
            <text:p>1701717,86</text:p>
          </table:table-cell>
          <table:table-cell/>
          <table:table-cell table:style-name="ce2" office:value-type="date" office:date-value="2019-09-17">
            <text:p>2019-09-17 00:00:00</text:p>
          </table:table-cell>
          <table:table-cell table:number-columns-repeated="1015"/>
        </table:table-row>
        <table:table-row table:style-name="ro1">
          <table:table-cell office:value-type="float" office:value="59932">
            <text:p>59932</text:p>
          </table:table-cell>
          <table:table-cell office:value-type="float" office:value="19894">
            <text:p>19894</text:p>
          </table:table-cell>
          <table:table-cell office:value-type="float" office:value="835985.63">
            <text:p>835985,63</text:p>
          </table:table-cell>
          <table:table-cell office:value-type="float" office:value="78342.31">
            <text:p>78342,31</text:p>
          </table:table-cell>
          <table:table-cell office:value-type="float" office:value="1026688.72">
            <text:p>1026688,72</text:p>
          </table:table-cell>
          <table:table-cell office:value-type="float" office:value="98257.81">
            <text:p>98257,81</text:p>
          </table:table-cell>
          <table:table-cell office:value-type="float" office:value="1862674.35">
            <text:p>1862674,35</text:p>
          </table:table-cell>
          <table:table-cell/>
          <table:table-cell table:style-name="ce2" office:value-type="date" office:date-value="2019-09-18">
            <text:p>2019-09-18 00:00:00</text:p>
          </table:table-cell>
          <table:table-cell table:number-columns-repeated="1015"/>
        </table:table-row>
        <table:table-row table:style-name="ro1">
          <table:table-cell office:value-type="float" office:value="60176">
            <text:p>60176</text:p>
          </table:table-cell>
          <table:table-cell office:value-type="float" office:value="21973">
            <text:p>21973</text:p>
          </table:table-cell>
          <table:table-cell office:value-type="float" office:value="917203.56">
            <text:p>917203,56</text:p>
          </table:table-cell>
          <table:table-cell office:value-type="float" office:value="88435.36">
            <text:p>88435,36</text:p>
          </table:table-cell>
          <table:table-cell office:value-type="float" office:value="1155547.65">
            <text:p>1155547,65</text:p>
          </table:table-cell>
          <table:table-cell office:value-type="float" office:value="110408.36">
            <text:p>110408,36</text:p>
          </table:table-cell>
          <table:table-cell office:value-type="float" office:value="2072751.21">
            <text:p>2072751,21</text:p>
          </table:table-cell>
          <table:table-cell/>
          <table:table-cell table:style-name="ce2" office:value-type="date" office:date-value="2019-09-19">
            <text:p>2019-09-19 00:00:00</text:p>
          </table:table-cell>
          <table:table-cell table:number-columns-repeated="1015"/>
        </table:table-row>
        <table:table-row table:style-name="ro1">
          <table:table-cell office:value-type="float" office:value="66030">
            <text:p>66030</text:p>
          </table:table-cell>
          <table:table-cell office:value-type="float" office:value="29497">
            <text:p>29497</text:p>
          </table:table-cell>
          <table:table-cell office:value-type="float" office:value="1227986.33">
            <text:p>1227986,33</text:p>
          </table:table-cell>
          <table:table-cell office:value-type="float" office:value="115402.25">
            <text:p>115402,25</text:p>
          </table:table-cell>
          <table:table-cell office:value-type="float" office:value="1524406.27">
            <text:p>1524406,27</text:p>
          </table:table-cell>
          <table:table-cell office:value-type="float" office:value="144964.55">
            <text:p>144964,55</text:p>
          </table:table-cell>
          <table:table-cell office:value-type="float" office:value="2752392.6">
            <text:p>2752392,6</text:p>
          </table:table-cell>
          <table:table-cell/>
          <table:table-cell table:style-name="ce2" office:value-type="date" office:date-value="2019-09-20">
            <text:p>2019-09-20 00:00:00</text:p>
          </table:table-cell>
          <table:table-cell table:number-columns-repeated="1015"/>
        </table:table-row>
        <table:table-row table:style-name="ro1">
          <table:table-cell office:value-type="float" office:value="60688">
            <text:p>60688</text:p>
          </table:table-cell>
          <table:table-cell office:value-type="float" office:value="28201">
            <text:p>28201</text:p>
          </table:table-cell>
          <table:table-cell office:value-type="float" office:value="1165444.79">
            <text:p>1165444,79</text:p>
          </table:table-cell>
          <table:table-cell office:value-type="float" office:value="102178.12">
            <text:p>102178,12</text:p>
          </table:table-cell>
          <table:table-cell office:value-type="float" office:value="1368021.94">
            <text:p>1368021,94</text:p>
          </table:table-cell>
          <table:table-cell office:value-type="float" office:value="130412.82">
            <text:p>130412,82</text:p>
          </table:table-cell>
          <table:table-cell office:value-type="float" office:value="2533466.73">
            <text:p>2533466,73</text:p>
          </table:table-cell>
          <table:table-cell/>
          <table:table-cell table:style-name="ce2" office:value-type="date" office:date-value="2019-09-21">
            <text:p>2019-09-21 00:00:00</text:p>
          </table:table-cell>
          <table:table-cell table:number-columns-repeated="1015"/>
        </table:table-row>
        <table:table-row table:style-name="ro1">
          <table:table-cell office:value-type="float" office:value="52439">
            <text:p>52439</text:p>
          </table:table-cell>
          <table:table-cell office:value-type="float" office:value="19584">
            <text:p>19584</text:p>
          </table:table-cell>
          <table:table-cell office:value-type="float" office:value="821452.48">
            <text:p>821452,48</text:p>
          </table:table-cell>
          <table:table-cell office:value-type="float" office:value="70807.93">
            <text:p>70807,93</text:p>
          </table:table-cell>
          <table:table-cell office:value-type="float" office:value="965507">
            <text:p>965507</text:p>
          </table:table-cell>
          <table:table-cell office:value-type="float" office:value="90391.93">
            <text:p>90391,93</text:p>
          </table:table-cell>
          <table:table-cell office:value-type="float" office:value="1786959.48">
            <text:p>1786959,48</text:p>
          </table:table-cell>
          <table:table-cell/>
          <table:table-cell table:style-name="ce2" office:value-type="date" office:date-value="2019-09-22">
            <text:p>2019-09-22 00:00:00</text:p>
          </table:table-cell>
          <table:table-cell table:number-columns-repeated="1015"/>
        </table:table-row>
        <table:table-row table:style-name="ro1">
          <table:table-cell office:value-type="float" office:value="55460">
            <text:p>55460</text:p>
          </table:table-cell>
          <table:table-cell office:value-type="float" office:value="17684">
            <text:p>17684</text:p>
          </table:table-cell>
          <table:table-cell office:value-type="float" office:value="746854.13">
            <text:p>746854,13</text:p>
          </table:table-cell>
          <table:table-cell office:value-type="float" office:value="67312.2">
            <text:p>67312,2</text:p>
          </table:table-cell>
          <table:table-cell office:value-type="float" office:value="877730.08">
            <text:p>877730,08</text:p>
          </table:table-cell>
          <table:table-cell office:value-type="float" office:value="85012.8">
            <text:p>85012,8</text:p>
          </table:table-cell>
          <table:table-cell office:value-type="float" office:value="1624584.21">
            <text:p>1624584,21</text:p>
          </table:table-cell>
          <table:table-cell/>
          <table:table-cell table:style-name="ce2" office:value-type="date" office:date-value="2019-09-23">
            <text:p>2019-09-23 00:00:00</text:p>
          </table:table-cell>
          <table:table-cell table:number-columns-repeated="1015"/>
        </table:table-row>
        <table:table-row table:style-name="ro1">
          <table:table-cell office:value-type="float" office:value="55794">
            <text:p>55794</text:p>
          </table:table-cell>
          <table:table-cell office:value-type="float" office:value="22368">
            <text:p>22368</text:p>
          </table:table-cell>
          <table:table-cell office:value-type="float" office:value="963302.34">
            <text:p>963302,34</text:p>
          </table:table-cell>
          <table:table-cell office:value-type="float" office:value="71802.91">
            <text:p>71802,91</text:p>
          </table:table-cell>
          <table:table-cell office:value-type="float" office:value="951350.64">
            <text:p>951350,64</text:p>
          </table:table-cell>
          <table:table-cell office:value-type="float" office:value="94221.41">
            <text:p>94221,41</text:p>
          </table:table-cell>
          <table:table-cell office:value-type="float" office:value="1914652.98">
            <text:p>1914652,98</text:p>
          </table:table-cell>
          <table:table-cell/>
          <table:table-cell table:style-name="ce2" office:value-type="date" office:date-value="2019-09-24">
            <text:p>2019-09-24 00:00:00</text:p>
          </table:table-cell>
          <table:table-cell table:number-columns-repeated="1015"/>
        </table:table-row>
        <table:table-row table:style-name="ro1">
          <table:table-cell office:value-type="float" office:value="50274">
            <text:p>50274</text:p>
          </table:table-cell>
          <table:table-cell office:value-type="float" office:value="14357">
            <text:p>14357</text:p>
          </table:table-cell>
          <table:table-cell office:value-type="float" office:value="526779.23">
            <text:p>526779,23</text:p>
          </table:table-cell>
          <table:table-cell office:value-type="float" office:value="84202.31">
            <text:p>84202,31</text:p>
          </table:table-cell>
          <table:table-cell office:value-type="float" office:value="1118653.08">
            <text:p>1118653,08</text:p>
          </table:table-cell>
          <table:table-cell office:value-type="float" office:value="98586.81">
            <text:p>98586,81</text:p>
          </table:table-cell>
          <table:table-cell office:value-type="float" office:value="1645432.31">
            <text:p>1645432,31</text:p>
          </table:table-cell>
          <table:table-cell/>
          <table:table-cell table:style-name="ce2" office:value-type="date" office:date-value="2019-09-25">
            <text:p>2019-09-25 00:00:00</text:p>
          </table:table-cell>
          <table:table-cell table:number-columns-repeated="1015"/>
        </table:table-row>
        <table:table-row table:style-name="ro1">
          <table:table-cell office:value-type="float" office:value="50436">
            <text:p>50436</text:p>
          </table:table-cell>
          <table:table-cell office:value-type="float" office:value="14659">
            <text:p>14659</text:p>
          </table:table-cell>
          <table:table-cell office:value-type="float" office:value="525372.67">
            <text:p>525372,67</text:p>
          </table:table-cell>
          <table:table-cell office:value-type="float" office:value="88612.44">
            <text:p>88612,44</text:p>
          </table:table-cell>
          <table:table-cell office:value-type="float" office:value="1198562.22">
            <text:p>1198562,22</text:p>
          </table:table-cell>
          <table:table-cell office:value-type="float" office:value="103271.44">
            <text:p>103271,44</text:p>
          </table:table-cell>
          <table:table-cell office:value-type="float" office:value="1723934.89">
            <text:p>1723934,89</text:p>
          </table:table-cell>
          <table:table-cell/>
          <table:table-cell table:style-name="ce2" office:value-type="date" office:date-value="2019-09-26">
            <text:p>2019-09-26 00:00:00</text:p>
          </table:table-cell>
          <table:table-cell table:number-columns-repeated="1015"/>
        </table:table-row>
        <table:table-row table:style-name="ro1">
          <table:table-cell office:value-type="float" office:value="56220">
            <text:p>56220</text:p>
          </table:table-cell>
          <table:table-cell office:value-type="float" office:value="21233">
            <text:p>21233</text:p>
          </table:table-cell>
          <table:table-cell office:value-type="float" office:value="734099">
            <text:p>734099</text:p>
          </table:table-cell>
          <table:table-cell office:value-type="float" office:value="122604.27">
            <text:p>122604,27</text:p>
          </table:table-cell>
          <table:table-cell office:value-type="float" office:value="1651870.47">
            <text:p>1651870,47</text:p>
          </table:table-cell>
          <table:table-cell office:value-type="float" office:value="143875.07">
            <text:p>143875,07</text:p>
          </table:table-cell>
          <table:table-cell office:value-type="float" office:value="2385969.47">
            <text:p>2385969,47</text:p>
          </table:table-cell>
          <table:table-cell/>
          <table:table-cell table:style-name="ce2" office:value-type="date" office:date-value="2019-09-27">
            <text:p>2019-09-27 00:00:00</text:p>
          </table:table-cell>
          <table:table-cell table:number-columns-repeated="1015"/>
        </table:table-row>
        <table:table-row table:style-name="ro1">
          <table:table-cell office:value-type="float" office:value="50778">
            <text:p>50778</text:p>
          </table:table-cell>
          <table:table-cell office:value-type="float" office:value="21696">
            <text:p>21696</text:p>
          </table:table-cell>
          <table:table-cell office:value-type="float" office:value="745660.05">
            <text:p>745660,05</text:p>
          </table:table-cell>
          <table:table-cell office:value-type="float" office:value="111761.33">
            <text:p>111761,33</text:p>
          </table:table-cell>
          <table:table-cell office:value-type="float" office:value="1528879.2">
            <text:p>1528879,2</text:p>
          </table:table-cell>
          <table:table-cell office:value-type="float" office:value="133487.83">
            <text:p>133487,83</text:p>
          </table:table-cell>
          <table:table-cell office:value-type="float" office:value="2274539.25">
            <text:p>2274539,25</text:p>
          </table:table-cell>
          <table:table-cell/>
          <table:table-cell table:style-name="ce2" office:value-type="date" office:date-value="2019-09-28">
            <text:p>2019-09-28 00:00:00</text:p>
          </table:table-cell>
          <table:table-cell table:number-columns-repeated="1015"/>
        </table:table-row>
        <table:table-row table:style-name="ro1">
          <table:table-cell office:value-type="float" office:value="50940">
            <text:p>50940</text:p>
          </table:table-cell>
          <table:table-cell office:value-type="float" office:value="14751">
            <text:p>14751</text:p>
          </table:table-cell>
          <table:table-cell office:value-type="float" office:value="515893.04">
            <text:p>515893,04</text:p>
          </table:table-cell>
          <table:table-cell office:value-type="float" office:value="85544.71">
            <text:p>85544,71</text:p>
          </table:table-cell>
          <table:table-cell office:value-type="float" office:value="1145567.29">
            <text:p>1145567,29</text:p>
          </table:table-cell>
          <table:table-cell office:value-type="float" office:value="100295.71">
            <text:p>100295,71</text:p>
          </table:table-cell>
          <table:table-cell office:value-type="float" office:value="1661460.33">
            <text:p>1661460,33</text:p>
          </table:table-cell>
          <table:table-cell/>
          <table:table-cell table:style-name="ce2" office:value-type="date" office:date-value="2019-09-29">
            <text:p>2019-09-29 00:00:00</text:p>
          </table:table-cell>
          <table:table-cell table:number-columns-repeated="1015"/>
        </table:table-row>
        <table:table-row table:style-name="ro1">
          <table:table-cell office:value-type="float" office:value="51102">
            <text:p>51102</text:p>
          </table:table-cell>
          <table:table-cell office:value-type="float" office:value="13089">
            <text:p>13089</text:p>
          </table:table-cell>
          <table:table-cell office:value-type="float" office:value="468593.28">
            <text:p>468593,28</text:p>
          </table:table-cell>
          <table:table-cell office:value-type="float" office:value="81753.85">
            <text:p>81753,85</text:p>
          </table:table-cell>
          <table:table-cell office:value-type="float" office:value="1081059.84">
            <text:p>1081059,84</text:p>
          </table:table-cell>
          <table:table-cell office:value-type="float" office:value="94852.05">
            <text:p>94852,05</text:p>
          </table:table-cell>
          <table:table-cell office:value-type="float" office:value="1549653.12">
            <text:p>1549653,12</text:p>
          </table:table-cell>
          <table:table-cell/>
          <table:table-cell table:style-name="ce2" office:value-type="date" office:date-value="2019-09-30">
            <text:p>2019-09-30 00:00:00</text:p>
          </table:table-cell>
          <table:table-cell table:number-columns-repeated="1015"/>
        </table:table-row>
        <table:table-row table:style-name="ro1">
          <table:table-cell office:value-type="float" office:value="54180">
            <text:p>54180</text:p>
          </table:table-cell>
          <table:table-cell office:value-type="float" office:value="14247">
            <text:p>14247</text:p>
          </table:table-cell>
          <table:table-cell office:value-type="float" office:value="484812.26">
            <text:p>484812,26</text:p>
          </table:table-cell>
          <table:table-cell office:value-type="float" office:value="81834.75">
            <text:p>81834,75</text:p>
          </table:table-cell>
          <table:table-cell office:value-type="float" office:value="1104031.26">
            <text:p>1104031,26</text:p>
          </table:table-cell>
          <table:table-cell office:value-type="float" office:value="96081.75">
            <text:p>96081,75</text:p>
          </table:table-cell>
          <table:table-cell office:value-type="float" office:value="1588843.52">
            <text:p>1588843,52</text:p>
          </table:table-cell>
          <table:table-cell/>
          <table:table-cell table:style-name="ce2" office:value-type="date" office:date-value="2019-10-01">
            <text:p>2019-10-01 00:00:00</text:p>
          </table:table-cell>
          <table:table-cell table:number-columns-repeated="1015"/>
        </table:table-row>
        <table:table-row table:style-name="ro1">
          <table:table-cell office:value-type="float" office:value="57150">
            <text:p>57150</text:p>
          </table:table-cell>
          <table:table-cell office:value-type="float" office:value="14668">
            <text:p>14668</text:p>
          </table:table-cell>
          <table:table-cell office:value-type="float" office:value="493065.97">
            <text:p>493065,97</text:p>
          </table:table-cell>
          <table:table-cell office:value-type="float" office:value="77066.49">
            <text:p>77066,49</text:p>
          </table:table-cell>
          <table:table-cell office:value-type="float" office:value="1045813.11">
            <text:p>1045813,11</text:p>
          </table:table-cell>
          <table:table-cell office:value-type="float" office:value="91734.49">
            <text:p>91734,49</text:p>
          </table:table-cell>
          <table:table-cell office:value-type="float" office:value="1538879.08">
            <text:p>1538879,08</text:p>
          </table:table-cell>
          <table:table-cell/>
          <table:table-cell table:style-name="ce2" office:value-type="date" office:date-value="2019-10-02">
            <text:p>2019-10-02 00:00:00</text:p>
          </table:table-cell>
          <table:table-cell table:number-columns-repeated="1015"/>
        </table:table-row>
        <table:table-row table:style-name="ro1">
          <table:table-cell office:value-type="float" office:value="57350">
            <text:p>57350</text:p>
          </table:table-cell>
          <table:table-cell office:value-type="float" office:value="17094">
            <text:p>17094</text:p>
          </table:table-cell>
          <table:table-cell office:value-type="float" office:value="573694.07">
            <text:p>573694,07</text:p>
          </table:table-cell>
          <table:table-cell office:value-type="float" office:value="99976.01">
            <text:p>99976,01</text:p>
          </table:table-cell>
          <table:table-cell office:value-type="float" office:value="1338422.58">
            <text:p>1338422,58</text:p>
          </table:table-cell>
          <table:table-cell office:value-type="float" office:value="117070.01">
            <text:p>117070,01</text:p>
          </table:table-cell>
          <table:table-cell office:value-type="float" office:value="1912116.65">
            <text:p>1912116,65</text:p>
          </table:table-cell>
          <table:table-cell/>
          <table:table-cell table:style-name="ce2" office:value-type="date" office:date-value="2019-10-03">
            <text:p>2019-10-03 00:00:00</text:p>
          </table:table-cell>
          <table:table-cell table:number-columns-repeated="1015"/>
        </table:table-row>
        <table:table-row table:style-name="ro1">
          <table:table-cell office:value-type="float" office:value="60496">
            <text:p>60496</text:p>
          </table:table-cell>
          <table:table-cell office:value-type="float" office:value="23096">
            <text:p>23096</text:p>
          </table:table-cell>
          <table:table-cell office:value-type="float" office:value="763229.58">
            <text:p>763229,58</text:p>
          </table:table-cell>
          <table:table-cell office:value-type="float" office:value="121301.09">
            <text:p>121301,09</text:p>
          </table:table-cell>
          <table:table-cell office:value-type="float" office:value="1640714.54">
            <text:p>1640714,54</text:p>
          </table:table-cell>
          <table:table-cell office:value-type="float" office:value="144397.09">
            <text:p>144397,09</text:p>
          </table:table-cell>
          <table:table-cell office:value-type="float" office:value="2403944.12">
            <text:p>2403944,12</text:p>
          </table:table-cell>
          <table:table-cell/>
          <table:table-cell table:style-name="ce2" office:value-type="date" office:date-value="2019-10-04">
            <text:p>2019-10-04 00:00:00</text:p>
          </table:table-cell>
          <table:table-cell table:number-columns-repeated="1015"/>
        </table:table-row>
        <table:table-row table:style-name="ro1">
          <table:table-cell office:value-type="float" office:value="57760">
            <text:p>57760</text:p>
          </table:table-cell>
          <table:table-cell office:value-type="float" office:value="21094">
            <text:p>21094</text:p>
          </table:table-cell>
          <table:table-cell office:value-type="float" office:value="717294.5">
            <text:p>717294,5</text:p>
          </table:table-cell>
          <table:table-cell office:value-type="float" office:value="116693.28">
            <text:p>116693,28</text:p>
          </table:table-cell>
          <table:table-cell office:value-type="float" office:value="1593000.03">
            <text:p>1593000,03</text:p>
          </table:table-cell>
          <table:table-cell office:value-type="float" office:value="137787.28">
            <text:p>137787,28</text:p>
          </table:table-cell>
          <table:table-cell office:value-type="float" office:value="2310294.53">
            <text:p>2310294,53</text:p>
          </table:table-cell>
          <table:table-cell/>
          <table:table-cell table:style-name="ce2" office:value-type="date" office:date-value="2019-10-05">
            <text:p>2019-10-05 00:00:00</text:p>
          </table:table-cell>
          <table:table-cell table:number-columns-repeated="1015"/>
        </table:table-row>
        <table:table-row table:style-name="ro1">
          <table:table-cell office:value-type="float" office:value="57960">
            <text:p>57960</text:p>
          </table:table-cell>
          <table:table-cell office:value-type="float" office:value="16309">
            <text:p>16309</text:p>
          </table:table-cell>
          <table:table-cell office:value-type="float" office:value="506768.85">
            <text:p>506768,85</text:p>
          </table:table-cell>
          <table:table-cell office:value-type="float" office:value="77068.52">
            <text:p>77068,52</text:p>
          </table:table-cell>
          <table:table-cell office:value-type="float" office:value="1069146.4">
            <text:p>1069146,4</text:p>
          </table:table-cell>
          <table:table-cell office:value-type="float" office:value="93377.52">
            <text:p>93377,52</text:p>
          </table:table-cell>
          <table:table-cell office:value-type="float" office:value="1575915.25">
            <text:p>1575915,25</text:p>
          </table:table-cell>
          <table:table-cell/>
          <table:table-cell table:style-name="ce2" office:value-type="date" office:date-value="2019-10-06">
            <text:p>2019-10-06 00:00:00</text:p>
          </table:table-cell>
          <table:table-cell table:number-columns-repeated="1015"/>
        </table:table-row>
        <table:table-row table:style-name="ro1">
          <table:table-cell office:value-type="float" office:value="55183">
            <text:p>55183</text:p>
          </table:table-cell>
          <table:table-cell office:value-type="float" office:value="12789">
            <text:p>12789</text:p>
          </table:table-cell>
          <table:table-cell office:value-type="float" office:value="439218.01">
            <text:p>439218,01</text:p>
          </table:table-cell>
          <table:table-cell office:value-type="float" office:value="74345.43">
            <text:p>74345,43</text:p>
          </table:table-cell>
          <table:table-cell office:value-type="float" office:value="1008615.61">
            <text:p>1008615,61</text:p>
          </table:table-cell>
          <table:table-cell office:value-type="float" office:value="87134.43">
            <text:p>87134,43</text:p>
          </table:table-cell>
          <table:table-cell office:value-type="float" office:value="1447833.62">
            <text:p>1447833,62</text:p>
          </table:table-cell>
          <table:table-cell/>
          <table:table-cell table:style-name="ce2" office:value-type="date" office:date-value="2019-10-07">
            <text:p>2019-10-07 00:00:00</text:p>
          </table:table-cell>
          <table:table-cell table:number-columns-repeated="1015"/>
        </table:table-row>
        <table:table-row table:style-name="ro1">
          <table:table-cell office:value-type="float" office:value="55364">
            <text:p>55364</text:p>
          </table:table-cell>
          <table:table-cell office:value-type="float" office:value="15059">
            <text:p>15059</text:p>
          </table:table-cell>
          <table:table-cell office:value-type="float" office:value="491246">
            <text:p>491246</text:p>
          </table:table-cell>
          <table:table-cell office:value-type="float" office:value="77751.59">
            <text:p>77751,59</text:p>
          </table:table-cell>
          <table:table-cell office:value-type="float" office:value="1065154.41">
            <text:p>1065154,41</text:p>
          </table:table-cell>
          <table:table-cell office:value-type="float" office:value="92810.59">
            <text:p>92810,59</text:p>
          </table:table-cell>
          <table:table-cell office:value-type="float" office:value="1556400.41">
            <text:p>1556400,41</text:p>
          </table:table-cell>
          <table:table-cell/>
          <table:table-cell table:style-name="ce2" office:value-type="date" office:date-value="2019-10-08">
            <text:p>2019-10-08 00:00:00</text:p>
          </table:table-cell>
          <table:table-cell table:number-columns-repeated="1015"/>
        </table:table-row>
        <table:table-row table:style-name="ro1">
          <table:table-cell office:value-type="float" office:value="55545">
            <text:p>55545</text:p>
          </table:table-cell>
          <table:table-cell office:value-type="float" office:value="15103">
            <text:p>15103</text:p>
          </table:table-cell>
          <table:table-cell office:value-type="float" office:value="519312.87">
            <text:p>519312,87</text:p>
          </table:table-cell>
          <table:table-cell office:value-type="float" office:value="78976.32">
            <text:p>78976,32</text:p>
          </table:table-cell>
          <table:table-cell office:value-type="float" office:value="1082875.42">
            <text:p>1082875,42</text:p>
          </table:table-cell>
          <table:table-cell office:value-type="float" office:value="94079.32">
            <text:p>94079,32</text:p>
          </table:table-cell>
          <table:table-cell office:value-type="float" office:value="1602188.29">
            <text:p>1602188,29</text:p>
          </table:table-cell>
          <table:table-cell/>
          <table:table-cell table:style-name="ce2" office:value-type="date" office:date-value="2019-10-09">
            <text:p>2019-10-09 00:00:00</text:p>
          </table:table-cell>
          <table:table-cell table:number-columns-repeated="1015"/>
        </table:table-row>
        <table:table-row table:style-name="ro1">
          <table:table-cell office:value-type="float" office:value="55726">
            <text:p>55726</text:p>
          </table:table-cell>
          <table:table-cell office:value-type="float" office:value="17389">
            <text:p>17389</text:p>
          </table:table-cell>
          <table:table-cell office:value-type="float" office:value="587587.54">
            <text:p>587587,54</text:p>
          </table:table-cell>
          <table:table-cell office:value-type="float" office:value="89056.19">
            <text:p>89056,19</text:p>
          </table:table-cell>
          <table:table-cell office:value-type="float" office:value="1231142.63">
            <text:p>1231142,63</text:p>
          </table:table-cell>
          <table:table-cell office:value-type="float" office:value="106445.19">
            <text:p>106445,19</text:p>
          </table:table-cell>
          <table:table-cell office:value-type="float" office:value="1818730.17">
            <text:p>1818730,17</text:p>
          </table:table-cell>
          <table:table-cell/>
          <table:table-cell table:style-name="ce2" office:value-type="date" office:date-value="2019-10-10">
            <text:p>2019-10-10 00:00:00</text:p>
          </table:table-cell>
          <table:table-cell table:number-columns-repeated="1015"/>
        </table:table-row>
        <table:table-row table:style-name="ro1">
          <table:table-cell office:value-type="float" office:value="56041">
            <text:p>56041</text:p>
          </table:table-cell>
          <table:table-cell office:value-type="float" office:value="24069">
            <text:p>24069</text:p>
          </table:table-cell>
          <table:table-cell office:value-type="float" office:value="810685.84">
            <text:p>810685,84</text:p>
          </table:table-cell>
          <table:table-cell office:value-type="float" office:value="123293.54">
            <text:p>123293,54</text:p>
          </table:table-cell>
          <table:table-cell office:value-type="float" office:value="1681490.09">
            <text:p>1681490,09</text:p>
          </table:table-cell>
          <table:table-cell office:value-type="float" office:value="147362.54">
            <text:p>147362,54</text:p>
          </table:table-cell>
          <table:table-cell office:value-type="float" office:value="2492175.93">
            <text:p>2492175,93</text:p>
          </table:table-cell>
          <table:table-cell/>
          <table:table-cell table:style-name="ce2" office:value-type="date" office:date-value="2019-10-11">
            <text:p>2019-10-11 00:00:00</text:p>
          </table:table-cell>
          <table:table-cell table:number-columns-repeated="1015"/>
        </table:table-row>
        <table:table-row table:style-name="ro1">
          <table:table-cell office:value-type="float" office:value="53199">
            <text:p>53199</text:p>
          </table:table-cell>
          <table:table-cell office:value-type="float" office:value="23776">
            <text:p>23776</text:p>
          </table:table-cell>
          <table:table-cell office:value-type="float" office:value="817514.34">
            <text:p>817514,34</text:p>
          </table:table-cell>
          <table:table-cell office:value-type="float" office:value="119156.89">
            <text:p>119156,89</text:p>
          </table:table-cell>
          <table:table-cell office:value-type="float" office:value="1641080.28">
            <text:p>1641080,28</text:p>
          </table:table-cell>
          <table:table-cell office:value-type="float" office:value="142932.89">
            <text:p>142932,89</text:p>
          </table:table-cell>
          <table:table-cell office:value-type="float" office:value="2458594.62">
            <text:p>2458594,62</text:p>
          </table:table-cell>
          <table:table-cell/>
          <table:table-cell table:style-name="ce2" office:value-type="date" office:date-value="2019-10-12">
            <text:p>2019-10-12 00:00:00</text:p>
          </table:table-cell>
          <table:table-cell table:number-columns-repeated="1015"/>
        </table:table-row>
        <table:table-row table:style-name="ro1">
          <table:table-cell office:value-type="float" office:value="53361">
            <text:p>53361</text:p>
          </table:table-cell>
          <table:table-cell office:value-type="float" office:value="17640">
            <text:p>17640</text:p>
          </table:table-cell>
          <table:table-cell office:value-type="float" office:value="611655.32">
            <text:p>611655,32</text:p>
          </table:table-cell>
          <table:table-cell office:value-type="float" office:value="85162.34">
            <text:p>85162,34</text:p>
          </table:table-cell>
          <table:table-cell office:value-type="float" office:value="1193397.67">
            <text:p>1193397,67</text:p>
          </table:table-cell>
          <table:table-cell office:value-type="float" office:value="102802.34">
            <text:p>102802,34</text:p>
          </table:table-cell>
          <table:table-cell office:value-type="float" office:value="1805052.99">
            <text:p>1805052,99</text:p>
          </table:table-cell>
          <table:table-cell/>
          <table:table-cell table:style-name="ce2" office:value-type="date" office:date-value="2019-10-13">
            <text:p>2019-10-13 00:00:00</text:p>
          </table:table-cell>
          <table:table-cell table:number-columns-repeated="1015"/>
        </table:table-row>
        <table:table-row table:style-name="ro1">
          <table:table-cell office:value-type="float" office:value="56564">
            <text:p>56564</text:p>
          </table:table-cell>
          <table:table-cell office:value-type="float" office:value="14807">
            <text:p>14807</text:p>
          </table:table-cell>
          <table:table-cell office:value-type="float" office:value="503525.23">
            <text:p>503525,23</text:p>
          </table:table-cell>
          <table:table-cell office:value-type="float" office:value="74515.23">
            <text:p>74515,23</text:p>
          </table:table-cell>
          <table:table-cell office:value-type="float" office:value="1030458.29">
            <text:p>1030458,29</text:p>
          </table:table-cell>
          <table:table-cell office:value-type="float" office:value="89322.23">
            <text:p>89322,23</text:p>
          </table:table-cell>
          <table:table-cell office:value-type="float" office:value="1533983.52">
            <text:p>1533983,52</text:p>
          </table:table-cell>
          <table:table-cell/>
          <table:table-cell table:style-name="ce2" office:value-type="date" office:date-value="2019-10-14">
            <text:p>2019-10-14 00:00:00</text:p>
          </table:table-cell>
          <table:table-cell table:number-columns-repeated="1015"/>
        </table:table-row>
        <table:table-row table:style-name="ro1">
          <table:table-cell office:value-type="float" office:value="47728">
            <text:p>47728</text:p>
          </table:table-cell>
          <table:table-cell office:value-type="float" office:value="13325">
            <text:p>13325</text:p>
          </table:table-cell>
          <table:table-cell office:value-type="float" office:value="458149.28">
            <text:p>458149,28</text:p>
          </table:table-cell>
          <table:table-cell office:value-type="float" office:value="78069.42">
            <text:p>78069,42</text:p>
          </table:table-cell>
          <table:table-cell office:value-type="float" office:value="1078750.95">
            <text:p>1078750,95</text:p>
          </table:table-cell>
          <table:table-cell office:value-type="float" office:value="91394.42">
            <text:p>91394,42</text:p>
          </table:table-cell>
          <table:table-cell office:value-type="float" office:value="1536900.23">
            <text:p>1536900,23</text:p>
          </table:table-cell>
          <table:table-cell/>
          <table:table-cell table:style-name="ce2" office:value-type="date" office:date-value="2019-10-15">
            <text:p>2019-10-15 00:00:00</text:p>
          </table:table-cell>
          <table:table-cell table:number-columns-repeated="1015"/>
        </table:table-row>
        <table:table-row table:style-name="ro1">
          <table:table-cell office:value-type="float" office:value="53974">
            <text:p>53974</text:p>
          </table:table-cell>
          <table:table-cell office:value-type="float" office:value="14462">
            <text:p>14462</text:p>
          </table:table-cell>
          <table:table-cell office:value-type="float" office:value="507448.71">
            <text:p>507448,71</text:p>
          </table:table-cell>
          <table:table-cell office:value-type="float" office:value="81163.72">
            <text:p>81163,72</text:p>
          </table:table-cell>
          <table:table-cell office:value-type="float" office:value="1091741.54">
            <text:p>1091741,54</text:p>
          </table:table-cell>
          <table:table-cell office:value-type="float" office:value="95625.72">
            <text:p>95625,72</text:p>
          </table:table-cell>
          <table:table-cell office:value-type="float" office:value="1599190.25">
            <text:p>1599190,25</text:p>
          </table:table-cell>
          <table:table-cell/>
          <table:table-cell table:style-name="ce2" office:value-type="date" office:date-value="2019-10-16">
            <text:p>2019-10-16 00:00:00</text:p>
          </table:table-cell>
          <table:table-cell table:number-columns-repeated="1015"/>
        </table:table-row>
        <table:table-row table:style-name="ro1">
          <table:table-cell office:value-type="float" office:value="54138">
            <text:p>54138</text:p>
          </table:table-cell>
          <table:table-cell office:value-type="float" office:value="16154">
            <text:p>16154</text:p>
          </table:table-cell>
          <table:table-cell office:value-type="float" office:value="564780.75">
            <text:p>564780,75</text:p>
          </table:table-cell>
          <table:table-cell office:value-type="float" office:value="85754.9">
            <text:p>85754,9</text:p>
          </table:table-cell>
          <table:table-cell office:value-type="float" office:value="1179934.18">
            <text:p>1179934,18</text:p>
          </table:table-cell>
          <table:table-cell office:value-type="float" office:value="101908.9">
            <text:p>101908,9</text:p>
          </table:table-cell>
          <table:table-cell office:value-type="float" office:value="1744714.93">
            <text:p>1744714,93</text:p>
          </table:table-cell>
          <table:table-cell/>
          <table:table-cell table:style-name="ce2" office:value-type="date" office:date-value="2019-10-17">
            <text:p>2019-10-17 00:00:00</text:p>
          </table:table-cell>
          <table:table-cell table:number-columns-repeated="1015"/>
        </table:table-row>
        <table:table-row table:style-name="ro1">
          <table:table-cell office:value-type="float" office:value="54302">
            <text:p>54302</text:p>
          </table:table-cell>
          <table:table-cell office:value-type="float" office:value="22907">
            <text:p>22907</text:p>
          </table:table-cell>
          <table:table-cell office:value-type="float" office:value="788168.45">
            <text:p>788168,45</text:p>
          </table:table-cell>
          <table:table-cell office:value-type="float" office:value="113490.25">
            <text:p>113490,25</text:p>
          </table:table-cell>
          <table:table-cell office:value-type="float" office:value="1569428.29">
            <text:p>1569428,29</text:p>
          </table:table-cell>
          <table:table-cell office:value-type="float" office:value="136397.25">
            <text:p>136397,25</text:p>
          </table:table-cell>
          <table:table-cell office:value-type="float" office:value="2357596.74">
            <text:p>2357596,74</text:p>
          </table:table-cell>
          <table:table-cell/>
          <table:table-cell table:style-name="ce2" office:value-type="date" office:date-value="2019-10-18">
            <text:p>2019-10-18 00:00:00</text:p>
          </table:table-cell>
          <table:table-cell table:number-columns-repeated="1015"/>
        </table:table-row>
        <table:table-row table:style-name="ro1">
          <table:table-cell office:value-type="float" office:value="51377">
            <text:p>51377</text:p>
          </table:table-cell>
          <table:table-cell office:value-type="float" office:value="23115">
            <text:p>23115</text:p>
          </table:table-cell>
          <table:table-cell office:value-type="float" office:value="789171.76">
            <text:p>789171,76</text:p>
          </table:table-cell>
          <table:table-cell office:value-type="float" office:value="107613.2">
            <text:p>107613,2</text:p>
          </table:table-cell>
          <table:table-cell office:value-type="float" office:value="1504886.99">
            <text:p>1504886,99</text:p>
          </table:table-cell>
          <table:table-cell office:value-type="float" office:value="130728.2">
            <text:p>130728,2</text:p>
          </table:table-cell>
          <table:table-cell office:value-type="float" office:value="2294058.75">
            <text:p>2294058,75</text:p>
          </table:table-cell>
          <table:table-cell/>
          <table:table-cell table:style-name="ce2" office:value-type="date" office:date-value="2019-10-19">
            <text:p>2019-10-19 00:00:00</text:p>
          </table:table-cell>
          <table:table-cell table:number-columns-repeated="1015"/>
        </table:table-row>
        <table:table-row table:style-name="ro1">
          <table:table-cell office:value-type="float" office:value="48424">
            <text:p>48424</text:p>
          </table:table-cell>
          <table:table-cell office:value-type="float" office:value="16335">
            <text:p>16335</text:p>
          </table:table-cell>
          <table:table-cell office:value-type="float" office:value="558396.22">
            <text:p>558396,22</text:p>
          </table:table-cell>
          <table:table-cell office:value-type="float" office:value="81261.38">
            <text:p>81261,38</text:p>
          </table:table-cell>
          <table:table-cell office:value-type="float" office:value="1134652.36">
            <text:p>1134652,36</text:p>
          </table:table-cell>
          <table:table-cell office:value-type="float" office:value="97596.38">
            <text:p>97596,38</text:p>
          </table:table-cell>
          <table:table-cell office:value-type="float" office:value="1693048.58">
            <text:p>1693048,58</text:p>
          </table:table-cell>
          <table:table-cell/>
          <table:table-cell table:style-name="ce2" office:value-type="date" office:date-value="2019-10-20">
            <text:p>2019-10-20 00:00:00</text:p>
          </table:table-cell>
          <table:table-cell table:number-columns-repeated="1015"/>
        </table:table-row>
        <table:table-row table:style-name="ro1">
          <table:table-cell office:value-type="float" office:value="51658">
            <text:p>51658</text:p>
          </table:table-cell>
          <table:table-cell office:value-type="float" office:value="13424">
            <text:p>13424</text:p>
          </table:table-cell>
          <table:table-cell office:value-type="float" office:value="464551.52">
            <text:p>464551,52</text:p>
          </table:table-cell>
          <table:table-cell office:value-type="float" office:value="72602.56">
            <text:p>72602,56</text:p>
          </table:table-cell>
          <table:table-cell office:value-type="float" office:value="997223.29">
            <text:p>997223,29</text:p>
          </table:table-cell>
          <table:table-cell office:value-type="float" office:value="86026.56">
            <text:p>86026,56</text:p>
          </table:table-cell>
          <table:table-cell office:value-type="float" office:value="1461774.81">
            <text:p>1461774,81</text:p>
          </table:table-cell>
          <table:table-cell/>
          <table:table-cell table:style-name="ce2" office:value-type="date" office:date-value="2019-10-21">
            <text:p>2019-10-21 00:00:00</text:p>
          </table:table-cell>
          <table:table-cell table:number-columns-repeated="1015"/>
        </table:table-row>
        <table:table-row table:style-name="ro1">
          <table:table-cell office:value-type="float" office:value="54774">
            <text:p>54774</text:p>
          </table:table-cell>
          <table:table-cell office:value-type="float" office:value="13409">
            <text:p>13409</text:p>
          </table:table-cell>
          <table:table-cell office:value-type="float" office:value="460091.11">
            <text:p>460091,11</text:p>
          </table:table-cell>
          <table:table-cell office:value-type="float" office:value="73769.96">
            <text:p>73769,96</text:p>
          </table:table-cell>
          <table:table-cell office:value-type="float" office:value="1003783.79">
            <text:p>1003783,79</text:p>
          </table:table-cell>
          <table:table-cell office:value-type="float" office:value="87199.76">
            <text:p>87199,76</text:p>
          </table:table-cell>
          <table:table-cell office:value-type="float" office:value="1463874.9">
            <text:p>1463874,9</text:p>
          </table:table-cell>
          <table:table-cell/>
          <table:table-cell table:style-name="ce2" office:value-type="date" office:date-value="2019-10-22">
            <text:p>2019-10-22 00:00:00</text:p>
          </table:table-cell>
          <table:table-cell table:number-columns-repeated="1015"/>
        </table:table-row>
        <table:table-row table:style-name="ro1">
          <table:table-cell office:value-type="float" office:value="48832">
            <text:p>48832</text:p>
          </table:table-cell>
          <table:table-cell office:value-type="float" office:value="14968">
            <text:p>14968</text:p>
          </table:table-cell>
          <table:table-cell office:value-type="float" office:value="522314.89">
            <text:p>522314,89</text:p>
          </table:table-cell>
          <table:table-cell office:value-type="float" office:value="85187.93">
            <text:p>85187,93</text:p>
          </table:table-cell>
          <table:table-cell office:value-type="float" office:value="1153213.09">
            <text:p>1153213,09</text:p>
          </table:table-cell>
          <table:table-cell office:value-type="float" office:value="100173.73">
            <text:p>100173,73</text:p>
          </table:table-cell>
          <table:table-cell office:value-type="float" office:value="1675527.98">
            <text:p>1675527,98</text:p>
          </table:table-cell>
          <table:table-cell/>
          <table:table-cell table:style-name="ce2" office:value-type="date" office:date-value="2019-10-23">
            <text:p>2019-10-23 00:00:00</text:p>
          </table:table-cell>
          <table:table-cell table:number-columns-repeated="1015"/>
        </table:table-row>
        <table:table-row table:style-name="ro1">
          <table:table-cell office:value-type="float" office:value="52092">
            <text:p>52092</text:p>
          </table:table-cell>
          <table:table-cell office:value-type="float" office:value="16888">
            <text:p>16888</text:p>
          </table:table-cell>
          <table:table-cell office:value-type="float" office:value="552048.44">
            <text:p>552048,44</text:p>
          </table:table-cell>
          <table:table-cell office:value-type="float" office:value="92231.24">
            <text:p>92231,24</text:p>
          </table:table-cell>
          <table:table-cell office:value-type="float" office:value="1243795.85">
            <text:p>1243795,85</text:p>
          </table:table-cell>
          <table:table-cell office:value-type="float" office:value="109121.54">
            <text:p>109121,54</text:p>
          </table:table-cell>
          <table:table-cell office:value-type="float" office:value="1795844.29">
            <text:p>1795844,29</text:p>
          </table:table-cell>
          <table:table-cell/>
          <table:table-cell table:style-name="ce2" office:value-type="date" office:date-value="2019-10-24">
            <text:p>2019-10-24 00:00:00</text:p>
          </table:table-cell>
          <table:table-cell table:number-columns-repeated="1015"/>
        </table:table-row>
        <table:table-row table:style-name="ro1">
          <table:table-cell office:value-type="float" office:value="55378">
            <text:p>55378</text:p>
          </table:table-cell>
          <table:table-cell office:value-type="float" office:value="21344">
            <text:p>21344</text:p>
          </table:table-cell>
          <table:table-cell office:value-type="float" office:value="743105.01">
            <text:p>743105,01</text:p>
          </table:table-cell>
          <table:table-cell office:value-type="float" office:value="115629.15">
            <text:p>115629,15</text:p>
          </table:table-cell>
          <table:table-cell office:value-type="float" office:value="1585614.91">
            <text:p>1585614,91</text:p>
          </table:table-cell>
          <table:table-cell office:value-type="float" office:value="136973.15">
            <text:p>136973,15</text:p>
          </table:table-cell>
          <table:table-cell office:value-type="float" office:value="2328719.92">
            <text:p>2328719,92</text:p>
          </table:table-cell>
          <table:table-cell/>
          <table:table-cell table:style-name="ce2" office:value-type="date" office:date-value="2019-10-25">
            <text:p>2019-10-25 00:00:00</text:p>
          </table:table-cell>
          <table:table-cell table:number-columns-repeated="1015"/>
        </table:table-row>
        <table:table-row table:style-name="ro1">
          <table:table-cell office:value-type="float" office:value="55395">
            <text:p>55395</text:p>
          </table:table-cell>
          <table:table-cell office:value-type="float" office:value="22503">
            <text:p>22503</text:p>
          </table:table-cell>
          <table:table-cell office:value-type="float" office:value="768652.13">
            <text:p>768652,13</text:p>
          </table:table-cell>
          <table:table-cell office:value-type="float" office:value="111771.72">
            <text:p>111771,72</text:p>
          </table:table-cell>
          <table:table-cell office:value-type="float" office:value="1553111.8">
            <text:p>1553111,8</text:p>
          </table:table-cell>
          <table:table-cell office:value-type="float" office:value="134274.72">
            <text:p>134274,72</text:p>
          </table:table-cell>
          <table:table-cell office:value-type="float" office:value="2321763.93">
            <text:p>2321763,93</text:p>
          </table:table-cell>
          <table:table-cell/>
          <table:table-cell table:style-name="ce2" office:value-type="date" office:date-value="2019-10-26">
            <text:p>2019-10-26 00:00:00</text:p>
          </table:table-cell>
          <table:table-cell table:number-columns-repeated="1015"/>
        </table:table-row>
        <table:table-row table:style-name="ro1">
          <table:table-cell office:value-type="float" office:value="55557">
            <text:p>55557</text:p>
          </table:table-cell>
          <table:table-cell office:value-type="float" office:value="14158">
            <text:p>14158</text:p>
          </table:table-cell>
          <table:table-cell office:value-type="float" office:value="496191.15">
            <text:p>496191,15</text:p>
          </table:table-cell>
          <table:table-cell office:value-type="float" office:value="77494.7">
            <text:p>77494,7</text:p>
          </table:table-cell>
          <table:table-cell office:value-type="float" office:value="1084450.53">
            <text:p>1084450,53</text:p>
          </table:table-cell>
          <table:table-cell office:value-type="float" office:value="91652.7">
            <text:p>91652,7</text:p>
          </table:table-cell>
          <table:table-cell office:value-type="float" office:value="1580641.68">
            <text:p>1580641,68</text:p>
          </table:table-cell>
          <table:table-cell/>
          <table:table-cell table:style-name="ce2" office:value-type="date" office:date-value="2019-10-27">
            <text:p>2019-10-27 00:00:00</text:p>
          </table:table-cell>
          <table:table-cell table:number-columns-repeated="1015"/>
        </table:table-row>
        <table:table-row table:style-name="ro1">
          <table:table-cell office:value-type="float" office:value="58888">
            <text:p>58888</text:p>
          </table:table-cell>
          <table:table-cell office:value-type="float" office:value="12975">
            <text:p>12975</text:p>
          </table:table-cell>
          <table:table-cell office:value-type="float" office:value="459124.24">
            <text:p>459124,24</text:p>
          </table:table-cell>
          <table:table-cell office:value-type="float" office:value="75357.07">
            <text:p>75357,07</text:p>
          </table:table-cell>
          <table:table-cell office:value-type="float" office:value="1032269.22">
            <text:p>1032269,22</text:p>
          </table:table-cell>
          <table:table-cell office:value-type="float" office:value="88332.07">
            <text:p>88332,07</text:p>
          </table:table-cell>
          <table:table-cell office:value-type="float" office:value="1491393.46">
            <text:p>1491393,46</text:p>
          </table:table-cell>
          <table:table-cell/>
          <table:table-cell table:style-name="ce2" office:value-type="date" office:date-value="2019-10-28">
            <text:p>2019-10-28 00:00:00</text:p>
          </table:table-cell>
          <table:table-cell table:number-columns-repeated="1015"/>
        </table:table-row>
        <table:table-row table:style-name="ro1">
          <table:table-cell office:value-type="float" office:value="55890">
            <text:p>55890</text:p>
          </table:table-cell>
          <table:table-cell office:value-type="float" office:value="13829">
            <text:p>13829</text:p>
          </table:table-cell>
          <table:table-cell office:value-type="float" office:value="470476.95">
            <text:p>470476,95</text:p>
          </table:table-cell>
          <table:table-cell office:value-type="float" office:value="76144.14">
            <text:p>76144,14</text:p>
          </table:table-cell>
          <table:table-cell office:value-type="float" office:value="1044257.33">
            <text:p>1044257,33</text:p>
          </table:table-cell>
          <table:table-cell office:value-type="float" office:value="89973.14">
            <text:p>89973,14</text:p>
          </table:table-cell>
          <table:table-cell office:value-type="float" office:value="1514734.28">
            <text:p>1514734,28</text:p>
          </table:table-cell>
          <table:table-cell/>
          <table:table-cell table:style-name="ce2" office:value-type="date" office:date-value="2019-10-29">
            <text:p>2019-10-29 00:00:00</text:p>
          </table:table-cell>
          <table:table-cell table:number-columns-repeated="1015"/>
        </table:table-row>
        <table:table-row table:style-name="ro1">
          <table:table-cell office:value-type="float" office:value="56052">
            <text:p>56052</text:p>
          </table:table-cell>
          <table:table-cell office:value-type="float" office:value="15036">
            <text:p>15036</text:p>
          </table:table-cell>
          <table:table-cell office:value-type="float" office:value="508522.92">
            <text:p>508522,92</text:p>
          </table:table-cell>
          <table:table-cell office:value-type="float" office:value="84581.77">
            <text:p>84581,77</text:p>
          </table:table-cell>
          <table:table-cell office:value-type="float" office:value="1135769.05">
            <text:p>1135769,05</text:p>
          </table:table-cell>
          <table:table-cell office:value-type="float" office:value="99617.77">
            <text:p>99617,77</text:p>
          </table:table-cell>
          <table:table-cell office:value-type="float" office:value="1644291.97">
            <text:p>1644291,97</text:p>
          </table:table-cell>
          <table:table-cell/>
          <table:table-cell table:style-name="ce2" office:value-type="date" office:date-value="2019-10-30">
            <text:p>2019-10-30 00:00:00</text:p>
          </table:table-cell>
          <table:table-cell table:number-columns-repeated="1015"/>
        </table:table-row>
        <table:table-row table:style-name="ro1">
          <table:table-cell office:value-type="float" office:value="59411">
            <text:p>59411</text:p>
          </table:table-cell>
          <table:table-cell office:value-type="float" office:value="16665">
            <text:p>16665</text:p>
          </table:table-cell>
          <table:table-cell office:value-type="float" office:value="538627.32">
            <text:p>538627,32</text:p>
          </table:table-cell>
          <table:table-cell office:value-type="float" office:value="91451.65">
            <text:p>91451,65</text:p>
          </table:table-cell>
          <table:table-cell office:value-type="float" office:value="1233386.43">
            <text:p>1233386,43</text:p>
          </table:table-cell>
          <table:table-cell office:value-type="float" office:value="108116.65">
            <text:p>108116,65</text:p>
          </table:table-cell>
          <table:table-cell office:value-type="float" office:value="1772013.75">
            <text:p>1772013,75</text:p>
          </table:table-cell>
          <table:table-cell/>
          <table:table-cell table:style-name="ce2" office:value-type="date" office:date-value="2019-10-31">
            <text:p>2019-10-31 00:00:00</text:p>
          </table:table-cell>
          <table:table-cell table:number-columns-repeated="1015"/>
        </table:table-row>
        <table:table-row table:style-name="ro1">
          <table:table-cell office:value-type="float" office:value="56385">
            <text:p>56385</text:p>
          </table:table-cell>
          <table:table-cell office:value-type="float" office:value="23127">
            <text:p>23127</text:p>
          </table:table-cell>
          <table:table-cell office:value-type="float" office:value="787245.54">
            <text:p>787245,54</text:p>
          </table:table-cell>
          <table:table-cell office:value-type="float" office:value="130705.46">
            <text:p>130705,46</text:p>
          </table:table-cell>
          <table:table-cell office:value-type="float" office:value="1772282.73">
            <text:p>1772282,73</text:p>
          </table:table-cell>
          <table:table-cell office:value-type="float" office:value="153832.46">
            <text:p>153832,46</text:p>
          </table:table-cell>
          <table:table-cell office:value-type="float" office:value="2559528.27">
            <text:p>2559528,27</text:p>
          </table:table-cell>
          <table:table-cell/>
          <table:table-cell table:style-name="ce2" office:value-type="date" office:date-value="2019-11-01">
            <text:p>2019-11-01 00:00:00</text:p>
          </table:table-cell>
          <table:table-cell table:number-columns-repeated="1015"/>
        </table:table-row>
        <table:table-row table:style-name="ro1">
          <table:table-cell office:value-type="float" office:value="56547">
            <text:p>56547</text:p>
          </table:table-cell>
          <table:table-cell office:value-type="float" office:value="24400">
            <text:p>24400</text:p>
          </table:table-cell>
          <table:table-cell office:value-type="float" office:value="833274.81">
            <text:p>833274,81</text:p>
          </table:table-cell>
          <table:table-cell office:value-type="float" office:value="110068.28">
            <text:p>110068,28</text:p>
          </table:table-cell>
          <table:table-cell office:value-type="float" office:value="1522932.32">
            <text:p>1522932,32</text:p>
          </table:table-cell>
          <table:table-cell office:value-type="float" office:value="134471.78">
            <text:p>134471,78</text:p>
          </table:table-cell>
          <table:table-cell office:value-type="float" office:value="2356207.13">
            <text:p>2356207,13</text:p>
          </table:table-cell>
          <table:table-cell/>
          <table:table-cell table:style-name="ce2" office:value-type="date" office:date-value="2019-11-02">
            <text:p>2019-11-02 00:00:00</text:p>
          </table:table-cell>
          <table:table-cell table:number-columns-repeated="1015"/>
        </table:table-row>
        <table:table-row table:style-name="ro1">
          <table:table-cell office:value-type="float" office:value="56709">
            <text:p>56709</text:p>
          </table:table-cell>
          <table:table-cell office:value-type="float" office:value="16152">
            <text:p>16152</text:p>
          </table:table-cell>
          <table:table-cell office:value-type="float" office:value="572023.11">
            <text:p>572023,11</text:p>
          </table:table-cell>
          <table:table-cell office:value-type="float" office:value="83872.89">
            <text:p>83872,89</text:p>
          </table:table-cell>
          <table:table-cell office:value-type="float" office:value="1164779.24">
            <text:p>1164779,24</text:p>
          </table:table-cell>
          <table:table-cell office:value-type="float" office:value="100024.89">
            <text:p>100024,89</text:p>
          </table:table-cell>
          <table:table-cell office:value-type="float" office:value="1736802.35">
            <text:p>1736802,35</text:p>
          </table:table-cell>
          <table:table-cell/>
          <table:table-cell table:style-name="ce2" office:value-type="date" office:date-value="2019-11-03">
            <text:p>2019-11-03 00:00:00</text:p>
          </table:table-cell>
          <table:table-cell table:number-columns-repeated="1015"/>
        </table:table-row>
        <table:table-row table:style-name="ro1">
          <table:table-cell office:value-type="float" office:value="56871">
            <text:p>56871</text:p>
          </table:table-cell>
          <table:table-cell office:value-type="float" office:value="13403">
            <text:p>13403</text:p>
          </table:table-cell>
          <table:table-cell office:value-type="float" office:value="474371.95">
            <text:p>474371,95</text:p>
          </table:table-cell>
          <table:table-cell office:value-type="float" office:value="70423.9">
            <text:p>70423,9</text:p>
          </table:table-cell>
          <table:table-cell office:value-type="float" office:value="978300.42">
            <text:p>978300,42</text:p>
          </table:table-cell>
          <table:table-cell office:value-type="float" office:value="83826.9">
            <text:p>83826,9</text:p>
          </table:table-cell>
          <table:table-cell office:value-type="float" office:value="1452672.37">
            <text:p>1452672,37</text:p>
          </table:table-cell>
          <table:table-cell/>
          <table:table-cell table:style-name="ce2" office:value-type="date" office:date-value="2019-11-04">
            <text:p>2019-11-04 00:00:00</text:p>
          </table:table-cell>
          <table:table-cell table:number-columns-repeated="1015"/>
        </table:table-row>
        <table:table-row table:style-name="ro1">
          <table:table-cell office:value-type="float" office:value="57033">
            <text:p>57033</text:p>
          </table:table-cell>
          <table:table-cell office:value-type="float" office:value="13636">
            <text:p>13636</text:p>
          </table:table-cell>
          <table:table-cell office:value-type="float" office:value="480212.11">
            <text:p>480212,11</text:p>
          </table:table-cell>
          <table:table-cell office:value-type="float" office:value="73814.51">
            <text:p>73814,51</text:p>
          </table:table-cell>
          <table:table-cell office:value-type="float" office:value="1038794.81">
            <text:p>1038794,81</text:p>
          </table:table-cell>
          <table:table-cell office:value-type="float" office:value="87450.51">
            <text:p>87450,51</text:p>
          </table:table-cell>
          <table:table-cell office:value-type="float" office:value="1519006.92">
            <text:p>1519006,92</text:p>
          </table:table-cell>
          <table:table-cell/>
          <table:table-cell table:style-name="ce2" office:value-type="date" office:date-value="2019-11-05">
            <text:p>2019-11-05 00:00:00</text:p>
          </table:table-cell>
          <table:table-cell table:number-columns-repeated="1015"/>
        </table:table-row>
        <table:table-row table:style-name="ro1">
          <table:table-cell office:value-type="float" office:value="60447">
            <text:p>60447</text:p>
          </table:table-cell>
          <table:table-cell office:value-type="float" office:value="15363">
            <text:p>15363</text:p>
          </table:table-cell>
          <table:table-cell office:value-type="float" office:value="523594.17">
            <text:p>523594,17</text:p>
          </table:table-cell>
          <table:table-cell office:value-type="float" office:value="80996.36">
            <text:p>80996,36</text:p>
          </table:table-cell>
          <table:table-cell office:value-type="float" office:value="1125737.88">
            <text:p>1125737,88</text:p>
          </table:table-cell>
          <table:table-cell office:value-type="float" office:value="96359.36">
            <text:p>96359,36</text:p>
          </table:table-cell>
          <table:table-cell office:value-type="float" office:value="1649332.05">
            <text:p>1649332,05</text:p>
          </table:table-cell>
          <table:table-cell/>
          <table:table-cell table:style-name="ce2" office:value-type="date" office:date-value="2019-11-06">
            <text:p>2019-11-06 00:00:00</text:p>
          </table:table-cell>
          <table:table-cell table:number-columns-repeated="1015"/>
        </table:table-row>
        <table:table-row table:style-name="ro1">
          <table:table-cell office:value-type="float" office:value="57366">
            <text:p>57366</text:p>
          </table:table-cell>
          <table:table-cell office:value-type="float" office:value="16256">
            <text:p>16256</text:p>
          </table:table-cell>
          <table:table-cell office:value-type="float" office:value="566107.2">
            <text:p>566107,2</text:p>
          </table:table-cell>
          <table:table-cell office:value-type="float" office:value="86044.23">
            <text:p>86044,23</text:p>
          </table:table-cell>
          <table:table-cell office:value-type="float" office:value="1203094.23">
            <text:p>1203094,23</text:p>
          </table:table-cell>
          <table:table-cell office:value-type="float" office:value="102300.23">
            <text:p>102300,23</text:p>
          </table:table-cell>
          <table:table-cell office:value-type="float" office:value="1769201.43">
            <text:p>1769201,43</text:p>
          </table:table-cell>
          <table:table-cell/>
          <table:table-cell table:style-name="ce2" office:value-type="date" office:date-value="2019-11-07">
            <text:p>2019-11-07 00:00:00</text:p>
          </table:table-cell>
          <table:table-cell table:number-columns-repeated="1015"/>
        </table:table-row>
        <table:table-row table:style-name="ro1">
          <table:table-cell office:value-type="float" office:value="57528">
            <text:p>57528</text:p>
          </table:table-cell>
          <table:table-cell office:value-type="float" office:value="22558">
            <text:p>22558</text:p>
          </table:table-cell>
          <table:table-cell office:value-type="float" office:value="780089.93">
            <text:p>780089,93</text:p>
          </table:table-cell>
          <table:table-cell office:value-type="float" office:value="123474.34">
            <text:p>123474,34</text:p>
          </table:table-cell>
          <table:table-cell office:value-type="float" office:value="1718961.63">
            <text:p>1718961,63</text:p>
          </table:table-cell>
          <table:table-cell office:value-type="float" office:value="146032.34">
            <text:p>146032,34</text:p>
          </table:table-cell>
          <table:table-cell office:value-type="float" office:value="2499051.56">
            <text:p>2499051,56</text:p>
          </table:table-cell>
          <table:table-cell/>
          <table:table-cell table:style-name="ce2" office:value-type="date" office:date-value="2019-11-08">
            <text:p>2019-11-08 00:00:00</text:p>
          </table:table-cell>
          <table:table-cell table:number-columns-repeated="1015"/>
        </table:table-row>
        <table:table-row table:style-name="ro1">
          <table:table-cell office:value-type="float" office:value="57690">
            <text:p>57690</text:p>
          </table:table-cell>
          <table:table-cell office:value-type="float" office:value="24854">
            <text:p>24854</text:p>
          </table:table-cell>
          <table:table-cell office:value-type="float" office:value="843357.36">
            <text:p>843357,36</text:p>
          </table:table-cell>
          <table:table-cell office:value-type="float" office:value="118409.4">
            <text:p>118409,4</text:p>
          </table:table-cell>
          <table:table-cell office:value-type="float" office:value="1644467.91">
            <text:p>1644467,91</text:p>
          </table:table-cell>
          <table:table-cell office:value-type="float" office:value="143263.4">
            <text:p>143263,4</text:p>
          </table:table-cell>
          <table:table-cell office:value-type="float" office:value="2487825.27">
            <text:p>2487825,27</text:p>
          </table:table-cell>
          <table:table-cell/>
          <table:table-cell table:style-name="ce2" office:value-type="date" office:date-value="2019-11-09">
            <text:p>2019-11-09 00:00:00</text:p>
          </table:table-cell>
          <table:table-cell table:number-columns-repeated="1015"/>
        </table:table-row>
        <table:table-row table:style-name="ro1">
          <table:table-cell office:value-type="float" office:value="57852">
            <text:p>57852</text:p>
          </table:table-cell>
          <table:table-cell office:value-type="float" office:value="17269">
            <text:p>17269</text:p>
          </table:table-cell>
          <table:table-cell office:value-type="float" office:value="585127.39">
            <text:p>585127,39</text:p>
          </table:table-cell>
          <table:table-cell office:value-type="float" office:value="85207.72">
            <text:p>85207,72</text:p>
          </table:table-cell>
          <table:table-cell office:value-type="float" office:value="1191257.12">
            <text:p>1191257,12</text:p>
          </table:table-cell>
          <table:table-cell office:value-type="float" office:value="102476.72">
            <text:p>102476,72</text:p>
          </table:table-cell>
          <table:table-cell office:value-type="float" office:value="1776384.51">
            <text:p>1776384,51</text:p>
          </table:table-cell>
          <table:table-cell/>
          <table:table-cell table:style-name="ce2" office:value-type="date" office:date-value="2019-11-10">
            <text:p>2019-11-10 00:00:00</text:p>
          </table:table-cell>
          <table:table-cell table:number-columns-repeated="1015"/>
        </table:table-row>
        <table:table-row table:style-name="ro1">
          <table:table-cell office:value-type="float" office:value="58014">
            <text:p>58014</text:p>
          </table:table-cell>
          <table:table-cell office:value-type="float" office:value="14194">
            <text:p>14194</text:p>
          </table:table-cell>
          <table:table-cell office:value-type="float" office:value="471112.24">
            <text:p>471112,24</text:p>
          </table:table-cell>
          <table:table-cell office:value-type="float" office:value="82226.9">
            <text:p>82226,9</text:p>
          </table:table-cell>
          <table:table-cell office:value-type="float" office:value="1079141.26">
            <text:p>1079141,26</text:p>
          </table:table-cell>
          <table:table-cell office:value-type="float" office:value="96420.9">
            <text:p>96420,9</text:p>
          </table:table-cell>
          <table:table-cell office:value-type="float" office:value="1550253.5">
            <text:p>1550253,5</text:p>
          </table:table-cell>
          <table:table-cell/>
          <table:table-cell table:style-name="ce2" office:value-type="date" office:date-value="2019-11-11">
            <text:p>2019-11-11 00:00:00</text:p>
          </table:table-cell>
          <table:table-cell table:number-columns-repeated="1015"/>
        </table:table-row>
        <table:table-row table:style-name="ro1">
          <table:table-cell office:value-type="float" office:value="58176">
            <text:p>58176</text:p>
          </table:table-cell>
          <table:table-cell office:value-type="float" office:value="12279">
            <text:p>12279</text:p>
          </table:table-cell>
          <table:table-cell office:value-type="float" office:value="429279.97">
            <text:p>429279,97</text:p>
          </table:table-cell>
          <table:table-cell office:value-type="float" office:value="73696.09">
            <text:p>73696,09</text:p>
          </table:table-cell>
          <table:table-cell office:value-type="float" office:value="1005045.11">
            <text:p>1005045,11</text:p>
          </table:table-cell>
          <table:table-cell office:value-type="float" office:value="85975.09">
            <text:p>85975,09</text:p>
          </table:table-cell>
          <table:table-cell office:value-type="float" office:value="1434325.08">
            <text:p>1434325,08</text:p>
          </table:table-cell>
          <table:table-cell/>
          <table:table-cell table:style-name="ce2" office:value-type="date" office:date-value="2019-11-12">
            <text:p>2019-11-12 00:00:00</text:p>
          </table:table-cell>
          <table:table-cell table:number-columns-repeated="1015"/>
        </table:table-row>
        <table:table-row table:style-name="ro1">
          <table:table-cell office:value-type="float" office:value="58338">
            <text:p>58338</text:p>
          </table:table-cell>
          <table:table-cell office:value-type="float" office:value="14074">
            <text:p>14074</text:p>
          </table:table-cell>
          <table:table-cell office:value-type="float" office:value="492007.26">
            <text:p>492007,26</text:p>
          </table:table-cell>
          <table:table-cell office:value-type="float" office:value="83976.22">
            <text:p>83976,22</text:p>
          </table:table-cell>
          <table:table-cell office:value-type="float" office:value="1141169.82">
            <text:p>1141169,82</text:p>
          </table:table-cell>
          <table:table-cell office:value-type="float" office:value="98050.22">
            <text:p>98050,22</text:p>
          </table:table-cell>
          <table:table-cell office:value-type="float" office:value="1633177.08">
            <text:p>1633177,08</text:p>
          </table:table-cell>
          <table:table-cell/>
          <table:table-cell table:style-name="ce2" office:value-type="date" office:date-value="2019-11-13">
            <text:p>2019-11-13 00:00:00</text:p>
          </table:table-cell>
          <table:table-cell table:number-columns-repeated="1015"/>
        </table:table-row>
        <table:table-row table:style-name="ro1">
          <table:table-cell office:value-type="float" office:value="58500">
            <text:p>58500</text:p>
          </table:table-cell>
          <table:table-cell office:value-type="float" office:value="16434">
            <text:p>16434</text:p>
          </table:table-cell>
          <table:table-cell office:value-type="float" office:value="567148.49">
            <text:p>567148,49</text:p>
          </table:table-cell>
          <table:table-cell office:value-type="float" office:value="94364.4">
            <text:p>94364,4</text:p>
          </table:table-cell>
          <table:table-cell office:value-type="float" office:value="1285606.55">
            <text:p>1285606,55</text:p>
          </table:table-cell>
          <table:table-cell office:value-type="float" office:value="110798.4">
            <text:p>110798,4</text:p>
          </table:table-cell>
          <table:table-cell office:value-type="float" office:value="1852755.04">
            <text:p>1852755,04</text:p>
          </table:table-cell>
          <table:table-cell/>
          <table:table-cell table:style-name="ce2" office:value-type="date" office:date-value="2019-11-14">
            <text:p>2019-11-14 00:00:00</text:p>
          </table:table-cell>
          <table:table-cell table:number-columns-repeated="1015"/>
        </table:table-row>
        <table:table-row table:style-name="ro1">
          <table:table-cell office:value-type="float" office:value="58662">
            <text:p>58662</text:p>
          </table:table-cell>
          <table:table-cell office:value-type="float" office:value="22647">
            <text:p>22647</text:p>
          </table:table-cell>
          <table:table-cell office:value-type="float" office:value="782292.14">
            <text:p>782292,14</text:p>
          </table:table-cell>
          <table:table-cell office:value-type="float" office:value="124287.37">
            <text:p>124287,37</text:p>
          </table:table-cell>
          <table:table-cell office:value-type="float" office:value="1700635.29">
            <text:p>1700635,29</text:p>
          </table:table-cell>
          <table:table-cell office:value-type="float" office:value="146934.37">
            <text:p>146934,37</text:p>
          </table:table-cell>
          <table:table-cell office:value-type="float" office:value="2482927.43">
            <text:p>2482927,43</text:p>
          </table:table-cell>
          <table:table-cell/>
          <table:table-cell table:style-name="ce2" office:value-type="date" office:date-value="2019-11-15">
            <text:p>2019-11-15 00:00:00</text:p>
          </table:table-cell>
          <table:table-cell table:number-columns-repeated="1015"/>
        </table:table-row>
        <table:table-row table:style-name="ro1">
          <table:table-cell office:value-type="float" office:value="55631">
            <text:p>55631</text:p>
          </table:table-cell>
          <table:table-cell office:value-type="float" office:value="24806">
            <text:p>24806</text:p>
          </table:table-cell>
          <table:table-cell office:value-type="float" office:value="854272.39">
            <text:p>854272,39</text:p>
          </table:table-cell>
          <table:table-cell office:value-type="float" office:value="122293.21">
            <text:p>122293,21</text:p>
          </table:table-cell>
          <table:table-cell office:value-type="float" office:value="1686496.75">
            <text:p>1686496,75</text:p>
          </table:table-cell>
          <table:table-cell office:value-type="float" office:value="147099.21">
            <text:p>147099,21</text:p>
          </table:table-cell>
          <table:table-cell office:value-type="float" office:value="2540769.14">
            <text:p>2540769,14</text:p>
          </table:table-cell>
          <table:table-cell/>
          <table:table-cell table:style-name="ce2" office:value-type="date" office:date-value="2019-11-16">
            <text:p>2019-11-16 00:00:00</text:p>
          </table:table-cell>
          <table:table-cell table:number-columns-repeated="1015"/>
        </table:table-row>
        <table:table-row table:style-name="ro1">
          <table:table-cell office:value-type="float" office:value="58977">
            <text:p>58977</text:p>
          </table:table-cell>
          <table:table-cell office:value-type="float" office:value="15416">
            <text:p>15416</text:p>
          </table:table-cell>
          <table:table-cell office:value-type="float" office:value="540500.39">
            <text:p>540500,39</text:p>
          </table:table-cell>
          <table:table-cell office:value-type="float" office:value="83869.63">
            <text:p>83869,63</text:p>
          </table:table-cell>
          <table:table-cell office:value-type="float" office:value="1167890.89">
            <text:p>1167890,89</text:p>
          </table:table-cell>
          <table:table-cell office:value-type="float" office:value="99285.63">
            <text:p>99285,63</text:p>
          </table:table-cell>
          <table:table-cell office:value-type="float" office:value="1708391.28">
            <text:p>1708391,28</text:p>
          </table:table-cell>
          <table:table-cell/>
          <table:table-cell table:style-name="ce2" office:value-type="date" office:date-value="2019-11-17">
            <text:p>2019-11-17 00:00:00</text:p>
          </table:table-cell>
          <table:table-cell table:number-columns-repeated="1015"/>
        </table:table-row>
        <table:table-row table:style-name="ro1">
          <table:table-cell office:value-type="float" office:value="59139">
            <text:p>59139</text:p>
          </table:table-cell>
          <table:table-cell office:value-type="float" office:value="12533">
            <text:p>12533</text:p>
          </table:table-cell>
          <table:table-cell office:value-type="float" office:value="439566.14">
            <text:p>439566,14</text:p>
          </table:table-cell>
          <table:table-cell office:value-type="float" office:value="73350.85">
            <text:p>73350,85</text:p>
          </table:table-cell>
          <table:table-cell office:value-type="float" office:value="998066.65">
            <text:p>998066,65</text:p>
          </table:table-cell>
          <table:table-cell office:value-type="float" office:value="85883.85">
            <text:p>85883,85</text:p>
          </table:table-cell>
          <table:table-cell office:value-type="float" office:value="1437632.79">
            <text:p>1437632,79</text:p>
          </table:table-cell>
          <table:table-cell/>
          <table:table-cell table:style-name="ce2" office:value-type="date" office:date-value="2019-11-18">
            <text:p>2019-11-18 00:00:00</text:p>
          </table:table-cell>
          <table:table-cell table:number-columns-repeated="1015"/>
        </table:table-row>
        <table:table-row table:style-name="ro1">
          <table:table-cell office:value-type="float" office:value="59301">
            <text:p>59301</text:p>
          </table:table-cell>
          <table:table-cell office:value-type="float" office:value="13408">
            <text:p>13408</text:p>
          </table:table-cell>
          <table:table-cell office:value-type="float" office:value="469804.5">
            <text:p>469804,5</text:p>
          </table:table-cell>
          <table:table-cell office:value-type="float" office:value="77183.18">
            <text:p>77183,18</text:p>
          </table:table-cell>
          <table:table-cell office:value-type="float" office:value="1047453.39">
            <text:p>1047453,39</text:p>
          </table:table-cell>
          <table:table-cell office:value-type="float" office:value="90591.18">
            <text:p>90591,18</text:p>
          </table:table-cell>
          <table:table-cell office:value-type="float" office:value="1517257.89">
            <text:p>1517257,89</text:p>
          </table:table-cell>
          <table:table-cell/>
          <table:table-cell table:style-name="ce2" office:value-type="date" office:date-value="2019-11-19">
            <text:p>2019-11-19 00:00:00</text:p>
          </table:table-cell>
          <table:table-cell table:number-columns-repeated="1015"/>
        </table:table-row>
        <table:table-row table:style-name="ro1">
          <table:table-cell office:value-type="float" office:value="59463">
            <text:p>59463</text:p>
          </table:table-cell>
          <table:table-cell office:value-type="float" office:value="14845">
            <text:p>14845</text:p>
          </table:table-cell>
          <table:table-cell office:value-type="float" office:value="513817.88">
            <text:p>513817,88</text:p>
          </table:table-cell>
          <table:table-cell office:value-type="float" office:value="84983.59">
            <text:p>84983,59</text:p>
          </table:table-cell>
          <table:table-cell office:value-type="float" office:value="1160251.62">
            <text:p>1160251,62</text:p>
          </table:table-cell>
          <table:table-cell office:value-type="float" office:value="99828.59">
            <text:p>99828,59</text:p>
          </table:table-cell>
          <table:table-cell office:value-type="float" office:value="1674069.5">
            <text:p>1674069,5</text:p>
          </table:table-cell>
          <table:table-cell/>
          <table:table-cell table:style-name="ce2" office:value-type="date" office:date-value="2019-11-20">
            <text:p>2019-11-20 00:00:00</text:p>
          </table:table-cell>
          <table:table-cell table:number-columns-repeated="1015"/>
        </table:table-row>
        <table:table-row table:style-name="ro1">
          <table:table-cell office:value-type="float" office:value="59625">
            <text:p>59625</text:p>
          </table:table-cell>
          <table:table-cell office:value-type="float" office:value="16804">
            <text:p>16804</text:p>
          </table:table-cell>
          <table:table-cell office:value-type="float" office:value="581325.9">
            <text:p>581325,9</text:p>
          </table:table-cell>
          <table:table-cell office:value-type="float" office:value="96789.67">
            <text:p>96789,67</text:p>
          </table:table-cell>
          <table:table-cell office:value-type="float" office:value="1328915.52">
            <text:p>1328915,52</text:p>
          </table:table-cell>
          <table:table-cell office:value-type="float" office:value="113593.67">
            <text:p>113593,67</text:p>
          </table:table-cell>
          <table:table-cell office:value-type="float" office:value="1910241.42">
            <text:p>1910241,42</text:p>
          </table:table-cell>
          <table:table-cell/>
          <table:table-cell table:style-name="ce2" office:value-type="date" office:date-value="2019-11-21">
            <text:p>2019-11-21 00:00:00</text:p>
          </table:table-cell>
          <table:table-cell table:number-columns-repeated="1015"/>
        </table:table-row>
        <table:table-row table:style-name="ro1">
          <table:table-cell office:value-type="float" office:value="59787">
            <text:p>59787</text:p>
          </table:table-cell>
          <table:table-cell office:value-type="float" office:value="23425">
            <text:p>23425</text:p>
          </table:table-cell>
          <table:table-cell office:value-type="float" office:value="809539.35">
            <text:p>809539,35</text:p>
          </table:table-cell>
          <table:table-cell office:value-type="float" office:value="126380.62">
            <text:p>126380,62</text:p>
          </table:table-cell>
          <table:table-cell office:value-type="float" office:value="1736060.37">
            <text:p>1736060,37</text:p>
          </table:table-cell>
          <table:table-cell office:value-type="float" office:value="149805.62">
            <text:p>149805,62</text:p>
          </table:table-cell>
          <table:table-cell office:value-type="float" office:value="2545599.72">
            <text:p>2545599,72</text:p>
          </table:table-cell>
          <table:table-cell/>
          <table:table-cell table:style-name="ce2" office:value-type="date" office:date-value="2019-11-22">
            <text:p>2019-11-22 00:00:00</text:p>
          </table:table-cell>
          <table:table-cell table:number-columns-repeated="1015"/>
        </table:table-row>
        <table:table-row table:style-name="ro1">
          <table:table-cell office:value-type="float" office:value="59949">
            <text:p>59949</text:p>
          </table:table-cell>
          <table:table-cell office:value-type="float" office:value="25475">
            <text:p>25475</text:p>
          </table:table-cell>
          <table:table-cell office:value-type="float" office:value="867955">
            <text:p>867955</text:p>
          </table:table-cell>
          <table:table-cell office:value-type="float" office:value="126374.64">
            <text:p>126374,64</text:p>
          </table:table-cell>
          <table:table-cell office:value-type="float" office:value="1756100">
            <text:p>1756100</text:p>
          </table:table-cell>
          <table:table-cell office:value-type="float" office:value="151849.64">
            <text:p>151849,64</text:p>
          </table:table-cell>
          <table:table-cell office:value-type="float" office:value="2624055">
            <text:p>2624055</text:p>
          </table:table-cell>
          <table:table-cell/>
          <table:table-cell table:style-name="ce2" office:value-type="date" office:date-value="2019-11-23">
            <text:p>2019-11-23 00:00:00</text:p>
          </table:table-cell>
          <table:table-cell table:number-columns-repeated="1015"/>
        </table:table-row>
        <table:table-row table:style-name="ro1">
          <table:table-cell office:value-type="float" office:value="60111">
            <text:p>60111</text:p>
          </table:table-cell>
          <table:table-cell office:value-type="float" office:value="15029">
            <text:p>15029</text:p>
          </table:table-cell>
          <table:table-cell office:value-type="float" office:value="530516.39">
            <text:p>530516,39</text:p>
          </table:table-cell>
          <table:table-cell office:value-type="float" office:value="79841.17">
            <text:p>79841,17</text:p>
          </table:table-cell>
          <table:table-cell office:value-type="float" office:value="1120617.34">
            <text:p>1120617,34</text:p>
          </table:table-cell>
          <table:table-cell office:value-type="float" office:value="94897.17">
            <text:p>94897,17</text:p>
          </table:table-cell>
          <table:table-cell office:value-type="float" office:value="1651133.73">
            <text:p>1651133,73</text:p>
          </table:table-cell>
          <table:table-cell/>
          <table:table-cell table:style-name="ce2" office:value-type="date" office:date-value="2019-11-24">
            <text:p>2019-11-24 00:00:00</text:p>
          </table:table-cell>
          <table:table-cell table:number-columns-repeated="1015"/>
        </table:table-row>
        <table:table-row table:style-name="ro1">
          <table:table-cell office:value-type="float" office:value="60273">
            <text:p>60273</text:p>
          </table:table-cell>
          <table:table-cell office:value-type="float" office:value="18006">
            <text:p>18006</text:p>
          </table:table-cell>
          <table:table-cell office:value-type="float" office:value="627656.35">
            <text:p>627656,35</text:p>
          </table:table-cell>
          <table:table-cell office:value-type="float" office:value="96597.7">
            <text:p>96597,7</text:p>
          </table:table-cell>
          <table:table-cell office:value-type="float" office:value="1323277.29">
            <text:p>1323277,29</text:p>
          </table:table-cell>
          <table:table-cell office:value-type="float" office:value="114603.7">
            <text:p>114603,7</text:p>
          </table:table-cell>
          <table:table-cell office:value-type="float" office:value="1950933.64">
            <text:p>1950933,64</text:p>
          </table:table-cell>
          <table:table-cell/>
          <table:table-cell table:style-name="ce2" office:value-type="date" office:date-value="2019-11-25">
            <text:p>2019-11-25 00:00:00</text:p>
          </table:table-cell>
          <table:table-cell table:number-columns-repeated="1015"/>
        </table:table-row>
        <table:table-row table:style-name="ro1">
          <table:table-cell office:value-type="float" office:value="60435">
            <text:p>60435</text:p>
          </table:table-cell>
          <table:table-cell office:value-type="float" office:value="21855">
            <text:p>21855</text:p>
          </table:table-cell>
          <table:table-cell office:value-type="float" office:value="764102.22">
            <text:p>764102,22</text:p>
          </table:table-cell>
          <table:table-cell office:value-type="float" office:value="111570.6">
            <text:p>111570,6</text:p>
          </table:table-cell>
          <table:table-cell office:value-type="float" office:value="1544036.22">
            <text:p>1544036,22</text:p>
          </table:table-cell>
          <table:table-cell office:value-type="float" office:value="133425.6">
            <text:p>133425,6</text:p>
          </table:table-cell>
          <table:table-cell office:value-type="float" office:value="2308138.44">
            <text:p>2308138,44</text:p>
          </table:table-cell>
          <table:table-cell/>
          <table:table-cell table:style-name="ce2" office:value-type="date" office:date-value="2019-11-26">
            <text:p>2019-11-26 00:00:00</text:p>
          </table:table-cell>
          <table:table-cell table:number-columns-repeated="1015"/>
        </table:table-row>
        <table:table-row table:style-name="ro1">
          <table:table-cell office:value-type="float" office:value="60597">
            <text:p>60597</text:p>
          </table:table-cell>
          <table:table-cell office:value-type="float" office:value="28376">
            <text:p>28376</text:p>
          </table:table-cell>
          <table:table-cell office:value-type="float" office:value="950051.31">
            <text:p>950051,31</text:p>
          </table:table-cell>
          <table:table-cell office:value-type="float" office:value="148633.81">
            <text:p>148633,81</text:p>
          </table:table-cell>
          <table:table-cell office:value-type="float" office:value="2031248.59">
            <text:p>2031248,59</text:p>
          </table:table-cell>
          <table:table-cell office:value-type="float" office:value="177009.81">
            <text:p>177009,81</text:p>
          </table:table-cell>
          <table:table-cell office:value-type="float" office:value="2981299.9">
            <text:p>2981299,9</text:p>
          </table:table-cell>
          <table:table-cell/>
          <table:table-cell table:style-name="ce2" office:value-type="date" office:date-value="2019-11-27">
            <text:p>2019-11-27 00:00:00</text:p>
          </table:table-cell>
          <table:table-cell table:number-columns-repeated="1015"/>
        </table:table-row>
        <table:table-row table:style-name="ro1">
          <table:table-cell office:value-type="float" office:value="33755">
            <text:p>33755</text:p>
          </table:table-cell>
          <table:table-cell office:value-type="float" office:value="212">
            <text:p>212</text:p>
          </table:table-cell>
          <table:table-cell office:value-type="float" office:value="6428.7">
            <text:p>6428,7</text:p>
          </table:table-cell>
          <table:table-cell office:value-type="float" office:value="1486.4">
            <text:p>1486,4</text:p>
          </table:table-cell>
          <table:table-cell office:value-type="float" office:value="23080.74">
            <text:p>23080,74</text:p>
          </table:table-cell>
          <table:table-cell office:value-type="float" office:value="1698.4">
            <text:p>1698,4</text:p>
          </table:table-cell>
          <table:table-cell office:value-type="float" office:value="29509.44">
            <text:p>29509,44</text:p>
          </table:table-cell>
          <table:table-cell/>
          <table:table-cell table:style-name="ce2" office:value-type="date" office:date-value="2019-11-28">
            <text:p>2019-11-28 00:00:00</text:p>
          </table:table-cell>
          <table:table-cell table:number-columns-repeated="1015"/>
        </table:table-row>
        <table:table-row table:style-name="ro1">
          <table:table-cell office:value-type="float" office:value="60849">
            <text:p>60849</text:p>
          </table:table-cell>
          <table:table-cell office:value-type="float" office:value="29824">
            <text:p>29824</text:p>
          </table:table-cell>
          <table:table-cell office:value-type="float" office:value="996203.4">
            <text:p>996203,4</text:p>
          </table:table-cell>
          <table:table-cell office:value-type="float" office:value="168093.06">
            <text:p>168093,06</text:p>
          </table:table-cell>
          <table:table-cell office:value-type="float" office:value="2271709.51">
            <text:p>2271709,51</text:p>
          </table:table-cell>
          <table:table-cell office:value-type="float" office:value="197917.06">
            <text:p>197917,06</text:p>
          </table:table-cell>
          <table:table-cell office:value-type="float" office:value="3267912.91">
            <text:p>3267912,91</text:p>
          </table:table-cell>
          <table:table-cell/>
          <table:table-cell table:style-name="ce2" office:value-type="date" office:date-value="2019-11-29">
            <text:p>2019-11-29 00:00:00</text:p>
          </table:table-cell>
          <table:table-cell table:number-columns-repeated="1015"/>
        </table:table-row>
        <table:table-row table:style-name="ro1">
          <table:table-cell office:value-type="float" office:value="61011">
            <text:p>61011</text:p>
          </table:table-cell>
          <table:table-cell office:value-type="float" office:value="23814">
            <text:p>23814</text:p>
          </table:table-cell>
          <table:table-cell office:value-type="float" office:value="831224.72">
            <text:p>831224,72</text:p>
          </table:table-cell>
          <table:table-cell office:value-type="float" office:value="129791.37">
            <text:p>129791,37</text:p>
          </table:table-cell>
          <table:table-cell office:value-type="float" office:value="1795764.67">
            <text:p>1795764,67</text:p>
          </table:table-cell>
          <table:table-cell office:value-type="float" office:value="153605.37">
            <text:p>153605,37</text:p>
          </table:table-cell>
          <table:table-cell office:value-type="float" office:value="2626989.39">
            <text:p>2626989,39</text:p>
          </table:table-cell>
          <table:table-cell/>
          <table:table-cell table:style-name="ce2" office:value-type="date" office:date-value="2019-11-30">
            <text:p>2019-11-30 00:00:00</text:p>
          </table:table-cell>
          <table:table-cell table:number-columns-repeated="1015"/>
        </table:table-row>
        <table:table-row table:style-name="ro1">
          <table:table-cell office:value-type="float" office:value="61173">
            <text:p>61173</text:p>
          </table:table-cell>
          <table:table-cell office:value-type="float" office:value="12322">
            <text:p>12322</text:p>
          </table:table-cell>
          <table:table-cell office:value-type="float" office:value="419109.47">
            <text:p>419109,47</text:p>
          </table:table-cell>
          <table:table-cell office:value-type="float" office:value="78542.35">
            <text:p>78542,35</text:p>
          </table:table-cell>
          <table:table-cell office:value-type="float" office:value="1054257.34">
            <text:p>1054257,34</text:p>
          </table:table-cell>
          <table:table-cell office:value-type="float" office:value="90864.35">
            <text:p>90864,35</text:p>
          </table:table-cell>
          <table:table-cell office:value-type="float" office:value="1473366.81">
            <text:p>1473366,81</text:p>
          </table:table-cell>
          <table:table-cell/>
          <table:table-cell table:style-name="ce2" office:value-type="date" office:date-value="2019-12-01">
            <text:p>2019-12-01 00:00:00</text:p>
          </table:table-cell>
          <table:table-cell table:number-columns-repeated="1015"/>
        </table:table-row>
        <table:table-row table:style-name="ro1">
          <table:table-cell office:value-type="float" office:value="61335">
            <text:p>61335</text:p>
          </table:table-cell>
          <table:table-cell office:value-type="float" office:value="7999">
            <text:p>7999</text:p>
          </table:table-cell>
          <table:table-cell office:value-type="float" office:value="278871.25">
            <text:p>278871,25</text:p>
          </table:table-cell>
          <table:table-cell office:value-type="float" office:value="57429.8">
            <text:p>57429,8</text:p>
          </table:table-cell>
          <table:table-cell office:value-type="float" office:value="770376.38">
            <text:p>770376,38</text:p>
          </table:table-cell>
          <table:table-cell office:value-type="float" office:value="65428.8">
            <text:p>65428,8</text:p>
          </table:table-cell>
          <table:table-cell office:value-type="float" office:value="1049247.63">
            <text:p>1049247,63</text:p>
          </table:table-cell>
          <table:table-cell/>
          <table:table-cell table:style-name="ce2" office:value-type="date" office:date-value="2019-12-02">
            <text:p>2019-12-02 00:00:00</text:p>
          </table:table-cell>
          <table:table-cell table:number-columns-repeated="1015"/>
        </table:table-row>
        <table:table-row table:style-name="ro1">
          <table:table-cell office:value-type="float" office:value="58156">
            <text:p>58156</text:p>
          </table:table-cell>
          <table:table-cell office:value-type="float" office:value="9413">
            <text:p>9413</text:p>
          </table:table-cell>
          <table:table-cell office:value-type="float" office:value="340573.18">
            <text:p>340573,18</text:p>
          </table:table-cell>
          <table:table-cell office:value-type="float" office:value="71909.2">
            <text:p>71909,2</text:p>
          </table:table-cell>
          <table:table-cell office:value-type="float" office:value="975455.04">
            <text:p>975455,04</text:p>
          </table:table-cell>
          <table:table-cell office:value-type="float" office:value="81322.2">
            <text:p>81322,2</text:p>
          </table:table-cell>
          <table:table-cell office:value-type="float" office:value="1316028.22">
            <text:p>1316028,22</text:p>
          </table:table-cell>
          <table:table-cell/>
          <table:table-cell table:style-name="ce2" office:value-type="date" office:date-value="2019-12-03">
            <text:p>2019-12-03 00:00:00</text:p>
          </table:table-cell>
          <table:table-cell table:number-columns-repeated="1015"/>
        </table:table-row>
        <table:table-row table:style-name="ro1">
          <table:table-cell office:value-type="float" office:value="54800">
            <text:p>54800</text:p>
          </table:table-cell>
          <table:table-cell office:value-type="float" office:value="14947">
            <text:p>14947</text:p>
          </table:table-cell>
          <table:table-cell office:value-type="float" office:value="524172.02">
            <text:p>524172,02</text:p>
          </table:table-cell>
          <table:table-cell office:value-type="float" office:value="93322.9">
            <text:p>93322,9</text:p>
          </table:table-cell>
          <table:table-cell office:value-type="float" office:value="1271895.63">
            <text:p>1271895,63</text:p>
          </table:table-cell>
          <table:table-cell office:value-type="float" office:value="108269.9">
            <text:p>108269,9</text:p>
          </table:table-cell>
          <table:table-cell office:value-type="float" office:value="1796067.65">
            <text:p>1796067,65</text:p>
          </table:table-cell>
          <table:table-cell/>
          <table:table-cell table:style-name="ce2" office:value-type="date" office:date-value="2019-12-04">
            <text:p>2019-12-04 00:00:00</text:p>
          </table:table-cell>
          <table:table-cell table:number-columns-repeated="1015"/>
        </table:table-row>
        <table:table-row table:style-name="ro1">
          <table:table-cell office:value-type="float" office:value="58437">
            <text:p>58437</text:p>
          </table:table-cell>
          <table:table-cell office:value-type="float" office:value="16079">
            <text:p>16079</text:p>
          </table:table-cell>
          <table:table-cell office:value-type="float" office:value="570002.81">
            <text:p>570002,81</text:p>
          </table:table-cell>
          <table:table-cell office:value-type="float" office:value="95976.79">
            <text:p>95976,79</text:p>
          </table:table-cell>
          <table:table-cell office:value-type="float" office:value="1319017.44">
            <text:p>1319017,44</text:p>
          </table:table-cell>
          <table:table-cell office:value-type="float" office:value="112055.79">
            <text:p>112055,79</text:p>
          </table:table-cell>
          <table:table-cell office:value-type="float" office:value="1889020.25">
            <text:p>1889020,25</text:p>
          </table:table-cell>
          <table:table-cell/>
          <table:table-cell table:style-name="ce2" office:value-type="date" office:date-value="2019-12-05">
            <text:p>2019-12-05 00:00:00</text:p>
          </table:table-cell>
          <table:table-cell table:number-columns-repeated="1015"/>
        </table:table-row>
        <table:table-row table:style-name="ro1">
          <table:table-cell office:value-type="float" office:value="58582">
            <text:p>58582</text:p>
          </table:table-cell>
          <table:table-cell office:value-type="float" office:value="21430">
            <text:p>21430</text:p>
          </table:table-cell>
          <table:table-cell office:value-type="float" office:value="724266.8">
            <text:p>724266,8</text:p>
          </table:table-cell>
          <table:table-cell office:value-type="float" office:value="119157.93">
            <text:p>119157,93</text:p>
          </table:table-cell>
          <table:table-cell office:value-type="float" office:value="1628604.15">
            <text:p>1628604,15</text:p>
          </table:table-cell>
          <table:table-cell office:value-type="float" office:value="140587.93">
            <text:p>140587,93</text:p>
          </table:table-cell>
          <table:table-cell office:value-type="float" office:value="2352870.95">
            <text:p>2352870,95</text:p>
          </table:table-cell>
          <table:table-cell/>
          <table:table-cell table:style-name="ce2" office:value-type="date" office:date-value="2019-12-06">
            <text:p>2019-12-06 00:00:00</text:p>
          </table:table-cell>
          <table:table-cell table:number-columns-repeated="1015"/>
        </table:table-row>
        <table:table-row table:style-name="ro1">
          <table:table-cell office:value-type="float" office:value="58727">
            <text:p>58727</text:p>
          </table:table-cell>
          <table:table-cell office:value-type="float" office:value="24333">
            <text:p>24333</text:p>
          </table:table-cell>
          <table:table-cell office:value-type="float" office:value="817318.99">
            <text:p>817318,99</text:p>
          </table:table-cell>
          <table:table-cell office:value-type="float" office:value="120315.66">
            <text:p>120315,66</text:p>
          </table:table-cell>
          <table:table-cell office:value-type="float" office:value="1653493.77">
            <text:p>1653493,77</text:p>
          </table:table-cell>
          <table:table-cell office:value-type="float" office:value="144648.66">
            <text:p>144648,66</text:p>
          </table:table-cell>
          <table:table-cell office:value-type="float" office:value="2470812.76">
            <text:p>2470812,76</text:p>
          </table:table-cell>
          <table:table-cell/>
          <table:table-cell table:style-name="ce2" office:value-type="date" office:date-value="2019-12-07">
            <text:p>2019-12-07 00:00:00</text:p>
          </table:table-cell>
          <table:table-cell table:number-columns-repeated="1015"/>
        </table:table-row>
        <table:table-row table:style-name="ro1">
          <table:table-cell office:value-type="float" office:value="55336">
            <text:p>55336</text:p>
          </table:table-cell>
          <table:table-cell office:value-type="float" office:value="15167">
            <text:p>15167</text:p>
          </table:table-cell>
          <table:table-cell office:value-type="float" office:value="527066.94">
            <text:p>527066,94</text:p>
          </table:table-cell>
          <table:table-cell office:value-type="float" office:value="84650.28">
            <text:p>84650,28</text:p>
          </table:table-cell>
          <table:table-cell office:value-type="float" office:value="1172284.2">
            <text:p>1172284,2</text:p>
          </table:table-cell>
          <table:table-cell office:value-type="float" office:value="99817.28">
            <text:p>99817,28</text:p>
          </table:table-cell>
          <table:table-cell office:value-type="float" office:value="1699351.14">
            <text:p>1699351,14</text:p>
          </table:table-cell>
          <table:table-cell/>
          <table:table-cell table:style-name="ce2" office:value-type="date" office:date-value="2019-12-08">
            <text:p>2019-12-08 00:00:00</text:p>
          </table:table-cell>
          <table:table-cell table:number-columns-repeated="1015"/>
        </table:table-row>
        <table:table-row table:style-name="ro1">
          <table:table-cell office:value-type="float" office:value="62397">
            <text:p>62397</text:p>
          </table:table-cell>
          <table:table-cell office:value-type="float" office:value="13066">
            <text:p>13066</text:p>
          </table:table-cell>
          <table:table-cell office:value-type="float" office:value="463369.06">
            <text:p>463369,06</text:p>
          </table:table-cell>
          <table:table-cell office:value-type="float" office:value="76270.65">
            <text:p>76270,65</text:p>
          </table:table-cell>
          <table:table-cell office:value-type="float" office:value="1047950.1">
            <text:p>1047950,1</text:p>
          </table:table-cell>
          <table:table-cell office:value-type="float" office:value="89336.65">
            <text:p>89336,65</text:p>
          </table:table-cell>
          <table:table-cell office:value-type="float" office:value="1511319.16">
            <text:p>1511319,16</text:p>
          </table:table-cell>
          <table:table-cell/>
          <table:table-cell table:style-name="ce2" office:value-type="date" office:date-value="2019-12-09">
            <text:p>2019-12-09 00:00:00</text:p>
          </table:table-cell>
          <table:table-cell table:number-columns-repeated="1015"/>
        </table:table-row>
        <table:table-row table:style-name="ro1">
          <table:table-cell office:value-type="float" office:value="62714">
            <text:p>62714</text:p>
          </table:table-cell>
          <table:table-cell office:value-type="float" office:value="15118">
            <text:p>15118</text:p>
          </table:table-cell>
          <table:table-cell office:value-type="float" office:value="524035.69">
            <text:p>524035,69</text:p>
          </table:table-cell>
          <table:table-cell office:value-type="float" office:value="88408.06">
            <text:p>88408,06</text:p>
          </table:table-cell>
          <table:table-cell office:value-type="float" office:value="1197425.3">
            <text:p>1197425,3</text:p>
          </table:table-cell>
          <table:table-cell office:value-type="float" office:value="103526.06">
            <text:p>103526,06</text:p>
          </table:table-cell>
          <table:table-cell office:value-type="float" office:value="1721460.99">
            <text:p>1721460,99</text:p>
          </table:table-cell>
          <table:table-cell/>
          <table:table-cell table:style-name="ce2" office:value-type="date" office:date-value="2019-12-10">
            <text:p>2019-12-10 00:00:00</text:p>
          </table:table-cell>
          <table:table-cell table:number-columns-repeated="1015"/>
        </table:table-row>
        <table:table-row table:style-name="ro1">
          <table:table-cell office:value-type="float" office:value="59315">
            <text:p>59315</text:p>
          </table:table-cell>
          <table:table-cell office:value-type="float" office:value="14443">
            <text:p>14443</text:p>
          </table:table-cell>
          <table:table-cell office:value-type="float" office:value="493072.61">
            <text:p>493072,61</text:p>
          </table:table-cell>
          <table:table-cell office:value-type="float" office:value="91030.32">
            <text:p>91030,32</text:p>
          </table:table-cell>
          <table:table-cell office:value-type="float" office:value="1207580.88">
            <text:p>1207580,88</text:p>
          </table:table-cell>
          <table:table-cell office:value-type="float" office:value="105473.32">
            <text:p>105473,32</text:p>
          </table:table-cell>
          <table:table-cell office:value-type="float" office:value="1700653.49">
            <text:p>1700653,49</text:p>
          </table:table-cell>
          <table:table-cell/>
          <table:table-cell table:style-name="ce2" office:value-type="date" office:date-value="2019-12-11">
            <text:p>2019-12-11 00:00:00</text:p>
          </table:table-cell>
          <table:table-cell table:number-columns-repeated="1015"/>
        </table:table-row>
        <table:table-row table:style-name="ro1">
          <table:table-cell office:value-type="float" office:value="59460">
            <text:p>59460</text:p>
          </table:table-cell>
          <table:table-cell office:value-type="float" office:value="17775">
            <text:p>17775</text:p>
          </table:table-cell>
          <table:table-cell office:value-type="float" office:value="608746.21">
            <text:p>608746,21</text:p>
          </table:table-cell>
          <table:table-cell office:value-type="float" office:value="102048.23">
            <text:p>102048,23</text:p>
          </table:table-cell>
          <table:table-cell office:value-type="float" office:value="1399416.24">
            <text:p>1399416,24</text:p>
          </table:table-cell>
          <table:table-cell office:value-type="float" office:value="119823.23">
            <text:p>119823,23</text:p>
          </table:table-cell>
          <table:table-cell office:value-type="float" office:value="2008162.45">
            <text:p>2008162,45</text:p>
          </table:table-cell>
          <table:table-cell/>
          <table:table-cell table:style-name="ce2" office:value-type="date" office:date-value="2019-12-12">
            <text:p>2019-12-12 00:00:00</text:p>
          </table:table-cell>
          <table:table-cell table:number-columns-repeated="1015"/>
        </table:table-row>
        <table:table-row table:style-name="ro1">
          <table:table-cell office:value-type="float" office:value="59605">
            <text:p>59605</text:p>
          </table:table-cell>
          <table:table-cell office:value-type="float" office:value="24054">
            <text:p>24054</text:p>
          </table:table-cell>
          <table:table-cell office:value-type="float" office:value="830368.34">
            <text:p>830368,34</text:p>
          </table:table-cell>
          <table:table-cell office:value-type="float" office:value="132549.36">
            <text:p>132549,36</text:p>
          </table:table-cell>
          <table:table-cell office:value-type="float" office:value="1816219.07">
            <text:p>1816219,07</text:p>
          </table:table-cell>
          <table:table-cell office:value-type="float" office:value="156603.36">
            <text:p>156603,36</text:p>
          </table:table-cell>
          <table:table-cell office:value-type="float" office:value="2646587.41">
            <text:p>2646587,41</text:p>
          </table:table-cell>
          <table:table-cell/>
          <table:table-cell table:style-name="ce2" office:value-type="date" office:date-value="2019-12-13">
            <text:p>2019-12-13 00:00:00</text:p>
          </table:table-cell>
          <table:table-cell table:number-columns-repeated="1015"/>
        </table:table-row>
        <table:table-row table:style-name="ro1">
          <table:table-cell office:value-type="float" office:value="59750">
            <text:p>59750</text:p>
          </table:table-cell>
          <table:table-cell office:value-type="float" office:value="24806">
            <text:p>24806</text:p>
          </table:table-cell>
          <table:table-cell office:value-type="float" office:value="853655.79">
            <text:p>853655,79</text:p>
          </table:table-cell>
          <table:table-cell office:value-type="float" office:value="121698.2">
            <text:p>121698,2</text:p>
          </table:table-cell>
          <table:table-cell office:value-type="float" office:value="1694576.29">
            <text:p>1694576,29</text:p>
          </table:table-cell>
          <table:table-cell office:value-type="float" office:value="146504.2">
            <text:p>146504,2</text:p>
          </table:table-cell>
          <table:table-cell office:value-type="float" office:value="2548232.08">
            <text:p>2548232,08</text:p>
          </table:table-cell>
          <table:table-cell/>
          <table:table-cell table:style-name="ce2" office:value-type="date" office:date-value="2019-12-14">
            <text:p>2019-12-14 00:00:00</text:p>
          </table:table-cell>
          <table:table-cell table:number-columns-repeated="1015"/>
        </table:table-row>
        <table:table-row table:style-name="ro1">
          <table:table-cell office:value-type="float" office:value="63494">
            <text:p>63494</text:p>
          </table:table-cell>
          <table:table-cell office:value-type="float" office:value="16653">
            <text:p>16653</text:p>
          </table:table-cell>
          <table:table-cell office:value-type="float" office:value="577769.2">
            <text:p>577769,2</text:p>
          </table:table-cell>
          <table:table-cell office:value-type="float" office:value="85774.56">
            <text:p>85774,56</text:p>
          </table:table-cell>
          <table:table-cell office:value-type="float" office:value="1191799.17">
            <text:p>1191799,17</text:p>
          </table:table-cell>
          <table:table-cell office:value-type="float" office:value="102427.56">
            <text:p>102427,56</text:p>
          </table:table-cell>
          <table:table-cell office:value-type="float" office:value="1769568.37">
            <text:p>1769568,37</text:p>
          </table:table-cell>
          <table:table-cell/>
          <table:table-cell table:style-name="ce2" office:value-type="date" office:date-value="2019-12-15">
            <text:p>2019-12-15 00:00:00</text:p>
          </table:table-cell>
          <table:table-cell table:number-columns-repeated="1015"/>
        </table:table-row>
        <table:table-row table:style-name="ro1">
          <table:table-cell office:value-type="float" office:value="60049">
            <text:p>60049</text:p>
          </table:table-cell>
          <table:table-cell office:value-type="float" office:value="17208">
            <text:p>17208</text:p>
          </table:table-cell>
          <table:table-cell office:value-type="float" office:value="590080.41">
            <text:p>590080,41</text:p>
          </table:table-cell>
          <table:table-cell office:value-type="float" office:value="95421.22">
            <text:p>95421,22</text:p>
          </table:table-cell>
          <table:table-cell office:value-type="float" office:value="1306711.56">
            <text:p>1306711,56</text:p>
          </table:table-cell>
          <table:table-cell office:value-type="float" office:value="112629.22">
            <text:p>112629,22</text:p>
          </table:table-cell>
          <table:table-cell office:value-type="float" office:value="1896791.97">
            <text:p>1896791,97</text:p>
          </table:table-cell>
          <table:table-cell/>
          <table:table-cell table:style-name="ce2" office:value-type="date" office:date-value="2019-12-16">
            <text:p>2019-12-16 00:00:00</text:p>
          </table:table-cell>
          <table:table-cell table:number-columns-repeated="1015"/>
        </table:table-row>
        <table:table-row table:style-name="ro1">
          <table:table-cell office:value-type="float" office:value="60194">
            <text:p>60194</text:p>
          </table:table-cell>
          <table:table-cell office:value-type="float" office:value="11344">
            <text:p>11344</text:p>
          </table:table-cell>
          <table:table-cell office:value-type="float" office:value="384292.4">
            <text:p>384292,4</text:p>
          </table:table-cell>
          <table:table-cell office:value-type="float" office:value="64313.65">
            <text:p>64313,65</text:p>
          </table:table-cell>
          <table:table-cell office:value-type="float" office:value="880292.32">
            <text:p>880292,32</text:p>
          </table:table-cell>
          <table:table-cell office:value-type="float" office:value="75657.65">
            <text:p>75657,65</text:p>
          </table:table-cell>
          <table:table-cell office:value-type="float" office:value="1264584.72">
            <text:p>1264584,72</text:p>
          </table:table-cell>
          <table:table-cell/>
          <table:table-cell table:style-name="ce2" office:value-type="date" office:date-value="2019-12-17">
            <text:p>2019-12-17 00:00:00</text:p>
          </table:table-cell>
          <table:table-cell table:number-columns-repeated="1015"/>
        </table:table-row>
        <table:table-row table:style-name="ro1">
          <table:table-cell office:value-type="float" office:value="60339">
            <text:p>60339</text:p>
          </table:table-cell>
          <table:table-cell office:value-type="float" office:value="20018">
            <text:p>20018</text:p>
          </table:table-cell>
          <table:table-cell office:value-type="float" office:value="676337.63">
            <text:p>676337,63</text:p>
          </table:table-cell>
          <table:table-cell office:value-type="float" office:value="104625.17">
            <text:p>104625,17</text:p>
          </table:table-cell>
          <table:table-cell office:value-type="float" office:value="1427533.08">
            <text:p>1427533,08</text:p>
          </table:table-cell>
          <table:table-cell office:value-type="float" office:value="124643.17">
            <text:p>124643,17</text:p>
          </table:table-cell>
          <table:table-cell office:value-type="float" office:value="2103870.71">
            <text:p>2103870,71</text:p>
          </table:table-cell>
          <table:table-cell/>
          <table:table-cell table:style-name="ce2" office:value-type="date" office:date-value="2019-12-18">
            <text:p>2019-12-18 00:00:00</text:p>
          </table:table-cell>
          <table:table-cell table:number-columns-repeated="1015"/>
        </table:table-row>
        <table:table-row table:style-name="ro1">
          <table:table-cell office:value-type="float" office:value="67590">
            <text:p>67590</text:p>
          </table:table-cell>
          <table:table-cell office:value-type="float" office:value="23035">
            <text:p>23035</text:p>
          </table:table-cell>
          <table:table-cell office:value-type="float" office:value="784806.95">
            <text:p>784806,95</text:p>
          </table:table-cell>
          <table:table-cell office:value-type="float" office:value="113395.7">
            <text:p>113395,7</text:p>
          </table:table-cell>
          <table:table-cell office:value-type="float" office:value="1558242.24">
            <text:p>1558242,24</text:p>
          </table:table-cell>
          <table:table-cell office:value-type="float" office:value="136430.7">
            <text:p>136430,7</text:p>
          </table:table-cell>
          <table:table-cell office:value-type="float" office:value="2343049.19">
            <text:p>2343049,19</text:p>
          </table:table-cell>
          <table:table-cell/>
          <table:table-cell table:style-name="ce2" office:value-type="date" office:date-value="2019-12-19">
            <text:p>2019-12-19 00:00:00</text:p>
          </table:table-cell>
          <table:table-cell table:number-columns-repeated="1015"/>
        </table:table-row>
        <table:table-row table:style-name="ro1">
          <table:table-cell office:value-type="float" office:value="71250">
            <text:p>71250</text:p>
          </table:table-cell>
          <table:table-cell office:value-type="float" office:value="31276">
            <text:p>31276</text:p>
          </table:table-cell>
          <table:table-cell office:value-type="float" office:value="1051255.12">
            <text:p>1051255,12</text:p>
          </table:table-cell>
          <table:table-cell office:value-type="float" office:value="144804.73">
            <text:p>144804,73</text:p>
          </table:table-cell>
          <table:table-cell office:value-type="float" office:value="2009151.93">
            <text:p>2009151,93</text:p>
          </table:table-cell>
          <table:table-cell office:value-type="float" office:value="176080.73">
            <text:p>176080,73</text:p>
          </table:table-cell>
          <table:table-cell office:value-type="float" office:value="3060407.05">
            <text:p>3060407,05</text:p>
          </table:table-cell>
          <table:table-cell/>
          <table:table-cell table:style-name="ce2" office:value-type="date" office:date-value="2019-12-20">
            <text:p>2019-12-20 00:00:00</text:p>
          </table:table-cell>
          <table:table-cell table:number-columns-repeated="1015"/>
        </table:table-row>
        <table:table-row table:style-name="ro1">
          <table:table-cell office:value-type="float" office:value="71450">
            <text:p>71450</text:p>
          </table:table-cell>
          <table:table-cell office:value-type="float" office:value="31388">
            <text:p>31388</text:p>
          </table:table-cell>
          <table:table-cell office:value-type="float" office:value="1068724.81">
            <text:p>1068724,81</text:p>
          </table:table-cell>
          <table:table-cell office:value-type="float" office:value="130313.79">
            <text:p>130313,79</text:p>
          </table:table-cell>
          <table:table-cell office:value-type="float" office:value="1813279.38">
            <text:p>1813279,38</text:p>
          </table:table-cell>
          <table:table-cell office:value-type="float" office:value="161701.79">
            <text:p>161701,79</text:p>
          </table:table-cell>
          <table:table-cell office:value-type="float" office:value="2882004.19">
            <text:p>2882004,19</text:p>
          </table:table-cell>
          <table:table-cell/>
          <table:table-cell table:style-name="ce2" office:value-type="date" office:date-value="2019-12-21">
            <text:p>2019-12-21 00:00:00</text:p>
          </table:table-cell>
          <table:table-cell table:number-columns-repeated="1015"/>
        </table:table-row>
        <table:table-row table:style-name="ro1">
          <table:table-cell office:value-type="float" office:value="71650">
            <text:p>71650</text:p>
          </table:table-cell>
          <table:table-cell office:value-type="float" office:value="23924">
            <text:p>23924</text:p>
          </table:table-cell>
          <table:table-cell office:value-type="float" office:value="830454.51">
            <text:p>830454,51</text:p>
          </table:table-cell>
          <table:table-cell office:value-type="float" office:value="100119.96">
            <text:p>100119,96</text:p>
          </table:table-cell>
          <table:table-cell office:value-type="float" office:value="1414194.64">
            <text:p>1414194,64</text:p>
          </table:table-cell>
          <table:table-cell office:value-type="float" office:value="124043.96">
            <text:p>124043,96</text:p>
          </table:table-cell>
          <table:table-cell office:value-type="float" office:value="2244649.15">
            <text:p>2244649,15</text:p>
          </table:table-cell>
          <table:table-cell/>
          <table:table-cell table:style-name="ce2" office:value-type="date" office:date-value="2019-12-22">
            <text:p>2019-12-22 00:00:00</text:p>
          </table:table-cell>
          <table:table-cell table:number-columns-repeated="1015"/>
        </table:table-row>
        <table:table-row table:style-name="ro1">
          <table:table-cell office:value-type="float" office:value="71850">
            <text:p>71850</text:p>
          </table:table-cell>
          <table:table-cell office:value-type="float" office:value="32758">
            <text:p>32758</text:p>
          </table:table-cell>
          <table:table-cell office:value-type="float" office:value="1147479.8">
            <text:p>1147479,8</text:p>
          </table:table-cell>
          <table:table-cell office:value-type="float" office:value="134968.55">
            <text:p>134968,55</text:p>
          </table:table-cell>
          <table:table-cell office:value-type="float" office:value="1864391.95">
            <text:p>1864391,95</text:p>
          </table:table-cell>
          <table:table-cell office:value-type="float" office:value="167726.55">
            <text:p>167726,55</text:p>
          </table:table-cell>
          <table:table-cell office:value-type="float" office:value="3011871.75">
            <text:p>3011871,75</text:p>
          </table:table-cell>
          <table:table-cell/>
          <table:table-cell table:style-name="ce2" office:value-type="date" office:date-value="2019-12-23">
            <text:p>2019-12-23 00:00:00</text:p>
          </table:table-cell>
          <table:table-cell table:number-columns-repeated="1015"/>
        </table:table-row>
        <table:table-row table:style-name="ro1">
          <table:table-cell office:value-type="float" office:value="72050">
            <text:p>72050</text:p>
          </table:table-cell>
          <table:table-cell office:value-type="float" office:value="23924">
            <text:p>23924</text:p>
          </table:table-cell>
          <table:table-cell office:value-type="float" office:value="837721.25">
            <text:p>837721,25</text:p>
          </table:table-cell>
          <table:table-cell office:value-type="float" office:value="103026.74">
            <text:p>103026,74</text:p>
          </table:table-cell>
          <table:table-cell office:value-type="float" office:value="1424547.79">
            <text:p>1424547,79</text:p>
          </table:table-cell>
          <table:table-cell office:value-type="float" office:value="126950.74">
            <text:p>126950,74</text:p>
          </table:table-cell>
          <table:table-cell office:value-type="float" office:value="2262269.04">
            <text:p>2262269,04</text:p>
          </table:table-cell>
          <table:table-cell/>
          <table:table-cell table:style-name="ce2" office:value-type="date" office:date-value="2019-12-24">
            <text:p>2019-12-24 00:00:00</text:p>
          </table:table-cell>
          <table:table-cell table:number-columns-repeated="1015"/>
        </table:table-row>
        <table:table-row table:style-name="ro1">
          <table:table-cell table:number-columns-repeated="7" office:value-type="float" office:value="0">
            <text:p>0</text:p>
          </table:table-cell>
          <table:table-cell/>
          <table:table-cell table:style-name="ce2" office:value-type="date" office:date-value="2019-12-25">
            <text:p>2019-12-25 00:00:00</text:p>
          </table:table-cell>
          <table:table-cell table:number-columns-repeated="1015"/>
        </table:table-row>
        <table:table-row table:style-name="ro1">
          <table:table-cell office:value-type="float" office:value="72250">
            <text:p>72250</text:p>
          </table:table-cell>
          <table:table-cell office:value-type="float" office:value="27071">
            <text:p>27071</text:p>
          </table:table-cell>
          <table:table-cell office:value-type="float" office:value="1032007.99">
            <text:p>1032007,99</text:p>
          </table:table-cell>
          <table:table-cell office:value-type="float" office:value="127908.58">
            <text:p>127908,58</text:p>
          </table:table-cell>
          <table:table-cell office:value-type="float" office:value="1805107.72">
            <text:p>1805107,72</text:p>
          </table:table-cell>
          <table:table-cell office:value-type="float" office:value="154979.58">
            <text:p>154979,58</text:p>
          </table:table-cell>
          <table:table-cell office:value-type="float" office:value="2837115.71">
            <text:p>2837115,71</text:p>
          </table:table-cell>
          <table:table-cell/>
          <table:table-cell table:style-name="ce2" office:value-type="date" office:date-value="2019-12-26">
            <text:p>2019-12-26 00:00:00</text:p>
          </table:table-cell>
          <table:table-cell table:number-columns-repeated="1015"/>
        </table:table-row>
        <table:table-row table:style-name="ro1">
          <table:table-cell office:value-type="float" office:value="76156">
            <text:p>76156</text:p>
          </table:table-cell>
          <table:table-cell office:value-type="float" office:value="29778">
            <text:p>29778</text:p>
          </table:table-cell>
          <table:table-cell office:value-type="float" office:value="1129193">
            <text:p>1129193</text:p>
          </table:table-cell>
          <table:table-cell office:value-type="float" office:value="133085.37">
            <text:p>133085,37</text:p>
          </table:table-cell>
          <table:table-cell office:value-type="float" office:value="1870837.23">
            <text:p>1870837,23</text:p>
          </table:table-cell>
          <table:table-cell office:value-type="float" office:value="162863.37">
            <text:p>162863,37</text:p>
          </table:table-cell>
          <table:table-cell office:value-type="float" office:value="3000030.23">
            <text:p>3000030,23</text:p>
          </table:table-cell>
          <table:table-cell/>
          <table:table-cell table:style-name="ce2" office:value-type="date" office:date-value="2019-12-27">
            <text:p>2019-12-27 00:00:00</text:p>
          </table:table-cell>
          <table:table-cell table:number-columns-repeated="1015"/>
        </table:table-row>
        <table:table-row table:style-name="ro1">
          <table:table-cell office:value-type="float" office:value="72660">
            <text:p>72660</text:p>
          </table:table-cell>
          <table:table-cell office:value-type="float" office:value="29616">
            <text:p>29616</text:p>
          </table:table-cell>
          <table:table-cell office:value-type="float" office:value="1107828.19">
            <text:p>1107828,19</text:p>
          </table:table-cell>
          <table:table-cell office:value-type="float" office:value="119800.79">
            <text:p>119800,79</text:p>
          </table:table-cell>
          <table:table-cell office:value-type="float" office:value="1701216.89">
            <text:p>1701216,89</text:p>
          </table:table-cell>
          <table:table-cell office:value-type="float" office:value="149416.79">
            <text:p>149416,79</text:p>
          </table:table-cell>
          <table:table-cell office:value-type="float" office:value="2809045.08">
            <text:p>2809045,08</text:p>
          </table:table-cell>
          <table:table-cell/>
          <table:table-cell table:style-name="ce2" office:value-type="date" office:date-value="2019-12-28">
            <text:p>2019-12-28 00:00:00</text:p>
          </table:table-cell>
          <table:table-cell table:number-columns-repeated="1015"/>
        </table:table-row>
        <table:table-row table:style-name="ro1">
          <table:table-cell office:value-type="float" office:value="72860">
            <text:p>72860</text:p>
          </table:table-cell>
          <table:table-cell office:value-type="float" office:value="20172">
            <text:p>20172</text:p>
          </table:table-cell>
          <table:table-cell office:value-type="float" office:value="772009.51">
            <text:p>772009,51</text:p>
          </table:table-cell>
          <table:table-cell office:value-type="float" office:value="91665.11">
            <text:p>91665,11</text:p>
          </table:table-cell>
          <table:table-cell office:value-type="float" office:value="1301961.9">
            <text:p>1301961,9</text:p>
          </table:table-cell>
          <table:table-cell office:value-type="float" office:value="111837.11">
            <text:p>111837,11</text:p>
          </table:table-cell>
          <table:table-cell office:value-type="float" office:value="2073971.41">
            <text:p>2073971,41</text:p>
          </table:table-cell>
          <table:table-cell/>
          <table:table-cell table:style-name="ce2" office:value-type="date" office:date-value="2019-12-29">
            <text:p>2019-12-29 00:00:00</text:p>
          </table:table-cell>
          <table:table-cell table:number-columns-repeated="1015"/>
        </table:table-row>
        <table:table-row table:style-name="ro1">
          <table:table-cell office:value-type="float" office:value="73060">
            <text:p>73060</text:p>
          </table:table-cell>
          <table:table-cell office:value-type="float" office:value="19925">
            <text:p>19925</text:p>
          </table:table-cell>
          <table:table-cell office:value-type="float" office:value="762080.07">
            <text:p>762080,07</text:p>
          </table:table-cell>
          <table:table-cell office:value-type="float" office:value="86340.06">
            <text:p>86340,06</text:p>
          </table:table-cell>
          <table:table-cell office:value-type="float" office:value="1216039.45">
            <text:p>1216039,45</text:p>
          </table:table-cell>
          <table:table-cell office:value-type="float" office:value="106265.06">
            <text:p>106265,06</text:p>
          </table:table-cell>
          <table:table-cell office:value-type="float" office:value="1978119.52">
            <text:p>1978119,52</text:p>
          </table:table-cell>
          <table:table-cell/>
          <table:table-cell table:style-name="ce2" office:value-type="date" office:date-value="2019-12-30">
            <text:p>2019-12-30 00:00:00</text:p>
          </table:table-cell>
          <table:table-cell table:number-columns-repeated="1015"/>
        </table:table-row>
        <table:table-row table:style-name="ro1">
          <table:table-cell office:value-type="float" office:value="80586">
            <text:p>80586</text:p>
          </table:table-cell>
          <table:table-cell office:value-type="float" office:value="24099">
            <text:p>24099</text:p>
          </table:table-cell>
          <table:table-cell office:value-type="float" office:value="920644.67">
            <text:p>920644,67</text:p>
          </table:table-cell>
          <table:table-cell office:value-type="float" office:value="119756.27">
            <text:p>119756,27</text:p>
          </table:table-cell>
          <table:table-cell office:value-type="float" office:value="1651727.59">
            <text:p>1651727,59</text:p>
          </table:table-cell>
          <table:table-cell office:value-type="float" office:value="143856.77">
            <text:p>143856,77</text:p>
          </table:table-cell>
          <table:table-cell office:value-type="float" office:value="2572372.26">
            <text:p>2572372,26</text:p>
          </table:table-cell>
          <table:table-cell/>
          <table:table-cell table:style-name="ce2" office:value-type="date" office:date-value="2019-12-31">
            <text:p>2019-12-31 00:00:00</text:p>
          </table:table-cell>
          <table:table-cell table:number-columns-repeated="1015"/>
        </table:table-row>
        <table:table-row table:style-name="ro1">
          <table:table-cell office:value-type="float" office:value="77238">
            <text:p>77238</text:p>
          </table:table-cell>
          <table:table-cell office:value-type="float" office:value="10625">
            <text:p>10625</text:p>
          </table:table-cell>
          <table:table-cell office:value-type="float" office:value="425405.88">
            <text:p>425405,88</text:p>
          </table:table-cell>
          <table:table-cell office:value-type="float" office:value="44376.2">
            <text:p>44376,2</text:p>
          </table:table-cell>
          <table:table-cell office:value-type="float" office:value="613784.24">
            <text:p>613784,24</text:p>
          </table:table-cell>
          <table:table-cell office:value-type="float" office:value="55001.2">
            <text:p>55001,2</text:p>
          </table:table-cell>
          <table:table-cell office:value-type="float" office:value="1039190.12">
            <text:p>1039190,12</text:p>
          </table:table-cell>
          <table:table-cell/>
          <table:table-cell table:style-name="ce2" office:value-type="date" office:date-value="2020-01-01">
            <text:p>2020-01-01 00:00:00</text:p>
          </table:table-cell>
          <table:table-cell table:number-columns-repeated="1015"/>
        </table:table-row>
        <table:table-row table:style-name="ro1">
          <table:table-cell office:value-type="float" office:value="81059">
            <text:p>81059</text:p>
          </table:table-cell>
          <table:table-cell office:value-type="float" office:value="21977">
            <text:p>21977</text:p>
          </table:table-cell>
          <table:table-cell office:value-type="float" office:value="869067.43">
            <text:p>869067,43</text:p>
          </table:table-cell>
          <table:table-cell office:value-type="float" office:value="109539.23">
            <text:p>109539,23</text:p>
          </table:table-cell>
          <table:table-cell office:value-type="float" office:value="1514834.33">
            <text:p>1514834,33</text:p>
          </table:table-cell>
          <table:table-cell office:value-type="float" office:value="131516.23">
            <text:p>131516,23</text:p>
          </table:table-cell>
          <table:table-cell office:value-type="float" office:value="2383901.76">
            <text:p>2383901,76</text:p>
          </table:table-cell>
          <table:table-cell/>
          <table:table-cell table:style-name="ce2" office:value-type="date" office:date-value="2020-01-02">
            <text:p>2020-01-02 00:00:00</text:p>
          </table:table-cell>
          <table:table-cell table:number-columns-repeated="1015"/>
        </table:table-row>
        <table:table-row table:style-name="ro1">
          <table:table-cell office:value-type="float" office:value="81301">
            <text:p>81301</text:p>
          </table:table-cell>
          <table:table-cell office:value-type="float" office:value="25830">
            <text:p>25830</text:p>
          </table:table-cell>
          <table:table-cell office:value-type="float" office:value="1032211.96">
            <text:p>1032211,96</text:p>
          </table:table-cell>
          <table:table-cell office:value-type="float" office:value="129008.16">
            <text:p>129008,16</text:p>
          </table:table-cell>
          <table:table-cell office:value-type="float" office:value="1766439.97">
            <text:p>1766439,97</text:p>
          </table:table-cell>
          <table:table-cell office:value-type="float" office:value="154838.16">
            <text:p>154838,16</text:p>
          </table:table-cell>
          <table:table-cell office:value-type="float" office:value="2798651.93">
            <text:p>2798651,93</text:p>
          </table:table-cell>
          <table:table-cell/>
          <table:table-cell table:style-name="ce2" office:value-type="date" office:date-value="2020-01-03">
            <text:p>2020-01-03 00:00:00</text:p>
          </table:table-cell>
          <table:table-cell table:number-columns-repeated="1015"/>
        </table:table-row>
        <table:table-row table:style-name="ro1">
          <table:table-cell office:value-type="float" office:value="74130">
            <text:p>74130</text:p>
          </table:table-cell>
          <table:table-cell office:value-type="float" office:value="26333">
            <text:p>26333</text:p>
          </table:table-cell>
          <table:table-cell office:value-type="float" office:value="1043387.46">
            <text:p>1043387,46</text:p>
          </table:table-cell>
          <table:table-cell office:value-type="float" office:value="112522.83">
            <text:p>112522,83</text:p>
          </table:table-cell>
          <table:table-cell office:value-type="float" office:value="1575838.62">
            <text:p>1575838,62</text:p>
          </table:table-cell>
          <table:table-cell office:value-type="float" office:value="138855.83">
            <text:p>138855,83</text:p>
          </table:table-cell>
          <table:table-cell office:value-type="float" office:value="2619226.08">
            <text:p>2619226,08</text:p>
          </table:table-cell>
          <table:table-cell/>
          <table:table-cell table:style-name="ce2" office:value-type="date" office:date-value="2020-01-04">
            <text:p>2020-01-04 00:00:00</text:p>
          </table:table-cell>
          <table:table-cell table:number-columns-repeated="1015"/>
        </table:table-row>
        <table:table-row table:style-name="ro1">
          <table:table-cell office:value-type="float" office:value="74330">
            <text:p>74330</text:p>
          </table:table-cell>
          <table:table-cell office:value-type="float" office:value="17082">
            <text:p>17082</text:p>
          </table:table-cell>
          <table:table-cell office:value-type="float" office:value="686829.45">
            <text:p>686829,45</text:p>
          </table:table-cell>
          <table:table-cell office:value-type="float" office:value="77904.17">
            <text:p>77904,17</text:p>
          </table:table-cell>
          <table:table-cell office:value-type="float" office:value="1097566.74">
            <text:p>1097566,74</text:p>
          </table:table-cell>
          <table:table-cell office:value-type="float" office:value="94986.17">
            <text:p>94986,17</text:p>
          </table:table-cell>
          <table:table-cell office:value-type="float" office:value="1784396.19">
            <text:p>1784396,19</text:p>
          </table:table-cell>
          <table:table-cell/>
          <table:table-cell table:style-name="ce2" office:value-type="date" office:date-value="2020-01-05">
            <text:p>2020-01-05 00:00:00</text:p>
          </table:table-cell>
          <table:table-cell table:number-columns-repeated="1015"/>
        </table:table-row>
        <table:table-row table:style-name="ro1">
          <table:table-cell office:value-type="float" office:value="74530">
            <text:p>74530</text:p>
          </table:table-cell>
          <table:table-cell office:value-type="float" office:value="15568">
            <text:p>15568</text:p>
          </table:table-cell>
          <table:table-cell office:value-type="float" office:value="633434.77">
            <text:p>633434,77</text:p>
          </table:table-cell>
          <table:table-cell office:value-type="float" office:value="71376.57">
            <text:p>71376,57</text:p>
          </table:table-cell>
          <table:table-cell office:value-type="float" office:value="990481.61">
            <text:p>990481,61</text:p>
          </table:table-cell>
          <table:table-cell office:value-type="float" office:value="86989.07">
            <text:p>86989,07</text:p>
          </table:table-cell>
          <table:table-cell office:value-type="float" office:value="1623916.38">
            <text:p>1623916,38</text:p>
          </table:table-cell>
          <table:table-cell/>
          <table:table-cell table:style-name="ce2" office:value-type="date" office:date-value="2020-01-06">
            <text:p>2020-01-06 00:00:00</text:p>
          </table:table-cell>
          <table:table-cell table:number-columns-repeated="1015"/>
        </table:table-row>
        <table:table-row table:style-name="ro1">
          <table:table-cell office:value-type="float" office:value="74730">
            <text:p>74730</text:p>
          </table:table-cell>
          <table:table-cell office:value-type="float" office:value="16821">
            <text:p>16821</text:p>
          </table:table-cell>
          <table:table-cell office:value-type="float" office:value="691529.13">
            <text:p>691529,13</text:p>
          </table:table-cell>
          <table:table-cell office:value-type="float" office:value="81408.65">
            <text:p>81408,65</text:p>
          </table:table-cell>
          <table:table-cell office:value-type="float" office:value="1124505.35">
            <text:p>1124505,35</text:p>
          </table:table-cell>
          <table:table-cell office:value-type="float" office:value="98282.15">
            <text:p>98282,15</text:p>
          </table:table-cell>
          <table:table-cell office:value-type="float" office:value="1816034.48">
            <text:p>1816034,48</text:p>
          </table:table-cell>
          <table:table-cell/>
          <table:table-cell table:style-name="ce2" office:value-type="date" office:date-value="2020-01-07">
            <text:p>2020-01-07 00:00:00</text:p>
          </table:table-cell>
          <table:table-cell table:number-columns-repeated="1015"/>
        </table:table-row>
        <table:table-row table:style-name="ro1">
          <table:table-cell office:value-type="float" office:value="74930">
            <text:p>74930</text:p>
          </table:table-cell>
          <table:table-cell office:value-type="float" office:value="18342">
            <text:p>18342</text:p>
          </table:table-cell>
          <table:table-cell office:value-type="float" office:value="740906.41">
            <text:p>740906,41</text:p>
          </table:table-cell>
          <table:table-cell office:value-type="float" office:value="84702.46">
            <text:p>84702,46</text:p>
          </table:table-cell>
          <table:table-cell office:value-type="float" office:value="1157325.21">
            <text:p>1157325,21</text:p>
          </table:table-cell>
          <table:table-cell office:value-type="float" office:value="103044.46">
            <text:p>103044,46</text:p>
          </table:table-cell>
          <table:table-cell office:value-type="float" office:value="1898231.62">
            <text:p>1898231,62</text:p>
          </table:table-cell>
          <table:table-cell/>
          <table:table-cell table:style-name="ce2" office:value-type="date" office:date-value="2020-01-08">
            <text:p>2020-01-08 00:00:00</text:p>
          </table:table-cell>
          <table:table-cell table:number-columns-repeated="1015"/>
        </table:table-row>
        <table:table-row table:style-name="ro1">
          <table:table-cell office:value-type="float" office:value="75130">
            <text:p>75130</text:p>
          </table:table-cell>
          <table:table-cell office:value-type="float" office:value="19419">
            <text:p>19419</text:p>
          </table:table-cell>
          <table:table-cell office:value-type="float" office:value="786248.31">
            <text:p>786248,31</text:p>
          </table:table-cell>
          <table:table-cell office:value-type="float" office:value="92050.83">
            <text:p>92050,83</text:p>
          </table:table-cell>
          <table:table-cell office:value-type="float" office:value="1274542.86">
            <text:p>1274542,86</text:p>
          </table:table-cell>
          <table:table-cell office:value-type="float" office:value="111469.83">
            <text:p>111469,83</text:p>
          </table:table-cell>
          <table:table-cell office:value-type="float" office:value="2060791.17">
            <text:p>2060791,17</text:p>
          </table:table-cell>
          <table:table-cell/>
          <table:table-cell table:style-name="ce2" office:value-type="date" office:date-value="2020-01-09">
            <text:p>2020-01-09 00:00:00</text:p>
          </table:table-cell>
          <table:table-cell table:number-columns-repeated="1015"/>
        </table:table-row>
        <table:table-row table:style-name="ro1">
          <table:table-cell office:value-type="float" office:value="75330">
            <text:p>75330</text:p>
          </table:table-cell>
          <table:table-cell office:value-type="float" office:value="26386">
            <text:p>26386</text:p>
          </table:table-cell>
          <table:table-cell office:value-type="float" office:value="1060492.2">
            <text:p>1060492,2</text:p>
          </table:table-cell>
          <table:table-cell office:value-type="float" office:value="121751.22">
            <text:p>121751,22</text:p>
          </table:table-cell>
          <table:table-cell office:value-type="float" office:value="1683352">
            <text:p>1683352</text:p>
          </table:table-cell>
          <table:table-cell office:value-type="float" office:value="148137.22">
            <text:p>148137,22</text:p>
          </table:table-cell>
          <table:table-cell office:value-type="float" office:value="2743844.2">
            <text:p>2743844,2</text:p>
          </table:table-cell>
          <table:table-cell/>
          <table:table-cell table:style-name="ce2" office:value-type="date" office:date-value="2020-01-10">
            <text:p>2020-01-10 00:00:00</text:p>
          </table:table-cell>
          <table:table-cell table:number-columns-repeated="1015"/>
        </table:table-row>
        <table:table-row table:style-name="ro1">
          <table:table-cell office:value-type="float" office:value="79222">
            <text:p>79222</text:p>
          </table:table-cell>
          <table:table-cell office:value-type="float" office:value="29422">
            <text:p>29422</text:p>
          </table:table-cell>
          <table:table-cell office:value-type="float" office:value="1179631.12">
            <text:p>1179631,12</text:p>
          </table:table-cell>
          <table:table-cell office:value-type="float" office:value="125816.87">
            <text:p>125816,87</text:p>
          </table:table-cell>
          <table:table-cell office:value-type="float" office:value="1733518.85">
            <text:p>1733518,85</text:p>
          </table:table-cell>
          <table:table-cell office:value-type="float" office:value="155333.37">
            <text:p>155333,37</text:p>
          </table:table-cell>
          <table:table-cell office:value-type="float" office:value="2913149.97">
            <text:p>2913149,97</text:p>
          </table:table-cell>
          <table:table-cell/>
          <table:table-cell table:style-name="ce2" office:value-type="date" office:date-value="2020-01-11">
            <text:p>2020-01-11 00:00:00</text:p>
          </table:table-cell>
          <table:table-cell table:number-columns-repeated="1015"/>
        </table:table-row>
        <table:table-row table:style-name="ro1">
          <table:table-cell office:value-type="float" office:value="79443">
            <text:p>79443</text:p>
          </table:table-cell>
          <table:table-cell office:value-type="float" office:value="19283">
            <text:p>19283</text:p>
          </table:table-cell>
          <table:table-cell office:value-type="float" office:value="777797.44">
            <text:p>777797,44</text:p>
          </table:table-cell>
          <table:table-cell office:value-type="float" office:value="81550.56">
            <text:p>81550,56</text:p>
          </table:table-cell>
          <table:table-cell office:value-type="float" office:value="1150294.83">
            <text:p>1150294,83</text:p>
          </table:table-cell>
          <table:table-cell office:value-type="float" office:value="100833.56">
            <text:p>100833,56</text:p>
          </table:table-cell>
          <table:table-cell office:value-type="float" office:value="1928092.27">
            <text:p>1928092,27</text:p>
          </table:table-cell>
          <table:table-cell/>
          <table:table-cell table:style-name="ce2" office:value-type="date" office:date-value="2020-01-12">
            <text:p>2020-01-12 00:00:00</text:p>
          </table:table-cell>
          <table:table-cell table:number-columns-repeated="1015"/>
        </table:table-row>
        <table:table-row table:style-name="ro1">
          <table:table-cell office:value-type="float" office:value="79664">
            <text:p>79664</text:p>
          </table:table-cell>
          <table:table-cell office:value-type="float" office:value="16203">
            <text:p>16203</text:p>
          </table:table-cell>
          <table:table-cell office:value-type="float" office:value="641119.35">
            <text:p>641119,35</text:p>
          </table:table-cell>
          <table:table-cell office:value-type="float" office:value="74273.92">
            <text:p>74273,92</text:p>
          </table:table-cell>
          <table:table-cell office:value-type="float" office:value="1031485.92">
            <text:p>1031485,92</text:p>
          </table:table-cell>
          <table:table-cell office:value-type="float" office:value="90476.92">
            <text:p>90476,92</text:p>
          </table:table-cell>
          <table:table-cell office:value-type="float" office:value="1672605.27">
            <text:p>1672605,27</text:p>
          </table:table-cell>
          <table:table-cell/>
          <table:table-cell table:style-name="ce2" office:value-type="date" office:date-value="2020-01-13">
            <text:p>2020-01-13 00:00:00</text:p>
          </table:table-cell>
          <table:table-cell table:number-columns-repeated="1015"/>
        </table:table-row>
        <table:table-row table:style-name="ro1">
          <table:table-cell office:value-type="float" office:value="76160">
            <text:p>76160</text:p>
          </table:table-cell>
          <table:table-cell office:value-type="float" office:value="16338">
            <text:p>16338</text:p>
          </table:table-cell>
          <table:table-cell office:value-type="float" office:value="674799.92">
            <text:p>674799,92</text:p>
          </table:table-cell>
          <table:table-cell office:value-type="float" office:value="81381">
            <text:p>81381</text:p>
          </table:table-cell>
          <table:table-cell office:value-type="float" office:value="1118758.27">
            <text:p>1118758,27</text:p>
          </table:table-cell>
          <table:table-cell office:value-type="float" office:value="97783.5">
            <text:p>97783,5</text:p>
          </table:table-cell>
          <table:table-cell office:value-type="float" office:value="1793558.19">
            <text:p>1793558,19</text:p>
          </table:table-cell>
          <table:table-cell/>
          <table:table-cell table:style-name="ce2" office:value-type="date" office:date-value="2020-01-14">
            <text:p>2020-01-14 00:00:00</text:p>
          </table:table-cell>
          <table:table-cell table:number-columns-repeated="1015"/>
        </table:table-row>
        <table:table-row table:style-name="ro1">
          <table:table-cell office:value-type="float" office:value="80095">
            <text:p>80095</text:p>
          </table:table-cell>
          <table:table-cell office:value-type="float" office:value="18614">
            <text:p>18614</text:p>
          </table:table-cell>
          <table:table-cell office:value-type="float" office:value="755525">
            <text:p>755525</text:p>
          </table:table-cell>
          <table:table-cell office:value-type="float" office:value="96091.83">
            <text:p>96091,83</text:p>
          </table:table-cell>
          <table:table-cell office:value-type="float" office:value="1227495.83">
            <text:p>1227495,83</text:p>
          </table:table-cell>
          <table:table-cell office:value-type="float" office:value="114705.83">
            <text:p>114705,83</text:p>
          </table:table-cell>
          <table:table-cell office:value-type="float" office:value="1983020.83">
            <text:p>1983020,83</text:p>
          </table:table-cell>
          <table:table-cell/>
          <table:table-cell table:style-name="ce2" office:value-type="date" office:date-value="2020-01-15">
            <text:p>2020-01-15 00:00:00</text:p>
          </table:table-cell>
          <table:table-cell table:number-columns-repeated="1015"/>
        </table:table-row>
        <table:table-row table:style-name="ro1">
          <table:table-cell office:value-type="float" office:value="80316">
            <text:p>80316</text:p>
          </table:table-cell>
          <table:table-cell office:value-type="float" office:value="19419">
            <text:p>19419</text:p>
          </table:table-cell>
          <table:table-cell office:value-type="float" office:value="791136.5">
            <text:p>791136,5</text:p>
          </table:table-cell>
          <table:table-cell office:value-type="float" office:value="90420.13">
            <text:p>90420,13</text:p>
          </table:table-cell>
          <table:table-cell office:value-type="float" office:value="1251138.49">
            <text:p>1251138,49</text:p>
          </table:table-cell>
          <table:table-cell office:value-type="float" office:value="109927.63">
            <text:p>109927,63</text:p>
          </table:table-cell>
          <table:table-cell office:value-type="float" office:value="2042274.99">
            <text:p>2042274,99</text:p>
          </table:table-cell>
          <table:table-cell/>
          <table:table-cell table:style-name="ce2" office:value-type="date" office:date-value="2020-01-16">
            <text:p>2020-01-16 00:00:00</text:p>
          </table:table-cell>
          <table:table-cell table:number-columns-repeated="1015"/>
        </table:table-row>
        <table:table-row table:style-name="ro1">
          <table:table-cell office:value-type="float" office:value="76780">
            <text:p>76780</text:p>
          </table:table-cell>
          <table:table-cell office:value-type="float" office:value="31089">
            <text:p>31089</text:p>
          </table:table-cell>
          <table:table-cell office:value-type="float" office:value="1254611.72">
            <text:p>1254611,72</text:p>
          </table:table-cell>
          <table:table-cell office:value-type="float" office:value="127417.74">
            <text:p>127417,74</text:p>
          </table:table-cell>
          <table:table-cell office:value-type="float" office:value="1783782.72">
            <text:p>1783782,72</text:p>
          </table:table-cell>
          <table:table-cell office:value-type="float" office:value="158506.74">
            <text:p>158506,74</text:p>
          </table:table-cell>
          <table:table-cell office:value-type="float" office:value="3038394.44">
            <text:p>3038394,44</text:p>
          </table:table-cell>
          <table:table-cell/>
          <table:table-cell table:style-name="ce2" office:value-type="date" office:date-value="2020-01-17">
            <text:p>2020-01-17 00:00:00</text:p>
          </table:table-cell>
          <table:table-cell table:number-columns-repeated="1015"/>
        </table:table-row>
        <table:table-row table:style-name="ro1">
          <table:table-cell office:value-type="float" office:value="76980">
            <text:p>76980</text:p>
          </table:table-cell>
          <table:table-cell office:value-type="float" office:value="29541">
            <text:p>29541</text:p>
          </table:table-cell>
          <table:table-cell office:value-type="float" office:value="1168468.89">
            <text:p>1168468,89</text:p>
          </table:table-cell>
          <table:table-cell office:value-type="float" office:value="111181.6">
            <text:p>111181,6</text:p>
          </table:table-cell>
          <table:table-cell office:value-type="float" office:value="1553611.86">
            <text:p>1553611,86</text:p>
          </table:table-cell>
          <table:table-cell office:value-type="float" office:value="140854.1">
            <text:p>140854,1</text:p>
          </table:table-cell>
          <table:table-cell office:value-type="float" office:value="2722080.75">
            <text:p>2722080,75</text:p>
          </table:table-cell>
          <table:table-cell/>
          <table:table-cell table:style-name="ce2" office:value-type="date" office:date-value="2020-01-18">
            <text:p>2020-01-18 00:00:00</text:p>
          </table:table-cell>
          <table:table-cell table:number-columns-repeated="1015"/>
        </table:table-row>
        <table:table-row table:style-name="ro1">
          <table:table-cell office:value-type="float" office:value="77180">
            <text:p>77180</text:p>
          </table:table-cell>
          <table:table-cell office:value-type="float" office:value="19625">
            <text:p>19625</text:p>
          </table:table-cell>
          <table:table-cell office:value-type="float" office:value="785350.87">
            <text:p>785350,87</text:p>
          </table:table-cell>
          <table:table-cell office:value-type="float" office:value="75949.28">
            <text:p>75949,28</text:p>
          </table:table-cell>
          <table:table-cell office:value-type="float" office:value="1074649.99">
            <text:p>1074649,99</text:p>
          </table:table-cell>
          <table:table-cell office:value-type="float" office:value="95574.28">
            <text:p>95574,28</text:p>
          </table:table-cell>
          <table:table-cell office:value-type="float" office:value="1860000.86">
            <text:p>1860000,86</text:p>
          </table:table-cell>
          <table:table-cell/>
          <table:table-cell table:style-name="ce2" office:value-type="date" office:date-value="2020-01-19">
            <text:p>2020-01-19 00:00:00</text:p>
          </table:table-cell>
          <table:table-cell table:number-columns-repeated="1015"/>
        </table:table-row>
        <table:table-row table:style-name="ro1">
          <table:table-cell office:value-type="float" office:value="77380">
            <text:p>77380</text:p>
          </table:table-cell>
          <table:table-cell office:value-type="float" office:value="20149">
            <text:p>20149</text:p>
          </table:table-cell>
          <table:table-cell office:value-type="float" office:value="823731.2">
            <text:p>823731,2</text:p>
          </table:table-cell>
          <table:table-cell office:value-type="float" office:value="80108.15">
            <text:p>80108,15</text:p>
          </table:table-cell>
          <table:table-cell office:value-type="float" office:value="1119671.32">
            <text:p>1119671,32</text:p>
          </table:table-cell>
          <table:table-cell office:value-type="float" office:value="100257.15">
            <text:p>100257,15</text:p>
          </table:table-cell>
          <table:table-cell office:value-type="float" office:value="1943402.52">
            <text:p>1943402,52</text:p>
          </table:table-cell>
          <table:table-cell/>
          <table:table-cell table:style-name="ce2" office:value-type="date" office:date-value="2020-01-20">
            <text:p>2020-01-20 00:00:00</text:p>
          </table:table-cell>
          <table:table-cell table:number-columns-repeated="1015"/>
        </table:table-row>
        <table:table-row table:style-name="ro1">
          <table:table-cell office:value-type="float" office:value="81377">
            <text:p>81377</text:p>
          </table:table-cell>
          <table:table-cell office:value-type="float" office:value="16904">
            <text:p>16904</text:p>
          </table:table-cell>
          <table:table-cell office:value-type="float" office:value="683091.09">
            <text:p>683091,09</text:p>
          </table:table-cell>
          <table:table-cell office:value-type="float" office:value="76394.64">
            <text:p>76394,64</text:p>
          </table:table-cell>
          <table:table-cell office:value-type="float" office:value="1057758.61">
            <text:p>1057758,61</text:p>
          </table:table-cell>
          <table:table-cell office:value-type="float" office:value="93298.64">
            <text:p>93298,64</text:p>
          </table:table-cell>
          <table:table-cell office:value-type="float" office:value="1740849.7">
            <text:p>1740849,7</text:p>
          </table:table-cell>
          <table:table-cell/>
          <table:table-cell table:style-name="ce2" office:value-type="date" office:date-value="2020-01-21">
            <text:p>2020-01-21 00:00:00</text:p>
          </table:table-cell>
          <table:table-cell table:number-columns-repeated="1015"/>
        </table:table-row>
        <table:table-row table:style-name="ro1">
          <table:table-cell office:value-type="float" office:value="81598">
            <text:p>81598</text:p>
          </table:table-cell>
          <table:table-cell office:value-type="float" office:value="18796">
            <text:p>18796</text:p>
          </table:table-cell>
          <table:table-cell office:value-type="float" office:value="750422.99">
            <text:p>750422,99</text:p>
          </table:table-cell>
          <table:table-cell office:value-type="float" office:value="84526.11">
            <text:p>84526,11</text:p>
          </table:table-cell>
          <table:table-cell office:value-type="float" office:value="1169036.25">
            <text:p>1169036,25</text:p>
          </table:table-cell>
          <table:table-cell office:value-type="float" office:value="103322.11">
            <text:p>103322,11</text:p>
          </table:table-cell>
          <table:table-cell office:value-type="float" office:value="1919459.24">
            <text:p>1919459,24</text:p>
          </table:table-cell>
          <table:table-cell/>
          <table:table-cell table:style-name="ce2" office:value-type="date" office:date-value="2020-01-22">
            <text:p>2020-01-22 00:00:00</text:p>
          </table:table-cell>
          <table:table-cell table:number-columns-repeated="1015"/>
        </table:table-row>
        <table:table-row table:style-name="ro1">
          <table:table-cell office:value-type="float" office:value="81819">
            <text:p>81819</text:p>
          </table:table-cell>
          <table:table-cell office:value-type="float" office:value="21736">
            <text:p>21736</text:p>
          </table:table-cell>
          <table:table-cell office:value-type="float" office:value="861820.1">
            <text:p>861820,1</text:p>
          </table:table-cell>
          <table:table-cell office:value-type="float" office:value="93061.3">
            <text:p>93061,3</text:p>
          </table:table-cell>
          <table:table-cell office:value-type="float" office:value="1285221.16">
            <text:p>1285221,16</text:p>
          </table:table-cell>
          <table:table-cell office:value-type="float" office:value="114797.3">
            <text:p>114797,3</text:p>
          </table:table-cell>
          <table:table-cell office:value-type="float" office:value="2147041.26">
            <text:p>2147041,26</text:p>
          </table:table-cell>
          <table:table-cell/>
          <table:table-cell table:style-name="ce2" office:value-type="date" office:date-value="2020-01-23">
            <text:p>2020-01-23 00:00:00</text:p>
          </table:table-cell>
          <table:table-cell table:number-columns-repeated="1015"/>
        </table:table-row>
        <table:table-row table:style-name="ro1">
          <table:table-cell office:value-type="float" office:value="78210">
            <text:p>78210</text:p>
          </table:table-cell>
          <table:table-cell office:value-type="float" office:value="29627">
            <text:p>29627</text:p>
          </table:table-cell>
          <table:table-cell office:value-type="float" office:value="1201126.23">
            <text:p>1201126,23</text:p>
          </table:table-cell>
          <table:table-cell office:value-type="float" office:value="121033.97">
            <text:p>121033,97</text:p>
          </table:table-cell>
          <table:table-cell office:value-type="float" office:value="1685111.68">
            <text:p>1685111,68</text:p>
          </table:table-cell>
          <table:table-cell office:value-type="float" office:value="150660.97">
            <text:p>150660,97</text:p>
          </table:table-cell>
          <table:table-cell office:value-type="float" office:value="2886237.91">
            <text:p>2886237,91</text:p>
          </table:table-cell>
          <table:table-cell/>
          <table:table-cell table:style-name="ce2" office:value-type="date" office:date-value="2020-01-24">
            <text:p>2020-01-24 00:00:00</text:p>
          </table:table-cell>
          <table:table-cell table:number-columns-repeated="1015"/>
        </table:table-row>
        <table:table-row table:style-name="ro1">
          <table:table-cell office:value-type="float" office:value="74570">
            <text:p>74570</text:p>
          </table:table-cell>
          <table:table-cell office:value-type="float" office:value="29135">
            <text:p>29135</text:p>
          </table:table-cell>
          <table:table-cell office:value-type="float" office:value="1171456.4">
            <text:p>1171456,4</text:p>
          </table:table-cell>
          <table:table-cell office:value-type="float" office:value="104298.36">
            <text:p>104298,36</text:p>
          </table:table-cell>
          <table:table-cell office:value-type="float" office:value="1490839.28">
            <text:p>1490839,28</text:p>
          </table:table-cell>
          <table:table-cell office:value-type="float" office:value="133433.36">
            <text:p>133433,36</text:p>
          </table:table-cell>
          <table:table-cell office:value-type="float" office:value="2662295.68">
            <text:p>2662295,68</text:p>
          </table:table-cell>
          <table:table-cell/>
          <table:table-cell table:style-name="ce2" office:value-type="date" office:date-value="2020-01-25">
            <text:p>2020-01-25 00:00:00</text:p>
          </table:table-cell>
          <table:table-cell table:number-columns-repeated="1015"/>
        </table:table-row>
        <table:table-row table:style-name="ro1">
          <table:table-cell office:value-type="float" office:value="78600">
            <text:p>78600</text:p>
          </table:table-cell>
          <table:table-cell office:value-type="float" office:value="20719">
            <text:p>20719</text:p>
          </table:table-cell>
          <table:table-cell office:value-type="float" office:value="851410.91">
            <text:p>851410,91</text:p>
          </table:table-cell>
          <table:table-cell office:value-type="float" office:value="77720.5">
            <text:p>77720,5</text:p>
          </table:table-cell>
          <table:table-cell office:value-type="float" office:value="1114653.07">
            <text:p>1114653,07</text:p>
          </table:table-cell>
          <table:table-cell office:value-type="float" office:value="98439.5">
            <text:p>98439,5</text:p>
          </table:table-cell>
          <table:table-cell office:value-type="float" office:value="1966063.98">
            <text:p>1966063,98</text:p>
          </table:table-cell>
          <table:table-cell/>
          <table:table-cell table:style-name="ce2" office:value-type="date" office:date-value="2020-01-26">
            <text:p>2020-01-26 00:00:00</text:p>
          </table:table-cell>
          <table:table-cell table:number-columns-repeated="1015"/>
        </table:table-row>
        <table:table-row table:style-name="ro1">
          <table:table-cell office:value-type="float" office:value="78800">
            <text:p>78800</text:p>
          </table:table-cell>
          <table:table-cell office:value-type="float" office:value="16071">
            <text:p>16071</text:p>
          </table:table-cell>
          <table:table-cell office:value-type="float" office:value="660488.58">
            <text:p>660488,58</text:p>
          </table:table-cell>
          <table:table-cell office:value-type="float" office:value="71226.11">
            <text:p>71226,11</text:p>
          </table:table-cell>
          <table:table-cell office:value-type="float" office:value="989355.36">
            <text:p>989355,36</text:p>
          </table:table-cell>
          <table:table-cell office:value-type="float" office:value="87297.11">
            <text:p>87297,11</text:p>
          </table:table-cell>
          <table:table-cell office:value-type="float" office:value="1649843.94">
            <text:p>1649843,94</text:p>
          </table:table-cell>
          <table:table-cell/>
          <table:table-cell table:style-name="ce2" office:value-type="date" office:date-value="2020-01-27">
            <text:p>2020-01-27 00:00:00</text:p>
          </table:table-cell>
          <table:table-cell table:number-columns-repeated="1015"/>
        </table:table-row>
        <table:table-row table:style-name="ro1">
          <table:table-cell office:value-type="float" office:value="79000">
            <text:p>79000</text:p>
          </table:table-cell>
          <table:table-cell office:value-type="float" office:value="17495">
            <text:p>17495</text:p>
          </table:table-cell>
          <table:table-cell office:value-type="float" office:value="719862.59">
            <text:p>719862,59</text:p>
          </table:table-cell>
          <table:table-cell office:value-type="float" office:value="76999.23">
            <text:p>76999,23</text:p>
          </table:table-cell>
          <table:table-cell office:value-type="float" office:value="1061376.07">
            <text:p>1061376,07</text:p>
          </table:table-cell>
          <table:table-cell office:value-type="float" office:value="94494.23">
            <text:p>94494,23</text:p>
          </table:table-cell>
          <table:table-cell office:value-type="float" office:value="1781238.66">
            <text:p>1781238,66</text:p>
          </table:table-cell>
          <table:table-cell/>
          <table:table-cell table:style-name="ce2" office:value-type="date" office:date-value="2020-01-28">
            <text:p>2020-01-28 00:00:00</text:p>
          </table:table-cell>
          <table:table-cell table:number-columns-repeated="1015"/>
        </table:table-row>
        <table:table-row table:style-name="ro1">
          <table:table-cell office:value-type="float" office:value="79200">
            <text:p>79200</text:p>
          </table:table-cell>
          <table:table-cell office:value-type="float" office:value="20029">
            <text:p>20029</text:p>
          </table:table-cell>
          <table:table-cell office:value-type="float" office:value="802728.48">
            <text:p>802728,48</text:p>
          </table:table-cell>
          <table:table-cell office:value-type="float" office:value="87649.42">
            <text:p>87649,42</text:p>
          </table:table-cell>
          <table:table-cell office:value-type="float" office:value="1193751.62">
            <text:p>1193751,62</text:p>
          </table:table-cell>
          <table:table-cell office:value-type="float" office:value="107678.42">
            <text:p>107678,42</text:p>
          </table:table-cell>
          <table:table-cell office:value-type="float" office:value="1996480.1">
            <text:p>1996480,1</text:p>
          </table:table-cell>
          <table:table-cell/>
          <table:table-cell table:style-name="ce2" office:value-type="date" office:date-value="2020-01-29">
            <text:p>2020-01-29 00:00:00</text:p>
          </table:table-cell>
          <table:table-cell table:number-columns-repeated="1015"/>
        </table:table-row>
        <table:table-row table:style-name="ro1">
          <table:table-cell office:value-type="float" office:value="79400">
            <text:p>79400</text:p>
          </table:table-cell>
          <table:table-cell office:value-type="float" office:value="21503">
            <text:p>21503</text:p>
          </table:table-cell>
          <table:table-cell office:value-type="float" office:value="892190.53">
            <text:p>892190,53</text:p>
          </table:table-cell>
          <table:table-cell office:value-type="float" office:value="93126.96">
            <text:p>93126,96</text:p>
          </table:table-cell>
          <table:table-cell office:value-type="float" office:value="1286024.36">
            <text:p>1286024,36</text:p>
          </table:table-cell>
          <table:table-cell office:value-type="float" office:value="114669.46">
            <text:p>114669,46</text:p>
          </table:table-cell>
          <table:table-cell office:value-type="float" office:value="2178214.89">
            <text:p>2178214,89</text:p>
          </table:table-cell>
          <table:table-cell/>
          <table:table-cell table:style-name="ce2" office:value-type="date" office:date-value="2020-01-30">
            <text:p>2020-01-30 00:00:00</text:p>
          </table:table-cell>
          <table:table-cell table:number-columns-repeated="1015"/>
        </table:table-row>
        <table:table-row table:style-name="ro1">
          <table:table-cell office:value-type="float" office:value="75701">
            <text:p>75701</text:p>
          </table:table-cell>
          <table:table-cell office:value-type="float" office:value="30812">
            <text:p>30812</text:p>
          </table:table-cell>
          <table:table-cell office:value-type="float" office:value="1267884.24">
            <text:p>1267884,24</text:p>
          </table:table-cell>
          <table:table-cell office:value-type="float" office:value="132532.34">
            <text:p>132532,34</text:p>
          </table:table-cell>
          <table:table-cell office:value-type="float" office:value="1836624.86">
            <text:p>1836624,86</text:p>
          </table:table-cell>
          <table:table-cell office:value-type="float" office:value="163439.84">
            <text:p>163439,84</text:p>
          </table:table-cell>
          <table:table-cell office:value-type="float" office:value="3104509.1">
            <text:p>3104509,1</text:p>
          </table:table-cell>
          <table:table-cell/>
          <table:table-cell table:style-name="ce2" office:value-type="date" office:date-value="2020-01-31">
            <text:p>2020-01-31 00:00:00</text:p>
          </table:table-cell>
          <table:table-cell table:number-columns-repeated="1015"/>
        </table:table-row>
        <table:table-row table:style-name="ro1">
          <table:table-cell office:value-type="float" office:value="75882">
            <text:p>75882</text:p>
          </table:table-cell>
          <table:table-cell office:value-type="float" office:value="34490">
            <text:p>34490</text:p>
          </table:table-cell>
          <table:table-cell office:value-type="float" office:value="1364787.33">
            <text:p>1364787,33</text:p>
          </table:table-cell>
          <table:table-cell office:value-type="float" office:value="124929.58">
            <text:p>124929,58</text:p>
          </table:table-cell>
          <table:table-cell office:value-type="float" office:value="1732183.81">
            <text:p>1732183,81</text:p>
          </table:table-cell>
          <table:table-cell office:value-type="float" office:value="159542.08">
            <text:p>159542,08</text:p>
          </table:table-cell>
          <table:table-cell office:value-type="float" office:value="3096971.14">
            <text:p>3096971,14</text:p>
          </table:table-cell>
          <table:table-cell/>
          <table:table-cell table:style-name="ce2" office:value-type="date" office:date-value="2020-02-01">
            <text:p>2020-02-01 00:00:00</text:p>
          </table:table-cell>
          <table:table-cell table:number-columns-repeated="1015"/>
        </table:table-row>
        <table:table-row table:style-name="ro1">
          <table:table-cell office:value-type="float" office:value="76063">
            <text:p>76063</text:p>
          </table:table-cell>
          <table:table-cell office:value-type="float" office:value="20872">
            <text:p>20872</text:p>
          </table:table-cell>
          <table:table-cell office:value-type="float" office:value="844872.7">
            <text:p>844872,7</text:p>
          </table:table-cell>
          <table:table-cell office:value-type="float" office:value="82145.43">
            <text:p>82145,43</text:p>
          </table:table-cell>
          <table:table-cell office:value-type="float" office:value="1148811.86">
            <text:p>1148811,86</text:p>
          </table:table-cell>
          <table:table-cell office:value-type="float" office:value="103094.93">
            <text:p>103094,93</text:p>
          </table:table-cell>
          <table:table-cell office:value-type="float" office:value="1993684.56">
            <text:p>1993684,56</text:p>
          </table:table-cell>
          <table:table-cell/>
          <table:table-cell table:style-name="ce2" office:value-type="date" office:date-value="2020-02-02">
            <text:p>2020-02-02 00:00:00</text:p>
          </table:table-cell>
          <table:table-cell table:number-columns-repeated="1015"/>
        </table:table-row>
        <table:table-row table:style-name="ro1">
          <table:table-cell office:value-type="float" office:value="76244">
            <text:p>76244</text:p>
          </table:table-cell>
          <table:table-cell office:value-type="float" office:value="17653">
            <text:p>17653</text:p>
          </table:table-cell>
          <table:table-cell office:value-type="float" office:value="718155.87">
            <text:p>718155,87</text:p>
          </table:table-cell>
          <table:table-cell office:value-type="float" office:value="80635.38">
            <text:p>80635,38</text:p>
          </table:table-cell>
          <table:table-cell office:value-type="float" office:value="1113929.41">
            <text:p>1113929,41</text:p>
          </table:table-cell>
          <table:table-cell office:value-type="float" office:value="98288.38">
            <text:p>98288,38</text:p>
          </table:table-cell>
          <table:table-cell office:value-type="float" office:value="1832085.28">
            <text:p>1832085,28</text:p>
          </table:table-cell>
          <table:table-cell/>
          <table:table-cell table:style-name="ce2" office:value-type="date" office:date-value="2020-02-03">
            <text:p>2020-02-03 00:00:00</text:p>
          </table:table-cell>
          <table:table-cell table:number-columns-repeated="1015"/>
        </table:table-row>
        <table:table-row table:style-name="ro1">
          <table:table-cell office:value-type="float" office:value="76425">
            <text:p>76425</text:p>
          </table:table-cell>
          <table:table-cell office:value-type="float" office:value="18311">
            <text:p>18311</text:p>
          </table:table-cell>
          <table:table-cell office:value-type="float" office:value="750965.93">
            <text:p>750965,93</text:p>
          </table:table-cell>
          <table:table-cell office:value-type="float" office:value="80282.37">
            <text:p>80282,37</text:p>
          </table:table-cell>
          <table:table-cell office:value-type="float" office:value="1104897.85">
            <text:p>1104897,85</text:p>
          </table:table-cell>
          <table:table-cell office:value-type="float" office:value="98656.87">
            <text:p>98656,87</text:p>
          </table:table-cell>
          <table:table-cell office:value-type="float" office:value="1855863.78">
            <text:p>1855863,78</text:p>
          </table:table-cell>
          <table:table-cell/>
          <table:table-cell table:style-name="ce2" office:value-type="date" office:date-value="2020-02-04">
            <text:p>2020-02-04 00:00:00</text:p>
          </table:table-cell>
          <table:table-cell table:number-columns-repeated="1015"/>
        </table:table-row>
        <table:table-row table:style-name="ro1">
          <table:table-cell office:value-type="float" office:value="76606">
            <text:p>76606</text:p>
          </table:table-cell>
          <table:table-cell office:value-type="float" office:value="20719">
            <text:p>20719</text:p>
          </table:table-cell>
          <table:table-cell office:value-type="float" office:value="840331.13">
            <text:p>840331,13</text:p>
          </table:table-cell>
          <table:table-cell office:value-type="float" office:value="87318.98">
            <text:p>87318,98</text:p>
          </table:table-cell>
          <table:table-cell office:value-type="float" office:value="1202946.02">
            <text:p>1202946,02</text:p>
          </table:table-cell>
          <table:table-cell office:value-type="float" office:value="108112.48">
            <text:p>108112,48</text:p>
          </table:table-cell>
          <table:table-cell office:value-type="float" office:value="2043277.15">
            <text:p>2043277,15</text:p>
          </table:table-cell>
          <table:table-cell/>
          <table:table-cell table:style-name="ce2" office:value-type="date" office:date-value="2020-02-05">
            <text:p>2020-02-05 00:00:00</text:p>
          </table:table-cell>
          <table:table-cell table:number-columns-repeated="1015"/>
        </table:table-row>
        <table:table-row table:style-name="ro1">
          <table:table-cell office:value-type="float" office:value="80740">
            <text:p>80740</text:p>
          </table:table-cell>
          <table:table-cell office:value-type="float" office:value="19832">
            <text:p>19832</text:p>
          </table:table-cell>
          <table:table-cell office:value-type="float" office:value="790453.63">
            <text:p>790453,63</text:p>
          </table:table-cell>
          <table:table-cell office:value-type="float" office:value="83892.11">
            <text:p>83892,11</text:p>
          </table:table-cell>
          <table:table-cell office:value-type="float" office:value="1152385.13">
            <text:p>1152385,13</text:p>
          </table:table-cell>
          <table:table-cell office:value-type="float" office:value="103724.11">
            <text:p>103724,11</text:p>
          </table:table-cell>
          <table:table-cell office:value-type="float" office:value="1942838.76">
            <text:p>1942838,76</text:p>
          </table:table-cell>
          <table:table-cell/>
          <table:table-cell table:style-name="ce2" office:value-type="date" office:date-value="2020-02-06">
            <text:p>2020-02-06 00:00:00</text:p>
          </table:table-cell>
          <table:table-cell table:number-columns-repeated="1015"/>
        </table:table-row>
        <table:table-row table:style-name="ro1">
          <table:table-cell office:value-type="float" office:value="80940">
            <text:p>80940</text:p>
          </table:table-cell>
          <table:table-cell office:value-type="float" office:value="29433">
            <text:p>29433</text:p>
          </table:table-cell>
          <table:table-cell office:value-type="float" office:value="1167882.18">
            <text:p>1167882,18</text:p>
          </table:table-cell>
          <table:table-cell office:value-type="float" office:value="119259.04">
            <text:p>119259,04</text:p>
          </table:table-cell>
          <table:table-cell office:value-type="float" office:value="1650346.1">
            <text:p>1650346,1</text:p>
          </table:table-cell>
          <table:table-cell office:value-type="float" office:value="148782.54">
            <text:p>148782,54</text:p>
          </table:table-cell>
          <table:table-cell office:value-type="float" office:value="2818228.28">
            <text:p>2818228,28</text:p>
          </table:table-cell>
          <table:table-cell/>
          <table:table-cell table:style-name="ce2" office:value-type="date" office:date-value="2020-02-07">
            <text:p>2020-02-07 00:00:00</text:p>
          </table:table-cell>
          <table:table-cell table:number-columns-repeated="1015"/>
        </table:table-row>
        <table:table-row table:style-name="ro1">
          <table:table-cell office:value-type="float" office:value="81140">
            <text:p>81140</text:p>
          </table:table-cell>
          <table:table-cell office:value-type="float" office:value="34223">
            <text:p>34223</text:p>
          </table:table-cell>
          <table:table-cell office:value-type="float" office:value="1351134.58">
            <text:p>1351134,58</text:p>
          </table:table-cell>
          <table:table-cell office:value-type="float" office:value="122434.39">
            <text:p>122434,39</text:p>
          </table:table-cell>
          <table:table-cell office:value-type="float" office:value="1700283.56">
            <text:p>1700283,56</text:p>
          </table:table-cell>
          <table:table-cell office:value-type="float" office:value="156657.39">
            <text:p>156657,39</text:p>
          </table:table-cell>
          <table:table-cell office:value-type="float" office:value="3051418.14">
            <text:p>3051418,14</text:p>
          </table:table-cell>
          <table:table-cell/>
          <table:table-cell table:style-name="ce2" office:value-type="date" office:date-value="2020-02-08">
            <text:p>2020-02-08 00:00:00</text:p>
          </table:table-cell>
          <table:table-cell table:number-columns-repeated="1015"/>
        </table:table-row>
        <table:table-row table:style-name="ro1">
          <table:table-cell office:value-type="float" office:value="81340">
            <text:p>81340</text:p>
          </table:table-cell>
          <table:table-cell office:value-type="float" office:value="22512">
            <text:p>22512</text:p>
          </table:table-cell>
          <table:table-cell office:value-type="float" office:value="921149.81">
            <text:p>921149,81</text:p>
          </table:table-cell>
          <table:table-cell office:value-type="float" office:value="86561.7">
            <text:p>86561,7</text:p>
          </table:table-cell>
          <table:table-cell office:value-type="float" office:value="1214207.56">
            <text:p>1214207,56</text:p>
          </table:table-cell>
          <table:table-cell office:value-type="float" office:value="109073.7">
            <text:p>109073,7</text:p>
          </table:table-cell>
          <table:table-cell office:value-type="float" office:value="2135357.37">
            <text:p>2135357,37</text:p>
          </table:table-cell>
          <table:table-cell/>
          <table:table-cell table:style-name="ce2" office:value-type="date" office:date-value="2020-02-09">
            <text:p>2020-02-09 00:00:00</text:p>
          </table:table-cell>
          <table:table-cell table:number-columns-repeated="1015"/>
        </table:table-row>
        <table:table-row table:style-name="ro1">
          <table:table-cell office:value-type="float" office:value="81540">
            <text:p>81540</text:p>
          </table:table-cell>
          <table:table-cell office:value-type="float" office:value="17610">
            <text:p>17610</text:p>
          </table:table-cell>
          <table:table-cell office:value-type="float" office:value="733582.51">
            <text:p>733582,51</text:p>
          </table:table-cell>
          <table:table-cell office:value-type="float" office:value="75436.26">
            <text:p>75436,26</text:p>
          </table:table-cell>
          <table:table-cell office:value-type="float" office:value="1049677.71">
            <text:p>1049677,71</text:p>
          </table:table-cell>
          <table:table-cell office:value-type="float" office:value="93112.76">
            <text:p>93112,76</text:p>
          </table:table-cell>
          <table:table-cell office:value-type="float" office:value="1783260.22">
            <text:p>1783260,22</text:p>
          </table:table-cell>
          <table:table-cell/>
          <table:table-cell table:style-name="ce2" office:value-type="date" office:date-value="2020-02-10">
            <text:p>2020-02-10 00:00:00</text:p>
          </table:table-cell>
          <table:table-cell table:number-columns-repeated="1015"/>
        </table:table-row>
        <table:table-row table:style-name="ro1">
          <table:table-cell office:value-type="float" office:value="81740">
            <text:p>81740</text:p>
          </table:table-cell>
          <table:table-cell office:value-type="float" office:value="19198">
            <text:p>19198</text:p>
          </table:table-cell>
          <table:table-cell office:value-type="float" office:value="778102.28">
            <text:p>778102,28</text:p>
          </table:table-cell>
          <table:table-cell office:value-type="float" office:value="83532.44">
            <text:p>83532,44</text:p>
          </table:table-cell>
          <table:table-cell office:value-type="float" office:value="1132899.56">
            <text:p>1132899,56</text:p>
          </table:table-cell>
          <table:table-cell office:value-type="float" office:value="102800.94">
            <text:p>102800,94</text:p>
          </table:table-cell>
          <table:table-cell office:value-type="float" office:value="1911001.84">
            <text:p>1911001,84</text:p>
          </table:table-cell>
          <table:table-cell/>
          <table:table-cell table:style-name="ce2" office:value-type="date" office:date-value="2020-02-11">
            <text:p>2020-02-11 00:00:00</text:p>
          </table:table-cell>
          <table:table-cell table:number-columns-repeated="1015"/>
        </table:table-row>
        <table:table-row table:style-name="ro1">
          <table:table-cell office:value-type="float" office:value="81940">
            <text:p>81940</text:p>
          </table:table-cell>
          <table:table-cell office:value-type="float" office:value="23438">
            <text:p>23438</text:p>
          </table:table-cell>
          <table:table-cell office:value-type="float" office:value="944588.86">
            <text:p>944588,86</text:p>
          </table:table-cell>
          <table:table-cell office:value-type="float" office:value="95449.37">
            <text:p>95449,37</text:p>
          </table:table-cell>
          <table:table-cell office:value-type="float" office:value="1322478.07">
            <text:p>1322478,07</text:p>
          </table:table-cell>
          <table:table-cell office:value-type="float" office:value="118977.87">
            <text:p>118977,87</text:p>
          </table:table-cell>
          <table:table-cell office:value-type="float" office:value="2267066.93">
            <text:p>2267066,93</text:p>
          </table:table-cell>
          <table:table-cell/>
          <table:table-cell table:style-name="ce2" office:value-type="date" office:date-value="2020-02-12">
            <text:p>2020-02-12 00:00:00</text:p>
          </table:table-cell>
          <table:table-cell table:number-columns-repeated="1015"/>
        </table:table-row>
        <table:table-row table:style-name="ro1">
          <table:table-cell office:value-type="float" office:value="82140">
            <text:p>82140</text:p>
          </table:table-cell>
          <table:table-cell office:value-type="float" office:value="24171">
            <text:p>24171</text:p>
          </table:table-cell>
          <table:table-cell office:value-type="float" office:value="956158.61">
            <text:p>956158,61</text:p>
          </table:table-cell>
          <table:table-cell office:value-type="float" office:value="95737.94">
            <text:p>95737,94</text:p>
          </table:table-cell>
          <table:table-cell office:value-type="float" office:value="1340069.33">
            <text:p>1340069,33</text:p>
          </table:table-cell>
          <table:table-cell office:value-type="float" office:value="119977.44">
            <text:p>119977,44</text:p>
          </table:table-cell>
          <table:table-cell office:value-type="float" office:value="2296227.94">
            <text:p>2296227,94</text:p>
          </table:table-cell>
          <table:table-cell/>
          <table:table-cell table:style-name="ce2" office:value-type="date" office:date-value="2020-02-13">
            <text:p>2020-02-13 00:00:00</text:p>
          </table:table-cell>
          <table:table-cell table:number-columns-repeated="1015"/>
        </table:table-row>
        <table:table-row table:style-name="ro1">
          <table:table-cell office:value-type="float" office:value="82340">
            <text:p>82340</text:p>
          </table:table-cell>
          <table:table-cell office:value-type="float" office:value="35118">
            <text:p>35118</text:p>
          </table:table-cell>
          <table:table-cell office:value-type="float" office:value="1395354.2">
            <text:p>1395354,2</text:p>
          </table:table-cell>
          <table:table-cell office:value-type="float" office:value="132837.61">
            <text:p>132837,61</text:p>
          </table:table-cell>
          <table:table-cell office:value-type="float" office:value="1871004.2">
            <text:p>1871004,2</text:p>
          </table:table-cell>
          <table:table-cell office:value-type="float" office:value="167955.61">
            <text:p>167955,61</text:p>
          </table:table-cell>
          <table:table-cell office:value-type="float" office:value="3266358.4">
            <text:p>3266358,4</text:p>
          </table:table-cell>
          <table:table-cell/>
          <table:table-cell table:style-name="ce2" office:value-type="date" office:date-value="2020-02-14">
            <text:p>2020-02-14 00:00:00</text:p>
          </table:table-cell>
          <table:table-cell table:number-columns-repeated="1015"/>
        </table:table-row>
        <table:table-row table:style-name="ro1">
          <table:table-cell office:value-type="float" office:value="82540">
            <text:p>82540</text:p>
          </table:table-cell>
          <table:table-cell office:value-type="float" office:value="37646">
            <text:p>37646</text:p>
          </table:table-cell>
          <table:table-cell office:value-type="float" office:value="1501779.19">
            <text:p>1501779,19</text:p>
          </table:table-cell>
          <table:table-cell office:value-type="float" office:value="127602.58">
            <text:p>127602,58</text:p>
          </table:table-cell>
          <table:table-cell office:value-type="float" office:value="1802276.67">
            <text:p>1802276,67</text:p>
          </table:table-cell>
          <table:table-cell office:value-type="float" office:value="165248.58">
            <text:p>165248,58</text:p>
          </table:table-cell>
          <table:table-cell office:value-type="float" office:value="3304055.86">
            <text:p>3304055,86</text:p>
          </table:table-cell>
          <table:table-cell/>
          <table:table-cell table:style-name="ce2" office:value-type="date" office:date-value="2020-02-15">
            <text:p>2020-02-15 00:00:00</text:p>
          </table:table-cell>
          <table:table-cell table:number-columns-repeated="1015"/>
        </table:table-row>
        <table:table-row table:style-name="ro1">
          <table:table-cell office:value-type="float" office:value="82740">
            <text:p>82740</text:p>
          </table:table-cell>
          <table:table-cell office:value-type="float" office:value="26250">
            <text:p>26250</text:p>
          </table:table-cell>
          <table:table-cell office:value-type="float" office:value="1052156.61">
            <text:p>1052156,61</text:p>
          </table:table-cell>
          <table:table-cell office:value-type="float" office:value="92041.77">
            <text:p>92041,77</text:p>
          </table:table-cell>
          <table:table-cell office:value-type="float" office:value="1315124.64">
            <text:p>1315124,64</text:p>
          </table:table-cell>
          <table:table-cell office:value-type="float" office:value="118403.27">
            <text:p>118403,27</text:p>
          </table:table-cell>
          <table:table-cell office:value-type="float" office:value="2367281.25">
            <text:p>2367281,25</text:p>
          </table:table-cell>
          <table:table-cell/>
          <table:table-cell table:style-name="ce2" office:value-type="date" office:date-value="2020-02-16">
            <text:p>2020-02-16 00:00:00</text:p>
          </table:table-cell>
          <table:table-cell table:number-columns-repeated="1015"/>
        </table:table-row>
        <table:table-row table:style-name="ro1">
          <table:table-cell office:value-type="float" office:value="78877">
            <text:p>78877</text:p>
          </table:table-cell>
          <table:table-cell office:value-type="float" office:value="23609">
            <text:p>23609</text:p>
          </table:table-cell>
          <table:table-cell office:value-type="float" office:value="961583.35">
            <text:p>961583,35</text:p>
          </table:table-cell>
          <table:table-cell office:value-type="float" office:value="87281.69">
            <text:p>87281,69</text:p>
          </table:table-cell>
          <table:table-cell office:value-type="float" office:value="1224574.62">
            <text:p>1224574,62</text:p>
          </table:table-cell>
          <table:table-cell office:value-type="float" office:value="110890.69">
            <text:p>110890,69</text:p>
          </table:table-cell>
          <table:table-cell office:value-type="float" office:value="2186157.97">
            <text:p>2186157,97</text:p>
          </table:table-cell>
          <table:table-cell/>
          <table:table-cell table:style-name="ce2" office:value-type="date" office:date-value="2020-02-17">
            <text:p>2020-02-17 00:00:00</text:p>
          </table:table-cell>
          <table:table-cell table:number-columns-repeated="1015"/>
        </table:table-row>
        <table:table-row table:style-name="ro1">
          <table:table-cell office:value-type="float" office:value="83130">
            <text:p>83130</text:p>
          </table:table-cell>
          <table:table-cell office:value-type="float" office:value="17676">
            <text:p>17676</text:p>
          </table:table-cell>
          <table:table-cell office:value-type="float" office:value="735941.22">
            <text:p>735941,22</text:p>
          </table:table-cell>
          <table:table-cell office:value-type="float" office:value="78833.86">
            <text:p>78833,86</text:p>
          </table:table-cell>
          <table:table-cell office:value-type="float" office:value="1092988.46">
            <text:p>1092988,46</text:p>
          </table:table-cell>
          <table:table-cell office:value-type="float" office:value="96545.36">
            <text:p>96545,36</text:p>
          </table:table-cell>
          <table:table-cell office:value-type="float" office:value="1828929.68">
            <text:p>1828929,68</text:p>
          </table:table-cell>
          <table:table-cell/>
          <table:table-cell table:style-name="ce2" office:value-type="date" office:date-value="2020-02-18">
            <text:p>2020-02-18 00:00:00</text:p>
          </table:table-cell>
          <table:table-cell table:number-columns-repeated="1015"/>
        </table:table-row>
        <table:table-row table:style-name="ro1">
          <table:table-cell office:value-type="float" office:value="79248">
            <text:p>79248</text:p>
          </table:table-cell>
          <table:table-cell office:value-type="float" office:value="20619">
            <text:p>20619</text:p>
          </table:table-cell>
          <table:table-cell office:value-type="float" office:value="850557.91">
            <text:p>850557,91</text:p>
          </table:table-cell>
          <table:table-cell office:value-type="float" office:value="94062.76">
            <text:p>94062,76</text:p>
          </table:table-cell>
          <table:table-cell office:value-type="float" office:value="1303184.47">
            <text:p>1303184,47</text:p>
          </table:table-cell>
          <table:table-cell office:value-type="float" office:value="114681.76">
            <text:p>114681,76</text:p>
          </table:table-cell>
          <table:table-cell office:value-type="float" office:value="2153742.38">
            <text:p>2153742,38</text:p>
          </table:table-cell>
          <table:table-cell/>
          <table:table-cell table:style-name="ce2" office:value-type="date" office:date-value="2020-02-19">
            <text:p>2020-02-19 00:00:00</text:p>
          </table:table-cell>
          <table:table-cell table:number-columns-repeated="1015"/>
        </table:table-row>
        <table:table-row table:style-name="ro1">
          <table:table-cell office:value-type="float" office:value="83520">
            <text:p>83520</text:p>
          </table:table-cell>
          <table:table-cell office:value-type="float" office:value="23111">
            <text:p>23111</text:p>
          </table:table-cell>
          <table:table-cell office:value-type="float" office:value="941342.58">
            <text:p>941342,58</text:p>
          </table:table-cell>
          <table:table-cell office:value-type="float" office:value="101692.76">
            <text:p>101692,76</text:p>
          </table:table-cell>
          <table:table-cell office:value-type="float" office:value="1411111.33">
            <text:p>1411111,33</text:p>
          </table:table-cell>
          <table:table-cell office:value-type="float" office:value="124803.76">
            <text:p>124803,76</text:p>
          </table:table-cell>
          <table:table-cell office:value-type="float" office:value="2352453.91">
            <text:p>2352453,91</text:p>
          </table:table-cell>
          <table:table-cell/>
          <table:table-cell table:style-name="ce2" office:value-type="date" office:date-value="2020-02-20">
            <text:p>2020-02-20 00:00:00</text:p>
          </table:table-cell>
          <table:table-cell table:number-columns-repeated="1015"/>
        </table:table-row>
        <table:table-row table:style-name="ro1">
          <table:table-cell office:value-type="float" office:value="83720">
            <text:p>83720</text:p>
          </table:table-cell>
          <table:table-cell office:value-type="float" office:value="32146">
            <text:p>32146</text:p>
          </table:table-cell>
          <table:table-cell office:value-type="float" office:value="1314463.59">
            <text:p>1314463,59</text:p>
          </table:table-cell>
          <table:table-cell office:value-type="float" office:value="129166.85">
            <text:p>129166,85</text:p>
          </table:table-cell>
          <table:table-cell office:value-type="float" office:value="1802318.3">
            <text:p>1802318,3</text:p>
          </table:table-cell>
          <table:table-cell office:value-type="float" office:value="161414.35">
            <text:p>161414,35</text:p>
          </table:table-cell>
          <table:table-cell office:value-type="float" office:value="3116781.89">
            <text:p>3116781,89</text:p>
          </table:table-cell>
          <table:table-cell/>
          <table:table-cell table:style-name="ce2" office:value-type="date" office:date-value="2020-02-21">
            <text:p>2020-02-21 00:00:00</text:p>
          </table:table-cell>
          <table:table-cell table:number-columns-repeated="1015"/>
        </table:table-row>
        <table:table-row table:style-name="ro1">
          <table:table-cell office:value-type="float" office:value="83920">
            <text:p>83920</text:p>
          </table:table-cell>
          <table:table-cell office:value-type="float" office:value="33637">
            <text:p>33637</text:p>
          </table:table-cell>
          <table:table-cell office:value-type="float" office:value="1367659.36">
            <text:p>1367659,36</text:p>
          </table:table-cell>
          <table:table-cell office:value-type="float" office:value="121194.24">
            <text:p>121194,24</text:p>
          </table:table-cell>
          <table:table-cell office:value-type="float" office:value="1700246.95">
            <text:p>1700246,95</text:p>
          </table:table-cell>
          <table:table-cell office:value-type="float" office:value="154831.24">
            <text:p>154831,24</text:p>
          </table:table-cell>
          <table:table-cell office:value-type="float" office:value="3067906.31">
            <text:p>3067906,31</text:p>
          </table:table-cell>
          <table:table-cell/>
          <table:table-cell table:style-name="ce2" office:value-type="date" office:date-value="2020-02-22">
            <text:p>2020-02-22 00:00:00</text:p>
          </table:table-cell>
          <table:table-cell table:number-columns-repeated="1015"/>
        </table:table-row>
        <table:table-row table:style-name="ro1">
          <table:table-cell office:value-type="float" office:value="84120">
            <text:p>84120</text:p>
          </table:table-cell>
          <table:table-cell office:value-type="float" office:value="22948">
            <text:p>22948</text:p>
          </table:table-cell>
          <table:table-cell office:value-type="float" office:value="936040.21">
            <text:p>936040,21</text:p>
          </table:table-cell>
          <table:table-cell office:value-type="float" office:value="86225.24">
            <text:p>86225,24</text:p>
          </table:table-cell>
          <table:table-cell office:value-type="float" office:value="1214123.87">
            <text:p>1214123,87</text:p>
          </table:table-cell>
          <table:table-cell office:value-type="float" office:value="109173.24">
            <text:p>109173,24</text:p>
          </table:table-cell>
          <table:table-cell office:value-type="float" office:value="2150164.08">
            <text:p>2150164,08</text:p>
          </table:table-cell>
          <table:table-cell/>
          <table:table-cell table:style-name="ce2" office:value-type="date" office:date-value="2020-02-23">
            <text:p>2020-02-23 00:00:00</text:p>
          </table:table-cell>
          <table:table-cell table:number-columns-repeated="1015"/>
        </table:table-row>
        <table:table-row table:style-name="ro1">
          <table:table-cell office:value-type="float" office:value="80189">
            <text:p>80189</text:p>
          </table:table-cell>
          <table:table-cell office:value-type="float" office:value="19308">
            <text:p>19308</text:p>
          </table:table-cell>
          <table:table-cell office:value-type="float" office:value="803446.85">
            <text:p>803446,85</text:p>
          </table:table-cell>
          <table:table-cell office:value-type="float" office:value="81686.46">
            <text:p>81686,46</text:p>
          </table:table-cell>
          <table:table-cell office:value-type="float" office:value="1133774.16">
            <text:p>1133774,16</text:p>
          </table:table-cell>
          <table:table-cell office:value-type="float" office:value="101074.96">
            <text:p>101074,96</text:p>
          </table:table-cell>
          <table:table-cell office:value-type="float" office:value="1937221.01">
            <text:p>1937221,01</text:p>
          </table:table-cell>
          <table:table-cell/>
          <table:table-cell table:style-name="ce2" office:value-type="date" office:date-value="2020-02-24">
            <text:p>2020-02-24 00:00:00</text:p>
          </table:table-cell>
          <table:table-cell table:number-columns-repeated="1015"/>
        </table:table-row>
        <table:table-row table:style-name="ro1">
          <table:table-cell office:value-type="float" office:value="80370">
            <text:p>80370</text:p>
          </table:table-cell>
          <table:table-cell office:value-type="float" office:value="19342">
            <text:p>19342</text:p>
          </table:table-cell>
          <table:table-cell office:value-type="float" office:value="809230.41">
            <text:p>809230,41</text:p>
          </table:table-cell>
          <table:table-cell office:value-type="float" office:value="82403.8">
            <text:p>82403,8</text:p>
          </table:table-cell>
          <table:table-cell office:value-type="float" office:value="1144543.85">
            <text:p>1144543,85</text:p>
          </table:table-cell>
          <table:table-cell office:value-type="float" office:value="101745.8">
            <text:p>101745,8</text:p>
          </table:table-cell>
          <table:table-cell office:value-type="float" office:value="1953774.26">
            <text:p>1953774,26</text:p>
          </table:table-cell>
          <table:table-cell/>
          <table:table-cell table:style-name="ce2" office:value-type="date" office:date-value="2020-02-25">
            <text:p>2020-02-25 00:00:00</text:p>
          </table:table-cell>
          <table:table-cell table:number-columns-repeated="1015"/>
        </table:table-row>
        <table:table-row table:style-name="ro1">
          <table:table-cell office:value-type="float" office:value="84700">
            <text:p>84700</text:p>
          </table:table-cell>
          <table:table-cell office:value-type="float" office:value="22863">
            <text:p>22863</text:p>
          </table:table-cell>
          <table:table-cell office:value-type="float" office:value="930492.06">
            <text:p>930492,06</text:p>
          </table:table-cell>
          <table:table-cell office:value-type="float" office:value="100010.39">
            <text:p>100010,39</text:p>
          </table:table-cell>
          <table:table-cell office:value-type="float" office:value="1376652.25">
            <text:p>1376652,25</text:p>
          </table:table-cell>
          <table:table-cell office:value-type="float" office:value="122873.39">
            <text:p>122873,39</text:p>
          </table:table-cell>
          <table:table-cell office:value-type="float" office:value="2307144.31">
            <text:p>2307144,31</text:p>
          </table:table-cell>
          <table:table-cell/>
          <table:table-cell table:style-name="ce2" office:value-type="date" office:date-value="2020-02-26">
            <text:p>2020-02-26 00:00:00</text:p>
          </table:table-cell>
          <table:table-cell table:number-columns-repeated="1015"/>
        </table:table-row>
        <table:table-row table:style-name="ro1">
          <table:table-cell office:value-type="float" office:value="84900">
            <text:p>84900</text:p>
          </table:table-cell>
          <table:table-cell office:value-type="float" office:value="24139">
            <text:p>24139</text:p>
          </table:table-cell>
          <table:table-cell office:value-type="float" office:value="979758.62">
            <text:p>979758,62</text:p>
          </table:table-cell>
          <table:table-cell office:value-type="float" office:value="97101.63">
            <text:p>97101,63</text:p>
          </table:table-cell>
          <table:table-cell office:value-type="float" office:value="1354815.12">
            <text:p>1354815,12</text:p>
          </table:table-cell>
          <table:table-cell office:value-type="float" office:value="121302.13">
            <text:p>121302,13</text:p>
          </table:table-cell>
          <table:table-cell office:value-type="float" office:value="2334573.74">
            <text:p>2334573,74</text:p>
          </table:table-cell>
          <table:table-cell/>
          <table:table-cell table:style-name="ce2" office:value-type="date" office:date-value="2020-02-27">
            <text:p>2020-02-27 00:00:00</text:p>
          </table:table-cell>
          <table:table-cell table:number-columns-repeated="1015"/>
        </table:table-row>
        <table:table-row table:style-name="ro1">
          <table:table-cell office:value-type="float" office:value="85100">
            <text:p>85100</text:p>
          </table:table-cell>
          <table:table-cell office:value-type="float" office:value="35269">
            <text:p>35269</text:p>
          </table:table-cell>
          <table:table-cell office:value-type="float" office:value="1426030.21">
            <text:p>1426030,21</text:p>
          </table:table-cell>
          <table:table-cell office:value-type="float" office:value="141671.06">
            <text:p>141671,06</text:p>
          </table:table-cell>
          <table:table-cell office:value-type="float" office:value="1957005.23">
            <text:p>1957005,23</text:p>
          </table:table-cell>
          <table:table-cell office:value-type="float" office:value="176940.06">
            <text:p>176940,06</text:p>
          </table:table-cell>
          <table:table-cell office:value-type="float" office:value="3383035.44">
            <text:p>3383035,44</text:p>
          </table:table-cell>
          <table:table-cell/>
          <table:table-cell table:style-name="ce2" office:value-type="date" office:date-value="2020-02-28">
            <text:p>2020-02-28 00:00:00</text:p>
          </table:table-cell>
          <table:table-cell table:number-columns-repeated="1015"/>
        </table:table-row>
        <table:table-row table:style-name="ro1">
          <table:table-cell office:value-type="float" office:value="89651">
            <text:p>89651</text:p>
          </table:table-cell>
          <table:table-cell office:value-type="float" office:value="37302">
            <text:p>37302</text:p>
          </table:table-cell>
          <table:table-cell office:value-type="float" office:value="1468342.54">
            <text:p>1468342,54</text:p>
          </table:table-cell>
          <table:table-cell office:value-type="float" office:value="133657.18">
            <text:p>133657,18</text:p>
          </table:table-cell>
          <table:table-cell office:value-type="float" office:value="1859541.84">
            <text:p>1859541,84</text:p>
          </table:table-cell>
          <table:table-cell office:value-type="float" office:value="170959.18">
            <text:p>170959,18</text:p>
          </table:table-cell>
          <table:table-cell office:value-type="float" office:value="3327884.38">
            <text:p>3327884,38</text:p>
          </table:table-cell>
          <table:table-cell/>
          <table:table-cell table:style-name="ce2" office:value-type="date" office:date-value="2020-02-29">
            <text:p>2020-02-29 00:00:00</text:p>
          </table:table-cell>
          <table:table-cell table:number-columns-repeated="1015"/>
        </table:table-row>
        <table:table-row table:style-name="ro1">
          <table:table-cell office:value-type="float" office:value="85510">
            <text:p>85510</text:p>
          </table:table-cell>
          <table:table-cell office:value-type="float" office:value="25788">
            <text:p>25788</text:p>
          </table:table-cell>
          <table:table-cell office:value-type="float" office:value="1029131.79">
            <text:p>1029131,79</text:p>
          </table:table-cell>
          <table:table-cell office:value-type="float" office:value="96840.04">
            <text:p>96840,04</text:p>
          </table:table-cell>
          <table:table-cell office:value-type="float" office:value="1325591.5">
            <text:p>1325591,5</text:p>
          </table:table-cell>
          <table:table-cell office:value-type="float" office:value="122689.54">
            <text:p>122689,54</text:p>
          </table:table-cell>
          <table:table-cell office:value-type="float" office:value="2354723.29">
            <text:p>2354723,29</text:p>
          </table:table-cell>
          <table:table-cell/>
          <table:table-cell table:style-name="ce2" office:value-type="date" office:date-value="2020-03-01">
            <text:p>2020-03-01 00:00:00</text:p>
          </table:table-cell>
          <table:table-cell table:number-columns-repeated="1015"/>
        </table:table-row>
        <table:table-row table:style-name="ro1">
          <table:table-cell office:value-type="float" office:value="85710">
            <text:p>85710</text:p>
          </table:table-cell>
          <table:table-cell office:value-type="float" office:value="20666">
            <text:p>20666</text:p>
          </table:table-cell>
          <table:table-cell office:value-type="float" office:value="813668.9">
            <text:p>813668,9</text:p>
          </table:table-cell>
          <table:table-cell office:value-type="float" office:value="87886.58">
            <text:p>87886,58</text:p>
          </table:table-cell>
          <table:table-cell office:value-type="float" office:value="1192552.45">
            <text:p>1192552,45</text:p>
          </table:table-cell>
          <table:table-cell office:value-type="float" office:value="108596.08">
            <text:p>108596,08</text:p>
          </table:table-cell>
          <table:table-cell office:value-type="float" office:value="2006221.35">
            <text:p>2006221,35</text:p>
          </table:table-cell>
          <table:table-cell/>
          <table:table-cell table:style-name="ce2" office:value-type="date" office:date-value="2020-03-02">
            <text:p>2020-03-02 00:00:00</text:p>
          </table:table-cell>
          <table:table-cell table:number-columns-repeated="1015"/>
        </table:table-row>
        <table:table-row table:style-name="ro1">
          <table:table-cell office:value-type="float" office:value="90292">
            <text:p>90292</text:p>
          </table:table-cell>
          <table:table-cell office:value-type="float" office:value="21793">
            <text:p>21793</text:p>
          </table:table-cell>
          <table:table-cell office:value-type="float" office:value="875031.15">
            <text:p>875031,15</text:p>
          </table:table-cell>
          <table:table-cell office:value-type="float" office:value="96922.62">
            <text:p>96922,62</text:p>
          </table:table-cell>
          <table:table-cell office:value-type="float" office:value="1320679.95">
            <text:p>1320679,95</text:p>
          </table:table-cell>
          <table:table-cell office:value-type="float" office:value="118715.62">
            <text:p>118715,62</text:p>
          </table:table-cell>
          <table:table-cell office:value-type="float" office:value="2195711.1">
            <text:p>2195711,1</text:p>
          </table:table-cell>
          <table:table-cell/>
          <table:table-cell table:style-name="ce2" office:value-type="date" office:date-value="2020-03-03">
            <text:p>2020-03-03 00:00:00</text:p>
          </table:table-cell>
          <table:table-cell table:number-columns-repeated="1015"/>
        </table:table-row>
        <table:table-row table:style-name="ro1">
          <table:table-cell office:value-type="float" office:value="86120">
            <text:p>86120</text:p>
          </table:table-cell>
          <table:table-cell office:value-type="float" office:value="22056">
            <text:p>22056</text:p>
          </table:table-cell>
          <table:table-cell office:value-type="float" office:value="891368.15">
            <text:p>891368,15</text:p>
          </table:table-cell>
          <table:table-cell office:value-type="float" office:value="96890.21">
            <text:p>96890,21</text:p>
          </table:table-cell>
          <table:table-cell office:value-type="float" office:value="1323472.57">
            <text:p>1323472,57</text:p>
          </table:table-cell>
          <table:table-cell office:value-type="float" office:value="118946.21">
            <text:p>118946,21</text:p>
          </table:table-cell>
          <table:table-cell office:value-type="float" office:value="2214840.72">
            <text:p>2214840,72</text:p>
          </table:table-cell>
          <table:table-cell/>
          <table:table-cell table:style-name="ce2" office:value-type="date" office:date-value="2020-03-04">
            <text:p>2020-03-04 00:00:00</text:p>
          </table:table-cell>
          <table:table-cell table:number-columns-repeated="1015"/>
        </table:table-row>
        <table:table-row table:style-name="ro1">
          <table:table-cell office:value-type="float" office:value="86320">
            <text:p>86320</text:p>
          </table:table-cell>
          <table:table-cell office:value-type="float" office:value="25920">
            <text:p>25920</text:p>
          </table:table-cell>
          <table:table-cell office:value-type="float" office:value="1050558.99">
            <text:p>1050558,99</text:p>
          </table:table-cell>
          <table:table-cell office:value-type="float" office:value="103291.07">
            <text:p>103291,07</text:p>
          </table:table-cell>
          <table:table-cell office:value-type="float" office:value="1410616.04">
            <text:p>1410616,04</text:p>
          </table:table-cell>
          <table:table-cell office:value-type="float" office:value="129211.07">
            <text:p>129211,07</text:p>
          </table:table-cell>
          <table:table-cell office:value-type="float" office:value="2461175.03">
            <text:p>2461175,03</text:p>
          </table:table-cell>
          <table:table-cell/>
          <table:table-cell table:style-name="ce2" office:value-type="date" office:date-value="2020-03-05">
            <text:p>2020-03-05 00:00:00</text:p>
          </table:table-cell>
          <table:table-cell table:number-columns-repeated="1015"/>
        </table:table-row>
        <table:table-row table:style-name="ro1">
          <table:table-cell office:value-type="float" office:value="90933">
            <text:p>90933</text:p>
          </table:table-cell>
          <table:table-cell office:value-type="float" office:value="33804">
            <text:p>33804</text:p>
          </table:table-cell>
          <table:table-cell office:value-type="float" office:value="1341089.95">
            <text:p>1341089,95</text:p>
          </table:table-cell>
          <table:table-cell office:value-type="float" office:value="130054.02">
            <text:p>130054,02</text:p>
          </table:table-cell>
          <table:table-cell office:value-type="float" office:value="1780719.26">
            <text:p>1780719,26</text:p>
          </table:table-cell>
          <table:table-cell office:value-type="float" office:value="163928.52">
            <text:p>163928,52</text:p>
          </table:table-cell>
          <table:table-cell office:value-type="float" office:value="3121809.21">
            <text:p>3121809,21</text:p>
          </table:table-cell>
          <table:table-cell/>
          <table:table-cell table:style-name="ce2" office:value-type="date" office:date-value="2020-03-06">
            <text:p>2020-03-06 00:00:00</text:p>
          </table:table-cell>
          <table:table-cell table:number-columns-repeated="1015"/>
        </table:table-row>
        <table:table-row table:style-name="ro1">
          <table:table-cell office:value-type="float" office:value="91154">
            <text:p>91154</text:p>
          </table:table-cell>
          <table:table-cell office:value-type="float" office:value="37241">
            <text:p>37241</text:p>
          </table:table-cell>
          <table:table-cell office:value-type="float" office:value="1487067.84">
            <text:p>1487067,84</text:p>
          </table:table-cell>
          <table:table-cell office:value-type="float" office:value="131501.02">
            <text:p>131501,02</text:p>
          </table:table-cell>
          <table:table-cell office:value-type="float" office:value="1814249.91">
            <text:p>1814249,91</text:p>
          </table:table-cell>
          <table:table-cell office:value-type="float" office:value="168888.52">
            <text:p>168888,52</text:p>
          </table:table-cell>
          <table:table-cell office:value-type="float" office:value="3301317.75">
            <text:p>3301317,75</text:p>
          </table:table-cell>
          <table:table-cell/>
          <table:table-cell table:style-name="ce2" office:value-type="date" office:date-value="2020-03-07">
            <text:p>2020-03-07 00:00:00</text:p>
          </table:table-cell>
          <table:table-cell table:number-columns-repeated="1015"/>
        </table:table-row>
        <table:table-row table:style-name="ro1">
          <table:table-cell office:value-type="float" office:value="91375">
            <text:p>91375</text:p>
          </table:table-cell>
          <table:table-cell office:value-type="float" office:value="23530">
            <text:p>23530</text:p>
          </table:table-cell>
          <table:table-cell office:value-type="float" office:value="962161.57">
            <text:p>962161,57</text:p>
          </table:table-cell>
          <table:table-cell office:value-type="float" office:value="91955.85">
            <text:p>91955,85</text:p>
          </table:table-cell>
          <table:table-cell office:value-type="float" office:value="1285607.33">
            <text:p>1285607,33</text:p>
          </table:table-cell>
          <table:table-cell office:value-type="float" office:value="115590.35">
            <text:p>115590,35</text:p>
          </table:table-cell>
          <table:table-cell office:value-type="float" office:value="2247768.9">
            <text:p>2247768,9</text:p>
          </table:table-cell>
          <table:table-cell/>
          <table:table-cell table:style-name="ce2" office:value-type="date" office:date-value="2020-03-08">
            <text:p>2020-03-08 00:00:00</text:p>
          </table:table-cell>
          <table:table-cell table:number-columns-repeated="1015"/>
        </table:table-row>
        <table:table-row table:style-name="ro1">
          <table:table-cell office:value-type="float" office:value="91596">
            <text:p>91596</text:p>
          </table:table-cell>
          <table:table-cell office:value-type="float" office:value="20514">
            <text:p>20514</text:p>
          </table:table-cell>
          <table:table-cell office:value-type="float" office:value="831013.14">
            <text:p>831013,14</text:p>
          </table:table-cell>
          <table:table-cell office:value-type="float" office:value="87166.17">
            <text:p>87166,17</text:p>
          </table:table-cell>
          <table:table-cell office:value-type="float" office:value="1211573.98">
            <text:p>1211573,98</text:p>
          </table:table-cell>
          <table:table-cell office:value-type="float" office:value="107680.17">
            <text:p>107680,17</text:p>
          </table:table-cell>
          <table:table-cell office:value-type="float" office:value="2042587.12">
            <text:p>2042587,12</text:p>
          </table:table-cell>
          <table:table-cell/>
          <table:table-cell table:style-name="ce2" office:value-type="date" office:date-value="2020-03-09">
            <text:p>2020-03-09 00:00:00</text:p>
          </table:table-cell>
          <table:table-cell table:number-columns-repeated="1015"/>
        </table:table-row>
        <table:table-row table:style-name="ro1">
          <table:table-cell office:value-type="float" office:value="87538">
            <text:p>87538</text:p>
          </table:table-cell>
          <table:table-cell office:value-type="float" office:value="20616">
            <text:p>20616</text:p>
          </table:table-cell>
          <table:table-cell office:value-type="float" office:value="852496.5">
            <text:p>852496,5</text:p>
          </table:table-cell>
          <table:table-cell office:value-type="float" office:value="88499.35">
            <text:p>88499,35</text:p>
          </table:table-cell>
          <table:table-cell office:value-type="float" office:value="1220231.44">
            <text:p>1220231,44</text:p>
          </table:table-cell>
          <table:table-cell office:value-type="float" office:value="109115.35">
            <text:p>109115,35</text:p>
          </table:table-cell>
          <table:table-cell office:value-type="float" office:value="2072727.94">
            <text:p>2072727,94</text:p>
          </table:table-cell>
          <table:table-cell/>
          <table:table-cell table:style-name="ce2" office:value-type="date" office:date-value="2020-03-10">
            <text:p>2020-03-10 00:00:00</text:p>
          </table:table-cell>
          <table:table-cell table:number-columns-repeated="1015"/>
        </table:table-row>
        <table:table-row table:style-name="ro1">
          <table:table-cell office:value-type="float" office:value="87740">
            <text:p>87740</text:p>
          </table:table-cell>
          <table:table-cell office:value-type="float" office:value="24781">
            <text:p>24781</text:p>
          </table:table-cell>
          <table:table-cell office:value-type="float" office:value="998175.25">
            <text:p>998175,25</text:p>
          </table:table-cell>
          <table:table-cell office:value-type="float" office:value="111742.97">
            <text:p>111742,97</text:p>
          </table:table-cell>
          <table:table-cell office:value-type="float" office:value="1486856.52">
            <text:p>1486856,52</text:p>
          </table:table-cell>
          <table:table-cell office:value-type="float" office:value="136523.97">
            <text:p>136523,97</text:p>
          </table:table-cell>
          <table:table-cell office:value-type="float" office:value="2485031.77">
            <text:p>2485031,77</text:p>
          </table:table-cell>
          <table:table-cell/>
          <table:table-cell table:style-name="ce2" office:value-type="date" office:date-value="2020-03-11">
            <text:p>2020-03-11 00:00:00</text:p>
          </table:table-cell>
          <table:table-cell table:number-columns-repeated="1015"/>
        </table:table-row>
        <table:table-row table:style-name="ro1">
          <table:table-cell office:value-type="float" office:value="87942">
            <text:p>87942</text:p>
          </table:table-cell>
          <table:table-cell office:value-type="float" office:value="32654">
            <text:p>32654</text:p>
          </table:table-cell>
          <table:table-cell office:value-type="float" office:value="1307768.88">
            <text:p>1307768,88</text:p>
          </table:table-cell>
          <table:table-cell office:value-type="float" office:value="136794.77">
            <text:p>136794,77</text:p>
          </table:table-cell>
          <table:table-cell office:value-type="float" office:value="1839834.75">
            <text:p>1839834,75</text:p>
          </table:table-cell>
          <table:table-cell office:value-type="float" office:value="169448.77">
            <text:p>169448,77</text:p>
          </table:table-cell>
          <table:table-cell office:value-type="float" office:value="3147603.63">
            <text:p>3147603,63</text:p>
          </table:table-cell>
          <table:table-cell/>
          <table:table-cell table:style-name="ce2" office:value-type="date" office:date-value="2020-03-12">
            <text:p>2020-03-12 00:00:00</text:p>
          </table:table-cell>
          <table:table-cell table:number-columns-repeated="1015"/>
        </table:table-row>
        <table:table-row table:style-name="ro1">
          <table:table-cell office:value-type="float" office:value="88144">
            <text:p>88144</text:p>
          </table:table-cell>
          <table:table-cell office:value-type="float" office:value="47221">
            <text:p>47221</text:p>
          </table:table-cell>
          <table:table-cell office:value-type="float" office:value="1897443.3">
            <text:p>1897443,3</text:p>
          </table:table-cell>
          <table:table-cell office:value-type="float" office:value="186245.6">
            <text:p>186245,6</text:p>
          </table:table-cell>
          <table:table-cell office:value-type="float" office:value="2526336.8">
            <text:p>2526336,8</text:p>
          </table:table-cell>
          <table:table-cell office:value-type="float" office:value="233466.6">
            <text:p>233466,6</text:p>
          </table:table-cell>
          <table:table-cell office:value-type="float" office:value="4423780.1">
            <text:p>4423780,1</text:p>
          </table:table-cell>
          <table:table-cell/>
          <table:table-cell table:style-name="ce2" office:value-type="date" office:date-value="2020-03-13">
            <text:p>2020-03-13 00:00:00</text:p>
          </table:table-cell>
          <table:table-cell table:number-columns-repeated="1015"/>
        </table:table-row>
        <table:table-row table:style-name="ro1">
          <table:table-cell office:value-type="float" office:value="96976">
            <text:p>96976</text:p>
          </table:table-cell>
          <table:table-cell office:value-type="float" office:value="42036">
            <text:p>42036</text:p>
          </table:table-cell>
          <table:table-cell office:value-type="float" office:value="1688757.19">
            <text:p>1688757,19</text:p>
          </table:table-cell>
          <table:table-cell office:value-type="float" office:value="154566.01">
            <text:p>154566,01</text:p>
          </table:table-cell>
          <table:table-cell office:value-type="float" office:value="2146462.63">
            <text:p>2146462,63</text:p>
          </table:table-cell>
          <table:table-cell office:value-type="float" office:value="196602.01">
            <text:p>196602,01</text:p>
          </table:table-cell>
          <table:table-cell office:value-type="float" office:value="3835219.82">
            <text:p>3835219,82</text:p>
          </table:table-cell>
          <table:table-cell/>
          <table:table-cell table:style-name="ce2" office:value-type="date" office:date-value="2020-03-14">
            <text:p>2020-03-14 00:00:00</text:p>
          </table:table-cell>
          <table:table-cell table:number-columns-repeated="1015"/>
        </table:table-row>
        <table:table-row table:style-name="ro1">
          <table:table-cell office:value-type="float" office:value="97218">
            <text:p>97218</text:p>
          </table:table-cell>
          <table:table-cell office:value-type="float" office:value="30309">
            <text:p>30309</text:p>
          </table:table-cell>
          <table:table-cell office:value-type="float" office:value="1241265.16">
            <text:p>1241265,16</text:p>
          </table:table-cell>
          <table:table-cell office:value-type="float" office:value="115713.52">
            <text:p>115713,52</text:p>
          </table:table-cell>
          <table:table-cell office:value-type="float" office:value="1614315.75">
            <text:p>1614315,75</text:p>
          </table:table-cell>
          <table:table-cell office:value-type="float" office:value="146022.52">
            <text:p>146022,52</text:p>
          </table:table-cell>
          <table:table-cell office:value-type="float" office:value="2855580.91">
            <text:p>2855580,91</text:p>
          </table:table-cell>
          <table:table-cell/>
          <table:table-cell table:style-name="ce2" office:value-type="date" office:date-value="2020-03-15">
            <text:p>2020-03-15 00:00:00</text:p>
          </table:table-cell>
          <table:table-cell table:number-columns-repeated="1015"/>
        </table:table-row>
        <table:table-row table:style-name="ro1">
          <table:table-cell office:value-type="float" office:value="92937">
            <text:p>92937</text:p>
          </table:table-cell>
          <table:table-cell office:value-type="float" office:value="34211">
            <text:p>34211</text:p>
          </table:table-cell>
          <table:table-cell office:value-type="float" office:value="1375731.01">
            <text:p>1375731,01</text:p>
          </table:table-cell>
          <table:table-cell office:value-type="float" office:value="147175.05">
            <text:p>147175,05</text:p>
          </table:table-cell>
          <table:table-cell office:value-type="float" office:value="2003419.98">
            <text:p>2003419,98</text:p>
          </table:table-cell>
          <table:table-cell office:value-type="float" office:value="181386.05">
            <text:p>181386,05</text:p>
          </table:table-cell>
          <table:table-cell office:value-type="float" office:value="3379150.99">
            <text:p>3379150,99</text:p>
          </table:table-cell>
          <table:table-cell/>
          <table:table-cell table:style-name="ce2" office:value-type="date" office:date-value="2020-03-16">
            <text:p>2020-03-16 00:00:00</text:p>
          </table:table-cell>
          <table:table-cell table:number-columns-repeated="1015"/>
        </table:table-row>
        <table:table-row table:style-name="ro1">
          <table:table-cell office:value-type="float" office:value="93158">
            <text:p>93158</text:p>
          </table:table-cell>
          <table:table-cell office:value-type="float" office:value="27702">
            <text:p>27702</text:p>
          </table:table-cell>
          <table:table-cell office:value-type="float" office:value="1114362.32">
            <text:p>1114362,32</text:p>
          </table:table-cell>
          <table:table-cell office:value-type="float" office:value="121826.67">
            <text:p>121826,67</text:p>
          </table:table-cell>
          <table:table-cell office:value-type="float" office:value="1659932.78">
            <text:p>1659932,78</text:p>
          </table:table-cell>
          <table:table-cell office:value-type="float" office:value="149528.67">
            <text:p>149528,67</text:p>
          </table:table-cell>
          <table:table-cell office:value-type="float" office:value="2774295.1">
            <text:p>2774295,1</text:p>
          </table:table-cell>
          <table:table-cell/>
          <table:table-cell table:style-name="ce2" office:value-type="date" office:date-value="2020-03-17">
            <text:p>2020-03-17 00:00:00</text:p>
          </table:table-cell>
          <table:table-cell table:number-columns-repeated="1015"/>
        </table:table-row>
        <table:table-row table:style-name="ro1">
          <table:table-cell office:value-type="float" office:value="97922">
            <text:p>97922</text:p>
          </table:table-cell>
          <table:table-cell office:value-type="float" office:value="26322">
            <text:p>26322</text:p>
          </table:table-cell>
          <table:table-cell office:value-type="float" office:value="1066913.41">
            <text:p>1066913,41</text:p>
          </table:table-cell>
          <table:table-cell office:value-type="float" office:value="112823.1">
            <text:p>112823,1</text:p>
          </table:table-cell>
          <table:table-cell office:value-type="float" office:value="1533958.77">
            <text:p>1533958,77</text:p>
          </table:table-cell>
          <table:table-cell office:value-type="float" office:value="139145.1">
            <text:p>139145,1</text:p>
          </table:table-cell>
          <table:table-cell office:value-type="float" office:value="2600872.18">
            <text:p>2600872,18</text:p>
          </table:table-cell>
          <table:table-cell/>
          <table:table-cell table:style-name="ce2" office:value-type="date" office:date-value="2020-03-18">
            <text:p>2020-03-18 00:00:00</text:p>
          </table:table-cell>
          <table:table-cell table:number-columns-repeated="1015"/>
        </table:table-row>
        <table:table-row table:style-name="ro1">
          <table:table-cell office:value-type="float" office:value="93610">
            <text:p>93610</text:p>
          </table:table-cell>
          <table:table-cell office:value-type="float" office:value="25533">
            <text:p>25533</text:p>
          </table:table-cell>
          <table:table-cell office:value-type="float" office:value="1037461.65">
            <text:p>1037461,65</text:p>
          </table:table-cell>
          <table:table-cell office:value-type="float" office:value="106038.83">
            <text:p>106038,83</text:p>
          </table:table-cell>
          <table:table-cell office:value-type="float" office:value="1464708.17">
            <text:p>1464708,17</text:p>
          </table:table-cell>
          <table:table-cell office:value-type="float" office:value="131571.83">
            <text:p>131571,83</text:p>
          </table:table-cell>
          <table:table-cell office:value-type="float" office:value="2502169.82">
            <text:p>2502169,82</text:p>
          </table:table-cell>
          <table:table-cell/>
          <table:table-cell table:style-name="ce2" office:value-type="date" office:date-value="2020-03-19">
            <text:p>2020-03-19 00:00:00</text:p>
          </table:table-cell>
          <table:table-cell table:number-columns-repeated="1015"/>
        </table:table-row>
        <table:table-row table:style-name="ro1">
          <table:table-cell office:value-type="float" office:value="98395">
            <text:p>98395</text:p>
          </table:table-cell>
          <table:table-cell office:value-type="float" office:value="36534">
            <text:p>36534</text:p>
          </table:table-cell>
          <table:table-cell office:value-type="float" office:value="1469700.14">
            <text:p>1469700,14</text:p>
          </table:table-cell>
          <table:table-cell office:value-type="float" office:value="156528.1">
            <text:p>156528,1</text:p>
          </table:table-cell>
          <table:table-cell office:value-type="float" office:value="2134066.58">
            <text:p>2134066,58</text:p>
          </table:table-cell>
          <table:table-cell office:value-type="float" office:value="193062.1">
            <text:p>193062,1</text:p>
          </table:table-cell>
          <table:table-cell office:value-type="float" office:value="3603766.72">
            <text:p>3603766,72</text:p>
          </table:table-cell>
          <table:table-cell/>
          <table:table-cell table:style-name="ce2" office:value-type="date" office:date-value="2020-03-20">
            <text:p>2020-03-20 00:00:00</text:p>
          </table:table-cell>
          <table:table-cell table:number-columns-repeated="1015"/>
        </table:table-row>
        <table:table-row table:style-name="ro1">
          <table:table-cell office:value-type="float" office:value="94062">
            <text:p>94062</text:p>
          </table:table-cell>
          <table:table-cell office:value-type="float" office:value="33946">
            <text:p>33946</text:p>
          </table:table-cell>
          <table:table-cell office:value-type="float" office:value="1357785.91">
            <text:p>1357785,91</text:p>
          </table:table-cell>
          <table:table-cell office:value-type="float" office:value="129724.04">
            <text:p>129724,04</text:p>
          </table:table-cell>
          <table:table-cell office:value-type="float" office:value="1803965.45">
            <text:p>1803965,45</text:p>
          </table:table-cell>
          <table:table-cell office:value-type="float" office:value="163670.04">
            <text:p>163670,04</text:p>
          </table:table-cell>
          <table:table-cell office:value-type="float" office:value="3161751.36">
            <text:p>3161751,36</text:p>
          </table:table-cell>
          <table:table-cell/>
          <table:table-cell table:style-name="ce2" office:value-type="date" office:date-value="2020-03-21">
            <text:p>2020-03-21 00:00:00</text:p>
          </table:table-cell>
          <table:table-cell table:number-columns-repeated="1015"/>
        </table:table-row>
        <table:table-row table:style-name="ro1">
          <table:table-cell office:value-type="float" office:value="94283">
            <text:p>94283</text:p>
          </table:table-cell>
          <table:table-cell office:value-type="float" office:value="22336">
            <text:p>22336</text:p>
          </table:table-cell>
          <table:table-cell office:value-type="float" office:value="897860.71">
            <text:p>897860,71</text:p>
          </table:table-cell>
          <table:table-cell office:value-type="float" office:value="86073.29">
            <text:p>86073,29</text:p>
          </table:table-cell>
          <table:table-cell office:value-type="float" office:value="1204476.53">
            <text:p>1204476,53</text:p>
          </table:table-cell>
          <table:table-cell office:value-type="float" office:value="108409.29">
            <text:p>108409,29</text:p>
          </table:table-cell>
          <table:table-cell office:value-type="float" office:value="2102337.24">
            <text:p>2102337,24</text:p>
          </table:table-cell>
          <table:table-cell/>
          <table:table-cell table:style-name="ce2" office:value-type="date" office:date-value="2020-03-22">
            <text:p>2020-03-22 00:00:00</text:p>
          </table:table-cell>
          <table:table-cell table:number-columns-repeated="1015"/>
        </table:table-row>
        <table:table-row table:style-name="ro1">
          <table:table-cell office:value-type="float" office:value="94504">
            <text:p>94504</text:p>
          </table:table-cell>
          <table:table-cell office:value-type="float" office:value="30571">
            <text:p>30571</text:p>
          </table:table-cell>
          <table:table-cell office:value-type="float" office:value="1214470.17">
            <text:p>1214470,17</text:p>
          </table:table-cell>
          <table:table-cell office:value-type="float" office:value="140236">
            <text:p>140236</text:p>
          </table:table-cell>
          <table:table-cell office:value-type="float" office:value="1920459.79">
            <text:p>1920459,79</text:p>
          </table:table-cell>
          <table:table-cell office:value-type="float" office:value="170807">
            <text:p>170807</text:p>
          </table:table-cell>
          <table:table-cell office:value-type="float" office:value="3134929.96">
            <text:p>3134929,96</text:p>
          </table:table-cell>
          <table:table-cell/>
          <table:table-cell table:style-name="ce2" office:value-type="date" office:date-value="2020-03-23">
            <text:p>2020-03-23 00:00:00</text:p>
          </table:table-cell>
          <table:table-cell table:number-columns-repeated="1015"/>
        </table:table-row>
        <table:table-row table:style-name="ro1">
          <table:table-cell office:value-type="float" office:value="90300">
            <text:p>90300</text:p>
          </table:table-cell>
          <table:table-cell office:value-type="float" office:value="14979">
            <text:p>14979</text:p>
          </table:table-cell>
          <table:table-cell office:value-type="float" office:value="600078.38">
            <text:p>600078,38</text:p>
          </table:table-cell>
          <table:table-cell office:value-type="float" office:value="70254.93">
            <text:p>70254,93</text:p>
          </table:table-cell>
          <table:table-cell office:value-type="float" office:value="920424.87">
            <text:p>920424,87</text:p>
          </table:table-cell>
          <table:table-cell office:value-type="float" office:value="85233.93">
            <text:p>85233,93</text:p>
          </table:table-cell>
          <table:table-cell office:value-type="float" office:value="1520503.25">
            <text:p>1520503,25</text:p>
          </table:table-cell>
          <table:table-cell/>
          <table:table-cell table:style-name="ce2" office:value-type="date" office:date-value="2020-03-24">
            <text:p>2020-03-24 00:00:00</text:p>
          </table:table-cell>
          <table:table-cell table:number-columns-repeated="1015"/>
        </table:table-row>
        <table:table-row table:style-name="ro1">
          <table:table-cell office:value-type="float" office:value="55020">
            <text:p>55020</text:p>
          </table:table-cell>
          <table:table-cell office:value-type="float" office:value="6214">
            <text:p>6214</text:p>
          </table:table-cell>
          <table:table-cell office:value-type="float" office:value="231898.25">
            <text:p>231898,25</text:p>
          </table:table-cell>
          <table:table-cell office:value-type="float" office:value="28761.81">
            <text:p>28761,81</text:p>
          </table:table-cell>
          <table:table-cell office:value-type="float" office:value="318383.11">
            <text:p>318383,11</text:p>
          </table:table-cell>
          <table:table-cell office:value-type="float" office:value="34975.81">
            <text:p>34975,81</text:p>
          </table:table-cell>
          <table:table-cell office:value-type="float" office:value="550281.36">
            <text:p>550281,36</text:p>
          </table:table-cell>
          <table:table-cell/>
          <table:table-cell table:style-name="ce2" office:value-type="date" office:date-value="2020-03-25">
            <text:p>2020-03-25 00:00:00</text:p>
          </table:table-cell>
          <table:table-cell table:number-columns-repeated="1015"/>
        </table:table-row>
        <table:table-row table:style-name="ro1">
          <table:table-cell office:value-type="float" office:value="50875">
            <text:p>50875</text:p>
          </table:table-cell>
          <table:table-cell office:value-type="float" office:value="5819">
            <text:p>5819</text:p>
          </table:table-cell>
          <table:table-cell office:value-type="float" office:value="218526.51">
            <text:p>218526,51</text:p>
          </table:table-cell>
          <table:table-cell office:value-type="float" office:value="27118.2">
            <text:p>27118,2</text:p>
          </table:table-cell>
          <table:table-cell office:value-type="float" office:value="308662.47">
            <text:p>308662,47</text:p>
          </table:table-cell>
          <table:table-cell office:value-type="float" office:value="32937.2">
            <text:p>32937,2</text:p>
          </table:table-cell>
          <table:table-cell office:value-type="float" office:value="527188.98">
            <text:p>527188,98</text:p>
          </table:table-cell>
          <table:table-cell/>
          <table:table-cell table:style-name="ce2" office:value-type="date" office:date-value="2020-03-26">
            <text:p>2020-03-26 00:00:00</text:p>
          </table:table-cell>
          <table:table-cell table:number-columns-repeated="1015"/>
        </table:table-row>
        <table:table-row table:style-name="ro1">
          <table:table-cell office:value-type="float" office:value="64506">
            <text:p>64506</text:p>
          </table:table-cell>
          <table:table-cell office:value-type="float" office:value="8182">
            <text:p>8182</text:p>
          </table:table-cell>
          <table:table-cell office:value-type="float" office:value="281844.67">
            <text:p>281844,67</text:p>
          </table:table-cell>
          <table:table-cell office:value-type="float" office:value="36430.53">
            <text:p>36430,53</text:p>
          </table:table-cell>
          <table:table-cell office:value-type="float" office:value="405002.07">
            <text:p>405002,07</text:p>
          </table:table-cell>
          <table:table-cell office:value-type="float" office:value="44612.53">
            <text:p>44612,53</text:p>
          </table:table-cell>
          <table:table-cell office:value-type="float" office:value="686846.74">
            <text:p>686846,74</text:p>
          </table:table-cell>
          <table:table-cell/>
          <table:table-cell table:style-name="ce2" office:value-type="date" office:date-value="2020-03-27">
            <text:p>2020-03-27 00:00:00</text:p>
          </table:table-cell>
          <table:table-cell table:number-columns-repeated="1015"/>
        </table:table-row>
        <table:table-row table:style-name="ro1">
          <table:table-cell office:value-type="float" office:value="64445">
            <text:p>64445</text:p>
          </table:table-cell>
          <table:table-cell office:value-type="float" office:value="6389">
            <text:p>6389</text:p>
          </table:table-cell>
          <table:table-cell office:value-type="float" office:value="234593.67">
            <text:p>234593,67</text:p>
          </table:table-cell>
          <table:table-cell office:value-type="float" office:value="29118.99">
            <text:p>29118,99</text:p>
          </table:table-cell>
          <table:table-cell office:value-type="float" office:value="324683.45">
            <text:p>324683,45</text:p>
          </table:table-cell>
          <table:table-cell office:value-type="float" office:value="35507.99">
            <text:p>35507,99</text:p>
          </table:table-cell>
          <table:table-cell office:value-type="float" office:value="559277.12">
            <text:p>559277,12</text:p>
          </table:table-cell>
          <table:table-cell/>
          <table:table-cell table:style-name="ce2" office:value-type="date" office:date-value="2020-03-28">
            <text:p>2020-03-28 00:00:00</text:p>
          </table:table-cell>
          <table:table-cell table:number-columns-repeated="1015"/>
        </table:table-row>
        <table:table-row table:style-name="ro1">
          <table:table-cell office:value-type="float" office:value="55691">
            <text:p>55691</text:p>
          </table:table-cell>
          <table:table-cell office:value-type="float" office:value="4028">
            <text:p>4028</text:p>
          </table:table-cell>
          <table:table-cell office:value-type="float" office:value="157109.13">
            <text:p>157109,13</text:p>
          </table:table-cell>
          <table:table-cell office:value-type="float" office:value="20902.15">
            <text:p>20902,15</text:p>
          </table:table-cell>
          <table:table-cell office:value-type="float" office:value="237543.64">
            <text:p>237543,64</text:p>
          </table:table-cell>
          <table:table-cell office:value-type="float" office:value="24930.15">
            <text:p>24930,15</text:p>
          </table:table-cell>
          <table:table-cell office:value-type="float" office:value="394652.77">
            <text:p>394652,77</text:p>
          </table:table-cell>
          <table:table-cell/>
          <table:table-cell table:style-name="ce2" office:value-type="date" office:date-value="2020-03-29">
            <text:p>2020-03-29 00:00:00</text:p>
          </table:table-cell>
          <table:table-cell table:number-columns-repeated="1015"/>
        </table:table-row>
        <table:table-row table:style-name="ro1">
          <table:table-cell office:value-type="float" office:value="78028">
            <text:p>78028</text:p>
          </table:table-cell>
          <table:table-cell office:value-type="float" office:value="6291">
            <text:p>6291</text:p>
          </table:table-cell>
          <table:table-cell office:value-type="float" office:value="223680.9">
            <text:p>223680,9</text:p>
          </table:table-cell>
          <table:table-cell office:value-type="float" office:value="30044.89">
            <text:p>30044,89</text:p>
          </table:table-cell>
          <table:table-cell office:value-type="float" office:value="334338.65">
            <text:p>334338,65</text:p>
          </table:table-cell>
          <table:table-cell office:value-type="float" office:value="36335.89">
            <text:p>36335,89</text:p>
          </table:table-cell>
          <table:table-cell office:value-type="float" office:value="558019.55">
            <text:p>558019,55</text:p>
          </table:table-cell>
          <table:table-cell/>
          <table:table-cell table:style-name="ce2" office:value-type="date" office:date-value="2020-03-30">
            <text:p>2020-03-30 00:00:00</text:p>
          </table:table-cell>
          <table:table-cell table:number-columns-repeated="1015"/>
        </table:table-row>
        <table:table-row table:style-name="ro1">
          <table:table-cell office:value-type="float" office:value="51491">
            <text:p>51491</text:p>
          </table:table-cell>
          <table:table-cell office:value-type="float" office:value="6722">
            <text:p>6722</text:p>
          </table:table-cell>
          <table:table-cell office:value-type="float" office:value="242147.02">
            <text:p>242147,02</text:p>
          </table:table-cell>
          <table:table-cell office:value-type="float" office:value="33072.29">
            <text:p>33072,29</text:p>
          </table:table-cell>
          <table:table-cell office:value-type="float" office:value="370140.62">
            <text:p>370140,62</text:p>
          </table:table-cell>
          <table:table-cell office:value-type="float" office:value="39794.29">
            <text:p>39794,29</text:p>
          </table:table-cell>
          <table:table-cell office:value-type="float" office:value="612287.64">
            <text:p>612287,64</text:p>
          </table:table-cell>
          <table:table-cell/>
          <table:table-cell table:style-name="ce2" office:value-type="date" office:date-value="2020-03-31">
            <text:p>2020-03-31 00:00:00</text:p>
          </table:table-cell>
          <table:table-cell table:number-columns-repeated="1015"/>
        </table:table-row>
        <table:table-row table:style-name="ro1">
          <table:table-cell office:value-type="float" office:value="60510">
            <text:p>60510</text:p>
          </table:table-cell>
          <table:table-cell office:value-type="float" office:value="8058">
            <text:p>8058</text:p>
          </table:table-cell>
          <table:table-cell office:value-type="float" office:value="282080.98">
            <text:p>282080,98</text:p>
          </table:table-cell>
          <table:table-cell office:value-type="float" office:value="42532.24">
            <text:p>42532,24</text:p>
          </table:table-cell>
          <table:table-cell office:value-type="float" office:value="450477.21">
            <text:p>450477,21</text:p>
          </table:table-cell>
          <table:table-cell office:value-type="float" office:value="50590.24">
            <text:p>50590,24</text:p>
          </table:table-cell>
          <table:table-cell office:value-type="float" office:value="732558.19">
            <text:p>732558,19</text:p>
          </table:table-cell>
          <table:table-cell/>
          <table:table-cell table:style-name="ce2" office:value-type="date" office:date-value="2020-04-01">
            <text:p>2020-04-01 00:00:00</text:p>
          </table:table-cell>
          <table:table-cell table:number-columns-repeated="1015"/>
        </table:table-row>
        <table:table-row table:style-name="ro1">
          <table:table-cell office:value-type="float" office:value="65086">
            <text:p>65086</text:p>
          </table:table-cell>
          <table:table-cell office:value-type="float" office:value="8272">
            <text:p>8272</text:p>
          </table:table-cell>
          <table:table-cell office:value-type="float" office:value="308771.28">
            <text:p>308771,28</text:p>
          </table:table-cell>
          <table:table-cell office:value-type="float" office:value="39098.72">
            <text:p>39098,72</text:p>
          </table:table-cell>
          <table:table-cell office:value-type="float" office:value="432945.67">
            <text:p>432945,67</text:p>
          </table:table-cell>
          <table:table-cell office:value-type="float" office:value="47370.72">
            <text:p>47370,72</text:p>
          </table:table-cell>
          <table:table-cell office:value-type="float" office:value="741716.95">
            <text:p>741716,95</text:p>
          </table:table-cell>
          <table:table-cell/>
          <table:table-cell table:style-name="ce2" office:value-type="date" office:date-value="2020-04-02">
            <text:p>2020-04-02 00:00:00</text:p>
          </table:table-cell>
          <table:table-cell table:number-columns-repeated="1015"/>
        </table:table-row>
        <table:table-row table:style-name="ro1">
          <table:table-cell office:value-type="float" office:value="60762">
            <text:p>60762</text:p>
          </table:table-cell>
          <table:table-cell office:value-type="float" office:value="9503">
            <text:p>9503</text:p>
          </table:table-cell>
          <table:table-cell office:value-type="float" office:value="345117.28">
            <text:p>345117,28</text:p>
          </table:table-cell>
          <table:table-cell office:value-type="float" office:value="49182.39">
            <text:p>49182,39</text:p>
          </table:table-cell>
          <table:table-cell office:value-type="float" office:value="540556.86">
            <text:p>540556,86</text:p>
          </table:table-cell>
          <table:table-cell office:value-type="float" office:value="58685.39">
            <text:p>58685,39</text:p>
          </table:table-cell>
          <table:table-cell office:value-type="float" office:value="885674.14">
            <text:p>885674,14</text:p>
          </table:table-cell>
          <table:table-cell/>
          <table:table-cell table:style-name="ce2" office:value-type="date" office:date-value="2020-04-03">
            <text:p>2020-04-03 00:00:00</text:p>
          </table:table-cell>
          <table:table-cell table:number-columns-repeated="1015"/>
        </table:table-row>
        <table:table-row table:style-name="ro1">
          <table:table-cell office:value-type="float" office:value="60887">
            <text:p>60887</text:p>
          </table:table-cell>
          <table:table-cell office:value-type="float" office:value="9242">
            <text:p>9242</text:p>
          </table:table-cell>
          <table:table-cell office:value-type="float" office:value="334524.91">
            <text:p>334524,91</text:p>
          </table:table-cell>
          <table:table-cell office:value-type="float" office:value="40783.61">
            <text:p>40783,61</text:p>
          </table:table-cell>
          <table:table-cell office:value-type="float" office:value="447654.72">
            <text:p>447654,72</text:p>
          </table:table-cell>
          <table:table-cell office:value-type="float" office:value="50025.61">
            <text:p>50025,61</text:p>
          </table:table-cell>
          <table:table-cell office:value-type="float" office:value="782179.63">
            <text:p>782179,63</text:p>
          </table:table-cell>
          <table:table-cell/>
          <table:table-cell table:style-name="ce2" office:value-type="date" office:date-value="2020-04-04">
            <text:p>2020-04-04 00:00:00</text:p>
          </table:table-cell>
          <table:table-cell table:number-columns-repeated="1015"/>
        </table:table-row>
        <table:table-row table:style-name="ro1">
          <table:table-cell office:value-type="float" office:value="52096">
            <text:p>52096</text:p>
          </table:table-cell>
          <table:table-cell office:value-type="float" office:value="4733">
            <text:p>4733</text:p>
          </table:table-cell>
          <table:table-cell office:value-type="float" office:value="180377.4">
            <text:p>180377,4</text:p>
          </table:table-cell>
          <table:table-cell office:value-type="float" office:value="24000.85">
            <text:p>24000,85</text:p>
          </table:table-cell>
          <table:table-cell office:value-type="float" office:value="268439.21">
            <text:p>268439,21</text:p>
          </table:table-cell>
          <table:table-cell office:value-type="float" office:value="28733.85">
            <text:p>28733,85</text:p>
          </table:table-cell>
          <table:table-cell office:value-type="float" office:value="448816.61">
            <text:p>448816,61</text:p>
          </table:table-cell>
          <table:table-cell/>
          <table:table-cell table:style-name="ce2" office:value-type="date" office:date-value="2020-04-05">
            <text:p>2020-04-05 00:00:00</text:p>
          </table:table-cell>
          <table:table-cell table:number-columns-repeated="1015"/>
        </table:table-row>
        <table:table-row table:style-name="ro1">
          <table:table-cell office:value-type="float" office:value="65591">
            <text:p>65591</text:p>
          </table:table-cell>
          <table:table-cell office:value-type="float" office:value="6799">
            <text:p>6799</text:p>
          </table:table-cell>
          <table:table-cell office:value-type="float" office:value="239585.07">
            <text:p>239585,07</text:p>
          </table:table-cell>
          <table:table-cell office:value-type="float" office:value="31948.45">
            <text:p>31948,45</text:p>
          </table:table-cell>
          <table:table-cell office:value-type="float" office:value="351890.45">
            <text:p>351890,45</text:p>
          </table:table-cell>
          <table:table-cell office:value-type="float" office:value="38747.45">
            <text:p>38747,45</text:p>
          </table:table-cell>
          <table:table-cell office:value-type="float" office:value="591475.52">
            <text:p>591475,52</text:p>
          </table:table-cell>
          <table:table-cell/>
          <table:table-cell table:style-name="ce2" office:value-type="date" office:date-value="2020-04-06">
            <text:p>2020-04-06 00:00:00</text:p>
          </table:table-cell>
          <table:table-cell table:number-columns-repeated="1015"/>
        </table:table-row>
        <table:table-row table:style-name="ro1">
          <table:table-cell office:value-type="float" office:value="65721">
            <text:p>65721</text:p>
          </table:table-cell>
          <table:table-cell office:value-type="float" office:value="7160">
            <text:p>7160</text:p>
          </table:table-cell>
          <table:table-cell office:value-type="float" office:value="254946.93">
            <text:p>254946,93</text:p>
          </table:table-cell>
          <table:table-cell office:value-type="float" office:value="35314.36">
            <text:p>35314,36</text:p>
          </table:table-cell>
          <table:table-cell office:value-type="float" office:value="391911.89">
            <text:p>391911,89</text:p>
          </table:table-cell>
          <table:table-cell office:value-type="float" office:value="42474.36">
            <text:p>42474,36</text:p>
          </table:table-cell>
          <table:table-cell office:value-type="float" office:value="646858.82">
            <text:p>646858,82</text:p>
          </table:table-cell>
          <table:table-cell/>
          <table:table-cell table:style-name="ce2" office:value-type="date" office:date-value="2020-04-07">
            <text:p>2020-04-07 00:00:00</text:p>
          </table:table-cell>
          <table:table-cell table:number-columns-repeated="1015"/>
        </table:table-row>
        <table:table-row table:style-name="ro1">
          <table:table-cell office:value-type="float" office:value="47690">
            <text:p>47690</text:p>
          </table:table-cell>
          <table:table-cell office:value-type="float" office:value="7112">
            <text:p>7112</text:p>
          </table:table-cell>
          <table:table-cell office:value-type="float" office:value="255282.39">
            <text:p>255282,39</text:p>
          </table:table-cell>
          <table:table-cell office:value-type="float" office:value="36790.79">
            <text:p>36790,79</text:p>
          </table:table-cell>
          <table:table-cell office:value-type="float" office:value="404922.61">
            <text:p>404922,61</text:p>
          </table:table-cell>
          <table:table-cell office:value-type="float" office:value="43902.79">
            <text:p>43902,79</text:p>
          </table:table-cell>
          <table:table-cell office:value-type="float" office:value="660205">
            <text:p>660205</text:p>
          </table:table-cell>
          <table:table-cell/>
          <table:table-cell table:style-name="ce2" office:value-type="date" office:date-value="2020-04-08">
            <text:p>2020-04-08 00:00:00</text:p>
          </table:table-cell>
          <table:table-cell table:number-columns-repeated="1015"/>
        </table:table-row>
        <table:table-row table:style-name="ro1">
          <table:table-cell office:value-type="float" office:value="57033">
            <text:p>57033</text:p>
          </table:table-cell>
          <table:table-cell office:value-type="float" office:value="8111">
            <text:p>8111</text:p>
          </table:table-cell>
          <table:table-cell office:value-type="float" office:value="287272.46">
            <text:p>287272,46</text:p>
          </table:table-cell>
          <table:table-cell office:value-type="float" office:value="40077">
            <text:p>40077</text:p>
          </table:table-cell>
          <table:table-cell office:value-type="float" office:value="437042.15">
            <text:p>437042,15</text:p>
          </table:table-cell>
          <table:table-cell office:value-type="float" office:value="48188">
            <text:p>48188</text:p>
          </table:table-cell>
          <table:table-cell office:value-type="float" office:value="724314.61">
            <text:p>724314,61</text:p>
          </table:table-cell>
          <table:table-cell/>
          <table:table-cell table:style-name="ce2" office:value-type="date" office:date-value="2020-04-09">
            <text:p>2020-04-09 00:00:00</text:p>
          </table:table-cell>
          <table:table-cell table:number-columns-repeated="1015"/>
        </table:table-row>
        <table:table-row table:style-name="ro1">
          <table:table-cell office:value-type="float" office:value="66085">
            <text:p>66085</text:p>
          </table:table-cell>
          <table:table-cell office:value-type="float" office:value="10508">
            <text:p>10508</text:p>
          </table:table-cell>
          <table:table-cell office:value-type="float" office:value="374151.43">
            <text:p>374151,43</text:p>
          </table:table-cell>
          <table:table-cell office:value-type="float" office:value="53094.18">
            <text:p>53094,18</text:p>
          </table:table-cell>
          <table:table-cell office:value-type="float" office:value="575335.39">
            <text:p>575335,39</text:p>
          </table:table-cell>
          <table:table-cell office:value-type="float" office:value="63602.18">
            <text:p>63602,18</text:p>
          </table:table-cell>
          <table:table-cell office:value-type="float" office:value="949486.82">
            <text:p>949486,82</text:p>
          </table:table-cell>
          <table:table-cell/>
          <table:table-cell table:style-name="ce2" office:value-type="date" office:date-value="2020-04-10">
            <text:p>2020-04-10 00:00:00</text:p>
          </table:table-cell>
          <table:table-cell table:number-columns-repeated="1015"/>
        </table:table-row>
        <table:table-row table:style-name="ro1">
          <table:table-cell office:value-type="float" office:value="57279">
            <text:p>57279</text:p>
          </table:table-cell>
          <table:table-cell office:value-type="float" office:value="10655">
            <text:p>10655</text:p>
          </table:table-cell>
          <table:table-cell office:value-type="float" office:value="372439.53">
            <text:p>372439,53</text:p>
          </table:table-cell>
          <table:table-cell office:value-type="float" office:value="49594.92">
            <text:p>49594,92</text:p>
          </table:table-cell>
          <table:table-cell office:value-type="float" office:value="523623.5">
            <text:p>523623,5</text:p>
          </table:table-cell>
          <table:table-cell office:value-type="float" office:value="60249.92">
            <text:p>60249,92</text:p>
          </table:table-cell>
          <table:table-cell office:value-type="float" office:value="896063.03">
            <text:p>896063,03</text:p>
          </table:table-cell>
          <table:table-cell/>
          <table:table-cell table:style-name="ce2" office:value-type="date" office:date-value="2020-04-11">
            <text:p>2020-04-11 00:00:00</text:p>
          </table:table-cell>
          <table:table-cell table:number-columns-repeated="1015"/>
        </table:table-row>
        <table:table-row table:style-name="ro1">
          <table:table-cell office:value-type="float" office:value="43308">
            <text:p>43308</text:p>
          </table:table-cell>
          <table:table-cell office:value-type="float" office:value="2962">
            <text:p>2962</text:p>
          </table:table-cell>
          <table:table-cell office:value-type="float" office:value="101296.1">
            <text:p>101296,1</text:p>
          </table:table-cell>
          <table:table-cell office:value-type="float" office:value="14344.45">
            <text:p>14344,45</text:p>
          </table:table-cell>
          <table:table-cell office:value-type="float" office:value="150894.22">
            <text:p>150894,22</text:p>
          </table:table-cell>
          <table:table-cell office:value-type="float" office:value="17306.45">
            <text:p>17306,45</text:p>
          </table:table-cell>
          <table:table-cell office:value-type="float" office:value="252190.32">
            <text:p>252190,32</text:p>
          </table:table-cell>
          <table:table-cell/>
          <table:table-cell table:style-name="ce2" office:value-type="date" office:date-value="2020-04-12">
            <text:p>2020-04-12 00:00:00</text:p>
          </table:table-cell>
          <table:table-cell table:number-columns-repeated="1015"/>
        </table:table-row>
        <table:table-row table:style-name="ro1">
          <table:table-cell office:value-type="float" office:value="52679">
            <text:p>52679</text:p>
          </table:table-cell>
          <table:table-cell office:value-type="float" office:value="6299">
            <text:p>6299</text:p>
          </table:table-cell>
          <table:table-cell office:value-type="float" office:value="223272.92">
            <text:p>223272,92</text:p>
          </table:table-cell>
          <table:table-cell office:value-type="float" office:value="33104.41">
            <text:p>33104,41</text:p>
          </table:table-cell>
          <table:table-cell office:value-type="float" office:value="365359.3">
            <text:p>365359,3</text:p>
          </table:table-cell>
          <table:table-cell office:value-type="float" office:value="39403.41">
            <text:p>39403,41</text:p>
          </table:table-cell>
          <table:table-cell office:value-type="float" office:value="588632.22">
            <text:p>588632,22</text:p>
          </table:table-cell>
          <table:table-cell/>
          <table:table-cell table:style-name="ce2" office:value-type="date" office:date-value="2020-04-13">
            <text:p>2020-04-13 00:00:00</text:p>
          </table:table-cell>
          <table:table-cell table:number-columns-repeated="1015"/>
        </table:table-row>
        <table:table-row table:style-name="ro1">
          <table:table-cell office:value-type="float" office:value="53141">
            <text:p>53141</text:p>
          </table:table-cell>
          <table:table-cell office:value-type="float" office:value="8937">
            <text:p>8937</text:p>
          </table:table-cell>
          <table:table-cell office:value-type="float" office:value="310435.22">
            <text:p>310435,22</text:p>
          </table:table-cell>
          <table:table-cell office:value-type="float" office:value="39190.18">
            <text:p>39190,18</text:p>
          </table:table-cell>
          <table:table-cell office:value-type="float" office:value="431218.41">
            <text:p>431218,41</text:p>
          </table:table-cell>
          <table:table-cell office:value-type="float" office:value="48127.18">
            <text:p>48127,18</text:p>
          </table:table-cell>
          <table:table-cell office:value-type="float" office:value="741653.63">
            <text:p>741653,63</text:p>
          </table:table-cell>
          <table:table-cell/>
          <table:table-cell table:style-name="ce2" office:value-type="date" office:date-value="2020-04-14">
            <text:p>2020-04-14 00:00:00</text:p>
          </table:table-cell>
          <table:table-cell table:number-columns-repeated="1015"/>
        </table:table-row>
        <table:table-row table:style-name="ro1">
          <table:table-cell office:value-type="float" office:value="48420">
            <text:p>48420</text:p>
          </table:table-cell>
          <table:table-cell office:value-type="float" office:value="10607">
            <text:p>10607</text:p>
          </table:table-cell>
          <table:table-cell office:value-type="float" office:value="368112.81">
            <text:p>368112,81</text:p>
          </table:table-cell>
          <table:table-cell office:value-type="float" office:value="50140.13">
            <text:p>50140,13</text:p>
          </table:table-cell>
          <table:table-cell office:value-type="float" office:value="538669.83">
            <text:p>538669,83</text:p>
          </table:table-cell>
          <table:table-cell office:value-type="float" office:value="60747.13">
            <text:p>60747,13</text:p>
          </table:table-cell>
          <table:table-cell office:value-type="float" office:value="906782.64">
            <text:p>906782,64</text:p>
          </table:table-cell>
          <table:table-cell/>
          <table:table-cell table:style-name="ce2" office:value-type="date" office:date-value="2020-04-15">
            <text:p>2020-04-15 00:00:00</text:p>
          </table:table-cell>
          <table:table-cell table:number-columns-repeated="1015"/>
        </table:table-row>
        <table:table-row table:style-name="ro1">
          <table:table-cell office:value-type="float" office:value="61930">
            <text:p>61930</text:p>
          </table:table-cell>
          <table:table-cell office:value-type="float" office:value="10183">
            <text:p>10183</text:p>
          </table:table-cell>
          <table:table-cell office:value-type="float" office:value="355163.15">
            <text:p>355163,15</text:p>
          </table:table-cell>
          <table:table-cell office:value-type="float" office:value="47105.22">
            <text:p>47105,22</text:p>
          </table:table-cell>
          <table:table-cell office:value-type="float" office:value="515615.55">
            <text:p>515615,55</text:p>
          </table:table-cell>
          <table:table-cell office:value-type="float" office:value="57288.22">
            <text:p>57288,22</text:p>
          </table:table-cell>
          <table:table-cell office:value-type="float" office:value="870778.7">
            <text:p>870778,7</text:p>
          </table:table-cell>
          <table:table-cell/>
          <table:table-cell table:style-name="ce2" office:value-type="date" office:date-value="2020-04-16">
            <text:p>2020-04-16 00:00:00</text:p>
          </table:table-cell>
          <table:table-cell table:number-columns-repeated="1015"/>
        </table:table-row>
        <table:table-row table:style-name="ro1">
          <table:table-cell office:value-type="float" office:value="57566">
            <text:p>57566</text:p>
          </table:table-cell>
          <table:table-cell office:value-type="float" office:value="14545">
            <text:p>14545</text:p>
          </table:table-cell>
          <table:table-cell office:value-type="float" office:value="476218.91">
            <text:p>476218,91</text:p>
          </table:table-cell>
          <table:table-cell office:value-type="float" office:value="63774.26">
            <text:p>63774,26</text:p>
          </table:table-cell>
          <table:table-cell office:value-type="float" office:value="689056.88">
            <text:p>689056,88</text:p>
          </table:table-cell>
          <table:table-cell office:value-type="float" office:value="78319.26">
            <text:p>78319,26</text:p>
          </table:table-cell>
          <table:table-cell office:value-type="float" office:value="1165275.79">
            <text:p>1165275,79</text:p>
          </table:table-cell>
          <table:table-cell/>
          <table:table-cell table:style-name="ce2" office:value-type="date" office:date-value="2020-04-17">
            <text:p>2020-04-17 00:00:00</text:p>
          </table:table-cell>
          <table:table-cell table:number-columns-repeated="1015"/>
        </table:table-row>
        <table:table-row table:style-name="ro1">
          <table:table-cell office:value-type="float" office:value="62542">
            <text:p>62542</text:p>
          </table:table-cell>
          <table:table-cell office:value-type="float" office:value="12082">
            <text:p>12082</text:p>
          </table:table-cell>
          <table:table-cell office:value-type="float" office:value="395312.74">
            <text:p>395312,74</text:p>
          </table:table-cell>
          <table:table-cell office:value-type="float" office:value="53878.79">
            <text:p>53878,79</text:p>
          </table:table-cell>
          <table:table-cell office:value-type="float" office:value="541615.27">
            <text:p>541615,27</text:p>
          </table:table-cell>
          <table:table-cell office:value-type="float" office:value="65960.79">
            <text:p>65960,79</text:p>
          </table:table-cell>
          <table:table-cell office:value-type="float" office:value="936928.01">
            <text:p>936928,01</text:p>
          </table:table-cell>
          <table:table-cell/>
          <table:table-cell table:style-name="ce2" office:value-type="date" office:date-value="2020-04-18">
            <text:p>2020-04-18 00:00:00</text:p>
          </table:table-cell>
          <table:table-cell table:number-columns-repeated="1015"/>
        </table:table-row>
        <table:table-row table:style-name="ro1">
          <table:table-cell office:value-type="float" office:value="48830">
            <text:p>48830</text:p>
          </table:table-cell>
          <table:table-cell office:value-type="float" office:value="9182">
            <text:p>9182</text:p>
          </table:table-cell>
          <table:table-cell office:value-type="float" office:value="305227.6">
            <text:p>305227,6</text:p>
          </table:table-cell>
          <table:table-cell office:value-type="float" office:value="44954.09">
            <text:p>44954,09</text:p>
          </table:table-cell>
          <table:table-cell office:value-type="float" office:value="460113.5">
            <text:p>460113,5</text:p>
          </table:table-cell>
          <table:table-cell office:value-type="float" office:value="54136.09">
            <text:p>54136,09</text:p>
          </table:table-cell>
          <table:table-cell office:value-type="float" office:value="765341.1">
            <text:p>765341,1</text:p>
          </table:table-cell>
          <table:table-cell/>
          <table:table-cell table:style-name="ce2" office:value-type="date" office:date-value="2020-04-19">
            <text:p>2020-04-19 00:00:00</text:p>
          </table:table-cell>
          <table:table-cell table:number-columns-repeated="1015"/>
        </table:table-row>
        <table:table-row table:style-name="ro1">
          <table:table-cell office:value-type="float" office:value="57884">
            <text:p>57884</text:p>
          </table:table-cell>
          <table:table-cell office:value-type="float" office:value="15373">
            <text:p>15373</text:p>
          </table:table-cell>
          <table:table-cell office:value-type="float" office:value="441793.24">
            <text:p>441793,24</text:p>
          </table:table-cell>
          <table:table-cell office:value-type="float" office:value="65292.71">
            <text:p>65292,71</text:p>
          </table:table-cell>
          <table:table-cell office:value-type="float" office:value="638971.77">
            <text:p>638971,77</text:p>
          </table:table-cell>
          <table:table-cell office:value-type="float" office:value="80665.71">
            <text:p>80665,71</text:p>
          </table:table-cell>
          <table:table-cell office:value-type="float" office:value="1080765.01">
            <text:p>1080765,01</text:p>
          </table:table-cell>
          <table:table-cell/>
          <table:table-cell table:style-name="ce2" office:value-type="date" office:date-value="2020-04-20">
            <text:p>2020-04-20 00:00:00</text:p>
          </table:table-cell>
          <table:table-cell table:number-columns-repeated="1015"/>
        </table:table-row>
        <table:table-row table:style-name="ro1">
          <table:table-cell office:value-type="float" office:value="49030">
            <text:p>49030</text:p>
          </table:table-cell>
          <table:table-cell office:value-type="float" office:value="7551">
            <text:p>7551</text:p>
          </table:table-cell>
          <table:table-cell office:value-type="float" office:value="262015.6">
            <text:p>262015,6</text:p>
          </table:table-cell>
          <table:table-cell office:value-type="float" office:value="38187.46">
            <text:p>38187,46</text:p>
          </table:table-cell>
          <table:table-cell office:value-type="float" office:value="406613.03">
            <text:p>406613,03</text:p>
          </table:table-cell>
          <table:table-cell office:value-type="float" office:value="45738.46">
            <text:p>45738,46</text:p>
          </table:table-cell>
          <table:table-cell office:value-type="float" office:value="668628.63">
            <text:p>668628,63</text:p>
          </table:table-cell>
          <table:table-cell/>
          <table:table-cell table:style-name="ce2" office:value-type="date" office:date-value="2020-04-21">
            <text:p>2020-04-21 00:00:00</text:p>
          </table:table-cell>
          <table:table-cell table:number-columns-repeated="1015"/>
        </table:table-row>
        <table:table-row table:style-name="ro1">
          <table:table-cell office:value-type="float" office:value="49130">
            <text:p>49130</text:p>
          </table:table-cell>
          <table:table-cell office:value-type="float" office:value="9093">
            <text:p>9093</text:p>
          </table:table-cell>
          <table:table-cell office:value-type="float" office:value="306153.33">
            <text:p>306153,33</text:p>
          </table:table-cell>
          <table:table-cell office:value-type="float" office:value="42496.39">
            <text:p>42496,39</text:p>
          </table:table-cell>
          <table:table-cell office:value-type="float" office:value="455185.74">
            <text:p>455185,74</text:p>
          </table:table-cell>
          <table:table-cell office:value-type="float" office:value="51589.39">
            <text:p>51589,39</text:p>
          </table:table-cell>
          <table:table-cell office:value-type="float" office:value="761339.07">
            <text:p>761339,07</text:p>
          </table:table-cell>
          <table:table-cell/>
          <table:table-cell table:style-name="ce2" office:value-type="date" office:date-value="2020-04-22">
            <text:p>2020-04-22 00:00:00</text:p>
          </table:table-cell>
          <table:table-cell table:number-columns-repeated="1015"/>
        </table:table-row>
        <table:table-row table:style-name="ro1">
          <table:table-cell office:value-type="float" office:value="54153">
            <text:p>54153</text:p>
          </table:table-cell>
          <table:table-cell office:value-type="float" office:value="8836">
            <text:p>8836</text:p>
          </table:table-cell>
          <table:table-cell office:value-type="float" office:value="322097.32">
            <text:p>322097,32</text:p>
          </table:table-cell>
          <table:table-cell office:value-type="float" office:value="44008.61">
            <text:p>44008,61</text:p>
          </table:table-cell>
          <table:table-cell office:value-type="float" office:value="471664.05">
            <text:p>471664,05</text:p>
          </table:table-cell>
          <table:table-cell office:value-type="float" office:value="52844.61">
            <text:p>52844,61</text:p>
          </table:table-cell>
          <table:table-cell office:value-type="float" office:value="793761.37">
            <text:p>793761,37</text:p>
          </table:table-cell>
          <table:table-cell/>
          <table:table-cell table:style-name="ce2" office:value-type="date" office:date-value="2020-04-23">
            <text:p>2020-04-23 00:00:00</text:p>
          </table:table-cell>
          <table:table-cell table:number-columns-repeated="1015"/>
        </table:table-row>
        <table:table-row table:style-name="ro1">
          <table:table-cell office:value-type="float" office:value="58298">
            <text:p>58298</text:p>
          </table:table-cell>
          <table:table-cell office:value-type="float" office:value="10760">
            <text:p>10760</text:p>
          </table:table-cell>
          <table:table-cell office:value-type="float" office:value="392485.1">
            <text:p>392485,1</text:p>
          </table:table-cell>
          <table:table-cell office:value-type="float" office:value="53235.27">
            <text:p>53235,27</text:p>
          </table:table-cell>
          <table:table-cell office:value-type="float" office:value="571875.13">
            <text:p>571875,13</text:p>
          </table:table-cell>
          <table:table-cell office:value-type="float" office:value="63995.27">
            <text:p>63995,27</text:p>
          </table:table-cell>
          <table:table-cell office:value-type="float" office:value="964360.23">
            <text:p>964360,23</text:p>
          </table:table-cell>
          <table:table-cell/>
          <table:table-cell table:style-name="ce2" office:value-type="date" office:date-value="2020-04-24">
            <text:p>2020-04-24 00:00:00</text:p>
          </table:table-cell>
          <table:table-cell table:number-columns-repeated="1015"/>
        </table:table-row>
        <table:table-row table:style-name="ro1">
          <table:table-cell office:value-type="float" office:value="54384">
            <text:p>54384</text:p>
          </table:table-cell>
          <table:table-cell office:value-type="float" office:value="9580">
            <text:p>9580</text:p>
          </table:table-cell>
          <table:table-cell office:value-type="float" office:value="342548.78">
            <text:p>342548,78</text:p>
          </table:table-cell>
          <table:table-cell office:value-type="float" office:value="43606.53">
            <text:p>43606,53</text:p>
          </table:table-cell>
          <table:table-cell office:value-type="float" office:value="472491.49">
            <text:p>472491,49</text:p>
          </table:table-cell>
          <table:table-cell office:value-type="float" office:value="53186.53">
            <text:p>53186,53</text:p>
          </table:table-cell>
          <table:table-cell office:value-type="float" office:value="815040.27">
            <text:p>815040,27</text:p>
          </table:table-cell>
          <table:table-cell/>
          <table:table-cell table:style-name="ce2" office:value-type="date" office:date-value="2020-04-25">
            <text:p>2020-04-25 00:00:00</text:p>
          </table:table-cell>
          <table:table-cell table:number-columns-repeated="1015"/>
        </table:table-row>
        <table:table-row table:style-name="ro1">
          <table:table-cell office:value-type="float" office:value="54505">
            <text:p>54505</text:p>
          </table:table-cell>
          <table:table-cell office:value-type="float" office:value="6232">
            <text:p>6232</text:p>
          </table:table-cell>
          <table:table-cell office:value-type="float" office:value="216292.05">
            <text:p>216292,05</text:p>
          </table:table-cell>
          <table:table-cell office:value-type="float" office:value="29660.97">
            <text:p>29660,97</text:p>
          </table:table-cell>
          <table:table-cell office:value-type="float" office:value="319650.07">
            <text:p>319650,07</text:p>
          </table:table-cell>
          <table:table-cell office:value-type="float" office:value="35892.97">
            <text:p>35892,97</text:p>
          </table:table-cell>
          <table:table-cell office:value-type="float" office:value="535942.12">
            <text:p>535942,12</text:p>
          </table:table-cell>
          <table:table-cell/>
          <table:table-cell table:style-name="ce2" office:value-type="date" office:date-value="2020-04-26">
            <text:p>2020-04-26 00:00:00</text:p>
          </table:table-cell>
          <table:table-cell table:number-columns-repeated="1015"/>
        </table:table-row>
        <table:table-row table:style-name="ro1">
          <table:table-cell office:value-type="float" office:value="54626">
            <text:p>54626</text:p>
          </table:table-cell>
          <table:table-cell office:value-type="float" office:value="8086">
            <text:p>8086</text:p>
          </table:table-cell>
          <table:table-cell office:value-type="float" office:value="266148.83">
            <text:p>266148,83</text:p>
          </table:table-cell>
          <table:table-cell office:value-type="float" office:value="37047.56">
            <text:p>37047,56</text:p>
          </table:table-cell>
          <table:table-cell office:value-type="float" office:value="405435.47">
            <text:p>405435,47</text:p>
          </table:table-cell>
          <table:table-cell office:value-type="float" office:value="45133.56">
            <text:p>45133,56</text:p>
          </table:table-cell>
          <table:table-cell office:value-type="float" office:value="671584.3">
            <text:p>671584,3</text:p>
          </table:table-cell>
          <table:table-cell/>
          <table:table-cell table:style-name="ce2" office:value-type="date" office:date-value="2020-04-27">
            <text:p>2020-04-27 00:00:00</text:p>
          </table:table-cell>
          <table:table-cell table:number-columns-repeated="1015"/>
        </table:table-row>
        <table:table-row table:style-name="ro1">
          <table:table-cell office:value-type="float" office:value="54747">
            <text:p>54747</text:p>
          </table:table-cell>
          <table:table-cell office:value-type="float" office:value="11058">
            <text:p>11058</text:p>
          </table:table-cell>
          <table:table-cell office:value-type="float" office:value="339629.92">
            <text:p>339629,92</text:p>
          </table:table-cell>
          <table:table-cell office:value-type="float" office:value="44472.99">
            <text:p>44472,99</text:p>
          </table:table-cell>
          <table:table-cell office:value-type="float" office:value="480506.19">
            <text:p>480506,19</text:p>
          </table:table-cell>
          <table:table-cell office:value-type="float" office:value="55530.99">
            <text:p>55530,99</text:p>
          </table:table-cell>
          <table:table-cell office:value-type="float" office:value="820136.11">
            <text:p>820136,11</text:p>
          </table:table-cell>
          <table:table-cell/>
          <table:table-cell table:style-name="ce2" office:value-type="date" office:date-value="2020-04-28">
            <text:p>2020-04-28 00:00:00</text:p>
          </table:table-cell>
          <table:table-cell table:number-columns-repeated="1015"/>
        </table:table-row>
        <table:table-row table:style-name="ro1">
          <table:table-cell office:value-type="float" office:value="54868">
            <text:p>54868</text:p>
          </table:table-cell>
          <table:table-cell office:value-type="float" office:value="11044">
            <text:p>11044</text:p>
          </table:table-cell>
          <table:table-cell office:value-type="float" office:value="364155.12">
            <text:p>364155,12</text:p>
          </table:table-cell>
          <table:table-cell office:value-type="float" office:value="50033.24">
            <text:p>50033,24</text:p>
          </table:table-cell>
          <table:table-cell office:value-type="float" office:value="537554.88">
            <text:p>537554,88</text:p>
          </table:table-cell>
          <table:table-cell office:value-type="float" office:value="61077.24">
            <text:p>61077,24</text:p>
          </table:table-cell>
          <table:table-cell office:value-type="float" office:value="901710">
            <text:p>901710</text:p>
          </table:table-cell>
          <table:table-cell/>
          <table:table-cell table:style-name="ce2" office:value-type="date" office:date-value="2020-04-29">
            <text:p>2020-04-29 00:00:00</text:p>
          </table:table-cell>
          <table:table-cell table:number-columns-repeated="1015"/>
        </table:table-row>
        <table:table-row table:style-name="ro1">
          <table:table-cell office:value-type="float" office:value="64469">
            <text:p>64469</text:p>
          </table:table-cell>
          <table:table-cell office:value-type="float" office:value="10581">
            <text:p>10581</text:p>
          </table:table-cell>
          <table:table-cell office:value-type="float" office:value="379546.11">
            <text:p>379546,11</text:p>
          </table:table-cell>
          <table:table-cell office:value-type="float" office:value="48490.94">
            <text:p>48490,94</text:p>
          </table:table-cell>
          <table:table-cell office:value-type="float" office:value="526432.61">
            <text:p>526432,61</text:p>
          </table:table-cell>
          <table:table-cell office:value-type="float" office:value="59071.94">
            <text:p>59071,94</text:p>
          </table:table-cell>
          <table:table-cell office:value-type="float" office:value="905978.72">
            <text:p>905978,72</text:p>
          </table:table-cell>
          <table:table-cell/>
          <table:table-cell table:style-name="ce2" office:value-type="date" office:date-value="2020-04-30">
            <text:p>2020-04-30 00:00:00</text:p>
          </table:table-cell>
          <table:table-cell table:number-columns-repeated="1015"/>
        </table:table-row>
        <table:table-row table:style-name="ro1">
          <table:table-cell office:value-type="float" office:value="64614">
            <text:p>64614</text:p>
          </table:table-cell>
          <table:table-cell office:value-type="float" office:value="13207">
            <text:p>13207</text:p>
          </table:table-cell>
          <table:table-cell office:value-type="float" office:value="462218.64">
            <text:p>462218,64</text:p>
          </table:table-cell>
          <table:table-cell office:value-type="float" office:value="61497.65">
            <text:p>61497,65</text:p>
          </table:table-cell>
          <table:table-cell office:value-type="float" office:value="658809.24">
            <text:p>658809,24</text:p>
          </table:table-cell>
          <table:table-cell office:value-type="float" office:value="74704.65">
            <text:p>74704,65</text:p>
          </table:table-cell>
          <table:table-cell office:value-type="float" office:value="1121027.88">
            <text:p>1121027,88</text:p>
          </table:table-cell>
          <table:table-cell/>
          <table:table-cell table:style-name="ce2" office:value-type="date" office:date-value="2020-05-01">
            <text:p>2020-05-01 00:00:00</text:p>
          </table:table-cell>
          <table:table-cell table:number-columns-repeated="1015"/>
        </table:table-row>
        <table:table-row table:style-name="ro1">
          <table:table-cell office:value-type="float" office:value="69242">
            <text:p>69242</text:p>
          </table:table-cell>
          <table:table-cell office:value-type="float" office:value="11184">
            <text:p>11184</text:p>
          </table:table-cell>
          <table:table-cell office:value-type="float" office:value="392716.27">
            <text:p>392716,27</text:p>
          </table:table-cell>
          <table:table-cell office:value-type="float" office:value="47711.79">
            <text:p>47711,79</text:p>
          </table:table-cell>
          <table:table-cell office:value-type="float" office:value="529983.6">
            <text:p>529983,6</text:p>
          </table:table-cell>
          <table:table-cell office:value-type="float" office:value="58895.79">
            <text:p>58895,79</text:p>
          </table:table-cell>
          <table:table-cell office:value-type="float" office:value="922699.87">
            <text:p>922699,87</text:p>
          </table:table-cell>
          <table:table-cell/>
          <table:table-cell table:style-name="ce2" office:value-type="date" office:date-value="2020-05-02">
            <text:p>2020-05-02 00:00:00</text:p>
          </table:table-cell>
          <table:table-cell table:number-columns-repeated="1015"/>
        </table:table-row>
        <table:table-row table:style-name="ro1">
          <table:table-cell office:value-type="float" office:value="60420">
            <text:p>60420</text:p>
          </table:table-cell>
          <table:table-cell office:value-type="float" office:value="6293">
            <text:p>6293</text:p>
          </table:table-cell>
          <table:table-cell office:value-type="float" office:value="224347.95">
            <text:p>224347,95</text:p>
          </table:table-cell>
          <table:table-cell office:value-type="float" office:value="32023.26">
            <text:p>32023,26</text:p>
          </table:table-cell>
          <table:table-cell office:value-type="float" office:value="352580.52">
            <text:p>352580,52</text:p>
          </table:table-cell>
          <table:table-cell office:value-type="float" office:value="38316.26">
            <text:p>38316,26</text:p>
          </table:table-cell>
          <table:table-cell office:value-type="float" office:value="576928.47">
            <text:p>576928,47</text:p>
          </table:table-cell>
          <table:table-cell/>
          <table:table-cell table:style-name="ce2" office:value-type="date" office:date-value="2020-05-03">
            <text:p>2020-05-03 00:00:00</text:p>
          </table:table-cell>
          <table:table-cell table:number-columns-repeated="1015"/>
        </table:table-row>
        <table:table-row table:style-name="ro1">
          <table:table-cell office:value-type="float" office:value="78504">
            <text:p>78504</text:p>
          </table:table-cell>
          <table:table-cell office:value-type="float" office:value="8509">
            <text:p>8509</text:p>
          </table:table-cell>
          <table:table-cell office:value-type="float" office:value="272608.26">
            <text:p>272608,26</text:p>
          </table:table-cell>
          <table:table-cell office:value-type="float" office:value="38149.94">
            <text:p>38149,94</text:p>
          </table:table-cell>
          <table:table-cell office:value-type="float" office:value="417692.47">
            <text:p>417692,47</text:p>
          </table:table-cell>
          <table:table-cell office:value-type="float" office:value="46658.94">
            <text:p>46658,94</text:p>
          </table:table-cell>
          <table:table-cell office:value-type="float" office:value="690300.73">
            <text:p>690300,73</text:p>
          </table:table-cell>
          <table:table-cell/>
          <table:table-cell table:style-name="ce2" office:value-type="date" office:date-value="2020-05-04">
            <text:p>2020-05-04 00:00:00</text:p>
          </table:table-cell>
          <table:table-cell table:number-columns-repeated="1015"/>
        </table:table-row>
        <table:table-row table:style-name="ro1">
          <table:table-cell office:value-type="float" office:value="55649">
            <text:p>55649</text:p>
          </table:table-cell>
          <table:table-cell office:value-type="float" office:value="10845">
            <text:p>10845</text:p>
          </table:table-cell>
          <table:table-cell office:value-type="float" office:value="348339.47">
            <text:p>348339,47</text:p>
          </table:table-cell>
          <table:table-cell office:value-type="float" office:value="45316.03">
            <text:p>45316,03</text:p>
          </table:table-cell>
          <table:table-cell office:value-type="float" office:value="505589.81">
            <text:p>505589,81</text:p>
          </table:table-cell>
          <table:table-cell office:value-type="float" office:value="56161.03">
            <text:p>56161,03</text:p>
          </table:table-cell>
          <table:table-cell office:value-type="float" office:value="853929.28">
            <text:p>853929,28</text:p>
          </table:table-cell>
          <table:table-cell/>
          <table:table-cell table:style-name="ce2" office:value-type="date" office:date-value="2020-05-05">
            <text:p>2020-05-05 00:00:00</text:p>
          </table:table-cell>
          <table:table-cell table:number-columns-repeated="1015"/>
        </table:table-row>
        <table:table-row table:style-name="ro1">
          <table:table-cell office:value-type="float" office:value="60840">
            <text:p>60840</text:p>
          </table:table-cell>
          <table:table-cell office:value-type="float" office:value="11162">
            <text:p>11162</text:p>
          </table:table-cell>
          <table:table-cell office:value-type="float" office:value="335593.42">
            <text:p>335593,42</text:p>
          </table:table-cell>
          <table:table-cell office:value-type="float" office:value="45503.01">
            <text:p>45503,01</text:p>
          </table:table-cell>
          <table:table-cell office:value-type="float" office:value="496380.57">
            <text:p>496380,57</text:p>
          </table:table-cell>
          <table:table-cell office:value-type="float" office:value="56665.01">
            <text:p>56665,01</text:p>
          </table:table-cell>
          <table:table-cell office:value-type="float" office:value="831973.99">
            <text:p>831973,99</text:p>
          </table:table-cell>
          <table:table-cell/>
          <table:table-cell table:style-name="ce2" office:value-type="date" office:date-value="2020-05-06">
            <text:p>2020-05-06 00:00:00</text:p>
          </table:table-cell>
          <table:table-cell table:number-columns-repeated="1015"/>
        </table:table-row>
        <table:table-row table:style-name="ro1">
          <table:table-cell office:value-type="float" office:value="82836">
            <text:p>82836</text:p>
          </table:table-cell>
          <table:table-cell office:value-type="float" office:value="11721">
            <text:p>11721</text:p>
          </table:table-cell>
          <table:table-cell office:value-type="float" office:value="358859.25">
            <text:p>358859,25</text:p>
          </table:table-cell>
          <table:table-cell office:value-type="float" office:value="49067.45">
            <text:p>49067,45</text:p>
          </table:table-cell>
          <table:table-cell office:value-type="float" office:value="537714.78">
            <text:p>537714,78</text:p>
          </table:table-cell>
          <table:table-cell office:value-type="float" office:value="60788.45">
            <text:p>60788,45</text:p>
          </table:table-cell>
          <table:table-cell office:value-type="float" office:value="896574.03">
            <text:p>896574,03</text:p>
          </table:table-cell>
          <table:table-cell/>
          <table:table-cell table:style-name="ce2" office:value-type="date" office:date-value="2020-05-07">
            <text:p>2020-05-07 00:00:00</text:p>
          </table:table-cell>
          <table:table-cell table:number-columns-repeated="1015"/>
        </table:table-row>
        <table:table-row table:style-name="ro1">
          <table:table-cell office:value-type="float" office:value="56023">
            <text:p>56023</text:p>
          </table:table-cell>
          <table:table-cell office:value-type="float" office:value="14213">
            <text:p>14213</text:p>
          </table:table-cell>
          <table:table-cell office:value-type="float" office:value="430402.85">
            <text:p>430402,85</text:p>
          </table:table-cell>
          <table:table-cell office:value-type="float" office:value="60640.76">
            <text:p>60640,76</text:p>
          </table:table-cell>
          <table:table-cell office:value-type="float" office:value="667412.92">
            <text:p>667412,92</text:p>
          </table:table-cell>
          <table:table-cell office:value-type="float" office:value="74853.76">
            <text:p>74853,76</text:p>
          </table:table-cell>
          <table:table-cell office:value-type="float" office:value="1097815.77">
            <text:p>1097815,77</text:p>
          </table:table-cell>
          <table:table-cell/>
          <table:table-cell table:style-name="ce2" office:value-type="date" office:date-value="2020-05-08">
            <text:p>2020-05-08 00:00:00</text:p>
          </table:table-cell>
          <table:table-cell table:number-columns-repeated="1015"/>
        </table:table-row>
        <table:table-row table:style-name="ro1">
          <table:table-cell office:value-type="float" office:value="56144">
            <text:p>56144</text:p>
          </table:table-cell>
          <table:table-cell office:value-type="float" office:value="13476">
            <text:p>13476</text:p>
          </table:table-cell>
          <table:table-cell office:value-type="float" office:value="418368.43">
            <text:p>418368,43</text:p>
          </table:table-cell>
          <table:table-cell office:value-type="float" office:value="48816.48">
            <text:p>48816,48</text:p>
          </table:table-cell>
          <table:table-cell office:value-type="float" office:value="549895.21">
            <text:p>549895,21</text:p>
          </table:table-cell>
          <table:table-cell office:value-type="float" office:value="62292.48">
            <text:p>62292,48</text:p>
          </table:table-cell>
          <table:table-cell office:value-type="float" office:value="968263.64">
            <text:p>968263,64</text:p>
          </table:table-cell>
          <table:table-cell/>
          <table:table-cell table:style-name="ce2" office:value-type="date" office:date-value="2020-05-09">
            <text:p>2020-05-09 00:00:00</text:p>
          </table:table-cell>
          <table:table-cell table:number-columns-repeated="1015"/>
        </table:table-row>
        <table:table-row table:style-name="ro1">
          <table:table-cell office:value-type="float" office:value="56265">
            <text:p>56265</text:p>
          </table:table-cell>
          <table:table-cell office:value-type="float" office:value="6777">
            <text:p>6777</text:p>
          </table:table-cell>
          <table:table-cell office:value-type="float" office:value="208931.48">
            <text:p>208931,48</text:p>
          </table:table-cell>
          <table:table-cell office:value-type="float" office:value="30071.42">
            <text:p>30071,42</text:p>
          </table:table-cell>
          <table:table-cell office:value-type="float" office:value="333005.35">
            <text:p>333005,35</text:p>
          </table:table-cell>
          <table:table-cell office:value-type="float" office:value="36848.42">
            <text:p>36848,42</text:p>
          </table:table-cell>
          <table:table-cell office:value-type="float" office:value="541936.83">
            <text:p>541936,83</text:p>
          </table:table-cell>
          <table:table-cell/>
          <table:table-cell table:style-name="ce2" office:value-type="date" office:date-value="2020-05-10">
            <text:p>2020-05-10 00:00:00</text:p>
          </table:table-cell>
          <table:table-cell table:number-columns-repeated="1015"/>
        </table:table-row>
        <table:table-row table:style-name="ro1">
          <table:table-cell office:value-type="float" office:value="56386">
            <text:p>56386</text:p>
          </table:table-cell>
          <table:table-cell office:value-type="float" office:value="11172">
            <text:p>11172</text:p>
          </table:table-cell>
          <table:table-cell office:value-type="float" office:value="302432.33">
            <text:p>302432,33</text:p>
          </table:table-cell>
          <table:table-cell office:value-type="float" office:value="45014.28">
            <text:p>45014,28</text:p>
          </table:table-cell>
          <table:table-cell office:value-type="float" office:value="479950.26">
            <text:p>479950,26</text:p>
          </table:table-cell>
          <table:table-cell office:value-type="float" office:value="56186.28">
            <text:p>56186,28</text:p>
          </table:table-cell>
          <table:table-cell office:value-type="float" office:value="782382.59">
            <text:p>782382,59</text:p>
          </table:table-cell>
          <table:table-cell/>
          <table:table-cell table:style-name="ce2" office:value-type="date" office:date-value="2020-05-11">
            <text:p>2020-05-11 00:00:00</text:p>
          </table:table-cell>
          <table:table-cell table:number-columns-repeated="1015"/>
        </table:table-row>
        <table:table-row table:style-name="ro1">
          <table:table-cell office:value-type="float" office:value="65497">
            <text:p>65497</text:p>
          </table:table-cell>
          <table:table-cell office:value-type="float" office:value="11137">
            <text:p>11137</text:p>
          </table:table-cell>
          <table:table-cell office:value-type="float" office:value="361547.44">
            <text:p>361547,44</text:p>
          </table:table-cell>
          <table:table-cell office:value-type="float" office:value="44229.66">
            <text:p>44229,66</text:p>
          </table:table-cell>
          <table:table-cell office:value-type="float" office:value="492614">
            <text:p>492614</text:p>
          </table:table-cell>
          <table:table-cell office:value-type="float" office:value="55366.66">
            <text:p>55366,66</text:p>
          </table:table-cell>
          <table:table-cell office:value-type="float" office:value="854161.44">
            <text:p>854161,44</text:p>
          </table:table-cell>
          <table:table-cell/>
          <table:table-cell table:style-name="ce2" office:value-type="date" office:date-value="2020-05-12">
            <text:p>2020-05-12 00:00:00</text:p>
          </table:table-cell>
          <table:table-cell table:number-columns-repeated="1015"/>
        </table:table-row>
        <table:table-row table:style-name="ro1">
          <table:table-cell office:value-type="float" office:value="56628">
            <text:p>56628</text:p>
          </table:table-cell>
          <table:table-cell office:value-type="float" office:value="9883">
            <text:p>9883</text:p>
          </table:table-cell>
          <table:table-cell office:value-type="float" office:value="341136.5">
            <text:p>341136,5</text:p>
          </table:table-cell>
          <table:table-cell office:value-type="float" office:value="46302.72">
            <text:p>46302,72</text:p>
          </table:table-cell>
          <table:table-cell office:value-type="float" office:value="511179.4">
            <text:p>511179,4</text:p>
          </table:table-cell>
          <table:table-cell office:value-type="float" office:value="56185.72">
            <text:p>56185,72</text:p>
          </table:table-cell>
          <table:table-cell office:value-type="float" office:value="852315.9">
            <text:p>852315,9</text:p>
          </table:table-cell>
          <table:table-cell/>
          <table:table-cell table:style-name="ce2" office:value-type="date" office:date-value="2020-05-13">
            <text:p>2020-05-13 00:00:00</text:p>
          </table:table-cell>
          <table:table-cell table:number-columns-repeated="1015"/>
        </table:table-row>
        <table:table-row table:style-name="ro1">
          <table:table-cell office:value-type="float" office:value="56749">
            <text:p>56749</text:p>
          </table:table-cell>
          <table:table-cell office:value-type="float" office:value="10374">
            <text:p>10374</text:p>
          </table:table-cell>
          <table:table-cell office:value-type="float" office:value="365456.13">
            <text:p>365456,13</text:p>
          </table:table-cell>
          <table:table-cell office:value-type="float" office:value="48416.76">
            <text:p>48416,76</text:p>
          </table:table-cell>
          <table:table-cell office:value-type="float" office:value="542138.33">
            <text:p>542138,33</text:p>
          </table:table-cell>
          <table:table-cell office:value-type="float" office:value="58790.76">
            <text:p>58790,76</text:p>
          </table:table-cell>
          <table:table-cell office:value-type="float" office:value="907594.46">
            <text:p>907594,46</text:p>
          </table:table-cell>
          <table:table-cell/>
          <table:table-cell table:style-name="ce2" office:value-type="date" office:date-value="2020-05-14">
            <text:p>2020-05-14 00:00:00</text:p>
          </table:table-cell>
          <table:table-cell table:number-columns-repeated="1015"/>
        </table:table-row>
        <table:table-row table:style-name="ro1">
          <table:table-cell office:value-type="float" office:value="56870">
            <text:p>56870</text:p>
          </table:table-cell>
          <table:table-cell office:value-type="float" office:value="12531">
            <text:p>12531</text:p>
          </table:table-cell>
          <table:table-cell office:value-type="float" office:value="433454.31">
            <text:p>433454,31</text:p>
          </table:table-cell>
          <table:table-cell office:value-type="float" office:value="62062.41">
            <text:p>62062,41</text:p>
          </table:table-cell>
          <table:table-cell office:value-type="float" office:value="685795.34">
            <text:p>685795,34</text:p>
          </table:table-cell>
          <table:table-cell office:value-type="float" office:value="74593.41">
            <text:p>74593,41</text:p>
          </table:table-cell>
          <table:table-cell office:value-type="float" office:value="1119249.65">
            <text:p>1119249,65</text:p>
          </table:table-cell>
          <table:table-cell/>
          <table:table-cell table:style-name="ce2" office:value-type="date" office:date-value="2020-05-15">
            <text:p>2020-05-15 00:00:00</text:p>
          </table:table-cell>
          <table:table-cell table:number-columns-repeated="1015"/>
        </table:table-row>
        <table:table-row table:style-name="ro1">
          <table:table-cell office:value-type="float" office:value="56991">
            <text:p>56991</text:p>
          </table:table-cell>
          <table:table-cell office:value-type="float" office:value="10817">
            <text:p>10817</text:p>
          </table:table-cell>
          <table:table-cell office:value-type="float" office:value="374529.69">
            <text:p>374529,69</text:p>
          </table:table-cell>
          <table:table-cell office:value-type="float" office:value="49190.9">
            <text:p>49190,9</text:p>
          </table:table-cell>
          <table:table-cell office:value-type="float" office:value="556553.59">
            <text:p>556553,59</text:p>
          </table:table-cell>
          <table:table-cell office:value-type="float" office:value="60007.9">
            <text:p>60007,9</text:p>
          </table:table-cell>
          <table:table-cell office:value-type="float" office:value="931083.28">
            <text:p>931083,28</text:p>
          </table:table-cell>
          <table:table-cell/>
          <table:table-cell table:style-name="ce2" office:value-type="date" office:date-value="2020-05-16">
            <text:p>2020-05-16 00:00:00</text:p>
          </table:table-cell>
          <table:table-cell table:number-columns-repeated="1015"/>
        </table:table-row>
        <table:table-row table:style-name="ro1">
          <table:table-cell office:value-type="float" office:value="51920">
            <text:p>51920</text:p>
          </table:table-cell>
          <table:table-cell office:value-type="float" office:value="7028">
            <text:p>7028</text:p>
          </table:table-cell>
          <table:table-cell office:value-type="float" office:value="239889.27">
            <text:p>239889,27</text:p>
          </table:table-cell>
          <table:table-cell office:value-type="float" office:value="35394.81">
            <text:p>35394,81</text:p>
          </table:table-cell>
          <table:table-cell office:value-type="float" office:value="389775.67">
            <text:p>389775,67</text:p>
          </table:table-cell>
          <table:table-cell office:value-type="float" office:value="42422.81">
            <text:p>42422,81</text:p>
          </table:table-cell>
          <table:table-cell office:value-type="float" office:value="629664.94">
            <text:p>629664,94</text:p>
          </table:table-cell>
          <table:table-cell/>
          <table:table-cell table:style-name="ce2" office:value-type="date" office:date-value="2020-05-17">
            <text:p>2020-05-17 00:00:00</text:p>
          </table:table-cell>
          <table:table-cell table:number-columns-repeated="1015"/>
        </table:table-row>
        <table:table-row table:style-name="ro1">
          <table:table-cell office:value-type="float" office:value="70713">
            <text:p>70713</text:p>
          </table:table-cell>
          <table:table-cell office:value-type="float" office:value="9487">
            <text:p>9487</text:p>
          </table:table-cell>
          <table:table-cell office:value-type="float" office:value="290220.34">
            <text:p>290220,34</text:p>
          </table:table-cell>
          <table:table-cell office:value-type="float" office:value="41196.24">
            <text:p>41196,24</text:p>
          </table:table-cell>
          <table:table-cell office:value-type="float" office:value="461537.81">
            <text:p>461537,81</text:p>
          </table:table-cell>
          <table:table-cell office:value-type="float" office:value="50683.24">
            <text:p>50683,24</text:p>
          </table:table-cell>
          <table:table-cell office:value-type="float" office:value="751758.15">
            <text:p>751758,15</text:p>
          </table:table-cell>
          <table:table-cell/>
          <table:table-cell table:style-name="ce2" office:value-type="date" office:date-value="2020-05-18">
            <text:p>2020-05-18 00:00:00</text:p>
          </table:table-cell>
          <table:table-cell table:number-columns-repeated="1015"/>
        </table:table-row>
        <table:table-row table:style-name="ro1">
          <table:table-cell office:value-type="float" office:value="57343">
            <text:p>57343</text:p>
          </table:table-cell>
          <table:table-cell office:value-type="float" office:value="11029">
            <text:p>11029</text:p>
          </table:table-cell>
          <table:table-cell office:value-type="float" office:value="363256.9">
            <text:p>363256,9</text:p>
          </table:table-cell>
          <table:table-cell office:value-type="float" office:value="51264.31">
            <text:p>51264,31</text:p>
          </table:table-cell>
          <table:table-cell office:value-type="float" office:value="562224.74">
            <text:p>562224,74</text:p>
          </table:table-cell>
          <table:table-cell office:value-type="float" office:value="62293.31">
            <text:p>62293,31</text:p>
          </table:table-cell>
          <table:table-cell office:value-type="float" office:value="925481.64">
            <text:p>925481,64</text:p>
          </table:table-cell>
          <table:table-cell/>
          <table:table-cell table:style-name="ce2" office:value-type="date" office:date-value="2020-05-19">
            <text:p>2020-05-19 00:00:00</text:p>
          </table:table-cell>
          <table:table-cell table:number-columns-repeated="1015"/>
        </table:table-row>
        <table:table-row table:style-name="ro1">
          <table:table-cell office:value-type="float" office:value="61964">
            <text:p>61964</text:p>
          </table:table-cell>
          <table:table-cell office:value-type="float" office:value="11430">
            <text:p>11430</text:p>
          </table:table-cell>
          <table:table-cell office:value-type="float" office:value="383216.11">
            <text:p>383216,11</text:p>
          </table:table-cell>
          <table:table-cell office:value-type="float" office:value="58905.95">
            <text:p>58905,95</text:p>
          </table:table-cell>
          <table:table-cell office:value-type="float" office:value="611331.01">
            <text:p>611331,01</text:p>
          </table:table-cell>
          <table:table-cell office:value-type="float" office:value="70335.95">
            <text:p>70335,95</text:p>
          </table:table-cell>
          <table:table-cell office:value-type="float" office:value="994547.12">
            <text:p>994547,12</text:p>
          </table:table-cell>
          <table:table-cell/>
          <table:table-cell table:style-name="ce2" office:value-type="date" office:date-value="2020-05-20">
            <text:p>2020-05-20 00:00:00</text:p>
          </table:table-cell>
          <table:table-cell table:number-columns-repeated="1015"/>
        </table:table-row>
        <table:table-row table:style-name="ro1">
          <table:table-cell office:value-type="float" office:value="65853">
            <text:p>65853</text:p>
          </table:table-cell>
          <table:table-cell office:value-type="float" office:value="11781">
            <text:p>11781</text:p>
          </table:table-cell>
          <table:table-cell office:value-type="float" office:value="394762.7">
            <text:p>394762,7</text:p>
          </table:table-cell>
          <table:table-cell office:value-type="float" office:value="50660.24">
            <text:p>50660,24</text:p>
          </table:table-cell>
          <table:table-cell office:value-type="float" office:value="560640.19">
            <text:p>560640,19</text:p>
          </table:table-cell>
          <table:table-cell office:value-type="float" office:value="62441.24">
            <text:p>62441,24</text:p>
          </table:table-cell>
          <table:table-cell office:value-type="float" office:value="955402.89">
            <text:p>955402,89</text:p>
          </table:table-cell>
          <table:table-cell/>
          <table:table-cell table:style-name="ce2" office:value-type="date" office:date-value="2020-05-21">
            <text:p>2020-05-21 00:00:00</text:p>
          </table:table-cell>
          <table:table-cell table:number-columns-repeated="1015"/>
        </table:table-row>
        <table:table-row table:style-name="ro1">
          <table:table-cell office:value-type="float" office:value="57695">
            <text:p>57695</text:p>
          </table:table-cell>
          <table:table-cell office:value-type="float" office:value="14076">
            <text:p>14076</text:p>
          </table:table-cell>
          <table:table-cell office:value-type="float" office:value="460859.89">
            <text:p>460859,89</text:p>
          </table:table-cell>
          <table:table-cell office:value-type="float" office:value="62342.52">
            <text:p>62342,52</text:p>
          </table:table-cell>
          <table:table-cell office:value-type="float" office:value="693838.85">
            <text:p>693838,85</text:p>
          </table:table-cell>
          <table:table-cell office:value-type="float" office:value="76418.52">
            <text:p>76418,52</text:p>
          </table:table-cell>
          <table:table-cell office:value-type="float" office:value="1154698.74">
            <text:p>1154698,74</text:p>
          </table:table-cell>
          <table:table-cell/>
          <table:table-cell table:style-name="ce2" office:value-type="date" office:date-value="2020-05-22">
            <text:p>2020-05-22 00:00:00</text:p>
          </table:table-cell>
          <table:table-cell table:number-columns-repeated="1015"/>
        </table:table-row>
        <table:table-row table:style-name="ro1">
          <table:table-cell office:value-type="float" office:value="62320">
            <text:p>62320</text:p>
          </table:table-cell>
          <table:table-cell office:value-type="float" office:value="10781">
            <text:p>10781</text:p>
          </table:table-cell>
          <table:table-cell office:value-type="float" office:value="386813.23">
            <text:p>386813,23</text:p>
          </table:table-cell>
          <table:table-cell office:value-type="float" office:value="51795.32">
            <text:p>51795,32</text:p>
          </table:table-cell>
          <table:table-cell office:value-type="float" office:value="577578.29">
            <text:p>577578,29</text:p>
          </table:table-cell>
          <table:table-cell office:value-type="float" office:value="62576.32">
            <text:p>62576,32</text:p>
          </table:table-cell>
          <table:table-cell office:value-type="float" office:value="964391.52">
            <text:p>964391,52</text:p>
          </table:table-cell>
          <table:table-cell/>
          <table:table-cell table:style-name="ce2" office:value-type="date" office:date-value="2020-05-23">
            <text:p>2020-05-23 00:00:00</text:p>
          </table:table-cell>
          <table:table-cell table:number-columns-repeated="1015"/>
        </table:table-row>
        <table:table-row table:style-name="ro1">
          <table:table-cell office:value-type="float" office:value="66947">
            <text:p>66947</text:p>
          </table:table-cell>
          <table:table-cell office:value-type="float" office:value="6909">
            <text:p>6909</text:p>
          </table:table-cell>
          <table:table-cell office:value-type="float" office:value="255714.7">
            <text:p>255714,7</text:p>
          </table:table-cell>
          <table:table-cell office:value-type="float" office:value="38844.02">
            <text:p>38844,02</text:p>
          </table:table-cell>
          <table:table-cell office:value-type="float" office:value="428888.31">
            <text:p>428888,31</text:p>
          </table:table-cell>
          <table:table-cell office:value-type="float" office:value="45753.02">
            <text:p>45753,02</text:p>
          </table:table-cell>
          <table:table-cell office:value-type="float" office:value="684603.01">
            <text:p>684603,01</text:p>
          </table:table-cell>
          <table:table-cell/>
          <table:table-cell table:style-name="ce2" office:value-type="date" office:date-value="2020-05-24">
            <text:p>2020-05-24 00:00:00</text:p>
          </table:table-cell>
          <table:table-cell table:number-columns-repeated="1015"/>
        </table:table-row>
        <table:table-row table:style-name="ro1">
          <table:table-cell office:value-type="float" office:value="107635">
            <text:p>107635</text:p>
          </table:table-cell>
          <table:table-cell office:value-type="float" office:value="26770">
            <text:p>26770</text:p>
          </table:table-cell>
          <table:table-cell office:value-type="float" office:value="1154460.43">
            <text:p>1154460,43</text:p>
          </table:table-cell>
          <table:table-cell office:value-type="float" office:value="109578.56">
            <text:p>109578,56</text:p>
          </table:table-cell>
          <table:table-cell office:value-type="float" office:value="1524983.57">
            <text:p>1524983,57</text:p>
          </table:table-cell>
          <table:table-cell office:value-type="float" office:value="136348.56">
            <text:p>136348,56</text:p>
          </table:table-cell>
          <table:table-cell office:value-type="float" office:value="2679444">
            <text:p>2679444</text:p>
          </table:table-cell>
          <table:table-cell/>
          <table:table-cell table:style-name="ce2" office:value-type="date" office:date-value="2020-05-25">
            <text:p>2020-05-25 00:00:00</text:p>
          </table:table-cell>
          <table:table-cell table:number-columns-repeated="1015"/>
        </table:table-row>
        <table:table-row table:style-name="ro1">
          <table:table-cell office:value-type="float" office:value="107877">
            <text:p>107877</text:p>
          </table:table-cell>
          <table:table-cell office:value-type="float" office:value="29920">
            <text:p>29920</text:p>
          </table:table-cell>
          <table:table-cell office:value-type="float" office:value="1262751.78">
            <text:p>1262751,78</text:p>
          </table:table-cell>
          <table:table-cell office:value-type="float" office:value="113606.89">
            <text:p>113606,89</text:p>
          </table:table-cell>
          <table:table-cell office:value-type="float" office:value="1554012.14">
            <text:p>1554012,14</text:p>
          </table:table-cell>
          <table:table-cell office:value-type="float" office:value="143526.89">
            <text:p>143526,89</text:p>
          </table:table-cell>
          <table:table-cell office:value-type="float" office:value="2816763.92">
            <text:p>2816763,92</text:p>
          </table:table-cell>
          <table:table-cell/>
          <table:table-cell table:style-name="ce2" office:value-type="date" office:date-value="2020-05-26">
            <text:p>2020-05-26 00:00:00</text:p>
          </table:table-cell>
          <table:table-cell table:number-columns-repeated="1015"/>
        </table:table-row>
        <table:table-row table:style-name="ro1">
          <table:table-cell office:value-type="float" office:value="108119">
            <text:p>108119</text:p>
          </table:table-cell>
          <table:table-cell office:value-type="float" office:value="27962">
            <text:p>27962</text:p>
          </table:table-cell>
          <table:table-cell office:value-type="float" office:value="1165062.2">
            <text:p>1165062,2</text:p>
          </table:table-cell>
          <table:table-cell office:value-type="float" office:value="114565.14">
            <text:p>114565,14</text:p>
          </table:table-cell>
          <table:table-cell office:value-type="float" office:value="1547797.56">
            <text:p>1547797,56</text:p>
          </table:table-cell>
          <table:table-cell office:value-type="float" office:value="142527.14">
            <text:p>142527,14</text:p>
          </table:table-cell>
          <table:table-cell office:value-type="float" office:value="2712859.76">
            <text:p>2712859,76</text:p>
          </table:table-cell>
          <table:table-cell/>
          <table:table-cell table:style-name="ce2" office:value-type="date" office:date-value="2020-05-27">
            <text:p>2020-05-27 00:00:00</text:p>
          </table:table-cell>
          <table:table-cell table:number-columns-repeated="1015"/>
        </table:table-row>
        <table:table-row table:style-name="ro1">
          <table:table-cell office:value-type="float" office:value="108361">
            <text:p>108361</text:p>
          </table:table-cell>
          <table:table-cell office:value-type="float" office:value="28537">
            <text:p>28537</text:p>
          </table:table-cell>
          <table:table-cell office:value-type="float" office:value="1176630.2">
            <text:p>1176630,2</text:p>
          </table:table-cell>
          <table:table-cell office:value-type="float" office:value="114308.56">
            <text:p>114308,56</text:p>
          </table:table-cell>
          <table:table-cell office:value-type="float" office:value="1519270.51">
            <text:p>1519270,51</text:p>
          </table:table-cell>
          <table:table-cell office:value-type="float" office:value="142845.56">
            <text:p>142845,56</text:p>
          </table:table-cell>
          <table:table-cell office:value-type="float" office:value="2695900.71">
            <text:p>2695900,71</text:p>
          </table:table-cell>
          <table:table-cell/>
          <table:table-cell table:style-name="ce2" office:value-type="date" office:date-value="2020-05-28">
            <text:p>2020-05-28 00:00:00</text:p>
          </table:table-cell>
          <table:table-cell table:number-columns-repeated="1015"/>
        </table:table-row>
        <table:table-row table:style-name="ro1">
          <table:table-cell office:value-type="float" office:value="104052">
            <text:p>104052</text:p>
          </table:table-cell>
          <table:table-cell office:value-type="float" office:value="33173">
            <text:p>33173</text:p>
          </table:table-cell>
          <table:table-cell office:value-type="float" office:value="1310406.26">
            <text:p>1310406,26</text:p>
          </table:table-cell>
          <table:table-cell office:value-type="float" office:value="127440.63">
            <text:p>127440,63</text:p>
          </table:table-cell>
          <table:table-cell office:value-type="float" office:value="1697743.81">
            <text:p>1697743,81</text:p>
          </table:table-cell>
          <table:table-cell office:value-type="float" office:value="160613.63">
            <text:p>160613,63</text:p>
          </table:table-cell>
          <table:table-cell office:value-type="float" office:value="3008150.07">
            <text:p>3008150,07</text:p>
          </table:table-cell>
          <table:table-cell/>
          <table:table-cell table:style-name="ce2" office:value-type="date" office:date-value="2020-05-29">
            <text:p>2020-05-29 00:00:00</text:p>
          </table:table-cell>
          <table:table-cell table:number-columns-repeated="1015"/>
        </table:table-row>
        <table:table-row table:style-name="ro1">
          <table:table-cell office:value-type="float" office:value="104273">
            <text:p>104273</text:p>
          </table:table-cell>
          <table:table-cell office:value-type="float" office:value="31995">
            <text:p>31995</text:p>
          </table:table-cell>
          <table:table-cell office:value-type="float" office:value="1279067.8">
            <text:p>1279067,8</text:p>
          </table:table-cell>
          <table:table-cell office:value-type="float" office:value="119814.61">
            <text:p>119814,61</text:p>
          </table:table-cell>
          <table:table-cell office:value-type="float" office:value="1612045.67">
            <text:p>1612045,67</text:p>
          </table:table-cell>
          <table:table-cell office:value-type="float" office:value="151809.61">
            <text:p>151809,61</text:p>
          </table:table-cell>
          <table:table-cell office:value-type="float" office:value="2891113.47">
            <text:p>2891113,47</text:p>
          </table:table-cell>
          <table:table-cell/>
          <table:table-cell table:style-name="ce2" office:value-type="date" office:date-value="2020-05-30">
            <text:p>2020-05-30 00:00:00</text:p>
          </table:table-cell>
          <table:table-cell table:number-columns-repeated="1015"/>
        </table:table-row>
        <table:table-row table:style-name="ro1">
          <table:table-cell office:value-type="float" office:value="104494">
            <text:p>104494</text:p>
          </table:table-cell>
          <table:table-cell office:value-type="float" office:value="20247">
            <text:p>20247</text:p>
          </table:table-cell>
          <table:table-cell office:value-type="float" office:value="826604.63">
            <text:p>826604,63</text:p>
          </table:table-cell>
          <table:table-cell office:value-type="float" office:value="84719.88">
            <text:p>84719,88</text:p>
          </table:table-cell>
          <table:table-cell office:value-type="float" office:value="1145644.03">
            <text:p>1145644,03</text:p>
          </table:table-cell>
          <table:table-cell office:value-type="float" office:value="104966.88">
            <text:p>104966,88</text:p>
          </table:table-cell>
          <table:table-cell office:value-type="float" office:value="1972248.66">
            <text:p>1972248,66</text:p>
          </table:table-cell>
          <table:table-cell/>
          <table:table-cell table:style-name="ce2" office:value-type="date" office:date-value="2020-05-31">
            <text:p>2020-05-31 00:00:00</text:p>
          </table:table-cell>
          <table:table-cell table:number-columns-repeated="1015"/>
        </table:table-row>
        <table:table-row table:style-name="ro1">
          <table:table-cell office:value-type="float" office:value="104715">
            <text:p>104715</text:p>
          </table:table-cell>
          <table:table-cell office:value-type="float" office:value="22471">
            <text:p>22471</text:p>
          </table:table-cell>
          <table:table-cell office:value-type="float" office:value="879739.89">
            <text:p>879739,89</text:p>
          </table:table-cell>
          <table:table-cell office:value-type="float" office:value="97382.5">
            <text:p>97382,5</text:p>
          </table:table-cell>
          <table:table-cell office:value-type="float" office:value="1267283.75">
            <text:p>1267283,75</text:p>
          </table:table-cell>
          <table:table-cell office:value-type="float" office:value="119853.5">
            <text:p>119853,5</text:p>
          </table:table-cell>
          <table:table-cell office:value-type="float" office:value="2147023.64">
            <text:p>2147023,64</text:p>
          </table:table-cell>
          <table:table-cell/>
          <table:table-cell table:style-name="ce2" office:value-type="date" office:date-value="2020-06-01">
            <text:p>2020-06-01 00:00:00</text:p>
          </table:table-cell>
          <table:table-cell table:number-columns-repeated="1015"/>
        </table:table-row>
        <table:table-row table:style-name="ro1">
          <table:table-cell office:value-type="float" office:value="104936">
            <text:p>104936</text:p>
          </table:table-cell>
          <table:table-cell office:value-type="float" office:value="22621">
            <text:p>22621</text:p>
          </table:table-cell>
          <table:table-cell office:value-type="float" office:value="907596.39">
            <text:p>907596,39</text:p>
          </table:table-cell>
          <table:table-cell office:value-type="float" office:value="99466.12">
            <text:p>99466,12</text:p>
          </table:table-cell>
          <table:table-cell office:value-type="float" office:value="1315343.63">
            <text:p>1315343,63</text:p>
          </table:table-cell>
          <table:table-cell office:value-type="float" office:value="122087.12">
            <text:p>122087,12</text:p>
          </table:table-cell>
          <table:table-cell office:value-type="float" office:value="2222940.02">
            <text:p>2222940,02</text:p>
          </table:table-cell>
          <table:table-cell/>
          <table:table-cell table:style-name="ce2" office:value-type="date" office:date-value="2020-06-02">
            <text:p>2020-06-02 00:00:00</text:p>
          </table:table-cell>
          <table:table-cell table:number-columns-repeated="1015"/>
        </table:table-row>
        <table:table-row table:style-name="ro1">
          <table:table-cell office:value-type="float" office:value="105157">
            <text:p>105157</text:p>
          </table:table-cell>
          <table:table-cell office:value-type="float" office:value="24807">
            <text:p>24807</text:p>
          </table:table-cell>
          <table:table-cell office:value-type="float" office:value="968104.56">
            <text:p>968104,56</text:p>
          </table:table-cell>
          <table:table-cell office:value-type="float" office:value="107425.5">
            <text:p>107425,5</text:p>
          </table:table-cell>
          <table:table-cell office:value-type="float" office:value="1408440.77">
            <text:p>1408440,77</text:p>
          </table:table-cell>
          <table:table-cell office:value-type="float" office:value="132232.5">
            <text:p>132232,5</text:p>
          </table:table-cell>
          <table:table-cell office:value-type="float" office:value="2376545.33">
            <text:p>2376545,33</text:p>
          </table:table-cell>
          <table:table-cell/>
          <table:table-cell table:style-name="ce2" office:value-type="date" office:date-value="2020-06-03">
            <text:p>2020-06-03 00:00:00</text:p>
          </table:table-cell>
          <table:table-cell table:number-columns-repeated="1015"/>
        </table:table-row>
        <table:table-row table:style-name="ro1">
          <table:table-cell office:value-type="float" office:value="105378">
            <text:p>105378</text:p>
          </table:table-cell>
          <table:table-cell office:value-type="float" office:value="24793">
            <text:p>24793</text:p>
          </table:table-cell>
          <table:table-cell office:value-type="float" office:value="973266.74">
            <text:p>973266,74</text:p>
          </table:table-cell>
          <table:table-cell office:value-type="float" office:value="104718.27">
            <text:p>104718,27</text:p>
          </table:table-cell>
          <table:table-cell office:value-type="float" office:value="1386305.85">
            <text:p>1386305,85</text:p>
          </table:table-cell>
          <table:table-cell office:value-type="float" office:value="129511.27">
            <text:p>129511,27</text:p>
          </table:table-cell>
          <table:table-cell office:value-type="float" office:value="2359572.59">
            <text:p>2359572,59</text:p>
          </table:table-cell>
          <table:table-cell/>
          <table:table-cell table:style-name="ce2" office:value-type="date" office:date-value="2020-06-04">
            <text:p>2020-06-04 00:00:00</text:p>
          </table:table-cell>
          <table:table-cell table:number-columns-repeated="1015"/>
        </table:table-row>
        <table:table-row table:style-name="ro1">
          <table:table-cell office:value-type="float" office:value="110220">
            <text:p>110220</text:p>
          </table:table-cell>
          <table:table-cell office:value-type="float" office:value="30032">
            <text:p>30032</text:p>
          </table:table-cell>
          <table:table-cell office:value-type="float" office:value="1194601.97">
            <text:p>1194601,97</text:p>
          </table:table-cell>
          <table:table-cell office:value-type="float" office:value="127626.57">
            <text:p>127626,57</text:p>
          </table:table-cell>
          <table:table-cell office:value-type="float" office:value="1686351.34">
            <text:p>1686351,34</text:p>
          </table:table-cell>
          <table:table-cell office:value-type="float" office:value="157658.57">
            <text:p>157658,57</text:p>
          </table:table-cell>
          <table:table-cell office:value-type="float" office:value="2880953.31">
            <text:p>2880953,31</text:p>
          </table:table-cell>
          <table:table-cell/>
          <table:table-cell table:style-name="ce2" office:value-type="date" office:date-value="2020-06-05">
            <text:p>2020-06-05 00:00:00</text:p>
          </table:table-cell>
          <table:table-cell table:number-columns-repeated="1015"/>
        </table:table-row>
        <table:table-row table:style-name="ro1">
          <table:table-cell office:value-type="float" office:value="110462">
            <text:p>110462</text:p>
          </table:table-cell>
          <table:table-cell office:value-type="float" office:value="29138">
            <text:p>29138</text:p>
          </table:table-cell>
          <table:table-cell office:value-type="float" office:value="1158046.25">
            <text:p>1158046,25</text:p>
          </table:table-cell>
          <table:table-cell office:value-type="float" office:value="119539.84">
            <text:p>119539,84</text:p>
          </table:table-cell>
          <table:table-cell office:value-type="float" office:value="1595607.16">
            <text:p>1595607,16</text:p>
          </table:table-cell>
          <table:table-cell office:value-type="float" office:value="148677.84">
            <text:p>148677,84</text:p>
          </table:table-cell>
          <table:table-cell office:value-type="float" office:value="2753653.41">
            <text:p>2753653,41</text:p>
          </table:table-cell>
          <table:table-cell/>
          <table:table-cell table:style-name="ce2" office:value-type="date" office:date-value="2020-06-06">
            <text:p>2020-06-06 00:00:00</text:p>
          </table:table-cell>
          <table:table-cell table:number-columns-repeated="1015"/>
        </table:table-row>
        <table:table-row table:style-name="ro1">
          <table:table-cell office:value-type="float" office:value="105283">
            <text:p>105283</text:p>
          </table:table-cell>
          <table:table-cell office:value-type="float" office:value="19920">
            <text:p>19920</text:p>
          </table:table-cell>
          <table:table-cell office:value-type="float" office:value="788406.15">
            <text:p>788406,15</text:p>
          </table:table-cell>
          <table:table-cell office:value-type="float" office:value="89017.67">
            <text:p>89017,67</text:p>
          </table:table-cell>
          <table:table-cell office:value-type="float" office:value="1194369.42">
            <text:p>1194369,42</text:p>
          </table:table-cell>
          <table:table-cell office:value-type="float" office:value="108937.67">
            <text:p>108937,67</text:p>
          </table:table-cell>
          <table:table-cell office:value-type="float" office:value="1982775.57">
            <text:p>1982775,57</text:p>
          </table:table-cell>
          <table:table-cell/>
          <table:table-cell table:style-name="ce2" office:value-type="date" office:date-value="2020-06-07">
            <text:p>2020-06-07 00:00:00</text:p>
          </table:table-cell>
          <table:table-cell table:number-columns-repeated="1015"/>
        </table:table-row>
        <table:table-row table:style-name="ro1">
          <table:table-cell office:value-type="float" office:value="110935">
            <text:p>110935</text:p>
          </table:table-cell>
          <table:table-cell office:value-type="float" office:value="21140">
            <text:p>21140</text:p>
          </table:table-cell>
          <table:table-cell office:value-type="float" office:value="854010.26">
            <text:p>854010,26</text:p>
          </table:table-cell>
          <table:table-cell office:value-type="float" office:value="93124.83">
            <text:p>93124,83</text:p>
          </table:table-cell>
          <table:table-cell office:value-type="float" office:value="1246559.72">
            <text:p>1246559,72</text:p>
          </table:table-cell>
          <table:table-cell office:value-type="float" office:value="114264.83">
            <text:p>114264,83</text:p>
          </table:table-cell>
          <table:table-cell office:value-type="float" office:value="2100569.98">
            <text:p>2100569,98</text:p>
          </table:table-cell>
          <table:table-cell/>
          <table:table-cell table:style-name="ce2" office:value-type="date" office:date-value="2020-06-08">
            <text:p>2020-06-08 00:00:00</text:p>
          </table:table-cell>
          <table:table-cell table:number-columns-repeated="1015"/>
        </table:table-row>
        <table:table-row table:style-name="ro1">
          <table:table-cell office:value-type="float" office:value="111177">
            <text:p>111177</text:p>
          </table:table-cell>
          <table:table-cell office:value-type="float" office:value="22841">
            <text:p>22841</text:p>
          </table:table-cell>
          <table:table-cell office:value-type="float" office:value="912205.93">
            <text:p>912205,93</text:p>
          </table:table-cell>
          <table:table-cell office:value-type="float" office:value="102551.6">
            <text:p>102551,6</text:p>
          </table:table-cell>
          <table:table-cell office:value-type="float" office:value="1380722.63">
            <text:p>1380722,63</text:p>
          </table:table-cell>
          <table:table-cell office:value-type="float" office:value="125392.6">
            <text:p>125392,6</text:p>
          </table:table-cell>
          <table:table-cell office:value-type="float" office:value="2292928.56">
            <text:p>2292928,56</text:p>
          </table:table-cell>
          <table:table-cell/>
          <table:table-cell table:style-name="ce2" office:value-type="date" office:date-value="2020-06-09">
            <text:p>2020-06-09 00:00:00</text:p>
          </table:table-cell>
          <table:table-cell table:number-columns-repeated="1015"/>
        </table:table-row>
        <table:table-row table:style-name="ro1">
          <table:table-cell office:value-type="float" office:value="111419">
            <text:p>111419</text:p>
          </table:table-cell>
          <table:table-cell office:value-type="float" office:value="24427">
            <text:p>24427</text:p>
          </table:table-cell>
          <table:table-cell office:value-type="float" office:value="962090.52">
            <text:p>962090,52</text:p>
          </table:table-cell>
          <table:table-cell office:value-type="float" office:value="107667.55">
            <text:p>107667,55</text:p>
          </table:table-cell>
          <table:table-cell office:value-type="float" office:value="1438175.65">
            <text:p>1438175,65</text:p>
          </table:table-cell>
          <table:table-cell office:value-type="float" office:value="132094.55">
            <text:p>132094,55</text:p>
          </table:table-cell>
          <table:table-cell office:value-type="float" office:value="2400266.17">
            <text:p>2400266,17</text:p>
          </table:table-cell>
          <table:table-cell/>
          <table:table-cell table:style-name="ce2" office:value-type="date" office:date-value="2020-06-10">
            <text:p>2020-06-10 00:00:00</text:p>
          </table:table-cell>
          <table:table-cell table:number-columns-repeated="1015"/>
        </table:table-row>
        <table:table-row table:style-name="ro1">
          <table:table-cell office:value-type="float" office:value="111661">
            <text:p>111661</text:p>
          </table:table-cell>
          <table:table-cell office:value-type="float" office:value="26574">
            <text:p>26574</text:p>
          </table:table-cell>
          <table:table-cell office:value-type="float" office:value="1060861.92">
            <text:p>1060861,92</text:p>
          </table:table-cell>
          <table:table-cell office:value-type="float" office:value="122195.82">
            <text:p>122195,82</text:p>
          </table:table-cell>
          <table:table-cell office:value-type="float" office:value="1614388.15">
            <text:p>1614388,15</text:p>
          </table:table-cell>
          <table:table-cell office:value-type="float" office:value="148769.82">
            <text:p>148769,82</text:p>
          </table:table-cell>
          <table:table-cell office:value-type="float" office:value="2675250.07">
            <text:p>2675250,07</text:p>
          </table:table-cell>
          <table:table-cell/>
          <table:table-cell table:style-name="ce2" office:value-type="date" office:date-value="2020-06-11">
            <text:p>2020-06-11 00:00:00</text:p>
          </table:table-cell>
          <table:table-cell table:number-columns-repeated="1015"/>
        </table:table-row>
        <table:table-row table:style-name="ro1">
          <table:table-cell office:value-type="float" office:value="111903">
            <text:p>111903</text:p>
          </table:table-cell>
          <table:table-cell office:value-type="float" office:value="31278">
            <text:p>31278</text:p>
          </table:table-cell>
          <table:table-cell office:value-type="float" office:value="1229592.77">
            <text:p>1229592,77</text:p>
          </table:table-cell>
          <table:table-cell office:value-type="float" office:value="142368.88">
            <text:p>142368,88</text:p>
          </table:table-cell>
          <table:table-cell office:value-type="float" office:value="1904769.23">
            <text:p>1904769,23</text:p>
          </table:table-cell>
          <table:table-cell office:value-type="float" office:value="173646.88">
            <text:p>173646,88</text:p>
          </table:table-cell>
          <table:table-cell office:value-type="float" office:value="3134362">
            <text:p>3134362</text:p>
          </table:table-cell>
          <table:table-cell/>
          <table:table-cell table:style-name="ce2" office:value-type="date" office:date-value="2020-06-12">
            <text:p>2020-06-12 00:00:00</text:p>
          </table:table-cell>
          <table:table-cell table:number-columns-repeated="1015"/>
        </table:table-row>
        <table:table-row table:style-name="ro1">
          <table:table-cell office:value-type="float" office:value="112145">
            <text:p>112145</text:p>
          </table:table-cell>
          <table:table-cell office:value-type="float" office:value="31799">
            <text:p>31799</text:p>
          </table:table-cell>
          <table:table-cell office:value-type="float" office:value="1226193.21">
            <text:p>1226193,21</text:p>
          </table:table-cell>
          <table:table-cell office:value-type="float" office:value="134198.6">
            <text:p>134198,6</text:p>
          </table:table-cell>
          <table:table-cell office:value-type="float" office:value="1810199.94">
            <text:p>1810199,94</text:p>
          </table:table-cell>
          <table:table-cell office:value-type="float" office:value="165997.6">
            <text:p>165997,6</text:p>
          </table:table-cell>
          <table:table-cell office:value-type="float" office:value="3036393.15">
            <text:p>3036393,15</text:p>
          </table:table-cell>
          <table:table-cell/>
          <table:table-cell table:style-name="ce2" office:value-type="date" office:date-value="2020-06-13">
            <text:p>2020-06-13 00:00:00</text:p>
          </table:table-cell>
          <table:table-cell table:number-columns-repeated="1015"/>
        </table:table-row>
        <table:table-row table:style-name="ro1">
          <table:table-cell office:value-type="float" office:value="112387">
            <text:p>112387</text:p>
          </table:table-cell>
          <table:table-cell office:value-type="float" office:value="21678">
            <text:p>21678</text:p>
          </table:table-cell>
          <table:table-cell office:value-type="float" office:value="859828.82">
            <text:p>859828,82</text:p>
          </table:table-cell>
          <table:table-cell office:value-type="float" office:value="99104.28">
            <text:p>99104,28</text:p>
          </table:table-cell>
          <table:table-cell office:value-type="float" office:value="1336094.36">
            <text:p>1336094,36</text:p>
          </table:table-cell>
          <table:table-cell office:value-type="float" office:value="120782.28">
            <text:p>120782,28</text:p>
          </table:table-cell>
          <table:table-cell office:value-type="float" office:value="2195923.18">
            <text:p>2195923,18</text:p>
          </table:table-cell>
          <table:table-cell/>
          <table:table-cell table:style-name="ce2" office:value-type="date" office:date-value="2020-06-14">
            <text:p>2020-06-14 00:00:00</text:p>
          </table:table-cell>
          <table:table-cell table:number-columns-repeated="1015"/>
        </table:table-row>
        <table:table-row table:style-name="ro1">
          <table:table-cell office:value-type="float" office:value="112629">
            <text:p>112629</text:p>
          </table:table-cell>
          <table:table-cell office:value-type="float" office:value="22820">
            <text:p>22820</text:p>
          </table:table-cell>
          <table:table-cell office:value-type="float" office:value="914489.13">
            <text:p>914489,13</text:p>
          </table:table-cell>
          <table:table-cell office:value-type="float" office:value="108459.45">
            <text:p>108459,45</text:p>
          </table:table-cell>
          <table:table-cell office:value-type="float" office:value="1458310.74">
            <text:p>1458310,74</text:p>
          </table:table-cell>
          <table:table-cell office:value-type="float" office:value="131279.45">
            <text:p>131279,45</text:p>
          </table:table-cell>
          <table:table-cell office:value-type="float" office:value="2372799.87">
            <text:p>2372799,87</text:p>
          </table:table-cell>
          <table:table-cell/>
          <table:table-cell table:style-name="ce2" office:value-type="date" office:date-value="2020-06-15">
            <text:p>2020-06-15 00:00:00</text:p>
          </table:table-cell>
          <table:table-cell table:number-columns-repeated="1015"/>
        </table:table-row>
        <table:table-row table:style-name="ro1">
          <table:table-cell office:value-type="float" office:value="112871">
            <text:p>112871</text:p>
          </table:table-cell>
          <table:table-cell office:value-type="float" office:value="24783">
            <text:p>24783</text:p>
          </table:table-cell>
          <table:table-cell office:value-type="float" office:value="987501.14">
            <text:p>987501,14</text:p>
          </table:table-cell>
          <table:table-cell office:value-type="float" office:value="116319.38">
            <text:p>116319,38</text:p>
          </table:table-cell>
          <table:table-cell office:value-type="float" office:value="1565949.49">
            <text:p>1565949,49</text:p>
          </table:table-cell>
          <table:table-cell office:value-type="float" office:value="141102.38">
            <text:p>141102,38</text:p>
          </table:table-cell>
          <table:table-cell office:value-type="float" office:value="2553450.63">
            <text:p>2553450,63</text:p>
          </table:table-cell>
          <table:table-cell/>
          <table:table-cell table:style-name="ce2" office:value-type="date" office:date-value="2020-06-16">
            <text:p>2020-06-16 00:00:00</text:p>
          </table:table-cell>
          <table:table-cell table:number-columns-repeated="1015"/>
        </table:table-row>
        <table:table-row table:style-name="ro1">
          <table:table-cell office:value-type="float" office:value="113113">
            <text:p>113113</text:p>
          </table:table-cell>
          <table:table-cell office:value-type="float" office:value="24947">
            <text:p>24947</text:p>
          </table:table-cell>
          <table:table-cell office:value-type="float" office:value="996395.45">
            <text:p>996395,45</text:p>
          </table:table-cell>
          <table:table-cell office:value-type="float" office:value="115520.73">
            <text:p>115520,73</text:p>
          </table:table-cell>
          <table:table-cell office:value-type="float" office:value="1545265.48">
            <text:p>1545265,48</text:p>
          </table:table-cell>
          <table:table-cell office:value-type="float" office:value="140467.73">
            <text:p>140467,73</text:p>
          </table:table-cell>
          <table:table-cell office:value-type="float" office:value="2541660.93">
            <text:p>2541660,93</text:p>
          </table:table-cell>
          <table:table-cell/>
          <table:table-cell table:style-name="ce2" office:value-type="date" office:date-value="2020-06-17">
            <text:p>2020-06-17 00:00:00</text:p>
          </table:table-cell>
          <table:table-cell table:number-columns-repeated="1015"/>
        </table:table-row>
        <table:table-row table:style-name="ro1">
          <table:table-cell office:value-type="float" office:value="113355">
            <text:p>113355</text:p>
          </table:table-cell>
          <table:table-cell office:value-type="float" office:value="28269">
            <text:p>28269</text:p>
          </table:table-cell>
          <table:table-cell office:value-type="float" office:value="1121067.44">
            <text:p>1121067,44</text:p>
          </table:table-cell>
          <table:table-cell office:value-type="float" office:value="122312.31">
            <text:p>122312,31</text:p>
          </table:table-cell>
          <table:table-cell office:value-type="float" office:value="1649582.28">
            <text:p>1649582,28</text:p>
          </table:table-cell>
          <table:table-cell office:value-type="float" office:value="150581.31">
            <text:p>150581,31</text:p>
          </table:table-cell>
          <table:table-cell office:value-type="float" office:value="2770649.72">
            <text:p>2770649,72</text:p>
          </table:table-cell>
          <table:table-cell/>
          <table:table-cell table:style-name="ce2" office:value-type="date" office:date-value="2020-06-18">
            <text:p>2020-06-18 00:00:00</text:p>
          </table:table-cell>
          <table:table-cell table:number-columns-repeated="1015"/>
        </table:table-row>
        <table:table-row table:style-name="ro1">
          <table:table-cell office:value-type="float" office:value="113597">
            <text:p>113597</text:p>
          </table:table-cell>
          <table:table-cell office:value-type="float" office:value="32344">
            <text:p>32344</text:p>
          </table:table-cell>
          <table:table-cell office:value-type="float" office:value="1321141.9">
            <text:p>1321141,9</text:p>
          </table:table-cell>
          <table:table-cell office:value-type="float" office:value="148483.83">
            <text:p>148483,83</text:p>
          </table:table-cell>
          <table:table-cell office:value-type="float" office:value="1983475.91">
            <text:p>1983475,91</text:p>
          </table:table-cell>
          <table:table-cell office:value-type="float" office:value="180857.63">
            <text:p>180857,63</text:p>
          </table:table-cell>
          <table:table-cell office:value-type="float" office:value="3304617.81">
            <text:p>3304617,81</text:p>
          </table:table-cell>
          <table:table-cell/>
          <table:table-cell table:style-name="ce2" office:value-type="date" office:date-value="2020-06-19">
            <text:p>2020-06-19 00:00:00</text:p>
          </table:table-cell>
          <table:table-cell table:number-columns-repeated="1015"/>
        </table:table-row>
        <table:table-row table:style-name="ro1">
          <table:table-cell office:value-type="float" office:value="113839">
            <text:p>113839</text:p>
          </table:table-cell>
          <table:table-cell office:value-type="float" office:value="30223">
            <text:p>30223</text:p>
          </table:table-cell>
          <table:table-cell office:value-type="float" office:value="1226929.58">
            <text:p>1226929,58</text:p>
          </table:table-cell>
          <table:table-cell office:value-type="float" office:value="133620.43">
            <text:p>133620,43</text:p>
          </table:table-cell>
          <table:table-cell office:value-type="float" office:value="1820160.6">
            <text:p>1820160,6</text:p>
          </table:table-cell>
          <table:table-cell office:value-type="float" office:value="163909.4">
            <text:p>163909,4</text:p>
          </table:table-cell>
          <table:table-cell office:value-type="float" office:value="3047090.18">
            <text:p>3047090,18</text:p>
          </table:table-cell>
          <table:table-cell/>
          <table:table-cell table:style-name="ce2" office:value-type="date" office:date-value="2020-06-20">
            <text:p>2020-06-20 00:00:00</text:p>
          </table:table-cell>
          <table:table-cell table:number-columns-repeated="1015"/>
        </table:table-row>
        <table:table-row table:style-name="ro1">
          <table:table-cell office:value-type="float" office:value="114081">
            <text:p>114081</text:p>
          </table:table-cell>
          <table:table-cell office:value-type="float" office:value="19121">
            <text:p>19121</text:p>
          </table:table-cell>
          <table:table-cell office:value-type="float" office:value="785933.07">
            <text:p>785933,07</text:p>
          </table:table-cell>
          <table:table-cell office:value-type="float" office:value="94695.21">
            <text:p>94695,21</text:p>
          </table:table-cell>
          <table:table-cell office:value-type="float" office:value="1291631.28">
            <text:p>1291631,28</text:p>
          </table:table-cell>
          <table:table-cell office:value-type="float" office:value="113831.01">
            <text:p>113831,01</text:p>
          </table:table-cell>
          <table:table-cell office:value-type="float" office:value="2077564.35">
            <text:p>2077564,35</text:p>
          </table:table-cell>
          <table:table-cell/>
          <table:table-cell table:style-name="ce2" office:value-type="date" office:date-value="2020-06-21">
            <text:p>2020-06-21 00:00:00</text:p>
          </table:table-cell>
          <table:table-cell table:number-columns-repeated="1015"/>
        </table:table-row>
        <table:table-row table:style-name="ro1">
          <table:table-cell office:value-type="float" office:value="114323">
            <text:p>114323</text:p>
          </table:table-cell>
          <table:table-cell office:value-type="float" office:value="22246">
            <text:p>22246</text:p>
          </table:table-cell>
          <table:table-cell office:value-type="float" office:value="928172.03">
            <text:p>928172,03</text:p>
          </table:table-cell>
          <table:table-cell office:value-type="float" office:value="109165.97">
            <text:p>109165,97</text:p>
          </table:table-cell>
          <table:table-cell office:value-type="float" office:value="1474587.72">
            <text:p>1474587,72</text:p>
          </table:table-cell>
          <table:table-cell office:value-type="float" office:value="131429.77">
            <text:p>131429,77</text:p>
          </table:table-cell>
          <table:table-cell office:value-type="float" office:value="2402759.75">
            <text:p>2402759,75</text:p>
          </table:table-cell>
          <table:table-cell/>
          <table:table-cell table:style-name="ce2" office:value-type="date" office:date-value="2020-06-22">
            <text:p>2020-06-22 00:00:00</text:p>
          </table:table-cell>
          <table:table-cell table:number-columns-repeated="1015"/>
        </table:table-row>
        <table:table-row table:style-name="ro1">
          <table:table-cell office:value-type="float" office:value="114565">
            <text:p>114565</text:p>
          </table:table-cell>
          <table:table-cell office:value-type="float" office:value="24897">
            <text:p>24897</text:p>
          </table:table-cell>
          <table:table-cell office:value-type="float" office:value="1021132.92">
            <text:p>1021132,92</text:p>
          </table:table-cell>
          <table:table-cell office:value-type="float" office:value="116709.38">
            <text:p>116709,38</text:p>
          </table:table-cell>
          <table:table-cell office:value-type="float" office:value="1578983.4">
            <text:p>1578983,4</text:p>
          </table:table-cell>
          <table:table-cell office:value-type="float" office:value="141606.38">
            <text:p>141606,38</text:p>
          </table:table-cell>
          <table:table-cell office:value-type="float" office:value="2600116.32">
            <text:p>2600116,32</text:p>
          </table:table-cell>
          <table:table-cell/>
          <table:table-cell table:style-name="ce2" office:value-type="date" office:date-value="2020-06-23">
            <text:p>2020-06-23 00:00:00</text:p>
          </table:table-cell>
          <table:table-cell table:number-columns-repeated="1015"/>
        </table:table-row>
        <table:table-row table:style-name="ro1">
          <table:table-cell office:value-type="float" office:value="114807">
            <text:p>114807</text:p>
          </table:table-cell>
          <table:table-cell office:value-type="float" office:value="26897">
            <text:p>26897</text:p>
          </table:table-cell>
          <table:table-cell office:value-type="float" office:value="1090407.9">
            <text:p>1090407,9</text:p>
          </table:table-cell>
          <table:table-cell office:value-type="float" office:value="126424.05">
            <text:p>126424,05</text:p>
          </table:table-cell>
          <table:table-cell office:value-type="float" office:value="1707942.27">
            <text:p>1707942,27</text:p>
          </table:table-cell>
          <table:table-cell office:value-type="float" office:value="153321.05">
            <text:p>153321,05</text:p>
          </table:table-cell>
          <table:table-cell office:value-type="float" office:value="2798350.17">
            <text:p>2798350,17</text:p>
          </table:table-cell>
          <table:table-cell/>
          <table:table-cell table:style-name="ce2" office:value-type="date" office:date-value="2020-06-24">
            <text:p>2020-06-24 00:00:00</text:p>
          </table:table-cell>
          <table:table-cell table:number-columns-repeated="1015"/>
        </table:table-row>
        <table:table-row table:style-name="ro1">
          <table:table-cell office:value-type="float" office:value="115049">
            <text:p>115049</text:p>
          </table:table-cell>
          <table:table-cell office:value-type="float" office:value="29130">
            <text:p>29130</text:p>
          </table:table-cell>
          <table:table-cell office:value-type="float" office:value="1181020.53">
            <text:p>1181020,53</text:p>
          </table:table-cell>
          <table:table-cell office:value-type="float" office:value="128771.48">
            <text:p>128771,48</text:p>
          </table:table-cell>
          <table:table-cell office:value-type="float" office:value="1750823.59">
            <text:p>1750823,59</text:p>
          </table:table-cell>
          <table:table-cell office:value-type="float" office:value="157925.68">
            <text:p>157925,68</text:p>
          </table:table-cell>
          <table:table-cell office:value-type="float" office:value="2931844.12">
            <text:p>2931844,12</text:p>
          </table:table-cell>
          <table:table-cell/>
          <table:table-cell table:style-name="ce2" office:value-type="date" office:date-value="2020-06-25">
            <text:p>2020-06-25 00:00:00</text:p>
          </table:table-cell>
          <table:table-cell table:number-columns-repeated="1015"/>
        </table:table-row>
        <table:table-row table:style-name="ro1">
          <table:table-cell office:value-type="float" office:value="115291">
            <text:p>115291</text:p>
          </table:table-cell>
          <table:table-cell office:value-type="float" office:value="34328">
            <text:p>34328</text:p>
          </table:table-cell>
          <table:table-cell office:value-type="float" office:value="1388094.92">
            <text:p>1388094,92</text:p>
          </table:table-cell>
          <table:table-cell office:value-type="float" office:value="158136.52">
            <text:p>158136,52</text:p>
          </table:table-cell>
          <table:table-cell office:value-type="float" office:value="2126562.11">
            <text:p>2126562,11</text:p>
          </table:table-cell>
          <table:table-cell office:value-type="float" office:value="192518.86">
            <text:p>192518,86</text:p>
          </table:table-cell>
          <table:table-cell office:value-type="float" office:value="3514657.03">
            <text:p>3514657,03</text:p>
          </table:table-cell>
          <table:table-cell/>
          <table:table-cell table:style-name="ce2" office:value-type="date" office:date-value="2020-06-26">
            <text:p>2020-06-26 00:00:00</text:p>
          </table:table-cell>
          <table:table-cell table:number-columns-repeated="1015"/>
        </table:table-row>
        <table:table-row table:style-name="ro1">
          <table:table-cell office:value-type="float" office:value="110670">
            <text:p>110670</text:p>
          </table:table-cell>
          <table:table-cell office:value-type="float" office:value="34922">
            <text:p>34922</text:p>
          </table:table-cell>
          <table:table-cell office:value-type="float" office:value="1413049.98">
            <text:p>1413049,98</text:p>
          </table:table-cell>
          <table:table-cell office:value-type="float" office:value="149067.92">
            <text:p>149067,92</text:p>
          </table:table-cell>
          <table:table-cell office:value-type="float" office:value="2034851.19">
            <text:p>2034851,19</text:p>
          </table:table-cell>
          <table:table-cell office:value-type="float" office:value="184067.69">
            <text:p>184067,69</text:p>
          </table:table-cell>
          <table:table-cell office:value-type="float" office:value="3447901.17">
            <text:p>3447901,17</text:p>
          </table:table-cell>
          <table:table-cell/>
          <table:table-cell table:style-name="ce2" office:value-type="date" office:date-value="2020-06-27">
            <text:p>2020-06-27 00:00:00</text:p>
          </table:table-cell>
          <table:table-cell table:number-columns-repeated="1015"/>
        </table:table-row>
        <table:table-row table:style-name="ro1">
          <table:table-cell office:value-type="float" office:value="110891">
            <text:p>110891</text:p>
          </table:table-cell>
          <table:table-cell office:value-type="float" office:value="23892">
            <text:p>23892</text:p>
          </table:table-cell>
          <table:table-cell office:value-type="float" office:value="990573.33">
            <text:p>990573,33</text:p>
          </table:table-cell>
          <table:table-cell office:value-type="float" office:value="111119.48">
            <text:p>111119,48</text:p>
          </table:table-cell>
          <table:table-cell office:value-type="float" office:value="1507209.4">
            <text:p>1507209,4</text:p>
          </table:table-cell>
          <table:table-cell office:value-type="float" office:value="135033.88">
            <text:p>135033,88</text:p>
          </table:table-cell>
          <table:table-cell office:value-type="float" office:value="2497782.73">
            <text:p>2497782,73</text:p>
          </table:table-cell>
          <table:table-cell/>
          <table:table-cell table:style-name="ce2" office:value-type="date" office:date-value="2020-06-28">
            <text:p>2020-06-28 00:00:00</text:p>
          </table:table-cell>
          <table:table-cell table:number-columns-repeated="1015"/>
        </table:table-row>
        <table:table-row table:style-name="ro1">
          <table:table-cell office:value-type="float" office:value="111112">
            <text:p>111112</text:p>
          </table:table-cell>
          <table:table-cell office:value-type="float" office:value="25376">
            <text:p>25376</text:p>
          </table:table-cell>
          <table:table-cell office:value-type="float" office:value="1046255.27">
            <text:p>1046255,27</text:p>
          </table:table-cell>
          <table:table-cell office:value-type="float" office:value="118221.06">
            <text:p>118221,06</text:p>
          </table:table-cell>
          <table:table-cell office:value-type="float" office:value="1603849.51">
            <text:p>1603849,51</text:p>
          </table:table-cell>
          <table:table-cell office:value-type="float" office:value="143597.06">
            <text:p>143597,06</text:p>
          </table:table-cell>
          <table:table-cell office:value-type="float" office:value="2650104.78">
            <text:p>2650104,78</text:p>
          </table:table-cell>
          <table:table-cell/>
          <table:table-cell table:style-name="ce2" office:value-type="date" office:date-value="2020-06-29">
            <text:p>2020-06-29 00:00:00</text:p>
          </table:table-cell>
          <table:table-cell table:number-columns-repeated="1015"/>
        </table:table-row>
        <table:table-row table:style-name="ro1">
          <table:table-cell office:value-type="float" office:value="111333">
            <text:p>111333</text:p>
          </table:table-cell>
          <table:table-cell office:value-type="float" office:value="28882">
            <text:p>28882</text:p>
          </table:table-cell>
          <table:table-cell office:value-type="float" office:value="1182039.43">
            <text:p>1182039,43</text:p>
          </table:table-cell>
          <table:table-cell office:value-type="float" office:value="133357.11">
            <text:p>133357,11</text:p>
          </table:table-cell>
          <table:table-cell office:value-type="float" office:value="1811294.88">
            <text:p>1811294,88</text:p>
          </table:table-cell>
          <table:table-cell office:value-type="float" office:value="162239.11">
            <text:p>162239,11</text:p>
          </table:table-cell>
          <table:table-cell office:value-type="float" office:value="2993334.31">
            <text:p>2993334,31</text:p>
          </table:table-cell>
          <table:table-cell/>
          <table:table-cell table:style-name="ce2" office:value-type="date" office:date-value="2020-06-30">
            <text:p>2020-06-30 00:00:00</text:p>
          </table:table-cell>
          <table:table-cell table:number-columns-repeated="1015"/>
        </table:table-row>
        <table:table-row table:style-name="ro1">
          <table:table-cell office:value-type="float" office:value="111554">
            <text:p>111554</text:p>
          </table:table-cell>
          <table:table-cell office:value-type="float" office:value="33547">
            <text:p>33547</text:p>
          </table:table-cell>
          <table:table-cell office:value-type="float" office:value="1338397.79">
            <text:p>1338397,79</text:p>
          </table:table-cell>
          <table:table-cell office:value-type="float" office:value="148020.05">
            <text:p>148020,05</text:p>
          </table:table-cell>
          <table:table-cell office:value-type="float" office:value="1982214.6">
            <text:p>1982214,6</text:p>
          </table:table-cell>
          <table:table-cell office:value-type="float" office:value="181567.05">
            <text:p>181567,05</text:p>
          </table:table-cell>
          <table:table-cell office:value-type="float" office:value="3320612.39">
            <text:p>3320612,39</text:p>
          </table:table-cell>
          <table:table-cell/>
          <table:table-cell table:style-name="ce2" office:value-type="date" office:date-value="2020-07-01">
            <text:p>2020-07-01 00:00:00</text:p>
          </table:table-cell>
          <table:table-cell table:number-columns-repeated="1015"/>
        </table:table-row>
        <table:table-row table:style-name="ro1">
          <table:table-cell office:value-type="float" office:value="117470">
            <text:p>117470</text:p>
          </table:table-cell>
          <table:table-cell office:value-type="float" office:value="38110">
            <text:p>38110</text:p>
          </table:table-cell>
          <table:table-cell office:value-type="float" office:value="1535309.45">
            <text:p>1535309,45</text:p>
          </table:table-cell>
          <table:table-cell office:value-type="float" office:value="164713.73">
            <text:p>164713,73</text:p>
          </table:table-cell>
          <table:table-cell office:value-type="float" office:value="2230002.8">
            <text:p>2230002,8</text:p>
          </table:table-cell>
          <table:table-cell office:value-type="float" office:value="202823.73">
            <text:p>202823,73</text:p>
          </table:table-cell>
          <table:table-cell office:value-type="float" office:value="3765312.25">
            <text:p>3765312,25</text:p>
          </table:table-cell>
          <table:table-cell/>
          <table:table-cell table:style-name="ce2" office:value-type="date" office:date-value="2020-07-02">
            <text:p>2020-07-02 00:00:00</text:p>
          </table:table-cell>
          <table:table-cell table:number-columns-repeated="1015"/>
        </table:table-row>
        <table:table-row table:style-name="ro1">
          <table:table-cell office:value-type="float" office:value="116930">
            <text:p>116930</text:p>
          </table:table-cell>
          <table:table-cell office:value-type="float" office:value="44522">
            <text:p>44522</text:p>
          </table:table-cell>
          <table:table-cell office:value-type="float" office:value="1772026.95">
            <text:p>1772026,95</text:p>
          </table:table-cell>
          <table:table-cell office:value-type="float" office:value="197148.2">
            <text:p>197148,2</text:p>
          </table:table-cell>
          <table:table-cell office:value-type="float" office:value="2648302.37">
            <text:p>2648302,37</text:p>
          </table:table-cell>
          <table:table-cell office:value-type="float" office:value="241674.7">
            <text:p>241674,7</text:p>
          </table:table-cell>
          <table:table-cell office:value-type="float" office:value="4420329.32">
            <text:p>4420329,32</text:p>
          </table:table-cell>
          <table:table-cell/>
          <table:table-cell table:style-name="ce2" office:value-type="date" office:date-value="2020-07-03">
            <text:p>2020-07-03 00:00:00</text:p>
          </table:table-cell>
          <table:table-cell table:number-columns-repeated="1015"/>
        </table:table-row>
        <table:table-row table:style-name="ro1">
          <table:table-cell office:value-type="float" office:value="117172">
            <text:p>117172</text:p>
          </table:table-cell>
          <table:table-cell office:value-type="float" office:value="19697">
            <text:p>19697</text:p>
          </table:table-cell>
          <table:table-cell office:value-type="float" office:value="782414.41">
            <text:p>782414,41</text:p>
          </table:table-cell>
          <table:table-cell office:value-type="float" office:value="84485.27">
            <text:p>84485,27</text:p>
          </table:table-cell>
          <table:table-cell office:value-type="float" office:value="1150423.61">
            <text:p>1150423,61</text:p>
          </table:table-cell>
          <table:table-cell office:value-type="float" office:value="104182.27">
            <text:p>104182,27</text:p>
          </table:table-cell>
          <table:table-cell office:value-type="float" office:value="1932838.02">
            <text:p>1932838,02</text:p>
          </table:table-cell>
          <table:table-cell/>
          <table:table-cell table:style-name="ce2" office:value-type="date" office:date-value="2020-07-04">
            <text:p>2020-07-04 00:00:00</text:p>
          </table:table-cell>
          <table:table-cell table:number-columns-repeated="1015"/>
        </table:table-row>
        <table:table-row table:style-name="ro1">
          <table:table-cell office:value-type="float" office:value="117414">
            <text:p>117414</text:p>
          </table:table-cell>
          <table:table-cell office:value-type="float" office:value="23043">
            <text:p>23043</text:p>
          </table:table-cell>
          <table:table-cell office:value-type="float" office:value="935369.86">
            <text:p>935369,86</text:p>
          </table:table-cell>
          <table:table-cell office:value-type="float" office:value="109813.93">
            <text:p>109813,93</text:p>
          </table:table-cell>
          <table:table-cell office:value-type="float" office:value="1507611.84">
            <text:p>1507611,84</text:p>
          </table:table-cell>
          <table:table-cell office:value-type="float" office:value="132856.93">
            <text:p>132856,93</text:p>
          </table:table-cell>
          <table:table-cell office:value-type="float" office:value="2442981.7">
            <text:p>2442981,7</text:p>
          </table:table-cell>
          <table:table-cell/>
          <table:table-cell table:style-name="ce2" office:value-type="date" office:date-value="2020-07-05">
            <text:p>2020-07-05 00:00:00</text:p>
          </table:table-cell>
          <table:table-cell table:number-columns-repeated="1015"/>
        </table:table-row>
        <table:table-row table:style-name="ro1">
          <table:table-cell office:value-type="float" office:value="117656">
            <text:p>117656</text:p>
          </table:table-cell>
          <table:table-cell office:value-type="float" office:value="25957">
            <text:p>25957</text:p>
          </table:table-cell>
          <table:table-cell office:value-type="float" office:value="1061966.32">
            <text:p>1061966,32</text:p>
          </table:table-cell>
          <table:table-cell office:value-type="float" office:value="123143.42">
            <text:p>123143,42</text:p>
          </table:table-cell>
          <table:table-cell office:value-type="float" office:value="1672626.8">
            <text:p>1672626,8</text:p>
          </table:table-cell>
          <table:table-cell office:value-type="float" office:value="149100.42">
            <text:p>149100,42</text:p>
          </table:table-cell>
          <table:table-cell office:value-type="float" office:value="2734593.12">
            <text:p>2734593,12</text:p>
          </table:table-cell>
          <table:table-cell/>
          <table:table-cell table:style-name="ce2" office:value-type="date" office:date-value="2020-07-06">
            <text:p>2020-07-06 00:00:00</text:p>
          </table:table-cell>
          <table:table-cell table:number-columns-repeated="1015"/>
        </table:table-row>
        <table:table-row table:style-name="ro1">
          <table:table-cell office:value-type="float" office:value="117898">
            <text:p>117898</text:p>
          </table:table-cell>
          <table:table-cell office:value-type="float" office:value="27788">
            <text:p>27788</text:p>
          </table:table-cell>
          <table:table-cell office:value-type="float" office:value="1145423.12">
            <text:p>1145423,12</text:p>
          </table:table-cell>
          <table:table-cell office:value-type="float" office:value="133152.16">
            <text:p>133152,16</text:p>
          </table:table-cell>
          <table:table-cell office:value-type="float" office:value="1818002.14">
            <text:p>1818002,14</text:p>
          </table:table-cell>
          <table:table-cell office:value-type="float" office:value="160940.16">
            <text:p>160940,16</text:p>
          </table:table-cell>
          <table:table-cell office:value-type="float" office:value="2963425.26">
            <text:p>2963425,26</text:p>
          </table:table-cell>
          <table:table-cell/>
          <table:table-cell table:style-name="ce2" office:value-type="date" office:date-value="2020-07-07">
            <text:p>2020-07-07 00:00:00</text:p>
          </table:table-cell>
          <table:table-cell table:number-columns-repeated="1015"/>
        </table:table-row>
        <table:table-row table:style-name="ro1">
          <table:table-cell office:value-type="float" office:value="118140">
            <text:p>118140</text:p>
          </table:table-cell>
          <table:table-cell office:value-type="float" office:value="27102">
            <text:p>27102</text:p>
          </table:table-cell>
          <table:table-cell office:value-type="float" office:value="1116067.35">
            <text:p>1116067,35</text:p>
          </table:table-cell>
          <table:table-cell office:value-type="float" office:value="132214.35">
            <text:p>132214,35</text:p>
          </table:table-cell>
          <table:table-cell office:value-type="float" office:value="1805424.97">
            <text:p>1805424,97</text:p>
          </table:table-cell>
          <table:table-cell office:value-type="float" office:value="159316.35">
            <text:p>159316,35</text:p>
          </table:table-cell>
          <table:table-cell office:value-type="float" office:value="2921492.32">
            <text:p>2921492,32</text:p>
          </table:table-cell>
          <table:table-cell/>
          <table:table-cell table:style-name="ce2" office:value-type="date" office:date-value="2020-07-08">
            <text:p>2020-07-08 00:00:00</text:p>
          </table:table-cell>
          <table:table-cell table:number-columns-repeated="1015"/>
        </table:table-row>
        <table:table-row table:style-name="ro1">
          <table:table-cell office:value-type="float" office:value="118382">
            <text:p>118382</text:p>
          </table:table-cell>
          <table:table-cell office:value-type="float" office:value="29183">
            <text:p>29183</text:p>
          </table:table-cell>
          <table:table-cell office:value-type="float" office:value="1197463.5">
            <text:p>1197463,5</text:p>
          </table:table-cell>
          <table:table-cell office:value-type="float" office:value="139743.83">
            <text:p>139743,83</text:p>
          </table:table-cell>
          <table:table-cell office:value-type="float" office:value="1883529.48">
            <text:p>1883529,48</text:p>
          </table:table-cell>
          <table:table-cell office:value-type="float" office:value="168926.83">
            <text:p>168926,83</text:p>
          </table:table-cell>
          <table:table-cell office:value-type="float" office:value="3080992.98">
            <text:p>3080992,98</text:p>
          </table:table-cell>
          <table:table-cell/>
          <table:table-cell table:style-name="ce2" office:value-type="date" office:date-value="2020-07-09">
            <text:p>2020-07-09 00:00:00</text:p>
          </table:table-cell>
          <table:table-cell table:number-columns-repeated="1015"/>
        </table:table-row>
        <table:table-row table:style-name="ro1">
          <table:table-cell office:value-type="float" office:value="118624">
            <text:p>118624</text:p>
          </table:table-cell>
          <table:table-cell office:value-type="float" office:value="38305">
            <text:p>38305</text:p>
          </table:table-cell>
          <table:table-cell office:value-type="float" office:value="1547887.24">
            <text:p>1547887,24</text:p>
          </table:table-cell>
          <table:table-cell office:value-type="float" office:value="170769.98">
            <text:p>170769,98</text:p>
          </table:table-cell>
          <table:table-cell office:value-type="float" office:value="2305290.65">
            <text:p>2305290,65</text:p>
          </table:table-cell>
          <table:table-cell office:value-type="float" office:value="209074.98">
            <text:p>209074,98</text:p>
          </table:table-cell>
          <table:table-cell office:value-type="float" office:value="3853177.89">
            <text:p>3853177,89</text:p>
          </table:table-cell>
          <table:table-cell/>
          <table:table-cell table:style-name="ce2" office:value-type="date" office:date-value="2020-07-10">
            <text:p>2020-07-10 00:00:00</text:p>
          </table:table-cell>
          <table:table-cell table:number-columns-repeated="1015"/>
        </table:table-row>
        <table:table-row table:style-name="ro1">
          <table:table-cell office:value-type="float" office:value="118866">
            <text:p>118866</text:p>
          </table:table-cell>
          <table:table-cell office:value-type="float" office:value="38049">
            <text:p>38049</text:p>
          </table:table-cell>
          <table:table-cell office:value-type="float" office:value="1518503.98">
            <text:p>1518503,98</text:p>
          </table:table-cell>
          <table:table-cell office:value-type="float" office:value="157635.3">
            <text:p>157635,3</text:p>
          </table:table-cell>
          <table:table-cell office:value-type="float" office:value="2123374.57">
            <text:p>2123374,57</text:p>
          </table:table-cell>
          <table:table-cell office:value-type="float" office:value="195684.3">
            <text:p>195684,3</text:p>
          </table:table-cell>
          <table:table-cell office:value-type="float" office:value="3641878.55">
            <text:p>3641878,55</text:p>
          </table:table-cell>
          <table:table-cell/>
          <table:table-cell table:style-name="ce2" office:value-type="date" office:date-value="2020-07-11">
            <text:p>2020-07-11 00:00:00</text:p>
          </table:table-cell>
          <table:table-cell table:number-columns-repeated="1015"/>
        </table:table-row>
        <table:table-row table:style-name="ro1">
          <table:table-cell office:value-type="float" office:value="119108">
            <text:p>119108</text:p>
          </table:table-cell>
          <table:table-cell office:value-type="float" office:value="25065">
            <text:p>25065</text:p>
          </table:table-cell>
          <table:table-cell office:value-type="float" office:value="1027481.98">
            <text:p>1027481,98</text:p>
          </table:table-cell>
          <table:table-cell office:value-type="float" office:value="113487.28">
            <text:p>113487,28</text:p>
          </table:table-cell>
          <table:table-cell office:value-type="float" office:value="1552380.23">
            <text:p>1552380,23</text:p>
          </table:table-cell>
          <table:table-cell office:value-type="float" office:value="138552.28">
            <text:p>138552,28</text:p>
          </table:table-cell>
          <table:table-cell office:value-type="float" office:value="2579862.21">
            <text:p>2579862,21</text:p>
          </table:table-cell>
          <table:table-cell/>
          <table:table-cell table:style-name="ce2" office:value-type="date" office:date-value="2020-07-12">
            <text:p>2020-07-12 00:00:00</text:p>
          </table:table-cell>
          <table:table-cell table:number-columns-repeated="1015"/>
        </table:table-row>
        <table:table-row table:style-name="ro1">
          <table:table-cell office:value-type="float" office:value="119350">
            <text:p>119350</text:p>
          </table:table-cell>
          <table:table-cell office:value-type="float" office:value="24713">
            <text:p>24713</text:p>
          </table:table-cell>
          <table:table-cell office:value-type="float" office:value="1032439.38">
            <text:p>1032439,38</text:p>
          </table:table-cell>
          <table:table-cell office:value-type="float" office:value="121149.83">
            <text:p>121149,83</text:p>
          </table:table-cell>
          <table:table-cell office:value-type="float" office:value="1650959.77">
            <text:p>1650959,77</text:p>
          </table:table-cell>
          <table:table-cell office:value-type="float" office:value="145862.83">
            <text:p>145862,83</text:p>
          </table:table-cell>
          <table:table-cell office:value-type="float" office:value="2683399.15">
            <text:p>2683399,15</text:p>
          </table:table-cell>
          <table:table-cell/>
          <table:table-cell table:style-name="ce2" office:value-type="date" office:date-value="2020-07-13">
            <text:p>2020-07-13 00:00:00</text:p>
          </table:table-cell>
          <table:table-cell table:number-columns-repeated="1015"/>
        </table:table-row>
        <table:table-row table:style-name="ro1">
          <table:table-cell office:value-type="float" office:value="119592">
            <text:p>119592</text:p>
          </table:table-cell>
          <table:table-cell office:value-type="float" office:value="28031">
            <text:p>28031</text:p>
          </table:table-cell>
          <table:table-cell office:value-type="float" office:value="1143612.73">
            <text:p>1143612,73</text:p>
          </table:table-cell>
          <table:table-cell office:value-type="float" office:value="133636.6">
            <text:p>133636,6</text:p>
          </table:table-cell>
          <table:table-cell office:value-type="float" office:value="1813669.2">
            <text:p>1813669,2</text:p>
          </table:table-cell>
          <table:table-cell office:value-type="float" office:value="161667.6">
            <text:p>161667,6</text:p>
          </table:table-cell>
          <table:table-cell office:value-type="float" office:value="2957281.93">
            <text:p>2957281,93</text:p>
          </table:table-cell>
          <table:table-cell/>
          <table:table-cell table:style-name="ce2" office:value-type="date" office:date-value="2020-07-14">
            <text:p>2020-07-14 00:00:00</text:p>
          </table:table-cell>
          <table:table-cell table:number-columns-repeated="1015"/>
        </table:table-row>
        <table:table-row table:style-name="ro1">
          <table:table-cell office:value-type="float" office:value="119834">
            <text:p>119834</text:p>
          </table:table-cell>
          <table:table-cell office:value-type="float" office:value="28248">
            <text:p>28248</text:p>
          </table:table-cell>
          <table:table-cell office:value-type="float" office:value="1156618.68">
            <text:p>1156618,68</text:p>
          </table:table-cell>
          <table:table-cell office:value-type="float" office:value="137406.81">
            <text:p>137406,81</text:p>
          </table:table-cell>
          <table:table-cell office:value-type="float" office:value="1862741.12">
            <text:p>1862741,12</text:p>
          </table:table-cell>
          <table:table-cell office:value-type="float" office:value="165654.81">
            <text:p>165654,81</text:p>
          </table:table-cell>
          <table:table-cell office:value-type="float" office:value="3019359.8">
            <text:p>3019359,8</text:p>
          </table:table-cell>
          <table:table-cell/>
          <table:table-cell table:style-name="ce2" office:value-type="date" office:date-value="2020-07-15">
            <text:p>2020-07-15 00:00:00</text:p>
          </table:table-cell>
          <table:table-cell table:number-columns-repeated="1015"/>
        </table:table-row>
        <table:table-row table:style-name="ro1">
          <table:table-cell office:value-type="float" office:value="120076">
            <text:p>120076</text:p>
          </table:table-cell>
          <table:table-cell office:value-type="float" office:value="31524">
            <text:p>31524</text:p>
          </table:table-cell>
          <table:table-cell office:value-type="float" office:value="1290660.54">
            <text:p>1290660,54</text:p>
          </table:table-cell>
          <table:table-cell office:value-type="float" office:value="148618.36">
            <text:p>148618,36</text:p>
          </table:table-cell>
          <table:table-cell office:value-type="float" office:value="2002165.05">
            <text:p>2002165,05</text:p>
          </table:table-cell>
          <table:table-cell office:value-type="float" office:value="180142.36">
            <text:p>180142,36</text:p>
          </table:table-cell>
          <table:table-cell office:value-type="float" office:value="3292825.59">
            <text:p>3292825,59</text:p>
          </table:table-cell>
          <table:table-cell/>
          <table:table-cell table:style-name="ce2" office:value-type="date" office:date-value="2020-07-16">
            <text:p>2020-07-16 00:00:00</text:p>
          </table:table-cell>
          <table:table-cell table:number-columns-repeated="1015"/>
        </table:table-row>
        <table:table-row table:style-name="ro1">
          <table:table-cell office:value-type="float" office:value="120318">
            <text:p>120318</text:p>
          </table:table-cell>
          <table:table-cell office:value-type="float" office:value="39249">
            <text:p>39249</text:p>
          </table:table-cell>
          <table:table-cell office:value-type="float" office:value="1593276.76">
            <text:p>1593276,76</text:p>
          </table:table-cell>
          <table:table-cell office:value-type="float" office:value="183655.17">
            <text:p>183655,17</text:p>
          </table:table-cell>
          <table:table-cell office:value-type="float" office:value="2497541.33">
            <text:p>2497541,33</text:p>
          </table:table-cell>
          <table:table-cell office:value-type="float" office:value="222904.17">
            <text:p>222904,17</text:p>
          </table:table-cell>
          <table:table-cell office:value-type="float" office:value="4090818.09">
            <text:p>4090818,09</text:p>
          </table:table-cell>
          <table:table-cell/>
          <table:table-cell table:style-name="ce2" office:value-type="date" office:date-value="2020-07-17">
            <text:p>2020-07-17 00:00:00</text:p>
          </table:table-cell>
          <table:table-cell table:number-columns-repeated="1015"/>
        </table:table-row>
        <table:table-row table:style-name="ro1">
          <table:table-cell office:value-type="float" office:value="120560">
            <text:p>120560</text:p>
          </table:table-cell>
          <table:table-cell office:value-type="float" office:value="36075">
            <text:p>36075</text:p>
          </table:table-cell>
          <table:table-cell office:value-type="float" office:value="1437732.1">
            <text:p>1437732,1</text:p>
          </table:table-cell>
          <table:table-cell office:value-type="float" office:value="157112.99">
            <text:p>157112,99</text:p>
          </table:table-cell>
          <table:table-cell office:value-type="float" office:value="2170823.03">
            <text:p>2170823,03</text:p>
          </table:table-cell>
          <table:table-cell office:value-type="float" office:value="193187.99">
            <text:p>193187,99</text:p>
          </table:table-cell>
          <table:table-cell office:value-type="float" office:value="3608555.13">
            <text:p>3608555,13</text:p>
          </table:table-cell>
          <table:table-cell/>
          <table:table-cell table:style-name="ce2" office:value-type="date" office:date-value="2020-07-18">
            <text:p>2020-07-18 00:00:00</text:p>
          </table:table-cell>
          <table:table-cell table:number-columns-repeated="1015"/>
        </table:table-row>
        <table:table-row table:style-name="ro1">
          <table:table-cell office:value-type="float" office:value="120802">
            <text:p>120802</text:p>
          </table:table-cell>
          <table:table-cell office:value-type="float" office:value="24915">
            <text:p>24915</text:p>
          </table:table-cell>
          <table:table-cell office:value-type="float" office:value="1024504.92">
            <text:p>1024504,92</text:p>
          </table:table-cell>
          <table:table-cell office:value-type="float" office:value="119540.53">
            <text:p>119540,53</text:p>
          </table:table-cell>
          <table:table-cell office:value-type="float" office:value="1643040.93">
            <text:p>1643040,93</text:p>
          </table:table-cell>
          <table:table-cell office:value-type="float" office:value="144455.53">
            <text:p>144455,53</text:p>
          </table:table-cell>
          <table:table-cell office:value-type="float" office:value="2667545.85">
            <text:p>2667545,85</text:p>
          </table:table-cell>
          <table:table-cell/>
          <table:table-cell table:style-name="ce2" office:value-type="date" office:date-value="2020-07-19">
            <text:p>2020-07-19 00:00:00</text:p>
          </table:table-cell>
          <table:table-cell table:number-columns-repeated="1015"/>
        </table:table-row>
        <table:table-row table:style-name="ro1">
          <table:table-cell office:value-type="float" office:value="121044">
            <text:p>121044</text:p>
          </table:table-cell>
          <table:table-cell office:value-type="float" office:value="25442">
            <text:p>25442</text:p>
          </table:table-cell>
          <table:table-cell office:value-type="float" office:value="1052886.92">
            <text:p>1052886,92</text:p>
          </table:table-cell>
          <table:table-cell office:value-type="float" office:value="122268.52">
            <text:p>122268,52</text:p>
          </table:table-cell>
          <table:table-cell office:value-type="float" office:value="1672628.05">
            <text:p>1672628,05</text:p>
          </table:table-cell>
          <table:table-cell office:value-type="float" office:value="147710.52">
            <text:p>147710,52</text:p>
          </table:table-cell>
          <table:table-cell office:value-type="float" office:value="2725514.97">
            <text:p>2725514,97</text:p>
          </table:table-cell>
          <table:table-cell/>
          <table:table-cell table:style-name="ce2" office:value-type="date" office:date-value="2020-07-20">
            <text:p>2020-07-20 00:00:00</text:p>
          </table:table-cell>
          <table:table-cell table:number-columns-repeated="1015"/>
        </table:table-row>
        <table:table-row table:style-name="ro1">
          <table:table-cell office:value-type="float" office:value="121286">
            <text:p>121286</text:p>
          </table:table-cell>
          <table:table-cell office:value-type="float" office:value="27521">
            <text:p>27521</text:p>
          </table:table-cell>
          <table:table-cell office:value-type="float" office:value="1151700.96">
            <text:p>1151700,96</text:p>
          </table:table-cell>
          <table:table-cell office:value-type="float" office:value="134873.81">
            <text:p>134873,81</text:p>
          </table:table-cell>
          <table:table-cell office:value-type="float" office:value="1837539.78">
            <text:p>1837539,78</text:p>
          </table:table-cell>
          <table:table-cell office:value-type="float" office:value="162394.81">
            <text:p>162394,81</text:p>
          </table:table-cell>
          <table:table-cell office:value-type="float" office:value="2989240.74">
            <text:p>2989240,74</text:p>
          </table:table-cell>
          <table:table-cell/>
          <table:table-cell table:style-name="ce2" office:value-type="date" office:date-value="2020-07-21">
            <text:p>2020-07-21 00:00:00</text:p>
          </table:table-cell>
          <table:table-cell table:number-columns-repeated="1015"/>
        </table:table-row>
        <table:table-row table:style-name="ro1">
          <table:table-cell office:value-type="float" office:value="121528">
            <text:p>121528</text:p>
          </table:table-cell>
          <table:table-cell office:value-type="float" office:value="28887">
            <text:p>28887</text:p>
          </table:table-cell>
          <table:table-cell office:value-type="float" office:value="1176488.55">
            <text:p>1176488,55</text:p>
          </table:table-cell>
          <table:table-cell office:value-type="float" office:value="142374.93">
            <text:p>142374,93</text:p>
          </table:table-cell>
          <table:table-cell office:value-type="float" office:value="1946751.9">
            <text:p>1946751,9</text:p>
          </table:table-cell>
          <table:table-cell office:value-type="float" office:value="171261.93">
            <text:p>171261,93</text:p>
          </table:table-cell>
          <table:table-cell office:value-type="float" office:value="3123240.45">
            <text:p>3123240,45</text:p>
          </table:table-cell>
          <table:table-cell/>
          <table:table-cell table:style-name="ce2" office:value-type="date" office:date-value="2020-07-22">
            <text:p>2020-07-22 00:00:00</text:p>
          </table:table-cell>
          <table:table-cell table:number-columns-repeated="1015"/>
        </table:table-row>
        <table:table-row table:style-name="ro1">
          <table:table-cell office:value-type="float" office:value="121770">
            <text:p>121770</text:p>
          </table:table-cell>
          <table:table-cell office:value-type="float" office:value="31946">
            <text:p>31946</text:p>
          </table:table-cell>
          <table:table-cell office:value-type="float" office:value="1320676.27">
            <text:p>1320676,27</text:p>
          </table:table-cell>
          <table:table-cell office:value-type="float" office:value="148156.06">
            <text:p>148156,06</text:p>
          </table:table-cell>
          <table:table-cell office:value-type="float" office:value="2028924.68">
            <text:p>2028924,68</text:p>
          </table:table-cell>
          <table:table-cell office:value-type="float" office:value="180102.06">
            <text:p>180102,06</text:p>
          </table:table-cell>
          <table:table-cell office:value-type="float" office:value="3349600.95">
            <text:p>3349600,95</text:p>
          </table:table-cell>
          <table:table-cell/>
          <table:table-cell table:style-name="ce2" office:value-type="date" office:date-value="2020-07-23">
            <text:p>2020-07-23 00:00:00</text:p>
          </table:table-cell>
          <table:table-cell table:number-columns-repeated="1015"/>
        </table:table-row>
        <table:table-row table:style-name="ro1">
          <table:table-cell office:value-type="float" office:value="122012">
            <text:p>122012</text:p>
          </table:table-cell>
          <table:table-cell office:value-type="float" office:value="39022">
            <text:p>39022</text:p>
          </table:table-cell>
          <table:table-cell office:value-type="float" office:value="1580975.65">
            <text:p>1580975,65</text:p>
          </table:table-cell>
          <table:table-cell office:value-type="float" office:value="180520.79">
            <text:p>180520,79</text:p>
          </table:table-cell>
          <table:table-cell office:value-type="float" office:value="2453660.7">
            <text:p>2453660,7</text:p>
          </table:table-cell>
          <table:table-cell office:value-type="float" office:value="219542.79">
            <text:p>219542,79</text:p>
          </table:table-cell>
          <table:table-cell office:value-type="float" office:value="4034636.35">
            <text:p>4034636,35</text:p>
          </table:table-cell>
          <table:table-cell/>
          <table:table-cell table:style-name="ce2" office:value-type="date" office:date-value="2020-07-24">
            <text:p>2020-07-24 00:00:00</text:p>
          </table:table-cell>
          <table:table-cell table:number-columns-repeated="1015"/>
        </table:table-row>
        <table:table-row table:style-name="ro1">
          <table:table-cell office:value-type="float" office:value="122254">
            <text:p>122254</text:p>
          </table:table-cell>
          <table:table-cell office:value-type="float" office:value="36510">
            <text:p>36510</text:p>
          </table:table-cell>
          <table:table-cell office:value-type="float" office:value="1481513.58">
            <text:p>1481513,58</text:p>
          </table:table-cell>
          <table:table-cell office:value-type="float" office:value="164177.46">
            <text:p>164177,46</text:p>
          </table:table-cell>
          <table:table-cell office:value-type="float" office:value="2265344.91">
            <text:p>2265344,91</text:p>
          </table:table-cell>
          <table:table-cell office:value-type="float" office:value="200687.46">
            <text:p>200687,46</text:p>
          </table:table-cell>
          <table:table-cell office:value-type="float" office:value="3746858.49">
            <text:p>3746858,49</text:p>
          </table:table-cell>
          <table:table-cell/>
          <table:table-cell table:style-name="ce2" office:value-type="date" office:date-value="2020-07-25">
            <text:p>2020-07-25 00:00:00</text:p>
          </table:table-cell>
          <table:table-cell table:number-columns-repeated="1015"/>
        </table:table-row>
        <table:table-row table:style-name="ro1">
          <table:table-cell office:value-type="float" office:value="122496">
            <text:p>122496</text:p>
          </table:table-cell>
          <table:table-cell office:value-type="float" office:value="27402">
            <text:p>27402</text:p>
          </table:table-cell>
          <table:table-cell office:value-type="float" office:value="1120917.85">
            <text:p>1120917,85</text:p>
          </table:table-cell>
          <table:table-cell office:value-type="float" office:value="124748.92">
            <text:p>124748,92</text:p>
          </table:table-cell>
          <table:table-cell office:value-type="float" office:value="1722658.6">
            <text:p>1722658,6</text:p>
          </table:table-cell>
          <table:table-cell office:value-type="float" office:value="152150.92">
            <text:p>152150,92</text:p>
          </table:table-cell>
          <table:table-cell office:value-type="float" office:value="2843576.45">
            <text:p>2843576,45</text:p>
          </table:table-cell>
          <table:table-cell/>
          <table:table-cell table:style-name="ce2" office:value-type="date" office:date-value="2020-07-26">
            <text:p>2020-07-26 00:00:00</text:p>
          </table:table-cell>
          <table:table-cell table:number-columns-repeated="1015"/>
        </table:table-row>
        <table:table-row table:style-name="ro1">
          <table:table-cell office:value-type="float" office:value="122738">
            <text:p>122738</text:p>
          </table:table-cell>
          <table:table-cell office:value-type="float" office:value="26083">
            <text:p>26083</text:p>
          </table:table-cell>
          <table:table-cell office:value-type="float" office:value="1091561.92">
            <text:p>1091561,92</text:p>
          </table:table-cell>
          <table:table-cell office:value-type="float" office:value="128896.75">
            <text:p>128896,75</text:p>
          </table:table-cell>
          <table:table-cell office:value-type="float" office:value="1770056.48">
            <text:p>1770056,48</text:p>
          </table:table-cell>
          <table:table-cell office:value-type="float" office:value="154979.75">
            <text:p>154979,75</text:p>
          </table:table-cell>
          <table:table-cell office:value-type="float" office:value="2861618.4">
            <text:p>2861618,4</text:p>
          </table:table-cell>
          <table:table-cell/>
          <table:table-cell table:style-name="ce2" office:value-type="date" office:date-value="2020-07-27">
            <text:p>2020-07-27 00:00:00</text:p>
          </table:table-cell>
          <table:table-cell table:number-columns-repeated="1015"/>
        </table:table-row>
        <table:table-row table:style-name="ro1">
          <table:table-cell office:value-type="float" office:value="122980">
            <text:p>122980</text:p>
          </table:table-cell>
          <table:table-cell office:value-type="float" office:value="28664">
            <text:p>28664</text:p>
          </table:table-cell>
          <table:table-cell office:value-type="float" office:value="1187671.97">
            <text:p>1187671,97</text:p>
          </table:table-cell>
          <table:table-cell office:value-type="float" office:value="136791.89">
            <text:p>136791,89</text:p>
          </table:table-cell>
          <table:table-cell office:value-type="float" office:value="1879595.66">
            <text:p>1879595,66</text:p>
          </table:table-cell>
          <table:table-cell office:value-type="float" office:value="165455.89">
            <text:p>165455,89</text:p>
          </table:table-cell>
          <table:table-cell office:value-type="float" office:value="3067267.63">
            <text:p>3067267,63</text:p>
          </table:table-cell>
          <table:table-cell/>
          <table:table-cell table:style-name="ce2" office:value-type="date" office:date-value="2020-07-28">
            <text:p>2020-07-28 00:00:00</text:p>
          </table:table-cell>
          <table:table-cell table:number-columns-repeated="1015"/>
        </table:table-row>
        <table:table-row table:style-name="ro1">
          <table:table-cell office:value-type="float" office:value="123222">
            <text:p>123222</text:p>
          </table:table-cell>
          <table:table-cell office:value-type="float" office:value="29483">
            <text:p>29483</text:p>
          </table:table-cell>
          <table:table-cell office:value-type="float" office:value="1207902.34">
            <text:p>1207902,34</text:p>
          </table:table-cell>
          <table:table-cell office:value-type="float" office:value="140601.32">
            <text:p>140601,32</text:p>
          </table:table-cell>
          <table:table-cell office:value-type="float" office:value="1925813.45">
            <text:p>1925813,45</text:p>
          </table:table-cell>
          <table:table-cell office:value-type="float" office:value="170084.32">
            <text:p>170084,32</text:p>
          </table:table-cell>
          <table:table-cell office:value-type="float" office:value="3133715.79">
            <text:p>3133715,79</text:p>
          </table:table-cell>
          <table:table-cell/>
          <table:table-cell table:style-name="ce2" office:value-type="date" office:date-value="2020-07-29">
            <text:p>2020-07-29 00:00:00</text:p>
          </table:table-cell>
          <table:table-cell table:number-columns-repeated="1015"/>
        </table:table-row>
        <table:table-row table:style-name="ro1">
          <table:table-cell office:value-type="float" office:value="123464">
            <text:p>123464</text:p>
          </table:table-cell>
          <table:table-cell office:value-type="float" office:value="32573">
            <text:p>32573</text:p>
          </table:table-cell>
          <table:table-cell office:value-type="float" office:value="1338493.85">
            <text:p>1338493,85</text:p>
          </table:table-cell>
          <table:table-cell office:value-type="float" office:value="150243.02">
            <text:p>150243,02</text:p>
          </table:table-cell>
          <table:table-cell office:value-type="float" office:value="2053062.67">
            <text:p>2053062,67</text:p>
          </table:table-cell>
          <table:table-cell office:value-type="float" office:value="182816.02">
            <text:p>182816,02</text:p>
          </table:table-cell>
          <table:table-cell office:value-type="float" office:value="3391556.52">
            <text:p>3391556,52</text:p>
          </table:table-cell>
          <table:table-cell/>
          <table:table-cell table:style-name="ce2" office:value-type="date" office:date-value="2020-07-30">
            <text:p>2020-07-30 00:00:00</text:p>
          </table:table-cell>
          <table:table-cell table:number-columns-repeated="1015"/>
        </table:table-row>
        <table:table-row table:style-name="ro1">
          <table:table-cell office:value-type="float" office:value="123706">
            <text:p>123706</text:p>
          </table:table-cell>
          <table:table-cell office:value-type="float" office:value="41306">
            <text:p>41306</text:p>
          </table:table-cell>
          <table:table-cell office:value-type="float" office:value="1709775.81">
            <text:p>1709775,81</text:p>
          </table:table-cell>
          <table:table-cell office:value-type="float" office:value="191717.66">
            <text:p>191717,66</text:p>
          </table:table-cell>
          <table:table-cell office:value-type="float" office:value="2610154.74">
            <text:p>2610154,74</text:p>
          </table:table-cell>
          <table:table-cell office:value-type="float" office:value="233023.66">
            <text:p>233023,66</text:p>
          </table:table-cell>
          <table:table-cell office:value-type="float" office:value="4319930.55">
            <text:p>4319930,55</text:p>
          </table:table-cell>
          <table:table-cell/>
          <table:table-cell table:style-name="ce2" office:value-type="date" office:date-value="2020-07-31">
            <text:p>2020-07-31 00:00:00</text:p>
          </table:table-cell>
          <table:table-cell table:number-columns-repeated="1015"/>
        </table:table-row>
        <table:table-row table:style-name="ro1">
          <table:table-cell office:value-type="float" office:value="123948">
            <text:p>123948</text:p>
          </table:table-cell>
          <table:table-cell office:value-type="float" office:value="38030">
            <text:p>38030</text:p>
          </table:table-cell>
          <table:table-cell office:value-type="float" office:value="1533479.1">
            <text:p>1533479,1</text:p>
          </table:table-cell>
          <table:table-cell office:value-type="float" office:value="168399.62">
            <text:p>168399,62</text:p>
          </table:table-cell>
          <table:table-cell office:value-type="float" office:value="2323886.76">
            <text:p>2323886,76</text:p>
          </table:table-cell>
          <table:table-cell office:value-type="float" office:value="206429.62">
            <text:p>206429,62</text:p>
          </table:table-cell>
          <table:table-cell office:value-type="float" office:value="3857365.86">
            <text:p>3857365,86</text:p>
          </table:table-cell>
          <table:table-cell/>
          <table:table-cell table:style-name="ce2" office:value-type="date" office:date-value="2020-08-01">
            <text:p>2020-08-01 00:00:00</text:p>
          </table:table-cell>
          <table:table-cell table:number-columns-repeated="1015"/>
        </table:table-row>
        <table:table-row table:style-name="ro1">
          <table:table-cell office:value-type="float" office:value="124190">
            <text:p>124190</text:p>
          </table:table-cell>
          <table:table-cell office:value-type="float" office:value="28766">
            <text:p>28766</text:p>
          </table:table-cell>
          <table:table-cell office:value-type="float" office:value="1168816.57">
            <text:p>1168816,57</text:p>
          </table:table-cell>
          <table:table-cell office:value-type="float" office:value="132410.89">
            <text:p>132410,89</text:p>
          </table:table-cell>
          <table:table-cell office:value-type="float" office:value="1838508.22">
            <text:p>1838508,22</text:p>
          </table:table-cell>
          <table:table-cell office:value-type="float" office:value="161176.89">
            <text:p>161176,89</text:p>
          </table:table-cell>
          <table:table-cell office:value-type="float" office:value="3007324.79">
            <text:p>3007324,79</text:p>
          </table:table-cell>
          <table:table-cell/>
          <table:table-cell table:style-name="ce2" office:value-type="date" office:date-value="2020-08-02">
            <text:p>2020-08-02 00:00:00</text:p>
          </table:table-cell>
          <table:table-cell table:number-columns-repeated="1015"/>
        </table:table-row>
        <table:table-row table:style-name="ro1">
          <table:table-cell office:value-type="float" office:value="124432">
            <text:p>124432</text:p>
          </table:table-cell>
          <table:table-cell office:value-type="float" office:value="28793">
            <text:p>28793</text:p>
          </table:table-cell>
          <table:table-cell office:value-type="float" office:value="1167283.2">
            <text:p>1167283,2</text:p>
          </table:table-cell>
          <table:table-cell office:value-type="float" office:value="138527.11">
            <text:p>138527,11</text:p>
          </table:table-cell>
          <table:table-cell office:value-type="float" office:value="1893968.46">
            <text:p>1893968,46</text:p>
          </table:table-cell>
          <table:table-cell office:value-type="float" office:value="167320.11">
            <text:p>167320,11</text:p>
          </table:table-cell>
          <table:table-cell office:value-type="float" office:value="3061251.66">
            <text:p>3061251,66</text:p>
          </table:table-cell>
          <table:table-cell/>
          <table:table-cell table:style-name="ce2" office:value-type="date" office:date-value="2020-08-03">
            <text:p>2020-08-03 00:00:00</text:p>
          </table:table-cell>
          <table:table-cell table:number-columns-repeated="1015"/>
        </table:table-row>
        <table:table-row table:style-name="ro1">
          <table:table-cell office:value-type="float" office:value="124674">
            <text:p>124674</text:p>
          </table:table-cell>
          <table:table-cell office:value-type="float" office:value="26218">
            <text:p>26218</text:p>
          </table:table-cell>
          <table:table-cell office:value-type="float" office:value="1069034.19">
            <text:p>1069034,19</text:p>
          </table:table-cell>
          <table:table-cell office:value-type="float" office:value="127314.6">
            <text:p>127314,6</text:p>
          </table:table-cell>
          <table:table-cell office:value-type="float" office:value="1737940.1">
            <text:p>1737940,1</text:p>
          </table:table-cell>
          <table:table-cell office:value-type="float" office:value="153532.6">
            <text:p>153532,6</text:p>
          </table:table-cell>
          <table:table-cell office:value-type="float" office:value="2806974.29">
            <text:p>2806974,29</text:p>
          </table:table-cell>
          <table:table-cell/>
          <table:table-cell table:style-name="ce2" office:value-type="date" office:date-value="2020-08-04">
            <text:p>2020-08-04 00:00:00</text:p>
          </table:table-cell>
          <table:table-cell table:number-columns-repeated="1015"/>
        </table:table-row>
        <table:table-row table:style-name="ro1">
          <table:table-cell office:value-type="float" office:value="124916">
            <text:p>124916</text:p>
          </table:table-cell>
          <table:table-cell office:value-type="float" office:value="29360">
            <text:p>29360</text:p>
          </table:table-cell>
          <table:table-cell office:value-type="float" office:value="1195334.95">
            <text:p>1195334,95</text:p>
          </table:table-cell>
          <table:table-cell office:value-type="float" office:value="143533.16">
            <text:p>143533,16</text:p>
          </table:table-cell>
          <table:table-cell office:value-type="float" office:value="1966226.56">
            <text:p>1966226,56</text:p>
          </table:table-cell>
          <table:table-cell office:value-type="float" office:value="172893.16">
            <text:p>172893,16</text:p>
          </table:table-cell>
          <table:table-cell office:value-type="float" office:value="3161561.51">
            <text:p>3161561,51</text:p>
          </table:table-cell>
          <table:table-cell/>
          <table:table-cell table:style-name="ce2" office:value-type="date" office:date-value="2020-08-05">
            <text:p>2020-08-05 00:00:00</text:p>
          </table:table-cell>
          <table:table-cell table:number-columns-repeated="1015"/>
        </table:table-row>
        <table:table-row table:style-name="ro1">
          <table:table-cell office:value-type="float" office:value="125158">
            <text:p>125158</text:p>
          </table:table-cell>
          <table:table-cell office:value-type="float" office:value="32428">
            <text:p>32428</text:p>
          </table:table-cell>
          <table:table-cell office:value-type="float" office:value="1309619">
            <text:p>1309619</text:p>
          </table:table-cell>
          <table:table-cell office:value-type="float" office:value="152855.86">
            <text:p>152855,86</text:p>
          </table:table-cell>
          <table:table-cell office:value-type="float" office:value="2089280.23">
            <text:p>2089280,23</text:p>
          </table:table-cell>
          <table:table-cell office:value-type="float" office:value="185283.86">
            <text:p>185283,86</text:p>
          </table:table-cell>
          <table:table-cell office:value-type="float" office:value="3398899.23">
            <text:p>3398899,23</text:p>
          </table:table-cell>
          <table:table-cell/>
          <table:table-cell table:style-name="ce2" office:value-type="date" office:date-value="2020-08-06">
            <text:p>2020-08-06 00:00:00</text:p>
          </table:table-cell>
          <table:table-cell table:number-columns-repeated="1015"/>
        </table:table-row>
        <table:table-row table:style-name="ro1">
          <table:table-cell office:value-type="float" office:value="125400">
            <text:p>125400</text:p>
          </table:table-cell>
          <table:table-cell office:value-type="float" office:value="40158">
            <text:p>40158</text:p>
          </table:table-cell>
          <table:table-cell office:value-type="float" office:value="1620954.26">
            <text:p>1620954,26</text:p>
          </table:table-cell>
          <table:table-cell office:value-type="float" office:value="189729.6">
            <text:p>189729,6</text:p>
          </table:table-cell>
          <table:table-cell office:value-type="float" office:value="2583918.24">
            <text:p>2583918,24</text:p>
          </table:table-cell>
          <table:table-cell office:value-type="float" office:value="229887.6">
            <text:p>229887,6</text:p>
          </table:table-cell>
          <table:table-cell office:value-type="float" office:value="4204872.5">
            <text:p>4204872,5</text:p>
          </table:table-cell>
          <table:table-cell/>
          <table:table-cell table:style-name="ce2" office:value-type="date" office:date-value="2020-08-07">
            <text:p>2020-08-07 00:00:00</text:p>
          </table:table-cell>
          <table:table-cell table:number-columns-repeated="1015"/>
        </table:table-row>
        <table:table-row table:style-name="ro1">
          <table:table-cell office:value-type="float" office:value="125642">
            <text:p>125642</text:p>
          </table:table-cell>
          <table:table-cell office:value-type="float" office:value="37889">
            <text:p>37889</text:p>
          </table:table-cell>
          <table:table-cell office:value-type="float" office:value="1544220.82">
            <text:p>1544220,82</text:p>
          </table:table-cell>
          <table:table-cell office:value-type="float" office:value="168382.09">
            <text:p>168382,09</text:p>
          </table:table-cell>
          <table:table-cell office:value-type="float" office:value="2325359.74">
            <text:p>2325359,74</text:p>
          </table:table-cell>
          <table:table-cell office:value-type="float" office:value="206271.09">
            <text:p>206271,09</text:p>
          </table:table-cell>
          <table:table-cell office:value-type="float" office:value="3869580.56">
            <text:p>3869580,56</text:p>
          </table:table-cell>
          <table:table-cell/>
          <table:table-cell table:style-name="ce2" office:value-type="date" office:date-value="2020-08-08">
            <text:p>2020-08-08 00:00:00</text:p>
          </table:table-cell>
          <table:table-cell table:number-columns-repeated="1015"/>
        </table:table-row>
        <table:table-row table:style-name="ro1">
          <table:table-cell office:value-type="float" office:value="125884">
            <text:p>125884</text:p>
          </table:table-cell>
          <table:table-cell office:value-type="float" office:value="27795">
            <text:p>27795</text:p>
          </table:table-cell>
          <table:table-cell office:value-type="float" office:value="1142397.72">
            <text:p>1142397,72</text:p>
          </table:table-cell>
          <table:table-cell office:value-type="float" office:value="126833.66">
            <text:p>126833,66</text:p>
          </table:table-cell>
          <table:table-cell office:value-type="float" office:value="1759282.58">
            <text:p>1759282,58</text:p>
          </table:table-cell>
          <table:table-cell office:value-type="float" office:value="154628.66">
            <text:p>154628,66</text:p>
          </table:table-cell>
          <table:table-cell office:value-type="float" office:value="2901680.3">
            <text:p>2901680,3</text:p>
          </table:table-cell>
          <table:table-cell/>
          <table:table-cell table:style-name="ce2" office:value-type="date" office:date-value="2020-08-09">
            <text:p>2020-08-09 00:00:00</text:p>
          </table:table-cell>
          <table:table-cell table:number-columns-repeated="1015"/>
        </table:table-row>
        <table:table-row table:style-name="ro1">
          <table:table-cell office:value-type="float" office:value="126126">
            <text:p>126126</text:p>
          </table:table-cell>
          <table:table-cell office:value-type="float" office:value="27282">
            <text:p>27282</text:p>
          </table:table-cell>
          <table:table-cell office:value-type="float" office:value="1130123.21">
            <text:p>1130123,21</text:p>
          </table:table-cell>
          <table:table-cell office:value-type="float" office:value="130557.08">
            <text:p>130557,08</text:p>
          </table:table-cell>
          <table:table-cell office:value-type="float" office:value="1796605.33">
            <text:p>1796605,33</text:p>
          </table:table-cell>
          <table:table-cell office:value-type="float" office:value="157839.08">
            <text:p>157839,08</text:p>
          </table:table-cell>
          <table:table-cell office:value-type="float" office:value="2926728.54">
            <text:p>2926728,54</text:p>
          </table:table-cell>
          <table:table-cell/>
          <table:table-cell table:style-name="ce2" office:value-type="date" office:date-value="2020-08-10">
            <text:p>2020-08-10 00:00:00</text:p>
          </table:table-cell>
          <table:table-cell table:number-columns-repeated="1015"/>
        </table:table-row>
        <table:table-row table:style-name="ro1">
          <table:table-cell office:value-type="float" office:value="126368">
            <text:p>126368</text:p>
          </table:table-cell>
          <table:table-cell office:value-type="float" office:value="28734">
            <text:p>28734</text:p>
          </table:table-cell>
          <table:table-cell office:value-type="float" office:value="1166303.43">
            <text:p>1166303,43</text:p>
          </table:table-cell>
          <table:table-cell office:value-type="float" office:value="143549.17">
            <text:p>143549,17</text:p>
          </table:table-cell>
          <table:table-cell office:value-type="float" office:value="1922626.31">
            <text:p>1922626,31</text:p>
          </table:table-cell>
          <table:table-cell office:value-type="float" office:value="172283.17">
            <text:p>172283,17</text:p>
          </table:table-cell>
          <table:table-cell office:value-type="float" office:value="3088929.74">
            <text:p>3088929,74</text:p>
          </table:table-cell>
          <table:table-cell/>
          <table:table-cell table:style-name="ce2" office:value-type="date" office:date-value="2020-08-11">
            <text:p>2020-08-11 00:00:00</text:p>
          </table:table-cell>
          <table:table-cell table:number-columns-repeated="1015"/>
        </table:table-row>
        <table:table-row table:style-name="ro1">
          <table:table-cell office:value-type="float" office:value="126610">
            <text:p>126610</text:p>
          </table:table-cell>
          <table:table-cell office:value-type="float" office:value="29803">
            <text:p>29803</text:p>
          </table:table-cell>
          <table:table-cell office:value-type="float" office:value="1191341.99">
            <text:p>1191341,99</text:p>
          </table:table-cell>
          <table:table-cell office:value-type="float" office:value="141186.81">
            <text:p>141186,81</text:p>
          </table:table-cell>
          <table:table-cell office:value-type="float" office:value="1921231.59">
            <text:p>1921231,59</text:p>
          </table:table-cell>
          <table:table-cell office:value-type="float" office:value="170989.81">
            <text:p>170989,81</text:p>
          </table:table-cell>
          <table:table-cell office:value-type="float" office:value="3112573.58">
            <text:p>3112573,58</text:p>
          </table:table-cell>
          <table:table-cell/>
          <table:table-cell table:style-name="ce2" office:value-type="date" office:date-value="2020-08-12">
            <text:p>2020-08-12 00:00:00</text:p>
          </table:table-cell>
          <table:table-cell table:number-columns-repeated="1015"/>
        </table:table-row>
        <table:table-row table:style-name="ro1">
          <table:table-cell office:value-type="float" office:value="126852">
            <text:p>126852</text:p>
          </table:table-cell>
          <table:table-cell office:value-type="float" office:value="33770">
            <text:p>33770</text:p>
          </table:table-cell>
          <table:table-cell office:value-type="float" office:value="1331294.31">
            <text:p>1331294,31</text:p>
          </table:table-cell>
          <table:table-cell office:value-type="float" office:value="152170.04">
            <text:p>152170,04</text:p>
          </table:table-cell>
          <table:table-cell office:value-type="float" office:value="2068429.69">
            <text:p>2068429,69</text:p>
          </table:table-cell>
          <table:table-cell office:value-type="float" office:value="185940.04">
            <text:p>185940,04</text:p>
          </table:table-cell>
          <table:table-cell office:value-type="float" office:value="3399724">
            <text:p>3399724</text:p>
          </table:table-cell>
          <table:table-cell/>
          <table:table-cell table:style-name="ce2" office:value-type="date" office:date-value="2020-08-13">
            <text:p>2020-08-13 00:00:00</text:p>
          </table:table-cell>
          <table:table-cell table:number-columns-repeated="1015"/>
        </table:table-row>
        <table:table-row table:style-name="ro1">
          <table:table-cell office:value-type="float" office:value="127094">
            <text:p>127094</text:p>
          </table:table-cell>
          <table:table-cell office:value-type="float" office:value="41263">
            <text:p>41263</text:p>
          </table:table-cell>
          <table:table-cell office:value-type="float" office:value="1646134.37">
            <text:p>1646134,37</text:p>
          </table:table-cell>
          <table:table-cell office:value-type="float" office:value="185846.7">
            <text:p>185846,7</text:p>
          </table:table-cell>
          <table:table-cell office:value-type="float" office:value="2546798.21">
            <text:p>2546798,21</text:p>
          </table:table-cell>
          <table:table-cell office:value-type="float" office:value="227109.7">
            <text:p>227109,7</text:p>
          </table:table-cell>
          <table:table-cell office:value-type="float" office:value="4192932.58">
            <text:p>4192932,58</text:p>
          </table:table-cell>
          <table:table-cell/>
          <table:table-cell table:style-name="ce2" office:value-type="date" office:date-value="2020-08-14">
            <text:p>2020-08-14 00:00:00</text:p>
          </table:table-cell>
          <table:table-cell table:number-columns-repeated="1015"/>
        </table:table-row>
        <table:table-row table:style-name="ro1">
          <table:table-cell office:value-type="float" office:value="127336">
            <text:p>127336</text:p>
          </table:table-cell>
          <table:table-cell office:value-type="float" office:value="40694">
            <text:p>40694</text:p>
          </table:table-cell>
          <table:table-cell office:value-type="float" office:value="1631818.98">
            <text:p>1631818,98</text:p>
          </table:table-cell>
          <table:table-cell office:value-type="float" office:value="173228.25">
            <text:p>173228,25</text:p>
          </table:table-cell>
          <table:table-cell office:value-type="float" office:value="2406406.31">
            <text:p>2406406,31</text:p>
          </table:table-cell>
          <table:table-cell office:value-type="float" office:value="213922.25">
            <text:p>213922,25</text:p>
          </table:table-cell>
          <table:table-cell office:value-type="float" office:value="4038225.29">
            <text:p>4038225,29</text:p>
          </table:table-cell>
          <table:table-cell/>
          <table:table-cell table:style-name="ce2" office:value-type="date" office:date-value="2020-08-15">
            <text:p>2020-08-15 00:00:00</text:p>
          </table:table-cell>
          <table:table-cell table:number-columns-repeated="1015"/>
        </table:table-row>
        <table:table-row table:style-name="ro1">
          <table:table-cell office:value-type="float" office:value="127578">
            <text:p>127578</text:p>
          </table:table-cell>
          <table:table-cell office:value-type="float" office:value="30752">
            <text:p>30752</text:p>
          </table:table-cell>
          <table:table-cell office:value-type="float" office:value="1255932.54">
            <text:p>1255932,54</text:p>
          </table:table-cell>
          <table:table-cell office:value-type="float" office:value="130578.4">
            <text:p>130578,4</text:p>
          </table:table-cell>
          <table:table-cell office:value-type="float" office:value="1817424.29">
            <text:p>1817424,29</text:p>
          </table:table-cell>
          <table:table-cell office:value-type="float" office:value="161330.4">
            <text:p>161330,4</text:p>
          </table:table-cell>
          <table:table-cell office:value-type="float" office:value="3073356.83">
            <text:p>3073356,83</text:p>
          </table:table-cell>
          <table:table-cell/>
          <table:table-cell table:style-name="ce2" office:value-type="date" office:date-value="2020-08-16">
            <text:p>2020-08-16 00:00:00</text:p>
          </table:table-cell>
          <table:table-cell table:number-columns-repeated="1015"/>
        </table:table-row>
        <table:table-row table:style-name="ro1">
          <table:table-cell office:value-type="float" office:value="122402">
            <text:p>122402</text:p>
          </table:table-cell>
          <table:table-cell office:value-type="float" office:value="28678">
            <text:p>28678</text:p>
          </table:table-cell>
          <table:table-cell office:value-type="float" office:value="1180914.24">
            <text:p>1180914,24</text:p>
          </table:table-cell>
          <table:table-cell office:value-type="float" office:value="128307.31">
            <text:p>128307,31</text:p>
          </table:table-cell>
          <table:table-cell office:value-type="float" office:value="1765234.02">
            <text:p>1765234,02</text:p>
          </table:table-cell>
          <table:table-cell office:value-type="float" office:value="156985.31">
            <text:p>156985,31</text:p>
          </table:table-cell>
          <table:table-cell office:value-type="float" office:value="2946148.26">
            <text:p>2946148,26</text:p>
          </table:table-cell>
          <table:table-cell/>
          <table:table-cell table:style-name="ce2" office:value-type="date" office:date-value="2020-08-17">
            <text:p>2020-08-17 00:00:00</text:p>
          </table:table-cell>
          <table:table-cell table:number-columns-repeated="1015"/>
        </table:table-row>
        <table:table-row table:style-name="ro1">
          <table:table-cell office:value-type="float" office:value="122623">
            <text:p>122623</text:p>
          </table:table-cell>
          <table:table-cell office:value-type="float" office:value="29045">
            <text:p>29045</text:p>
          </table:table-cell>
          <table:table-cell office:value-type="float" office:value="1175882.74">
            <text:p>1175882,74</text:p>
          </table:table-cell>
          <table:table-cell office:value-type="float" office:value="133891.69">
            <text:p>133891,69</text:p>
          </table:table-cell>
          <table:table-cell office:value-type="float" office:value="1844648.93">
            <text:p>1844648,93</text:p>
          </table:table-cell>
          <table:table-cell office:value-type="float" office:value="162936.69">
            <text:p>162936,69</text:p>
          </table:table-cell>
          <table:table-cell office:value-type="float" office:value="3020531.67">
            <text:p>3020531,67</text:p>
          </table:table-cell>
          <table:table-cell/>
          <table:table-cell table:style-name="ce2" office:value-type="date" office:date-value="2020-08-18">
            <text:p>2020-08-18 00:00:00</text:p>
          </table:table-cell>
          <table:table-cell table:number-columns-repeated="1015"/>
        </table:table-row>
        <table:table-row table:style-name="ro1">
          <table:table-cell office:value-type="float" office:value="122844">
            <text:p>122844</text:p>
          </table:table-cell>
          <table:table-cell office:value-type="float" office:value="29903">
            <text:p>29903</text:p>
          </table:table-cell>
          <table:table-cell office:value-type="float" office:value="1228015.66">
            <text:p>1228015,66</text:p>
          </table:table-cell>
          <table:table-cell office:value-type="float" office:value="140826.11">
            <text:p>140826,11</text:p>
          </table:table-cell>
          <table:table-cell office:value-type="float" office:value="1925176.56">
            <text:p>1925176,56</text:p>
          </table:table-cell>
          <table:table-cell office:value-type="float" office:value="170729.11">
            <text:p>170729,11</text:p>
          </table:table-cell>
          <table:table-cell office:value-type="float" office:value="3153192.22">
            <text:p>3153192,22</text:p>
          </table:table-cell>
          <table:table-cell/>
          <table:table-cell table:style-name="ce2" office:value-type="date" office:date-value="2020-08-19">
            <text:p>2020-08-19 00:00:00</text:p>
          </table:table-cell>
          <table:table-cell table:number-columns-repeated="1015"/>
        </table:table-row>
        <table:table-row table:style-name="ro1">
          <table:table-cell office:value-type="float" office:value="123065">
            <text:p>123065</text:p>
          </table:table-cell>
          <table:table-cell office:value-type="float" office:value="33057">
            <text:p>33057</text:p>
          </table:table-cell>
          <table:table-cell office:value-type="float" office:value="1356798.89">
            <text:p>1356798,89</text:p>
          </table:table-cell>
          <table:table-cell office:value-type="float" office:value="153596.49">
            <text:p>153596,49</text:p>
          </table:table-cell>
          <table:table-cell office:value-type="float" office:value="2105102.46">
            <text:p>2105102,46</text:p>
          </table:table-cell>
          <table:table-cell office:value-type="float" office:value="186653.49">
            <text:p>186653,49</text:p>
          </table:table-cell>
          <table:table-cell office:value-type="float" office:value="3461901.35">
            <text:p>3461901,35</text:p>
          </table:table-cell>
          <table:table-cell/>
          <table:table-cell table:style-name="ce2" office:value-type="date" office:date-value="2020-08-20">
            <text:p>2020-08-20 00:00:00</text:p>
          </table:table-cell>
          <table:table-cell table:number-columns-repeated="1015"/>
        </table:table-row>
        <table:table-row table:style-name="ro1">
          <table:table-cell office:value-type="float" office:value="134990">
            <text:p>134990</text:p>
          </table:table-cell>
          <table:table-cell office:value-type="float" office:value="41072">
            <text:p>41072</text:p>
          </table:table-cell>
          <table:table-cell office:value-type="float" office:value="1677474.52">
            <text:p>1677474,52</text:p>
          </table:table-cell>
          <table:table-cell office:value-type="float" office:value="190393.37">
            <text:p>190393,37</text:p>
          </table:table-cell>
          <table:table-cell office:value-type="float" office:value="2588178.16">
            <text:p>2588178,16</text:p>
          </table:table-cell>
          <table:table-cell office:value-type="float" office:value="231465.37">
            <text:p>231465,37</text:p>
          </table:table-cell>
          <table:table-cell office:value-type="float" office:value="4265652.68">
            <text:p>4265652,68</text:p>
          </table:table-cell>
          <table:table-cell/>
          <table:table-cell table:style-name="ce2" office:value-type="date" office:date-value="2020-08-21">
            <text:p>2020-08-21 00:00:00</text:p>
          </table:table-cell>
          <table:table-cell table:number-columns-repeated="1015"/>
        </table:table-row>
        <table:table-row table:style-name="ro1">
          <table:table-cell office:value-type="float" office:value="123528">
            <text:p>123528</text:p>
          </table:table-cell>
          <table:table-cell office:value-type="float" office:value="40331">
            <text:p>40331</text:p>
          </table:table-cell>
          <table:table-cell office:value-type="float" office:value="1633243.84">
            <text:p>1633243,84</text:p>
          </table:table-cell>
          <table:table-cell office:value-type="float" office:value="172290.82">
            <text:p>172290,82</text:p>
          </table:table-cell>
          <table:table-cell office:value-type="float" office:value="2383477.58">
            <text:p>2383477,58</text:p>
          </table:table-cell>
          <table:table-cell office:value-type="float" office:value="212621.82">
            <text:p>212621,82</text:p>
          </table:table-cell>
          <table:table-cell office:value-type="float" office:value="4016721.42">
            <text:p>4016721,42</text:p>
          </table:table-cell>
          <table:table-cell/>
          <table:table-cell table:style-name="ce2" office:value-type="date" office:date-value="2020-08-22">
            <text:p>2020-08-22 00:00:00</text:p>
          </table:table-cell>
          <table:table-cell table:number-columns-repeated="1015"/>
        </table:table-row>
        <table:table-row table:style-name="ro1">
          <table:table-cell office:value-type="float" office:value="123749">
            <text:p>123749</text:p>
          </table:table-cell>
          <table:table-cell office:value-type="float" office:value="28445">
            <text:p>28445</text:p>
          </table:table-cell>
          <table:table-cell office:value-type="float" office:value="1174293.66">
            <text:p>1174293,66</text:p>
          </table:table-cell>
          <table:table-cell office:value-type="float" office:value="127439.94">
            <text:p>127439,94</text:p>
          </table:table-cell>
          <table:table-cell office:value-type="float" office:value="1771152.95">
            <text:p>1771152,95</text:p>
          </table:table-cell>
          <table:table-cell office:value-type="float" office:value="155884.94">
            <text:p>155884,94</text:p>
          </table:table-cell>
          <table:table-cell office:value-type="float" office:value="2945446.61">
            <text:p>2945446,61</text:p>
          </table:table-cell>
          <table:table-cell/>
          <table:table-cell table:style-name="ce2" office:value-type="date" office:date-value="2020-08-23">
            <text:p>2020-08-23 00:00:00</text:p>
          </table:table-cell>
          <table:table-cell table:number-columns-repeated="1015"/>
        </table:table-row>
        <table:table-row table:style-name="ro1">
          <table:table-cell office:value-type="float" office:value="123970">
            <text:p>123970</text:p>
          </table:table-cell>
          <table:table-cell office:value-type="float" office:value="27602">
            <text:p>27602</text:p>
          </table:table-cell>
          <table:table-cell office:value-type="float" office:value="1149145.52">
            <text:p>1149145,52</text:p>
          </table:table-cell>
          <table:table-cell office:value-type="float" office:value="129439.12">
            <text:p>129439,12</text:p>
          </table:table-cell>
          <table:table-cell office:value-type="float" office:value="1784434.88">
            <text:p>1784434,88</text:p>
          </table:table-cell>
          <table:table-cell office:value-type="float" office:value="157041.12">
            <text:p>157041,12</text:p>
          </table:table-cell>
          <table:table-cell office:value-type="float" office:value="2933580.4">
            <text:p>2933580,4</text:p>
          </table:table-cell>
          <table:table-cell/>
          <table:table-cell table:style-name="ce2" office:value-type="date" office:date-value="2020-08-24">
            <text:p>2020-08-24 00:00:00</text:p>
          </table:table-cell>
          <table:table-cell table:number-columns-repeated="1015"/>
        </table:table-row>
        <table:table-row table:style-name="ro1">
          <table:table-cell office:value-type="float" office:value="124191">
            <text:p>124191</text:p>
          </table:table-cell>
          <table:table-cell office:value-type="float" office:value="28752">
            <text:p>28752</text:p>
          </table:table-cell>
          <table:table-cell office:value-type="float" office:value="1183208.23">
            <text:p>1183208,23</text:p>
          </table:table-cell>
          <table:table-cell office:value-type="float" office:value="134143.77">
            <text:p>134143,77</text:p>
          </table:table-cell>
          <table:table-cell office:value-type="float" office:value="1849486.39">
            <text:p>1849486,39</text:p>
          </table:table-cell>
          <table:table-cell office:value-type="float" office:value="162895.77">
            <text:p>162895,77</text:p>
          </table:table-cell>
          <table:table-cell office:value-type="float" office:value="3032694.62">
            <text:p>3032694,62</text:p>
          </table:table-cell>
          <table:table-cell/>
          <table:table-cell table:style-name="ce2" office:value-type="date" office:date-value="2020-08-25">
            <text:p>2020-08-25 00:00:00</text:p>
          </table:table-cell>
          <table:table-cell table:number-columns-repeated="1015"/>
        </table:table-row>
        <table:table-row table:style-name="ro1">
          <table:table-cell office:value-type="float" office:value="130714">
            <text:p>130714</text:p>
          </table:table-cell>
          <table:table-cell office:value-type="float" office:value="29728">
            <text:p>29728</text:p>
          </table:table-cell>
          <table:table-cell office:value-type="float" office:value="1236181.32">
            <text:p>1236181,32</text:p>
          </table:table-cell>
          <table:table-cell office:value-type="float" office:value="145735.45">
            <text:p>145735,45</text:p>
          </table:table-cell>
          <table:table-cell office:value-type="float" office:value="1986924.03">
            <text:p>1986924,03</text:p>
          </table:table-cell>
          <table:table-cell office:value-type="float" office:value="175463.45">
            <text:p>175463,45</text:p>
          </table:table-cell>
          <table:table-cell office:value-type="float" office:value="3223105.35">
            <text:p>3223105,35</text:p>
          </table:table-cell>
          <table:table-cell/>
          <table:table-cell table:style-name="ce2" office:value-type="date" office:date-value="2020-08-26">
            <text:p>2020-08-26 00:00:00</text:p>
          </table:table-cell>
          <table:table-cell table:number-columns-repeated="1015"/>
        </table:table-row>
        <table:table-row table:style-name="ro1">
          <table:table-cell office:value-type="float" office:value="124644">
            <text:p>124644</text:p>
          </table:table-cell>
          <table:table-cell office:value-type="float" office:value="32605">
            <text:p>32605</text:p>
          </table:table-cell>
          <table:table-cell office:value-type="float" office:value="1331632.55">
            <text:p>1331632,55</text:p>
          </table:table-cell>
          <table:table-cell office:value-type="float" office:value="152662.14">
            <text:p>152662,14</text:p>
          </table:table-cell>
          <table:table-cell office:value-type="float" office:value="2085252.86">
            <text:p>2085252,86</text:p>
          </table:table-cell>
          <table:table-cell office:value-type="float" office:value="185267.14">
            <text:p>185267,14</text:p>
          </table:table-cell>
          <table:table-cell office:value-type="float" office:value="3416885.41">
            <text:p>3416885,41</text:p>
          </table:table-cell>
          <table:table-cell/>
          <table:table-cell table:style-name="ce2" office:value-type="date" office:date-value="2020-08-27">
            <text:p>2020-08-27 00:00:00</text:p>
          </table:table-cell>
          <table:table-cell table:number-columns-repeated="1015"/>
        </table:table-row>
        <table:table-row table:style-name="ro1">
          <table:table-cell office:value-type="float" office:value="118540">
            <text:p>118540</text:p>
          </table:table-cell>
          <table:table-cell office:value-type="float" office:value="40043">
            <text:p>40043</text:p>
          </table:table-cell>
          <table:table-cell office:value-type="float" office:value="1619776.64">
            <text:p>1619776,64</text:p>
          </table:table-cell>
          <table:table-cell office:value-type="float" office:value="188790.78">
            <text:p>188790,78</text:p>
          </table:table-cell>
          <table:table-cell office:value-type="float" office:value="2570665">
            <text:p>2570665</text:p>
          </table:table-cell>
          <table:table-cell office:value-type="float" office:value="228833.78">
            <text:p>228833,78</text:p>
          </table:table-cell>
          <table:table-cell office:value-type="float" office:value="4190441.64">
            <text:p>4190441,64</text:p>
          </table:table-cell>
          <table:table-cell/>
          <table:table-cell table:style-name="ce2" office:value-type="date" office:date-value="2020-08-28">
            <text:p>2020-08-28 00:00:00</text:p>
          </table:table-cell>
          <table:table-cell table:number-columns-repeated="1015"/>
        </table:table-row>
        <table:table-row table:style-name="ro1">
          <table:table-cell office:value-type="float" office:value="125075">
            <text:p>125075</text:p>
          </table:table-cell>
          <table:table-cell office:value-type="float" office:value="44300">
            <text:p>44300</text:p>
          </table:table-cell>
          <table:table-cell office:value-type="float" office:value="1790499.6">
            <text:p>1790499,6</text:p>
          </table:table-cell>
          <table:table-cell office:value-type="float" office:value="183173.17">
            <text:p>183173,17</text:p>
          </table:table-cell>
          <table:table-cell office:value-type="float" office:value="2514792.33">
            <text:p>2514792,33</text:p>
          </table:table-cell>
          <table:table-cell office:value-type="float" office:value="227473.17">
            <text:p>227473,17</text:p>
          </table:table-cell>
          <table:table-cell office:value-type="float" office:value="4305291.93">
            <text:p>4305291,93</text:p>
          </table:table-cell>
          <table:table-cell/>
          <table:table-cell table:style-name="ce2" office:value-type="date" office:date-value="2020-08-29">
            <text:p>2020-08-29 00:00:00</text:p>
          </table:table-cell>
          <table:table-cell table:number-columns-repeated="1015"/>
        </table:table-row>
        <table:table-row table:style-name="ro1">
          <table:table-cell office:value-type="float" office:value="125296">
            <text:p>125296</text:p>
          </table:table-cell>
          <table:table-cell office:value-type="float" office:value="28209">
            <text:p>28209</text:p>
          </table:table-cell>
          <table:table-cell office:value-type="float" office:value="1157967.91">
            <text:p>1157967,91</text:p>
          </table:table-cell>
          <table:table-cell office:value-type="float" office:value="130965.7">
            <text:p>130965,7</text:p>
          </table:table-cell>
          <table:table-cell office:value-type="float" office:value="1800437.01">
            <text:p>1800437,01</text:p>
          </table:table-cell>
          <table:table-cell office:value-type="float" office:value="159174.7">
            <text:p>159174,7</text:p>
          </table:table-cell>
          <table:table-cell office:value-type="float" office:value="2958404.92">
            <text:p>2958404,92</text:p>
          </table:table-cell>
          <table:table-cell/>
          <table:table-cell table:style-name="ce2" office:value-type="date" office:date-value="2020-08-30">
            <text:p>2020-08-30 00:00:00</text:p>
          </table:table-cell>
          <table:table-cell table:number-columns-repeated="1015"/>
        </table:table-row>
        <table:table-row table:style-name="ro1">
          <table:table-cell office:value-type="float" office:value="119160">
            <text:p>119160</text:p>
          </table:table-cell>
          <table:table-cell office:value-type="float" office:value="25625">
            <text:p>25625</text:p>
          </table:table-cell>
          <table:table-cell office:value-type="float" office:value="1067301.3">
            <text:p>1067301,3</text:p>
          </table:table-cell>
          <table:table-cell office:value-type="float" office:value="126687.38">
            <text:p>126687,38</text:p>
          </table:table-cell>
          <table:table-cell office:value-type="float" office:value="1730834.28">
            <text:p>1730834,28</text:p>
          </table:table-cell>
          <table:table-cell office:value-type="float" office:value="152312.38">
            <text:p>152312,38</text:p>
          </table:table-cell>
          <table:table-cell office:value-type="float" office:value="2798135.58">
            <text:p>2798135,58</text:p>
          </table:table-cell>
          <table:table-cell/>
          <table:table-cell table:style-name="ce2" office:value-type="date" office:date-value="2020-08-31">
            <text:p>2020-08-31 00:00:00</text:p>
          </table:table-cell>
          <table:table-cell table:number-columns-repeated="1015"/>
        </table:table-row>
        <table:table-row table:style-name="ro1">
          <table:table-cell office:value-type="float" office:value="124929">
            <text:p>124929</text:p>
          </table:table-cell>
          <table:table-cell office:value-type="float" office:value="29347">
            <text:p>29347</text:p>
          </table:table-cell>
          <table:table-cell office:value-type="float" office:value="1198875.9">
            <text:p>1198875,9</text:p>
          </table:table-cell>
          <table:table-cell office:value-type="float" office:value="149807.7">
            <text:p>149807,7</text:p>
          </table:table-cell>
          <table:table-cell office:value-type="float" office:value="2009872.31">
            <text:p>2009872,31</text:p>
          </table:table-cell>
          <table:table-cell office:value-type="float" office:value="179167.2">
            <text:p>179167,2</text:p>
          </table:table-cell>
          <table:table-cell office:value-type="float" office:value="3208748.21">
            <text:p>3208748,21</text:p>
          </table:table-cell>
          <table:table-cell/>
          <table:table-cell table:style-name="ce2" office:value-type="date" office:date-value="2020-09-01">
            <text:p>2020-09-01 00:00:00</text:p>
          </table:table-cell>
          <table:table-cell table:number-columns-repeated="1015"/>
        </table:table-row>
        <table:table-row table:style-name="ro1">
          <table:table-cell office:value-type="float" office:value="131527">
            <text:p>131527</text:p>
          </table:table-cell>
          <table:table-cell office:value-type="float" office:value="31313">
            <text:p>31313</text:p>
          </table:table-cell>
          <table:table-cell office:value-type="float" office:value="1283895.31">
            <text:p>1283895,31</text:p>
          </table:table-cell>
          <table:table-cell office:value-type="float" office:value="152655.23">
            <text:p>152655,23</text:p>
          </table:table-cell>
          <table:table-cell office:value-type="float" office:value="2060196.87">
            <text:p>2060196,87</text:p>
          </table:table-cell>
          <table:table-cell office:value-type="float" office:value="183968.23">
            <text:p>183968,23</text:p>
          </table:table-cell>
          <table:table-cell office:value-type="float" office:value="3344092.18">
            <text:p>3344092,18</text:p>
          </table:table-cell>
          <table:table-cell/>
          <table:table-cell table:style-name="ce2" office:value-type="date" office:date-value="2020-09-02">
            <text:p>2020-09-02 00:00:00</text:p>
          </table:table-cell>
          <table:table-cell table:number-columns-repeated="1015"/>
        </table:table-row>
        <table:table-row table:style-name="ro1">
          <table:table-cell office:value-type="float" office:value="125381">
            <text:p>125381</text:p>
          </table:table-cell>
          <table:table-cell office:value-type="float" office:value="35029">
            <text:p>35029</text:p>
          </table:table-cell>
          <table:table-cell office:value-type="float" office:value="1447501.82">
            <text:p>1447501,82</text:p>
          </table:table-cell>
          <table:table-cell office:value-type="float" office:value="172507.83">
            <text:p>172507,83</text:p>
          </table:table-cell>
          <table:table-cell office:value-type="float" office:value="2337785.56">
            <text:p>2337785,56</text:p>
          </table:table-cell>
          <table:table-cell office:value-type="float" office:value="207536.83">
            <text:p>207536,83</text:p>
          </table:table-cell>
          <table:table-cell office:value-type="float" office:value="3785287.38">
            <text:p>3785287,38</text:p>
          </table:table-cell>
          <table:table-cell/>
          <table:table-cell table:style-name="ce2" office:value-type="date" office:date-value="2020-09-03">
            <text:p>2020-09-03 00:00:00</text:p>
          </table:table-cell>
          <table:table-cell table:number-columns-repeated="1015"/>
        </table:table-row>
        <table:table-row table:style-name="ro1">
          <table:table-cell office:value-type="float" office:value="125602">
            <text:p>125602</text:p>
          </table:table-cell>
          <table:table-cell office:value-type="float" office:value="45504">
            <text:p>45504</text:p>
          </table:table-cell>
          <table:table-cell office:value-type="float" office:value="1845707.17">
            <text:p>1845707,17</text:p>
          </table:table-cell>
          <table:table-cell office:value-type="float" office:value="213500.95">
            <text:p>213500,95</text:p>
          </table:table-cell>
          <table:table-cell office:value-type="float" office:value="2901015.78">
            <text:p>2901015,78</text:p>
          </table:table-cell>
          <table:table-cell office:value-type="float" office:value="259004.95">
            <text:p>259004,95</text:p>
          </table:table-cell>
          <table:table-cell office:value-type="float" office:value="4746722.95">
            <text:p>4746722,95</text:p>
          </table:table-cell>
          <table:table-cell/>
          <table:table-cell table:style-name="ce2" office:value-type="date" office:date-value="2020-09-04">
            <text:p>2020-09-04 00:00:00</text:p>
          </table:table-cell>
          <table:table-cell table:number-columns-repeated="1015"/>
        </table:table-row>
        <table:table-row table:style-name="ro1">
          <table:table-cell office:value-type="float" office:value="125823">
            <text:p>125823</text:p>
          </table:table-cell>
          <table:table-cell office:value-type="float" office:value="43221">
            <text:p>43221</text:p>
          </table:table-cell>
          <table:table-cell office:value-type="float" office:value="1727216.56">
            <text:p>1727216,56</text:p>
          </table:table-cell>
          <table:table-cell office:value-type="float" office:value="187171.2">
            <text:p>187171,2</text:p>
          </table:table-cell>
          <table:table-cell office:value-type="float" office:value="2578426.04">
            <text:p>2578426,04</text:p>
          </table:table-cell>
          <table:table-cell office:value-type="float" office:value="230392.2">
            <text:p>230392,2</text:p>
          </table:table-cell>
          <table:table-cell office:value-type="float" office:value="4305642.6">
            <text:p>4305642,6</text:p>
          </table:table-cell>
          <table:table-cell/>
          <table:table-cell table:style-name="ce2" office:value-type="date" office:date-value="2020-09-05">
            <text:p>2020-09-05 00:00:00</text:p>
          </table:table-cell>
          <table:table-cell table:number-columns-repeated="1015"/>
        </table:table-row>
        <table:table-row table:style-name="ro1">
          <table:table-cell office:value-type="float" office:value="132462">
            <text:p>132462</text:p>
          </table:table-cell>
          <table:table-cell office:value-type="float" office:value="32055">
            <text:p>32055</text:p>
          </table:table-cell>
          <table:table-cell office:value-type="float" office:value="1269364.6">
            <text:p>1269364,6</text:p>
          </table:table-cell>
          <table:table-cell office:value-type="float" office:value="142461.31">
            <text:p>142461,31</text:p>
          </table:table-cell>
          <table:table-cell office:value-type="float" office:value="1973009.76">
            <text:p>1973009,76</text:p>
          </table:table-cell>
          <table:table-cell office:value-type="float" office:value="174516.31">
            <text:p>174516,31</text:p>
          </table:table-cell>
          <table:table-cell office:value-type="float" office:value="3242374.36">
            <text:p>3242374,36</text:p>
          </table:table-cell>
          <table:table-cell/>
          <table:table-cell table:style-name="ce2" office:value-type="date" office:date-value="2020-09-06">
            <text:p>2020-09-06 00:00:00</text:p>
          </table:table-cell>
          <table:table-cell table:number-columns-repeated="1015"/>
        </table:table-row>
        <table:table-row table:style-name="ro1">
          <table:table-cell office:value-type="float" office:value="132704">
            <text:p>132704</text:p>
          </table:table-cell>
          <table:table-cell office:value-type="float" office:value="26320">
            <text:p>26320</text:p>
          </table:table-cell>
          <table:table-cell office:value-type="float" office:value="1067042.16">
            <text:p>1067042,16</text:p>
          </table:table-cell>
          <table:table-cell office:value-type="float" office:value="116010.63">
            <text:p>116010,63</text:p>
          </table:table-cell>
          <table:table-cell office:value-type="float" office:value="1611584.23">
            <text:p>1611584,23</text:p>
          </table:table-cell>
          <table:table-cell office:value-type="float" office:value="142330.63">
            <text:p>142330,63</text:p>
          </table:table-cell>
          <table:table-cell office:value-type="float" office:value="2678626.39">
            <text:p>2678626,39</text:p>
          </table:table-cell>
          <table:table-cell/>
          <table:table-cell table:style-name="ce2" office:value-type="date" office:date-value="2020-09-07">
            <text:p>2020-09-07 00:00:00</text:p>
          </table:table-cell>
          <table:table-cell table:number-columns-repeated="1015"/>
        </table:table-row>
        <table:table-row table:style-name="ro1">
          <table:table-cell office:value-type="float" office:value="132946">
            <text:p>132946</text:p>
          </table:table-cell>
          <table:table-cell office:value-type="float" office:value="27081">
            <text:p>27081</text:p>
          </table:table-cell>
          <table:table-cell office:value-type="float" office:value="1125141.34">
            <text:p>1125141,34</text:p>
          </table:table-cell>
          <table:table-cell office:value-type="float" office:value="133159.9">
            <text:p>133159,9</text:p>
          </table:table-cell>
          <table:table-cell office:value-type="float" office:value="1831478.74">
            <text:p>1831478,74</text:p>
          </table:table-cell>
          <table:table-cell office:value-type="float" office:value="160240.9">
            <text:p>160240,9</text:p>
          </table:table-cell>
          <table:table-cell office:value-type="float" office:value="2956620.08">
            <text:p>2956620,08</text:p>
          </table:table-cell>
          <table:table-cell/>
          <table:table-cell table:style-name="ce2" office:value-type="date" office:date-value="2020-09-08">
            <text:p>2020-09-08 00:00:00</text:p>
          </table:table-cell>
          <table:table-cell table:number-columns-repeated="1015"/>
        </table:table-row>
        <table:table-row table:style-name="ro1">
          <table:table-cell office:value-type="float" office:value="133188">
            <text:p>133188</text:p>
          </table:table-cell>
          <table:table-cell office:value-type="float" office:value="27737">
            <text:p>27737</text:p>
          </table:table-cell>
          <table:table-cell office:value-type="float" office:value="1149942.34">
            <text:p>1149942,34</text:p>
          </table:table-cell>
          <table:table-cell office:value-type="float" office:value="145580.59">
            <text:p>145580,59</text:p>
          </table:table-cell>
          <table:table-cell office:value-type="float" office:value="1972509.13">
            <text:p>1972509,13</text:p>
          </table:table-cell>
          <table:table-cell office:value-type="float" office:value="173317.59">
            <text:p>173317,59</text:p>
          </table:table-cell>
          <table:table-cell office:value-type="float" office:value="3122451.47">
            <text:p>3122451,47</text:p>
          </table:table-cell>
          <table:table-cell/>
          <table:table-cell table:style-name="ce2" office:value-type="date" office:date-value="2020-09-09">
            <text:p>2020-09-09 00:00:00</text:p>
          </table:table-cell>
          <table:table-cell table:number-columns-repeated="1015"/>
        </table:table-row>
        <table:table-row table:style-name="ro1">
          <table:table-cell office:value-type="float" office:value="126968">
            <text:p>126968</text:p>
          </table:table-cell>
          <table:table-cell office:value-type="float" office:value="31465">
            <text:p>31465</text:p>
          </table:table-cell>
          <table:table-cell office:value-type="float" office:value="1295087.4">
            <text:p>1295087,4</text:p>
          </table:table-cell>
          <table:table-cell office:value-type="float" office:value="160280.93">
            <text:p>160280,93</text:p>
          </table:table-cell>
          <table:table-cell office:value-type="float" office:value="2169481.74">
            <text:p>2169481,74</text:p>
          </table:table-cell>
          <table:table-cell office:value-type="float" office:value="191745.93">
            <text:p>191745,93</text:p>
          </table:table-cell>
          <table:table-cell office:value-type="float" office:value="3464569.14">
            <text:p>3464569,14</text:p>
          </table:table-cell>
          <table:table-cell/>
          <table:table-cell table:style-name="ce2" office:value-type="date" office:date-value="2020-09-10">
            <text:p>2020-09-10 00:00:00</text:p>
          </table:table-cell>
          <table:table-cell table:number-columns-repeated="1015"/>
        </table:table-row>
        <table:table-row table:style-name="ro1">
          <table:table-cell office:value-type="float" office:value="133661">
            <text:p>133661</text:p>
          </table:table-cell>
          <table:table-cell office:value-type="float" office:value="40468">
            <text:p>40468</text:p>
          </table:table-cell>
          <table:table-cell office:value-type="float" office:value="1611445.92">
            <text:p>1611445,92</text:p>
          </table:table-cell>
          <table:table-cell office:value-type="float" office:value="203099.26">
            <text:p>203099,26</text:p>
          </table:table-cell>
          <table:table-cell office:value-type="float" office:value="2720269.4">
            <text:p>2720269,4</text:p>
          </table:table-cell>
          <table:table-cell office:value-type="float" office:value="243567.26">
            <text:p>243567,26</text:p>
          </table:table-cell>
          <table:table-cell office:value-type="float" office:value="4331715.32">
            <text:p>4331715,32</text:p>
          </table:table-cell>
          <table:table-cell/>
          <table:table-cell table:style-name="ce2" office:value-type="date" office:date-value="2020-09-11">
            <text:p>2020-09-11 00:00:00</text:p>
          </table:table-cell>
          <table:table-cell table:number-columns-repeated="1015"/>
        </table:table-row>
        <table:table-row table:style-name="ro1">
          <table:table-cell office:value-type="float" office:value="128213">
            <text:p>128213</text:p>
          </table:table-cell>
          <table:table-cell office:value-type="float" office:value="41117">
            <text:p>41117</text:p>
          </table:table-cell>
          <table:table-cell office:value-type="float" office:value="1645010.63">
            <text:p>1645010,63</text:p>
          </table:table-cell>
          <table:table-cell office:value-type="float" office:value="185375.26">
            <text:p>185375,26</text:p>
          </table:table-cell>
          <table:table-cell office:value-type="float" office:value="2536867.52">
            <text:p>2536867,52</text:p>
          </table:table-cell>
          <table:table-cell office:value-type="float" office:value="226492.26">
            <text:p>226492,26</text:p>
          </table:table-cell>
          <table:table-cell office:value-type="float" office:value="4181878.15">
            <text:p>4181878,15</text:p>
          </table:table-cell>
          <table:table-cell/>
          <table:table-cell table:style-name="ce2" office:value-type="date" office:date-value="2020-09-12">
            <text:p>2020-09-12 00:00:00</text:p>
          </table:table-cell>
          <table:table-cell table:number-columns-repeated="1015"/>
        </table:table-row>
        <table:table-row table:style-name="ro1">
          <table:table-cell office:value-type="float" office:value="121940">
            <text:p>121940</text:p>
          </table:table-cell>
          <table:table-cell office:value-type="float" office:value="27799">
            <text:p>27799</text:p>
          </table:table-cell>
          <table:table-cell office:value-type="float" office:value="1118304.27">
            <text:p>1118304,27</text:p>
          </table:table-cell>
          <table:table-cell office:value-type="float" office:value="132344.28">
            <text:p>132344,28</text:p>
          </table:table-cell>
          <table:table-cell office:value-type="float" office:value="1837212.98">
            <text:p>1837212,98</text:p>
          </table:table-cell>
          <table:table-cell office:value-type="float" office:value="160143.28">
            <text:p>160143,28</text:p>
          </table:table-cell>
          <table:table-cell office:value-type="float" office:value="2955517.25">
            <text:p>2955517,25</text:p>
          </table:table-cell>
          <table:table-cell/>
          <table:table-cell table:style-name="ce2" office:value-type="date" office:date-value="2020-09-13">
            <text:p>2020-09-13 00:00:00</text:p>
          </table:table-cell>
          <table:table-cell table:number-columns-repeated="1015"/>
        </table:table-row>
        <table:table-row table:style-name="ro1">
          <table:table-cell office:value-type="float" office:value="128644">
            <text:p>128644</text:p>
          </table:table-cell>
          <table:table-cell office:value-type="float" office:value="24947">
            <text:p>24947</text:p>
          </table:table-cell>
          <table:table-cell office:value-type="float" office:value="1026711.51">
            <text:p>1026711,51</text:p>
          </table:table-cell>
          <table:table-cell office:value-type="float" office:value="126647.9">
            <text:p>126647,9</text:p>
          </table:table-cell>
          <table:table-cell office:value-type="float" office:value="1730894">
            <text:p>1730894</text:p>
          </table:table-cell>
          <table:table-cell office:value-type="float" office:value="151594.9">
            <text:p>151594,9</text:p>
          </table:table-cell>
          <table:table-cell office:value-type="float" office:value="2757605.51">
            <text:p>2757605,51</text:p>
          </table:table-cell>
          <table:table-cell/>
          <table:table-cell table:style-name="ce2" office:value-type="date" office:date-value="2020-09-14">
            <text:p>2020-09-14 00:00:00</text:p>
          </table:table-cell>
          <table:table-cell table:number-columns-repeated="1015"/>
        </table:table-row>
        <table:table-row table:style-name="ro1">
          <table:table-cell office:value-type="float" office:value="128865">
            <text:p>128865</text:p>
          </table:table-cell>
          <table:table-cell office:value-type="float" office:value="29981">
            <text:p>29981</text:p>
          </table:table-cell>
          <table:table-cell office:value-type="float" office:value="1235561.95">
            <text:p>1235561,95</text:p>
          </table:table-cell>
          <table:table-cell office:value-type="float" office:value="152700.76">
            <text:p>152700,76</text:p>
          </table:table-cell>
          <table:table-cell office:value-type="float" office:value="2094311.14">
            <text:p>2094311,14</text:p>
          </table:table-cell>
          <table:table-cell office:value-type="float" office:value="182681.76">
            <text:p>182681,76</text:p>
          </table:table-cell>
          <table:table-cell office:value-type="float" office:value="3329873.09">
            <text:p>3329873,09</text:p>
          </table:table-cell>
          <table:table-cell/>
          <table:table-cell table:style-name="ce2" office:value-type="date" office:date-value="2020-09-15">
            <text:p>2020-09-15 00:00:00</text:p>
          </table:table-cell>
          <table:table-cell table:number-columns-repeated="1015"/>
        </table:table-row>
        <table:table-row table:style-name="ro1">
          <table:table-cell office:value-type="float" office:value="122560">
            <text:p>122560</text:p>
          </table:table-cell>
          <table:table-cell office:value-type="float" office:value="29434">
            <text:p>29434</text:p>
          </table:table-cell>
          <table:table-cell office:value-type="float" office:value="1200424.45">
            <text:p>1200424,45</text:p>
          </table:table-cell>
          <table:table-cell office:value-type="float" office:value="147147.39">
            <text:p>147147,39</text:p>
          </table:table-cell>
          <table:table-cell office:value-type="float" office:value="2029166.15">
            <text:p>2029166,15</text:p>
          </table:table-cell>
          <table:table-cell office:value-type="float" office:value="176581.39">
            <text:p>176581,39</text:p>
          </table:table-cell>
          <table:table-cell office:value-type="float" office:value="3229590.6">
            <text:p>3229590,6</text:p>
          </table:table-cell>
          <table:table-cell/>
          <table:table-cell table:style-name="ce2" office:value-type="date" office:date-value="2020-09-16">
            <text:p>2020-09-16 00:00:00</text:p>
          </table:table-cell>
          <table:table-cell table:number-columns-repeated="1015"/>
        </table:table-row>
        <table:table-row table:style-name="ro1">
          <table:table-cell office:value-type="float" office:value="129296">
            <text:p>129296</text:p>
          </table:table-cell>
          <table:table-cell office:value-type="float" office:value="33546">
            <text:p>33546</text:p>
          </table:table-cell>
          <table:table-cell office:value-type="float" office:value="1362353.97">
            <text:p>1362353,97</text:p>
          </table:table-cell>
          <table:table-cell office:value-type="float" office:value="161844.65">
            <text:p>161844,65</text:p>
          </table:table-cell>
          <table:table-cell office:value-type="float" office:value="2223262.92">
            <text:p>2223262,92</text:p>
          </table:table-cell>
          <table:table-cell office:value-type="float" office:value="195390.65">
            <text:p>195390,65</text:p>
          </table:table-cell>
          <table:table-cell office:value-type="float" office:value="3585616.89">
            <text:p>3585616,89</text:p>
          </table:table-cell>
          <table:table-cell/>
          <table:table-cell table:style-name="ce2" office:value-type="date" office:date-value="2020-09-17">
            <text:p>2020-09-17 00:00:00</text:p>
          </table:table-cell>
          <table:table-cell table:number-columns-repeated="1015"/>
        </table:table-row>
        <table:table-row table:style-name="ro1">
          <table:table-cell office:value-type="float" office:value="129517">
            <text:p>129517</text:p>
          </table:table-cell>
          <table:table-cell office:value-type="float" office:value="41885">
            <text:p>41885</text:p>
          </table:table-cell>
          <table:table-cell office:value-type="float" office:value="1672484.62">
            <text:p>1672484,62</text:p>
          </table:table-cell>
          <table:table-cell office:value-type="float" office:value="208440.34">
            <text:p>208440,34</text:p>
          </table:table-cell>
          <table:table-cell office:value-type="float" office:value="2846722.02">
            <text:p>2846722,02</text:p>
          </table:table-cell>
          <table:table-cell office:value-type="float" office:value="250325.34">
            <text:p>250325,34</text:p>
          </table:table-cell>
          <table:table-cell office:value-type="float" office:value="4519206.64">
            <text:p>4519206,64</text:p>
          </table:table-cell>
          <table:table-cell/>
          <table:table-cell table:style-name="ce2" office:value-type="date" office:date-value="2020-09-18">
            <text:p>2020-09-18 00:00:00</text:p>
          </table:table-cell>
          <table:table-cell table:number-columns-repeated="1015"/>
        </table:table-row>
        <table:table-row table:style-name="ro1">
          <table:table-cell office:value-type="float" office:value="123180">
            <text:p>123180</text:p>
          </table:table-cell>
          <table:table-cell office:value-type="float" office:value="44950">
            <text:p>44950</text:p>
          </table:table-cell>
          <table:table-cell office:value-type="float" office:value="1780083.24">
            <text:p>1780083,24</text:p>
          </table:table-cell>
          <table:table-cell office:value-type="float" office:value="190230.71">
            <text:p>190230,71</text:p>
          </table:table-cell>
          <table:table-cell office:value-type="float" office:value="2670606.85">
            <text:p>2670606,85</text:p>
          </table:table-cell>
          <table:table-cell office:value-type="float" office:value="235180.71">
            <text:p>235180,71</text:p>
          </table:table-cell>
          <table:table-cell office:value-type="float" office:value="4450690.09">
            <text:p>4450690,09</text:p>
          </table:table-cell>
          <table:table-cell/>
          <table:table-cell table:style-name="ce2" office:value-type="date" office:date-value="2020-09-19">
            <text:p>2020-09-19 00:00:00</text:p>
          </table:table-cell>
          <table:table-cell table:number-columns-repeated="1015"/>
        </table:table-row>
        <table:table-row table:style-name="ro1">
          <table:table-cell office:value-type="float" office:value="123380">
            <text:p>123380</text:p>
          </table:table-cell>
          <table:table-cell office:value-type="float" office:value="29972">
            <text:p>29972</text:p>
          </table:table-cell>
          <table:table-cell office:value-type="float" office:value="1214110.59">
            <text:p>1214110,59</text:p>
          </table:table-cell>
          <table:table-cell office:value-type="float" office:value="140812.45">
            <text:p>140812,45</text:p>
          </table:table-cell>
          <table:table-cell office:value-type="float" office:value="1963807.84">
            <text:p>1963807,84</text:p>
          </table:table-cell>
          <table:table-cell office:value-type="float" office:value="170784.45">
            <text:p>170784,45</text:p>
          </table:table-cell>
          <table:table-cell office:value-type="float" office:value="3177918.43">
            <text:p>3177918,43</text:p>
          </table:table-cell>
          <table:table-cell/>
          <table:table-cell table:style-name="ce2" office:value-type="date" office:date-value="2020-09-20">
            <text:p>2020-09-20 00:00:00</text:p>
          </table:table-cell>
          <table:table-cell table:number-columns-repeated="1015"/>
        </table:table-row>
        <table:table-row table:style-name="ro1">
          <table:table-cell office:value-type="float" office:value="123580">
            <text:p>123580</text:p>
          </table:table-cell>
          <table:table-cell office:value-type="float" office:value="25494">
            <text:p>25494</text:p>
          </table:table-cell>
          <table:table-cell office:value-type="float" office:value="1064215.62">
            <text:p>1064215,62</text:p>
          </table:table-cell>
          <table:table-cell office:value-type="float" office:value="130965.02">
            <text:p>130965,02</text:p>
          </table:table-cell>
          <table:table-cell office:value-type="float" office:value="1809078.31">
            <text:p>1809078,31</text:p>
          </table:table-cell>
          <table:table-cell office:value-type="float" office:value="156459.02">
            <text:p>156459,02</text:p>
          </table:table-cell>
          <table:table-cell office:value-type="float" office:value="2873293.93">
            <text:p>2873293,93</text:p>
          </table:table-cell>
          <table:table-cell/>
          <table:table-cell table:style-name="ce2" office:value-type="date" office:date-value="2020-09-21">
            <text:p>2020-09-21 00:00:00</text:p>
          </table:table-cell>
          <table:table-cell table:number-columns-repeated="1015"/>
        </table:table-row>
        <table:table-row table:style-name="ro1">
          <table:table-cell office:value-type="float" office:value="123780">
            <text:p>123780</text:p>
          </table:table-cell>
          <table:table-cell office:value-type="float" office:value="27100">
            <text:p>27100</text:p>
          </table:table-cell>
          <table:table-cell office:value-type="float" office:value="1112201.32">
            <text:p>1112201,32</text:p>
          </table:table-cell>
          <table:table-cell office:value-type="float" office:value="133120.45">
            <text:p>133120,45</text:p>
          </table:table-cell>
          <table:table-cell office:value-type="float" office:value="1834731.55">
            <text:p>1834731,55</text:p>
          </table:table-cell>
          <table:table-cell office:value-type="float" office:value="160220.45">
            <text:p>160220,45</text:p>
          </table:table-cell>
          <table:table-cell office:value-type="float" office:value="2946932.87">
            <text:p>2946932,87</text:p>
          </table:table-cell>
          <table:table-cell/>
          <table:table-cell table:style-name="ce2" office:value-type="date" office:date-value="2020-09-22">
            <text:p>2020-09-22 00:00:00</text:p>
          </table:table-cell>
          <table:table-cell table:number-columns-repeated="1015"/>
        </table:table-row>
        <table:table-row table:style-name="ro1">
          <table:table-cell office:value-type="float" office:value="123980">
            <text:p>123980</text:p>
          </table:table-cell>
          <table:table-cell office:value-type="float" office:value="28693">
            <text:p>28693</text:p>
          </table:table-cell>
          <table:table-cell office:value-type="float" office:value="1165194.98">
            <text:p>1165194,98</text:p>
          </table:table-cell>
          <table:table-cell office:value-type="float" office:value="146477.31">
            <text:p>146477,31</text:p>
          </table:table-cell>
          <table:table-cell office:value-type="float" office:value="2004691.53">
            <text:p>2004691,53</text:p>
          </table:table-cell>
          <table:table-cell office:value-type="float" office:value="175170.31">
            <text:p>175170,31</text:p>
          </table:table-cell>
          <table:table-cell office:value-type="float" office:value="3169886.51">
            <text:p>3169886,51</text:p>
          </table:table-cell>
          <table:table-cell/>
          <table:table-cell table:style-name="ce2" office:value-type="date" office:date-value="2020-09-23">
            <text:p>2020-09-23 00:00:00</text:p>
          </table:table-cell>
          <table:table-cell table:number-columns-repeated="1015"/>
        </table:table-row>
        <table:table-row table:style-name="ro1">
          <table:table-cell office:value-type="float" office:value="124180">
            <text:p>124180</text:p>
          </table:table-cell>
          <table:table-cell office:value-type="float" office:value="32149">
            <text:p>32149</text:p>
          </table:table-cell>
          <table:table-cell office:value-type="float" office:value="1305643.21">
            <text:p>1305643,21</text:p>
          </table:table-cell>
          <table:table-cell office:value-type="float" office:value="155363.28">
            <text:p>155363,28</text:p>
          </table:table-cell>
          <table:table-cell office:value-type="float" office:value="2140690.93">
            <text:p>2140690,93</text:p>
          </table:table-cell>
          <table:table-cell office:value-type="float" office:value="187512.28">
            <text:p>187512,28</text:p>
          </table:table-cell>
          <table:table-cell office:value-type="float" office:value="3446334.14">
            <text:p>3446334,14</text:p>
          </table:table-cell>
          <table:table-cell/>
          <table:table-cell table:style-name="ce2" office:value-type="date" office:date-value="2020-09-24">
            <text:p>2020-09-24 00:00:00</text:p>
          </table:table-cell>
          <table:table-cell table:number-columns-repeated="1015"/>
        </table:table-row>
        <table:table-row table:style-name="ro1">
          <table:table-cell office:value-type="float" office:value="124380">
            <text:p>124380</text:p>
          </table:table-cell>
          <table:table-cell office:value-type="float" office:value="41710">
            <text:p>41710</text:p>
          </table:table-cell>
          <table:table-cell office:value-type="float" office:value="1694930.37">
            <text:p>1694930,37</text:p>
          </table:table-cell>
          <table:table-cell office:value-type="float" office:value="200203.32">
            <text:p>200203,32</text:p>
          </table:table-cell>
          <table:table-cell office:value-type="float" office:value="2728246.06">
            <text:p>2728246,06</text:p>
          </table:table-cell>
          <table:table-cell office:value-type="float" office:value="241913.32">
            <text:p>241913,32</text:p>
          </table:table-cell>
          <table:table-cell office:value-type="float" office:value="4423176.43">
            <text:p>4423176,43</text:p>
          </table:table-cell>
          <table:table-cell/>
          <table:table-cell table:style-name="ce2" office:value-type="date" office:date-value="2020-09-25">
            <text:p>2020-09-25 00:00:00</text:p>
          </table:table-cell>
          <table:table-cell table:number-columns-repeated="1015"/>
        </table:table-row>
        <table:table-row table:style-name="ro1">
          <table:table-cell office:value-type="float" office:value="124580">
            <text:p>124580</text:p>
          </table:table-cell>
          <table:table-cell office:value-type="float" office:value="42306">
            <text:p>42306</text:p>
          </table:table-cell>
          <table:table-cell office:value-type="float" office:value="1718097.05">
            <text:p>1718097,05</text:p>
          </table:table-cell>
          <table:table-cell office:value-type="float" office:value="183222.1">
            <text:p>183222,1</text:p>
          </table:table-cell>
          <table:table-cell office:value-type="float" office:value="2538578.75">
            <text:p>2538578,75</text:p>
          </table:table-cell>
          <table:table-cell office:value-type="float" office:value="225528.1">
            <text:p>225528,1</text:p>
          </table:table-cell>
          <table:table-cell office:value-type="float" office:value="4256675.8">
            <text:p>4256675,8</text:p>
          </table:table-cell>
          <table:table-cell/>
          <table:table-cell table:style-name="ce2" office:value-type="date" office:date-value="2020-09-26">
            <text:p>2020-09-26 00:00:00</text:p>
          </table:table-cell>
          <table:table-cell table:number-columns-repeated="1015"/>
        </table:table-row>
        <table:table-row table:style-name="ro1">
          <table:table-cell office:value-type="float" office:value="124780">
            <text:p>124780</text:p>
          </table:table-cell>
          <table:table-cell office:value-type="float" office:value="29115">
            <text:p>29115</text:p>
          </table:table-cell>
          <table:table-cell office:value-type="float" office:value="1192621.39">
            <text:p>1192621,39</text:p>
          </table:table-cell>
          <table:table-cell office:value-type="float" office:value="134604.55">
            <text:p>134604,55</text:p>
          </table:table-cell>
          <table:table-cell office:value-type="float" office:value="1858033.94">
            <text:p>1858033,94</text:p>
          </table:table-cell>
          <table:table-cell office:value-type="float" office:value="163719.55">
            <text:p>163719,55</text:p>
          </table:table-cell>
          <table:table-cell office:value-type="float" office:value="3050655.33">
            <text:p>3050655,33</text:p>
          </table:table-cell>
          <table:table-cell/>
          <table:table-cell table:style-name="ce2" office:value-type="date" office:date-value="2020-09-27">
            <text:p>2020-09-27 00:00:00</text:p>
          </table:table-cell>
          <table:table-cell table:number-columns-repeated="1015"/>
        </table:table-row>
        <table:table-row table:style-name="ro1">
          <table:table-cell office:value-type="float" office:value="124980">
            <text:p>124980</text:p>
          </table:table-cell>
          <table:table-cell office:value-type="float" office:value="26838">
            <text:p>26838</text:p>
          </table:table-cell>
          <table:table-cell office:value-type="float" office:value="1129413.89">
            <text:p>1129413,89</text:p>
          </table:table-cell>
          <table:table-cell office:value-type="float" office:value="130021.44">
            <text:p>130021,44</text:p>
          </table:table-cell>
          <table:table-cell office:value-type="float" office:value="1787620.92">
            <text:p>1787620,92</text:p>
          </table:table-cell>
          <table:table-cell office:value-type="float" office:value="156859.44">
            <text:p>156859,44</text:p>
          </table:table-cell>
          <table:table-cell office:value-type="float" office:value="2917034.81">
            <text:p>2917034,81</text:p>
          </table:table-cell>
          <table:table-cell/>
          <table:table-cell table:style-name="ce2" office:value-type="date" office:date-value="2020-09-28">
            <text:p>2020-09-28 00:00:00</text:p>
          </table:table-cell>
          <table:table-cell table:number-columns-repeated="1015"/>
        </table:table-row>
        <table:table-row table:style-name="ro1">
          <table:table-cell office:value-type="float" office:value="137698">
            <text:p>137698</text:p>
          </table:table-cell>
          <table:table-cell office:value-type="float" office:value="27264">
            <text:p>27264</text:p>
          </table:table-cell>
          <table:table-cell office:value-type="float" office:value="1129606.44">
            <text:p>1129606,44</text:p>
          </table:table-cell>
          <table:table-cell office:value-type="float" office:value="139789.31">
            <text:p>139789,31</text:p>
          </table:table-cell>
          <table:table-cell office:value-type="float" office:value="1899135.72">
            <text:p>1899135,72</text:p>
          </table:table-cell>
          <table:table-cell office:value-type="float" office:value="167053.31">
            <text:p>167053,31</text:p>
          </table:table-cell>
          <table:table-cell office:value-type="float" office:value="3028742.16">
            <text:p>3028742,16</text:p>
          </table:table-cell>
          <table:table-cell/>
          <table:table-cell table:style-name="ce2" office:value-type="date" office:date-value="2020-09-29">
            <text:p>2020-09-29 00:00:00</text:p>
          </table:table-cell>
          <table:table-cell table:number-columns-repeated="1015"/>
        </table:table-row>
        <table:table-row table:style-name="ro1">
          <table:table-cell office:value-type="float" office:value="137940">
            <text:p>137940</text:p>
          </table:table-cell>
          <table:table-cell office:value-type="float" office:value="28330">
            <text:p>28330</text:p>
          </table:table-cell>
          <table:table-cell office:value-type="float" office:value="1179129.82">
            <text:p>1179129,82</text:p>
          </table:table-cell>
          <table:table-cell office:value-type="float" office:value="153373.35">
            <text:p>153373,35</text:p>
          </table:table-cell>
          <table:table-cell office:value-type="float" office:value="2057157.94">
            <text:p>2057157,94</text:p>
          </table:table-cell>
          <table:table-cell office:value-type="float" office:value="181703.35">
            <text:p>181703,35</text:p>
          </table:table-cell>
          <table:table-cell office:value-type="float" office:value="3236287.76">
            <text:p>3236287,76</text:p>
          </table:table-cell>
          <table:table-cell/>
          <table:table-cell table:style-name="ce2" office:value-type="date" office:date-value="2020-09-30">
            <text:p>2020-09-30 00:00:00</text:p>
          </table:table-cell>
          <table:table-cell table:number-columns-repeated="1015"/>
        </table:table-row>
        <table:table-row table:style-name="ro1">
          <table:table-cell office:value-type="float" office:value="138182">
            <text:p>138182</text:p>
          </table:table-cell>
          <table:table-cell office:value-type="float" office:value="33988">
            <text:p>33988</text:p>
          </table:table-cell>
          <table:table-cell office:value-type="float" office:value="1388263.55">
            <text:p>1388263,55</text:p>
          </table:table-cell>
          <table:table-cell office:value-type="float" office:value="168196.59">
            <text:p>168196,59</text:p>
          </table:table-cell>
          <table:table-cell office:value-type="float" office:value="2272037.16">
            <text:p>2272037,16</text:p>
          </table:table-cell>
          <table:table-cell office:value-type="float" office:value="202184.59">
            <text:p>202184,59</text:p>
          </table:table-cell>
          <table:table-cell office:value-type="float" office:value="3660300.71">
            <text:p>3660300,71</text:p>
          </table:table-cell>
          <table:table-cell/>
          <table:table-cell table:style-name="ce2" office:value-type="date" office:date-value="2020-10-01">
            <text:p>2020-10-01 00:00:00</text:p>
          </table:table-cell>
          <table:table-cell table:number-columns-repeated="1015"/>
        </table:table-row>
        <table:table-row table:style-name="ro1">
          <table:table-cell office:value-type="float" office:value="138424">
            <text:p>138424</text:p>
          </table:table-cell>
          <table:table-cell office:value-type="float" office:value="43269">
            <text:p>43269</text:p>
          </table:table-cell>
          <table:table-cell office:value-type="float" office:value="1757128.53">
            <text:p>1757128,53</text:p>
          </table:table-cell>
          <table:table-cell office:value-type="float" office:value="207370.68">
            <text:p>207370,68</text:p>
          </table:table-cell>
          <table:table-cell office:value-type="float" office:value="2848134.13">
            <text:p>2848134,13</text:p>
          </table:table-cell>
          <table:table-cell office:value-type="float" office:value="250639.68">
            <text:p>250639,68</text:p>
          </table:table-cell>
          <table:table-cell office:value-type="float" office:value="4605262.66">
            <text:p>4605262,66</text:p>
          </table:table-cell>
          <table:table-cell/>
          <table:table-cell table:style-name="ce2" office:value-type="date" office:date-value="2020-10-02">
            <text:p>2020-10-02 00:00:00</text:p>
          </table:table-cell>
          <table:table-cell table:number-columns-repeated="1015"/>
        </table:table-row>
        <table:table-row table:style-name="ro1">
          <table:table-cell office:value-type="float" office:value="138666">
            <text:p>138666</text:p>
          </table:table-cell>
          <table:table-cell office:value-type="float" office:value="44162">
            <text:p>44162</text:p>
          </table:table-cell>
          <table:table-cell office:value-type="float" office:value="1764512.05">
            <text:p>1764512,05</text:p>
          </table:table-cell>
          <table:table-cell office:value-type="float" office:value="182216.83">
            <text:p>182216,83</text:p>
          </table:table-cell>
          <table:table-cell office:value-type="float" office:value="2535308.75">
            <text:p>2535308,75</text:p>
          </table:table-cell>
          <table:table-cell office:value-type="float" office:value="226378.83">
            <text:p>226378,83</text:p>
          </table:table-cell>
          <table:table-cell office:value-type="float" office:value="4299820.8">
            <text:p>4299820,8</text:p>
          </table:table-cell>
          <table:table-cell/>
          <table:table-cell table:style-name="ce2" office:value-type="date" office:date-value="2020-10-03">
            <text:p>2020-10-03 00:00:00</text:p>
          </table:table-cell>
          <table:table-cell table:number-columns-repeated="1015"/>
        </table:table-row>
        <table:table-row table:style-name="ro1">
          <table:table-cell office:value-type="float" office:value="138908">
            <text:p>138908</text:p>
          </table:table-cell>
          <table:table-cell office:value-type="float" office:value="30753">
            <text:p>30753</text:p>
          </table:table-cell>
          <table:table-cell office:value-type="float" office:value="1238066.39">
            <text:p>1238066,39</text:p>
          </table:table-cell>
          <table:table-cell office:value-type="float" office:value="133649.65">
            <text:p>133649,65</text:p>
          </table:table-cell>
          <table:table-cell office:value-type="float" office:value="1859730.19">
            <text:p>1859730,19</text:p>
          </table:table-cell>
          <table:table-cell office:value-type="float" office:value="164402.65">
            <text:p>164402,65</text:p>
          </table:table-cell>
          <table:table-cell office:value-type="float" office:value="3097796.58">
            <text:p>3097796,58</text:p>
          </table:table-cell>
          <table:table-cell/>
          <table:table-cell table:style-name="ce2" office:value-type="date" office:date-value="2020-10-04">
            <text:p>2020-10-04 00:00:00</text:p>
          </table:table-cell>
          <table:table-cell table:number-columns-repeated="1015"/>
        </table:table-row>
        <table:table-row table:style-name="ro1">
          <table:table-cell office:value-type="float" office:value="139150">
            <text:p>139150</text:p>
          </table:table-cell>
          <table:table-cell office:value-type="float" office:value="25253">
            <text:p>25253</text:p>
          </table:table-cell>
          <table:table-cell office:value-type="float" office:value="1059811.56">
            <text:p>1059811,56</text:p>
          </table:table-cell>
          <table:table-cell office:value-type="float" office:value="129155.67">
            <text:p>129155,67</text:p>
          </table:table-cell>
          <table:table-cell office:value-type="float" office:value="1773500.66">
            <text:p>1773500,66</text:p>
          </table:table-cell>
          <table:table-cell office:value-type="float" office:value="154408.67">
            <text:p>154408,67</text:p>
          </table:table-cell>
          <table:table-cell office:value-type="float" office:value="2833312.22">
            <text:p>2833312,22</text:p>
          </table:table-cell>
          <table:table-cell/>
          <table:table-cell table:style-name="ce2" office:value-type="date" office:date-value="2020-10-05">
            <text:p>2020-10-05 00:00:00</text:p>
          </table:table-cell>
          <table:table-cell table:number-columns-repeated="1015"/>
        </table:table-row>
        <table:table-row table:style-name="ro1">
          <table:table-cell office:value-type="float" office:value="139392">
            <text:p>139392</text:p>
          </table:table-cell>
          <table:table-cell office:value-type="float" office:value="27623">
            <text:p>27623</text:p>
          </table:table-cell>
          <table:table-cell office:value-type="float" office:value="1131143.19">
            <text:p>1131143,19</text:p>
          </table:table-cell>
          <table:table-cell office:value-type="float" office:value="132934.18">
            <text:p>132934,18</text:p>
          </table:table-cell>
          <table:table-cell office:value-type="float" office:value="1830356.51">
            <text:p>1830356,51</text:p>
          </table:table-cell>
          <table:table-cell office:value-type="float" office:value="160557.18">
            <text:p>160557,18</text:p>
          </table:table-cell>
          <table:table-cell office:value-type="float" office:value="2961499.7">
            <text:p>2961499,7</text:p>
          </table:table-cell>
          <table:table-cell/>
          <table:table-cell table:style-name="ce2" office:value-type="date" office:date-value="2020-10-06">
            <text:p>2020-10-06 00:00:00</text:p>
          </table:table-cell>
          <table:table-cell table:number-columns-repeated="1015"/>
        </table:table-row>
        <table:table-row table:style-name="ro1">
          <table:table-cell office:value-type="float" office:value="139634">
            <text:p>139634</text:p>
          </table:table-cell>
          <table:table-cell office:value-type="float" office:value="28289">
            <text:p>28289</text:p>
          </table:table-cell>
          <table:table-cell office:value-type="float" office:value="1155438.36">
            <text:p>1155438,36</text:p>
          </table:table-cell>
          <table:table-cell office:value-type="float" office:value="138520.83">
            <text:p>138520,83</text:p>
          </table:table-cell>
          <table:table-cell office:value-type="float" office:value="1908676.37">
            <text:p>1908676,37</text:p>
          </table:table-cell>
          <table:table-cell office:value-type="float" office:value="166809.83">
            <text:p>166809,83</text:p>
          </table:table-cell>
          <table:table-cell office:value-type="float" office:value="3064114.73">
            <text:p>3064114,73</text:p>
          </table:table-cell>
          <table:table-cell/>
          <table:table-cell table:style-name="ce2" office:value-type="date" office:date-value="2020-10-07">
            <text:p>2020-10-07 00:00:00</text:p>
          </table:table-cell>
          <table:table-cell table:number-columns-repeated="1015"/>
        </table:table-row>
        <table:table-row table:style-name="ro1">
          <table:table-cell office:value-type="float" office:value="139876">
            <text:p>139876</text:p>
          </table:table-cell>
          <table:table-cell office:value-type="float" office:value="33404">
            <text:p>33404</text:p>
          </table:table-cell>
          <table:table-cell office:value-type="float" office:value="1368765.11">
            <text:p>1368765,11</text:p>
          </table:table-cell>
          <table:table-cell office:value-type="float" office:value="156915.54">
            <text:p>156915,54</text:p>
          </table:table-cell>
          <table:table-cell office:value-type="float" office:value="2170436">
            <text:p>2170436</text:p>
          </table:table-cell>
          <table:table-cell office:value-type="float" office:value="190319.54">
            <text:p>190319,54</text:p>
          </table:table-cell>
          <table:table-cell office:value-type="float" office:value="3539201.11">
            <text:p>3539201,11</text:p>
          </table:table-cell>
          <table:table-cell/>
          <table:table-cell table:style-name="ce2" office:value-type="date" office:date-value="2020-10-08">
            <text:p>2020-10-08 00:00:00</text:p>
          </table:table-cell>
          <table:table-cell table:number-columns-repeated="1015"/>
        </table:table-row>
        <table:table-row table:style-name="ro1">
          <table:table-cell office:value-type="float" office:value="140118">
            <text:p>140118</text:p>
          </table:table-cell>
          <table:table-cell office:value-type="float" office:value="44827">
            <text:p>44827</text:p>
          </table:table-cell>
          <table:table-cell office:value-type="float" office:value="1791507.68">
            <text:p>1791507,68</text:p>
          </table:table-cell>
          <table:table-cell office:value-type="float" office:value="199741.48">
            <text:p>199741,48</text:p>
          </table:table-cell>
          <table:table-cell office:value-type="float" office:value="2744558.71">
            <text:p>2744558,71</text:p>
          </table:table-cell>
          <table:table-cell office:value-type="float" office:value="244568.48">
            <text:p>244568,48</text:p>
          </table:table-cell>
          <table:table-cell office:value-type="float" office:value="4536066.39">
            <text:p>4536066,39</text:p>
          </table:table-cell>
          <table:table-cell/>
          <table:table-cell table:style-name="ce2" office:value-type="date" office:date-value="2020-10-09">
            <text:p>2020-10-09 00:00:00</text:p>
          </table:table-cell>
          <table:table-cell table:number-columns-repeated="1015"/>
        </table:table-row>
        <table:table-row table:style-name="ro1">
          <table:table-cell office:value-type="float" office:value="140360">
            <text:p>140360</text:p>
          </table:table-cell>
          <table:table-cell office:value-type="float" office:value="47701">
            <text:p>47701</text:p>
          </table:table-cell>
          <table:table-cell office:value-type="float" office:value="1896117.96">
            <text:p>1896117,96</text:p>
          </table:table-cell>
          <table:table-cell office:value-type="float" office:value="185529.65">
            <text:p>185529,65</text:p>
          </table:table-cell>
          <table:table-cell office:value-type="float" office:value="2578497.8">
            <text:p>2578497,8</text:p>
          </table:table-cell>
          <table:table-cell office:value-type="float" office:value="233230.65">
            <text:p>233230,65</text:p>
          </table:table-cell>
          <table:table-cell office:value-type="float" office:value="4474615.76">
            <text:p>4474615,76</text:p>
          </table:table-cell>
          <table:table-cell/>
          <table:table-cell table:style-name="ce2" office:value-type="date" office:date-value="2020-10-10">
            <text:p>2020-10-10 00:00:00</text:p>
          </table:table-cell>
          <table:table-cell table:number-columns-repeated="1015"/>
        </table:table-row>
        <table:table-row table:style-name="ro1">
          <table:table-cell office:value-type="float" office:value="140602">
            <text:p>140602</text:p>
          </table:table-cell>
          <table:table-cell office:value-type="float" office:value="34617">
            <text:p>34617</text:p>
          </table:table-cell>
          <table:table-cell office:value-type="float" office:value="1363336.56">
            <text:p>1363336,56</text:p>
          </table:table-cell>
          <table:table-cell office:value-type="float" office:value="148658.27">
            <text:p>148658,27</text:p>
          </table:table-cell>
          <table:table-cell office:value-type="float" office:value="2049783.33">
            <text:p>2049783,33</text:p>
          </table:table-cell>
          <table:table-cell office:value-type="float" office:value="183275.27">
            <text:p>183275,27</text:p>
          </table:table-cell>
          <table:table-cell office:value-type="float" office:value="3413119.89">
            <text:p>3413119,89</text:p>
          </table:table-cell>
          <table:table-cell/>
          <table:table-cell table:style-name="ce2" office:value-type="date" office:date-value="2020-10-11">
            <text:p>2020-10-11 00:00:00</text:p>
          </table:table-cell>
          <table:table-cell table:number-columns-repeated="1015"/>
        </table:table-row>
        <table:table-row table:style-name="ro1">
          <table:table-cell office:value-type="float" office:value="140844">
            <text:p>140844</text:p>
          </table:table-cell>
          <table:table-cell office:value-type="float" office:value="28852">
            <text:p>28852</text:p>
          </table:table-cell>
          <table:table-cell office:value-type="float" office:value="1180182.1">
            <text:p>1180182,1</text:p>
          </table:table-cell>
          <table:table-cell office:value-type="float" office:value="123730.2">
            <text:p>123730,2</text:p>
          </table:table-cell>
          <table:table-cell office:value-type="float" office:value="1733990.79">
            <text:p>1733990,79</text:p>
          </table:table-cell>
          <table:table-cell office:value-type="float" office:value="152582.2">
            <text:p>152582,2</text:p>
          </table:table-cell>
          <table:table-cell office:value-type="float" office:value="2914172.89">
            <text:p>2914172,89</text:p>
          </table:table-cell>
          <table:table-cell/>
          <table:table-cell table:style-name="ce2" office:value-type="date" office:date-value="2020-10-12">
            <text:p>2020-10-12 00:00:00</text:p>
          </table:table-cell>
          <table:table-cell table:number-columns-repeated="1015"/>
        </table:table-row>
        <table:table-row table:style-name="ro1">
          <table:table-cell office:value-type="float" office:value="134274">
            <text:p>134274</text:p>
          </table:table-cell>
          <table:table-cell office:value-type="float" office:value="24976">
            <text:p>24976</text:p>
          </table:table-cell>
          <table:table-cell office:value-type="float" office:value="1030090.42">
            <text:p>1030090,42</text:p>
          </table:table-cell>
          <table:table-cell office:value-type="float" office:value="122393.86">
            <text:p>122393,86</text:p>
          </table:table-cell>
          <table:table-cell office:value-type="float" office:value="1693518.33">
            <text:p>1693518,33</text:p>
          </table:table-cell>
          <table:table-cell office:value-type="float" office:value="147369.86">
            <text:p>147369,86</text:p>
          </table:table-cell>
          <table:table-cell office:value-type="float" office:value="2723608.75">
            <text:p>2723608,75</text:p>
          </table:table-cell>
          <table:table-cell/>
          <table:table-cell table:style-name="ce2" office:value-type="date" office:date-value="2020-10-13">
            <text:p>2020-10-13 00:00:00</text:p>
          </table:table-cell>
          <table:table-cell table:number-columns-repeated="1015"/>
        </table:table-row>
        <table:table-row table:style-name="ro1">
          <table:table-cell office:value-type="float" office:value="147342">
            <text:p>147342</text:p>
          </table:table-cell>
          <table:table-cell office:value-type="float" office:value="28348">
            <text:p>28348</text:p>
          </table:table-cell>
          <table:table-cell office:value-type="float" office:value="1169352.48">
            <text:p>1169352,48</text:p>
          </table:table-cell>
          <table:table-cell office:value-type="float" office:value="136979.66">
            <text:p>136979,66</text:p>
          </table:table-cell>
          <table:table-cell office:value-type="float" office:value="1888919.95">
            <text:p>1888919,95</text:p>
          </table:table-cell>
          <table:table-cell office:value-type="float" office:value="165327.66">
            <text:p>165327,66</text:p>
          </table:table-cell>
          <table:table-cell office:value-type="float" office:value="3058272.43">
            <text:p>3058272,43</text:p>
          </table:table-cell>
          <table:table-cell/>
          <table:table-cell table:style-name="ce2" office:value-type="date" office:date-value="2020-10-14">
            <text:p>2020-10-14 00:00:00</text:p>
          </table:table-cell>
          <table:table-cell table:number-columns-repeated="1015"/>
        </table:table-row>
        <table:table-row table:style-name="ro1">
          <table:table-cell office:value-type="float" office:value="141570">
            <text:p>141570</text:p>
          </table:table-cell>
          <table:table-cell office:value-type="float" office:value="31871">
            <text:p>31871</text:p>
          </table:table-cell>
          <table:table-cell office:value-type="float" office:value="1312637.19">
            <text:p>1312637,19</text:p>
          </table:table-cell>
          <table:table-cell office:value-type="float" office:value="148801.73">
            <text:p>148801,73</text:p>
          </table:table-cell>
          <table:table-cell office:value-type="float" office:value="2067739.69">
            <text:p>2067739,69</text:p>
          </table:table-cell>
          <table:table-cell office:value-type="float" office:value="180672.73">
            <text:p>180672,73</text:p>
          </table:table-cell>
          <table:table-cell office:value-type="float" office:value="3380376.88">
            <text:p>3380376,88</text:p>
          </table:table-cell>
          <table:table-cell/>
          <table:table-cell table:style-name="ce2" office:value-type="date" office:date-value="2020-10-15">
            <text:p>2020-10-15 00:00:00</text:p>
          </table:table-cell>
          <table:table-cell table:number-columns-repeated="1015"/>
        </table:table-row>
        <table:table-row table:style-name="ro1">
          <table:table-cell office:value-type="float" office:value="141812">
            <text:p>141812</text:p>
          </table:table-cell>
          <table:table-cell office:value-type="float" office:value="44068">
            <text:p>44068</text:p>
          </table:table-cell>
          <table:table-cell office:value-type="float" office:value="1770473.4">
            <text:p>1770473,4</text:p>
          </table:table-cell>
          <table:table-cell office:value-type="float" office:value="201350.81">
            <text:p>201350,81</text:p>
          </table:table-cell>
          <table:table-cell office:value-type="float" office:value="2775288.48">
            <text:p>2775288,48</text:p>
          </table:table-cell>
          <table:table-cell office:value-type="float" office:value="245418.81">
            <text:p>245418,81</text:p>
          </table:table-cell>
          <table:table-cell office:value-type="float" office:value="4545761.88">
            <text:p>4545761,88</text:p>
          </table:table-cell>
          <table:table-cell/>
          <table:table-cell table:style-name="ce2" office:value-type="date" office:date-value="2020-10-16">
            <text:p>2020-10-16 00:00:00</text:p>
          </table:table-cell>
          <table:table-cell table:number-columns-repeated="1015"/>
        </table:table-row>
        <table:table-row table:style-name="ro1">
          <table:table-cell office:value-type="float" office:value="142054">
            <text:p>142054</text:p>
          </table:table-cell>
          <table:table-cell office:value-type="float" office:value="47301">
            <text:p>47301</text:p>
          </table:table-cell>
          <table:table-cell office:value-type="float" office:value="1887893.88">
            <text:p>1887893,88</text:p>
          </table:table-cell>
          <table:table-cell office:value-type="float" office:value="186738.03">
            <text:p>186738,03</text:p>
          </table:table-cell>
          <table:table-cell office:value-type="float" office:value="2600121.85">
            <text:p>2600121,85</text:p>
          </table:table-cell>
          <table:table-cell office:value-type="float" office:value="234039.03">
            <text:p>234039,03</text:p>
          </table:table-cell>
          <table:table-cell office:value-type="float" office:value="4488015.73">
            <text:p>4488015,73</text:p>
          </table:table-cell>
          <table:table-cell/>
          <table:table-cell table:style-name="ce2" office:value-type="date" office:date-value="2020-10-17">
            <text:p>2020-10-17 00:00:00</text:p>
          </table:table-cell>
          <table:table-cell table:number-columns-repeated="1015"/>
        </table:table-row>
        <table:table-row table:style-name="ro1">
          <table:table-cell office:value-type="float" office:value="142296">
            <text:p>142296</text:p>
          </table:table-cell>
          <table:table-cell office:value-type="float" office:value="31209">
            <text:p>31209</text:p>
          </table:table-cell>
          <table:table-cell office:value-type="float" office:value="1248121.97">
            <text:p>1248121,97</text:p>
          </table:table-cell>
          <table:table-cell office:value-type="float" office:value="129361.06">
            <text:p>129361,06</text:p>
          </table:table-cell>
          <table:table-cell office:value-type="float" office:value="1810529.27">
            <text:p>1810529,27</text:p>
          </table:table-cell>
          <table:table-cell office:value-type="float" office:value="160570.06">
            <text:p>160570,06</text:p>
          </table:table-cell>
          <table:table-cell office:value-type="float" office:value="3058651.24">
            <text:p>3058651,24</text:p>
          </table:table-cell>
          <table:table-cell/>
          <table:table-cell table:style-name="ce2" office:value-type="date" office:date-value="2020-10-18">
            <text:p>2020-10-18 00:00:00</text:p>
          </table:table-cell>
          <table:table-cell table:number-columns-repeated="1015"/>
        </table:table-row>
        <table:table-row table:style-name="ro1">
          <table:table-cell office:value-type="float" office:value="142538">
            <text:p>142538</text:p>
          </table:table-cell>
          <table:table-cell office:value-type="float" office:value="25756">
            <text:p>25756</text:p>
          </table:table-cell>
          <table:table-cell office:value-type="float" office:value="1053667.05">
            <text:p>1053667,05</text:p>
          </table:table-cell>
          <table:table-cell office:value-type="float" office:value="118855.26">
            <text:p>118855,26</text:p>
          </table:table-cell>
          <table:table-cell office:value-type="float" office:value="1654573.33">
            <text:p>1654573,33</text:p>
          </table:table-cell>
          <table:table-cell office:value-type="float" office:value="144611.26">
            <text:p>144611,26</text:p>
          </table:table-cell>
          <table:table-cell office:value-type="float" office:value="2708240.38">
            <text:p>2708240,38</text:p>
          </table:table-cell>
          <table:table-cell/>
          <table:table-cell table:style-name="ce2" office:value-type="date" office:date-value="2020-10-19">
            <text:p>2020-10-19 00:00:00</text:p>
          </table:table-cell>
          <table:table-cell table:number-columns-repeated="1015"/>
        </table:table-row>
        <table:table-row table:style-name="ro1">
          <table:table-cell office:value-type="float" office:value="142780">
            <text:p>142780</text:p>
          </table:table-cell>
          <table:table-cell office:value-type="float" office:value="27247">
            <text:p>27247</text:p>
          </table:table-cell>
          <table:table-cell office:value-type="float" office:value="1097218.59">
            <text:p>1097218,59</text:p>
          </table:table-cell>
          <table:table-cell office:value-type="float" office:value="128105.28">
            <text:p>128105,28</text:p>
          </table:table-cell>
          <table:table-cell office:value-type="float" office:value="1765798.5">
            <text:p>1765798,5</text:p>
          </table:table-cell>
          <table:table-cell office:value-type="float" office:value="155352.28">
            <text:p>155352,28</text:p>
          </table:table-cell>
          <table:table-cell office:value-type="float" office:value="2863017.09">
            <text:p>2863017,09</text:p>
          </table:table-cell>
          <table:table-cell/>
          <table:table-cell table:style-name="ce2" office:value-type="date" office:date-value="2020-10-20">
            <text:p>2020-10-20 00:00:00</text:p>
          </table:table-cell>
          <table:table-cell table:number-columns-repeated="1015"/>
        </table:table-row>
        <table:table-row table:style-name="ro1">
          <table:table-cell office:value-type="float" office:value="143022">
            <text:p>143022</text:p>
          </table:table-cell>
          <table:table-cell office:value-type="float" office:value="29003">
            <text:p>29003</text:p>
          </table:table-cell>
          <table:table-cell office:value-type="float" office:value="1180711.35">
            <text:p>1180711,35</text:p>
          </table:table-cell>
          <table:table-cell office:value-type="float" office:value="141186.03">
            <text:p>141186,03</text:p>
          </table:table-cell>
          <table:table-cell office:value-type="float" office:value="1936837.02">
            <text:p>1936837,02</text:p>
          </table:table-cell>
          <table:table-cell office:value-type="float" office:value="170189.03">
            <text:p>170189,03</text:p>
          </table:table-cell>
          <table:table-cell office:value-type="float" office:value="3117548.37">
            <text:p>3117548,37</text:p>
          </table:table-cell>
          <table:table-cell/>
          <table:table-cell table:style-name="ce2" office:value-type="date" office:date-value="2020-10-21">
            <text:p>2020-10-21 00:00:00</text:p>
          </table:table-cell>
          <table:table-cell table:number-columns-repeated="1015"/>
        </table:table-row>
        <table:table-row table:style-name="ro1">
          <table:table-cell office:value-type="float" office:value="143264">
            <text:p>143264</text:p>
          </table:table-cell>
          <table:table-cell office:value-type="float" office:value="31556">
            <text:p>31556</text:p>
          </table:table-cell>
          <table:table-cell office:value-type="float" office:value="1286952.14">
            <text:p>1286952,14</text:p>
          </table:table-cell>
          <table:table-cell office:value-type="float" office:value="146984.09">
            <text:p>146984,09</text:p>
          </table:table-cell>
          <table:table-cell office:value-type="float" office:value="2027732.32">
            <text:p>2027732,32</text:p>
          </table:table-cell>
          <table:table-cell office:value-type="float" office:value="178540.09">
            <text:p>178540,09</text:p>
          </table:table-cell>
          <table:table-cell office:value-type="float" office:value="3314684.46">
            <text:p>3314684,46</text:p>
          </table:table-cell>
          <table:table-cell/>
          <table:table-cell table:style-name="ce2" office:value-type="date" office:date-value="2020-10-22">
            <text:p>2020-10-22 00:00:00</text:p>
          </table:table-cell>
          <table:table-cell table:number-columns-repeated="1015"/>
        </table:table-row>
        <table:table-row table:style-name="ro1">
          <table:table-cell office:value-type="float" office:value="143506">
            <text:p>143506</text:p>
          </table:table-cell>
          <table:table-cell office:value-type="float" office:value="42544">
            <text:p>42544</text:p>
          </table:table-cell>
          <table:table-cell office:value-type="float" office:value="1700981.87">
            <text:p>1700981,87</text:p>
          </table:table-cell>
          <table:table-cell office:value-type="float" office:value="194237.8">
            <text:p>194237,8</text:p>
          </table:table-cell>
          <table:table-cell office:value-type="float" office:value="2677303.04">
            <text:p>2677303,04</text:p>
          </table:table-cell>
          <table:table-cell office:value-type="float" office:value="236781.8">
            <text:p>236781,8</text:p>
          </table:table-cell>
          <table:table-cell office:value-type="float" office:value="4378284.91">
            <text:p>4378284,91</text:p>
          </table:table-cell>
          <table:table-cell/>
          <table:table-cell table:style-name="ce2" office:value-type="date" office:date-value="2020-10-23">
            <text:p>2020-10-23 00:00:00</text:p>
          </table:table-cell>
          <table:table-cell table:number-columns-repeated="1015"/>
        </table:table-row>
        <table:table-row table:style-name="ro1">
          <table:table-cell office:value-type="float" office:value="143748">
            <text:p>143748</text:p>
          </table:table-cell>
          <table:table-cell office:value-type="float" office:value="44617">
            <text:p>44617</text:p>
          </table:table-cell>
          <table:table-cell office:value-type="float" office:value="1773985.7">
            <text:p>1773985,7</text:p>
          </table:table-cell>
          <table:table-cell office:value-type="float" office:value="174807.74">
            <text:p>174807,74</text:p>
          </table:table-cell>
          <table:table-cell office:value-type="float" office:value="2456573.61">
            <text:p>2456573,61</text:p>
          </table:table-cell>
          <table:table-cell office:value-type="float" office:value="219424.74">
            <text:p>219424,74</text:p>
          </table:table-cell>
          <table:table-cell office:value-type="float" office:value="4230559.31">
            <text:p>4230559,31</text:p>
          </table:table-cell>
          <table:table-cell/>
          <table:table-cell table:style-name="ce2" office:value-type="date" office:date-value="2020-10-24">
            <text:p>2020-10-24 00:00:00</text:p>
          </table:table-cell>
          <table:table-cell table:number-columns-repeated="1015"/>
        </table:table-row>
        <table:table-row table:style-name="ro1">
          <table:table-cell office:value-type="float" office:value="143990">
            <text:p>143990</text:p>
          </table:table-cell>
          <table:table-cell office:value-type="float" office:value="31974">
            <text:p>31974</text:p>
          </table:table-cell>
          <table:table-cell office:value-type="float" office:value="1274543.2">
            <text:p>1274543,2</text:p>
          </table:table-cell>
          <table:table-cell office:value-type="float" office:value="129553.81">
            <text:p>129553,81</text:p>
          </table:table-cell>
          <table:table-cell office:value-type="float" office:value="1816019.15">
            <text:p>1816019,15</text:p>
          </table:table-cell>
          <table:table-cell office:value-type="float" office:value="161527.81">
            <text:p>161527,81</text:p>
          </table:table-cell>
          <table:table-cell office:value-type="float" office:value="3090562.35">
            <text:p>3090562,35</text:p>
          </table:table-cell>
          <table:table-cell/>
          <table:table-cell table:style-name="ce2" office:value-type="date" office:date-value="2020-10-25">
            <text:p>2020-10-25 00:00:00</text:p>
          </table:table-cell>
          <table:table-cell table:number-columns-repeated="1015"/>
        </table:table-row>
        <table:table-row table:style-name="ro1">
          <table:table-cell office:value-type="float" office:value="144232">
            <text:p>144232</text:p>
          </table:table-cell>
          <table:table-cell office:value-type="float" office:value="26042">
            <text:p>26042</text:p>
          </table:table-cell>
          <table:table-cell office:value-type="float" office:value="1069431.62">
            <text:p>1069431,62</text:p>
          </table:table-cell>
          <table:table-cell office:value-type="float" office:value="119345.08">
            <text:p>119345,08</text:p>
          </table:table-cell>
          <table:table-cell office:value-type="float" office:value="1655238.63">
            <text:p>1655238,63</text:p>
          </table:table-cell>
          <table:table-cell office:value-type="float" office:value="145387.08">
            <text:p>145387,08</text:p>
          </table:table-cell>
          <table:table-cell office:value-type="float" office:value="2724670.25">
            <text:p>2724670,25</text:p>
          </table:table-cell>
          <table:table-cell/>
          <table:table-cell table:style-name="ce2" office:value-type="date" office:date-value="2020-10-26">
            <text:p>2020-10-26 00:00:00</text:p>
          </table:table-cell>
          <table:table-cell table:number-columns-repeated="1015"/>
        </table:table-row>
        <table:table-row table:style-name="ro1">
          <table:table-cell office:value-type="float" office:value="137509">
            <text:p>137509</text:p>
          </table:table-cell>
          <table:table-cell office:value-type="float" office:value="26940">
            <text:p>26940</text:p>
          </table:table-cell>
          <table:table-cell office:value-type="float" office:value="1098041.79">
            <text:p>1098041,79</text:p>
          </table:table-cell>
          <table:table-cell office:value-type="float" office:value="127993.35">
            <text:p>127993,35</text:p>
          </table:table-cell>
          <table:table-cell office:value-type="float" office:value="1764849.58">
            <text:p>1764849,58</text:p>
          </table:table-cell>
          <table:table-cell office:value-type="float" office:value="154933.35">
            <text:p>154933,35</text:p>
          </table:table-cell>
          <table:table-cell office:value-type="float" office:value="2862891.37">
            <text:p>2862891,37</text:p>
          </table:table-cell>
          <table:table-cell/>
          <table:table-cell table:style-name="ce2" office:value-type="date" office:date-value="2020-10-27">
            <text:p>2020-10-27 00:00:00</text:p>
          </table:table-cell>
          <table:table-cell table:number-columns-repeated="1015"/>
        </table:table-row>
        <table:table-row table:style-name="ro1">
          <table:table-cell office:value-type="float" office:value="144705">
            <text:p>144705</text:p>
          </table:table-cell>
          <table:table-cell office:value-type="float" office:value="28671">
            <text:p>28671</text:p>
          </table:table-cell>
          <table:table-cell office:value-type="float" office:value="1173359.12">
            <text:p>1173359,12</text:p>
          </table:table-cell>
          <table:table-cell office:value-type="float" office:value="138731.27">
            <text:p>138731,27</text:p>
          </table:table-cell>
          <table:table-cell office:value-type="float" office:value="1906760.23">
            <text:p>1906760,23</text:p>
          </table:table-cell>
          <table:table-cell office:value-type="float" office:value="167402.27">
            <text:p>167402,27</text:p>
          </table:table-cell>
          <table:table-cell office:value-type="float" office:value="3080119.35">
            <text:p>3080119,35</text:p>
          </table:table-cell>
          <table:table-cell/>
          <table:table-cell table:style-name="ce2" office:value-type="date" office:date-value="2020-10-28">
            <text:p>2020-10-28 00:00:00</text:p>
          </table:table-cell>
          <table:table-cell table:number-columns-repeated="1015"/>
        </table:table-row>
        <table:table-row table:style-name="ro1">
          <table:table-cell office:value-type="float" office:value="144947">
            <text:p>144947</text:p>
          </table:table-cell>
          <table:table-cell office:value-type="float" office:value="33563">
            <text:p>33563</text:p>
          </table:table-cell>
          <table:table-cell office:value-type="float" office:value="1356390.85">
            <text:p>1356390,85</text:p>
          </table:table-cell>
          <table:table-cell office:value-type="float" office:value="147080.38">
            <text:p>147080,38</text:p>
          </table:table-cell>
          <table:table-cell office:value-type="float" office:value="2037153.91">
            <text:p>2037153,91</text:p>
          </table:table-cell>
          <table:table-cell office:value-type="float" office:value="180643.38">
            <text:p>180643,38</text:p>
          </table:table-cell>
          <table:table-cell office:value-type="float" office:value="3393544.76">
            <text:p>3393544,76</text:p>
          </table:table-cell>
          <table:table-cell/>
          <table:table-cell table:style-name="ce2" office:value-type="date" office:date-value="2020-10-29">
            <text:p>2020-10-29 00:00:00</text:p>
          </table:table-cell>
          <table:table-cell table:number-columns-repeated="1015"/>
        </table:table-row>
        <table:table-row table:style-name="ro1">
          <table:table-cell office:value-type="float" office:value="145189">
            <text:p>145189</text:p>
          </table:table-cell>
          <table:table-cell office:value-type="float" office:value="38816">
            <text:p>38816</text:p>
          </table:table-cell>
          <table:table-cell office:value-type="float" office:value="1551071.76">
            <text:p>1551071,76</text:p>
          </table:table-cell>
          <table:table-cell office:value-type="float" office:value="184952.95">
            <text:p>184952,95</text:p>
          </table:table-cell>
          <table:table-cell office:value-type="float" office:value="2531787.81">
            <text:p>2531787,81</text:p>
          </table:table-cell>
          <table:table-cell office:value-type="float" office:value="223768.95">
            <text:p>223768,95</text:p>
          </table:table-cell>
          <table:table-cell office:value-type="float" office:value="4082859.57">
            <text:p>4082859,57</text:p>
          </table:table-cell>
          <table:table-cell/>
          <table:table-cell table:style-name="ce2" office:value-type="date" office:date-value="2020-10-30">
            <text:p>2020-10-30 00:00:00</text:p>
          </table:table-cell>
          <table:table-cell table:number-columns-repeated="1015"/>
        </table:table-row>
        <table:table-row table:style-name="ro1">
          <table:table-cell office:value-type="float" office:value="145431">
            <text:p>145431</text:p>
          </table:table-cell>
          <table:table-cell office:value-type="float" office:value="44959">
            <text:p>44959</text:p>
          </table:table-cell>
          <table:table-cell office:value-type="float" office:value="1766215.22">
            <text:p>1766215,22</text:p>
          </table:table-cell>
          <table:table-cell office:value-type="float" office:value="180849.75">
            <text:p>180849,75</text:p>
          </table:table-cell>
          <table:table-cell office:value-type="float" office:value="2485974.57">
            <text:p>2485974,57</text:p>
          </table:table-cell>
          <table:table-cell office:value-type="float" office:value="225808.75">
            <text:p>225808,75</text:p>
          </table:table-cell>
          <table:table-cell office:value-type="float" office:value="4252189.79">
            <text:p>4252189,79</text:p>
          </table:table-cell>
          <table:table-cell/>
          <table:table-cell table:style-name="ce2" office:value-type="date" office:date-value="2020-10-31">
            <text:p>2020-10-31 00:00:00</text:p>
          </table:table-cell>
          <table:table-cell table:number-columns-repeated="1015"/>
        </table:table-row>
        <table:table-row table:style-name="ro1">
          <table:table-cell office:value-type="float" office:value="145673">
            <text:p>145673</text:p>
          </table:table-cell>
          <table:table-cell office:value-type="float" office:value="30620">
            <text:p>30620</text:p>
          </table:table-cell>
          <table:table-cell office:value-type="float" office:value="1231030.41">
            <text:p>1231030,41</text:p>
          </table:table-cell>
          <table:table-cell office:value-type="float" office:value="128667.49">
            <text:p>128667,49</text:p>
          </table:table-cell>
          <table:table-cell office:value-type="float" office:value="1782042.44">
            <text:p>1782042,44</text:p>
          </table:table-cell>
          <table:table-cell office:value-type="float" office:value="159287.49">
            <text:p>159287,49</text:p>
          </table:table-cell>
          <table:table-cell office:value-type="float" office:value="3013072.85">
            <text:p>3013072,85</text:p>
          </table:table-cell>
          <table:table-cell/>
          <table:table-cell table:style-name="ce2" office:value-type="date" office:date-value="2020-11-01">
            <text:p>2020-11-01 00:00:00</text:p>
          </table:table-cell>
          <table:table-cell table:number-columns-repeated="1015"/>
        </table:table-row>
        <table:table-row table:style-name="ro1">
          <table:table-cell office:value-type="float" office:value="145915">
            <text:p>145915</text:p>
          </table:table-cell>
          <table:table-cell office:value-type="float" office:value="27801">
            <text:p>27801</text:p>
          </table:table-cell>
          <table:table-cell office:value-type="float" office:value="1142883.91">
            <text:p>1142883,91</text:p>
          </table:table-cell>
          <table:table-cell office:value-type="float" office:value="130746.76">
            <text:p>130746,76</text:p>
          </table:table-cell>
          <table:table-cell office:value-type="float" office:value="1787566.59">
            <text:p>1787566,59</text:p>
          </table:table-cell>
          <table:table-cell office:value-type="float" office:value="158547.76">
            <text:p>158547,76</text:p>
          </table:table-cell>
          <table:table-cell office:value-type="float" office:value="2930450.5">
            <text:p>2930450,5</text:p>
          </table:table-cell>
          <table:table-cell/>
          <table:table-cell table:style-name="ce2" office:value-type="date" office:date-value="2020-11-02">
            <text:p>2020-11-02 00:00:00</text:p>
          </table:table-cell>
          <table:table-cell table:number-columns-repeated="1015"/>
        </table:table-row>
        <table:table-row table:style-name="ro1">
          <table:table-cell office:value-type="float" office:value="146157">
            <text:p>146157</text:p>
          </table:table-cell>
          <table:table-cell office:value-type="float" office:value="32068">
            <text:p>32068</text:p>
          </table:table-cell>
          <table:table-cell office:value-type="float" office:value="1271546.59">
            <text:p>1271546,59</text:p>
          </table:table-cell>
          <table:table-cell office:value-type="float" office:value="151934.67">
            <text:p>151934,67</text:p>
          </table:table-cell>
          <table:table-cell office:value-type="float" office:value="2049638.45">
            <text:p>2049638,45</text:p>
          </table:table-cell>
          <table:table-cell office:value-type="float" office:value="184002.67">
            <text:p>184002,67</text:p>
          </table:table-cell>
          <table:table-cell office:value-type="float" office:value="3321185.04">
            <text:p>3321185,04</text:p>
          </table:table-cell>
          <table:table-cell/>
          <table:table-cell table:style-name="ce2" office:value-type="date" office:date-value="2020-11-03">
            <text:p>2020-11-03 00:00:00</text:p>
          </table:table-cell>
          <table:table-cell table:number-columns-repeated="1015"/>
        </table:table-row>
        <table:table-row table:style-name="ro1">
          <table:table-cell office:value-type="float" office:value="146399">
            <text:p>146399</text:p>
          </table:table-cell>
          <table:table-cell office:value-type="float" office:value="26632">
            <text:p>26632</text:p>
          </table:table-cell>
          <table:table-cell office:value-type="float" office:value="1076073.1">
            <text:p>1076073,1</text:p>
          </table:table-cell>
          <table:table-cell office:value-type="float" office:value="128240.18">
            <text:p>128240,18</text:p>
          </table:table-cell>
          <table:table-cell office:value-type="float" office:value="1759885.67">
            <text:p>1759885,67</text:p>
          </table:table-cell>
          <table:table-cell office:value-type="float" office:value="154872.18">
            <text:p>154872,18</text:p>
          </table:table-cell>
          <table:table-cell office:value-type="float" office:value="2835958.77">
            <text:p>2835958,77</text:p>
          </table:table-cell>
          <table:table-cell/>
          <table:table-cell table:style-name="ce2" office:value-type="date" office:date-value="2020-11-04">
            <text:p>2020-11-04 00:00:00</text:p>
          </table:table-cell>
          <table:table-cell table:number-columns-repeated="1015"/>
        </table:table-row>
        <table:table-row table:style-name="ro1">
          <table:table-cell office:value-type="float" office:value="146641">
            <text:p>146641</text:p>
          </table:table-cell>
          <table:table-cell office:value-type="float" office:value="30358">
            <text:p>30358</text:p>
          </table:table-cell>
          <table:table-cell office:value-type="float" office:value="1215623.96">
            <text:p>1215623,96</text:p>
          </table:table-cell>
          <table:table-cell office:value-type="float" office:value="140606.43">
            <text:p>140606,43</text:p>
          </table:table-cell>
          <table:table-cell office:value-type="float" office:value="1928883.35">
            <text:p>1928883,35</text:p>
          </table:table-cell>
          <table:table-cell office:value-type="float" office:value="170964.43">
            <text:p>170964,43</text:p>
          </table:table-cell>
          <table:table-cell office:value-type="float" office:value="3144507.31">
            <text:p>3144507,31</text:p>
          </table:table-cell>
          <table:table-cell/>
          <table:table-cell table:style-name="ce2" office:value-type="date" office:date-value="2020-11-05">
            <text:p>2020-11-05 00:00:00</text:p>
          </table:table-cell>
          <table:table-cell table:number-columns-repeated="1015"/>
        </table:table-row>
        <table:table-row table:style-name="ro1">
          <table:table-cell office:value-type="float" office:value="146883">
            <text:p>146883</text:p>
          </table:table-cell>
          <table:table-cell office:value-type="float" office:value="41921">
            <text:p>41921</text:p>
          </table:table-cell>
          <table:table-cell office:value-type="float" office:value="1650476.26">
            <text:p>1650476,26</text:p>
          </table:table-cell>
          <table:table-cell office:value-type="float" office:value="185370.16">
            <text:p>185370,16</text:p>
          </table:table-cell>
          <table:table-cell office:value-type="float" office:value="2543721.27">
            <text:p>2543721,27</text:p>
          </table:table-cell>
          <table:table-cell office:value-type="float" office:value="227291.16">
            <text:p>227291,16</text:p>
          </table:table-cell>
          <table:table-cell office:value-type="float" office:value="4194197.53">
            <text:p>4194197,53</text:p>
          </table:table-cell>
          <table:table-cell/>
          <table:table-cell table:style-name="ce2" office:value-type="date" office:date-value="2020-11-06">
            <text:p>2020-11-06 00:00:00</text:p>
          </table:table-cell>
          <table:table-cell table:number-columns-repeated="1015"/>
        </table:table-row>
        <table:table-row table:style-name="ro1">
          <table:table-cell office:value-type="float" office:value="147125">
            <text:p>147125</text:p>
          </table:table-cell>
          <table:table-cell office:value-type="float" office:value="43429">
            <text:p>43429</text:p>
          </table:table-cell>
          <table:table-cell office:value-type="float" office:value="1709720.05">
            <text:p>1709720,05</text:p>
          </table:table-cell>
          <table:table-cell office:value-type="float" office:value="173263.51">
            <text:p>173263,51</text:p>
          </table:table-cell>
          <table:table-cell office:value-type="float" office:value="2407110.22">
            <text:p>2407110,22</text:p>
          </table:table-cell>
          <table:table-cell office:value-type="float" office:value="216692.51">
            <text:p>216692,51</text:p>
          </table:table-cell>
          <table:table-cell office:value-type="float" office:value="4116830.27">
            <text:p>4116830,27</text:p>
          </table:table-cell>
          <table:table-cell/>
          <table:table-cell table:style-name="ce2" office:value-type="date" office:date-value="2020-11-07">
            <text:p>2020-11-07 00:00:00</text:p>
          </table:table-cell>
          <table:table-cell table:number-columns-repeated="1015"/>
        </table:table-row>
        <table:table-row table:style-name="ro1">
          <table:table-cell office:value-type="float" office:value="147367">
            <text:p>147367</text:p>
          </table:table-cell>
          <table:table-cell office:value-type="float" office:value="28480">
            <text:p>28480</text:p>
          </table:table-cell>
          <table:table-cell office:value-type="float" office:value="1137829.5">
            <text:p>1137829,5</text:p>
          </table:table-cell>
          <table:table-cell office:value-type="float" office:value="125723.39">
            <text:p>125723,39</text:p>
          </table:table-cell>
          <table:table-cell office:value-type="float" office:value="1743419.61">
            <text:p>1743419,61</text:p>
          </table:table-cell>
          <table:table-cell office:value-type="float" office:value="154203.39">
            <text:p>154203,39</text:p>
          </table:table-cell>
          <table:table-cell office:value-type="float" office:value="2881249.11">
            <text:p>2881249,11</text:p>
          </table:table-cell>
          <table:table-cell/>
          <table:table-cell table:style-name="ce2" office:value-type="date" office:date-value="2020-11-08">
            <text:p>2020-11-08 00:00:00</text:p>
          </table:table-cell>
          <table:table-cell table:number-columns-repeated="1015"/>
        </table:table-row>
        <table:table-row table:style-name="ro1">
          <table:table-cell office:value-type="float" office:value="147609">
            <text:p>147609</text:p>
          </table:table-cell>
          <table:table-cell office:value-type="float" office:value="24892">
            <text:p>24892</text:p>
          </table:table-cell>
          <table:table-cell office:value-type="float" office:value="1014210.27">
            <text:p>1014210,27</text:p>
          </table:table-cell>
          <table:table-cell office:value-type="float" office:value="120253.39">
            <text:p>120253,39</text:p>
          </table:table-cell>
          <table:table-cell office:value-type="float" office:value="1646874.66">
            <text:p>1646874,66</text:p>
          </table:table-cell>
          <table:table-cell office:value-type="float" office:value="145145.39">
            <text:p>145145,39</text:p>
          </table:table-cell>
          <table:table-cell office:value-type="float" office:value="2661084.93">
            <text:p>2661084,93</text:p>
          </table:table-cell>
          <table:table-cell/>
          <table:table-cell table:style-name="ce2" office:value-type="date" office:date-value="2020-11-09">
            <text:p>2020-11-09 00:00:00</text:p>
          </table:table-cell>
          <table:table-cell table:number-columns-repeated="1015"/>
        </table:table-row>
        <table:table-row table:style-name="ro1">
          <table:table-cell office:value-type="float" office:value="147851">
            <text:p>147851</text:p>
          </table:table-cell>
          <table:table-cell office:value-type="float" office:value="26564">
            <text:p>26564</text:p>
          </table:table-cell>
          <table:table-cell office:value-type="float" office:value="1085522.04">
            <text:p>1085522,04</text:p>
          </table:table-cell>
          <table:table-cell office:value-type="float" office:value="129822.69">
            <text:p>129822,69</text:p>
          </table:table-cell>
          <table:table-cell office:value-type="float" office:value="1772755.48">
            <text:p>1772755,48</text:p>
          </table:table-cell>
          <table:table-cell office:value-type="float" office:value="156386.69">
            <text:p>156386,69</text:p>
          </table:table-cell>
          <table:table-cell office:value-type="float" office:value="2858277.52">
            <text:p>2858277,52</text:p>
          </table:table-cell>
          <table:table-cell/>
          <table:table-cell table:style-name="ce2" office:value-type="date" office:date-value="2020-11-10">
            <text:p>2020-11-10 00:00:00</text:p>
          </table:table-cell>
          <table:table-cell table:number-columns-repeated="1015"/>
        </table:table-row>
        <table:table-row table:style-name="ro1">
          <table:table-cell office:value-type="float" office:value="148093">
            <text:p>148093</text:p>
          </table:table-cell>
          <table:table-cell office:value-type="float" office:value="31793">
            <text:p>31793</text:p>
          </table:table-cell>
          <table:table-cell office:value-type="float" office:value="1257874.43">
            <text:p>1257874,43</text:p>
          </table:table-cell>
          <table:table-cell office:value-type="float" office:value="150065.77">
            <text:p>150065,77</text:p>
          </table:table-cell>
          <table:table-cell office:value-type="float" office:value="1973835.07">
            <text:p>1973835,07</text:p>
          </table:table-cell>
          <table:table-cell office:value-type="float" office:value="181858.77">
            <text:p>181858,77</text:p>
          </table:table-cell>
          <table:table-cell office:value-type="float" office:value="3231709.5">
            <text:p>3231709,5</text:p>
          </table:table-cell>
          <table:table-cell/>
          <table:table-cell table:style-name="ce2" office:value-type="date" office:date-value="2020-11-11">
            <text:p>2020-11-11 00:00:00</text:p>
          </table:table-cell>
          <table:table-cell table:number-columns-repeated="1015"/>
        </table:table-row>
        <table:table-row table:style-name="ro1">
          <table:table-cell office:value-type="float" office:value="148335">
            <text:p>148335</text:p>
          </table:table-cell>
          <table:table-cell office:value-type="float" office:value="29826">
            <text:p>29826</text:p>
          </table:table-cell>
          <table:table-cell office:value-type="float" office:value="1209003.57">
            <text:p>1209003,57</text:p>
          </table:table-cell>
          <table:table-cell office:value-type="float" office:value="140677.14">
            <text:p>140677,14</text:p>
          </table:table-cell>
          <table:table-cell office:value-type="float" office:value="1934277.06">
            <text:p>1934277,06</text:p>
          </table:table-cell>
          <table:table-cell office:value-type="float" office:value="170503.14">
            <text:p>170503,14</text:p>
          </table:table-cell>
          <table:table-cell office:value-type="float" office:value="3143280.63">
            <text:p>3143280,63</text:p>
          </table:table-cell>
          <table:table-cell/>
          <table:table-cell table:style-name="ce2" office:value-type="date" office:date-value="2020-11-12">
            <text:p>2020-11-12 00:00:00</text:p>
          </table:table-cell>
          <table:table-cell table:number-columns-repeated="1015"/>
        </table:table-row>
        <table:table-row table:style-name="ro1">
          <table:table-cell office:value-type="float" office:value="148577">
            <text:p>148577</text:p>
          </table:table-cell>
          <table:table-cell office:value-type="float" office:value="43025">
            <text:p>43025</text:p>
          </table:table-cell>
          <table:table-cell office:value-type="float" office:value="1736144.36">
            <text:p>1736144,36</text:p>
          </table:table-cell>
          <table:table-cell office:value-type="float" office:value="194073.5">
            <text:p>194073,5</text:p>
          </table:table-cell>
          <table:table-cell office:value-type="float" office:value="2645502.94">
            <text:p>2645502,94</text:p>
          </table:table-cell>
          <table:table-cell office:value-type="float" office:value="237098.5">
            <text:p>237098,5</text:p>
          </table:table-cell>
          <table:table-cell office:value-type="float" office:value="4381647.3">
            <text:p>4381647,3</text:p>
          </table:table-cell>
          <table:table-cell/>
          <table:table-cell table:style-name="ce2" office:value-type="date" office:date-value="2020-11-13">
            <text:p>2020-11-13 00:00:00</text:p>
          </table:table-cell>
          <table:table-cell table:number-columns-repeated="1015"/>
        </table:table-row>
        <table:table-row table:style-name="ro1">
          <table:table-cell office:value-type="float" office:value="148819">
            <text:p>148819</text:p>
          </table:table-cell>
          <table:table-cell office:value-type="float" office:value="45331">
            <text:p>45331</text:p>
          </table:table-cell>
          <table:table-cell office:value-type="float" office:value="1814773.02">
            <text:p>1814773,02</text:p>
          </table:table-cell>
          <table:table-cell office:value-type="float" office:value="174552.47">
            <text:p>174552,47</text:p>
          </table:table-cell>
          <table:table-cell office:value-type="float" office:value="2413175.15">
            <text:p>2413175,15</text:p>
          </table:table-cell>
          <table:table-cell office:value-type="float" office:value="219883.47">
            <text:p>219883,47</text:p>
          </table:table-cell>
          <table:table-cell office:value-type="float" office:value="4227948.17">
            <text:p>4227948,17</text:p>
          </table:table-cell>
          <table:table-cell/>
          <table:table-cell table:style-name="ce2" office:value-type="date" office:date-value="2020-11-14">
            <text:p>2020-11-14 00:00:00</text:p>
          </table:table-cell>
          <table:table-cell table:number-columns-repeated="1015"/>
        </table:table-row>
        <table:table-row table:style-name="ro1">
          <table:table-cell office:value-type="float" office:value="149061">
            <text:p>149061</text:p>
          </table:table-cell>
          <table:table-cell office:value-type="float" office:value="30148">
            <text:p>30148</text:p>
          </table:table-cell>
          <table:table-cell office:value-type="float" office:value="1216760.81">
            <text:p>1216760,81</text:p>
          </table:table-cell>
          <table:table-cell office:value-type="float" office:value="127105.66">
            <text:p>127105,66</text:p>
          </table:table-cell>
          <table:table-cell office:value-type="float" office:value="1760386.3">
            <text:p>1760386,3</text:p>
          </table:table-cell>
          <table:table-cell office:value-type="float" office:value="157253.66">
            <text:p>157253,66</text:p>
          </table:table-cell>
          <table:table-cell office:value-type="float" office:value="2977147.11">
            <text:p>2977147,11</text:p>
          </table:table-cell>
          <table:table-cell/>
          <table:table-cell table:style-name="ce2" office:value-type="date" office:date-value="2020-11-15">
            <text:p>2020-11-15 00:00:00</text:p>
          </table:table-cell>
          <table:table-cell table:number-columns-repeated="1015"/>
        </table:table-row>
        <table:table-row table:style-name="ro1">
          <table:table-cell office:value-type="float" office:value="149303">
            <text:p>149303</text:p>
          </table:table-cell>
          <table:table-cell office:value-type="float" office:value="23990">
            <text:p>23990</text:p>
          </table:table-cell>
          <table:table-cell office:value-type="float" office:value="995728.57">
            <text:p>995728,57</text:p>
          </table:table-cell>
          <table:table-cell office:value-type="float" office:value="118117.9">
            <text:p>118117,9</text:p>
          </table:table-cell>
          <table:table-cell office:value-type="float" office:value="1610806.82">
            <text:p>1610806,82</text:p>
          </table:table-cell>
          <table:table-cell office:value-type="float" office:value="142107.9">
            <text:p>142107,9</text:p>
          </table:table-cell>
          <table:table-cell office:value-type="float" office:value="2606535.39">
            <text:p>2606535,39</text:p>
          </table:table-cell>
          <table:table-cell/>
          <table:table-cell table:style-name="ce2" office:value-type="date" office:date-value="2020-11-16">
            <text:p>2020-11-16 00:00:00</text:p>
          </table:table-cell>
          <table:table-cell table:number-columns-repeated="1015"/>
        </table:table-row>
        <table:table-row table:style-name="ro1">
          <table:table-cell office:value-type="float" office:value="149545">
            <text:p>149545</text:p>
          </table:table-cell>
          <table:table-cell office:value-type="float" office:value="26612">
            <text:p>26612</text:p>
          </table:table-cell>
          <table:table-cell office:value-type="float" office:value="1092969.31">
            <text:p>1092969,31</text:p>
          </table:table-cell>
          <table:table-cell office:value-type="float" office:value="124656.03">
            <text:p>124656,03</text:p>
          </table:table-cell>
          <table:table-cell office:value-type="float" office:value="1707205.02">
            <text:p>1707205,02</text:p>
          </table:table-cell>
          <table:table-cell office:value-type="float" office:value="151268.03">
            <text:p>151268,03</text:p>
          </table:table-cell>
          <table:table-cell office:value-type="float" office:value="2800174.33">
            <text:p>2800174,33</text:p>
          </table:table-cell>
          <table:table-cell/>
          <table:table-cell table:style-name="ce2" office:value-type="date" office:date-value="2020-11-17">
            <text:p>2020-11-17 00:00:00</text:p>
          </table:table-cell>
          <table:table-cell table:number-columns-repeated="1015"/>
        </table:table-row>
        <table:table-row table:style-name="ro1">
          <table:table-cell office:value-type="float" office:value="149787">
            <text:p>149787</text:p>
          </table:table-cell>
          <table:table-cell office:value-type="float" office:value="28896">
            <text:p>28896</text:p>
          </table:table-cell>
          <table:table-cell office:value-type="float" office:value="1185816.13">
            <text:p>1185816,13</text:p>
          </table:table-cell>
          <table:table-cell office:value-type="float" office:value="133914.29">
            <text:p>133914,29</text:p>
          </table:table-cell>
          <table:table-cell office:value-type="float" office:value="1826046.78">
            <text:p>1826046,78</text:p>
          </table:table-cell>
          <table:table-cell office:value-type="float" office:value="162810.29">
            <text:p>162810,29</text:p>
          </table:table-cell>
          <table:table-cell office:value-type="float" office:value="3011862.91">
            <text:p>3011862,91</text:p>
          </table:table-cell>
          <table:table-cell/>
          <table:table-cell table:style-name="ce2" office:value-type="date" office:date-value="2020-11-18">
            <text:p>2020-11-18 00:00:00</text:p>
          </table:table-cell>
          <table:table-cell table:number-columns-repeated="1015"/>
        </table:table-row>
        <table:table-row table:style-name="ro1">
          <table:table-cell office:value-type="float" office:value="150029">
            <text:p>150029</text:p>
          </table:table-cell>
          <table:table-cell office:value-type="float" office:value="32124">
            <text:p>32124</text:p>
          </table:table-cell>
          <table:table-cell office:value-type="float" office:value="1317214.03">
            <text:p>1317214,03</text:p>
          </table:table-cell>
          <table:table-cell office:value-type="float" office:value="141520.99">
            <text:p>141520,99</text:p>
          </table:table-cell>
          <table:table-cell office:value-type="float" office:value="1968055.62">
            <text:p>1968055,62</text:p>
          </table:table-cell>
          <table:table-cell office:value-type="float" office:value="173644.99">
            <text:p>173644,99</text:p>
          </table:table-cell>
          <table:table-cell office:value-type="float" office:value="3285269.65">
            <text:p>3285269,65</text:p>
          </table:table-cell>
          <table:table-cell/>
          <table:table-cell table:style-name="ce2" office:value-type="date" office:date-value="2020-11-19">
            <text:p>2020-11-19 00:00:00</text:p>
          </table:table-cell>
          <table:table-cell table:number-columns-repeated="1015"/>
        </table:table-row>
        <table:table-row table:style-name="ro1">
          <table:table-cell office:value-type="float" office:value="150271">
            <text:p>150271</text:p>
          </table:table-cell>
          <table:table-cell office:value-type="float" office:value="42909">
            <text:p>42909</text:p>
          </table:table-cell>
          <table:table-cell office:value-type="float" office:value="1719269.75">
            <text:p>1719269,75</text:p>
          </table:table-cell>
          <table:table-cell office:value-type="float" office:value="196841.4">
            <text:p>196841,4</text:p>
          </table:table-cell>
          <table:table-cell office:value-type="float" office:value="2695204.43">
            <text:p>2695204,43</text:p>
          </table:table-cell>
          <table:table-cell office:value-type="float" office:value="239750.4">
            <text:p>239750,4</text:p>
          </table:table-cell>
          <table:table-cell office:value-type="float" office:value="4414474.18">
            <text:p>4414474,18</text:p>
          </table:table-cell>
          <table:table-cell/>
          <table:table-cell table:style-name="ce2" office:value-type="date" office:date-value="2020-11-20">
            <text:p>2020-11-20 00:00:00</text:p>
          </table:table-cell>
          <table:table-cell table:number-columns-repeated="1015"/>
        </table:table-row>
        <table:table-row table:style-name="ro1">
          <table:table-cell office:value-type="float" office:value="150513">
            <text:p>150513</text:p>
          </table:table-cell>
          <table:table-cell office:value-type="float" office:value="46446">
            <text:p>46446</text:p>
          </table:table-cell>
          <table:table-cell office:value-type="float" office:value="1834821.4">
            <text:p>1834821,4</text:p>
          </table:table-cell>
          <table:table-cell office:value-type="float" office:value="179807.33">
            <text:p>179807,33</text:p>
          </table:table-cell>
          <table:table-cell office:value-type="float" office:value="2481522.12">
            <text:p>2481522,12</text:p>
          </table:table-cell>
          <table:table-cell office:value-type="float" office:value="226253.33">
            <text:p>226253,33</text:p>
          </table:table-cell>
          <table:table-cell office:value-type="float" office:value="4316343.52">
            <text:p>4316343,52</text:p>
          </table:table-cell>
          <table:table-cell/>
          <table:table-cell table:style-name="ce2" office:value-type="date" office:date-value="2020-11-21">
            <text:p>2020-11-21 00:00:00</text:p>
          </table:table-cell>
          <table:table-cell table:number-columns-repeated="1015"/>
        </table:table-row>
        <table:table-row table:style-name="ro1">
          <table:table-cell office:value-type="float" office:value="150755">
            <text:p>150755</text:p>
          </table:table-cell>
          <table:table-cell office:value-type="float" office:value="31910">
            <text:p>31910</text:p>
          </table:table-cell>
          <table:table-cell office:value-type="float" office:value="1268195.36">
            <text:p>1268195,36</text:p>
          </table:table-cell>
          <table:table-cell office:value-type="float" office:value="130182.97">
            <text:p>130182,97</text:p>
          </table:table-cell>
          <table:table-cell office:value-type="float" office:value="1782774.45">
            <text:p>1782774,45</text:p>
          </table:table-cell>
          <table:table-cell office:value-type="float" office:value="162092.97">
            <text:p>162092,97</text:p>
          </table:table-cell>
          <table:table-cell office:value-type="float" office:value="3050969.81">
            <text:p>3050969,81</text:p>
          </table:table-cell>
          <table:table-cell/>
          <table:table-cell table:style-name="ce2" office:value-type="date" office:date-value="2020-11-22">
            <text:p>2020-11-22 00:00:00</text:p>
          </table:table-cell>
          <table:table-cell table:number-columns-repeated="1015"/>
        </table:table-row>
        <table:table-row table:style-name="ro1">
          <table:table-cell office:value-type="float" office:value="150997">
            <text:p>150997</text:p>
          </table:table-cell>
          <table:table-cell office:value-type="float" office:value="31751">
            <text:p>31751</text:p>
          </table:table-cell>
          <table:table-cell office:value-type="float" office:value="1267124.67">
            <text:p>1267124,67</text:p>
          </table:table-cell>
          <table:table-cell office:value-type="float" office:value="134790.53">
            <text:p>134790,53</text:p>
          </table:table-cell>
          <table:table-cell office:value-type="float" office:value="1844777.76">
            <text:p>1844777,76</text:p>
          </table:table-cell>
          <table:table-cell office:value-type="float" office:value="166541.53">
            <text:p>166541,53</text:p>
          </table:table-cell>
          <table:table-cell office:value-type="float" office:value="3111902.43">
            <text:p>3111902,43</text:p>
          </table:table-cell>
          <table:table-cell/>
          <table:table-cell table:style-name="ce2" office:value-type="date" office:date-value="2020-11-23">
            <text:p>2020-11-23 00:00:00</text:p>
          </table:table-cell>
          <table:table-cell table:number-columns-repeated="1015"/>
        </table:table-row>
        <table:table-row table:style-name="ro1">
          <table:table-cell office:value-type="float" office:value="151239">
            <text:p>151239</text:p>
          </table:table-cell>
          <table:table-cell office:value-type="float" office:value="41903">
            <text:p>41903</text:p>
          </table:table-cell>
          <table:table-cell office:value-type="float" office:value="1643602.6">
            <text:p>1643602,6</text:p>
          </table:table-cell>
          <table:table-cell office:value-type="float" office:value="170610.77">
            <text:p>170610,77</text:p>
          </table:table-cell>
          <table:table-cell office:value-type="float" office:value="2335065.17">
            <text:p>2335065,17</text:p>
          </table:table-cell>
          <table:table-cell office:value-type="float" office:value="212513.77">
            <text:p>212513,77</text:p>
          </table:table-cell>
          <table:table-cell office:value-type="float" office:value="3978667.77">
            <text:p>3978667,77</text:p>
          </table:table-cell>
          <table:table-cell/>
          <table:table-cell table:style-name="ce2" office:value-type="date" office:date-value="2020-11-24">
            <text:p>2020-11-24 00:00:00</text:p>
          </table:table-cell>
          <table:table-cell table:number-columns-repeated="1015"/>
        </table:table-row>
        <table:table-row table:style-name="ro1">
          <table:table-cell office:value-type="float" office:value="151481">
            <text:p>151481</text:p>
          </table:table-cell>
          <table:table-cell office:value-type="float" office:value="53126">
            <text:p>53126</text:p>
          </table:table-cell>
          <table:table-cell office:value-type="float" office:value="2045083.18">
            <text:p>2045083,18</text:p>
          </table:table-cell>
          <table:table-cell office:value-type="float" office:value="224506.24">
            <text:p>224506,24</text:p>
          </table:table-cell>
          <table:table-cell office:value-type="float" office:value="3034220.3">
            <text:p>3034220,3</text:p>
          </table:table-cell>
          <table:table-cell office:value-type="float" office:value="277632.24">
            <text:p>277632,24</text:p>
          </table:table-cell>
          <table:table-cell office:value-type="float" office:value="5079303.48">
            <text:p>5079303,48</text:p>
          </table:table-cell>
          <table:table-cell/>
          <table:table-cell table:style-name="ce2" office:value-type="date" office:date-value="2020-11-25">
            <text:p>2020-11-25 00:00:00</text:p>
          </table:table-cell>
          <table:table-cell table:number-columns-repeated="1015"/>
        </table:table-row>
        <table:table-row table:style-name="ro1">
          <table:table-cell office:value-type="float" office:value="89257">
            <text:p>89257</text:p>
          </table:table-cell>
          <table:table-cell office:value-type="float" office:value="486">
            <text:p>486</text:p>
          </table:table-cell>
          <table:table-cell office:value-type="float" office:value="16827.73">
            <text:p>16827,73</text:p>
          </table:table-cell>
          <table:table-cell office:value-type="float" office:value="3280.7">
            <text:p>3280,7</text:p>
          </table:table-cell>
          <table:table-cell office:value-type="float" office:value="45416.75">
            <text:p>45416,75</text:p>
          </table:table-cell>
          <table:table-cell office:value-type="float" office:value="3766.7">
            <text:p>3766,7</text:p>
          </table:table-cell>
          <table:table-cell office:value-type="float" office:value="62244.48">
            <text:p>62244,48</text:p>
          </table:table-cell>
          <table:table-cell/>
          <table:table-cell table:style-name="ce2" office:value-type="date" office:date-value="2020-11-26">
            <text:p>2020-11-26 00:00:00</text:p>
          </table:table-cell>
          <table:table-cell table:number-columns-repeated="1015"/>
        </table:table-row>
        <table:table-row table:style-name="ro1">
          <table:table-cell office:value-type="float" office:value="151866">
            <text:p>151866</text:p>
          </table:table-cell>
          <table:table-cell office:value-type="float" office:value="48375">
            <text:p>48375</text:p>
          </table:table-cell>
          <table:table-cell office:value-type="float" office:value="1880928.93">
            <text:p>1880928,93</text:p>
          </table:table-cell>
          <table:table-cell office:value-type="float" office:value="221334.1">
            <text:p>221334,1</text:p>
          </table:table-cell>
          <table:table-cell office:value-type="float" office:value="2955627.04">
            <text:p>2955627,04</text:p>
          </table:table-cell>
          <table:table-cell office:value-type="float" office:value="269709.1">
            <text:p>269709,1</text:p>
          </table:table-cell>
          <table:table-cell office:value-type="float" office:value="4836555.97">
            <text:p>4836555,97</text:p>
          </table:table-cell>
          <table:table-cell/>
          <table:table-cell table:style-name="ce2" office:value-type="date" office:date-value="2020-11-27">
            <text:p>2020-11-27 00:00:00</text:p>
          </table:table-cell>
          <table:table-cell table:number-columns-repeated="1015"/>
        </table:table-row>
        <table:table-row table:style-name="ro1">
          <table:table-cell office:value-type="float" office:value="152108">
            <text:p>152108</text:p>
          </table:table-cell>
          <table:table-cell office:value-type="float" office:value="40984">
            <text:p>40984</text:p>
          </table:table-cell>
          <table:table-cell office:value-type="float" office:value="1603084.16">
            <text:p>1603084,16</text:p>
          </table:table-cell>
          <table:table-cell office:value-type="float" office:value="161368.8">
            <text:p>161368,8</text:p>
          </table:table-cell>
          <table:table-cell office:value-type="float" office:value="2226982.09">
            <text:p>2226982,09</text:p>
          </table:table-cell>
          <table:table-cell office:value-type="float" office:value="202352.8">
            <text:p>202352,8</text:p>
          </table:table-cell>
          <table:table-cell office:value-type="float" office:value="3830066.25">
            <text:p>3830066,25</text:p>
          </table:table-cell>
          <table:table-cell/>
          <table:table-cell table:style-name="ce2" office:value-type="date" office:date-value="2020-11-28">
            <text:p>2020-11-28 00:00:00</text:p>
          </table:table-cell>
          <table:table-cell table:number-columns-repeated="1015"/>
        </table:table-row>
        <table:table-row table:style-name="ro1">
          <table:table-cell office:value-type="float" office:value="152350">
            <text:p>152350</text:p>
          </table:table-cell>
          <table:table-cell office:value-type="float" office:value="26909">
            <text:p>26909</text:p>
          </table:table-cell>
          <table:table-cell office:value-type="float" office:value="1097593.37">
            <text:p>1097593,37</text:p>
          </table:table-cell>
          <table:table-cell office:value-type="float" office:value="118533.72">
            <text:p>118533,72</text:p>
          </table:table-cell>
          <table:table-cell office:value-type="float" office:value="1626338.21">
            <text:p>1626338,21</text:p>
          </table:table-cell>
          <table:table-cell office:value-type="float" office:value="145442.72">
            <text:p>145442,72</text:p>
          </table:table-cell>
          <table:table-cell office:value-type="float" office:value="2723931.58">
            <text:p>2723931,58</text:p>
          </table:table-cell>
          <table:table-cell/>
          <table:table-cell table:style-name="ce2" office:value-type="date" office:date-value="2020-11-29">
            <text:p>2020-11-29 00:00:00</text:p>
          </table:table-cell>
          <table:table-cell table:number-columns-repeated="1015"/>
        </table:table-row>
        <table:table-row table:style-name="ro1">
          <table:table-cell office:value-type="float" office:value="152592">
            <text:p>152592</text:p>
          </table:table-cell>
          <table:table-cell office:value-type="float" office:value="24621">
            <text:p>24621</text:p>
          </table:table-cell>
          <table:table-cell office:value-type="float" office:value="996605.6">
            <text:p>996605,6</text:p>
          </table:table-cell>
          <table:table-cell office:value-type="float" office:value="121757.68">
            <text:p>121757,68</text:p>
          </table:table-cell>
          <table:table-cell office:value-type="float" office:value="1608234.17">
            <text:p>1608234,17</text:p>
          </table:table-cell>
          <table:table-cell office:value-type="float" office:value="146378.68">
            <text:p>146378,68</text:p>
          </table:table-cell>
          <table:table-cell office:value-type="float" office:value="2604839.77">
            <text:p>2604839,77</text:p>
          </table:table-cell>
          <table:table-cell/>
          <table:table-cell table:style-name="ce2" office:value-type="date" office:date-value="2020-11-30">
            <text:p>2020-11-30 00:00:00</text:p>
          </table:table-cell>
          <table:table-cell table:number-columns-repeated="1015"/>
        </table:table-row>
        <table:table-row table:style-name="ro1">
          <table:table-cell office:value-type="float" office:value="152834">
            <text:p>152834</text:p>
          </table:table-cell>
          <table:table-cell office:value-type="float" office:value="28661">
            <text:p>28661</text:p>
          </table:table-cell>
          <table:table-cell office:value-type="float" office:value="1149406.19">
            <text:p>1149406,19</text:p>
          </table:table-cell>
          <table:table-cell office:value-type="float" office:value="138353.26">
            <text:p>138353,26</text:p>
          </table:table-cell>
          <table:table-cell office:value-type="float" office:value="1845155.56">
            <text:p>1845155,56</text:p>
          </table:table-cell>
          <table:table-cell office:value-type="float" office:value="167014.26">
            <text:p>167014,26</text:p>
          </table:table-cell>
          <table:table-cell office:value-type="float" office:value="2994561.75">
            <text:p>2994561,75</text:p>
          </table:table-cell>
          <table:table-cell/>
          <table:table-cell table:style-name="ce2" office:value-type="date" office:date-value="2020-12-01">
            <text:p>2020-12-01 00:00:00</text:p>
          </table:table-cell>
          <table:table-cell table:number-columns-repeated="1015"/>
        </table:table-row>
        <table:table-row table:style-name="ro1">
          <table:table-cell office:value-type="float" office:value="153076">
            <text:p>153076</text:p>
          </table:table-cell>
          <table:table-cell office:value-type="float" office:value="27246">
            <text:p>27246</text:p>
          </table:table-cell>
          <table:table-cell office:value-type="float" office:value="1098323.2">
            <text:p>1098323,2</text:p>
          </table:table-cell>
          <table:table-cell office:value-type="float" office:value="131839.07">
            <text:p>131839,07</text:p>
          </table:table-cell>
          <table:table-cell office:value-type="float" office:value="1766813.14">
            <text:p>1766813,14</text:p>
          </table:table-cell>
          <table:table-cell office:value-type="float" office:value="159085.07">
            <text:p>159085,07</text:p>
          </table:table-cell>
          <table:table-cell office:value-type="float" office:value="2865136.34">
            <text:p>2865136,34</text:p>
          </table:table-cell>
          <table:table-cell/>
          <table:table-cell table:style-name="ce2" office:value-type="date" office:date-value="2020-12-02">
            <text:p>2020-12-02 00:00:00</text:p>
          </table:table-cell>
          <table:table-cell table:number-columns-repeated="1015"/>
        </table:table-row>
        <table:table-row table:style-name="ro1">
          <table:table-cell office:value-type="float" office:value="153318">
            <text:p>153318</text:p>
          </table:table-cell>
          <table:table-cell office:value-type="float" office:value="31039">
            <text:p>31039</text:p>
          </table:table-cell>
          <table:table-cell office:value-type="float" office:value="1264055.17">
            <text:p>1264055,17</text:p>
          </table:table-cell>
          <table:table-cell office:value-type="float" office:value="154490.55">
            <text:p>154490,55</text:p>
          </table:table-cell>
          <table:table-cell office:value-type="float" office:value="2075882.15">
            <text:p>2075882,15</text:p>
          </table:table-cell>
          <table:table-cell office:value-type="float" office:value="185529.55">
            <text:p>185529,55</text:p>
          </table:table-cell>
          <table:table-cell office:value-type="float" office:value="3339937.32">
            <text:p>3339937,32</text:p>
          </table:table-cell>
          <table:table-cell/>
          <table:table-cell table:style-name="ce2" office:value-type="date" office:date-value="2020-12-03">
            <text:p>2020-12-03 00:00:00</text:p>
          </table:table-cell>
          <table:table-cell table:number-columns-repeated="1015"/>
        </table:table-row>
        <table:table-row table:style-name="ro1">
          <table:table-cell office:value-type="float" office:value="153560">
            <text:p>153560</text:p>
          </table:table-cell>
          <table:table-cell office:value-type="float" office:value="41507">
            <text:p>41507</text:p>
          </table:table-cell>
          <table:table-cell office:value-type="float" office:value="1660939.24">
            <text:p>1660939,24</text:p>
          </table:table-cell>
          <table:table-cell office:value-type="float" office:value="198473.14">
            <text:p>198473,14</text:p>
          </table:table-cell>
          <table:table-cell office:value-type="float" office:value="2669487.43">
            <text:p>2669487,43</text:p>
          </table:table-cell>
          <table:table-cell office:value-type="float" office:value="239980.14">
            <text:p>239980,14</text:p>
          </table:table-cell>
          <table:table-cell office:value-type="float" office:value="4330426.67">
            <text:p>4330426,67</text:p>
          </table:table-cell>
          <table:table-cell/>
          <table:table-cell table:style-name="ce2" office:value-type="date" office:date-value="2020-12-04">
            <text:p>2020-12-04 00:00:00</text:p>
          </table:table-cell>
          <table:table-cell table:number-columns-repeated="1015"/>
        </table:table-row>
        <table:table-row table:style-name="ro1">
          <table:table-cell office:value-type="float" office:value="153802">
            <text:p>153802</text:p>
          </table:table-cell>
          <table:table-cell office:value-type="float" office:value="33921">
            <text:p>33921</text:p>
          </table:table-cell>
          <table:table-cell office:value-type="float" office:value="1353979.67">
            <text:p>1353979,67</text:p>
          </table:table-cell>
          <table:table-cell office:value-type="float" office:value="145024.21">
            <text:p>145024,21</text:p>
          </table:table-cell>
          <table:table-cell office:value-type="float" office:value="1982448.87">
            <text:p>1982448,87</text:p>
          </table:table-cell>
          <table:table-cell office:value-type="float" office:value="178945.21">
            <text:p>178945,21</text:p>
          </table:table-cell>
          <table:table-cell office:value-type="float" office:value="3336428.54">
            <text:p>3336428,54</text:p>
          </table:table-cell>
          <table:table-cell/>
          <table:table-cell table:style-name="ce2" office:value-type="date" office:date-value="2020-12-05">
            <text:p>2020-12-05 00:00:00</text:p>
          </table:table-cell>
          <table:table-cell table:number-columns-repeated="1015"/>
        </table:table-row>
        <table:table-row table:style-name="ro1">
          <table:table-cell office:value-type="float" office:value="154044">
            <text:p>154044</text:p>
          </table:table-cell>
          <table:table-cell office:value-type="float" office:value="29807">
            <text:p>29807</text:p>
          </table:table-cell>
          <table:table-cell office:value-type="float" office:value="1207548.1">
            <text:p>1207548,1</text:p>
          </table:table-cell>
          <table:table-cell office:value-type="float" office:value="130487.18">
            <text:p>130487,18</text:p>
          </table:table-cell>
          <table:table-cell office:value-type="float" office:value="1786120.44">
            <text:p>1786120,44</text:p>
          </table:table-cell>
          <table:table-cell office:value-type="float" office:value="160294.18">
            <text:p>160294,18</text:p>
          </table:table-cell>
          <table:table-cell office:value-type="float" office:value="2993668.54">
            <text:p>2993668,54</text:p>
          </table:table-cell>
          <table:table-cell/>
          <table:table-cell table:style-name="ce2" office:value-type="date" office:date-value="2020-12-06">
            <text:p>2020-12-06 00:00:00</text:p>
          </table:table-cell>
          <table:table-cell table:number-columns-repeated="1015"/>
        </table:table-row>
        <table:table-row table:style-name="ro1">
          <table:table-cell office:value-type="float" office:value="154286">
            <text:p>154286</text:p>
          </table:table-cell>
          <table:table-cell office:value-type="float" office:value="26326">
            <text:p>26326</text:p>
          </table:table-cell>
          <table:table-cell office:value-type="float" office:value="1063005.08">
            <text:p>1063005,08</text:p>
          </table:table-cell>
          <table:table-cell office:value-type="float" office:value="121845.78">
            <text:p>121845,78</text:p>
          </table:table-cell>
          <table:table-cell office:value-type="float" office:value="1635368.95">
            <text:p>1635368,95</text:p>
          </table:table-cell>
          <table:table-cell office:value-type="float" office:value="148171.78">
            <text:p>148171,78</text:p>
          </table:table-cell>
          <table:table-cell office:value-type="float" office:value="2698374.03">
            <text:p>2698374,03</text:p>
          </table:table-cell>
          <table:table-cell/>
          <table:table-cell table:style-name="ce2" office:value-type="date" office:date-value="2020-12-07">
            <text:p>2020-12-07 00:00:00</text:p>
          </table:table-cell>
          <table:table-cell table:number-columns-repeated="1015"/>
        </table:table-row>
        <table:table-row table:style-name="ro1">
          <table:table-cell office:value-type="float" office:value="154528">
            <text:p>154528</text:p>
          </table:table-cell>
          <table:table-cell office:value-type="float" office:value="27757">
            <text:p>27757</text:p>
          </table:table-cell>
          <table:table-cell office:value-type="float" office:value="1112444.62">
            <text:p>1112444,62</text:p>
          </table:table-cell>
          <table:table-cell office:value-type="float" office:value="128384.55">
            <text:p>128384,55</text:p>
          </table:table-cell>
          <table:table-cell office:value-type="float" office:value="1745697.15">
            <text:p>1745697,15</text:p>
          </table:table-cell>
          <table:table-cell office:value-type="float" office:value="156141.55">
            <text:p>156141,55</text:p>
          </table:table-cell>
          <table:table-cell office:value-type="float" office:value="2858141.77">
            <text:p>2858141,77</text:p>
          </table:table-cell>
          <table:table-cell/>
          <table:table-cell table:style-name="ce2" office:value-type="date" office:date-value="2020-12-08">
            <text:p>2020-12-08 00:00:00</text:p>
          </table:table-cell>
          <table:table-cell table:number-columns-repeated="1015"/>
        </table:table-row>
        <table:table-row table:style-name="ro1">
          <table:table-cell office:value-type="float" office:value="154770">
            <text:p>154770</text:p>
          </table:table-cell>
          <table:table-cell office:value-type="float" office:value="29445">
            <text:p>29445</text:p>
          </table:table-cell>
          <table:table-cell office:value-type="float" office:value="1173609.64">
            <text:p>1173609,64</text:p>
          </table:table-cell>
          <table:table-cell office:value-type="float" office:value="134911.05">
            <text:p>134911,05</text:p>
          </table:table-cell>
          <table:table-cell office:value-type="float" office:value="1822689.98">
            <text:p>1822689,98</text:p>
          </table:table-cell>
          <table:table-cell office:value-type="float" office:value="164356.05">
            <text:p>164356,05</text:p>
          </table:table-cell>
          <table:table-cell office:value-type="float" office:value="2996299.62">
            <text:p>2996299,62</text:p>
          </table:table-cell>
          <table:table-cell/>
          <table:table-cell table:style-name="ce2" office:value-type="date" office:date-value="2020-12-09">
            <text:p>2020-12-09 00:00:00</text:p>
          </table:table-cell>
          <table:table-cell table:number-columns-repeated="1015"/>
        </table:table-row>
        <table:table-row table:style-name="ro1">
          <table:table-cell office:value-type="float" office:value="155012">
            <text:p>155012</text:p>
          </table:table-cell>
          <table:table-cell office:value-type="float" office:value="33514">
            <text:p>33514</text:p>
          </table:table-cell>
          <table:table-cell office:value-type="float" office:value="1336666.91">
            <text:p>1336666,91</text:p>
          </table:table-cell>
          <table:table-cell office:value-type="float" office:value="148720.89">
            <text:p>148720,89</text:p>
          </table:table-cell>
          <table:table-cell office:value-type="float" office:value="2032019.97">
            <text:p>2032019,97</text:p>
          </table:table-cell>
          <table:table-cell office:value-type="float" office:value="182234.89">
            <text:p>182234,89</text:p>
          </table:table-cell>
          <table:table-cell office:value-type="float" office:value="3368686.88">
            <text:p>3368686,88</text:p>
          </table:table-cell>
          <table:table-cell/>
          <table:table-cell table:style-name="ce2" office:value-type="date" office:date-value="2020-12-10">
            <text:p>2020-12-10 00:00:00</text:p>
          </table:table-cell>
          <table:table-cell table:number-columns-repeated="1015"/>
        </table:table-row>
        <table:table-row table:style-name="ro1">
          <table:table-cell office:value-type="float" office:value="161914">
            <text:p>161914</text:p>
          </table:table-cell>
          <table:table-cell office:value-type="float" office:value="45627">
            <text:p>45627</text:p>
          </table:table-cell>
          <table:table-cell office:value-type="float" office:value="1789178.2">
            <text:p>1789178,2</text:p>
          </table:table-cell>
          <table:table-cell office:value-type="float" office:value="203116.52">
            <text:p>203116,52</text:p>
          </table:table-cell>
          <table:table-cell office:value-type="float" office:value="2695476.27">
            <text:p>2695476,27</text:p>
          </table:table-cell>
          <table:table-cell office:value-type="float" office:value="248743.52">
            <text:p>248743,52</text:p>
          </table:table-cell>
          <table:table-cell office:value-type="float" office:value="4484654.47">
            <text:p>4484654,47</text:p>
          </table:table-cell>
          <table:table-cell/>
          <table:table-cell table:style-name="ce2" office:value-type="date" office:date-value="2020-12-11">
            <text:p>2020-12-11 00:00:00</text:p>
          </table:table-cell>
          <table:table-cell table:number-columns-repeated="1015"/>
        </table:table-row>
        <table:table-row table:style-name="ro1">
          <table:table-cell office:value-type="float" office:value="162179">
            <text:p>162179</text:p>
          </table:table-cell>
          <table:table-cell office:value-type="float" office:value="46875">
            <text:p>46875</text:p>
          </table:table-cell>
          <table:table-cell office:value-type="float" office:value="1823177.41">
            <text:p>1823177,41</text:p>
          </table:table-cell>
          <table:table-cell office:value-type="float" office:value="176415.01">
            <text:p>176415,01</text:p>
          </table:table-cell>
          <table:table-cell office:value-type="float" office:value="2429959.74">
            <text:p>2429959,74</text:p>
          </table:table-cell>
          <table:table-cell office:value-type="float" office:value="223290.01">
            <text:p>223290,01</text:p>
          </table:table-cell>
          <table:table-cell office:value-type="float" office:value="4253137.15">
            <text:p>4253137,15</text:p>
          </table:table-cell>
          <table:table-cell/>
          <table:table-cell table:style-name="ce2" office:value-type="date" office:date-value="2020-12-12">
            <text:p>2020-12-12 00:00:00</text:p>
          </table:table-cell>
          <table:table-cell table:number-columns-repeated="1015"/>
        </table:table-row>
        <table:table-row table:style-name="ro1">
          <table:table-cell office:value-type="float" office:value="155760">
            <text:p>155760</text:p>
          </table:table-cell>
          <table:table-cell office:value-type="float" office:value="31419">
            <text:p>31419</text:p>
          </table:table-cell>
          <table:table-cell office:value-type="float" office:value="1238003.6">
            <text:p>1238003,6</text:p>
          </table:table-cell>
          <table:table-cell office:value-type="float" office:value="131501.75">
            <text:p>131501,75</text:p>
          </table:table-cell>
          <table:table-cell office:value-type="float" office:value="1798680.64">
            <text:p>1798680,64</text:p>
          </table:table-cell>
          <table:table-cell office:value-type="float" office:value="162920.75">
            <text:p>162920,75</text:p>
          </table:table-cell>
          <table:table-cell office:value-type="float" office:value="3036684.24">
            <text:p>3036684,24</text:p>
          </table:table-cell>
          <table:table-cell/>
          <table:table-cell table:style-name="ce2" office:value-type="date" office:date-value="2020-12-13">
            <text:p>2020-12-13 00:00:00</text:p>
          </table:table-cell>
          <table:table-cell table:number-columns-repeated="1015"/>
        </table:table-row>
        <table:table-row table:style-name="ro1">
          <table:table-cell office:value-type="float" office:value="156002">
            <text:p>156002</text:p>
          </table:table-cell>
          <table:table-cell office:value-type="float" office:value="27208">
            <text:p>27208</text:p>
          </table:table-cell>
          <table:table-cell office:value-type="float" office:value="1090994.26">
            <text:p>1090994,26</text:p>
          </table:table-cell>
          <table:table-cell office:value-type="float" office:value="122278.7">
            <text:p>122278,7</text:p>
          </table:table-cell>
          <table:table-cell office:value-type="float" office:value="1672069.52">
            <text:p>1672069,52</text:p>
          </table:table-cell>
          <table:table-cell office:value-type="float" office:value="149486.7">
            <text:p>149486,7</text:p>
          </table:table-cell>
          <table:table-cell office:value-type="float" office:value="2763063.78">
            <text:p>2763063,78</text:p>
          </table:table-cell>
          <table:table-cell/>
          <table:table-cell table:style-name="ce2" office:value-type="date" office:date-value="2020-12-14">
            <text:p>2020-12-14 00:00:00</text:p>
          </table:table-cell>
          <table:table-cell table:number-columns-repeated="1015"/>
        </table:table-row>
        <table:table-row table:style-name="ro1">
          <table:table-cell office:value-type="float" office:value="156244">
            <text:p>156244</text:p>
          </table:table-cell>
          <table:table-cell office:value-type="float" office:value="36629">
            <text:p>36629</text:p>
          </table:table-cell>
          <table:table-cell office:value-type="float" office:value="1475659.49">
            <text:p>1475659,49</text:p>
          </table:table-cell>
          <table:table-cell office:value-type="float" office:value="161658.08">
            <text:p>161658,08</text:p>
          </table:table-cell>
          <table:table-cell office:value-type="float" office:value="2191131.64">
            <text:p>2191131,64</text:p>
          </table:table-cell>
          <table:table-cell office:value-type="float" office:value="198287.08">
            <text:p>198287,08</text:p>
          </table:table-cell>
          <table:table-cell office:value-type="float" office:value="3666791.13">
            <text:p>3666791,13</text:p>
          </table:table-cell>
          <table:table-cell/>
          <table:table-cell table:style-name="ce2" office:value-type="date" office:date-value="2020-12-15">
            <text:p>2020-12-15 00:00:00</text:p>
          </table:table-cell>
          <table:table-cell table:number-columns-repeated="1015"/>
        </table:table-row>
        <table:table-row table:style-name="ro1">
          <table:table-cell office:value-type="float" office:value="163203">
            <text:p>163203</text:p>
          </table:table-cell>
          <table:table-cell office:value-type="float" office:value="41481">
            <text:p>41481</text:p>
          </table:table-cell>
          <table:table-cell office:value-type="float" office:value="1623818.14">
            <text:p>1623818,14</text:p>
          </table:table-cell>
          <table:table-cell office:value-type="float" office:value="187929.62">
            <text:p>187929,62</text:p>
          </table:table-cell>
          <table:table-cell office:value-type="float" office:value="2534216.91">
            <text:p>2534216,91</text:p>
          </table:table-cell>
          <table:table-cell office:value-type="float" office:value="229410.62">
            <text:p>229410,62</text:p>
          </table:table-cell>
          <table:table-cell office:value-type="float" office:value="4158035.05">
            <text:p>4158035,05</text:p>
          </table:table-cell>
          <table:table-cell/>
          <table:table-cell table:style-name="ce2" office:value-type="date" office:date-value="2020-12-16">
            <text:p>2020-12-16 00:00:00</text:p>
          </table:table-cell>
          <table:table-cell table:number-columns-repeated="1015"/>
        </table:table-row>
        <table:table-row table:style-name="ro1">
          <table:table-cell office:value-type="float" office:value="156739">
            <text:p>156739</text:p>
          </table:table-cell>
          <table:table-cell office:value-type="float" office:value="8784">
            <text:p>8784</text:p>
          </table:table-cell>
          <table:table-cell office:value-type="float" office:value="343404.39">
            <text:p>343404,39</text:p>
          </table:table-cell>
          <table:table-cell office:value-type="float" office:value="48749.62">
            <text:p>48749,62</text:p>
          </table:table-cell>
          <table:table-cell office:value-type="float" office:value="677654.94">
            <text:p>677654,94</text:p>
          </table:table-cell>
          <table:table-cell office:value-type="float" office:value="57533.62">
            <text:p>57533,62</text:p>
          </table:table-cell>
          <table:table-cell office:value-type="float" office:value="1021059.33">
            <text:p>1021059,33</text:p>
          </table:table-cell>
          <table:table-cell/>
          <table:table-cell table:style-name="ce2" office:value-type="date" office:date-value="2020-12-17">
            <text:p>2020-12-17 00:00:00</text:p>
          </table:table-cell>
          <table:table-cell table:number-columns-repeated="1015"/>
        </table:table-row>
        <table:table-row table:style-name="ro1">
          <table:table-cell office:value-type="float" office:value="156981">
            <text:p>156981</text:p>
          </table:table-cell>
          <table:table-cell office:value-type="float" office:value="44922">
            <text:p>44922</text:p>
          </table:table-cell>
          <table:table-cell office:value-type="float" office:value="1754549.69">
            <text:p>1754549,69</text:p>
          </table:table-cell>
          <table:table-cell office:value-type="float" office:value="195137.69">
            <text:p>195137,69</text:p>
          </table:table-cell>
          <table:table-cell office:value-type="float" office:value="2637250.85">
            <text:p>2637250,85</text:p>
          </table:table-cell>
          <table:table-cell office:value-type="float" office:value="240059.69">
            <text:p>240059,69</text:p>
          </table:table-cell>
          <table:table-cell office:value-type="float" office:value="4391800.54">
            <text:p>4391800,54</text:p>
          </table:table-cell>
          <table:table-cell/>
          <table:table-cell table:style-name="ce2" office:value-type="date" office:date-value="2020-12-18">
            <text:p>2020-12-18 00:00:00</text:p>
          </table:table-cell>
          <table:table-cell table:number-columns-repeated="1015"/>
        </table:table-row>
        <table:table-row table:style-name="ro1">
          <table:table-cell office:value-type="float" office:value="157223">
            <text:p>157223</text:p>
          </table:table-cell>
          <table:table-cell office:value-type="float" office:value="53343">
            <text:p>53343</text:p>
          </table:table-cell>
          <table:table-cell office:value-type="float" office:value="2036066.74">
            <text:p>2036066,74</text:p>
          </table:table-cell>
          <table:table-cell office:value-type="float" office:value="196175.25">
            <text:p>196175,25</text:p>
          </table:table-cell>
          <table:table-cell office:value-type="float" office:value="2680277.92">
            <text:p>2680277,92</text:p>
          </table:table-cell>
          <table:table-cell office:value-type="float" office:value="249518.25">
            <text:p>249518,25</text:p>
          </table:table-cell>
          <table:table-cell office:value-type="float" office:value="4716344.66">
            <text:p>4716344,66</text:p>
          </table:table-cell>
          <table:table-cell/>
          <table:table-cell table:style-name="ce2" office:value-type="date" office:date-value="2020-12-19">
            <text:p>2020-12-19 00:00:00</text:p>
          </table:table-cell>
          <table:table-cell table:number-columns-repeated="1015"/>
        </table:table-row>
        <table:table-row table:style-name="ro1">
          <table:table-cell office:value-type="float" office:value="164227">
            <text:p>164227</text:p>
          </table:table-cell>
          <table:table-cell office:value-type="float" office:value="35651">
            <text:p>35651</text:p>
          </table:table-cell>
          <table:table-cell office:value-type="float" office:value="1369884.71">
            <text:p>1369884,71</text:p>
          </table:table-cell>
          <table:table-cell office:value-type="float" office:value="141256.86">
            <text:p>141256,86</text:p>
          </table:table-cell>
          <table:table-cell office:value-type="float" office:value="1917660.35">
            <text:p>1917660,35</text:p>
          </table:table-cell>
          <table:table-cell office:value-type="float" office:value="176907.86">
            <text:p>176907,86</text:p>
          </table:table-cell>
          <table:table-cell office:value-type="float" office:value="3287545.06">
            <text:p>3287545,06</text:p>
          </table:table-cell>
          <table:table-cell/>
          <table:table-cell table:style-name="ce2" office:value-type="date" office:date-value="2020-12-20">
            <text:p>2020-12-20 00:00:00</text:p>
          </table:table-cell>
          <table:table-cell table:number-columns-repeated="1015"/>
        </table:table-row>
        <table:table-row table:style-name="ro1">
          <table:table-cell office:value-type="float" office:value="157718">
            <text:p>157718</text:p>
          </table:table-cell>
          <table:table-cell office:value-type="float" office:value="41928">
            <text:p>41928</text:p>
          </table:table-cell>
          <table:table-cell office:value-type="float" office:value="1627314.71">
            <text:p>1627314,71</text:p>
          </table:table-cell>
          <table:table-cell office:value-type="float" office:value="169016.06">
            <text:p>169016,06</text:p>
          </table:table-cell>
          <table:table-cell office:value-type="float" office:value="2271035.37">
            <text:p>2271035,37</text:p>
          </table:table-cell>
          <table:table-cell office:value-type="float" office:value="210944.06">
            <text:p>210944,06</text:p>
          </table:table-cell>
          <table:table-cell office:value-type="float" office:value="3898350.08">
            <text:p>3898350,08</text:p>
          </table:table-cell>
          <table:table-cell/>
          <table:table-cell table:style-name="ce2" office:value-type="date" office:date-value="2020-12-21">
            <text:p>2020-12-21 00:00:00</text:p>
          </table:table-cell>
          <table:table-cell table:number-columns-repeated="1015"/>
        </table:table-row>
        <table:table-row table:style-name="ro1">
          <table:table-cell office:value-type="float" office:value="157960">
            <text:p>157960</text:p>
          </table:table-cell>
          <table:table-cell office:value-type="float" office:value="50092">
            <text:p>50092</text:p>
          </table:table-cell>
          <table:table-cell office:value-type="float" office:value="1895014.29">
            <text:p>1895014,29</text:p>
          </table:table-cell>
          <table:table-cell office:value-type="float" office:value="193306.33">
            <text:p>193306,33</text:p>
          </table:table-cell>
          <table:table-cell office:value-type="float" office:value="2586818.63">
            <text:p>2586818,63</text:p>
          </table:table-cell>
          <table:table-cell office:value-type="float" office:value="243398.33">
            <text:p>243398,33</text:p>
          </table:table-cell>
          <table:table-cell office:value-type="float" office:value="4481832.92">
            <text:p>4481832,92</text:p>
          </table:table-cell>
          <table:table-cell/>
          <table:table-cell table:style-name="ce2" office:value-type="date" office:date-value="2020-12-22">
            <text:p>2020-12-22 00:00:00</text:p>
          </table:table-cell>
          <table:table-cell table:number-columns-repeated="1015"/>
        </table:table-row>
        <table:table-row table:style-name="ro1">
          <table:table-cell office:value-type="float" office:value="158202">
            <text:p>158202</text:p>
          </table:table-cell>
          <table:table-cell office:value-type="float" office:value="60766">
            <text:p>60766</text:p>
          </table:table-cell>
          <table:table-cell office:value-type="float" office:value="2232320.2">
            <text:p>2232320,2</text:p>
          </table:table-cell>
          <table:table-cell office:value-type="float" office:value="228308.58">
            <text:p>228308,58</text:p>
          </table:table-cell>
          <table:table-cell office:value-type="float" office:value="3060254.16">
            <text:p>3060254,16</text:p>
          </table:table-cell>
          <table:table-cell office:value-type="float" office:value="289074.58">
            <text:p>289074,58</text:p>
          </table:table-cell>
          <table:table-cell office:value-type="float" office:value="5292574.36">
            <text:p>5292574,36</text:p>
          </table:table-cell>
          <table:table-cell/>
          <table:table-cell table:style-name="ce2" office:value-type="date" office:date-value="2020-12-23">
            <text:p>2020-12-23 00:00:00</text:p>
          </table:table-cell>
          <table:table-cell table:number-columns-repeated="1015"/>
        </table:table-row>
        <table:table-row table:style-name="ro1">
          <table:table-cell office:value-type="float" office:value="165251">
            <text:p>165251</text:p>
          </table:table-cell>
          <table:table-cell office:value-type="float" office:value="46282">
            <text:p>46282</text:p>
          </table:table-cell>
          <table:table-cell office:value-type="float" office:value="1691769.52">
            <text:p>1691769,52</text:p>
          </table:table-cell>
          <table:table-cell office:value-type="float" office:value="191565.24">
            <text:p>191565,24</text:p>
          </table:table-cell>
          <table:table-cell office:value-type="float" office:value="2568640.25">
            <text:p>2568640,25</text:p>
          </table:table-cell>
          <table:table-cell office:value-type="float" office:value="237847.24">
            <text:p>237847,24</text:p>
          </table:table-cell>
          <table:table-cell office:value-type="float" office:value="4260409.77">
            <text:p>4260409,77</text:p>
          </table:table-cell>
          <table:table-cell/>
          <table:table-cell table:style-name="ce2" office:value-type="date" office:date-value="2020-12-24">
            <text:p>2020-12-24 00:00:00</text:p>
          </table:table-cell>
          <table:table-cell table:number-columns-repeated="1015"/>
        </table:table-row>
        <table:table-row table:style-name="ro1">
          <table:table-cell office:value-type="float" office:value="47733">
            <text:p>47733</text:p>
          </table:table-cell>
          <table:table-cell office:value-type="float" office:value="131">
            <text:p>131</text:p>
          </table:table-cell>
          <table:table-cell office:value-type="float" office:value="4883.43">
            <text:p>4883,43</text:p>
          </table:table-cell>
          <table:table-cell office:value-type="float" office:value="1396">
            <text:p>1396</text:p>
          </table:table-cell>
          <table:table-cell office:value-type="float" office:value="19629.99">
            <text:p>19629,99</text:p>
          </table:table-cell>
          <table:table-cell office:value-type="float" office:value="1527">
            <text:p>1527</text:p>
          </table:table-cell>
          <table:table-cell office:value-type="float" office:value="24513.42">
            <text:p>24513,42</text:p>
          </table:table-cell>
          <table:table-cell/>
          <table:table-cell table:style-name="ce2" office:value-type="date" office:date-value="2020-12-25">
            <text:p>2020-12-25 00:00:00</text:p>
          </table:table-cell>
          <table:table-cell table:number-columns-repeated="1015"/>
        </table:table-row>
        <table:table-row table:style-name="ro1">
          <table:table-cell office:value-type="float" office:value="158774">
            <text:p>158774</text:p>
          </table:table-cell>
          <table:table-cell office:value-type="float" office:value="46526">
            <text:p>46526</text:p>
          </table:table-cell>
          <table:table-cell office:value-type="float" office:value="1830633.78">
            <text:p>1830633,78</text:p>
          </table:table-cell>
          <table:table-cell office:value-type="float" office:value="193653.91">
            <text:p>193653,91</text:p>
          </table:table-cell>
          <table:table-cell office:value-type="float" office:value="2651873.39">
            <text:p>2651873,39</text:p>
          </table:table-cell>
          <table:table-cell office:value-type="float" office:value="240179.91">
            <text:p>240179,91</text:p>
          </table:table-cell>
          <table:table-cell office:value-type="float" office:value="4482507.17">
            <text:p>4482507,17</text:p>
          </table:table-cell>
          <table:table-cell/>
          <table:table-cell table:style-name="ce2" office:value-type="date" office:date-value="2020-12-26">
            <text:p>2020-12-26 00:00:00</text:p>
          </table:table-cell>
          <table:table-cell table:number-columns-repeated="1015"/>
        </table:table-row>
        <table:table-row table:style-name="ro1">
          <table:table-cell office:value-type="float" office:value="159016">
            <text:p>159016</text:p>
          </table:table-cell>
          <table:table-cell office:value-type="float" office:value="33316">
            <text:p>33316</text:p>
          </table:table-cell>
          <table:table-cell office:value-type="float" office:value="1317181.19">
            <text:p>1317181,19</text:p>
          </table:table-cell>
          <table:table-cell office:value-type="float" office:value="137945.67">
            <text:p>137945,67</text:p>
          </table:table-cell>
          <table:table-cell office:value-type="float" office:value="1874394.7">
            <text:p>1874394,7</text:p>
          </table:table-cell>
          <table:table-cell office:value-type="float" office:value="171261.67">
            <text:p>171261,67</text:p>
          </table:table-cell>
          <table:table-cell office:value-type="float" office:value="3191575.89">
            <text:p>3191575,89</text:p>
          </table:table-cell>
          <table:table-cell/>
          <table:table-cell table:style-name="ce2" office:value-type="date" office:date-value="2020-12-27">
            <text:p>2020-12-27 00:00:00</text:p>
          </table:table-cell>
          <table:table-cell table:number-columns-repeated="1015"/>
        </table:table-row>
        <table:table-row table:style-name="ro1">
          <table:table-cell office:value-type="float" office:value="159258">
            <text:p>159258</text:p>
          </table:table-cell>
          <table:table-cell office:value-type="float" office:value="36531">
            <text:p>36531</text:p>
          </table:table-cell>
          <table:table-cell office:value-type="float" office:value="1440467.26">
            <text:p>1440467,26</text:p>
          </table:table-cell>
          <table:table-cell office:value-type="float" office:value="144030.12">
            <text:p>144030,12</text:p>
          </table:table-cell>
          <table:table-cell office:value-type="float" office:value="1961870.83">
            <text:p>1961870,83</text:p>
          </table:table-cell>
          <table:table-cell office:value-type="float" office:value="180561.12">
            <text:p>180561,12</text:p>
          </table:table-cell>
          <table:table-cell office:value-type="float" office:value="3402338.09">
            <text:p>3402338,09</text:p>
          </table:table-cell>
          <table:table-cell/>
          <table:table-cell table:style-name="ce2" office:value-type="date" office:date-value="2020-12-28">
            <text:p>2020-12-28 00:00:00</text:p>
          </table:table-cell>
          <table:table-cell table:number-columns-repeated="1015"/>
        </table:table-row>
        <table:table-row table:style-name="ro1">
          <table:table-cell office:value-type="float" office:value="159500">
            <text:p>159500</text:p>
          </table:table-cell>
          <table:table-cell office:value-type="float" office:value="40093">
            <text:p>40093</text:p>
          </table:table-cell>
          <table:table-cell office:value-type="float" office:value="1583251.93">
            <text:p>1583251,93</text:p>
          </table:table-cell>
          <table:table-cell office:value-type="float" office:value="162264.35">
            <text:p>162264,35</text:p>
          </table:table-cell>
          <table:table-cell office:value-type="float" office:value="2210544.09">
            <text:p>2210544,09</text:p>
          </table:table-cell>
          <table:table-cell office:value-type="float" office:value="202357.35">
            <text:p>202357,35</text:p>
          </table:table-cell>
          <table:table-cell office:value-type="float" office:value="3793796.02">
            <text:p>3793796,02</text:p>
          </table:table-cell>
          <table:table-cell/>
          <table:table-cell table:style-name="ce2" office:value-type="date" office:date-value="2020-12-29">
            <text:p>2020-12-29 00:00:00</text:p>
          </table:table-cell>
          <table:table-cell table:number-columns-repeated="1015"/>
        </table:table-row>
        <table:table-row table:style-name="ro1">
          <table:table-cell office:value-type="float" office:value="166612">
            <text:p>166612</text:p>
          </table:table-cell>
          <table:table-cell office:value-type="float" office:value="47937">
            <text:p>47937</text:p>
          </table:table-cell>
          <table:table-cell office:value-type="float" office:value="1872501.47">
            <text:p>1872501,47</text:p>
          </table:table-cell>
          <table:table-cell office:value-type="float" office:value="203344.56">
            <text:p>203344,56</text:p>
          </table:table-cell>
          <table:table-cell office:value-type="float" office:value="2740985.62">
            <text:p>2740985,62</text:p>
          </table:table-cell>
          <table:table-cell office:value-type="float" office:value="251281.56">
            <text:p>251281,56</text:p>
          </table:table-cell>
          <table:table-cell office:value-type="float" office:value="4613487.09">
            <text:p>4613487,09</text:p>
          </table:table-cell>
          <table:table-cell/>
          <table:table-cell table:style-name="ce2" office:value-type="date" office:date-value="2020-12-30">
            <text:p>2020-12-30 00:00:00</text:p>
          </table:table-cell>
          <table:table-cell table:number-columns-repeated="1015"/>
        </table:table-row>
        <table:table-row table:style-name="ro1">
          <table:table-cell office:value-type="float" office:value="166877">
            <text:p>166877</text:p>
          </table:table-cell>
          <table:table-cell office:value-type="float" office:value="50128">
            <text:p>50128</text:p>
          </table:table-cell>
          <table:table-cell office:value-type="float" office:value="1934190.95">
            <text:p>1934190,95</text:p>
          </table:table-cell>
          <table:table-cell office:value-type="float" office:value="246482.22">
            <text:p>246482,22</text:p>
          </table:table-cell>
          <table:table-cell office:value-type="float" office:value="3323125.64">
            <text:p>3323125,64</text:p>
          </table:table-cell>
          <table:table-cell office:value-type="float" office:value="296610.22">
            <text:p>296610,22</text:p>
          </table:table-cell>
          <table:table-cell office:value-type="float" office:value="5257316.59">
            <text:p>5257316,59</text:p>
          </table:table-cell>
          <table:table-cell/>
          <table:table-cell table:style-name="ce2" office:value-type="date" office:date-value="2020-12-31">
            <text:p>2020-12-31 00:00:00</text:p>
          </table:table-cell>
          <table:table-cell table:number-columns-repeated="1015"/>
        </table:table-row>
        <table:table-row table:style-name="ro1">
          <table:table-cell office:value-type="float" office:value="160248">
            <text:p>160248</text:p>
          </table:table-cell>
          <table:table-cell office:value-type="float" office:value="21800">
            <text:p>21800</text:p>
          </table:table-cell>
          <table:table-cell office:value-type="float" office:value="853008.12">
            <text:p>853008,12</text:p>
          </table:table-cell>
          <table:table-cell office:value-type="float" office:value="100504.56">
            <text:p>100504,56</text:p>
          </table:table-cell>
          <table:table-cell office:value-type="float" office:value="1352927.96">
            <text:p>1352927,96</text:p>
          </table:table-cell>
          <table:table-cell office:value-type="float" office:value="122304.56">
            <text:p>122304,56</text:p>
          </table:table-cell>
          <table:table-cell office:value-type="float" office:value="2205936.08">
            <text:p>2205936,08</text:p>
          </table:table-cell>
          <table:table-cell/>
          <table:table-cell table:style-name="ce2" office:value-type="date" office:date-value="2021-01-01">
            <text:p>2021-01-01 00:00:00</text:p>
          </table:table-cell>
          <table:table-cell table:number-columns-repeated="1015"/>
        </table:table-row>
        <table:table-row table:style-name="ro1">
          <table:table-cell office:value-type="float" office:value="167395">
            <text:p>167395</text:p>
          </table:table-cell>
          <table:table-cell office:value-type="float" office:value="45398">
            <text:p>45398</text:p>
          </table:table-cell>
          <table:table-cell office:value-type="float" office:value="1779822.83">
            <text:p>1779822,83</text:p>
          </table:table-cell>
          <table:table-cell office:value-type="float" office:value="197141.47">
            <text:p>197141,47</text:p>
          </table:table-cell>
          <table:table-cell office:value-type="float" office:value="2707749.59">
            <text:p>2707749,59</text:p>
          </table:table-cell>
          <table:table-cell office:value-type="float" office:value="242539.47">
            <text:p>242539,47</text:p>
          </table:table-cell>
          <table:table-cell office:value-type="float" office:value="4487572.42">
            <text:p>4487572,42</text:p>
          </table:table-cell>
          <table:table-cell/>
          <table:table-cell table:style-name="ce2" office:value-type="date" office:date-value="2021-01-02">
            <text:p>2021-01-02 00:00:00</text:p>
          </table:table-cell>
          <table:table-cell table:number-columns-repeated="1015"/>
        </table:table-row>
        <table:table-row table:style-name="ro1">
          <table:table-cell office:value-type="float" office:value="160743">
            <text:p>160743</text:p>
          </table:table-cell>
          <table:table-cell office:value-type="float" office:value="29583">
            <text:p>29583</text:p>
          </table:table-cell>
          <table:table-cell office:value-type="float" office:value="1186002.74">
            <text:p>1186002,74</text:p>
          </table:table-cell>
          <table:table-cell office:value-type="float" office:value="135963.84">
            <text:p>135963,84</text:p>
          </table:table-cell>
          <table:table-cell office:value-type="float" office:value="1869549.22">
            <text:p>1869549,22</text:p>
          </table:table-cell>
          <table:table-cell office:value-type="float" office:value="165546.84">
            <text:p>165546,84</text:p>
          </table:table-cell>
          <table:table-cell office:value-type="float" office:value="3055551.96">
            <text:p>3055551,96</text:p>
          </table:table-cell>
          <table:table-cell/>
          <table:table-cell table:style-name="ce2" office:value-type="date" office:date-value="2021-01-03">
            <text:p>2021-01-03 00:00:00</text:p>
          </table:table-cell>
          <table:table-cell table:number-columns-repeated="1015"/>
        </table:table-row>
        <table:table-row table:style-name="ro1">
          <table:table-cell office:value-type="float" office:value="160985">
            <text:p>160985</text:p>
          </table:table-cell>
          <table:table-cell office:value-type="float" office:value="29096">
            <text:p>29096</text:p>
          </table:table-cell>
          <table:table-cell office:value-type="float" office:value="1170477.61">
            <text:p>1170477,61</text:p>
          </table:table-cell>
          <table:table-cell office:value-type="float" office:value="146723.82">
            <text:p>146723,82</text:p>
          </table:table-cell>
          <table:table-cell office:value-type="float" office:value="1997556.68">
            <text:p>1997556,68</text:p>
          </table:table-cell>
          <table:table-cell office:value-type="float" office:value="175819.82">
            <text:p>175819,82</text:p>
          </table:table-cell>
          <table:table-cell office:value-type="float" office:value="3168034.29">
            <text:p>3168034,29</text:p>
          </table:table-cell>
          <table:table-cell/>
          <table:table-cell table:style-name="ce2" office:value-type="date" office:date-value="2021-01-04">
            <text:p>2021-01-04 00:00:00</text:p>
          </table:table-cell>
          <table:table-cell table:number-columns-repeated="1015"/>
        </table:table-row>
        <table:table-row table:style-name="ro1">
          <table:table-cell office:value-type="float" office:value="161227">
            <text:p>161227</text:p>
          </table:table-cell>
          <table:table-cell office:value-type="float" office:value="30963">
            <text:p>30963</text:p>
          </table:table-cell>
          <table:table-cell office:value-type="float" office:value="1245119.46">
            <text:p>1245119,46</text:p>
          </table:table-cell>
          <table:table-cell office:value-type="float" office:value="153390.7">
            <text:p>153390,7</text:p>
          </table:table-cell>
          <table:table-cell office:value-type="float" office:value="2066523.19">
            <text:p>2066523,19</text:p>
          </table:table-cell>
          <table:table-cell office:value-type="float" office:value="184353.7">
            <text:p>184353,7</text:p>
          </table:table-cell>
          <table:table-cell office:value-type="float" office:value="3311642.65">
            <text:p>3311642,65</text:p>
          </table:table-cell>
          <table:table-cell/>
          <table:table-cell table:style-name="ce2" office:value-type="date" office:date-value="2021-01-05">
            <text:p>2021-01-05 00:00:00</text:p>
          </table:table-cell>
          <table:table-cell table:number-columns-repeated="1015"/>
        </table:table-row>
        <table:table-row table:style-name="ro1">
          <table:table-cell office:value-type="float" office:value="161469">
            <text:p>161469</text:p>
          </table:table-cell>
          <table:table-cell office:value-type="float" office:value="30832">
            <text:p>30832</text:p>
          </table:table-cell>
          <table:table-cell office:value-type="float" office:value="1244141.88">
            <text:p>1244141,88</text:p>
          </table:table-cell>
          <table:table-cell office:value-type="float" office:value="150146.79">
            <text:p>150146,79</text:p>
          </table:table-cell>
          <table:table-cell office:value-type="float" office:value="2041449.24">
            <text:p>2041449,24</text:p>
          </table:table-cell>
          <table:table-cell office:value-type="float" office:value="180978.79">
            <text:p>180978,79</text:p>
          </table:table-cell>
          <table:table-cell office:value-type="float" office:value="3285591.12">
            <text:p>3285591,12</text:p>
          </table:table-cell>
          <table:table-cell/>
          <table:table-cell table:style-name="ce2" office:value-type="date" office:date-value="2021-01-06">
            <text:p>2021-01-06 00:00:00</text:p>
          </table:table-cell>
          <table:table-cell table:number-columns-repeated="1015"/>
        </table:table-row>
        <table:table-row table:style-name="ro1">
          <table:table-cell office:value-type="float" office:value="168672">
            <text:p>168672</text:p>
          </table:table-cell>
          <table:table-cell office:value-type="float" office:value="33188">
            <text:p>33188</text:p>
          </table:table-cell>
          <table:table-cell office:value-type="float" office:value="1331838.65">
            <text:p>1331838,65</text:p>
          </table:table-cell>
          <table:table-cell office:value-type="float" office:value="155592.46">
            <text:p>155592,46</text:p>
          </table:table-cell>
          <table:table-cell office:value-type="float" office:value="2114242.7">
            <text:p>2114242,7</text:p>
          </table:table-cell>
          <table:table-cell office:value-type="float" office:value="188780.46">
            <text:p>188780,46</text:p>
          </table:table-cell>
          <table:table-cell office:value-type="float" office:value="3446081.35">
            <text:p>3446081,35</text:p>
          </table:table-cell>
          <table:table-cell/>
          <table:table-cell table:style-name="ce2" office:value-type="date" office:date-value="2021-01-07">
            <text:p>2021-01-07 00:00:00</text:p>
          </table:table-cell>
          <table:table-cell table:number-columns-repeated="1015"/>
        </table:table-row>
        <table:table-row table:style-name="ro1">
          <table:table-cell office:value-type="float" office:value="161964">
            <text:p>161964</text:p>
          </table:table-cell>
          <table:table-cell office:value-type="float" office:value="44858">
            <text:p>44858</text:p>
          </table:table-cell>
          <table:table-cell office:value-type="float" office:value="1753019.23">
            <text:p>1753019,23</text:p>
          </table:table-cell>
          <table:table-cell office:value-type="float" office:value="203630.61">
            <text:p>203630,61</text:p>
          </table:table-cell>
          <table:table-cell office:value-type="float" office:value="2764648.48">
            <text:p>2764648,48</text:p>
          </table:table-cell>
          <table:table-cell office:value-type="float" office:value="248488.61">
            <text:p>248488,61</text:p>
          </table:table-cell>
          <table:table-cell office:value-type="float" office:value="4517667.71">
            <text:p>4517667,71</text:p>
          </table:table-cell>
          <table:table-cell/>
          <table:table-cell table:style-name="ce2" office:value-type="date" office:date-value="2021-01-08">
            <text:p>2021-01-08 00:00:00</text:p>
          </table:table-cell>
          <table:table-cell table:number-columns-repeated="1015"/>
        </table:table-row>
        <table:table-row table:style-name="ro1">
          <table:table-cell office:value-type="float" office:value="162206">
            <text:p>162206</text:p>
          </table:table-cell>
          <table:table-cell office:value-type="float" office:value="50235">
            <text:p>50235</text:p>
          </table:table-cell>
          <table:table-cell office:value-type="float" office:value="1949128.63">
            <text:p>1949128,63</text:p>
          </table:table-cell>
          <table:table-cell office:value-type="float" office:value="201111.22">
            <text:p>201111,22</text:p>
          </table:table-cell>
          <table:table-cell office:value-type="float" office:value="2755182.02">
            <text:p>2755182,02</text:p>
          </table:table-cell>
          <table:table-cell office:value-type="float" office:value="251346.22">
            <text:p>251346,22</text:p>
          </table:table-cell>
          <table:table-cell office:value-type="float" office:value="4704310.65">
            <text:p>4704310,65</text:p>
          </table:table-cell>
          <table:table-cell/>
          <table:table-cell table:style-name="ce2" office:value-type="date" office:date-value="2021-01-09">
            <text:p>2021-01-09 00:00:00</text:p>
          </table:table-cell>
          <table:table-cell table:number-columns-repeated="1015"/>
        </table:table-row>
        <table:table-row table:style-name="ro1">
          <table:table-cell office:value-type="float" office:value="162448">
            <text:p>162448</text:p>
          </table:table-cell>
          <table:table-cell office:value-type="float" office:value="34572">
            <text:p>34572</text:p>
          </table:table-cell>
          <table:table-cell office:value-type="float" office:value="1374491.01">
            <text:p>1374491,01</text:p>
          </table:table-cell>
          <table:table-cell office:value-type="float" office:value="149939">
            <text:p>149939</text:p>
          </table:table-cell>
          <table:table-cell office:value-type="float" office:value="2041275.46">
            <text:p>2041275,46</text:p>
          </table:table-cell>
          <table:table-cell office:value-type="float" office:value="184511">
            <text:p>184511</text:p>
          </table:table-cell>
          <table:table-cell office:value-type="float" office:value="3415766.47">
            <text:p>3415766,47</text:p>
          </table:table-cell>
          <table:table-cell/>
          <table:table-cell table:style-name="ce2" office:value-type="date" office:date-value="2021-01-10">
            <text:p>2021-01-10 00:00:00</text:p>
          </table:table-cell>
          <table:table-cell table:number-columns-repeated="1015"/>
        </table:table-row>
        <table:table-row table:style-name="ro1">
          <table:table-cell office:value-type="float" office:value="162690">
            <text:p>162690</text:p>
          </table:table-cell>
          <table:table-cell office:value-type="float" office:value="28362">
            <text:p>28362</text:p>
          </table:table-cell>
          <table:table-cell office:value-type="float" office:value="1136961.18">
            <text:p>1136961,18</text:p>
          </table:table-cell>
          <table:table-cell office:value-type="float" office:value="141437.2">
            <text:p>141437,2</text:p>
          </table:table-cell>
          <table:table-cell office:value-type="float" office:value="1871152.64">
            <text:p>1871152,64</text:p>
          </table:table-cell>
          <table:table-cell office:value-type="float" office:value="169799.2">
            <text:p>169799,2</text:p>
          </table:table-cell>
          <table:table-cell office:value-type="float" office:value="3008113.82">
            <text:p>3008113,82</text:p>
          </table:table-cell>
          <table:table-cell/>
          <table:table-cell table:style-name="ce2" office:value-type="date" office:date-value="2021-01-11">
            <text:p>2021-01-11 00:00:00</text:p>
          </table:table-cell>
          <table:table-cell table:number-columns-repeated="1015"/>
        </table:table-row>
        <table:table-row table:style-name="ro1">
          <table:table-cell office:value-type="float" office:value="162932">
            <text:p>162932</text:p>
          </table:table-cell>
          <table:table-cell office:value-type="float" office:value="31342">
            <text:p>31342</text:p>
          </table:table-cell>
          <table:table-cell office:value-type="float" office:value="1263611.33">
            <text:p>1263611,33</text:p>
          </table:table-cell>
          <table:table-cell office:value-type="float" office:value="149421.36">
            <text:p>149421,36</text:p>
          </table:table-cell>
          <table:table-cell office:value-type="float" office:value="2023157.31">
            <text:p>2023157,31</text:p>
          </table:table-cell>
          <table:table-cell office:value-type="float" office:value="180763.36">
            <text:p>180763,36</text:p>
          </table:table-cell>
          <table:table-cell office:value-type="float" office:value="3286768.64">
            <text:p>3286768,64</text:p>
          </table:table-cell>
          <table:table-cell/>
          <table:table-cell table:style-name="ce2" office:value-type="date" office:date-value="2021-01-12">
            <text:p>2021-01-12 00:00:00</text:p>
          </table:table-cell>
          <table:table-cell table:number-columns-repeated="1015"/>
        </table:table-row>
        <table:table-row table:style-name="ro1">
          <table:table-cell office:value-type="float" office:value="163174">
            <text:p>163174</text:p>
          </table:table-cell>
          <table:table-cell office:value-type="float" office:value="31707">
            <text:p>31707</text:p>
          </table:table-cell>
          <table:table-cell office:value-type="float" office:value="1291550.11">
            <text:p>1291550,11</text:p>
          </table:table-cell>
          <table:table-cell office:value-type="float" office:value="159017.14">
            <text:p>159017,14</text:p>
          </table:table-cell>
          <table:table-cell office:value-type="float" office:value="2132630.38">
            <text:p>2132630,38</text:p>
          </table:table-cell>
          <table:table-cell office:value-type="float" office:value="190724.14">
            <text:p>190724,14</text:p>
          </table:table-cell>
          <table:table-cell office:value-type="float" office:value="3424180.49">
            <text:p>3424180,49</text:p>
          </table:table-cell>
          <table:table-cell/>
          <table:table-cell table:style-name="ce2" office:value-type="date" office:date-value="2021-01-13">
            <text:p>2021-01-13 00:00:00</text:p>
          </table:table-cell>
          <table:table-cell table:number-columns-repeated="1015"/>
        </table:table-row>
        <table:table-row table:style-name="ro1">
          <table:table-cell office:value-type="float" office:value="163416">
            <text:p>163416</text:p>
          </table:table-cell>
          <table:table-cell office:value-type="float" office:value="34609">
            <text:p>34609</text:p>
          </table:table-cell>
          <table:table-cell office:value-type="float" office:value="1386115.01">
            <text:p>1386115,01</text:p>
          </table:table-cell>
          <table:table-cell office:value-type="float" office:value="161849.66">
            <text:p>161849,66</text:p>
          </table:table-cell>
          <table:table-cell office:value-type="float" office:value="2211772.44">
            <text:p>2211772,44</text:p>
          </table:table-cell>
          <table:table-cell office:value-type="float" office:value="196458.66">
            <text:p>196458,66</text:p>
          </table:table-cell>
          <table:table-cell office:value-type="float" office:value="3597887.45">
            <text:p>3597887,45</text:p>
          </table:table-cell>
          <table:table-cell/>
          <table:table-cell table:style-name="ce2" office:value-type="date" office:date-value="2021-01-14">
            <text:p>2021-01-14 00:00:00</text:p>
          </table:table-cell>
          <table:table-cell table:number-columns-repeated="1015"/>
        </table:table-row>
        <table:table-row table:style-name="ro1">
          <table:table-cell office:value-type="float" office:value="163658">
            <text:p>163658</text:p>
          </table:table-cell>
          <table:table-cell office:value-type="float" office:value="47772">
            <text:p>47772</text:p>
          </table:table-cell>
          <table:table-cell office:value-type="float" office:value="1878875.49">
            <text:p>1878875,49</text:p>
          </table:table-cell>
          <table:table-cell office:value-type="float" office:value="212052.11">
            <text:p>212052,11</text:p>
          </table:table-cell>
          <table:table-cell office:value-type="float" office:value="2896262.1">
            <text:p>2896262,1</text:p>
          </table:table-cell>
          <table:table-cell office:value-type="float" office:value="259824.11">
            <text:p>259824,11</text:p>
          </table:table-cell>
          <table:table-cell office:value-type="float" office:value="4775137.59">
            <text:p>4775137,59</text:p>
          </table:table-cell>
          <table:table-cell/>
          <table:table-cell table:style-name="ce2" office:value-type="date" office:date-value="2021-01-15">
            <text:p>2021-01-15 00:00:00</text:p>
          </table:table-cell>
          <table:table-cell table:number-columns-repeated="1015"/>
        </table:table-row>
        <table:table-row table:style-name="ro1">
          <table:table-cell office:value-type="float" office:value="163900">
            <text:p>163900</text:p>
          </table:table-cell>
          <table:table-cell office:value-type="float" office:value="49491">
            <text:p>49491</text:p>
          </table:table-cell>
          <table:table-cell office:value-type="float" office:value="1948594.73">
            <text:p>1948594,73</text:p>
          </table:table-cell>
          <table:table-cell office:value-type="float" office:value="191788.7">
            <text:p>191788,7</text:p>
          </table:table-cell>
          <table:table-cell office:value-type="float" office:value="2640155.31">
            <text:p>2640155,31</text:p>
          </table:table-cell>
          <table:table-cell office:value-type="float" office:value="241279.7">
            <text:p>241279,7</text:p>
          </table:table-cell>
          <table:table-cell office:value-type="float" office:value="4588750.04">
            <text:p>4588750,04</text:p>
          </table:table-cell>
          <table:table-cell/>
          <table:table-cell table:style-name="ce2" office:value-type="date" office:date-value="2021-01-16">
            <text:p>2021-01-16 00:00:00</text:p>
          </table:table-cell>
          <table:table-cell table:number-columns-repeated="1015"/>
        </table:table-row>
        <table:table-row table:style-name="ro1">
          <table:table-cell office:value-type="float" office:value="164142">
            <text:p>164142</text:p>
          </table:table-cell>
          <table:table-cell office:value-type="float" office:value="37689">
            <text:p>37689</text:p>
          </table:table-cell>
          <table:table-cell office:value-type="float" office:value="1495606.09">
            <text:p>1495606,09</text:p>
          </table:table-cell>
          <table:table-cell office:value-type="float" office:value="152742.15">
            <text:p>152742,15</text:p>
          </table:table-cell>
          <table:table-cell office:value-type="float" office:value="2089278.19">
            <text:p>2089278,19</text:p>
          </table:table-cell>
          <table:table-cell office:value-type="float" office:value="190431.15">
            <text:p>190431,15</text:p>
          </table:table-cell>
          <table:table-cell office:value-type="float" office:value="3584884.28">
            <text:p>3584884,28</text:p>
          </table:table-cell>
          <table:table-cell/>
          <table:table-cell table:style-name="ce2" office:value-type="date" office:date-value="2021-01-17">
            <text:p>2021-01-17 00:00:00</text:p>
          </table:table-cell>
          <table:table-cell table:number-columns-repeated="1015"/>
        </table:table-row>
        <table:table-row table:style-name="ro1">
          <table:table-cell office:value-type="float" office:value="164384">
            <text:p>164384</text:p>
          </table:table-cell>
          <table:table-cell office:value-type="float" office:value="32393">
            <text:p>32393</text:p>
          </table:table-cell>
          <table:table-cell office:value-type="float" office:value="1300446.4">
            <text:p>1300446,4</text:p>
          </table:table-cell>
          <table:table-cell office:value-type="float" office:value="140152.72">
            <text:p>140152,72</text:p>
          </table:table-cell>
          <table:table-cell office:value-type="float" office:value="1897045.49">
            <text:p>1897045,49</text:p>
          </table:table-cell>
          <table:table-cell office:value-type="float" office:value="172545.72">
            <text:p>172545,72</text:p>
          </table:table-cell>
          <table:table-cell office:value-type="float" office:value="3197491.89">
            <text:p>3197491,89</text:p>
          </table:table-cell>
          <table:table-cell/>
          <table:table-cell table:style-name="ce2" office:value-type="date" office:date-value="2021-01-18">
            <text:p>2021-01-18 00:00:00</text:p>
          </table:table-cell>
          <table:table-cell table:number-columns-repeated="1015"/>
        </table:table-row>
        <table:table-row table:style-name="ro1">
          <table:table-cell office:value-type="float" office:value="164626">
            <text:p>164626</text:p>
          </table:table-cell>
          <table:table-cell office:value-type="float" office:value="28980">
            <text:p>28980</text:p>
          </table:table-cell>
          <table:table-cell office:value-type="float" office:value="1182969.87">
            <text:p>1182969,87</text:p>
          </table:table-cell>
          <table:table-cell office:value-type="float" office:value="138484.41">
            <text:p>138484,41</text:p>
          </table:table-cell>
          <table:table-cell office:value-type="float" office:value="1866015.21">
            <text:p>1866015,21</text:p>
          </table:table-cell>
          <table:table-cell office:value-type="float" office:value="167511.91">
            <text:p>167511,91</text:p>
          </table:table-cell>
          <table:table-cell office:value-type="float" office:value="3048985.08">
            <text:p>3048985,08</text:p>
          </table:table-cell>
          <table:table-cell/>
          <table:table-cell table:style-name="ce2" office:value-type="date" office:date-value="2021-01-19">
            <text:p>2021-01-19 00:00:00</text:p>
          </table:table-cell>
          <table:table-cell table:number-columns-repeated="1015"/>
        </table:table-row>
        <table:table-row table:style-name="ro1">
          <table:table-cell office:value-type="float" office:value="164868">
            <text:p>164868</text:p>
          </table:table-cell>
          <table:table-cell office:value-type="float" office:value="30436">
            <text:p>30436</text:p>
          </table:table-cell>
          <table:table-cell office:value-type="float" office:value="1221133.14">
            <text:p>1221133,14</text:p>
          </table:table-cell>
          <table:table-cell office:value-type="float" office:value="150679.03">
            <text:p>150679,03</text:p>
          </table:table-cell>
          <table:table-cell office:value-type="float" office:value="2030665.02">
            <text:p>2030665,02</text:p>
          </table:table-cell>
          <table:table-cell office:value-type="float" office:value="181115.03">
            <text:p>181115,03</text:p>
          </table:table-cell>
          <table:table-cell office:value-type="float" office:value="3251798.16">
            <text:p>3251798,16</text:p>
          </table:table-cell>
          <table:table-cell/>
          <table:table-cell table:style-name="ce2" office:value-type="date" office:date-value="2021-01-20">
            <text:p>2021-01-20 00:00:00</text:p>
          </table:table-cell>
          <table:table-cell table:number-columns-repeated="1015"/>
        </table:table-row>
        <table:table-row table:style-name="ro1">
          <table:table-cell office:value-type="float" office:value="165110">
            <text:p>165110</text:p>
          </table:table-cell>
          <table:table-cell office:value-type="float" office:value="33764">
            <text:p>33764</text:p>
          </table:table-cell>
          <table:table-cell office:value-type="float" office:value="1353405.21">
            <text:p>1353405,21</text:p>
          </table:table-cell>
          <table:table-cell office:value-type="float" office:value="162262.98">
            <text:p>162262,98</text:p>
          </table:table-cell>
          <table:table-cell office:value-type="float" office:value="2189033.95">
            <text:p>2189033,95</text:p>
          </table:table-cell>
          <table:table-cell office:value-type="float" office:value="196026.98">
            <text:p>196026,98</text:p>
          </table:table-cell>
          <table:table-cell office:value-type="float" office:value="3542439.16">
            <text:p>3542439,16</text:p>
          </table:table-cell>
          <table:table-cell/>
          <table:table-cell table:style-name="ce2" office:value-type="date" office:date-value="2021-01-21">
            <text:p>2021-01-21 00:00:00</text:p>
          </table:table-cell>
          <table:table-cell table:number-columns-repeated="1015"/>
        </table:table-row>
        <table:table-row table:style-name="ro1">
          <table:table-cell office:value-type="float" office:value="165352">
            <text:p>165352</text:p>
          </table:table-cell>
          <table:table-cell office:value-type="float" office:value="45253">
            <text:p>45253</text:p>
          </table:table-cell>
          <table:table-cell office:value-type="float" office:value="1789174.77">
            <text:p>1789174,77</text:p>
          </table:table-cell>
          <table:table-cell office:value-type="float" office:value="201639.43">
            <text:p>201639,43</text:p>
          </table:table-cell>
          <table:table-cell office:value-type="float" office:value="2727903.46">
            <text:p>2727903,46</text:p>
          </table:table-cell>
          <table:table-cell office:value-type="float" office:value="246892.43">
            <text:p>246892,43</text:p>
          </table:table-cell>
          <table:table-cell office:value-type="float" office:value="4517078.23">
            <text:p>4517078,23</text:p>
          </table:table-cell>
          <table:table-cell/>
          <table:table-cell table:style-name="ce2" office:value-type="date" office:date-value="2021-01-22">
            <text:p>2021-01-22 00:00:00</text:p>
          </table:table-cell>
          <table:table-cell table:number-columns-repeated="1015"/>
        </table:table-row>
        <table:table-row table:style-name="ro1">
          <table:table-cell office:value-type="float" office:value="165594">
            <text:p>165594</text:p>
          </table:table-cell>
          <table:table-cell office:value-type="float" office:value="50604">
            <text:p>50604</text:p>
          </table:table-cell>
          <table:table-cell office:value-type="float" office:value="1992583.44">
            <text:p>1992583,44</text:p>
          </table:table-cell>
          <table:table-cell office:value-type="float" office:value="193626.75">
            <text:p>193626,75</text:p>
          </table:table-cell>
          <table:table-cell office:value-type="float" office:value="2661186.83">
            <text:p>2661186,83</text:p>
          </table:table-cell>
          <table:table-cell office:value-type="float" office:value="244230.75">
            <text:p>244230,75</text:p>
          </table:table-cell>
          <table:table-cell office:value-type="float" office:value="4653770.27">
            <text:p>4653770,27</text:p>
          </table:table-cell>
          <table:table-cell/>
          <table:table-cell table:style-name="ce2" office:value-type="date" office:date-value="2021-01-23">
            <text:p>2021-01-23 00:00:00</text:p>
          </table:table-cell>
          <table:table-cell table:number-columns-repeated="1015"/>
        </table:table-row>
        <table:table-row table:style-name="ro1">
          <table:table-cell office:value-type="float" office:value="165836">
            <text:p>165836</text:p>
          </table:table-cell>
          <table:table-cell office:value-type="float" office:value="32179">
            <text:p>32179</text:p>
          </table:table-cell>
          <table:table-cell office:value-type="float" office:value="1280209.36">
            <text:p>1280209,36</text:p>
          </table:table-cell>
          <table:table-cell office:value-type="float" office:value="134647.63">
            <text:p>134647,63</text:p>
          </table:table-cell>
          <table:table-cell office:value-type="float" office:value="1843959.65">
            <text:p>1843959,65</text:p>
          </table:table-cell>
          <table:table-cell office:value-type="float" office:value="166826.63">
            <text:p>166826,63</text:p>
          </table:table-cell>
          <table:table-cell office:value-type="float" office:value="3124169.01">
            <text:p>3124169,01</text:p>
          </table:table-cell>
          <table:table-cell/>
          <table:table-cell table:style-name="ce2" office:value-type="date" office:date-value="2021-01-24">
            <text:p>2021-01-24 00:00:00</text:p>
          </table:table-cell>
          <table:table-cell table:number-columns-repeated="1015"/>
        </table:table-row>
        <table:table-row table:style-name="ro1">
          <table:table-cell office:value-type="float" office:value="166078">
            <text:p>166078</text:p>
          </table:table-cell>
          <table:table-cell office:value-type="float" office:value="27559">
            <text:p>27559</text:p>
          </table:table-cell>
          <table:table-cell office:value-type="float" office:value="1124377.22">
            <text:p>1124377,22</text:p>
          </table:table-cell>
          <table:table-cell office:value-type="float" office:value="132262.64">
            <text:p>132262,64</text:p>
          </table:table-cell>
          <table:table-cell office:value-type="float" office:value="1799796.56">
            <text:p>1799796,56</text:p>
          </table:table-cell>
          <table:table-cell office:value-type="float" office:value="159821.64">
            <text:p>159821,64</text:p>
          </table:table-cell>
          <table:table-cell office:value-type="float" office:value="2924173.78">
            <text:p>2924173,78</text:p>
          </table:table-cell>
          <table:table-cell/>
          <table:table-cell table:style-name="ce2" office:value-type="date" office:date-value="2021-01-25">
            <text:p>2021-01-25 00:00:00</text:p>
          </table:table-cell>
          <table:table-cell table:number-columns-repeated="1015"/>
        </table:table-row>
        <table:table-row table:style-name="ro1">
          <table:table-cell office:value-type="float" office:value="166320">
            <text:p>166320</text:p>
          </table:table-cell>
          <table:table-cell office:value-type="float" office:value="28510">
            <text:p>28510</text:p>
          </table:table-cell>
          <table:table-cell office:value-type="float" office:value="1140342.97">
            <text:p>1140342,97</text:p>
          </table:table-cell>
          <table:table-cell office:value-type="float" office:value="137021.38">
            <text:p>137021,38</text:p>
          </table:table-cell>
          <table:table-cell office:value-type="float" office:value="1834678.16">
            <text:p>1834678,16</text:p>
          </table:table-cell>
          <table:table-cell office:value-type="float" office:value="165531.38">
            <text:p>165531,38</text:p>
          </table:table-cell>
          <table:table-cell office:value-type="float" office:value="2975021.13">
            <text:p>2975021,13</text:p>
          </table:table-cell>
          <table:table-cell/>
          <table:table-cell table:style-name="ce2" office:value-type="date" office:date-value="2021-01-26">
            <text:p>2021-01-26 00:00:00</text:p>
          </table:table-cell>
          <table:table-cell table:number-columns-repeated="1015"/>
        </table:table-row>
        <table:table-row table:style-name="ro1">
          <table:table-cell office:value-type="float" office:value="166562">
            <text:p>166562</text:p>
          </table:table-cell>
          <table:table-cell office:value-type="float" office:value="28809">
            <text:p>28809</text:p>
          </table:table-cell>
          <table:table-cell office:value-type="float" office:value="1162121.3">
            <text:p>1162121,3</text:p>
          </table:table-cell>
          <table:table-cell office:value-type="float" office:value="140814.08">
            <text:p>140814,08</text:p>
          </table:table-cell>
          <table:table-cell office:value-type="float" office:value="1906041.26">
            <text:p>1906041,26</text:p>
          </table:table-cell>
          <table:table-cell office:value-type="float" office:value="169623.08">
            <text:p>169623,08</text:p>
          </table:table-cell>
          <table:table-cell office:value-type="float" office:value="3068162.56">
            <text:p>3068162,56</text:p>
          </table:table-cell>
          <table:table-cell/>
          <table:table-cell table:style-name="ce2" office:value-type="date" office:date-value="2021-01-27">
            <text:p>2021-01-27 00:00:00</text:p>
          </table:table-cell>
          <table:table-cell table:number-columns-repeated="1015"/>
        </table:table-row>
        <table:table-row table:style-name="ro1">
          <table:table-cell office:value-type="float" office:value="166804">
            <text:p>166804</text:p>
          </table:table-cell>
          <table:table-cell office:value-type="float" office:value="35138">
            <text:p>35138</text:p>
          </table:table-cell>
          <table:table-cell office:value-type="float" office:value="1418234.78">
            <text:p>1418234,78</text:p>
          </table:table-cell>
          <table:table-cell office:value-type="float" office:value="164569.84">
            <text:p>164569,84</text:p>
          </table:table-cell>
          <table:table-cell office:value-type="float" office:value="2230937.99">
            <text:p>2230937,99</text:p>
          </table:table-cell>
          <table:table-cell office:value-type="float" office:value="199707.84">
            <text:p>199707,84</text:p>
          </table:table-cell>
          <table:table-cell office:value-type="float" office:value="3649172.77">
            <text:p>3649172,77</text:p>
          </table:table-cell>
          <table:table-cell/>
          <table:table-cell table:style-name="ce2" office:value-type="date" office:date-value="2021-01-28">
            <text:p>2021-01-28 00:00:00</text:p>
          </table:table-cell>
          <table:table-cell table:number-columns-repeated="1015"/>
        </table:table-row>
        <table:table-row table:style-name="ro1">
          <table:table-cell office:value-type="float" office:value="167046">
            <text:p>167046</text:p>
          </table:table-cell>
          <table:table-cell office:value-type="float" office:value="45567">
            <text:p>45567</text:p>
          </table:table-cell>
          <table:table-cell office:value-type="float" office:value="1814473.13">
            <text:p>1814473,13</text:p>
          </table:table-cell>
          <table:table-cell office:value-type="float" office:value="204096.32">
            <text:p>204096,32</text:p>
          </table:table-cell>
          <table:table-cell office:value-type="float" office:value="2759212.23">
            <text:p>2759212,23</text:p>
          </table:table-cell>
          <table:table-cell office:value-type="float" office:value="249663.32">
            <text:p>249663,32</text:p>
          </table:table-cell>
          <table:table-cell office:value-type="float" office:value="4573685.36">
            <text:p>4573685,36</text:p>
          </table:table-cell>
          <table:table-cell/>
          <table:table-cell table:style-name="ce2" office:value-type="date" office:date-value="2021-01-29">
            <text:p>2021-01-29 00:00:00</text:p>
          </table:table-cell>
          <table:table-cell table:number-columns-repeated="1015"/>
        </table:table-row>
        <table:table-row table:style-name="ro1">
          <table:table-cell office:value-type="float" office:value="167288">
            <text:p>167288</text:p>
          </table:table-cell>
          <table:table-cell office:value-type="float" office:value="53429">
            <text:p>53429</text:p>
          </table:table-cell>
          <table:table-cell office:value-type="float" office:value="2103462.59">
            <text:p>2103462,59</text:p>
          </table:table-cell>
          <table:table-cell office:value-type="float" office:value="201792.62">
            <text:p>201792,62</text:p>
          </table:table-cell>
          <table:table-cell office:value-type="float" office:value="2756656.15">
            <text:p>2756656,15</text:p>
          </table:table-cell>
          <table:table-cell office:value-type="float" office:value="255221.62">
            <text:p>255221,62</text:p>
          </table:table-cell>
          <table:table-cell office:value-type="float" office:value="4860118.74">
            <text:p>4860118,74</text:p>
          </table:table-cell>
          <table:table-cell/>
          <table:table-cell table:style-name="ce2" office:value-type="date" office:date-value="2021-01-30">
            <text:p>2021-01-30 00:00:00</text:p>
          </table:table-cell>
          <table:table-cell table:number-columns-repeated="1015"/>
        </table:table-row>
        <table:table-row table:style-name="ro1">
          <table:table-cell office:value-type="float" office:value="167530">
            <text:p>167530</text:p>
          </table:table-cell>
          <table:table-cell office:value-type="float" office:value="38690">
            <text:p>38690</text:p>
          </table:table-cell>
          <table:table-cell office:value-type="float" office:value="1540925.81">
            <text:p>1540925,81</text:p>
          </table:table-cell>
          <table:table-cell office:value-type="float" office:value="168127.71">
            <text:p>168127,71</text:p>
          </table:table-cell>
          <table:table-cell office:value-type="float" office:value="2266270.09">
            <text:p>2266270,09</text:p>
          </table:table-cell>
          <table:table-cell office:value-type="float" office:value="206817.71">
            <text:p>206817,71</text:p>
          </table:table-cell>
          <table:table-cell office:value-type="float" office:value="3807195.9">
            <text:p>3807195,9</text:p>
          </table:table-cell>
          <table:table-cell/>
          <table:table-cell table:style-name="ce2" office:value-type="date" office:date-value="2021-01-31">
            <text:p>2021-01-31 00:00:00</text:p>
          </table:table-cell>
          <table:table-cell table:number-columns-repeated="1015"/>
        </table:table-row>
        <table:table-row table:style-name="ro1">
          <table:table-cell office:value-type="float" office:value="167772">
            <text:p>167772</text:p>
          </table:table-cell>
          <table:table-cell office:value-type="float" office:value="20615">
            <text:p>20615</text:p>
          </table:table-cell>
          <table:table-cell office:value-type="float" office:value="834536.3">
            <text:p>834536,3</text:p>
          </table:table-cell>
          <table:table-cell office:value-type="float" office:value="113914.27">
            <text:p>113914,27</text:p>
          </table:table-cell>
          <table:table-cell office:value-type="float" office:value="1514205.41">
            <text:p>1514205,41</text:p>
          </table:table-cell>
          <table:table-cell office:value-type="float" office:value="134529.27">
            <text:p>134529,27</text:p>
          </table:table-cell>
          <table:table-cell office:value-type="float" office:value="2348741.71">
            <text:p>2348741,71</text:p>
          </table:table-cell>
          <table:table-cell/>
          <table:table-cell table:style-name="ce2" office:value-type="date" office:date-value="2021-02-01">
            <text:p>2021-02-01 00:00:00</text:p>
          </table:table-cell>
          <table:table-cell table:number-columns-repeated="1015"/>
        </table:table-row>
        <table:table-row table:style-name="ro1">
          <table:table-cell office:value-type="float" office:value="168014">
            <text:p>168014</text:p>
          </table:table-cell>
          <table:table-cell office:value-type="float" office:value="21191">
            <text:p>21191</text:p>
          </table:table-cell>
          <table:table-cell office:value-type="float" office:value="849336.15">
            <text:p>849336,15</text:p>
          </table:table-cell>
          <table:table-cell office:value-type="float" office:value="111249.5">
            <text:p>111249,5</text:p>
          </table:table-cell>
          <table:table-cell office:value-type="float" office:value="1504147.87">
            <text:p>1504147,87</text:p>
          </table:table-cell>
          <table:table-cell office:value-type="float" office:value="132440.5">
            <text:p>132440,5</text:p>
          </table:table-cell>
          <table:table-cell office:value-type="float" office:value="2353484.02">
            <text:p>2353484,02</text:p>
          </table:table-cell>
          <table:table-cell/>
          <table:table-cell table:style-name="ce2" office:value-type="date" office:date-value="2021-02-02">
            <text:p>2021-02-02 00:00:00</text:p>
          </table:table-cell>
          <table:table-cell table:number-columns-repeated="1015"/>
        </table:table-row>
        <table:table-row table:style-name="ro1">
          <table:table-cell office:value-type="float" office:value="168256">
            <text:p>168256</text:p>
          </table:table-cell>
          <table:table-cell office:value-type="float" office:value="32848">
            <text:p>32848</text:p>
          </table:table-cell>
          <table:table-cell office:value-type="float" office:value="1318455.53">
            <text:p>1318455,53</text:p>
          </table:table-cell>
          <table:table-cell office:value-type="float" office:value="163418.59">
            <text:p>163418,59</text:p>
          </table:table-cell>
          <table:table-cell office:value-type="float" office:value="2193452.27">
            <text:p>2193452,27</text:p>
          </table:table-cell>
          <table:table-cell office:value-type="float" office:value="196266.59">
            <text:p>196266,59</text:p>
          </table:table-cell>
          <table:table-cell office:value-type="float" office:value="3511907.8">
            <text:p>3511907,8</text:p>
          </table:table-cell>
          <table:table-cell/>
          <table:table-cell table:style-name="ce2" office:value-type="date" office:date-value="2021-02-03">
            <text:p>2021-02-03 00:00:00</text:p>
          </table:table-cell>
          <table:table-cell table:number-columns-repeated="1015"/>
        </table:table-row>
        <table:table-row table:style-name="ro1">
          <table:table-cell office:value-type="float" office:value="176546">
            <text:p>176546</text:p>
          </table:table-cell>
          <table:table-cell office:value-type="float" office:value="37020">
            <text:p>37020</text:p>
          </table:table-cell>
          <table:table-cell office:value-type="float" office:value="1474881.67">
            <text:p>1474881,67</text:p>
          </table:table-cell>
          <table:table-cell office:value-type="float" office:value="173738.16">
            <text:p>173738,16</text:p>
          </table:table-cell>
          <table:table-cell office:value-type="float" office:value="2327735.93">
            <text:p>2327735,93</text:p>
          </table:table-cell>
          <table:table-cell office:value-type="float" office:value="210758.16">
            <text:p>210758,16</text:p>
          </table:table-cell>
          <table:table-cell office:value-type="float" office:value="3802617.6">
            <text:p>3802617,6</text:p>
          </table:table-cell>
          <table:table-cell/>
          <table:table-cell table:style-name="ce2" office:value-type="date" office:date-value="2021-02-04">
            <text:p>2021-02-04 00:00:00</text:p>
          </table:table-cell>
          <table:table-cell table:number-columns-repeated="1015"/>
        </table:table-row>
        <table:table-row table:style-name="ro1">
          <table:table-cell office:value-type="float" office:value="176811">
            <text:p>176811</text:p>
          </table:table-cell>
          <table:table-cell office:value-type="float" office:value="45770">
            <text:p>45770</text:p>
          </table:table-cell>
          <table:table-cell office:value-type="float" office:value="1826201.18">
            <text:p>1826201,18</text:p>
          </table:table-cell>
          <table:table-cell office:value-type="float" office:value="205649.81">
            <text:p>205649,81</text:p>
          </table:table-cell>
          <table:table-cell office:value-type="float" office:value="2749310.8">
            <text:p>2749310,8</text:p>
          </table:table-cell>
          <table:table-cell office:value-type="float" office:value="251419.81">
            <text:p>251419,81</text:p>
          </table:table-cell>
          <table:table-cell office:value-type="float" office:value="4575511.98">
            <text:p>4575511,98</text:p>
          </table:table-cell>
          <table:table-cell/>
          <table:table-cell table:style-name="ce2" office:value-type="date" office:date-value="2021-02-05">
            <text:p>2021-02-05 00:00:00</text:p>
          </table:table-cell>
          <table:table-cell table:number-columns-repeated="1015"/>
        </table:table-row>
        <table:table-row table:style-name="ro1">
          <table:table-cell office:value-type="float" office:value="177076">
            <text:p>177076</text:p>
          </table:table-cell>
          <table:table-cell office:value-type="float" office:value="56790">
            <text:p>56790</text:p>
          </table:table-cell>
          <table:table-cell office:value-type="float" office:value="2211871.77">
            <text:p>2211871,77</text:p>
          </table:table-cell>
          <table:table-cell office:value-type="float" office:value="221101.26">
            <text:p>221101,26</text:p>
          </table:table-cell>
          <table:table-cell office:value-type="float" office:value="3007625.92">
            <text:p>3007625,92</text:p>
          </table:table-cell>
          <table:table-cell office:value-type="float" office:value="277891.26">
            <text:p>277891,26</text:p>
          </table:table-cell>
          <table:table-cell office:value-type="float" office:value="5219497.69">
            <text:p>5219497,69</text:p>
          </table:table-cell>
          <table:table-cell/>
          <table:table-cell table:style-name="ce2" office:value-type="date" office:date-value="2021-02-06">
            <text:p>2021-02-06 00:00:00</text:p>
          </table:table-cell>
          <table:table-cell table:number-columns-repeated="1015"/>
        </table:table-row>
        <table:table-row table:style-name="ro1">
          <table:table-cell office:value-type="float" office:value="177341">
            <text:p>177341</text:p>
          </table:table-cell>
          <table:table-cell office:value-type="float" office:value="20314">
            <text:p>20314</text:p>
          </table:table-cell>
          <table:table-cell office:value-type="float" office:value="802169.14">
            <text:p>802169,14</text:p>
          </table:table-cell>
          <table:table-cell office:value-type="float" office:value="103120.4">
            <text:p>103120,4</text:p>
          </table:table-cell>
          <table:table-cell office:value-type="float" office:value="1384627.58">
            <text:p>1384627,58</text:p>
          </table:table-cell>
          <table:table-cell office:value-type="float" office:value="123434.4">
            <text:p>123434,4</text:p>
          </table:table-cell>
          <table:table-cell office:value-type="float" office:value="2186796.72">
            <text:p>2186796,72</text:p>
          </table:table-cell>
          <table:table-cell/>
          <table:table-cell table:style-name="ce2" office:value-type="date" office:date-value="2021-02-07">
            <text:p>2021-02-07 00:00:00</text:p>
          </table:table-cell>
          <table:table-cell table:number-columns-repeated="1015"/>
        </table:table-row>
        <table:table-row table:style-name="ro1">
          <table:table-cell office:value-type="float" office:value="177606">
            <text:p>177606</text:p>
          </table:table-cell>
          <table:table-cell office:value-type="float" office:value="28253">
            <text:p>28253</text:p>
          </table:table-cell>
          <table:table-cell office:value-type="float" office:value="1157973.74">
            <text:p>1157973,74</text:p>
          </table:table-cell>
          <table:table-cell office:value-type="float" office:value="135935.42">
            <text:p>135935,42</text:p>
          </table:table-cell>
          <table:table-cell office:value-type="float" office:value="1854676.08">
            <text:p>1854676,08</text:p>
          </table:table-cell>
          <table:table-cell office:value-type="float" office:value="164188.42">
            <text:p>164188,42</text:p>
          </table:table-cell>
          <table:table-cell office:value-type="float" office:value="3012649.82">
            <text:p>3012649,82</text:p>
          </table:table-cell>
          <table:table-cell/>
          <table:table-cell table:style-name="ce2" office:value-type="date" office:date-value="2021-02-08">
            <text:p>2021-02-08 00:00:00</text:p>
          </table:table-cell>
          <table:table-cell table:number-columns-repeated="1015"/>
        </table:table-row>
        <table:table-row table:style-name="ro1">
          <table:table-cell office:value-type="float" office:value="177871">
            <text:p>177871</text:p>
          </table:table-cell>
          <table:table-cell office:value-type="float" office:value="22733">
            <text:p>22733</text:p>
          </table:table-cell>
          <table:table-cell office:value-type="float" office:value="939681.77">
            <text:p>939681,77</text:p>
          </table:table-cell>
          <table:table-cell office:value-type="float" office:value="118120">
            <text:p>118120</text:p>
          </table:table-cell>
          <table:table-cell office:value-type="float" office:value="1603055.23">
            <text:p>1603055,23</text:p>
          </table:table-cell>
          <table:table-cell office:value-type="float" office:value="140853">
            <text:p>140853</text:p>
          </table:table-cell>
          <table:table-cell office:value-type="float" office:value="2542737">
            <text:p>2542737</text:p>
          </table:table-cell>
          <table:table-cell/>
          <table:table-cell table:style-name="ce2" office:value-type="date" office:date-value="2021-02-09">
            <text:p>2021-02-09 00:00:00</text:p>
          </table:table-cell>
          <table:table-cell table:number-columns-repeated="1015"/>
        </table:table-row>
        <table:table-row table:style-name="ro1">
          <table:table-cell office:value-type="float" office:value="178136">
            <text:p>178136</text:p>
          </table:table-cell>
          <table:table-cell office:value-type="float" office:value="35149">
            <text:p>35149</text:p>
          </table:table-cell>
          <table:table-cell office:value-type="float" office:value="1420978.7">
            <text:p>1420978,7</text:p>
          </table:table-cell>
          <table:table-cell office:value-type="float" office:value="165382.07">
            <text:p>165382,07</text:p>
          </table:table-cell>
          <table:table-cell office:value-type="float" office:value="2234171.2">
            <text:p>2234171,2</text:p>
          </table:table-cell>
          <table:table-cell office:value-type="float" office:value="200531.07">
            <text:p>200531,07</text:p>
          </table:table-cell>
          <table:table-cell office:value-type="float" office:value="3655149.9">
            <text:p>3655149,9</text:p>
          </table:table-cell>
          <table:table-cell/>
          <table:table-cell table:style-name="ce2" office:value-type="date" office:date-value="2021-02-10">
            <text:p>2021-02-10 00:00:00</text:p>
          </table:table-cell>
          <table:table-cell table:number-columns-repeated="1015"/>
        </table:table-row>
        <table:table-row table:style-name="ro1">
          <table:table-cell office:value-type="float" office:value="178401">
            <text:p>178401</text:p>
          </table:table-cell>
          <table:table-cell office:value-type="float" office:value="38816">
            <text:p>38816</text:p>
          </table:table-cell>
          <table:table-cell office:value-type="float" office:value="1518787.29">
            <text:p>1518787,29</text:p>
          </table:table-cell>
          <table:table-cell office:value-type="float" office:value="170355.37">
            <text:p>170355,37</text:p>
          </table:table-cell>
          <table:table-cell office:value-type="float" office:value="2278272.86">
            <text:p>2278272,86</text:p>
          </table:table-cell>
          <table:table-cell office:value-type="float" office:value="209171.37">
            <text:p>209171,37</text:p>
          </table:table-cell>
          <table:table-cell office:value-type="float" office:value="3797060.15">
            <text:p>3797060,15</text:p>
          </table:table-cell>
          <table:table-cell/>
          <table:table-cell table:style-name="ce2" office:value-type="date" office:date-value="2021-02-11">
            <text:p>2021-02-11 00:00:00</text:p>
          </table:table-cell>
          <table:table-cell table:number-columns-repeated="1015"/>
        </table:table-row>
        <table:table-row table:style-name="ro1">
          <table:table-cell office:value-type="float" office:value="186024">
            <text:p>186024</text:p>
          </table:table-cell>
          <table:table-cell office:value-type="float" office:value="53534">
            <text:p>53534</text:p>
          </table:table-cell>
          <table:table-cell office:value-type="float" office:value="2104739.82">
            <text:p>2104739,82</text:p>
          </table:table-cell>
          <table:table-cell office:value-type="float" office:value="215537.11">
            <text:p>215537,11</text:p>
          </table:table-cell>
          <table:table-cell office:value-type="float" office:value="2942336.17">
            <text:p>2942336,17</text:p>
          </table:table-cell>
          <table:table-cell office:value-type="float" office:value="269071.11">
            <text:p>269071,11</text:p>
          </table:table-cell>
          <table:table-cell office:value-type="float" office:value="5047075.99">
            <text:p>5047075,99</text:p>
          </table:table-cell>
          <table:table-cell/>
          <table:table-cell table:style-name="ce2" office:value-type="date" office:date-value="2021-02-12">
            <text:p>2021-02-12 00:00:00</text:p>
          </table:table-cell>
          <table:table-cell table:number-columns-repeated="1015"/>
        </table:table-row>
        <table:table-row table:style-name="ro1">
          <table:table-cell office:value-type="float" office:value="178156">
            <text:p>178156</text:p>
          </table:table-cell>
          <table:table-cell office:value-type="float" office:value="59977">
            <text:p>59977</text:p>
          </table:table-cell>
          <table:table-cell office:value-type="float" office:value="2332917.43">
            <text:p>2332917,43</text:p>
          </table:table-cell>
          <table:table-cell office:value-type="float" office:value="210621.34">
            <text:p>210621,34</text:p>
          </table:table-cell>
          <table:table-cell office:value-type="float" office:value="2912744.92">
            <text:p>2912744,92</text:p>
          </table:table-cell>
          <table:table-cell office:value-type="float" office:value="270598.34">
            <text:p>270598,34</text:p>
          </table:table-cell>
          <table:table-cell office:value-type="float" office:value="5245662.35">
            <text:p>5245662,35</text:p>
          </table:table-cell>
          <table:table-cell/>
          <table:table-cell table:style-name="ce2" office:value-type="date" office:date-value="2021-02-13">
            <text:p>2021-02-13 00:00:00</text:p>
          </table:table-cell>
          <table:table-cell table:number-columns-repeated="1015"/>
        </table:table-row>
        <table:table-row table:style-name="ro1">
          <table:table-cell office:value-type="float" office:value="186588">
            <text:p>186588</text:p>
          </table:table-cell>
          <table:table-cell office:value-type="float" office:value="36298">
            <text:p>36298</text:p>
          </table:table-cell>
          <table:table-cell office:value-type="float" office:value="1400144.42">
            <text:p>1400144,42</text:p>
          </table:table-cell>
          <table:table-cell office:value-type="float" office:value="142718.12">
            <text:p>142718,12</text:p>
          </table:table-cell>
          <table:table-cell office:value-type="float" office:value="1953774.91">
            <text:p>1953774,91</text:p>
          </table:table-cell>
          <table:table-cell office:value-type="float" office:value="179016.12">
            <text:p>179016,12</text:p>
          </table:table-cell>
          <table:table-cell office:value-type="float" office:value="3353919.33">
            <text:p>3353919,33</text:p>
          </table:table-cell>
          <table:table-cell/>
          <table:table-cell table:style-name="ce2" office:value-type="date" office:date-value="2021-02-14">
            <text:p>2021-02-14 00:00:00</text:p>
          </table:table-cell>
          <table:table-cell table:number-columns-repeated="1015"/>
        </table:table-row>
        <table:table-row table:style-name="ro1">
          <table:table-cell office:value-type="float" office:value="186876">
            <text:p>186876</text:p>
          </table:table-cell>
          <table:table-cell office:value-type="float" office:value="31684">
            <text:p>31684</text:p>
          </table:table-cell>
          <table:table-cell office:value-type="float" office:value="1275498.79">
            <text:p>1275498,79</text:p>
          </table:table-cell>
          <table:table-cell office:value-type="float" office:value="134268.37">
            <text:p>134268,37</text:p>
          </table:table-cell>
          <table:table-cell office:value-type="float" office:value="1834483.2">
            <text:p>1834483,2</text:p>
          </table:table-cell>
          <table:table-cell office:value-type="float" office:value="165952.37">
            <text:p>165952,37</text:p>
          </table:table-cell>
          <table:table-cell office:value-type="float" office:value="3109981.99">
            <text:p>3109981,99</text:p>
          </table:table-cell>
          <table:table-cell/>
          <table:table-cell table:style-name="ce2" office:value-type="date" office:date-value="2021-02-15">
            <text:p>2021-02-15 00:00:00</text:p>
          </table:table-cell>
          <table:table-cell table:number-columns-repeated="1015"/>
        </table:table-row>
        <table:table-row table:style-name="ro1">
          <table:table-cell office:value-type="float" office:value="194570">
            <text:p>194570</text:p>
          </table:table-cell>
          <table:table-cell office:value-type="float" office:value="26714">
            <text:p>26714</text:p>
          </table:table-cell>
          <table:table-cell office:value-type="float" office:value="1061092.4">
            <text:p>1061092,4</text:p>
          </table:table-cell>
          <table:table-cell office:value-type="float" office:value="122537.3">
            <text:p>122537,3</text:p>
          </table:table-cell>
          <table:table-cell office:value-type="float" office:value="1658588.82">
            <text:p>1658588,82</text:p>
          </table:table-cell>
          <table:table-cell office:value-type="float" office:value="149251.3">
            <text:p>149251,3</text:p>
          </table:table-cell>
          <table:table-cell office:value-type="float" office:value="2719681.22">
            <text:p>2719681,22</text:p>
          </table:table-cell>
          <table:table-cell/>
          <table:table-cell table:style-name="ce2" office:value-type="date" office:date-value="2021-02-16">
            <text:p>2021-02-16 00:00:00</text:p>
          </table:table-cell>
          <table:table-cell table:number-columns-repeated="1015"/>
        </table:table-row>
        <table:table-row table:style-name="ro1">
          <table:table-cell office:value-type="float" office:value="194883">
            <text:p>194883</text:p>
          </table:table-cell>
          <table:table-cell office:value-type="float" office:value="37611">
            <text:p>37611</text:p>
          </table:table-cell>
          <table:table-cell office:value-type="float" office:value="1514856.21">
            <text:p>1514856,21</text:p>
          </table:table-cell>
          <table:table-cell office:value-type="float" office:value="174377.61">
            <text:p>174377,61</text:p>
          </table:table-cell>
          <table:table-cell office:value-type="float" office:value="2351223.93">
            <text:p>2351223,93</text:p>
          </table:table-cell>
          <table:table-cell office:value-type="float" office:value="211988.61">
            <text:p>211988,61</text:p>
          </table:table-cell>
          <table:table-cell office:value-type="float" office:value="3866080.14">
            <text:p>3866080,14</text:p>
          </table:table-cell>
          <table:table-cell/>
          <table:table-cell table:style-name="ce2" office:value-type="date" office:date-value="2021-02-17">
            <text:p>2021-02-17 00:00:00</text:p>
          </table:table-cell>
          <table:table-cell table:number-columns-repeated="1015"/>
        </table:table-row>
        <table:table-row table:style-name="ro1">
          <table:table-cell office:value-type="float" office:value="195196">
            <text:p>195196</text:p>
          </table:table-cell>
          <table:table-cell office:value-type="float" office:value="34978">
            <text:p>34978</text:p>
          </table:table-cell>
          <table:table-cell office:value-type="float" office:value="1367964.3">
            <text:p>1367964,3</text:p>
          </table:table-cell>
          <table:table-cell office:value-type="float" office:value="164830.16">
            <text:p>164830,16</text:p>
          </table:table-cell>
          <table:table-cell office:value-type="float" office:value="2232908.2">
            <text:p>2232908,2</text:p>
          </table:table-cell>
          <table:table-cell office:value-type="float" office:value="199808.16">
            <text:p>199808,16</text:p>
          </table:table-cell>
          <table:table-cell office:value-type="float" office:value="3600872.5">
            <text:p>3600872,5</text:p>
          </table:table-cell>
          <table:table-cell/>
          <table:table-cell table:style-name="ce2" office:value-type="date" office:date-value="2021-02-18">
            <text:p>2021-02-18 00:00:00</text:p>
          </table:table-cell>
          <table:table-cell table:number-columns-repeated="1015"/>
        </table:table-row>
        <table:table-row table:style-name="ro1">
          <table:table-cell office:value-type="float" office:value="195509">
            <text:p>195509</text:p>
          </table:table-cell>
          <table:table-cell office:value-type="float" office:value="36241">
            <text:p>36241</text:p>
          </table:table-cell>
          <table:table-cell office:value-type="float" office:value="1393754.65">
            <text:p>1393754,65</text:p>
          </table:table-cell>
          <table:table-cell office:value-type="float" office:value="166349.75">
            <text:p>166349,75</text:p>
          </table:table-cell>
          <table:table-cell office:value-type="float" office:value="2246432.05">
            <text:p>2246432,05</text:p>
          </table:table-cell>
          <table:table-cell office:value-type="float" office:value="202612.25">
            <text:p>202612,25</text:p>
          </table:table-cell>
          <table:table-cell office:value-type="float" office:value="3640186.7">
            <text:p>3640186,7</text:p>
          </table:table-cell>
          <table:table-cell/>
          <table:table-cell table:style-name="ce2" office:value-type="date" office:date-value="2021-02-19">
            <text:p>2021-02-19 00:00:00</text:p>
          </table:table-cell>
          <table:table-cell table:number-columns-repeated="1015"/>
        </table:table-row>
        <table:table-row table:style-name="ro1">
          <table:table-cell office:value-type="float" office:value="195822">
            <text:p>195822</text:p>
          </table:table-cell>
          <table:table-cell office:value-type="float" office:value="55851">
            <text:p>55851</text:p>
          </table:table-cell>
          <table:table-cell office:value-type="float" office:value="2149924.26">
            <text:p>2149924,26</text:p>
          </table:table-cell>
          <table:table-cell office:value-type="float" office:value="205192.57">
            <text:p>205192,57</text:p>
          </table:table-cell>
          <table:table-cell office:value-type="float" office:value="2830149.98">
            <text:p>2830149,98</text:p>
          </table:table-cell>
          <table:table-cell office:value-type="float" office:value="261043.57">
            <text:p>261043,57</text:p>
          </table:table-cell>
          <table:table-cell office:value-type="float" office:value="4980074.24">
            <text:p>4980074,24</text:p>
          </table:table-cell>
          <table:table-cell/>
          <table:table-cell table:style-name="ce2" office:value-type="date" office:date-value="2021-02-20">
            <text:p>2021-02-20 00:00:00</text:p>
          </table:table-cell>
          <table:table-cell table:number-columns-repeated="1015"/>
        </table:table-row>
        <table:table-row table:style-name="ro1">
          <table:table-cell office:value-type="float" office:value="188664">
            <text:p>188664</text:p>
          </table:table-cell>
          <table:table-cell office:value-type="float" office:value="38969">
            <text:p>38969</text:p>
          </table:table-cell>
          <table:table-cell office:value-type="float" office:value="1520891.2">
            <text:p>1520891,2</text:p>
          </table:table-cell>
          <table:table-cell office:value-type="float" office:value="155736.83">
            <text:p>155736,83</text:p>
          </table:table-cell>
          <table:table-cell office:value-type="float" office:value="2120961.08">
            <text:p>2120961,08</text:p>
          </table:table-cell>
          <table:table-cell office:value-type="float" office:value="194705.83">
            <text:p>194705,83</text:p>
          </table:table-cell>
          <table:table-cell office:value-type="float" office:value="3641852.28">
            <text:p>3641852,28</text:p>
          </table:table-cell>
          <table:table-cell/>
          <table:table-cell table:style-name="ce2" office:value-type="date" office:date-value="2021-02-21">
            <text:p>2021-02-21 00:00:00</text:p>
          </table:table-cell>
          <table:table-cell table:number-columns-repeated="1015"/>
        </table:table-row>
        <table:table-row table:style-name="ro1">
          <table:table-cell office:value-type="float" office:value="196435">
            <text:p>196435</text:p>
          </table:table-cell>
          <table:table-cell office:value-type="float" office:value="28079">
            <text:p>28079</text:p>
          </table:table-cell>
          <table:table-cell office:value-type="float" office:value="1092524.95">
            <text:p>1092524,95</text:p>
          </table:table-cell>
          <table:table-cell office:value-type="float" office:value="132431.43">
            <text:p>132431,43</text:p>
          </table:table-cell>
          <table:table-cell office:value-type="float" office:value="1790106.05">
            <text:p>1790106,05</text:p>
          </table:table-cell>
          <table:table-cell office:value-type="float" office:value="160510.43">
            <text:p>160510,43</text:p>
          </table:table-cell>
          <table:table-cell office:value-type="float" office:value="2882631">
            <text:p>2882631</text:p>
          </table:table-cell>
          <table:table-cell/>
          <table:table-cell table:style-name="ce2" office:value-type="date" office:date-value="2021-02-22">
            <text:p>2021-02-22 00:00:00</text:p>
          </table:table-cell>
          <table:table-cell table:number-columns-repeated="1015"/>
        </table:table-row>
        <table:table-row table:style-name="ro1">
          <table:table-cell office:value-type="float" office:value="189252">
            <text:p>189252</text:p>
          </table:table-cell>
          <table:table-cell office:value-type="float" office:value="34864">
            <text:p>34864</text:p>
          </table:table-cell>
          <table:table-cell office:value-type="float" office:value="1372174.27">
            <text:p>1372174,27</text:p>
          </table:table-cell>
          <table:table-cell office:value-type="float" office:value="151270.2">
            <text:p>151270,2</text:p>
          </table:table-cell>
          <table:table-cell office:value-type="float" office:value="2069302.7">
            <text:p>2069302,7</text:p>
          </table:table-cell>
          <table:table-cell office:value-type="float" office:value="186134.2">
            <text:p>186134,2</text:p>
          </table:table-cell>
          <table:table-cell office:value-type="float" office:value="3441476.97">
            <text:p>3441476,97</text:p>
          </table:table-cell>
          <table:table-cell/>
          <table:table-cell table:style-name="ce2" office:value-type="date" office:date-value="2021-02-23">
            <text:p>2021-02-23 00:00:00</text:p>
          </table:table-cell>
          <table:table-cell table:number-columns-repeated="1015"/>
        </table:table-row>
        <table:table-row table:style-name="ro1">
          <table:table-cell office:value-type="float" office:value="189540">
            <text:p>189540</text:p>
          </table:table-cell>
          <table:table-cell office:value-type="float" office:value="37984">
            <text:p>37984</text:p>
          </table:table-cell>
          <table:table-cell office:value-type="float" office:value="1470114.34">
            <text:p>1470114,34</text:p>
          </table:table-cell>
          <table:table-cell office:value-type="float" office:value="169376.14">
            <text:p>169376,14</text:p>
          </table:table-cell>
          <table:table-cell office:value-type="float" office:value="2305605.31">
            <text:p>2305605,31</text:p>
          </table:table-cell>
          <table:table-cell office:value-type="float" office:value="207360.14">
            <text:p>207360,14</text:p>
          </table:table-cell>
          <table:table-cell office:value-type="float" office:value="3775719.65">
            <text:p>3775719,65</text:p>
          </table:table-cell>
          <table:table-cell/>
          <table:table-cell table:style-name="ce2" office:value-type="date" office:date-value="2021-02-24">
            <text:p>2021-02-24 00:00:00</text:p>
          </table:table-cell>
          <table:table-cell table:number-columns-repeated="1015"/>
        </table:table-row>
        <table:table-row table:style-name="ro1">
          <table:table-cell office:value-type="float" office:value="198127">
            <text:p>198127</text:p>
          </table:table-cell>
          <table:table-cell office:value-type="float" office:value="40237">
            <text:p>40237</text:p>
          </table:table-cell>
          <table:table-cell office:value-type="float" office:value="1559852.97">
            <text:p>1559852,97</text:p>
          </table:table-cell>
          <table:table-cell office:value-type="float" office:value="171113.62">
            <text:p>171113,62</text:p>
          </table:table-cell>
          <table:table-cell office:value-type="float" office:value="2320189.04">
            <text:p>2320189,04</text:p>
          </table:table-cell>
          <table:table-cell office:value-type="float" office:value="211350.62">
            <text:p>211350,62</text:p>
          </table:table-cell>
          <table:table-cell office:value-type="float" office:value="3880042.01">
            <text:p>3880042,01</text:p>
          </table:table-cell>
          <table:table-cell/>
          <table:table-cell table:style-name="ce2" office:value-type="date" office:date-value="2021-02-25">
            <text:p>2021-02-25 00:00:00</text:p>
          </table:table-cell>
          <table:table-cell table:number-columns-repeated="1015"/>
        </table:table-row>
        <table:table-row table:style-name="ro1">
          <table:table-cell office:value-type="float" office:value="190128">
            <text:p>190128</text:p>
          </table:table-cell>
          <table:table-cell office:value-type="float" office:value="55083">
            <text:p>55083</text:p>
          </table:table-cell>
          <table:table-cell office:value-type="float" office:value="2020201.62">
            <text:p>2020201,62</text:p>
          </table:table-cell>
          <table:table-cell office:value-type="float" office:value="224654.32">
            <text:p>224654,32</text:p>
          </table:table-cell>
          <table:table-cell office:value-type="float" office:value="3009338.39">
            <text:p>3009338,39</text:p>
          </table:table-cell>
          <table:table-cell office:value-type="float" office:value="279737.32">
            <text:p>279737,32</text:p>
          </table:table-cell>
          <table:table-cell office:value-type="float" office:value="5029540.01">
            <text:p>5029540,01</text:p>
          </table:table-cell>
          <table:table-cell/>
          <table:table-cell table:style-name="ce2" office:value-type="date" office:date-value="2021-02-26">
            <text:p>2021-02-26 00:00:00</text:p>
          </table:table-cell>
          <table:table-cell table:number-columns-repeated="1015"/>
        </table:table-row>
        <table:table-row table:style-name="ro1">
          <table:table-cell office:value-type="float" office:value="190416">
            <text:p>190416</text:p>
          </table:table-cell>
          <table:table-cell office:value-type="float" office:value="58199">
            <text:p>58199</text:p>
          </table:table-cell>
          <table:table-cell office:value-type="float" office:value="2115091.9">
            <text:p>2115091,9</text:p>
          </table:table-cell>
          <table:table-cell office:value-type="float" office:value="206413.02">
            <text:p>206413,02</text:p>
          </table:table-cell>
          <table:table-cell office:value-type="float" office:value="2802665">
            <text:p>2802665</text:p>
          </table:table-cell>
          <table:table-cell office:value-type="float" office:value="264612.02">
            <text:p>264612,02</text:p>
          </table:table-cell>
          <table:table-cell office:value-type="float" office:value="4917756.9">
            <text:p>4917756,9</text:p>
          </table:table-cell>
          <table:table-cell/>
          <table:table-cell table:style-name="ce2" office:value-type="date" office:date-value="2021-02-27">
            <text:p>2021-02-27 00:00:00</text:p>
          </table:table-cell>
          <table:table-cell table:number-columns-repeated="1015"/>
        </table:table-row>
        <table:table-row table:style-name="ro1">
          <table:table-cell office:value-type="float" office:value="190704">
            <text:p>190704</text:p>
          </table:table-cell>
          <table:table-cell office:value-type="float" office:value="39912">
            <text:p>39912</text:p>
          </table:table-cell>
          <table:table-cell office:value-type="float" office:value="1488961.97">
            <text:p>1488961,97</text:p>
          </table:table-cell>
          <table:table-cell office:value-type="float" office:value="154814.39">
            <text:p>154814,39</text:p>
          </table:table-cell>
          <table:table-cell office:value-type="float" office:value="2094386.1">
            <text:p>2094386,1</text:p>
          </table:table-cell>
          <table:table-cell office:value-type="float" office:value="194726.39">
            <text:p>194726,39</text:p>
          </table:table-cell>
          <table:table-cell office:value-type="float" office:value="3583348.07">
            <text:p>3583348,07</text:p>
          </table:table-cell>
          <table:table-cell/>
          <table:table-cell table:style-name="ce2" office:value-type="date" office:date-value="2021-02-28">
            <text:p>2021-02-28 00:00:00</text:p>
          </table:table-cell>
          <table:table-cell table:number-columns-repeated="1015"/>
        </table:table-row>
        <table:table-row table:style-name="ro1">
          <table:table-cell office:value-type="float" office:value="190992">
            <text:p>190992</text:p>
          </table:table-cell>
          <table:table-cell office:value-type="float" office:value="33002">
            <text:p>33002</text:p>
          </table:table-cell>
          <table:table-cell office:value-type="float" office:value="1254863.83">
            <text:p>1254863,83</text:p>
          </table:table-cell>
          <table:table-cell office:value-type="float" office:value="154228.7">
            <text:p>154228,7</text:p>
          </table:table-cell>
          <table:table-cell office:value-type="float" office:value="2017285.81">
            <text:p>2017285,81</text:p>
          </table:table-cell>
          <table:table-cell office:value-type="float" office:value="187230.7">
            <text:p>187230,7</text:p>
          </table:table-cell>
          <table:table-cell office:value-type="float" office:value="3272149.64">
            <text:p>3272149,64</text:p>
          </table:table-cell>
          <table:table-cell/>
          <table:table-cell table:style-name="ce2" office:value-type="date" office:date-value="2021-03-01">
            <text:p>2021-03-01 00:00:00</text:p>
          </table:table-cell>
          <table:table-cell table:number-columns-repeated="1015"/>
        </table:table-row>
        <table:table-row table:style-name="ro1">
          <table:table-cell office:value-type="float" office:value="198860">
            <text:p>198860</text:p>
          </table:table-cell>
          <table:table-cell office:value-type="float" office:value="33227">
            <text:p>33227</text:p>
          </table:table-cell>
          <table:table-cell office:value-type="float" office:value="1273481.09">
            <text:p>1273481,09</text:p>
          </table:table-cell>
          <table:table-cell office:value-type="float" office:value="148409.51">
            <text:p>148409,51</text:p>
          </table:table-cell>
          <table:table-cell office:value-type="float" office:value="1998411.8">
            <text:p>1998411,8</text:p>
          </table:table-cell>
          <table:table-cell office:value-type="float" office:value="181636.51">
            <text:p>181636,51</text:p>
          </table:table-cell>
          <table:table-cell office:value-type="float" office:value="3271892.89">
            <text:p>3271892,89</text:p>
          </table:table-cell>
          <table:table-cell/>
          <table:table-cell table:style-name="ce2" office:value-type="date" office:date-value="2021-03-02">
            <text:p>2021-03-02 00:00:00</text:p>
          </table:table-cell>
          <table:table-cell table:number-columns-repeated="1015"/>
        </table:table-row>
        <table:table-row table:style-name="ro1">
          <table:table-cell office:value-type="float" office:value="199173">
            <text:p>199173</text:p>
          </table:table-cell>
          <table:table-cell office:value-type="float" office:value="37886">
            <text:p>37886</text:p>
          </table:table-cell>
          <table:table-cell office:value-type="float" office:value="1441809.76">
            <text:p>1441809,76</text:p>
          </table:table-cell>
          <table:table-cell office:value-type="float" office:value="171463.12">
            <text:p>171463,12</text:p>
          </table:table-cell>
          <table:table-cell office:value-type="float" office:value="2301396.12">
            <text:p>2301396,12</text:p>
          </table:table-cell>
          <table:table-cell office:value-type="float" office:value="209349.12">
            <text:p>209349,12</text:p>
          </table:table-cell>
          <table:table-cell office:value-type="float" office:value="3743205.88">
            <text:p>3743205,88</text:p>
          </table:table-cell>
          <table:table-cell/>
          <table:table-cell table:style-name="ce2" office:value-type="date" office:date-value="2021-03-03">
            <text:p>2021-03-03 00:00:00</text:p>
          </table:table-cell>
          <table:table-cell table:number-columns-repeated="1015"/>
        </table:table-row>
        <table:table-row table:style-name="ro1">
          <table:table-cell office:value-type="float" office:value="207870">
            <text:p>207870</text:p>
          </table:table-cell>
          <table:table-cell office:value-type="float" office:value="40379">
            <text:p>40379</text:p>
          </table:table-cell>
          <table:table-cell office:value-type="float" office:value="1504664.18">
            <text:p>1504664,18</text:p>
          </table:table-cell>
          <table:table-cell office:value-type="float" office:value="168377.68">
            <text:p>168377,68</text:p>
          </table:table-cell>
          <table:table-cell office:value-type="float" office:value="2272682.19">
            <text:p>2272682,19</text:p>
          </table:table-cell>
          <table:table-cell office:value-type="float" office:value="208756.68">
            <text:p>208756,68</text:p>
          </table:table-cell>
          <table:table-cell office:value-type="float" office:value="3777346.37">
            <text:p>3777346,37</text:p>
          </table:table-cell>
          <table:table-cell/>
          <table:table-cell table:style-name="ce2" office:value-type="date" office:date-value="2021-03-04">
            <text:p>2021-03-04 00:00:00</text:p>
          </table:table-cell>
          <table:table-cell table:number-columns-repeated="1015"/>
        </table:table-row>
        <table:table-row table:style-name="ro1">
          <table:table-cell office:value-type="float" office:value="207430">
            <text:p>207430</text:p>
          </table:table-cell>
          <table:table-cell office:value-type="float" office:value="55621">
            <text:p>55621</text:p>
          </table:table-cell>
          <table:table-cell office:value-type="float" office:value="2038329.7">
            <text:p>2038329,7</text:p>
          </table:table-cell>
          <table:table-cell office:value-type="float" office:value="217286.54">
            <text:p>217286,54</text:p>
          </table:table-cell>
          <table:table-cell office:value-type="float" office:value="2928501.33">
            <text:p>2928501,33</text:p>
          </table:table-cell>
          <table:table-cell office:value-type="float" office:value="272907.54">
            <text:p>272907,54</text:p>
          </table:table-cell>
          <table:table-cell office:value-type="float" office:value="4966831.03">
            <text:p>4966831,03</text:p>
          </table:table-cell>
          <table:table-cell/>
          <table:table-cell table:style-name="ce2" office:value-type="date" office:date-value="2021-03-05">
            <text:p>2021-03-05 00:00:00</text:p>
          </table:table-cell>
          <table:table-cell table:number-columns-repeated="1015"/>
        </table:table-row>
        <table:table-row table:style-name="ro1">
          <table:table-cell office:value-type="float" office:value="216179">
            <text:p>216179</text:p>
          </table:table-cell>
          <table:table-cell office:value-type="float" office:value="61554">
            <text:p>61554</text:p>
          </table:table-cell>
          <table:table-cell office:value-type="float" office:value="2237475.82">
            <text:p>2237475,82</text:p>
          </table:table-cell>
          <table:table-cell office:value-type="float" office:value="211302.35">
            <text:p>211302,35</text:p>
          </table:table-cell>
          <table:table-cell office:value-type="float" office:value="2870150.16">
            <text:p>2870150,16</text:p>
          </table:table-cell>
          <table:table-cell office:value-type="float" office:value="272856.35">
            <text:p>272856,35</text:p>
          </table:table-cell>
          <table:table-cell office:value-type="float" office:value="5107625.98">
            <text:p>5107625,98</text:p>
          </table:table-cell>
          <table:table-cell/>
          <table:table-cell table:style-name="ce2" office:value-type="date" office:date-value="2021-03-06">
            <text:p>2021-03-06 00:00:00</text:p>
          </table:table-cell>
          <table:table-cell table:number-columns-repeated="1015"/>
        </table:table-row>
        <table:table-row table:style-name="ro1">
          <table:table-cell office:value-type="float" office:value="208122">
            <text:p>208122</text:p>
          </table:table-cell>
          <table:table-cell office:value-type="float" office:value="41203">
            <text:p>41203</text:p>
          </table:table-cell>
          <table:table-cell office:value-type="float" office:value="1533190.65">
            <text:p>1533190,65</text:p>
          </table:table-cell>
          <table:table-cell office:value-type="float" office:value="158964.68">
            <text:p>158964,68</text:p>
          </table:table-cell>
          <table:table-cell office:value-type="float" office:value="2154581.04">
            <text:p>2154581,04</text:p>
          </table:table-cell>
          <table:table-cell office:value-type="float" office:value="200167.68">
            <text:p>200167,68</text:p>
          </table:table-cell>
          <table:table-cell office:value-type="float" office:value="3687771.69">
            <text:p>3687771,69</text:p>
          </table:table-cell>
          <table:table-cell/>
          <table:table-cell table:style-name="ce2" office:value-type="date" office:date-value="2021-03-07">
            <text:p>2021-03-07 00:00:00</text:p>
          </table:table-cell>
          <table:table-cell table:number-columns-repeated="1015"/>
        </table:table-row>
        <table:table-row table:style-name="ro1">
          <table:table-cell office:value-type="float" office:value="216123">
            <text:p>216123</text:p>
          </table:table-cell>
          <table:table-cell office:value-type="float" office:value="31274">
            <text:p>31274</text:p>
          </table:table-cell>
          <table:table-cell office:value-type="float" office:value="1197272.41">
            <text:p>1197272,41</text:p>
          </table:table-cell>
          <table:table-cell office:value-type="float" office:value="142330.23">
            <text:p>142330,23</text:p>
          </table:table-cell>
          <table:table-cell office:value-type="float" office:value="1908952.88">
            <text:p>1908952,88</text:p>
          </table:table-cell>
          <table:table-cell office:value-type="float" office:value="173604.23">
            <text:p>173604,23</text:p>
          </table:table-cell>
          <table:table-cell office:value-type="float" office:value="3106225.29">
            <text:p>3106225,29</text:p>
          </table:table-cell>
          <table:table-cell/>
          <table:table-cell table:style-name="ce2" office:value-type="date" office:date-value="2021-03-08">
            <text:p>2021-03-08 00:00:00</text:p>
          </table:table-cell>
          <table:table-cell table:number-columns-repeated="1015"/>
        </table:table-row>
        <table:table-row table:style-name="ro1">
          <table:table-cell office:value-type="float" office:value="208816">
            <text:p>208816</text:p>
          </table:table-cell>
          <table:table-cell office:value-type="float" office:value="34954">
            <text:p>34954</text:p>
          </table:table-cell>
          <table:table-cell office:value-type="float" office:value="1325273.04">
            <text:p>1325273,04</text:p>
          </table:table-cell>
          <table:table-cell office:value-type="float" office:value="156913.16">
            <text:p>156913,16</text:p>
          </table:table-cell>
          <table:table-cell office:value-type="float" office:value="2097065.56">
            <text:p>2097065,56</text:p>
          </table:table-cell>
          <table:table-cell office:value-type="float" office:value="191867.16">
            <text:p>191867,16</text:p>
          </table:table-cell>
          <table:table-cell office:value-type="float" office:value="3422338.6">
            <text:p>3422338,6</text:p>
          </table:table-cell>
          <table:table-cell/>
          <table:table-cell table:style-name="ce2" office:value-type="date" office:date-value="2021-03-09">
            <text:p>2021-03-09 00:00:00</text:p>
          </table:table-cell>
          <table:table-cell table:number-columns-repeated="1015"/>
        </table:table-row>
        <table:table-row table:style-name="ro1">
          <table:table-cell office:value-type="float" office:value="209156">
            <text:p>209156</text:p>
          </table:table-cell>
          <table:table-cell office:value-type="float" office:value="36756">
            <text:p>36756</text:p>
          </table:table-cell>
          <table:table-cell office:value-type="float" office:value="1396679.77">
            <text:p>1396679,77</text:p>
          </table:table-cell>
          <table:table-cell office:value-type="float" office:value="164014.15">
            <text:p>164014,15</text:p>
          </table:table-cell>
          <table:table-cell office:value-type="float" office:value="2182869.83">
            <text:p>2182869,83</text:p>
          </table:table-cell>
          <table:table-cell office:value-type="float" office:value="200850.65">
            <text:p>200850,65</text:p>
          </table:table-cell>
          <table:table-cell office:value-type="float" office:value="3579549.6">
            <text:p>3579549,6</text:p>
          </table:table-cell>
          <table:table-cell/>
          <table:table-cell table:style-name="ce2" office:value-type="date" office:date-value="2021-03-10">
            <text:p>2021-03-10 00:00:00</text:p>
          </table:table-cell>
          <table:table-cell table:number-columns-repeated="1015"/>
        </table:table-row>
        <table:table-row table:style-name="ro1">
          <table:table-cell office:value-type="float" office:value="209496">
            <text:p>209496</text:p>
          </table:table-cell>
          <table:table-cell office:value-type="float" office:value="41145">
            <text:p>41145</text:p>
          </table:table-cell>
          <table:table-cell office:value-type="float" office:value="1555852.61">
            <text:p>1555852,61</text:p>
          </table:table-cell>
          <table:table-cell office:value-type="float" office:value="178405.16">
            <text:p>178405,16</text:p>
          </table:table-cell>
          <table:table-cell office:value-type="float" office:value="2370371.92">
            <text:p>2370371,92</text:p>
          </table:table-cell>
          <table:table-cell office:value-type="float" office:value="219550.16">
            <text:p>219550,16</text:p>
          </table:table-cell>
          <table:table-cell office:value-type="float" office:value="3926224.53">
            <text:p>3926224,53</text:p>
          </table:table-cell>
          <table:table-cell/>
          <table:table-cell table:style-name="ce2" office:value-type="date" office:date-value="2021-03-11">
            <text:p>2021-03-11 00:00:00</text:p>
          </table:table-cell>
          <table:table-cell table:number-columns-repeated="1015"/>
        </table:table-row>
        <table:table-row table:style-name="ro1">
          <table:table-cell office:value-type="float" office:value="209836">
            <text:p>209836</text:p>
          </table:table-cell>
          <table:table-cell office:value-type="float" office:value="55875">
            <text:p>55875</text:p>
          </table:table-cell>
          <table:table-cell office:value-type="float" office:value="2077710.35">
            <text:p>2077710,35</text:p>
          </table:table-cell>
          <table:table-cell office:value-type="float" office:value="231287.15">
            <text:p>231287,15</text:p>
          </table:table-cell>
          <table:table-cell office:value-type="float" office:value="3103018.98">
            <text:p>3103018,98</text:p>
          </table:table-cell>
          <table:table-cell office:value-type="float" office:value="287162.15">
            <text:p>287162,15</text:p>
          </table:table-cell>
          <table:table-cell office:value-type="float" office:value="5180729.33">
            <text:p>5180729,33</text:p>
          </table:table-cell>
          <table:table-cell/>
          <table:table-cell table:style-name="ce2" office:value-type="date" office:date-value="2021-03-12">
            <text:p>2021-03-12 00:00:00</text:p>
          </table:table-cell>
          <table:table-cell table:number-columns-repeated="1015"/>
        </table:table-row>
        <table:table-row table:style-name="ro1">
          <table:table-cell office:value-type="float" office:value="210176">
            <text:p>210176</text:p>
          </table:table-cell>
          <table:table-cell office:value-type="float" office:value="64911">
            <text:p>64911</text:p>
          </table:table-cell>
          <table:table-cell office:value-type="float" office:value="2412780.06">
            <text:p>2412780,06</text:p>
          </table:table-cell>
          <table:table-cell office:value-type="float" office:value="234406.46">
            <text:p>234406,46</text:p>
          </table:table-cell>
          <table:table-cell office:value-type="float" office:value="3199285.46">
            <text:p>3199285,46</text:p>
          </table:table-cell>
          <table:table-cell office:value-type="float" office:value="299317.46">
            <text:p>299317,46</text:p>
          </table:table-cell>
          <table:table-cell office:value-type="float" office:value="5612065.52">
            <text:p>5612065,52</text:p>
          </table:table-cell>
          <table:table-cell/>
          <table:table-cell table:style-name="ce2" office:value-type="date" office:date-value="2021-03-13">
            <text:p>2021-03-13 00:00:00</text:p>
          </table:table-cell>
          <table:table-cell table:number-columns-repeated="1015"/>
        </table:table-row>
        <table:table-row table:style-name="ro1">
          <table:table-cell office:value-type="float" office:value="210516">
            <text:p>210516</text:p>
          </table:table-cell>
          <table:table-cell office:value-type="float" office:value="40677">
            <text:p>40677</text:p>
          </table:table-cell>
          <table:table-cell office:value-type="float" office:value="1535149.19">
            <text:p>1535149,19</text:p>
          </table:table-cell>
          <table:table-cell office:value-type="float" office:value="161520.3">
            <text:p>161520,3</text:p>
          </table:table-cell>
          <table:table-cell office:value-type="float" office:value="2186914.85">
            <text:p>2186914,85</text:p>
          </table:table-cell>
          <table:table-cell office:value-type="float" office:value="202197.3">
            <text:p>202197,3</text:p>
          </table:table-cell>
          <table:table-cell office:value-type="float" office:value="3722064.04">
            <text:p>3722064,04</text:p>
          </table:table-cell>
          <table:table-cell/>
          <table:table-cell table:style-name="ce2" office:value-type="date" office:date-value="2021-03-14">
            <text:p>2021-03-14 00:00:00</text:p>
          </table:table-cell>
          <table:table-cell table:number-columns-repeated="1015"/>
        </table:table-row>
        <table:table-row table:style-name="ro1">
          <table:table-cell office:value-type="float" office:value="210856">
            <text:p>210856</text:p>
          </table:table-cell>
          <table:table-cell office:value-type="float" office:value="34375">
            <text:p>34375</text:p>
          </table:table-cell>
          <table:table-cell office:value-type="float" office:value="1340079.53">
            <text:p>1340079,53</text:p>
          </table:table-cell>
          <table:table-cell office:value-type="float" office:value="155128.36">
            <text:p>155128,36</text:p>
          </table:table-cell>
          <table:table-cell office:value-type="float" office:value="2090089.09">
            <text:p>2090089,09</text:p>
          </table:table-cell>
          <table:table-cell office:value-type="float" office:value="189503.36">
            <text:p>189503,36</text:p>
          </table:table-cell>
          <table:table-cell office:value-type="float" office:value="3430168.62">
            <text:p>3430168,62</text:p>
          </table:table-cell>
          <table:table-cell/>
          <table:table-cell table:style-name="ce2" office:value-type="date" office:date-value="2021-03-15">
            <text:p>2021-03-15 00:00:00</text:p>
          </table:table-cell>
          <table:table-cell table:number-columns-repeated="1015"/>
        </table:table-row>
        <table:table-row table:style-name="ro1">
          <table:table-cell office:value-type="float" office:value="211196">
            <text:p>211196</text:p>
          </table:table-cell>
          <table:table-cell office:value-type="float" office:value="38074">
            <text:p>38074</text:p>
          </table:table-cell>
          <table:table-cell office:value-type="float" office:value="1477113.13">
            <text:p>1477113,13</text:p>
          </table:table-cell>
          <table:table-cell office:value-type="float" office:value="170488.81">
            <text:p>170488,81</text:p>
          </table:table-cell>
          <table:table-cell office:value-type="float" office:value="2277893.23">
            <text:p>2277893,23</text:p>
          </table:table-cell>
          <table:table-cell office:value-type="float" office:value="208562.81">
            <text:p>208562,81</text:p>
          </table:table-cell>
          <table:table-cell office:value-type="float" office:value="3755006.36">
            <text:p>3755006,36</text:p>
          </table:table-cell>
          <table:table-cell/>
          <table:table-cell table:style-name="ce2" office:value-type="date" office:date-value="2021-03-16">
            <text:p>2021-03-16 00:00:00</text:p>
          </table:table-cell>
          <table:table-cell table:number-columns-repeated="1015"/>
        </table:table-row>
        <table:table-row table:style-name="ro1">
          <table:table-cell office:value-type="float" office:value="212290">
            <text:p>212290</text:p>
          </table:table-cell>
          <table:table-cell office:value-type="float" office:value="49123">
            <text:p>49123</text:p>
          </table:table-cell>
          <table:table-cell office:value-type="float" office:value="1896647.26">
            <text:p>1896647,26</text:p>
          </table:table-cell>
          <table:table-cell office:value-type="float" office:value="235469.3">
            <text:p>235469,3</text:p>
          </table:table-cell>
          <table:table-cell office:value-type="float" office:value="3081309.33">
            <text:p>3081309,33</text:p>
          </table:table-cell>
          <table:table-cell office:value-type="float" office:value="284592.3">
            <text:p>284592,3</text:p>
          </table:table-cell>
          <table:table-cell office:value-type="float" office:value="4977956.59">
            <text:p>4977956,59</text:p>
          </table:table-cell>
          <table:table-cell/>
          <table:table-cell table:style-name="ce2" office:value-type="date" office:date-value="2021-03-17">
            <text:p>2021-03-17 00:00:00</text:p>
          </table:table-cell>
          <table:table-cell table:number-columns-repeated="1015"/>
        </table:table-row>
        <table:table-row table:style-name="ro1">
          <table:table-cell office:value-type="float" office:value="220429">
            <text:p>220429</text:p>
          </table:table-cell>
          <table:table-cell office:value-type="float" office:value="45870">
            <text:p>45870</text:p>
          </table:table-cell>
          <table:table-cell office:value-type="float" office:value="1768828.97">
            <text:p>1768828,97</text:p>
          </table:table-cell>
          <table:table-cell office:value-type="float" office:value="191497.24">
            <text:p>191497,24</text:p>
          </table:table-cell>
          <table:table-cell office:value-type="float" office:value="2590926.85">
            <text:p>2590926,85</text:p>
          </table:table-cell>
          <table:table-cell office:value-type="float" office:value="237367.24">
            <text:p>237367,24</text:p>
          </table:table-cell>
          <table:table-cell office:value-type="float" office:value="4359755.82">
            <text:p>4359755,82</text:p>
          </table:table-cell>
          <table:table-cell/>
          <table:table-cell table:style-name="ce2" office:value-type="date" office:date-value="2021-03-18">
            <text:p>2021-03-18 00:00:00</text:p>
          </table:table-cell>
          <table:table-cell table:number-columns-repeated="1015"/>
        </table:table-row>
        <table:table-row table:style-name="ro1">
          <table:table-cell office:value-type="float" office:value="212979">
            <text:p>212979</text:p>
          </table:table-cell>
          <table:table-cell office:value-type="float" office:value="61942">
            <text:p>61942</text:p>
          </table:table-cell>
          <table:table-cell office:value-type="float" office:value="2290484.24">
            <text:p>2290484,24</text:p>
          </table:table-cell>
          <table:table-cell office:value-type="float" office:value="241760.17">
            <text:p>241760,17</text:p>
          </table:table-cell>
          <table:table-cell office:value-type="float" office:value="3258845.55">
            <text:p>3258845,55</text:p>
          </table:table-cell>
          <table:table-cell office:value-type="float" office:value="303814.67">
            <text:p>303814,67</text:p>
          </table:table-cell>
          <table:table-cell office:value-type="float" office:value="5549329.79">
            <text:p>5549329,79</text:p>
          </table:table-cell>
          <table:table-cell/>
          <table:table-cell table:style-name="ce2" office:value-type="date" office:date-value="2021-03-19">
            <text:p>2021-03-19 00:00:00</text:p>
          </table:table-cell>
          <table:table-cell table:number-columns-repeated="1015"/>
        </table:table-row>
        <table:table-row table:style-name="ro1">
          <table:table-cell office:value-type="float" office:value="214070">
            <text:p>214070</text:p>
          </table:table-cell>
          <table:table-cell office:value-type="float" office:value="64255">
            <text:p>64255</text:p>
          </table:table-cell>
          <table:table-cell office:value-type="float" office:value="2377365.9">
            <text:p>2377365,9</text:p>
          </table:table-cell>
          <table:table-cell office:value-type="float" office:value="232821.79">
            <text:p>232821,79</text:p>
          </table:table-cell>
          <table:table-cell office:value-type="float" office:value="3188131.35">
            <text:p>3188131,35</text:p>
          </table:table-cell>
          <table:table-cell office:value-type="float" office:value="297076.79">
            <text:p>297076,79</text:p>
          </table:table-cell>
          <table:table-cell office:value-type="float" office:value="5565497.25">
            <text:p>5565497,25</text:p>
          </table:table-cell>
          <table:table-cell/>
          <table:table-cell table:style-name="ce2" office:value-type="date" office:date-value="2021-03-20">
            <text:p>2021-03-20 00:00:00</text:p>
          </table:table-cell>
          <table:table-cell table:number-columns-repeated="1015"/>
        </table:table-row>
        <table:table-row table:style-name="ro1">
          <table:table-cell office:value-type="float" office:value="214410">
            <text:p>214410</text:p>
          </table:table-cell>
          <table:table-cell office:value-type="float" office:value="43713">
            <text:p>43713</text:p>
          </table:table-cell>
          <table:table-cell office:value-type="float" office:value="1638509.91">
            <text:p>1638509,91</text:p>
          </table:table-cell>
          <table:table-cell office:value-type="float" office:value="169912.1">
            <text:p>169912,1</text:p>
          </table:table-cell>
          <table:table-cell office:value-type="float" office:value="2316859.01">
            <text:p>2316859,01</text:p>
          </table:table-cell>
          <table:table-cell office:value-type="float" office:value="213625.1">
            <text:p>213625,1</text:p>
          </table:table-cell>
          <table:table-cell office:value-type="float" office:value="3955368.92">
            <text:p>3955368,92</text:p>
          </table:table-cell>
          <table:table-cell/>
          <table:table-cell table:style-name="ce2" office:value-type="date" office:date-value="2021-03-21">
            <text:p>2021-03-21 00:00:00</text:p>
          </table:table-cell>
          <table:table-cell table:number-columns-repeated="1015"/>
        </table:table-row>
        <table:table-row table:style-name="ro1">
          <table:table-cell office:value-type="float" office:value="213993">
            <text:p>213993</text:p>
          </table:table-cell>
          <table:table-cell office:value-type="float" office:value="36334">
            <text:p>36334</text:p>
          </table:table-cell>
          <table:table-cell office:value-type="float" office:value="1394013.05">
            <text:p>1394013,05</text:p>
          </table:table-cell>
          <table:table-cell office:value-type="float" office:value="163845.15">
            <text:p>163845,15</text:p>
          </table:table-cell>
          <table:table-cell office:value-type="float" office:value="2173419.72">
            <text:p>2173419,72</text:p>
          </table:table-cell>
          <table:table-cell office:value-type="float" office:value="200179.15">
            <text:p>200179,15</text:p>
          </table:table-cell>
          <table:table-cell office:value-type="float" office:value="3567432.77">
            <text:p>3567432,77</text:p>
          </table:table-cell>
          <table:table-cell/>
          <table:table-cell table:style-name="ce2" office:value-type="date" office:date-value="2021-03-22">
            <text:p>2021-03-22 00:00:00</text:p>
          </table:table-cell>
          <table:table-cell table:number-columns-repeated="1015"/>
        </table:table-row>
        <table:table-row table:style-name="ro1">
          <table:table-cell office:value-type="float" office:value="206466">
            <text:p>206466</text:p>
          </table:table-cell>
          <table:table-cell office:value-type="float" office:value="37303">
            <text:p>37303</text:p>
          </table:table-cell>
          <table:table-cell office:value-type="float" office:value="1432506.54">
            <text:p>1432506,54</text:p>
          </table:table-cell>
          <table:table-cell office:value-type="float" office:value="162366.84">
            <text:p>162366,84</text:p>
          </table:table-cell>
          <table:table-cell office:value-type="float" office:value="2181721.13">
            <text:p>2181721,13</text:p>
          </table:table-cell>
          <table:table-cell office:value-type="float" office:value="199669.84">
            <text:p>199669,84</text:p>
          </table:table-cell>
          <table:table-cell office:value-type="float" office:value="3614227.67">
            <text:p>3614227,67</text:p>
          </table:table-cell>
          <table:table-cell/>
          <table:table-cell table:style-name="ce2" office:value-type="date" office:date-value="2021-03-23">
            <text:p>2021-03-23 00:00:00</text:p>
          </table:table-cell>
          <table:table-cell table:number-columns-repeated="1015"/>
        </table:table-row>
        <table:table-row table:style-name="ro1">
          <table:table-cell office:value-type="float" office:value="206779">
            <text:p>206779</text:p>
          </table:table-cell>
          <table:table-cell office:value-type="float" office:value="39004">
            <text:p>39004</text:p>
          </table:table-cell>
          <table:table-cell office:value-type="float" office:value="1512973.24">
            <text:p>1512973,24</text:p>
          </table:table-cell>
          <table:table-cell office:value-type="float" office:value="177373.47">
            <text:p>177373,47</text:p>
          </table:table-cell>
          <table:table-cell office:value-type="float" office:value="2365601.49">
            <text:p>2365601,49</text:p>
          </table:table-cell>
          <table:table-cell office:value-type="float" office:value="216377.47">
            <text:p>216377,47</text:p>
          </table:table-cell>
          <table:table-cell office:value-type="float" office:value="3878574.73">
            <text:p>3878574,73</text:p>
          </table:table-cell>
          <table:table-cell/>
          <table:table-cell table:style-name="ce2" office:value-type="date" office:date-value="2021-03-24">
            <text:p>2021-03-24 00:00:00</text:p>
          </table:table-cell>
          <table:table-cell table:number-columns-repeated="1015"/>
        </table:table-row>
        <table:table-row table:style-name="ro1">
          <table:table-cell office:value-type="float" office:value="198444">
            <text:p>198444</text:p>
          </table:table-cell>
          <table:table-cell office:value-type="float" office:value="43349">
            <text:p>43349</text:p>
          </table:table-cell>
          <table:table-cell office:value-type="float" office:value="1642980.21">
            <text:p>1642980,21</text:p>
          </table:table-cell>
          <table:table-cell office:value-type="float" office:value="184085.82">
            <text:p>184085,82</text:p>
          </table:table-cell>
          <table:table-cell office:value-type="float" office:value="2475855.52">
            <text:p>2475855,52</text:p>
          </table:table-cell>
          <table:table-cell office:value-type="float" office:value="227434.82">
            <text:p>227434,82</text:p>
          </table:table-cell>
          <table:table-cell office:value-type="float" office:value="4118835.73">
            <text:p>4118835,73</text:p>
          </table:table-cell>
          <table:table-cell/>
          <table:table-cell table:style-name="ce2" office:value-type="date" office:date-value="2021-03-25">
            <text:p>2021-03-25 00:00:00</text:p>
          </table:table-cell>
          <table:table-cell table:number-columns-repeated="1015"/>
        </table:table-row>
        <table:table-row table:style-name="ro1">
          <table:table-cell office:value-type="float" office:value="198732">
            <text:p>198732</text:p>
          </table:table-cell>
          <table:table-cell office:value-type="float" office:value="59941">
            <text:p>59941</text:p>
          </table:table-cell>
          <table:table-cell office:value-type="float" office:value="2188156.82">
            <text:p>2188156,82</text:p>
          </table:table-cell>
          <table:table-cell office:value-type="float" office:value="234482.81">
            <text:p>234482,81</text:p>
          </table:table-cell>
          <table:table-cell office:value-type="float" office:value="3140200.88">
            <text:p>3140200,88</text:p>
          </table:table-cell>
          <table:table-cell office:value-type="float" office:value="294547.31">
            <text:p>294547,31</text:p>
          </table:table-cell>
          <table:table-cell office:value-type="float" office:value="5328357.7">
            <text:p>5328357,7</text:p>
          </table:table-cell>
          <table:table-cell/>
          <table:table-cell table:style-name="ce2" office:value-type="date" office:date-value="2021-03-26">
            <text:p>2021-03-26 00:00:00</text:p>
          </table:table-cell>
          <table:table-cell table:number-columns-repeated="1015"/>
        </table:table-row>
        <table:table-row table:style-name="ro1">
          <table:table-cell office:value-type="float" office:value="199020">
            <text:p>199020</text:p>
          </table:table-cell>
          <table:table-cell office:value-type="float" office:value="62794">
            <text:p>62794</text:p>
          </table:table-cell>
          <table:table-cell office:value-type="float" office:value="2268703.45">
            <text:p>2268703,45</text:p>
          </table:table-cell>
          <table:table-cell office:value-type="float" office:value="223605.95">
            <text:p>223605,95</text:p>
          </table:table-cell>
          <table:table-cell office:value-type="float" office:value="3056193.43">
            <text:p>3056193,43</text:p>
          </table:table-cell>
          <table:table-cell office:value-type="float" office:value="286399.95">
            <text:p>286399,95</text:p>
          </table:table-cell>
          <table:table-cell office:value-type="float" office:value="5324896.88">
            <text:p>5324896,88</text:p>
          </table:table-cell>
          <table:table-cell/>
          <table:table-cell table:style-name="ce2" office:value-type="date" office:date-value="2021-03-27">
            <text:p>2021-03-27 00:00:00</text:p>
          </table:table-cell>
          <table:table-cell table:number-columns-repeated="1015"/>
        </table:table-row>
        <table:table-row table:style-name="ro1">
          <table:table-cell office:value-type="float" office:value="215917">
            <text:p>215917</text:p>
          </table:table-cell>
          <table:table-cell office:value-type="float" office:value="44097">
            <text:p>44097</text:p>
          </table:table-cell>
          <table:table-cell office:value-type="float" office:value="1648244.21">
            <text:p>1648244,21</text:p>
          </table:table-cell>
          <table:table-cell office:value-type="float" office:value="170364.89">
            <text:p>170364,89</text:p>
          </table:table-cell>
          <table:table-cell office:value-type="float" office:value="2301416.67">
            <text:p>2301416,67</text:p>
          </table:table-cell>
          <table:table-cell office:value-type="float" office:value="214461.89">
            <text:p>214461,89</text:p>
          </table:table-cell>
          <table:table-cell office:value-type="float" office:value="3949660.88">
            <text:p>3949660,88</text:p>
          </table:table-cell>
          <table:table-cell/>
          <table:table-cell table:style-name="ce2" office:value-type="date" office:date-value="2021-03-28">
            <text:p>2021-03-28 00:00:00</text:p>
          </table:table-cell>
          <table:table-cell table:number-columns-repeated="1015"/>
        </table:table-row>
        <table:table-row table:style-name="ro1">
          <table:table-cell office:value-type="float" office:value="199620">
            <text:p>199620</text:p>
          </table:table-cell>
          <table:table-cell office:value-type="float" office:value="40242">
            <text:p>40242</text:p>
          </table:table-cell>
          <table:table-cell office:value-type="float" office:value="1517413.52">
            <text:p>1517413,52</text:p>
          </table:table-cell>
          <table:table-cell office:value-type="float" office:value="170418.69">
            <text:p>170418,69</text:p>
          </table:table-cell>
          <table:table-cell office:value-type="float" office:value="2257391.77">
            <text:p>2257391,77</text:p>
          </table:table-cell>
          <table:table-cell office:value-type="float" office:value="210660.69">
            <text:p>210660,69</text:p>
          </table:table-cell>
          <table:table-cell office:value-type="float" office:value="3774805.29">
            <text:p>3774805,29</text:p>
          </table:table-cell>
          <table:table-cell/>
          <table:table-cell table:style-name="ce2" office:value-type="date" office:date-value="2021-03-29">
            <text:p>2021-03-29 00:00:00</text:p>
          </table:table-cell>
          <table:table-cell table:number-columns-repeated="1015"/>
        </table:table-row>
        <table:table-row table:style-name="ro1">
          <table:table-cell office:value-type="float" office:value="216567">
            <text:p>216567</text:p>
          </table:table-cell>
          <table:table-cell office:value-type="float" office:value="40376">
            <text:p>40376</text:p>
          </table:table-cell>
          <table:table-cell office:value-type="float" office:value="1544669.14">
            <text:p>1544669,14</text:p>
          </table:table-cell>
          <table:table-cell office:value-type="float" office:value="169327.27">
            <text:p>169327,27</text:p>
          </table:table-cell>
          <table:table-cell office:value-type="float" office:value="2273221.69">
            <text:p>2273221,69</text:p>
          </table:table-cell>
          <table:table-cell office:value-type="float" office:value="209703.27">
            <text:p>209703,27</text:p>
          </table:table-cell>
          <table:table-cell office:value-type="float" office:value="3817890.83">
            <text:p>3817890,83</text:p>
          </table:table-cell>
          <table:table-cell/>
          <table:table-cell table:style-name="ce2" office:value-type="date" office:date-value="2021-03-30">
            <text:p>2021-03-30 00:00:00</text:p>
          </table:table-cell>
          <table:table-cell table:number-columns-repeated="1015"/>
        </table:table-row>
        <table:table-row table:style-name="ro1">
          <table:table-cell office:value-type="float" office:value="208183">
            <text:p>208183</text:p>
          </table:table-cell>
          <table:table-cell office:value-type="float" office:value="43590">
            <text:p>43590</text:p>
          </table:table-cell>
          <table:table-cell office:value-type="float" office:value="1639855.85">
            <text:p>1639855,85</text:p>
          </table:table-cell>
          <table:table-cell office:value-type="float" office:value="181993.99">
            <text:p>181993,99</text:p>
          </table:table-cell>
          <table:table-cell office:value-type="float" office:value="2422301.77">
            <text:p>2422301,77</text:p>
          </table:table-cell>
          <table:table-cell office:value-type="float" office:value="225583.99">
            <text:p>225583,99</text:p>
          </table:table-cell>
          <table:table-cell office:value-type="float" office:value="4062157.62">
            <text:p>4062157,62</text:p>
          </table:table-cell>
          <table:table-cell/>
          <table:table-cell table:style-name="ce2" office:value-type="date" office:date-value="2021-03-31">
            <text:p>2021-03-31 00:00:00</text:p>
          </table:table-cell>
          <table:table-cell table:number-columns-repeated="1015"/>
        </table:table-row>
        <table:table-row table:style-name="ro1">
          <table:table-cell office:value-type="float" office:value="208496">
            <text:p>208496</text:p>
          </table:table-cell>
          <table:table-cell office:value-type="float" office:value="50344">
            <text:p>50344</text:p>
          </table:table-cell>
          <table:table-cell office:value-type="float" office:value="1875100.62">
            <text:p>1875100,62</text:p>
          </table:table-cell>
          <table:table-cell office:value-type="float" office:value="199439.86">
            <text:p>199439,86</text:p>
          </table:table-cell>
          <table:table-cell office:value-type="float" office:value="2661698.89">
            <text:p>2661698,89</text:p>
          </table:table-cell>
          <table:table-cell office:value-type="float" office:value="249783.86">
            <text:p>249783,86</text:p>
          </table:table-cell>
          <table:table-cell office:value-type="float" office:value="4536799.51">
            <text:p>4536799,51</text:p>
          </table:table-cell>
          <table:table-cell/>
          <table:table-cell table:style-name="ce2" office:value-type="date" office:date-value="2021-04-01">
            <text:p>2021-04-01 00:00:00</text:p>
          </table:table-cell>
          <table:table-cell table:number-columns-repeated="1015"/>
        </table:table-row>
        <table:table-row table:style-name="ro1">
          <table:table-cell office:value-type="float" office:value="234290">
            <text:p>234290</text:p>
          </table:table-cell>
          <table:table-cell office:value-type="float" office:value="69976">
            <text:p>69976</text:p>
          </table:table-cell>
          <table:table-cell office:value-type="float" office:value="2557828.51">
            <text:p>2557828,51</text:p>
          </table:table-cell>
          <table:table-cell office:value-type="float" office:value="259099.95">
            <text:p>259099,95</text:p>
          </table:table-cell>
          <table:table-cell office:value-type="float" office:value="3449282.26">
            <text:p>3449282,26</text:p>
          </table:table-cell>
          <table:table-cell office:value-type="float" office:value="329075.95">
            <text:p>329075,95</text:p>
          </table:table-cell>
          <table:table-cell office:value-type="float" office:value="6007110.77">
            <text:p>6007110,77</text:p>
          </table:table-cell>
          <table:table-cell/>
          <table:table-cell table:style-name="ce2" office:value-type="date" office:date-value="2021-04-02">
            <text:p>2021-04-02 00:00:00</text:p>
          </table:table-cell>
          <table:table-cell table:number-columns-repeated="1015"/>
        </table:table-row>
        <table:table-row table:style-name="ro1">
          <table:table-cell office:value-type="float" office:value="225922">
            <text:p>225922</text:p>
          </table:table-cell>
          <table:table-cell office:value-type="float" office:value="69645">
            <text:p>69645</text:p>
          </table:table-cell>
          <table:table-cell office:value-type="float" office:value="2514880.66">
            <text:p>2514880,66</text:p>
          </table:table-cell>
          <table:table-cell office:value-type="float" office:value="236498.17">
            <text:p>236498,17</text:p>
          </table:table-cell>
          <table:table-cell office:value-type="float" office:value="3203878.34">
            <text:p>3203878,34</text:p>
          </table:table-cell>
          <table:table-cell office:value-type="float" office:value="306143.17">
            <text:p>306143,17</text:p>
          </table:table-cell>
          <table:table-cell office:value-type="float" office:value="5718759">
            <text:p>5718759</text:p>
          </table:table-cell>
          <table:table-cell/>
          <table:table-cell table:style-name="ce2" office:value-type="date" office:date-value="2021-04-03">
            <text:p>2021-04-03 00:00:00</text:p>
          </table:table-cell>
          <table:table-cell table:number-columns-repeated="1015"/>
        </table:table-row>
        <table:table-row table:style-name="ro1">
          <table:table-cell office:value-type="float" office:value="217514">
            <text:p>217514</text:p>
          </table:table-cell>
          <table:table-cell office:value-type="float" office:value="27091">
            <text:p>27091</text:p>
          </table:table-cell>
          <table:table-cell office:value-type="float" office:value="996369.99">
            <text:p>996369,99</text:p>
          </table:table-cell>
          <table:table-cell office:value-type="float" office:value="116587.23">
            <text:p>116587,23</text:p>
          </table:table-cell>
          <table:table-cell office:value-type="float" office:value="1576289.48">
            <text:p>1576289,48</text:p>
          </table:table-cell>
          <table:table-cell office:value-type="float" office:value="143678.23">
            <text:p>143678,23</text:p>
          </table:table-cell>
          <table:table-cell office:value-type="float" office:value="2572659.47">
            <text:p>2572659,47</text:p>
          </table:table-cell>
          <table:table-cell/>
          <table:table-cell table:style-name="ce2" office:value-type="date" office:date-value="2021-04-04">
            <text:p>2021-04-04 00:00:00</text:p>
          </table:table-cell>
          <table:table-cell table:number-columns-repeated="1015"/>
        </table:table-row>
        <table:table-row table:style-name="ro1">
          <table:table-cell office:value-type="float" office:value="227393">
            <text:p>227393</text:p>
          </table:table-cell>
          <table:table-cell office:value-type="float" office:value="40462">
            <text:p>40462</text:p>
          </table:table-cell>
          <table:table-cell office:value-type="float" office:value="1553419.69">
            <text:p>1553419,69</text:p>
          </table:table-cell>
          <table:table-cell office:value-type="float" office:value="172552">
            <text:p>172552</text:p>
          </table:table-cell>
          <table:table-cell office:value-type="float" office:value="2288107.2">
            <text:p>2288107,2</text:p>
          </table:table-cell>
          <table:table-cell office:value-type="float" office:value="213014">
            <text:p>213014</text:p>
          </table:table-cell>
          <table:table-cell office:value-type="float" office:value="3841526.89">
            <text:p>3841526,89</text:p>
          </table:table-cell>
          <table:table-cell/>
          <table:table-cell table:style-name="ce2" office:value-type="date" office:date-value="2021-04-05">
            <text:p>2021-04-05 00:00:00</text:p>
          </table:table-cell>
          <table:table-cell table:number-columns-repeated="1015"/>
        </table:table-row>
        <table:table-row table:style-name="ro1">
          <table:table-cell office:value-type="float" office:value="218959">
            <text:p>218959</text:p>
          </table:table-cell>
          <table:table-cell office:value-type="float" office:value="41954">
            <text:p>41954</text:p>
          </table:table-cell>
          <table:table-cell office:value-type="float" office:value="1589292.96">
            <text:p>1589292,96</text:p>
          </table:table-cell>
          <table:table-cell office:value-type="float" office:value="172801.88">
            <text:p>172801,88</text:p>
          </table:table-cell>
          <table:table-cell office:value-type="float" office:value="2288543.1">
            <text:p>2288543,1</text:p>
          </table:table-cell>
          <table:table-cell office:value-type="float" office:value="214781.38">
            <text:p>214781,38</text:p>
          </table:table-cell>
          <table:table-cell office:value-type="float" office:value="3877836.06">
            <text:p>3877836,06</text:p>
          </table:table-cell>
          <table:table-cell/>
          <table:table-cell table:style-name="ce2" office:value-type="date" office:date-value="2021-04-06">
            <text:p>2021-04-06 00:00:00</text:p>
          </table:table-cell>
          <table:table-cell table:number-columns-repeated="1015"/>
        </table:table-row>
        <table:table-row table:style-name="ro1">
          <table:table-cell office:value-type="float" office:value="227354">
            <text:p>227354</text:p>
          </table:table-cell>
          <table:table-cell office:value-type="float" office:value="43800">
            <text:p>43800</text:p>
          </table:table-cell>
          <table:table-cell office:value-type="float" office:value="1637807.27">
            <text:p>1637807,27</text:p>
          </table:table-cell>
          <table:table-cell office:value-type="float" office:value="193063.41">
            <text:p>193063,41</text:p>
          </table:table-cell>
          <table:table-cell office:value-type="float" office:value="2553303.73">
            <text:p>2553303,73</text:p>
          </table:table-cell>
          <table:table-cell office:value-type="float" office:value="236863.41">
            <text:p>236863,41</text:p>
          </table:table-cell>
          <table:table-cell office:value-type="float" office:value="4191111">
            <text:p>4191111</text:p>
          </table:table-cell>
          <table:table-cell/>
          <table:table-cell table:style-name="ce2" office:value-type="date" office:date-value="2021-04-07">
            <text:p>2021-04-07 00:00:00</text:p>
          </table:table-cell>
          <table:table-cell table:number-columns-repeated="1015"/>
        </table:table-row>
        <table:table-row table:style-name="ro1">
          <table:table-cell office:value-type="float" office:value="227719">
            <text:p>227719</text:p>
          </table:table-cell>
          <table:table-cell office:value-type="float" office:value="44866">
            <text:p>44866</text:p>
          </table:table-cell>
          <table:table-cell office:value-type="float" office:value="1677144.76">
            <text:p>1677144,76</text:p>
          </table:table-cell>
          <table:table-cell office:value-type="float" office:value="189929.74">
            <text:p>189929,74</text:p>
          </table:table-cell>
          <table:table-cell office:value-type="float" office:value="2538457.71">
            <text:p>2538457,71</text:p>
          </table:table-cell>
          <table:table-cell office:value-type="float" office:value="234795.74">
            <text:p>234795,74</text:p>
          </table:table-cell>
          <table:table-cell office:value-type="float" office:value="4215602.47">
            <text:p>4215602,47</text:p>
          </table:table-cell>
          <table:table-cell/>
          <table:table-cell table:style-name="ce2" office:value-type="date" office:date-value="2021-04-08">
            <text:p>2021-04-08 00:00:00</text:p>
          </table:table-cell>
          <table:table-cell table:number-columns-repeated="1015"/>
        </table:table-row>
        <table:table-row table:style-name="ro1">
          <table:table-cell office:value-type="float" office:value="236922">
            <text:p>236922</text:p>
          </table:table-cell>
          <table:table-cell office:value-type="float" office:value="59424">
            <text:p>59424</text:p>
          </table:table-cell>
          <table:table-cell office:value-type="float" office:value="2174768.71">
            <text:p>2174768,71</text:p>
          </table:table-cell>
          <table:table-cell office:value-type="float" office:value="232435.05">
            <text:p>232435,05</text:p>
          </table:table-cell>
          <table:table-cell office:value-type="float" office:value="3096036.77">
            <text:p>3096036,77</text:p>
          </table:table-cell>
          <table:table-cell office:value-type="float" office:value="291859.05">
            <text:p>291859,05</text:p>
          </table:table-cell>
          <table:table-cell office:value-type="float" office:value="5270805.48">
            <text:p>5270805,48</text:p>
          </table:table-cell>
          <table:table-cell/>
          <table:table-cell table:style-name="ce2" office:value-type="date" office:date-value="2021-04-09">
            <text:p>2021-04-09 00:00:00</text:p>
          </table:table-cell>
          <table:table-cell table:number-columns-repeated="1015"/>
        </table:table-row>
        <table:table-row table:style-name="ro1">
          <table:table-cell office:value-type="float" office:value="237314">
            <text:p>237314</text:p>
          </table:table-cell>
          <table:table-cell office:value-type="float" office:value="61538">
            <text:p>61538</text:p>
          </table:table-cell>
          <table:table-cell office:value-type="float" office:value="2248889.28">
            <text:p>2248889,28</text:p>
          </table:table-cell>
          <table:table-cell office:value-type="float" office:value="223187.97">
            <text:p>223187,97</text:p>
          </table:table-cell>
          <table:table-cell office:value-type="float" office:value="3022361.17">
            <text:p>3022361,17</text:p>
          </table:table-cell>
          <table:table-cell office:value-type="float" office:value="284725.97">
            <text:p>284725,97</text:p>
          </table:table-cell>
          <table:table-cell office:value-type="float" office:value="5271250.45">
            <text:p>5271250,45</text:p>
          </table:table-cell>
          <table:table-cell/>
          <table:table-cell table:style-name="ce2" office:value-type="date" office:date-value="2021-04-10">
            <text:p>2021-04-10 00:00:00</text:p>
          </table:table-cell>
          <table:table-cell table:number-columns-repeated="1015"/>
        </table:table-row>
        <table:table-row table:style-name="ro1">
          <table:table-cell office:value-type="float" office:value="236953">
            <text:p>236953</text:p>
          </table:table-cell>
          <table:table-cell office:value-type="float" office:value="45799">
            <text:p>45799</text:p>
          </table:table-cell>
          <table:table-cell office:value-type="float" office:value="1724734.62">
            <text:p>1724734,62</text:p>
          </table:table-cell>
          <table:table-cell office:value-type="float" office:value="179545.92">
            <text:p>179545,92</text:p>
          </table:table-cell>
          <table:table-cell office:value-type="float" office:value="2397490.9">
            <text:p>2397490,9</text:p>
          </table:table-cell>
          <table:table-cell office:value-type="float" office:value="225344.92">
            <text:p>225344,92</text:p>
          </table:table-cell>
          <table:table-cell office:value-type="float" office:value="4122225.52">
            <text:p>4122225,52</text:p>
          </table:table-cell>
          <table:table-cell/>
          <table:table-cell table:style-name="ce2" office:value-type="date" office:date-value="2021-04-11">
            <text:p>2021-04-11 00:00:00</text:p>
          </table:table-cell>
          <table:table-cell table:number-columns-repeated="1015"/>
        </table:table-row>
        <table:table-row table:style-name="ro1">
          <table:table-cell office:value-type="float" office:value="254354">
            <text:p>254354</text:p>
          </table:table-cell>
          <table:table-cell office:value-type="float" office:value="38043">
            <text:p>38043</text:p>
          </table:table-cell>
          <table:table-cell office:value-type="float" office:value="1460588.5">
            <text:p>1460588,5</text:p>
          </table:table-cell>
          <table:table-cell office:value-type="float" office:value="162400.49">
            <text:p>162400,49</text:p>
          </table:table-cell>
          <table:table-cell office:value-type="float" office:value="2172586.66">
            <text:p>2172586,66</text:p>
          </table:table-cell>
          <table:table-cell office:value-type="float" office:value="200444.74">
            <text:p>200444,74</text:p>
          </table:table-cell>
          <table:table-cell office:value-type="float" office:value="3633175.16">
            <text:p>3633175,16</text:p>
          </table:table-cell>
          <table:table-cell/>
          <table:table-cell table:style-name="ce2" office:value-type="date" office:date-value="2021-04-12">
            <text:p>2021-04-12 00:00:00</text:p>
          </table:table-cell>
          <table:table-cell table:number-columns-repeated="1015"/>
        </table:table-row>
        <table:table-row table:style-name="ro1">
          <table:table-cell office:value-type="float" office:value="237769">
            <text:p>237769</text:p>
          </table:table-cell>
          <table:table-cell office:value-type="float" office:value="40101">
            <text:p>40101</text:p>
          </table:table-cell>
          <table:table-cell office:value-type="float" office:value="1525948.86">
            <text:p>1525948,86</text:p>
          </table:table-cell>
          <table:table-cell office:value-type="float" office:value="171304.42">
            <text:p>171304,42</text:p>
          </table:table-cell>
          <table:table-cell office:value-type="float" office:value="2279983.27">
            <text:p>2279983,27</text:p>
          </table:table-cell>
          <table:table-cell office:value-type="float" office:value="211405.42">
            <text:p>211405,42</text:p>
          </table:table-cell>
          <table:table-cell office:value-type="float" office:value="3805932.13">
            <text:p>3805932,13</text:p>
          </table:table-cell>
          <table:table-cell/>
          <table:table-cell table:style-name="ce2" office:value-type="date" office:date-value="2021-04-13">
            <text:p>2021-04-13 00:00:00</text:p>
          </table:table-cell>
          <table:table-cell table:number-columns-repeated="1015"/>
        </table:table-row>
        <table:table-row table:style-name="ro1">
          <table:table-cell office:value-type="float" office:value="229257">
            <text:p>229257</text:p>
          </table:table-cell>
          <table:table-cell office:value-type="float" office:value="42476">
            <text:p>42476</text:p>
          </table:table-cell>
          <table:table-cell office:value-type="float" office:value="1600114.96">
            <text:p>1600114,96</text:p>
          </table:table-cell>
          <table:table-cell office:value-type="float" office:value="181218.3">
            <text:p>181218,3</text:p>
          </table:table-cell>
          <table:table-cell office:value-type="float" office:value="2403678.49">
            <text:p>2403678,49</text:p>
          </table:table-cell>
          <table:table-cell office:value-type="float" office:value="223694.3">
            <text:p>223694,3</text:p>
          </table:table-cell>
          <table:table-cell office:value-type="float" office:value="4003793.45">
            <text:p>4003793,45</text:p>
          </table:table-cell>
          <table:table-cell/>
          <table:table-cell table:style-name="ce2" office:value-type="date" office:date-value="2021-04-14">
            <text:p>2021-04-14 00:00:00</text:p>
          </table:table-cell>
          <table:table-cell table:number-columns-repeated="1015"/>
        </table:table-row>
        <table:table-row table:style-name="ro1">
          <table:table-cell office:value-type="float" office:value="257124">
            <text:p>257124</text:p>
          </table:table-cell>
          <table:table-cell office:value-type="float" office:value="48768">
            <text:p>48768</text:p>
          </table:table-cell>
          <table:table-cell office:value-type="float" office:value="1823619.91">
            <text:p>1823619,91</text:p>
          </table:table-cell>
          <table:table-cell office:value-type="float" office:value="201580.24">
            <text:p>201580,24</text:p>
          </table:table-cell>
          <table:table-cell office:value-type="float" office:value="2666385.4">
            <text:p>2666385,4</text:p>
          </table:table-cell>
          <table:table-cell office:value-type="float" office:value="250348.24">
            <text:p>250348,24</text:p>
          </table:table-cell>
          <table:table-cell office:value-type="float" office:value="4490005.31">
            <text:p>4490005,31</text:p>
          </table:table-cell>
          <table:table-cell/>
          <table:table-cell table:style-name="ce2" office:value-type="date" office:date-value="2021-04-15">
            <text:p>2021-04-15 00:00:00</text:p>
          </table:table-cell>
          <table:table-cell table:number-columns-repeated="1015"/>
        </table:table-row>
        <table:table-row table:style-name="ro1">
          <table:table-cell office:value-type="float" office:value="255338">
            <text:p>255338</text:p>
          </table:table-cell>
          <table:table-cell office:value-type="float" office:value="61305">
            <text:p>61305</text:p>
          </table:table-cell>
          <table:table-cell office:value-type="float" office:value="2195481.25">
            <text:p>2195481,25</text:p>
          </table:table-cell>
          <table:table-cell office:value-type="float" office:value="243126.45">
            <text:p>243126,45</text:p>
          </table:table-cell>
          <table:table-cell office:value-type="float" office:value="3217708.58">
            <text:p>3217708,58</text:p>
          </table:table-cell>
          <table:table-cell office:value-type="float" office:value="304432.7">
            <text:p>304432,7</text:p>
          </table:table-cell>
          <table:table-cell office:value-type="float" office:value="5413189.83">
            <text:p>5413189,83</text:p>
          </table:table-cell>
          <table:table-cell/>
          <table:table-cell table:style-name="ce2" office:value-type="date" office:date-value="2021-04-16">
            <text:p>2021-04-16 00:00:00</text:p>
          </table:table-cell>
          <table:table-cell table:number-columns-repeated="1015"/>
        </table:table-row>
        <table:table-row table:style-name="ro1">
          <table:table-cell office:value-type="float" office:value="265485">
            <text:p>265485</text:p>
          </table:table-cell>
          <table:table-cell office:value-type="float" office:value="75899">
            <text:p>75899</text:p>
          </table:table-cell>
          <table:table-cell office:value-type="float" office:value="2660017.87">
            <text:p>2660017,87</text:p>
          </table:table-cell>
          <table:table-cell office:value-type="float" office:value="279581.32">
            <text:p>279581,32</text:p>
          </table:table-cell>
          <table:table-cell office:value-type="float" office:value="3606322.37">
            <text:p>3606322,37</text:p>
          </table:table-cell>
          <table:table-cell office:value-type="float" office:value="355480.32">
            <text:p>355480,32</text:p>
          </table:table-cell>
          <table:table-cell office:value-type="float" office:value="6266340.24">
            <text:p>6266340,24</text:p>
          </table:table-cell>
          <table:table-cell/>
          <table:table-cell table:style-name="ce2" office:value-type="date" office:date-value="2021-04-17">
            <text:p>2021-04-17 00:00:00</text:p>
          </table:table-cell>
          <table:table-cell table:number-columns-repeated="1015"/>
        </table:table-row>
        <table:table-row table:style-name="ro1">
          <table:table-cell office:value-type="float" office:value="222638">
            <text:p>222638</text:p>
          </table:table-cell>
          <table:table-cell office:value-type="float" office:value="49447">
            <text:p>49447</text:p>
          </table:table-cell>
          <table:table-cell office:value-type="float" office:value="1775445.7">
            <text:p>1775445,7</text:p>
          </table:table-cell>
          <table:table-cell office:value-type="float" office:value="200707.55">
            <text:p>200707,55</text:p>
          </table:table-cell>
          <table:table-cell office:value-type="float" office:value="2588682.22">
            <text:p>2588682,22</text:p>
          </table:table-cell>
          <table:table-cell office:value-type="float" office:value="250154.55">
            <text:p>250154,55</text:p>
          </table:table-cell>
          <table:table-cell office:value-type="float" office:value="4364127.92">
            <text:p>4364127,92</text:p>
          </table:table-cell>
          <table:table-cell/>
          <table:table-cell table:style-name="ce2" office:value-type="date" office:date-value="2021-04-18">
            <text:p>2021-04-18 00:00:00</text:p>
          </table:table-cell>
          <table:table-cell table:number-columns-repeated="1015"/>
        </table:table-row>
        <table:table-row table:style-name="ro1">
          <table:table-cell office:value-type="float" office:value="248422">
            <text:p>248422</text:p>
          </table:table-cell>
          <table:table-cell office:value-type="float" office:value="45923">
            <text:p>45923</text:p>
          </table:table-cell>
          <table:table-cell office:value-type="float" office:value="1671059.26">
            <text:p>1671059,26</text:p>
          </table:table-cell>
          <table:table-cell office:value-type="float" office:value="211731.79">
            <text:p>211731,79</text:p>
          </table:table-cell>
          <table:table-cell office:value-type="float" office:value="2665889.64">
            <text:p>2665889,64</text:p>
          </table:table-cell>
          <table:table-cell office:value-type="float" office:value="257654.79">
            <text:p>257654,79</text:p>
          </table:table-cell>
          <table:table-cell office:value-type="float" office:value="4336948.9">
            <text:p>4336948,9</text:p>
          </table:table-cell>
          <table:table-cell/>
          <table:table-cell table:style-name="ce2" office:value-type="date" office:date-value="2021-04-19">
            <text:p>2021-04-19 00:00:00</text:p>
          </table:table-cell>
          <table:table-cell table:number-columns-repeated="1015"/>
        </table:table-row>
        <table:table-row table:style-name="ro1">
          <table:table-cell office:value-type="float" office:value="248111">
            <text:p>248111</text:p>
          </table:table-cell>
          <table:table-cell office:value-type="float" office:value="67466">
            <text:p>67466</text:p>
          </table:table-cell>
          <table:table-cell office:value-type="float" office:value="2167039.09">
            <text:p>2167039,09</text:p>
          </table:table-cell>
          <table:table-cell office:value-type="float" office:value="314729.74">
            <text:p>314729,74</text:p>
          </table:table-cell>
          <table:table-cell office:value-type="float" office:value="3753475.32">
            <text:p>3753475,32</text:p>
          </table:table-cell>
          <table:table-cell office:value-type="float" office:value="382195.74">
            <text:p>382195,74</text:p>
          </table:table-cell>
          <table:table-cell office:value-type="float" office:value="5920514.41">
            <text:p>5920514,41</text:p>
          </table:table-cell>
          <table:table-cell/>
          <table:table-cell table:style-name="ce2" office:value-type="date" office:date-value="2021-04-20">
            <text:p>2021-04-20 00:00:00</text:p>
          </table:table-cell>
          <table:table-cell table:number-columns-repeated="1015"/>
        </table:table-row>
        <table:table-row table:style-name="ro1">
          <table:table-cell office:value-type="float" office:value="241007">
            <text:p>241007</text:p>
          </table:table-cell>
          <table:table-cell office:value-type="float" office:value="39285">
            <text:p>39285</text:p>
          </table:table-cell>
          <table:table-cell office:value-type="float" office:value="1424208.16">
            <text:p>1424208,16</text:p>
          </table:table-cell>
          <table:table-cell office:value-type="float" office:value="169510.27">
            <text:p>169510,27</text:p>
          </table:table-cell>
          <table:table-cell office:value-type="float" office:value="2172288.34">
            <text:p>2172288,34</text:p>
          </table:table-cell>
          <table:table-cell office:value-type="float" office:value="208795.27">
            <text:p>208795,27</text:p>
          </table:table-cell>
          <table:table-cell office:value-type="float" office:value="3596496.5">
            <text:p>3596496,5</text:p>
          </table:table-cell>
          <table:table-cell/>
          <table:table-cell table:style-name="ce2" office:value-type="date" office:date-value="2021-04-21">
            <text:p>2021-04-21 00:00:00</text:p>
          </table:table-cell>
          <table:table-cell table:number-columns-repeated="1015"/>
        </table:table-row>
        <table:table-row table:style-name="ro1">
          <table:table-cell office:value-type="float" office:value="232389">
            <text:p>232389</text:p>
          </table:table-cell>
          <table:table-cell office:value-type="float" office:value="45953">
            <text:p>45953</text:p>
          </table:table-cell>
          <table:table-cell office:value-type="float" office:value="1668752.75">
            <text:p>1668752,75</text:p>
          </table:table-cell>
          <table:table-cell office:value-type="float" office:value="179773.72">
            <text:p>179773,72</text:p>
          </table:table-cell>
          <table:table-cell office:value-type="float" office:value="2394170.24">
            <text:p>2394170,24</text:p>
          </table:table-cell>
          <table:table-cell office:value-type="float" office:value="225726.72">
            <text:p>225726,72</text:p>
          </table:table-cell>
          <table:table-cell office:value-type="float" office:value="4062922.99">
            <text:p>4062922,99</text:p>
          </table:table-cell>
          <table:table-cell/>
          <table:table-cell table:style-name="ce2" office:value-type="date" office:date-value="2021-04-22">
            <text:p>2021-04-22 00:00:00</text:p>
          </table:table-cell>
          <table:table-cell table:number-columns-repeated="1015"/>
        </table:table-row>
        <table:table-row table:style-name="ro1">
          <table:table-cell office:value-type="float" office:value="241056">
            <text:p>241056</text:p>
          </table:table-cell>
          <table:table-cell office:value-type="float" office:value="58226">
            <text:p>58226</text:p>
          </table:table-cell>
          <table:table-cell office:value-type="float" office:value="2092703.24">
            <text:p>2092703,24</text:p>
          </table:table-cell>
          <table:table-cell office:value-type="float" office:value="224906.16">
            <text:p>224906,16</text:p>
          </table:table-cell>
          <table:table-cell office:value-type="float" office:value="2986029.69">
            <text:p>2986029,69</text:p>
          </table:table-cell>
          <table:table-cell office:value-type="float" office:value="283291.26">
            <text:p>283291,26</text:p>
          </table:table-cell>
          <table:table-cell office:value-type="float" office:value="5078732.93">
            <text:p>5078732,93</text:p>
          </table:table-cell>
          <table:table-cell/>
          <table:table-cell table:style-name="ce2" office:value-type="date" office:date-value="2021-04-23">
            <text:p>2021-04-23 00:00:00</text:p>
          </table:table-cell>
          <table:table-cell table:number-columns-repeated="1015"/>
        </table:table-row>
        <table:table-row table:style-name="ro1">
          <table:table-cell office:value-type="float" office:value="249770">
            <text:p>249770</text:p>
          </table:table-cell>
          <table:table-cell office:value-type="float" office:value="59991">
            <text:p>59991</text:p>
          </table:table-cell>
          <table:table-cell office:value-type="float" office:value="2111081.61">
            <text:p>2111081,61</text:p>
          </table:table-cell>
          <table:table-cell office:value-type="float" office:value="210409.84">
            <text:p>210409,84</text:p>
          </table:table-cell>
          <table:table-cell office:value-type="float" office:value="2853426.59">
            <text:p>2853426,59</text:p>
          </table:table-cell>
          <table:table-cell office:value-type="float" office:value="270400.84">
            <text:p>270400,84</text:p>
          </table:table-cell>
          <table:table-cell office:value-type="float" office:value="4964508.2">
            <text:p>4964508,2</text:p>
          </table:table-cell>
          <table:table-cell/>
          <table:table-cell table:style-name="ce2" office:value-type="date" office:date-value="2021-04-24">
            <text:p>2021-04-24 00:00:00</text:p>
          </table:table-cell>
          <table:table-cell table:number-columns-repeated="1015"/>
        </table:table-row>
        <table:table-row table:style-name="ro1">
          <table:table-cell office:value-type="float" office:value="250920">
            <text:p>250920</text:p>
          </table:table-cell>
          <table:table-cell office:value-type="float" office:value="46806">
            <text:p>46806</text:p>
          </table:table-cell>
          <table:table-cell office:value-type="float" office:value="1687674.37">
            <text:p>1687674,37</text:p>
          </table:table-cell>
          <table:table-cell office:value-type="float" office:value="174766.96">
            <text:p>174766,96</text:p>
          </table:table-cell>
          <table:table-cell office:value-type="float" office:value="2345077.71">
            <text:p>2345077,71</text:p>
          </table:table-cell>
          <table:table-cell office:value-type="float" office:value="221572.96">
            <text:p>221572,96</text:p>
          </table:table-cell>
          <table:table-cell office:value-type="float" office:value="4032752.08">
            <text:p>4032752,08</text:p>
          </table:table-cell>
          <table:table-cell/>
          <table:table-cell table:style-name="ce2" office:value-type="date" office:date-value="2021-04-25">
            <text:p>2021-04-25 00:00:00</text:p>
          </table:table-cell>
          <table:table-cell table:number-columns-repeated="1015"/>
        </table:table-row>
        <table:table-row table:style-name="ro1">
          <table:table-cell office:value-type="float" office:value="225590">
            <text:p>225590</text:p>
          </table:table-cell>
          <table:table-cell office:value-type="float" office:value="38990">
            <text:p>38990</text:p>
          </table:table-cell>
          <table:table-cell office:value-type="float" office:value="1456297.55">
            <text:p>1456297,55</text:p>
          </table:table-cell>
          <table:table-cell office:value-type="float" office:value="167769.13">
            <text:p>167769,13</text:p>
          </table:table-cell>
          <table:table-cell office:value-type="float" office:value="2184555.76">
            <text:p>2184555,76</text:p>
          </table:table-cell>
          <table:table-cell office:value-type="float" office:value="206759.13">
            <text:p>206759,13</text:p>
          </table:table-cell>
          <table:table-cell office:value-type="float" office:value="3640853.31">
            <text:p>3640853,31</text:p>
          </table:table-cell>
          <table:table-cell/>
          <table:table-cell table:style-name="ce2" office:value-type="date" office:date-value="2021-04-26">
            <text:p>2021-04-26 00:00:00</text:p>
          </table:table-cell>
          <table:table-cell table:number-columns-repeated="1015"/>
        </table:table-row>
        <table:table-row table:style-name="ro1">
          <table:table-cell office:value-type="float" office:value="253149">
            <text:p>253149</text:p>
          </table:table-cell>
          <table:table-cell office:value-type="float" office:value="38125">
            <text:p>38125</text:p>
          </table:table-cell>
          <table:table-cell office:value-type="float" office:value="1417708.86">
            <text:p>1417708,86</text:p>
          </table:table-cell>
          <table:table-cell office:value-type="float" office:value="167653.67">
            <text:p>167653,67</text:p>
          </table:table-cell>
          <table:table-cell office:value-type="float" office:value="2214003.01">
            <text:p>2214003,01</text:p>
          </table:table-cell>
          <table:table-cell office:value-type="float" office:value="205778.67">
            <text:p>205778,67</text:p>
          </table:table-cell>
          <table:table-cell office:value-type="float" office:value="3631711.87">
            <text:p>3631711,87</text:p>
          </table:table-cell>
          <table:table-cell/>
          <table:table-cell table:style-name="ce2" office:value-type="date" office:date-value="2021-04-27">
            <text:p>2021-04-27 00:00:00</text:p>
          </table:table-cell>
          <table:table-cell table:number-columns-repeated="1015"/>
        </table:table-row>
        <table:table-row table:style-name="ro1">
          <table:table-cell office:value-type="float" office:value="244482">
            <text:p>244482</text:p>
          </table:table-cell>
          <table:table-cell office:value-type="float" office:value="40000">
            <text:p>40000</text:p>
          </table:table-cell>
          <table:table-cell office:value-type="float" office:value="1489184.04">
            <text:p>1489184,04</text:p>
          </table:table-cell>
          <table:table-cell office:value-type="float" office:value="178054.05">
            <text:p>178054,05</text:p>
          </table:table-cell>
          <table:table-cell office:value-type="float" office:value="2311281.42">
            <text:p>2311281,42</text:p>
          </table:table-cell>
          <table:table-cell office:value-type="float" office:value="218054.05">
            <text:p>218054,05</text:p>
          </table:table-cell>
          <table:table-cell office:value-type="float" office:value="3800465.46">
            <text:p>3800465,46</text:p>
          </table:table-cell>
          <table:table-cell/>
          <table:table-cell table:style-name="ce2" office:value-type="date" office:date-value="2021-04-28">
            <text:p>2021-04-28 00:00:00</text:p>
          </table:table-cell>
          <table:table-cell table:number-columns-repeated="1015"/>
        </table:table-row>
        <table:table-row table:style-name="ro1">
          <table:table-cell office:value-type="float" office:value="244874">
            <text:p>244874</text:p>
          </table:table-cell>
          <table:table-cell office:value-type="float" office:value="45612">
            <text:p>45612</text:p>
          </table:table-cell>
          <table:table-cell office:value-type="float" office:value="1669087.23">
            <text:p>1669087,23</text:p>
          </table:table-cell>
          <table:table-cell office:value-type="float" office:value="187134.34">
            <text:p>187134,34</text:p>
          </table:table-cell>
          <table:table-cell office:value-type="float" office:value="2479730.5">
            <text:p>2479730,5</text:p>
          </table:table-cell>
          <table:table-cell office:value-type="float" office:value="232746.34">
            <text:p>232746,34</text:p>
          </table:table-cell>
          <table:table-cell office:value-type="float" office:value="4148817.73">
            <text:p>4148817,73</text:p>
          </table:table-cell>
          <table:table-cell/>
          <table:table-cell table:style-name="ce2" office:value-type="date" office:date-value="2021-04-29">
            <text:p>2021-04-29 00:00:00</text:p>
          </table:table-cell>
          <table:table-cell table:number-columns-repeated="1015"/>
        </table:table-row>
        <table:table-row table:style-name="ro1">
          <table:table-cell office:value-type="float" office:value="227034">
            <text:p>227034</text:p>
          </table:table-cell>
          <table:table-cell office:value-type="float" office:value="63752">
            <text:p>63752</text:p>
          </table:table-cell>
          <table:table-cell office:value-type="float" office:value="2281388.32">
            <text:p>2281388,32</text:p>
          </table:table-cell>
          <table:table-cell office:value-type="float" office:value="246355.22">
            <text:p>246355,22</text:p>
          </table:table-cell>
          <table:table-cell office:value-type="float" office:value="3268561.52">
            <text:p>3268561,52</text:p>
          </table:table-cell>
          <table:table-cell office:value-type="float" office:value="310107.22">
            <text:p>310107,22</text:p>
          </table:table-cell>
          <table:table-cell office:value-type="float" office:value="5549949.84">
            <text:p>5549949,84</text:p>
          </table:table-cell>
          <table:table-cell/>
          <table:table-cell table:style-name="ce2" office:value-type="date" office:date-value="2021-04-30">
            <text:p>2021-04-30 00:00:00</text:p>
          </table:table-cell>
          <table:table-cell table:number-columns-repeated="1015"/>
        </table:table-row>
        <table:table-row table:style-name="ro1">
          <table:table-cell office:value-type="float" office:value="228085">
            <text:p>228085</text:p>
          </table:table-cell>
          <table:table-cell office:value-type="float" office:value="63856">
            <text:p>63856</text:p>
          </table:table-cell>
          <table:table-cell office:value-type="float" office:value="2256840.58">
            <text:p>2256840,58</text:p>
          </table:table-cell>
          <table:table-cell office:value-type="float" office:value="229601.66">
            <text:p>229601,66</text:p>
          </table:table-cell>
          <table:table-cell office:value-type="float" office:value="3059646.89">
            <text:p>3059646,89</text:p>
          </table:table-cell>
          <table:table-cell office:value-type="float" office:value="293457.66">
            <text:p>293457,66</text:p>
          </table:table-cell>
          <table:table-cell office:value-type="float" office:value="5316487.47">
            <text:p>5316487,47</text:p>
          </table:table-cell>
          <table:table-cell/>
          <table:table-cell table:style-name="ce2" office:value-type="date" office:date-value="2021-05-01">
            <text:p>2021-05-01 00:00:00</text:p>
          </table:table-cell>
          <table:table-cell table:number-columns-repeated="1015"/>
        </table:table-row>
        <table:table-row table:style-name="ro1">
          <table:table-cell office:value-type="float" office:value="246705">
            <text:p>246705</text:p>
          </table:table-cell>
          <table:table-cell office:value-type="float" office:value="44336">
            <text:p>44336</text:p>
          </table:table-cell>
          <table:table-cell office:value-type="float" office:value="1603780.56">
            <text:p>1603780,56</text:p>
          </table:table-cell>
          <table:table-cell office:value-type="float" office:value="168262.5">
            <text:p>168262,5</text:p>
          </table:table-cell>
          <table:table-cell office:value-type="float" office:value="2245952.75">
            <text:p>2245952,75</text:p>
          </table:table-cell>
          <table:table-cell office:value-type="float" office:value="212598.5">
            <text:p>212598,5</text:p>
          </table:table-cell>
          <table:table-cell office:value-type="float" office:value="3849733.31">
            <text:p>3849733,31</text:p>
          </table:table-cell>
          <table:table-cell/>
          <table:table-cell table:style-name="ce2" office:value-type="date" office:date-value="2021-05-02">
            <text:p>2021-05-02 00:00:00</text:p>
          </table:table-cell>
          <table:table-cell table:number-columns-repeated="1015"/>
        </table:table-row>
        <table:table-row table:style-name="ro1">
          <table:table-cell office:value-type="float" office:value="237230">
            <text:p>237230</text:p>
          </table:table-cell>
          <table:table-cell office:value-type="float" office:value="38889">
            <text:p>38889</text:p>
          </table:table-cell>
          <table:table-cell office:value-type="float" office:value="1464880.06">
            <text:p>1464880,06</text:p>
          </table:table-cell>
          <table:table-cell office:value-type="float" office:value="170199.37">
            <text:p>170199,37</text:p>
          </table:table-cell>
          <table:table-cell office:value-type="float" office:value="2250938.91">
            <text:p>2250938,91</text:p>
          </table:table-cell>
          <table:table-cell office:value-type="float" office:value="209088.37">
            <text:p>209088,37</text:p>
          </table:table-cell>
          <table:table-cell office:value-type="float" office:value="3715818.97">
            <text:p>3715818,97</text:p>
          </table:table-cell>
          <table:table-cell/>
          <table:table-cell table:style-name="ce2" office:value-type="date" office:date-value="2021-05-03">
            <text:p>2021-05-03 00:00:00</text:p>
          </table:table-cell>
          <table:table-cell table:number-columns-repeated="1015"/>
        </table:table-row>
        <table:table-row table:style-name="ro1">
          <table:table-cell office:value-type="float" office:value="237595">
            <text:p>237595</text:p>
          </table:table-cell>
          <table:table-cell office:value-type="float" office:value="41921">
            <text:p>41921</text:p>
          </table:table-cell>
          <table:table-cell office:value-type="float" office:value="1562398.13">
            <text:p>1562398,13</text:p>
          </table:table-cell>
          <table:table-cell office:value-type="float" office:value="174025.14">
            <text:p>174025,14</text:p>
          </table:table-cell>
          <table:table-cell office:value-type="float" office:value="2313827.91">
            <text:p>2313827,91</text:p>
          </table:table-cell>
          <table:table-cell office:value-type="float" office:value="215946.14">
            <text:p>215946,14</text:p>
          </table:table-cell>
          <table:table-cell office:value-type="float" office:value="3876226.04">
            <text:p>3876226,04</text:p>
          </table:table-cell>
          <table:table-cell/>
          <table:table-cell table:style-name="ce2" office:value-type="date" office:date-value="2021-05-04">
            <text:p>2021-05-04 00:00:00</text:p>
          </table:table-cell>
          <table:table-cell table:number-columns-repeated="1015"/>
        </table:table-row>
        <table:table-row table:style-name="ro1">
          <table:table-cell office:value-type="float" office:value="247142">
            <text:p>247142</text:p>
          </table:table-cell>
          <table:table-cell office:value-type="float" office:value="42835">
            <text:p>42835</text:p>
          </table:table-cell>
          <table:table-cell office:value-type="float" office:value="1595403.43">
            <text:p>1595403,43</text:p>
          </table:table-cell>
          <table:table-cell office:value-type="float" office:value="186155.86">
            <text:p>186155,86</text:p>
          </table:table-cell>
          <table:table-cell office:value-type="float" office:value="2485175.17">
            <text:p>2485175,17</text:p>
          </table:table-cell>
          <table:table-cell office:value-type="float" office:value="228990.86">
            <text:p>228990,86</text:p>
          </table:table-cell>
          <table:table-cell office:value-type="float" office:value="4080578.6">
            <text:p>4080578,6</text:p>
          </table:table-cell>
          <table:table-cell/>
          <table:table-cell table:style-name="ce2" office:value-type="date" office:date-value="2021-05-05">
            <text:p>2021-05-05 00:00:00</text:p>
          </table:table-cell>
          <table:table-cell table:number-columns-repeated="1015"/>
        </table:table-row>
        <table:table-row table:style-name="ro1">
          <table:table-cell office:value-type="float" office:value="238338">
            <text:p>238338</text:p>
          </table:table-cell>
          <table:table-cell office:value-type="float" office:value="46760">
            <text:p>46760</text:p>
          </table:table-cell>
          <table:table-cell office:value-type="float" office:value="1689209.01">
            <text:p>1689209,01</text:p>
          </table:table-cell>
          <table:table-cell office:value-type="float" office:value="187252.9">
            <text:p>187252,9</text:p>
          </table:table-cell>
          <table:table-cell office:value-type="float" office:value="2503388.7">
            <text:p>2503388,7</text:p>
          </table:table-cell>
          <table:table-cell office:value-type="float" office:value="234012.9">
            <text:p>234012,9</text:p>
          </table:table-cell>
          <table:table-cell office:value-type="float" office:value="4192597.71">
            <text:p>4192597,71</text:p>
          </table:table-cell>
          <table:table-cell/>
          <table:table-cell table:style-name="ce2" office:value-type="date" office:date-value="2021-05-06">
            <text:p>2021-05-06 00:00:00</text:p>
          </table:table-cell>
          <table:table-cell table:number-columns-repeated="1015"/>
        </table:table-row>
        <table:table-row table:style-name="ro1">
          <table:table-cell office:value-type="float" office:value="247202">
            <text:p>247202</text:p>
          </table:table-cell>
          <table:table-cell office:value-type="float" office:value="62003">
            <text:p>62003</text:p>
          </table:table-cell>
          <table:table-cell office:value-type="float" office:value="2184310.35">
            <text:p>2184310,35</text:p>
          </table:table-cell>
          <table:table-cell office:value-type="float" office:value="239864.45">
            <text:p>239864,45</text:p>
          </table:table-cell>
          <table:table-cell office:value-type="float" office:value="3149285.65">
            <text:p>3149285,65</text:p>
          </table:table-cell>
          <table:table-cell office:value-type="float" office:value="301867.45">
            <text:p>301867,45</text:p>
          </table:table-cell>
          <table:table-cell office:value-type="float" office:value="5333596">
            <text:p>5333596</text:p>
          </table:table-cell>
          <table:table-cell/>
          <table:table-cell table:style-name="ce2" office:value-type="date" office:date-value="2021-05-07">
            <text:p>2021-05-07 00:00:00</text:p>
          </table:table-cell>
          <table:table-cell table:number-columns-repeated="1015"/>
        </table:table-row>
        <table:table-row table:style-name="ro1">
          <table:table-cell office:value-type="float" office:value="247596">
            <text:p>247596</text:p>
          </table:table-cell>
          <table:table-cell office:value-type="float" office:value="66081">
            <text:p>66081</text:p>
          </table:table-cell>
          <table:table-cell office:value-type="float" office:value="2289819.04">
            <text:p>2289819,04</text:p>
          </table:table-cell>
          <table:table-cell office:value-type="float" office:value="230163.5">
            <text:p>230163,5</text:p>
          </table:table-cell>
          <table:table-cell office:value-type="float" office:value="3068292.32">
            <text:p>3068292,32</text:p>
          </table:table-cell>
          <table:table-cell office:value-type="float" office:value="296244.5">
            <text:p>296244,5</text:p>
          </table:table-cell>
          <table:table-cell office:value-type="float" office:value="5358111.36">
            <text:p>5358111,36</text:p>
          </table:table-cell>
          <table:table-cell/>
          <table:table-cell table:style-name="ce2" office:value-type="date" office:date-value="2021-05-08">
            <text:p>2021-05-08 00:00:00</text:p>
          </table:table-cell>
          <table:table-cell table:number-columns-repeated="1015"/>
        </table:table-row>
        <table:table-row table:style-name="ro1">
          <table:table-cell office:value-type="float" office:value="239461">
            <text:p>239461</text:p>
          </table:table-cell>
          <table:table-cell office:value-type="float" office:value="38569">
            <text:p>38569</text:p>
          </table:table-cell>
          <table:table-cell office:value-type="float" office:value="1380407.2">
            <text:p>1380407,2</text:p>
          </table:table-cell>
          <table:table-cell office:value-type="float" office:value="159052.81">
            <text:p>159052,81</text:p>
          </table:table-cell>
          <table:table-cell office:value-type="float" office:value="2125336.65">
            <text:p>2125336,65</text:p>
          </table:table-cell>
          <table:table-cell office:value-type="float" office:value="197621.81">
            <text:p>197621,81</text:p>
          </table:table-cell>
          <table:table-cell office:value-type="float" office:value="3505743.85">
            <text:p>3505743,85</text:p>
          </table:table-cell>
          <table:table-cell/>
          <table:table-cell table:style-name="ce2" office:value-type="date" office:date-value="2021-05-09">
            <text:p>2021-05-09 00:00:00</text:p>
          </table:table-cell>
          <table:table-cell table:number-columns-repeated="1015"/>
        </table:table-row>
        <table:table-row table:style-name="ro1">
          <table:table-cell office:value-type="float" office:value="249074">
            <text:p>249074</text:p>
          </table:table-cell>
          <table:table-cell office:value-type="float" office:value="39783">
            <text:p>39783</text:p>
          </table:table-cell>
          <table:table-cell office:value-type="float" office:value="1490285.11">
            <text:p>1490285,11</text:p>
          </table:table-cell>
          <table:table-cell office:value-type="float" office:value="178332.32">
            <text:p>178332,32</text:p>
          </table:table-cell>
          <table:table-cell office:value-type="float" office:value="2268588.56">
            <text:p>2268588,56</text:p>
          </table:table-cell>
          <table:table-cell office:value-type="float" office:value="218115.32">
            <text:p>218115,32</text:p>
          </table:table-cell>
          <table:table-cell office:value-type="float" office:value="3758873.67">
            <text:p>3758873,67</text:p>
          </table:table-cell>
          <table:table-cell/>
          <table:table-cell table:style-name="ce2" office:value-type="date" office:date-value="2021-05-10">
            <text:p>2021-05-10 00:00:00</text:p>
          </table:table-cell>
          <table:table-cell table:number-columns-repeated="1015"/>
        </table:table-row>
        <table:table-row table:style-name="ro1">
          <table:table-cell office:value-type="float" office:value="240204">
            <text:p>240204</text:p>
          </table:table-cell>
          <table:table-cell office:value-type="float" office:value="40289">
            <text:p>40289</text:p>
          </table:table-cell>
          <table:table-cell office:value-type="float" office:value="1489458.78">
            <text:p>1489458,78</text:p>
          </table:table-cell>
          <table:table-cell office:value-type="float" office:value="179896.67">
            <text:p>179896,67</text:p>
          </table:table-cell>
          <table:table-cell office:value-type="float" office:value="2356819.6">
            <text:p>2356819,6</text:p>
          </table:table-cell>
          <table:table-cell office:value-type="float" office:value="220185.67">
            <text:p>220185,67</text:p>
          </table:table-cell>
          <table:table-cell office:value-type="float" office:value="3846278.38">
            <text:p>3846278,38</text:p>
          </table:table-cell>
          <table:table-cell/>
          <table:table-cell table:style-name="ce2" office:value-type="date" office:date-value="2021-05-11">
            <text:p>2021-05-11 00:00:00</text:p>
          </table:table-cell>
          <table:table-cell table:number-columns-repeated="1015"/>
        </table:table-row>
        <table:table-row table:style-name="ro1">
          <table:table-cell office:value-type="float" office:value="241273">
            <text:p>241273</text:p>
          </table:table-cell>
          <table:table-cell office:value-type="float" office:value="41847">
            <text:p>41847</text:p>
          </table:table-cell>
          <table:table-cell office:value-type="float" office:value="1543601.39">
            <text:p>1543601,39</text:p>
          </table:table-cell>
          <table:table-cell office:value-type="float" office:value="195755.84">
            <text:p>195755,84</text:p>
          </table:table-cell>
          <table:table-cell office:value-type="float" office:value="2461264.98">
            <text:p>2461264,98</text:p>
          </table:table-cell>
          <table:table-cell office:value-type="float" office:value="237602.84">
            <text:p>237602,84</text:p>
          </table:table-cell>
          <table:table-cell office:value-type="float" office:value="4004866.37">
            <text:p>4004866,37</text:p>
          </table:table-cell>
          <table:table-cell/>
          <table:table-cell table:style-name="ce2" office:value-type="date" office:date-value="2021-05-12">
            <text:p>2021-05-12 00:00:00</text:p>
          </table:table-cell>
          <table:table-cell table:number-columns-repeated="1015"/>
        </table:table-row>
        <table:table-row table:style-name="ro1">
          <table:table-cell office:value-type="float" office:value="259511">
            <text:p>259511</text:p>
          </table:table-cell>
          <table:table-cell office:value-type="float" office:value="47291">
            <text:p>47291</text:p>
          </table:table-cell>
          <table:table-cell office:value-type="float" office:value="1720396.21">
            <text:p>1720396,21</text:p>
          </table:table-cell>
          <table:table-cell office:value-type="float" office:value="196359.16">
            <text:p>196359,16</text:p>
          </table:table-cell>
          <table:table-cell office:value-type="float" office:value="2566473.66">
            <text:p>2566473,66</text:p>
          </table:table-cell>
          <table:table-cell office:value-type="float" office:value="243650.16">
            <text:p>243650,16</text:p>
          </table:table-cell>
          <table:table-cell office:value-type="float" office:value="4286869.87">
            <text:p>4286869,87</text:p>
          </table:table-cell>
          <table:table-cell/>
          <table:table-cell table:style-name="ce2" office:value-type="date" office:date-value="2021-05-13">
            <text:p>2021-05-13 00:00:00</text:p>
          </table:table-cell>
          <table:table-cell table:number-columns-repeated="1015"/>
        </table:table-row>
        <table:table-row table:style-name="ro1">
          <table:table-cell office:value-type="float" office:value="259226">
            <text:p>259226</text:p>
          </table:table-cell>
          <table:table-cell office:value-type="float" office:value="64033">
            <text:p>64033</text:p>
          </table:table-cell>
          <table:table-cell office:value-type="float" office:value="2267890.68">
            <text:p>2267890,68</text:p>
          </table:table-cell>
          <table:table-cell office:value-type="float" office:value="247493.14">
            <text:p>247493,14</text:p>
          </table:table-cell>
          <table:table-cell office:value-type="float" office:value="3293315.6">
            <text:p>3293315,6</text:p>
          </table:table-cell>
          <table:table-cell office:value-type="float" office:value="311526.14">
            <text:p>311526,14</text:p>
          </table:table-cell>
          <table:table-cell office:value-type="float" office:value="5561206.28">
            <text:p>5561206,28</text:p>
          </table:table-cell>
          <table:table-cell/>
          <table:table-cell table:style-name="ce2" office:value-type="date" office:date-value="2021-05-14">
            <text:p>2021-05-14 00:00:00</text:p>
          </table:table-cell>
          <table:table-cell table:number-columns-repeated="1015"/>
        </table:table-row>
        <table:table-row table:style-name="ro1">
          <table:table-cell office:value-type="float" office:value="241716">
            <text:p>241716</text:p>
          </table:table-cell>
          <table:table-cell office:value-type="float" office:value="61680">
            <text:p>61680</text:p>
          </table:table-cell>
          <table:table-cell office:value-type="float" office:value="2176164.62">
            <text:p>2176164,62</text:p>
          </table:table-cell>
          <table:table-cell office:value-type="float" office:value="238479.16">
            <text:p>238479,16</text:p>
          </table:table-cell>
          <table:table-cell office:value-type="float" office:value="3017216.23">
            <text:p>3017216,23</text:p>
          </table:table-cell>
          <table:table-cell office:value-type="float" office:value="300159.16">
            <text:p>300159,16</text:p>
          </table:table-cell>
          <table:table-cell office:value-type="float" office:value="5193380.85">
            <text:p>5193380,85</text:p>
          </table:table-cell>
          <table:table-cell/>
          <table:table-cell table:style-name="ce2" office:value-type="date" office:date-value="2021-05-15">
            <text:p>2021-05-15 00:00:00</text:p>
          </table:table-cell>
          <table:table-cell table:number-columns-repeated="1015"/>
        </table:table-row>
        <table:table-row table:style-name="ro1">
          <table:table-cell office:value-type="float" office:value="224123">
            <text:p>224123</text:p>
          </table:table-cell>
          <table:table-cell office:value-type="float" office:value="45062">
            <text:p>45062</text:p>
          </table:table-cell>
          <table:table-cell office:value-type="float" office:value="1637031.02">
            <text:p>1637031,02</text:p>
          </table:table-cell>
          <table:table-cell office:value-type="float" office:value="176720.1">
            <text:p>176720,1</text:p>
          </table:table-cell>
          <table:table-cell office:value-type="float" office:value="2384095.01">
            <text:p>2384095,01</text:p>
          </table:table-cell>
          <table:table-cell office:value-type="float" office:value="221782.1">
            <text:p>221782,1</text:p>
          </table:table-cell>
          <table:table-cell office:value-type="float" office:value="4021126.03">
            <text:p>4021126,03</text:p>
          </table:table-cell>
          <table:table-cell/>
          <table:table-cell table:style-name="ce2" office:value-type="date" office:date-value="2021-05-16">
            <text:p>2021-05-16 00:00:00</text:p>
          </table:table-cell>
          <table:table-cell table:number-columns-repeated="1015"/>
        </table:table-row>
        <table:table-row table:style-name="ro1">
          <table:table-cell office:value-type="float" office:value="233779">
            <text:p>233779</text:p>
          </table:table-cell>
          <table:table-cell office:value-type="float" office:value="39885">
            <text:p>39885</text:p>
          </table:table-cell>
          <table:table-cell office:value-type="float" office:value="1469445.63">
            <text:p>1469445,63</text:p>
          </table:table-cell>
          <table:table-cell office:value-type="float" office:value="173339.13">
            <text:p>173339,13</text:p>
          </table:table-cell>
          <table:table-cell office:value-type="float" office:value="2272150.13">
            <text:p>2272150,13</text:p>
          </table:table-cell>
          <table:table-cell office:value-type="float" office:value="213224.13">
            <text:p>213224,13</text:p>
          </table:table-cell>
          <table:table-cell office:value-type="float" office:value="3741595.76">
            <text:p>3741595,76</text:p>
          </table:table-cell>
          <table:table-cell/>
          <table:table-cell table:style-name="ce2" office:value-type="date" office:date-value="2021-05-17">
            <text:p>2021-05-17 00:00:00</text:p>
          </table:table-cell>
          <table:table-cell table:number-columns-repeated="1015"/>
        </table:table-row>
        <table:table-row table:style-name="ro1">
          <table:table-cell office:value-type="float" office:value="224761">
            <text:p>224761</text:p>
          </table:table-cell>
          <table:table-cell office:value-type="float" office:value="40747">
            <text:p>40747</text:p>
          </table:table-cell>
          <table:table-cell office:value-type="float" office:value="1509031.38">
            <text:p>1509031,38</text:p>
          </table:table-cell>
          <table:table-cell office:value-type="float" office:value="175264.4">
            <text:p>175264,4</text:p>
          </table:table-cell>
          <table:table-cell office:value-type="float" office:value="2326840.77">
            <text:p>2326840,77</text:p>
          </table:table-cell>
          <table:table-cell office:value-type="float" office:value="216011.4">
            <text:p>216011,4</text:p>
          </table:table-cell>
          <table:table-cell office:value-type="float" office:value="3835872.15">
            <text:p>3835872,15</text:p>
          </table:table-cell>
          <table:table-cell/>
          <table:table-cell table:style-name="ce2" office:value-type="date" office:date-value="2021-05-18">
            <text:p>2021-05-18 00:00:00</text:p>
          </table:table-cell>
          <table:table-cell table:number-columns-repeated="1015"/>
        </table:table-row>
        <table:table-row table:style-name="ro1">
          <table:table-cell office:value-type="float" office:value="234442">
            <text:p>234442</text:p>
          </table:table-cell>
          <table:table-cell office:value-type="float" office:value="42052">
            <text:p>42052</text:p>
          </table:table-cell>
          <table:table-cell office:value-type="float" office:value="1531588.53">
            <text:p>1531588,53</text:p>
          </table:table-cell>
          <table:table-cell office:value-type="float" office:value="180713.6">
            <text:p>180713,6</text:p>
          </table:table-cell>
          <table:table-cell office:value-type="float" office:value="2383192.66">
            <text:p>2383192,66</text:p>
          </table:table-cell>
          <table:table-cell office:value-type="float" office:value="222765.6">
            <text:p>222765,6</text:p>
          </table:table-cell>
          <table:table-cell office:value-type="float" office:value="3914781.19">
            <text:p>3914781,19</text:p>
          </table:table-cell>
          <table:table-cell/>
          <table:table-cell table:style-name="ce2" office:value-type="date" office:date-value="2021-05-19">
            <text:p>2021-05-19 00:00:00</text:p>
          </table:table-cell>
          <table:table-cell table:number-columns-repeated="1015"/>
        </table:table-row>
        <table:table-row table:style-name="ro1">
          <table:table-cell office:value-type="float" office:value="234078">
            <text:p>234078</text:p>
          </table:table-cell>
          <table:table-cell office:value-type="float" office:value="47560">
            <text:p>47560</text:p>
          </table:table-cell>
          <table:table-cell office:value-type="float" office:value="1699757.62">
            <text:p>1699757,62</text:p>
          </table:table-cell>
          <table:table-cell office:value-type="float" office:value="198513.98">
            <text:p>198513,98</text:p>
          </table:table-cell>
          <table:table-cell office:value-type="float" office:value="2587432.12">
            <text:p>2587432,12</text:p>
          </table:table-cell>
          <table:table-cell office:value-type="float" office:value="246073.98">
            <text:p>246073,98</text:p>
          </table:table-cell>
          <table:table-cell office:value-type="float" office:value="4287189.74">
            <text:p>4287189,74</text:p>
          </table:table-cell>
          <table:table-cell/>
          <table:table-cell table:style-name="ce2" office:value-type="date" office:date-value="2021-05-20">
            <text:p>2021-05-20 00:00:00</text:p>
          </table:table-cell>
          <table:table-cell table:number-columns-repeated="1015"/>
        </table:table-row>
        <table:table-row table:style-name="ro1">
          <table:table-cell office:value-type="float" office:value="243111">
            <text:p>243111</text:p>
          </table:table-cell>
          <table:table-cell office:value-type="float" office:value="62134">
            <text:p>62134</text:p>
          </table:table-cell>
          <table:table-cell office:value-type="float" office:value="2202583.34">
            <text:p>2202583,34</text:p>
          </table:table-cell>
          <table:table-cell office:value-type="float" office:value="251622.43">
            <text:p>251622,43</text:p>
          </table:table-cell>
          <table:table-cell office:value-type="float" office:value="3174151.59">
            <text:p>3174151,59</text:p>
          </table:table-cell>
          <table:table-cell office:value-type="float" office:value="313756.43">
            <text:p>313756,43</text:p>
          </table:table-cell>
          <table:table-cell office:value-type="float" office:value="5376734.93">
            <text:p>5376734,93</text:p>
          </table:table-cell>
          <table:table-cell/>
          <table:table-cell table:style-name="ce2" office:value-type="date" office:date-value="2021-05-21">
            <text:p>2021-05-21 00:00:00</text:p>
          </table:table-cell>
          <table:table-cell table:number-columns-repeated="1015"/>
        </table:table-row>
        <table:table-row table:style-name="ro1">
          <table:table-cell office:value-type="float" office:value="244177">
            <text:p>244177</text:p>
          </table:table-cell>
          <table:table-cell office:value-type="float" office:value="61468">
            <text:p>61468</text:p>
          </table:table-cell>
          <table:table-cell office:value-type="float" office:value="2138531.7">
            <text:p>2138531,7</text:p>
          </table:table-cell>
          <table:table-cell office:value-type="float" office:value="253483.46">
            <text:p>253483,46</text:p>
          </table:table-cell>
          <table:table-cell office:value-type="float" office:value="2974455.49">
            <text:p>2974455,49</text:p>
          </table:table-cell>
          <table:table-cell office:value-type="float" office:value="314951.46">
            <text:p>314951,46</text:p>
          </table:table-cell>
          <table:table-cell office:value-type="float" office:value="5112987.19">
            <text:p>5112987,19</text:p>
          </table:table-cell>
          <table:table-cell/>
          <table:table-cell table:style-name="ce2" office:value-type="date" office:date-value="2021-05-22">
            <text:p>2021-05-22 00:00:00</text:p>
          </table:table-cell>
          <table:table-cell table:number-columns-repeated="1015"/>
        </table:table-row>
        <table:table-row table:style-name="ro1">
          <table:table-cell office:value-type="float" office:value="244542">
            <text:p>244542</text:p>
          </table:table-cell>
          <table:table-cell office:value-type="float" office:value="44040">
            <text:p>44040</text:p>
          </table:table-cell>
          <table:table-cell office:value-type="float" office:value="1582015.36">
            <text:p>1582015,36</text:p>
          </table:table-cell>
          <table:table-cell office:value-type="float" office:value="175734.37">
            <text:p>175734,37</text:p>
          </table:table-cell>
          <table:table-cell office:value-type="float" office:value="2292984.32">
            <text:p>2292984,32</text:p>
          </table:table-cell>
          <table:table-cell office:value-type="float" office:value="220028.87">
            <text:p>220028,87</text:p>
          </table:table-cell>
          <table:table-cell office:value-type="float" office:value="3874999.68">
            <text:p>3874999,68</text:p>
          </table:table-cell>
          <table:table-cell/>
          <table:table-cell table:style-name="ce2" office:value-type="date" office:date-value="2021-05-23">
            <text:p>2021-05-23 00:00:00</text:p>
          </table:table-cell>
          <table:table-cell table:number-columns-repeated="1015"/>
        </table:table-row>
        <table:table-row table:style-name="ro1">
          <table:table-cell office:value-type="float" office:value="236171">
            <text:p>236171</text:p>
          </table:table-cell>
          <table:table-cell office:value-type="float" office:value="41022">
            <text:p>41022</text:p>
          </table:table-cell>
          <table:table-cell office:value-type="float" office:value="1503680.29">
            <text:p>1503680,29</text:p>
          </table:table-cell>
          <table:table-cell office:value-type="float" office:value="182150.11">
            <text:p>182150,11</text:p>
          </table:table-cell>
          <table:table-cell office:value-type="float" office:value="2308912.4">
            <text:p>2308912,4</text:p>
          </table:table-cell>
          <table:table-cell office:value-type="float" office:value="223370.61">
            <text:p>223370,61</text:p>
          </table:table-cell>
          <table:table-cell office:value-type="float" office:value="3812592.69">
            <text:p>3812592,69</text:p>
          </table:table-cell>
          <table:table-cell/>
          <table:table-cell table:style-name="ce2" office:value-type="date" office:date-value="2021-05-24">
            <text:p>2021-05-24 00:00:00</text:p>
          </table:table-cell>
          <table:table-cell table:number-columns-repeated="1015"/>
        </table:table-row>
        <table:table-row table:style-name="ro1">
          <table:table-cell office:value-type="float" office:value="235814">
            <text:p>235814</text:p>
          </table:table-cell>
          <table:table-cell office:value-type="float" office:value="43892">
            <text:p>43892</text:p>
          </table:table-cell>
          <table:table-cell office:value-type="float" office:value="1584187.36">
            <text:p>1584187,36</text:p>
          </table:table-cell>
          <table:table-cell office:value-type="float" office:value="188281.14">
            <text:p>188281,14</text:p>
          </table:table-cell>
          <table:table-cell office:value-type="float" office:value="2448181.06">
            <text:p>2448181,06</text:p>
          </table:table-cell>
          <table:table-cell office:value-type="float" office:value="232173.14">
            <text:p>232173,14</text:p>
          </table:table-cell>
          <table:table-cell office:value-type="float" office:value="4032368.42">
            <text:p>4032368,42</text:p>
          </table:table-cell>
          <table:table-cell/>
          <table:table-cell table:style-name="ce2" office:value-type="date" office:date-value="2021-05-25">
            <text:p>2021-05-25 00:00:00</text:p>
          </table:table-cell>
          <table:table-cell table:number-columns-repeated="1015"/>
        </table:table-row>
        <table:table-row table:style-name="ro1">
          <table:table-cell office:value-type="float" office:value="236847">
            <text:p>236847</text:p>
          </table:table-cell>
          <table:table-cell office:value-type="float" office:value="45348">
            <text:p>45348</text:p>
          </table:table-cell>
          <table:table-cell office:value-type="float" office:value="1642732.87">
            <text:p>1642732,87</text:p>
          </table:table-cell>
          <table:table-cell office:value-type="float" office:value="196370.71">
            <text:p>196370,71</text:p>
          </table:table-cell>
          <table:table-cell office:value-type="float" office:value="2486730.83">
            <text:p>2486730,83</text:p>
          </table:table-cell>
          <table:table-cell office:value-type="float" office:value="241718.71">
            <text:p>241718,71</text:p>
          </table:table-cell>
          <table:table-cell office:value-type="float" office:value="4129463.7">
            <text:p>4129463,7</text:p>
          </table:table-cell>
          <table:table-cell/>
          <table:table-cell table:style-name="ce2" office:value-type="date" office:date-value="2021-05-26">
            <text:p>2021-05-26 00:00:00</text:p>
          </table:table-cell>
          <table:table-cell table:number-columns-repeated="1015"/>
        </table:table-row>
        <table:table-row table:style-name="ro1">
          <table:table-cell office:value-type="float" office:value="237185">
            <text:p>237185</text:p>
          </table:table-cell>
          <table:table-cell office:value-type="float" office:value="54484">
            <text:p>54484</text:p>
          </table:table-cell>
          <table:table-cell office:value-type="float" office:value="1910365.18">
            <text:p>1910365,18</text:p>
          </table:table-cell>
          <table:table-cell office:value-type="float" office:value="225620.87">
            <text:p>225620,87</text:p>
          </table:table-cell>
          <table:table-cell office:value-type="float" office:value="2774043.7">
            <text:p>2774043,7</text:p>
          </table:table-cell>
          <table:table-cell office:value-type="float" office:value="280104.87">
            <text:p>280104,87</text:p>
          </table:table-cell>
          <table:table-cell office:value-type="float" office:value="4684408.88">
            <text:p>4684408,88</text:p>
          </table:table-cell>
          <table:table-cell/>
          <table:table-cell table:style-name="ce2" office:value-type="date" office:date-value="2021-05-27">
            <text:p>2021-05-27 00:00:00</text:p>
          </table:table-cell>
          <table:table-cell table:number-columns-repeated="1015"/>
        </table:table-row>
        <table:table-row table:style-name="ro1">
          <table:table-cell office:value-type="float" office:value="255101">
            <text:p>255101</text:p>
          </table:table-cell>
          <table:table-cell office:value-type="float" office:value="77922">
            <text:p>77922</text:p>
          </table:table-cell>
          <table:table-cell office:value-type="float" office:value="2671175.42">
            <text:p>2671175,42</text:p>
          </table:table-cell>
          <table:table-cell office:value-type="float" office:value="311144.46">
            <text:p>311144,46</text:p>
          </table:table-cell>
          <table:table-cell office:value-type="float" office:value="3671465.82">
            <text:p>3671465,82</text:p>
          </table:table-cell>
          <table:table-cell office:value-type="float" office:value="389066.46">
            <text:p>389066,46</text:p>
          </table:table-cell>
          <table:table-cell office:value-type="float" office:value="6342641.24">
            <text:p>6342641,24</text:p>
          </table:table-cell>
          <table:table-cell/>
          <table:table-cell table:style-name="ce2" office:value-type="date" office:date-value="2021-05-28">
            <text:p>2021-05-28 00:00:00</text:p>
          </table:table-cell>
          <table:table-cell table:number-columns-repeated="1015"/>
        </table:table-row>
        <table:table-row table:style-name="ro1">
          <table:table-cell office:value-type="float" office:value="246691">
            <text:p>246691</text:p>
          </table:table-cell>
          <table:table-cell office:value-type="float" office:value="76835">
            <text:p>76835</text:p>
          </table:table-cell>
          <table:table-cell office:value-type="float" office:value="2589274.26">
            <text:p>2589274,26</text:p>
          </table:table-cell>
          <table:table-cell office:value-type="float" office:value="260754.08">
            <text:p>260754,08</text:p>
          </table:table-cell>
          <table:table-cell office:value-type="float" office:value="3309067.85">
            <text:p>3309067,85</text:p>
          </table:table-cell>
          <table:table-cell office:value-type="float" office:value="337589.08">
            <text:p>337589,08</text:p>
          </table:table-cell>
          <table:table-cell office:value-type="float" office:value="5898342.11">
            <text:p>5898342,11</text:p>
          </table:table-cell>
          <table:table-cell/>
          <table:table-cell table:style-name="ce2" office:value-type="date" office:date-value="2021-05-29">
            <text:p>2021-05-29 00:00:00</text:p>
          </table:table-cell>
          <table:table-cell table:number-columns-repeated="1015"/>
        </table:table-row>
        <table:table-row table:style-name="ro1">
          <table:table-cell office:value-type="float" office:value="247056">
            <text:p>247056</text:p>
          </table:table-cell>
          <table:table-cell office:value-type="float" office:value="57866">
            <text:p>57866</text:p>
          </table:table-cell>
          <table:table-cell office:value-type="float" office:value="1966097.06">
            <text:p>1966097,06</text:p>
          </table:table-cell>
          <table:table-cell office:value-type="float" office:value="222000.79">
            <text:p>222000,79</text:p>
          </table:table-cell>
          <table:table-cell office:value-type="float" office:value="2538720.73">
            <text:p>2538720,73</text:p>
          </table:table-cell>
          <table:table-cell office:value-type="float" office:value="279866.79">
            <text:p>279866,79</text:p>
          </table:table-cell>
          <table:table-cell office:value-type="float" office:value="4504817.79">
            <text:p>4504817,79</text:p>
          </table:table-cell>
          <table:table-cell/>
          <table:table-cell table:style-name="ce2" office:value-type="date" office:date-value="2021-05-30">
            <text:p>2021-05-30 00:00:00</text:p>
          </table:table-cell>
          <table:table-cell table:number-columns-repeated="1015"/>
        </table:table-row>
        <table:table-row table:style-name="ro1">
          <table:table-cell office:value-type="float" office:value="238589">
            <text:p>238589</text:p>
          </table:table-cell>
          <table:table-cell office:value-type="float" office:value="41039">
            <text:p>41039</text:p>
          </table:table-cell>
          <table:table-cell office:value-type="float" office:value="1414009.62">
            <text:p>1414009,62</text:p>
          </table:table-cell>
          <table:table-cell office:value-type="float" office:value="167912.9">
            <text:p>167912,9</text:p>
          </table:table-cell>
          <table:table-cell office:value-type="float" office:value="2033915.18">
            <text:p>2033915,18</text:p>
          </table:table-cell>
          <table:table-cell office:value-type="float" office:value="208951.9">
            <text:p>208951,9</text:p>
          </table:table-cell>
          <table:table-cell office:value-type="float" office:value="3447924.8">
            <text:p>3447924,8</text:p>
          </table:table-cell>
          <table:table-cell/>
          <table:table-cell table:style-name="ce2" office:value-type="date" office:date-value="2021-05-31">
            <text:p>2021-05-31 00:00:00</text:p>
          </table:table-cell>
          <table:table-cell table:number-columns-repeated="1015"/>
        </table:table-row>
        <table:table-row table:style-name="ro1">
          <table:table-cell office:value-type="float" office:value="248461">
            <text:p>248461</text:p>
          </table:table-cell>
          <table:table-cell office:value-type="float" office:value="42567">
            <text:p>42567</text:p>
          </table:table-cell>
          <table:table-cell office:value-type="float" office:value="1552042.33">
            <text:p>1552042,33</text:p>
          </table:table-cell>
          <table:table-cell office:value-type="float" office:value="197897.81">
            <text:p>197897,81</text:p>
          </table:table-cell>
          <table:table-cell office:value-type="float" office:value="2376863.2">
            <text:p>2376863,2</text:p>
          </table:table-cell>
          <table:table-cell office:value-type="float" office:value="240464.81">
            <text:p>240464,81</text:p>
          </table:table-cell>
          <table:table-cell office:value-type="float" office:value="3928905.53">
            <text:p>3928905,53</text:p>
          </table:table-cell>
          <table:table-cell/>
          <table:table-cell table:style-name="ce2" office:value-type="date" office:date-value="2021-06-01">
            <text:p>2021-06-01 00:00:00</text:p>
          </table:table-cell>
          <table:table-cell table:number-columns-repeated="1015"/>
        </table:table-row>
        <table:table-row table:style-name="ro1">
          <table:table-cell office:value-type="float" office:value="238588">
            <text:p>238588</text:p>
          </table:table-cell>
          <table:table-cell office:value-type="float" office:value="43145">
            <text:p>43145</text:p>
          </table:table-cell>
          <table:table-cell office:value-type="float" office:value="1579515.65">
            <text:p>1579515,65</text:p>
          </table:table-cell>
          <table:table-cell office:value-type="float" office:value="193141.62">
            <text:p>193141,62</text:p>
          </table:table-cell>
          <table:table-cell office:value-type="float" office:value="2447705.18">
            <text:p>2447705,18</text:p>
          </table:table-cell>
          <table:table-cell office:value-type="float" office:value="236286.62">
            <text:p>236286,62</text:p>
          </table:table-cell>
          <table:table-cell office:value-type="float" office:value="4027220.83">
            <text:p>4027220,83</text:p>
          </table:table-cell>
          <table:table-cell/>
          <table:table-cell table:style-name="ce2" office:value-type="date" office:date-value="2021-06-02">
            <text:p>2021-06-02 00:00:00</text:p>
          </table:table-cell>
          <table:table-cell table:number-columns-repeated="1015"/>
        </table:table-row>
        <table:table-row table:style-name="ro1">
          <table:table-cell office:value-type="float" office:value="239616">
            <text:p>239616</text:p>
          </table:table-cell>
          <table:table-cell office:value-type="float" office:value="55142">
            <text:p>55142</text:p>
          </table:table-cell>
          <table:table-cell office:value-type="float" office:value="1962421.13">
            <text:p>1962421,13</text:p>
          </table:table-cell>
          <table:table-cell office:value-type="float" office:value="220086.19">
            <text:p>220086,19</text:p>
          </table:table-cell>
          <table:table-cell office:value-type="float" office:value="2852764.84">
            <text:p>2852764,84</text:p>
          </table:table-cell>
          <table:table-cell office:value-type="float" office:value="275228.19">
            <text:p>275228,19</text:p>
          </table:table-cell>
          <table:table-cell office:value-type="float" office:value="4815185.97">
            <text:p>4815185,97</text:p>
          </table:table-cell>
          <table:table-cell/>
          <table:table-cell table:style-name="ce2" office:value-type="date" office:date-value="2021-06-03">
            <text:p>2021-06-03 00:00:00</text:p>
          </table:table-cell>
          <table:table-cell table:number-columns-repeated="1015"/>
        </table:table-row>
        <table:table-row table:style-name="ro1">
          <table:table-cell office:value-type="float" office:value="239954">
            <text:p>239954</text:p>
          </table:table-cell>
          <table:table-cell office:value-type="float" office:value="66987">
            <text:p>66987</text:p>
          </table:table-cell>
          <table:table-cell office:value-type="float" office:value="2323210.76">
            <text:p>2323210,76</text:p>
          </table:table-cell>
          <table:table-cell office:value-type="float" office:value="261417.98">
            <text:p>261417,98</text:p>
          </table:table-cell>
          <table:table-cell office:value-type="float" office:value="3304060.56">
            <text:p>3304060,56</text:p>
          </table:table-cell>
          <table:table-cell office:value-type="float" office:value="328404.98">
            <text:p>328404,98</text:p>
          </table:table-cell>
          <table:table-cell office:value-type="float" office:value="5627271.32">
            <text:p>5627271,32</text:p>
          </table:table-cell>
          <table:table-cell/>
          <table:table-cell table:style-name="ce2" office:value-type="date" office:date-value="2021-06-04">
            <text:p>2021-06-04 00:00:00</text:p>
          </table:table-cell>
          <table:table-cell table:number-columns-repeated="1015"/>
        </table:table-row>
        <table:table-row table:style-name="ro1">
          <table:table-cell office:value-type="float" office:value="230706">
            <text:p>230706</text:p>
          </table:table-cell>
          <table:table-cell office:value-type="float" office:value="60450">
            <text:p>60450</text:p>
          </table:table-cell>
          <table:table-cell office:value-type="float" office:value="2060297.14">
            <text:p>2060297,14</text:p>
          </table:table-cell>
          <table:table-cell office:value-type="float" office:value="217169">
            <text:p>217169</text:p>
          </table:table-cell>
          <table:table-cell office:value-type="float" office:value="2910304.03">
            <text:p>2910304,03</text:p>
          </table:table-cell>
          <table:table-cell office:value-type="float" office:value="277619">
            <text:p>277619</text:p>
          </table:table-cell>
          <table:table-cell office:value-type="float" office:value="4970601.17">
            <text:p>4970601,17</text:p>
          </table:table-cell>
          <table:table-cell/>
          <table:table-cell table:style-name="ce2" office:value-type="date" office:date-value="2021-06-05">
            <text:p>2021-06-05 00:00:00</text:p>
          </table:table-cell>
          <table:table-cell table:number-columns-repeated="1015"/>
        </table:table-row>
        <table:table-row table:style-name="ro1">
          <table:table-cell office:value-type="float" office:value="239930">
            <text:p>239930</text:p>
          </table:table-cell>
          <table:table-cell office:value-type="float" office:value="44844">
            <text:p>44844</text:p>
          </table:table-cell>
          <table:table-cell office:value-type="float" office:value="1582678.07">
            <text:p>1582678,07</text:p>
          </table:table-cell>
          <table:table-cell office:value-type="float" office:value="172549.66">
            <text:p>172549,66</text:p>
          </table:table-cell>
          <table:table-cell office:value-type="float" office:value="2276853.65">
            <text:p>2276853,65</text:p>
          </table:table-cell>
          <table:table-cell office:value-type="float" office:value="217393.66">
            <text:p>217393,66</text:p>
          </table:table-cell>
          <table:table-cell office:value-type="float" office:value="3859531.72">
            <text:p>3859531,72</text:p>
          </table:table-cell>
          <table:table-cell/>
          <table:table-cell table:style-name="ce2" office:value-type="date" office:date-value="2021-06-06">
            <text:p>2021-06-06 00:00:00</text:p>
          </table:table-cell>
          <table:table-cell table:number-columns-repeated="1015"/>
        </table:table-row>
        <table:table-row table:style-name="ro1">
          <table:table-cell office:value-type="float" office:value="240955">
            <text:p>240955</text:p>
          </table:table-cell>
          <table:table-cell office:value-type="float" office:value="43029">
            <text:p>43029</text:p>
          </table:table-cell>
          <table:table-cell office:value-type="float" office:value="1529835.14">
            <text:p>1529835,14</text:p>
          </table:table-cell>
          <table:table-cell office:value-type="float" office:value="183790.5">
            <text:p>183790,5</text:p>
          </table:table-cell>
          <table:table-cell office:value-type="float" office:value="2320737.57">
            <text:p>2320737,57</text:p>
          </table:table-cell>
          <table:table-cell office:value-type="float" office:value="226819.5">
            <text:p>226819,5</text:p>
          </table:table-cell>
          <table:table-cell office:value-type="float" office:value="3850572.71">
            <text:p>3850572,71</text:p>
          </table:table-cell>
          <table:table-cell/>
          <table:table-cell table:style-name="ce2" office:value-type="date" office:date-value="2021-06-07">
            <text:p>2021-06-07 00:00:00</text:p>
          </table:table-cell>
          <table:table-cell table:number-columns-repeated="1015"/>
        </table:table-row>
        <table:table-row table:style-name="ro1">
          <table:table-cell office:value-type="float" office:value="250916">
            <text:p>250916</text:p>
          </table:table-cell>
          <table:table-cell office:value-type="float" office:value="45982">
            <text:p>45982</text:p>
          </table:table-cell>
          <table:table-cell office:value-type="float" office:value="1603336.5">
            <text:p>1603336,5</text:p>
          </table:table-cell>
          <table:table-cell office:value-type="float" office:value="180905.71">
            <text:p>180905,71</text:p>
          </table:table-cell>
          <table:table-cell office:value-type="float" office:value="2339691.07">
            <text:p>2339691,07</text:p>
          </table:table-cell>
          <table:table-cell office:value-type="float" office:value="226887.71">
            <text:p>226887,71</text:p>
          </table:table-cell>
          <table:table-cell office:value-type="float" office:value="3943027.57">
            <text:p>3943027,57</text:p>
          </table:table-cell>
          <table:table-cell/>
          <table:table-cell table:style-name="ce2" office:value-type="date" office:date-value="2021-06-08">
            <text:p>2021-06-08 00:00:00</text:p>
          </table:table-cell>
          <table:table-cell table:number-columns-repeated="1015"/>
        </table:table-row>
        <table:table-row table:style-name="ro1">
          <table:table-cell office:value-type="float" office:value="240958">
            <text:p>240958</text:p>
          </table:table-cell>
          <table:table-cell office:value-type="float" office:value="46190">
            <text:p>46190</text:p>
          </table:table-cell>
          <table:table-cell office:value-type="float" office:value="1633217.92">
            <text:p>1633217,92</text:p>
          </table:table-cell>
          <table:table-cell office:value-type="float" office:value="192386.18">
            <text:p>192386,18</text:p>
          </table:table-cell>
          <table:table-cell office:value-type="float" office:value="2493464.01">
            <text:p>2493464,01</text:p>
          </table:table-cell>
          <table:table-cell office:value-type="float" office:value="238576.18">
            <text:p>238576,18</text:p>
          </table:table-cell>
          <table:table-cell office:value-type="float" office:value="4126681.93">
            <text:p>4126681,93</text:p>
          </table:table-cell>
          <table:table-cell/>
          <table:table-cell table:style-name="ce2" office:value-type="date" office:date-value="2021-06-09">
            <text:p>2021-06-09 00:00:00</text:p>
          </table:table-cell>
          <table:table-cell table:number-columns-repeated="1015"/>
        </table:table-row>
        <table:table-row table:style-name="ro1">
          <table:table-cell office:value-type="float" office:value="241982">
            <text:p>241982</text:p>
          </table:table-cell>
          <table:table-cell office:value-type="float" office:value="51158">
            <text:p>51158</text:p>
          </table:table-cell>
          <table:table-cell office:value-type="float" office:value="1834337.58">
            <text:p>1834337,58</text:p>
          </table:table-cell>
          <table:table-cell office:value-type="float" office:value="209383.03">
            <text:p>209383,03</text:p>
          </table:table-cell>
          <table:table-cell office:value-type="float" office:value="2695524.03">
            <text:p>2695524,03</text:p>
          </table:table-cell>
          <table:table-cell office:value-type="float" office:value="260541.03">
            <text:p>260541,03</text:p>
          </table:table-cell>
          <table:table-cell office:value-type="float" office:value="4529861.61">
            <text:p>4529861,61</text:p>
          </table:table-cell>
          <table:table-cell/>
          <table:table-cell table:style-name="ce2" office:value-type="date" office:date-value="2021-06-10">
            <text:p>2021-06-10 00:00:00</text:p>
          </table:table-cell>
          <table:table-cell table:number-columns-repeated="1015"/>
        </table:table-row>
        <table:table-row table:style-name="ro1">
          <table:table-cell office:value-type="float" office:value="241636">
            <text:p>241636</text:p>
          </table:table-cell>
          <table:table-cell office:value-type="float" office:value="67858">
            <text:p>67858</text:p>
          </table:table-cell>
          <table:table-cell office:value-type="float" office:value="2318598.77">
            <text:p>2318598,77</text:p>
          </table:table-cell>
          <table:table-cell office:value-type="float" office:value="259965.48">
            <text:p>259965,48</text:p>
          </table:table-cell>
          <table:table-cell office:value-type="float" office:value="3374322.04">
            <text:p>3374322,04</text:p>
          </table:table-cell>
          <table:table-cell office:value-type="float" office:value="327823.48">
            <text:p>327823,48</text:p>
          </table:table-cell>
          <table:table-cell office:value-type="float" office:value="5692920.81">
            <text:p>5692920,81</text:p>
          </table:table-cell>
          <table:table-cell/>
          <table:table-cell table:style-name="ce2" office:value-type="date" office:date-value="2021-06-11">
            <text:p>2021-06-11 00:00:00</text:p>
          </table:table-cell>
          <table:table-cell table:number-columns-repeated="1015"/>
        </table:table-row>
        <table:table-row table:style-name="ro1">
          <table:table-cell office:value-type="float" office:value="260642">
            <text:p>260642</text:p>
          </table:table-cell>
          <table:table-cell office:value-type="float" office:value="67400">
            <text:p>67400</text:p>
          </table:table-cell>
          <table:table-cell office:value-type="float" office:value="2292855.15">
            <text:p>2292855,15</text:p>
          </table:table-cell>
          <table:table-cell office:value-type="float" office:value="233387.8">
            <text:p>233387,8</text:p>
          </table:table-cell>
          <table:table-cell office:value-type="float" office:value="3086936.79">
            <text:p>3086936,79</text:p>
          </table:table-cell>
          <table:table-cell office:value-type="float" office:value="300787.8">
            <text:p>300787,8</text:p>
          </table:table-cell>
          <table:table-cell office:value-type="float" office:value="5379791.94">
            <text:p>5379791,94</text:p>
          </table:table-cell>
          <table:table-cell/>
          <table:table-cell table:style-name="ce2" office:value-type="date" office:date-value="2021-06-12">
            <text:p>2021-06-12 00:00:00</text:p>
          </table:table-cell>
          <table:table-cell table:number-columns-repeated="1015"/>
        </table:table-row>
        <table:table-row table:style-name="ro1">
          <table:table-cell office:value-type="float" office:value="243022">
            <text:p>243022</text:p>
          </table:table-cell>
          <table:table-cell office:value-type="float" office:value="47061">
            <text:p>47061</text:p>
          </table:table-cell>
          <table:table-cell office:value-type="float" office:value="1662540.46">
            <text:p>1662540,46</text:p>
          </table:table-cell>
          <table:table-cell office:value-type="float" office:value="173313.45">
            <text:p>173313,45</text:p>
          </table:table-cell>
          <table:table-cell office:value-type="float" office:value="2294474.9">
            <text:p>2294474,9</text:p>
          </table:table-cell>
          <table:table-cell office:value-type="float" office:value="220374.45">
            <text:p>220374,45</text:p>
          </table:table-cell>
          <table:table-cell office:value-type="float" office:value="3957015.36">
            <text:p>3957015,36</text:p>
          </table:table-cell>
          <table:table-cell/>
          <table:table-cell table:style-name="ce2" office:value-type="date" office:date-value="2021-06-13">
            <text:p>2021-06-13 00:00:00</text:p>
          </table:table-cell>
          <table:table-cell table:number-columns-repeated="1015"/>
        </table:table-row>
        <table:table-row table:style-name="ro1">
          <table:table-cell office:value-type="float" office:value="233660">
            <text:p>233660</text:p>
          </table:table-cell>
          <table:table-cell office:value-type="float" office:value="44175">
            <text:p>44175</text:p>
          </table:table-cell>
          <table:table-cell office:value-type="float" office:value="1615266.45">
            <text:p>1615266,45</text:p>
          </table:table-cell>
          <table:table-cell office:value-type="float" office:value="183094.05">
            <text:p>183094,05</text:p>
          </table:table-cell>
          <table:table-cell office:value-type="float" office:value="2417137.23">
            <text:p>2417137,23</text:p>
          </table:table-cell>
          <table:table-cell office:value-type="float" office:value="227269.05">
            <text:p>227269,05</text:p>
          </table:table-cell>
          <table:table-cell office:value-type="float" office:value="4032403.68">
            <text:p>4032403,68</text:p>
          </table:table-cell>
          <table:table-cell/>
          <table:table-cell table:style-name="ce2" office:value-type="date" office:date-value="2021-06-14">
            <text:p>2021-06-14 00:00:00</text:p>
          </table:table-cell>
          <table:table-cell table:number-columns-repeated="1015"/>
        </table:table-row>
        <table:table-row table:style-name="ro1">
          <table:table-cell office:value-type="float" office:value="261751">
            <text:p>261751</text:p>
          </table:table-cell>
          <table:table-cell office:value-type="float" office:value="46320">
            <text:p>46320</text:p>
          </table:table-cell>
          <table:table-cell office:value-type="float" office:value="1672868.37">
            <text:p>1672868,37</text:p>
          </table:table-cell>
          <table:table-cell office:value-type="float" office:value="188477.32">
            <text:p>188477,32</text:p>
          </table:table-cell>
          <table:table-cell office:value-type="float" office:value="2432577.66">
            <text:p>2432577,66</text:p>
          </table:table-cell>
          <table:table-cell office:value-type="float" office:value="234797.32">
            <text:p>234797,32</text:p>
          </table:table-cell>
          <table:table-cell office:value-type="float" office:value="4105446.03">
            <text:p>4105446,03</text:p>
          </table:table-cell>
          <table:table-cell/>
          <table:table-cell table:style-name="ce2" office:value-type="date" office:date-value="2021-06-15">
            <text:p>2021-06-15 00:00:00</text:p>
          </table:table-cell>
          <table:table-cell table:number-columns-repeated="1015"/>
        </table:table-row>
        <table:table-row table:style-name="ro1">
          <table:table-cell office:value-type="float" office:value="225276">
            <text:p>225276</text:p>
          </table:table-cell>
          <table:table-cell office:value-type="float" office:value="47975">
            <text:p>47975</text:p>
          </table:table-cell>
          <table:table-cell office:value-type="float" office:value="1707058.82">
            <text:p>1707058,82</text:p>
          </table:table-cell>
          <table:table-cell office:value-type="float" office:value="193841.85">
            <text:p>193841,85</text:p>
          </table:table-cell>
          <table:table-cell office:value-type="float" office:value="2532285.73">
            <text:p>2532285,73</text:p>
          </table:table-cell>
          <table:table-cell office:value-type="float" office:value="241816.85">
            <text:p>241816,85</text:p>
          </table:table-cell>
          <table:table-cell office:value-type="float" office:value="4239344.55">
            <text:p>4239344,55</text:p>
          </table:table-cell>
          <table:table-cell/>
          <table:table-cell table:style-name="ce2" office:value-type="date" office:date-value="2021-06-16">
            <text:p>2021-06-16 00:00:00</text:p>
          </table:table-cell>
          <table:table-cell table:number-columns-repeated="1015"/>
        </table:table-row>
        <table:table-row table:style-name="ro1">
          <table:table-cell office:value-type="float" office:value="243684">
            <text:p>243684</text:p>
          </table:table-cell>
          <table:table-cell office:value-type="float" office:value="54809">
            <text:p>54809</text:p>
          </table:table-cell>
          <table:table-cell office:value-type="float" office:value="1921781.3">
            <text:p>1921781,3</text:p>
          </table:table-cell>
          <table:table-cell office:value-type="float" office:value="209864.93">
            <text:p>209864,93</text:p>
          </table:table-cell>
          <table:table-cell office:value-type="float" office:value="2750469.39">
            <text:p>2750469,39</text:p>
          </table:table-cell>
          <table:table-cell office:value-type="float" office:value="264673.93">
            <text:p>264673,93</text:p>
          </table:table-cell>
          <table:table-cell office:value-type="float" office:value="4672250.69">
            <text:p>4672250,69</text:p>
          </table:table-cell>
          <table:table-cell/>
          <table:table-cell table:style-name="ce2" office:value-type="date" office:date-value="2021-06-17">
            <text:p>2021-06-17 00:00:00</text:p>
          </table:table-cell>
          <table:table-cell table:number-columns-repeated="1015"/>
        </table:table-row>
        <table:table-row table:style-name="ro1">
          <table:table-cell office:value-type="float" office:value="253098">
            <text:p>253098</text:p>
          </table:table-cell>
          <table:table-cell office:value-type="float" office:value="72544">
            <text:p>72544</text:p>
          </table:table-cell>
          <table:table-cell office:value-type="float" office:value="2466633.69">
            <text:p>2466633,69</text:p>
          </table:table-cell>
          <table:table-cell office:value-type="float" office:value="264259.44">
            <text:p>264259,44</text:p>
          </table:table-cell>
          <table:table-cell office:value-type="float" office:value="3407294.05">
            <text:p>3407294,05</text:p>
          </table:table-cell>
          <table:table-cell office:value-type="float" office:value="336803.44">
            <text:p>336803,44</text:p>
          </table:table-cell>
          <table:table-cell office:value-type="float" office:value="5873927.74">
            <text:p>5873927,74</text:p>
          </table:table-cell>
          <table:table-cell/>
          <table:table-cell table:style-name="ce2" office:value-type="date" office:date-value="2021-06-18">
            <text:p>2021-06-18 00:00:00</text:p>
          </table:table-cell>
          <table:table-cell table:number-columns-repeated="1015"/>
        </table:table-row>
        <table:table-row table:style-name="ro1">
          <table:table-cell office:value-type="float" office:value="253467">
            <text:p>253467</text:p>
          </table:table-cell>
          <table:table-cell office:value-type="float" office:value="66028">
            <text:p>66028</text:p>
          </table:table-cell>
          <table:table-cell office:value-type="float" office:value="2231361.35">
            <text:p>2231361,35</text:p>
          </table:table-cell>
          <table:table-cell office:value-type="float" office:value="231357.72">
            <text:p>231357,72</text:p>
          </table:table-cell>
          <table:table-cell office:value-type="float" office:value="3004764.71">
            <text:p>3004764,71</text:p>
          </table:table-cell>
          <table:table-cell office:value-type="float" office:value="297385.72">
            <text:p>297385,72</text:p>
          </table:table-cell>
          <table:table-cell office:value-type="float" office:value="5236126.06">
            <text:p>5236126,06</text:p>
          </table:table-cell>
          <table:table-cell/>
          <table:table-cell table:style-name="ce2" office:value-type="date" office:date-value="2021-06-19">
            <text:p>2021-06-19 00:00:00</text:p>
          </table:table-cell>
          <table:table-cell table:number-columns-repeated="1015"/>
        </table:table-row>
        <table:table-row table:style-name="ro1">
          <table:table-cell office:value-type="float" office:value="254505">
            <text:p>254505</text:p>
          </table:table-cell>
          <table:table-cell office:value-type="float" office:value="45752">
            <text:p>45752</text:p>
          </table:table-cell>
          <table:table-cell office:value-type="float" office:value="1594734.71">
            <text:p>1594734,71</text:p>
          </table:table-cell>
          <table:table-cell office:value-type="float" office:value="177600.5">
            <text:p>177600,5</text:p>
          </table:table-cell>
          <table:table-cell office:value-type="float" office:value="2345663.87">
            <text:p>2345663,87</text:p>
          </table:table-cell>
          <table:table-cell office:value-type="float" office:value="223352.5">
            <text:p>223352,5</text:p>
          </table:table-cell>
          <table:table-cell office:value-type="float" office:value="3940398.58">
            <text:p>3940398,58</text:p>
          </table:table-cell>
          <table:table-cell/>
          <table:table-cell table:style-name="ce2" office:value-type="date" office:date-value="2021-06-20">
            <text:p>2021-06-20 00:00:00</text:p>
          </table:table-cell>
          <table:table-cell table:number-columns-repeated="1015"/>
        </table:table-row>
        <table:table-row table:style-name="ro1">
          <table:table-cell office:value-type="float" office:value="254870">
            <text:p>254870</text:p>
          </table:table-cell>
          <table:table-cell office:value-type="float" office:value="44752">
            <text:p>44752</text:p>
          </table:table-cell>
          <table:table-cell office:value-type="float" office:value="1604963.72">
            <text:p>1604963,72</text:p>
          </table:table-cell>
          <table:table-cell office:value-type="float" office:value="180810.78">
            <text:p>180810,78</text:p>
          </table:table-cell>
          <table:table-cell office:value-type="float" office:value="2358922.11">
            <text:p>2358922,11</text:p>
          </table:table-cell>
          <table:table-cell office:value-type="float" office:value="225562.78">
            <text:p>225562,78</text:p>
          </table:table-cell>
          <table:table-cell office:value-type="float" office:value="3963885.83">
            <text:p>3963885,83</text:p>
          </table:table-cell>
          <table:table-cell/>
          <table:table-cell table:style-name="ce2" office:value-type="date" office:date-value="2021-06-21">
            <text:p>2021-06-21 00:00:00</text:p>
          </table:table-cell>
          <table:table-cell table:number-columns-repeated="1015"/>
        </table:table-row>
        <table:table-row table:style-name="ro1">
          <table:table-cell office:value-type="float" office:value="254568">
            <text:p>254568</text:p>
          </table:table-cell>
          <table:table-cell office:value-type="float" office:value="46005">
            <text:p>46005</text:p>
          </table:table-cell>
          <table:table-cell office:value-type="float" office:value="1657819.79">
            <text:p>1657819,79</text:p>
          </table:table-cell>
          <table:table-cell office:value-type="float" office:value="187652.38">
            <text:p>187652,38</text:p>
          </table:table-cell>
          <table:table-cell office:value-type="float" office:value="2442584.46">
            <text:p>2442584,46</text:p>
          </table:table-cell>
          <table:table-cell office:value-type="float" office:value="233657.38">
            <text:p>233657,38</text:p>
          </table:table-cell>
          <table:table-cell office:value-type="float" office:value="4100404.25">
            <text:p>4100404,25</text:p>
          </table:table-cell>
          <table:table-cell/>
          <table:table-cell table:style-name="ce2" office:value-type="date" office:date-value="2021-06-22">
            <text:p>2021-06-22 00:00:00</text:p>
          </table:table-cell>
          <table:table-cell table:number-columns-repeated="1015"/>
        </table:table-row>
        <table:table-row table:style-name="ro1">
          <table:table-cell office:value-type="float" office:value="245790">
            <text:p>245790</text:p>
          </table:table-cell>
          <table:table-cell office:value-type="float" office:value="49403">
            <text:p>49403</text:p>
          </table:table-cell>
          <table:table-cell office:value-type="float" office:value="1776277.02">
            <text:p>1776277,02</text:p>
          </table:table-cell>
          <table:table-cell office:value-type="float" office:value="197552.59">
            <text:p>197552,59</text:p>
          </table:table-cell>
          <table:table-cell office:value-type="float" office:value="2532722.46">
            <text:p>2532722,46</text:p>
          </table:table-cell>
          <table:table-cell office:value-type="float" office:value="246955.59">
            <text:p>246955,59</text:p>
          </table:table-cell>
          <table:table-cell office:value-type="float" office:value="4308999.48">
            <text:p>4308999,48</text:p>
          </table:table-cell>
          <table:table-cell/>
          <table:table-cell table:style-name="ce2" office:value-type="date" office:date-value="2021-06-23">
            <text:p>2021-06-23 00:00:00</text:p>
          </table:table-cell>
          <table:table-cell table:number-columns-repeated="1015"/>
        </table:table-row>
        <table:table-row table:style-name="ro1">
          <table:table-cell office:value-type="float" office:value="265114">
            <text:p>265114</text:p>
          </table:table-cell>
          <table:table-cell office:value-type="float" office:value="56303">
            <text:p>56303</text:p>
          </table:table-cell>
          <table:table-cell office:value-type="float" office:value="1972291.51">
            <text:p>1972291,51</text:p>
          </table:table-cell>
          <table:table-cell office:value-type="float" office:value="231199.23">
            <text:p>231199,23</text:p>
          </table:table-cell>
          <table:table-cell office:value-type="float" office:value="2793080.57">
            <text:p>2793080,57</text:p>
          </table:table-cell>
          <table:table-cell office:value-type="float" office:value="287502.23">
            <text:p>287502,23</text:p>
          </table:table-cell>
          <table:table-cell office:value-type="float" office:value="4765372.08">
            <text:p>4765372,08</text:p>
          </table:table-cell>
          <table:table-cell/>
          <table:table-cell table:style-name="ce2" office:value-type="date" office:date-value="2021-06-24">
            <text:p>2021-06-24 00:00:00</text:p>
          </table:table-cell>
          <table:table-cell table:number-columns-repeated="1015"/>
        </table:table-row>
        <table:table-row table:style-name="ro1">
          <table:table-cell office:value-type="float" office:value="274684">
            <text:p>274684</text:p>
          </table:table-cell>
          <table:table-cell office:value-type="float" office:value="70974">
            <text:p>70974</text:p>
          </table:table-cell>
          <table:table-cell office:value-type="float" office:value="2471166.9">
            <text:p>2471166,9</text:p>
          </table:table-cell>
          <table:table-cell office:value-type="float" office:value="298972.95">
            <text:p>298972,95</text:p>
          </table:table-cell>
          <table:table-cell office:value-type="float" office:value="3441249.13">
            <text:p>3441249,13</text:p>
          </table:table-cell>
          <table:table-cell office:value-type="float" office:value="369946.95">
            <text:p>369946,95</text:p>
          </table:table-cell>
          <table:table-cell office:value-type="float" office:value="5912416.03">
            <text:p>5912416,03</text:p>
          </table:table-cell>
          <table:table-cell/>
          <table:table-cell table:style-name="ce2" office:value-type="date" office:date-value="2021-06-25">
            <text:p>2021-06-25 00:00:00</text:p>
          </table:table-cell>
          <table:table-cell table:number-columns-repeated="1015"/>
        </table:table-row>
        <table:table-row table:style-name="ro1">
          <table:table-cell office:value-type="float" office:value="265260">
            <text:p>265260</text:p>
          </table:table-cell>
          <table:table-cell office:value-type="float" office:value="71202">
            <text:p>71202</text:p>
          </table:table-cell>
          <table:table-cell office:value-type="float" office:value="2424541.48">
            <text:p>2424541,48</text:p>
          </table:table-cell>
          <table:table-cell office:value-type="float" office:value="265158.34">
            <text:p>265158,34</text:p>
          </table:table-cell>
          <table:table-cell office:value-type="float" office:value="3129401.74">
            <text:p>3129401,74</text:p>
          </table:table-cell>
          <table:table-cell office:value-type="float" office:value="336360.34">
            <text:p>336360,34</text:p>
          </table:table-cell>
          <table:table-cell office:value-type="float" office:value="5553943.22">
            <text:p>5553943,22</text:p>
          </table:table-cell>
          <table:table-cell/>
          <table:table-cell table:style-name="ce2" office:value-type="date" office:date-value="2021-06-26">
            <text:p>2021-06-26 00:00:00</text:p>
          </table:table-cell>
          <table:table-cell table:number-columns-repeated="1015"/>
        </table:table-row>
        <table:table-row table:style-name="ro1">
          <table:table-cell office:value-type="float" office:value="256452">
            <text:p>256452</text:p>
          </table:table-cell>
          <table:table-cell office:value-type="float" office:value="52252">
            <text:p>52252</text:p>
          </table:table-cell>
          <table:table-cell office:value-type="float" office:value="1826029.82">
            <text:p>1826029,82</text:p>
          </table:table-cell>
          <table:table-cell office:value-type="float" office:value="188829.5">
            <text:p>188829,5</text:p>
          </table:table-cell>
          <table:table-cell office:value-type="float" office:value="2420621.8">
            <text:p>2420621,8</text:p>
          </table:table-cell>
          <table:table-cell office:value-type="float" office:value="241081.5">
            <text:p>241081,5</text:p>
          </table:table-cell>
          <table:table-cell office:value-type="float" office:value="4246651.62">
            <text:p>4246651,62</text:p>
          </table:table-cell>
          <table:table-cell/>
          <table:table-cell table:style-name="ce2" office:value-type="date" office:date-value="2021-06-27">
            <text:p>2021-06-27 00:00:00</text:p>
          </table:table-cell>
          <table:table-cell table:number-columns-repeated="1015"/>
        </table:table-row>
        <table:table-row table:style-name="ro1">
          <table:table-cell office:value-type="float" office:value="275917">
            <text:p>275917</text:p>
          </table:table-cell>
          <table:table-cell office:value-type="float" office:value="47166">
            <text:p>47166</text:p>
          </table:table-cell>
          <table:table-cell office:value-type="float" office:value="1669716.79">
            <text:p>1669716,79</text:p>
          </table:table-cell>
          <table:table-cell office:value-type="float" office:value="192045.12">
            <text:p>192045,12</text:p>
          </table:table-cell>
          <table:table-cell office:value-type="float" office:value="2415441.09">
            <text:p>2415441,09</text:p>
          </table:table-cell>
          <table:table-cell office:value-type="float" office:value="239211.12">
            <text:p>239211,12</text:p>
          </table:table-cell>
          <table:table-cell office:value-type="float" office:value="4085157.88">
            <text:p>4085157,88</text:p>
          </table:table-cell>
          <table:table-cell/>
          <table:table-cell table:style-name="ce2" office:value-type="date" office:date-value="2021-06-28">
            <text:p>2021-06-28 00:00:00</text:p>
          </table:table-cell>
          <table:table-cell table:number-columns-repeated="1015"/>
        </table:table-row>
        <table:table-row table:style-name="ro1">
          <table:table-cell office:value-type="float" office:value="257864">
            <text:p>257864</text:p>
          </table:table-cell>
          <table:table-cell office:value-type="float" office:value="48325">
            <text:p>48325</text:p>
          </table:table-cell>
          <table:table-cell office:value-type="float" office:value="1701808.63">
            <text:p>1701808,63</text:p>
          </table:table-cell>
          <table:table-cell office:value-type="float" office:value="193975.98">
            <text:p>193975,98</text:p>
          </table:table-cell>
          <table:table-cell office:value-type="float" office:value="2496132.5">
            <text:p>2496132,5</text:p>
          </table:table-cell>
          <table:table-cell office:value-type="float" office:value="242300.98">
            <text:p>242300,98</text:p>
          </table:table-cell>
          <table:table-cell office:value-type="float" office:value="4197941.13">
            <text:p>4197941,13</text:p>
          </table:table-cell>
          <table:table-cell/>
          <table:table-cell table:style-name="ce2" office:value-type="date" office:date-value="2021-06-29">
            <text:p>2021-06-29 00:00:00</text:p>
          </table:table-cell>
          <table:table-cell table:number-columns-repeated="1015"/>
        </table:table-row>
        <table:table-row table:style-name="ro1">
          <table:table-cell office:value-type="float" office:value="267482">
            <text:p>267482</text:p>
          </table:table-cell>
          <table:table-cell office:value-type="float" office:value="54496">
            <text:p>54496</text:p>
          </table:table-cell>
          <table:table-cell office:value-type="float" office:value="1897351.44">
            <text:p>1897351,44</text:p>
          </table:table-cell>
          <table:table-cell office:value-type="float" office:value="211465.84">
            <text:p>211465,84</text:p>
          </table:table-cell>
          <table:table-cell office:value-type="float" office:value="2704534.16">
            <text:p>2704534,16</text:p>
          </table:table-cell>
          <table:table-cell office:value-type="float" office:value="265961.84">
            <text:p>265961,84</text:p>
          </table:table-cell>
          <table:table-cell office:value-type="float" office:value="4601885.6">
            <text:p>4601885,6</text:p>
          </table:table-cell>
          <table:table-cell/>
          <table:table-cell table:style-name="ce2" office:value-type="date" office:date-value="2021-06-30">
            <text:p>2021-06-30 00:00:00</text:p>
          </table:table-cell>
          <table:table-cell table:number-columns-repeated="1015"/>
        </table:table-row>
        <table:table-row table:style-name="ro1">
          <table:table-cell office:value-type="float" office:value="267876">
            <text:p>267876</text:p>
          </table:table-cell>
          <table:table-cell office:value-type="float" office:value="67920">
            <text:p>67920</text:p>
          </table:table-cell>
          <table:table-cell office:value-type="float" office:value="2353389.91">
            <text:p>2353389,91</text:p>
          </table:table-cell>
          <table:table-cell office:value-type="float" office:value="258570.84">
            <text:p>258570,84</text:p>
          </table:table-cell>
          <table:table-cell office:value-type="float" office:value="3259299.9">
            <text:p>3259299,9</text:p>
          </table:table-cell>
          <table:table-cell office:value-type="float" office:value="326490.84">
            <text:p>326490,84</text:p>
          </table:table-cell>
          <table:table-cell office:value-type="float" office:value="5612689.81">
            <text:p>5612689,81</text:p>
          </table:table-cell>
          <table:table-cell/>
          <table:table-cell table:style-name="ce2" office:value-type="date" office:date-value="2021-07-01">
            <text:p>2021-07-01 00:00:00</text:p>
          </table:table-cell>
          <table:table-cell table:number-columns-repeated="1015"/>
        </table:table-row>
        <table:table-row table:style-name="ro1">
          <table:table-cell office:value-type="float" office:value="268270">
            <text:p>268270</text:p>
          </table:table-cell>
          <table:table-cell office:value-type="float" office:value="89597">
            <text:p>89597</text:p>
          </table:table-cell>
          <table:table-cell office:value-type="float" office:value="3025754.6">
            <text:p>3025754,6</text:p>
          </table:table-cell>
          <table:table-cell office:value-type="float" office:value="319723.82">
            <text:p>319723,82</text:p>
          </table:table-cell>
          <table:table-cell office:value-type="float" office:value="4086841.07">
            <text:p>4086841,07</text:p>
          </table:table-cell>
          <table:table-cell office:value-type="float" office:value="409320.82">
            <text:p>409320,82</text:p>
          </table:table-cell>
          <table:table-cell office:value-type="float" office:value="7112595.67">
            <text:p>7112595,67</text:p>
          </table:table-cell>
          <table:table-cell/>
          <table:table-cell table:style-name="ce2" office:value-type="date" office:date-value="2021-07-02">
            <text:p>2021-07-02 00:00:00</text:p>
          </table:table-cell>
          <table:table-cell table:number-columns-repeated="1015"/>
        </table:table-row>
        <table:table-row table:style-name="ro1">
          <table:table-cell office:value-type="float" office:value="287900">
            <text:p>287900</text:p>
          </table:table-cell>
          <table:table-cell office:value-type="float" office:value="83825">
            <text:p>83825</text:p>
          </table:table-cell>
          <table:table-cell office:value-type="float" office:value="2768950.3">
            <text:p>2768950,3</text:p>
          </table:table-cell>
          <table:table-cell office:value-type="float" office:value="277748.65">
            <text:p>277748,65</text:p>
          </table:table-cell>
          <table:table-cell office:value-type="float" office:value="3560320.6">
            <text:p>3560320,6</text:p>
          </table:table-cell>
          <table:table-cell office:value-type="float" office:value="361573.65">
            <text:p>361573,65</text:p>
          </table:table-cell>
          <table:table-cell office:value-type="float" office:value="6329270.9">
            <text:p>6329270,9</text:p>
          </table:table-cell>
          <table:table-cell/>
          <table:table-cell table:style-name="ce2" office:value-type="date" office:date-value="2021-07-03">
            <text:p>2021-07-03 00:00:00</text:p>
          </table:table-cell>
          <table:table-cell table:number-columns-repeated="1015"/>
        </table:table-row>
        <table:table-row table:style-name="ro1">
          <table:table-cell office:value-type="float" office:value="259134">
            <text:p>259134</text:p>
          </table:table-cell>
          <table:table-cell office:value-type="float" office:value="38424">
            <text:p>38424</text:p>
          </table:table-cell>
          <table:table-cell office:value-type="float" office:value="1280564.02">
            <text:p>1280564,02</text:p>
          </table:table-cell>
          <table:table-cell office:value-type="float" office:value="138112.92">
            <text:p>138112,92</text:p>
          </table:table-cell>
          <table:table-cell office:value-type="float" office:value="1810729.86">
            <text:p>1810729,86</text:p>
          </table:table-cell>
          <table:table-cell office:value-type="float" office:value="176536.92">
            <text:p>176536,92</text:p>
          </table:table-cell>
          <table:table-cell office:value-type="float" office:value="3091293.88">
            <text:p>3091293,88</text:p>
          </table:table-cell>
          <table:table-cell/>
          <table:table-cell table:style-name="ce2" office:value-type="date" office:date-value="2021-07-04">
            <text:p>2021-07-04 00:00:00</text:p>
          </table:table-cell>
          <table:table-cell table:number-columns-repeated="1015"/>
        </table:table-row>
        <table:table-row table:style-name="ro1">
          <table:table-cell office:value-type="float" office:value="259503">
            <text:p>259503</text:p>
          </table:table-cell>
          <table:table-cell office:value-type="float" office:value="50656">
            <text:p>50656</text:p>
          </table:table-cell>
          <table:table-cell office:value-type="float" office:value="1789525.02">
            <text:p>1789525,02</text:p>
          </table:table-cell>
          <table:table-cell office:value-type="float" office:value="196966.96">
            <text:p>196966,96</text:p>
          </table:table-cell>
          <table:table-cell office:value-type="float" office:value="2517712.76">
            <text:p>2517712,76</text:p>
          </table:table-cell>
          <table:table-cell office:value-type="float" office:value="247622.96">
            <text:p>247622,96</text:p>
          </table:table-cell>
          <table:table-cell office:value-type="float" office:value="4307237.78">
            <text:p>4307237,78</text:p>
          </table:table-cell>
          <table:table-cell/>
          <table:table-cell table:style-name="ce2" office:value-type="date" office:date-value="2021-07-05">
            <text:p>2021-07-05 00:00:00</text:p>
          </table:table-cell>
          <table:table-cell table:number-columns-repeated="1015"/>
        </table:table-row>
        <table:table-row table:style-name="ro1">
          <table:table-cell office:value-type="float" office:value="279192">
            <text:p>279192</text:p>
          </table:table-cell>
          <table:table-cell office:value-type="float" office:value="45133">
            <text:p>45133</text:p>
          </table:table-cell>
          <table:table-cell office:value-type="float" office:value="1635504.15">
            <text:p>1635504,15</text:p>
          </table:table-cell>
          <table:table-cell office:value-type="float" office:value="217732.49">
            <text:p>217732,49</text:p>
          </table:table-cell>
          <table:table-cell office:value-type="float" office:value="2343172.61">
            <text:p>2343172,61</text:p>
          </table:table-cell>
          <table:table-cell office:value-type="float" office:value="262865.49">
            <text:p>262865,49</text:p>
          </table:table-cell>
          <table:table-cell office:value-type="float" office:value="3978676.76">
            <text:p>3978676,76</text:p>
          </table:table-cell>
          <table:table-cell/>
          <table:table-cell table:style-name="ce2" office:value-type="date" office:date-value="2021-07-06">
            <text:p>2021-07-06 00:00:00</text:p>
          </table:table-cell>
          <table:table-cell table:number-columns-repeated="1015"/>
        </table:table-row>
        <table:table-row table:style-name="ro1">
          <table:table-cell office:value-type="float" office:value="298966">
            <text:p>298966</text:p>
          </table:table-cell>
          <table:table-cell office:value-type="float" office:value="50622">
            <text:p>50622</text:p>
          </table:table-cell>
          <table:table-cell office:value-type="float" office:value="1815169.17">
            <text:p>1815169,17</text:p>
          </table:table-cell>
          <table:table-cell office:value-type="float" office:value="239340.41">
            <text:p>239340,41</text:p>
          </table:table-cell>
          <table:table-cell office:value-type="float" office:value="2676885.11">
            <text:p>2676885,11</text:p>
          </table:table-cell>
          <table:table-cell office:value-type="float" office:value="289962.41">
            <text:p>289962,41</text:p>
          </table:table-cell>
          <table:table-cell office:value-type="float" office:value="4492054.28">
            <text:p>4492054,28</text:p>
          </table:table-cell>
          <table:table-cell/>
          <table:table-cell table:style-name="ce2" office:value-type="date" office:date-value="2021-07-07">
            <text:p>2021-07-07 00:00:00</text:p>
          </table:table-cell>
          <table:table-cell table:number-columns-repeated="1015"/>
        </table:table-row>
        <table:table-row table:style-name="ro1">
          <table:table-cell office:value-type="float" office:value="309454">
            <text:p>309454</text:p>
          </table:table-cell>
          <table:table-cell office:value-type="float" office:value="60291">
            <text:p>60291</text:p>
          </table:table-cell>
          <table:table-cell office:value-type="float" office:value="2128464.67">
            <text:p>2128464,67</text:p>
          </table:table-cell>
          <table:table-cell office:value-type="float" office:value="293671.08">
            <text:p>293671,08</text:p>
          </table:table-cell>
          <table:table-cell office:value-type="float" office:value="2896786.17">
            <text:p>2896786,17</text:p>
          </table:table-cell>
          <table:table-cell office:value-type="float" office:value="353962.08">
            <text:p>353962,08</text:p>
          </table:table-cell>
          <table:table-cell office:value-type="float" office:value="5025250.84">
            <text:p>5025250,84</text:p>
          </table:table-cell>
          <table:table-cell/>
          <table:table-cell table:style-name="ce2" office:value-type="date" office:date-value="2021-07-08">
            <text:p>2021-07-08 00:00:00</text:p>
          </table:table-cell>
          <table:table-cell table:number-columns-repeated="1015"/>
        </table:table-row>
        <table:table-row table:style-name="ro1">
          <table:table-cell office:value-type="float" office:value="319986">
            <text:p>319986</text:p>
          </table:table-cell>
          <table:table-cell office:value-type="float" office:value="75269">
            <text:p>75269</text:p>
          </table:table-cell>
          <table:table-cell office:value-type="float" office:value="2594181.58">
            <text:p>2594181,58</text:p>
          </table:table-cell>
          <table:table-cell office:value-type="float" office:value="367948.25">
            <text:p>367948,25</text:p>
          </table:table-cell>
          <table:table-cell office:value-type="float" office:value="3397721.02">
            <text:p>3397721,02</text:p>
          </table:table-cell>
          <table:table-cell office:value-type="float" office:value="443217.25">
            <text:p>443217,25</text:p>
          </table:table-cell>
          <table:table-cell office:value-type="float" office:value="5991902.6">
            <text:p>5991902,6</text:p>
          </table:table-cell>
          <table:table-cell/>
          <table:table-cell table:style-name="ce2" office:value-type="date" office:date-value="2021-07-09">
            <text:p>2021-07-09 00:00:00</text:p>
          </table:table-cell>
          <table:table-cell table:number-columns-repeated="1015"/>
        </table:table-row>
        <table:table-row table:style-name="ro1">
          <table:table-cell office:value-type="float" office:value="320531">
            <text:p>320531</text:p>
          </table:table-cell>
          <table:table-cell office:value-type="float" office:value="79342">
            <text:p>79342</text:p>
          </table:table-cell>
          <table:table-cell office:value-type="float" office:value="2686709.14">
            <text:p>2686709,14</text:p>
          </table:table-cell>
          <table:table-cell office:value-type="float" office:value="325130.38">
            <text:p>325130,38</text:p>
          </table:table-cell>
          <table:table-cell office:value-type="float" office:value="3276760.39">
            <text:p>3276760,39</text:p>
          </table:table-cell>
          <table:table-cell office:value-type="float" office:value="404472.38">
            <text:p>404472,38</text:p>
          </table:table-cell>
          <table:table-cell office:value-type="float" office:value="5963469.53">
            <text:p>5963469,53</text:p>
          </table:table-cell>
          <table:table-cell/>
          <table:table-cell table:style-name="ce2" office:value-type="date" office:date-value="2021-07-10">
            <text:p>2021-07-10 00:00:00</text:p>
          </table:table-cell>
          <table:table-cell table:number-columns-repeated="1015"/>
        </table:table-row>
        <table:table-row table:style-name="ro1">
          <table:table-cell office:value-type="float" office:value="300976">
            <text:p>300976</text:p>
          </table:table-cell>
          <table:table-cell office:value-type="float" office:value="54097">
            <text:p>54097</text:p>
          </table:table-cell>
          <table:table-cell office:value-type="float" office:value="1883179.38">
            <text:p>1883179,38</text:p>
          </table:table-cell>
          <table:table-cell office:value-type="float" office:value="273712.51">
            <text:p>273712,51</text:p>
          </table:table-cell>
          <table:table-cell office:value-type="float" office:value="2419329.6">
            <text:p>2419329,6</text:p>
          </table:table-cell>
          <table:table-cell office:value-type="float" office:value="327809.51">
            <text:p>327809,51</text:p>
          </table:table-cell>
          <table:table-cell office:value-type="float" office:value="4302508.98">
            <text:p>4302508,98</text:p>
          </table:table-cell>
          <table:table-cell/>
          <table:table-cell table:style-name="ce2" office:value-type="date" office:date-value="2021-07-11">
            <text:p>2021-07-11 00:00:00</text:p>
          </table:table-cell>
          <table:table-cell table:number-columns-repeated="1015"/>
        </table:table-row>
        <table:table-row table:style-name="ro1">
          <table:table-cell office:value-type="float" office:value="281952">
            <text:p>281952</text:p>
          </table:table-cell>
          <table:table-cell office:value-type="float" office:value="50015">
            <text:p>50015</text:p>
          </table:table-cell>
          <table:table-cell office:value-type="float" office:value="1788468.98">
            <text:p>1788468,98</text:p>
          </table:table-cell>
          <table:table-cell office:value-type="float" office:value="233936.63">
            <text:p>233936,63</text:p>
          </table:table-cell>
          <table:table-cell office:value-type="float" office:value="2453364.04">
            <text:p>2453364,04</text:p>
          </table:table-cell>
          <table:table-cell office:value-type="float" office:value="283951.63">
            <text:p>283951,63</text:p>
          </table:table-cell>
          <table:table-cell office:value-type="float" office:value="4241833.02">
            <text:p>4241833,02</text:p>
          </table:table-cell>
          <table:table-cell/>
          <table:table-cell table:style-name="ce2" office:value-type="date" office:date-value="2021-07-12">
            <text:p>2021-07-12 00:00:00</text:p>
          </table:table-cell>
          <table:table-cell table:number-columns-repeated="1015"/>
        </table:table-row>
        <table:table-row table:style-name="ro1">
          <table:table-cell office:value-type="float" office:value="311992">
            <text:p>311992</text:p>
          </table:table-cell>
          <table:table-cell office:value-type="float" office:value="49850">
            <text:p>49850</text:p>
          </table:table-cell>
          <table:table-cell office:value-type="float" office:value="1764604.83">
            <text:p>1764604,83</text:p>
          </table:table-cell>
          <table:table-cell office:value-type="float" office:value="284085.66">
            <text:p>284085,66</text:p>
          </table:table-cell>
          <table:table-cell office:value-type="float" office:value="2495427.71">
            <text:p>2495427,71</text:p>
          </table:table-cell>
          <table:table-cell office:value-type="float" office:value="333935.66">
            <text:p>333935,66</text:p>
          </table:table-cell>
          <table:table-cell office:value-type="float" office:value="4260032.54">
            <text:p>4260032,54</text:p>
          </table:table-cell>
          <table:table-cell/>
          <table:table-cell table:style-name="ce2" office:value-type="date" office:date-value="2021-07-13">
            <text:p>2021-07-13 00:00:00</text:p>
          </table:table-cell>
          <table:table-cell table:number-columns-repeated="1015"/>
        </table:table-row>
        <table:table-row table:style-name="ro1">
          <table:table-cell office:value-type="float" office:value="302414">
            <text:p>302414</text:p>
          </table:table-cell>
          <table:table-cell office:value-type="float" office:value="53044">
            <text:p>53044</text:p>
          </table:table-cell>
          <table:table-cell office:value-type="float" office:value="1872662.99">
            <text:p>1872662,99</text:p>
          </table:table-cell>
          <table:table-cell office:value-type="float" office:value="265880.6">
            <text:p>265880,6</text:p>
          </table:table-cell>
          <table:table-cell office:value-type="float" office:value="2671538.88">
            <text:p>2671538,88</text:p>
          </table:table-cell>
          <table:table-cell office:value-type="float" office:value="318924.6">
            <text:p>318924,6</text:p>
          </table:table-cell>
          <table:table-cell office:value-type="float" office:value="4544201.87">
            <text:p>4544201,87</text:p>
          </table:table-cell>
          <table:table-cell/>
          <table:table-cell table:style-name="ce2" office:value-type="date" office:date-value="2021-07-14">
            <text:p>2021-07-14 00:00:00</text:p>
          </table:table-cell>
          <table:table-cell table:number-columns-repeated="1015"/>
        </table:table-row>
        <table:table-row table:style-name="ro1">
          <table:table-cell office:value-type="float" office:value="313005">
            <text:p>313005</text:p>
          </table:table-cell>
          <table:table-cell office:value-type="float" office:value="61176">
            <text:p>61176</text:p>
          </table:table-cell>
          <table:table-cell office:value-type="float" office:value="2080669.94">
            <text:p>2080669,94</text:p>
          </table:table-cell>
          <table:table-cell office:value-type="float" office:value="259649.47">
            <text:p>259649,47</text:p>
          </table:table-cell>
          <table:table-cell office:value-type="float" office:value="2919492.97">
            <text:p>2919492,97</text:p>
          </table:table-cell>
          <table:table-cell office:value-type="float" office:value="320825.47">
            <text:p>320825,47</text:p>
          </table:table-cell>
          <table:table-cell office:value-type="float" office:value="5000162.91">
            <text:p>5000162,91</text:p>
          </table:table-cell>
          <table:table-cell/>
          <table:table-cell table:style-name="ce2" office:value-type="date" office:date-value="2021-07-15">
            <text:p>2021-07-15 00:00:00</text:p>
          </table:table-cell>
          <table:table-cell table:number-columns-repeated="1015"/>
        </table:table-row>
        <table:table-row table:style-name="ro1">
          <table:table-cell office:value-type="float" office:value="323031">
            <text:p>323031</text:p>
          </table:table-cell>
          <table:table-cell office:value-type="float" office:value="74907">
            <text:p>74907</text:p>
          </table:table-cell>
          <table:table-cell office:value-type="float" office:value="2570389.57">
            <text:p>2570389,57</text:p>
          </table:table-cell>
          <table:table-cell office:value-type="float" office:value="374737.97">
            <text:p>374737,97</text:p>
          </table:table-cell>
          <table:table-cell office:value-type="float" office:value="3474019.66">
            <text:p>3474019,66</text:p>
          </table:table-cell>
          <table:table-cell office:value-type="float" office:value="449646.47">
            <text:p>449646,47</text:p>
          </table:table-cell>
          <table:table-cell office:value-type="float" office:value="6044409.23">
            <text:p>6044409,23</text:p>
          </table:table-cell>
          <table:table-cell/>
          <table:table-cell table:style-name="ce2" office:value-type="date" office:date-value="2021-07-16">
            <text:p>2021-07-16 00:00:00</text:p>
          </table:table-cell>
          <table:table-cell table:number-columns-repeated="1015"/>
        </table:table-row>
        <table:table-row table:style-name="ro1">
          <table:table-cell office:value-type="float" office:value="333110">
            <text:p>333110</text:p>
          </table:table-cell>
          <table:table-cell office:value-type="float" office:value="73939">
            <text:p>73939</text:p>
          </table:table-cell>
          <table:table-cell office:value-type="float" office:value="2487245.45">
            <text:p>2487245,45</text:p>
          </table:table-cell>
          <table:table-cell office:value-type="float" office:value="400778.43">
            <text:p>400778,43</text:p>
          </table:table-cell>
          <table:table-cell office:value-type="float" office:value="3252444.76">
            <text:p>3252444,76</text:p>
          </table:table-cell>
          <table:table-cell office:value-type="float" office:value="474717.43">
            <text:p>474717,43</text:p>
          </table:table-cell>
          <table:table-cell office:value-type="float" office:value="5739690.21">
            <text:p>5739690,21</text:p>
          </table:table-cell>
          <table:table-cell/>
          <table:table-cell table:style-name="ce2" office:value-type="date" office:date-value="2021-07-17">
            <text:p>2021-07-17 00:00:00</text:p>
          </table:table-cell>
          <table:table-cell table:number-columns-repeated="1015"/>
        </table:table-row>
        <table:table-row table:style-name="ro1">
          <table:table-cell office:value-type="float" office:value="314598">
            <text:p>314598</text:p>
          </table:table-cell>
          <table:table-cell office:value-type="float" office:value="56784">
            <text:p>56784</text:p>
          </table:table-cell>
          <table:table-cell office:value-type="float" office:value="1975705.76">
            <text:p>1975705,76</text:p>
          </table:table-cell>
          <table:table-cell office:value-type="float" office:value="233987.33">
            <text:p>233987,33</text:p>
          </table:table-cell>
          <table:table-cell office:value-type="float" office:value="2575760.43">
            <text:p>2575760,43</text:p>
          </table:table-cell>
          <table:table-cell office:value-type="float" office:value="290771.33">
            <text:p>290771,33</text:p>
          </table:table-cell>
          <table:table-cell office:value-type="float" office:value="4551466.19">
            <text:p>4551466,19</text:p>
          </table:table-cell>
          <table:table-cell/>
          <table:table-cell table:style-name="ce2" office:value-type="date" office:date-value="2021-07-18">
            <text:p>2021-07-18 00:00:00</text:p>
          </table:table-cell>
          <table:table-cell table:number-columns-repeated="1015"/>
        </table:table-row>
        <table:table-row table:style-name="ro1">
          <table:table-cell office:value-type="float" office:value="315112">
            <text:p>315112</text:p>
          </table:table-cell>
          <table:table-cell office:value-type="float" office:value="51501">
            <text:p>51501</text:p>
          </table:table-cell>
          <table:table-cell office:value-type="float" office:value="1833447.71">
            <text:p>1833447,71</text:p>
          </table:table-cell>
          <table:table-cell office:value-type="float" office:value="281762.31">
            <text:p>281762,31</text:p>
          </table:table-cell>
          <table:table-cell office:value-type="float" office:value="2510413.71">
            <text:p>2510413,71</text:p>
          </table:table-cell>
          <table:table-cell office:value-type="float" office:value="333263.31">
            <text:p>333263,31</text:p>
          </table:table-cell>
          <table:table-cell office:value-type="float" office:value="4343861.42">
            <text:p>4343861,42</text:p>
          </table:table-cell>
          <table:table-cell/>
          <table:table-cell table:style-name="ce2" office:value-type="date" office:date-value="2021-07-19">
            <text:p>2021-07-19 00:00:00</text:p>
          </table:table-cell>
          <table:table-cell table:number-columns-repeated="1015"/>
        </table:table-row>
        <table:table-row table:style-name="ro1">
          <table:table-cell office:value-type="float" office:value="315028">
            <text:p>315028</text:p>
          </table:table-cell>
          <table:table-cell office:value-type="float" office:value="47665">
            <text:p>47665</text:p>
          </table:table-cell>
          <table:table-cell office:value-type="float" office:value="1712078.07">
            <text:p>1712078,07</text:p>
          </table:table-cell>
          <table:table-cell office:value-type="float" office:value="266100.63">
            <text:p>266100,63</text:p>
          </table:table-cell>
          <table:table-cell office:value-type="float" office:value="2498895.11">
            <text:p>2498895,11</text:p>
          </table:table-cell>
          <table:table-cell office:value-type="float" office:value="313765.63">
            <text:p>313765,63</text:p>
          </table:table-cell>
          <table:table-cell office:value-type="float" office:value="4210973.18">
            <text:p>4210973,18</text:p>
          </table:table-cell>
          <table:table-cell/>
          <table:table-cell table:style-name="ce2" office:value-type="date" office:date-value="2021-07-20">
            <text:p>2021-07-20 00:00:00</text:p>
          </table:table-cell>
          <table:table-cell table:number-columns-repeated="1015"/>
        </table:table-row>
        <table:table-row table:style-name="ro1">
          <table:table-cell office:value-type="float" office:value="335344">
            <text:p>335344</text:p>
          </table:table-cell>
          <table:table-cell office:value-type="float" office:value="54147">
            <text:p>54147</text:p>
          </table:table-cell>
          <table:table-cell office:value-type="float" office:value="1893551.08">
            <text:p>1893551,08</text:p>
          </table:table-cell>
          <table:table-cell office:value-type="float" office:value="321250.47">
            <text:p>321250,47</text:p>
          </table:table-cell>
          <table:table-cell office:value-type="float" office:value="2675397.03">
            <text:p>2675397,03</text:p>
          </table:table-cell>
          <table:table-cell office:value-type="float" office:value="375397.47">
            <text:p>375397,47</text:p>
          </table:table-cell>
          <table:table-cell office:value-type="float" office:value="4568948.11">
            <text:p>4568948,11</text:p>
          </table:table-cell>
          <table:table-cell/>
          <table:table-cell table:style-name="ce2" office:value-type="date" office:date-value="2021-07-21">
            <text:p>2021-07-21 00:00:00</text:p>
          </table:table-cell>
          <table:table-cell table:number-columns-repeated="1015"/>
        </table:table-row>
        <table:table-row table:style-name="ro1">
          <table:table-cell office:value-type="float" office:value="316100">
            <text:p>316100</text:p>
          </table:table-cell>
          <table:table-cell office:value-type="float" office:value="58680">
            <text:p>58680</text:p>
          </table:table-cell>
          <table:table-cell office:value-type="float" office:value="2054014.79">
            <text:p>2054014,79</text:p>
          </table:table-cell>
          <table:table-cell office:value-type="float" office:value="263802.98">
            <text:p>263802,98</text:p>
          </table:table-cell>
          <table:table-cell office:value-type="float" office:value="2756100.23">
            <text:p>2756100,23</text:p>
          </table:table-cell>
          <table:table-cell office:value-type="float" office:value="322482.98">
            <text:p>322482,98</text:p>
          </table:table-cell>
          <table:table-cell office:value-type="float" office:value="4810115.02">
            <text:p>4810115,02</text:p>
          </table:table-cell>
          <table:table-cell/>
          <table:table-cell table:style-name="ce2" office:value-type="date" office:date-value="2021-07-22">
            <text:p>2021-07-22 00:00:00</text:p>
          </table:table-cell>
          <table:table-cell table:number-columns-repeated="1015"/>
        </table:table-row>
        <table:table-row table:style-name="ro1">
          <table:table-cell office:value-type="float" office:value="337068">
            <text:p>337068</text:p>
          </table:table-cell>
          <table:table-cell office:value-type="float" office:value="77099">
            <text:p>77099</text:p>
          </table:table-cell>
          <table:table-cell office:value-type="float" office:value="2614074.15">
            <text:p>2614074,15</text:p>
          </table:table-cell>
          <table:table-cell office:value-type="float" office:value="400881.84">
            <text:p>400881,84</text:p>
          </table:table-cell>
          <table:table-cell office:value-type="float" office:value="3529499.41">
            <text:p>3529499,41</text:p>
          </table:table-cell>
          <table:table-cell office:value-type="float" office:value="477980.84">
            <text:p>477980,84</text:p>
          </table:table-cell>
          <table:table-cell office:value-type="float" office:value="6143573.56">
            <text:p>6143573,56</text:p>
          </table:table-cell>
          <table:table-cell/>
          <table:table-cell table:style-name="ce2" office:value-type="date" office:date-value="2021-07-23">
            <text:p>2021-07-23 00:00:00</text:p>
          </table:table-cell>
          <table:table-cell table:number-columns-repeated="1015"/>
        </table:table-row>
        <table:table-row table:style-name="ro1">
          <table:table-cell office:value-type="float" office:value="326240">
            <text:p>326240</text:p>
          </table:table-cell>
          <table:table-cell office:value-type="float" office:value="70244">
            <text:p>70244</text:p>
          </table:table-cell>
          <table:table-cell office:value-type="float" office:value="2390795.19">
            <text:p>2390795,19</text:p>
          </table:table-cell>
          <table:table-cell office:value-type="float" office:value="362367.27">
            <text:p>362367,27</text:p>
          </table:table-cell>
          <table:table-cell office:value-type="float" office:value="3125263.87">
            <text:p>3125263,87</text:p>
          </table:table-cell>
          <table:table-cell office:value-type="float" office:value="432611.27">
            <text:p>432611,27</text:p>
          </table:table-cell>
          <table:table-cell office:value-type="float" office:value="5516059.06">
            <text:p>5516059,06</text:p>
          </table:table-cell>
          <table:table-cell/>
          <table:table-cell table:style-name="ce2" office:value-type="date" office:date-value="2021-07-24">
            <text:p>2021-07-24 00:00:00</text:p>
          </table:table-cell>
          <table:table-cell table:number-columns-repeated="1015"/>
        </table:table-row>
        <table:table-row table:style-name="ro1">
          <table:table-cell office:value-type="float" office:value="318287">
            <text:p>318287</text:p>
          </table:table-cell>
          <table:table-cell office:value-type="float" office:value="58152">
            <text:p>58152</text:p>
          </table:table-cell>
          <table:table-cell office:value-type="float" office:value="2030202.7">
            <text:p>2030202,7</text:p>
          </table:table-cell>
          <table:table-cell office:value-type="float" office:value="238603.32">
            <text:p>238603,32</text:p>
          </table:table-cell>
          <table:table-cell office:value-type="float" office:value="2614284.65">
            <text:p>2614284,65</text:p>
          </table:table-cell>
          <table:table-cell office:value-type="float" office:value="296755.32">
            <text:p>296755,32</text:p>
          </table:table-cell>
          <table:table-cell office:value-type="float" office:value="4644487.35">
            <text:p>4644487,35</text:p>
          </table:table-cell>
          <table:table-cell/>
          <table:table-cell table:style-name="ce2" office:value-type="date" office:date-value="2021-07-25">
            <text:p>2021-07-25 00:00:00</text:p>
          </table:table-cell>
          <table:table-cell table:number-columns-repeated="1015"/>
        </table:table-row>
        <table:table-row table:style-name="ro1">
          <table:table-cell office:value-type="float" office:value="298265">
            <text:p>298265</text:p>
          </table:table-cell>
          <table:table-cell office:value-type="float" office:value="48571">
            <text:p>48571</text:p>
          </table:table-cell>
          <table:table-cell office:value-type="float" office:value="1697508.43">
            <text:p>1697508,43</text:p>
          </table:table-cell>
          <table:table-cell office:value-type="float" office:value="260559.5">
            <text:p>260559,5</text:p>
          </table:table-cell>
          <table:table-cell office:value-type="float" office:value="2468665.12">
            <text:p>2468665,12</text:p>
          </table:table-cell>
          <table:table-cell office:value-type="float" office:value="309130.5">
            <text:p>309130,5</text:p>
          </table:table-cell>
          <table:table-cell office:value-type="float" office:value="4166173.55">
            <text:p>4166173,55</text:p>
          </table:table-cell>
          <table:table-cell/>
          <table:table-cell table:style-name="ce2" office:value-type="date" office:date-value="2021-07-26">
            <text:p>2021-07-26 00:00:00</text:p>
          </table:table-cell>
          <table:table-cell table:number-columns-repeated="1015"/>
        </table:table-row>
        <table:table-row table:style-name="ro1">
          <table:table-cell office:value-type="float" office:value="328995">
            <text:p>328995</text:p>
          </table:table-cell>
          <table:table-cell office:value-type="float" office:value="48054">
            <text:p>48054</text:p>
          </table:table-cell>
          <table:table-cell office:value-type="float" office:value="1718382.03">
            <text:p>1718382,03</text:p>
          </table:table-cell>
          <table:table-cell office:value-type="float" office:value="275881.32">
            <text:p>275881,32</text:p>
          </table:table-cell>
          <table:table-cell office:value-type="float" office:value="2457604.32">
            <text:p>2457604,32</text:p>
          </table:table-cell>
          <table:table-cell office:value-type="float" office:value="323935.32">
            <text:p>323935,32</text:p>
          </table:table-cell>
          <table:table-cell office:value-type="float" office:value="4175986.35">
            <text:p>4175986,35</text:p>
          </table:table-cell>
          <table:table-cell/>
          <table:table-cell table:style-name="ce2" office:value-type="date" office:date-value="2021-07-27">
            <text:p>2021-07-27 00:00:00</text:p>
          </table:table-cell>
          <table:table-cell table:number-columns-repeated="1015"/>
        </table:table-row>
        <table:table-row table:style-name="ro1">
          <table:table-cell office:value-type="float" office:value="299224">
            <text:p>299224</text:p>
          </table:table-cell>
          <table:table-cell office:value-type="float" office:value="54609">
            <text:p>54609</text:p>
          </table:table-cell>
          <table:table-cell office:value-type="float" office:value="1918137.1">
            <text:p>1918137,1</text:p>
          </table:table-cell>
          <table:table-cell office:value-type="float" office:value="209021.67">
            <text:p>209021,67</text:p>
          </table:table-cell>
          <table:table-cell office:value-type="float" office:value="2666408.99">
            <text:p>2666408,99</text:p>
          </table:table-cell>
          <table:table-cell office:value-type="float" office:value="263630.67">
            <text:p>263630,67</text:p>
          </table:table-cell>
          <table:table-cell office:value-type="float" office:value="4584546.09">
            <text:p>4584546,09</text:p>
          </table:table-cell>
          <table:table-cell/>
          <table:table-cell table:style-name="ce2" office:value-type="date" office:date-value="2021-07-28">
            <text:p>2021-07-28 00:00:00</text:p>
          </table:table-cell>
          <table:table-cell table:number-columns-repeated="1015"/>
        </table:table-row>
        <table:table-row table:style-name="ro1">
          <table:table-cell office:value-type="float" office:value="340354">
            <text:p>340354</text:p>
          </table:table-cell>
          <table:table-cell office:value-type="float" office:value="62065">
            <text:p>62065</text:p>
          </table:table-cell>
          <table:table-cell office:value-type="float" office:value="2152307.34">
            <text:p>2152307,34</text:p>
          </table:table-cell>
          <table:table-cell office:value-type="float" office:value="277166.82">
            <text:p>277166,82</text:p>
          </table:table-cell>
          <table:table-cell office:value-type="float" office:value="2921349.58">
            <text:p>2921349,58</text:p>
          </table:table-cell>
          <table:table-cell office:value-type="float" office:value="339231.82">
            <text:p>339231,82</text:p>
          </table:table-cell>
          <table:table-cell office:value-type="float" office:value="5073656.92">
            <text:p>5073656,92</text:p>
          </table:table-cell>
          <table:table-cell/>
          <table:table-cell table:style-name="ce2" office:value-type="date" office:date-value="2021-07-29">
            <text:p>2021-07-29 00:00:00</text:p>
          </table:table-cell>
          <table:table-cell table:number-columns-repeated="1015"/>
        </table:table-row>
        <table:table-row table:style-name="ro1">
          <table:table-cell office:value-type="float" office:value="290995">
            <text:p>290995</text:p>
          </table:table-cell>
          <table:table-cell office:value-type="float" office:value="79782">
            <text:p>79782</text:p>
          </table:table-cell>
          <table:table-cell office:value-type="float" office:value="2739179.45">
            <text:p>2739179,45</text:p>
          </table:table-cell>
          <table:table-cell office:value-type="float" office:value="303192.28">
            <text:p>303192,28</text:p>
          </table:table-cell>
          <table:table-cell office:value-type="float" office:value="3735111.85">
            <text:p>3735111,85</text:p>
          </table:table-cell>
          <table:table-cell office:value-type="float" office:value="382974.28">
            <text:p>382974,28</text:p>
          </table:table-cell>
          <table:table-cell office:value-type="float" office:value="6474291.3">
            <text:p>6474291,3</text:p>
          </table:table-cell>
          <table:table-cell/>
          <table:table-cell table:style-name="ce2" office:value-type="date" office:date-value="2021-07-30">
            <text:p>2021-07-30 00:00:00</text:p>
          </table:table-cell>
          <table:table-cell table:number-columns-repeated="1015"/>
        </table:table-row>
        <table:table-row table:style-name="ro1">
          <table:table-cell office:value-type="float" office:value="290855">
            <text:p>290855</text:p>
          </table:table-cell>
          <table:table-cell office:value-type="float" office:value="73249">
            <text:p>73249</text:p>
          </table:table-cell>
          <table:table-cell office:value-type="float" office:value="2459281.45">
            <text:p>2459281,45</text:p>
          </table:table-cell>
          <table:table-cell office:value-type="float" office:value="274740.33">
            <text:p>274740,33</text:p>
          </table:table-cell>
          <table:table-cell office:value-type="float" office:value="3282208.05">
            <text:p>3282208,05</text:p>
          </table:table-cell>
          <table:table-cell office:value-type="float" office:value="347989.33">
            <text:p>347989,33</text:p>
          </table:table-cell>
          <table:table-cell office:value-type="float" office:value="5741489.5">
            <text:p>5741489,5</text:p>
          </table:table-cell>
          <table:table-cell/>
          <table:table-cell table:style-name="ce2" office:value-type="date" office:date-value="2021-07-31">
            <text:p>2021-07-31 00:00:00</text:p>
          </table:table-cell>
          <table:table-cell table:number-columns-repeated="1015"/>
        </table:table-row>
        <table:table-row table:style-name="ro1">
          <table:table-cell office:value-type="float" office:value="301074">
            <text:p>301074</text:p>
          </table:table-cell>
          <table:table-cell office:value-type="float" office:value="54991">
            <text:p>54991</text:p>
          </table:table-cell>
          <table:table-cell office:value-type="float" office:value="1900087.91">
            <text:p>1900087,91</text:p>
          </table:table-cell>
          <table:table-cell office:value-type="float" office:value="220205.98">
            <text:p>220205,98</text:p>
          </table:table-cell>
          <table:table-cell office:value-type="float" office:value="2565537.7">
            <text:p>2565537,7</text:p>
          </table:table-cell>
          <table:table-cell office:value-type="float" office:value="275196.98">
            <text:p>275196,98</text:p>
          </table:table-cell>
          <table:table-cell office:value-type="float" office:value="4465625.61">
            <text:p>4465625,61</text:p>
          </table:table-cell>
          <table:table-cell/>
          <table:table-cell table:style-name="ce2" office:value-type="date" office:date-value="2021-08-01">
            <text:p>2021-08-01 00:00:00</text:p>
          </table:table-cell>
          <table:table-cell table:number-columns-repeated="1015"/>
        </table:table-row>
        <table:table-row table:style-name="ro1">
          <table:table-cell office:value-type="float" office:value="302086">
            <text:p>302086</text:p>
          </table:table-cell>
          <table:table-cell office:value-type="float" office:value="51414">
            <text:p>51414</text:p>
          </table:table-cell>
          <table:table-cell office:value-type="float" office:value="1798840.56">
            <text:p>1798840,56</text:p>
          </table:table-cell>
          <table:table-cell office:value-type="float" office:value="215616.84">
            <text:p>215616,84</text:p>
          </table:table-cell>
          <table:table-cell office:value-type="float" office:value="2523217.63">
            <text:p>2523217,63</text:p>
          </table:table-cell>
          <table:table-cell office:value-type="float" office:value="267030.84">
            <text:p>267030,84</text:p>
          </table:table-cell>
          <table:table-cell office:value-type="float" office:value="4322058.19">
            <text:p>4322058,19</text:p>
          </table:table-cell>
          <table:table-cell/>
          <table:table-cell table:style-name="ce2" office:value-type="date" office:date-value="2021-08-02">
            <text:p>2021-08-02 00:00:00</text:p>
          </table:table-cell>
          <table:table-cell table:number-columns-repeated="1015"/>
        </table:table-row>
        <table:table-row table:style-name="ro1">
          <table:table-cell office:value-type="float" office:value="302538">
            <text:p>302538</text:p>
          </table:table-cell>
          <table:table-cell office:value-type="float" office:value="52643">
            <text:p>52643</text:p>
          </table:table-cell>
          <table:table-cell office:value-type="float" office:value="1842354.35">
            <text:p>1842354,35</text:p>
          </table:table-cell>
          <table:table-cell office:value-type="float" office:value="232951.78">
            <text:p>232951,78</text:p>
          </table:table-cell>
          <table:table-cell office:value-type="float" office:value="2704192.52">
            <text:p>2704192,52</text:p>
          </table:table-cell>
          <table:table-cell office:value-type="float" office:value="285594.78">
            <text:p>285594,78</text:p>
          </table:table-cell>
          <table:table-cell office:value-type="float" office:value="4546546.87">
            <text:p>4546546,87</text:p>
          </table:table-cell>
          <table:table-cell/>
          <table:table-cell table:style-name="ce2" office:value-type="date" office:date-value="2021-08-03">
            <text:p>2021-08-03 00:00:00</text:p>
          </table:table-cell>
          <table:table-cell table:number-columns-repeated="1015"/>
        </table:table-row>
        <table:table-row table:style-name="ro1">
          <table:table-cell office:value-type="float" office:value="282204">
            <text:p>282204</text:p>
          </table:table-cell>
          <table:table-cell office:value-type="float" office:value="56132">
            <text:p>56132</text:p>
          </table:table-cell>
          <table:table-cell office:value-type="float" office:value="1948403.52">
            <text:p>1948403,52</text:p>
          </table:table-cell>
          <table:table-cell office:value-type="float" office:value="246158.03">
            <text:p>246158,03</text:p>
          </table:table-cell>
          <table:table-cell office:value-type="float" office:value="2650023.9">
            <text:p>2650023,9</text:p>
          </table:table-cell>
          <table:table-cell office:value-type="float" office:value="302290.03">
            <text:p>302290,03</text:p>
          </table:table-cell>
          <table:table-cell office:value-type="float" office:value="4598427.42">
            <text:p>4598427,42</text:p>
          </table:table-cell>
          <table:table-cell/>
          <table:table-cell table:style-name="ce2" office:value-type="date" office:date-value="2021-08-04">
            <text:p>2021-08-04 00:00:00</text:p>
          </table:table-cell>
          <table:table-cell table:number-columns-repeated="1015"/>
        </table:table-row>
        <table:table-row table:style-name="ro1">
          <table:table-cell office:value-type="float" office:value="293009">
            <text:p>293009</text:p>
          </table:table-cell>
          <table:table-cell office:value-type="float" office:value="62558">
            <text:p>62558</text:p>
          </table:table-cell>
          <table:table-cell office:value-type="float" office:value="2149875.97">
            <text:p>2149875,97</text:p>
          </table:table-cell>
          <table:table-cell office:value-type="float" office:value="311918.75">
            <text:p>311918,75</text:p>
          </table:table-cell>
          <table:table-cell office:value-type="float" office:value="2994011.5">
            <text:p>2994011,5</text:p>
          </table:table-cell>
          <table:table-cell office:value-type="float" office:value="374476.75">
            <text:p>374476,75</text:p>
          </table:table-cell>
          <table:table-cell office:value-type="float" office:value="5143887.47">
            <text:p>5143887,47</text:p>
          </table:table-cell>
          <table:table-cell/>
          <table:table-cell table:style-name="ce2" office:value-type="date" office:date-value="2021-08-05">
            <text:p>2021-08-05 00:00:00</text:p>
          </table:table-cell>
          <table:table-cell table:number-columns-repeated="1015"/>
        </table:table-row>
        <table:table-row table:style-name="ro1">
          <table:table-cell office:value-type="float" office:value="303852">
            <text:p>303852</text:p>
          </table:table-cell>
          <table:table-cell office:value-type="float" office:value="75791">
            <text:p>75791</text:p>
          </table:table-cell>
          <table:table-cell office:value-type="float" office:value="2565905.1">
            <text:p>2565905,1</text:p>
          </table:table-cell>
          <table:table-cell office:value-type="float" office:value="343155.46">
            <text:p>343155,46</text:p>
          </table:table-cell>
          <table:table-cell office:value-type="float" office:value="3650004.47">
            <text:p>3650004,47</text:p>
          </table:table-cell>
          <table:table-cell office:value-type="float" office:value="418946.46">
            <text:p>418946,46</text:p>
          </table:table-cell>
          <table:table-cell office:value-type="float" office:value="6215909.57">
            <text:p>6215909,57</text:p>
          </table:table-cell>
          <table:table-cell/>
          <table:table-cell table:style-name="ce2" office:value-type="date" office:date-value="2021-08-06">
            <text:p>2021-08-06 00:00:00</text:p>
          </table:table-cell>
          <table:table-cell table:number-columns-repeated="1015"/>
        </table:table-row>
        <table:table-row table:style-name="ro1">
          <table:table-cell office:value-type="float" office:value="314736">
            <text:p>314736</text:p>
          </table:table-cell>
          <table:table-cell office:value-type="float" office:value="72493">
            <text:p>72493</text:p>
          </table:table-cell>
          <table:table-cell office:value-type="float" office:value="2432571.38">
            <text:p>2432571,38</text:p>
          </table:table-cell>
          <table:table-cell office:value-type="float" office:value="299688.02">
            <text:p>299688,02</text:p>
          </table:table-cell>
          <table:table-cell office:value-type="float" office:value="3198728.87">
            <text:p>3198728,87</text:p>
          </table:table-cell>
          <table:table-cell office:value-type="float" office:value="372181.02">
            <text:p>372181,02</text:p>
          </table:table-cell>
          <table:table-cell office:value-type="float" office:value="5631300.25">
            <text:p>5631300,25</text:p>
          </table:table-cell>
          <table:table-cell/>
          <table:table-cell table:style-name="ce2" office:value-type="date" office:date-value="2021-08-07">
            <text:p>2021-08-07 00:00:00</text:p>
          </table:table-cell>
          <table:table-cell table:number-columns-repeated="1015"/>
        </table:table-row>
        <table:table-row table:style-name="ro1">
          <table:table-cell office:value-type="float" office:value="294863">
            <text:p>294863</text:p>
          </table:table-cell>
          <table:table-cell office:value-type="float" office:value="56283">
            <text:p>56283</text:p>
          </table:table-cell>
          <table:table-cell office:value-type="float" office:value="1939904.73">
            <text:p>1939904,73</text:p>
          </table:table-cell>
          <table:table-cell office:value-type="float" office:value="257713.78">
            <text:p>257713,78</text:p>
          </table:table-cell>
          <table:table-cell office:value-type="float" office:value="2570974.96">
            <text:p>2570974,96</text:p>
          </table:table-cell>
          <table:table-cell office:value-type="float" office:value="313996.78">
            <text:p>313996,78</text:p>
          </table:table-cell>
          <table:table-cell office:value-type="float" office:value="4510879.69">
            <text:p>4510879,69</text:p>
          </table:table-cell>
          <table:table-cell/>
          <table:table-cell table:style-name="ce2" office:value-type="date" office:date-value="2021-08-08">
            <text:p>2021-08-08 00:00:00</text:p>
          </table:table-cell>
          <table:table-cell table:number-columns-repeated="1015"/>
        </table:table-row>
        <table:table-row table:style-name="ro1">
          <table:table-cell office:value-type="float" office:value="305206">
            <text:p>305206</text:p>
          </table:table-cell>
          <table:table-cell office:value-type="float" office:value="50312">
            <text:p>50312</text:p>
          </table:table-cell>
          <table:table-cell office:value-type="float" office:value="1826500.99">
            <text:p>1826500,99</text:p>
          </table:table-cell>
          <table:table-cell office:value-type="float" office:value="245218.61">
            <text:p>245218,61</text:p>
          </table:table-cell>
          <table:table-cell office:value-type="float" office:value="2556710.41">
            <text:p>2556710,41</text:p>
          </table:table-cell>
          <table:table-cell office:value-type="float" office:value="295530.61">
            <text:p>295530,61</text:p>
          </table:table-cell>
          <table:table-cell office:value-type="float" office:value="4383211.4">
            <text:p>4383211,4</text:p>
          </table:table-cell>
          <table:table-cell/>
          <table:table-cell table:style-name="ce2" office:value-type="date" office:date-value="2021-08-09">
            <text:p>2021-08-09 00:00:00</text:p>
          </table:table-cell>
          <table:table-cell table:number-columns-repeated="1015"/>
        </table:table-row>
        <table:table-row table:style-name="ro1">
          <table:table-cell office:value-type="float" office:value="316133">
            <text:p>316133</text:p>
          </table:table-cell>
          <table:table-cell office:value-type="float" office:value="51804">
            <text:p>51804</text:p>
          </table:table-cell>
          <table:table-cell office:value-type="float" office:value="1846488.24">
            <text:p>1846488,24</text:p>
          </table:table-cell>
          <table:table-cell office:value-type="float" office:value="284681">
            <text:p>284681</text:p>
          </table:table-cell>
          <table:table-cell office:value-type="float" office:value="2620515.7">
            <text:p>2620515,7</text:p>
          </table:table-cell>
          <table:table-cell office:value-type="float" office:value="336485">
            <text:p>336485</text:p>
          </table:table-cell>
          <table:table-cell office:value-type="float" office:value="4467003.94">
            <text:p>4467003,94</text:p>
          </table:table-cell>
          <table:table-cell/>
          <table:table-cell table:style-name="ce2" office:value-type="date" office:date-value="2021-08-10">
            <text:p>2021-08-10 00:00:00</text:p>
          </table:table-cell>
          <table:table-cell table:number-columns-repeated="1015"/>
        </table:table-row>
        <table:table-row table:style-name="ro1">
          <table:table-cell office:value-type="float" office:value="327104">
            <text:p>327104</text:p>
          </table:table-cell>
          <table:table-cell office:value-type="float" office:value="55953">
            <text:p>55953</text:p>
          </table:table-cell>
          <table:table-cell office:value-type="float" office:value="1962247.41">
            <text:p>1962247,41</text:p>
          </table:table-cell>
          <table:table-cell office:value-type="float" office:value="310068.63">
            <text:p>310068,63</text:p>
          </table:table-cell>
          <table:table-cell office:value-type="float" office:value="2786072.88">
            <text:p>2786072,88</text:p>
          </table:table-cell>
          <table:table-cell office:value-type="float" office:value="366021.63">
            <text:p>366021,63</text:p>
          </table:table-cell>
          <table:table-cell office:value-type="float" office:value="4748320.29">
            <text:p>4748320,29</text:p>
          </table:table-cell>
          <table:table-cell/>
          <table:table-cell table:style-name="ce2" office:value-type="date" office:date-value="2021-08-11">
            <text:p>2021-08-11 00:00:00</text:p>
          </table:table-cell>
          <table:table-cell table:number-columns-repeated="1015"/>
        </table:table-row>
        <table:table-row table:style-name="ro1">
          <table:table-cell office:value-type="float" office:value="316574">
            <text:p>316574</text:p>
          </table:table-cell>
          <table:table-cell office:value-type="float" office:value="59851">
            <text:p>59851</text:p>
          </table:table-cell>
          <table:table-cell office:value-type="float" office:value="2066292.02">
            <text:p>2066292,02</text:p>
          </table:table-cell>
          <table:table-cell office:value-type="float" office:value="486312.13">
            <text:p>486312,13</text:p>
          </table:table-cell>
          <table:table-cell office:value-type="float" office:value="2864618.49">
            <text:p>2864618,49</text:p>
          </table:table-cell>
          <table:table-cell office:value-type="float" office:value="546163.13">
            <text:p>546163,13</text:p>
          </table:table-cell>
          <table:table-cell office:value-type="float" office:value="4930910.51">
            <text:p>4930910,51</text:p>
          </table:table-cell>
          <table:table-cell/>
          <table:table-cell table:style-name="ce2" office:value-type="date" office:date-value="2021-08-12">
            <text:p>2021-08-12 00:00:00</text:p>
          </table:table-cell>
          <table:table-cell table:number-columns-repeated="1015"/>
        </table:table-row>
        <table:table-row table:style-name="ro1">
          <table:table-cell office:value-type="float" office:value="327579">
            <text:p>327579</text:p>
          </table:table-cell>
          <table:table-cell office:value-type="float" office:value="79098">
            <text:p>79098</text:p>
          </table:table-cell>
          <table:table-cell office:value-type="float" office:value="2683067.98">
            <text:p>2683067,98</text:p>
          </table:table-cell>
          <table:table-cell office:value-type="float" office:value="648376.85">
            <text:p>648376,85</text:p>
          </table:table-cell>
          <table:table-cell office:value-type="float" office:value="3650254.83">
            <text:p>3650254,83</text:p>
          </table:table-cell>
          <table:table-cell office:value-type="float" office:value="727474.85">
            <text:p>727474,85</text:p>
          </table:table-cell>
          <table:table-cell office:value-type="float" office:value="6333322.81">
            <text:p>6333322,81</text:p>
          </table:table-cell>
          <table:table-cell/>
          <table:table-cell table:style-name="ce2" office:value-type="date" office:date-value="2021-08-13">
            <text:p>2021-08-13 00:00:00</text:p>
          </table:table-cell>
          <table:table-cell table:number-columns-repeated="1015"/>
        </table:table-row>
        <table:table-row table:style-name="ro1">
          <table:table-cell office:value-type="float" office:value="317558">
            <text:p>317558</text:p>
          </table:table-cell>
          <table:table-cell office:value-type="float" office:value="77805">
            <text:p>77805</text:p>
          </table:table-cell>
          <table:table-cell office:value-type="float" office:value="2607778.12">
            <text:p>2607778,12</text:p>
          </table:table-cell>
          <table:table-cell office:value-type="float" office:value="502952.24">
            <text:p>502952,24</text:p>
          </table:table-cell>
          <table:table-cell office:value-type="float" office:value="3418069.73">
            <text:p>3418069,73</text:p>
          </table:table-cell>
          <table:table-cell office:value-type="float" office:value="580757.24">
            <text:p>580757,24</text:p>
          </table:table-cell>
          <table:table-cell office:value-type="float" office:value="6025847.85">
            <text:p>6025847,85</text:p>
          </table:table-cell>
          <table:table-cell/>
          <table:table-cell table:style-name="ce2" office:value-type="date" office:date-value="2021-08-14">
            <text:p>2021-08-14 00:00:00</text:p>
          </table:table-cell>
          <table:table-cell table:number-columns-repeated="1015"/>
        </table:table-row>
        <table:table-row table:style-name="ro1">
          <table:table-cell office:value-type="float" office:value="308022">
            <text:p>308022</text:p>
          </table:table-cell>
          <table:table-cell office:value-type="float" office:value="55685">
            <text:p>55685</text:p>
          </table:table-cell>
          <table:table-cell office:value-type="float" office:value="1935022.94">
            <text:p>1935022,94</text:p>
          </table:table-cell>
          <table:table-cell office:value-type="float" office:value="455582.72">
            <text:p>455582,72</text:p>
          </table:table-cell>
          <table:table-cell office:value-type="float" office:value="2576704.27">
            <text:p>2576704,27</text:p>
          </table:table-cell>
          <table:table-cell office:value-type="float" office:value="511267.72">
            <text:p>511267,72</text:p>
          </table:table-cell>
          <table:table-cell office:value-type="float" office:value="4511727.21">
            <text:p>4511727,21</text:p>
          </table:table-cell>
          <table:table-cell/>
          <table:table-cell table:style-name="ce2" office:value-type="date" office:date-value="2021-08-15">
            <text:p>2021-08-15 00:00:00</text:p>
          </table:table-cell>
          <table:table-cell table:number-columns-repeated="1015"/>
        </table:table-row>
        <table:table-row table:style-name="ro1">
          <table:table-cell office:value-type="float" office:value="328548">
            <text:p>328548</text:p>
          </table:table-cell>
          <table:table-cell office:value-type="float" office:value="50592">
            <text:p>50592</text:p>
          </table:table-cell>
          <table:table-cell office:value-type="float" office:value="1814598.17">
            <text:p>1814598,17</text:p>
          </table:table-cell>
          <table:table-cell office:value-type="float" office:value="548291.75">
            <text:p>548291,75</text:p>
          </table:table-cell>
          <table:table-cell office:value-type="float" office:value="2499434.32">
            <text:p>2499434,32</text:p>
          </table:table-cell>
          <table:table-cell office:value-type="float" office:value="598883.75">
            <text:p>598883,75</text:p>
          </table:table-cell>
          <table:table-cell office:value-type="float" office:value="4314032.49">
            <text:p>4314032,49</text:p>
          </table:table-cell>
          <table:table-cell/>
          <table:table-cell table:style-name="ce2" office:value-type="date" office:date-value="2021-08-16">
            <text:p>2021-08-16 00:00:00</text:p>
          </table:table-cell>
          <table:table-cell table:number-columns-repeated="1015"/>
        </table:table-row>
        <table:table-row table:style-name="ro1">
          <table:table-cell office:value-type="float" office:value="339645">
            <text:p>339645</text:p>
          </table:table-cell>
          <table:table-cell office:value-type="float" office:value="51450">
            <text:p>51450</text:p>
          </table:table-cell>
          <table:table-cell office:value-type="float" office:value="1819402.82">
            <text:p>1819402,82</text:p>
          </table:table-cell>
          <table:table-cell office:value-type="float" office:value="1087495.82">
            <text:p>1087495,82</text:p>
          </table:table-cell>
          <table:table-cell office:value-type="float" office:value="2591394.59">
            <text:p>2591394,59</text:p>
          </table:table-cell>
          <table:table-cell office:value-type="float" office:value="1138945.82">
            <text:p>1138945,82</text:p>
          </table:table-cell>
          <table:table-cell office:value-type="float" office:value="4410797.41">
            <text:p>4410797,41</text:p>
          </table:table-cell>
          <table:table-cell/>
          <table:table-cell table:style-name="ce2" office:value-type="date" office:date-value="2021-08-17">
            <text:p>2021-08-17 00:00:00</text:p>
          </table:table-cell>
          <table:table-cell table:number-columns-repeated="1015"/>
        </table:table-row>
        <table:table-row table:style-name="ro1">
          <table:table-cell office:value-type="float" office:value="339675">
            <text:p>339675</text:p>
          </table:table-cell>
          <table:table-cell office:value-type="float" office:value="54252">
            <text:p>54252</text:p>
          </table:table-cell>
          <table:table-cell office:value-type="float" office:value="1918776.2">
            <text:p>1918776,2</text:p>
          </table:table-cell>
          <table:table-cell office:value-type="float" office:value="1053670.1">
            <text:p>1053670,1</text:p>
          </table:table-cell>
          <table:table-cell office:value-type="float" office:value="2730678.09">
            <text:p>2730678,09</text:p>
          </table:table-cell>
          <table:table-cell office:value-type="float" office:value="1107922.1">
            <text:p>1107922,1</text:p>
          </table:table-cell>
          <table:table-cell office:value-type="float" office:value="4649454.29">
            <text:p>4649454,29</text:p>
          </table:table-cell>
          <table:table-cell/>
          <table:table-cell table:style-name="ce2" office:value-type="date" office:date-value="2021-08-18">
            <text:p>2021-08-18 00:00:00</text:p>
          </table:table-cell>
          <table:table-cell table:number-columns-repeated="1015"/>
        </table:table-row>
        <table:table-row table:style-name="ro1">
          <table:table-cell office:value-type="float" office:value="320048">
            <text:p>320048</text:p>
          </table:table-cell>
          <table:table-cell office:value-type="float" office:value="63168">
            <text:p>63168</text:p>
          </table:table-cell>
          <table:table-cell office:value-type="float" office:value="2197395.09">
            <text:p>2197395,09</text:p>
          </table:table-cell>
          <table:table-cell office:value-type="float" office:value="1097324.74">
            <text:p>1097324,74</text:p>
          </table:table-cell>
          <table:table-cell office:value-type="float" office:value="2981059.81">
            <text:p>2981059,81</text:p>
          </table:table-cell>
          <table:table-cell office:value-type="float" office:value="1160492.74">
            <text:p>1160492,74</text:p>
          </table:table-cell>
          <table:table-cell office:value-type="float" office:value="5178454.9">
            <text:p>5178454,9</text:p>
          </table:table-cell>
          <table:table-cell/>
          <table:table-cell table:style-name="ce2" office:value-type="date" office:date-value="2021-08-19">
            <text:p>2021-08-19 00:00:00</text:p>
          </table:table-cell>
          <table:table-cell table:number-columns-repeated="1015"/>
        </table:table-row>
        <table:table-row table:style-name="ro1">
          <table:table-cell office:value-type="float" office:value="299293">
            <text:p>299293</text:p>
          </table:table-cell>
          <table:table-cell office:value-type="float" office:value="79089">
            <text:p>79089</text:p>
          </table:table-cell>
          <table:table-cell office:value-type="float" office:value="2717392.15">
            <text:p>2717392,15</text:p>
          </table:table-cell>
          <table:table-cell office:value-type="float" office:value="921343.94">
            <text:p>921343,94</text:p>
          </table:table-cell>
          <table:table-cell office:value-type="float" office:value="3721945.8">
            <text:p>3721945,8</text:p>
          </table:table-cell>
          <table:table-cell office:value-type="float" office:value="1000433.44">
            <text:p>1000433,44</text:p>
          </table:table-cell>
          <table:table-cell office:value-type="float" office:value="6439337.95">
            <text:p>6439337,95</text:p>
          </table:table-cell>
          <table:table-cell/>
          <table:table-cell table:style-name="ce2" office:value-type="date" office:date-value="2021-08-20">
            <text:p>2021-08-20 00:00:00</text:p>
          </table:table-cell>
          <table:table-cell table:number-columns-repeated="1015"/>
        </table:table-row>
        <table:table-row table:style-name="ro1">
          <table:table-cell office:value-type="float" office:value="331116">
            <text:p>331116</text:p>
          </table:table-cell>
          <table:table-cell office:value-type="float" office:value="84237">
            <text:p>84237</text:p>
          </table:table-cell>
          <table:table-cell office:value-type="float" office:value="2969529.87">
            <text:p>2969529,87</text:p>
          </table:table-cell>
          <table:table-cell office:value-type="float" office:value="886889.1">
            <text:p>886889,1</text:p>
          </table:table-cell>
          <table:table-cell office:value-type="float" office:value="3904154.5">
            <text:p>3904154,5</text:p>
          </table:table-cell>
          <table:table-cell office:value-type="float" office:value="971126.1">
            <text:p>971126,1</text:p>
          </table:table-cell>
          <table:table-cell office:value-type="float" office:value="6873684.37">
            <text:p>6873684,37</text:p>
          </table:table-cell>
          <table:table-cell/>
          <table:table-cell table:style-name="ce2" office:value-type="date" office:date-value="2021-08-21">
            <text:p>2021-08-21 00:00:00</text:p>
          </table:table-cell>
          <table:table-cell table:number-columns-repeated="1015"/>
        </table:table-row>
        <table:table-row table:style-name="ro1">
          <table:table-cell office:value-type="float" office:value="310344">
            <text:p>310344</text:p>
          </table:table-cell>
          <table:table-cell office:value-type="float" office:value="38161">
            <text:p>38161</text:p>
          </table:table-cell>
          <table:table-cell office:value-type="float" office:value="1359289.77">
            <text:p>1359289,77</text:p>
          </table:table-cell>
          <table:table-cell office:value-type="float" office:value="634854.02">
            <text:p>634854,02</text:p>
          </table:table-cell>
          <table:table-cell office:value-type="float" office:value="1948475.14">
            <text:p>1948475,14</text:p>
          </table:table-cell>
          <table:table-cell office:value-type="float" office:value="673015.02">
            <text:p>673015,02</text:p>
          </table:table-cell>
          <table:table-cell office:value-type="float" office:value="3307764.91">
            <text:p>3307764,91</text:p>
          </table:table-cell>
          <table:table-cell/>
          <table:table-cell table:style-name="ce2" office:value-type="date" office:date-value="2021-08-22">
            <text:p>2021-08-22 00:00:00</text:p>
          </table:table-cell>
          <table:table-cell table:number-columns-repeated="1015"/>
        </table:table-row>
        <table:table-row table:style-name="ro1">
          <table:table-cell office:value-type="float" office:value="310812">
            <text:p>310812</text:p>
          </table:table-cell>
          <table:table-cell office:value-type="float" office:value="46335">
            <text:p>46335</text:p>
          </table:table-cell>
          <table:table-cell office:value-type="float" office:value="1675424.19">
            <text:p>1675424,19</text:p>
          </table:table-cell>
          <table:table-cell office:value-type="float" office:value="356183.87">
            <text:p>356183,87</text:p>
          </table:table-cell>
          <table:table-cell office:value-type="float" office:value="2439169.64">
            <text:p>2439169,64</text:p>
          </table:table-cell>
          <table:table-cell office:value-type="float" office:value="402518.87">
            <text:p>402518,87</text:p>
          </table:table-cell>
          <table:table-cell office:value-type="float" office:value="4114593.83">
            <text:p>4114593,83</text:p>
          </table:table-cell>
          <table:table-cell/>
          <table:table-cell table:style-name="ce2" office:value-type="date" office:date-value="2021-08-23">
            <text:p>2021-08-23 00:00:00</text:p>
          </table:table-cell>
          <table:table-cell table:number-columns-repeated="1015"/>
        </table:table-row>
        <table:table-row table:style-name="ro1">
          <table:table-cell office:value-type="float" office:value="321950">
            <text:p>321950</text:p>
          </table:table-cell>
          <table:table-cell office:value-type="float" office:value="50982">
            <text:p>50982</text:p>
          </table:table-cell>
          <table:table-cell office:value-type="float" office:value="1846358.52">
            <text:p>1846358,52</text:p>
          </table:table-cell>
          <table:table-cell office:value-type="float" office:value="344571.54">
            <text:p>344571,54</text:p>
          </table:table-cell>
          <table:table-cell office:value-type="float" office:value="2628299.94">
            <text:p>2628299,94</text:p>
          </table:table-cell>
          <table:table-cell office:value-type="float" office:value="395553.54">
            <text:p>395553,54</text:p>
          </table:table-cell>
          <table:table-cell office:value-type="float" office:value="4474658.46">
            <text:p>4474658,46</text:p>
          </table:table-cell>
          <table:table-cell/>
          <table:table-cell table:style-name="ce2" office:value-type="date" office:date-value="2021-08-24">
            <text:p>2021-08-24 00:00:00</text:p>
          </table:table-cell>
          <table:table-cell table:number-columns-repeated="1015"/>
        </table:table-row>
        <table:table-row table:style-name="ro1">
          <table:table-cell office:value-type="float" office:value="322443">
            <text:p>322443</text:p>
          </table:table-cell>
          <table:table-cell office:value-type="float" office:value="54244">
            <text:p>54244</text:p>
          </table:table-cell>
          <table:table-cell office:value-type="float" office:value="1873706.32">
            <text:p>1873706,32</text:p>
          </table:table-cell>
          <table:table-cell office:value-type="float" office:value="348656.77">
            <text:p>348656,77</text:p>
          </table:table-cell>
          <table:table-cell office:value-type="float" office:value="2643715.04">
            <text:p>2643715,04</text:p>
          </table:table-cell>
          <table:table-cell office:value-type="float" office:value="402905.27">
            <text:p>402905,27</text:p>
          </table:table-cell>
          <table:table-cell office:value-type="float" office:value="4517421.36">
            <text:p>4517421,36</text:p>
          </table:table-cell>
          <table:table-cell/>
          <table:table-cell table:style-name="ce2" office:value-type="date" office:date-value="2021-08-25">
            <text:p>2021-08-25 00:00:00</text:p>
          </table:table-cell>
          <table:table-cell table:number-columns-repeated="1015"/>
        </table:table-row>
        <table:table-row table:style-name="ro1">
          <table:table-cell office:value-type="float" office:value="312720">
            <text:p>312720</text:p>
          </table:table-cell>
          <table:table-cell office:value-type="float" office:value="60021">
            <text:p>60021</text:p>
          </table:table-cell>
          <table:table-cell office:value-type="float" office:value="2055422.76">
            <text:p>2055422,76</text:p>
          </table:table-cell>
          <table:table-cell office:value-type="float" office:value="334903.62">
            <text:p>334903,62</text:p>
          </table:table-cell>
          <table:table-cell office:value-type="float" office:value="2925093">
            <text:p>2925093</text:p>
          </table:table-cell>
          <table:table-cell office:value-type="float" office:value="394924.62">
            <text:p>394924,62</text:p>
          </table:table-cell>
          <table:table-cell office:value-type="float" office:value="4980515.76">
            <text:p>4980515,76</text:p>
          </table:table-cell>
          <table:table-cell/>
          <table:table-cell table:style-name="ce2" office:value-type="date" office:date-value="2021-08-26">
            <text:p>2021-08-26 00:00:00</text:p>
          </table:table-cell>
          <table:table-cell table:number-columns-repeated="1015"/>
        </table:table-row>
        <table:table-row table:style-name="ro1">
          <table:table-cell office:value-type="float" office:value="313178">
            <text:p>313178</text:p>
          </table:table-cell>
          <table:table-cell office:value-type="float" office:value="72821">
            <text:p>72821</text:p>
          </table:table-cell>
          <table:table-cell office:value-type="float" office:value="2495650.94">
            <text:p>2495650,94</text:p>
          </table:table-cell>
          <table:table-cell office:value-type="float" office:value="355848.07">
            <text:p>355848,07</text:p>
          </table:table-cell>
          <table:table-cell office:value-type="float" office:value="3558729.89">
            <text:p>3558729,89</text:p>
          </table:table-cell>
          <table:table-cell office:value-type="float" office:value="428669.07">
            <text:p>428669,07</text:p>
          </table:table-cell>
          <table:table-cell office:value-type="float" office:value="6054380.83">
            <text:p>6054380,83</text:p>
          </table:table-cell>
          <table:table-cell/>
          <table:table-cell table:style-name="ce2" office:value-type="date" office:date-value="2021-08-27">
            <text:p>2021-08-27 00:00:00</text:p>
          </table:table-cell>
          <table:table-cell table:number-columns-repeated="1015"/>
        </table:table-row>
        <table:table-row table:style-name="ro1">
          <table:table-cell office:value-type="float" office:value="302914">
            <text:p>302914</text:p>
          </table:table-cell>
          <table:table-cell office:value-type="float" office:value="74469">
            <text:p>74469</text:p>
          </table:table-cell>
          <table:table-cell office:value-type="float" office:value="2516615.05">
            <text:p>2516615,05</text:p>
          </table:table-cell>
          <table:table-cell office:value-type="float" office:value="336520.74">
            <text:p>336520,74</text:p>
          </table:table-cell>
          <table:table-cell office:value-type="float" office:value="3439788.39">
            <text:p>3439788,39</text:p>
          </table:table-cell>
          <table:table-cell office:value-type="float" office:value="410989.74">
            <text:p>410989,74</text:p>
          </table:table-cell>
          <table:table-cell office:value-type="float" office:value="5956403.44">
            <text:p>5956403,44</text:p>
          </table:table-cell>
          <table:table-cell/>
          <table:table-cell table:style-name="ce2" office:value-type="date" office:date-value="2021-08-28">
            <text:p>2021-08-28 00:00:00</text:p>
          </table:table-cell>
          <table:table-cell table:number-columns-repeated="1015"/>
        </table:table-row>
        <table:table-row table:style-name="ro1">
          <table:table-cell office:value-type="float" office:value="314081">
            <text:p>314081</text:p>
          </table:table-cell>
          <table:table-cell office:value-type="float" office:value="55293">
            <text:p>55293</text:p>
          </table:table-cell>
          <table:table-cell office:value-type="float" office:value="1923040.86">
            <text:p>1923040,86</text:p>
          </table:table-cell>
          <table:table-cell office:value-type="float" office:value="268597.51">
            <text:p>268597,51</text:p>
          </table:table-cell>
          <table:table-cell office:value-type="float" office:value="2664039.48">
            <text:p>2664039,48</text:p>
          </table:table-cell>
          <table:table-cell office:value-type="float" office:value="323890.51">
            <text:p>323890,51</text:p>
          </table:table-cell>
          <table:table-cell office:value-type="float" office:value="4587080.34">
            <text:p>4587080,34</text:p>
          </table:table-cell>
          <table:table-cell/>
          <table:table-cell table:style-name="ce2" office:value-type="date" office:date-value="2021-08-29">
            <text:p>2021-08-29 00:00:00</text:p>
          </table:table-cell>
          <table:table-cell table:number-columns-repeated="1015"/>
        </table:table-row>
        <table:table-row table:style-name="ro1">
          <table:table-cell office:value-type="float" office:value="303792">
            <text:p>303792</text:p>
          </table:table-cell>
          <table:table-cell office:value-type="float" office:value="48618">
            <text:p>48618</text:p>
          </table:table-cell>
          <table:table-cell office:value-type="float" office:value="1747971.41">
            <text:p>1747971,41</text:p>
          </table:table-cell>
          <table:table-cell office:value-type="float" office:value="250797.66">
            <text:p>250797,66</text:p>
          </table:table-cell>
          <table:table-cell office:value-type="float" office:value="2530025.67">
            <text:p>2530025,67</text:p>
          </table:table-cell>
          <table:table-cell office:value-type="float" office:value="299415.66">
            <text:p>299415,66</text:p>
          </table:table-cell>
          <table:table-cell office:value-type="float" office:value="4277997.08">
            <text:p>4277997,08</text:p>
          </table:table-cell>
          <table:table-cell/>
          <table:table-cell table:style-name="ce2" office:value-type="date" office:date-value="2021-08-30">
            <text:p>2021-08-30 00:00:00</text:p>
          </table:table-cell>
          <table:table-cell table:number-columns-repeated="1015"/>
        </table:table-row>
        <table:table-row table:style-name="ro1">
          <table:table-cell office:value-type="float" office:value="304683">
            <text:p>304683</text:p>
          </table:table-cell>
          <table:table-cell office:value-type="float" office:value="51019">
            <text:p>51019</text:p>
          </table:table-cell>
          <table:table-cell office:value-type="float" office:value="1831513.65">
            <text:p>1831513,65</text:p>
          </table:table-cell>
          <table:table-cell office:value-type="float" office:value="240669.27">
            <text:p>240669,27</text:p>
          </table:table-cell>
          <table:table-cell office:value-type="float" office:value="2667737.64">
            <text:p>2667737,64</text:p>
          </table:table-cell>
          <table:table-cell office:value-type="float" office:value="291688.27">
            <text:p>291688,27</text:p>
          </table:table-cell>
          <table:table-cell office:value-type="float" office:value="4499251.29">
            <text:p>4499251,29</text:p>
          </table:table-cell>
          <table:table-cell/>
          <table:table-cell table:style-name="ce2" office:value-type="date" office:date-value="2021-08-31">
            <text:p>2021-08-31 00:00:00</text:p>
          </table:table-cell>
          <table:table-cell table:number-columns-repeated="1015"/>
        </table:table-row>
        <table:table-row table:style-name="ro1">
          <table:table-cell office:value-type="float" office:value="315425">
            <text:p>315425</text:p>
          </table:table-cell>
          <table:table-cell office:value-type="float" office:value="54557">
            <text:p>54557</text:p>
          </table:table-cell>
          <table:table-cell office:value-type="float" office:value="1918920.5">
            <text:p>1918920,5</text:p>
          </table:table-cell>
          <table:table-cell office:value-type="float" office:value="246840.74">
            <text:p>246840,74</text:p>
          </table:table-cell>
          <table:table-cell office:value-type="float" office:value="2819566.27">
            <text:p>2819566,27</text:p>
          </table:table-cell>
          <table:table-cell office:value-type="float" office:value="301397.74">
            <text:p>301397,74</text:p>
          </table:table-cell>
          <table:table-cell office:value-type="float" office:value="4738486.77">
            <text:p>4738486,77</text:p>
          </table:table-cell>
          <table:table-cell/>
          <table:table-cell table:style-name="ce2" office:value-type="date" office:date-value="2021-09-01">
            <text:p>2021-09-01 00:00:00</text:p>
          </table:table-cell>
          <table:table-cell table:number-columns-repeated="1015"/>
        </table:table-row>
        <table:table-row table:style-name="ro1">
          <table:table-cell office:value-type="float" office:value="326668">
            <text:p>326668</text:p>
          </table:table-cell>
          <table:table-cell office:value-type="float" office:value="63359">
            <text:p>63359</text:p>
          </table:table-cell>
          <table:table-cell office:value-type="float" office:value="2175101.38">
            <text:p>2175101,38</text:p>
          </table:table-cell>
          <table:table-cell office:value-type="float" office:value="286295.95">
            <text:p>286295,95</text:p>
          </table:table-cell>
          <table:table-cell office:value-type="float" office:value="3107187.48">
            <text:p>3107187,48</text:p>
          </table:table-cell>
          <table:table-cell office:value-type="float" office:value="349654.95">
            <text:p>349654,95</text:p>
          </table:table-cell>
          <table:table-cell office:value-type="float" office:value="5282288.86">
            <text:p>5282288,86</text:p>
          </table:table-cell>
          <table:table-cell/>
          <table:table-cell table:style-name="ce2" office:value-type="date" office:date-value="2021-09-02">
            <text:p>2021-09-02 00:00:00</text:p>
          </table:table-cell>
          <table:table-cell table:number-columns-repeated="1015"/>
        </table:table-row>
        <table:table-row table:style-name="ro1">
          <table:table-cell office:value-type="float" office:value="327153">
            <text:p>327153</text:p>
          </table:table-cell>
          <table:table-cell office:value-type="float" office:value="87649">
            <text:p>87649</text:p>
          </table:table-cell>
          <table:table-cell office:value-type="float" office:value="2936486.46">
            <text:p>2936486,46</text:p>
          </table:table-cell>
          <table:table-cell office:value-type="float" office:value="362515.49">
            <text:p>362515,49</text:p>
          </table:table-cell>
          <table:table-cell office:value-type="float" office:value="4039678.52">
            <text:p>4039678,52</text:p>
          </table:table-cell>
          <table:table-cell office:value-type="float" office:value="450164.49">
            <text:p>450164,49</text:p>
          </table:table-cell>
          <table:table-cell office:value-type="float" office:value="6976164.98">
            <text:p>6976164,98</text:p>
          </table:table-cell>
          <table:table-cell/>
          <table:table-cell table:style-name="ce2" office:value-type="date" office:date-value="2021-09-03">
            <text:p>2021-09-03 00:00:00</text:p>
          </table:table-cell>
          <table:table-cell table:number-columns-repeated="1015"/>
        </table:table-row>
        <table:table-row table:style-name="ro1">
          <table:table-cell office:value-type="float" office:value="306457">
            <text:p>306457</text:p>
          </table:table-cell>
          <table:table-cell office:value-type="float" office:value="78109">
            <text:p>78109</text:p>
          </table:table-cell>
          <table:table-cell office:value-type="float" office:value="2569586.39">
            <text:p>2569586,39</text:p>
          </table:table-cell>
          <table:table-cell office:value-type="float" office:value="281084.08">
            <text:p>281084,08</text:p>
          </table:table-cell>
          <table:table-cell office:value-type="float" office:value="3418274.08">
            <text:p>3418274,08</text:p>
          </table:table-cell>
          <table:table-cell office:value-type="float" office:value="359193.08">
            <text:p>359193,08</text:p>
          </table:table-cell>
          <table:table-cell office:value-type="float" office:value="5987860.47">
            <text:p>5987860,47</text:p>
          </table:table-cell>
          <table:table-cell/>
          <table:table-cell table:style-name="ce2" office:value-type="date" office:date-value="2021-09-04">
            <text:p>2021-09-04 00:00:00</text:p>
          </table:table-cell>
          <table:table-cell table:number-columns-repeated="1015"/>
        </table:table-row>
        <table:table-row table:style-name="ro1">
          <table:table-cell office:value-type="float" office:value="296056">
            <text:p>296056</text:p>
          </table:table-cell>
          <table:table-cell office:value-type="float" office:value="62690">
            <text:p>62690</text:p>
          </table:table-cell>
          <table:table-cell office:value-type="float" office:value="2111935.68">
            <text:p>2111935,68</text:p>
          </table:table-cell>
          <table:table-cell office:value-type="float" office:value="234828.38">
            <text:p>234828,38</text:p>
          </table:table-cell>
          <table:table-cell office:value-type="float" office:value="2786177.02">
            <text:p>2786177,02</text:p>
          </table:table-cell>
          <table:table-cell office:value-type="float" office:value="297518.38">
            <text:p>297518,38</text:p>
          </table:table-cell>
          <table:table-cell office:value-type="float" office:value="4898112.7">
            <text:p>4898112,7</text:p>
          </table:table-cell>
          <table:table-cell/>
          <table:table-cell table:style-name="ce2" office:value-type="date" office:date-value="2021-09-05">
            <text:p>2021-09-05 00:00:00</text:p>
          </table:table-cell>
          <table:table-cell table:number-columns-repeated="1015"/>
        </table:table-row>
        <table:table-row table:style-name="ro1">
          <table:table-cell office:value-type="float" office:value="307294">
            <text:p>307294</text:p>
          </table:table-cell>
          <table:table-cell office:value-type="float" office:value="48111">
            <text:p>48111</text:p>
          </table:table-cell>
          <table:table-cell office:value-type="float" office:value="1679124.38">
            <text:p>1679124,38</text:p>
          </table:table-cell>
          <table:table-cell office:value-type="float" office:value="204085.06">
            <text:p>204085,06</text:p>
          </table:table-cell>
          <table:table-cell office:value-type="float" office:value="2344063.02">
            <text:p>2344063,02</text:p>
          </table:table-cell>
          <table:table-cell office:value-type="float" office:value="252196.06">
            <text:p>252196,06</text:p>
          </table:table-cell>
          <table:table-cell office:value-type="float" office:value="4023187.4">
            <text:p>4023187,4</text:p>
          </table:table-cell>
          <table:table-cell/>
          <table:table-cell table:style-name="ce2" office:value-type="date" office:date-value="2021-09-06">
            <text:p>2021-09-06 00:00:00</text:p>
          </table:table-cell>
          <table:table-cell table:number-columns-repeated="1015"/>
        </table:table-row>
        <table:table-row table:style-name="ro1">
          <table:table-cell office:value-type="float" office:value="307719">
            <text:p>307719</text:p>
          </table:table-cell>
          <table:table-cell office:value-type="float" office:value="45550">
            <text:p>45550</text:p>
          </table:table-cell>
          <table:table-cell office:value-type="float" office:value="1655117.27">
            <text:p>1655117,27</text:p>
          </table:table-cell>
          <table:table-cell office:value-type="float" office:value="205282.32">
            <text:p>205282,32</text:p>
          </table:table-cell>
          <table:table-cell office:value-type="float" office:value="2434068.79">
            <text:p>2434068,79</text:p>
          </table:table-cell>
          <table:table-cell office:value-type="float" office:value="250832.32">
            <text:p>250832,32</text:p>
          </table:table-cell>
          <table:table-cell office:value-type="float" office:value="4089186.06">
            <text:p>4089186,06</text:p>
          </table:table-cell>
          <table:table-cell/>
          <table:table-cell table:style-name="ce2" office:value-type="date" office:date-value="2021-09-07">
            <text:p>2021-09-07 00:00:00</text:p>
          </table:table-cell>
          <table:table-cell table:number-columns-repeated="1015"/>
        </table:table-row>
        <table:table-row table:style-name="ro1">
          <table:table-cell office:value-type="float" office:value="297280">
            <text:p>297280</text:p>
          </table:table-cell>
          <table:table-cell office:value-type="float" office:value="49243">
            <text:p>49243</text:p>
          </table:table-cell>
          <table:table-cell office:value-type="float" office:value="1754525.43">
            <text:p>1754525,43</text:p>
          </table:table-cell>
          <table:table-cell office:value-type="float" office:value="219396.86">
            <text:p>219396,86</text:p>
          </table:table-cell>
          <table:table-cell office:value-type="float" office:value="2628245.86">
            <text:p>2628245,86</text:p>
          </table:table-cell>
          <table:table-cell office:value-type="float" office:value="268639.86">
            <text:p>268639,86</text:p>
          </table:table-cell>
          <table:table-cell office:value-type="float" office:value="4382771.29">
            <text:p>4382771,29</text:p>
          </table:table-cell>
          <table:table-cell/>
          <table:table-cell table:style-name="ce2" office:value-type="date" office:date-value="2021-09-08">
            <text:p>2021-09-08 00:00:00</text:p>
          </table:table-cell>
          <table:table-cell table:number-columns-repeated="1015"/>
        </table:table-row>
        <table:table-row table:style-name="ro1">
          <table:table-cell office:value-type="float" office:value="329880">
            <text:p>329880</text:p>
          </table:table-cell>
          <table:table-cell office:value-type="float" office:value="55035">
            <text:p>55035</text:p>
          </table:table-cell>
          <table:table-cell office:value-type="float" office:value="1945790.86">
            <text:p>1945790,86</text:p>
          </table:table-cell>
          <table:table-cell office:value-type="float" office:value="271168.58">
            <text:p>271168,58</text:p>
          </table:table-cell>
          <table:table-cell office:value-type="float" office:value="2901350.78">
            <text:p>2901350,78</text:p>
          </table:table-cell>
          <table:table-cell office:value-type="float" office:value="326203.58">
            <text:p>326203,58</text:p>
          </table:table-cell>
          <table:table-cell office:value-type="float" office:value="4847141.64">
            <text:p>4847141,64</text:p>
          </table:table-cell>
          <table:table-cell/>
          <table:table-cell table:style-name="ce2" office:value-type="date" office:date-value="2021-09-09">
            <text:p>2021-09-09 00:00:00</text:p>
          </table:table-cell>
          <table:table-cell table:number-columns-repeated="1015"/>
        </table:table-row>
        <table:table-row table:style-name="ro1">
          <table:table-cell office:value-type="float" office:value="319475">
            <text:p>319475</text:p>
          </table:table-cell>
          <table:table-cell office:value-type="float" office:value="72001">
            <text:p>72001</text:p>
          </table:table-cell>
          <table:table-cell office:value-type="float" office:value="2483305.1">
            <text:p>2483305,1</text:p>
          </table:table-cell>
          <table:table-cell office:value-type="float" office:value="322271.86">
            <text:p>322271,86</text:p>
          </table:table-cell>
          <table:table-cell office:value-type="float" office:value="3581053.95">
            <text:p>3581053,95</text:p>
          </table:table-cell>
          <table:table-cell office:value-type="float" office:value="394272.86">
            <text:p>394272,86</text:p>
          </table:table-cell>
          <table:table-cell office:value-type="float" office:value="6064359.05">
            <text:p>6064359,05</text:p>
          </table:table-cell>
          <table:table-cell/>
          <table:table-cell table:style-name="ce2" office:value-type="date" office:date-value="2021-09-10">
            <text:p>2021-09-10 00:00:00</text:p>
          </table:table-cell>
          <table:table-cell table:number-columns-repeated="1015"/>
        </table:table-row>
        <table:table-row table:style-name="ro1">
          <table:table-cell office:value-type="float" office:value="309451">
            <text:p>309451</text:p>
          </table:table-cell>
          <table:table-cell office:value-type="float" office:value="71694">
            <text:p>71694</text:p>
          </table:table-cell>
          <table:table-cell office:value-type="float" office:value="2451586.78">
            <text:p>2451586,78</text:p>
          </table:table-cell>
          <table:table-cell office:value-type="float" office:value="302528.79">
            <text:p>302528,79</text:p>
          </table:table-cell>
          <table:table-cell office:value-type="float" office:value="3314048.38">
            <text:p>3314048,38</text:p>
          </table:table-cell>
          <table:table-cell office:value-type="float" office:value="374222.79">
            <text:p>374222,79</text:p>
          </table:table-cell>
          <table:table-cell office:value-type="float" office:value="5765635.16">
            <text:p>5765635,16</text:p>
          </table:table-cell>
          <table:table-cell/>
          <table:table-cell table:style-name="ce2" office:value-type="date" office:date-value="2021-09-11">
            <text:p>2021-09-11 00:00:00</text:p>
          </table:table-cell>
          <table:table-cell table:number-columns-repeated="1015"/>
        </table:table-row>
        <table:table-row table:style-name="ro1">
          <table:table-cell office:value-type="float" office:value="309876">
            <text:p>309876</text:p>
          </table:table-cell>
          <table:table-cell office:value-type="float" office:value="48448">
            <text:p>48448</text:p>
          </table:table-cell>
          <table:table-cell office:value-type="float" office:value="1702257.88">
            <text:p>1702257,88</text:p>
          </table:table-cell>
          <table:table-cell office:value-type="float" office:value="223605.63">
            <text:p>223605,63</text:p>
          </table:table-cell>
          <table:table-cell office:value-type="float" office:value="2440219.11">
            <text:p>2440219,11</text:p>
          </table:table-cell>
          <table:table-cell office:value-type="float" office:value="272053.63">
            <text:p>272053,63</text:p>
          </table:table-cell>
          <table:table-cell office:value-type="float" office:value="4142476.99">
            <text:p>4142476,99</text:p>
          </table:table-cell>
          <table:table-cell/>
          <table:table-cell table:style-name="ce2" office:value-type="date" office:date-value="2021-09-12">
            <text:p>2021-09-12 00:00:00</text:p>
          </table:table-cell>
          <table:table-cell table:number-columns-repeated="1015"/>
        </table:table-row>
        <table:table-row table:style-name="ro1">
          <table:table-cell office:value-type="float" office:value="310301">
            <text:p>310301</text:p>
          </table:table-cell>
          <table:table-cell office:value-type="float" office:value="43683">
            <text:p>43683</text:p>
          </table:table-cell>
          <table:table-cell office:value-type="float" office:value="1567686.78">
            <text:p>1567686,78</text:p>
          </table:table-cell>
          <table:table-cell office:value-type="float" office:value="218011.24">
            <text:p>218011,24</text:p>
          </table:table-cell>
          <table:table-cell office:value-type="float" office:value="2332856.16">
            <text:p>2332856,16</text:p>
          </table:table-cell>
          <table:table-cell office:value-type="float" office:value="261694.24">
            <text:p>261694,24</text:p>
          </table:table-cell>
          <table:table-cell office:value-type="float" office:value="3900542.94">
            <text:p>3900542,94</text:p>
          </table:table-cell>
          <table:table-cell/>
          <table:table-cell table:style-name="ce2" office:value-type="date" office:date-value="2021-09-13">
            <text:p>2021-09-13 00:00:00</text:p>
          </table:table-cell>
          <table:table-cell table:number-columns-repeated="1015"/>
        </table:table-row>
        <table:table-row table:style-name="ro1">
          <table:table-cell office:value-type="float" office:value="310726">
            <text:p>310726</text:p>
          </table:table-cell>
          <table:table-cell office:value-type="float" office:value="48691">
            <text:p>48691</text:p>
          </table:table-cell>
          <table:table-cell office:value-type="float" office:value="1700026.09">
            <text:p>1700026,09</text:p>
          </table:table-cell>
          <table:table-cell office:value-type="float" office:value="244692.78">
            <text:p>244692,78</text:p>
          </table:table-cell>
          <table:table-cell office:value-type="float" office:value="2456705.34">
            <text:p>2456705,34</text:p>
          </table:table-cell>
          <table:table-cell office:value-type="float" office:value="293383.78">
            <text:p>293383,78</text:p>
          </table:table-cell>
          <table:table-cell office:value-type="float" office:value="4156731.43">
            <text:p>4156731,43</text:p>
          </table:table-cell>
          <table:table-cell/>
          <table:table-cell table:style-name="ce2" office:value-type="date" office:date-value="2021-09-14">
            <text:p>2021-09-14 00:00:00</text:p>
          </table:table-cell>
          <table:table-cell table:number-columns-repeated="1015"/>
        </table:table-row>
        <table:table-row table:style-name="ro1">
          <table:table-cell office:value-type="float" office:value="311151">
            <text:p>311151</text:p>
          </table:table-cell>
          <table:table-cell office:value-type="float" office:value="52688">
            <text:p>52688</text:p>
          </table:table-cell>
          <table:table-cell office:value-type="float" office:value="1859734.22">
            <text:p>1859734,22</text:p>
          </table:table-cell>
          <table:table-cell office:value-type="float" office:value="288834.81">
            <text:p>288834,81</text:p>
          </table:table-cell>
          <table:table-cell office:value-type="float" office:value="2737213.41">
            <text:p>2737213,41</text:p>
          </table:table-cell>
          <table:table-cell office:value-type="float" office:value="341522.81">
            <text:p>341522,81</text:p>
          </table:table-cell>
          <table:table-cell office:value-type="float" office:value="4596947.63">
            <text:p>4596947,63</text:p>
          </table:table-cell>
          <table:table-cell/>
          <table:table-cell table:style-name="ce2" office:value-type="date" office:date-value="2021-09-15">
            <text:p>2021-09-15 00:00:00</text:p>
          </table:table-cell>
          <table:table-cell table:number-columns-repeated="1015"/>
        </table:table-row>
        <table:table-row table:style-name="ro1">
          <table:table-cell office:value-type="float" office:value="311576">
            <text:p>311576</text:p>
          </table:table-cell>
          <table:table-cell office:value-type="float" office:value="58434">
            <text:p>58434</text:p>
          </table:table-cell>
          <table:table-cell office:value-type="float" office:value="2035577.5">
            <text:p>2035577,5</text:p>
          </table:table-cell>
          <table:table-cell office:value-type="float" office:value="251888.17">
            <text:p>251888,17</text:p>
          </table:table-cell>
          <table:table-cell office:value-type="float" office:value="2916688.55">
            <text:p>2916688,55</text:p>
          </table:table-cell>
          <table:table-cell office:value-type="float" office:value="310322.17">
            <text:p>310322,17</text:p>
          </table:table-cell>
          <table:table-cell office:value-type="float" office:value="4952266.05">
            <text:p>4952266,05</text:p>
          </table:table-cell>
          <table:table-cell/>
          <table:table-cell table:style-name="ce2" office:value-type="date" office:date-value="2021-09-16">
            <text:p>2021-09-16 00:00:00</text:p>
          </table:table-cell>
          <table:table-cell table:number-columns-repeated="1015"/>
        </table:table-row>
        <table:table-row table:style-name="ro1">
          <table:table-cell office:value-type="float" office:value="301423">
            <text:p>301423</text:p>
          </table:table-cell>
          <table:table-cell office:value-type="float" office:value="75894">
            <text:p>75894</text:p>
          </table:table-cell>
          <table:table-cell office:value-type="float" office:value="2593112.74">
            <text:p>2593112,74</text:p>
          </table:table-cell>
          <table:table-cell office:value-type="float" office:value="295627.88">
            <text:p>295627,88</text:p>
          </table:table-cell>
          <table:table-cell office:value-type="float" office:value="3646708.33">
            <text:p>3646708,33</text:p>
          </table:table-cell>
          <table:table-cell office:value-type="float" office:value="371521.88">
            <text:p>371521,88</text:p>
          </table:table-cell>
          <table:table-cell office:value-type="float" office:value="6239821.07">
            <text:p>6239821,07</text:p>
          </table:table-cell>
          <table:table-cell/>
          <table:table-cell table:style-name="ce2" office:value-type="date" office:date-value="2021-09-17">
            <text:p>2021-09-17 00:00:00</text:p>
          </table:table-cell>
          <table:table-cell table:number-columns-repeated="1015"/>
        </table:table-row>
        <table:table-row table:style-name="ro1">
          <table:table-cell office:value-type="float" office:value="312811">
            <text:p>312811</text:p>
          </table:table-cell>
          <table:table-cell office:value-type="float" office:value="73533">
            <text:p>73533</text:p>
          </table:table-cell>
          <table:table-cell office:value-type="float" office:value="2496988.31">
            <text:p>2496988,31</text:p>
          </table:table-cell>
          <table:table-cell office:value-type="float" office:value="263902.11">
            <text:p>263902,11</text:p>
          </table:table-cell>
          <table:table-cell office:value-type="float" office:value="3333833.2">
            <text:p>3333833,2</text:p>
          </table:table-cell>
          <table:table-cell office:value-type="float" office:value="337736.36">
            <text:p>337736,36</text:p>
          </table:table-cell>
          <table:table-cell office:value-type="float" office:value="5830821.51">
            <text:p>5830821,51</text:p>
          </table:table-cell>
          <table:table-cell/>
          <table:table-cell table:style-name="ce2" office:value-type="date" office:date-value="2021-09-18">
            <text:p>2021-09-18 00:00:00</text:p>
          </table:table-cell>
          <table:table-cell table:number-columns-repeated="1015"/>
        </table:table-row>
        <table:table-row table:style-name="ro1">
          <table:table-cell office:value-type="float" office:value="302224">
            <text:p>302224</text:p>
          </table:table-cell>
          <table:table-cell office:value-type="float" office:value="51491">
            <text:p>51491</text:p>
          </table:table-cell>
          <table:table-cell office:value-type="float" office:value="1796633.44">
            <text:p>1796633,44</text:p>
          </table:table-cell>
          <table:table-cell office:value-type="float" office:value="194673.14">
            <text:p>194673,14</text:p>
          </table:table-cell>
          <table:table-cell office:value-type="float" office:value="2515942.07">
            <text:p>2515942,07</text:p>
          </table:table-cell>
          <table:table-cell office:value-type="float" office:value="246164.14">
            <text:p>246164,14</text:p>
          </table:table-cell>
          <table:table-cell office:value-type="float" office:value="4312575.51">
            <text:p>4312575,51</text:p>
          </table:table-cell>
          <table:table-cell/>
          <table:table-cell table:style-name="ce2" office:value-type="date" office:date-value="2021-09-19">
            <text:p>2021-09-19 00:00:00</text:p>
          </table:table-cell>
          <table:table-cell table:number-columns-repeated="1015"/>
        </table:table-row>
        <table:table-row table:style-name="ro1">
          <table:table-cell office:value-type="float" office:value="302618">
            <text:p>302618</text:p>
          </table:table-cell>
          <table:table-cell office:value-type="float" office:value="43768">
            <text:p>43768</text:p>
          </table:table-cell>
          <table:table-cell office:value-type="float" office:value="1573414.33">
            <text:p>1573414,33</text:p>
          </table:table-cell>
          <table:table-cell office:value-type="float" office:value="186940.44">
            <text:p>186940,44</text:p>
          </table:table-cell>
          <table:table-cell office:value-type="float" office:value="2382887.77">
            <text:p>2382887,77</text:p>
          </table:table-cell>
          <table:table-cell office:value-type="float" office:value="230708.44">
            <text:p>230708,44</text:p>
          </table:table-cell>
          <table:table-cell office:value-type="float" office:value="3956302.1">
            <text:p>3956302,1</text:p>
          </table:table-cell>
          <table:table-cell/>
          <table:table-cell table:style-name="ce2" office:value-type="date" office:date-value="2021-09-20">
            <text:p>2021-09-20 00:00:00</text:p>
          </table:table-cell>
          <table:table-cell table:number-columns-repeated="1015"/>
        </table:table-row>
        <table:table-row table:style-name="ro1">
          <table:table-cell office:value-type="float" office:value="314046">
            <text:p>314046</text:p>
          </table:table-cell>
          <table:table-cell office:value-type="float" office:value="45618">
            <text:p>45618</text:p>
          </table:table-cell>
          <table:table-cell office:value-type="float" office:value="1614365.06">
            <text:p>1614365,06</text:p>
          </table:table-cell>
          <table:table-cell office:value-type="float" office:value="183009.86">
            <text:p>183009,86</text:p>
          </table:table-cell>
          <table:table-cell office:value-type="float" office:value="2337033.91">
            <text:p>2337033,91</text:p>
          </table:table-cell>
          <table:table-cell office:value-type="float" office:value="228627.86">
            <text:p>228627,86</text:p>
          </table:table-cell>
          <table:table-cell office:value-type="float" office:value="3951398.97">
            <text:p>3951398,97</text:p>
          </table:table-cell>
          <table:table-cell/>
          <table:table-cell table:style-name="ce2" office:value-type="date" office:date-value="2021-09-21">
            <text:p>2021-09-21 00:00:00</text:p>
          </table:table-cell>
          <table:table-cell table:number-columns-repeated="1015"/>
        </table:table-row>
        <table:table-row table:style-name="ro1">
          <table:table-cell office:value-type="float" office:value="314467">
            <text:p>314467</text:p>
          </table:table-cell>
          <table:table-cell office:value-type="float" office:value="49755">
            <text:p>49755</text:p>
          </table:table-cell>
          <table:table-cell office:value-type="float" office:value="1726703.4">
            <text:p>1726703,4</text:p>
          </table:table-cell>
          <table:table-cell office:value-type="float" office:value="201313.83">
            <text:p>201313,83</text:p>
          </table:table-cell>
          <table:table-cell office:value-type="float" office:value="2536642.35">
            <text:p>2536642,35</text:p>
          </table:table-cell>
          <table:table-cell office:value-type="float" office:value="251068.83">
            <text:p>251068,83</text:p>
          </table:table-cell>
          <table:table-cell office:value-type="float" office:value="4263345.75">
            <text:p>4263345,75</text:p>
          </table:table-cell>
          <table:table-cell/>
          <table:table-cell table:style-name="ce2" office:value-type="date" office:date-value="2021-09-22">
            <text:p>2021-09-22 00:00:00</text:p>
          </table:table-cell>
          <table:table-cell table:number-columns-repeated="1015"/>
        </table:table-row>
        <table:table-row table:style-name="ro1">
          <table:table-cell office:value-type="float" office:value="292764">
            <text:p>292764</text:p>
          </table:table-cell>
          <table:table-cell office:value-type="float" office:value="55096">
            <text:p>55096</text:p>
          </table:table-cell>
          <table:table-cell office:value-type="float" office:value="1903218.69">
            <text:p>1903218,69</text:p>
          </table:table-cell>
          <table:table-cell office:value-type="float" office:value="225578.43">
            <text:p>225578,43</text:p>
          </table:table-cell>
          <table:table-cell office:value-type="float" office:value="2845132.21">
            <text:p>2845132,21</text:p>
          </table:table-cell>
          <table:table-cell office:value-type="float" office:value="280674.43">
            <text:p>280674,43</text:p>
          </table:table-cell>
          <table:table-cell office:value-type="float" office:value="4748350.9">
            <text:p>4748350,9</text:p>
          </table:table-cell>
          <table:table-cell/>
          <table:table-cell table:style-name="ce2" office:value-type="date" office:date-value="2021-09-23">
            <text:p>2021-09-23 00:00:00</text:p>
          </table:table-cell>
          <table:table-cell table:number-columns-repeated="1015"/>
        </table:table-row>
        <table:table-row table:style-name="ro1">
          <table:table-cell office:value-type="float" office:value="315281">
            <text:p>315281</text:p>
          </table:table-cell>
          <table:table-cell office:value-type="float" office:value="76364">
            <text:p>76364</text:p>
          </table:table-cell>
          <table:table-cell office:value-type="float" office:value="2594079.58">
            <text:p>2594079,58</text:p>
          </table:table-cell>
          <table:table-cell office:value-type="float" office:value="299969.03">
            <text:p>299969,03</text:p>
          </table:table-cell>
          <table:table-cell office:value-type="float" office:value="3701948.97">
            <text:p>3701948,97</text:p>
          </table:table-cell>
          <table:table-cell office:value-type="float" office:value="376333.03">
            <text:p>376333,03</text:p>
          </table:table-cell>
          <table:table-cell office:value-type="float" office:value="6296028.55">
            <text:p>6296028,55</text:p>
          </table:table-cell>
          <table:table-cell/>
          <table:table-cell table:style-name="ce2" office:value-type="date" office:date-value="2021-09-24">
            <text:p>2021-09-24 00:00:00</text:p>
          </table:table-cell>
          <table:table-cell table:number-columns-repeated="1015"/>
        </table:table-row>
        <table:table-row table:style-name="ro1">
          <table:table-cell office:value-type="float" office:value="326400">
            <text:p>326400</text:p>
          </table:table-cell>
          <table:table-cell office:value-type="float" office:value="75683">
            <text:p>75683</text:p>
          </table:table-cell>
          <table:table-cell office:value-type="float" office:value="2552329.3">
            <text:p>2552329,3</text:p>
          </table:table-cell>
          <table:table-cell office:value-type="float" office:value="260828.08">
            <text:p>260828,08</text:p>
          </table:table-cell>
          <table:table-cell office:value-type="float" office:value="3294110.57">
            <text:p>3294110,57</text:p>
          </table:table-cell>
          <table:table-cell office:value-type="float" office:value="336602.58">
            <text:p>336602,58</text:p>
          </table:table-cell>
          <table:table-cell office:value-type="float" office:value="5846439.87">
            <text:p>5846439,87</text:p>
          </table:table-cell>
          <table:table-cell/>
          <table:table-cell table:style-name="ce2" office:value-type="date" office:date-value="2021-09-25">
            <text:p>2021-09-25 00:00:00</text:p>
          </table:table-cell>
          <table:table-cell table:number-columns-repeated="1015"/>
        </table:table-row>
        <table:table-row table:style-name="ro1">
          <table:table-cell office:value-type="float" office:value="315750">
            <text:p>315750</text:p>
          </table:table-cell>
          <table:table-cell office:value-type="float" office:value="52352">
            <text:p>52352</text:p>
          </table:table-cell>
          <table:table-cell office:value-type="float" office:value="1807978.33">
            <text:p>1807978,33</text:p>
          </table:table-cell>
          <table:table-cell office:value-type="float" office:value="203803.09">
            <text:p>203803,09</text:p>
          </table:table-cell>
          <table:table-cell office:value-type="float" office:value="2439011.53">
            <text:p>2439011,53</text:p>
          </table:table-cell>
          <table:table-cell office:value-type="float" office:value="256155.09">
            <text:p>256155,09</text:p>
          </table:table-cell>
          <table:table-cell office:value-type="float" office:value="4246989.86">
            <text:p>4246989,86</text:p>
          </table:table-cell>
          <table:table-cell/>
          <table:table-cell table:style-name="ce2" office:value-type="date" office:date-value="2021-09-26">
            <text:p>2021-09-26 00:00:00</text:p>
          </table:table-cell>
          <table:table-cell table:number-columns-repeated="1015"/>
        </table:table-row>
        <table:table-row table:style-name="ro1">
          <table:table-cell office:value-type="float" office:value="316175">
            <text:p>316175</text:p>
          </table:table-cell>
          <table:table-cell office:value-type="float" office:value="44675">
            <text:p>44675</text:p>
          </table:table-cell>
          <table:table-cell office:value-type="float" office:value="1601400.04">
            <text:p>1601400,04</text:p>
          </table:table-cell>
          <table:table-cell office:value-type="float" office:value="205361.13">
            <text:p>205361,13</text:p>
          </table:table-cell>
          <table:table-cell office:value-type="float" office:value="2298116.76">
            <text:p>2298116,76</text:p>
          </table:table-cell>
          <table:table-cell office:value-type="float" office:value="250036.13">
            <text:p>250036,13</text:p>
          </table:table-cell>
          <table:table-cell office:value-type="float" office:value="3899516.8">
            <text:p>3899516,8</text:p>
          </table:table-cell>
          <table:table-cell/>
          <table:table-cell table:style-name="ce2" office:value-type="date" office:date-value="2021-09-27">
            <text:p>2021-09-27 00:00:00</text:p>
          </table:table-cell>
          <table:table-cell table:number-columns-repeated="1015"/>
        </table:table-row>
        <table:table-row table:style-name="ro1">
          <table:table-cell office:value-type="float" office:value="338474">
            <text:p>338474</text:p>
          </table:table-cell>
          <table:table-cell office:value-type="float" office:value="42308">
            <text:p>42308</text:p>
          </table:table-cell>
          <table:table-cell office:value-type="float" office:value="1520827.34">
            <text:p>1520827,34</text:p>
          </table:table-cell>
          <table:table-cell office:value-type="float" office:value="221628.33">
            <text:p>221628,33</text:p>
          </table:table-cell>
          <table:table-cell office:value-type="float" office:value="2281804.16">
            <text:p>2281804,16</text:p>
          </table:table-cell>
          <table:table-cell office:value-type="float" office:value="263936.33">
            <text:p>263936,33</text:p>
          </table:table-cell>
          <table:table-cell office:value-type="float" office:value="3802631.5">
            <text:p>3802631,5</text:p>
          </table:table-cell>
          <table:table-cell/>
          <table:table-cell table:style-name="ce2" office:value-type="date" office:date-value="2021-09-28">
            <text:p>2021-09-28 00:00:00</text:p>
          </table:table-cell>
          <table:table-cell table:number-columns-repeated="1015"/>
        </table:table-row>
        <table:table-row table:style-name="ro1">
          <table:table-cell office:value-type="float" office:value="327817">
            <text:p>327817</text:p>
          </table:table-cell>
          <table:table-cell office:value-type="float" office:value="53260">
            <text:p>53260</text:p>
          </table:table-cell>
          <table:table-cell office:value-type="float" office:value="1844448.03">
            <text:p>1844448,03</text:p>
          </table:table-cell>
          <table:table-cell office:value-type="float" office:value="267492.59">
            <text:p>267492,59</text:p>
          </table:table-cell>
          <table:table-cell office:value-type="float" office:value="2597627.96">
            <text:p>2597627,96</text:p>
          </table:table-cell>
          <table:table-cell office:value-type="float" office:value="320752.59">
            <text:p>320752,59</text:p>
          </table:table-cell>
          <table:table-cell office:value-type="float" office:value="4442075.99">
            <text:p>4442075,99</text:p>
          </table:table-cell>
          <table:table-cell/>
          <table:table-cell table:style-name="ce2" office:value-type="date" office:date-value="2021-09-29">
            <text:p>2021-09-29 00:00:00</text:p>
          </table:table-cell>
          <table:table-cell table:number-columns-repeated="1015"/>
        </table:table-row>
        <table:table-row table:style-name="ro1">
          <table:table-cell office:value-type="float" office:value="328275">
            <text:p>328275</text:p>
          </table:table-cell>
          <table:table-cell office:value-type="float" office:value="58983">
            <text:p>58983</text:p>
          </table:table-cell>
          <table:table-cell office:value-type="float" office:value="2016826.13">
            <text:p>2016826,13</text:p>
          </table:table-cell>
          <table:table-cell office:value-type="float" office:value="296547.39">
            <text:p>296547,39</text:p>
          </table:table-cell>
          <table:table-cell office:value-type="float" office:value="2770721.6">
            <text:p>2770721,6</text:p>
          </table:table-cell>
          <table:table-cell office:value-type="float" office:value="355530.39">
            <text:p>355530,39</text:p>
          </table:table-cell>
          <table:table-cell office:value-type="float" office:value="4787547.73">
            <text:p>4787547,73</text:p>
          </table:table-cell>
          <table:table-cell/>
          <table:table-cell table:style-name="ce2" office:value-type="date" office:date-value="2021-09-30">
            <text:p>2021-09-30 00:00:00</text:p>
          </table:table-cell>
          <table:table-cell table:number-columns-repeated="1015"/>
        </table:table-row>
        <table:table-row table:style-name="ro1">
          <table:table-cell office:value-type="float" office:value="329104">
            <text:p>329104</text:p>
          </table:table-cell>
          <table:table-cell office:value-type="float" office:value="79464">
            <text:p>79464</text:p>
          </table:table-cell>
          <table:table-cell office:value-type="float" office:value="2707584.47">
            <text:p>2707584,47</text:p>
          </table:table-cell>
          <table:table-cell office:value-type="float" office:value="366853.11">
            <text:p>366853,11</text:p>
          </table:table-cell>
          <table:table-cell office:value-type="float" office:value="3842333.99">
            <text:p>3842333,99</text:p>
          </table:table-cell>
          <table:table-cell office:value-type="float" office:value="446317.11">
            <text:p>446317,11</text:p>
          </table:table-cell>
          <table:table-cell office:value-type="float" office:value="6549918.46">
            <text:p>6549918,46</text:p>
          </table:table-cell>
          <table:table-cell/>
          <table:table-cell table:style-name="ce2" office:value-type="date" office:date-value="2021-10-01">
            <text:p>2021-10-01 00:00:00</text:p>
          </table:table-cell>
          <table:table-cell table:number-columns-repeated="1015"/>
        </table:table-row>
        <table:table-row table:style-name="ro1">
          <table:table-cell office:value-type="float" office:value="329556">
            <text:p>329556</text:p>
          </table:table-cell>
          <table:table-cell office:value-type="float" office:value="75120">
            <text:p>75120</text:p>
          </table:table-cell>
          <table:table-cell office:value-type="float" office:value="2522886.82">
            <text:p>2522886,82</text:p>
          </table:table-cell>
          <table:table-cell office:value-type="float" office:value="292922.14">
            <text:p>292922,14</text:p>
          </table:table-cell>
          <table:table-cell office:value-type="float" office:value="3260069.5">
            <text:p>3260069,5</text:p>
          </table:table-cell>
          <table:table-cell office:value-type="float" office:value="368042.14">
            <text:p>368042,14</text:p>
          </table:table-cell>
          <table:table-cell office:value-type="float" office:value="5782956.32">
            <text:p>5782956,32</text:p>
          </table:table-cell>
          <table:table-cell/>
          <table:table-cell table:style-name="ce2" office:value-type="date" office:date-value="2021-10-02">
            <text:p>2021-10-02 00:00:00</text:p>
          </table:table-cell>
          <table:table-cell table:number-columns-repeated="1015"/>
        </table:table-row>
        <table:table-row table:style-name="ro1">
          <table:table-cell office:value-type="float" office:value="330008">
            <text:p>330008</text:p>
          </table:table-cell>
          <table:table-cell office:value-type="float" office:value="55134">
            <text:p>55134</text:p>
          </table:table-cell>
          <table:table-cell office:value-type="float" office:value="1884335.96">
            <text:p>1884335,96</text:p>
          </table:table-cell>
          <table:table-cell office:value-type="float" office:value="232413.45">
            <text:p>232413,45</text:p>
          </table:table-cell>
          <table:table-cell office:value-type="float" office:value="2513969.87">
            <text:p>2513969,87</text:p>
          </table:table-cell>
          <table:table-cell office:value-type="float" office:value="287547.45">
            <text:p>287547,45</text:p>
          </table:table-cell>
          <table:table-cell office:value-type="float" office:value="4398305.83">
            <text:p>4398305,83</text:p>
          </table:table-cell>
          <table:table-cell/>
          <table:table-cell table:style-name="ce2" office:value-type="date" office:date-value="2021-10-03">
            <text:p>2021-10-03 00:00:00</text:p>
          </table:table-cell>
          <table:table-cell table:number-columns-repeated="1015"/>
        </table:table-row>
        <table:table-row table:style-name="ro1">
          <table:table-cell office:value-type="float" office:value="319250">
            <text:p>319250</text:p>
          </table:table-cell>
          <table:table-cell office:value-type="float" office:value="44531">
            <text:p>44531</text:p>
          </table:table-cell>
          <table:table-cell office:value-type="float" office:value="1595369.59">
            <text:p>1595369,59</text:p>
          </table:table-cell>
          <table:table-cell office:value-type="float" office:value="230008.64">
            <text:p>230008,64</text:p>
          </table:table-cell>
          <table:table-cell office:value-type="float" office:value="2303885.15">
            <text:p>2303885,15</text:p>
          </table:table-cell>
          <table:table-cell office:value-type="float" office:value="274539.64">
            <text:p>274539,64</text:p>
          </table:table-cell>
          <table:table-cell office:value-type="float" office:value="3899254.74">
            <text:p>3899254,74</text:p>
          </table:table-cell>
          <table:table-cell/>
          <table:table-cell table:style-name="ce2" office:value-type="date" office:date-value="2021-10-04">
            <text:p>2021-10-04 00:00:00</text:p>
          </table:table-cell>
          <table:table-cell table:number-columns-repeated="1015"/>
        </table:table-row>
        <table:table-row table:style-name="ro1">
          <table:table-cell office:value-type="float" office:value="319675">
            <text:p>319675</text:p>
          </table:table-cell>
          <table:table-cell office:value-type="float" office:value="46513">
            <text:p>46513</text:p>
          </table:table-cell>
          <table:table-cell office:value-type="float" office:value="1643081.69">
            <text:p>1643081,69</text:p>
          </table:table-cell>
          <table:table-cell office:value-type="float" office:value="268137.15">
            <text:p>268137,15</text:p>
          </table:table-cell>
          <table:table-cell office:value-type="float" office:value="2384419.95">
            <text:p>2384419,95</text:p>
          </table:table-cell>
          <table:table-cell office:value-type="float" office:value="314650.15">
            <text:p>314650,15</text:p>
          </table:table-cell>
          <table:table-cell office:value-type="float" office:value="4027501.64">
            <text:p>4027501,64</text:p>
          </table:table-cell>
          <table:table-cell/>
          <table:table-cell table:style-name="ce2" office:value-type="date" office:date-value="2021-10-05">
            <text:p>2021-10-05 00:00:00</text:p>
          </table:table-cell>
          <table:table-cell table:number-columns-repeated="1015"/>
        </table:table-row>
        <table:table-row table:style-name="ro1">
          <table:table-cell office:value-type="float" office:value="320100">
            <text:p>320100</text:p>
          </table:table-cell>
          <table:table-cell office:value-type="float" office:value="48117">
            <text:p>48117</text:p>
          </table:table-cell>
          <table:table-cell office:value-type="float" office:value="1658890.1">
            <text:p>1658890,1</text:p>
          </table:table-cell>
          <table:table-cell office:value-type="float" office:value="229868.27">
            <text:p>229868,27</text:p>
          </table:table-cell>
          <table:table-cell office:value-type="float" office:value="2418639.02">
            <text:p>2418639,02</text:p>
          </table:table-cell>
          <table:table-cell office:value-type="float" office:value="277985.27">
            <text:p>277985,27</text:p>
          </table:table-cell>
          <table:table-cell office:value-type="float" office:value="4077529.12">
            <text:p>4077529,12</text:p>
          </table:table-cell>
          <table:table-cell/>
          <table:table-cell table:style-name="ce2" office:value-type="date" office:date-value="2021-10-06">
            <text:p>2021-10-06 00:00:00</text:p>
          </table:table-cell>
          <table:table-cell table:number-columns-repeated="1015"/>
        </table:table-row>
        <table:table-row table:style-name="ro1">
          <table:table-cell office:value-type="float" office:value="320525">
            <text:p>320525</text:p>
          </table:table-cell>
          <table:table-cell office:value-type="float" office:value="56028">
            <text:p>56028</text:p>
          </table:table-cell>
          <table:table-cell office:value-type="float" office:value="1932993.51">
            <text:p>1932993,51</text:p>
          </table:table-cell>
          <table:table-cell office:value-type="float" office:value="249968.9">
            <text:p>249968,9</text:p>
          </table:table-cell>
          <table:table-cell office:value-type="float" office:value="2702169.05">
            <text:p>2702169,05</text:p>
          </table:table-cell>
          <table:table-cell office:value-type="float" office:value="305996.9">
            <text:p>305996,9</text:p>
          </table:table-cell>
          <table:table-cell office:value-type="float" office:value="4635162.56">
            <text:p>4635162,56</text:p>
          </table:table-cell>
          <table:table-cell/>
          <table:table-cell table:style-name="ce2" office:value-type="date" office:date-value="2021-10-07">
            <text:p>2021-10-07 00:00:00</text:p>
          </table:table-cell>
          <table:table-cell table:number-columns-repeated="1015"/>
        </table:table-row>
        <table:table-row table:style-name="ro1">
          <table:table-cell office:value-type="float" office:value="320950">
            <text:p>320950</text:p>
          </table:table-cell>
          <table:table-cell office:value-type="float" office:value="78950">
            <text:p>78950</text:p>
          </table:table-cell>
          <table:table-cell office:value-type="float" office:value="2669071.92">
            <text:p>2669071,92</text:p>
          </table:table-cell>
          <table:table-cell office:value-type="float" office:value="375191.21">
            <text:p>375191,21</text:p>
          </table:table-cell>
          <table:table-cell office:value-type="float" office:value="3594924.2">
            <text:p>3594924,2</text:p>
          </table:table-cell>
          <table:table-cell office:value-type="float" office:value="454141.21">
            <text:p>454141,21</text:p>
          </table:table-cell>
          <table:table-cell office:value-type="float" office:value="6263996.12">
            <text:p>6263996,12</text:p>
          </table:table-cell>
          <table:table-cell/>
          <table:table-cell table:style-name="ce2" office:value-type="date" office:date-value="2021-10-08">
            <text:p>2021-10-08 00:00:00</text:p>
          </table:table-cell>
          <table:table-cell table:number-columns-repeated="1015"/>
        </table:table-row>
        <table:table-row table:style-name="ro1">
          <table:table-cell office:value-type="float" office:value="332300">
            <text:p>332300</text:p>
          </table:table-cell>
          <table:table-cell office:value-type="float" office:value="79848">
            <text:p>79848</text:p>
          </table:table-cell>
          <table:table-cell office:value-type="float" office:value="2655071.29">
            <text:p>2655071,29</text:p>
          </table:table-cell>
          <table:table-cell office:value-type="float" office:value="315749.79">
            <text:p>315749,79</text:p>
          </table:table-cell>
          <table:table-cell office:value-type="float" office:value="3310877.07">
            <text:p>3310877,07</text:p>
          </table:table-cell>
          <table:table-cell office:value-type="float" office:value="395597.79">
            <text:p>395597,79</text:p>
          </table:table-cell>
          <table:table-cell office:value-type="float" office:value="5965948.36">
            <text:p>5965948,36</text:p>
          </table:table-cell>
          <table:table-cell/>
          <table:table-cell table:style-name="ce2" office:value-type="date" office:date-value="2021-10-09">
            <text:p>2021-10-09 00:00:00</text:p>
          </table:table-cell>
          <table:table-cell table:number-columns-repeated="1015"/>
        </table:table-row>
        <table:table-row table:style-name="ro1">
          <table:table-cell office:value-type="float" office:value="310528">
            <text:p>310528</text:p>
          </table:table-cell>
          <table:table-cell office:value-type="float" office:value="57721">
            <text:p>57721</text:p>
          </table:table-cell>
          <table:table-cell office:value-type="float" office:value="1962663.43">
            <text:p>1962663,43</text:p>
          </table:table-cell>
          <table:table-cell office:value-type="float" office:value="264557.99">
            <text:p>264557,99</text:p>
          </table:table-cell>
          <table:table-cell office:value-type="float" office:value="2539644.4">
            <text:p>2539644,4</text:p>
          </table:table-cell>
          <table:table-cell office:value-type="float" office:value="322278.99">
            <text:p>322278,99</text:p>
          </table:table-cell>
          <table:table-cell office:value-type="float" office:value="4502307.83">
            <text:p>4502307,83</text:p>
          </table:table-cell>
          <table:table-cell/>
          <table:table-cell table:style-name="ce2" office:value-type="date" office:date-value="2021-10-10">
            <text:p>2021-10-10 00:00:00</text:p>
          </table:table-cell>
          <table:table-cell table:number-columns-repeated="1015"/>
        </table:table-row>
        <table:table-row table:style-name="ro1">
          <table:table-cell office:value-type="float" office:value="299970">
            <text:p>299970</text:p>
          </table:table-cell>
          <table:table-cell office:value-type="float" office:value="49607">
            <text:p>49607</text:p>
          </table:table-cell>
          <table:table-cell office:value-type="float" office:value="1683017.15">
            <text:p>1683017,15</text:p>
          </table:table-cell>
          <table:table-cell office:value-type="float" office:value="186396.91">
            <text:p>186396,91</text:p>
          </table:table-cell>
          <table:table-cell office:value-type="float" office:value="2353733.65">
            <text:p>2353733,65</text:p>
          </table:table-cell>
          <table:table-cell office:value-type="float" office:value="236003.91">
            <text:p>236003,91</text:p>
          </table:table-cell>
          <table:table-cell office:value-type="float" office:value="4036750.8">
            <text:p>4036750,8</text:p>
          </table:table-cell>
          <table:table-cell/>
          <table:table-cell table:style-name="ce2" office:value-type="date" office:date-value="2021-10-11">
            <text:p>2021-10-11 00:00:00</text:p>
          </table:table-cell>
          <table:table-cell table:number-columns-repeated="1015"/>
        </table:table-row>
        <table:table-row table:style-name="ro1">
          <table:table-cell office:value-type="float" office:value="300678">
            <text:p>300678</text:p>
          </table:table-cell>
          <table:table-cell office:value-type="float" office:value="44188">
            <text:p>44188</text:p>
          </table:table-cell>
          <table:table-cell office:value-type="float" office:value="1556896.88">
            <text:p>1556896,88</text:p>
          </table:table-cell>
          <table:table-cell office:value-type="float" office:value="180191.12">
            <text:p>180191,12</text:p>
          </table:table-cell>
          <table:table-cell office:value-type="float" office:value="2262230.52">
            <text:p>2262230,52</text:p>
          </table:table-cell>
          <table:table-cell office:value-type="float" office:value="224379.12">
            <text:p>224379,12</text:p>
          </table:table-cell>
          <table:table-cell office:value-type="float" office:value="3819127.4">
            <text:p>3819127,4</text:p>
          </table:table-cell>
          <table:table-cell/>
          <table:table-cell table:style-name="ce2" office:value-type="date" office:date-value="2021-10-12">
            <text:p>2021-10-12 00:00:00</text:p>
          </table:table-cell>
          <table:table-cell table:number-columns-repeated="1015"/>
        </table:table-row>
        <table:table-row table:style-name="ro1">
          <table:table-cell office:value-type="float" office:value="323017">
            <text:p>323017</text:p>
          </table:table-cell>
          <table:table-cell office:value-type="float" office:value="49572">
            <text:p>49572</text:p>
          </table:table-cell>
          <table:table-cell office:value-type="float" office:value="1694017.54">
            <text:p>1694017,54</text:p>
          </table:table-cell>
          <table:table-cell office:value-type="float" office:value="205085.24">
            <text:p>205085,24</text:p>
          </table:table-cell>
          <table:table-cell office:value-type="float" office:value="2492101.51">
            <text:p>2492101,51</text:p>
          </table:table-cell>
          <table:table-cell office:value-type="float" office:value="254676.74">
            <text:p>254676,74</text:p>
          </table:table-cell>
          <table:table-cell office:value-type="float" office:value="4186119.05">
            <text:p>4186119,05</text:p>
          </table:table-cell>
          <table:table-cell/>
          <table:table-cell table:style-name="ce2" office:value-type="date" office:date-value="2021-10-13">
            <text:p>2021-10-13 00:00:00</text:p>
          </table:table-cell>
          <table:table-cell table:number-columns-repeated="1015"/>
        </table:table-row>
        <table:table-row table:style-name="ro1">
          <table:table-cell office:value-type="float" office:value="323442">
            <text:p>323442</text:p>
          </table:table-cell>
          <table:table-cell office:value-type="float" office:value="55915">
            <text:p>55915</text:p>
          </table:table-cell>
          <table:table-cell office:value-type="float" office:value="1910366.44">
            <text:p>1910366,44</text:p>
          </table:table-cell>
          <table:table-cell office:value-type="float" office:value="227704.55">
            <text:p>227704,55</text:p>
          </table:table-cell>
          <table:table-cell office:value-type="float" office:value="2752610.63">
            <text:p>2752610,63</text:p>
          </table:table-cell>
          <table:table-cell office:value-type="float" office:value="283619.55">
            <text:p>283619,55</text:p>
          </table:table-cell>
          <table:table-cell office:value-type="float" office:value="4662977.07">
            <text:p>4662977,07</text:p>
          </table:table-cell>
          <table:table-cell/>
          <table:table-cell table:style-name="ce2" office:value-type="date" office:date-value="2021-10-14">
            <text:p>2021-10-14 00:00:00</text:p>
          </table:table-cell>
          <table:table-cell table:number-columns-repeated="1015"/>
        </table:table-row>
        <table:table-row table:style-name="ro1">
          <table:table-cell office:value-type="float" office:value="313180">
            <text:p>313180</text:p>
          </table:table-cell>
          <table:table-cell office:value-type="float" office:value="78072">
            <text:p>78072</text:p>
          </table:table-cell>
          <table:table-cell office:value-type="float" office:value="2627375.26">
            <text:p>2627375,26</text:p>
          </table:table-cell>
          <table:table-cell office:value-type="float" office:value="293005.96">
            <text:p>293005,96</text:p>
          </table:table-cell>
          <table:table-cell office:value-type="float" office:value="3706878.48">
            <text:p>3706878,48</text:p>
          </table:table-cell>
          <table:table-cell office:value-type="float" office:value="371077.96">
            <text:p>371077,96</text:p>
          </table:table-cell>
          <table:table-cell office:value-type="float" office:value="6334253.74">
            <text:p>6334253,74</text:p>
          </table:table-cell>
          <table:table-cell/>
          <table:table-cell table:style-name="ce2" office:value-type="date" office:date-value="2021-10-15">
            <text:p>2021-10-15 00:00:00</text:p>
          </table:table-cell>
          <table:table-cell table:number-columns-repeated="1015"/>
        </table:table-row>
        <table:table-row table:style-name="ro1">
          <table:table-cell office:value-type="float" office:value="302207">
            <text:p>302207</text:p>
          </table:table-cell>
          <table:table-cell office:value-type="float" office:value="79868">
            <text:p>79868</text:p>
          </table:table-cell>
          <table:table-cell office:value-type="float" office:value="2656416.45">
            <text:p>2656416,45</text:p>
          </table:table-cell>
          <table:table-cell office:value-type="float" office:value="257647.88">
            <text:p>257647,88</text:p>
          </table:table-cell>
          <table:table-cell office:value-type="float" office:value="3351021.7">
            <text:p>3351021,7</text:p>
          </table:table-cell>
          <table:table-cell office:value-type="float" office:value="337515.88">
            <text:p>337515,88</text:p>
          </table:table-cell>
          <table:table-cell office:value-type="float" office:value="6007438.15">
            <text:p>6007438,15</text:p>
          </table:table-cell>
          <table:table-cell/>
          <table:table-cell table:style-name="ce2" office:value-type="date" office:date-value="2021-10-16">
            <text:p>2021-10-16 00:00:00</text:p>
          </table:table-cell>
          <table:table-cell table:number-columns-repeated="1015"/>
        </table:table-row>
        <table:table-row table:style-name="ro1">
          <table:table-cell office:value-type="float" office:value="313619">
            <text:p>313619</text:p>
          </table:table-cell>
          <table:table-cell office:value-type="float" office:value="56153">
            <text:p>56153</text:p>
          </table:table-cell>
          <table:table-cell office:value-type="float" office:value="1910645.27">
            <text:p>1910645,27</text:p>
          </table:table-cell>
          <table:table-cell office:value-type="float" office:value="196776.42">
            <text:p>196776,42</text:p>
          </table:table-cell>
          <table:table-cell office:value-type="float" office:value="2495287.07">
            <text:p>2495287,07</text:p>
          </table:table-cell>
          <table:table-cell office:value-type="float" office:value="252929.42">
            <text:p>252929,42</text:p>
          </table:table-cell>
          <table:table-cell office:value-type="float" office:value="4405932.34">
            <text:p>4405932,34</text:p>
          </table:table-cell>
          <table:table-cell/>
          <table:table-cell table:style-name="ce2" office:value-type="date" office:date-value="2021-10-17">
            <text:p>2021-10-17 00:00:00</text:p>
          </table:table-cell>
          <table:table-cell table:number-columns-repeated="1015"/>
        </table:table-row>
        <table:table-row table:style-name="ro1">
          <table:table-cell office:value-type="float" office:value="303280">
            <text:p>303280</text:p>
          </table:table-cell>
          <table:table-cell office:value-type="float" office:value="45602">
            <text:p>45602</text:p>
          </table:table-cell>
          <table:table-cell office:value-type="float" office:value="1605811.31">
            <text:p>1605811,31</text:p>
          </table:table-cell>
          <table:table-cell office:value-type="float" office:value="173057.8">
            <text:p>173057,8</text:p>
          </table:table-cell>
          <table:table-cell office:value-type="float" office:value="2228118.52">
            <text:p>2228118,52</text:p>
          </table:table-cell>
          <table:table-cell office:value-type="float" office:value="218659.8">
            <text:p>218659,8</text:p>
          </table:table-cell>
          <table:table-cell office:value-type="float" office:value="3833929.83">
            <text:p>3833929,83</text:p>
          </table:table-cell>
          <table:table-cell/>
          <table:table-cell table:style-name="ce2" office:value-type="date" office:date-value="2021-10-18">
            <text:p>2021-10-18 00:00:00</text:p>
          </table:table-cell>
          <table:table-cell table:number-columns-repeated="1015"/>
        </table:table-row>
        <table:table-row table:style-name="ro1">
          <table:table-cell office:value-type="float" office:value="314720">
            <text:p>314720</text:p>
          </table:table-cell>
          <table:table-cell office:value-type="float" office:value="46182">
            <text:p>46182</text:p>
          </table:table-cell>
          <table:table-cell office:value-type="float" office:value="1629810.09">
            <text:p>1629810,09</text:p>
          </table:table-cell>
          <table:table-cell office:value-type="float" office:value="183621.16">
            <text:p>183621,16</text:p>
          </table:table-cell>
          <table:table-cell office:value-type="float" office:value="2284334.94">
            <text:p>2284334,94</text:p>
          </table:table-cell>
          <table:table-cell office:value-type="float" office:value="229803.16">
            <text:p>229803,16</text:p>
          </table:table-cell>
          <table:table-cell office:value-type="float" office:value="3914145.03">
            <text:p>3914145,03</text:p>
          </table:table-cell>
          <table:table-cell/>
          <table:table-cell table:style-name="ce2" office:value-type="date" office:date-value="2021-10-19">
            <text:p>2021-10-19 00:00:00</text:p>
          </table:table-cell>
          <table:table-cell table:number-columns-repeated="1015"/>
        </table:table-row>
        <table:table-row table:style-name="ro1">
          <table:table-cell office:value-type="float" office:value="303693">
            <text:p>303693</text:p>
          </table:table-cell>
          <table:table-cell office:value-type="float" office:value="50468">
            <text:p>50468</text:p>
          </table:table-cell>
          <table:table-cell office:value-type="float" office:value="1733675.05">
            <text:p>1733675,05</text:p>
          </table:table-cell>
          <table:table-cell office:value-type="float" office:value="183182.42">
            <text:p>183182,42</text:p>
          </table:table-cell>
          <table:table-cell office:value-type="float" office:value="2335653.01">
            <text:p>2335653,01</text:p>
          </table:table-cell>
          <table:table-cell office:value-type="float" office:value="233650.42">
            <text:p>233650,42</text:p>
          </table:table-cell>
          <table:table-cell office:value-type="float" office:value="4069328.06">
            <text:p>4069328,06</text:p>
          </table:table-cell>
          <table:table-cell/>
          <table:table-cell table:style-name="ce2" office:value-type="date" office:date-value="2021-10-20">
            <text:p>2021-10-20 00:00:00</text:p>
          </table:table-cell>
          <table:table-cell table:number-columns-repeated="1015"/>
        </table:table-row>
        <table:table-row table:style-name="ro1">
          <table:table-cell office:value-type="float" office:value="304058">
            <text:p>304058</text:p>
          </table:table-cell>
          <table:table-cell office:value-type="float" office:value="55917">
            <text:p>55917</text:p>
          </table:table-cell>
          <table:table-cell office:value-type="float" office:value="1914820.92">
            <text:p>1914820,92</text:p>
          </table:table-cell>
          <table:table-cell office:value-type="float" office:value="205442.07">
            <text:p>205442,07</text:p>
          </table:table-cell>
          <table:table-cell office:value-type="float" office:value="2638570.52">
            <text:p>2638570,52</text:p>
          </table:table-cell>
          <table:table-cell office:value-type="float" office:value="261359.07">
            <text:p>261359,07</text:p>
          </table:table-cell>
          <table:table-cell office:value-type="float" office:value="4553391.44">
            <text:p>4553391,44</text:p>
          </table:table-cell>
          <table:table-cell/>
          <table:table-cell table:style-name="ce2" office:value-type="date" office:date-value="2021-10-21">
            <text:p>2021-10-21 00:00:00</text:p>
          </table:table-cell>
          <table:table-cell table:number-columns-repeated="1015"/>
        </table:table-row>
        <table:table-row table:style-name="ro1">
          <table:table-cell office:value-type="float" office:value="292978">
            <text:p>292978</text:p>
          </table:table-cell>
          <table:table-cell office:value-type="float" office:value="76345">
            <text:p>76345</text:p>
          </table:table-cell>
          <table:table-cell office:value-type="float" office:value="2595008.23">
            <text:p>2595008,23</text:p>
          </table:table-cell>
          <table:table-cell office:value-type="float" office:value="273412.65">
            <text:p>273412,65</text:p>
          </table:table-cell>
          <table:table-cell office:value-type="float" office:value="3473314.11">
            <text:p>3473314,11</text:p>
          </table:table-cell>
          <table:table-cell office:value-type="float" office:value="349770.15">
            <text:p>349770,15</text:p>
          </table:table-cell>
          <table:table-cell office:value-type="float" office:value="6068322.34">
            <text:p>6068322,34</text:p>
          </table:table-cell>
          <table:table-cell/>
          <table:table-cell table:style-name="ce2" office:value-type="date" office:date-value="2021-10-22">
            <text:p>2021-10-22 00:00:00</text:p>
          </table:table-cell>
          <table:table-cell table:number-columns-repeated="1015"/>
        </table:table-row>
        <table:table-row table:style-name="ro1">
          <table:table-cell office:value-type="float" office:value="304775">
            <text:p>304775</text:p>
          </table:table-cell>
          <table:table-cell office:value-type="float" office:value="82291">
            <text:p>82291</text:p>
          </table:table-cell>
          <table:table-cell office:value-type="float" office:value="2704351.2">
            <text:p>2704351,2</text:p>
          </table:table-cell>
          <table:table-cell office:value-type="float" office:value="252505.74">
            <text:p>252505,74</text:p>
          </table:table-cell>
          <table:table-cell office:value-type="float" office:value="3242351.09">
            <text:p>3242351,09</text:p>
          </table:table-cell>
          <table:table-cell office:value-type="float" office:value="334809.94">
            <text:p>334809,94</text:p>
          </table:table-cell>
          <table:table-cell office:value-type="float" office:value="5946702.29">
            <text:p>5946702,29</text:p>
          </table:table-cell>
          <table:table-cell/>
          <table:table-cell table:style-name="ce2" office:value-type="date" office:date-value="2021-10-23">
            <text:p>2021-10-23 00:00:00</text:p>
          </table:table-cell>
          <table:table-cell table:number-columns-repeated="1015"/>
        </table:table-row>
        <table:table-row table:style-name="ro1">
          <table:table-cell office:value-type="float" office:value="327430">
            <text:p>327430</text:p>
          </table:table-cell>
          <table:table-cell office:value-type="float" office:value="55803">
            <text:p>55803</text:p>
          </table:table-cell>
          <table:table-cell office:value-type="float" office:value="1892328.5">
            <text:p>1892328,5</text:p>
          </table:table-cell>
          <table:table-cell office:value-type="float" office:value="189892.35">
            <text:p>189892,35</text:p>
          </table:table-cell>
          <table:table-cell office:value-type="float" office:value="2413970.59">
            <text:p>2413970,59</text:p>
          </table:table-cell>
          <table:table-cell office:value-type="float" office:value="245707.65">
            <text:p>245707,65</text:p>
          </table:table-cell>
          <table:table-cell office:value-type="float" office:value="4306299.09">
            <text:p>4306299,09</text:p>
          </table:table-cell>
          <table:table-cell/>
          <table:table-cell table:style-name="ce2" office:value-type="date" office:date-value="2021-10-24">
            <text:p>2021-10-24 00:00:00</text:p>
          </table:table-cell>
          <table:table-cell table:number-columns-repeated="1015"/>
        </table:table-row>
        <table:table-row table:style-name="ro1">
          <table:table-cell office:value-type="float" office:value="327855">
            <text:p>327855</text:p>
          </table:table-cell>
          <table:table-cell office:value-type="float" office:value="46200">
            <text:p>46200</text:p>
          </table:table-cell>
          <table:table-cell office:value-type="float" office:value="1618433.13">
            <text:p>1618433,13</text:p>
          </table:table-cell>
          <table:table-cell office:value-type="float" office:value="174638.37">
            <text:p>174638,37</text:p>
          </table:table-cell>
          <table:table-cell office:value-type="float" office:value="2193163.64">
            <text:p>2193163,64</text:p>
          </table:table-cell>
          <table:table-cell office:value-type="float" office:value="220838.37">
            <text:p>220838,37</text:p>
          </table:table-cell>
          <table:table-cell office:value-type="float" office:value="3811596.77">
            <text:p>3811596,77</text:p>
          </table:table-cell>
          <table:table-cell/>
          <table:table-cell table:style-name="ce2" office:value-type="date" office:date-value="2021-10-25">
            <text:p>2021-10-25 00:00:00</text:p>
          </table:table-cell>
          <table:table-cell table:number-columns-repeated="1015"/>
        </table:table-row>
        <table:table-row table:style-name="ro1">
          <table:table-cell office:value-type="float" office:value="283253">
            <text:p>283253</text:p>
          </table:table-cell>
          <table:table-cell office:value-type="float" office:value="45210">
            <text:p>45210</text:p>
          </table:table-cell>
          <table:table-cell office:value-type="float" office:value="1559172.59">
            <text:p>1559172,59</text:p>
          </table:table-cell>
          <table:table-cell office:value-type="float" office:value="169188.06">
            <text:p>169188,06</text:p>
          </table:table-cell>
          <table:table-cell office:value-type="float" office:value="2151823.22">
            <text:p>2151823,22</text:p>
          </table:table-cell>
          <table:table-cell office:value-type="float" office:value="214410.56">
            <text:p>214410,56</text:p>
          </table:table-cell>
          <table:table-cell office:value-type="float" office:value="3710995.81">
            <text:p>3710995,81</text:p>
          </table:table-cell>
          <table:table-cell/>
          <table:table-cell table:style-name="ce2" office:value-type="date" office:date-value="2021-10-26">
            <text:p>2021-10-26 00:00:00</text:p>
          </table:table-cell>
          <table:table-cell table:number-columns-repeated="1015"/>
        </table:table-row>
        <table:table-row table:style-name="ro1">
          <table:table-cell office:value-type="float" office:value="306264">
            <text:p>306264</text:p>
          </table:table-cell>
          <table:table-cell office:value-type="float" office:value="46459">
            <text:p>46459</text:p>
          </table:table-cell>
          <table:table-cell office:value-type="float" office:value="1626702.32">
            <text:p>1626702,32</text:p>
          </table:table-cell>
          <table:table-cell office:value-type="float" office:value="181328.49">
            <text:p>181328,49</text:p>
          </table:table-cell>
          <table:table-cell office:value-type="float" office:value="2273697.91">
            <text:p>2273697,91</text:p>
          </table:table-cell>
          <table:table-cell office:value-type="float" office:value="227787.49">
            <text:p>227787,49</text:p>
          </table:table-cell>
          <table:table-cell office:value-type="float" office:value="3900400.23">
            <text:p>3900400,23</text:p>
          </table:table-cell>
          <table:table-cell/>
          <table:table-cell table:style-name="ce2" office:value-type="date" office:date-value="2021-10-27">
            <text:p>2021-10-27 00:00:00</text:p>
          </table:table-cell>
          <table:table-cell table:number-columns-repeated="1015"/>
        </table:table-row>
        <table:table-row table:style-name="ro1">
          <table:table-cell office:value-type="float" office:value="295108">
            <text:p>295108</text:p>
          </table:table-cell>
          <table:table-cell office:value-type="float" office:value="56502">
            <text:p>56502</text:p>
          </table:table-cell>
          <table:table-cell office:value-type="float" office:value="1951660.37">
            <text:p>1951660,37</text:p>
          </table:table-cell>
          <table:table-cell office:value-type="float" office:value="214529.14">
            <text:p>214529,14</text:p>
          </table:table-cell>
          <table:table-cell office:value-type="float" office:value="2715114.23">
            <text:p>2715114,23</text:p>
          </table:table-cell>
          <table:table-cell office:value-type="float" office:value="271031.14">
            <text:p>271031,14</text:p>
          </table:table-cell>
          <table:table-cell office:value-type="float" office:value="4666774.6">
            <text:p>4666774,6</text:p>
          </table:table-cell>
          <table:table-cell/>
          <table:table-cell table:style-name="ce2" office:value-type="date" office:date-value="2021-10-28">
            <text:p>2021-10-28 00:00:00</text:p>
          </table:table-cell>
          <table:table-cell table:number-columns-repeated="1015"/>
        </table:table-row>
        <table:table-row table:style-name="ro1">
          <table:table-cell office:value-type="float" office:value="295763">
            <text:p>295763</text:p>
          </table:table-cell>
          <table:table-cell office:value-type="float" office:value="79702">
            <text:p>79702</text:p>
          </table:table-cell>
          <table:table-cell office:value-type="float" office:value="2597630.51">
            <text:p>2597630,51</text:p>
          </table:table-cell>
          <table:table-cell office:value-type="float" office:value="275626.58">
            <text:p>275626,58</text:p>
          </table:table-cell>
          <table:table-cell office:value-type="float" office:value="3513303.3">
            <text:p>3513303,3</text:p>
          </table:table-cell>
          <table:table-cell office:value-type="float" office:value="355355.08">
            <text:p>355355,08</text:p>
          </table:table-cell>
          <table:table-cell office:value-type="float" office:value="6110933.81">
            <text:p>6110933,81</text:p>
          </table:table-cell>
          <table:table-cell/>
          <table:table-cell table:style-name="ce2" office:value-type="date" office:date-value="2021-10-29">
            <text:p>2021-10-29 00:00:00</text:p>
          </table:table-cell>
          <table:table-cell table:number-columns-repeated="1015"/>
        </table:table-row>
        <table:table-row table:style-name="ro1">
          <table:table-cell office:value-type="float" office:value="296101">
            <text:p>296101</text:p>
          </table:table-cell>
          <table:table-cell office:value-type="float" office:value="80733">
            <text:p>80733</text:p>
          </table:table-cell>
          <table:table-cell office:value-type="float" office:value="2617027.21">
            <text:p>2617027,21</text:p>
          </table:table-cell>
          <table:table-cell office:value-type="float" office:value="249591.36">
            <text:p>249591,36</text:p>
          </table:table-cell>
          <table:table-cell office:value-type="float" office:value="3245882.73">
            <text:p>3245882,73</text:p>
          </table:table-cell>
          <table:table-cell office:value-type="float" office:value="330324.36">
            <text:p>330324,36</text:p>
          </table:table-cell>
          <table:table-cell office:value-type="float" office:value="5862909.94">
            <text:p>5862909,94</text:p>
          </table:table-cell>
          <table:table-cell/>
          <table:table-cell table:style-name="ce2" office:value-type="date" office:date-value="2021-10-30">
            <text:p>2021-10-30 00:00:00</text:p>
          </table:table-cell>
          <table:table-cell table:number-columns-repeated="1015"/>
        </table:table-row>
        <table:table-row table:style-name="ro1">
          <table:table-cell office:value-type="float" office:value="318927">
            <text:p>318927</text:p>
          </table:table-cell>
          <table:table-cell office:value-type="float" office:value="51368">
            <text:p>51368</text:p>
          </table:table-cell>
          <table:table-cell office:value-type="float" office:value="1706485.11">
            <text:p>1706485,11</text:p>
          </table:table-cell>
          <table:table-cell office:value-type="float" office:value="185011.34">
            <text:p>185011,34</text:p>
          </table:table-cell>
          <table:table-cell office:value-type="float" office:value="2391883.99">
            <text:p>2391883,99</text:p>
          </table:table-cell>
          <table:table-cell office:value-type="float" office:value="236379.34">
            <text:p>236379,34</text:p>
          </table:table-cell>
          <table:table-cell office:value-type="float" office:value="4098369.1">
            <text:p>4098369,1</text:p>
          </table:table-cell>
          <table:table-cell/>
          <table:table-cell table:style-name="ce2" office:value-type="date" office:date-value="2021-10-31">
            <text:p>2021-10-31 00:00:00</text:p>
          </table:table-cell>
          <table:table-cell table:number-columns-repeated="1015"/>
        </table:table-row>
        <table:table-row table:style-name="ro1">
          <table:table-cell office:value-type="float" office:value="319321">
            <text:p>319321</text:p>
          </table:table-cell>
          <table:table-cell office:value-type="float" office:value="44640">
            <text:p>44640</text:p>
          </table:table-cell>
          <table:table-cell office:value-type="float" office:value="1588719.64">
            <text:p>1588719,64</text:p>
          </table:table-cell>
          <table:table-cell office:value-type="float" office:value="182412.85">
            <text:p>182412,85</text:p>
          </table:table-cell>
          <table:table-cell office:value-type="float" office:value="2243875.17">
            <text:p>2243875,17</text:p>
          </table:table-cell>
          <table:table-cell office:value-type="float" office:value="227052.85">
            <text:p>227052,85</text:p>
          </table:table-cell>
          <table:table-cell office:value-type="float" office:value="3832594.81">
            <text:p>3832594,81</text:p>
          </table:table-cell>
          <table:table-cell/>
          <table:table-cell table:style-name="ce2" office:value-type="date" office:date-value="2021-11-01">
            <text:p>2021-11-01 00:00:00</text:p>
          </table:table-cell>
          <table:table-cell table:number-columns-repeated="1015"/>
        </table:table-row>
        <table:table-row table:style-name="ro1">
          <table:table-cell office:value-type="float" office:value="308441">
            <text:p>308441</text:p>
          </table:table-cell>
          <table:table-cell office:value-type="float" office:value="45603">
            <text:p>45603</text:p>
          </table:table-cell>
          <table:table-cell office:value-type="float" office:value="1572507.22">
            <text:p>1572507,22</text:p>
          </table:table-cell>
          <table:table-cell office:value-type="float" office:value="179540.16">
            <text:p>179540,16</text:p>
          </table:table-cell>
          <table:table-cell office:value-type="float" office:value="2238111.21">
            <text:p>2238111,21</text:p>
          </table:table-cell>
          <table:table-cell office:value-type="float" office:value="225143.16">
            <text:p>225143,16</text:p>
          </table:table-cell>
          <table:table-cell office:value-type="float" office:value="3810618.43">
            <text:p>3810618,43</text:p>
          </table:table-cell>
          <table:table-cell/>
          <table:table-cell table:style-name="ce2" office:value-type="date" office:date-value="2021-11-02">
            <text:p>2021-11-02 00:00:00</text:p>
          </table:table-cell>
          <table:table-cell table:number-columns-repeated="1015"/>
        </table:table-row>
        <table:table-row table:style-name="ro1">
          <table:table-cell office:value-type="float" office:value="308806">
            <text:p>308806</text:p>
          </table:table-cell>
          <table:table-cell office:value-type="float" office:value="48876">
            <text:p>48876</text:p>
          </table:table-cell>
          <table:table-cell office:value-type="float" office:value="1691389.65">
            <text:p>1691389,65</text:p>
          </table:table-cell>
          <table:table-cell office:value-type="float" office:value="197198.83">
            <text:p>197198,83</text:p>
          </table:table-cell>
          <table:table-cell office:value-type="float" office:value="2412372.7">
            <text:p>2412372,7</text:p>
          </table:table-cell>
          <table:table-cell office:value-type="float" office:value="246074.83">
            <text:p>246074,83</text:p>
          </table:table-cell>
          <table:table-cell office:value-type="float" office:value="4103762.35">
            <text:p>4103762,35</text:p>
          </table:table-cell>
          <table:table-cell/>
          <table:table-cell table:style-name="ce2" office:value-type="date" office:date-value="2021-11-03">
            <text:p>2021-11-03 00:00:00</text:p>
          </table:table-cell>
          <table:table-cell table:number-columns-repeated="1015"/>
        </table:table-row>
        <table:table-row table:style-name="ro1">
          <table:table-cell office:value-type="float" office:value="297869">
            <text:p>297869</text:p>
          </table:table-cell>
          <table:table-cell office:value-type="float" office:value="55762">
            <text:p>55762</text:p>
          </table:table-cell>
          <table:table-cell office:value-type="float" office:value="1917458.19">
            <text:p>1917458,19</text:p>
          </table:table-cell>
          <table:table-cell office:value-type="float" office:value="201549.92">
            <text:p>201549,92</text:p>
          </table:table-cell>
          <table:table-cell office:value-type="float" office:value="2572371.36">
            <text:p>2572371,36</text:p>
          </table:table-cell>
          <table:table-cell office:value-type="float" office:value="257311.92">
            <text:p>257311,92</text:p>
          </table:table-cell>
          <table:table-cell office:value-type="float" office:value="4489829.55">
            <text:p>4489829,55</text:p>
          </table:table-cell>
          <table:table-cell/>
          <table:table-cell table:style-name="ce2" office:value-type="date" office:date-value="2021-11-04">
            <text:p>2021-11-04 00:00:00</text:p>
          </table:table-cell>
          <table:table-cell table:number-columns-repeated="1015"/>
        </table:table-row>
        <table:table-row table:style-name="ro1">
          <table:table-cell office:value-type="float" office:value="320837">
            <text:p>320837</text:p>
          </table:table-cell>
          <table:table-cell office:value-type="float" office:value="75237">
            <text:p>75237</text:p>
          </table:table-cell>
          <table:table-cell office:value-type="float" office:value="2537209.98">
            <text:p>2537209,98</text:p>
          </table:table-cell>
          <table:table-cell office:value-type="float" office:value="359900.63">
            <text:p>359900,63</text:p>
          </table:table-cell>
          <table:table-cell office:value-type="float" office:value="3356634.85">
            <text:p>3356634,85</text:p>
          </table:table-cell>
          <table:table-cell office:value-type="float" office:value="435137.63">
            <text:p>435137,63</text:p>
          </table:table-cell>
          <table:table-cell office:value-type="float" office:value="5893844.83">
            <text:p>5893844,83</text:p>
          </table:table-cell>
          <table:table-cell/>
          <table:table-cell table:style-name="ce2" office:value-type="date" office:date-value="2021-11-05">
            <text:p>2021-11-05 00:00:00</text:p>
          </table:table-cell>
          <table:table-cell table:number-columns-repeated="1015"/>
        </table:table-row>
        <table:table-row table:style-name="ro1">
          <table:table-cell office:value-type="float" office:value="332561">
            <text:p>332561</text:p>
          </table:table-cell>
          <table:table-cell office:value-type="float" office:value="78685">
            <text:p>78685</text:p>
          </table:table-cell>
          <table:table-cell office:value-type="float" office:value="2580379.69">
            <text:p>2580379,69</text:p>
          </table:table-cell>
          <table:table-cell office:value-type="float" office:value="519160.86">
            <text:p>519160,86</text:p>
          </table:table-cell>
          <table:table-cell office:value-type="float" office:value="3171816.29">
            <text:p>3171816,29</text:p>
          </table:table-cell>
          <table:table-cell office:value-type="float" office:value="597845.86">
            <text:p>597845,86</text:p>
          </table:table-cell>
          <table:table-cell office:value-type="float" office:value="5752195.98">
            <text:p>5752195,98</text:p>
          </table:table-cell>
          <table:table-cell/>
          <table:table-cell table:style-name="ce2" office:value-type="date" office:date-value="2021-11-06">
            <text:p>2021-11-06 00:00:00</text:p>
          </table:table-cell>
          <table:table-cell table:number-columns-repeated="1015"/>
        </table:table-row>
        <table:table-row table:style-name="ro1">
          <table:table-cell office:value-type="float" office:value="333290">
            <text:p>333290</text:p>
          </table:table-cell>
          <table:table-cell office:value-type="float" office:value="53666">
            <text:p>53666</text:p>
          </table:table-cell>
          <table:table-cell office:value-type="float" office:value="1829977.56">
            <text:p>1829977,56</text:p>
          </table:table-cell>
          <table:table-cell office:value-type="float" office:value="418860.72">
            <text:p>418860,72</text:p>
          </table:table-cell>
          <table:table-cell office:value-type="float" office:value="2406038.88">
            <text:p>2406038,88</text:p>
          </table:table-cell>
          <table:table-cell office:value-type="float" office:value="472526.72">
            <text:p>472526,72</text:p>
          </table:table-cell>
          <table:table-cell office:value-type="float" office:value="4236016.44">
            <text:p>4236016,44</text:p>
          </table:table-cell>
          <table:table-cell/>
          <table:table-cell table:style-name="ce2" office:value-type="date" office:date-value="2021-11-07">
            <text:p>2021-11-07 00:00:00</text:p>
          </table:table-cell>
          <table:table-cell table:number-columns-repeated="1015"/>
        </table:table-row>
        <table:table-row table:style-name="ro1">
          <table:table-cell office:value-type="float" office:value="310686">
            <text:p>310686</text:p>
          </table:table-cell>
          <table:table-cell office:value-type="float" office:value="42701">
            <text:p>42701</text:p>
          </table:table-cell>
          <table:table-cell office:value-type="float" office:value="1482608.37">
            <text:p>1482608,37</text:p>
          </table:table-cell>
          <table:table-cell office:value-type="float" office:value="304153.01">
            <text:p>304153,01</text:p>
          </table:table-cell>
          <table:table-cell office:value-type="float" office:value="2130692.01">
            <text:p>2130692,01</text:p>
          </table:table-cell>
          <table:table-cell office:value-type="float" office:value="346854.01">
            <text:p>346854,01</text:p>
          </table:table-cell>
          <table:table-cell office:value-type="float" office:value="3613300.38">
            <text:p>3613300,38</text:p>
          </table:table-cell>
          <table:table-cell/>
          <table:table-cell table:style-name="ce2" office:value-type="date" office:date-value="2021-11-08">
            <text:p>2021-11-08 00:00:00</text:p>
          </table:table-cell>
          <table:table-cell table:number-columns-repeated="1015"/>
        </table:table-row>
        <table:table-row table:style-name="ro1">
          <table:table-cell office:value-type="float" office:value="311051">
            <text:p>311051</text:p>
          </table:table-cell>
          <table:table-cell office:value-type="float" office:value="44244">
            <text:p>44244</text:p>
          </table:table-cell>
          <table:table-cell office:value-type="float" office:value="1517797.65">
            <text:p>1517797,65</text:p>
          </table:table-cell>
          <table:table-cell office:value-type="float" office:value="298726.48">
            <text:p>298726,48</text:p>
          </table:table-cell>
          <table:table-cell office:value-type="float" office:value="2206160.38">
            <text:p>2206160,38</text:p>
          </table:table-cell>
          <table:table-cell office:value-type="float" office:value="342970.48">
            <text:p>342970,48</text:p>
          </table:table-cell>
          <table:table-cell office:value-type="float" office:value="3723958.03">
            <text:p>3723958,03</text:p>
          </table:table-cell>
          <table:table-cell/>
          <table:table-cell table:style-name="ce2" office:value-type="date" office:date-value="2021-11-09">
            <text:p>2021-11-09 00:00:00</text:p>
          </table:table-cell>
          <table:table-cell table:number-columns-repeated="1015"/>
        </table:table-row>
        <table:table-row table:style-name="ro1">
          <table:table-cell office:value-type="float" office:value="322805">
            <text:p>322805</text:p>
          </table:table-cell>
          <table:table-cell office:value-type="float" office:value="51086">
            <text:p>51086</text:p>
          </table:table-cell>
          <table:table-cell office:value-type="float" office:value="1753573.46">
            <text:p>1753573,46</text:p>
          </table:table-cell>
          <table:table-cell office:value-type="float" office:value="222876.06">
            <text:p>222876,06</text:p>
          </table:table-cell>
          <table:table-cell office:value-type="float" office:value="2509160.21">
            <text:p>2509160,21</text:p>
          </table:table-cell>
          <table:table-cell office:value-type="float" office:value="273962.06">
            <text:p>273962,06</text:p>
          </table:table-cell>
          <table:table-cell office:value-type="float" office:value="4262733.67">
            <text:p>4262733,67</text:p>
          </table:table-cell>
          <table:table-cell/>
          <table:table-cell table:style-name="ce2" office:value-type="date" office:date-value="2021-11-10">
            <text:p>2021-11-10 00:00:00</text:p>
          </table:table-cell>
          <table:table-cell table:number-columns-repeated="1015"/>
        </table:table-row>
        <table:table-row table:style-name="ro1">
          <table:table-cell office:value-type="float" office:value="323199">
            <text:p>323199</text:p>
          </table:table-cell>
          <table:table-cell office:value-type="float" office:value="63216">
            <text:p>63216</text:p>
          </table:table-cell>
          <table:table-cell office:value-type="float" office:value="2112240.04">
            <text:p>2112240,04</text:p>
          </table:table-cell>
          <table:table-cell office:value-type="float" office:value="233834.58">
            <text:p>233834,58</text:p>
          </table:table-cell>
          <table:table-cell office:value-type="float" office:value="2819492.4">
            <text:p>2819492,4</text:p>
          </table:table-cell>
          <table:table-cell office:value-type="float" office:value="297050.58">
            <text:p>297050,58</text:p>
          </table:table-cell>
          <table:table-cell office:value-type="float" office:value="4931732.44">
            <text:p>4931732,44</text:p>
          </table:table-cell>
          <table:table-cell/>
          <table:table-cell table:style-name="ce2" office:value-type="date" office:date-value="2021-11-11">
            <text:p>2021-11-11 00:00:00</text:p>
          </table:table-cell>
          <table:table-cell table:number-columns-repeated="1015"/>
        </table:table-row>
        <table:table-row table:style-name="ro1">
          <table:table-cell office:value-type="float" office:value="323593">
            <text:p>323593</text:p>
          </table:table-cell>
          <table:table-cell office:value-type="float" office:value="75295">
            <text:p>75295</text:p>
          </table:table-cell>
          <table:table-cell office:value-type="float" office:value="2458155.19">
            <text:p>2458155,19</text:p>
          </table:table-cell>
          <table:table-cell office:value-type="float" office:value="275118.58">
            <text:p>275118,58</text:p>
          </table:table-cell>
          <table:table-cell office:value-type="float" office:value="3329168.86">
            <text:p>3329168,86</text:p>
          </table:table-cell>
          <table:table-cell office:value-type="float" office:value="350413.58">
            <text:p>350413,58</text:p>
          </table:table-cell>
          <table:table-cell office:value-type="float" office:value="5787324.05">
            <text:p>5787324,05</text:p>
          </table:table-cell>
          <table:table-cell/>
          <table:table-cell table:style-name="ce2" office:value-type="date" office:date-value="2021-11-12">
            <text:p>2021-11-12 00:00:00</text:p>
          </table:table-cell>
          <table:table-cell table:number-columns-repeated="1015"/>
        </table:table-row>
        <table:table-row table:style-name="ro1">
          <table:table-cell office:value-type="float" office:value="346855">
            <text:p>346855</text:p>
          </table:table-cell>
          <table:table-cell office:value-type="float" office:value="79928">
            <text:p>79928</text:p>
          </table:table-cell>
          <table:table-cell office:value-type="float" office:value="2610720.5">
            <text:p>2610720,5</text:p>
          </table:table-cell>
          <table:table-cell office:value-type="float" office:value="255260.23">
            <text:p>255260,23</text:p>
          </table:table-cell>
          <table:table-cell office:value-type="float" office:value="3231500.93">
            <text:p>3231500,93</text:p>
          </table:table-cell>
          <table:table-cell office:value-type="float" office:value="335188.23">
            <text:p>335188,23</text:p>
          </table:table-cell>
          <table:table-cell office:value-type="float" office:value="5842221.43">
            <text:p>5842221,43</text:p>
          </table:table-cell>
          <table:table-cell/>
          <table:table-cell table:style-name="ce2" office:value-type="date" office:date-value="2021-11-13">
            <text:p>2021-11-13 00:00:00</text:p>
          </table:table-cell>
          <table:table-cell table:number-columns-repeated="1015"/>
        </table:table-row>
        <table:table-row table:style-name="ro1">
          <table:table-cell office:value-type="float" office:value="335862">
            <text:p>335862</text:p>
          </table:table-cell>
          <table:table-cell office:value-type="float" office:value="55267">
            <text:p>55267</text:p>
          </table:table-cell>
          <table:table-cell office:value-type="float" office:value="1872830.29">
            <text:p>1872830,29</text:p>
          </table:table-cell>
          <table:table-cell office:value-type="float" office:value="190246.14">
            <text:p>190246,14</text:p>
          </table:table-cell>
          <table:table-cell office:value-type="float" office:value="2402641.93">
            <text:p>2402641,93</text:p>
          </table:table-cell>
          <table:table-cell office:value-type="float" office:value="245513.14">
            <text:p>245513,14</text:p>
          </table:table-cell>
          <table:table-cell office:value-type="float" office:value="4275472.22">
            <text:p>4275472,22</text:p>
          </table:table-cell>
          <table:table-cell/>
          <table:table-cell table:style-name="ce2" office:value-type="date" office:date-value="2021-11-14">
            <text:p>2021-11-14 00:00:00</text:p>
          </table:table-cell>
          <table:table-cell table:number-columns-repeated="1015"/>
        </table:table-row>
        <table:table-row table:style-name="ro1">
          <table:table-cell office:value-type="float" office:value="324820">
            <text:p>324820</text:p>
          </table:table-cell>
          <table:table-cell office:value-type="float" office:value="44401">
            <text:p>44401</text:p>
          </table:table-cell>
          <table:table-cell office:value-type="float" office:value="1555230.85">
            <text:p>1555230,85</text:p>
          </table:table-cell>
          <table:table-cell office:value-type="float" office:value="175280.23">
            <text:p>175280,23</text:p>
          </table:table-cell>
          <table:table-cell office:value-type="float" office:value="2205152.04">
            <text:p>2205152,04</text:p>
          </table:table-cell>
          <table:table-cell office:value-type="float" office:value="219752.73">
            <text:p>219752,73</text:p>
          </table:table-cell>
          <table:table-cell office:value-type="float" office:value="3760382.89">
            <text:p>3760382,89</text:p>
          </table:table-cell>
          <table:table-cell/>
          <table:table-cell table:style-name="ce2" office:value-type="date" office:date-value="2021-11-15">
            <text:p>2021-11-15 00:00:00</text:p>
          </table:table-cell>
          <table:table-cell table:number-columns-repeated="1015"/>
        </table:table-row>
        <table:table-row table:style-name="ro1">
          <table:table-cell office:value-type="float" office:value="336696">
            <text:p>336696</text:p>
          </table:table-cell>
          <table:table-cell office:value-type="float" office:value="46261">
            <text:p>46261</text:p>
          </table:table-cell>
          <table:table-cell office:value-type="float" office:value="1584675.65">
            <text:p>1584675,65</text:p>
          </table:table-cell>
          <table:table-cell office:value-type="float" office:value="182416.75">
            <text:p>182416,75</text:p>
          </table:table-cell>
          <table:table-cell office:value-type="float" office:value="2264089.27">
            <text:p>2264089,27</text:p>
          </table:table-cell>
          <table:table-cell office:value-type="float" office:value="228677.75">
            <text:p>228677,75</text:p>
          </table:table-cell>
          <table:table-cell office:value-type="float" office:value="3848764.92">
            <text:p>3848764,92</text:p>
          </table:table-cell>
          <table:table-cell/>
          <table:table-cell table:style-name="ce2" office:value-type="date" office:date-value="2021-11-16">
            <text:p>2021-11-16 00:00:00</text:p>
          </table:table-cell>
          <table:table-cell table:number-columns-repeated="1015"/>
        </table:table-row>
        <table:table-row table:style-name="ro1">
          <table:table-cell office:value-type="float" office:value="314125">
            <text:p>314125</text:p>
          </table:table-cell>
          <table:table-cell office:value-type="float" office:value="53815">
            <text:p>53815</text:p>
          </table:table-cell>
          <table:table-cell office:value-type="float" office:value="1774384.99">
            <text:p>1774384,99</text:p>
          </table:table-cell>
          <table:table-cell office:value-type="float" office:value="189045.38">
            <text:p>189045,38</text:p>
          </table:table-cell>
          <table:table-cell office:value-type="float" office:value="2356194.31">
            <text:p>2356194,31</text:p>
          </table:table-cell>
          <table:table-cell office:value-type="float" office:value="242860.38">
            <text:p>242860,38</text:p>
          </table:table-cell>
          <table:table-cell office:value-type="float" office:value="4130579.3">
            <text:p>4130579,3</text:p>
          </table:table-cell>
          <table:table-cell/>
          <table:table-cell table:style-name="ce2" office:value-type="date" office:date-value="2021-11-17">
            <text:p>2021-11-17 00:00:00</text:p>
          </table:table-cell>
          <table:table-cell table:number-columns-repeated="1015"/>
        </table:table-row>
        <table:table-row table:style-name="ro1">
          <table:table-cell office:value-type="float" office:value="337514">
            <text:p>337514</text:p>
          </table:table-cell>
          <table:table-cell office:value-type="float" office:value="57362">
            <text:p>57362</text:p>
          </table:table-cell>
          <table:table-cell office:value-type="float" office:value="1914427.68">
            <text:p>1914427,68</text:p>
          </table:table-cell>
          <table:table-cell office:value-type="float" office:value="211309.29">
            <text:p>211309,29</text:p>
          </table:table-cell>
          <table:table-cell office:value-type="float" office:value="2625878.29">
            <text:p>2625878,29</text:p>
          </table:table-cell>
          <table:table-cell office:value-type="float" office:value="268671.29">
            <text:p>268671,29</text:p>
          </table:table-cell>
          <table:table-cell office:value-type="float" office:value="4540305.97">
            <text:p>4540305,97</text:p>
          </table:table-cell>
          <table:table-cell/>
          <table:table-cell table:style-name="ce2" office:value-type="date" office:date-value="2021-11-18">
            <text:p>2021-11-18 00:00:00</text:p>
          </table:table-cell>
          <table:table-cell table:number-columns-repeated="1015"/>
        </table:table-row>
        <table:table-row table:style-name="ro1">
          <table:table-cell office:value-type="float" office:value="326411">
            <text:p>326411</text:p>
          </table:table-cell>
          <table:table-cell office:value-type="float" office:value="77909">
            <text:p>77909</text:p>
          </table:table-cell>
          <table:table-cell office:value-type="float" office:value="2579110.69">
            <text:p>2579110,69</text:p>
          </table:table-cell>
          <table:table-cell office:value-type="float" office:value="273135.3">
            <text:p>273135,3</text:p>
          </table:table-cell>
          <table:table-cell office:value-type="float" office:value="3454910.05">
            <text:p>3454910,05</text:p>
          </table:table-cell>
          <table:table-cell office:value-type="float" office:value="351044.3">
            <text:p>351044,3</text:p>
          </table:table-cell>
          <table:table-cell office:value-type="float" office:value="6034020.74">
            <text:p>6034020,74</text:p>
          </table:table-cell>
          <table:table-cell/>
          <table:table-cell table:style-name="ce2" office:value-type="date" office:date-value="2021-11-19">
            <text:p>2021-11-19 00:00:00</text:p>
          </table:table-cell>
          <table:table-cell table:number-columns-repeated="1015"/>
        </table:table-row>
        <table:table-row table:style-name="ro1">
          <table:table-cell office:value-type="float" office:value="326528">
            <text:p>326528</text:p>
          </table:table-cell>
          <table:table-cell office:value-type="float" office:value="84382">
            <text:p>84382</text:p>
          </table:table-cell>
          <table:table-cell office:value-type="float" office:value="2705360.54">
            <text:p>2705360,54</text:p>
          </table:table-cell>
          <table:table-cell office:value-type="float" office:value="260520.02">
            <text:p>260520,02</text:p>
          </table:table-cell>
          <table:table-cell office:value-type="float" office:value="3275291.05">
            <text:p>3275291,05</text:p>
          </table:table-cell>
          <table:table-cell office:value-type="float" office:value="344902.02">
            <text:p>344902,02</text:p>
          </table:table-cell>
          <table:table-cell office:value-type="float" office:value="5980651.59">
            <text:p>5980651,59</text:p>
          </table:table-cell>
          <table:table-cell/>
          <table:table-cell table:style-name="ce2" office:value-type="date" office:date-value="2021-11-20">
            <text:p>2021-11-20 00:00:00</text:p>
          </table:table-cell>
          <table:table-cell table:number-columns-repeated="1015"/>
        </table:table-row>
        <table:table-row table:style-name="ro1">
          <table:table-cell office:value-type="float" office:value="327201">
            <text:p>327201</text:p>
          </table:table-cell>
          <table:table-cell office:value-type="float" office:value="58178">
            <text:p>58178</text:p>
          </table:table-cell>
          <table:table-cell office:value-type="float" office:value="1909934.68">
            <text:p>1909934,68</text:p>
          </table:table-cell>
          <table:table-cell office:value-type="float" office:value="200532.92">
            <text:p>200532,92</text:p>
          </table:table-cell>
          <table:table-cell office:value-type="float" office:value="2445374.37">
            <text:p>2445374,37</text:p>
          </table:table-cell>
          <table:table-cell office:value-type="float" office:value="258710.92">
            <text:p>258710,92</text:p>
          </table:table-cell>
          <table:table-cell office:value-type="float" office:value="4355309.05">
            <text:p>4355309,05</text:p>
          </table:table-cell>
          <table:table-cell/>
          <table:table-cell table:style-name="ce2" office:value-type="date" office:date-value="2021-11-21">
            <text:p>2021-11-21 00:00:00</text:p>
          </table:table-cell>
          <table:table-cell table:number-columns-repeated="1015"/>
        </table:table-row>
        <table:table-row table:style-name="ro1">
          <table:table-cell office:value-type="float" office:value="339169">
            <text:p>339169</text:p>
          </table:table-cell>
          <table:table-cell office:value-type="float" office:value="59404">
            <text:p>59404</text:p>
          </table:table-cell>
          <table:table-cell office:value-type="float" office:value="1987988.77">
            <text:p>1987988,77</text:p>
          </table:table-cell>
          <table:table-cell office:value-type="float" office:value="201485.48">
            <text:p>201485,48</text:p>
          </table:table-cell>
          <table:table-cell office:value-type="float" office:value="2461090">
            <text:p>2461090</text:p>
          </table:table-cell>
          <table:table-cell office:value-type="float" office:value="260889.48">
            <text:p>260889,48</text:p>
          </table:table-cell>
          <table:table-cell office:value-type="float" office:value="4449078.77">
            <text:p>4449078,77</text:p>
          </table:table-cell>
          <table:table-cell/>
          <table:table-cell table:style-name="ce2" office:value-type="date" office:date-value="2021-11-22">
            <text:p>2021-11-22 00:00:00</text:p>
          </table:table-cell>
          <table:table-cell table:number-columns-repeated="1015"/>
        </table:table-row>
        <table:table-row table:style-name="ro1">
          <table:table-cell office:value-type="float" office:value="339594">
            <text:p>339594</text:p>
          </table:table-cell>
          <table:table-cell office:value-type="float" office:value="71066">
            <text:p>71066</text:p>
          </table:table-cell>
          <table:table-cell office:value-type="float" office:value="2338336.5">
            <text:p>2338336,5</text:p>
          </table:table-cell>
          <table:table-cell office:value-type="float" office:value="238012.06">
            <text:p>238012,06</text:p>
          </table:table-cell>
          <table:table-cell office:value-type="float" office:value="2910769.26">
            <text:p>2910769,26</text:p>
          </table:table-cell>
          <table:table-cell office:value-type="float" office:value="309078.06">
            <text:p>309078,06</text:p>
          </table:table-cell>
          <table:table-cell office:value-type="float" office:value="5249105.76">
            <text:p>5249105,76</text:p>
          </table:table-cell>
          <table:table-cell/>
          <table:table-cell table:style-name="ce2" office:value-type="date" office:date-value="2021-11-23">
            <text:p>2021-11-23 00:00:00</text:p>
          </table:table-cell>
          <table:table-cell table:number-columns-repeated="1015"/>
        </table:table-row>
        <table:table-row table:style-name="ro1">
          <table:table-cell office:value-type="float" office:value="316542">
            <text:p>316542</text:p>
          </table:table-cell>
          <table:table-cell office:value-type="float" office:value="109228">
            <text:p>109228</text:p>
          </table:table-cell>
          <table:table-cell office:value-type="float" office:value="3380706.16">
            <text:p>3380706,16</text:p>
          </table:table-cell>
          <table:table-cell office:value-type="float" office:value="366484.17">
            <text:p>366484,17</text:p>
          </table:table-cell>
          <table:table-cell office:value-type="float" office:value="4414028.85">
            <text:p>4414028,85</text:p>
          </table:table-cell>
          <table:table-cell office:value-type="float" office:value="475712.17">
            <text:p>475712,17</text:p>
          </table:table-cell>
          <table:table-cell office:value-type="float" office:value="7794735.01">
            <text:p>7794735,01</text:p>
          </table:table-cell>
          <table:table-cell/>
          <table:table-cell table:style-name="ce2" office:value-type="date" office:date-value="2021-11-24">
            <text:p>2021-11-24 00:00:00</text:p>
          </table:table-cell>
          <table:table-cell table:number-columns-repeated="1015"/>
        </table:table-row>
        <table:table-row table:style-name="ro1">
          <table:table-cell office:value-type="float" office:value="258282">
            <text:p>258282</text:p>
          </table:table-cell>
          <table:table-cell office:value-type="float" office:value="3242">
            <text:p>3242</text:p>
          </table:table-cell>
          <table:table-cell office:value-type="float" office:value="106389.14">
            <text:p>106389,14</text:p>
          </table:table-cell>
          <table:table-cell office:value-type="float" office:value="16907.36">
            <text:p>16907,36</text:p>
          </table:table-cell>
          <table:table-cell office:value-type="float" office:value="219100.62">
            <text:p>219100,62</text:p>
          </table:table-cell>
          <table:table-cell office:value-type="float" office:value="20149.36">
            <text:p>20149,36</text:p>
          </table:table-cell>
          <table:table-cell office:value-type="float" office:value="325489.76">
            <text:p>325489,76</text:p>
          </table:table-cell>
          <table:table-cell/>
          <table:table-cell table:style-name="ce2" office:value-type="date" office:date-value="2021-11-25">
            <text:p>2021-11-25 00:00:00</text:p>
          </table:table-cell>
          <table:table-cell table:number-columns-repeated="1015"/>
        </table:table-row>
        <table:table-row table:style-name="ro1">
          <table:table-cell office:value-type="float" office:value="328844">
            <text:p>328844</text:p>
          </table:table-cell>
          <table:table-cell office:value-type="float" office:value="95007">
            <text:p>95007</text:p>
          </table:table-cell>
          <table:table-cell office:value-type="float" office:value="3059397.29">
            <text:p>3059397,29</text:p>
          </table:table-cell>
          <table:table-cell office:value-type="float" office:value="345638.06">
            <text:p>345638,06</text:p>
          </table:table-cell>
          <table:table-cell office:value-type="float" office:value="4035243.97">
            <text:p>4035243,97</text:p>
          </table:table-cell>
          <table:table-cell office:value-type="float" office:value="440645.06">
            <text:p>440645,06</text:p>
          </table:table-cell>
          <table:table-cell office:value-type="float" office:value="7094641.26">
            <text:p>7094641,26</text:p>
          </table:table-cell>
          <table:table-cell/>
          <table:table-cell table:style-name="ce2" office:value-type="date" office:date-value="2021-11-26">
            <text:p>2021-11-26 00:00:00</text:p>
          </table:table-cell>
          <table:table-cell table:number-columns-repeated="1015"/>
        </table:table-row>
        <table:table-row table:style-name="ro1">
          <table:table-cell office:value-type="float" office:value="329500">
            <text:p>329500</text:p>
          </table:table-cell>
          <table:table-cell office:value-type="float" office:value="78286">
            <text:p>78286</text:p>
          </table:table-cell>
          <table:table-cell office:value-type="float" office:value="2517211.8">
            <text:p>2517211,8</text:p>
          </table:table-cell>
          <table:table-cell office:value-type="float" office:value="244194.44">
            <text:p>244194,44</text:p>
          </table:table-cell>
          <table:table-cell office:value-type="float" office:value="3044927.91">
            <text:p>3044927,91</text:p>
          </table:table-cell>
          <table:table-cell office:value-type="float" office:value="322480.44">
            <text:p>322480,44</text:p>
          </table:table-cell>
          <table:table-cell office:value-type="float" office:value="5562139.71">
            <text:p>5562139,71</text:p>
          </table:table-cell>
          <table:table-cell/>
          <table:table-cell table:style-name="ce2" office:value-type="date" office:date-value="2021-11-27">
            <text:p>2021-11-27 00:00:00</text:p>
          </table:table-cell>
          <table:table-cell table:number-columns-repeated="1015"/>
        </table:table-row>
        <table:table-row table:style-name="ro1">
          <table:table-cell office:value-type="float" office:value="317976">
            <text:p>317976</text:p>
          </table:table-cell>
          <table:table-cell office:value-type="float" office:value="49549">
            <text:p>49549</text:p>
          </table:table-cell>
          <table:table-cell office:value-type="float" office:value="1652897.28">
            <text:p>1652897,28</text:p>
          </table:table-cell>
          <table:table-cell office:value-type="float" office:value="182519.19">
            <text:p>182519,19</text:p>
          </table:table-cell>
          <table:table-cell office:value-type="float" office:value="2245972.11">
            <text:p>2245972,11</text:p>
          </table:table-cell>
          <table:table-cell office:value-type="float" office:value="232068.19">
            <text:p>232068,19</text:p>
          </table:table-cell>
          <table:table-cell office:value-type="float" office:value="3898869.39">
            <text:p>3898869,39</text:p>
          </table:table-cell>
          <table:table-cell/>
          <table:table-cell table:style-name="ce2" office:value-type="date" office:date-value="2021-11-28">
            <text:p>2021-11-28 00:00:00</text:p>
          </table:table-cell>
          <table:table-cell table:number-columns-repeated="1015"/>
        </table:table-row>
        <table:table-row table:style-name="ro1">
          <table:table-cell office:value-type="float" office:value="330024">
            <text:p>330024</text:p>
          </table:table-cell>
          <table:table-cell office:value-type="float" office:value="45733">
            <text:p>45733</text:p>
          </table:table-cell>
          <table:table-cell office:value-type="float" office:value="1545696.17">
            <text:p>1545696,17</text:p>
          </table:table-cell>
          <table:table-cell office:value-type="float" office:value="187465.26">
            <text:p>187465,26</text:p>
          </table:table-cell>
          <table:table-cell office:value-type="float" office:value="2232414.06">
            <text:p>2232414,06</text:p>
          </table:table-cell>
          <table:table-cell office:value-type="float" office:value="233198.26">
            <text:p>233198,26</text:p>
          </table:table-cell>
          <table:table-cell office:value-type="float" office:value="3778110.23">
            <text:p>3778110,23</text:p>
          </table:table-cell>
          <table:table-cell/>
          <table:table-cell table:style-name="ce2" office:value-type="date" office:date-value="2021-11-29">
            <text:p>2021-11-29 00:00:00</text:p>
          </table:table-cell>
          <table:table-cell table:number-columns-repeated="1015"/>
        </table:table-row>
        <table:table-row table:style-name="ro1">
          <table:table-cell office:value-type="float" office:value="318729">
            <text:p>318729</text:p>
          </table:table-cell>
          <table:table-cell office:value-type="float" office:value="45546">
            <text:p>45546</text:p>
          </table:table-cell>
          <table:table-cell office:value-type="float" office:value="1535732.62">
            <text:p>1535732,62</text:p>
          </table:table-cell>
          <table:table-cell office:value-type="float" office:value="179427.15">
            <text:p>179427,15</text:p>
          </table:table-cell>
          <table:table-cell office:value-type="float" office:value="2210814.11">
            <text:p>2210814,11</text:p>
          </table:table-cell>
          <table:table-cell office:value-type="float" office:value="224973.15">
            <text:p>224973,15</text:p>
          </table:table-cell>
          <table:table-cell office:value-type="float" office:value="3746546.73">
            <text:p>3746546,73</text:p>
          </table:table-cell>
          <table:table-cell/>
          <table:table-cell table:style-name="ce2" office:value-type="date" office:date-value="2021-11-30">
            <text:p>2021-11-30 00:00:00</text:p>
          </table:table-cell>
          <table:table-cell table:number-columns-repeated="1015"/>
        </table:table-row>
        <table:table-row table:style-name="ro1">
          <table:table-cell office:value-type="float" office:value="330808">
            <text:p>330808</text:p>
          </table:table-cell>
          <table:table-cell office:value-type="float" office:value="50311">
            <text:p>50311</text:p>
          </table:table-cell>
          <table:table-cell office:value-type="float" office:value="1670014.34">
            <text:p>1670014,34</text:p>
          </table:table-cell>
          <table:table-cell office:value-type="float" office:value="199874.64">
            <text:p>199874,64</text:p>
          </table:table-cell>
          <table:table-cell office:value-type="float" office:value="2425989.86">
            <text:p>2425989,86</text:p>
          </table:table-cell>
          <table:table-cell office:value-type="float" office:value="250185.64">
            <text:p>250185,64</text:p>
          </table:table-cell>
          <table:table-cell office:value-type="float" office:value="4096004.2">
            <text:p>4096004,2</text:p>
          </table:table-cell>
          <table:table-cell/>
          <table:table-cell table:style-name="ce2" office:value-type="date" office:date-value="2021-12-01">
            <text:p>2021-12-01 00:00:00</text:p>
          </table:table-cell>
          <table:table-cell table:number-columns-repeated="1015"/>
        </table:table-row>
        <table:table-row table:style-name="ro1">
          <table:table-cell office:value-type="float" office:value="319482">
            <text:p>319482</text:p>
          </table:table-cell>
          <table:table-cell office:value-type="float" office:value="52673">
            <text:p>52673</text:p>
          </table:table-cell>
          <table:table-cell office:value-type="float" office:value="1780801.88">
            <text:p>1780801,88</text:p>
          </table:table-cell>
          <table:table-cell office:value-type="float" office:value="206394.12">
            <text:p>206394,12</text:p>
          </table:table-cell>
          <table:table-cell office:value-type="float" office:value="2516632.42">
            <text:p>2516632,42</text:p>
          </table:table-cell>
          <table:table-cell office:value-type="float" office:value="259067.12">
            <text:p>259067,12</text:p>
          </table:table-cell>
          <table:table-cell office:value-type="float" office:value="4297434.3">
            <text:p>4297434,3</text:p>
          </table:table-cell>
          <table:table-cell/>
          <table:table-cell table:style-name="ce2" office:value-type="date" office:date-value="2021-12-02">
            <text:p>2021-12-02 00:00:00</text:p>
          </table:table-cell>
          <table:table-cell table:number-columns-repeated="1015"/>
        </table:table-row>
        <table:table-row table:style-name="ro1">
          <table:table-cell office:value-type="float" office:value="331592">
            <text:p>331592</text:p>
          </table:table-cell>
          <table:table-cell office:value-type="float" office:value="74217">
            <text:p>74217</text:p>
          </table:table-cell>
          <table:table-cell office:value-type="float" office:value="2441711.59">
            <text:p>2441711,59</text:p>
          </table:table-cell>
          <table:table-cell office:value-type="float" office:value="286395.85">
            <text:p>286395,85</text:p>
          </table:table-cell>
          <table:table-cell office:value-type="float" office:value="3459120.52">
            <text:p>3459120,52</text:p>
          </table:table-cell>
          <table:table-cell office:value-type="float" office:value="360612.85">
            <text:p>360612,85</text:p>
          </table:table-cell>
          <table:table-cell office:value-type="float" office:value="5900832.11">
            <text:p>5900832,11</text:p>
          </table:table-cell>
          <table:table-cell/>
          <table:table-cell table:style-name="ce2" office:value-type="date" office:date-value="2021-12-03">
            <text:p>2021-12-03 00:00:00</text:p>
          </table:table-cell>
          <table:table-cell table:number-columns-repeated="1015"/>
        </table:table-row>
        <table:table-row table:style-name="ro1">
          <table:table-cell office:value-type="float" office:value="343982">
            <text:p>343982</text:p>
          </table:table-cell>
          <table:table-cell office:value-type="float" office:value="77321">
            <text:p>77321</text:p>
          </table:table-cell>
          <table:table-cell office:value-type="float" office:value="2477235.22">
            <text:p>2477235,22</text:p>
          </table:table-cell>
          <table:table-cell office:value-type="float" office:value="260531.42">
            <text:p>260531,42</text:p>
          </table:table-cell>
          <table:table-cell office:value-type="float" office:value="3152888.64">
            <text:p>3152888,64</text:p>
          </table:table-cell>
          <table:table-cell office:value-type="float" office:value="337852.42">
            <text:p>337852,42</text:p>
          </table:table-cell>
          <table:table-cell office:value-type="float" office:value="5630123.86">
            <text:p>5630123,86</text:p>
          </table:table-cell>
          <table:table-cell/>
          <table:table-cell table:style-name="ce2" office:value-type="date" office:date-value="2021-12-04">
            <text:p>2021-12-04 00:00:00</text:p>
          </table:table-cell>
          <table:table-cell table:number-columns-repeated="1015"/>
        </table:table-row>
        <table:table-row table:style-name="ro1">
          <table:table-cell office:value-type="float" office:value="356180">
            <text:p>356180</text:p>
          </table:table-cell>
          <table:table-cell office:value-type="float" office:value="52109">
            <text:p>52109</text:p>
          </table:table-cell>
          <table:table-cell office:value-type="float" office:value="1739873.52">
            <text:p>1739873,52</text:p>
          </table:table-cell>
          <table:table-cell office:value-type="float" office:value="197672.12">
            <text:p>197672,12</text:p>
          </table:table-cell>
          <table:table-cell office:value-type="float" office:value="2359796.21">
            <text:p>2359796,21</text:p>
          </table:table-cell>
          <table:table-cell office:value-type="float" office:value="249781.12">
            <text:p>249781,12</text:p>
          </table:table-cell>
          <table:table-cell office:value-type="float" office:value="4099669.73">
            <text:p>4099669,73</text:p>
          </table:table-cell>
          <table:table-cell/>
          <table:table-cell table:style-name="ce2" office:value-type="date" office:date-value="2021-12-05">
            <text:p>2021-12-05 00:00:00</text:p>
          </table:table-cell>
          <table:table-cell table:number-columns-repeated="1015"/>
        </table:table-row>
        <table:table-row table:style-name="ro1">
          <table:table-cell office:value-type="float" office:value="344848">
            <text:p>344848</text:p>
          </table:table-cell>
          <table:table-cell office:value-type="float" office:value="44342">
            <text:p>44342</text:p>
          </table:table-cell>
          <table:table-cell office:value-type="float" office:value="1500951.86">
            <text:p>1500951,86</text:p>
          </table:table-cell>
          <table:table-cell office:value-type="float" office:value="183619.01">
            <text:p>183619,01</text:p>
          </table:table-cell>
          <table:table-cell office:value-type="float" office:value="2183810.93">
            <text:p>2183810,93</text:p>
          </table:table-cell>
          <table:table-cell office:value-type="float" office:value="227961.01">
            <text:p>227961,01</text:p>
          </table:table-cell>
          <table:table-cell office:value-type="float" office:value="3684762.79">
            <text:p>3684762,79</text:p>
          </table:table-cell>
          <table:table-cell/>
          <table:table-cell table:style-name="ce2" office:value-type="date" office:date-value="2021-12-06">
            <text:p>2021-12-06 00:00:00</text:p>
          </table:table-cell>
          <table:table-cell table:number-columns-repeated="1015"/>
        </table:table-row>
        <table:table-row table:style-name="ro1">
          <table:table-cell office:value-type="float" office:value="345273">
            <text:p>345273</text:p>
          </table:table-cell>
          <table:table-cell office:value-type="float" office:value="46571">
            <text:p>46571</text:p>
          </table:table-cell>
          <table:table-cell office:value-type="float" office:value="1571632.27">
            <text:p>1571632,27</text:p>
          </table:table-cell>
          <table:table-cell office:value-type="float" office:value="181064.12">
            <text:p>181064,12</text:p>
          </table:table-cell>
          <table:table-cell office:value-type="float" office:value="2192510.5">
            <text:p>2192510,5</text:p>
          </table:table-cell>
          <table:table-cell office:value-type="float" office:value="227635.12">
            <text:p>227635,12</text:p>
          </table:table-cell>
          <table:table-cell office:value-type="float" office:value="3764142.77">
            <text:p>3764142,77</text:p>
          </table:table-cell>
          <table:table-cell/>
          <table:table-cell table:style-name="ce2" office:value-type="date" office:date-value="2021-12-07">
            <text:p>2021-12-07 00:00:00</text:p>
          </table:table-cell>
          <table:table-cell table:number-columns-repeated="1015"/>
        </table:table-row>
        <table:table-row table:style-name="ro1">
          <table:table-cell office:value-type="float" office:value="357520">
            <text:p>357520</text:p>
          </table:table-cell>
          <table:table-cell office:value-type="float" office:value="50722">
            <text:p>50722</text:p>
          </table:table-cell>
          <table:table-cell office:value-type="float" office:value="1671385.24">
            <text:p>1671385,24</text:p>
          </table:table-cell>
          <table:table-cell office:value-type="float" office:value="198397.49">
            <text:p>198397,49</text:p>
          </table:table-cell>
          <table:table-cell office:value-type="float" office:value="2331648.65">
            <text:p>2331648,65</text:p>
          </table:table-cell>
          <table:table-cell office:value-type="float" office:value="249119.49">
            <text:p>249119,49</text:p>
          </table:table-cell>
          <table:table-cell office:value-type="float" office:value="4003033.89">
            <text:p>4003033,89</text:p>
          </table:table-cell>
          <table:table-cell/>
          <table:table-cell table:style-name="ce2" office:value-type="date" office:date-value="2021-12-08">
            <text:p>2021-12-08 00:00:00</text:p>
          </table:table-cell>
          <table:table-cell table:number-columns-repeated="1015"/>
        </table:table-row>
        <table:table-row table:style-name="ro1">
          <table:table-cell office:value-type="float" office:value="322245">
            <text:p>322245</text:p>
          </table:table-cell>
          <table:table-cell office:value-type="float" office:value="56634">
            <text:p>56634</text:p>
          </table:table-cell>
          <table:table-cell office:value-type="float" office:value="1871504.94">
            <text:p>1871504,94</text:p>
          </table:table-cell>
          <table:table-cell office:value-type="float" office:value="213624.25">
            <text:p>213624,25</text:p>
          </table:table-cell>
          <table:table-cell office:value-type="float" office:value="2555135.18">
            <text:p>2555135,18</text:p>
          </table:table-cell>
          <table:table-cell office:value-type="float" office:value="270258.25">
            <text:p>270258,25</text:p>
          </table:table-cell>
          <table:table-cell office:value-type="float" office:value="4426640.12">
            <text:p>4426640,12</text:p>
          </table:table-cell>
          <table:table-cell/>
          <table:table-cell table:style-name="ce2" office:value-type="date" office:date-value="2021-12-09">
            <text:p>2021-12-09 00:00:00</text:p>
          </table:table-cell>
          <table:table-cell table:number-columns-repeated="1015"/>
        </table:table-row>
        <table:table-row table:style-name="ro1">
          <table:table-cell office:value-type="float" office:value="358602">
            <text:p>358602</text:p>
          </table:table-cell>
          <table:table-cell office:value-type="float" office:value="77368">
            <text:p>77368</text:p>
          </table:table-cell>
          <table:table-cell office:value-type="float" office:value="2507534.95">
            <text:p>2507534,95</text:p>
          </table:table-cell>
          <table:table-cell office:value-type="float" office:value="335595.76">
            <text:p>335595,76</text:p>
          </table:table-cell>
          <table:table-cell office:value-type="float" office:value="3499469.34">
            <text:p>3499469,34</text:p>
          </table:table-cell>
          <table:table-cell office:value-type="float" office:value="412963.76">
            <text:p>412963,76</text:p>
          </table:table-cell>
          <table:table-cell office:value-type="float" office:value="6007004.29">
            <text:p>6007004,29</text:p>
          </table:table-cell>
          <table:table-cell/>
          <table:table-cell table:style-name="ce2" office:value-type="date" office:date-value="2021-12-10">
            <text:p>2021-12-10 00:00:00</text:p>
          </table:table-cell>
          <table:table-cell table:number-columns-repeated="1015"/>
        </table:table-row>
        <table:table-row table:style-name="ro1">
          <table:table-cell office:value-type="float" office:value="370924">
            <text:p>370924</text:p>
          </table:table-cell>
          <table:table-cell office:value-type="float" office:value="78338">
            <text:p>78338</text:p>
          </table:table-cell>
          <table:table-cell office:value-type="float" office:value="2518278.53">
            <text:p>2518278,53</text:p>
          </table:table-cell>
          <table:table-cell office:value-type="float" office:value="296302.09">
            <text:p>296302,09</text:p>
          </table:table-cell>
          <table:table-cell office:value-type="float" office:value="3217885.23">
            <text:p>3217885,23</text:p>
          </table:table-cell>
          <table:table-cell office:value-type="float" office:value="374640.09">
            <text:p>374640,09</text:p>
          </table:table-cell>
          <table:table-cell office:value-type="float" office:value="5736163.76">
            <text:p>5736163,76</text:p>
          </table:table-cell>
          <table:table-cell/>
          <table:table-cell table:style-name="ce2" office:value-type="date" office:date-value="2021-12-11">
            <text:p>2021-12-11 00:00:00</text:p>
          </table:table-cell>
          <table:table-cell table:number-columns-repeated="1015"/>
        </table:table-row>
        <table:table-row table:style-name="ro1">
          <table:table-cell office:value-type="float" office:value="371409">
            <text:p>371409</text:p>
          </table:table-cell>
          <table:table-cell office:value-type="float" office:value="56903">
            <text:p>56903</text:p>
          </table:table-cell>
          <table:table-cell office:value-type="float" office:value="1833658.03">
            <text:p>1833658,03</text:p>
          </table:table-cell>
          <table:table-cell office:value-type="float" office:value="220970.75">
            <text:p>220970,75</text:p>
          </table:table-cell>
          <table:table-cell office:value-type="float" office:value="2425283.95">
            <text:p>2425283,95</text:p>
          </table:table-cell>
          <table:table-cell office:value-type="float" office:value="277873.75">
            <text:p>277873,75</text:p>
          </table:table-cell>
          <table:table-cell office:value-type="float" office:value="4258941.98">
            <text:p>4258941,98</text:p>
          </table:table-cell>
          <table:table-cell/>
          <table:table-cell table:style-name="ce2" office:value-type="date" office:date-value="2021-12-12">
            <text:p>2021-12-12 00:00:00</text:p>
          </table:table-cell>
          <table:table-cell table:number-columns-repeated="1015"/>
        </table:table-row>
        <table:table-row table:style-name="ro1">
          <table:table-cell office:value-type="float" office:value="371894">
            <text:p>371894</text:p>
          </table:table-cell>
          <table:table-cell office:value-type="float" office:value="48771">
            <text:p>48771</text:p>
          </table:table-cell>
          <table:table-cell office:value-type="float" office:value="1616602.26">
            <text:p>1616602,26</text:p>
          </table:table-cell>
          <table:table-cell office:value-type="float" office:value="188801.44">
            <text:p>188801,44</text:p>
          </table:table-cell>
          <table:table-cell office:value-type="float" office:value="2205449.73">
            <text:p>2205449,73</text:p>
          </table:table-cell>
          <table:table-cell office:value-type="float" office:value="237572.44">
            <text:p>237572,44</text:p>
          </table:table-cell>
          <table:table-cell office:value-type="float" office:value="3822051.99">
            <text:p>3822051,99</text:p>
          </table:table-cell>
          <table:table-cell/>
          <table:table-cell table:style-name="ce2" office:value-type="date" office:date-value="2021-12-13">
            <text:p>2021-12-13 00:00:00</text:p>
          </table:table-cell>
          <table:table-cell table:number-columns-repeated="1015"/>
        </table:table-row>
        <table:table-row table:style-name="ro1">
          <table:table-cell office:value-type="float" office:value="348335">
            <text:p>348335</text:p>
          </table:table-cell>
          <table:table-cell office:value-type="float" office:value="54780">
            <text:p>54780</text:p>
          </table:table-cell>
          <table:table-cell office:value-type="float" office:value="1793774.52">
            <text:p>1793774,52</text:p>
          </table:table-cell>
          <table:table-cell office:value-type="float" office:value="206597.43">
            <text:p>206597,43</text:p>
          </table:table-cell>
          <table:table-cell office:value-type="float" office:value="2459457.35">
            <text:p>2459457,35</text:p>
          </table:table-cell>
          <table:table-cell office:value-type="float" office:value="261377.43">
            <text:p>261377,43</text:p>
          </table:table-cell>
          <table:table-cell office:value-type="float" office:value="4253231.87">
            <text:p>4253231,87</text:p>
          </table:table-cell>
          <table:table-cell/>
          <table:table-cell table:style-name="ce2" office:value-type="date" office:date-value="2021-12-14">
            <text:p>2021-12-14 00:00:00</text:p>
          </table:table-cell>
          <table:table-cell table:number-columns-repeated="1015"/>
        </table:table-row>
        <table:table-row table:style-name="ro1">
          <table:table-cell office:value-type="float" office:value="348561">
            <text:p>348561</text:p>
          </table:table-cell>
          <table:table-cell office:value-type="float" office:value="60724">
            <text:p>60724</text:p>
          </table:table-cell>
          <table:table-cell office:value-type="float" office:value="1991316.32">
            <text:p>1991316,32</text:p>
          </table:table-cell>
          <table:table-cell office:value-type="float" office:value="230956.09">
            <text:p>230956,09</text:p>
          </table:table-cell>
          <table:table-cell office:value-type="float" office:value="2707874.61">
            <text:p>2707874,61</text:p>
          </table:table-cell>
          <table:table-cell office:value-type="float" office:value="291680.09">
            <text:p>291680,09</text:p>
          </table:table-cell>
          <table:table-cell office:value-type="float" office:value="4699190.93">
            <text:p>4699190,93</text:p>
          </table:table-cell>
          <table:table-cell/>
          <table:table-cell table:style-name="ce2" office:value-type="date" office:date-value="2021-12-15">
            <text:p>2021-12-15 00:00:00</text:p>
          </table:table-cell>
          <table:table-cell table:number-columns-repeated="1015"/>
        </table:table-row>
        <table:table-row table:style-name="ro1">
          <table:table-cell office:value-type="float" office:value="348994">
            <text:p>348994</text:p>
          </table:table-cell>
          <table:table-cell office:value-type="float" office:value="68279">
            <text:p>68279</text:p>
          </table:table-cell>
          <table:table-cell office:value-type="float" office:value="2181490.77">
            <text:p>2181490,77</text:p>
          </table:table-cell>
          <table:table-cell office:value-type="float" office:value="242451.91">
            <text:p>242451,91</text:p>
          </table:table-cell>
          <table:table-cell office:value-type="float" office:value="2885589.28">
            <text:p>2885589,28</text:p>
          </table:table-cell>
          <table:table-cell office:value-type="float" office:value="310730.91">
            <text:p>310730,91</text:p>
          </table:table-cell>
          <table:table-cell office:value-type="float" office:value="5067080.05">
            <text:p>5067080,05</text:p>
          </table:table-cell>
          <table:table-cell/>
          <table:table-cell table:style-name="ce2" office:value-type="date" office:date-value="2021-12-16">
            <text:p>2021-12-16 00:00:00</text:p>
          </table:table-cell>
          <table:table-cell table:number-columns-repeated="1015"/>
        </table:table-row>
        <table:table-row table:style-name="ro1">
          <table:table-cell office:value-type="float" office:value="361587">
            <text:p>361587</text:p>
          </table:table-cell>
          <table:table-cell office:value-type="float" office:value="91724">
            <text:p>91724</text:p>
          </table:table-cell>
          <table:table-cell office:value-type="float" office:value="2888723.8">
            <text:p>2888723,8</text:p>
          </table:table-cell>
          <table:table-cell office:value-type="float" office:value="313083.8">
            <text:p>313083,8</text:p>
          </table:table-cell>
          <table:table-cell office:value-type="float" office:value="3722952.98">
            <text:p>3722952,98</text:p>
          </table:table-cell>
          <table:table-cell office:value-type="float" office:value="404807.8">
            <text:p>404807,8</text:p>
          </table:table-cell>
          <table:table-cell office:value-type="float" office:value="6611676.78">
            <text:p>6611676,78</text:p>
          </table:table-cell>
          <table:table-cell/>
          <table:table-cell table:style-name="ce2" office:value-type="date" office:date-value="2021-12-17">
            <text:p>2021-12-17 00:00:00</text:p>
          </table:table-cell>
          <table:table-cell table:number-columns-repeated="1015"/>
        </table:table-row>
        <table:table-row table:style-name="ro1">
          <table:table-cell office:value-type="float" office:value="362230">
            <text:p>362230</text:p>
          </table:table-cell>
          <table:table-cell office:value-type="float" office:value="85688">
            <text:p>85688</text:p>
          </table:table-cell>
          <table:table-cell office:value-type="float" office:value="2686479.8">
            <text:p>2686479,8</text:p>
          </table:table-cell>
          <table:table-cell office:value-type="float" office:value="276548.55">
            <text:p>276548,55</text:p>
          </table:table-cell>
          <table:table-cell office:value-type="float" office:value="3284192.14">
            <text:p>3284192,14</text:p>
          </table:table-cell>
          <table:table-cell office:value-type="float" office:value="362236.55">
            <text:p>362236,55</text:p>
          </table:table-cell>
          <table:table-cell office:value-type="float" office:value="5970671.94">
            <text:p>5970671,94</text:p>
          </table:table-cell>
          <table:table-cell/>
          <table:table-cell table:style-name="ce2" office:value-type="date" office:date-value="2021-12-18">
            <text:p>2021-12-18 00:00:00</text:p>
          </table:table-cell>
          <table:table-cell table:number-columns-repeated="1015"/>
        </table:table-row>
        <table:table-row table:style-name="ro1">
          <table:table-cell office:value-type="float" office:value="338491">
            <text:p>338491</text:p>
          </table:table-cell>
          <table:table-cell office:value-type="float" office:value="66292">
            <text:p>66292</text:p>
          </table:table-cell>
          <table:table-cell office:value-type="float" office:value="2117784.22">
            <text:p>2117784,22</text:p>
          </table:table-cell>
          <table:table-cell office:value-type="float" office:value="222906.86">
            <text:p>222906,86</text:p>
          </table:table-cell>
          <table:table-cell office:value-type="float" office:value="2656782.32">
            <text:p>2656782,32</text:p>
          </table:table-cell>
          <table:table-cell office:value-type="float" office:value="289198.86">
            <text:p>289198,86</text:p>
          </table:table-cell>
          <table:table-cell office:value-type="float" office:value="4774566.54">
            <text:p>4774566,54</text:p>
          </table:table-cell>
          <table:table-cell/>
          <table:table-cell table:style-name="ce2" office:value-type="date" office:date-value="2021-12-19">
            <text:p>2021-12-19 00:00:00</text:p>
          </table:table-cell>
          <table:table-cell table:number-columns-repeated="1015"/>
        </table:table-row>
        <table:table-row table:style-name="ro1">
          <table:table-cell office:value-type="float" office:value="351085">
            <text:p>351085</text:p>
          </table:table-cell>
          <table:table-cell office:value-type="float" office:value="67207">
            <text:p>67207</text:p>
          </table:table-cell>
          <table:table-cell office:value-type="float" office:value="2177694.36">
            <text:p>2177694,36</text:p>
          </table:table-cell>
          <table:table-cell office:value-type="float" office:value="230122.5">
            <text:p>230122,5</text:p>
          </table:table-cell>
          <table:table-cell office:value-type="float" office:value="2688673.14">
            <text:p>2688673,14</text:p>
          </table:table-cell>
          <table:table-cell office:value-type="float" office:value="297329.5">
            <text:p>297329,5</text:p>
          </table:table-cell>
          <table:table-cell office:value-type="float" office:value="4866367.5">
            <text:p>4866367,5</text:p>
          </table:table-cell>
          <table:table-cell/>
          <table:table-cell table:style-name="ce2" office:value-type="date" office:date-value="2021-12-20">
            <text:p>2021-12-20 00:00:00</text:p>
          </table:table-cell>
          <table:table-cell table:number-columns-repeated="1015"/>
        </table:table-row>
        <table:table-row table:style-name="ro1">
          <table:table-cell office:value-type="float" office:value="351326">
            <text:p>351326</text:p>
          </table:table-cell>
          <table:table-cell office:value-type="float" office:value="77130">
            <text:p>77130</text:p>
          </table:table-cell>
          <table:table-cell office:value-type="float" office:value="2422005.98">
            <text:p>2422005,98</text:p>
          </table:table-cell>
          <table:table-cell office:value-type="float" office:value="246988.62">
            <text:p>246988,62</text:p>
          </table:table-cell>
          <table:table-cell office:value-type="float" office:value="2918962.45">
            <text:p>2918962,45</text:p>
          </table:table-cell>
          <table:table-cell office:value-type="float" office:value="324118.62">
            <text:p>324118,62</text:p>
          </table:table-cell>
          <table:table-cell office:value-type="float" office:value="5340968.43">
            <text:p>5340968,43</text:p>
          </table:table-cell>
          <table:table-cell/>
          <table:table-cell table:style-name="ce2" office:value-type="date" office:date-value="2021-12-21">
            <text:p>2021-12-21 00:00:00</text:p>
          </table:table-cell>
          <table:table-cell table:number-columns-repeated="1015"/>
        </table:table-row>
        <table:table-row table:style-name="ro1">
          <table:table-cell office:value-type="float" office:value="351751">
            <text:p>351751</text:p>
          </table:table-cell>
          <table:table-cell office:value-type="float" office:value="93179">
            <text:p>93179</text:p>
          </table:table-cell>
          <table:table-cell office:value-type="float" office:value="2849738.25">
            <text:p>2849738,25</text:p>
          </table:table-cell>
          <table:table-cell office:value-type="float" office:value="306723.75">
            <text:p>306723,75</text:p>
          </table:table-cell>
          <table:table-cell office:value-type="float" office:value="3471755.99">
            <text:p>3471755,99</text:p>
          </table:table-cell>
          <table:table-cell office:value-type="float" office:value="399902.75">
            <text:p>399902,75</text:p>
          </table:table-cell>
          <table:table-cell office:value-type="float" office:value="6321494.24">
            <text:p>6321494,24</text:p>
          </table:table-cell>
          <table:table-cell/>
          <table:table-cell table:style-name="ce2" office:value-type="date" office:date-value="2021-12-22">
            <text:p>2021-12-22 00:00:00</text:p>
          </table:table-cell>
          <table:table-cell table:number-columns-repeated="1015"/>
        </table:table-row>
        <table:table-row table:style-name="ro1">
          <table:table-cell office:value-type="float" office:value="376482">
            <text:p>376482</text:p>
          </table:table-cell>
          <table:table-cell office:value-type="float" office:value="124212">
            <text:p>124212</text:p>
          </table:table-cell>
          <table:table-cell office:value-type="float" office:value="3765483.67">
            <text:p>3765483,67</text:p>
          </table:table-cell>
          <table:table-cell office:value-type="float" office:value="395190.85">
            <text:p>395190,85</text:p>
          </table:table-cell>
          <table:table-cell office:value-type="float" office:value="4511014.46">
            <text:p>4511014,46</text:p>
          </table:table-cell>
          <table:table-cell office:value-type="float" office:value="519402.85">
            <text:p>519402,85</text:p>
          </table:table-cell>
          <table:table-cell office:value-type="float" office:value="8276498.13">
            <text:p>8276498,13</text:p>
          </table:table-cell>
          <table:table-cell/>
          <table:table-cell table:style-name="ce2" office:value-type="date" office:date-value="2021-12-23">
            <text:p>2021-12-23 00:00:00</text:p>
          </table:table-cell>
          <table:table-cell table:number-columns-repeated="1015"/>
        </table:table-row>
        <table:table-row table:style-name="ro1">
          <table:table-cell office:value-type="float" office:value="376967">
            <text:p>376967</text:p>
          </table:table-cell>
          <table:table-cell office:value-type="float" office:value="91096">
            <text:p>91096</text:p>
          </table:table-cell>
          <table:table-cell office:value-type="float" office:value="2641433.41">
            <text:p>2641433,41</text:p>
          </table:table-cell>
          <table:table-cell office:value-type="float" office:value="314826.48">
            <text:p>314826,48</text:p>
          </table:table-cell>
          <table:table-cell office:value-type="float" office:value="3654322.51">
            <text:p>3654322,51</text:p>
          </table:table-cell>
          <table:table-cell office:value-type="float" office:value="405922.48">
            <text:p>405922,48</text:p>
          </table:table-cell>
          <table:table-cell office:value-type="float" office:value="6295755.92">
            <text:p>6295755,92</text:p>
          </table:table-cell>
          <table:table-cell/>
          <table:table-cell table:style-name="ce2" office:value-type="date" office:date-value="2021-12-24">
            <text:p>2021-12-24 00:00:00</text:p>
          </table:table-cell>
          <table:table-cell table:number-columns-repeated="1015"/>
        </table:table-row>
        <table:table-row table:style-name="ro1">
          <table:table-cell office:value-type="float" office:value="243512">
            <text:p>243512</text:p>
          </table:table-cell>
          <table:table-cell office:value-type="float" office:value="1259">
            <text:p>1259</text:p>
          </table:table-cell>
          <table:table-cell office:value-type="float" office:value="39022.23">
            <text:p>39022,23</text:p>
          </table:table-cell>
          <table:table-cell office:value-type="float" office:value="7635.72">
            <text:p>7635,72</text:p>
          </table:table-cell>
          <table:table-cell office:value-type="float" office:value="100242.98">
            <text:p>100242,98</text:p>
          </table:table-cell>
          <table:table-cell office:value-type="float" office:value="8894.72">
            <text:p>8894,72</text:p>
          </table:table-cell>
          <table:table-cell office:value-type="float" office:value="139265.21">
            <text:p>139265,21</text:p>
          </table:table-cell>
          <table:table-cell/>
          <table:table-cell table:style-name="ce2" office:value-type="date" office:date-value="2021-12-25">
            <text:p>2021-12-25 00:00:00</text:p>
          </table:table-cell>
          <table:table-cell table:number-columns-repeated="1015"/>
        </table:table-row>
        <table:table-row table:style-name="ro1">
          <table:table-cell office:value-type="float" office:value="353377">
            <text:p>353377</text:p>
          </table:table-cell>
          <table:table-cell office:value-type="float" office:value="64339">
            <text:p>64339</text:p>
          </table:table-cell>
          <table:table-cell office:value-type="float" office:value="2204765.84">
            <text:p>2204765,84</text:p>
          </table:table-cell>
          <table:table-cell office:value-type="float" office:value="241348.78">
            <text:p>241348,78</text:p>
          </table:table-cell>
          <table:table-cell office:value-type="float" office:value="2927031.88">
            <text:p>2927031,88</text:p>
          </table:table-cell>
          <table:table-cell office:value-type="float" office:value="305687.78">
            <text:p>305687,78</text:p>
          </table:table-cell>
          <table:table-cell office:value-type="float" office:value="5131797.72">
            <text:p>5131797,72</text:p>
          </table:table-cell>
          <table:table-cell/>
          <table:table-cell table:style-name="ce2" office:value-type="date" office:date-value="2021-12-26">
            <text:p>2021-12-26 00:00:00</text:p>
          </table:table-cell>
          <table:table-cell table:number-columns-repeated="1015"/>
        </table:table-row>
        <table:table-row table:style-name="ro1">
          <table:table-cell office:value-type="float" office:value="378219">
            <text:p>378219</text:p>
          </table:table-cell>
          <table:table-cell office:value-type="float" office:value="67172">
            <text:p>67172</text:p>
          </table:table-cell>
          <table:table-cell office:value-type="float" office:value="2251322.87">
            <text:p>2251322,87</text:p>
          </table:table-cell>
          <table:table-cell office:value-type="float" office:value="233420.12">
            <text:p>233420,12</text:p>
          </table:table-cell>
          <table:table-cell office:value-type="float" office:value="2678968.15">
            <text:p>2678968,15</text:p>
          </table:table-cell>
          <table:table-cell office:value-type="float" office:value="300592.12">
            <text:p>300592,12</text:p>
          </table:table-cell>
          <table:table-cell office:value-type="float" office:value="4930291.02">
            <text:p>4930291,02</text:p>
          </table:table-cell>
          <table:table-cell/>
          <table:table-cell table:style-name="ce2" office:value-type="date" office:date-value="2021-12-27">
            <text:p>2021-12-27 00:00:00</text:p>
          </table:table-cell>
          <table:table-cell table:number-columns-repeated="1015"/>
        </table:table-row>
        <table:table-row table:style-name="ro1">
          <table:table-cell office:value-type="float" office:value="378704">
            <text:p>378704</text:p>
          </table:table-cell>
          <table:table-cell office:value-type="float" office:value="69215">
            <text:p>69215</text:p>
          </table:table-cell>
          <table:table-cell office:value-type="float" office:value="2247357.25">
            <text:p>2247357,25</text:p>
          </table:table-cell>
          <table:table-cell office:value-type="float" office:value="270827.97">
            <text:p>270827,97</text:p>
          </table:table-cell>
          <table:table-cell office:value-type="float" office:value="2689108.21">
            <text:p>2689108,21</text:p>
          </table:table-cell>
          <table:table-cell office:value-type="float" office:value="340042.97">
            <text:p>340042,97</text:p>
          </table:table-cell>
          <table:table-cell office:value-type="float" office:value="4936465.46">
            <text:p>4936465,46</text:p>
          </table:table-cell>
          <table:table-cell/>
          <table:table-cell table:style-name="ce2" office:value-type="date" office:date-value="2021-12-28">
            <text:p>2021-12-28 00:00:00</text:p>
          </table:table-cell>
          <table:table-cell table:number-columns-repeated="1015"/>
        </table:table-row>
        <table:table-row table:style-name="ro1">
          <table:table-cell office:value-type="float" office:value="391350">
            <text:p>391350</text:p>
          </table:table-cell>
          <table:table-cell office:value-type="float" office:value="71534">
            <text:p>71534</text:p>
          </table:table-cell>
          <table:table-cell office:value-type="float" office:value="2297267.43">
            <text:p>2297267,43</text:p>
          </table:table-cell>
          <table:table-cell office:value-type="float" office:value="283147.71">
            <text:p>283147,71</text:p>
          </table:table-cell>
          <table:table-cell office:value-type="float" office:value="2849439.38">
            <text:p>2849439,38</text:p>
          </table:table-cell>
          <table:table-cell office:value-type="float" office:value="354681.71">
            <text:p>354681,71</text:p>
          </table:table-cell>
          <table:table-cell office:value-type="float" office:value="5146706.81">
            <text:p>5146706,81</text:p>
          </table:table-cell>
          <table:table-cell/>
          <table:table-cell table:style-name="ce2" office:value-type="date" office:date-value="2021-12-29">
            <text:p>2021-12-29 00:00:00</text:p>
          </table:table-cell>
          <table:table-cell table:number-columns-repeated="1015"/>
        </table:table-row>
        <table:table-row table:style-name="ro1">
          <table:table-cell office:value-type="float" office:value="379691">
            <text:p>379691</text:p>
          </table:table-cell>
          <table:table-cell office:value-type="float" office:value="91055">
            <text:p>91055</text:p>
          </table:table-cell>
          <table:table-cell office:value-type="float" office:value="2871438.8">
            <text:p>2871438,8</text:p>
          </table:table-cell>
          <table:table-cell office:value-type="float" office:value="354466.18">
            <text:p>354466,18</text:p>
          </table:table-cell>
          <table:table-cell office:value-type="float" office:value="3655878.98">
            <text:p>3655878,98</text:p>
          </table:table-cell>
          <table:table-cell office:value-type="float" office:value="445521.18">
            <text:p>445521,18</text:p>
          </table:table-cell>
          <table:table-cell office:value-type="float" office:value="6527317.78">
            <text:p>6527317,78</text:p>
          </table:table-cell>
          <table:table-cell/>
          <table:table-cell table:style-name="ce2" office:value-type="date" office:date-value="2021-12-30">
            <text:p>2021-12-30 00:00:00</text:p>
          </table:table-cell>
          <table:table-cell table:number-columns-repeated="1015"/>
        </table:table-row>
        <table:table-row table:style-name="ro1">
          <table:table-cell office:value-type="float" office:value="392372">
            <text:p>392372</text:p>
          </table:table-cell>
          <table:table-cell office:value-type="float" office:value="94866">
            <text:p>94866</text:p>
          </table:table-cell>
          <table:table-cell office:value-type="float" office:value="2872462.64">
            <text:p>2872462,64</text:p>
          </table:table-cell>
          <table:table-cell office:value-type="float" office:value="395823.33">
            <text:p>395823,33</text:p>
          </table:table-cell>
          <table:table-cell office:value-type="float" office:value="3995911.21">
            <text:p>3995911,21</text:p>
          </table:table-cell>
          <table:table-cell office:value-type="float" office:value="490689.33">
            <text:p>490689,33</text:p>
          </table:table-cell>
          <table:table-cell office:value-type="float" office:value="6868373.85">
            <text:p>6868373,85</text:p>
          </table:table-cell>
          <table:table-cell/>
          <table:table-cell table:style-name="ce2" office:value-type="date" office:date-value="2021-12-31">
            <text:p>2021-12-31 00:00:00</text:p>
          </table:table-cell>
          <table:table-cell table:number-columns-repeated="1015"/>
        </table:table-row>
        <table:table-row table:style-name="ro1">
          <table:table-cell office:value-type="float" office:value="343890">
            <text:p>343890</text:p>
          </table:table-cell>
          <table:table-cell office:value-type="float" office:value="36563">
            <text:p>36563</text:p>
          </table:table-cell>
          <table:table-cell office:value-type="float" office:value="1152607.8">
            <text:p>1152607,8</text:p>
          </table:table-cell>
          <table:table-cell office:value-type="float" office:value="144944.77">
            <text:p>144944,77</text:p>
          </table:table-cell>
          <table:table-cell office:value-type="float" office:value="1543579.19">
            <text:p>1543579,19</text:p>
          </table:table-cell>
          <table:table-cell office:value-type="float" office:value="181507.77">
            <text:p>181507,77</text:p>
          </table:table-cell>
          <table:table-cell office:value-type="float" office:value="2696186.99">
            <text:p>2696186,99</text:p>
          </table:table-cell>
          <table:table-cell/>
          <table:table-cell table:style-name="ce2" office:value-type="date" office:date-value="2022-01-01">
            <text:p>2022-01-01 00:00:00</text:p>
          </table:table-cell>
          <table:table-cell table:number-columns-repeated="1015"/>
        </table:table-row>
        <table:table-row table:style-name="ro1">
          <table:table-cell office:value-type="float" office:value="368742">
            <text:p>368742</text:p>
          </table:table-cell>
          <table:table-cell office:value-type="float" office:value="52320">
            <text:p>52320</text:p>
          </table:table-cell>
          <table:table-cell office:value-type="float" office:value="1789334.84">
            <text:p>1789334,84</text:p>
          </table:table-cell>
          <table:table-cell office:value-type="float" office:value="199362.66">
            <text:p>199362,66</text:p>
          </table:table-cell>
          <table:table-cell office:value-type="float" office:value="2483130.39">
            <text:p>2483130,39</text:p>
          </table:table-cell>
          <table:table-cell office:value-type="float" office:value="251682.66">
            <text:p>251682,66</text:p>
          </table:table-cell>
          <table:table-cell office:value-type="float" office:value="4272465.23">
            <text:p>4272465,23</text:p>
          </table:table-cell>
          <table:table-cell/>
          <table:table-cell table:style-name="ce2" office:value-type="date" office:date-value="2022-01-02">
            <text:p>2022-01-02 00:00:00</text:p>
          </table:table-cell>
          <table:table-cell table:number-columns-repeated="1015"/>
        </table:table-row>
        <table:table-row table:style-name="ro1">
          <table:table-cell office:value-type="float" office:value="344848">
            <text:p>344848</text:p>
          </table:table-cell>
          <table:table-cell office:value-type="float" office:value="49207">
            <text:p>49207</text:p>
          </table:table-cell>
          <table:table-cell office:value-type="float" office:value="1736674.47">
            <text:p>1736674,47</text:p>
          </table:table-cell>
          <table:table-cell office:value-type="float" office:value="195681.67">
            <text:p>195681,67</text:p>
          </table:table-cell>
          <table:table-cell office:value-type="float" office:value="2413938.26">
            <text:p>2413938,26</text:p>
          </table:table-cell>
          <table:table-cell office:value-type="float" office:value="244888.67">
            <text:p>244888,67</text:p>
          </table:table-cell>
          <table:table-cell office:value-type="float" office:value="4150612.73">
            <text:p>4150612,73</text:p>
          </table:table-cell>
          <table:table-cell/>
          <table:table-cell table:style-name="ce2" office:value-type="date" office:date-value="2022-01-03">
            <text:p>2022-01-03 00:00:00</text:p>
          </table:table-cell>
          <table:table-cell table:number-columns-repeated="1015"/>
        </table:table-row>
        <table:table-row table:style-name="ro1">
          <table:table-cell office:value-type="float" office:value="320580">
            <text:p>320580</text:p>
          </table:table-cell>
          <table:table-cell office:value-type="float" office:value="48066">
            <text:p>48066</text:p>
          </table:table-cell>
          <table:table-cell office:value-type="float" office:value="1627951.61">
            <text:p>1627951,61</text:p>
          </table:table-cell>
          <table:table-cell office:value-type="float" office:value="193903.17">
            <text:p>193903,17</text:p>
          </table:table-cell>
          <table:table-cell office:value-type="float" office:value="2318486.74">
            <text:p>2318486,74</text:p>
          </table:table-cell>
          <table:table-cell office:value-type="float" office:value="241969.17">
            <text:p>241969,17</text:p>
          </table:table-cell>
          <table:table-cell office:value-type="float" office:value="3946438.35">
            <text:p>3946438,35</text:p>
          </table:table-cell>
          <table:table-cell/>
          <table:table-cell table:style-name="ce2" office:value-type="date" office:date-value="2022-01-04">
            <text:p>2022-01-04 00:00:00</text:p>
          </table:table-cell>
          <table:table-cell table:number-columns-repeated="1015"/>
        </table:table-row>
        <table:table-row table:style-name="ro1">
          <table:table-cell office:value-type="float" office:value="382423">
            <text:p>382423</text:p>
          </table:table-cell>
          <table:table-cell office:value-type="float" office:value="47352">
            <text:p>47352</text:p>
          </table:table-cell>
          <table:table-cell office:value-type="float" office:value="1578093.76">
            <text:p>1578093,76</text:p>
          </table:table-cell>
          <table:table-cell office:value-type="float" office:value="201140.57">
            <text:p>201140,57</text:p>
          </table:table-cell>
          <table:table-cell office:value-type="float" office:value="2333811.17">
            <text:p>2333811,17</text:p>
          </table:table-cell>
          <table:table-cell office:value-type="float" office:value="248492.57">
            <text:p>248492,57</text:p>
          </table:table-cell>
          <table:table-cell office:value-type="float" office:value="3911904.93">
            <text:p>3911904,93</text:p>
          </table:table-cell>
          <table:table-cell/>
          <table:table-cell table:style-name="ce2" office:value-type="date" office:date-value="2022-01-05">
            <text:p>2022-01-05 00:00:00</text:p>
          </table:table-cell>
          <table:table-cell table:number-columns-repeated="1015"/>
        </table:table-row>
        <table:table-row table:style-name="ro1">
          <table:table-cell office:value-type="float" office:value="382908">
            <text:p>382908</text:p>
          </table:table-cell>
          <table:table-cell office:value-type="float" office:value="67126">
            <text:p>67126</text:p>
          </table:table-cell>
          <table:table-cell office:value-type="float" office:value="2194255.78">
            <text:p>2194255,78</text:p>
          </table:table-cell>
          <table:table-cell office:value-type="float" office:value="274435.4">
            <text:p>274435,4</text:p>
          </table:table-cell>
          <table:table-cell office:value-type="float" office:value="3172736.77">
            <text:p>3172736,77</text:p>
          </table:table-cell>
          <table:table-cell office:value-type="float" office:value="341561.4">
            <text:p>341561,4</text:p>
          </table:table-cell>
          <table:table-cell office:value-type="float" office:value="5366992.55">
            <text:p>5366992,55</text:p>
          </table:table-cell>
          <table:table-cell/>
          <table:table-cell table:style-name="ce2" office:value-type="date" office:date-value="2022-01-06">
            <text:p>2022-01-06 00:00:00</text:p>
          </table:table-cell>
          <table:table-cell table:number-columns-repeated="1015"/>
        </table:table-row>
        <table:table-row table:style-name="ro1">
          <table:table-cell office:value-type="float" office:value="358511">
            <text:p>358511</text:p>
          </table:table-cell>
          <table:table-cell office:value-type="float" office:value="43420">
            <text:p>43420</text:p>
          </table:table-cell>
          <table:table-cell office:value-type="float" office:value="1396600.95">
            <text:p>1396600,95</text:p>
          </table:table-cell>
          <table:table-cell office:value-type="float" office:value="190291.97">
            <text:p>190291,97</text:p>
          </table:table-cell>
          <table:table-cell office:value-type="float" office:value="2231519.61">
            <text:p>2231519,61</text:p>
          </table:table-cell>
          <table:table-cell office:value-type="float" office:value="233711.97">
            <text:p>233711,97</text:p>
          </table:table-cell>
          <table:table-cell office:value-type="float" office:value="3628120.56">
            <text:p>3628120,56</text:p>
          </table:table-cell>
          <table:table-cell/>
          <table:table-cell table:style-name="ce2" office:value-type="date" office:date-value="2022-01-07">
            <text:p>2022-01-07 00:00:00</text:p>
          </table:table-cell>
          <table:table-cell table:number-columns-repeated="1015"/>
        </table:table-row>
        <table:table-row table:style-name="ro1">
          <table:table-cell office:value-type="float" office:value="371526">
            <text:p>371526</text:p>
          </table:table-cell>
          <table:table-cell office:value-type="float" office:value="87085">
            <text:p>87085</text:p>
          </table:table-cell>
          <table:table-cell office:value-type="float" office:value="2731742.63">
            <text:p>2731742,63</text:p>
          </table:table-cell>
          <table:table-cell office:value-type="float" office:value="286939.51">
            <text:p>286939,51</text:p>
          </table:table-cell>
          <table:table-cell office:value-type="float" office:value="3429916.53">
            <text:p>3429916,53</text:p>
          </table:table-cell>
          <table:table-cell office:value-type="float" office:value="374024.51">
            <text:p>374024,51</text:p>
          </table:table-cell>
          <table:table-cell office:value-type="float" office:value="6161659.16">
            <text:p>6161659,16</text:p>
          </table:table-cell>
          <table:table-cell/>
          <table:table-cell table:style-name="ce2" office:value-type="date" office:date-value="2022-01-08">
            <text:p>2022-01-08 00:00:00</text:p>
          </table:table-cell>
          <table:table-cell table:number-columns-repeated="1015"/>
        </table:table-row>
        <table:table-row table:style-name="ro1">
          <table:table-cell office:value-type="float" office:value="359511">
            <text:p>359511</text:p>
          </table:table-cell>
          <table:table-cell office:value-type="float" office:value="46593">
            <text:p>46593</text:p>
          </table:table-cell>
          <table:table-cell office:value-type="float" office:value="1559997.18">
            <text:p>1559997,18</text:p>
          </table:table-cell>
          <table:table-cell office:value-type="float" office:value="187150.78">
            <text:p>187150,78</text:p>
          </table:table-cell>
          <table:table-cell office:value-type="float" office:value="2171371.68">
            <text:p>2171371,68</text:p>
          </table:table-cell>
          <table:table-cell office:value-type="float" office:value="233743.78">
            <text:p>233743,78</text:p>
          </table:table-cell>
          <table:table-cell office:value-type="float" office:value="3731368.86">
            <text:p>3731368,86</text:p>
          </table:table-cell>
          <table:table-cell/>
          <table:table-cell table:style-name="ce2" office:value-type="date" office:date-value="2022-01-09">
            <text:p>2022-01-09 00:00:00</text:p>
          </table:table-cell>
          <table:table-cell table:number-columns-repeated="1015"/>
        </table:table-row>
        <table:table-row table:style-name="ro1">
          <table:table-cell office:value-type="float" office:value="372416">
            <text:p>372416</text:p>
          </table:table-cell>
          <table:table-cell office:value-type="float" office:value="48686">
            <text:p>48686</text:p>
          </table:table-cell>
          <table:table-cell office:value-type="float" office:value="1663074.93">
            <text:p>1663074,93</text:p>
          </table:table-cell>
          <table:table-cell office:value-type="float" office:value="198498.81">
            <text:p>198498,81</text:p>
          </table:table-cell>
          <table:table-cell office:value-type="float" office:value="2338145.88">
            <text:p>2338145,88</text:p>
          </table:table-cell>
          <table:table-cell office:value-type="float" office:value="247184.81">
            <text:p>247184,81</text:p>
          </table:table-cell>
          <table:table-cell office:value-type="float" office:value="4001220.81">
            <text:p>4001220,81</text:p>
          </table:table-cell>
          <table:table-cell/>
          <table:table-cell table:style-name="ce2" office:value-type="date" office:date-value="2022-01-10">
            <text:p>2022-01-10 00:00:00</text:p>
          </table:table-cell>
          <table:table-cell table:number-columns-repeated="1015"/>
        </table:table-row>
        <table:table-row table:style-name="ro1">
          <table:table-cell office:value-type="float" office:value="335508">
            <text:p>335508</text:p>
          </table:table-cell>
          <table:table-cell office:value-type="float" office:value="47014">
            <text:p>47014</text:p>
          </table:table-cell>
          <table:table-cell office:value-type="float" office:value="1569241.06">
            <text:p>1569241,06</text:p>
          </table:table-cell>
          <table:table-cell office:value-type="float" office:value="197623.89">
            <text:p>197623,89</text:p>
          </table:table-cell>
          <table:table-cell office:value-type="float" office:value="2278460.38">
            <text:p>2278460,38</text:p>
          </table:table-cell>
          <table:table-cell office:value-type="float" office:value="244637.89">
            <text:p>244637,89</text:p>
          </table:table-cell>
          <table:table-cell office:value-type="float" office:value="3847701.44">
            <text:p>3847701,44</text:p>
          </table:table-cell>
          <table:table-cell/>
          <table:table-cell table:style-name="ce2" office:value-type="date" office:date-value="2022-01-11">
            <text:p>2022-01-11 00:00:00</text:p>
          </table:table-cell>
          <table:table-cell table:number-columns-repeated="1015"/>
        </table:table-row>
        <table:table-row table:style-name="ro1">
          <table:table-cell office:value-type="float" office:value="348383">
            <text:p>348383</text:p>
          </table:table-cell>
          <table:table-cell office:value-type="float" office:value="54524">
            <text:p>54524</text:p>
          </table:table-cell>
          <table:table-cell office:value-type="float" office:value="1834115.39">
            <text:p>1834115,39</text:p>
          </table:table-cell>
          <table:table-cell office:value-type="float" office:value="218566.32">
            <text:p>218566,32</text:p>
          </table:table-cell>
          <table:table-cell office:value-type="float" office:value="2549787.35">
            <text:p>2549787,35</text:p>
          </table:table-cell>
          <table:table-cell office:value-type="float" office:value="273090.32">
            <text:p>273090,32</text:p>
          </table:table-cell>
          <table:table-cell office:value-type="float" office:value="4383902.74">
            <text:p>4383902,74</text:p>
          </table:table-cell>
          <table:table-cell/>
          <table:table-cell table:style-name="ce2" office:value-type="date" office:date-value="2022-01-12">
            <text:p>2022-01-12 00:00:00</text:p>
          </table:table-cell>
          <table:table-cell table:number-columns-repeated="1015"/>
        </table:table-row>
        <table:table-row table:style-name="ro1">
          <table:table-cell office:value-type="float" office:value="361179">
            <text:p>361179</text:p>
          </table:table-cell>
          <table:table-cell office:value-type="float" office:value="64602">
            <text:p>64602</text:p>
          </table:table-cell>
          <table:table-cell office:value-type="float" office:value="2103793.18">
            <text:p>2103793,18</text:p>
          </table:table-cell>
          <table:table-cell office:value-type="float" office:value="236587.24">
            <text:p>236587,24</text:p>
          </table:table-cell>
          <table:table-cell office:value-type="float" office:value="2837504.53">
            <text:p>2837504,53</text:p>
          </table:table-cell>
          <table:table-cell office:value-type="float" office:value="301189.24">
            <text:p>301189,24</text:p>
          </table:table-cell>
          <table:table-cell office:value-type="float" office:value="4941297.71">
            <text:p>4941297,71</text:p>
          </table:table-cell>
          <table:table-cell/>
          <table:table-cell table:style-name="ce2" office:value-type="date" office:date-value="2022-01-13">
            <text:p>2022-01-13 00:00:00</text:p>
          </table:table-cell>
          <table:table-cell table:number-columns-repeated="1015"/>
        </table:table-row>
        <table:table-row table:style-name="ro1">
          <table:table-cell office:value-type="float" office:value="374022">
            <text:p>374022</text:p>
          </table:table-cell>
          <table:table-cell office:value-type="float" office:value="86444">
            <text:p>86444</text:p>
          </table:table-cell>
          <table:table-cell office:value-type="float" office:value="2770014.12">
            <text:p>2770014,12</text:p>
          </table:table-cell>
          <table:table-cell office:value-type="float" office:value="312416.38">
            <text:p>312416,38</text:p>
          </table:table-cell>
          <table:table-cell office:value-type="float" office:value="3692258.61">
            <text:p>3692258,61</text:p>
          </table:table-cell>
          <table:table-cell office:value-type="float" office:value="398860.38">
            <text:p>398860,38</text:p>
          </table:table-cell>
          <table:table-cell office:value-type="float" office:value="6462272.73">
            <text:p>6462272,73</text:p>
          </table:table-cell>
          <table:table-cell/>
          <table:table-cell table:style-name="ce2" office:value-type="date" office:date-value="2022-01-14">
            <text:p>2022-01-14 00:00:00</text:p>
          </table:table-cell>
          <table:table-cell table:number-columns-repeated="1015"/>
        </table:table-row>
        <table:table-row table:style-name="ro1">
          <table:table-cell office:value-type="float" office:value="374590">
            <text:p>374590</text:p>
          </table:table-cell>
          <table:table-cell office:value-type="float" office:value="87784">
            <text:p>87784</text:p>
          </table:table-cell>
          <table:table-cell office:value-type="float" office:value="2763419.75">
            <text:p>2763419,75</text:p>
          </table:table-cell>
          <table:table-cell office:value-type="float" office:value="270257.82">
            <text:p>270257,82</text:p>
          </table:table-cell>
          <table:table-cell office:value-type="float" office:value="3259415.31">
            <text:p>3259415,31</text:p>
          </table:table-cell>
          <table:table-cell office:value-type="float" office:value="358041.82">
            <text:p>358041,82</text:p>
          </table:table-cell>
          <table:table-cell office:value-type="float" office:value="6022835.06">
            <text:p>6022835,06</text:p>
          </table:table-cell>
          <table:table-cell/>
          <table:table-cell table:style-name="ce2" office:value-type="date" office:date-value="2022-01-15">
            <text:p>2022-01-15 00:00:00</text:p>
          </table:table-cell>
          <table:table-cell table:number-columns-repeated="1015"/>
        </table:table-row>
        <table:table-row table:style-name="ro1">
          <table:table-cell office:value-type="float" office:value="375042">
            <text:p>375042</text:p>
          </table:table-cell>
          <table:table-cell office:value-type="float" office:value="61606">
            <text:p>61606</text:p>
          </table:table-cell>
          <table:table-cell office:value-type="float" office:value="2004627.81">
            <text:p>2004627,81</text:p>
          </table:table-cell>
          <table:table-cell office:value-type="float" office:value="215300.05">
            <text:p>215300,05</text:p>
          </table:table-cell>
          <table:table-cell office:value-type="float" office:value="2515623.96">
            <text:p>2515623,96</text:p>
          </table:table-cell>
          <table:table-cell office:value-type="float" office:value="276906.05">
            <text:p>276906,05</text:p>
          </table:table-cell>
          <table:table-cell office:value-type="float" office:value="4520251.77">
            <text:p>4520251,77</text:p>
          </table:table-cell>
          <table:table-cell/>
          <table:table-cell table:style-name="ce2" office:value-type="date" office:date-value="2022-01-16">
            <text:p>2022-01-16 00:00:00</text:p>
          </table:table-cell>
          <table:table-cell table:number-columns-repeated="1015"/>
        </table:table-row>
        <table:table-row table:style-name="ro1">
          <table:table-cell office:value-type="float" office:value="375494">
            <text:p>375494</text:p>
          </table:table-cell>
          <table:table-cell office:value-type="float" office:value="42055">
            <text:p>42055</text:p>
          </table:table-cell>
          <table:table-cell office:value-type="float" office:value="1413837.24">
            <text:p>1413837,24</text:p>
          </table:table-cell>
          <table:table-cell office:value-type="float" office:value="176730.64">
            <text:p>176730,64</text:p>
          </table:table-cell>
          <table:table-cell office:value-type="float" office:value="1985201.33">
            <text:p>1985201,33</text:p>
          </table:table-cell>
          <table:table-cell office:value-type="float" office:value="218785.64">
            <text:p>218785,64</text:p>
          </table:table-cell>
          <table:table-cell office:value-type="float" office:value="3399038.57">
            <text:p>3399038,57</text:p>
          </table:table-cell>
          <table:table-cell/>
          <table:table-cell table:style-name="ce2" office:value-type="date" office:date-value="2022-01-17">
            <text:p>2022-01-17 00:00:00</text:p>
          </table:table-cell>
          <table:table-cell table:number-columns-repeated="1015"/>
        </table:table-row>
        <table:table-row table:style-name="ro1">
          <table:table-cell office:value-type="float" office:value="375946">
            <text:p>375946</text:p>
          </table:table-cell>
          <table:table-cell office:value-type="float" office:value="48157">
            <text:p>48157</text:p>
          </table:table-cell>
          <table:table-cell office:value-type="float" office:value="1633174.39">
            <text:p>1633174,39</text:p>
          </table:table-cell>
          <table:table-cell office:value-type="float" office:value="199185.32">
            <text:p>199185,32</text:p>
          </table:table-cell>
          <table:table-cell office:value-type="float" office:value="2263740.59">
            <text:p>2263740,59</text:p>
          </table:table-cell>
          <table:table-cell office:value-type="float" office:value="247342.32">
            <text:p>247342,32</text:p>
          </table:table-cell>
          <table:table-cell office:value-type="float" office:value="3896914.98">
            <text:p>3896914,98</text:p>
          </table:table-cell>
          <table:table-cell/>
          <table:table-cell table:style-name="ce2" office:value-type="date" office:date-value="2022-01-18">
            <text:p>2022-01-18 00:00:00</text:p>
          </table:table-cell>
          <table:table-cell table:number-columns-repeated="1015"/>
        </table:table-row>
        <table:table-row table:style-name="ro1">
          <table:table-cell office:value-type="float" office:value="376500">
            <text:p>376500</text:p>
          </table:table-cell>
          <table:table-cell office:value-type="float" office:value="51841">
            <text:p>51841</text:p>
          </table:table-cell>
          <table:table-cell office:value-type="float" office:value="1740643.03">
            <text:p>1740643,03</text:p>
          </table:table-cell>
          <table:table-cell office:value-type="float" office:value="220062.89">
            <text:p>220062,89</text:p>
          </table:table-cell>
          <table:table-cell office:value-type="float" office:value="2491160.06">
            <text:p>2491160,06</text:p>
          </table:table-cell>
          <table:table-cell office:value-type="float" office:value="271903.89">
            <text:p>271903,89</text:p>
          </table:table-cell>
          <table:table-cell office:value-type="float" office:value="4231803.09">
            <text:p>4231803,09</text:p>
          </table:table-cell>
          <table:table-cell/>
          <table:table-cell table:style-name="ce2" office:value-type="date" office:date-value="2022-01-19">
            <text:p>2022-01-19 00:00:00</text:p>
          </table:table-cell>
          <table:table-cell table:number-columns-repeated="1015"/>
        </table:table-row>
        <table:table-row table:style-name="ro1">
          <table:table-cell office:value-type="float" office:value="364334">
            <text:p>364334</text:p>
          </table:table-cell>
          <table:table-cell office:value-type="float" office:value="60004">
            <text:p>60004</text:p>
          </table:table-cell>
          <table:table-cell office:value-type="float" office:value="1966549.19">
            <text:p>1966549,19</text:p>
          </table:table-cell>
          <table:table-cell office:value-type="float" office:value="230794.8">
            <text:p>230794,8</text:p>
          </table:table-cell>
          <table:table-cell office:value-type="float" office:value="2672814.07">
            <text:p>2672814,07</text:p>
          </table:table-cell>
          <table:table-cell office:value-type="float" office:value="290798.8">
            <text:p>290798,8</text:p>
          </table:table-cell>
          <table:table-cell office:value-type="float" office:value="4639363.26">
            <text:p>4639363,26</text:p>
          </table:table-cell>
          <table:table-cell/>
          <table:table-cell table:style-name="ce2" office:value-type="date" office:date-value="2022-01-20">
            <text:p>2022-01-20 00:00:00</text:p>
          </table:table-cell>
          <table:table-cell table:number-columns-repeated="1015"/>
        </table:table-row>
        <table:table-row table:style-name="ro1">
          <table:table-cell office:value-type="float" office:value="339596">
            <text:p>339596</text:p>
          </table:table-cell>
          <table:table-cell office:value-type="float" office:value="78543">
            <text:p>78543</text:p>
          </table:table-cell>
          <table:table-cell office:value-type="float" office:value="2542714.15">
            <text:p>2542714,15</text:p>
          </table:table-cell>
          <table:table-cell office:value-type="float" office:value="290523.21">
            <text:p>290523,21</text:p>
          </table:table-cell>
          <table:table-cell office:value-type="float" office:value="3472864.4">
            <text:p>3472864,4</text:p>
          </table:table-cell>
          <table:table-cell office:value-type="float" office:value="369066.21">
            <text:p>369066,21</text:p>
          </table:table-cell>
          <table:table-cell office:value-type="float" office:value="6015578.55">
            <text:p>6015578,55</text:p>
          </table:table-cell>
          <table:table-cell/>
          <table:table-cell table:style-name="ce2" office:value-type="date" office:date-value="2022-01-21">
            <text:p>2022-01-21 00:00:00</text:p>
          </table:table-cell>
          <table:table-cell table:number-columns-repeated="1015"/>
        </table:table-row>
        <table:table-row table:style-name="ro1">
          <table:table-cell office:value-type="float" office:value="339961">
            <text:p>339961</text:p>
          </table:table-cell>
          <table:table-cell office:value-type="float" office:value="83114">
            <text:p>83114</text:p>
          </table:table-cell>
          <table:table-cell office:value-type="float" office:value="2656931.04">
            <text:p>2656931,04</text:p>
          </table:table-cell>
          <table:table-cell office:value-type="float" office:value="270082.07">
            <text:p>270082,07</text:p>
          </table:table-cell>
          <table:table-cell office:value-type="float" office:value="3320572.6">
            <text:p>3320572,6</text:p>
          </table:table-cell>
          <table:table-cell office:value-type="float" office:value="353196.07">
            <text:p>353196,07</text:p>
          </table:table-cell>
          <table:table-cell office:value-type="float" office:value="5977503.64">
            <text:p>5977503,64</text:p>
          </table:table-cell>
          <table:table-cell/>
          <table:table-cell table:style-name="ce2" office:value-type="date" office:date-value="2022-01-22">
            <text:p>2022-01-22 00:00:00</text:p>
          </table:table-cell>
          <table:table-cell table:number-columns-repeated="1015"/>
        </table:table-row>
        <table:table-row table:style-name="ro1">
          <table:table-cell office:value-type="float" office:value="340326">
            <text:p>340326</text:p>
          </table:table-cell>
          <table:table-cell office:value-type="float" office:value="55483">
            <text:p>55483</text:p>
          </table:table-cell>
          <table:table-cell office:value-type="float" office:value="1830492.45">
            <text:p>1830492,45</text:p>
          </table:table-cell>
          <table:table-cell office:value-type="float" office:value="194726.48">
            <text:p>194726,48</text:p>
          </table:table-cell>
          <table:table-cell office:value-type="float" office:value="2391486.85">
            <text:p>2391486,85</text:p>
          </table:table-cell>
          <table:table-cell office:value-type="float" office:value="250209.48">
            <text:p>250209,48</text:p>
          </table:table-cell>
          <table:table-cell office:value-type="float" office:value="4221979.3">
            <text:p>4221979,3</text:p>
          </table:table-cell>
          <table:table-cell/>
          <table:table-cell table:style-name="ce2" office:value-type="date" office:date-value="2022-01-23">
            <text:p>2022-01-23 00:00:00</text:p>
          </table:table-cell>
          <table:table-cell table:number-columns-repeated="1015"/>
        </table:table-row>
        <table:table-row table:style-name="ro1">
          <table:table-cell office:value-type="float" office:value="353262">
            <text:p>353262</text:p>
          </table:table-cell>
          <table:table-cell office:value-type="float" office:value="46390">
            <text:p>46390</text:p>
          </table:table-cell>
          <table:table-cell office:value-type="float" office:value="1575767.6">
            <text:p>1575767,6</text:p>
          </table:table-cell>
          <table:table-cell office:value-type="float" office:value="180207.38">
            <text:p>180207,38</text:p>
          </table:table-cell>
          <table:table-cell office:value-type="float" office:value="2166305.05">
            <text:p>2166305,05</text:p>
          </table:table-cell>
          <table:table-cell office:value-type="float" office:value="226597.38">
            <text:p>226597,38</text:p>
          </table:table-cell>
          <table:table-cell office:value-type="float" office:value="3742072.65">
            <text:p>3742072,65</text:p>
          </table:table-cell>
          <table:table-cell/>
          <table:table-cell table:style-name="ce2" office:value-type="date" office:date-value="2022-01-24">
            <text:p>2022-01-24 00:00:00</text:p>
          </table:table-cell>
          <table:table-cell table:number-columns-repeated="1015"/>
        </table:table-row>
        <table:table-row table:style-name="ro1">
          <table:table-cell office:value-type="float" office:value="353656">
            <text:p>353656</text:p>
          </table:table-cell>
          <table:table-cell office:value-type="float" office:value="48455">
            <text:p>48455</text:p>
          </table:table-cell>
          <table:table-cell office:value-type="float" office:value="1609817.92">
            <text:p>1609817,92</text:p>
          </table:table-cell>
          <table:table-cell office:value-type="float" office:value="193571.49">
            <text:p>193571,49</text:p>
          </table:table-cell>
          <table:table-cell office:value-type="float" office:value="2285155.47">
            <text:p>2285155,47</text:p>
          </table:table-cell>
          <table:table-cell office:value-type="float" office:value="242026.49">
            <text:p>242026,49</text:p>
          </table:table-cell>
          <table:table-cell office:value-type="float" office:value="3894973.39">
            <text:p>3894973,39</text:p>
          </table:table-cell>
          <table:table-cell/>
          <table:table-cell table:style-name="ce2" office:value-type="date" office:date-value="2022-01-25">
            <text:p>2022-01-25 00:00:00</text:p>
          </table:table-cell>
          <table:table-cell table:number-columns-repeated="1015"/>
        </table:table-row>
        <table:table-row table:style-name="ro1">
          <table:table-cell office:value-type="float" office:value="354050">
            <text:p>354050</text:p>
          </table:table-cell>
          <table:table-cell office:value-type="float" office:value="57105">
            <text:p>57105</text:p>
          </table:table-cell>
          <table:table-cell office:value-type="float" office:value="1861601.67">
            <text:p>1861601,67</text:p>
          </table:table-cell>
          <table:table-cell office:value-type="float" office:value="219473.37">
            <text:p>219473,37</text:p>
          </table:table-cell>
          <table:table-cell office:value-type="float" office:value="2619753.47">
            <text:p>2619753,47</text:p>
          </table:table-cell>
          <table:table-cell office:value-type="float" office:value="276578.37">
            <text:p>276578,37</text:p>
          </table:table-cell>
          <table:table-cell office:value-type="float" office:value="4481355.14">
            <text:p>4481355,14</text:p>
          </table:table-cell>
          <table:table-cell/>
          <table:table-cell table:style-name="ce2" office:value-type="date" office:date-value="2022-01-26">
            <text:p>2022-01-26 00:00:00</text:p>
          </table:table-cell>
          <table:table-cell table:number-columns-repeated="1015"/>
        </table:table-row>
        <table:table-row table:style-name="ro1">
          <table:table-cell office:value-type="float" office:value="354444">
            <text:p>354444</text:p>
          </table:table-cell>
          <table:table-cell office:value-type="float" office:value="72298">
            <text:p>72298</text:p>
          </table:table-cell>
          <table:table-cell office:value-type="float" office:value="2367038.67">
            <text:p>2367038,67</text:p>
          </table:table-cell>
          <table:table-cell office:value-type="float" office:value="271797.99">
            <text:p>271797,99</text:p>
          </table:table-cell>
          <table:table-cell office:value-type="float" office:value="3255731.13">
            <text:p>3255731,13</text:p>
          </table:table-cell>
          <table:table-cell office:value-type="float" office:value="344095.99">
            <text:p>344095,99</text:p>
          </table:table-cell>
          <table:table-cell office:value-type="float" office:value="5622769.8">
            <text:p>5622769,8</text:p>
          </table:table-cell>
          <table:table-cell/>
          <table:table-cell table:style-name="ce2" office:value-type="date" office:date-value="2022-01-27">
            <text:p>2022-01-27 00:00:00</text:p>
          </table:table-cell>
          <table:table-cell table:number-columns-repeated="1015"/>
        </table:table-row>
        <table:table-row table:style-name="ro1">
          <table:table-cell office:value-type="float" office:value="354838">
            <text:p>354838</text:p>
          </table:table-cell>
          <table:table-cell office:value-type="float" office:value="114736">
            <text:p>114736</text:p>
          </table:table-cell>
          <table:table-cell office:value-type="float" office:value="3703012.75">
            <text:p>3703012,75</text:p>
          </table:table-cell>
          <table:table-cell office:value-type="float" office:value="455452.96">
            <text:p>455452,96</text:p>
          </table:table-cell>
          <table:table-cell office:value-type="float" office:value="5268942.95">
            <text:p>5268942,95</text:p>
          </table:table-cell>
          <table:table-cell office:value-type="float" office:value="570188.96">
            <text:p>570188,96</text:p>
          </table:table-cell>
          <table:table-cell office:value-type="float" office:value="8971955.7">
            <text:p>8971955,7</text:p>
          </table:table-cell>
          <table:table-cell/>
          <table:table-cell table:style-name="ce2" office:value-type="date" office:date-value="2022-01-28">
            <text:p>2022-01-28 00:00:00</text:p>
          </table:table-cell>
          <table:table-cell table:number-columns-repeated="1015"/>
        </table:table-row>
        <table:table-row table:style-name="ro1">
          <table:table-cell office:value-type="float" office:value="291826">
            <text:p>291826</text:p>
          </table:table-cell>
          <table:table-cell office:value-type="float" office:value="5580">
            <text:p>5580</text:p>
          </table:table-cell>
          <table:table-cell office:value-type="float" office:value="176216.47">
            <text:p>176216,47</text:p>
          </table:table-cell>
          <table:table-cell office:value-type="float" office:value="18292.55">
            <text:p>18292,55</text:p>
          </table:table-cell>
          <table:table-cell office:value-type="float" office:value="232619.74">
            <text:p>232619,74</text:p>
          </table:table-cell>
          <table:table-cell office:value-type="float" office:value="23872.55">
            <text:p>23872,55</text:p>
          </table:table-cell>
          <table:table-cell office:value-type="float" office:value="408836.21">
            <text:p>408836,21</text:p>
          </table:table-cell>
          <table:table-cell/>
          <table:table-cell table:style-name="ce2" office:value-type="date" office:date-value="2022-01-29">
            <text:p>2022-01-29 00:00:00</text:p>
          </table:table-cell>
          <table:table-cell table:number-columns-repeated="1015"/>
        </table:table-row>
        <table:table-row table:style-name="ro1">
          <table:table-cell office:value-type="float" office:value="342897">
            <text:p>342897</text:p>
          </table:table-cell>
          <table:table-cell office:value-type="float" office:value="44454">
            <text:p>44454</text:p>
          </table:table-cell>
          <table:table-cell office:value-type="float" office:value="1520262.82">
            <text:p>1520262,82</text:p>
          </table:table-cell>
          <table:table-cell office:value-type="float" office:value="183088.78">
            <text:p>183088,78</text:p>
          </table:table-cell>
          <table:table-cell office:value-type="float" office:value="2208396.89">
            <text:p>2208396,89</text:p>
          </table:table-cell>
          <table:table-cell office:value-type="float" office:value="227542.78">
            <text:p>227542,78</text:p>
          </table:table-cell>
          <table:table-cell office:value-type="float" office:value="3728659.71">
            <text:p>3728659,71</text:p>
          </table:table-cell>
          <table:table-cell/>
          <table:table-cell table:style-name="ce2" office:value-type="date" office:date-value="2022-01-30">
            <text:p>2022-01-30 00:00:00</text:p>
          </table:table-cell>
          <table:table-cell table:number-columns-repeated="1015"/>
        </table:table-row>
        <table:table-row table:style-name="ro1">
          <table:table-cell office:value-type="float" office:value="394036">
            <text:p>394036</text:p>
          </table:table-cell>
          <table:table-cell office:value-type="float" office:value="46089">
            <text:p>46089</text:p>
          </table:table-cell>
          <table:table-cell office:value-type="float" office:value="1609885.51">
            <text:p>1609885,51</text:p>
          </table:table-cell>
          <table:table-cell office:value-type="float" office:value="197540.06">
            <text:p>197540,06</text:p>
          </table:table-cell>
          <table:table-cell office:value-type="float" office:value="2296838.76">
            <text:p>2296838,76</text:p>
          </table:table-cell>
          <table:table-cell office:value-type="float" office:value="243629.06">
            <text:p>243629,06</text:p>
          </table:table-cell>
          <table:table-cell office:value-type="float" office:value="3906724.27">
            <text:p>3906724,27</text:p>
          </table:table-cell>
          <table:table-cell/>
          <table:table-cell table:style-name="ce2" office:value-type="date" office:date-value="2022-01-31">
            <text:p>2022-01-31 00:00:00</text:p>
          </table:table-cell>
          <table:table-cell table:number-columns-repeated="1015"/>
        </table:table-row>
        <table:table-row table:style-name="ro1">
          <table:table-cell office:value-type="float" office:value="369060">
            <text:p>369060</text:p>
          </table:table-cell>
          <table:table-cell office:value-type="float" office:value="53553">
            <text:p>53553</text:p>
          </table:table-cell>
          <table:table-cell office:value-type="float" office:value="1800887.58">
            <text:p>1800887,58</text:p>
          </table:table-cell>
          <table:table-cell office:value-type="float" office:value="221021.75">
            <text:p>221021,75</text:p>
          </table:table-cell>
          <table:table-cell office:value-type="float" office:value="2566386.38">
            <text:p>2566386,38</text:p>
          </table:table-cell>
          <table:table-cell office:value-type="float" office:value="274574.75">
            <text:p>274574,75</text:p>
          </table:table-cell>
          <table:table-cell office:value-type="float" office:value="4367273.96">
            <text:p>4367273,96</text:p>
          </table:table-cell>
          <table:table-cell/>
          <table:table-cell table:style-name="ce2" office:value-type="date" office:date-value="2022-02-01">
            <text:p>2022-02-01 00:00:00</text:p>
          </table:table-cell>
          <table:table-cell table:number-columns-repeated="1015"/>
        </table:table-row>
        <table:table-row table:style-name="ro1">
          <table:table-cell office:value-type="float" office:value="356780">
            <text:p>356780</text:p>
          </table:table-cell>
          <table:table-cell office:value-type="float" office:value="57281">
            <text:p>57281</text:p>
          </table:table-cell>
          <table:table-cell office:value-type="float" office:value="1900698.98">
            <text:p>1900698,98</text:p>
          </table:table-cell>
          <table:table-cell office:value-type="float" office:value="224695.46">
            <text:p>224695,46</text:p>
          </table:table-cell>
          <table:table-cell office:value-type="float" office:value="2642430.52">
            <text:p>2642430,52</text:p>
          </table:table-cell>
          <table:table-cell office:value-type="float" office:value="281976.46">
            <text:p>281976,46</text:p>
          </table:table-cell>
          <table:table-cell office:value-type="float" office:value="4543129.5">
            <text:p>4543129,5</text:p>
          </table:table-cell>
          <table:table-cell/>
          <table:table-cell table:style-name="ce2" office:value-type="date" office:date-value="2022-02-02">
            <text:p>2022-02-02 00:00:00</text:p>
          </table:table-cell>
          <table:table-cell table:number-columns-repeated="1015"/>
        </table:table-row>
        <table:table-row table:style-name="ro1">
          <table:table-cell office:value-type="float" office:value="382692">
            <text:p>382692</text:p>
          </table:table-cell>
          <table:table-cell office:value-type="float" office:value="67535">
            <text:p>67535</text:p>
          </table:table-cell>
          <table:table-cell office:value-type="float" office:value="2206892.56">
            <text:p>2206892,56</text:p>
          </table:table-cell>
          <table:table-cell office:value-type="float" office:value="265927.85">
            <text:p>265927,85</text:p>
          </table:table-cell>
          <table:table-cell office:value-type="float" office:value="3083362.25">
            <text:p>3083362,25</text:p>
          </table:table-cell>
          <table:table-cell office:value-type="float" office:value="333462.85">
            <text:p>333462,85</text:p>
          </table:table-cell>
          <table:table-cell office:value-type="float" office:value="5290254.81">
            <text:p>5290254,81</text:p>
          </table:table-cell>
          <table:table-cell/>
          <table:table-cell table:style-name="ce2" office:value-type="date" office:date-value="2022-02-03">
            <text:p>2022-02-03 00:00:00</text:p>
          </table:table-cell>
          <table:table-cell table:number-columns-repeated="1015"/>
        </table:table-row>
        <table:table-row table:style-name="ro1">
          <table:table-cell office:value-type="float" office:value="357596">
            <text:p>357596</text:p>
          </table:table-cell>
          <table:table-cell office:value-type="float" office:value="52453">
            <text:p>52453</text:p>
          </table:table-cell>
          <table:table-cell office:value-type="float" office:value="1697530.92">
            <text:p>1697530,92</text:p>
          </table:table-cell>
          <table:table-cell office:value-type="float" office:value="213315.27">
            <text:p>213315,27</text:p>
          </table:table-cell>
          <table:table-cell office:value-type="float" office:value="2510935.95">
            <text:p>2510935,95</text:p>
          </table:table-cell>
          <table:table-cell office:value-type="float" office:value="265768.27">
            <text:p>265768,27</text:p>
          </table:table-cell>
          <table:table-cell office:value-type="float" office:value="4208466.87">
            <text:p>4208466,87</text:p>
          </table:table-cell>
          <table:table-cell/>
          <table:table-cell table:style-name="ce2" office:value-type="date" office:date-value="2022-02-04">
            <text:p>2022-02-04 00:00:00</text:p>
          </table:table-cell>
          <table:table-cell table:number-columns-repeated="1015"/>
        </table:table-row>
        <table:table-row table:style-name="ro1">
          <table:table-cell office:value-type="float" office:value="370741">
            <text:p>370741</text:p>
          </table:table-cell>
          <table:table-cell office:value-type="float" office:value="86827">
            <text:p>86827</text:p>
          </table:table-cell>
          <table:table-cell office:value-type="float" office:value="2823758.56">
            <text:p>2823758,56</text:p>
          </table:table-cell>
          <table:table-cell office:value-type="float" office:value="287847.38">
            <text:p>287847,38</text:p>
          </table:table-cell>
          <table:table-cell office:value-type="float" office:value="3448559.64">
            <text:p>3448559,64</text:p>
          </table:table-cell>
          <table:table-cell office:value-type="float" office:value="374674.38">
            <text:p>374674,38</text:p>
          </table:table-cell>
          <table:table-cell office:value-type="float" office:value="6272318.2">
            <text:p>6272318,2</text:p>
          </table:table-cell>
          <table:table-cell/>
          <table:table-cell table:style-name="ce2" office:value-type="date" office:date-value="2022-02-05">
            <text:p>2022-02-05 00:00:00</text:p>
          </table:table-cell>
          <table:table-cell table:number-columns-repeated="1015"/>
        </table:table-row>
        <table:table-row table:style-name="ro1">
          <table:table-cell office:value-type="float" office:value="371237">
            <text:p>371237</text:p>
          </table:table-cell>
          <table:table-cell office:value-type="float" office:value="63765">
            <text:p>63765</text:p>
          </table:table-cell>
          <table:table-cell office:value-type="float" office:value="2126118.25">
            <text:p>2126118,25</text:p>
          </table:table-cell>
          <table:table-cell office:value-type="float" office:value="212179.95">
            <text:p>212179,95</text:p>
          </table:table-cell>
          <table:table-cell office:value-type="float" office:value="2561210.71">
            <text:p>2561210,71</text:p>
          </table:table-cell>
          <table:table-cell office:value-type="float" office:value="275944.95">
            <text:p>275944,95</text:p>
          </table:table-cell>
          <table:table-cell office:value-type="float" office:value="4687328.96">
            <text:p>4687328,96</text:p>
          </table:table-cell>
          <table:table-cell/>
          <table:table-cell table:style-name="ce2" office:value-type="date" office:date-value="2022-02-06">
            <text:p>2022-02-06 00:00:00</text:p>
          </table:table-cell>
          <table:table-cell table:number-columns-repeated="1015"/>
        </table:table-row>
        <table:table-row table:style-name="ro1">
          <table:table-cell office:value-type="float" office:value="384370">
            <text:p>384370</text:p>
          </table:table-cell>
          <table:table-cell office:value-type="float" office:value="46337">
            <text:p>46337</text:p>
          </table:table-cell>
          <table:table-cell office:value-type="float" office:value="1548341.06">
            <text:p>1548341,06</text:p>
          </table:table-cell>
          <table:table-cell office:value-type="float" office:value="186609.01">
            <text:p>186609,01</text:p>
          </table:table-cell>
          <table:table-cell office:value-type="float" office:value="2202226.95">
            <text:p>2202226,95</text:p>
          </table:table-cell>
          <table:table-cell office:value-type="float" office:value="232946.01">
            <text:p>232946,01</text:p>
          </table:table-cell>
          <table:table-cell office:value-type="float" office:value="3750568.01">
            <text:p>3750568,01</text:p>
          </table:table-cell>
          <table:table-cell/>
          <table:table-cell table:style-name="ce2" office:value-type="date" office:date-value="2022-02-07">
            <text:p>2022-02-07 00:00:00</text:p>
          </table:table-cell>
          <table:table-cell table:number-columns-repeated="1015"/>
        </table:table-row>
        <table:table-row table:style-name="ro1">
          <table:table-cell office:value-type="float" office:value="359164">
            <text:p>359164</text:p>
          </table:table-cell>
          <table:table-cell office:value-type="float" office:value="52281">
            <text:p>52281</text:p>
          </table:table-cell>
          <table:table-cell office:value-type="float" office:value="1700887.1">
            <text:p>1700887,1</text:p>
          </table:table-cell>
          <table:table-cell office:value-type="float" office:value="198421.95">
            <text:p>198421,95</text:p>
          </table:table-cell>
          <table:table-cell office:value-type="float" office:value="2336939.93">
            <text:p>2336939,93</text:p>
          </table:table-cell>
          <table:table-cell office:value-type="float" office:value="250702.95">
            <text:p>250702,95</text:p>
          </table:table-cell>
          <table:table-cell office:value-type="float" office:value="4037827.03">
            <text:p>4037827,03</text:p>
          </table:table-cell>
          <table:table-cell/>
          <table:table-cell table:style-name="ce2" office:value-type="date" office:date-value="2022-02-08">
            <text:p>2022-02-08 00:00:00</text:p>
          </table:table-cell>
          <table:table-cell table:number-columns-repeated="1015"/>
        </table:table-row>
        <table:table-row table:style-name="ro1">
          <table:table-cell office:value-type="float" office:value="359626">
            <text:p>359626</text:p>
          </table:table-cell>
          <table:table-cell office:value-type="float" office:value="56256">
            <text:p>56256</text:p>
          </table:table-cell>
          <table:table-cell office:value-type="float" office:value="1817524.98">
            <text:p>1817524,98</text:p>
          </table:table-cell>
          <table:table-cell office:value-type="float" office:value="211958.76">
            <text:p>211958,76</text:p>
          </table:table-cell>
          <table:table-cell office:value-type="float" office:value="2546946.7">
            <text:p>2546946,7</text:p>
          </table:table-cell>
          <table:table-cell office:value-type="float" office:value="268223.77">
            <text:p>268223,77</text:p>
          </table:table-cell>
          <table:table-cell office:value-type="float" office:value="4364471.68">
            <text:p>4364471,68</text:p>
          </table:table-cell>
          <table:table-cell/>
          <table:table-cell table:style-name="ce2" office:value-type="date" office:date-value="2022-02-09">
            <text:p>2022-02-09 00:00:00</text:p>
          </table:table-cell>
          <table:table-cell table:number-columns-repeated="1015"/>
        </table:table-row>
        <table:table-row table:style-name="ro1">
          <table:table-cell office:value-type="float" office:value="360020">
            <text:p>360020</text:p>
          </table:table-cell>
          <table:table-cell office:value-type="float" office:value="63045">
            <text:p>63045</text:p>
          </table:table-cell>
          <table:table-cell office:value-type="float" office:value="2015334.21">
            <text:p>2015334,21</text:p>
          </table:table-cell>
          <table:table-cell office:value-type="float" office:value="246751.01">
            <text:p>246751,01</text:p>
          </table:table-cell>
          <table:table-cell office:value-type="float" office:value="2850031.1">
            <text:p>2850031,1</text:p>
          </table:table-cell>
          <table:table-cell office:value-type="float" office:value="309796.01">
            <text:p>309796,01</text:p>
          </table:table-cell>
          <table:table-cell office:value-type="float" office:value="4865365.31">
            <text:p>4865365,31</text:p>
          </table:table-cell>
          <table:table-cell/>
          <table:table-cell table:style-name="ce2" office:value-type="date" office:date-value="2022-02-10">
            <text:p>2022-02-10 00:00:00</text:p>
          </table:table-cell>
          <table:table-cell table:number-columns-repeated="1015"/>
        </table:table-row>
        <table:table-row table:style-name="ro1">
          <table:table-cell office:value-type="float" office:value="386162">
            <text:p>386162</text:p>
          </table:table-cell>
          <table:table-cell office:value-type="float" office:value="88734">
            <text:p>88734</text:p>
          </table:table-cell>
          <table:table-cell office:value-type="float" office:value="2760658.79">
            <text:p>2760658,79</text:p>
          </table:table-cell>
          <table:table-cell office:value-type="float" office:value="322815.84">
            <text:p>322815,84</text:p>
          </table:table-cell>
          <table:table-cell office:value-type="float" office:value="3700357.39">
            <text:p>3700357,39</text:p>
          </table:table-cell>
          <table:table-cell office:value-type="float" office:value="411549.84">
            <text:p>411549,84</text:p>
          </table:table-cell>
          <table:table-cell office:value-type="float" office:value="6461016.18">
            <text:p>6461016,18</text:p>
          </table:table-cell>
          <table:table-cell/>
          <table:table-cell table:style-name="ce2" office:value-type="date" office:date-value="2022-02-11">
            <text:p>2022-02-11 00:00:00</text:p>
          </table:table-cell>
          <table:table-cell table:number-columns-repeated="1015"/>
        </table:table-row>
        <table:table-row table:style-name="ro1">
          <table:table-cell office:value-type="float" office:value="360836">
            <text:p>360836</text:p>
          </table:table-cell>
          <table:table-cell office:value-type="float" office:value="93054">
            <text:p>93054</text:p>
          </table:table-cell>
          <table:table-cell office:value-type="float" office:value="2846353.78">
            <text:p>2846353,78</text:p>
          </table:table-cell>
          <table:table-cell office:value-type="float" office:value="286457.19">
            <text:p>286457,19</text:p>
          </table:table-cell>
          <table:table-cell office:value-type="float" office:value="3418805.05">
            <text:p>3418805,05</text:p>
          </table:table-cell>
          <table:table-cell office:value-type="float" office:value="379511.19">
            <text:p>379511,19</text:p>
          </table:table-cell>
          <table:table-cell office:value-type="float" office:value="6265158.83">
            <text:p>6265158,83</text:p>
          </table:table-cell>
          <table:table-cell/>
          <table:table-cell table:style-name="ce2" office:value-type="date" office:date-value="2022-02-12">
            <text:p>2022-02-12 00:00:00</text:p>
          </table:table-cell>
          <table:table-cell table:number-columns-repeated="1015"/>
        </table:table-row>
        <table:table-row table:style-name="ro1">
          <table:table-cell office:value-type="float" office:value="335424">
            <text:p>335424</text:p>
          </table:table-cell>
          <table:table-cell office:value-type="float" office:value="53375">
            <text:p>53375</text:p>
          </table:table-cell>
          <table:table-cell office:value-type="float" office:value="1679761.02">
            <text:p>1679761,02</text:p>
          </table:table-cell>
          <table:table-cell office:value-type="float" office:value="189391.49">
            <text:p>189391,49</text:p>
          </table:table-cell>
          <table:table-cell office:value-type="float" office:value="2259431.05">
            <text:p>2259431,05</text:p>
          </table:table-cell>
          <table:table-cell office:value-type="float" office:value="242766.49">
            <text:p>242766,49</text:p>
          </table:table-cell>
          <table:table-cell office:value-type="float" office:value="3939192.07">
            <text:p>3939192,07</text:p>
          </table:table-cell>
          <table:table-cell/>
          <table:table-cell table:style-name="ce2" office:value-type="date" office:date-value="2022-02-13">
            <text:p>2022-02-13 00:00:00</text:p>
          </table:table-cell>
          <table:table-cell table:number-columns-repeated="1015"/>
        </table:table-row>
        <table:table-row table:style-name="ro1">
          <table:table-cell office:value-type="float" office:value="335816">
            <text:p>335816</text:p>
          </table:table-cell>
          <table:table-cell office:value-type="float" office:value="48351">
            <text:p>48351</text:p>
          </table:table-cell>
          <table:table-cell office:value-type="float" office:value="1542826.15">
            <text:p>1542826,15</text:p>
          </table:table-cell>
          <table:table-cell office:value-type="float" office:value="188444.5">
            <text:p>188444,5</text:p>
          </table:table-cell>
          <table:table-cell office:value-type="float" office:value="2222117.31">
            <text:p>2222117,31</text:p>
          </table:table-cell>
          <table:table-cell office:value-type="float" office:value="236795.5">
            <text:p>236795,5</text:p>
          </table:table-cell>
          <table:table-cell office:value-type="float" office:value="3764943.46">
            <text:p>3764943,46</text:p>
          </table:table-cell>
          <table:table-cell/>
          <table:table-cell table:style-name="ce2" office:value-type="date" office:date-value="2022-02-14">
            <text:p>2022-02-14 00:00:00</text:p>
          </table:table-cell>
          <table:table-cell table:number-columns-repeated="1015"/>
        </table:table-row>
        <table:table-row table:style-name="ro1">
          <table:table-cell office:value-type="float" office:value="349005">
            <text:p>349005</text:p>
          </table:table-cell>
          <table:table-cell office:value-type="float" office:value="51424">
            <text:p>51424</text:p>
          </table:table-cell>
          <table:table-cell office:value-type="float" office:value="1702457.27">
            <text:p>1702457,27</text:p>
          </table:table-cell>
          <table:table-cell office:value-type="float" office:value="196352.36">
            <text:p>196352,36</text:p>
          </table:table-cell>
          <table:table-cell office:value-type="float" office:value="2308772.97">
            <text:p>2308772,97</text:p>
          </table:table-cell>
          <table:table-cell office:value-type="float" office:value="247776.36">
            <text:p>247776,36</text:p>
          </table:table-cell>
          <table:table-cell office:value-type="float" office:value="4011230.24">
            <text:p>4011230,24</text:p>
          </table:table-cell>
          <table:table-cell/>
          <table:table-cell table:style-name="ce2" office:value-type="date" office:date-value="2022-02-15">
            <text:p>2022-02-15 00:00:00</text:p>
          </table:table-cell>
          <table:table-cell table:number-columns-repeated="1015"/>
        </table:table-row>
        <table:table-row table:style-name="ro1">
          <table:table-cell office:value-type="float" office:value="362390">
            <text:p>362390</text:p>
          </table:table-cell>
          <table:table-cell office:value-type="float" office:value="57664">
            <text:p>57664</text:p>
          </table:table-cell>
          <table:table-cell office:value-type="float" office:value="1875391.4">
            <text:p>1875391,4</text:p>
          </table:table-cell>
          <table:table-cell office:value-type="float" office:value="219764.73">
            <text:p>219764,73</text:p>
          </table:table-cell>
          <table:table-cell office:value-type="float" office:value="2560608.45">
            <text:p>2560608,45</text:p>
          </table:table-cell>
          <table:table-cell office:value-type="float" office:value="277428.73">
            <text:p>277428,73</text:p>
          </table:table-cell>
          <table:table-cell office:value-type="float" office:value="4435999.85">
            <text:p>4435999,85</text:p>
          </table:table-cell>
          <table:table-cell/>
          <table:table-cell table:style-name="ce2" office:value-type="date" office:date-value="2022-02-16">
            <text:p>2022-02-16 00:00:00</text:p>
          </table:table-cell>
          <table:table-cell table:number-columns-repeated="1015"/>
        </table:table-row>
        <table:table-row table:style-name="ro1">
          <table:table-cell office:value-type="float" office:value="362782">
            <text:p>362782</text:p>
          </table:table-cell>
          <table:table-cell office:value-type="float" office:value="63357">
            <text:p>63357</text:p>
          </table:table-cell>
          <table:table-cell office:value-type="float" office:value="2081580.15">
            <text:p>2081580,15</text:p>
          </table:table-cell>
          <table:table-cell office:value-type="float" office:value="246387.86">
            <text:p>246387,86</text:p>
          </table:table-cell>
          <table:table-cell office:value-type="float" office:value="2887744.29">
            <text:p>2887744,29</text:p>
          </table:table-cell>
          <table:table-cell office:value-type="float" office:value="309744.86">
            <text:p>309744,86</text:p>
          </table:table-cell>
          <table:table-cell office:value-type="float" office:value="4969324.44">
            <text:p>4969324,44</text:p>
          </table:table-cell>
          <table:table-cell/>
          <table:table-cell table:style-name="ce2" office:value-type="date" office:date-value="2022-02-17">
            <text:p>2022-02-17 00:00:00</text:p>
          </table:table-cell>
          <table:table-cell table:number-columns-repeated="1015"/>
        </table:table-row>
        <table:table-row table:style-name="ro1">
          <table:table-cell office:value-type="float" office:value="363125">
            <text:p>363125</text:p>
          </table:table-cell>
          <table:table-cell office:value-type="float" office:value="87937">
            <text:p>87937</text:p>
          </table:table-cell>
          <table:table-cell office:value-type="float" office:value="2832389.84">
            <text:p>2832389,84</text:p>
          </table:table-cell>
          <table:table-cell office:value-type="float" office:value="314777.27">
            <text:p>314777,27</text:p>
          </table:table-cell>
          <table:table-cell office:value-type="float" office:value="3704924.82">
            <text:p>3704924,82</text:p>
          </table:table-cell>
          <table:table-cell office:value-type="float" office:value="402714.27">
            <text:p>402714,27</text:p>
          </table:table-cell>
          <table:table-cell office:value-type="float" office:value="6537314.66">
            <text:p>6537314,66</text:p>
          </table:table-cell>
          <table:table-cell/>
          <table:table-cell table:style-name="ce2" office:value-type="date" office:date-value="2022-02-18">
            <text:p>2022-02-18 00:00:00</text:p>
          </table:table-cell>
          <table:table-cell table:number-columns-repeated="1015"/>
        </table:table-row>
        <table:table-row table:style-name="ro1">
          <table:table-cell office:value-type="float" office:value="350511">
            <text:p>350511</text:p>
          </table:table-cell>
          <table:table-cell office:value-type="float" office:value="89648">
            <text:p>89648</text:p>
          </table:table-cell>
          <table:table-cell office:value-type="float" office:value="2831548.8">
            <text:p>2831548,8</text:p>
          </table:table-cell>
          <table:table-cell office:value-type="float" office:value="278934.66">
            <text:p>278934,66</text:p>
          </table:table-cell>
          <table:table-cell office:value-type="float" office:value="3361835.67">
            <text:p>3361835,67</text:p>
          </table:table-cell>
          <table:table-cell office:value-type="float" office:value="368582.66">
            <text:p>368582,66</text:p>
          </table:table-cell>
          <table:table-cell office:value-type="float" office:value="6193384.47">
            <text:p>6193384,47</text:p>
          </table:table-cell>
          <table:table-cell/>
          <table:table-cell table:style-name="ce2" office:value-type="date" office:date-value="2022-02-19">
            <text:p>2022-02-19 00:00:00</text:p>
          </table:table-cell>
          <table:table-cell table:number-columns-repeated="1015"/>
        </table:table-row>
        <table:table-row table:style-name="ro1">
          <table:table-cell office:value-type="float" office:value="350924">
            <text:p>350924</text:p>
          </table:table-cell>
          <table:table-cell office:value-type="float" office:value="68412">
            <text:p>68412</text:p>
          </table:table-cell>
          <table:table-cell office:value-type="float" office:value="2224414.22">
            <text:p>2224414,22</text:p>
          </table:table-cell>
          <table:table-cell office:value-type="float" office:value="307460.36">
            <text:p>307460,36</text:p>
          </table:table-cell>
          <table:table-cell office:value-type="float" office:value="2671344.3">
            <text:p>2671344,3</text:p>
          </table:table-cell>
          <table:table-cell office:value-type="float" office:value="375918.86">
            <text:p>375918,86</text:p>
          </table:table-cell>
          <table:table-cell office:value-type="float" office:value="4895758.52">
            <text:p>4895758,52</text:p>
          </table:table-cell>
          <table:table-cell/>
          <table:table-cell table:style-name="ce2" office:value-type="date" office:date-value="2022-02-20">
            <text:p>2022-02-20 00:00:00</text:p>
          </table:table-cell>
          <table:table-cell table:number-columns-repeated="1015"/>
        </table:table-row>
        <table:table-row table:style-name="ro1">
          <table:table-cell office:value-type="float" office:value="351289">
            <text:p>351289</text:p>
          </table:table-cell>
          <table:table-cell office:value-type="float" office:value="60574">
            <text:p>60574</text:p>
          </table:table-cell>
          <table:table-cell office:value-type="float" office:value="1969191.34">
            <text:p>1969191,34</text:p>
          </table:table-cell>
          <table:table-cell office:value-type="float" office:value="312375.89">
            <text:p>312375,89</text:p>
          </table:table-cell>
          <table:table-cell office:value-type="float" office:value="2471393">
            <text:p>2471393</text:p>
          </table:table-cell>
          <table:table-cell office:value-type="float" office:value="372949.89">
            <text:p>372949,89</text:p>
          </table:table-cell>
          <table:table-cell office:value-type="float" office:value="4440584.34">
            <text:p>4440584,34</text:p>
          </table:table-cell>
          <table:table-cell/>
          <table:table-cell table:style-name="ce2" office:value-type="date" office:date-value="2022-02-21">
            <text:p>2022-02-21 00:00:00</text:p>
          </table:table-cell>
          <table:table-cell table:number-columns-repeated="1015"/>
        </table:table-row>
        <table:table-row table:style-name="ro1">
          <table:table-cell office:value-type="float" office:value="351654">
            <text:p>351654</text:p>
          </table:table-cell>
          <table:table-cell office:value-type="float" office:value="50458">
            <text:p>50458</text:p>
          </table:table-cell>
          <table:table-cell office:value-type="float" office:value="1660493.93">
            <text:p>1660493,93</text:p>
          </table:table-cell>
          <table:table-cell office:value-type="float" office:value="211218.88">
            <text:p>211218,88</text:p>
          </table:table-cell>
          <table:table-cell office:value-type="float" office:value="2310321.32">
            <text:p>2310321,32</text:p>
          </table:table-cell>
          <table:table-cell office:value-type="float" office:value="261676.88">
            <text:p>261676,88</text:p>
          </table:table-cell>
          <table:table-cell office:value-type="float" office:value="3970815.25">
            <text:p>3970815,25</text:p>
          </table:table-cell>
          <table:table-cell/>
          <table:table-cell table:style-name="ce2" office:value-type="date" office:date-value="2022-02-22">
            <text:p>2022-02-22 00:00:00</text:p>
          </table:table-cell>
          <table:table-cell table:number-columns-repeated="1015"/>
        </table:table-row>
        <table:table-row table:style-name="ro1">
          <table:table-cell office:value-type="float" office:value="352019">
            <text:p>352019</text:p>
          </table:table-cell>
          <table:table-cell office:value-type="float" office:value="58056">
            <text:p>58056</text:p>
          </table:table-cell>
          <table:table-cell office:value-type="float" office:value="1940822.82">
            <text:p>1940822,82</text:p>
          </table:table-cell>
          <table:table-cell office:value-type="float" office:value="228586.69">
            <text:p>228586,69</text:p>
          </table:table-cell>
          <table:table-cell office:value-type="float" office:value="2714117.48">
            <text:p>2714117,48</text:p>
          </table:table-cell>
          <table:table-cell office:value-type="float" office:value="286642.69">
            <text:p>286642,69</text:p>
          </table:table-cell>
          <table:table-cell office:value-type="float" office:value="4654940.3">
            <text:p>4654940,3</text:p>
          </table:table-cell>
          <table:table-cell/>
          <table:table-cell table:style-name="ce2" office:value-type="date" office:date-value="2022-02-23">
            <text:p>2022-02-23 00:00:00</text:p>
          </table:table-cell>
          <table:table-cell table:number-columns-repeated="1015"/>
        </table:table-row>
        <table:table-row table:style-name="ro1">
          <table:table-cell office:value-type="float" office:value="352384">
            <text:p>352384</text:p>
          </table:table-cell>
          <table:table-cell office:value-type="float" office:value="84195">
            <text:p>84195</text:p>
          </table:table-cell>
          <table:table-cell office:value-type="float" office:value="2749416.02">
            <text:p>2749416,02</text:p>
          </table:table-cell>
          <table:table-cell office:value-type="float" office:value="319480.11">
            <text:p>319480,11</text:p>
          </table:table-cell>
          <table:table-cell office:value-type="float" office:value="3829106.98">
            <text:p>3829106,98</text:p>
          </table:table-cell>
          <table:table-cell office:value-type="float" office:value="403675.11">
            <text:p>403675,11</text:p>
          </table:table-cell>
          <table:table-cell office:value-type="float" office:value="6578523">
            <text:p>6578523</text:p>
          </table:table-cell>
          <table:table-cell/>
          <table:table-cell table:style-name="ce2" office:value-type="date" office:date-value="2022-02-24">
            <text:p>2022-02-24 00:00:00</text:p>
          </table:table-cell>
          <table:table-cell table:number-columns-repeated="1015"/>
        </table:table-row>
        <table:table-row table:style-name="ro1">
          <table:table-cell office:value-type="float" office:value="313572">
            <text:p>313572</text:p>
          </table:table-cell>
          <table:table-cell office:value-type="float" office:value="33570">
            <text:p>33570</text:p>
          </table:table-cell>
          <table:table-cell office:value-type="float" office:value="1080364.47">
            <text:p>1080364,47</text:p>
          </table:table-cell>
          <table:table-cell office:value-type="float" office:value="149879.19">
            <text:p>149879,19</text:p>
          </table:table-cell>
          <table:table-cell office:value-type="float" office:value="1787292.17">
            <text:p>1787292,17</text:p>
          </table:table-cell>
          <table:table-cell office:value-type="float" office:value="183475.69">
            <text:p>183475,69</text:p>
          </table:table-cell>
          <table:table-cell office:value-type="float" office:value="2867656.64">
            <text:p>2867656,64</text:p>
          </table:table-cell>
          <table:table-cell/>
          <table:table-cell table:style-name="ce2" office:value-type="date" office:date-value="2022-02-25">
            <text:p>2022-02-25 00:00:00</text:p>
          </table:table-cell>
          <table:table-cell table:number-columns-repeated="1015"/>
        </table:table-row>
        <table:table-row table:style-name="ro1">
          <table:table-cell office:value-type="float" office:value="366170">
            <text:p>366170</text:p>
          </table:table-cell>
          <table:table-cell office:value-type="float" office:value="88350">
            <text:p>88350</text:p>
          </table:table-cell>
          <table:table-cell office:value-type="float" office:value="2838964.43">
            <text:p>2838964,43</text:p>
          </table:table-cell>
          <table:table-cell office:value-type="float" office:value="301326.41">
            <text:p>301326,41</text:p>
          </table:table-cell>
          <table:table-cell office:value-type="float" office:value="3565714.07">
            <text:p>3565714,07</text:p>
          </table:table-cell>
          <table:table-cell office:value-type="float" office:value="389676.41">
            <text:p>389676,41</text:p>
          </table:table-cell>
          <table:table-cell office:value-type="float" office:value="6404678.5">
            <text:p>6404678,5</text:p>
          </table:table-cell>
          <table:table-cell/>
          <table:table-cell table:style-name="ce2" office:value-type="date" office:date-value="2022-02-26">
            <text:p>2022-02-26 00:00:00</text:p>
          </table:table-cell>
          <table:table-cell table:number-columns-repeated="1015"/>
        </table:table-row>
        <table:table-row table:style-name="ro1">
          <table:table-cell office:value-type="float" office:value="327268">
            <text:p>327268</text:p>
          </table:table-cell>
          <table:table-cell office:value-type="float" office:value="61776">
            <text:p>61776</text:p>
          </table:table-cell>
          <table:table-cell office:value-type="float" office:value="2009672.02">
            <text:p>2009672,02</text:p>
          </table:table-cell>
          <table:table-cell office:value-type="float" office:value="218388.02">
            <text:p>218388,02</text:p>
          </table:table-cell>
          <table:table-cell office:value-type="float" office:value="2596459.48">
            <text:p>2596459,48</text:p>
          </table:table-cell>
          <table:table-cell office:value-type="float" office:value="280164.02">
            <text:p>280164,02</text:p>
          </table:table-cell>
          <table:table-cell office:value-type="float" office:value="4606131.5">
            <text:p>4606131,5</text:p>
          </table:table-cell>
          <table:table-cell/>
          <table:table-cell table:style-name="ce2" office:value-type="date" office:date-value="2022-02-27">
            <text:p>2022-02-27 00:00:00</text:p>
          </table:table-cell>
          <table:table-cell table:number-columns-repeated="1015"/>
        </table:table-row>
        <table:table-row table:style-name="ro1">
          <table:table-cell office:value-type="float" office:value="340704">
            <text:p>340704</text:p>
          </table:table-cell>
          <table:table-cell office:value-type="float" office:value="51101">
            <text:p>51101</text:p>
          </table:table-cell>
          <table:table-cell office:value-type="float" office:value="1713545.74">
            <text:p>1713545,74</text:p>
          </table:table-cell>
          <table:table-cell office:value-type="float" office:value="201133.07">
            <text:p>201133,07</text:p>
          </table:table-cell>
          <table:table-cell office:value-type="float" office:value="2385291.76">
            <text:p>2385291,76</text:p>
          </table:table-cell>
          <table:table-cell office:value-type="float" office:value="252234.07">
            <text:p>252234,07</text:p>
          </table:table-cell>
          <table:table-cell office:value-type="float" office:value="4098837.5">
            <text:p>4098837,5</text:p>
          </table:table-cell>
          <table:table-cell/>
          <table:table-cell table:style-name="ce2" office:value-type="date" office:date-value="2022-02-28">
            <text:p>2022-02-28 00:00:00</text:p>
          </table:table-cell>
          <table:table-cell table:number-columns-repeated="1015"/>
        </table:table-row>
        <table:table-row table:style-name="ro1">
          <table:table-cell office:value-type="float" office:value="341042">
            <text:p>341042</text:p>
          </table:table-cell>
          <table:table-cell office:value-type="float" office:value="53814">
            <text:p>53814</text:p>
          </table:table-cell>
          <table:table-cell office:value-type="float" office:value="1760593.62">
            <text:p>1760593,62</text:p>
          </table:table-cell>
          <table:table-cell office:value-type="float" office:value="215450.21">
            <text:p>215450,21</text:p>
          </table:table-cell>
          <table:table-cell office:value-type="float" office:value="2517651.7">
            <text:p>2517651,7</text:p>
          </table:table-cell>
          <table:table-cell office:value-type="float" office:value="269279.71">
            <text:p>269279,71</text:p>
          </table:table-cell>
          <table:table-cell office:value-type="float" office:value="4278245.32">
            <text:p>4278245,32</text:p>
          </table:table-cell>
          <table:table-cell/>
          <table:table-cell table:style-name="ce2" office:value-type="date" office:date-value="2022-03-01">
            <text:p>2022-03-01 00:00:00</text:p>
          </table:table-cell>
          <table:table-cell table:number-columns-repeated="1015"/>
        </table:table-row>
        <table:table-row table:style-name="ro1">
          <table:table-cell office:value-type="float" office:value="315120">
            <text:p>315120</text:p>
          </table:table-cell>
          <table:table-cell office:value-type="float" office:value="56733">
            <text:p>56733</text:p>
          </table:table-cell>
          <table:table-cell office:value-type="float" office:value="1822799.1">
            <text:p>1822799,1</text:p>
          </table:table-cell>
          <table:table-cell office:value-type="float" office:value="222375.61">
            <text:p>222375,61</text:p>
          </table:table-cell>
          <table:table-cell office:value-type="float" office:value="2620626.98">
            <text:p>2620626,98</text:p>
          </table:table-cell>
          <table:table-cell office:value-type="float" office:value="279112.11">
            <text:p>279112,11</text:p>
          </table:table-cell>
          <table:table-cell office:value-type="float" office:value="4443426.08">
            <text:p>4443426,08</text:p>
          </table:table-cell>
          <table:table-cell/>
          <table:table-cell table:style-name="ce2" office:value-type="date" office:date-value="2022-03-02">
            <text:p>2022-03-02 00:00:00</text:p>
          </table:table-cell>
          <table:table-cell table:number-columns-repeated="1015"/>
        </table:table-row>
        <table:table-row table:style-name="ro1">
          <table:table-cell office:value-type="float" office:value="354815">
            <text:p>354815</text:p>
          </table:table-cell>
          <table:table-cell office:value-type="float" office:value="63480">
            <text:p>63480</text:p>
          </table:table-cell>
          <table:table-cell office:value-type="float" office:value="2088113.53">
            <text:p>2088113,53</text:p>
          </table:table-cell>
          <table:table-cell office:value-type="float" office:value="256419.96">
            <text:p>256419,96</text:p>
          </table:table-cell>
          <table:table-cell office:value-type="float" office:value="2950232.2">
            <text:p>2950232,2</text:p>
          </table:table-cell>
          <table:table-cell office:value-type="float" office:value="319899.96">
            <text:p>319899,96</text:p>
          </table:table-cell>
          <table:table-cell office:value-type="float" office:value="5038345.73">
            <text:p>5038345,73</text:p>
          </table:table-cell>
          <table:table-cell/>
          <table:table-cell table:style-name="ce2" office:value-type="date" office:date-value="2022-03-03">
            <text:p>2022-03-03 00:00:00</text:p>
          </table:table-cell>
          <table:table-cell table:number-columns-repeated="1015"/>
        </table:table-row>
        <table:table-row table:style-name="ro1">
          <table:table-cell office:value-type="float" office:value="328869">
            <text:p>328869</text:p>
          </table:table-cell>
          <table:table-cell office:value-type="float" office:value="82188">
            <text:p>82188</text:p>
          </table:table-cell>
          <table:table-cell office:value-type="float" office:value="2631463.72">
            <text:p>2631463,72</text:p>
          </table:table-cell>
          <table:table-cell office:value-type="float" office:value="317576.64">
            <text:p>317576,64</text:p>
          </table:table-cell>
          <table:table-cell office:value-type="float" office:value="3606932.75">
            <text:p>3606932,75</text:p>
          </table:table-cell>
          <table:table-cell office:value-type="float" office:value="399764.64">
            <text:p>399764,64</text:p>
          </table:table-cell>
          <table:table-cell office:value-type="float" office:value="6238396.47">
            <text:p>6238396,47</text:p>
          </table:table-cell>
          <table:table-cell/>
          <table:table-cell table:style-name="ce2" office:value-type="date" office:date-value="2022-03-04">
            <text:p>2022-03-04 00:00:00</text:p>
          </table:table-cell>
          <table:table-cell table:number-columns-repeated="1015"/>
        </table:table-row>
        <table:table-row table:style-name="ro1">
          <table:table-cell office:value-type="float" office:value="368632">
            <text:p>368632</text:p>
          </table:table-cell>
          <table:table-cell office:value-type="float" office:value="89146">
            <text:p>89146</text:p>
          </table:table-cell>
          <table:table-cell office:value-type="float" office:value="2714462.99">
            <text:p>2714462,99</text:p>
          </table:table-cell>
          <table:table-cell office:value-type="float" office:value="292253.57">
            <text:p>292253,57</text:p>
          </table:table-cell>
          <table:table-cell office:value-type="float" office:value="3339953.19">
            <text:p>3339953,19</text:p>
          </table:table-cell>
          <table:table-cell office:value-type="float" office:value="381424.07">
            <text:p>381424,07</text:p>
          </table:table-cell>
          <table:table-cell office:value-type="float" office:value="6054416.18">
            <text:p>6054416,18</text:p>
          </table:table-cell>
          <table:table-cell/>
          <table:table-cell table:style-name="ce2" office:value-type="date" office:date-value="2022-03-05">
            <text:p>2022-03-05 00:00:00</text:p>
          </table:table-cell>
          <table:table-cell table:number-columns-repeated="1015"/>
        </table:table-row>
        <table:table-row table:style-name="ro1">
          <table:table-cell office:value-type="float" office:value="329534">
            <text:p>329534</text:p>
          </table:table-cell>
          <table:table-cell office:value-type="float" office:value="59924">
            <text:p>59924</text:p>
          </table:table-cell>
          <table:table-cell office:value-type="float" office:value="1947935.16">
            <text:p>1947935,16</text:p>
          </table:table-cell>
          <table:table-cell office:value-type="float" office:value="214136.73">
            <text:p>214136,73</text:p>
          </table:table-cell>
          <table:table-cell office:value-type="float" office:value="2521917.45">
            <text:p>2521917,45</text:p>
          </table:table-cell>
          <table:table-cell office:value-type="float" office:value="274060.73">
            <text:p>274060,73</text:p>
          </table:table-cell>
          <table:table-cell office:value-type="float" office:value="4469852.61">
            <text:p>4469852,61</text:p>
          </table:table-cell>
          <table:table-cell/>
          <table:table-cell table:style-name="ce2" office:value-type="date" office:date-value="2022-03-06">
            <text:p>2022-03-06 00:00:00</text:p>
          </table:table-cell>
          <table:table-cell table:number-columns-repeated="1015"/>
        </table:table-row>
        <table:table-row table:style-name="ro1">
          <table:table-cell office:value-type="float" office:value="343057">
            <text:p>343057</text:p>
          </table:table-cell>
          <table:table-cell office:value-type="float" office:value="47000">
            <text:p>47000</text:p>
          </table:table-cell>
          <table:table-cell office:value-type="float" office:value="1568545.13">
            <text:p>1568545,13</text:p>
          </table:table-cell>
          <table:table-cell office:value-type="float" office:value="191386.45">
            <text:p>191386,45</text:p>
          </table:table-cell>
          <table:table-cell office:value-type="float" office:value="2235773.58">
            <text:p>2235773,58</text:p>
          </table:table-cell>
          <table:table-cell office:value-type="float" office:value="238411.95">
            <text:p>238411,95</text:p>
          </table:table-cell>
          <table:table-cell office:value-type="float" office:value="3804318.71">
            <text:p>3804318,71</text:p>
          </table:table-cell>
          <table:table-cell/>
          <table:table-cell table:style-name="ce2" office:value-type="date" office:date-value="2022-03-07">
            <text:p>2022-03-07 00:00:00</text:p>
          </table:table-cell>
          <table:table-cell table:number-columns-repeated="1015"/>
        </table:table-row>
        <table:table-row table:style-name="ro1">
          <table:table-cell office:value-type="float" office:value="343395">
            <text:p>343395</text:p>
          </table:table-cell>
          <table:table-cell office:value-type="float" office:value="49209">
            <text:p>49209</text:p>
          </table:table-cell>
          <table:table-cell office:value-type="float" office:value="1657229.99">
            <text:p>1657229,99</text:p>
          </table:table-cell>
          <table:table-cell office:value-type="float" office:value="202621.6">
            <text:p>202621,6</text:p>
          </table:table-cell>
          <table:table-cell office:value-type="float" office:value="2344733.59">
            <text:p>2344733,59</text:p>
          </table:table-cell>
          <table:table-cell office:value-type="float" office:value="251830.6">
            <text:p>251830,6</text:p>
          </table:table-cell>
          <table:table-cell office:value-type="float" office:value="4001963.58">
            <text:p>4001963,58</text:p>
          </table:table-cell>
          <table:table-cell/>
          <table:table-cell table:style-name="ce2" office:value-type="date" office:date-value="2022-03-08">
            <text:p>2022-03-08 00:00:00</text:p>
          </table:table-cell>
          <table:table-cell table:number-columns-repeated="1015"/>
        </table:table-row>
        <table:table-row table:style-name="ro1">
          <table:table-cell office:value-type="float" office:value="356938">
            <text:p>356938</text:p>
          </table:table-cell>
          <table:table-cell office:value-type="float" office:value="48546">
            <text:p>48546</text:p>
          </table:table-cell>
          <table:table-cell office:value-type="float" office:value="1603638.04">
            <text:p>1603638,04</text:p>
          </table:table-cell>
          <table:table-cell office:value-type="float" office:value="197200.55">
            <text:p>197200,55</text:p>
          </table:table-cell>
          <table:table-cell office:value-type="float" office:value="2290053.75">
            <text:p>2290053,75</text:p>
          </table:table-cell>
          <table:table-cell office:value-type="float" office:value="245757.05">
            <text:p>245757,05</text:p>
          </table:table-cell>
          <table:table-cell office:value-type="float" office:value="3893691.79">
            <text:p>3893691,79</text:p>
          </table:table-cell>
          <table:table-cell/>
          <table:table-cell table:style-name="ce2" office:value-type="date" office:date-value="2022-03-09">
            <text:p>2022-03-09 00:00:00</text:p>
          </table:table-cell>
          <table:table-cell table:number-columns-repeated="1015"/>
        </table:table-row>
        <table:table-row table:style-name="ro1">
          <table:table-cell office:value-type="float" office:value="330865">
            <text:p>330865</text:p>
          </table:table-cell>
          <table:table-cell office:value-type="float" office:value="63187">
            <text:p>63187</text:p>
          </table:table-cell>
          <table:table-cell office:value-type="float" office:value="2051019.33">
            <text:p>2051019,33</text:p>
          </table:table-cell>
          <table:table-cell office:value-type="float" office:value="244452.18">
            <text:p>244452,18</text:p>
          </table:table-cell>
          <table:table-cell office:value-type="float" office:value="2817205.45">
            <text:p>2817205,45</text:p>
          </table:table-cell>
          <table:table-cell office:value-type="float" office:value="307639.18">
            <text:p>307639,18</text:p>
          </table:table-cell>
          <table:table-cell office:value-type="float" office:value="4868224.78">
            <text:p>4868224,78</text:p>
          </table:table-cell>
          <table:table-cell/>
          <table:table-cell table:style-name="ce2" office:value-type="date" office:date-value="2022-03-10">
            <text:p>2022-03-10 00:00:00</text:p>
          </table:table-cell>
          <table:table-cell table:number-columns-repeated="1015"/>
        </table:table-row>
        <table:table-row table:style-name="ro1">
          <table:table-cell office:value-type="float" office:value="370902">
            <text:p>370902</text:p>
          </table:table-cell>
          <table:table-cell office:value-type="float" office:value="84661">
            <text:p>84661</text:p>
          </table:table-cell>
          <table:table-cell office:value-type="float" office:value="2742254.2">
            <text:p>2742254,2</text:p>
          </table:table-cell>
          <table:table-cell office:value-type="float" office:value="332880.65">
            <text:p>332880,65</text:p>
          </table:table-cell>
          <table:table-cell office:value-type="float" office:value="3730322.59">
            <text:p>3730322,59</text:p>
          </table:table-cell>
          <table:table-cell office:value-type="float" office:value="417541.65">
            <text:p>417541,65</text:p>
          </table:table-cell>
          <table:table-cell office:value-type="float" office:value="6472576.79">
            <text:p>6472576,79</text:p>
          </table:table-cell>
          <table:table-cell/>
          <table:table-cell table:style-name="ce2" office:value-type="date" office:date-value="2022-03-11">
            <text:p>2022-03-11 00:00:00</text:p>
          </table:table-cell>
          <table:table-cell table:number-columns-repeated="1015"/>
        </table:table-row>
        <table:table-row table:style-name="ro1">
          <table:table-cell office:value-type="float" office:value="318252">
            <text:p>318252</text:p>
          </table:table-cell>
          <table:table-cell office:value-type="float" office:value="65655">
            <text:p>65655</text:p>
          </table:table-cell>
          <table:table-cell office:value-type="float" office:value="2084734.69">
            <text:p>2084734,69</text:p>
          </table:table-cell>
          <table:table-cell office:value-type="float" office:value="233704.44">
            <text:p>233704,44</text:p>
          </table:table-cell>
          <table:table-cell office:value-type="float" office:value="2713447.6">
            <text:p>2713447,6</text:p>
          </table:table-cell>
          <table:table-cell office:value-type="float" office:value="299359.44">
            <text:p>299359,44</text:p>
          </table:table-cell>
          <table:table-cell office:value-type="float" office:value="4798182.29">
            <text:p>4798182,29</text:p>
          </table:table-cell>
          <table:table-cell/>
          <table:table-cell table:style-name="ce2" office:value-type="date" office:date-value="2022-03-12">
            <text:p>2022-03-12 00:00:00</text:p>
          </table:table-cell>
          <table:table-cell table:number-columns-repeated="1015"/>
        </table:table-row>
        <table:table-row table:style-name="ro1">
          <table:table-cell office:value-type="float" office:value="345116">
            <text:p>345116</text:p>
          </table:table-cell>
          <table:table-cell office:value-type="float" office:value="61292">
            <text:p>61292</text:p>
          </table:table-cell>
          <table:table-cell office:value-type="float" office:value="2017786.79">
            <text:p>2017786,79</text:p>
          </table:table-cell>
          <table:table-cell office:value-type="float" office:value="217983.14">
            <text:p>217983,14</text:p>
          </table:table-cell>
          <table:table-cell office:value-type="float" office:value="2561540.75">
            <text:p>2561540,75</text:p>
          </table:table-cell>
          <table:table-cell office:value-type="float" office:value="279320.64">
            <text:p>279320,64</text:p>
          </table:table-cell>
          <table:table-cell office:value-type="float" office:value="4579327.54">
            <text:p>4579327,54</text:p>
          </table:table-cell>
          <table:table-cell/>
          <table:table-cell table:style-name="ce2" office:value-type="date" office:date-value="2022-03-13">
            <text:p>2022-03-13 00:00:00</text:p>
          </table:table-cell>
          <table:table-cell table:number-columns-repeated="1015"/>
        </table:table-row>
        <table:table-row table:style-name="ro1">
          <table:table-cell office:value-type="float" office:value="372027">
            <text:p>372027</text:p>
          </table:table-cell>
          <table:table-cell office:value-type="float" office:value="50062">
            <text:p>50062</text:p>
          </table:table-cell>
          <table:table-cell office:value-type="float" office:value="1640322.79">
            <text:p>1640322,79</text:p>
          </table:table-cell>
          <table:table-cell office:value-type="float" office:value="201354.19">
            <text:p>201354,19</text:p>
          </table:table-cell>
          <table:table-cell office:value-type="float" office:value="2323679.52">
            <text:p>2323679,52</text:p>
          </table:table-cell>
          <table:table-cell office:value-type="float" office:value="251416.19">
            <text:p>251416,19</text:p>
          </table:table-cell>
          <table:table-cell office:value-type="float" office:value="3964002.31">
            <text:p>3964002,31</text:p>
          </table:table-cell>
          <table:table-cell/>
          <table:table-cell table:style-name="ce2" office:value-type="date" office:date-value="2022-03-14">
            <text:p>2022-03-14 00:00:00</text:p>
          </table:table-cell>
          <table:table-cell table:number-columns-repeated="1015"/>
        </table:table-row>
        <table:table-row table:style-name="ro1">
          <table:table-cell office:value-type="float" office:value="385703">
            <text:p>385703</text:p>
          </table:table-cell>
          <table:table-cell office:value-type="float" office:value="53445">
            <text:p>53445</text:p>
          </table:table-cell>
          <table:table-cell office:value-type="float" office:value="1738477.09">
            <text:p>1738477,09</text:p>
          </table:table-cell>
          <table:table-cell office:value-type="float" office:value="208195.65">
            <text:p>208195,65</text:p>
          </table:table-cell>
          <table:table-cell office:value-type="float" office:value="2365965.36">
            <text:p>2365965,36</text:p>
          </table:table-cell>
          <table:table-cell office:value-type="float" office:value="261640.65">
            <text:p>261640,65</text:p>
          </table:table-cell>
          <table:table-cell office:value-type="float" office:value="4104442.45">
            <text:p>4104442,45</text:p>
          </table:table-cell>
          <table:table-cell/>
          <table:table-cell table:style-name="ce2" office:value-type="date" office:date-value="2022-03-15">
            <text:p>2022-03-15 00:00:00</text:p>
          </table:table-cell>
          <table:table-cell table:number-columns-repeated="1015"/>
        </table:table-row>
        <table:table-row table:style-name="ro1">
          <table:table-cell office:value-type="float" office:value="372828">
            <text:p>372828</text:p>
          </table:table-cell>
          <table:table-cell office:value-type="float" office:value="58601">
            <text:p>58601</text:p>
          </table:table-cell>
          <table:table-cell office:value-type="float" office:value="1853525.21">
            <text:p>1853525,21</text:p>
          </table:table-cell>
          <table:table-cell office:value-type="float" office:value="225318.41">
            <text:p>225318,41</text:p>
          </table:table-cell>
          <table:table-cell office:value-type="float" office:value="2564234.01">
            <text:p>2564234,01</text:p>
          </table:table-cell>
          <table:table-cell office:value-type="float" office:value="283946.91">
            <text:p>283946,91</text:p>
          </table:table-cell>
          <table:table-cell office:value-type="float" office:value="4417759.22">
            <text:p>4417759,22</text:p>
          </table:table-cell>
          <table:table-cell/>
          <table:table-cell table:style-name="ce2" office:value-type="date" office:date-value="2022-03-16">
            <text:p>2022-03-16 00:00:00</text:p>
          </table:table-cell>
          <table:table-cell table:number-columns-repeated="1015"/>
        </table:table-row>
        <table:table-row table:style-name="ro1">
          <table:table-cell office:value-type="float" office:value="359837">
            <text:p>359837</text:p>
          </table:table-cell>
          <table:table-cell office:value-type="float" office:value="63317">
            <text:p>63317</text:p>
          </table:table-cell>
          <table:table-cell office:value-type="float" office:value="2002830.13">
            <text:p>2002830,13</text:p>
          </table:table-cell>
          <table:table-cell office:value-type="float" office:value="267499.15">
            <text:p>267499,15</text:p>
          </table:table-cell>
          <table:table-cell office:value-type="float" office:value="2890718.16">
            <text:p>2890718,16</text:p>
          </table:table-cell>
          <table:table-cell office:value-type="float" office:value="330816.15">
            <text:p>330816,15</text:p>
          </table:table-cell>
          <table:table-cell office:value-type="float" office:value="4893548.29">
            <text:p>4893548,29</text:p>
          </table:table-cell>
          <table:table-cell/>
          <table:table-cell table:style-name="ce2" office:value-type="date" office:date-value="2022-03-17">
            <text:p>2022-03-17 00:00:00</text:p>
          </table:table-cell>
          <table:table-cell table:number-columns-repeated="1015"/>
        </table:table-row>
        <table:table-row table:style-name="ro1">
          <table:table-cell office:value-type="float" office:value="373525">
            <text:p>373525</text:p>
          </table:table-cell>
          <table:table-cell office:value-type="float" office:value="79193">
            <text:p>79193</text:p>
          </table:table-cell>
          <table:table-cell office:value-type="float" office:value="2507450.86">
            <text:p>2507450,86</text:p>
          </table:table-cell>
          <table:table-cell office:value-type="float" office:value="322969.77">
            <text:p>322969,77</text:p>
          </table:table-cell>
          <table:table-cell office:value-type="float" office:value="3563567.38">
            <text:p>3563567,38</text:p>
          </table:table-cell>
          <table:table-cell office:value-type="float" office:value="402162.77">
            <text:p>402162,77</text:p>
          </table:table-cell>
          <table:table-cell office:value-type="float" office:value="6071018.24">
            <text:p>6071018,24</text:p>
          </table:table-cell>
          <table:table-cell/>
          <table:table-cell table:style-name="ce2" office:value-type="date" office:date-value="2022-03-18">
            <text:p>2022-03-18 00:00:00</text:p>
          </table:table-cell>
          <table:table-cell table:number-columns-repeated="1015"/>
        </table:table-row>
        <table:table-row table:style-name="ro1">
          <table:table-cell office:value-type="float" office:value="400630">
            <text:p>400630</text:p>
          </table:table-cell>
          <table:table-cell office:value-type="float" office:value="82975">
            <text:p>82975</text:p>
          </table:table-cell>
          <table:table-cell office:value-type="float" office:value="2626250.61">
            <text:p>2626250,61</text:p>
          </table:table-cell>
          <table:table-cell office:value-type="float" office:value="300347.77">
            <text:p>300347,77</text:p>
          </table:table-cell>
          <table:table-cell office:value-type="float" office:value="3250576.45">
            <text:p>3250576,45</text:p>
          </table:table-cell>
          <table:table-cell office:value-type="float" office:value="383322.77">
            <text:p>383322,77</text:p>
          </table:table-cell>
          <table:table-cell office:value-type="float" office:value="5876827.06">
            <text:p>5876827,06</text:p>
          </table:table-cell>
          <table:table-cell/>
          <table:table-cell table:style-name="ce2" office:value-type="date" office:date-value="2022-03-19">
            <text:p>2022-03-19 00:00:00</text:p>
          </table:table-cell>
          <table:table-cell table:number-columns-repeated="1015"/>
        </table:table-row>
        <table:table-row table:style-name="ro1">
          <table:table-cell office:value-type="float" office:value="401082">
            <text:p>401082</text:p>
          </table:table-cell>
          <table:table-cell office:value-type="float" office:value="59556">
            <text:p>59556</text:p>
          </table:table-cell>
          <table:table-cell office:value-type="float" office:value="1928365.13">
            <text:p>1928365,13</text:p>
          </table:table-cell>
          <table:table-cell office:value-type="float" office:value="227721.86">
            <text:p>227721,86</text:p>
          </table:table-cell>
          <table:table-cell office:value-type="float" office:value="2492059.48">
            <text:p>2492059,48</text:p>
          </table:table-cell>
          <table:table-cell office:value-type="float" office:value="287277.86">
            <text:p>287277,86</text:p>
          </table:table-cell>
          <table:table-cell office:value-type="float" office:value="4420424.61">
            <text:p>4420424,61</text:p>
          </table:table-cell>
          <table:table-cell/>
          <table:table-cell table:style-name="ce2" office:value-type="date" office:date-value="2022-03-20">
            <text:p>2022-03-20 00:00:00</text:p>
          </table:table-cell>
          <table:table-cell table:number-columns-repeated="1015"/>
        </table:table-row>
        <table:table-row table:style-name="ro1">
          <table:table-cell office:value-type="float" office:value="374763">
            <text:p>374763</text:p>
          </table:table-cell>
          <table:table-cell office:value-type="float" office:value="49023">
            <text:p>49023</text:p>
          </table:table-cell>
          <table:table-cell office:value-type="float" office:value="1624574.23">
            <text:p>1624574,23</text:p>
          </table:table-cell>
          <table:table-cell office:value-type="float" office:value="202216.02">
            <text:p>202216,02</text:p>
          </table:table-cell>
          <table:table-cell office:value-type="float" office:value="2279270.21">
            <text:p>2279270,21</text:p>
          </table:table-cell>
          <table:table-cell office:value-type="float" office:value="251239.02">
            <text:p>251239,02</text:p>
          </table:table-cell>
          <table:table-cell office:value-type="float" office:value="3903844.44">
            <text:p>3903844,44</text:p>
          </table:table-cell>
          <table:table-cell/>
          <table:table-cell table:style-name="ce2" office:value-type="date" office:date-value="2022-03-21">
            <text:p>2022-03-21 00:00:00</text:p>
          </table:table-cell>
          <table:table-cell table:number-columns-repeated="1015"/>
        </table:table-row>
        <table:table-row table:style-name="ro1">
          <table:table-cell office:value-type="float" office:value="388571">
            <text:p>388571</text:p>
          </table:table-cell>
          <table:table-cell office:value-type="float" office:value="49832">
            <text:p>49832</text:p>
          </table:table-cell>
          <table:table-cell office:value-type="float" office:value="1628970.58">
            <text:p>1628970,58</text:p>
          </table:table-cell>
          <table:table-cell office:value-type="float" office:value="210967.13">
            <text:p>210967,13</text:p>
          </table:table-cell>
          <table:table-cell office:value-type="float" office:value="2280868.18">
            <text:p>2280868,18</text:p>
          </table:table-cell>
          <table:table-cell office:value-type="float" office:value="260799.13">
            <text:p>260799,13</text:p>
          </table:table-cell>
          <table:table-cell office:value-type="float" office:value="3909838.76">
            <text:p>3909838,76</text:p>
          </table:table-cell>
          <table:table-cell/>
          <table:table-cell table:style-name="ce2" office:value-type="date" office:date-value="2022-03-22">
            <text:p>2022-03-22 00:00:00</text:p>
          </table:table-cell>
          <table:table-cell table:number-columns-repeated="1015"/>
        </table:table-row>
        <table:table-row table:style-name="ro1">
          <table:table-cell office:value-type="float" office:value="388992">
            <text:p>388992</text:p>
          </table:table-cell>
          <table:table-cell office:value-type="float" office:value="55036">
            <text:p>55036</text:p>
          </table:table-cell>
          <table:table-cell office:value-type="float" office:value="1808525.01">
            <text:p>1808525,01</text:p>
          </table:table-cell>
          <table:table-cell office:value-type="float" office:value="235787.34">
            <text:p>235787,34</text:p>
          </table:table-cell>
          <table:table-cell office:value-type="float" office:value="2469779.65">
            <text:p>2469779,65</text:p>
          </table:table-cell>
          <table:table-cell office:value-type="float" office:value="290823.34">
            <text:p>290823,34</text:p>
          </table:table-cell>
          <table:table-cell office:value-type="float" office:value="4278304.66">
            <text:p>4278304,66</text:p>
          </table:table-cell>
          <table:table-cell/>
          <table:table-cell table:style-name="ce2" office:value-type="date" office:date-value="2022-03-23">
            <text:p>2022-03-23 00:00:00</text:p>
          </table:table-cell>
          <table:table-cell table:number-columns-repeated="1015"/>
        </table:table-row>
        <table:table-row table:style-name="ro1">
          <table:table-cell office:value-type="float" office:value="389413">
            <text:p>389413</text:p>
          </table:table-cell>
          <table:table-cell office:value-type="float" office:value="57932">
            <text:p>57932</text:p>
          </table:table-cell>
          <table:table-cell office:value-type="float" office:value="1906343.49">
            <text:p>1906343,49</text:p>
          </table:table-cell>
          <table:table-cell office:value-type="float" office:value="237969.6">
            <text:p>237969,6</text:p>
          </table:table-cell>
          <table:table-cell office:value-type="float" office:value="2631241.92">
            <text:p>2631241,92</text:p>
          </table:table-cell>
          <table:table-cell office:value-type="float" office:value="295901.6">
            <text:p>295901,6</text:p>
          </table:table-cell>
          <table:table-cell office:value-type="float" office:value="4537585.41">
            <text:p>4537585,41</text:p>
          </table:table-cell>
          <table:table-cell/>
          <table:table-cell table:style-name="ce2" office:value-type="date" office:date-value="2022-03-24">
            <text:p>2022-03-24 00:00:00</text:p>
          </table:table-cell>
          <table:table-cell table:number-columns-repeated="1015"/>
        </table:table-row>
        <table:table-row table:style-name="ro1">
          <table:table-cell office:value-type="float" office:value="403290">
            <text:p>403290</text:p>
          </table:table-cell>
          <table:table-cell office:value-type="float" office:value="80620">
            <text:p>80620</text:p>
          </table:table-cell>
          <table:table-cell office:value-type="float" office:value="2560220.74">
            <text:p>2560220,74</text:p>
          </table:table-cell>
          <table:table-cell office:value-type="float" office:value="319584.89">
            <text:p>319584,89</text:p>
          </table:table-cell>
          <table:table-cell office:value-type="float" office:value="3532138.15">
            <text:p>3532138,15</text:p>
          </table:table-cell>
          <table:table-cell office:value-type="float" office:value="400204.89">
            <text:p>400204,89</text:p>
          </table:table-cell>
          <table:table-cell office:value-type="float" office:value="6092358.89">
            <text:p>6092358,89</text:p>
          </table:table-cell>
          <table:table-cell/>
          <table:table-cell table:style-name="ce2" office:value-type="date" office:date-value="2022-03-25">
            <text:p>2022-03-25 00:00:00</text:p>
          </table:table-cell>
          <table:table-cell table:number-columns-repeated="1015"/>
        </table:table-row>
        <table:table-row table:style-name="ro1">
          <table:table-cell office:value-type="float" office:value="403714">
            <text:p>403714</text:p>
          </table:table-cell>
          <table:table-cell office:value-type="float" office:value="82722">
            <text:p>82722</text:p>
          </table:table-cell>
          <table:table-cell office:value-type="float" office:value="2599902.84">
            <text:p>2599902,84</text:p>
          </table:table-cell>
          <table:table-cell office:value-type="float" office:value="300127.95">
            <text:p>300127,95</text:p>
          </table:table-cell>
          <table:table-cell office:value-type="float" office:value="3240526.68">
            <text:p>3240526,68</text:p>
          </table:table-cell>
          <table:table-cell office:value-type="float" office:value="382849.95">
            <text:p>382849,95</text:p>
          </table:table-cell>
          <table:table-cell office:value-type="float" office:value="5840429.52">
            <text:p>5840429,52</text:p>
          </table:table-cell>
          <table:table-cell/>
          <table:table-cell table:style-name="ce2" office:value-type="date" office:date-value="2022-03-26">
            <text:p>2022-03-26 00:00:00</text:p>
          </table:table-cell>
          <table:table-cell table:number-columns-repeated="1015"/>
        </table:table-row>
        <table:table-row table:style-name="ro1">
          <table:table-cell office:value-type="float" office:value="377220">
            <text:p>377220</text:p>
          </table:table-cell>
          <table:table-cell office:value-type="float" office:value="59690">
            <text:p>59690</text:p>
          </table:table-cell>
          <table:table-cell office:value-type="float" office:value="1919194.86">
            <text:p>1919194,86</text:p>
          </table:table-cell>
          <table:table-cell office:value-type="float" office:value="226569.5">
            <text:p>226569,5</text:p>
          </table:table-cell>
          <table:table-cell office:value-type="float" office:value="2497674.98">
            <text:p>2497674,98</text:p>
          </table:table-cell>
          <table:table-cell office:value-type="float" office:value="286259.5">
            <text:p>286259,5</text:p>
          </table:table-cell>
          <table:table-cell office:value-type="float" office:value="4416869.84">
            <text:p>4416869,84</text:p>
          </table:table-cell>
          <table:table-cell/>
          <table:table-cell table:style-name="ce2" office:value-type="date" office:date-value="2022-03-27">
            <text:p>2022-03-27 00:00:00</text:p>
          </table:table-cell>
          <table:table-cell table:number-columns-repeated="1015"/>
        </table:table-row>
        <table:table-row table:style-name="ro1">
          <table:table-cell office:value-type="float" office:value="391090">
            <text:p>391090</text:p>
          </table:table-cell>
          <table:table-cell office:value-type="float" office:value="47806">
            <text:p>47806</text:p>
          </table:table-cell>
          <table:table-cell office:value-type="float" office:value="1570981.44">
            <text:p>1570981,44</text:p>
          </table:table-cell>
          <table:table-cell office:value-type="float" office:value="196852.42">
            <text:p>196852,42</text:p>
          </table:table-cell>
          <table:table-cell office:value-type="float" office:value="2221960.95">
            <text:p>2221960,95</text:p>
          </table:table-cell>
          <table:table-cell office:value-type="float" office:value="244658.42">
            <text:p>244658,42</text:p>
          </table:table-cell>
          <table:table-cell office:value-type="float" office:value="3792942.39">
            <text:p>3792942,39</text:p>
          </table:table-cell>
          <table:table-cell/>
          <table:table-cell table:style-name="ce2" office:value-type="date" office:date-value="2022-03-28">
            <text:p>2022-03-28 00:00:00</text:p>
          </table:table-cell>
          <table:table-cell table:number-columns-repeated="1015"/>
        </table:table-row>
        <table:table-row table:style-name="ro1">
          <table:table-cell office:value-type="float" office:value="418518">
            <text:p>418518</text:p>
          </table:table-cell>
          <table:table-cell office:value-type="float" office:value="50487">
            <text:p>50487</text:p>
          </table:table-cell>
          <table:table-cell office:value-type="float" office:value="1655317.49">
            <text:p>1655317,49</text:p>
          </table:table-cell>
          <table:table-cell office:value-type="float" office:value="214381.1">
            <text:p>214381,1</text:p>
          </table:table-cell>
          <table:table-cell office:value-type="float" office:value="2322559.62">
            <text:p>2322559,62</text:p>
          </table:table-cell>
          <table:table-cell office:value-type="float" office:value="264868.1">
            <text:p>264868,1</text:p>
          </table:table-cell>
          <table:table-cell office:value-type="float" office:value="3977877.11">
            <text:p>3977877,11</text:p>
          </table:table-cell>
          <table:table-cell/>
          <table:table-cell table:style-name="ce2" office:value-type="date" office:date-value="2022-03-29">
            <text:p>2022-03-29 00:00:00</text:p>
          </table:table-cell>
          <table:table-cell table:number-columns-repeated="1015"/>
        </table:table-row>
        <table:table-row table:style-name="ro1">
          <table:table-cell office:value-type="float" office:value="459562">
            <text:p>459562</text:p>
          </table:table-cell>
          <table:table-cell office:value-type="float" office:value="58252">
            <text:p>58252</text:p>
          </table:table-cell>
          <table:table-cell office:value-type="float" office:value="1877942.28">
            <text:p>1877942,28</text:p>
          </table:table-cell>
          <table:table-cell office:value-type="float" office:value="253530.43">
            <text:p>253530,43</text:p>
          </table:table-cell>
          <table:table-cell office:value-type="float" office:value="2547311.04">
            <text:p>2547311,04</text:p>
          </table:table-cell>
          <table:table-cell office:value-type="float" office:value="311782.43">
            <text:p>311782,43</text:p>
          </table:table-cell>
          <table:table-cell office:value-type="float" office:value="4425253.32">
            <text:p>4425253,32</text:p>
          </table:table-cell>
          <table:table-cell/>
          <table:table-cell table:style-name="ce2" office:value-type="date" office:date-value="2022-03-30">
            <text:p>2022-03-30 00:00:00</text:p>
          </table:table-cell>
          <table:table-cell table:number-columns-repeated="1015"/>
        </table:table-row>
        <table:table-row table:style-name="ro1">
          <table:table-cell office:value-type="float" office:value="419519">
            <text:p>419519</text:p>
          </table:table-cell>
          <table:table-cell office:value-type="float" office:value="61561">
            <text:p>61561</text:p>
          </table:table-cell>
          <table:table-cell office:value-type="float" office:value="1976679.9">
            <text:p>1976679,9</text:p>
          </table:table-cell>
          <table:table-cell office:value-type="float" office:value="298098.66">
            <text:p>298098,66</text:p>
          </table:table-cell>
          <table:table-cell office:value-type="float" office:value="2782617.31">
            <text:p>2782617,31</text:p>
          </table:table-cell>
          <table:table-cell office:value-type="float" office:value="359659.66">
            <text:p>359659,66</text:p>
          </table:table-cell>
          <table:table-cell office:value-type="float" office:value="4759297.21">
            <text:p>4759297,21</text:p>
          </table:table-cell>
          <table:table-cell/>
          <table:table-cell table:style-name="ce2" office:value-type="date" office:date-value="2022-03-31">
            <text:p>2022-03-31 00:00:00</text:p>
          </table:table-cell>
          <table:table-cell table:number-columns-repeated="1015"/>
        </table:table-row>
        <table:table-row table:style-name="ro1">
          <table:table-cell office:value-type="float" office:value="447120">
            <text:p>447120</text:p>
          </table:table-cell>
          <table:table-cell office:value-type="float" office:value="87059">
            <text:p>87059</text:p>
          </table:table-cell>
          <table:table-cell office:value-type="float" office:value="2706071.18">
            <text:p>2706071,18</text:p>
          </table:table-cell>
          <table:table-cell office:value-type="float" office:value="390450.02">
            <text:p>390450,02</text:p>
          </table:table-cell>
          <table:table-cell office:value-type="float" office:value="3752325.05">
            <text:p>3752325,05</text:p>
          </table:table-cell>
          <table:table-cell office:value-type="float" office:value="477509.02">
            <text:p>477509,02</text:p>
          </table:table-cell>
          <table:table-cell office:value-type="float" office:value="6458396.23">
            <text:p>6458396,23</text:p>
          </table:table-cell>
          <table:table-cell/>
          <table:table-cell table:style-name="ce2" office:value-type="date" office:date-value="2022-04-01">
            <text:p>2022-04-01 00:00:00</text:p>
          </table:table-cell>
          <table:table-cell table:number-columns-repeated="1015"/>
        </table:table-row>
        <table:table-row table:style-name="ro1">
          <table:table-cell office:value-type="float" office:value="447669">
            <text:p>447669</text:p>
          </table:table-cell>
          <table:table-cell office:value-type="float" office:value="86277">
            <text:p>86277</text:p>
          </table:table-cell>
          <table:table-cell office:value-type="float" office:value="2679287.78">
            <text:p>2679287,78</text:p>
          </table:table-cell>
          <table:table-cell office:value-type="float" office:value="336232.85">
            <text:p>336232,85</text:p>
          </table:table-cell>
          <table:table-cell office:value-type="float" office:value="3315310.36">
            <text:p>3315310,36</text:p>
          </table:table-cell>
          <table:table-cell office:value-type="float" office:value="422509.85">
            <text:p>422509,85</text:p>
          </table:table-cell>
          <table:table-cell office:value-type="float" office:value="5994598.14">
            <text:p>5994598,14</text:p>
          </table:table-cell>
          <table:table-cell/>
          <table:table-cell table:style-name="ce2" office:value-type="date" office:date-value="2022-04-02">
            <text:p>2022-04-02 00:00:00</text:p>
          </table:table-cell>
          <table:table-cell table:number-columns-repeated="1015"/>
        </table:table-row>
        <table:table-row table:style-name="ro1">
          <table:table-cell office:value-type="float" office:value="434637">
            <text:p>434637</text:p>
          </table:table-cell>
          <table:table-cell office:value-type="float" office:value="58752">
            <text:p>58752</text:p>
          </table:table-cell>
          <table:table-cell office:value-type="float" office:value="1891165.52">
            <text:p>1891165,52</text:p>
          </table:table-cell>
          <table:table-cell office:value-type="float" office:value="257112.2">
            <text:p>257112,2</text:p>
          </table:table-cell>
          <table:table-cell office:value-type="float" office:value="2492293.97">
            <text:p>2492293,97</text:p>
          </table:table-cell>
          <table:table-cell office:value-type="float" office:value="315864.2">
            <text:p>315864,2</text:p>
          </table:table-cell>
          <table:table-cell office:value-type="float" office:value="4383459.49">
            <text:p>4383459,49</text:p>
          </table:table-cell>
          <table:table-cell/>
          <table:table-cell table:style-name="ce2" office:value-type="date" office:date-value="2022-04-03">
            <text:p>2022-04-03 00:00:00</text:p>
          </table:table-cell>
          <table:table-cell table:number-columns-repeated="1015"/>
        </table:table-row>
        <table:table-row table:style-name="ro1">
          <table:table-cell office:value-type="float" office:value="435149">
            <text:p>435149</text:p>
          </table:table-cell>
          <table:table-cell office:value-type="float" office:value="49166">
            <text:p>49166</text:p>
          </table:table-cell>
          <table:table-cell office:value-type="float" office:value="1628174.57">
            <text:p>1628174,57</text:p>
          </table:table-cell>
          <table:table-cell office:value-type="float" office:value="213799.9">
            <text:p>213799,9</text:p>
          </table:table-cell>
          <table:table-cell office:value-type="float" office:value="2253713.34">
            <text:p>2253713,34</text:p>
          </table:table-cell>
          <table:table-cell office:value-type="float" office:value="262965.9">
            <text:p>262965,9</text:p>
          </table:table-cell>
          <table:table-cell office:value-type="float" office:value="3881887.91">
            <text:p>3881887,91</text:p>
          </table:table-cell>
          <table:table-cell/>
          <table:table-cell table:style-name="ce2" office:value-type="date" office:date-value="2022-04-04">
            <text:p>2022-04-04 00:00:00</text:p>
          </table:table-cell>
          <table:table-cell table:number-columns-repeated="1015"/>
        </table:table-row>
        <table:table-row table:style-name="ro1">
          <table:table-cell office:value-type="float" office:value="476520">
            <text:p>476520</text:p>
          </table:table-cell>
          <table:table-cell office:value-type="float" office:value="49341">
            <text:p>49341</text:p>
          </table:table-cell>
          <table:table-cell office:value-type="float" office:value="1612224.24">
            <text:p>1612224,24</text:p>
          </table:table-cell>
          <table:table-cell office:value-type="float" office:value="246079.81">
            <text:p>246079,81</text:p>
          </table:table-cell>
          <table:table-cell office:value-type="float" office:value="2366915.46">
            <text:p>2366915,46</text:p>
          </table:table-cell>
          <table:table-cell office:value-type="float" office:value="295420.81">
            <text:p>295420,81</text:p>
          </table:table-cell>
          <table:table-cell office:value-type="float" office:value="3979139.7">
            <text:p>3979139,7</text:p>
          </table:table-cell>
          <table:table-cell/>
          <table:table-cell table:style-name="ce2" office:value-type="date" office:date-value="2022-04-05">
            <text:p>2022-04-05 00:00:00</text:p>
          </table:table-cell>
          <table:table-cell table:number-columns-repeated="1015"/>
        </table:table-row>
        <table:table-row table:style-name="ro1">
          <table:table-cell office:value-type="float" office:value="477145">
            <text:p>477145</text:p>
          </table:table-cell>
          <table:table-cell office:value-type="float" office:value="54893">
            <text:p>54893</text:p>
          </table:table-cell>
          <table:table-cell office:value-type="float" office:value="1874751.69">
            <text:p>1874751,69</text:p>
          </table:table-cell>
          <table:table-cell office:value-type="float" office:value="264375.59">
            <text:p>264375,59</text:p>
          </table:table-cell>
          <table:table-cell office:value-type="float" office:value="2466835.44">
            <text:p>2466835,44</text:p>
          </table:table-cell>
          <table:table-cell office:value-type="float" office:value="319268.59">
            <text:p>319268,59</text:p>
          </table:table-cell>
          <table:table-cell office:value-type="float" office:value="4341587.13">
            <text:p>4341587,13</text:p>
          </table:table-cell>
          <table:table-cell/>
          <table:table-cell table:style-name="ce2" office:value-type="date" office:date-value="2022-04-06">
            <text:p>2022-04-06 00:00:00</text:p>
          </table:table-cell>
          <table:table-cell table:number-columns-repeated="1015"/>
        </table:table-row>
        <table:table-row table:style-name="ro1">
          <table:table-cell office:value-type="float" office:value="450456">
            <text:p>450456</text:p>
          </table:table-cell>
          <table:table-cell office:value-type="float" office:value="59393">
            <text:p>59393</text:p>
          </table:table-cell>
          <table:table-cell office:value-type="float" office:value="1887053.55">
            <text:p>1887053,55</text:p>
          </table:table-cell>
          <table:table-cell office:value-type="float" office:value="277501.7">
            <text:p>277501,7</text:p>
          </table:table-cell>
          <table:table-cell office:value-type="float" office:value="2639117.11">
            <text:p>2639117,11</text:p>
          </table:table-cell>
          <table:table-cell office:value-type="float" office:value="336894.7">
            <text:p>336894,7</text:p>
          </table:table-cell>
          <table:table-cell office:value-type="float" office:value="4526170.66">
            <text:p>4526170,66</text:p>
          </table:table-cell>
          <table:table-cell/>
          <table:table-cell table:style-name="ce2" office:value-type="date" office:date-value="2022-04-07">
            <text:p>2022-04-07 00:00:00</text:p>
          </table:table-cell>
          <table:table-cell table:number-columns-repeated="1015"/>
        </table:table-row>
        <table:table-row table:style-name="ro1">
          <table:table-cell office:value-type="float" office:value="451005">
            <text:p>451005</text:p>
          </table:table-cell>
          <table:table-cell office:value-type="float" office:value="80357">
            <text:p>80357</text:p>
          </table:table-cell>
          <table:table-cell office:value-type="float" office:value="2520781.94">
            <text:p>2520781,94</text:p>
          </table:table-cell>
          <table:table-cell office:value-type="float" office:value="356785.98">
            <text:p>356785,98</text:p>
          </table:table-cell>
          <table:table-cell office:value-type="float" office:value="3502295.61">
            <text:p>3502295,61</text:p>
          </table:table-cell>
          <table:table-cell office:value-type="float" office:value="437142.98">
            <text:p>437142,98</text:p>
          </table:table-cell>
          <table:table-cell office:value-type="float" office:value="6023077.55">
            <text:p>6023077,55</text:p>
          </table:table-cell>
          <table:table-cell/>
          <table:table-cell table:style-name="ce2" office:value-type="date" office:date-value="2022-04-08">
            <text:p>2022-04-08 00:00:00</text:p>
          </table:table-cell>
          <table:table-cell table:number-columns-repeated="1015"/>
        </table:table-row>
        <table:table-row table:style-name="ro1">
          <table:table-cell office:value-type="float" office:value="437882">
            <text:p>437882</text:p>
          </table:table-cell>
          <table:table-cell office:value-type="float" office:value="82624">
            <text:p>82624</text:p>
          </table:table-cell>
          <table:table-cell office:value-type="float" office:value="2568580.9">
            <text:p>2568580,9</text:p>
          </table:table-cell>
          <table:table-cell office:value-type="float" office:value="323792.98">
            <text:p>323792,98</text:p>
          </table:table-cell>
          <table:table-cell office:value-type="float" office:value="3249409.67">
            <text:p>3249409,67</text:p>
          </table:table-cell>
          <table:table-cell office:value-type="float" office:value="406416.98">
            <text:p>406416,98</text:p>
          </table:table-cell>
          <table:table-cell office:value-type="float" office:value="5817990.57">
            <text:p>5817990,57</text:p>
          </table:table-cell>
          <table:table-cell/>
          <table:table-cell table:style-name="ce2" office:value-type="date" office:date-value="2022-04-09">
            <text:p>2022-04-09 00:00:00</text:p>
          </table:table-cell>
          <table:table-cell table:number-columns-repeated="1015"/>
        </table:table-row>
        <table:table-row table:style-name="ro1">
          <table:table-cell office:value-type="float" office:value="452088">
            <text:p>452088</text:p>
          </table:table-cell>
          <table:table-cell office:value-type="float" office:value="59528">
            <text:p>59528</text:p>
          </table:table-cell>
          <table:table-cell office:value-type="float" office:value="1905589.49">
            <text:p>1905589,49</text:p>
          </table:table-cell>
          <table:table-cell office:value-type="float" office:value="241222.74">
            <text:p>241222,74</text:p>
          </table:table-cell>
          <table:table-cell office:value-type="float" office:value="2500433.64">
            <text:p>2500433,64</text:p>
          </table:table-cell>
          <table:table-cell office:value-type="float" office:value="300750.74">
            <text:p>300750,74</text:p>
          </table:table-cell>
          <table:table-cell office:value-type="float" office:value="4406023.13">
            <text:p>4406023,13</text:p>
          </table:table-cell>
          <table:table-cell/>
          <table:table-cell table:style-name="ce2" office:value-type="date" office:date-value="2022-04-10">
            <text:p>2022-04-10 00:00:00</text:p>
          </table:table-cell>
          <table:table-cell table:number-columns-repeated="1015"/>
        </table:table-row>
        <table:table-row table:style-name="ro1">
          <table:table-cell office:value-type="float" office:value="452637">
            <text:p>452637</text:p>
          </table:table-cell>
          <table:table-cell office:value-type="float" office:value="50120">
            <text:p>50120</text:p>
          </table:table-cell>
          <table:table-cell office:value-type="float" office:value="1650778.48">
            <text:p>1650778,48</text:p>
          </table:table-cell>
          <table:table-cell office:value-type="float" office:value="241724.92">
            <text:p>241724,92</text:p>
          </table:table-cell>
          <table:table-cell office:value-type="float" office:value="2292906.91">
            <text:p>2292906,91</text:p>
          </table:table-cell>
          <table:table-cell office:value-type="float" office:value="291899.42">
            <text:p>291899,42</text:p>
          </table:table-cell>
          <table:table-cell office:value-type="float" office:value="3943685.39">
            <text:p>3943685,39</text:p>
          </table:table-cell>
          <table:table-cell/>
          <table:table-cell table:style-name="ce2" office:value-type="date" office:date-value="2022-04-11">
            <text:p>2022-04-11 00:00:00</text:p>
          </table:table-cell>
          <table:table-cell table:number-columns-repeated="1015"/>
        </table:table-row>
        <table:table-row table:style-name="ro1">
          <table:table-cell office:value-type="float" office:value="466933">
            <text:p>466933</text:p>
          </table:table-cell>
          <table:table-cell office:value-type="float" office:value="51981">
            <text:p>51981</text:p>
          </table:table-cell>
          <table:table-cell office:value-type="float" office:value="1698903.56">
            <text:p>1698903,56</text:p>
          </table:table-cell>
          <table:table-cell office:value-type="float" office:value="235473.21">
            <text:p>235473,21</text:p>
          </table:table-cell>
          <table:table-cell office:value-type="float" office:value="2338594.93">
            <text:p>2338594,93</text:p>
          </table:table-cell>
          <table:table-cell office:value-type="float" office:value="287454.21">
            <text:p>287454,21</text:p>
          </table:table-cell>
          <table:table-cell office:value-type="float" office:value="4037498.49">
            <text:p>4037498,49</text:p>
          </table:table-cell>
          <table:table-cell/>
          <table:table-cell table:style-name="ce2" office:value-type="date" office:date-value="2022-04-12">
            <text:p>2022-04-12 00:00:00</text:p>
          </table:table-cell>
          <table:table-cell table:number-columns-repeated="1015"/>
        </table:table-row>
        <table:table-row table:style-name="ro1">
          <table:table-cell office:value-type="float" office:value="440022">
            <text:p>440022</text:p>
          </table:table-cell>
          <table:table-cell office:value-type="float" office:value="55247">
            <text:p>55247</text:p>
          </table:table-cell>
          <table:table-cell office:value-type="float" office:value="1756292.23">
            <text:p>1756292,23</text:p>
          </table:table-cell>
          <table:table-cell office:value-type="float" office:value="261513.31">
            <text:p>261513,31</text:p>
          </table:table-cell>
          <table:table-cell office:value-type="float" office:value="2514455.44">
            <text:p>2514455,44</text:p>
          </table:table-cell>
          <table:table-cell office:value-type="float" office:value="316760.31">
            <text:p>316760,31</text:p>
          </table:table-cell>
          <table:table-cell office:value-type="float" office:value="4270747.67">
            <text:p>4270747,67</text:p>
          </table:table-cell>
          <table:table-cell/>
          <table:table-cell table:style-name="ce2" office:value-type="date" office:date-value="2022-04-13">
            <text:p>2022-04-13 00:00:00</text:p>
          </table:table-cell>
          <table:table-cell table:number-columns-repeated="1015"/>
        </table:table-row>
        <table:table-row table:style-name="ro1">
          <table:table-cell office:value-type="float" office:value="454248">
            <text:p>454248</text:p>
          </table:table-cell>
          <table:table-cell office:value-type="float" office:value="68391">
            <text:p>68391</text:p>
          </table:table-cell>
          <table:table-cell office:value-type="float" office:value="2126612.31">
            <text:p>2126612,31</text:p>
          </table:table-cell>
          <table:table-cell office:value-type="float" office:value="272489.53">
            <text:p>272489,53</text:p>
          </table:table-cell>
          <table:table-cell office:value-type="float" office:value="2850189.14">
            <text:p>2850189,14</text:p>
          </table:table-cell>
          <table:table-cell office:value-type="float" office:value="340880.53">
            <text:p>340880,53</text:p>
          </table:table-cell>
          <table:table-cell office:value-type="float" office:value="4976801.45">
            <text:p>4976801,45</text:p>
          </table:table-cell>
          <table:table-cell/>
          <table:table-cell table:style-name="ce2" office:value-type="date" office:date-value="2022-04-14">
            <text:p>2022-04-14 00:00:00</text:p>
          </table:table-cell>
          <table:table-cell table:number-columns-repeated="1015"/>
        </table:table-row>
        <table:table-row table:style-name="ro1">
          <table:table-cell office:value-type="float" office:value="482435">
            <text:p>482435</text:p>
          </table:table-cell>
          <table:table-cell office:value-type="float" office:value="100799">
            <text:p>100799</text:p>
          </table:table-cell>
          <table:table-cell office:value-type="float" office:value="3011195.05">
            <text:p>3011195,05</text:p>
          </table:table-cell>
          <table:table-cell office:value-type="float" office:value="412228.63">
            <text:p>412228,63</text:p>
          </table:table-cell>
          <table:table-cell office:value-type="float" office:value="3965225.81">
            <text:p>3965225,81</text:p>
          </table:table-cell>
          <table:table-cell office:value-type="float" office:value="513027.63">
            <text:p>513027,63</text:p>
          </table:table-cell>
          <table:table-cell office:value-type="float" office:value="6976420.86">
            <text:p>6976420,86</text:p>
          </table:table-cell>
          <table:table-cell/>
          <table:table-cell table:style-name="ce2" office:value-type="date" office:date-value="2022-04-15">
            <text:p>2022-04-15 00:00:00</text:p>
          </table:table-cell>
          <table:table-cell table:number-columns-repeated="1015"/>
        </table:table-row>
        <table:table-row table:style-name="ro1">
          <table:table-cell office:value-type="float" office:value="483015">
            <text:p>483015</text:p>
          </table:table-cell>
          <table:table-cell office:value-type="float" office:value="99947">
            <text:p>99947</text:p>
          </table:table-cell>
          <table:table-cell office:value-type="float" office:value="2954169.44">
            <text:p>2954169,44</text:p>
          </table:table-cell>
          <table:table-cell office:value-type="float" office:value="376759.92">
            <text:p>376759,92</text:p>
          </table:table-cell>
          <table:table-cell office:value-type="float" office:value="3592203.28">
            <text:p>3592203,28</text:p>
          </table:table-cell>
          <table:table-cell office:value-type="float" office:value="476706.92">
            <text:p>476706,92</text:p>
          </table:table-cell>
          <table:table-cell office:value-type="float" office:value="6546372.72">
            <text:p>6546372,72</text:p>
          </table:table-cell>
          <table:table-cell/>
          <table:table-cell table:style-name="ce2" office:value-type="date" office:date-value="2022-04-16">
            <text:p>2022-04-16 00:00:00</text:p>
          </table:table-cell>
          <table:table-cell table:number-columns-repeated="1015"/>
        </table:table-row>
        <table:table-row table:style-name="ro1">
          <table:table-cell office:value-type="float" office:value="428320">
            <text:p>428320</text:p>
          </table:table-cell>
          <table:table-cell office:value-type="float" office:value="41310">
            <text:p>41310</text:p>
          </table:table-cell>
          <table:table-cell office:value-type="float" office:value="1264797.3">
            <text:p>1264797,3</text:p>
          </table:table-cell>
          <table:table-cell office:value-type="float" office:value="184472.79">
            <text:p>184472,79</text:p>
          </table:table-cell>
          <table:table-cell office:value-type="float" office:value="1846317.1">
            <text:p>1846317,1</text:p>
          </table:table-cell>
          <table:table-cell office:value-type="float" office:value="225818.29">
            <text:p>225818,29</text:p>
          </table:table-cell>
          <table:table-cell office:value-type="float" office:value="3111114.4">
            <text:p>3111114,4</text:p>
          </table:table-cell>
          <table:table-cell/>
          <table:table-cell table:style-name="ce2" office:value-type="date" office:date-value="2022-04-17">
            <text:p>2022-04-17 00:00:00</text:p>
          </table:table-cell>
          <table:table-cell table:number-columns-repeated="1015"/>
        </table:table-row>
        <table:table-row table:style-name="ro1">
          <table:table-cell office:value-type="float" office:value="456513">
            <text:p>456513</text:p>
          </table:table-cell>
          <table:table-cell office:value-type="float" office:value="61038">
            <text:p>61038</text:p>
          </table:table-cell>
          <table:table-cell office:value-type="float" office:value="1897227.91">
            <text:p>1897227,91</text:p>
          </table:table-cell>
          <table:table-cell office:value-type="float" office:value="283265.5">
            <text:p>283265,5</text:p>
          </table:table-cell>
          <table:table-cell office:value-type="float" office:value="2636628.84">
            <text:p>2636628,84</text:p>
          </table:table-cell>
          <table:table-cell office:value-type="float" office:value="344303.5">
            <text:p>344303,5</text:p>
          </table:table-cell>
          <table:table-cell office:value-type="float" office:value="4533856.75">
            <text:p>4533856,75</text:p>
          </table:table-cell>
          <table:table-cell/>
          <table:table-cell table:style-name="ce2" office:value-type="date" office:date-value="2022-04-18">
            <text:p>2022-04-18 00:00:00</text:p>
          </table:table-cell>
          <table:table-cell table:number-columns-repeated="1015"/>
        </table:table-row>
        <table:table-row table:style-name="ro1">
          <table:table-cell office:value-type="float" office:value="457062">
            <text:p>457062</text:p>
          </table:table-cell>
          <table:table-cell office:value-type="float" office:value="66610">
            <text:p>66610</text:p>
          </table:table-cell>
          <table:table-cell office:value-type="float" office:value="2017345.91">
            <text:p>2017345,91</text:p>
          </table:table-cell>
          <table:table-cell office:value-type="float" office:value="316090.33">
            <text:p>316090,33</text:p>
          </table:table-cell>
          <table:table-cell office:value-type="float" office:value="2797094.06">
            <text:p>2797094,06</text:p>
          </table:table-cell>
          <table:table-cell office:value-type="float" office:value="382700.33">
            <text:p>382700,33</text:p>
          </table:table-cell>
          <table:table-cell office:value-type="float" office:value="4814439.97">
            <text:p>4814439,97</text:p>
          </table:table-cell>
          <table:table-cell/>
          <table:table-cell table:style-name="ce2" office:value-type="date" office:date-value="2022-04-19">
            <text:p>2022-04-19 00:00:00</text:p>
          </table:table-cell>
          <table:table-cell table:number-columns-repeated="1015"/>
        </table:table-row>
        <table:table-row table:style-name="ro1">
          <table:table-cell office:value-type="float" office:value="485340">
            <text:p>485340</text:p>
          </table:table-cell>
          <table:table-cell office:value-type="float" office:value="121795">
            <text:p>121795</text:p>
          </table:table-cell>
          <table:table-cell office:value-type="float" office:value="3227181.92">
            <text:p>3227181,92</text:p>
          </table:table-cell>
          <table:table-cell office:value-type="float" office:value="638259.94">
            <text:p>638259,94</text:p>
          </table:table-cell>
          <table:table-cell office:value-type="float" office:value="5054199.53">
            <text:p>5054199,53</text:p>
          </table:table-cell>
          <table:table-cell office:value-type="float" office:value="760054.94">
            <text:p>760054,94</text:p>
          </table:table-cell>
          <table:table-cell office:value-type="float" office:value="8281381.45">
            <text:p>8281381,45</text:p>
          </table:table-cell>
          <table:table-cell/>
          <table:table-cell table:style-name="ce2" office:value-type="date" office:date-value="2022-04-20">
            <text:p>2022-04-20 00:00:00</text:p>
          </table:table-cell>
          <table:table-cell table:number-columns-repeated="1015"/>
        </table:table-row>
        <table:table-row table:style-name="ro1">
          <table:table-cell office:value-type="float" office:value="458251">
            <text:p>458251</text:p>
          </table:table-cell>
          <table:table-cell office:value-type="float" office:value="61495">
            <text:p>61495</text:p>
          </table:table-cell>
          <table:table-cell office:value-type="float" office:value="1863881.36">
            <text:p>1863881,36</text:p>
          </table:table-cell>
          <table:table-cell office:value-type="float" office:value="258618.2">
            <text:p>258618,2</text:p>
          </table:table-cell>
          <table:table-cell office:value-type="float" office:value="2400227.2">
            <text:p>2400227,2</text:p>
          </table:table-cell>
          <table:table-cell office:value-type="float" office:value="320113.2">
            <text:p>320113,2</text:p>
          </table:table-cell>
          <table:table-cell office:value-type="float" office:value="4264108.56">
            <text:p>4264108,56</text:p>
          </table:table-cell>
          <table:table-cell/>
          <table:table-cell table:style-name="ce2" office:value-type="date" office:date-value="2022-04-21">
            <text:p>2022-04-21 00:00:00</text:p>
          </table:table-cell>
          <table:table-cell table:number-columns-repeated="1015"/>
        </table:table-row>
        <table:table-row table:style-name="ro1">
          <table:table-cell office:value-type="float" office:value="458745">
            <text:p>458745</text:p>
          </table:table-cell>
          <table:table-cell office:value-type="float" office:value="78824">
            <text:p>78824</text:p>
          </table:table-cell>
          <table:table-cell office:value-type="float" office:value="2386981.52">
            <text:p>2386981,52</text:p>
          </table:table-cell>
          <table:table-cell office:value-type="float" office:value="346073.86">
            <text:p>346073,86</text:p>
          </table:table-cell>
          <table:table-cell office:value-type="float" office:value="3220981.34">
            <text:p>3220981,34</text:p>
          </table:table-cell>
          <table:table-cell office:value-type="float" office:value="424904.16">
            <text:p>424904,16</text:p>
          </table:table-cell>
          <table:table-cell office:value-type="float" office:value="5607962.86">
            <text:p>5607962,86</text:p>
          </table:table-cell>
          <table:table-cell/>
          <table:table-cell table:style-name="ce2" office:value-type="date" office:date-value="2022-04-22">
            <text:p>2022-04-22 00:00:00</text:p>
          </table:table-cell>
          <table:table-cell table:number-columns-repeated="1015"/>
        </table:table-row>
        <table:table-row table:style-name="ro1">
          <table:table-cell office:value-type="float" office:value="431464">
            <text:p>431464</text:p>
          </table:table-cell>
          <table:table-cell office:value-type="float" office:value="79987">
            <text:p>79987</text:p>
          </table:table-cell>
          <table:table-cell office:value-type="float" office:value="2398063.48">
            <text:p>2398063,48</text:p>
          </table:table-cell>
          <table:table-cell office:value-type="float" office:value="301896.49">
            <text:p>301896,49</text:p>
          </table:table-cell>
          <table:table-cell office:value-type="float" office:value="3041491.22">
            <text:p>3041491,22</text:p>
          </table:table-cell>
          <table:table-cell office:value-type="float" office:value="381900.99">
            <text:p>381900,99</text:p>
          </table:table-cell>
          <table:table-cell office:value-type="float" office:value="5439554.7">
            <text:p>5439554,7</text:p>
          </table:table-cell>
          <table:table-cell/>
          <table:table-cell table:style-name="ce2" office:value-type="date" office:date-value="2022-04-23">
            <text:p>2022-04-23 00:00:00</text:p>
          </table:table-cell>
          <table:table-cell table:number-columns-repeated="1015"/>
        </table:table-row>
        <table:table-row table:style-name="ro1">
          <table:table-cell office:value-type="float" office:value="431949">
            <text:p>431949</text:p>
          </table:table-cell>
          <table:table-cell office:value-type="float" office:value="58444">
            <text:p>58444</text:p>
          </table:table-cell>
          <table:table-cell office:value-type="float" office:value="1841735.51">
            <text:p>1841735,51</text:p>
          </table:table-cell>
          <table:table-cell office:value-type="float" office:value="236253.73">
            <text:p>236253,73</text:p>
          </table:table-cell>
          <table:table-cell office:value-type="float" office:value="2381344.47">
            <text:p>2381344,47</text:p>
          </table:table-cell>
          <table:table-cell office:value-type="float" office:value="294719.33">
            <text:p>294719,33</text:p>
          </table:table-cell>
          <table:table-cell office:value-type="float" office:value="4223079.98">
            <text:p>4223079,98</text:p>
          </table:table-cell>
          <table:table-cell/>
          <table:table-cell table:style-name="ce2" office:value-type="date" office:date-value="2022-04-24">
            <text:p>2022-04-24 00:00:00</text:p>
          </table:table-cell>
          <table:table-cell table:number-columns-repeated="1015"/>
        </table:table-row>
        <table:table-row table:style-name="ro1">
          <table:table-cell office:value-type="float" office:value="432434">
            <text:p>432434</text:p>
          </table:table-cell>
          <table:table-cell office:value-type="float" office:value="47318">
            <text:p>47318</text:p>
          </table:table-cell>
          <table:table-cell office:value-type="float" office:value="1516330.44">
            <text:p>1516330,44</text:p>
          </table:table-cell>
          <table:table-cell office:value-type="float" office:value="225916.96">
            <text:p>225916,96</text:p>
          </table:table-cell>
          <table:table-cell office:value-type="float" office:value="2169950.62">
            <text:p>2169950,62</text:p>
          </table:table-cell>
          <table:table-cell office:value-type="float" office:value="273234.96">
            <text:p>273234,96</text:p>
          </table:table-cell>
          <table:table-cell office:value-type="float" office:value="3686281.06">
            <text:p>3686281,06</text:p>
          </table:table-cell>
          <table:table-cell/>
          <table:table-cell table:style-name="ce2" office:value-type="date" office:date-value="2022-04-25">
            <text:p>2022-04-25 00:00:00</text:p>
          </table:table-cell>
          <table:table-cell table:number-columns-repeated="1015"/>
        </table:table-row>
        <table:table-row table:style-name="ro1">
          <table:table-cell office:value-type="float" office:value="432844">
            <text:p>432844</text:p>
          </table:table-cell>
          <table:table-cell office:value-type="float" office:value="50573">
            <text:p>50573</text:p>
          </table:table-cell>
          <table:table-cell office:value-type="float" office:value="1562150.58">
            <text:p>1562150,58</text:p>
          </table:table-cell>
          <table:table-cell office:value-type="float" office:value="226414.17">
            <text:p>226414,17</text:p>
          </table:table-cell>
          <table:table-cell office:value-type="float" office:value="2214032.78">
            <text:p>2214032,78</text:p>
          </table:table-cell>
          <table:table-cell office:value-type="float" office:value="276996.07">
            <text:p>276996,07</text:p>
          </table:table-cell>
          <table:table-cell office:value-type="float" office:value="3776183.36">
            <text:p>3776183,36</text:p>
          </table:table-cell>
          <table:table-cell/>
          <table:table-cell table:style-name="ce2" office:value-type="date" office:date-value="2022-04-26">
            <text:p>2022-04-26 00:00:00</text:p>
          </table:table-cell>
          <table:table-cell table:number-columns-repeated="1015"/>
        </table:table-row>
        <table:table-row table:style-name="ro1">
          <table:table-cell office:value-type="float" office:value="433401">
            <text:p>433401</text:p>
          </table:table-cell>
          <table:table-cell office:value-type="float" office:value="56071">
            <text:p>56071</text:p>
          </table:table-cell>
          <table:table-cell office:value-type="float" office:value="1766385.61">
            <text:p>1766385,61</text:p>
          </table:table-cell>
          <table:table-cell office:value-type="float" office:value="262330.31">
            <text:p>262330,31</text:p>
          </table:table-cell>
          <table:table-cell office:value-type="float" office:value="2518304.85">
            <text:p>2518304,85</text:p>
          </table:table-cell>
          <table:table-cell office:value-type="float" office:value="318403.91">
            <text:p>318403,91</text:p>
          </table:table-cell>
          <table:table-cell office:value-type="float" office:value="4284690.46">
            <text:p>4284690,46</text:p>
          </table:table-cell>
          <table:table-cell/>
          <table:table-cell table:style-name="ce2" office:value-type="date" office:date-value="2022-04-27">
            <text:p>2022-04-27 00:00:00</text:p>
          </table:table-cell>
          <table:table-cell table:number-columns-repeated="1015"/>
        </table:table-row>
        <table:table-row table:style-name="ro1">
          <table:table-cell office:value-type="float" office:value="433886">
            <text:p>433886</text:p>
          </table:table-cell>
          <table:table-cell office:value-type="float" office:value="63386">
            <text:p>63386</text:p>
          </table:table-cell>
          <table:table-cell office:value-type="float" office:value="1954656.41">
            <text:p>1954656,41</text:p>
          </table:table-cell>
          <table:table-cell office:value-type="float" office:value="277093.5">
            <text:p>277093,5</text:p>
          </table:table-cell>
          <table:table-cell office:value-type="float" office:value="2740357.45">
            <text:p>2740357,45</text:p>
          </table:table-cell>
          <table:table-cell office:value-type="float" office:value="340479.5">
            <text:p>340479,5</text:p>
          </table:table-cell>
          <table:table-cell office:value-type="float" office:value="4695013.86">
            <text:p>4695013,86</text:p>
          </table:table-cell>
          <table:table-cell/>
          <table:table-cell table:style-name="ce2" office:value-type="date" office:date-value="2022-04-28">
            <text:p>2022-04-28 00:00:00</text:p>
          </table:table-cell>
          <table:table-cell table:number-columns-repeated="1015"/>
        </table:table-row>
        <table:table-row table:style-name="ro1">
          <table:table-cell office:value-type="float" office:value="434371">
            <text:p>434371</text:p>
          </table:table-cell>
          <table:table-cell office:value-type="float" office:value="85026">
            <text:p>85026</text:p>
          </table:table-cell>
          <table:table-cell office:value-type="float" office:value="2630235.5">
            <text:p>2630235,5</text:p>
          </table:table-cell>
          <table:table-cell office:value-type="float" office:value="393317.93">
            <text:p>393317,93</text:p>
          </table:table-cell>
          <table:table-cell office:value-type="float" office:value="3754924.77">
            <text:p>3754924,77</text:p>
          </table:table-cell>
          <table:table-cell office:value-type="float" office:value="478343.93">
            <text:p>478343,93</text:p>
          </table:table-cell>
          <table:table-cell office:value-type="float" office:value="6385160.27">
            <text:p>6385160,27</text:p>
          </table:table-cell>
          <table:table-cell/>
          <table:table-cell table:style-name="ce2" office:value-type="date" office:date-value="2022-04-29">
            <text:p>2022-04-29 00:00:00</text:p>
          </table:table-cell>
          <table:table-cell table:number-columns-repeated="1015"/>
        </table:table-row>
        <table:table-row table:style-name="ro1">
          <table:table-cell office:value-type="float" office:value="434771">
            <text:p>434771</text:p>
          </table:table-cell>
          <table:table-cell office:value-type="float" office:value="81782">
            <text:p>81782</text:p>
          </table:table-cell>
          <table:table-cell office:value-type="float" office:value="2477082.84">
            <text:p>2477082,84</text:p>
          </table:table-cell>
          <table:table-cell office:value-type="float" office:value="329243.61">
            <text:p>329243,61</text:p>
          </table:table-cell>
          <table:table-cell office:value-type="float" office:value="3233152.33">
            <text:p>3233152,33</text:p>
          </table:table-cell>
          <table:table-cell office:value-type="float" office:value="411025.61">
            <text:p>411025,61</text:p>
          </table:table-cell>
          <table:table-cell office:value-type="float" office:value="5710235.17">
            <text:p>5710235,17</text:p>
          </table:table-cell>
          <table:table-cell/>
          <table:table-cell table:style-name="ce2" office:value-type="date" office:date-value="2022-04-30">
            <text:p>2022-04-30 00:00:00</text:p>
          </table:table-cell>
          <table:table-cell table:number-columns-repeated="1015"/>
        </table:table-row>
        <table:table-row table:style-name="ro1">
          <table:table-cell office:value-type="float" office:value="435338">
            <text:p>435338</text:p>
          </table:table-cell>
          <table:table-cell office:value-type="float" office:value="55852">
            <text:p>55852</text:p>
          </table:table-cell>
          <table:table-cell office:value-type="float" office:value="1760443.96">
            <text:p>1760443,96</text:p>
          </table:table-cell>
          <table:table-cell office:value-type="float" office:value="254359.77">
            <text:p>254359,77</text:p>
          </table:table-cell>
          <table:table-cell office:value-type="float" office:value="2487123.71">
            <text:p>2487123,71</text:p>
          </table:table-cell>
          <table:table-cell office:value-type="float" office:value="310232.67">
            <text:p>310232,67</text:p>
          </table:table-cell>
          <table:table-cell office:value-type="float" office:value="4247567.67">
            <text:p>4247567,67</text:p>
          </table:table-cell>
          <table:table-cell/>
          <table:table-cell table:style-name="ce2" office:value-type="date" office:date-value="2022-05-01">
            <text:p>2022-05-01 00:00:00</text:p>
          </table:table-cell>
          <table:table-cell table:number-columns-repeated="1015"/>
        </table:table-row>
        <table:table-row table:style-name="ro1">
          <table:table-cell office:value-type="float" office:value="449833">
            <text:p>449833</text:p>
          </table:table-cell>
          <table:table-cell office:value-type="float" office:value="50102">
            <text:p>50102</text:p>
          </table:table-cell>
          <table:table-cell office:value-type="float" office:value="1617269.93">
            <text:p>1617269,93</text:p>
          </table:table-cell>
          <table:table-cell office:value-type="float" office:value="237224.78">
            <text:p>237224,78</text:p>
          </table:table-cell>
          <table:table-cell office:value-type="float" office:value="2333008.32">
            <text:p>2333008,32</text:p>
          </table:table-cell>
          <table:table-cell office:value-type="float" office:value="287331.98">
            <text:p>287331,98</text:p>
          </table:table-cell>
          <table:table-cell office:value-type="float" office:value="3950278.25">
            <text:p>3950278,25</text:p>
          </table:table-cell>
          <table:table-cell/>
          <table:table-cell table:style-name="ce2" office:value-type="date" office:date-value="2022-05-02">
            <text:p>2022-05-02 00:00:00</text:p>
          </table:table-cell>
          <table:table-cell table:number-columns-repeated="1015"/>
        </table:table-row>
        <table:table-row table:style-name="ro1">
          <table:table-cell office:value-type="float" office:value="450347">
            <text:p>450347</text:p>
          </table:table-cell>
          <table:table-cell office:value-type="float" office:value="53831">
            <text:p>53831</text:p>
          </table:table-cell>
          <table:table-cell office:value-type="float" office:value="1717967.78">
            <text:p>1717967,78</text:p>
          </table:table-cell>
          <table:table-cell office:value-type="float" office:value="247456.73">
            <text:p>247456,73</text:p>
          </table:table-cell>
          <table:table-cell office:value-type="float" office:value="2486965.25">
            <text:p>2486965,25</text:p>
          </table:table-cell>
          <table:table-cell office:value-type="float" office:value="301287.73">
            <text:p>301287,73</text:p>
          </table:table-cell>
          <table:table-cell office:value-type="float" office:value="4204933.03">
            <text:p>4204933,03</text:p>
          </table:table-cell>
          <table:table-cell/>
          <table:table-cell table:style-name="ce2" office:value-type="date" office:date-value="2022-05-03">
            <text:p>2022-05-03 00:00:00</text:p>
          </table:table-cell>
          <table:table-cell table:number-columns-repeated="1015"/>
        </table:table-row>
        <table:table-row table:style-name="ro1">
          <table:table-cell office:value-type="float" office:value="422781">
            <text:p>422781</text:p>
          </table:table-cell>
          <table:table-cell office:value-type="float" office:value="57137">
            <text:p>57137</text:p>
          </table:table-cell>
          <table:table-cell office:value-type="float" office:value="1805304.17">
            <text:p>1805304,17</text:p>
          </table:table-cell>
          <table:table-cell office:value-type="float" office:value="236227.73">
            <text:p>236227,73</text:p>
          </table:table-cell>
          <table:table-cell office:value-type="float" office:value="2534549.14">
            <text:p>2534549,14</text:p>
          </table:table-cell>
          <table:table-cell office:value-type="float" office:value="293364.73">
            <text:p>293364,73</text:p>
          </table:table-cell>
          <table:table-cell office:value-type="float" office:value="4339853.31">
            <text:p>4339853,31</text:p>
          </table:table-cell>
          <table:table-cell/>
          <table:table-cell table:style-name="ce2" office:value-type="date" office:date-value="2022-05-04">
            <text:p>2022-05-04 00:00:00</text:p>
          </table:table-cell>
          <table:table-cell table:number-columns-repeated="1015"/>
        </table:table-row>
        <table:table-row table:style-name="ro1">
          <table:table-cell office:value-type="float" office:value="451345">
            <text:p>451345</text:p>
          </table:table-cell>
          <table:table-cell office:value-type="float" office:value="61512">
            <text:p>61512</text:p>
          </table:table-cell>
          <table:table-cell office:value-type="float" office:value="1883080.12">
            <text:p>1883080,12</text:p>
          </table:table-cell>
          <table:table-cell office:value-type="float" office:value="276665.26">
            <text:p>276665,26</text:p>
          </table:table-cell>
          <table:table-cell office:value-type="float" office:value="2714353.68">
            <text:p>2714353,68</text:p>
          </table:table-cell>
          <table:table-cell office:value-type="float" office:value="338179.86">
            <text:p>338179,86</text:p>
          </table:table-cell>
          <table:table-cell office:value-type="float" office:value="4597433.8">
            <text:p>4597433,8</text:p>
          </table:table-cell>
          <table:table-cell/>
          <table:table-cell table:style-name="ce2" office:value-type="date" office:date-value="2022-05-05">
            <text:p>2022-05-05 00:00:00</text:p>
          </table:table-cell>
          <table:table-cell table:number-columns-repeated="1015"/>
        </table:table-row>
        <table:table-row table:style-name="ro1">
          <table:table-cell office:value-type="float" office:value="451859">
            <text:p>451859</text:p>
          </table:table-cell>
          <table:table-cell office:value-type="float" office:value="82206">
            <text:p>82206</text:p>
          </table:table-cell>
          <table:table-cell office:value-type="float" office:value="2493751.75">
            <text:p>2493751,75</text:p>
          </table:table-cell>
          <table:table-cell office:value-type="float" office:value="358541.22">
            <text:p>358541,22</text:p>
          </table:table-cell>
          <table:table-cell office:value-type="float" office:value="3527870.53">
            <text:p>3527870,53</text:p>
          </table:table-cell>
          <table:table-cell office:value-type="float" office:value="440751.82">
            <text:p>440751,82</text:p>
          </table:table-cell>
          <table:table-cell office:value-type="float" office:value="6021622.28">
            <text:p>6021622,28</text:p>
          </table:table-cell>
          <table:table-cell/>
          <table:table-cell table:style-name="ce2" office:value-type="date" office:date-value="2022-05-06">
            <text:p>2022-05-06 00:00:00</text:p>
          </table:table-cell>
          <table:table-cell table:number-columns-repeated="1015"/>
        </table:table-row>
        <table:table-row table:style-name="ro1">
          <table:table-cell office:value-type="float" office:value="438189">
            <text:p>438189</text:p>
          </table:table-cell>
          <table:table-cell office:value-type="float" office:value="85113">
            <text:p>85113</text:p>
          </table:table-cell>
          <table:table-cell office:value-type="float" office:value="2570866.04">
            <text:p>2570866,04</text:p>
          </table:table-cell>
          <table:table-cell office:value-type="float" office:value="315003.97">
            <text:p>315003,97</text:p>
          </table:table-cell>
          <table:table-cell office:value-type="float" office:value="3227360.05">
            <text:p>3227360,05</text:p>
          </table:table-cell>
          <table:table-cell office:value-type="float" office:value="400131.17">
            <text:p>400131,17</text:p>
          </table:table-cell>
          <table:table-cell office:value-type="float" office:value="5798226.09">
            <text:p>5798226,09</text:p>
          </table:table-cell>
          <table:table-cell/>
          <table:table-cell table:style-name="ce2" office:value-type="date" office:date-value="2022-05-07">
            <text:p>2022-05-07 00:00:00</text:p>
          </table:table-cell>
          <table:table-cell table:number-columns-repeated="1015"/>
        </table:table-row>
        <table:table-row table:style-name="ro1">
          <table:table-cell office:value-type="float" office:value="466968">
            <text:p>466968</text:p>
          </table:table-cell>
          <table:table-cell office:value-type="float" office:value="53686">
            <text:p>53686</text:p>
          </table:table-cell>
          <table:table-cell office:value-type="float" office:value="1649531.58">
            <text:p>1649531,58</text:p>
          </table:table-cell>
          <table:table-cell office:value-type="float" office:value="222745.93">
            <text:p>222745,93</text:p>
          </table:table-cell>
          <table:table-cell office:value-type="float" office:value="2368035.05">
            <text:p>2368035,05</text:p>
          </table:table-cell>
          <table:table-cell office:value-type="float" office:value="276437.03">
            <text:p>276437,03</text:p>
          </table:table-cell>
          <table:table-cell office:value-type="float" office:value="4017566.63">
            <text:p>4017566,63</text:p>
          </table:table-cell>
          <table:table-cell/>
          <table:table-cell table:style-name="ce2" office:value-type="date" office:date-value="2022-05-08">
            <text:p>2022-05-08 00:00:00</text:p>
          </table:table-cell>
          <table:table-cell table:number-columns-repeated="1015"/>
        </table:table-row>
        <table:table-row table:style-name="ro1">
          <table:table-cell office:value-type="float" office:value="453296">
            <text:p>453296</text:p>
          </table:table-cell>
          <table:table-cell office:value-type="float" office:value="52182">
            <text:p>52182</text:p>
          </table:table-cell>
          <table:table-cell office:value-type="float" office:value="1668041.48">
            <text:p>1668041,48</text:p>
          </table:table-cell>
          <table:table-cell office:value-type="float" office:value="220875.21">
            <text:p>220875,21</text:p>
          </table:table-cell>
          <table:table-cell office:value-type="float" office:value="2319934.27">
            <text:p>2319934,27</text:p>
          </table:table-cell>
          <table:table-cell office:value-type="float" office:value="273059.81">
            <text:p>273059,81</text:p>
          </table:table-cell>
          <table:table-cell office:value-type="float" office:value="3987975.75">
            <text:p>3987975,75</text:p>
          </table:table-cell>
          <table:table-cell/>
          <table:table-cell table:style-name="ce2" office:value-type="date" office:date-value="2022-05-09">
            <text:p>2022-05-09 00:00:00</text:p>
          </table:table-cell>
          <table:table-cell table:number-columns-repeated="1015"/>
        </table:table-row>
        <table:table-row table:style-name="ro1">
          <table:table-cell office:value-type="float" office:value="468144">
            <text:p>468144</text:p>
          </table:table-cell>
          <table:table-cell office:value-type="float" office:value="52963">
            <text:p>52963</text:p>
          </table:table-cell>
          <table:table-cell office:value-type="float" office:value="1653478.31">
            <text:p>1653478,31</text:p>
          </table:table-cell>
          <table:table-cell office:value-type="float" office:value="232470.23">
            <text:p>232470,23</text:p>
          </table:table-cell>
          <table:table-cell office:value-type="float" office:value="2448089.41">
            <text:p>2448089,41</text:p>
          </table:table-cell>
          <table:table-cell office:value-type="float" office:value="285433.23">
            <text:p>285433,23</text:p>
          </table:table-cell>
          <table:table-cell office:value-type="float" office:value="4101567.72">
            <text:p>4101567,72</text:p>
          </table:table-cell>
          <table:table-cell/>
          <table:table-cell table:style-name="ce2" office:value-type="date" office:date-value="2022-05-10">
            <text:p>2022-05-10 00:00:00</text:p>
          </table:table-cell>
          <table:table-cell table:number-columns-repeated="1015"/>
        </table:table-row>
        <table:table-row table:style-name="ro1">
          <table:table-cell office:value-type="float" office:value="440191">
            <text:p>440191</text:p>
          </table:table-cell>
          <table:table-cell office:value-type="float" office:value="57914">
            <text:p>57914</text:p>
          </table:table-cell>
          <table:table-cell office:value-type="float" office:value="1821371.43">
            <text:p>1821371,43</text:p>
          </table:table-cell>
          <table:table-cell office:value-type="float" office:value="246889.57">
            <text:p>246889,57</text:p>
          </table:table-cell>
          <table:table-cell office:value-type="float" office:value="2601805.67">
            <text:p>2601805,67</text:p>
          </table:table-cell>
          <table:table-cell office:value-type="float" office:value="304804.07">
            <text:p>304804,07</text:p>
          </table:table-cell>
          <table:table-cell office:value-type="float" office:value="4423177.1">
            <text:p>4423177,1</text:p>
          </table:table-cell>
          <table:table-cell/>
          <table:table-cell table:style-name="ce2" office:value-type="date" office:date-value="2022-05-11">
            <text:p>2022-05-11 00:00:00</text:p>
          </table:table-cell>
          <table:table-cell table:number-columns-repeated="1015"/>
        </table:table-row>
        <table:table-row table:style-name="ro1">
          <table:table-cell office:value-type="float" office:value="426512">
            <text:p>426512</text:p>
          </table:table-cell>
          <table:table-cell office:value-type="float" office:value="62973">
            <text:p>62973</text:p>
          </table:table-cell>
          <table:table-cell office:value-type="float" office:value="1969425.94">
            <text:p>1969425,94</text:p>
          </table:table-cell>
          <table:table-cell office:value-type="float" office:value="267460.49">
            <text:p>267460,49</text:p>
          </table:table-cell>
          <table:table-cell office:value-type="float" office:value="2757878.63">
            <text:p>2757878,63</text:p>
          </table:table-cell>
          <table:table-cell office:value-type="float" office:value="330438.99">
            <text:p>330438,99</text:p>
          </table:table-cell>
          <table:table-cell office:value-type="float" office:value="4727304.57">
            <text:p>4727304,57</text:p>
          </table:table-cell>
          <table:table-cell/>
          <table:table-cell table:style-name="ce2" office:value-type="date" office:date-value="2022-05-12">
            <text:p>2022-05-12 00:00:00</text:p>
          </table:table-cell>
          <table:table-cell table:number-columns-repeated="1015"/>
        </table:table-row>
        <table:table-row table:style-name="ro1">
          <table:table-cell office:value-type="float" office:value="469595">
            <text:p>469595</text:p>
          </table:table-cell>
          <table:table-cell office:value-type="float" office:value="80850">
            <text:p>80850</text:p>
          </table:table-cell>
          <table:table-cell office:value-type="float" office:value="2531346.26">
            <text:p>2531346,26</text:p>
          </table:table-cell>
          <table:table-cell office:value-type="float" office:value="352003.59">
            <text:p>352003,59</text:p>
          </table:table-cell>
          <table:table-cell office:value-type="float" office:value="3598462.41">
            <text:p>3598462,41</text:p>
          </table:table-cell>
          <table:table-cell office:value-type="float" office:value="432853.59">
            <text:p>432853,59</text:p>
          </table:table-cell>
          <table:table-cell office:value-type="float" office:value="6129808.67">
            <text:p>6129808,67</text:p>
          </table:table-cell>
          <table:table-cell/>
          <table:table-cell table:style-name="ce2" office:value-type="date" office:date-value="2022-05-13">
            <text:p>2022-05-13 00:00:00</text:p>
          </table:table-cell>
          <table:table-cell table:number-columns-repeated="1015"/>
        </table:table-row>
        <table:table-row table:style-name="ro1">
          <table:table-cell office:value-type="float" office:value="441760">
            <text:p>441760</text:p>
          </table:table-cell>
          <table:table-cell office:value-type="float" office:value="74226">
            <text:p>74226</text:p>
          </table:table-cell>
          <table:table-cell office:value-type="float" office:value="2284557.74">
            <text:p>2284557,74</text:p>
          </table:table-cell>
          <table:table-cell office:value-type="float" office:value="296432.71">
            <text:p>296432,71</text:p>
          </table:table-cell>
          <table:table-cell office:value-type="float" office:value="3077680.75">
            <text:p>3077680,75</text:p>
          </table:table-cell>
          <table:table-cell office:value-type="float" office:value="370683.91">
            <text:p>370683,91</text:p>
          </table:table-cell>
          <table:table-cell office:value-type="float" office:value="5362238.49">
            <text:p>5362238,49</text:p>
          </table:table-cell>
          <table:table-cell/>
          <table:table-cell table:style-name="ce2" office:value-type="date" office:date-value="2022-05-14">
            <text:p>2022-05-14 00:00:00</text:p>
          </table:table-cell>
          <table:table-cell table:number-columns-repeated="1015"/>
        </table:table-row>
        <table:table-row table:style-name="ro1">
          <table:table-cell office:value-type="float" office:value="399407">
            <text:p>399407</text:p>
          </table:table-cell>
          <table:table-cell office:value-type="float" office:value="57878">
            <text:p>57878</text:p>
          </table:table-cell>
          <table:table-cell office:value-type="float" office:value="1832574.25">
            <text:p>1832574,25</text:p>
          </table:table-cell>
          <table:table-cell office:value-type="float" office:value="239573.62">
            <text:p>239573,62</text:p>
          </table:table-cell>
          <table:table-cell office:value-type="float" office:value="2478280.41">
            <text:p>2478280,41</text:p>
          </table:table-cell>
          <table:table-cell office:value-type="float" office:value="297451.62">
            <text:p>297451,62</text:p>
          </table:table-cell>
          <table:table-cell office:value-type="float" office:value="4310854.66">
            <text:p>4310854,66</text:p>
          </table:table-cell>
          <table:table-cell/>
          <table:table-cell table:style-name="ce2" office:value-type="date" office:date-value="2022-05-15">
            <text:p>2022-05-15 00:00:00</text:p>
          </table:table-cell>
          <table:table-cell table:number-columns-repeated="1015"/>
        </table:table-row>
        <table:table-row table:style-name="ro1">
          <table:table-cell office:value-type="float" office:value="442567">
            <text:p>442567</text:p>
          </table:table-cell>
          <table:table-cell office:value-type="float" office:value="49991">
            <text:p>49991</text:p>
          </table:table-cell>
          <table:table-cell office:value-type="float" office:value="1604834.08">
            <text:p>1604834,08</text:p>
          </table:table-cell>
          <table:table-cell office:value-type="float" office:value="226029.94">
            <text:p>226029,94</text:p>
          </table:table-cell>
          <table:table-cell office:value-type="float" office:value="2313850.84">
            <text:p>2313850,84</text:p>
          </table:table-cell>
          <table:table-cell office:value-type="float" office:value="276036.54">
            <text:p>276036,54</text:p>
          </table:table-cell>
          <table:table-cell office:value-type="float" office:value="3918684.92">
            <text:p>3918684,92</text:p>
          </table:table-cell>
          <table:table-cell/>
          <table:table-cell table:style-name="ce2" office:value-type="date" office:date-value="2022-05-16">
            <text:p>2022-05-16 00:00:00</text:p>
          </table:table-cell>
          <table:table-cell table:number-columns-repeated="1015"/>
        </table:table-row>
        <table:table-row table:style-name="ro1">
          <table:table-cell office:value-type="float" office:value="443164">
            <text:p>443164</text:p>
          </table:table-cell>
          <table:table-cell office:value-type="float" office:value="54777">
            <text:p>54777</text:p>
          </table:table-cell>
          <table:table-cell office:value-type="float" office:value="1709742.7">
            <text:p>1709742,7</text:p>
          </table:table-cell>
          <table:table-cell office:value-type="float" office:value="242279.31">
            <text:p>242279,31</text:p>
          </table:table-cell>
          <table:table-cell office:value-type="float" office:value="2390668.93">
            <text:p>2390668,93</text:p>
          </table:table-cell>
          <table:table-cell office:value-type="float" office:value="297056.31">
            <text:p>297056,31</text:p>
          </table:table-cell>
          <table:table-cell office:value-type="float" office:value="4100411.63">
            <text:p>4100411,63</text:p>
          </table:table-cell>
          <table:table-cell/>
          <table:table-cell table:style-name="ce2" office:value-type="date" office:date-value="2022-05-17">
            <text:p>2022-05-17 00:00:00</text:p>
          </table:table-cell>
          <table:table-cell table:number-columns-repeated="1015"/>
        </table:table-row>
        <table:table-row table:style-name="ro1">
          <table:table-cell office:value-type="float" office:value="472141">
            <text:p>472141</text:p>
          </table:table-cell>
          <table:table-cell office:value-type="float" office:value="58796">
            <text:p>58796</text:p>
          </table:table-cell>
          <table:table-cell office:value-type="float" office:value="1859292.14">
            <text:p>1859292,14</text:p>
          </table:table-cell>
          <table:table-cell office:value-type="float" office:value="254631">
            <text:p>254631</text:p>
          </table:table-cell>
          <table:table-cell office:value-type="float" office:value="2518853.99">
            <text:p>2518853,99</text:p>
          </table:table-cell>
          <table:table-cell office:value-type="float" office:value="313437.3">
            <text:p>313437,3</text:p>
          </table:table-cell>
          <table:table-cell office:value-type="float" office:value="4378146.13">
            <text:p>4378146,13</text:p>
          </table:table-cell>
          <table:table-cell/>
          <table:table-cell table:style-name="ce2" office:value-type="date" office:date-value="2022-05-18">
            <text:p>2022-05-18 00:00:00</text:p>
          </table:table-cell>
          <table:table-cell table:number-columns-repeated="1015"/>
        </table:table-row>
        <table:table-row table:style-name="ro1">
          <table:table-cell office:value-type="float" office:value="458424">
            <text:p>458424</text:p>
          </table:table-cell>
          <table:table-cell office:value-type="float" office:value="65737">
            <text:p>65737</text:p>
          </table:table-cell>
          <table:table-cell office:value-type="float" office:value="2052468.86">
            <text:p>2052468,86</text:p>
          </table:table-cell>
          <table:table-cell office:value-type="float" office:value="268303.37">
            <text:p>268303,37</text:p>
          </table:table-cell>
          <table:table-cell office:value-type="float" office:value="2762764.28">
            <text:p>2762764,28</text:p>
          </table:table-cell>
          <table:table-cell office:value-type="float" office:value="334047.97">
            <text:p>334047,97</text:p>
          </table:table-cell>
          <table:table-cell office:value-type="float" office:value="4815233.14">
            <text:p>4815233,14</text:p>
          </table:table-cell>
          <table:table-cell/>
          <table:table-cell table:style-name="ce2" office:value-type="date" office:date-value="2022-05-19">
            <text:p>2022-05-19 00:00:00</text:p>
          </table:table-cell>
          <table:table-cell table:number-columns-repeated="1015"/>
        </table:table-row>
        <table:table-row table:style-name="ro1">
          <table:table-cell office:value-type="float" office:value="458938">
            <text:p>458938</text:p>
          </table:table-cell>
          <table:table-cell office:value-type="float" office:value="84533">
            <text:p>84533</text:p>
          </table:table-cell>
          <table:table-cell office:value-type="float" office:value="2613099.45">
            <text:p>2613099,45</text:p>
          </table:table-cell>
          <table:table-cell office:value-type="float" office:value="352371.99">
            <text:p>352371,99</text:p>
          </table:table-cell>
          <table:table-cell office:value-type="float" office:value="3600734.62">
            <text:p>3600734,62</text:p>
          </table:table-cell>
          <table:table-cell office:value-type="float" office:value="436904.99">
            <text:p>436904,99</text:p>
          </table:table-cell>
          <table:table-cell office:value-type="float" office:value="6213834.07">
            <text:p>6213834,07</text:p>
          </table:table-cell>
          <table:table-cell/>
          <table:table-cell table:style-name="ce2" office:value-type="date" office:date-value="2022-05-20">
            <text:p>2022-05-20 00:00:00</text:p>
          </table:table-cell>
          <table:table-cell table:number-columns-repeated="1015"/>
        </table:table-row>
        <table:table-row table:style-name="ro1">
          <table:table-cell office:value-type="float" office:value="445284">
            <text:p>445284</text:p>
          </table:table-cell>
          <table:table-cell office:value-type="float" office:value="76644">
            <text:p>76644</text:p>
          </table:table-cell>
          <table:table-cell office:value-type="float" office:value="2333144.07">
            <text:p>2333144,07</text:p>
          </table:table-cell>
          <table:table-cell office:value-type="float" office:value="287681.39">
            <text:p>287681,39</text:p>
          </table:table-cell>
          <table:table-cell office:value-type="float" office:value="3056615.91">
            <text:p>3056615,91</text:p>
          </table:table-cell>
          <table:table-cell office:value-type="float" office:value="364325.39">
            <text:p>364325,39</text:p>
          </table:table-cell>
          <table:table-cell office:value-type="float" office:value="5389759.98">
            <text:p>5389759,98</text:p>
          </table:table-cell>
          <table:table-cell/>
          <table:table-cell table:style-name="ce2" office:value-type="date" office:date-value="2022-05-21">
            <text:p>2022-05-21 00:00:00</text:p>
          </table:table-cell>
          <table:table-cell table:number-columns-repeated="1015"/>
        </table:table-row>
        <table:table-row table:style-name="ro1">
          <table:table-cell office:value-type="float" office:value="445648">
            <text:p>445648</text:p>
          </table:table-cell>
          <table:table-cell office:value-type="float" office:value="55082">
            <text:p>55082</text:p>
          </table:table-cell>
          <table:table-cell office:value-type="float" office:value="1733861.85">
            <text:p>1733861,85</text:p>
          </table:table-cell>
          <table:table-cell office:value-type="float" office:value="241259.34">
            <text:p>241259,34</text:p>
          </table:table-cell>
          <table:table-cell office:value-type="float" office:value="2388203.04">
            <text:p>2388203,04</text:p>
          </table:table-cell>
          <table:table-cell office:value-type="float" office:value="296405.94">
            <text:p>296405,94</text:p>
          </table:table-cell>
          <table:table-cell office:value-type="float" office:value="4122064.89">
            <text:p>4122064,89</text:p>
          </table:table-cell>
          <table:table-cell/>
          <table:table-cell table:style-name="ce2" office:value-type="date" office:date-value="2022-05-22">
            <text:p>2022-05-22 00:00:00</text:p>
          </table:table-cell>
          <table:table-cell table:number-columns-repeated="1015"/>
        </table:table-row>
        <table:table-row table:style-name="ro1">
          <table:table-cell office:value-type="float" office:value="489354">
            <text:p>489354</text:p>
          </table:table-cell>
          <table:table-cell office:value-type="float" office:value="51085">
            <text:p>51085</text:p>
          </table:table-cell>
          <table:table-cell office:value-type="float" office:value="1653271.43">
            <text:p>1653271,43</text:p>
          </table:table-cell>
          <table:table-cell office:value-type="float" office:value="224936.33">
            <text:p>224936,33</text:p>
          </table:table-cell>
          <table:table-cell office:value-type="float" office:value="2339974.87">
            <text:p>2339974,87</text:p>
          </table:table-cell>
          <table:table-cell office:value-type="float" office:value="276021.33">
            <text:p>276021,33</text:p>
          </table:table-cell>
          <table:table-cell office:value-type="float" office:value="3993246.3">
            <text:p>3993246,3</text:p>
          </table:table-cell>
          <table:table-cell/>
          <table:table-cell table:style-name="ce2" office:value-type="date" office:date-value="2022-05-23">
            <text:p>2022-05-23 00:00:00</text:p>
          </table:table-cell>
          <table:table-cell table:number-columns-repeated="1015"/>
        </table:table-row>
        <table:table-row table:style-name="ro1">
          <table:table-cell office:value-type="float" office:value="490076">
            <text:p>490076</text:p>
          </table:table-cell>
          <table:table-cell office:value-type="float" office:value="56399">
            <text:p>56399</text:p>
          </table:table-cell>
          <table:table-cell office:value-type="float" office:value="1746339.45">
            <text:p>1746339,45</text:p>
          </table:table-cell>
          <table:table-cell office:value-type="float" office:value="236300.03">
            <text:p>236300,03</text:p>
          </table:table-cell>
          <table:table-cell office:value-type="float" office:value="2419983.31">
            <text:p>2419983,31</text:p>
          </table:table-cell>
          <table:table-cell office:value-type="float" office:value="292711.63">
            <text:p>292711,63</text:p>
          </table:table-cell>
          <table:table-cell office:value-type="float" office:value="4166322.76">
            <text:p>4166322,76</text:p>
          </table:table-cell>
          <table:table-cell/>
          <table:table-cell table:style-name="ce2" office:value-type="date" office:date-value="2022-05-24">
            <text:p>2022-05-24 00:00:00</text:p>
          </table:table-cell>
          <table:table-cell table:number-columns-repeated="1015"/>
        </table:table-row>
        <table:table-row table:style-name="ro1">
          <table:table-cell office:value-type="float" office:value="476040">
            <text:p>476040</text:p>
          </table:table-cell>
          <table:table-cell office:value-type="float" office:value="59363">
            <text:p>59363</text:p>
          </table:table-cell>
          <table:table-cell office:value-type="float" office:value="1839375.41">
            <text:p>1839375,41</text:p>
          </table:table-cell>
          <table:table-cell office:value-type="float" office:value="252966.98">
            <text:p>252966,98</text:p>
          </table:table-cell>
          <table:table-cell office:value-type="float" office:value="2580661.77">
            <text:p>2580661,77</text:p>
          </table:table-cell>
          <table:table-cell office:value-type="float" office:value="312329.98">
            <text:p>312329,98</text:p>
          </table:table-cell>
          <table:table-cell office:value-type="float" office:value="4420037.18">
            <text:p>4420037,18</text:p>
          </table:table-cell>
          <table:table-cell/>
          <table:table-cell table:style-name="ce2" office:value-type="date" office:date-value="2022-05-25">
            <text:p>2022-05-25 00:00:00</text:p>
          </table:table-cell>
          <table:table-cell table:number-columns-repeated="1015"/>
        </table:table-row>
        <table:table-row table:style-name="ro1">
          <table:table-cell office:value-type="float" office:value="491097">
            <text:p>491097</text:p>
          </table:table-cell>
          <table:table-cell office:value-type="float" office:value="72512">
            <text:p>72512</text:p>
          </table:table-cell>
          <table:table-cell office:value-type="float" office:value="2187185.55">
            <text:p>2187185,55</text:p>
          </table:table-cell>
          <table:table-cell office:value-type="float" office:value="291585.67">
            <text:p>291585,67</text:p>
          </table:table-cell>
          <table:table-cell office:value-type="float" office:value="2965250.86">
            <text:p>2965250,86</text:p>
          </table:table-cell>
          <table:table-cell office:value-type="float" office:value="364097.67">
            <text:p>364097,67</text:p>
          </table:table-cell>
          <table:table-cell office:value-type="float" office:value="5152436.41">
            <text:p>5152436,41</text:p>
          </table:table-cell>
          <table:table-cell/>
          <table:table-cell table:style-name="ce2" office:value-type="date" office:date-value="2022-05-26">
            <text:p>2022-05-26 00:00:00</text:p>
          </table:table-cell>
          <table:table-cell table:number-columns-repeated="1015"/>
        </table:table-row>
        <table:table-row table:style-name="ro1">
          <table:table-cell office:value-type="float" office:value="505912">
            <text:p>505912</text:p>
          </table:table-cell>
          <table:table-cell office:value-type="float" office:value="97952">
            <text:p>97952</text:p>
          </table:table-cell>
          <table:table-cell office:value-type="float" office:value="2878654.19">
            <text:p>2878654,19</text:p>
          </table:table-cell>
          <table:table-cell office:value-type="float" office:value="404766.07">
            <text:p>404766,07</text:p>
          </table:table-cell>
          <table:table-cell office:value-type="float" office:value="3941277.48">
            <text:p>3941277,48</text:p>
          </table:table-cell>
          <table:table-cell office:value-type="float" office:value="502730.47">
            <text:p>502730,47</text:p>
          </table:table-cell>
          <table:table-cell office:value-type="float" office:value="6819931.67">
            <text:p>6819931,67</text:p>
          </table:table-cell>
          <table:table-cell/>
          <table:table-cell table:style-name="ce2" office:value-type="date" office:date-value="2022-05-27">
            <text:p>2022-05-27 00:00:00</text:p>
          </table:table-cell>
          <table:table-cell table:number-columns-repeated="1015"/>
        </table:table-row>
        <table:table-row table:style-name="ro1">
          <table:table-cell office:value-type="float" office:value="521220">
            <text:p>521220</text:p>
          </table:table-cell>
          <table:table-cell office:value-type="float" office:value="92952">
            <text:p>92952</text:p>
          </table:table-cell>
          <table:table-cell office:value-type="float" office:value="2679673.16">
            <text:p>2679673,16</text:p>
          </table:table-cell>
          <table:table-cell office:value-type="float" office:value="330776.66">
            <text:p>330776,66</text:p>
          </table:table-cell>
          <table:table-cell office:value-type="float" office:value="3350419.26">
            <text:p>3350419,26</text:p>
          </table:table-cell>
          <table:table-cell office:value-type="float" office:value="423735.26">
            <text:p>423735,26</text:p>
          </table:table-cell>
          <table:table-cell office:value-type="float" office:value="6030092.42">
            <text:p>6030092,42</text:p>
          </table:table-cell>
          <table:table-cell/>
          <table:table-cell table:style-name="ce2" office:value-type="date" office:date-value="2022-05-28">
            <text:p>2022-05-28 00:00:00</text:p>
          </table:table-cell>
          <table:table-cell table:number-columns-repeated="1015"/>
        </table:table-row>
        <table:table-row table:style-name="ro1">
          <table:table-cell office:value-type="float" office:value="492900">
            <text:p>492900</text:p>
          </table:table-cell>
          <table:table-cell office:value-type="float" office:value="62793">
            <text:p>62793</text:p>
          </table:table-cell>
          <table:table-cell office:value-type="float" office:value="1889334.57">
            <text:p>1889334,57</text:p>
          </table:table-cell>
          <table:table-cell office:value-type="float" office:value="249318.98">
            <text:p>249318,98</text:p>
          </table:table-cell>
          <table:table-cell office:value-type="float" office:value="2589940.66">
            <text:p>2589940,66</text:p>
          </table:table-cell>
          <table:table-cell office:value-type="float" office:value="312127.58">
            <text:p>312127,58</text:p>
          </table:table-cell>
          <table:table-cell office:value-type="float" office:value="4479275.23">
            <text:p>4479275,23</text:p>
          </table:table-cell>
          <table:table-cell/>
          <table:table-cell table:style-name="ce2" office:value-type="date" office:date-value="2022-05-29">
            <text:p>2022-05-29 00:00:00</text:p>
          </table:table-cell>
          <table:table-cell table:number-columns-repeated="1015"/>
        </table:table-row>
        <table:table-row table:style-name="ro1">
          <table:table-cell office:value-type="float" office:value="522496">
            <text:p>522496</text:p>
          </table:table-cell>
          <table:table-cell office:value-type="float" office:value="47590">
            <text:p>47590</text:p>
          </table:table-cell>
          <table:table-cell office:value-type="float" office:value="1416498.42">
            <text:p>1416498,42</text:p>
          </table:table-cell>
          <table:table-cell office:value-type="float" office:value="213470.53">
            <text:p>213470,53</text:p>
          </table:table-cell>
          <table:table-cell office:value-type="float" office:value="2110030.05">
            <text:p>2110030,05</text:p>
          </table:table-cell>
          <table:table-cell office:value-type="float" office:value="261069.28">
            <text:p>261069,28</text:p>
          </table:table-cell>
          <table:table-cell office:value-type="float" office:value="3526528.47">
            <text:p>3526528,47</text:p>
          </table:table-cell>
          <table:table-cell/>
          <table:table-cell table:style-name="ce2" office:value-type="date" office:date-value="2022-05-30">
            <text:p>2022-05-30 00:00:00</text:p>
          </table:table-cell>
          <table:table-cell table:number-columns-repeated="1015"/>
        </table:table-row>
        <table:table-row table:style-name="ro1">
          <table:table-cell office:value-type="float" office:value="494268">
            <text:p>494268</text:p>
          </table:table-cell>
          <table:table-cell office:value-type="float" office:value="53547">
            <text:p>53547</text:p>
          </table:table-cell>
          <table:table-cell office:value-type="float" office:value="1735606.29">
            <text:p>1735606,29</text:p>
          </table:table-cell>
          <table:table-cell office:value-type="float" office:value="235314">
            <text:p>235314</text:p>
          </table:table-cell>
          <table:table-cell office:value-type="float" office:value="2468475.9">
            <text:p>2468475,9</text:p>
          </table:table-cell>
          <table:table-cell office:value-type="float" office:value="288861">
            <text:p>288861</text:p>
          </table:table-cell>
          <table:table-cell office:value-type="float" office:value="4204082.19">
            <text:p>4204082,19</text:p>
          </table:table-cell>
          <table:table-cell/>
          <table:table-cell table:style-name="ce2" office:value-type="date" office:date-value="2022-05-31">
            <text:p>2022-05-31 00:00:00</text:p>
          </table:table-cell>
          <table:table-cell table:number-columns-repeated="1015"/>
        </table:table-row>
        <table:table-row table:style-name="ro1">
          <table:table-cell office:value-type="float" office:value="465616">
            <text:p>465616</text:p>
          </table:table-cell>
          <table:table-cell office:value-type="float" office:value="59903">
            <text:p>59903</text:p>
          </table:table-cell>
          <table:table-cell office:value-type="float" office:value="1879710.27">
            <text:p>1879710,27</text:p>
          </table:table-cell>
          <table:table-cell office:value-type="float" office:value="268140.7">
            <text:p>268140,7</text:p>
          </table:table-cell>
          <table:table-cell office:value-type="float" office:value="2664266.55">
            <text:p>2664266,55</text:p>
          </table:table-cell>
          <table:table-cell office:value-type="float" office:value="328047.95">
            <text:p>328047,95</text:p>
          </table:table-cell>
          <table:table-cell office:value-type="float" office:value="4543976.82">
            <text:p>4543976,82</text:p>
          </table:table-cell>
          <table:table-cell/>
          <table:table-cell table:style-name="ce2" office:value-type="date" office:date-value="2022-06-01">
            <text:p>2022-06-01 00:00:00</text:p>
          </table:table-cell>
          <table:table-cell table:number-columns-repeated="1015"/>
        </table:table-row>
        <table:table-row table:style-name="ro1">
          <table:table-cell office:value-type="float" office:value="480950">
            <text:p>480950</text:p>
          </table:table-cell>
          <table:table-cell office:value-type="float" office:value="63325">
            <text:p>63325</text:p>
          </table:table-cell>
          <table:table-cell office:value-type="float" office:value="1994834.63">
            <text:p>1994834,63</text:p>
          </table:table-cell>
          <table:table-cell office:value-type="float" office:value="278601.19">
            <text:p>278601,19</text:p>
          </table:table-cell>
          <table:table-cell office:value-type="float" office:value="2824417.53">
            <text:p>2824417,53</text:p>
          </table:table-cell>
          <table:table-cell office:value-type="float" office:value="341926.19">
            <text:p>341926,19</text:p>
          </table:table-cell>
          <table:table-cell office:value-type="float" office:value="4819252.16">
            <text:p>4819252,16</text:p>
          </table:table-cell>
          <table:table-cell/>
          <table:table-cell table:style-name="ce2" office:value-type="date" office:date-value="2022-06-02">
            <text:p>2022-06-02 00:00:00</text:p>
          </table:table-cell>
          <table:table-cell table:number-columns-repeated="1015"/>
        </table:table-row>
        <table:table-row table:style-name="ro1">
          <table:table-cell office:value-type="float" office:value="510306">
            <text:p>510306</text:p>
          </table:table-cell>
          <table:table-cell office:value-type="float" office:value="87715">
            <text:p>87715</text:p>
          </table:table-cell>
          <table:table-cell office:value-type="float" office:value="2670811.59">
            <text:p>2670811,59</text:p>
          </table:table-cell>
          <table:table-cell office:value-type="float" office:value="377370.79">
            <text:p>377370,79</text:p>
          </table:table-cell>
          <table:table-cell office:value-type="float" office:value="3737764.14">
            <text:p>3737764,14</text:p>
          </table:table-cell>
          <table:table-cell office:value-type="float" office:value="465101.64">
            <text:p>465101,64</text:p>
          </table:table-cell>
          <table:table-cell office:value-type="float" office:value="6408575.73">
            <text:p>6408575,73</text:p>
          </table:table-cell>
          <table:table-cell/>
          <table:table-cell table:style-name="ce2" office:value-type="date" office:date-value="2022-06-03">
            <text:p>2022-06-03 00:00:00</text:p>
          </table:table-cell>
          <table:table-cell table:number-columns-repeated="1015"/>
        </table:table-row>
        <table:table-row table:style-name="ro1">
          <table:table-cell office:value-type="float" office:value="510923">
            <text:p>510923</text:p>
          </table:table-cell>
          <table:table-cell office:value-type="float" office:value="78688">
            <text:p>78688</text:p>
          </table:table-cell>
          <table:table-cell office:value-type="float" office:value="2333643.6">
            <text:p>2333643,6</text:p>
          </table:table-cell>
          <table:table-cell office:value-type="float" office:value="308113.34">
            <text:p>308113,34</text:p>
          </table:table-cell>
          <table:table-cell office:value-type="float" office:value="3122298.04">
            <text:p>3122298,04</text:p>
          </table:table-cell>
          <table:table-cell office:value-type="float" office:value="386818.84">
            <text:p>386818,84</text:p>
          </table:table-cell>
          <table:table-cell office:value-type="float" office:value="5455941.64">
            <text:p>5455941,64</text:p>
          </table:table-cell>
          <table:table-cell/>
          <table:table-cell table:style-name="ce2" office:value-type="date" office:date-value="2022-06-04">
            <text:p>2022-06-04 00:00:00</text:p>
          </table:table-cell>
          <table:table-cell table:number-columns-repeated="1015"/>
        </table:table-row>
        <table:table-row table:style-name="ro1">
          <table:table-cell office:value-type="float" office:value="497025">
            <text:p>497025</text:p>
          </table:table-cell>
          <table:table-cell office:value-type="float" office:value="56825">
            <text:p>56825</text:p>
          </table:table-cell>
          <table:table-cell office:value-type="float" office:value="1747588.63">
            <text:p>1747588,63</text:p>
          </table:table-cell>
          <table:table-cell office:value-type="float" office:value="240060.57">
            <text:p>240060,57</text:p>
          </table:table-cell>
          <table:table-cell office:value-type="float" office:value="2474843.72">
            <text:p>2474843,72</text:p>
          </table:table-cell>
          <table:table-cell office:value-type="float" office:value="296895.82">
            <text:p>296895,82</text:p>
          </table:table-cell>
          <table:table-cell office:value-type="float" office:value="4222432.35">
            <text:p>4222432,35</text:p>
          </table:table-cell>
          <table:table-cell/>
          <table:table-cell table:style-name="ce2" office:value-type="date" office:date-value="2022-06-05">
            <text:p>2022-06-05 00:00:00</text:p>
          </table:table-cell>
          <table:table-cell table:number-columns-repeated="1015"/>
        </table:table-row>
        <table:table-row table:style-name="ro1">
          <table:table-cell office:value-type="float" office:value="527049">
            <text:p>527049</text:p>
          </table:table-cell>
          <table:table-cell office:value-type="float" office:value="52486">
            <text:p>52486</text:p>
          </table:table-cell>
          <table:table-cell office:value-type="float" office:value="1652460.9">
            <text:p>1652460,9</text:p>
          </table:table-cell>
          <table:table-cell office:value-type="float" office:value="225829.79">
            <text:p>225829,79</text:p>
          </table:table-cell>
          <table:table-cell office:value-type="float" office:value="2330500.03">
            <text:p>2330500,03</text:p>
          </table:table-cell>
          <table:table-cell office:value-type="float" office:value="278333.29">
            <text:p>278333,29</text:p>
          </table:table-cell>
          <table:table-cell office:value-type="float" office:value="3982960.93">
            <text:p>3982960,93</text:p>
          </table:table-cell>
          <table:table-cell/>
          <table:table-cell table:style-name="ce2" office:value-type="date" office:date-value="2022-06-06">
            <text:p>2022-06-06 00:00:00</text:p>
          </table:table-cell>
          <table:table-cell table:number-columns-repeated="1015"/>
        </table:table-row>
        <table:table-row table:style-name="ro1">
          <table:table-cell office:value-type="float" office:value="498430">
            <text:p>498430</text:p>
          </table:table-cell>
          <table:table-cell office:value-type="float" office:value="56373">
            <text:p>56373</text:p>
          </table:table-cell>
          <table:table-cell office:value-type="float" office:value="1721665.96">
            <text:p>1721665,96</text:p>
          </table:table-cell>
          <table:table-cell office:value-type="float" office:value="244812.96">
            <text:p>244812,96</text:p>
          </table:table-cell>
          <table:table-cell office:value-type="float" office:value="2453367">
            <text:p>2453367</text:p>
          </table:table-cell>
          <table:table-cell office:value-type="float" office:value="301196.06">
            <text:p>301196,06</text:p>
          </table:table-cell>
          <table:table-cell office:value-type="float" office:value="4175032.96">
            <text:p>4175032,96</text:p>
          </table:table-cell>
          <table:table-cell/>
          <table:table-cell table:style-name="ce2" office:value-type="date" office:date-value="2022-06-07">
            <text:p>2022-06-07 00:00:00</text:p>
          </table:table-cell>
          <table:table-cell table:number-columns-repeated="1015"/>
        </table:table-row>
        <table:table-row table:style-name="ro1">
          <table:table-cell office:value-type="float" office:value="498825">
            <text:p>498825</text:p>
          </table:table-cell>
          <table:table-cell office:value-type="float" office:value="63452">
            <text:p>63452</text:p>
          </table:table-cell>
          <table:table-cell office:value-type="float" office:value="1933185.73">
            <text:p>1933185,73</text:p>
          </table:table-cell>
          <table:table-cell office:value-type="float" office:value="281658.14">
            <text:p>281658,14</text:p>
          </table:table-cell>
          <table:table-cell office:value-type="float" office:value="2684568.19">
            <text:p>2684568,19</text:p>
          </table:table-cell>
          <table:table-cell office:value-type="float" office:value="345110.14">
            <text:p>345110,14</text:p>
          </table:table-cell>
          <table:table-cell office:value-type="float" office:value="4617753.92">
            <text:p>4617753,92</text:p>
          </table:table-cell>
          <table:table-cell/>
          <table:table-cell table:style-name="ce2" office:value-type="date" office:date-value="2022-06-08">
            <text:p>2022-06-08 00:00:00</text:p>
          </table:table-cell>
          <table:table-cell table:number-columns-repeated="1015"/>
        </table:table-row>
        <table:table-row table:style-name="ro1">
          <table:table-cell office:value-type="float" office:value="455279">
            <text:p>455279</text:p>
          </table:table-cell>
          <table:table-cell office:value-type="float" office:value="67258">
            <text:p>67258</text:p>
          </table:table-cell>
          <table:table-cell office:value-type="float" office:value="2069684.51">
            <text:p>2069684,51</text:p>
          </table:table-cell>
          <table:table-cell office:value-type="float" office:value="309114.4">
            <text:p>309114,4</text:p>
          </table:table-cell>
          <table:table-cell office:value-type="float" office:value="2966803.07">
            <text:p>2966803,07</text:p>
          </table:table-cell>
          <table:table-cell office:value-type="float" office:value="376372.4">
            <text:p>376372,4</text:p>
          </table:table-cell>
          <table:table-cell office:value-type="float" office:value="5036487.58">
            <text:p>5036487,58</text:p>
          </table:table-cell>
          <table:table-cell/>
          <table:table-cell table:style-name="ce2" office:value-type="date" office:date-value="2022-06-09">
            <text:p>2022-06-09 00:00:00</text:p>
          </table:table-cell>
          <table:table-cell table:number-columns-repeated="1015"/>
        </table:table-row>
        <table:table-row table:style-name="ro1">
          <table:table-cell office:value-type="float" office:value="529328">
            <text:p>529328</text:p>
          </table:table-cell>
          <table:table-cell office:value-type="float" office:value="87954">
            <text:p>87954</text:p>
          </table:table-cell>
          <table:table-cell office:value-type="float" office:value="2624918.77">
            <text:p>2624918,77</text:p>
          </table:table-cell>
          <table:table-cell office:value-type="float" office:value="376782.04">
            <text:p>376782,04</text:p>
          </table:table-cell>
          <table:table-cell office:value-type="float" office:value="3674817.05">
            <text:p>3674817,05</text:p>
          </table:table-cell>
          <table:table-cell office:value-type="float" office:value="464749.29">
            <text:p>464749,29</text:p>
          </table:table-cell>
          <table:table-cell office:value-type="float" office:value="6299735.82">
            <text:p>6299735,82</text:p>
          </table:table-cell>
          <table:table-cell/>
          <table:table-cell table:style-name="ce2" office:value-type="date" office:date-value="2022-06-10">
            <text:p>2022-06-10 00:00:00</text:p>
          </table:table-cell>
          <table:table-cell table:number-columns-repeated="1015"/>
        </table:table-row>
        <table:table-row table:style-name="ro1">
          <table:table-cell office:value-type="float" office:value="529984">
            <text:p>529984</text:p>
          </table:table-cell>
          <table:table-cell office:value-type="float" office:value="82763">
            <text:p>82763</text:p>
          </table:table-cell>
          <table:table-cell office:value-type="float" office:value="2431057.01">
            <text:p>2431057,01</text:p>
          </table:table-cell>
          <table:table-cell office:value-type="float" office:value="327004.26">
            <text:p>327004,26</text:p>
          </table:table-cell>
          <table:table-cell office:value-type="float" office:value="3194808.2">
            <text:p>3194808,2</text:p>
          </table:table-cell>
          <table:table-cell office:value-type="float" office:value="409767.26">
            <text:p>409767,26</text:p>
          </table:table-cell>
          <table:table-cell office:value-type="float" office:value="5625865.21">
            <text:p>5625865,21</text:p>
          </table:table-cell>
          <table:table-cell/>
          <table:table-cell table:style-name="ce2" office:value-type="date" office:date-value="2022-06-11">
            <text:p>2022-06-11 00:00:00</text:p>
          </table:table-cell>
          <table:table-cell table:number-columns-repeated="1015"/>
        </table:table-row>
        <table:table-row table:style-name="ro1">
          <table:table-cell office:value-type="float" office:value="486564">
            <text:p>486564</text:p>
          </table:table-cell>
          <table:table-cell office:value-type="float" office:value="60765">
            <text:p>60765</text:p>
          </table:table-cell>
          <table:table-cell office:value-type="float" office:value="1875198.37">
            <text:p>1875198,37</text:p>
          </table:table-cell>
          <table:table-cell office:value-type="float" office:value="253530.8">
            <text:p>253530,8</text:p>
          </table:table-cell>
          <table:table-cell office:value-type="float" office:value="2535938.47">
            <text:p>2535938,47</text:p>
          </table:table-cell>
          <table:table-cell office:value-type="float" office:value="314295.8">
            <text:p>314295,8</text:p>
          </table:table-cell>
          <table:table-cell office:value-type="float" office:value="4411136.84">
            <text:p>4411136,84</text:p>
          </table:table-cell>
          <table:table-cell/>
          <table:table-cell table:style-name="ce2" office:value-type="date" office:date-value="2022-06-12">
            <text:p>2022-06-12 00:00:00</text:p>
          </table:table-cell>
          <table:table-cell table:number-columns-repeated="1015"/>
        </table:table-row>
        <table:table-row table:style-name="ro1">
          <table:table-cell office:value-type="float" office:value="486679">
            <text:p>486679</text:p>
          </table:table-cell>
          <table:table-cell office:value-type="float" office:value="54629">
            <text:p>54629</text:p>
          </table:table-cell>
          <table:table-cell office:value-type="float" office:value="1693074.18">
            <text:p>1693074,18</text:p>
          </table:table-cell>
          <table:table-cell office:value-type="float" office:value="247763.26">
            <text:p>247763,26</text:p>
          </table:table-cell>
          <table:table-cell office:value-type="float" office:value="2377805.37">
            <text:p>2377805,37</text:p>
          </table:table-cell>
          <table:table-cell office:value-type="float" office:value="302392.26">
            <text:p>302392,26</text:p>
          </table:table-cell>
          <table:table-cell office:value-type="float" office:value="4070879.55">
            <text:p>4070879,55</text:p>
          </table:table-cell>
          <table:table-cell/>
          <table:table-cell table:style-name="ce2" office:value-type="date" office:date-value="2022-06-13">
            <text:p>2022-06-13 00:00:00</text:p>
          </table:table-cell>
          <table:table-cell table:number-columns-repeated="1015"/>
        </table:table-row>
        <table:table-row table:style-name="ro1">
          <table:table-cell office:value-type="float" office:value="502318">
            <text:p>502318</text:p>
          </table:table-cell>
          <table:table-cell office:value-type="float" office:value="54261">
            <text:p>54261</text:p>
          </table:table-cell>
          <table:table-cell office:value-type="float" office:value="1673242.08">
            <text:p>1673242,08</text:p>
          </table:table-cell>
          <table:table-cell office:value-type="float" office:value="263652.94">
            <text:p>263652,94</text:p>
          </table:table-cell>
          <table:table-cell office:value-type="float" office:value="2446201.01">
            <text:p>2446201,01</text:p>
          </table:table-cell>
          <table:table-cell office:value-type="float" office:value="317913.94">
            <text:p>317913,94</text:p>
          </table:table-cell>
          <table:table-cell office:value-type="float" office:value="4119443.09">
            <text:p>4119443,09</text:p>
          </table:table-cell>
          <table:table-cell/>
          <table:table-cell table:style-name="ce2" office:value-type="date" office:date-value="2022-06-14">
            <text:p>2022-06-14 00:00:00</text:p>
          </table:table-cell>
          <table:table-cell table:number-columns-repeated="1015"/>
        </table:table-row>
        <table:table-row table:style-name="ro1">
          <table:table-cell office:value-type="float" office:value="502678">
            <text:p>502678</text:p>
          </table:table-cell>
          <table:table-cell office:value-type="float" office:value="67028">
            <text:p>67028</text:p>
          </table:table-cell>
          <table:table-cell office:value-type="float" office:value="1982543.14">
            <text:p>1982543,14</text:p>
          </table:table-cell>
          <table:table-cell office:value-type="float" office:value="326695.78">
            <text:p>326695,78</text:p>
          </table:table-cell>
          <table:table-cell office:value-type="float" office:value="2726702.68">
            <text:p>2726702,68</text:p>
          </table:table-cell>
          <table:table-cell office:value-type="float" office:value="393723.78">
            <text:p>393723,78</text:p>
          </table:table-cell>
          <table:table-cell office:value-type="float" office:value="4709245.82">
            <text:p>4709245,82</text:p>
          </table:table-cell>
          <table:table-cell/>
          <table:table-cell table:style-name="ce2" office:value-type="date" office:date-value="2022-06-15">
            <text:p>2022-06-15 00:00:00</text:p>
          </table:table-cell>
          <table:table-cell table:number-columns-repeated="1015"/>
        </table:table-row>
        <table:table-row table:style-name="ro1">
          <table:table-cell office:value-type="float" office:value="503258">
            <text:p>503258</text:p>
          </table:table-cell>
          <table:table-cell office:value-type="float" office:value="71807">
            <text:p>71807</text:p>
          </table:table-cell>
          <table:table-cell office:value-type="float" office:value="2132081.52">
            <text:p>2132081,52</text:p>
          </table:table-cell>
          <table:table-cell office:value-type="float" office:value="320274.44">
            <text:p>320274,44</text:p>
          </table:table-cell>
          <table:table-cell office:value-type="float" office:value="2957366.9">
            <text:p>2957366,9</text:p>
          </table:table-cell>
          <table:table-cell office:value-type="float" office:value="392081.44">
            <text:p>392081,44</text:p>
          </table:table-cell>
          <table:table-cell office:value-type="float" office:value="5089448.42">
            <text:p>5089448,42</text:p>
          </table:table-cell>
          <table:table-cell/>
          <table:table-cell table:style-name="ce2" office:value-type="date" office:date-value="2022-06-16">
            <text:p>2022-06-16 00:00:00</text:p>
          </table:table-cell>
          <table:table-cell table:number-columns-repeated="1015"/>
        </table:table-row>
        <table:table-row table:style-name="ro1">
          <table:table-cell office:value-type="float" office:value="533462">
            <text:p>533462</text:p>
          </table:table-cell>
          <table:table-cell office:value-type="float" office:value="93197">
            <text:p>93197</text:p>
          </table:table-cell>
          <table:table-cell office:value-type="float" office:value="2700717.59">
            <text:p>2700717,59</text:p>
          </table:table-cell>
          <table:table-cell office:value-type="float" office:value="398348.34">
            <text:p>398348,34</text:p>
          </table:table-cell>
          <table:table-cell office:value-type="float" office:value="3660690.2">
            <text:p>3660690,2</text:p>
          </table:table-cell>
          <table:table-cell office:value-type="float" office:value="491562.59">
            <text:p>491562,59</text:p>
          </table:table-cell>
          <table:table-cell office:value-type="float" office:value="6361407.79">
            <text:p>6361407,79</text:p>
          </table:table-cell>
          <table:table-cell/>
          <table:table-cell table:style-name="ce2" office:value-type="date" office:date-value="2022-06-17">
            <text:p>2022-06-17 00:00:00</text:p>
          </table:table-cell>
          <table:table-cell table:number-columns-repeated="1015"/>
        </table:table-row>
        <table:table-row table:style-name="ro1">
          <table:table-cell office:value-type="float" office:value="504452">
            <text:p>504452</text:p>
          </table:table-cell>
          <table:table-cell office:value-type="float" office:value="87266">
            <text:p>87266</text:p>
          </table:table-cell>
          <table:table-cell office:value-type="float" office:value="2535480.02">
            <text:p>2535480,02</text:p>
          </table:table-cell>
          <table:table-cell office:value-type="float" office:value="372896.52">
            <text:p>372896,52</text:p>
          </table:table-cell>
          <table:table-cell office:value-type="float" office:value="3257410.71">
            <text:p>3257410,71</text:p>
          </table:table-cell>
          <table:table-cell office:value-type="float" office:value="460162.52">
            <text:p>460162,52</text:p>
          </table:table-cell>
          <table:table-cell office:value-type="float" office:value="5792890.73">
            <text:p>5792890,73</text:p>
          </table:table-cell>
          <table:table-cell/>
          <table:table-cell table:style-name="ce2" office:value-type="date" office:date-value="2022-06-18">
            <text:p>2022-06-18 00:00:00</text:p>
          </table:table-cell>
          <table:table-cell table:number-columns-repeated="1015"/>
        </table:table-row>
        <table:table-row table:style-name="ro1">
          <table:table-cell office:value-type="float" office:value="460842">
            <text:p>460842</text:p>
          </table:table-cell>
          <table:table-cell office:value-type="float" office:value="61033">
            <text:p>61033</text:p>
          </table:table-cell>
          <table:table-cell office:value-type="float" office:value="1826218.89">
            <text:p>1826218,89</text:p>
          </table:table-cell>
          <table:table-cell office:value-type="float" office:value="290978.58">
            <text:p>290978,58</text:p>
          </table:table-cell>
          <table:table-cell office:value-type="float" office:value="2552608.81">
            <text:p>2552608,81</text:p>
          </table:table-cell>
          <table:table-cell office:value-type="float" office:value="352011.58">
            <text:p>352011,58</text:p>
          </table:table-cell>
          <table:table-cell office:value-type="float" office:value="4378827.7">
            <text:p>4378827,7</text:p>
          </table:table-cell>
          <table:table-cell/>
          <table:table-cell table:style-name="ce2" office:value-type="date" office:date-value="2022-06-19">
            <text:p>2022-06-19 00:00:00</text:p>
          </table:table-cell>
          <table:table-cell table:number-columns-repeated="1015"/>
        </table:table-row>
        <table:table-row table:style-name="ro1">
          <table:table-cell office:value-type="float" office:value="505803">
            <text:p>505803</text:p>
          </table:table-cell>
          <table:table-cell office:value-type="float" office:value="60193">
            <text:p>60193</text:p>
          </table:table-cell>
          <table:table-cell office:value-type="float" office:value="1840780.49">
            <text:p>1840780,49</text:p>
          </table:table-cell>
          <table:table-cell office:value-type="float" office:value="252684.69">
            <text:p>252684,69</text:p>
          </table:table-cell>
          <table:table-cell office:value-type="float" office:value="2413451.16">
            <text:p>2413451,16</text:p>
          </table:table-cell>
          <table:table-cell office:value-type="float" office:value="312877.69">
            <text:p>312877,69</text:p>
          </table:table-cell>
          <table:table-cell office:value-type="float" office:value="4254231.65">
            <text:p>4254231,65</text:p>
          </table:table-cell>
          <table:table-cell/>
          <table:table-cell table:style-name="ce2" office:value-type="date" office:date-value="2022-06-20">
            <text:p>2022-06-20 00:00:00</text:p>
          </table:table-cell>
          <table:table-cell table:number-columns-repeated="1015"/>
        </table:table-row>
        <table:table-row table:style-name="ro1">
          <table:table-cell office:value-type="float" office:value="461629">
            <text:p>461629</text:p>
          </table:table-cell>
          <table:table-cell office:value-type="float" office:value="58596">
            <text:p>58596</text:p>
          </table:table-cell>
          <table:table-cell office:value-type="float" office:value="1723534.47">
            <text:p>1723534,47</text:p>
          </table:table-cell>
          <table:table-cell office:value-type="float" office:value="282409.59">
            <text:p>282409,59</text:p>
          </table:table-cell>
          <table:table-cell office:value-type="float" office:value="2425447.44">
            <text:p>2425447,44</text:p>
          </table:table-cell>
          <table:table-cell office:value-type="float" office:value="341005.59">
            <text:p>341005,59</text:p>
          </table:table-cell>
          <table:table-cell office:value-type="float" office:value="4148981.91">
            <text:p>4148981,91</text:p>
          </table:table-cell>
          <table:table-cell/>
          <table:table-cell table:style-name="ce2" office:value-type="date" office:date-value="2022-06-21">
            <text:p>2022-06-21 00:00:00</text:p>
          </table:table-cell>
          <table:table-cell table:number-columns-repeated="1015"/>
        </table:table-row>
        <table:table-row table:style-name="ro1">
          <table:table-cell office:value-type="float" office:value="491904">
            <text:p>491904</text:p>
          </table:table-cell>
          <table:table-cell office:value-type="float" office:value="63907">
            <text:p>63907</text:p>
          </table:table-cell>
          <table:table-cell office:value-type="float" office:value="1941525.68">
            <text:p>1941525,68</text:p>
          </table:table-cell>
          <table:table-cell office:value-type="float" office:value="293915.37">
            <text:p>293915,37</text:p>
          </table:table-cell>
          <table:table-cell office:value-type="float" office:value="2663479.62">
            <text:p>2663479,62</text:p>
          </table:table-cell>
          <table:table-cell office:value-type="float" office:value="357822.37">
            <text:p>357822,37</text:p>
          </table:table-cell>
          <table:table-cell office:value-type="float" office:value="4605005.3">
            <text:p>4605005,3</text:p>
          </table:table-cell>
          <table:table-cell/>
          <table:table-cell table:style-name="ce2" office:value-type="date" office:date-value="2022-06-22">
            <text:p>2022-06-22 00:00:00</text:p>
          </table:table-cell>
          <table:table-cell table:number-columns-repeated="1015"/>
        </table:table-row>
        <table:table-row table:style-name="ro1">
          <table:table-cell office:value-type="float" office:value="462381">
            <text:p>462381</text:p>
          </table:table-cell>
          <table:table-cell office:value-type="float" office:value="71486">
            <text:p>71486</text:p>
          </table:table-cell>
          <table:table-cell office:value-type="float" office:value="2146035.67">
            <text:p>2146035,67</text:p>
          </table:table-cell>
          <table:table-cell office:value-type="float" office:value="305813.45">
            <text:p>305813,45</text:p>
          </table:table-cell>
          <table:table-cell office:value-type="float" office:value="2968522.1">
            <text:p>2968522,1</text:p>
          </table:table-cell>
          <table:table-cell office:value-type="float" office:value="377299.45">
            <text:p>377299,45</text:p>
          </table:table-cell>
          <table:table-cell office:value-type="float" office:value="5114557.77">
            <text:p>5114557,77</text:p>
          </table:table-cell>
          <table:table-cell/>
          <table:table-cell table:style-name="ce2" office:value-type="date" office:date-value="2022-06-23">
            <text:p>2022-06-23 00:00:00</text:p>
          </table:table-cell>
          <table:table-cell table:number-columns-repeated="1015"/>
        </table:table-row>
        <table:table-row table:style-name="ro1">
          <table:table-cell office:value-type="float" office:value="462862">
            <text:p>462862</text:p>
          </table:table-cell>
          <table:table-cell office:value-type="float" office:value="90323">
            <text:p>90323</text:p>
          </table:table-cell>
          <table:table-cell office:value-type="float" office:value="2638190.69">
            <text:p>2638190,69</text:p>
          </table:table-cell>
          <table:table-cell office:value-type="float" office:value="414992.56">
            <text:p>414992,56</text:p>
          </table:table-cell>
          <table:table-cell office:value-type="float" office:value="3726165.95">
            <text:p>3726165,95</text:p>
          </table:table-cell>
          <table:table-cell office:value-type="float" office:value="505315.56">
            <text:p>505315,56</text:p>
          </table:table-cell>
          <table:table-cell office:value-type="float" office:value="6364356.64">
            <text:p>6364356,64</text:p>
          </table:table-cell>
          <table:table-cell/>
          <table:table-cell table:style-name="ce2" office:value-type="date" office:date-value="2022-06-24">
            <text:p>2022-06-24 00:00:00</text:p>
          </table:table-cell>
          <table:table-cell table:number-columns-repeated="1015"/>
        </table:table-row>
        <table:table-row table:style-name="ro1">
          <table:table-cell office:value-type="float" office:value="463343">
            <text:p>463343</text:p>
          </table:table-cell>
          <table:table-cell office:value-type="float" office:value="80227">
            <text:p>80227</text:p>
          </table:table-cell>
          <table:table-cell office:value-type="float" office:value="2318715.9">
            <text:p>2318715,9</text:p>
          </table:table-cell>
          <table:table-cell office:value-type="float" office:value="338359.01">
            <text:p>338359,01</text:p>
          </table:table-cell>
          <table:table-cell office:value-type="float" office:value="3116647.39">
            <text:p>3116647,39</text:p>
          </table:table-cell>
          <table:table-cell office:value-type="float" office:value="418597.61">
            <text:p>418597,61</text:p>
          </table:table-cell>
          <table:table-cell office:value-type="float" office:value="5435363.29">
            <text:p>5435363,29</text:p>
          </table:table-cell>
          <table:table-cell/>
          <table:table-cell table:style-name="ce2" office:value-type="date" office:date-value="2022-06-25">
            <text:p>2022-06-25 00:00:00</text:p>
          </table:table-cell>
          <table:table-cell table:number-columns-repeated="1015"/>
        </table:table-row>
        <table:table-row table:style-name="ro1">
          <table:table-cell office:value-type="float" office:value="448740">
            <text:p>448740</text:p>
          </table:table-cell>
          <table:table-cell office:value-type="float" office:value="59670">
            <text:p>59670</text:p>
          </table:table-cell>
          <table:table-cell office:value-type="float" office:value="1809665.37">
            <text:p>1809665,37</text:p>
          </table:table-cell>
          <table:table-cell office:value-type="float" office:value="260736.53">
            <text:p>260736,53</text:p>
          </table:table-cell>
          <table:table-cell office:value-type="float" office:value="2425427.17">
            <text:p>2425427,17</text:p>
          </table:table-cell>
          <table:table-cell office:value-type="float" office:value="320441.88">
            <text:p>320441,88</text:p>
          </table:table-cell>
          <table:table-cell office:value-type="float" office:value="4235092.54">
            <text:p>4235092,54</text:p>
          </table:table-cell>
          <table:table-cell/>
          <table:table-cell table:style-name="ce2" office:value-type="date" office:date-value="2022-06-26">
            <text:p>2022-06-26 00:00:00</text:p>
          </table:table-cell>
          <table:table-cell table:number-columns-repeated="1015"/>
        </table:table-row>
        <table:table-row table:style-name="ro1">
          <table:table-cell office:value-type="float" office:value="479136">
            <text:p>479136</text:p>
          </table:table-cell>
          <table:table-cell office:value-type="float" office:value="63934">
            <text:p>63934</text:p>
          </table:table-cell>
          <table:table-cell office:value-type="float" office:value="1905806.87">
            <text:p>1905806,87</text:p>
          </table:table-cell>
          <table:table-cell office:value-type="float" office:value="297492.19">
            <text:p>297492,19</text:p>
          </table:table-cell>
          <table:table-cell office:value-type="float" office:value="2560259.43">
            <text:p>2560259,43</text:p>
          </table:table-cell>
          <table:table-cell office:value-type="float" office:value="361426.19">
            <text:p>361426,19</text:p>
          </table:table-cell>
          <table:table-cell office:value-type="float" office:value="4466066.3">
            <text:p>4466066,3</text:p>
          </table:table-cell>
          <table:table-cell/>
          <table:table-cell table:style-name="ce2" office:value-type="date" office:date-value="2022-06-27">
            <text:p>2022-06-27 00:00:00</text:p>
          </table:table-cell>
          <table:table-cell table:number-columns-repeated="1015"/>
        </table:table-row>
        <table:table-row table:style-name="ro1">
          <table:table-cell office:value-type="float" office:value="449922">
            <text:p>449922</text:p>
          </table:table-cell>
          <table:table-cell office:value-type="float" office:value="64542">
            <text:p>64542</text:p>
          </table:table-cell>
          <table:table-cell office:value-type="float" office:value="1868556.93">
            <text:p>1868556,93</text:p>
          </table:table-cell>
          <table:table-cell office:value-type="float" office:value="276886.1">
            <text:p>276886,1</text:p>
          </table:table-cell>
          <table:table-cell office:value-type="float" office:value="2570501.44">
            <text:p>2570501,44</text:p>
          </table:table-cell>
          <table:table-cell office:value-type="float" office:value="341447.85">
            <text:p>341447,85</text:p>
          </table:table-cell>
          <table:table-cell office:value-type="float" office:value="4439058.37">
            <text:p>4439058,37</text:p>
          </table:table-cell>
          <table:table-cell/>
          <table:table-cell table:style-name="ce2" office:value-type="date" office:date-value="2022-06-28">
            <text:p>2022-06-28 00:00:00</text:p>
          </table:table-cell>
          <table:table-cell table:number-columns-repeated="1015"/>
        </table:table-row>
        <table:table-row table:style-name="ro1">
          <table:table-cell office:value-type="float" office:value="480382">
            <text:p>480382</text:p>
          </table:table-cell>
          <table:table-cell office:value-type="float" office:value="69383">
            <text:p>69383</text:p>
          </table:table-cell>
          <table:table-cell office:value-type="float" office:value="2020283.7">
            <text:p>2020283,7</text:p>
          </table:table-cell>
          <table:table-cell office:value-type="float" office:value="315193.83">
            <text:p>315193,83</text:p>
          </table:table-cell>
          <table:table-cell office:value-type="float" office:value="2783263.28">
            <text:p>2783263,28</text:p>
          </table:table-cell>
          <table:table-cell office:value-type="float" office:value="384576.83">
            <text:p>384576,83</text:p>
          </table:table-cell>
          <table:table-cell office:value-type="float" office:value="4803546.98">
            <text:p>4803546,98</text:p>
          </table:table-cell>
          <table:table-cell/>
          <table:table-cell table:style-name="ce2" office:value-type="date" office:date-value="2022-06-29">
            <text:p>2022-06-29 00:00:00</text:p>
          </table:table-cell>
          <table:table-cell table:number-columns-repeated="1015"/>
        </table:table-row>
        <table:table-row table:style-name="ro1">
          <table:table-cell office:value-type="float" office:value="480640">
            <text:p>480640</text:p>
          </table:table-cell>
          <table:table-cell office:value-type="float" office:value="88049">
            <text:p>88049</text:p>
          </table:table-cell>
          <table:table-cell office:value-type="float" office:value="2483353.94">
            <text:p>2483353,94</text:p>
          </table:table-cell>
          <table:table-cell office:value-type="float" office:value="373686.92">
            <text:p>373686,92</text:p>
          </table:table-cell>
          <table:table-cell office:value-type="float" office:value="3383668.03">
            <text:p>3383668,03</text:p>
          </table:table-cell>
          <table:table-cell office:value-type="float" office:value="461735.92">
            <text:p>461735,92</text:p>
          </table:table-cell>
          <table:table-cell office:value-type="float" office:value="5867021.97">
            <text:p>5867021,97</text:p>
          </table:table-cell>
          <table:table-cell/>
          <table:table-cell table:style-name="ce2" office:value-type="date" office:date-value="2022-06-30">
            <text:p>2022-06-30 00:00:00</text:p>
          </table:table-cell>
          <table:table-cell table:number-columns-repeated="1015"/>
        </table:table-row>
        <table:table-row table:style-name="ro1">
          <table:table-cell office:value-type="float" office:value="481408">
            <text:p>481408</text:p>
          </table:table-cell>
          <table:table-cell office:value-type="float" office:value="114126">
            <text:p>114126</text:p>
          </table:table-cell>
          <table:table-cell office:value-type="float" office:value="3139476.34">
            <text:p>3139476,34</text:p>
          </table:table-cell>
          <table:table-cell office:value-type="float" office:value="477580.38">
            <text:p>477580,38</text:p>
          </table:table-cell>
          <table:table-cell office:value-type="float" office:value="4317575.77">
            <text:p>4317575,77</text:p>
          </table:table-cell>
          <table:table-cell office:value-type="float" office:value="591706.38">
            <text:p>591706,38</text:p>
          </table:table-cell>
          <table:table-cell office:value-type="float" office:value="7457052.11">
            <text:p>7457052,11</text:p>
          </table:table-cell>
          <table:table-cell/>
          <table:table-cell table:style-name="ce2" office:value-type="date" office:date-value="2022-07-01">
            <text:p>2022-07-01 00:00:00</text:p>
          </table:table-cell>
          <table:table-cell table:number-columns-repeated="1015"/>
        </table:table-row>
        <table:table-row table:style-name="ro1">
          <table:table-cell office:value-type="float" office:value="481922">
            <text:p>481922</text:p>
          </table:table-cell>
          <table:table-cell office:value-type="float" office:value="101140">
            <text:p>101140</text:p>
          </table:table-cell>
          <table:table-cell office:value-type="float" office:value="2831208.7">
            <text:p>2831208,7</text:p>
          </table:table-cell>
          <table:table-cell office:value-type="float" office:value="374413.11">
            <text:p>374413,11</text:p>
          </table:table-cell>
          <table:table-cell office:value-type="float" office:value="3577952.42">
            <text:p>3577952,42</text:p>
          </table:table-cell>
          <table:table-cell office:value-type="float" office:value="475553.11">
            <text:p>475553,11</text:p>
          </table:table-cell>
          <table:table-cell office:value-type="float" office:value="6409161.12">
            <text:p>6409161,12</text:p>
          </table:table-cell>
          <table:table-cell/>
          <table:table-cell table:style-name="ce2" office:value-type="date" office:date-value="2022-07-02">
            <text:p>2022-07-02 00:00:00</text:p>
          </table:table-cell>
          <table:table-cell table:number-columns-repeated="1015"/>
        </table:table-row>
        <table:table-row table:style-name="ro1">
          <table:table-cell office:value-type="float" office:value="452560">
            <text:p>452560</text:p>
          </table:table-cell>
          <table:table-cell office:value-type="float" office:value="68525">
            <text:p>68525</text:p>
          </table:table-cell>
          <table:table-cell office:value-type="float" office:value="1951264.24">
            <text:p>1951264,24</text:p>
          </table:table-cell>
          <table:table-cell office:value-type="float" office:value="279314.13">
            <text:p>279314,13</text:p>
          </table:table-cell>
          <table:table-cell office:value-type="float" office:value="2676394.4">
            <text:p>2676394,4</text:p>
          </table:table-cell>
          <table:table-cell office:value-type="float" office:value="347839.13">
            <text:p>347839,13</text:p>
          </table:table-cell>
          <table:table-cell office:value-type="float" office:value="4627658.64">
            <text:p>4627658,64</text:p>
          </table:table-cell>
          <table:table-cell/>
          <table:table-cell table:style-name="ce2" office:value-type="date" office:date-value="2022-07-03">
            <text:p>2022-07-03 00:00:00</text:p>
          </table:table-cell>
          <table:table-cell table:number-columns-repeated="1015"/>
        </table:table-row>
        <table:table-row table:style-name="ro1">
          <table:table-cell office:value-type="float" office:value="422588">
            <text:p>422588</text:p>
          </table:table-cell>
          <table:table-cell office:value-type="float" office:value="43288">
            <text:p>43288</text:p>
          </table:table-cell>
          <table:table-cell office:value-type="float" office:value="1211323.72">
            <text:p>1211323,72</text:p>
          </table:table-cell>
          <table:table-cell office:value-type="float" office:value="190213.27">
            <text:p>190213,27</text:p>
          </table:table-cell>
          <table:table-cell office:value-type="float" office:value="1858656.7">
            <text:p>1858656,7</text:p>
          </table:table-cell>
          <table:table-cell office:value-type="float" office:value="233514.87">
            <text:p>233514,87</text:p>
          </table:table-cell>
          <table:table-cell office:value-type="float" office:value="3069980.42">
            <text:p>3069980,42</text:p>
          </table:table-cell>
          <table:table-cell/>
          <table:table-cell table:style-name="ce2" office:value-type="date" office:date-value="2022-07-04">
            <text:p>2022-07-04 00:00:00</text:p>
          </table:table-cell>
          <table:table-cell table:number-columns-repeated="1015"/>
        </table:table-row>
        <table:table-row table:style-name="ro1">
          <table:table-cell office:value-type="float" office:value="453176">
            <text:p>453176</text:p>
          </table:table-cell>
          <table:table-cell office:value-type="float" office:value="61747">
            <text:p>61747</text:p>
          </table:table-cell>
          <table:table-cell office:value-type="float" office:value="1940610.72">
            <text:p>1940610,72</text:p>
          </table:table-cell>
          <table:table-cell office:value-type="float" office:value="306126.01">
            <text:p>306126,01</text:p>
          </table:table-cell>
          <table:table-cell office:value-type="float" office:value="2611486.6">
            <text:p>2611486,6</text:p>
          </table:table-cell>
          <table:table-cell office:value-type="float" office:value="367873.01">
            <text:p>367873,01</text:p>
          </table:table-cell>
          <table:table-cell office:value-type="float" office:value="4552097.32">
            <text:p>4552097,32</text:p>
          </table:table-cell>
          <table:table-cell/>
          <table:table-cell table:style-name="ce2" office:value-type="date" office:date-value="2022-07-05">
            <text:p>2022-07-05 00:00:00</text:p>
          </table:table-cell>
          <table:table-cell table:number-columns-repeated="1015"/>
        </table:table-row>
        <table:table-row table:style-name="ro1">
          <table:table-cell office:value-type="float" office:value="453628">
            <text:p>453628</text:p>
          </table:table-cell>
          <table:table-cell office:value-type="float" office:value="63601">
            <text:p>63601</text:p>
          </table:table-cell>
          <table:table-cell office:value-type="float" office:value="1930464.79">
            <text:p>1930464,79</text:p>
          </table:table-cell>
          <table:table-cell office:value-type="float" office:value="319427.76">
            <text:p>319427,76</text:p>
          </table:table-cell>
          <table:table-cell office:value-type="float" office:value="2685892.58">
            <text:p>2685892,58</text:p>
          </table:table-cell>
          <table:table-cell office:value-type="float" office:value="383028.76">
            <text:p>383028,76</text:p>
          </table:table-cell>
          <table:table-cell office:value-type="float" office:value="4616357.37">
            <text:p>4616357,37</text:p>
          </table:table-cell>
          <table:table-cell/>
          <table:table-cell table:style-name="ce2" office:value-type="date" office:date-value="2022-07-06">
            <text:p>2022-07-06 00:00:00</text:p>
          </table:table-cell>
          <table:table-cell table:number-columns-repeated="1015"/>
        </table:table-row>
        <table:table-row table:style-name="ro1">
          <table:table-cell office:value-type="float" office:value="454080">
            <text:p>454080</text:p>
          </table:table-cell>
          <table:table-cell office:value-type="float" office:value="74865">
            <text:p>74865</text:p>
          </table:table-cell>
          <table:table-cell office:value-type="float" office:value="2228254.68">
            <text:p>2228254,68</text:p>
          </table:table-cell>
          <table:table-cell office:value-type="float" office:value="324791.47">
            <text:p>324791,47</text:p>
          </table:table-cell>
          <table:table-cell office:value-type="float" office:value="2973952.21">
            <text:p>2973952,21</text:p>
          </table:table-cell>
          <table:table-cell office:value-type="float" office:value="399656.47">
            <text:p>399656,47</text:p>
          </table:table-cell>
          <table:table-cell office:value-type="float" office:value="5202206.89">
            <text:p>5202206,89</text:p>
          </table:table-cell>
          <table:table-cell/>
          <table:table-cell table:style-name="ce2" office:value-type="date" office:date-value="2022-07-07">
            <text:p>2022-07-07 00:00:00</text:p>
          </table:table-cell>
          <table:table-cell table:number-columns-repeated="1015"/>
        </table:table-row>
        <table:table-row table:style-name="ro1">
          <table:table-cell office:value-type="float" office:value="485088">
            <text:p>485088</text:p>
          </table:table-cell>
          <table:table-cell office:value-type="float" office:value="96365">
            <text:p>96365</text:p>
          </table:table-cell>
          <table:table-cell office:value-type="float" office:value="2787720.46">
            <text:p>2787720,46</text:p>
          </table:table-cell>
          <table:table-cell office:value-type="float" office:value="401804.89">
            <text:p>401804,89</text:p>
          </table:table-cell>
          <table:table-cell office:value-type="float" office:value="3695438.9">
            <text:p>3695438,9</text:p>
          </table:table-cell>
          <table:table-cell office:value-type="float" office:value="498169.89">
            <text:p>498169,89</text:p>
          </table:table-cell>
          <table:table-cell office:value-type="float" office:value="6483159.36">
            <text:p>6483159,36</text:p>
          </table:table-cell>
          <table:table-cell/>
          <table:table-cell table:style-name="ce2" office:value-type="date" office:date-value="2022-07-08">
            <text:p>2022-07-08 00:00:00</text:p>
          </table:table-cell>
          <table:table-cell table:number-columns-repeated="1015"/>
        </table:table-row>
        <table:table-row table:style-name="ro1">
          <table:table-cell office:value-type="float" office:value="485332">
            <text:p>485332</text:p>
          </table:table-cell>
          <table:table-cell office:value-type="float" office:value="89285">
            <text:p>89285</text:p>
          </table:table-cell>
          <table:table-cell office:value-type="float" office:value="2549679.51">
            <text:p>2549679,51</text:p>
          </table:table-cell>
          <table:table-cell office:value-type="float" office:value="344174.31">
            <text:p>344174,31</text:p>
          </table:table-cell>
          <table:table-cell office:value-type="float" office:value="3217482.08">
            <text:p>3217482,08</text:p>
          </table:table-cell>
          <table:table-cell office:value-type="float" office:value="433459.31">
            <text:p>433459,31</text:p>
          </table:table-cell>
          <table:table-cell office:value-type="float" office:value="5767161.59">
            <text:p>5767161,59</text:p>
          </table:table-cell>
          <table:table-cell/>
          <table:table-cell table:style-name="ce2" office:value-type="date" office:date-value="2022-07-09">
            <text:p>2022-07-09 00:00:00</text:p>
          </table:table-cell>
          <table:table-cell table:number-columns-repeated="1015"/>
        </table:table-row>
        <table:table-row table:style-name="ro1">
          <table:table-cell office:value-type="float" office:value="470533">
            <text:p>470533</text:p>
          </table:table-cell>
          <table:table-cell office:value-type="float" office:value="69270">
            <text:p>69270</text:p>
          </table:table-cell>
          <table:table-cell office:value-type="float" office:value="2015032.92">
            <text:p>2015032,92</text:p>
          </table:table-cell>
          <table:table-cell office:value-type="float" office:value="267375.63">
            <text:p>267375,63</text:p>
          </table:table-cell>
          <table:table-cell office:value-type="float" office:value="2534823.96">
            <text:p>2534823,96</text:p>
          </table:table-cell>
          <table:table-cell office:value-type="float" office:value="336645.63">
            <text:p>336645,63</text:p>
          </table:table-cell>
          <table:table-cell office:value-type="float" office:value="4549856.88">
            <text:p>4549856,88</text:p>
          </table:table-cell>
          <table:table-cell/>
          <table:table-cell table:style-name="ce2" office:value-type="date" office:date-value="2022-07-10">
            <text:p>2022-07-10 00:00:00</text:p>
          </table:table-cell>
          <table:table-cell table:number-columns-repeated="1015"/>
        </table:table-row>
        <table:table-row table:style-name="ro1">
          <table:table-cell office:value-type="float" office:value="471014">
            <text:p>471014</text:p>
          </table:table-cell>
          <table:table-cell office:value-type="float" office:value="58636">
            <text:p>58636</text:p>
          </table:table-cell>
          <table:table-cell office:value-type="float" office:value="1750545.32">
            <text:p>1750545,32</text:p>
          </table:table-cell>
          <table:table-cell office:value-type="float" office:value="256078.87">
            <text:p>256078,87</text:p>
          </table:table-cell>
          <table:table-cell office:value-type="float" office:value="2485427.02">
            <text:p>2485427,02</text:p>
          </table:table-cell>
          <table:table-cell office:value-type="float" office:value="314714.87">
            <text:p>314714,87</text:p>
          </table:table-cell>
          <table:table-cell office:value-type="float" office:value="4235972.34">
            <text:p>4235972,34</text:p>
          </table:table-cell>
          <table:table-cell/>
          <table:table-cell table:style-name="ce2" office:value-type="date" office:date-value="2022-07-11">
            <text:p>2022-07-11 00:00:00</text:p>
          </table:table-cell>
          <table:table-cell table:number-columns-repeated="1015"/>
        </table:table-row>
        <table:table-row table:style-name="ro1">
          <table:table-cell office:value-type="float" office:value="456430">
            <text:p>456430</text:p>
          </table:table-cell>
          <table:table-cell office:value-type="float" office:value="57643">
            <text:p>57643</text:p>
          </table:table-cell>
          <table:table-cell office:value-type="float" office:value="1720736.35">
            <text:p>1720736,35</text:p>
          </table:table-cell>
          <table:table-cell office:value-type="float" office:value="259620.29">
            <text:p>259620,29</text:p>
          </table:table-cell>
          <table:table-cell office:value-type="float" office:value="2460266.09">
            <text:p>2460266,09</text:p>
          </table:table-cell>
          <table:table-cell office:value-type="float" office:value="317263.29">
            <text:p>317263,29</text:p>
          </table:table-cell>
          <table:table-cell office:value-type="float" office:value="4181002.44">
            <text:p>4181002,44</text:p>
          </table:table-cell>
          <table:table-cell/>
          <table:table-cell table:style-name="ce2" office:value-type="date" office:date-value="2022-07-12">
            <text:p>2022-07-12 00:00:00</text:p>
          </table:table-cell>
          <table:table-cell table:number-columns-repeated="1015"/>
        </table:table-row>
        <table:table-row table:style-name="ro1">
          <table:table-cell office:value-type="float" office:value="456882">
            <text:p>456882</text:p>
          </table:table-cell>
          <table:table-cell office:value-type="float" office:value="62903">
            <text:p>62903</text:p>
          </table:table-cell>
          <table:table-cell office:value-type="float" office:value="1881214.08">
            <text:p>1881214,08</text:p>
          </table:table-cell>
          <table:table-cell office:value-type="float" office:value="291854.09">
            <text:p>291854,09</text:p>
          </table:table-cell>
          <table:table-cell office:value-type="float" office:value="2651014.43">
            <text:p>2651014,43</text:p>
          </table:table-cell>
          <table:table-cell office:value-type="float" office:value="354757.09">
            <text:p>354757,09</text:p>
          </table:table-cell>
          <table:table-cell office:value-type="float" office:value="4532228.51">
            <text:p>4532228,51</text:p>
          </table:table-cell>
          <table:table-cell/>
          <table:table-cell table:style-name="ce2" office:value-type="date" office:date-value="2022-07-13">
            <text:p>2022-07-13 00:00:00</text:p>
          </table:table-cell>
          <table:table-cell table:number-columns-repeated="1015"/>
        </table:table-row>
        <table:table-row table:style-name="ro1">
          <table:table-cell office:value-type="float" office:value="441957">
            <text:p>441957</text:p>
          </table:table-cell>
          <table:table-cell office:value-type="float" office:value="74377">
            <text:p>74377</text:p>
          </table:table-cell>
          <table:table-cell office:value-type="float" office:value="2200291.91">
            <text:p>2200291,91</text:p>
          </table:table-cell>
          <table:table-cell office:value-type="float" office:value="320861.61">
            <text:p>320861,61</text:p>
          </table:table-cell>
          <table:table-cell office:value-type="float" office:value="3020393.21">
            <text:p>3020393,21</text:p>
          </table:table-cell>
          <table:table-cell office:value-type="float" office:value="395238.61">
            <text:p>395238,61</text:p>
          </table:table-cell>
          <table:table-cell office:value-type="float" office:value="5220685.12">
            <text:p>5220685,12</text:p>
          </table:table-cell>
          <table:table-cell/>
          <table:table-cell table:style-name="ce2" office:value-type="date" office:date-value="2022-07-14">
            <text:p>2022-07-14 00:00:00</text:p>
          </table:table-cell>
          <table:table-cell table:number-columns-repeated="1015"/>
        </table:table-row>
        <table:table-row table:style-name="ro1">
          <table:table-cell office:value-type="float" office:value="457485">
            <text:p>457485</text:p>
          </table:table-cell>
          <table:table-cell office:value-type="float" office:value="98603">
            <text:p>98603</text:p>
          </table:table-cell>
          <table:table-cell office:value-type="float" office:value="2777135.39">
            <text:p>2777135,39</text:p>
          </table:table-cell>
          <table:table-cell office:value-type="float" office:value="400270.92">
            <text:p>400270,92</text:p>
          </table:table-cell>
          <table:table-cell office:value-type="float" office:value="3834613.37">
            <text:p>3834613,37</text:p>
          </table:table-cell>
          <table:table-cell office:value-type="float" office:value="498873.92">
            <text:p>498873,92</text:p>
          </table:table-cell>
          <table:table-cell office:value-type="float" office:value="6611748.76">
            <text:p>6611748,76</text:p>
          </table:table-cell>
          <table:table-cell/>
          <table:table-cell table:style-name="ce2" office:value-type="date" office:date-value="2022-07-15">
            <text:p>2022-07-15 00:00:00</text:p>
          </table:table-cell>
          <table:table-cell table:number-columns-repeated="1015"/>
        </table:table-row>
        <table:table-row table:style-name="ro1">
          <table:table-cell office:value-type="float" office:value="473342">
            <text:p>473342</text:p>
          </table:table-cell>
          <table:table-cell office:value-type="float" office:value="86295">
            <text:p>86295</text:p>
          </table:table-cell>
          <table:table-cell office:value-type="float" office:value="2464938.28">
            <text:p>2464938,28</text:p>
          </table:table-cell>
          <table:table-cell office:value-type="float" office:value="325800.5">
            <text:p>325800,5</text:p>
          </table:table-cell>
          <table:table-cell office:value-type="float" office:value="3178376.18">
            <text:p>3178376,18</text:p>
          </table:table-cell>
          <table:table-cell office:value-type="float" office:value="412095.5">
            <text:p>412095,5</text:p>
          </table:table-cell>
          <table:table-cell office:value-type="float" office:value="5643314.46">
            <text:p>5643314,46</text:p>
          </table:table-cell>
          <table:table-cell/>
          <table:table-cell table:style-name="ce2" office:value-type="date" office:date-value="2022-07-16">
            <text:p>2022-07-16 00:00:00</text:p>
          </table:table-cell>
          <table:table-cell table:number-columns-repeated="1015"/>
        </table:table-row>
        <table:table-row table:style-name="ro1">
          <table:table-cell office:value-type="float" office:value="458400">
            <text:p>458400</text:p>
          </table:table-cell>
          <table:table-cell office:value-type="float" office:value="62391">
            <text:p>62391</text:p>
          </table:table-cell>
          <table:table-cell office:value-type="float" office:value="1823239.53">
            <text:p>1823239,53</text:p>
          </table:table-cell>
          <table:table-cell office:value-type="float" office:value="261625.35">
            <text:p>261625,35</text:p>
          </table:table-cell>
          <table:table-cell office:value-type="float" office:value="2502196.72">
            <text:p>2502196,72</text:p>
          </table:table-cell>
          <table:table-cell office:value-type="float" office:value="324016.35">
            <text:p>324016,35</text:p>
          </table:table-cell>
          <table:table-cell office:value-type="float" office:value="4325436.25">
            <text:p>4325436,25</text:p>
          </table:table-cell>
          <table:table-cell/>
          <table:table-cell table:style-name="ce2" office:value-type="date" office:date-value="2022-07-17">
            <text:p>2022-07-17 00:00:00</text:p>
          </table:table-cell>
          <table:table-cell table:number-columns-repeated="1015"/>
        </table:table-row>
        <table:table-row table:style-name="ro1">
          <table:table-cell office:value-type="float" office:value="489726">
            <text:p>489726</text:p>
          </table:table-cell>
          <table:table-cell office:value-type="float" office:value="58328">
            <text:p>58328</text:p>
          </table:table-cell>
          <table:table-cell office:value-type="float" office:value="1755375.91">
            <text:p>1755375,91</text:p>
          </table:table-cell>
          <table:table-cell office:value-type="float" office:value="258581.63">
            <text:p>258581,63</text:p>
          </table:table-cell>
          <table:table-cell office:value-type="float" office:value="2460443.29">
            <text:p>2460443,29</text:p>
          </table:table-cell>
          <table:table-cell office:value-type="float" office:value="316909.63">
            <text:p>316909,63</text:p>
          </table:table-cell>
          <table:table-cell office:value-type="float" office:value="4215819.2">
            <text:p>4215819,2</text:p>
          </table:table-cell>
          <table:table-cell/>
          <table:table-cell table:style-name="ce2" office:value-type="date" office:date-value="2022-07-18">
            <text:p>2022-07-18 00:00:00</text:p>
          </table:table-cell>
          <table:table-cell table:number-columns-repeated="1015"/>
        </table:table-row>
        <table:table-row table:style-name="ro1">
          <table:table-cell office:value-type="float" office:value="490240">
            <text:p>490240</text:p>
          </table:table-cell>
          <table:table-cell office:value-type="float" office:value="59833">
            <text:p>59833</text:p>
          </table:table-cell>
          <table:table-cell office:value-type="float" office:value="1787875.72">
            <text:p>1787875,72</text:p>
          </table:table-cell>
          <table:table-cell office:value-type="float" office:value="270878.79">
            <text:p>270878,79</text:p>
          </table:table-cell>
          <table:table-cell office:value-type="float" office:value="2589671.43">
            <text:p>2589671,43</text:p>
          </table:table-cell>
          <table:table-cell office:value-type="float" office:value="330711.79">
            <text:p>330711,79</text:p>
          </table:table-cell>
          <table:table-cell office:value-type="float" office:value="4377547.15">
            <text:p>4377547,15</text:p>
          </table:table-cell>
          <table:table-cell/>
          <table:table-cell table:style-name="ce2" office:value-type="date" office:date-value="2022-07-19">
            <text:p>2022-07-19 00:00:00</text:p>
          </table:table-cell>
          <table:table-cell table:number-columns-repeated="1015"/>
        </table:table-row>
        <table:table-row table:style-name="ro1">
          <table:table-cell office:value-type="float" office:value="475572">
            <text:p>475572</text:p>
          </table:table-cell>
          <table:table-cell office:value-type="float" office:value="66456">
            <text:p>66456</text:p>
          </table:table-cell>
          <table:table-cell office:value-type="float" office:value="1938616.23">
            <text:p>1938616,23</text:p>
          </table:table-cell>
          <table:table-cell office:value-type="float" office:value="303933.54">
            <text:p>303933,54</text:p>
          </table:table-cell>
          <table:table-cell office:value-type="float" office:value="2780989.29">
            <text:p>2780989,29</text:p>
          </table:table-cell>
          <table:table-cell office:value-type="float" office:value="370389.54">
            <text:p>370389,54</text:p>
          </table:table-cell>
          <table:table-cell office:value-type="float" office:value="4719605.52">
            <text:p>4719605,52</text:p>
          </table:table-cell>
          <table:table-cell/>
          <table:table-cell table:style-name="ce2" office:value-type="date" office:date-value="2022-07-20">
            <text:p>2022-07-20 00:00:00</text:p>
          </table:table-cell>
          <table:table-cell table:number-columns-repeated="1015"/>
        </table:table-row>
        <table:table-row table:style-name="ro1">
          <table:table-cell office:value-type="float" office:value="491253">
            <text:p>491253</text:p>
          </table:table-cell>
          <table:table-cell office:value-type="float" office:value="72162">
            <text:p>72162</text:p>
          </table:table-cell>
          <table:table-cell office:value-type="float" office:value="2128910.26">
            <text:p>2128910,26</text:p>
          </table:table-cell>
          <table:table-cell office:value-type="float" office:value="314927.12">
            <text:p>314927,12</text:p>
          </table:table-cell>
          <table:table-cell office:value-type="float" office:value="2974576.41">
            <text:p>2974576,41</text:p>
          </table:table-cell>
          <table:table-cell office:value-type="float" office:value="387089.12">
            <text:p>387089,12</text:p>
          </table:table-cell>
          <table:table-cell office:value-type="float" office:value="5103486.67">
            <text:p>5103486,67</text:p>
          </table:table-cell>
          <table:table-cell/>
          <table:table-cell table:style-name="ce2" office:value-type="date" office:date-value="2022-07-21">
            <text:p>2022-07-21 00:00:00</text:p>
          </table:table-cell>
          <table:table-cell table:number-columns-repeated="1015"/>
        </table:table-row>
        <table:table-row table:style-name="ro1">
          <table:table-cell office:value-type="float" office:value="491767">
            <text:p>491767</text:p>
          </table:table-cell>
          <table:table-cell office:value-type="float" office:value="93559">
            <text:p>93559</text:p>
          </table:table-cell>
          <table:table-cell office:value-type="float" office:value="2718622.37">
            <text:p>2718622,37</text:p>
          </table:table-cell>
          <table:table-cell office:value-type="float" office:value="402157.48">
            <text:p>402157,48</text:p>
          </table:table-cell>
          <table:table-cell office:value-type="float" office:value="3773845.43">
            <text:p>3773845,43</text:p>
          </table:table-cell>
          <table:table-cell office:value-type="float" office:value="495716.48">
            <text:p>495716,48</text:p>
          </table:table-cell>
          <table:table-cell office:value-type="float" office:value="6492467.8">
            <text:p>6492467,8</text:p>
          </table:table-cell>
          <table:table-cell/>
          <table:table-cell table:style-name="ce2" office:value-type="date" office:date-value="2022-07-22">
            <text:p>2022-07-22 00:00:00</text:p>
          </table:table-cell>
          <table:table-cell table:number-columns-repeated="1015"/>
        </table:table-row>
        <table:table-row table:style-name="ro1">
          <table:table-cell office:value-type="float" office:value="477055">
            <text:p>477055</text:p>
          </table:table-cell>
          <table:table-cell office:value-type="float" office:value="84067">
            <text:p>84067</text:p>
          </table:table-cell>
          <table:table-cell office:value-type="float" office:value="2443039.77">
            <text:p>2443039,77</text:p>
          </table:table-cell>
          <table:table-cell office:value-type="float" office:value="333856.93">
            <text:p>333856,93</text:p>
          </table:table-cell>
          <table:table-cell office:value-type="float" office:value="3154992.56">
            <text:p>3154992,56</text:p>
          </table:table-cell>
          <table:table-cell office:value-type="float" office:value="417923.93">
            <text:p>417923,93</text:p>
          </table:table-cell>
          <table:table-cell office:value-type="float" office:value="5598032.33">
            <text:p>5598032,33</text:p>
          </table:table-cell>
          <table:table-cell/>
          <table:table-cell table:style-name="ce2" office:value-type="date" office:date-value="2022-07-23">
            <text:p>2022-07-23 00:00:00</text:p>
          </table:table-cell>
          <table:table-cell table:number-columns-repeated="1015"/>
        </table:table-row>
        <table:table-row table:style-name="ro1">
          <table:table-cell office:value-type="float" office:value="477540">
            <text:p>477540</text:p>
          </table:table-cell>
          <table:table-cell office:value-type="float" office:value="61646">
            <text:p>61646</text:p>
          </table:table-cell>
          <table:table-cell office:value-type="float" office:value="1833725.9">
            <text:p>1833725,9</text:p>
          </table:table-cell>
          <table:table-cell office:value-type="float" office:value="262834.89">
            <text:p>262834,89</text:p>
          </table:table-cell>
          <table:table-cell office:value-type="float" office:value="2518730.33">
            <text:p>2518730,33</text:p>
          </table:table-cell>
          <table:table-cell office:value-type="float" office:value="324480.89">
            <text:p>324480,89</text:p>
          </table:table-cell>
          <table:table-cell office:value-type="float" office:value="4352456.23">
            <text:p>4352456,23</text:p>
          </table:table-cell>
          <table:table-cell/>
          <table:table-cell table:style-name="ce2" office:value-type="date" office:date-value="2022-07-24">
            <text:p>2022-07-24 00:00:00</text:p>
          </table:table-cell>
          <table:table-cell table:number-columns-repeated="1015"/>
        </table:table-row>
        <table:table-row table:style-name="ro1">
          <table:table-cell office:value-type="float" office:value="478025">
            <text:p>478025</text:p>
          </table:table-cell>
          <table:table-cell office:value-type="float" office:value="57966">
            <text:p>57966</text:p>
          </table:table-cell>
          <table:table-cell office:value-type="float" office:value="1774285.2">
            <text:p>1774285,2</text:p>
          </table:table-cell>
          <table:table-cell office:value-type="float" office:value="253224.34">
            <text:p>253224,34</text:p>
          </table:table-cell>
          <table:table-cell office:value-type="float" office:value="2428356.42">
            <text:p>2428356,42</text:p>
          </table:table-cell>
          <table:table-cell office:value-type="float" office:value="311190.34">
            <text:p>311190,34</text:p>
          </table:table-cell>
          <table:table-cell office:value-type="float" office:value="4202641.62">
            <text:p>4202641,62</text:p>
          </table:table-cell>
          <table:table-cell/>
          <table:table-cell table:style-name="ce2" office:value-type="date" office:date-value="2022-07-25">
            <text:p>2022-07-25 00:00:00</text:p>
          </table:table-cell>
          <table:table-cell table:number-columns-repeated="1015"/>
        </table:table-row>
        <table:table-row table:style-name="ro1">
          <table:table-cell office:value-type="float" office:value="478510">
            <text:p>478510</text:p>
          </table:table-cell>
          <table:table-cell office:value-type="float" office:value="58802">
            <text:p>58802</text:p>
          </table:table-cell>
          <table:table-cell office:value-type="float" office:value="1797133.76">
            <text:p>1797133,76</text:p>
          </table:table-cell>
          <table:table-cell office:value-type="float" office:value="263548.08">
            <text:p>263548,08</text:p>
          </table:table-cell>
          <table:table-cell office:value-type="float" office:value="2484947.83">
            <text:p>2484947,83</text:p>
          </table:table-cell>
          <table:table-cell office:value-type="float" office:value="322350.08">
            <text:p>322350,08</text:p>
          </table:table-cell>
          <table:table-cell office:value-type="float" office:value="4282081.59">
            <text:p>4282081,59</text:p>
          </table:table-cell>
          <table:table-cell/>
          <table:table-cell table:style-name="ce2" office:value-type="date" office:date-value="2022-07-26">
            <text:p>2022-07-26 00:00:00</text:p>
          </table:table-cell>
          <table:table-cell table:number-columns-repeated="1015"/>
        </table:table-row>
        <table:table-row table:style-name="ro1">
          <table:table-cell office:value-type="float" office:value="447813">
            <text:p>447813</text:p>
          </table:table-cell>
          <table:table-cell office:value-type="float" office:value="66865">
            <text:p>66865</text:p>
          </table:table-cell>
          <table:table-cell office:value-type="float" office:value="2026558.4">
            <text:p>2026558,4</text:p>
          </table:table-cell>
          <table:table-cell office:value-type="float" office:value="289603">
            <text:p>289603</text:p>
          </table:table-cell>
          <table:table-cell office:value-type="float" office:value="2640017.17">
            <text:p>2640017,17</text:p>
          </table:table-cell>
          <table:table-cell office:value-type="float" office:value="356468">
            <text:p>356468</text:p>
          </table:table-cell>
          <table:table-cell office:value-type="float" office:value="4666575.57">
            <text:p>4666575,57</text:p>
          </table:table-cell>
          <table:table-cell/>
          <table:table-cell table:style-name="ce2" office:value-type="date" office:date-value="2022-07-27">
            <text:p>2022-07-27 00:00:00</text:p>
          </table:table-cell>
          <table:table-cell table:number-columns-repeated="1015"/>
        </table:table-row>
        <table:table-row table:style-name="ro1">
          <table:table-cell office:value-type="float" office:value="479446">
            <text:p>479446</text:p>
          </table:table-cell>
          <table:table-cell office:value-type="float" office:value="75473">
            <text:p>75473</text:p>
          </table:table-cell>
          <table:table-cell office:value-type="float" office:value="2213741.13">
            <text:p>2213741,13</text:p>
          </table:table-cell>
          <table:table-cell office:value-type="float" office:value="327219.01">
            <text:p>327219,01</text:p>
          </table:table-cell>
          <table:table-cell office:value-type="float" office:value="3037596.12">
            <text:p>3037596,12</text:p>
          </table:table-cell>
          <table:table-cell office:value-type="float" office:value="402692.01">
            <text:p>402692,01</text:p>
          </table:table-cell>
          <table:table-cell office:value-type="float" office:value="5251337.25">
            <text:p>5251337,25</text:p>
          </table:table-cell>
          <table:table-cell/>
          <table:table-cell table:style-name="ce2" office:value-type="date" office:date-value="2022-07-28">
            <text:p>2022-07-28 00:00:00</text:p>
          </table:table-cell>
          <table:table-cell table:number-columns-repeated="1015"/>
        </table:table-row>
        <table:table-row table:style-name="ro1">
          <table:table-cell office:value-type="float" office:value="510864">
            <text:p>510864</text:p>
          </table:table-cell>
          <table:table-cell office:value-type="float" office:value="97127">
            <text:p>97127</text:p>
          </table:table-cell>
          <table:table-cell office:value-type="float" office:value="2789899.32">
            <text:p>2789899,32</text:p>
          </table:table-cell>
          <table:table-cell office:value-type="float" office:value="423919.16">
            <text:p>423919,16</text:p>
          </table:table-cell>
          <table:table-cell office:value-type="float" office:value="3824092.88">
            <text:p>3824092,88</text:p>
          </table:table-cell>
          <table:table-cell office:value-type="float" office:value="521046.16">
            <text:p>521046,16</text:p>
          </table:table-cell>
          <table:table-cell office:value-type="float" office:value="6613992.2">
            <text:p>6613992,2</text:p>
          </table:table-cell>
          <table:table-cell/>
          <table:table-cell table:style-name="ce2" office:value-type="date" office:date-value="2022-07-29">
            <text:p>2022-07-29 00:00:00</text:p>
          </table:table-cell>
          <table:table-cell table:number-columns-repeated="1015"/>
        </table:table-row>
        <table:table-row table:style-name="ro1">
          <table:table-cell office:value-type="float" office:value="496088">
            <text:p>496088</text:p>
          </table:table-cell>
          <table:table-cell office:value-type="float" office:value="86969">
            <text:p>86969</text:p>
          </table:table-cell>
          <table:table-cell office:value-type="float" office:value="2470867.44">
            <text:p>2470867,44</text:p>
          </table:table-cell>
          <table:table-cell office:value-type="float" office:value="345189.04">
            <text:p>345189,04</text:p>
          </table:table-cell>
          <table:table-cell office:value-type="float" office:value="3271863.55">
            <text:p>3271863,55</text:p>
          </table:table-cell>
          <table:table-cell office:value-type="float" office:value="432158.04">
            <text:p>432158,04</text:p>
          </table:table-cell>
          <table:table-cell office:value-type="float" office:value="5742730.99">
            <text:p>5742730,99</text:p>
          </table:table-cell>
          <table:table-cell/>
          <table:table-cell table:style-name="ce2" office:value-type="date" office:date-value="2022-07-30">
            <text:p>2022-07-30 00:00:00</text:p>
          </table:table-cell>
          <table:table-cell table:number-columns-repeated="1015"/>
        </table:table-row>
        <table:table-row table:style-name="ro1">
          <table:table-cell office:value-type="float" office:value="511947">
            <text:p>511947</text:p>
          </table:table-cell>
          <table:table-cell office:value-type="float" office:value="65281">
            <text:p>65281</text:p>
          </table:table-cell>
          <table:table-cell office:value-type="float" office:value="1927085.45">
            <text:p>1927085,45</text:p>
          </table:table-cell>
          <table:table-cell office:value-type="float" office:value="275654.47">
            <text:p>275654,47</text:p>
          </table:table-cell>
          <table:table-cell office:value-type="float" office:value="2563880.8">
            <text:p>2563880,8</text:p>
          </table:table-cell>
          <table:table-cell office:value-type="float" office:value="340935.47">
            <text:p>340935,47</text:p>
          </table:table-cell>
          <table:table-cell office:value-type="float" office:value="4490966.25">
            <text:p>4490966,25</text:p>
          </table:table-cell>
          <table:table-cell/>
          <table:table-cell table:style-name="ce2" office:value-type="date" office:date-value="2022-07-31">
            <text:p>2022-07-31 00:00:00</text:p>
          </table:table-cell>
          <table:table-cell table:number-columns-repeated="1015"/>
        </table:table-row>
        <table:table-row table:style-name="ro1">
          <table:table-cell office:value-type="float" office:value="496819">
            <text:p>496819</text:p>
          </table:table-cell>
          <table:table-cell office:value-type="float" office:value="61366">
            <text:p>61366</text:p>
          </table:table-cell>
          <table:table-cell office:value-type="float" office:value="1825159.04">
            <text:p>1825159,04</text:p>
          </table:table-cell>
          <table:table-cell office:value-type="float" office:value="284639.32">
            <text:p>284639,32</text:p>
          </table:table-cell>
          <table:table-cell office:value-type="float" office:value="2588437.76">
            <text:p>2588437,76</text:p>
          </table:table-cell>
          <table:table-cell office:value-type="float" office:value="346005.32">
            <text:p>346005,32</text:p>
          </table:table-cell>
          <table:table-cell office:value-type="float" office:value="4413596.8">
            <text:p>4413596,8</text:p>
          </table:table-cell>
          <table:table-cell/>
          <table:table-cell table:style-name="ce2" office:value-type="date" office:date-value="2022-08-01">
            <text:p>2022-08-01 00:00:00</text:p>
          </table:table-cell>
          <table:table-cell table:number-columns-repeated="1015"/>
        </table:table-row>
        <table:table-row table:style-name="ro1">
          <table:table-cell office:value-type="float" office:value="497333">
            <text:p>497333</text:p>
          </table:table-cell>
          <table:table-cell office:value-type="float" office:value="60554">
            <text:p>60554</text:p>
          </table:table-cell>
          <table:table-cell office:value-type="float" office:value="1787845.58">
            <text:p>1787845,58</text:p>
          </table:table-cell>
          <table:table-cell office:value-type="float" office:value="279423.32">
            <text:p>279423,32</text:p>
          </table:table-cell>
          <table:table-cell office:value-type="float" office:value="2584182.17">
            <text:p>2584182,17</text:p>
          </table:table-cell>
          <table:table-cell office:value-type="float" office:value="339977.32">
            <text:p>339977,32</text:p>
          </table:table-cell>
          <table:table-cell office:value-type="float" office:value="4372027.75">
            <text:p>4372027,75</text:p>
          </table:table-cell>
          <table:table-cell/>
          <table:table-cell table:style-name="ce2" office:value-type="date" office:date-value="2022-08-02">
            <text:p>2022-08-02 00:00:00</text:p>
          </table:table-cell>
          <table:table-cell table:number-columns-repeated="1015"/>
        </table:table-row>
        <table:table-row table:style-name="ro1">
          <table:table-cell office:value-type="float" office:value="529269">
            <text:p>529269</text:p>
          </table:table-cell>
          <table:table-cell office:value-type="float" office:value="70013">
            <text:p>70013</text:p>
          </table:table-cell>
          <table:table-cell office:value-type="float" office:value="2075424.07">
            <text:p>2075424,07</text:p>
          </table:table-cell>
          <table:table-cell office:value-type="float" office:value="319632.15">
            <text:p>319632,15</text:p>
          </table:table-cell>
          <table:table-cell office:value-type="float" office:value="2894337.72">
            <text:p>2894337,72</text:p>
          </table:table-cell>
          <table:table-cell office:value-type="float" office:value="389645.15">
            <text:p>389645,15</text:p>
          </table:table-cell>
          <table:table-cell office:value-type="float" office:value="4969761.79">
            <text:p>4969761,79</text:p>
          </table:table-cell>
          <table:table-cell/>
          <table:table-cell table:style-name="ce2" office:value-type="date" office:date-value="2022-08-03">
            <text:p>2022-08-03 00:00:00</text:p>
          </table:table-cell>
          <table:table-cell table:number-columns-repeated="1015"/>
        </table:table-row>
        <table:table-row table:style-name="ro1">
          <table:table-cell office:value-type="float" office:value="467597">
            <text:p>467597</text:p>
          </table:table-cell>
          <table:table-cell office:value-type="float" office:value="76579">
            <text:p>76579</text:p>
          </table:table-cell>
          <table:table-cell office:value-type="float" office:value="2208280.5">
            <text:p>2208280,5</text:p>
          </table:table-cell>
          <table:table-cell office:value-type="float" office:value="343063.65">
            <text:p>343063,65</text:p>
          </table:table-cell>
          <table:table-cell office:value-type="float" office:value="3037423.59">
            <text:p>3037423,59</text:p>
          </table:table-cell>
          <table:table-cell office:value-type="float" office:value="419642.65">
            <text:p>419642,65</text:p>
          </table:table-cell>
          <table:table-cell office:value-type="float" office:value="5245704.09">
            <text:p>5245704,09</text:p>
          </table:table-cell>
          <table:table-cell/>
          <table:table-cell table:style-name="ce2" office:value-type="date" office:date-value="2022-08-04">
            <text:p>2022-08-04 00:00:00</text:p>
          </table:table-cell>
          <table:table-cell table:number-columns-repeated="1015"/>
        </table:table-row>
        <table:table-row table:style-name="ro1">
          <table:table-cell office:value-type="float" office:value="514961">
            <text:p>514961</text:p>
          </table:table-cell>
          <table:table-cell office:value-type="float" office:value="94414">
            <text:p>94414</text:p>
          </table:table-cell>
          <table:table-cell office:value-type="float" office:value="2701392.87">
            <text:p>2701392,87</text:p>
          </table:table-cell>
          <table:table-cell office:value-type="float" office:value="431130.33">
            <text:p>431130,33</text:p>
          </table:table-cell>
          <table:table-cell office:value-type="float" office:value="3747209.9">
            <text:p>3747209,9</text:p>
          </table:table-cell>
          <table:table-cell office:value-type="float" office:value="525544.33">
            <text:p>525544,33</text:p>
          </table:table-cell>
          <table:table-cell office:value-type="float" office:value="6448602.77">
            <text:p>6448602,77</text:p>
          </table:table-cell>
          <table:table-cell/>
          <table:table-cell table:style-name="ce2" office:value-type="date" office:date-value="2022-08-05">
            <text:p>2022-08-05 00:00:00</text:p>
          </table:table-cell>
          <table:table-cell table:number-columns-repeated="1015"/>
        </table:table-row>
        <table:table-row table:style-name="ro1">
          <table:table-cell office:value-type="float" office:value="530944">
            <text:p>530944</text:p>
          </table:table-cell>
          <table:table-cell office:value-type="float" office:value="86395">
            <text:p>86395</text:p>
          </table:table-cell>
          <table:table-cell office:value-type="float" office:value="2449456.35">
            <text:p>2449456,35</text:p>
          </table:table-cell>
          <table:table-cell office:value-type="float" office:value="356124.22">
            <text:p>356124,22</text:p>
          </table:table-cell>
          <table:table-cell office:value-type="float" office:value="3211207.89">
            <text:p>3211207,89</text:p>
          </table:table-cell>
          <table:table-cell office:value-type="float" office:value="442519.22">
            <text:p>442519,22</text:p>
          </table:table-cell>
          <table:table-cell office:value-type="float" office:value="5660664.24">
            <text:p>5660664,24</text:p>
          </table:table-cell>
          <table:table-cell/>
          <table:table-cell table:style-name="ce2" office:value-type="date" office:date-value="2022-08-06">
            <text:p>2022-08-06 00:00:00</text:p>
          </table:table-cell>
          <table:table-cell table:number-columns-repeated="1015"/>
        </table:table-row>
        <table:table-row table:style-name="ro1">
          <table:table-cell office:value-type="float" office:value="515745">
            <text:p>515745</text:p>
          </table:table-cell>
          <table:table-cell office:value-type="float" office:value="63644">
            <text:p>63644</text:p>
          </table:table-cell>
          <table:table-cell office:value-type="float" office:value="1887553.71">
            <text:p>1887553,71</text:p>
          </table:table-cell>
          <table:table-cell office:value-type="float" office:value="280956.55">
            <text:p>280956,55</text:p>
          </table:table-cell>
          <table:table-cell office:value-type="float" office:value="2559915">
            <text:p>2559915</text:p>
          </table:table-cell>
          <table:table-cell office:value-type="float" office:value="344600.55">
            <text:p>344600,55</text:p>
          </table:table-cell>
          <table:table-cell office:value-type="float" office:value="4447468.71">
            <text:p>4447468,71</text:p>
          </table:table-cell>
          <table:table-cell/>
          <table:table-cell table:style-name="ce2" office:value-type="date" office:date-value="2022-08-07">
            <text:p>2022-08-07 00:00:00</text:p>
          </table:table-cell>
          <table:table-cell table:number-columns-repeated="1015"/>
        </table:table-row>
        <table:table-row table:style-name="ro1">
          <table:table-cell office:value-type="float" office:value="485382">
            <text:p>485382</text:p>
          </table:table-cell>
          <table:table-cell office:value-type="float" office:value="57663">
            <text:p>57663</text:p>
          </table:table-cell>
          <table:table-cell office:value-type="float" office:value="1715344.36">
            <text:p>1715344,36</text:p>
          </table:table-cell>
          <table:table-cell office:value-type="float" office:value="269168.38">
            <text:p>269168,38</text:p>
          </table:table-cell>
          <table:table-cell office:value-type="float" office:value="2483609.45">
            <text:p>2483609,45</text:p>
          </table:table-cell>
          <table:table-cell office:value-type="float" office:value="326831.38">
            <text:p>326831,38</text:p>
          </table:table-cell>
          <table:table-cell office:value-type="float" office:value="4198953.81">
            <text:p>4198953,81</text:p>
          </table:table-cell>
          <table:table-cell/>
          <table:table-cell table:style-name="ce2" office:value-type="date" office:date-value="2022-08-08">
            <text:p>2022-08-08 00:00:00</text:p>
          </table:table-cell>
          <table:table-cell table:number-columns-repeated="1015"/>
        </table:table-row>
        <table:table-row table:style-name="ro1">
          <table:table-cell office:value-type="float" office:value="516813">
            <text:p>516813</text:p>
          </table:table-cell>
          <table:table-cell office:value-type="float" office:value="62034">
            <text:p>62034</text:p>
          </table:table-cell>
          <table:table-cell office:value-type="float" office:value="1779544.91">
            <text:p>1779544,91</text:p>
          </table:table-cell>
          <table:table-cell office:value-type="float" office:value="287365.1">
            <text:p>287365,1</text:p>
          </table:table-cell>
          <table:table-cell office:value-type="float" office:value="2537171.67">
            <text:p>2537171,67</text:p>
          </table:table-cell>
          <table:table-cell office:value-type="float" office:value="349399.1">
            <text:p>349399,1</text:p>
          </table:table-cell>
          <table:table-cell office:value-type="float" office:value="4316716.58">
            <text:p>4316716,58</text:p>
          </table:table-cell>
          <table:table-cell/>
          <table:table-cell table:style-name="ce2" office:value-type="date" office:date-value="2022-08-09">
            <text:p>2022-08-09 00:00:00</text:p>
          </table:table-cell>
          <table:table-cell table:number-columns-repeated="1015"/>
        </table:table-row>
        <table:table-row table:style-name="ro1">
          <table:table-cell office:value-type="float" office:value="486039">
            <text:p>486039</text:p>
          </table:table-cell>
          <table:table-cell office:value-type="float" office:value="67985">
            <text:p>67985</text:p>
          </table:table-cell>
          <table:table-cell office:value-type="float" office:value="2020357.08">
            <text:p>2020357,08</text:p>
          </table:table-cell>
          <table:table-cell office:value-type="float" office:value="321131.3">
            <text:p>321131,3</text:p>
          </table:table-cell>
          <table:table-cell office:value-type="float" office:value="2775884.79">
            <text:p>2775884,79</text:p>
          </table:table-cell>
          <table:table-cell office:value-type="float" office:value="389116.3">
            <text:p>389116,3</text:p>
          </table:table-cell>
          <table:table-cell office:value-type="float" office:value="4796241.87">
            <text:p>4796241,87</text:p>
          </table:table-cell>
          <table:table-cell/>
          <table:table-cell table:style-name="ce2" office:value-type="date" office:date-value="2022-08-10">
            <text:p>2022-08-10 00:00:00</text:p>
          </table:table-cell>
          <table:table-cell table:number-columns-repeated="1015"/>
        </table:table-row>
        <table:table-row table:style-name="ro1">
          <table:table-cell office:value-type="float" office:value="517878">
            <text:p>517878</text:p>
          </table:table-cell>
          <table:table-cell office:value-type="float" office:value="74722">
            <text:p>74722</text:p>
          </table:table-cell>
          <table:table-cell office:value-type="float" office:value="2188364.37">
            <text:p>2188364,37</text:p>
          </table:table-cell>
          <table:table-cell office:value-type="float" office:value="390826.09">
            <text:p>390826,09</text:p>
          </table:table-cell>
          <table:table-cell office:value-type="float" office:value="3148455.89">
            <text:p>3148455,89</text:p>
          </table:table-cell>
          <table:table-cell office:value-type="float" office:value="465548.09">
            <text:p>465548,09</text:p>
          </table:table-cell>
          <table:table-cell office:value-type="float" office:value="5336820.26">
            <text:p>5336820,26</text:p>
          </table:table-cell>
          <table:table-cell/>
          <table:table-cell table:style-name="ce2" office:value-type="date" office:date-value="2022-08-11">
            <text:p>2022-08-11 00:00:00</text:p>
          </table:table-cell>
          <table:table-cell table:number-columns-repeated="1015"/>
        </table:table-row>
        <table:table-row table:style-name="ro1">
          <table:table-cell office:value-type="float" office:value="518066">
            <text:p>518066</text:p>
          </table:table-cell>
          <table:table-cell office:value-type="float" office:value="98150">
            <text:p>98150</text:p>
          </table:table-cell>
          <table:table-cell office:value-type="float" office:value="2797648.47">
            <text:p>2797648,47</text:p>
          </table:table-cell>
          <table:table-cell office:value-type="float" office:value="483375.73">
            <text:p>483375,73</text:p>
          </table:table-cell>
          <table:table-cell office:value-type="float" office:value="3921465.67">
            <text:p>3921465,67</text:p>
          </table:table-cell>
          <table:table-cell office:value-type="float" office:value="581525.73">
            <text:p>581525,73</text:p>
          </table:table-cell>
          <table:table-cell office:value-type="float" office:value="6719114.14">
            <text:p>6719114,14</text:p>
          </table:table-cell>
          <table:table-cell/>
          <table:table-cell table:style-name="ce2" office:value-type="date" office:date-value="2022-08-12">
            <text:p>2022-08-12 00:00:00</text:p>
          </table:table-cell>
          <table:table-cell table:number-columns-repeated="1015"/>
        </table:table-row>
        <table:table-row table:style-name="ro1">
          <table:table-cell office:value-type="float" office:value="518611">
            <text:p>518611</text:p>
          </table:table-cell>
          <table:table-cell office:value-type="float" office:value="91073">
            <text:p>91073</text:p>
          </table:table-cell>
          <table:table-cell office:value-type="float" office:value="2599074.31">
            <text:p>2599074,31</text:p>
          </table:table-cell>
          <table:table-cell office:value-type="float" office:value="454018.34">
            <text:p>454018,34</text:p>
          </table:table-cell>
          <table:table-cell office:value-type="float" office:value="3377304.59">
            <text:p>3377304,59</text:p>
          </table:table-cell>
          <table:table-cell office:value-type="float" office:value="545091.34">
            <text:p>545091,34</text:p>
          </table:table-cell>
          <table:table-cell office:value-type="float" office:value="5976378.9">
            <text:p>5976378,9</text:p>
          </table:table-cell>
          <table:table-cell/>
          <table:table-cell table:style-name="ce2" office:value-type="date" office:date-value="2022-08-13">
            <text:p>2022-08-13 00:00:00</text:p>
          </table:table-cell>
          <table:table-cell table:number-columns-repeated="1015"/>
        </table:table-row>
        <table:table-row table:style-name="ro1">
          <table:table-cell office:value-type="float" office:value="535064">
            <text:p>535064</text:p>
          </table:table-cell>
          <table:table-cell office:value-type="float" office:value="65283">
            <text:p>65283</text:p>
          </table:table-cell>
          <table:table-cell office:value-type="float" office:value="1923104.63">
            <text:p>1923104,63</text:p>
          </table:table-cell>
          <table:table-cell office:value-type="float" office:value="318369.75">
            <text:p>318369,75</text:p>
          </table:table-cell>
          <table:table-cell office:value-type="float" office:value="2624872.75">
            <text:p>2624872,75</text:p>
          </table:table-cell>
          <table:table-cell office:value-type="float" office:value="383652.75">
            <text:p>383652,75</text:p>
          </table:table-cell>
          <table:table-cell office:value-type="float" office:value="4547977.38">
            <text:p>4547977,38</text:p>
          </table:table-cell>
          <table:table-cell/>
          <table:table-cell table:style-name="ce2" office:value-type="date" office:date-value="2022-08-14">
            <text:p>2022-08-14 00:00:00</text:p>
          </table:table-cell>
          <table:table-cell table:number-columns-repeated="1015"/>
        </table:table-row>
        <table:table-row table:style-name="ro1">
          <table:table-cell office:value-type="float" office:value="503792">
            <text:p>503792</text:p>
          </table:table-cell>
          <table:table-cell office:value-type="float" office:value="62258">
            <text:p>62258</text:p>
          </table:table-cell>
          <table:table-cell office:value-type="float" office:value="1830211.53">
            <text:p>1830211,53</text:p>
          </table:table-cell>
          <table:table-cell office:value-type="float" office:value="276895.26">
            <text:p>276895,26</text:p>
          </table:table-cell>
          <table:table-cell office:value-type="float" office:value="2526110.04">
            <text:p>2526110,04</text:p>
          </table:table-cell>
          <table:table-cell office:value-type="float" office:value="339153.26">
            <text:p>339153,26</text:p>
          </table:table-cell>
          <table:table-cell office:value-type="float" office:value="4356321.57">
            <text:p>4356321,57</text:p>
          </table:table-cell>
          <table:table-cell/>
          <table:table-cell table:style-name="ce2" office:value-type="date" office:date-value="2022-08-15">
            <text:p>2022-08-15 00:00:00</text:p>
          </table:table-cell>
          <table:table-cell table:number-columns-repeated="1015"/>
        </table:table-row>
        <table:table-row table:style-name="ro1">
          <table:table-cell office:value-type="float" office:value="504669">
            <text:p>504669</text:p>
          </table:table-cell>
          <table:table-cell office:value-type="float" office:value="61826">
            <text:p>61826</text:p>
          </table:table-cell>
          <table:table-cell office:value-type="float" office:value="1812454.95">
            <text:p>1812454,95</text:p>
          </table:table-cell>
          <table:table-cell office:value-type="float" office:value="313539.1">
            <text:p>313539,1</text:p>
          </table:table-cell>
          <table:table-cell office:value-type="float" office:value="2585965.71">
            <text:p>2585965,71</text:p>
          </table:table-cell>
          <table:table-cell office:value-type="float" office:value="375365.1">
            <text:p>375365,1</text:p>
          </table:table-cell>
          <table:table-cell office:value-type="float" office:value="4398420.66">
            <text:p>4398420,66</text:p>
          </table:table-cell>
          <table:table-cell/>
          <table:table-cell table:style-name="ce2" office:value-type="date" office:date-value="2022-08-16">
            <text:p>2022-08-16 00:00:00</text:p>
          </table:table-cell>
          <table:table-cell table:number-columns-repeated="1015"/>
        </table:table-row>
        <table:table-row table:style-name="ro1">
          <table:table-cell office:value-type="float" office:value="521142">
            <text:p>521142</text:p>
          </table:table-cell>
          <table:table-cell office:value-type="float" office:value="68215">
            <text:p>68215</text:p>
          </table:table-cell>
          <table:table-cell office:value-type="float" office:value="2006511.22">
            <text:p>2006511,22</text:p>
          </table:table-cell>
          <table:table-cell office:value-type="float" office:value="324948.15">
            <text:p>324948,15</text:p>
          </table:table-cell>
          <table:table-cell office:value-type="float" office:value="2807459.88">
            <text:p>2807459,88</text:p>
          </table:table-cell>
          <table:table-cell office:value-type="float" office:value="393163.15">
            <text:p>393163,15</text:p>
          </table:table-cell>
          <table:table-cell office:value-type="float" office:value="4813971.1">
            <text:p>4813971,1</text:p>
          </table:table-cell>
          <table:table-cell/>
          <table:table-cell table:style-name="ce2" office:value-type="date" office:date-value="2022-08-17">
            <text:p>2022-08-17 00:00:00</text:p>
          </table:table-cell>
          <table:table-cell table:number-columns-repeated="1015"/>
        </table:table-row>
        <table:table-row table:style-name="ro1">
          <table:table-cell office:value-type="float" office:value="474130">
            <text:p>474130</text:p>
          </table:table-cell>
          <table:table-cell office:value-type="float" office:value="76368">
            <text:p>76368</text:p>
          </table:table-cell>
          <table:table-cell office:value-type="float" office:value="2199288.87">
            <text:p>2199288,87</text:p>
          </table:table-cell>
          <table:table-cell office:value-type="float" office:value="351821.73">
            <text:p>351821,73</text:p>
          </table:table-cell>
          <table:table-cell office:value-type="float" office:value="3087585.37">
            <text:p>3087585,37</text:p>
          </table:table-cell>
          <table:table-cell office:value-type="float" office:value="428189.73">
            <text:p>428189,73</text:p>
          </table:table-cell>
          <table:table-cell office:value-type="float" office:value="5286874.24">
            <text:p>5286874,24</text:p>
          </table:table-cell>
          <table:table-cell/>
          <table:table-cell table:style-name="ce2" office:value-type="date" office:date-value="2022-08-18">
            <text:p>2022-08-18 00:00:00</text:p>
          </table:table-cell>
          <table:table-cell table:number-columns-repeated="1015"/>
        </table:table-row>
        <table:table-row table:style-name="ro1">
          <table:table-cell office:value-type="float" office:value="506568">
            <text:p>506568</text:p>
          </table:table-cell>
          <table:table-cell office:value-type="float" office:value="95645">
            <text:p>95645</text:p>
          </table:table-cell>
          <table:table-cell office:value-type="float" office:value="2734582.81">
            <text:p>2734582,81</text:p>
          </table:table-cell>
          <table:table-cell office:value-type="float" office:value="457480.94">
            <text:p>457480,94</text:p>
          </table:table-cell>
          <table:table-cell office:value-type="float" office:value="3807446.22">
            <text:p>3807446,22</text:p>
          </table:table-cell>
          <table:table-cell office:value-type="float" office:value="553125.94">
            <text:p>553125,94</text:p>
          </table:table-cell>
          <table:table-cell office:value-type="float" office:value="6542029.03">
            <text:p>6542029,03</text:p>
          </table:table-cell>
          <table:table-cell/>
          <table:table-cell table:style-name="ce2" office:value-type="date" office:date-value="2022-08-19">
            <text:p>2022-08-19 00:00:00</text:p>
          </table:table-cell>
          <table:table-cell table:number-columns-repeated="1015"/>
        </table:table-row>
        <table:table-row table:style-name="ro1">
          <table:table-cell office:value-type="float" office:value="491453">
            <text:p>491453</text:p>
          </table:table-cell>
          <table:table-cell office:value-type="float" office:value="86042">
            <text:p>86042</text:p>
          </table:table-cell>
          <table:table-cell office:value-type="float" office:value="2448925.27">
            <text:p>2448925,27</text:p>
          </table:table-cell>
          <table:table-cell office:value-type="float" office:value="364443.84">
            <text:p>364443,84</text:p>
          </table:table-cell>
          <table:table-cell office:value-type="float" office:value="3215814.33">
            <text:p>3215814,33</text:p>
          </table:table-cell>
          <table:table-cell office:value-type="float" office:value="450485.84">
            <text:p>450485,84</text:p>
          </table:table-cell>
          <table:table-cell office:value-type="float" office:value="5664739.6">
            <text:p>5664739,6</text:p>
          </table:table-cell>
          <table:table-cell/>
          <table:table-cell table:style-name="ce2" office:value-type="date" office:date-value="2022-08-20">
            <text:p>2022-08-20 00:00:00</text:p>
          </table:table-cell>
          <table:table-cell table:number-columns-repeated="1015"/>
        </table:table-row>
        <table:table-row table:style-name="ro1">
          <table:table-cell office:value-type="float" office:value="491184">
            <text:p>491184</text:p>
          </table:table-cell>
          <table:table-cell office:value-type="float" office:value="64942">
            <text:p>64942</text:p>
          </table:table-cell>
          <table:table-cell office:value-type="float" office:value="1897192.54">
            <text:p>1897192,54</text:p>
          </table:table-cell>
          <table:table-cell office:value-type="float" office:value="298689.91">
            <text:p>298689,91</text:p>
          </table:table-cell>
          <table:table-cell office:value-type="float" office:value="2600852.33">
            <text:p>2600852,33</text:p>
          </table:table-cell>
          <table:table-cell office:value-type="float" office:value="363651.41">
            <text:p>363651,41</text:p>
          </table:table-cell>
          <table:table-cell office:value-type="float" office:value="4498044.87">
            <text:p>4498044,87</text:p>
          </table:table-cell>
          <table:table-cell/>
          <table:table-cell table:style-name="ce2" office:value-type="date" office:date-value="2022-08-21">
            <text:p>2022-08-21 00:00:00</text:p>
          </table:table-cell>
          <table:table-cell table:number-columns-repeated="1015"/>
        </table:table-row>
        <table:table-row table:style-name="ro1">
          <table:table-cell office:value-type="float" office:value="476002">
            <text:p>476002</text:p>
          </table:table-cell>
          <table:table-cell office:value-type="float" office:value="61650">
            <text:p>61650</text:p>
          </table:table-cell>
          <table:table-cell office:value-type="float" office:value="1824732.28">
            <text:p>1824732,28</text:p>
          </table:table-cell>
          <table:table-cell office:value-type="float" office:value="296674.81">
            <text:p>296674,81</text:p>
          </table:table-cell>
          <table:table-cell office:value-type="float" office:value="2561915.5">
            <text:p>2561915,5</text:p>
          </table:table-cell>
          <table:table-cell office:value-type="float" office:value="358324.81">
            <text:p>358324,81</text:p>
          </table:table-cell>
          <table:table-cell office:value-type="float" office:value="4386647.78">
            <text:p>4386647,78</text:p>
          </table:table-cell>
          <table:table-cell/>
          <table:table-cell table:style-name="ce2" office:value-type="date" office:date-value="2022-08-22">
            <text:p>2022-08-22 00:00:00</text:p>
          </table:table-cell>
          <table:table-cell table:number-columns-repeated="1015"/>
        </table:table-row>
        <table:table-row table:style-name="ro1">
          <table:table-cell office:value-type="float" office:value="492515">
            <text:p>492515</text:p>
          </table:table-cell>
          <table:table-cell office:value-type="float" office:value="59609">
            <text:p>59609</text:p>
          </table:table-cell>
          <table:table-cell office:value-type="float" office:value="1753166.32">
            <text:p>1753166,32</text:p>
          </table:table-cell>
          <table:table-cell office:value-type="float" office:value="302225.85">
            <text:p>302225,85</text:p>
          </table:table-cell>
          <table:table-cell office:value-type="float" office:value="2549682.83">
            <text:p>2549682,83</text:p>
          </table:table-cell>
          <table:table-cell office:value-type="float" office:value="361834.85">
            <text:p>361834,85</text:p>
          </table:table-cell>
          <table:table-cell office:value-type="float" office:value="4302849.15">
            <text:p>4302849,15</text:p>
          </table:table-cell>
          <table:table-cell/>
          <table:table-cell table:style-name="ce2" office:value-type="date" office:date-value="2022-08-23">
            <text:p>2022-08-23 00:00:00</text:p>
          </table:table-cell>
          <table:table-cell table:number-columns-repeated="1015"/>
        </table:table-row>
        <table:table-row table:style-name="ro1">
          <table:table-cell office:value-type="float" office:value="477309">
            <text:p>477309</text:p>
          </table:table-cell>
          <table:table-cell office:value-type="float" office:value="64267">
            <text:p>64267</text:p>
          </table:table-cell>
          <table:table-cell office:value-type="float" office:value="1862933.12">
            <text:p>1862933,12</text:p>
          </table:table-cell>
          <table:table-cell office:value-type="float" office:value="304210.61">
            <text:p>304210,61</text:p>
          </table:table-cell>
          <table:table-cell office:value-type="float" office:value="2709571.49">
            <text:p>2709571,49</text:p>
          </table:table-cell>
          <table:table-cell office:value-type="float" office:value="368477.61">
            <text:p>368477,61</text:p>
          </table:table-cell>
          <table:table-cell office:value-type="float" office:value="4572504.61">
            <text:p>4572504,61</text:p>
          </table:table-cell>
          <table:table-cell/>
          <table:table-cell table:style-name="ce2" office:value-type="date" office:date-value="2022-08-24">
            <text:p>2022-08-24 00:00:00</text:p>
          </table:table-cell>
          <table:table-cell table:number-columns-repeated="1015"/>
        </table:table-row>
        <table:table-row table:style-name="ro1">
          <table:table-cell office:value-type="float" office:value="461672">
            <text:p>461672</text:p>
          </table:table-cell>
          <table:table-cell office:value-type="float" office:value="74173">
            <text:p>74173</text:p>
          </table:table-cell>
          <table:table-cell office:value-type="float" office:value="2118000.07">
            <text:p>2118000,07</text:p>
          </table:table-cell>
          <table:table-cell office:value-type="float" office:value="364161.76">
            <text:p>364161,76</text:p>
          </table:table-cell>
          <table:table-cell office:value-type="float" office:value="2995160.99">
            <text:p>2995160,99</text:p>
          </table:table-cell>
          <table:table-cell office:value-type="float" office:value="438334.76">
            <text:p>438334,76</text:p>
          </table:table-cell>
          <table:table-cell office:value-type="float" office:value="5113161.06">
            <text:p>5113161,06</text:p>
          </table:table-cell>
          <table:table-cell/>
          <table:table-cell table:style-name="ce2" office:value-type="date" office:date-value="2022-08-25">
            <text:p>2022-08-25 00:00:00</text:p>
          </table:table-cell>
          <table:table-cell table:number-columns-repeated="1015"/>
        </table:table-row>
        <table:table-row table:style-name="ro1">
          <table:table-cell office:value-type="float" office:value="461703">
            <text:p>461703</text:p>
          </table:table-cell>
          <table:table-cell office:value-type="float" office:value="90651">
            <text:p>90651</text:p>
          </table:table-cell>
          <table:table-cell office:value-type="float" office:value="2583977.63">
            <text:p>2583977,63</text:p>
          </table:table-cell>
          <table:table-cell office:value-type="float" office:value="463044.79">
            <text:p>463044,79</text:p>
          </table:table-cell>
          <table:table-cell office:value-type="float" office:value="3742050.12">
            <text:p>3742050,12</text:p>
          </table:table-cell>
          <table:table-cell office:value-type="float" office:value="553695.79">
            <text:p>553695,79</text:p>
          </table:table-cell>
          <table:table-cell office:value-type="float" office:value="6326027.75">
            <text:p>6326027,75</text:p>
          </table:table-cell>
          <table:table-cell/>
          <table:table-cell table:style-name="ce2" office:value-type="date" office:date-value="2022-08-26">
            <text:p>2022-08-26 00:00:00</text:p>
          </table:table-cell>
          <table:table-cell table:number-columns-repeated="1015"/>
        </table:table-row>
        <table:table-row table:style-name="ro1">
          <table:table-cell office:value-type="float" office:value="478250">
            <text:p>478250</text:p>
          </table:table-cell>
          <table:table-cell office:value-type="float" office:value="88795">
            <text:p>88795</text:p>
          </table:table-cell>
          <table:table-cell office:value-type="float" office:value="2499828.62">
            <text:p>2499828,62</text:p>
          </table:table-cell>
          <table:table-cell office:value-type="float" office:value="380736.6">
            <text:p>380736,6</text:p>
          </table:table-cell>
          <table:table-cell office:value-type="float" office:value="3316198.14">
            <text:p>3316198,14</text:p>
          </table:table-cell>
          <table:table-cell office:value-type="float" office:value="469531.6">
            <text:p>469531,6</text:p>
          </table:table-cell>
          <table:table-cell office:value-type="float" office:value="5816026.76">
            <text:p>5816026,76</text:p>
          </table:table-cell>
          <table:table-cell/>
          <table:table-cell table:style-name="ce2" office:value-type="date" office:date-value="2022-08-27">
            <text:p>2022-08-27 00:00:00</text:p>
          </table:table-cell>
          <table:table-cell table:number-columns-repeated="1015"/>
        </table:table-row>
        <table:table-row table:style-name="ro1">
          <table:table-cell office:value-type="float" office:value="446815">
            <text:p>446815</text:p>
          </table:table-cell>
          <table:table-cell office:value-type="float" office:value="65225">
            <text:p>65225</text:p>
          </table:table-cell>
          <table:table-cell office:value-type="float" office:value="1892106.61">
            <text:p>1892106,61</text:p>
          </table:table-cell>
          <table:table-cell office:value-type="float" office:value="320300.56">
            <text:p>320300,56</text:p>
          </table:table-cell>
          <table:table-cell office:value-type="float" office:value="2602351.03">
            <text:p>2602351,03</text:p>
          </table:table-cell>
          <table:table-cell office:value-type="float" office:value="385525.56">
            <text:p>385525,56</text:p>
          </table:table-cell>
          <table:table-cell office:value-type="float" office:value="4494457.64">
            <text:p>4494457,64</text:p>
          </table:table-cell>
          <table:table-cell/>
          <table:table-cell table:style-name="ce2" office:value-type="date" office:date-value="2022-08-28">
            <text:p>2022-08-28 00:00:00</text:p>
          </table:table-cell>
          <table:table-cell table:number-columns-repeated="1015"/>
        </table:table-row>
        <table:table-row table:style-name="ro1">
          <table:table-cell office:value-type="float" office:value="495281">
            <text:p>495281</text:p>
          </table:table-cell>
          <table:table-cell office:value-type="float" office:value="57159">
            <text:p>57159</text:p>
          </table:table-cell>
          <table:table-cell office:value-type="float" office:value="1695864.8">
            <text:p>1695864,8</text:p>
          </table:table-cell>
          <table:table-cell office:value-type="float" office:value="277460.14">
            <text:p>277460,14</text:p>
          </table:table-cell>
          <table:table-cell office:value-type="float" office:value="2417554.21">
            <text:p>2417554,21</text:p>
          </table:table-cell>
          <table:table-cell office:value-type="float" office:value="334619.14">
            <text:p>334619,14</text:p>
          </table:table-cell>
          <table:table-cell office:value-type="float" office:value="4113419.01">
            <text:p>4113419,01</text:p>
          </table:table-cell>
          <table:table-cell/>
          <table:table-cell table:style-name="ce2" office:value-type="date" office:date-value="2022-08-29">
            <text:p>2022-08-29 00:00:00</text:p>
          </table:table-cell>
          <table:table-cell table:number-columns-repeated="1015"/>
        </table:table-row>
        <table:table-row table:style-name="ro1">
          <table:table-cell office:value-type="float" office:value="495766">
            <text:p>495766</text:p>
          </table:table-cell>
          <table:table-cell office:value-type="float" office:value="60767">
            <text:p>60767</text:p>
          </table:table-cell>
          <table:table-cell office:value-type="float" office:value="1776875.31">
            <text:p>1776875,31</text:p>
          </table:table-cell>
          <table:table-cell office:value-type="float" office:value="302405.66">
            <text:p>302405,66</text:p>
          </table:table-cell>
          <table:table-cell office:value-type="float" office:value="2555563.55">
            <text:p>2555563,55</text:p>
          </table:table-cell>
          <table:table-cell office:value-type="float" office:value="363172.66">
            <text:p>363172,66</text:p>
          </table:table-cell>
          <table:table-cell office:value-type="float" office:value="4332438.86">
            <text:p>4332438,86</text:p>
          </table:table-cell>
          <table:table-cell/>
          <table:table-cell table:style-name="ce2" office:value-type="date" office:date-value="2022-08-30">
            <text:p>2022-08-30 00:00:00</text:p>
          </table:table-cell>
          <table:table-cell table:number-columns-repeated="1015"/>
        </table:table-row>
        <table:table-row table:style-name="ro1">
          <table:table-cell office:value-type="float" office:value="496251">
            <text:p>496251</text:p>
          </table:table-cell>
          <table:table-cell office:value-type="float" office:value="70157">
            <text:p>70157</text:p>
          </table:table-cell>
          <table:table-cell office:value-type="float" office:value="2008247.96">
            <text:p>2008247,96</text:p>
          </table:table-cell>
          <table:table-cell office:value-type="float" office:value="340112.21">
            <text:p>340112,21</text:p>
          </table:table-cell>
          <table:table-cell office:value-type="float" office:value="2828264.3">
            <text:p>2828264,3</text:p>
          </table:table-cell>
          <table:table-cell office:value-type="float" office:value="410269.21">
            <text:p>410269,21</text:p>
          </table:table-cell>
          <table:table-cell office:value-type="float" office:value="4836512.26">
            <text:p>4836512,26</text:p>
          </table:table-cell>
          <table:table-cell/>
          <table:table-cell table:style-name="ce2" office:value-type="date" office:date-value="2022-08-31">
            <text:p>2022-08-31 00:00:00</text:p>
          </table:table-cell>
          <table:table-cell table:number-columns-repeated="1015"/>
        </table:table-row>
        <table:table-row table:style-name="ro1">
          <table:table-cell office:value-type="float" office:value="480936">
            <text:p>480936</text:p>
          </table:table-cell>
          <table:table-cell office:value-type="float" office:value="79578">
            <text:p>79578</text:p>
          </table:table-cell>
          <table:table-cell office:value-type="float" office:value="2233455.15">
            <text:p>2233455,15</text:p>
          </table:table-cell>
          <table:table-cell office:value-type="float" office:value="418914.63">
            <text:p>418914,63</text:p>
          </table:table-cell>
          <table:table-cell office:value-type="float" office:value="3274165.39">
            <text:p>3274165,39</text:p>
          </table:table-cell>
          <table:table-cell office:value-type="float" office:value="498492.63">
            <text:p>498492,63</text:p>
          </table:table-cell>
          <table:table-cell office:value-type="float" office:value="5507620.54">
            <text:p>5507620,54</text:p>
          </table:table-cell>
          <table:table-cell/>
          <table:table-cell table:style-name="ce2" office:value-type="date" office:date-value="2022-09-01">
            <text:p>2022-09-01 00:00:00</text:p>
          </table:table-cell>
          <table:table-cell table:number-columns-repeated="1015"/>
        </table:table-row>
        <table:table-row table:style-name="ro1">
          <table:table-cell office:value-type="float" office:value="481394">
            <text:p>481394</text:p>
          </table:table-cell>
          <table:table-cell office:value-type="float" office:value="110496">
            <text:p>110496</text:p>
          </table:table-cell>
          <table:table-cell office:value-type="float" office:value="3022917.19">
            <text:p>3022917,19</text:p>
          </table:table-cell>
          <table:table-cell office:value-type="float" office:value="528755.13">
            <text:p>528755,13</text:p>
          </table:table-cell>
          <table:table-cell office:value-type="float" office:value="4260714.17">
            <text:p>4260714,17</text:p>
          </table:table-cell>
          <table:table-cell office:value-type="float" office:value="639251.13">
            <text:p>639251,13</text:p>
          </table:table-cell>
          <table:table-cell office:value-type="float" office:value="7283631.36">
            <text:p>7283631,36</text:p>
          </table:table-cell>
          <table:table-cell/>
          <table:table-cell table:style-name="ce2" office:value-type="date" office:date-value="2022-09-02">
            <text:p>2022-09-02 00:00:00</text:p>
          </table:table-cell>
          <table:table-cell table:number-columns-repeated="1015"/>
        </table:table-row>
        <table:table-row table:style-name="ro1">
          <table:table-cell office:value-type="float" office:value="497678">
            <text:p>497678</text:p>
          </table:table-cell>
          <table:table-cell office:value-type="float" office:value="91357">
            <text:p>91357</text:p>
          </table:table-cell>
          <table:table-cell office:value-type="float" office:value="2515438.78">
            <text:p>2515438,78</text:p>
          </table:table-cell>
          <table:table-cell office:value-type="float" office:value="404208.38">
            <text:p>404208,38</text:p>
          </table:table-cell>
          <table:table-cell office:value-type="float" office:value="3333885.28">
            <text:p>3333885,28</text:p>
          </table:table-cell>
          <table:table-cell office:value-type="float" office:value="495565.38">
            <text:p>495565,38</text:p>
          </table:table-cell>
          <table:table-cell office:value-type="float" office:value="5849324.06">
            <text:p>5849324,06</text:p>
          </table:table-cell>
          <table:table-cell/>
          <table:table-cell table:style-name="ce2" office:value-type="date" office:date-value="2022-09-03">
            <text:p>2022-09-03 00:00:00</text:p>
          </table:table-cell>
          <table:table-cell table:number-columns-repeated="1015"/>
        </table:table-row>
        <table:table-row table:style-name="ro1">
          <table:table-cell office:value-type="float" office:value="514003">
            <text:p>514003</text:p>
          </table:table-cell>
          <table:table-cell office:value-type="float" office:value="73310">
            <text:p>73310</text:p>
          </table:table-cell>
          <table:table-cell office:value-type="float" office:value="2027448.43">
            <text:p>2027448,43</text:p>
          </table:table-cell>
          <table:table-cell office:value-type="float" office:value="319735.87">
            <text:p>319735,87</text:p>
          </table:table-cell>
          <table:table-cell office:value-type="float" office:value="2738913.94">
            <text:p>2738913,94</text:p>
          </table:table-cell>
          <table:table-cell office:value-type="float" office:value="393045.87">
            <text:p>393045,87</text:p>
          </table:table-cell>
          <table:table-cell office:value-type="float" office:value="4766362.37">
            <text:p>4766362,37</text:p>
          </table:table-cell>
          <table:table-cell/>
          <table:table-cell table:style-name="ce2" office:value-type="date" office:date-value="2022-09-04">
            <text:p>2022-09-04 00:00:00</text:p>
          </table:table-cell>
          <table:table-cell table:number-columns-repeated="1015"/>
        </table:table-row>
        <table:table-row table:style-name="ro1">
          <table:table-cell office:value-type="float" office:value="498662">
            <text:p>498662</text:p>
          </table:table-cell>
          <table:table-cell office:value-type="float" office:value="61529">
            <text:p>61529</text:p>
          </table:table-cell>
          <table:table-cell office:value-type="float" office:value="1703882.84">
            <text:p>1703882,84</text:p>
          </table:table-cell>
          <table:table-cell office:value-type="float" office:value="300529.82">
            <text:p>300529,82</text:p>
          </table:table-cell>
          <table:table-cell office:value-type="float" office:value="2439468.06">
            <text:p>2439468,06</text:p>
          </table:table-cell>
          <table:table-cell office:value-type="float" office:value="362058.82">
            <text:p>362058,82</text:p>
          </table:table-cell>
          <table:table-cell office:value-type="float" office:value="4143350.9">
            <text:p>4143350,9</text:p>
          </table:table-cell>
          <table:table-cell/>
          <table:table-cell table:style-name="ce2" office:value-type="date" office:date-value="2022-09-05">
            <text:p>2022-09-05 00:00:00</text:p>
          </table:table-cell>
          <table:table-cell table:number-columns-repeated="1015"/>
        </table:table-row>
        <table:table-row table:style-name="ro1">
          <table:table-cell office:value-type="float" office:value="483278">
            <text:p>483278</text:p>
          </table:table-cell>
          <table:table-cell office:value-type="float" office:value="58379">
            <text:p>58379</text:p>
          </table:table-cell>
          <table:table-cell office:value-type="float" office:value="1715131.91">
            <text:p>1715131,91</text:p>
          </table:table-cell>
          <table:table-cell office:value-type="float" office:value="290603.13">
            <text:p>290603,13</text:p>
          </table:table-cell>
          <table:table-cell office:value-type="float" office:value="2475996.43">
            <text:p>2475996,43</text:p>
          </table:table-cell>
          <table:table-cell office:value-type="float" office:value="348986.63">
            <text:p>348986,63</text:p>
          </table:table-cell>
          <table:table-cell office:value-type="float" office:value="4191128.34">
            <text:p>4191128,34</text:p>
          </table:table-cell>
          <table:table-cell/>
          <table:table-cell table:style-name="ce2" office:value-type="date" office:date-value="2022-09-06">
            <text:p>2022-09-06 00:00:00</text:p>
          </table:table-cell>
          <table:table-cell table:number-columns-repeated="1015"/>
        </table:table-row>
        <table:table-row table:style-name="ro1">
          <table:table-cell office:value-type="float" office:value="466998">
            <text:p>466998</text:p>
          </table:table-cell>
          <table:table-cell office:value-type="float" office:value="62790">
            <text:p>62790</text:p>
          </table:table-cell>
          <table:table-cell office:value-type="float" office:value="1855521.17">
            <text:p>1855521,17</text:p>
          </table:table-cell>
          <table:table-cell office:value-type="float" office:value="312199.48">
            <text:p>312199,48</text:p>
          </table:table-cell>
          <table:table-cell office:value-type="float" office:value="2673110.99">
            <text:p>2673110,99</text:p>
          </table:table-cell>
          <table:table-cell office:value-type="float" office:value="374989.48">
            <text:p>374989,48</text:p>
          </table:table-cell>
          <table:table-cell office:value-type="float" office:value="4528632.16">
            <text:p>4528632,16</text:p>
          </table:table-cell>
          <table:table-cell/>
          <table:table-cell table:style-name="ce2" office:value-type="date" office:date-value="2022-09-07">
            <text:p>2022-09-07 00:00:00</text:p>
          </table:table-cell>
          <table:table-cell table:number-columns-repeated="1015"/>
        </table:table-row>
        <table:table-row table:style-name="ro1">
          <table:table-cell office:value-type="float" office:value="483744">
            <text:p>483744</text:p>
          </table:table-cell>
          <table:table-cell office:value-type="float" office:value="69489">
            <text:p>69489</text:p>
          </table:table-cell>
          <table:table-cell office:value-type="float" office:value="2015604.28">
            <text:p>2015604,28</text:p>
          </table:table-cell>
          <table:table-cell office:value-type="float" office:value="326514.27">
            <text:p>326514,27</text:p>
          </table:table-cell>
          <table:table-cell office:value-type="float" office:value="2940114.61">
            <text:p>2940114,61</text:p>
          </table:table-cell>
          <table:table-cell office:value-type="float" office:value="396003.27">
            <text:p>396003,27</text:p>
          </table:table-cell>
          <table:table-cell office:value-type="float" office:value="4955718.89">
            <text:p>4955718,89</text:p>
          </table:table-cell>
          <table:table-cell/>
          <table:table-cell table:style-name="ce2" office:value-type="date" office:date-value="2022-09-08">
            <text:p>2022-09-08 00:00:00</text:p>
          </table:table-cell>
          <table:table-cell table:number-columns-repeated="1015"/>
        </table:table-row>
        <table:table-row table:style-name="ro1">
          <table:table-cell office:value-type="float" office:value="467855">
            <text:p>467855</text:p>
          </table:table-cell>
          <table:table-cell office:value-type="float" office:value="90978">
            <text:p>90978</text:p>
          </table:table-cell>
          <table:table-cell office:value-type="float" office:value="2554809.84">
            <text:p>2554809,84</text:p>
          </table:table-cell>
          <table:table-cell office:value-type="float" office:value="434651.52">
            <text:p>434651,52</text:p>
          </table:table-cell>
          <table:table-cell office:value-type="float" office:value="3792989.19">
            <text:p>3792989,19</text:p>
          </table:table-cell>
          <table:table-cell office:value-type="float" office:value="525629.52">
            <text:p>525629,52</text:p>
          </table:table-cell>
          <table:table-cell office:value-type="float" office:value="6347799.03">
            <text:p>6347799,03</text:p>
          </table:table-cell>
          <table:table-cell/>
          <table:table-cell table:style-name="ce2" office:value-type="date" office:date-value="2022-09-09">
            <text:p>2022-09-09 00:00:00</text:p>
          </table:table-cell>
          <table:table-cell table:number-columns-repeated="1015"/>
        </table:table-row>
        <table:table-row table:style-name="ro1">
          <table:table-cell office:value-type="float" office:value="468708">
            <text:p>468708</text:p>
          </table:table-cell>
          <table:table-cell office:value-type="float" office:value="85649">
            <text:p>85649</text:p>
          </table:table-cell>
          <table:table-cell office:value-type="float" office:value="2408470.46">
            <text:p>2408470,46</text:p>
          </table:table-cell>
          <table:table-cell office:value-type="float" office:value="377883.12">
            <text:p>377883,12</text:p>
          </table:table-cell>
          <table:table-cell office:value-type="float" office:value="3287401.58">
            <text:p>3287401,58</text:p>
          </table:table-cell>
          <table:table-cell office:value-type="float" office:value="463604.12">
            <text:p>463604,12</text:p>
          </table:table-cell>
          <table:table-cell office:value-type="float" office:value="5695872.04">
            <text:p>5695872,04</text:p>
          </table:table-cell>
          <table:table-cell/>
          <table:table-cell table:style-name="ce2" office:value-type="date" office:date-value="2022-09-10">
            <text:p>2022-09-10 00:00:00</text:p>
          </table:table-cell>
          <table:table-cell table:number-columns-repeated="1015"/>
        </table:table-row>
        <table:table-row table:style-name="ro1">
          <table:table-cell office:value-type="float" office:value="469133">
            <text:p>469133</text:p>
          </table:table-cell>
          <table:table-cell office:value-type="float" office:value="61793">
            <text:p>61793</text:p>
          </table:table-cell>
          <table:table-cell office:value-type="float" office:value="1761332.28">
            <text:p>1761332,28</text:p>
          </table:table-cell>
          <table:table-cell office:value-type="float" office:value="303892.41">
            <text:p>303892,41</text:p>
          </table:table-cell>
          <table:table-cell office:value-type="float" office:value="2576779.67">
            <text:p>2576779,67</text:p>
          </table:table-cell>
          <table:table-cell office:value-type="float" office:value="365685.41">
            <text:p>365685,41</text:p>
          </table:table-cell>
          <table:table-cell office:value-type="float" office:value="4338111.95">
            <text:p>4338111,95</text:p>
          </table:table-cell>
          <table:table-cell/>
          <table:table-cell table:style-name="ce2" office:value-type="date" office:date-value="2022-09-11">
            <text:p>2022-09-11 00:00:00</text:p>
          </table:table-cell>
          <table:table-cell table:number-columns-repeated="1015"/>
        </table:table-row>
        <table:table-row table:style-name="ro1">
          <table:table-cell office:value-type="float" office:value="485946">
            <text:p>485946</text:p>
          </table:table-cell>
          <table:table-cell office:value-type="float" office:value="57098">
            <text:p>57098</text:p>
          </table:table-cell>
          <table:table-cell office:value-type="float" office:value="1663995.4">
            <text:p>1663995,4</text:p>
          </table:table-cell>
          <table:table-cell office:value-type="float" office:value="287289.35">
            <text:p>287289,35</text:p>
          </table:table-cell>
          <table:table-cell office:value-type="float" office:value="2426038.02">
            <text:p>2426038,02</text:p>
          </table:table-cell>
          <table:table-cell office:value-type="float" office:value="344387.35">
            <text:p>344387,35</text:p>
          </table:table-cell>
          <table:table-cell office:value-type="float" office:value="4090033.42">
            <text:p>4090033,42</text:p>
          </table:table-cell>
          <table:table-cell/>
          <table:table-cell table:style-name="ce2" office:value-type="date" office:date-value="2022-09-12">
            <text:p>2022-09-12 00:00:00</text:p>
          </table:table-cell>
          <table:table-cell table:number-columns-repeated="1015"/>
        </table:table-row>
        <table:table-row table:style-name="ro1">
          <table:table-cell office:value-type="float" office:value="502367">
            <text:p>502367</text:p>
          </table:table-cell>
          <table:table-cell office:value-type="float" office:value="56514">
            <text:p>56514</text:p>
          </table:table-cell>
          <table:table-cell office:value-type="float" office:value="1660019.25">
            <text:p>1660019,25</text:p>
          </table:table-cell>
          <table:table-cell office:value-type="float" office:value="301325.42">
            <text:p>301325,42</text:p>
          </table:table-cell>
          <table:table-cell office:value-type="float" office:value="2508227.49">
            <text:p>2508227,49</text:p>
          </table:table-cell>
          <table:table-cell office:value-type="float" office:value="357843.92">
            <text:p>357843,92</text:p>
          </table:table-cell>
          <table:table-cell office:value-type="float" office:value="4168246.74">
            <text:p>4168246,74</text:p>
          </table:table-cell>
          <table:table-cell/>
          <table:table-cell table:style-name="ce2" office:value-type="date" office:date-value="2022-09-13">
            <text:p>2022-09-13 00:00:00</text:p>
          </table:table-cell>
          <table:table-cell table:number-columns-repeated="1015"/>
        </table:table-row>
        <table:table-row table:style-name="ro1">
          <table:table-cell office:value-type="float" office:value="519274">
            <text:p>519274</text:p>
          </table:table-cell>
          <table:table-cell office:value-type="float" office:value="63900">
            <text:p>63900</text:p>
          </table:table-cell>
          <table:table-cell office:value-type="float" office:value="1847674.33">
            <text:p>1847674,33</text:p>
          </table:table-cell>
          <table:table-cell office:value-type="float" office:value="337567.01">
            <text:p>337567,01</text:p>
          </table:table-cell>
          <table:table-cell office:value-type="float" office:value="2672263.43">
            <text:p>2672263,43</text:p>
          </table:table-cell>
          <table:table-cell office:value-type="float" office:value="401474.51">
            <text:p>401474,51</text:p>
          </table:table-cell>
          <table:table-cell office:value-type="float" office:value="4519937.76">
            <text:p>4519937,76</text:p>
          </table:table-cell>
          <table:table-cell/>
          <table:table-cell table:style-name="ce2" office:value-type="date" office:date-value="2022-09-14">
            <text:p>2022-09-14 00:00:00</text:p>
          </table:table-cell>
          <table:table-cell table:number-columns-repeated="1015"/>
        </table:table-row>
        <table:table-row table:style-name="ro1">
          <table:table-cell office:value-type="float" office:value="503354">
            <text:p>503354</text:p>
          </table:table-cell>
          <table:table-cell office:value-type="float" office:value="75022">
            <text:p>75022</text:p>
          </table:table-cell>
          <table:table-cell office:value-type="float" office:value="2112891.14">
            <text:p>2112891,14</text:p>
          </table:table-cell>
          <table:table-cell office:value-type="float" office:value="380294.81">
            <text:p>380294,81</text:p>
          </table:table-cell>
          <table:table-cell office:value-type="float" office:value="3076143.37">
            <text:p>3076143,37</text:p>
          </table:table-cell>
          <table:table-cell office:value-type="float" office:value="455345.31">
            <text:p>455345,31</text:p>
          </table:table-cell>
          <table:table-cell office:value-type="float" office:value="5189034.51">
            <text:p>5189034,51</text:p>
          </table:table-cell>
          <table:table-cell/>
          <table:table-cell table:style-name="ce2" office:value-type="date" office:date-value="2022-09-15">
            <text:p>2022-09-15 00:00:00</text:p>
          </table:table-cell>
          <table:table-cell table:number-columns-repeated="1015"/>
        </table:table-row>
        <table:table-row table:style-name="ro1">
          <table:table-cell office:value-type="float" office:value="519844">
            <text:p>519844</text:p>
          </table:table-cell>
          <table:table-cell office:value-type="float" office:value="91436">
            <text:p>91436</text:p>
          </table:table-cell>
          <table:table-cell office:value-type="float" office:value="2630969.63">
            <text:p>2630969,63</text:p>
          </table:table-cell>
          <table:table-cell office:value-type="float" office:value="516095.02">
            <text:p>516095,02</text:p>
          </table:table-cell>
          <table:table-cell office:value-type="float" office:value="3841198.9">
            <text:p>3841198,9</text:p>
          </table:table-cell>
          <table:table-cell office:value-type="float" office:value="607541.52">
            <text:p>607541,52</text:p>
          </table:table-cell>
          <table:table-cell office:value-type="float" office:value="6472168.53">
            <text:p>6472168,53</text:p>
          </table:table-cell>
          <table:table-cell/>
          <table:table-cell table:style-name="ce2" office:value-type="date" office:date-value="2022-09-16">
            <text:p>2022-09-16 00:00:00</text:p>
          </table:table-cell>
          <table:table-cell table:number-columns-repeated="1015"/>
        </table:table-row>
        <table:table-row table:style-name="ro1">
          <table:table-cell office:value-type="float" office:value="471844">
            <text:p>471844</text:p>
          </table:table-cell>
          <table:table-cell office:value-type="float" office:value="85781">
            <text:p>85781</text:p>
          </table:table-cell>
          <table:table-cell office:value-type="float" office:value="2447865.5">
            <text:p>2447865,5</text:p>
          </table:table-cell>
          <table:table-cell office:value-type="float" office:value="423707.06">
            <text:p>423707,06</text:p>
          </table:table-cell>
          <table:table-cell office:value-type="float" office:value="3327009.94">
            <text:p>3327009,94</text:p>
          </table:table-cell>
          <table:table-cell office:value-type="float" office:value="509564.56">
            <text:p>509564,56</text:p>
          </table:table-cell>
          <table:table-cell office:value-type="float" office:value="5774875.44">
            <text:p>5774875,44</text:p>
          </table:table-cell>
          <table:table-cell/>
          <table:table-cell table:style-name="ce2" office:value-type="date" office:date-value="2022-09-17">
            <text:p>2022-09-17 00:00:00</text:p>
          </table:table-cell>
          <table:table-cell table:number-columns-repeated="1015"/>
        </table:table-row>
        <table:table-row table:style-name="ro1">
          <table:table-cell office:value-type="float" office:value="472269">
            <text:p>472269</text:p>
          </table:table-cell>
          <table:table-cell office:value-type="float" office:value="61394">
            <text:p>61394</text:p>
          </table:table-cell>
          <table:table-cell office:value-type="float" office:value="1777966.83">
            <text:p>1777966,83</text:p>
          </table:table-cell>
          <table:table-cell office:value-type="float" office:value="352894.56">
            <text:p>352894,56</text:p>
          </table:table-cell>
          <table:table-cell office:value-type="float" office:value="2539429.48">
            <text:p>2539429,48</text:p>
          </table:table-cell>
          <table:table-cell office:value-type="float" office:value="414353.06">
            <text:p>414353,06</text:p>
          </table:table-cell>
          <table:table-cell office:value-type="float" office:value="4317396.31">
            <text:p>4317396,31</text:p>
          </table:table-cell>
          <table:table-cell/>
          <table:table-cell table:style-name="ce2" office:value-type="date" office:date-value="2022-09-18">
            <text:p>2022-09-18 00:00:00</text:p>
          </table:table-cell>
          <table:table-cell table:number-columns-repeated="1015"/>
        </table:table-row>
        <table:table-row table:style-name="ro1">
          <table:table-cell office:value-type="float" office:value="472694">
            <text:p>472694</text:p>
          </table:table-cell>
          <table:table-cell office:value-type="float" office:value="55045">
            <text:p>55045</text:p>
          </table:table-cell>
          <table:table-cell office:value-type="float" office:value="1613955.3">
            <text:p>1613955,3</text:p>
          </table:table-cell>
          <table:table-cell office:value-type="float" office:value="373178.43">
            <text:p>373178,43</text:p>
          </table:table-cell>
          <table:table-cell office:value-type="float" office:value="2320738.5">
            <text:p>2320738,5</text:p>
          </table:table-cell>
          <table:table-cell office:value-type="float" office:value="428223.43">
            <text:p>428223,43</text:p>
          </table:table-cell>
          <table:table-cell office:value-type="float" office:value="3934693.8">
            <text:p>3934693,8</text:p>
          </table:table-cell>
          <table:table-cell/>
          <table:table-cell table:style-name="ce2" office:value-type="date" office:date-value="2022-09-19">
            <text:p>2022-09-19 00:00:00</text:p>
          </table:table-cell>
          <table:table-cell table:number-columns-repeated="1015"/>
        </table:table-row>
        <table:table-row table:style-name="ro1">
          <table:table-cell office:value-type="float" office:value="489178">
            <text:p>489178</text:p>
          </table:table-cell>
          <table:table-cell office:value-type="float" office:value="56654">
            <text:p>56654</text:p>
          </table:table-cell>
          <table:table-cell office:value-type="float" office:value="1658556.04">
            <text:p>1658556,04</text:p>
          </table:table-cell>
          <table:table-cell office:value-type="float" office:value="404087.56">
            <text:p>404087,56</text:p>
          </table:table-cell>
          <table:table-cell office:value-type="float" office:value="2503590.75">
            <text:p>2503590,75</text:p>
          </table:table-cell>
          <table:table-cell office:value-type="float" office:value="460741.56">
            <text:p>460741,56</text:p>
          </table:table-cell>
          <table:table-cell office:value-type="float" office:value="4162146.79">
            <text:p>4162146,79</text:p>
          </table:table-cell>
          <table:table-cell/>
          <table:table-cell table:style-name="ce2" office:value-type="date" office:date-value="2022-09-20">
            <text:p>2022-09-20 00:00:00</text:p>
          </table:table-cell>
          <table:table-cell table:number-columns-repeated="1015"/>
        </table:table-row>
        <table:table-row table:style-name="ro1">
          <table:table-cell office:value-type="float" office:value="506168">
            <text:p>506168</text:p>
          </table:table-cell>
          <table:table-cell office:value-type="float" office:value="62199">
            <text:p>62199</text:p>
          </table:table-cell>
          <table:table-cell office:value-type="float" office:value="1819089.19">
            <text:p>1819089,19</text:p>
          </table:table-cell>
          <table:table-cell office:value-type="float" office:value="359103.07">
            <text:p>359103,07</text:p>
          </table:table-cell>
          <table:table-cell office:value-type="float" office:value="2617953.82">
            <text:p>2617953,82</text:p>
          </table:table-cell>
          <table:table-cell office:value-type="float" office:value="421302.07">
            <text:p>421302,07</text:p>
          </table:table-cell>
          <table:table-cell office:value-type="float" office:value="4437043.01">
            <text:p>4437043,01</text:p>
          </table:table-cell>
          <table:table-cell/>
          <table:table-cell table:style-name="ce2" office:value-type="date" office:date-value="2022-09-21">
            <text:p>2022-09-21 00:00:00</text:p>
          </table:table-cell>
          <table:table-cell table:number-columns-repeated="1015"/>
        </table:table-row>
        <table:table-row table:style-name="ro1">
          <table:table-cell office:value-type="float" office:value="473543">
            <text:p>473543</text:p>
          </table:table-cell>
          <table:table-cell office:value-type="float" office:value="68201">
            <text:p>68201</text:p>
          </table:table-cell>
          <table:table-cell office:value-type="float" office:value="1962327.22">
            <text:p>1962327,22</text:p>
          </table:table-cell>
          <table:table-cell office:value-type="float" office:value="352590.58">
            <text:p>352590,58</text:p>
          </table:table-cell>
          <table:table-cell office:value-type="float" office:value="2912332.89">
            <text:p>2912332,89</text:p>
          </table:table-cell>
          <table:table-cell office:value-type="float" office:value="420791.58">
            <text:p>420791,58</text:p>
          </table:table-cell>
          <table:table-cell office:value-type="float" office:value="4874660.11">
            <text:p>4874660,11</text:p>
          </table:table-cell>
          <table:table-cell/>
          <table:table-cell table:style-name="ce2" office:value-type="date" office:date-value="2022-09-22">
            <text:p>2022-09-22 00:00:00</text:p>
          </table:table-cell>
          <table:table-cell table:number-columns-repeated="1015"/>
        </table:table-row>
        <table:table-row table:style-name="ro1">
          <table:table-cell office:value-type="float" office:value="490534">
            <text:p>490534</text:p>
          </table:table-cell>
          <table:table-cell office:value-type="float" office:value="93455">
            <text:p>93455</text:p>
          </table:table-cell>
          <table:table-cell office:value-type="float" office:value="2650831.16">
            <text:p>2650831,16</text:p>
          </table:table-cell>
          <table:table-cell office:value-type="float" office:value="496001.24">
            <text:p>496001,24</text:p>
          </table:table-cell>
          <table:table-cell office:value-type="float" office:value="3865111.01">
            <text:p>3865111,01</text:p>
          </table:table-cell>
          <table:table-cell office:value-type="float" office:value="589468.74">
            <text:p>589468,74</text:p>
          </table:table-cell>
          <table:table-cell office:value-type="float" office:value="6515942.17">
            <text:p>6515942,17</text:p>
          </table:table-cell>
          <table:table-cell/>
          <table:table-cell table:style-name="ce2" office:value-type="date" office:date-value="2022-09-23">
            <text:p>2022-09-23 00:00:00</text:p>
          </table:table-cell>
          <table:table-cell table:number-columns-repeated="1015"/>
        </table:table-row>
        <table:table-row table:style-name="ro1">
          <table:table-cell office:value-type="float" office:value="507572">
            <text:p>507572</text:p>
          </table:table-cell>
          <table:table-cell office:value-type="float" office:value="87421">
            <text:p>87421</text:p>
          </table:table-cell>
          <table:table-cell office:value-type="float" office:value="2553797.38">
            <text:p>2553797,38</text:p>
          </table:table-cell>
          <table:table-cell office:value-type="float" office:value="390700.13">
            <text:p>390700,13</text:p>
          </table:table-cell>
          <table:table-cell office:value-type="float" office:value="3405147.68">
            <text:p>3405147,68</text:p>
          </table:table-cell>
          <table:table-cell office:value-type="float" office:value="478136.63">
            <text:p>478136,63</text:p>
          </table:table-cell>
          <table:table-cell office:value-type="float" office:value="5958945.06">
            <text:p>5958945,06</text:p>
          </table:table-cell>
          <table:table-cell/>
          <table:table-cell table:style-name="ce2" office:value-type="date" office:date-value="2022-09-24">
            <text:p>2022-09-24 00:00:00</text:p>
          </table:table-cell>
          <table:table-cell table:number-columns-repeated="1015"/>
        </table:table-row>
        <table:table-row table:style-name="ro1">
          <table:table-cell office:value-type="float" office:value="491454">
            <text:p>491454</text:p>
          </table:table-cell>
          <table:table-cell office:value-type="float" office:value="61960">
            <text:p>61960</text:p>
          </table:table-cell>
          <table:table-cell office:value-type="float" office:value="1813571.71">
            <text:p>1813571,71</text:p>
          </table:table-cell>
          <table:table-cell office:value-type="float" office:value="295943.21">
            <text:p>295943,21</text:p>
          </table:table-cell>
          <table:table-cell office:value-type="float" office:value="2519365.45">
            <text:p>2519365,45</text:p>
          </table:table-cell>
          <table:table-cell office:value-type="float" office:value="357907.21">
            <text:p>357907,21</text:p>
          </table:table-cell>
          <table:table-cell office:value-type="float" office:value="4332937.16">
            <text:p>4332937,16</text:p>
          </table:table-cell>
          <table:table-cell/>
          <table:table-cell table:style-name="ce2" office:value-type="date" office:date-value="2022-09-25">
            <text:p>2022-09-25 00:00:00</text:p>
          </table:table-cell>
          <table:table-cell table:number-columns-repeated="1015"/>
        </table:table-row>
        <table:table-row table:style-name="ro1">
          <table:table-cell office:value-type="float" office:value="491906">
            <text:p>491906</text:p>
          </table:table-cell>
          <table:table-cell office:value-type="float" office:value="57922">
            <text:p>57922</text:p>
          </table:table-cell>
          <table:table-cell office:value-type="float" office:value="1695588.99">
            <text:p>1695588,99</text:p>
          </table:table-cell>
          <table:table-cell office:value-type="float" office:value="288521.01">
            <text:p>288521,01</text:p>
          </table:table-cell>
          <table:table-cell office:value-type="float" office:value="2405043.13">
            <text:p>2405043,13</text:p>
          </table:table-cell>
          <table:table-cell office:value-type="float" office:value="346443.01">
            <text:p>346443,01</text:p>
          </table:table-cell>
          <table:table-cell office:value-type="float" office:value="4100632.12">
            <text:p>4100632,12</text:p>
          </table:table-cell>
          <table:table-cell/>
          <table:table-cell table:style-name="ce2" office:value-type="date" office:date-value="2022-09-26">
            <text:p>2022-09-26 00:00:00</text:p>
          </table:table-cell>
          <table:table-cell table:number-columns-repeated="1015"/>
        </table:table-row>
        <table:table-row table:style-name="ro1">
          <table:table-cell office:value-type="float" office:value="508993">
            <text:p>508993</text:p>
          </table:table-cell>
          <table:table-cell office:value-type="float" office:value="55377">
            <text:p>55377</text:p>
          </table:table-cell>
          <table:table-cell office:value-type="float" office:value="1624697.87">
            <text:p>1624697,87</text:p>
          </table:table-cell>
          <table:table-cell office:value-type="float" office:value="289914">
            <text:p>289914</text:p>
          </table:table-cell>
          <table:table-cell office:value-type="float" office:value="2430329.85">
            <text:p>2430329,85</text:p>
          </table:table-cell>
          <table:table-cell office:value-type="float" office:value="345312.5">
            <text:p>345312,5</text:p>
          </table:table-cell>
          <table:table-cell office:value-type="float" office:value="4055027.72">
            <text:p>4055027,72</text:p>
          </table:table-cell>
          <table:table-cell/>
          <table:table-cell table:style-name="ce2" office:value-type="date" office:date-value="2022-09-27">
            <text:p>2022-09-27 00:00:00</text:p>
          </table:table-cell>
          <table:table-cell table:number-columns-repeated="1015"/>
        </table:table-row>
        <table:table-row table:style-name="ro1">
          <table:table-cell office:value-type="float" office:value="525649">
            <text:p>525649</text:p>
          </table:table-cell>
          <table:table-cell office:value-type="float" office:value="63381">
            <text:p>63381</text:p>
          </table:table-cell>
          <table:table-cell office:value-type="float" office:value="1845807.46">
            <text:p>1845807,46</text:p>
          </table:table-cell>
          <table:table-cell office:value-type="float" office:value="324608.44">
            <text:p>324608,44</text:p>
          </table:table-cell>
          <table:table-cell office:value-type="float" office:value="2650045.73">
            <text:p>2650045,73</text:p>
          </table:table-cell>
          <table:table-cell office:value-type="float" office:value="387989.44">
            <text:p>387989,44</text:p>
          </table:table-cell>
          <table:table-cell office:value-type="float" office:value="4495853.19">
            <text:p>4495853,19</text:p>
          </table:table-cell>
          <table:table-cell/>
          <table:table-cell table:style-name="ce2" office:value-type="date" office:date-value="2022-09-28">
            <text:p>2022-09-28 00:00:00</text:p>
          </table:table-cell>
          <table:table-cell table:number-columns-repeated="1015"/>
        </table:table-row>
        <table:table-row table:style-name="ro1">
          <table:table-cell office:value-type="float" office:value="493308">
            <text:p>493308</text:p>
          </table:table-cell>
          <table:table-cell office:value-type="float" office:value="70290">
            <text:p>70290</text:p>
          </table:table-cell>
          <table:table-cell office:value-type="float" office:value="2025876.64">
            <text:p>2025876,64</text:p>
          </table:table-cell>
          <table:table-cell office:value-type="float" office:value="368470.55">
            <text:p>368470,55</text:p>
          </table:table-cell>
          <table:table-cell office:value-type="float" office:value="2995163.27">
            <text:p>2995163,27</text:p>
          </table:table-cell>
          <table:table-cell office:value-type="float" office:value="438804.05">
            <text:p>438804,05</text:p>
          </table:table-cell>
          <table:table-cell office:value-type="float" office:value="5021039.91">
            <text:p>5021039,91</text:p>
          </table:table-cell>
          <table:table-cell/>
          <table:table-cell table:style-name="ce2" office:value-type="date" office:date-value="2022-09-29">
            <text:p>2022-09-29 00:00:00</text:p>
          </table:table-cell>
          <table:table-cell table:number-columns-repeated="1015"/>
        </table:table-row>
        <table:table-row table:style-name="ro1">
          <table:table-cell office:value-type="float" office:value="526645">
            <text:p>526645</text:p>
          </table:table-cell>
          <table:table-cell office:value-type="float" office:value="94420">
            <text:p>94420</text:p>
          </table:table-cell>
          <table:table-cell office:value-type="float" office:value="2692154.26">
            <text:p>2692154,26</text:p>
          </table:table-cell>
          <table:table-cell office:value-type="float" office:value="468759.77">
            <text:p>468759,77</text:p>
          </table:table-cell>
          <table:table-cell office:value-type="float" office:value="3873742.79">
            <text:p>3873742,79</text:p>
          </table:table-cell>
          <table:table-cell office:value-type="float" office:value="563206.77">
            <text:p>563206,77</text:p>
          </table:table-cell>
          <table:table-cell office:value-type="float" office:value="6565897.05">
            <text:p>6565897,05</text:p>
          </table:table-cell>
          <table:table-cell/>
          <table:table-cell table:style-name="ce2" office:value-type="date" office:date-value="2022-09-30">
            <text:p>2022-09-30 00:00:00</text:p>
          </table:table-cell>
          <table:table-cell table:number-columns-repeated="1015"/>
        </table:table-row>
        <table:table-row table:style-name="ro1">
          <table:table-cell office:value-type="float" office:value="511431">
            <text:p>511431</text:p>
          </table:table-cell>
          <table:table-cell office:value-type="float" office:value="91147">
            <text:p>91147</text:p>
          </table:table-cell>
          <table:table-cell office:value-type="float" office:value="2569960.5">
            <text:p>2569960,5</text:p>
          </table:table-cell>
          <table:table-cell office:value-type="float" office:value="392489.35">
            <text:p>392489,35</text:p>
          </table:table-cell>
          <table:table-cell office:value-type="float" office:value="3358763.39">
            <text:p>3358763,39</text:p>
          </table:table-cell>
          <table:table-cell office:value-type="float" office:value="483636.35">
            <text:p>483636,35</text:p>
          </table:table-cell>
          <table:table-cell office:value-type="float" office:value="5928723.89">
            <text:p>5928723,89</text:p>
          </table:table-cell>
          <table:table-cell/>
          <table:table-cell table:style-name="ce2" office:value-type="date" office:date-value="2022-10-01">
            <text:p>2022-10-01 00:00:00</text:p>
          </table:table-cell>
          <table:table-cell table:number-columns-repeated="1015"/>
        </table:table-row>
        <table:table-row table:style-name="ro1">
          <table:table-cell office:value-type="float" office:value="511432">
            <text:p>511432</text:p>
          </table:table-cell>
          <table:table-cell office:value-type="float" office:value="62483">
            <text:p>62483</text:p>
          </table:table-cell>
          <table:table-cell office:value-type="float" office:value="1836785.43">
            <text:p>1836785,43</text:p>
          </table:table-cell>
          <table:table-cell office:value-type="float" office:value="311523.45">
            <text:p>311523,45</text:p>
          </table:table-cell>
          <table:table-cell office:value-type="float" office:value="2543830.79">
            <text:p>2543830,79</text:p>
          </table:table-cell>
          <table:table-cell office:value-type="float" office:value="374006.45">
            <text:p>374006,45</text:p>
          </table:table-cell>
          <table:table-cell office:value-type="float" office:value="4380616.22">
            <text:p>4380616,22</text:p>
          </table:table-cell>
          <table:table-cell/>
          <table:table-cell table:style-name="ce2" office:value-type="date" office:date-value="2022-10-02">
            <text:p>2022-10-02 00:00:00</text:p>
          </table:table-cell>
          <table:table-cell table:number-columns-repeated="1015"/>
        </table:table-row>
        <table:table-row table:style-name="ro1">
          <table:table-cell office:value-type="float" office:value="478938">
            <text:p>478938</text:p>
          </table:table-cell>
          <table:table-cell office:value-type="float" office:value="57449">
            <text:p>57449</text:p>
          </table:table-cell>
          <table:table-cell office:value-type="float" office:value="1680248.56">
            <text:p>1680248,56</text:p>
          </table:table-cell>
          <table:table-cell office:value-type="float" office:value="298633.47">
            <text:p>298633,47</text:p>
          </table:table-cell>
          <table:table-cell office:value-type="float" office:value="2464004.26">
            <text:p>2464004,26</text:p>
          </table:table-cell>
          <table:table-cell office:value-type="float" office:value="356120.47">
            <text:p>356120,47</text:p>
          </table:table-cell>
          <table:table-cell office:value-type="float" office:value="4144252.82">
            <text:p>4144252,82</text:p>
          </table:table-cell>
          <table:table-cell/>
          <table:table-cell table:style-name="ce2" office:value-type="date" office:date-value="2022-10-03">
            <text:p>2022-10-03 00:00:00</text:p>
          </table:table-cell>
          <table:table-cell table:number-columns-repeated="1015"/>
        </table:table-row>
        <table:table-row table:style-name="ro1">
          <table:table-cell office:value-type="float" office:value="529124">
            <text:p>529124</text:p>
          </table:table-cell>
          <table:table-cell office:value-type="float" office:value="56764">
            <text:p>56764</text:p>
          </table:table-cell>
          <table:table-cell office:value-type="float" office:value="1655943.16">
            <text:p>1655943,16</text:p>
          </table:table-cell>
          <table:table-cell office:value-type="float" office:value="296241.05">
            <text:p>296241,05</text:p>
          </table:table-cell>
          <table:table-cell office:value-type="float" office:value="2440890.91">
            <text:p>2440890,91</text:p>
          </table:table-cell>
          <table:table-cell office:value-type="float" office:value="353025.55">
            <text:p>353025,55</text:p>
          </table:table-cell>
          <table:table-cell office:value-type="float" office:value="4096834.07">
            <text:p>4096834,07</text:p>
          </table:table-cell>
          <table:table-cell/>
          <table:table-cell table:style-name="ce2" office:value-type="date" office:date-value="2022-10-04">
            <text:p>2022-10-04 00:00:00</text:p>
          </table:table-cell>
          <table:table-cell table:number-columns-repeated="1015"/>
        </table:table-row>
        <table:table-row table:style-name="ro1">
          <table:table-cell office:value-type="float" office:value="512873">
            <text:p>512873</text:p>
          </table:table-cell>
          <table:table-cell office:value-type="float" office:value="61937">
            <text:p>61937</text:p>
          </table:table-cell>
          <table:table-cell office:value-type="float" office:value="1807365.24">
            <text:p>1807365,24</text:p>
          </table:table-cell>
          <table:table-cell office:value-type="float" office:value="334083.02">
            <text:p>334083,02</text:p>
          </table:table-cell>
          <table:table-cell office:value-type="float" office:value="2567169.3">
            <text:p>2567169,3</text:p>
          </table:table-cell>
          <table:table-cell office:value-type="float" office:value="396034.52">
            <text:p>396034,52</text:p>
          </table:table-cell>
          <table:table-cell office:value-type="float" office:value="4374534.54">
            <text:p>4374534,54</text:p>
          </table:table-cell>
          <table:table-cell/>
          <table:table-cell table:style-name="ce2" office:value-type="date" office:date-value="2022-10-05">
            <text:p>2022-10-05 00:00:00</text:p>
          </table:table-cell>
          <table:table-cell table:number-columns-repeated="1015"/>
        </table:table-row>
        <table:table-row table:style-name="ro1">
          <table:table-cell office:value-type="float" office:value="497075">
            <text:p>497075</text:p>
          </table:table-cell>
          <table:table-cell office:value-type="float" office:value="73203">
            <text:p>73203</text:p>
          </table:table-cell>
          <table:table-cell office:value-type="float" office:value="2098761.47">
            <text:p>2098761,47</text:p>
          </table:table-cell>
          <table:table-cell office:value-type="float" office:value="351489.4">
            <text:p>351489,4</text:p>
          </table:table-cell>
          <table:table-cell office:value-type="float" office:value="2894730.34">
            <text:p>2894730,34</text:p>
          </table:table-cell>
          <table:table-cell office:value-type="float" office:value="424692.4">
            <text:p>424692,4</text:p>
          </table:table-cell>
          <table:table-cell office:value-type="float" office:value="4993491.81">
            <text:p>4993491,81</text:p>
          </table:table-cell>
          <table:table-cell/>
          <table:table-cell table:style-name="ce2" office:value-type="date" office:date-value="2022-10-06">
            <text:p>2022-10-06 00:00:00</text:p>
          </table:table-cell>
          <table:table-cell table:number-columns-repeated="1015"/>
        </table:table-row>
        <table:table-row table:style-name="ro1">
          <table:table-cell office:value-type="float" office:value="513829">
            <text:p>513829</text:p>
          </table:table-cell>
          <table:table-cell office:value-type="float" office:value="94638">
            <text:p>94638</text:p>
          </table:table-cell>
          <table:table-cell office:value-type="float" office:value="2681739.92">
            <text:p>2681739,92</text:p>
          </table:table-cell>
          <table:table-cell office:value-type="float" office:value="446871.46">
            <text:p>446871,46</text:p>
          </table:table-cell>
          <table:table-cell office:value-type="float" office:value="3736365.09">
            <text:p>3736365,09</text:p>
          </table:table-cell>
          <table:table-cell office:value-type="float" office:value="541568.96">
            <text:p>541568,96</text:p>
          </table:table-cell>
          <table:table-cell office:value-type="float" office:value="6418105.01">
            <text:p>6418105,01</text:p>
          </table:table-cell>
          <table:table-cell/>
          <table:table-cell table:style-name="ce2" office:value-type="date" office:date-value="2022-10-07">
            <text:p>2022-10-07 00:00:00</text:p>
          </table:table-cell>
          <table:table-cell table:number-columns-repeated="1015"/>
        </table:table-row>
        <table:table-row table:style-name="ro1">
          <table:table-cell office:value-type="float" office:value="531648">
            <text:p>531648</text:p>
          </table:table-cell>
          <table:table-cell office:value-type="float" office:value="91742">
            <text:p>91742</text:p>
          </table:table-cell>
          <table:table-cell office:value-type="float" office:value="2575178">
            <text:p>2575178</text:p>
          </table:table-cell>
          <table:table-cell office:value-type="float" office:value="397225.11">
            <text:p>397225,11</text:p>
          </table:table-cell>
          <table:table-cell office:value-type="float" office:value="3399018.3">
            <text:p>3399018,3</text:p>
          </table:table-cell>
          <table:table-cell office:value-type="float" office:value="489004.11">
            <text:p>489004,11</text:p>
          </table:table-cell>
          <table:table-cell office:value-type="float" office:value="5974196.3">
            <text:p>5974196,3</text:p>
          </table:table-cell>
          <table:table-cell/>
          <table:table-cell table:style-name="ce2" office:value-type="date" office:date-value="2022-10-08">
            <text:p>2022-10-08 00:00:00</text:p>
          </table:table-cell>
          <table:table-cell table:number-columns-repeated="1015"/>
        </table:table-row>
        <table:table-row table:style-name="ro1">
          <table:table-cell office:value-type="float" office:value="531660">
            <text:p>531660</text:p>
          </table:table-cell>
          <table:table-cell office:value-type="float" office:value="66050">
            <text:p>66050</text:p>
          </table:table-cell>
          <table:table-cell office:value-type="float" office:value="1892958.5">
            <text:p>1892958,5</text:p>
          </table:table-cell>
          <table:table-cell office:value-type="float" office:value="298276.81">
            <text:p>298276,81</text:p>
          </table:table-cell>
          <table:table-cell office:value-type="float" office:value="2564782.71">
            <text:p>2564782,71</text:p>
          </table:table-cell>
          <table:table-cell office:value-type="float" office:value="364359.31">
            <text:p>364359,31</text:p>
          </table:table-cell>
          <table:table-cell office:value-type="float" office:value="4457741.21">
            <text:p>4457741,21</text:p>
          </table:table-cell>
          <table:table-cell/>
          <table:table-cell table:style-name="ce2" office:value-type="date" office:date-value="2022-10-09">
            <text:p>2022-10-09 00:00:00</text:p>
          </table:table-cell>
          <table:table-cell table:number-columns-repeated="1015"/>
        </table:table-row>
        <table:table-row table:style-name="ro1">
          <table:table-cell office:value-type="float" office:value="515321">
            <text:p>515321</text:p>
          </table:table-cell>
          <table:table-cell office:value-type="float" office:value="60729">
            <text:p>60729</text:p>
          </table:table-cell>
          <table:table-cell office:value-type="float" office:value="1732756.45">
            <text:p>1732756,45</text:p>
          </table:table-cell>
          <table:table-cell office:value-type="float" office:value="284045.42">
            <text:p>284045,42</text:p>
          </table:table-cell>
          <table:table-cell office:value-type="float" office:value="2393158.74">
            <text:p>2393158,74</text:p>
          </table:table-cell>
          <table:table-cell office:value-type="float" office:value="344790.92">
            <text:p>344790,92</text:p>
          </table:table-cell>
          <table:table-cell office:value-type="float" office:value="4125915.19">
            <text:p>4125915,19</text:p>
          </table:table-cell>
          <table:table-cell/>
          <table:table-cell table:style-name="ce2" office:value-type="date" office:date-value="2022-10-10">
            <text:p>2022-10-10 00:00:00</text:p>
          </table:table-cell>
          <table:table-cell table:number-columns-repeated="1015"/>
        </table:table-row>
        <table:table-row table:style-name="ro1">
          <table:table-cell office:value-type="float" office:value="531632">
            <text:p>531632</text:p>
          </table:table-cell>
          <table:table-cell office:value-type="float" office:value="56696">
            <text:p>56696</text:p>
          </table:table-cell>
          <table:table-cell office:value-type="float" office:value="1648492.86">
            <text:p>1648492,86</text:p>
          </table:table-cell>
          <table:table-cell office:value-type="float" office:value="316936.7">
            <text:p>316936,7</text:p>
          </table:table-cell>
          <table:table-cell office:value-type="float" office:value="2431711.12">
            <text:p>2431711,12</text:p>
          </table:table-cell>
          <table:table-cell office:value-type="float" office:value="373647.2">
            <text:p>373647,2</text:p>
          </table:table-cell>
          <table:table-cell office:value-type="float" office:value="4080203.98">
            <text:p>4080203,98</text:p>
          </table:table-cell>
          <table:table-cell/>
          <table:table-cell table:style-name="ce2" office:value-type="date" office:date-value="2022-10-11">
            <text:p>2022-10-11 00:00:00</text:p>
          </table:table-cell>
          <table:table-cell table:number-columns-repeated="1015"/>
        </table:table-row>
        <table:table-row table:style-name="ro1">
          <table:table-cell office:value-type="float" office:value="516302">
            <text:p>516302</text:p>
          </table:table-cell>
          <table:table-cell office:value-type="float" office:value="61254">
            <text:p>61254</text:p>
          </table:table-cell>
          <table:table-cell office:value-type="float" office:value="1769499.36">
            <text:p>1769499,36</text:p>
          </table:table-cell>
          <table:table-cell office:value-type="float" office:value="377859.69">
            <text:p>377859,69</text:p>
          </table:table-cell>
          <table:table-cell office:value-type="float" office:value="2568969.92">
            <text:p>2568969,92</text:p>
          </table:table-cell>
          <table:table-cell office:value-type="float" office:value="439169.69">
            <text:p>439169,69</text:p>
          </table:table-cell>
          <table:table-cell office:value-type="float" office:value="4338469.28">
            <text:p>4338469,28</text:p>
          </table:table-cell>
          <table:table-cell/>
          <table:table-cell table:style-name="ce2" office:value-type="date" office:date-value="2022-10-12">
            <text:p>2022-10-12 00:00:00</text:p>
          </table:table-cell>
          <table:table-cell table:number-columns-repeated="1015"/>
        </table:table-row>
        <table:table-row table:style-name="ro1">
          <table:table-cell office:value-type="float" office:value="533696">
            <text:p>533696</text:p>
          </table:table-cell>
          <table:table-cell office:value-type="float" office:value="69704">
            <text:p>69704</text:p>
          </table:table-cell>
          <table:table-cell office:value-type="float" office:value="2012318.94">
            <text:p>2012318,94</text:p>
          </table:table-cell>
          <table:table-cell office:value-type="float" office:value="407191.44">
            <text:p>407191,44</text:p>
          </table:table-cell>
          <table:table-cell office:value-type="float" office:value="2896964.34">
            <text:p>2896964,34</text:p>
          </table:table-cell>
          <table:table-cell office:value-type="float" office:value="476895.44">
            <text:p>476895,44</text:p>
          </table:table-cell>
          <table:table-cell office:value-type="float" office:value="4909283.28">
            <text:p>4909283,28</text:p>
          </table:table-cell>
          <table:table-cell/>
          <table:table-cell table:style-name="ce2" office:value-type="date" office:date-value="2022-10-13">
            <text:p>2022-10-13 00:00:00</text:p>
          </table:table-cell>
          <table:table-cell table:number-columns-repeated="1015"/>
        </table:table-row>
        <table:table-row table:style-name="ro1">
          <table:table-cell office:value-type="float" office:value="534216">
            <text:p>534216</text:p>
          </table:table-cell>
          <table:table-cell office:value-type="float" office:value="93491">
            <text:p>93491</text:p>
          </table:table-cell>
          <table:table-cell office:value-type="float" office:value="2837059.5">
            <text:p>2837059,5</text:p>
          </table:table-cell>
          <table:table-cell office:value-type="float" office:value="512612.15">
            <text:p>512612,15</text:p>
          </table:table-cell>
          <table:table-cell office:value-type="float" office:value="3834392.53">
            <text:p>3834392,53</text:p>
          </table:table-cell>
          <table:table-cell office:value-type="float" office:value="606134.65">
            <text:p>606134,65</text:p>
          </table:table-cell>
          <table:table-cell office:value-type="float" office:value="6671452.03">
            <text:p>6671452,03</text:p>
          </table:table-cell>
          <table:table-cell/>
          <table:table-cell table:style-name="ce2" office:value-type="date" office:date-value="2022-10-14">
            <text:p>2022-10-14 00:00:00</text:p>
          </table:table-cell>
          <table:table-cell table:number-columns-repeated="1015"/>
        </table:table-row>
        <table:table-row table:style-name="ro1">
          <table:table-cell office:value-type="float" office:value="518327">
            <text:p>518327</text:p>
          </table:table-cell>
          <table:table-cell office:value-type="float" office:value="93787">
            <text:p>93787</text:p>
          </table:table-cell>
          <table:table-cell office:value-type="float" office:value="2586532.52">
            <text:p>2586532,52</text:p>
          </table:table-cell>
          <table:table-cell office:value-type="float" office:value="452137.06">
            <text:p>452137,06</text:p>
          </table:table-cell>
          <table:table-cell office:value-type="float" office:value="3344499.76">
            <text:p>3344499,76</text:p>
          </table:table-cell>
          <table:table-cell office:value-type="float" office:value="545924.06">
            <text:p>545924,06</text:p>
          </table:table-cell>
          <table:table-cell office:value-type="float" office:value="5931032.28">
            <text:p>5931032,28</text:p>
          </table:table-cell>
          <table:table-cell/>
          <table:table-cell table:style-name="ce2" office:value-type="date" office:date-value="2022-10-15">
            <text:p>2022-10-15 00:00:00</text:p>
          </table:table-cell>
          <table:table-cell table:number-columns-repeated="1015"/>
        </table:table-row>
        <table:table-row table:style-name="ro1">
          <table:table-cell office:value-type="float" office:value="518279">
            <text:p>518279</text:p>
          </table:table-cell>
          <table:table-cell office:value-type="float" office:value="65127">
            <text:p>65127</text:p>
          </table:table-cell>
          <table:table-cell office:value-type="float" office:value="1874450.88">
            <text:p>1874450,88</text:p>
          </table:table-cell>
          <table:table-cell office:value-type="float" office:value="322993.01">
            <text:p>322993,01</text:p>
          </table:table-cell>
          <table:table-cell office:value-type="float" office:value="2535851.75">
            <text:p>2535851,75</text:p>
          </table:table-cell>
          <table:table-cell office:value-type="float" office:value="388143.51">
            <text:p>388143,51</text:p>
          </table:table-cell>
          <table:table-cell office:value-type="float" office:value="4410302.63">
            <text:p>4410302,63</text:p>
          </table:table-cell>
          <table:table-cell/>
          <table:table-cell table:style-name="ce2" office:value-type="date" office:date-value="2022-10-16">
            <text:p>2022-10-16 00:00:00</text:p>
          </table:table-cell>
          <table:table-cell table:number-columns-repeated="1015"/>
        </table:table-row>
        <table:table-row table:style-name="ro1">
          <table:table-cell office:value-type="float" office:value="485348">
            <text:p>485348</text:p>
          </table:table-cell>
          <table:table-cell office:value-type="float" office:value="55899">
            <text:p>55899</text:p>
          </table:table-cell>
          <table:table-cell office:value-type="float" office:value="1631217.07">
            <text:p>1631217,07</text:p>
          </table:table-cell>
          <table:table-cell office:value-type="float" office:value="264678.78">
            <text:p>264678,78</text:p>
          </table:table-cell>
          <table:table-cell office:value-type="float" office:value="2282228.28">
            <text:p>2282228,28</text:p>
          </table:table-cell>
          <table:table-cell office:value-type="float" office:value="320577.78">
            <text:p>320577,78</text:p>
          </table:table-cell>
          <table:table-cell office:value-type="float" office:value="3913445.35">
            <text:p>3913445,35</text:p>
          </table:table-cell>
          <table:table-cell/>
          <table:table-cell table:style-name="ce2" office:value-type="date" office:date-value="2022-10-17">
            <text:p>2022-10-17 00:00:00</text:p>
          </table:table-cell>
          <table:table-cell table:number-columns-repeated="1015"/>
        </table:table-row>
        <table:table-row table:style-name="ro1">
          <table:table-cell office:value-type="float" office:value="536214">
            <text:p>536214</text:p>
          </table:table-cell>
          <table:table-cell office:value-type="float" office:value="55964">
            <text:p>55964</text:p>
          </table:table-cell>
          <table:table-cell office:value-type="float" office:value="1635627.74">
            <text:p>1635627,74</text:p>
          </table:table-cell>
          <table:table-cell office:value-type="float" office:value="277079.86">
            <text:p>277079,86</text:p>
          </table:table-cell>
          <table:table-cell office:value-type="float" office:value="2394095.74">
            <text:p>2394095,74</text:p>
          </table:table-cell>
          <table:table-cell office:value-type="float" office:value="333043.86">
            <text:p>333043,86</text:p>
          </table:table-cell>
          <table:table-cell office:value-type="float" office:value="4029723.48">
            <text:p>4029723,48</text:p>
          </table:table-cell>
          <table:table-cell/>
          <table:table-cell table:style-name="ce2" office:value-type="date" office:date-value="2022-10-18">
            <text:p>2022-10-18 00:00:00</text:p>
          </table:table-cell>
          <table:table-cell table:number-columns-repeated="1015"/>
        </table:table-row>
        <table:table-row table:style-name="ro1">
          <table:table-cell office:value-type="float" office:value="502706">
            <text:p>502706</text:p>
          </table:table-cell>
          <table:table-cell office:value-type="float" office:value="63516">
            <text:p>63516</text:p>
          </table:table-cell>
          <table:table-cell office:value-type="float" office:value="1809572.59">
            <text:p>1809572,59</text:p>
          </table:table-cell>
          <table:table-cell office:value-type="float" office:value="314547.08">
            <text:p>314547,08</text:p>
          </table:table-cell>
          <table:table-cell office:value-type="float" office:value="2586580.07">
            <text:p>2586580,07</text:p>
          </table:table-cell>
          <table:table-cell office:value-type="float" office:value="378072.58">
            <text:p>378072,58</text:p>
          </table:table-cell>
          <table:table-cell office:value-type="float" office:value="4396152.66">
            <text:p>4396152,66</text:p>
          </table:table-cell>
          <table:table-cell/>
          <table:table-cell table:style-name="ce2" office:value-type="date" office:date-value="2022-10-19">
            <text:p>2022-10-19 00:00:00</text:p>
          </table:table-cell>
          <table:table-cell table:number-columns-repeated="1015"/>
        </table:table-row>
        <table:table-row table:style-name="ro1">
          <table:table-cell office:value-type="float" office:value="520188">
            <text:p>520188</text:p>
          </table:table-cell>
          <table:table-cell office:value-type="float" office:value="70114">
            <text:p>70114</text:p>
          </table:table-cell>
          <table:table-cell office:value-type="float" office:value="2022692.01">
            <text:p>2022692,01</text:p>
          </table:table-cell>
          <table:table-cell office:value-type="float" office:value="343163.85">
            <text:p>343163,85</text:p>
          </table:table-cell>
          <table:table-cell office:value-type="float" office:value="2855177.84">
            <text:p>2855177,84</text:p>
          </table:table-cell>
          <table:table-cell office:value-type="float" office:value="413277.85">
            <text:p>413277,85</text:p>
          </table:table-cell>
          <table:table-cell office:value-type="float" office:value="4877869.85">
            <text:p>4877869,85</text:p>
          </table:table-cell>
          <table:table-cell/>
          <table:table-cell table:style-name="ce2" office:value-type="date" office:date-value="2022-10-20">
            <text:p>2022-10-20 00:00:00</text:p>
          </table:table-cell>
          <table:table-cell table:number-columns-repeated="1015"/>
        </table:table-row>
        <table:table-row table:style-name="ro1">
          <table:table-cell office:value-type="float" office:value="537720">
            <text:p>537720</text:p>
          </table:table-cell>
          <table:table-cell office:value-type="float" office:value="91334">
            <text:p>91334</text:p>
          </table:table-cell>
          <table:table-cell office:value-type="float" office:value="2599779.77">
            <text:p>2599779,77</text:p>
          </table:table-cell>
          <table:table-cell office:value-type="float" office:value="482524.34">
            <text:p>482524,34</text:p>
          </table:table-cell>
          <table:table-cell office:value-type="float" office:value="3655638.98">
            <text:p>3655638,98</text:p>
          </table:table-cell>
          <table:table-cell office:value-type="float" office:value="573858.34">
            <text:p>573858,34</text:p>
          </table:table-cell>
          <table:table-cell office:value-type="float" office:value="6255418.75">
            <text:p>6255418,75</text:p>
          </table:table-cell>
          <table:table-cell/>
          <table:table-cell table:style-name="ce2" office:value-type="date" office:date-value="2022-10-21">
            <text:p>2022-10-21 00:00:00</text:p>
          </table:table-cell>
          <table:table-cell table:number-columns-repeated="1015"/>
        </table:table-row>
        <table:table-row table:style-name="ro1">
          <table:table-cell office:value-type="float" office:value="554745">
            <text:p>554745</text:p>
          </table:table-cell>
          <table:table-cell office:value-type="float" office:value="88109">
            <text:p>88109</text:p>
          </table:table-cell>
          <table:table-cell office:value-type="float" office:value="2485358.21">
            <text:p>2485358,21</text:p>
          </table:table-cell>
          <table:table-cell office:value-type="float" office:value="412227.22">
            <text:p>412227,22</text:p>
          </table:table-cell>
          <table:table-cell office:value-type="float" office:value="3200533.47">
            <text:p>3200533,47</text:p>
          </table:table-cell>
          <table:table-cell office:value-type="float" office:value="500336.22">
            <text:p>500336,22</text:p>
          </table:table-cell>
          <table:table-cell office:value-type="float" office:value="5685891.68">
            <text:p>5685891,68</text:p>
          </table:table-cell>
          <table:table-cell/>
          <table:table-cell table:style-name="ce2" office:value-type="date" office:date-value="2022-10-22">
            <text:p>2022-10-22 00:00:00</text:p>
          </table:table-cell>
          <table:table-cell table:number-columns-repeated="1015"/>
        </table:table-row>
        <table:table-row table:style-name="ro1">
          <table:table-cell office:value-type="float" office:value="505171">
            <text:p>505171</text:p>
          </table:table-cell>
          <table:table-cell office:value-type="float" office:value="61843">
            <text:p>61843</text:p>
          </table:table-cell>
          <table:table-cell office:value-type="float" office:value="1802985.22">
            <text:p>1802985,22</text:p>
          </table:table-cell>
          <table:table-cell office:value-type="float" office:value="325478.16">
            <text:p>325478,16</text:p>
          </table:table-cell>
          <table:table-cell office:value-type="float" office:value="2459460.66">
            <text:p>2459460,66</text:p>
          </table:table-cell>
          <table:table-cell office:value-type="float" office:value="387350.66">
            <text:p>387350,66</text:p>
          </table:table-cell>
          <table:table-cell office:value-type="float" office:value="4262445.88">
            <text:p>4262445,88</text:p>
          </table:table-cell>
          <table:table-cell/>
          <table:table-cell table:style-name="ce2" office:value-type="date" office:date-value="2022-10-23">
            <text:p>2022-10-23 00:00:00</text:p>
          </table:table-cell>
          <table:table-cell table:number-columns-repeated="1015"/>
        </table:table-row>
        <table:table-row table:style-name="ro1">
          <table:table-cell office:value-type="float" office:value="539262">
            <text:p>539262</text:p>
          </table:table-cell>
          <table:table-cell office:value-type="float" office:value="57713">
            <text:p>57713</text:p>
          </table:table-cell>
          <table:table-cell office:value-type="float" office:value="1655292.19">
            <text:p>1655292,19</text:p>
          </table:table-cell>
          <table:table-cell office:value-type="float" office:value="349559.22">
            <text:p>349559,22</text:p>
          </table:table-cell>
          <table:table-cell office:value-type="float" office:value="2371805.65">
            <text:p>2371805,65</text:p>
          </table:table-cell>
          <table:table-cell office:value-type="float" office:value="407282.72">
            <text:p>407282,72</text:p>
          </table:table-cell>
          <table:table-cell office:value-type="float" office:value="4027097.84">
            <text:p>4027097,84</text:p>
          </table:table-cell>
          <table:table-cell/>
          <table:table-cell table:style-name="ce2" office:value-type="date" office:date-value="2022-10-24">
            <text:p>2022-10-24 00:00:00</text:p>
          </table:table-cell>
          <table:table-cell table:number-columns-repeated="1015"/>
        </table:table-row>
        <table:table-row table:style-name="ro1">
          <table:table-cell office:value-type="float" office:value="556900">
            <text:p>556900</text:p>
          </table:table-cell>
          <table:table-cell office:value-type="float" office:value="54561">
            <text:p>54561</text:p>
          </table:table-cell>
          <table:table-cell office:value-type="float" office:value="1592705.07">
            <text:p>1592705,07</text:p>
          </table:table-cell>
          <table:table-cell office:value-type="float" office:value="336164.79">
            <text:p>336164,79</text:p>
          </table:table-cell>
          <table:table-cell office:value-type="float" office:value="2390387.34">
            <text:p>2390387,34</text:p>
          </table:table-cell>
          <table:table-cell office:value-type="float" office:value="390725.79">
            <text:p>390725,79</text:p>
          </table:table-cell>
          <table:table-cell office:value-type="float" office:value="3983092.41">
            <text:p>3983092,41</text:p>
          </table:table-cell>
          <table:table-cell/>
          <table:table-cell table:style-name="ce2" office:value-type="date" office:date-value="2022-10-25">
            <text:p>2022-10-25 00:00:00</text:p>
          </table:table-cell>
          <table:table-cell table:number-columns-repeated="1015"/>
        </table:table-row>
        <table:table-row table:style-name="ro1">
          <table:table-cell office:value-type="float" office:value="523183">
            <text:p>523183</text:p>
          </table:table-cell>
          <table:table-cell office:value-type="float" office:value="61549">
            <text:p>61549</text:p>
          </table:table-cell>
          <table:table-cell office:value-type="float" office:value="1765870.25">
            <text:p>1765870,25</text:p>
          </table:table-cell>
          <table:table-cell office:value-type="float" office:value="371060.52">
            <text:p>371060,52</text:p>
          </table:table-cell>
          <table:table-cell office:value-type="float" office:value="2559007.51">
            <text:p>2559007,51</text:p>
          </table:table-cell>
          <table:table-cell office:value-type="float" office:value="432622.02">
            <text:p>432622,02</text:p>
          </table:table-cell>
          <table:table-cell office:value-type="float" office:value="4324877.76">
            <text:p>4324877,76</text:p>
          </table:table-cell>
          <table:table-cell/>
          <table:table-cell table:style-name="ce2" office:value-type="date" office:date-value="2022-10-26">
            <text:p>2022-10-26 00:00:00</text:p>
          </table:table-cell>
          <table:table-cell table:number-columns-repeated="1015"/>
        </table:table-row>
        <table:table-row table:style-name="ro1">
          <table:table-cell office:value-type="float" office:value="557397">
            <text:p>557397</text:p>
          </table:table-cell>
          <table:table-cell office:value-type="float" office:value="70410">
            <text:p>70410</text:p>
          </table:table-cell>
          <table:table-cell office:value-type="float" office:value="2003472.43">
            <text:p>2003472,43</text:p>
          </table:table-cell>
          <table:table-cell office:value-type="float" office:value="338737.13">
            <text:p>338737,13</text:p>
          </table:table-cell>
          <table:table-cell office:value-type="float" office:value="2811666.42">
            <text:p>2811666,42</text:p>
          </table:table-cell>
          <table:table-cell office:value-type="float" office:value="409161.63">
            <text:p>409161,63</text:p>
          </table:table-cell>
          <table:table-cell office:value-type="float" office:value="4815138.85">
            <text:p>4815138,85</text:p>
          </table:table-cell>
          <table:table-cell/>
          <table:table-cell table:style-name="ce2" office:value-type="date" office:date-value="2022-10-27">
            <text:p>2022-10-27 00:00:00</text:p>
          </table:table-cell>
          <table:table-cell table:number-columns-repeated="1015"/>
        </table:table-row>
        <table:table-row table:style-name="ro1">
          <table:table-cell office:value-type="float" office:value="557364">
            <text:p>557364</text:p>
          </table:table-cell>
          <table:table-cell office:value-type="float" office:value="94398">
            <text:p>94398</text:p>
          </table:table-cell>
          <table:table-cell office:value-type="float" office:value="2627400.99">
            <text:p>2627400,99</text:p>
          </table:table-cell>
          <table:table-cell office:value-type="float" office:value="501044.25">
            <text:p>501044,25</text:p>
          </table:table-cell>
          <table:table-cell office:value-type="float" office:value="3693003.57">
            <text:p>3693003,57</text:p>
          </table:table-cell>
          <table:table-cell office:value-type="float" office:value="595469.75">
            <text:p>595469,75</text:p>
          </table:table-cell>
          <table:table-cell office:value-type="float" office:value="6320404.56">
            <text:p>6320404,56</text:p>
          </table:table-cell>
          <table:table-cell/>
          <table:table-cell table:style-name="ce2" office:value-type="date" office:date-value="2022-10-28">
            <text:p>2022-10-28 00:00:00</text:p>
          </table:table-cell>
          <table:table-cell table:number-columns-repeated="1015"/>
        </table:table-row>
        <table:table-row table:style-name="ro1">
          <table:table-cell office:value-type="float" office:value="541886">
            <text:p>541886</text:p>
          </table:table-cell>
          <table:table-cell office:value-type="float" office:value="91484">
            <text:p>91484</text:p>
          </table:table-cell>
          <table:table-cell office:value-type="float" office:value="2493690.38">
            <text:p>2493690,38</text:p>
          </table:table-cell>
          <table:table-cell office:value-type="float" office:value="464324.74">
            <text:p>464324,74</text:p>
          </table:table-cell>
          <table:table-cell office:value-type="float" office:value="3266927.57">
            <text:p>3266927,57</text:p>
          </table:table-cell>
          <table:table-cell office:value-type="float" office:value="555828.24">
            <text:p>555828,24</text:p>
          </table:table-cell>
          <table:table-cell office:value-type="float" office:value="5760617.95">
            <text:p>5760617,95</text:p>
          </table:table-cell>
          <table:table-cell/>
          <table:table-cell table:style-name="ce2" office:value-type="date" office:date-value="2022-10-29">
            <text:p>2022-10-29 00:00:00</text:p>
          </table:table-cell>
          <table:table-cell table:number-columns-repeated="1015"/>
        </table:table-row>
        <table:table-row table:style-name="ro1">
          <table:table-cell office:value-type="float" office:value="542406">
            <text:p>542406</text:p>
          </table:table-cell>
          <table:table-cell office:value-type="float" office:value="63390">
            <text:p>63390</text:p>
          </table:table-cell>
          <table:table-cell office:value-type="float" office:value="1802348.87">
            <text:p>1802348,87</text:p>
          </table:table-cell>
          <table:table-cell office:value-type="float" office:value="366725.68">
            <text:p>366725,68</text:p>
          </table:table-cell>
          <table:table-cell office:value-type="float" office:value="2487794.71">
            <text:p>2487794,71</text:p>
          </table:table-cell>
          <table:table-cell office:value-type="float" office:value="430144.18">
            <text:p>430144,18</text:p>
          </table:table-cell>
          <table:table-cell office:value-type="float" office:value="4290143.58">
            <text:p>4290143,58</text:p>
          </table:table-cell>
          <table:table-cell/>
          <table:table-cell table:style-name="ce2" office:value-type="date" office:date-value="2022-10-30">
            <text:p>2022-10-30 00:00:00</text:p>
          </table:table-cell>
          <table:table-cell table:number-columns-repeated="1015"/>
        </table:table-row>
        <table:table-row table:style-name="ro1">
          <table:table-cell office:value-type="float" office:value="559560">
            <text:p>559560</text:p>
          </table:table-cell>
          <table:table-cell office:value-type="float" office:value="57358">
            <text:p>57358</text:p>
          </table:table-cell>
          <table:table-cell office:value-type="float" office:value="1601867.6">
            <text:p>1601867,6</text:p>
          </table:table-cell>
          <table:table-cell office:value-type="float" office:value="285803.78">
            <text:p>285803,78</text:p>
          </table:table-cell>
          <table:table-cell office:value-type="float" office:value="2297966.13">
            <text:p>2297966,13</text:p>
          </table:table-cell>
          <table:table-cell office:value-type="float" office:value="343178.28">
            <text:p>343178,28</text:p>
          </table:table-cell>
          <table:table-cell office:value-type="float" office:value="3899833.73">
            <text:p>3899833,73</text:p>
          </table:table-cell>
          <table:table-cell/>
          <table:table-cell table:style-name="ce2" office:value-type="date" office:date-value="2022-10-31">
            <text:p>2022-10-31 00:00:00</text:p>
          </table:table-cell>
          <table:table-cell table:number-columns-repeated="1015"/>
        </table:table-row>
        <table:table-row table:style-name="ro1">
          <table:table-cell office:value-type="float" office:value="593407">
            <text:p>593407</text:p>
          </table:table-cell>
          <table:table-cell office:value-type="float" office:value="56761">
            <text:p>56761</text:p>
          </table:table-cell>
          <table:table-cell office:value-type="float" office:value="1639080.15">
            <text:p>1639080,15</text:p>
          </table:table-cell>
          <table:table-cell office:value-type="float" office:value="301260.62">
            <text:p>301260,62</text:p>
          </table:table-cell>
          <table:table-cell office:value-type="float" office:value="2489819.37">
            <text:p>2489819,37</text:p>
          </table:table-cell>
          <table:table-cell office:value-type="float" office:value="358021.62">
            <text:p>358021,62</text:p>
          </table:table-cell>
          <table:table-cell office:value-type="float" office:value="4128899.52">
            <text:p>4128899,52</text:p>
          </table:table-cell>
          <table:table-cell/>
          <table:table-cell table:style-name="ce2" office:value-type="date" office:date-value="2022-11-01">
            <text:p>2022-11-01 00:00:00</text:p>
          </table:table-cell>
          <table:table-cell table:number-columns-repeated="1015"/>
        </table:table-row>
        <table:table-row table:style-name="ro1">
          <table:table-cell office:value-type="float" office:value="527356">
            <text:p>527356</text:p>
          </table:table-cell>
          <table:table-cell office:value-type="float" office:value="59797">
            <text:p>59797</text:p>
          </table:table-cell>
          <table:table-cell office:value-type="float" office:value="1709683.99">
            <text:p>1709683,99</text:p>
          </table:table-cell>
          <table:table-cell office:value-type="float" office:value="289325.74">
            <text:p>289325,74</text:p>
          </table:table-cell>
          <table:table-cell office:value-type="float" office:value="2469871.5">
            <text:p>2469871,5</text:p>
          </table:table-cell>
          <table:table-cell office:value-type="float" office:value="349124.24">
            <text:p>349124,24</text:p>
          </table:table-cell>
          <table:table-cell office:value-type="float" office:value="4179555.49">
            <text:p>4179555,49</text:p>
          </table:table-cell>
          <table:table-cell/>
          <table:table-cell table:style-name="ce2" office:value-type="date" office:date-value="2022-11-02">
            <text:p>2022-11-02 00:00:00</text:p>
          </table:table-cell>
          <table:table-cell table:number-columns-repeated="1015"/>
        </table:table-row>
        <table:table-row table:style-name="ro1">
          <table:table-cell office:value-type="float" office:value="544528">
            <text:p>544528</text:p>
          </table:table-cell>
          <table:table-cell office:value-type="float" office:value="67990">
            <text:p>67990</text:p>
          </table:table-cell>
          <table:table-cell office:value-type="float" office:value="1952733.67">
            <text:p>1952733,67</text:p>
          </table:table-cell>
          <table:table-cell office:value-type="float" office:value="343511.26">
            <text:p>343511,26</text:p>
          </table:table-cell>
          <table:table-cell office:value-type="float" office:value="2898470.61">
            <text:p>2898470,61</text:p>
          </table:table-cell>
          <table:table-cell office:value-type="float" office:value="411501.26">
            <text:p>411501,26</text:p>
          </table:table-cell>
          <table:table-cell office:value-type="float" office:value="4851204.28">
            <text:p>4851204,28</text:p>
          </table:table-cell>
          <table:table-cell/>
          <table:table-cell table:style-name="ce2" office:value-type="date" office:date-value="2022-11-03">
            <text:p>2022-11-03 00:00:00</text:p>
          </table:table-cell>
          <table:table-cell table:number-columns-repeated="1015"/>
        </table:table-row>
        <table:table-row table:style-name="ro1">
          <table:table-cell office:value-type="float" office:value="561137">
            <text:p>561137</text:p>
          </table:table-cell>
          <table:table-cell office:value-type="float" office:value="90404">
            <text:p>90404</text:p>
          </table:table-cell>
          <table:table-cell office:value-type="float" office:value="2563388.86">
            <text:p>2563388,86</text:p>
          </table:table-cell>
          <table:table-cell office:value-type="float" office:value="440628.28">
            <text:p>440628,28</text:p>
          </table:table-cell>
          <table:table-cell office:value-type="float" office:value="3610558.05">
            <text:p>3610558,05</text:p>
          </table:table-cell>
          <table:table-cell office:value-type="float" office:value="531032.28">
            <text:p>531032,28</text:p>
          </table:table-cell>
          <table:table-cell office:value-type="float" office:value="6173946.91">
            <text:p>6173946,91</text:p>
          </table:table-cell>
          <table:table-cell/>
          <table:table-cell table:style-name="ce2" office:value-type="date" office:date-value="2022-11-04">
            <text:p>2022-11-04 00:00:00</text:p>
          </table:table-cell>
          <table:table-cell table:number-columns-repeated="1015"/>
        </table:table-row>
        <table:table-row table:style-name="ro1">
          <table:table-cell office:value-type="float" office:value="561682">
            <text:p>561682</text:p>
          </table:table-cell>
          <table:table-cell office:value-type="float" office:value="88709">
            <text:p>88709</text:p>
          </table:table-cell>
          <table:table-cell office:value-type="float" office:value="2469770.34">
            <text:p>2469770,34</text:p>
          </table:table-cell>
          <table:table-cell office:value-type="float" office:value="378857.43">
            <text:p>378857,43</text:p>
          </table:table-cell>
          <table:table-cell office:value-type="float" office:value="3262391.6">
            <text:p>3262391,6</text:p>
          </table:table-cell>
          <table:table-cell office:value-type="float" office:value="467566.43">
            <text:p>467566,43</text:p>
          </table:table-cell>
          <table:table-cell office:value-type="float" office:value="5732161.94">
            <text:p>5732161,94</text:p>
          </table:table-cell>
          <table:table-cell/>
          <table:table-cell table:style-name="ce2" office:value-type="date" office:date-value="2022-11-05">
            <text:p>2022-11-05 00:00:00</text:p>
          </table:table-cell>
          <table:table-cell table:number-columns-repeated="1015"/>
        </table:table-row>
        <table:table-row table:style-name="ro1">
          <table:table-cell office:value-type="float" office:value="562833">
            <text:p>562833</text:p>
          </table:table-cell>
          <table:table-cell office:value-type="float" office:value="63835">
            <text:p>63835</text:p>
          </table:table-cell>
          <table:table-cell office:value-type="float" office:value="1847403.17">
            <text:p>1847403,17</text:p>
          </table:table-cell>
          <table:table-cell office:value-type="float" office:value="300652.02">
            <text:p>300652,02</text:p>
          </table:table-cell>
          <table:table-cell office:value-type="float" office:value="2560214.46">
            <text:p>2560214,46</text:p>
          </table:table-cell>
          <table:table-cell office:value-type="float" office:value="364487.02">
            <text:p>364487,02</text:p>
          </table:table-cell>
          <table:table-cell office:value-type="float" office:value="4407617.63">
            <text:p>4407617,63</text:p>
          </table:table-cell>
          <table:table-cell/>
          <table:table-cell table:style-name="ce2" office:value-type="date" office:date-value="2022-11-06">
            <text:p>2022-11-06 00:00:00</text:p>
          </table:table-cell>
          <table:table-cell table:number-columns-repeated="1015"/>
        </table:table-row>
        <table:table-row table:style-name="ro1">
          <table:table-cell office:value-type="float" office:value="512553">
            <text:p>512553</text:p>
          </table:table-cell>
          <table:table-cell office:value-type="float" office:value="58425">
            <text:p>58425</text:p>
          </table:table-cell>
          <table:table-cell office:value-type="float" office:value="1677279.63">
            <text:p>1677279,63</text:p>
          </table:table-cell>
          <table:table-cell office:value-type="float" office:value="274054.87">
            <text:p>274054,87</text:p>
          </table:table-cell>
          <table:table-cell office:value-type="float" office:value="2327656.81">
            <text:p>2327656,81</text:p>
          </table:table-cell>
          <table:table-cell office:value-type="float" office:value="332479.87">
            <text:p>332479,87</text:p>
          </table:table-cell>
          <table:table-cell office:value-type="float" office:value="4004936.44">
            <text:p>4004936,44</text:p>
          </table:table-cell>
          <table:table-cell/>
          <table:table-cell table:style-name="ce2" office:value-type="date" office:date-value="2022-11-07">
            <text:p>2022-11-07 00:00:00</text:p>
          </table:table-cell>
          <table:table-cell table:number-columns-repeated="1015"/>
        </table:table-row>
        <table:table-row table:style-name="ro1">
          <table:table-cell office:value-type="float" office:value="529764">
            <text:p>529764</text:p>
          </table:table-cell>
          <table:table-cell office:value-type="float" office:value="56083">
            <text:p>56083</text:p>
          </table:table-cell>
          <table:table-cell office:value-type="float" office:value="1618166.63">
            <text:p>1618166,63</text:p>
          </table:table-cell>
          <table:table-cell office:value-type="float" office:value="291927.29">
            <text:p>291927,29</text:p>
          </table:table-cell>
          <table:table-cell office:value-type="float" office:value="2431563.52">
            <text:p>2431563,52</text:p>
          </table:table-cell>
          <table:table-cell office:value-type="float" office:value="348010.29">
            <text:p>348010,29</text:p>
          </table:table-cell>
          <table:table-cell office:value-type="float" office:value="4049730.15">
            <text:p>4049730,15</text:p>
          </table:table-cell>
          <table:table-cell/>
          <table:table-cell table:style-name="ce2" office:value-type="date" office:date-value="2022-11-08">
            <text:p>2022-11-08 00:00:00</text:p>
          </table:table-cell>
          <table:table-cell table:number-columns-repeated="1015"/>
        </table:table-row>
        <table:table-row table:style-name="ro1">
          <table:table-cell office:value-type="float" office:value="581782">
            <text:p>581782</text:p>
          </table:table-cell>
          <table:table-cell office:value-type="float" office:value="63222">
            <text:p>63222</text:p>
          </table:table-cell>
          <table:table-cell office:value-type="float" office:value="1822546.65">
            <text:p>1822546,65</text:p>
          </table:table-cell>
          <table:table-cell office:value-type="float" office:value="303746.69">
            <text:p>303746,69</text:p>
          </table:table-cell>
          <table:table-cell office:value-type="float" office:value="2526788.33">
            <text:p>2526788,33</text:p>
          </table:table-cell>
          <table:table-cell office:value-type="float" office:value="366968.69">
            <text:p>366968,69</text:p>
          </table:table-cell>
          <table:table-cell office:value-type="float" office:value="4349334.98">
            <text:p>4349334,98</text:p>
          </table:table-cell>
          <table:table-cell/>
          <table:table-cell table:style-name="ce2" office:value-type="date" office:date-value="2022-11-09">
            <text:p>2022-11-09 00:00:00</text:p>
          </table:table-cell>
          <table:table-cell table:number-columns-repeated="1015"/>
        </table:table-row>
        <table:table-row table:style-name="ro1">
          <table:table-cell office:value-type="float" office:value="547564">
            <text:p>547564</text:p>
          </table:table-cell>
          <table:table-cell office:value-type="float" office:value="75444">
            <text:p>75444</text:p>
          </table:table-cell>
          <table:table-cell office:value-type="float" office:value="2173274.34">
            <text:p>2173274,34</text:p>
          </table:table-cell>
          <table:table-cell office:value-type="float" office:value="373327.1">
            <text:p>373327,1</text:p>
          </table:table-cell>
          <table:table-cell office:value-type="float" office:value="3186469">
            <text:p>3186469</text:p>
          </table:table-cell>
          <table:table-cell office:value-type="float" office:value="448771.1">
            <text:p>448771,1</text:p>
          </table:table-cell>
          <table:table-cell office:value-type="float" office:value="5359743.34">
            <text:p>5359743,34</text:p>
          </table:table-cell>
          <table:table-cell/>
          <table:table-cell table:style-name="ce2" office:value-type="date" office:date-value="2022-11-10">
            <text:p>2022-11-10 00:00:00</text:p>
          </table:table-cell>
          <table:table-cell table:number-columns-repeated="1015"/>
        </table:table-row>
        <table:table-row table:style-name="ro1">
          <table:table-cell office:value-type="float" office:value="566119">
            <text:p>566119</text:p>
          </table:table-cell>
          <table:table-cell office:value-type="float" office:value="93397">
            <text:p>93397</text:p>
          </table:table-cell>
          <table:table-cell office:value-type="float" office:value="2597967.64">
            <text:p>2597967,64</text:p>
          </table:table-cell>
          <table:table-cell office:value-type="float" office:value="425141.28">
            <text:p>425141,28</text:p>
          </table:table-cell>
          <table:table-cell office:value-type="float" office:value="3554595.4">
            <text:p>3554595,4</text:p>
          </table:table-cell>
          <table:table-cell office:value-type="float" office:value="518568.78">
            <text:p>518568,78</text:p>
          </table:table-cell>
          <table:table-cell office:value-type="float" office:value="6152563.04">
            <text:p>6152563,04</text:p>
          </table:table-cell>
          <table:table-cell/>
          <table:table-cell table:style-name="ce2" office:value-type="date" office:date-value="2022-11-11">
            <text:p>2022-11-11 00:00:00</text:p>
          </table:table-cell>
          <table:table-cell table:number-columns-repeated="1015"/>
        </table:table-row>
        <table:table-row table:style-name="ro1">
          <table:table-cell office:value-type="float" office:value="566049">
            <text:p>566049</text:p>
          </table:table-cell>
          <table:table-cell office:value-type="float" office:value="88556">
            <text:p>88556</text:p>
          </table:table-cell>
          <table:table-cell office:value-type="float" office:value="2468529.84">
            <text:p>2468529,84</text:p>
          </table:table-cell>
          <table:table-cell office:value-type="float" office:value="374814.24">
            <text:p>374814,24</text:p>
          </table:table-cell>
          <table:table-cell office:value-type="float" office:value="3220586.22">
            <text:p>3220586,22</text:p>
          </table:table-cell>
          <table:table-cell office:value-type="float" office:value="463370.24">
            <text:p>463370,24</text:p>
          </table:table-cell>
          <table:table-cell office:value-type="float" office:value="5689116.06">
            <text:p>5689116,06</text:p>
          </table:table-cell>
          <table:table-cell/>
          <table:table-cell table:style-name="ce2" office:value-type="date" office:date-value="2022-11-12">
            <text:p>2022-11-12 00:00:00</text:p>
          </table:table-cell>
          <table:table-cell table:number-columns-repeated="1015"/>
        </table:table-row>
        <table:table-row table:style-name="ro1">
          <table:table-cell office:value-type="float" office:value="565968">
            <text:p>565968</text:p>
          </table:table-cell>
          <table:table-cell office:value-type="float" office:value="62810">
            <text:p>62810</text:p>
          </table:table-cell>
          <table:table-cell office:value-type="float" office:value="1782612.18">
            <text:p>1782612,18</text:p>
          </table:table-cell>
          <table:table-cell office:value-type="float" office:value="298195.34">
            <text:p>298195,34</text:p>
          </table:table-cell>
          <table:table-cell office:value-type="float" office:value="2493442.04">
            <text:p>2493442,04</text:p>
          </table:table-cell>
          <table:table-cell office:value-type="float" office:value="361005.34">
            <text:p>361005,34</text:p>
          </table:table-cell>
          <table:table-cell office:value-type="float" office:value="4276054.22">
            <text:p>4276054,22</text:p>
          </table:table-cell>
          <table:table-cell/>
          <table:table-cell table:style-name="ce2" office:value-type="date" office:date-value="2022-11-13">
            <text:p>2022-11-13 00:00:00</text:p>
          </table:table-cell>
          <table:table-cell table:number-columns-repeated="1015"/>
        </table:table-row>
        <table:table-row table:style-name="ro1">
          <table:table-cell office:value-type="float" office:value="532829">
            <text:p>532829</text:p>
          </table:table-cell>
          <table:table-cell office:value-type="float" office:value="55060">
            <text:p>55060</text:p>
          </table:table-cell>
          <table:table-cell office:value-type="float" office:value="1615262.84">
            <text:p>1615262,84</text:p>
          </table:table-cell>
          <table:table-cell office:value-type="float" office:value="279132.46">
            <text:p>279132,46</text:p>
          </table:table-cell>
          <table:table-cell office:value-type="float" office:value="2238667.97">
            <text:p>2238667,97</text:p>
          </table:table-cell>
          <table:table-cell office:value-type="float" office:value="334202.96">
            <text:p>334202,96</text:p>
          </table:table-cell>
          <table:table-cell office:value-type="float" office:value="3853930.81">
            <text:p>3853930,81</text:p>
          </table:table-cell>
          <table:table-cell/>
          <table:table-cell table:style-name="ce2" office:value-type="date" office:date-value="2022-11-14">
            <text:p>2022-11-14 00:00:00</text:p>
          </table:table-cell>
          <table:table-cell table:number-columns-repeated="1015"/>
        </table:table-row>
        <table:table-row table:style-name="ro1">
          <table:table-cell office:value-type="float" office:value="516458">
            <text:p>516458</text:p>
          </table:table-cell>
          <table:table-cell office:value-type="float" office:value="59524">
            <text:p>59524</text:p>
          </table:table-cell>
          <table:table-cell office:value-type="float" office:value="1710690.6">
            <text:p>1710690,6</text:p>
          </table:table-cell>
          <table:table-cell office:value-type="float" office:value="298386.68">
            <text:p>298386,68</text:p>
          </table:table-cell>
          <table:table-cell office:value-type="float" office:value="2428313.31">
            <text:p>2428313,31</text:p>
          </table:table-cell>
          <table:table-cell office:value-type="float" office:value="357910.68">
            <text:p>357910,68</text:p>
          </table:table-cell>
          <table:table-cell office:value-type="float" office:value="4139003.91">
            <text:p>4139003,91</text:p>
          </table:table-cell>
          <table:table-cell/>
          <table:table-cell table:style-name="ce2" office:value-type="date" office:date-value="2022-11-15">
            <text:p>2022-11-15 00:00:00</text:p>
          </table:table-cell>
          <table:table-cell table:number-columns-repeated="1015"/>
        </table:table-row>
        <table:table-row table:style-name="ro1">
          <table:table-cell office:value-type="float" office:value="533785">
            <text:p>533785</text:p>
          </table:table-cell>
          <table:table-cell office:value-type="float" office:value="61873">
            <text:p>61873</text:p>
          </table:table-cell>
          <table:table-cell office:value-type="float" office:value="1786216.99">
            <text:p>1786216,99</text:p>
          </table:table-cell>
          <table:table-cell office:value-type="float" office:value="304521.46">
            <text:p>304521,46</text:p>
          </table:table-cell>
          <table:table-cell office:value-type="float" office:value="2496384.44">
            <text:p>2496384,44</text:p>
          </table:table-cell>
          <table:table-cell office:value-type="float" office:value="366394.46">
            <text:p>366394,46</text:p>
          </table:table-cell>
          <table:table-cell office:value-type="float" office:value="4282601.43">
            <text:p>4282601,43</text:p>
          </table:table-cell>
          <table:table-cell/>
          <table:table-cell table:style-name="ce2" office:value-type="date" office:date-value="2022-11-16">
            <text:p>2022-11-16 00:00:00</text:p>
          </table:table-cell>
          <table:table-cell table:number-columns-repeated="1015"/>
        </table:table-row>
        <table:table-row table:style-name="ro1">
          <table:table-cell office:value-type="float" office:value="586201">
            <text:p>586201</text:p>
          </table:table-cell>
          <table:table-cell office:value-type="float" office:value="71455">
            <text:p>71455</text:p>
          </table:table-cell>
          <table:table-cell office:value-type="float" office:value="2057264.98">
            <text:p>2057264,98</text:p>
          </table:table-cell>
          <table:table-cell office:value-type="float" office:value="344662.46">
            <text:p>344662,46</text:p>
          </table:table-cell>
          <table:table-cell office:value-type="float" office:value="2823725.75">
            <text:p>2823725,75</text:p>
          </table:table-cell>
          <table:table-cell office:value-type="float" office:value="416117.46">
            <text:p>416117,46</text:p>
          </table:table-cell>
          <table:table-cell office:value-type="float" office:value="4880990.73">
            <text:p>4880990,73</text:p>
          </table:table-cell>
          <table:table-cell/>
          <table:table-cell table:style-name="ce2" office:value-type="date" office:date-value="2022-11-17">
            <text:p>2022-11-17 00:00:00</text:p>
          </table:table-cell>
          <table:table-cell table:number-columns-repeated="1015"/>
        </table:table-row>
        <table:table-row table:style-name="ro1">
          <table:table-cell office:value-type="float" office:value="569244">
            <text:p>569244</text:p>
          </table:table-cell>
          <table:table-cell office:value-type="float" office:value="95592">
            <text:p>95592</text:p>
          </table:table-cell>
          <table:table-cell office:value-type="float" office:value="2664130.81">
            <text:p>2664130,81</text:p>
          </table:table-cell>
          <table:table-cell office:value-type="float" office:value="459507.79">
            <text:p>459507,79</text:p>
          </table:table-cell>
          <table:table-cell office:value-type="float" office:value="3634598.5">
            <text:p>3634598,5</text:p>
          </table:table-cell>
          <table:table-cell office:value-type="float" office:value="555123.29">
            <text:p>555123,29</text:p>
          </table:table-cell>
          <table:table-cell office:value-type="float" office:value="6298729.31">
            <text:p>6298729,31</text:p>
          </table:table-cell>
          <table:table-cell/>
          <table:table-cell table:style-name="ce2" office:value-type="date" office:date-value="2022-11-18">
            <text:p>2022-11-18 00:00:00</text:p>
          </table:table-cell>
          <table:table-cell table:number-columns-repeated="1015"/>
        </table:table-row>
        <table:table-row table:style-name="ro1">
          <table:table-cell office:value-type="float" office:value="535319">
            <text:p>535319</text:p>
          </table:table-cell>
          <table:table-cell office:value-type="float" office:value="94896">
            <text:p>94896</text:p>
          </table:table-cell>
          <table:table-cell office:value-type="float" office:value="2637047.65">
            <text:p>2637047,65</text:p>
          </table:table-cell>
          <table:table-cell office:value-type="float" office:value="384593.22">
            <text:p>384593,22</text:p>
          </table:table-cell>
          <table:table-cell office:value-type="float" office:value="3246046.08">
            <text:p>3246046,08</text:p>
          </table:table-cell>
          <table:table-cell office:value-type="float" office:value="479518.72">
            <text:p>479518,72</text:p>
          </table:table-cell>
          <table:table-cell office:value-type="float" office:value="5883093.73">
            <text:p>5883093,73</text:p>
          </table:table-cell>
          <table:table-cell/>
          <table:table-cell table:style-name="ce2" office:value-type="date" office:date-value="2022-11-19">
            <text:p>2022-11-19 00:00:00</text:p>
          </table:table-cell>
          <table:table-cell table:number-columns-repeated="1015"/>
        </table:table-row>
        <table:table-row table:style-name="ro1">
          <table:table-cell office:value-type="float" office:value="535804">
            <text:p>535804</text:p>
          </table:table-cell>
          <table:table-cell office:value-type="float" office:value="66245">
            <text:p>66245</text:p>
          </table:table-cell>
          <table:table-cell office:value-type="float" office:value="1876952.13">
            <text:p>1876952,13</text:p>
          </table:table-cell>
          <table:table-cell office:value-type="float" office:value="308852.6">
            <text:p>308852,6</text:p>
          </table:table-cell>
          <table:table-cell office:value-type="float" office:value="2517469.28">
            <text:p>2517469,28</text:p>
          </table:table-cell>
          <table:table-cell office:value-type="float" office:value="375097.6">
            <text:p>375097,6</text:p>
          </table:table-cell>
          <table:table-cell office:value-type="float" office:value="4394421.41">
            <text:p>4394421,41</text:p>
          </table:table-cell>
          <table:table-cell/>
          <table:table-cell table:style-name="ce2" office:value-type="date" office:date-value="2022-11-20">
            <text:p>2022-11-20 00:00:00</text:p>
          </table:table-cell>
          <table:table-cell table:number-columns-repeated="1015"/>
        </table:table-row>
        <table:table-row table:style-name="ro1">
          <table:table-cell office:value-type="float" office:value="553884">
            <text:p>553884</text:p>
          </table:table-cell>
          <table:table-cell office:value-type="float" office:value="71570">
            <text:p>71570</text:p>
          </table:table-cell>
          <table:table-cell office:value-type="float" office:value="2011085.87">
            <text:p>2011085,87</text:p>
          </table:table-cell>
          <table:table-cell office:value-type="float" office:value="317959.66">
            <text:p>317959,66</text:p>
          </table:table-cell>
          <table:table-cell office:value-type="float" office:value="2555862.59">
            <text:p>2555862,59</text:p>
          </table:table-cell>
          <table:table-cell office:value-type="float" office:value="389548.16">
            <text:p>389548,16</text:p>
          </table:table-cell>
          <table:table-cell office:value-type="float" office:value="4566948.46">
            <text:p>4566948,46</text:p>
          </table:table-cell>
          <table:table-cell/>
          <table:table-cell table:style-name="ce2" office:value-type="date" office:date-value="2022-11-21">
            <text:p>2022-11-21 00:00:00</text:p>
          </table:table-cell>
          <table:table-cell table:number-columns-repeated="1015"/>
        </table:table-row>
        <table:table-row table:style-name="ro1">
          <table:table-cell office:value-type="float" office:value="572017">
            <text:p>572017</text:p>
          </table:table-cell>
          <table:table-cell office:value-type="float" office:value="90061">
            <text:p>90061</text:p>
          </table:table-cell>
          <table:table-cell office:value-type="float" office:value="2426853.63">
            <text:p>2426853,63</text:p>
          </table:table-cell>
          <table:table-cell office:value-type="float" office:value="396993.36">
            <text:p>396993,36</text:p>
          </table:table-cell>
          <table:table-cell office:value-type="float" office:value="3129422.05">
            <text:p>3129422,05</text:p>
          </table:table-cell>
          <table:table-cell office:value-type="float" office:value="487054.36">
            <text:p>487054,36</text:p>
          </table:table-cell>
          <table:table-cell office:value-type="float" office:value="5556275.68">
            <text:p>5556275,68</text:p>
          </table:table-cell>
          <table:table-cell/>
          <table:table-cell table:style-name="ce2" office:value-type="date" office:date-value="2022-11-22">
            <text:p>2022-11-22 00:00:00</text:p>
          </table:table-cell>
          <table:table-cell table:number-columns-repeated="1015"/>
        </table:table-row>
        <table:table-row table:style-name="ro1">
          <table:table-cell office:value-type="float" office:value="554942">
            <text:p>554942</text:p>
          </table:table-cell>
          <table:table-cell office:value-type="float" office:value="141627">
            <text:p>141627</text:p>
          </table:table-cell>
          <table:table-cell office:value-type="float" office:value="3580029.02">
            <text:p>3580029,02</text:p>
          </table:table-cell>
          <table:table-cell office:value-type="float" office:value="715778.03">
            <text:p>715778,03</text:p>
          </table:table-cell>
          <table:table-cell office:value-type="float" office:value="4868921.11">
            <text:p>4868921,11</text:p>
          </table:table-cell>
          <table:table-cell office:value-type="float" office:value="857450.01">
            <text:p>857450,01</text:p>
          </table:table-cell>
          <table:table-cell office:value-type="float" office:value="8448950.13">
            <text:p>8448950,13</text:p>
          </table:table-cell>
          <table:table-cell/>
          <table:table-cell table:style-name="ce2" office:value-type="date" office:date-value="2022-11-23">
            <text:p>2022-11-23 00:00:00</text:p>
          </table:table-cell>
          <table:table-cell table:number-columns-repeated="1015"/>
        </table:table-row>
        <table:table-row table:style-name="ro1">
          <table:table-cell office:value-type="float" office:value="348331">
            <text:p>348331</text:p>
          </table:table-cell>
          <table:table-cell office:value-type="float" office:value="4160">
            <text:p>4160</text:p>
          </table:table-cell>
          <table:table-cell office:value-type="float" office:value="103221.79">
            <text:p>103221,79</text:p>
          </table:table-cell>
          <table:table-cell office:value-type="float" office:value="38328.47">
            <text:p>38328,47</text:p>
          </table:table-cell>
          <table:table-cell office:value-type="float" office:value="253010.34">
            <text:p>253010,34</text:p>
          </table:table-cell>
          <table:table-cell office:value-type="float" office:value="42488.47">
            <text:p>42488,47</text:p>
          </table:table-cell>
          <table:table-cell office:value-type="float" office:value="356232.13">
            <text:p>356232,13</text:p>
          </table:table-cell>
          <table:table-cell/>
          <table:table-cell table:style-name="ce2" office:value-type="date" office:date-value="2022-11-24">
            <text:p>2022-11-24 00:00:00</text:p>
          </table:table-cell>
          <table:table-cell table:number-columns-repeated="1015"/>
        </table:table-row>
        <table:table-row table:style-name="ro1">
          <table:table-cell office:value-type="float" office:value="538804">
            <text:p>538804</text:p>
          </table:table-cell>
          <table:table-cell office:value-type="float" office:value="118408">
            <text:p>118408</text:p>
          </table:table-cell>
          <table:table-cell office:value-type="float" office:value="3138036.16">
            <text:p>3138036,16</text:p>
          </table:table-cell>
          <table:table-cell office:value-type="float" office:value="652252.57">
            <text:p>652252,57</text:p>
          </table:table-cell>
          <table:table-cell office:value-type="float" office:value="4495636.13">
            <text:p>4495636,13</text:p>
          </table:table-cell>
          <table:table-cell office:value-type="float" office:value="770679.56">
            <text:p>770679,56</text:p>
          </table:table-cell>
          <table:table-cell office:value-type="float" office:value="7633672.29">
            <text:p>7633672,29</text:p>
          </table:table-cell>
          <table:table-cell/>
          <table:table-cell table:style-name="ce2" office:value-type="date" office:date-value="2022-11-25">
            <text:p>2022-11-25 00:00:00</text:p>
          </table:table-cell>
          <table:table-cell table:number-columns-repeated="1015"/>
        </table:table-row>
        <table:table-row table:style-name="ro1">
          <table:table-cell office:value-type="float" office:value="537941">
            <text:p>537941</text:p>
          </table:table-cell>
          <table:table-cell office:value-type="float" office:value="89354">
            <text:p>89354</text:p>
          </table:table-cell>
          <table:table-cell office:value-type="float" office:value="2452139.09">
            <text:p>2452139,09</text:p>
          </table:table-cell>
          <table:table-cell office:value-type="float" office:value="376576.65">
            <text:p>376576,65</text:p>
          </table:table-cell>
          <table:table-cell office:value-type="float" office:value="3003736.88">
            <text:p>3003736,88</text:p>
          </table:table-cell>
          <table:table-cell office:value-type="float" office:value="465958.15">
            <text:p>465958,15</text:p>
          </table:table-cell>
          <table:table-cell office:value-type="float" office:value="5455875.97">
            <text:p>5455875,97</text:p>
          </table:table-cell>
          <table:table-cell/>
          <table:table-cell table:style-name="ce2" office:value-type="date" office:date-value="2022-11-26">
            <text:p>2022-11-26 00:00:00</text:p>
          </table:table-cell>
          <table:table-cell table:number-columns-repeated="1015"/>
        </table:table-row>
        <table:table-row table:style-name="ro1">
          <table:table-cell office:value-type="float" office:value="539780">
            <text:p>539780</text:p>
          </table:table-cell>
          <table:table-cell office:value-type="float" office:value="63214">
            <text:p>63214</text:p>
          </table:table-cell>
          <table:table-cell office:value-type="float" office:value="1766076.52">
            <text:p>1766076,52</text:p>
          </table:table-cell>
          <table:table-cell office:value-type="float" office:value="300668.64">
            <text:p>300668,64</text:p>
          </table:table-cell>
          <table:table-cell office:value-type="float" office:value="2351349.48">
            <text:p>2351349,48</text:p>
          </table:table-cell>
          <table:table-cell office:value-type="float" office:value="363907.63">
            <text:p>363907,63</text:p>
          </table:table-cell>
          <table:table-cell office:value-type="float" office:value="4117426">
            <text:p>4117426</text:p>
          </table:table-cell>
          <table:table-cell/>
          <table:table-cell table:style-name="ce2" office:value-type="date" office:date-value="2022-11-27">
            <text:p>2022-11-27 00:00:00</text:p>
          </table:table-cell>
          <table:table-cell table:number-columns-repeated="1015"/>
        </table:table-row>
        <table:table-row table:style-name="ro1">
          <table:table-cell office:value-type="float" office:value="557304">
            <text:p>557304</text:p>
          </table:table-cell>
          <table:table-cell office:value-type="float" office:value="62274">
            <text:p>62274</text:p>
          </table:table-cell>
          <table:table-cell office:value-type="float" office:value="1744832.32">
            <text:p>1744832,32</text:p>
          </table:table-cell>
          <table:table-cell office:value-type="float" office:value="301855.89">
            <text:p>301855,89</text:p>
          </table:table-cell>
          <table:table-cell office:value-type="float" office:value="2327694.22">
            <text:p>2327694,22</text:p>
          </table:table-cell>
          <table:table-cell office:value-type="float" office:value="364129.89">
            <text:p>364129,89</text:p>
          </table:table-cell>
          <table:table-cell office:value-type="float" office:value="4072526.54">
            <text:p>4072526,54</text:p>
          </table:table-cell>
          <table:table-cell/>
          <table:table-cell table:style-name="ce2" office:value-type="date" office:date-value="2022-11-28">
            <text:p>2022-11-28 00:00:00</text:p>
          </table:table-cell>
          <table:table-cell table:number-columns-repeated="1015"/>
        </table:table-row>
        <table:table-row table:style-name="ro1">
          <table:table-cell office:value-type="float" office:value="540779">
            <text:p>540779</text:p>
          </table:table-cell>
          <table:table-cell office:value-type="float" office:value="54210">
            <text:p>54210</text:p>
          </table:table-cell>
          <table:table-cell office:value-type="float" office:value="1535170.05">
            <text:p>1535170,05</text:p>
          </table:table-cell>
          <table:table-cell office:value-type="float" office:value="289181.86">
            <text:p>289181,86</text:p>
          </table:table-cell>
          <table:table-cell office:value-type="float" office:value="2258531.08">
            <text:p>2258531,08</text:p>
          </table:table-cell>
          <table:table-cell office:value-type="float" office:value="343391.86">
            <text:p>343391,86</text:p>
          </table:table-cell>
          <table:table-cell office:value-type="float" office:value="3793701.13">
            <text:p>3793701,13</text:p>
          </table:table-cell>
          <table:table-cell/>
          <table:table-cell table:style-name="ce2" office:value-type="date" office:date-value="2022-11-29">
            <text:p>2022-11-29 00:00:00</text:p>
          </table:table-cell>
          <table:table-cell table:number-columns-repeated="1015"/>
        </table:table-row>
        <table:table-row table:style-name="ro1">
          <table:table-cell office:value-type="float" office:value="540579">
            <text:p>540579</text:p>
          </table:table-cell>
          <table:table-cell office:value-type="float" office:value="58936">
            <text:p>58936</text:p>
          </table:table-cell>
          <table:table-cell office:value-type="float" office:value="1660809.79">
            <text:p>1660809,79</text:p>
          </table:table-cell>
          <table:table-cell office:value-type="float" office:value="293104.11">
            <text:p>293104,11</text:p>
          </table:table-cell>
          <table:table-cell office:value-type="float" office:value="2361820.4">
            <text:p>2361820,4</text:p>
          </table:table-cell>
          <table:table-cell office:value-type="float" office:value="352040.11">
            <text:p>352040,11</text:p>
          </table:table-cell>
          <table:table-cell office:value-type="float" office:value="4022630.19">
            <text:p>4022630,19</text:p>
          </table:table-cell>
          <table:table-cell/>
          <table:table-cell table:style-name="ce2" office:value-type="date" office:date-value="2022-11-30">
            <text:p>2022-11-30 00:00:00</text:p>
          </table:table-cell>
          <table:table-cell table:number-columns-repeated="1015"/>
        </table:table-row>
        <table:table-row table:style-name="ro1">
          <table:table-cell office:value-type="float" office:value="575904">
            <text:p>575904</text:p>
          </table:table-cell>
          <table:table-cell office:value-type="float" office:value="67585">
            <text:p>67585</text:p>
          </table:table-cell>
          <table:table-cell office:value-type="float" office:value="1911200.69">
            <text:p>1911200,69</text:p>
          </table:table-cell>
          <table:table-cell office:value-type="float" office:value="373324.13">
            <text:p>373324,13</text:p>
          </table:table-cell>
          <table:table-cell office:value-type="float" office:value="2810828.96">
            <text:p>2810828,96</text:p>
          </table:table-cell>
          <table:table-cell office:value-type="float" office:value="440909.13">
            <text:p>440909,13</text:p>
          </table:table-cell>
          <table:table-cell office:value-type="float" office:value="4722029.65">
            <text:p>4722029,65</text:p>
          </table:table-cell>
          <table:table-cell/>
          <table:table-cell table:style-name="ce2" office:value-type="date" office:date-value="2022-12-01">
            <text:p>2022-12-01 00:00:00</text:p>
          </table:table-cell>
          <table:table-cell table:number-columns-repeated="1015"/>
        </table:table-row>
        <table:table-row table:style-name="ro1">
          <table:table-cell office:value-type="float" office:value="541580">
            <text:p>541580</text:p>
          </table:table-cell>
          <table:table-cell office:value-type="float" office:value="89650">
            <text:p>89650</text:p>
          </table:table-cell>
          <table:table-cell office:value-type="float" office:value="2492067.57">
            <text:p>2492067,57</text:p>
          </table:table-cell>
          <table:table-cell office:value-type="float" office:value="499759.55">
            <text:p>499759,55</text:p>
          </table:table-cell>
          <table:table-cell office:value-type="float" office:value="3538123.36">
            <text:p>3538123,36</text:p>
          </table:table-cell>
          <table:table-cell office:value-type="float" office:value="589409.55">
            <text:p>589409,55</text:p>
          </table:table-cell>
          <table:table-cell office:value-type="float" office:value="6030190.93">
            <text:p>6030190,93</text:p>
          </table:table-cell>
          <table:table-cell/>
          <table:table-cell table:style-name="ce2" office:value-type="date" office:date-value="2022-12-02">
            <text:p>2022-12-02 00:00:00</text:p>
          </table:table-cell>
          <table:table-cell table:number-columns-repeated="1015"/>
        </table:table-row>
        <table:table-row table:style-name="ro1">
          <table:table-cell office:value-type="float" office:value="559868">
            <text:p>559868</text:p>
          </table:table-cell>
          <table:table-cell office:value-type="float" office:value="81873">
            <text:p>81873</text:p>
          </table:table-cell>
          <table:table-cell office:value-type="float" office:value="2289351.51">
            <text:p>2289351,51</text:p>
          </table:table-cell>
          <table:table-cell office:value-type="float" office:value="438284.7">
            <text:p>438284,7</text:p>
          </table:table-cell>
          <table:table-cell office:value-type="float" office:value="3094523.84">
            <text:p>3094523,84</text:p>
          </table:table-cell>
          <table:table-cell office:value-type="float" office:value="520157.7">
            <text:p>520157,7</text:p>
          </table:table-cell>
          <table:table-cell office:value-type="float" office:value="5383875.35">
            <text:p>5383875,35</text:p>
          </table:table-cell>
          <table:table-cell/>
          <table:table-cell table:style-name="ce2" office:value-type="date" office:date-value="2022-12-03">
            <text:p>2022-12-03 00:00:00</text:p>
          </table:table-cell>
          <table:table-cell table:number-columns-repeated="1015"/>
        </table:table-row>
        <table:table-row table:style-name="ro1">
          <table:table-cell office:value-type="float" office:value="507631">
            <text:p>507631</text:p>
          </table:table-cell>
          <table:table-cell office:value-type="float" office:value="60953">
            <text:p>60953</text:p>
          </table:table-cell>
          <table:table-cell office:value-type="float" office:value="1746275.03">
            <text:p>1746275,03</text:p>
          </table:table-cell>
          <table:table-cell office:value-type="float" office:value="327252.66">
            <text:p>327252,66</text:p>
          </table:table-cell>
          <table:table-cell office:value-type="float" office:value="2405332.2">
            <text:p>2405332,2</text:p>
          </table:table-cell>
          <table:table-cell office:value-type="float" office:value="388205.66">
            <text:p>388205,66</text:p>
          </table:table-cell>
          <table:table-cell office:value-type="float" office:value="4151607.23">
            <text:p>4151607,23</text:p>
          </table:table-cell>
          <table:table-cell/>
          <table:table-cell table:style-name="ce2" office:value-type="date" office:date-value="2022-12-04">
            <text:p>2022-12-04 00:00:00</text:p>
          </table:table-cell>
          <table:table-cell table:number-columns-repeated="1015"/>
        </table:table-row>
        <table:table-row table:style-name="ro1">
          <table:table-cell office:value-type="float" office:value="560858">
            <text:p>560858</text:p>
          </table:table-cell>
          <table:table-cell office:value-type="float" office:value="55529">
            <text:p>55529</text:p>
          </table:table-cell>
          <table:table-cell office:value-type="float" office:value="1586502.14">
            <text:p>1586502,14</text:p>
          </table:table-cell>
          <table:table-cell office:value-type="float" office:value="293338.6">
            <text:p>293338,6</text:p>
          </table:table-cell>
          <table:table-cell office:value-type="float" office:value="2246709.63">
            <text:p>2246709,63</text:p>
          </table:table-cell>
          <table:table-cell office:value-type="float" office:value="348867.6">
            <text:p>348867,6</text:p>
          </table:table-cell>
          <table:table-cell office:value-type="float" office:value="3833211.77">
            <text:p>3833211,77</text:p>
          </table:table-cell>
          <table:table-cell/>
          <table:table-cell table:style-name="ce2" office:value-type="date" office:date-value="2022-12-05">
            <text:p>2022-12-05 00:00:00</text:p>
          </table:table-cell>
          <table:table-cell table:number-columns-repeated="1015"/>
        </table:table-row>
        <table:table-row table:style-name="ro1">
          <table:table-cell office:value-type="float" office:value="508526">
            <text:p>508526</text:p>
          </table:table-cell>
          <table:table-cell office:value-type="float" office:value="57829">
            <text:p>57829</text:p>
          </table:table-cell>
          <table:table-cell office:value-type="float" office:value="1624217.57">
            <text:p>1624217,57</text:p>
          </table:table-cell>
          <table:table-cell office:value-type="float" office:value="295559.37">
            <text:p>295559,37</text:p>
          </table:table-cell>
          <table:table-cell office:value-type="float" office:value="2363616.12">
            <text:p>2363616,12</text:p>
          </table:table-cell>
          <table:table-cell office:value-type="float" office:value="353388.37">
            <text:p>353388,37</text:p>
          </table:table-cell>
          <table:table-cell office:value-type="float" office:value="3987833.69">
            <text:p>3987833,69</text:p>
          </table:table-cell>
          <table:table-cell/>
          <table:table-cell table:style-name="ce2" office:value-type="date" office:date-value="2022-12-06">
            <text:p>2022-12-06 00:00:00</text:p>
          </table:table-cell>
          <table:table-cell table:number-columns-repeated="1015"/>
        </table:table-row>
        <table:table-row table:style-name="ro1">
          <table:table-cell office:value-type="float" office:value="526822">
            <text:p>526822</text:p>
          </table:table-cell>
          <table:table-cell office:value-type="float" office:value="61352">
            <text:p>61352</text:p>
          </table:table-cell>
          <table:table-cell office:value-type="float" office:value="1722652.48">
            <text:p>1722652,48</text:p>
          </table:table-cell>
          <table:table-cell office:value-type="float" office:value="306734.11">
            <text:p>306734,11</text:p>
          </table:table-cell>
          <table:table-cell office:value-type="float" office:value="2467260.65">
            <text:p>2467260,65</text:p>
          </table:table-cell>
          <table:table-cell office:value-type="float" office:value="368086.11">
            <text:p>368086,11</text:p>
          </table:table-cell>
          <table:table-cell office:value-type="float" office:value="4189913.13">
            <text:p>4189913,13</text:p>
          </table:table-cell>
          <table:table-cell/>
          <table:table-cell table:style-name="ce2" office:value-type="date" office:date-value="2022-12-07">
            <text:p>2022-12-07 00:00:00</text:p>
          </table:table-cell>
          <table:table-cell table:number-columns-repeated="1015"/>
        </table:table-row>
        <table:table-row table:style-name="ro1">
          <table:table-cell office:value-type="float" office:value="544448">
            <text:p>544448</text:p>
          </table:table-cell>
          <table:table-cell office:value-type="float" office:value="67011">
            <text:p>67011</text:p>
          </table:table-cell>
          <table:table-cell office:value-type="float" office:value="1877888.31">
            <text:p>1877888,31</text:p>
          </table:table-cell>
          <table:table-cell office:value-type="float" office:value="363660.39">
            <text:p>363660,39</text:p>
          </table:table-cell>
          <table:table-cell office:value-type="float" office:value="2731444.12">
            <text:p>2731444,12</text:p>
          </table:table-cell>
          <table:table-cell office:value-type="float" office:value="430671.39">
            <text:p>430671,39</text:p>
          </table:table-cell>
          <table:table-cell office:value-type="float" office:value="4609332.43">
            <text:p>4609332,43</text:p>
          </table:table-cell>
          <table:table-cell/>
          <table:table-cell table:style-name="ce2" office:value-type="date" office:date-value="2022-12-08">
            <text:p>2022-12-08 00:00:00</text:p>
          </table:table-cell>
          <table:table-cell table:number-columns-repeated="1015"/>
        </table:table-row>
        <table:table-row table:style-name="ro1">
          <table:table-cell office:value-type="float" office:value="580020">
            <text:p>580020</text:p>
          </table:table-cell>
          <table:table-cell office:value-type="float" office:value="90256">
            <text:p>90256</text:p>
          </table:table-cell>
          <table:table-cell office:value-type="float" office:value="2489133.44">
            <text:p>2489133,44</text:p>
          </table:table-cell>
          <table:table-cell office:value-type="float" office:value="474741.42">
            <text:p>474741,42</text:p>
          </table:table-cell>
          <table:table-cell office:value-type="float" office:value="3533051.94">
            <text:p>3533051,94</text:p>
          </table:table-cell>
          <table:table-cell office:value-type="float" office:value="564997.42">
            <text:p>564997,42</text:p>
          </table:table-cell>
          <table:table-cell office:value-type="float" office:value="6022185.38">
            <text:p>6022185,38</text:p>
          </table:table-cell>
          <table:table-cell/>
          <table:table-cell table:style-name="ce2" office:value-type="date" office:date-value="2022-12-09">
            <text:p>2022-12-09 00:00:00</text:p>
          </table:table-cell>
          <table:table-cell table:number-columns-repeated="1015"/>
        </table:table-row>
        <table:table-row table:style-name="ro1">
          <table:table-cell office:value-type="float" office:value="580569">
            <text:p>580569</text:p>
          </table:table-cell>
          <table:table-cell office:value-type="float" office:value="88281">
            <text:p>88281</text:p>
          </table:table-cell>
          <table:table-cell office:value-type="float" office:value="2438873.49">
            <text:p>2438873,49</text:p>
          </table:table-cell>
          <table:table-cell office:value-type="float" office:value="386528.3">
            <text:p>386528,3</text:p>
          </table:table-cell>
          <table:table-cell office:value-type="float" office:value="3115217.26">
            <text:p>3115217,26</text:p>
          </table:table-cell>
          <table:table-cell office:value-type="float" office:value="474809.3">
            <text:p>474809,3</text:p>
          </table:table-cell>
          <table:table-cell office:value-type="float" office:value="5554090.75">
            <text:p>5554090,75</text:p>
          </table:table-cell>
          <table:table-cell/>
          <table:table-cell table:style-name="ce2" office:value-type="date" office:date-value="2022-12-10">
            <text:p>2022-12-10 00:00:00</text:p>
          </table:table-cell>
          <table:table-cell table:number-columns-repeated="1015"/>
        </table:table-row>
        <table:table-row table:style-name="ro1">
          <table:table-cell office:value-type="float" office:value="546694">
            <text:p>546694</text:p>
          </table:table-cell>
          <table:table-cell office:value-type="float" office:value="57560">
            <text:p>57560</text:p>
          </table:table-cell>
          <table:table-cell office:value-type="float" office:value="1619274.65">
            <text:p>1619274,65</text:p>
          </table:table-cell>
          <table:table-cell office:value-type="float" office:value="297364.82">
            <text:p>297364,82</text:p>
          </table:table-cell>
          <table:table-cell office:value-type="float" office:value="2295731.56">
            <text:p>2295731,56</text:p>
          </table:table-cell>
          <table:table-cell office:value-type="float" office:value="354924.82">
            <text:p>354924,82</text:p>
          </table:table-cell>
          <table:table-cell office:value-type="float" office:value="3915006.21">
            <text:p>3915006,21</text:p>
          </table:table-cell>
          <table:table-cell/>
          <table:table-cell table:style-name="ce2" office:value-type="date" office:date-value="2022-12-11">
            <text:p>2022-12-11 00:00:00</text:p>
          </table:table-cell>
          <table:table-cell table:number-columns-repeated="1015"/>
        </table:table-row>
        <table:table-row table:style-name="ro1">
          <table:table-cell office:value-type="float" office:value="529228">
            <text:p>529228</text:p>
          </table:table-cell>
          <table:table-cell office:value-type="float" office:value="55647">
            <text:p>55647</text:p>
          </table:table-cell>
          <table:table-cell office:value-type="float" office:value="1557884.86">
            <text:p>1557884,86</text:p>
          </table:table-cell>
          <table:table-cell office:value-type="float" office:value="280974.2">
            <text:p>280974,2</text:p>
          </table:table-cell>
          <table:table-cell office:value-type="float" office:value="2198435.85">
            <text:p>2198435,85</text:p>
          </table:table-cell>
          <table:table-cell office:value-type="float" office:value="336621.2">
            <text:p>336621,2</text:p>
          </table:table-cell>
          <table:table-cell office:value-type="float" office:value="3756320.71">
            <text:p>3756320,71</text:p>
          </table:table-cell>
          <table:table-cell/>
          <table:table-cell table:style-name="ce2" office:value-type="date" office:date-value="2022-12-12">
            <text:p>2022-12-12 00:00:00</text:p>
          </table:table-cell>
          <table:table-cell table:number-columns-repeated="1015"/>
        </table:table-row>
        <table:table-row table:style-name="ro1">
          <table:table-cell office:value-type="float" office:value="529686">
            <text:p>529686</text:p>
          </table:table-cell>
          <table:table-cell office:value-type="float" office:value="64055">
            <text:p>64055</text:p>
          </table:table-cell>
          <table:table-cell office:value-type="float" office:value="1728264.16">
            <text:p>1728264,16</text:p>
          </table:table-cell>
          <table:table-cell office:value-type="float" office:value="344731.39">
            <text:p>344731,39</text:p>
          </table:table-cell>
          <table:table-cell office:value-type="float" office:value="2463898.79">
            <text:p>2463898,79</text:p>
          </table:table-cell>
          <table:table-cell office:value-type="float" office:value="408786.39">
            <text:p>408786,39</text:p>
          </table:table-cell>
          <table:table-cell office:value-type="float" office:value="4192162.95">
            <text:p>4192162,95</text:p>
          </table:table-cell>
          <table:table-cell/>
          <table:table-cell table:style-name="ce2" office:value-type="date" office:date-value="2022-12-13">
            <text:p>2022-12-13 00:00:00</text:p>
          </table:table-cell>
          <table:table-cell table:number-columns-repeated="1015"/>
        </table:table-row>
        <table:table-row table:style-name="ro1">
          <table:table-cell office:value-type="float" office:value="547395">
            <text:p>547395</text:p>
          </table:table-cell>
          <table:table-cell office:value-type="float" office:value="69713">
            <text:p>69713</text:p>
          </table:table-cell>
          <table:table-cell office:value-type="float" office:value="1923795.33">
            <text:p>1923795,33</text:p>
          </table:table-cell>
          <table:table-cell office:value-type="float" office:value="355415.88">
            <text:p>355415,88</text:p>
          </table:table-cell>
          <table:table-cell office:value-type="float" office:value="2600922.88">
            <text:p>2600922,88</text:p>
          </table:table-cell>
          <table:table-cell office:value-type="float" office:value="425128.88">
            <text:p>425128,88</text:p>
          </table:table-cell>
          <table:table-cell office:value-type="float" office:value="4524718.21">
            <text:p>4524718,21</text:p>
          </table:table-cell>
          <table:table-cell/>
          <table:table-cell table:style-name="ce2" office:value-type="date" office:date-value="2022-12-14">
            <text:p>2022-12-14 00:00:00</text:p>
          </table:table-cell>
          <table:table-cell table:number-columns-repeated="1015"/>
        </table:table-row>
        <table:table-row table:style-name="ro1">
          <table:table-cell office:value-type="float" office:value="548625">
            <text:p>548625</text:p>
          </table:table-cell>
          <table:table-cell office:value-type="float" office:value="81421">
            <text:p>81421</text:p>
          </table:table-cell>
          <table:table-cell office:value-type="float" office:value="2214246.19">
            <text:p>2214246,19</text:p>
          </table:table-cell>
          <table:table-cell office:value-type="float" office:value="407562.95">
            <text:p>407562,95</text:p>
          </table:table-cell>
          <table:table-cell office:value-type="float" office:value="3086558.74">
            <text:p>3086558,74</text:p>
          </table:table-cell>
          <table:table-cell office:value-type="float" office:value="488983.95">
            <text:p>488983,95</text:p>
          </table:table-cell>
          <table:table-cell office:value-type="float" office:value="5300804.93">
            <text:p>5300804,93</text:p>
          </table:table-cell>
          <table:table-cell/>
          <table:table-cell table:style-name="ce2" office:value-type="date" office:date-value="2022-12-15">
            <text:p>2022-12-15 00:00:00</text:p>
          </table:table-cell>
          <table:table-cell table:number-columns-repeated="1015"/>
        </table:table-row>
        <table:table-row table:style-name="ro1">
          <table:table-cell office:value-type="float" office:value="583674">
            <text:p>583674</text:p>
          </table:table-cell>
          <table:table-cell office:value-type="float" office:value="86132">
            <text:p>86132</text:p>
          </table:table-cell>
          <table:table-cell office:value-type="float" office:value="2332325.52">
            <text:p>2332325,52</text:p>
          </table:table-cell>
          <table:table-cell office:value-type="float" office:value="454604.32">
            <text:p>454604,32</text:p>
          </table:table-cell>
          <table:table-cell office:value-type="float" office:value="3291000.51">
            <text:p>3291000,51</text:p>
          </table:table-cell>
          <table:table-cell office:value-type="float" office:value="540736.32">
            <text:p>540736,32</text:p>
          </table:table-cell>
          <table:table-cell office:value-type="float" office:value="5623326.03">
            <text:p>5623326,03</text:p>
          </table:table-cell>
          <table:table-cell/>
          <table:table-cell table:style-name="ce2" office:value-type="date" office:date-value="2022-12-16">
            <text:p>2022-12-16 00:00:00</text:p>
          </table:table-cell>
          <table:table-cell table:number-columns-repeated="1015"/>
        </table:table-row>
        <table:table-row table:style-name="ro1">
          <table:table-cell office:value-type="float" office:value="566930">
            <text:p>566930</text:p>
          </table:table-cell>
          <table:table-cell office:value-type="float" office:value="99379">
            <text:p>99379</text:p>
          </table:table-cell>
          <table:table-cell office:value-type="float" office:value="2660373.02">
            <text:p>2660373,02</text:p>
          </table:table-cell>
          <table:table-cell office:value-type="float" office:value="435130.86">
            <text:p>435130,86</text:p>
          </table:table-cell>
          <table:table-cell office:value-type="float" office:value="3332837.06">
            <text:p>3332837,06</text:p>
          </table:table-cell>
          <table:table-cell office:value-type="float" office:value="534509.86">
            <text:p>534509,86</text:p>
          </table:table-cell>
          <table:table-cell office:value-type="float" office:value="5993210.08">
            <text:p>5993210,08</text:p>
          </table:table-cell>
          <table:table-cell/>
          <table:table-cell table:style-name="ce2" office:value-type="date" office:date-value="2022-12-17">
            <text:p>2022-12-17 00:00:00</text:p>
          </table:table-cell>
          <table:table-cell table:number-columns-repeated="1015"/>
        </table:table-row>
        <table:table-row table:style-name="ro1">
          <table:table-cell office:value-type="float" office:value="514015">
            <text:p>514015</text:p>
          </table:table-cell>
          <table:table-cell office:value-type="float" office:value="74740">
            <text:p>74740</text:p>
          </table:table-cell>
          <table:table-cell office:value-type="float" office:value="2033818.6">
            <text:p>2033818,6</text:p>
          </table:table-cell>
          <table:table-cell office:value-type="float" office:value="363789.74">
            <text:p>363789,74</text:p>
          </table:table-cell>
          <table:table-cell office:value-type="float" office:value="2633471.72">
            <text:p>2633471,72</text:p>
          </table:table-cell>
          <table:table-cell office:value-type="float" office:value="438529.74">
            <text:p>438529,74</text:p>
          </table:table-cell>
          <table:table-cell office:value-type="float" office:value="4667290.32">
            <text:p>4667290,32</text:p>
          </table:table-cell>
          <table:table-cell/>
          <table:table-cell table:style-name="ce2" office:value-type="date" office:date-value="2022-12-18">
            <text:p>2022-12-18 00:00:00</text:p>
          </table:table-cell>
          <table:table-cell table:number-columns-repeated="1015"/>
        </table:table-row>
        <table:table-row table:style-name="ro1">
          <table:table-cell office:value-type="float" office:value="550600">
            <text:p>550600</text:p>
          </table:table-cell>
          <table:table-cell office:value-type="float" office:value="77397">
            <text:p>77397</text:p>
          </table:table-cell>
          <table:table-cell office:value-type="float" office:value="2077860.04">
            <text:p>2077860,04</text:p>
          </table:table-cell>
          <table:table-cell office:value-type="float" office:value="355872.17">
            <text:p>355872,17</text:p>
          </table:table-cell>
          <table:table-cell office:value-type="float" office:value="2533419.6">
            <text:p>2533419,6</text:p>
          </table:table-cell>
          <table:table-cell office:value-type="float" office:value="433269.17">
            <text:p>433269,17</text:p>
          </table:table-cell>
          <table:table-cell office:value-type="float" office:value="4611279.64">
            <text:p>4611279,64</text:p>
          </table:table-cell>
          <table:table-cell/>
          <table:table-cell table:style-name="ce2" office:value-type="date" office:date-value="2022-12-19">
            <text:p>2022-12-19 00:00:00</text:p>
          </table:table-cell>
          <table:table-cell table:number-columns-repeated="1015"/>
        </table:table-row>
        <table:table-row table:style-name="ro1">
          <table:table-cell office:value-type="float" office:value="551093">
            <text:p>551093</text:p>
          </table:table-cell>
          <table:table-cell office:value-type="float" office:value="83704">
            <text:p>83704</text:p>
          </table:table-cell>
          <table:table-cell office:value-type="float" office:value="2222527.23">
            <text:p>2222527,23</text:p>
          </table:table-cell>
          <table:table-cell office:value-type="float" office:value="403547.03">
            <text:p>403547,03</text:p>
          </table:table-cell>
          <table:table-cell office:value-type="float" office:value="2869429.1">
            <text:p>2869429,1</text:p>
          </table:table-cell>
          <table:table-cell office:value-type="float" office:value="487251.03">
            <text:p>487251,03</text:p>
          </table:table-cell>
          <table:table-cell office:value-type="float" office:value="5091956.33">
            <text:p>5091956,33</text:p>
          </table:table-cell>
          <table:table-cell/>
          <table:table-cell table:style-name="ce2" office:value-type="date" office:date-value="2022-12-20">
            <text:p>2022-12-20 00:00:00</text:p>
          </table:table-cell>
          <table:table-cell table:number-columns-repeated="1015"/>
        </table:table-row>
        <table:table-row table:style-name="ro1">
          <table:table-cell office:value-type="float" office:value="568932">
            <text:p>568932</text:p>
          </table:table-cell>
          <table:table-cell office:value-type="float" office:value="97535">
            <text:p>97535</text:p>
          </table:table-cell>
          <table:table-cell office:value-type="float" office:value="2571189.52">
            <text:p>2571189,52</text:p>
          </table:table-cell>
          <table:table-cell office:value-type="float" office:value="463227.67">
            <text:p>463227,67</text:p>
          </table:table-cell>
          <table:table-cell office:value-type="float" office:value="3181752.65">
            <text:p>3181752,65</text:p>
          </table:table-cell>
          <table:table-cell office:value-type="float" office:value="560762.67">
            <text:p>560762,67</text:p>
          </table:table-cell>
          <table:table-cell office:value-type="float" office:value="5752942.17">
            <text:p>5752942,17</text:p>
          </table:table-cell>
          <table:table-cell/>
          <table:table-cell table:style-name="ce2" office:value-type="date" office:date-value="2022-12-21">
            <text:p>2022-12-21 00:00:00</text:p>
          </table:table-cell>
          <table:table-cell table:number-columns-repeated="1015"/>
        </table:table-row>
        <table:table-row table:style-name="ro1">
          <table:table-cell office:value-type="float" office:value="533184">
            <text:p>533184</text:p>
          </table:table-cell>
          <table:table-cell office:value-type="float" office:value="121672">
            <text:p>121672</text:p>
          </table:table-cell>
          <table:table-cell office:value-type="float" office:value="3146923.9">
            <text:p>3146923,9</text:p>
          </table:table-cell>
          <table:table-cell office:value-type="float" office:value="573229.93">
            <text:p>573229,93</text:p>
          </table:table-cell>
          <table:table-cell office:value-type="float" office:value="3926443.04">
            <text:p>3926443,04</text:p>
          </table:table-cell>
          <table:table-cell office:value-type="float" office:value="694901.93">
            <text:p>694901,93</text:p>
          </table:table-cell>
          <table:table-cell office:value-type="float" office:value="7073366.94">
            <text:p>7073366,94</text:p>
          </table:table-cell>
          <table:table-cell/>
          <table:table-cell table:style-name="ce2" office:value-type="date" office:date-value="2022-12-22">
            <text:p>2022-12-22 00:00:00</text:p>
          </table:table-cell>
          <table:table-cell table:number-columns-repeated="1015"/>
        </table:table-row>
        <table:table-row table:style-name="ro1">
          <table:table-cell office:value-type="float" office:value="569936">
            <text:p>569936</text:p>
          </table:table-cell>
          <table:table-cell office:value-type="float" office:value="137185">
            <text:p>137185</text:p>
          </table:table-cell>
          <table:table-cell office:value-type="float" office:value="3524608.72">
            <text:p>3524608,72</text:p>
          </table:table-cell>
          <table:table-cell office:value-type="float" office:value="628755.33">
            <text:p>628755,33</text:p>
          </table:table-cell>
          <table:table-cell office:value-type="float" office:value="4548366.87">
            <text:p>4548366,87</text:p>
          </table:table-cell>
          <table:table-cell office:value-type="float" office:value="765940.33">
            <text:p>765940,33</text:p>
          </table:table-cell>
          <table:table-cell office:value-type="float" office:value="8072975.59">
            <text:p>8072975,59</text:p>
          </table:table-cell>
          <table:table-cell/>
          <table:table-cell table:style-name="ce2" office:value-type="date" office:date-value="2022-12-23">
            <text:p>2022-12-23 00:00:00</text:p>
          </table:table-cell>
          <table:table-cell table:number-columns-repeated="1015"/>
        </table:table-row>
        <table:table-row table:style-name="ro1">
          <table:table-cell office:value-type="float" office:value="570456">
            <text:p>570456</text:p>
          </table:table-cell>
          <table:table-cell office:value-type="float" office:value="91417">
            <text:p>91417</text:p>
          </table:table-cell>
          <table:table-cell office:value-type="float" office:value="2303737.98">
            <text:p>2303737,98</text:p>
          </table:table-cell>
          <table:table-cell office:value-type="float" office:value="446169.48">
            <text:p>446169,48</text:p>
          </table:table-cell>
          <table:table-cell office:value-type="float" office:value="3209220.47">
            <text:p>3209220,47</text:p>
          </table:table-cell>
          <table:table-cell office:value-type="float" office:value="537586.48">
            <text:p>537586,48</text:p>
          </table:table-cell>
          <table:table-cell office:value-type="float" office:value="5512958.45">
            <text:p>5512958,45</text:p>
          </table:table-cell>
          <table:table-cell/>
          <table:table-cell table:style-name="ce2" office:value-type="date" office:date-value="2022-12-24">
            <text:p>2022-12-24 00:00:00</text:p>
          </table:table-cell>
          <table:table-cell table:number-columns-repeated="1015"/>
        </table:table-row>
        <table:table-row table:style-name="ro1">
          <table:table-cell office:value-type="float" office:value="236418">
            <text:p>236418</text:p>
          </table:table-cell>
          <table:table-cell office:value-type="float" office:value="793">
            <text:p>793</text:p>
          </table:table-cell>
          <table:table-cell office:value-type="float" office:value="22702.67">
            <text:p>22702,67</text:p>
          </table:table-cell>
          <table:table-cell office:value-type="float" office:value="10414.9">
            <text:p>10414,9</text:p>
          </table:table-cell>
          <table:table-cell office:value-type="float" office:value="74467.05">
            <text:p>74467,05</text:p>
          </table:table-cell>
          <table:table-cell office:value-type="float" office:value="11207.9">
            <text:p>11207,9</text:p>
          </table:table-cell>
          <table:table-cell office:value-type="float" office:value="97169.72">
            <text:p>97169,72</text:p>
          </table:table-cell>
          <table:table-cell/>
          <table:table-cell table:style-name="ce2" office:value-type="date" office:date-value="2022-12-25">
            <text:p>2022-12-25 00:00:00</text:p>
          </table:table-cell>
          <table:table-cell table:number-columns-repeated="1015"/>
        </table:table-row>
        <table:table-row table:style-name="ro1">
          <table:table-cell office:value-type="float" office:value="588612">
            <text:p>588612</text:p>
          </table:table-cell>
          <table:table-cell office:value-type="float" office:value="84976">
            <text:p>84976</text:p>
          </table:table-cell>
          <table:table-cell office:value-type="float" office:value="2401944.86">
            <text:p>2401944,86</text:p>
          </table:table-cell>
          <table:table-cell office:value-type="float" office:value="403396.68">
            <text:p>403396,68</text:p>
          </table:table-cell>
          <table:table-cell office:value-type="float" office:value="3136347.4">
            <text:p>3136347,4</text:p>
          </table:table-cell>
          <table:table-cell office:value-type="float" office:value="488372.68">
            <text:p>488372,68</text:p>
          </table:table-cell>
          <table:table-cell office:value-type="float" office:value="5538292.26">
            <text:p>5538292,26</text:p>
          </table:table-cell>
          <table:table-cell/>
          <table:table-cell table:style-name="ce2" office:value-type="date" office:date-value="2022-12-26">
            <text:p>2022-12-26 00:00:00</text:p>
          </table:table-cell>
          <table:table-cell table:number-columns-repeated="1015"/>
        </table:table-row>
        <table:table-row table:style-name="ro1">
          <table:table-cell office:value-type="float" office:value="535310">
            <text:p>535310</text:p>
          </table:table-cell>
          <table:table-cell office:value-type="float" office:value="75381">
            <text:p>75381</text:p>
          </table:table-cell>
          <table:table-cell office:value-type="float" office:value="2094897.83">
            <text:p>2094897,83</text:p>
          </table:table-cell>
          <table:table-cell office:value-type="float" office:value="354475.89">
            <text:p>354475,89</text:p>
          </table:table-cell>
          <table:table-cell office:value-type="float" office:value="2650211.28">
            <text:p>2650211,28</text:p>
          </table:table-cell>
          <table:table-cell office:value-type="float" office:value="429856.89">
            <text:p>429856,89</text:p>
          </table:table-cell>
          <table:table-cell office:value-type="float" office:value="4745109.11">
            <text:p>4745109,11</text:p>
          </table:table-cell>
          <table:table-cell/>
          <table:table-cell table:style-name="ce2" office:value-type="date" office:date-value="2022-12-27">
            <text:p>2022-12-27 00:00:00</text:p>
          </table:table-cell>
          <table:table-cell table:number-columns-repeated="1015"/>
        </table:table-row>
        <table:table-row table:style-name="ro1">
          <table:table-cell office:value-type="float" office:value="536564">
            <text:p>536564</text:p>
          </table:table-cell>
          <table:table-cell office:value-type="float" office:value="80831">
            <text:p>80831</text:p>
          </table:table-cell>
          <table:table-cell office:value-type="float" office:value="2219128.94">
            <text:p>2219128,94</text:p>
          </table:table-cell>
          <table:table-cell office:value-type="float" office:value="365073.14">
            <text:p>365073,14</text:p>
          </table:table-cell>
          <table:table-cell office:value-type="float" office:value="2776955.95">
            <text:p>2776955,95</text:p>
          </table:table-cell>
          <table:table-cell office:value-type="float" office:value="445904.14">
            <text:p>445904,14</text:p>
          </table:table-cell>
          <table:table-cell office:value-type="float" office:value="4996084.89">
            <text:p>4996084,89</text:p>
          </table:table-cell>
          <table:table-cell/>
          <table:table-cell table:style-name="ce2" office:value-type="date" office:date-value="2022-12-28">
            <text:p>2022-12-28 00:00:00</text:p>
          </table:table-cell>
          <table:table-cell table:number-columns-repeated="1015"/>
        </table:table-row>
        <table:table-row table:style-name="ro1">
          <table:table-cell office:value-type="float" office:value="572716">
            <text:p>572716</text:p>
          </table:table-cell>
          <table:table-cell office:value-type="float" office:value="88050">
            <text:p>88050</text:p>
          </table:table-cell>
          <table:table-cell office:value-type="float" office:value="2380118.9">
            <text:p>2380118,9</text:p>
          </table:table-cell>
          <table:table-cell office:value-type="float" office:value="410757.31">
            <text:p>410757,31</text:p>
          </table:table-cell>
          <table:table-cell office:value-type="float" office:value="3079182.61">
            <text:p>3079182,61</text:p>
          </table:table-cell>
          <table:table-cell office:value-type="float" office:value="498807.31">
            <text:p>498807,31</text:p>
          </table:table-cell>
          <table:table-cell office:value-type="float" office:value="5459301.51">
            <text:p>5459301,51</text:p>
          </table:table-cell>
          <table:table-cell/>
          <table:table-cell table:style-name="ce2" office:value-type="date" office:date-value="2022-12-29">
            <text:p>2022-12-29 00:00:00</text:p>
          </table:table-cell>
          <table:table-cell table:number-columns-repeated="1015"/>
        </table:table-row>
        <table:table-row table:style-name="ro1">
          <table:table-cell office:value-type="float" office:value="554968">
            <text:p>554968</text:p>
          </table:table-cell>
          <table:table-cell office:value-type="float" office:value="110615">
            <text:p>110615</text:p>
          </table:table-cell>
          <table:table-cell office:value-type="float" office:value="2917684.41">
            <text:p>2917684,41</text:p>
          </table:table-cell>
          <table:table-cell office:value-type="float" office:value="570948.51">
            <text:p>570948,51</text:p>
          </table:table-cell>
          <table:table-cell office:value-type="float" office:value="3994076.16">
            <text:p>3994076,16</text:p>
          </table:table-cell>
          <table:table-cell office:value-type="float" office:value="681563.51">
            <text:p>681563,51</text:p>
          </table:table-cell>
          <table:table-cell office:value-type="float" office:value="6911760.57">
            <text:p>6911760,57</text:p>
          </table:table-cell>
          <table:table-cell/>
          <table:table-cell table:style-name="ce2" office:value-type="date" office:date-value="2022-12-30">
            <text:p>2022-12-30 00:00:00</text:p>
          </table:table-cell>
          <table:table-cell table:number-columns-repeated="1015"/>
        </table:table-row>
        <table:table-row table:style-name="ro1">
          <table:table-cell office:value-type="float" office:value="573738">
            <text:p>573738</text:p>
          </table:table-cell>
          <table:table-cell office:value-type="float" office:value="98699">
            <text:p>98699</text:p>
          </table:table-cell>
          <table:table-cell office:value-type="float" office:value="2525912.22">
            <text:p>2525912,22</text:p>
          </table:table-cell>
          <table:table-cell office:value-type="float" office:value="480146.93">
            <text:p>480146,93</text:p>
          </table:table-cell>
          <table:table-cell office:value-type="float" office:value="3470612.93">
            <text:p>3470612,93</text:p>
          </table:table-cell>
          <table:table-cell office:value-type="float" office:value="578845.93">
            <text:p>578845,93</text:p>
          </table:table-cell>
          <table:table-cell office:value-type="float" office:value="5996525.15">
            <text:p>5996525,15</text:p>
          </table:table-cell>
          <table:table-cell/>
          <table:table-cell table:style-name="ce2" office:value-type="date" office:date-value="2022-12-31">
            <text:p>2022-12-31 00:00:00</text:p>
          </table:table-cell>
          <table:table-cell table:number-columns-repeated="1015"/>
        </table:table-row>
        <table:table-row table:style-name="ro1">
          <table:table-cell office:value-type="float" office:value="538469">
            <text:p>538469</text:p>
          </table:table-cell>
          <table:table-cell office:value-type="float" office:value="36434">
            <text:p>36434</text:p>
          </table:table-cell>
          <table:table-cell office:value-type="float" office:value="1005395.07">
            <text:p>1005395,07</text:p>
          </table:table-cell>
          <table:table-cell office:value-type="float" office:value="192393.14">
            <text:p>192393,14</text:p>
          </table:table-cell>
          <table:table-cell office:value-type="float" office:value="1496035.65">
            <text:p>1496035,65</text:p>
          </table:table-cell>
          <table:table-cell office:value-type="float" office:value="228827.14">
            <text:p>228827,14</text:p>
          </table:table-cell>
          <table:table-cell office:value-type="float" office:value="2501430.72">
            <text:p>2501430,72</text:p>
          </table:table-cell>
          <table:table-cell/>
          <table:table-cell table:style-name="ce2" office:value-type="date" office:date-value="2023-01-01">
            <text:p>2023-01-01 00:00:00</text:p>
          </table:table-cell>
          <table:table-cell table:number-columns-repeated="1015"/>
        </table:table-row>
        <table:table-row table:style-name="ro1">
          <table:table-cell office:value-type="float" office:value="557247">
            <text:p>557247</text:p>
          </table:table-cell>
          <table:table-cell office:value-type="float" office:value="70601">
            <text:p>70601</text:p>
          </table:table-cell>
          <table:table-cell office:value-type="float" office:value="1970127.27">
            <text:p>1970127,27</text:p>
          </table:table-cell>
          <table:table-cell office:value-type="float" office:value="367247.28">
            <text:p>367247,28</text:p>
          </table:table-cell>
          <table:table-cell office:value-type="float" office:value="2641954">
            <text:p>2641954</text:p>
          </table:table-cell>
          <table:table-cell office:value-type="float" office:value="437848.28">
            <text:p>437848,28</text:p>
          </table:table-cell>
          <table:table-cell office:value-type="float" office:value="4612081.27">
            <text:p>4612081,27</text:p>
          </table:table-cell>
          <table:table-cell/>
          <table:table-cell table:style-name="ce2" office:value-type="date" office:date-value="2023-01-02">
            <text:p>2023-01-02 00:00:00</text:p>
          </table:table-cell>
          <table:table-cell table:number-columns-repeated="1015"/>
        </table:table-row>
        <table:table-row table:style-name="ro1">
          <table:table-cell office:value-type="float" office:value="574426">
            <text:p>574426</text:p>
          </table:table-cell>
          <table:table-cell office:value-type="float" office:value="58519">
            <text:p>58519</text:p>
          </table:table-cell>
          <table:table-cell office:value-type="float" office:value="1648481.47">
            <text:p>1648481,47</text:p>
          </table:table-cell>
          <table:table-cell office:value-type="float" office:value="329285.34">
            <text:p>329285,34</text:p>
          </table:table-cell>
          <table:table-cell office:value-type="float" office:value="2378866.49">
            <text:p>2378866,49</text:p>
          </table:table-cell>
          <table:table-cell office:value-type="float" office:value="387804.34">
            <text:p>387804,34</text:p>
          </table:table-cell>
          <table:table-cell office:value-type="float" office:value="4027347.96">
            <text:p>4027347,96</text:p>
          </table:table-cell>
          <table:table-cell/>
          <table:table-cell table:style-name="ce2" office:value-type="date" office:date-value="2023-01-03">
            <text:p>2023-01-03 00:00:00</text:p>
          </table:table-cell>
          <table:table-cell table:number-columns-repeated="1015"/>
        </table:table-row>
        <table:table-row table:style-name="ro1">
          <table:table-cell office:value-type="float" office:value="610822">
            <text:p>610822</text:p>
          </table:table-cell>
          <table:table-cell office:value-type="float" office:value="63312">
            <text:p>63312</text:p>
          </table:table-cell>
          <table:table-cell office:value-type="float" office:value="1743635.32">
            <text:p>1743635,32</text:p>
          </table:table-cell>
          <table:table-cell office:value-type="float" office:value="353625.22">
            <text:p>353625,22</text:p>
          </table:table-cell>
          <table:table-cell office:value-type="float" office:value="2498521.27">
            <text:p>2498521,27</text:p>
          </table:table-cell>
          <table:table-cell office:value-type="float" office:value="416937.22">
            <text:p>416937,22</text:p>
          </table:table-cell>
          <table:table-cell office:value-type="float" office:value="4242156.59">
            <text:p>4242156,59</text:p>
          </table:table-cell>
          <table:table-cell/>
          <table:table-cell table:style-name="ce2" office:value-type="date" office:date-value="2023-01-04">
            <text:p>2023-01-04 00:00:00</text:p>
          </table:table-cell>
          <table:table-cell table:number-columns-repeated="1015"/>
        </table:table-row>
        <table:table-row table:style-name="ro1">
          <table:table-cell office:value-type="float" office:value="575486">
            <text:p>575486</text:p>
          </table:table-cell>
          <table:table-cell office:value-type="float" office:value="68821">
            <text:p>68821</text:p>
          </table:table-cell>
          <table:table-cell office:value-type="float" office:value="1906621.26">
            <text:p>1906621,26</text:p>
          </table:table-cell>
          <table:table-cell office:value-type="float" office:value="353308.17">
            <text:p>353308,17</text:p>
          </table:table-cell>
          <table:table-cell office:value-type="float" office:value="2724759.05">
            <text:p>2724759,05</text:p>
          </table:table-cell>
          <table:table-cell office:value-type="float" office:value="422129.17">
            <text:p>422129,17</text:p>
          </table:table-cell>
          <table:table-cell office:value-type="float" office:value="4631380.31">
            <text:p>4631380,31</text:p>
          </table:table-cell>
          <table:table-cell/>
          <table:table-cell table:style-name="ce2" office:value-type="date" office:date-value="2023-01-05">
            <text:p>2023-01-05 00:00:00</text:p>
          </table:table-cell>
          <table:table-cell table:number-columns-repeated="1015"/>
        </table:table-row>
        <table:table-row table:style-name="ro1">
          <table:table-cell office:value-type="float" office:value="595222">
            <text:p>595222</text:p>
          </table:table-cell>
          <table:table-cell office:value-type="float" office:value="85845">
            <text:p>85845</text:p>
          </table:table-cell>
          <table:table-cell office:value-type="float" office:value="2330807.52">
            <text:p>2330807,52</text:p>
          </table:table-cell>
          <table:table-cell office:value-type="float" office:value="446748.78">
            <text:p>446748,78</text:p>
          </table:table-cell>
          <table:table-cell office:value-type="float" office:value="3364976.1">
            <text:p>3364976,1</text:p>
          </table:table-cell>
          <table:table-cell office:value-type="float" office:value="532593.78">
            <text:p>532593,78</text:p>
          </table:table-cell>
          <table:table-cell office:value-type="float" office:value="5695783.62">
            <text:p>5695783,62</text:p>
          </table:table-cell>
          <table:table-cell/>
          <table:table-cell table:style-name="ce2" office:value-type="date" office:date-value="2023-01-06">
            <text:p>2023-01-06 00:00:00</text:p>
          </table:table-cell>
          <table:table-cell table:number-columns-repeated="1015"/>
        </table:table-row>
        <table:table-row table:style-name="ro1">
          <table:table-cell office:value-type="float" office:value="594942">
            <text:p>594942</text:p>
          </table:table-cell>
          <table:table-cell office:value-type="float" office:value="90727">
            <text:p>90727</text:p>
          </table:table-cell>
          <table:table-cell office:value-type="float" office:value="2449069.76">
            <text:p>2449069,76</text:p>
          </table:table-cell>
          <table:table-cell office:value-type="float" office:value="407342.54">
            <text:p>407342,54</text:p>
          </table:table-cell>
          <table:table-cell office:value-type="float" office:value="3213007.51">
            <text:p>3213007,51</text:p>
          </table:table-cell>
          <table:table-cell office:value-type="float" office:value="498069.54">
            <text:p>498069,54</text:p>
          </table:table-cell>
          <table:table-cell office:value-type="float" office:value="5662077.27">
            <text:p>5662077,27</text:p>
          </table:table-cell>
          <table:table-cell/>
          <table:table-cell table:style-name="ce2" office:value-type="date" office:date-value="2023-01-07">
            <text:p>2023-01-07 00:00:00</text:p>
          </table:table-cell>
          <table:table-cell table:number-columns-repeated="1015"/>
        </table:table-row>
        <table:table-row table:style-name="ro1">
          <table:table-cell office:value-type="float" office:value="596331">
            <text:p>596331</text:p>
          </table:table-cell>
          <table:table-cell office:value-type="float" office:value="63220">
            <text:p>63220</text:p>
          </table:table-cell>
          <table:table-cell office:value-type="float" office:value="1755930.47">
            <text:p>1755930,47</text:p>
          </table:table-cell>
          <table:table-cell office:value-type="float" office:value="313363.11">
            <text:p>313363,11</text:p>
          </table:table-cell>
          <table:table-cell office:value-type="float" office:value="2443380.29">
            <text:p>2443380,29</text:p>
          </table:table-cell>
          <table:table-cell office:value-type="float" office:value="376583.11">
            <text:p>376583,11</text:p>
          </table:table-cell>
          <table:table-cell office:value-type="float" office:value="4199310.76">
            <text:p>4199310,76</text:p>
          </table:table-cell>
          <table:table-cell/>
          <table:table-cell table:style-name="ce2" office:value-type="date" office:date-value="2023-01-08">
            <text:p>2023-01-08 00:00:00</text:p>
          </table:table-cell>
          <table:table-cell table:number-columns-repeated="1015"/>
        </table:table-row>
        <table:table-row table:style-name="ro1">
          <table:table-cell office:value-type="float" office:value="578442">
            <text:p>578442</text:p>
          </table:table-cell>
          <table:table-cell office:value-type="float" office:value="55610">
            <text:p>55610</text:p>
          </table:table-cell>
          <table:table-cell office:value-type="float" office:value="1565128.57">
            <text:p>1565128,57</text:p>
          </table:table-cell>
          <table:table-cell office:value-type="float" office:value="287928.83">
            <text:p>287928,83</text:p>
          </table:table-cell>
          <table:table-cell office:value-type="float" office:value="2237625.77">
            <text:p>2237625,77</text:p>
          </table:table-cell>
          <table:table-cell office:value-type="float" office:value="343538.83">
            <text:p>343538,83</text:p>
          </table:table-cell>
          <table:table-cell office:value-type="float" office:value="3802754.34">
            <text:p>3802754,34</text:p>
          </table:table-cell>
          <table:table-cell/>
          <table:table-cell table:style-name="ce2" office:value-type="date" office:date-value="2023-01-09">
            <text:p>2023-01-09 00:00:00</text:p>
          </table:table-cell>
          <table:table-cell table:number-columns-repeated="1015"/>
        </table:table-row>
        <table:table-row table:style-name="ro1">
          <table:table-cell office:value-type="float" office:value="578113">
            <text:p>578113</text:p>
          </table:table-cell>
          <table:table-cell office:value-type="float" office:value="59899">
            <text:p>59899</text:p>
          </table:table-cell>
          <table:table-cell office:value-type="float" office:value="1655135.47">
            <text:p>1655135,47</text:p>
          </table:table-cell>
          <table:table-cell office:value-type="float" office:value="319910.92">
            <text:p>319910,92</text:p>
          </table:table-cell>
          <table:table-cell office:value-type="float" office:value="2445126.5">
            <text:p>2445126,5</text:p>
          </table:table-cell>
          <table:table-cell office:value-type="float" office:value="379809.92">
            <text:p>379809,92</text:p>
          </table:table-cell>
          <table:table-cell office:value-type="float" office:value="4100261.97">
            <text:p>4100261,97</text:p>
          </table:table-cell>
          <table:table-cell/>
          <table:table-cell table:style-name="ce2" office:value-type="date" office:date-value="2023-01-10">
            <text:p>2023-01-10 00:00:00</text:p>
          </table:table-cell>
          <table:table-cell table:number-columns-repeated="1015"/>
        </table:table-row>
        <table:table-row table:style-name="ro1">
          <table:table-cell office:value-type="float" office:value="597959">
            <text:p>597959</text:p>
          </table:table-cell>
          <table:table-cell office:value-type="float" office:value="62823">
            <text:p>62823</text:p>
          </table:table-cell>
          <table:table-cell office:value-type="float" office:value="1738035.49">
            <text:p>1738035,49</text:p>
          </table:table-cell>
          <table:table-cell office:value-type="float" office:value="324420.3">
            <text:p>324420,3</text:p>
          </table:table-cell>
          <table:table-cell office:value-type="float" office:value="2477563.56">
            <text:p>2477563,56</text:p>
          </table:table-cell>
          <table:table-cell office:value-type="float" office:value="387243.3">
            <text:p>387243,3</text:p>
          </table:table-cell>
          <table:table-cell office:value-type="float" office:value="4215599.05">
            <text:p>4215599,05</text:p>
          </table:table-cell>
          <table:table-cell/>
          <table:table-cell table:style-name="ce2" office:value-type="date" office:date-value="2023-01-11">
            <text:p>2023-01-11 00:00:00</text:p>
          </table:table-cell>
          <table:table-cell table:number-columns-repeated="1015"/>
        </table:table-row>
        <table:table-row table:style-name="ro1">
          <table:table-cell office:value-type="float" office:value="597660">
            <text:p>597660</text:p>
          </table:table-cell>
          <table:table-cell office:value-type="float" office:value="67429">
            <text:p>67429</text:p>
          </table:table-cell>
          <table:table-cell office:value-type="float" office:value="1843638.01">
            <text:p>1843638,01</text:p>
          </table:table-cell>
          <table:table-cell office:value-type="float" office:value="356269.38">
            <text:p>356269,38</text:p>
          </table:table-cell>
          <table:table-cell office:value-type="float" office:value="2698120.4">
            <text:p>2698120,4</text:p>
          </table:table-cell>
          <table:table-cell office:value-type="float" office:value="423698.38">
            <text:p>423698,38</text:p>
          </table:table-cell>
          <table:table-cell office:value-type="float" office:value="4541758.41">
            <text:p>4541758,41</text:p>
          </table:table-cell>
          <table:table-cell/>
          <table:table-cell table:style-name="ce2" office:value-type="date" office:date-value="2023-01-12">
            <text:p>2023-01-12 00:00:00</text:p>
          </table:table-cell>
          <table:table-cell table:number-columns-repeated="1015"/>
        </table:table-row>
        <table:table-row table:style-name="ro1">
          <table:table-cell office:value-type="float" office:value="578832">
            <text:p>578832</text:p>
          </table:table-cell>
          <table:table-cell office:value-type="float" office:value="97069">
            <text:p>97069</text:p>
          </table:table-cell>
          <table:table-cell office:value-type="float" office:value="2600988.57">
            <text:p>2600988,57</text:p>
          </table:table-cell>
          <table:table-cell office:value-type="float" office:value="486348.86">
            <text:p>486348,86</text:p>
          </table:table-cell>
          <table:table-cell office:value-type="float" office:value="3675537.38">
            <text:p>3675537,38</text:p>
          </table:table-cell>
          <table:table-cell office:value-type="float" office:value="583417.86">
            <text:p>583417,86</text:p>
          </table:table-cell>
          <table:table-cell office:value-type="float" office:value="6276525.95">
            <text:p>6276525,95</text:p>
          </table:table-cell>
          <table:table-cell/>
          <table:table-cell table:style-name="ce2" office:value-type="date" office:date-value="2023-01-13">
            <text:p>2023-01-13 00:00:00</text:p>
          </table:table-cell>
          <table:table-cell table:number-columns-repeated="1015"/>
        </table:table-row>
        <table:table-row table:style-name="ro1">
          <table:table-cell office:value-type="float" office:value="615553">
            <text:p>615553</text:p>
          </table:table-cell>
          <table:table-cell office:value-type="float" office:value="93877">
            <text:p>93877</text:p>
          </table:table-cell>
          <table:table-cell office:value-type="float" office:value="2514241.78">
            <text:p>2514241,78</text:p>
          </table:table-cell>
          <table:table-cell office:value-type="float" office:value="406884.41">
            <text:p>406884,41</text:p>
          </table:table-cell>
          <table:table-cell office:value-type="float" office:value="3211353.86">
            <text:p>3211353,86</text:p>
          </table:table-cell>
          <table:table-cell office:value-type="float" office:value="500761.41">
            <text:p>500761,41</text:p>
          </table:table-cell>
          <table:table-cell office:value-type="float" office:value="5725595.64">
            <text:p>5725595,64</text:p>
          </table:table-cell>
          <table:table-cell/>
          <table:table-cell table:style-name="ce2" office:value-type="date" office:date-value="2023-01-14">
            <text:p>2023-01-14 00:00:00</text:p>
          </table:table-cell>
          <table:table-cell table:number-columns-repeated="1015"/>
        </table:table-row>
        <table:table-row table:style-name="ro1">
          <table:table-cell office:value-type="float" office:value="598439">
            <text:p>598439</text:p>
          </table:table-cell>
          <table:table-cell office:value-type="float" office:value="69269">
            <text:p>69269</text:p>
          </table:table-cell>
          <table:table-cell office:value-type="float" office:value="1872635.16">
            <text:p>1872635,16</text:p>
          </table:table-cell>
          <table:table-cell office:value-type="float" office:value="330938.54">
            <text:p>330938,54</text:p>
          </table:table-cell>
          <table:table-cell office:value-type="float" office:value="2443705.12">
            <text:p>2443705,12</text:p>
          </table:table-cell>
          <table:table-cell office:value-type="float" office:value="400207.54">
            <text:p>400207,54</text:p>
          </table:table-cell>
          <table:table-cell office:value-type="float" office:value="4316340.28">
            <text:p>4316340,28</text:p>
          </table:table-cell>
          <table:table-cell/>
          <table:table-cell table:style-name="ce2" office:value-type="date" office:date-value="2023-01-15">
            <text:p>2023-01-15 00:00:00</text:p>
          </table:table-cell>
          <table:table-cell table:number-columns-repeated="1015"/>
        </table:table-row>
        <table:table-row table:style-name="ro1">
          <table:table-cell office:value-type="float" office:value="598984">
            <text:p>598984</text:p>
          </table:table-cell>
          <table:table-cell office:value-type="float" office:value="59542">
            <text:p>59542</text:p>
          </table:table-cell>
          <table:table-cell office:value-type="float" office:value="1649269.43">
            <text:p>1649269,43</text:p>
          </table:table-cell>
          <table:table-cell office:value-type="float" office:value="314432.19">
            <text:p>314432,19</text:p>
          </table:table-cell>
          <table:table-cell office:value-type="float" office:value="2247588.11">
            <text:p>2247588,11</text:p>
          </table:table-cell>
          <table:table-cell office:value-type="float" office:value="373974.19">
            <text:p>373974,19</text:p>
          </table:table-cell>
          <table:table-cell office:value-type="float" office:value="3896857.54">
            <text:p>3896857,54</text:p>
          </table:table-cell>
          <table:table-cell/>
          <table:table-cell table:style-name="ce2" office:value-type="date" office:date-value="2023-01-16">
            <text:p>2023-01-16 00:00:00</text:p>
          </table:table-cell>
          <table:table-cell table:number-columns-repeated="1015"/>
        </table:table-row>
        <table:table-row table:style-name="ro1">
          <table:table-cell office:value-type="float" office:value="580944">
            <text:p>580944</text:p>
          </table:table-cell>
          <table:table-cell office:value-type="float" office:value="59006">
            <text:p>59006</text:p>
          </table:table-cell>
          <table:table-cell office:value-type="float" office:value="1637545.3">
            <text:p>1637545,3</text:p>
          </table:table-cell>
          <table:table-cell office:value-type="float" office:value="322581.8">
            <text:p>322581,8</text:p>
          </table:table-cell>
          <table:table-cell office:value-type="float" office:value="2386700.81">
            <text:p>2386700,81</text:p>
          </table:table-cell>
          <table:table-cell office:value-type="float" office:value="381587.8">
            <text:p>381587,8</text:p>
          </table:table-cell>
          <table:table-cell office:value-type="float" office:value="4024246.11">
            <text:p>4024246,11</text:p>
          </table:table-cell>
          <table:table-cell/>
          <table:table-cell table:style-name="ce2" office:value-type="date" office:date-value="2023-01-17">
            <text:p>2023-01-17 00:00:00</text:p>
          </table:table-cell>
          <table:table-cell table:number-columns-repeated="1015"/>
        </table:table-row>
        <table:table-row table:style-name="ro1">
          <table:table-cell office:value-type="float" office:value="600057">
            <text:p>600057</text:p>
          </table:table-cell>
          <table:table-cell office:value-type="float" office:value="65157">
            <text:p>65157</text:p>
          </table:table-cell>
          <table:table-cell office:value-type="float" office:value="1805649.84">
            <text:p>1805649,84</text:p>
          </table:table-cell>
          <table:table-cell office:value-type="float" office:value="362235.38">
            <text:p>362235,38</text:p>
          </table:table-cell>
          <table:table-cell office:value-type="float" office:value="2675227.95">
            <text:p>2675227,95</text:p>
          </table:table-cell>
          <table:table-cell office:value-type="float" office:value="427392.38">
            <text:p>427392,38</text:p>
          </table:table-cell>
          <table:table-cell office:value-type="float" office:value="4480877.79">
            <text:p>4480877,79</text:p>
          </table:table-cell>
          <table:table-cell/>
          <table:table-cell table:style-name="ce2" office:value-type="date" office:date-value="2023-01-18">
            <text:p>2023-01-18 00:00:00</text:p>
          </table:table-cell>
          <table:table-cell table:number-columns-repeated="1015"/>
        </table:table-row>
        <table:table-row table:style-name="ro1">
          <table:table-cell office:value-type="float" office:value="601464">
            <text:p>601464</text:p>
          </table:table-cell>
          <table:table-cell office:value-type="float" office:value="69663">
            <text:p>69663</text:p>
          </table:table-cell>
          <table:table-cell office:value-type="float" office:value="1902147.76">
            <text:p>1902147,76</text:p>
          </table:table-cell>
          <table:table-cell office:value-type="float" office:value="428508.38">
            <text:p>428508,38</text:p>
          </table:table-cell>
          <table:table-cell office:value-type="float" office:value="2850370.77">
            <text:p>2850370,77</text:p>
          </table:table-cell>
          <table:table-cell office:value-type="float" office:value="498171.38">
            <text:p>498171,38</text:p>
          </table:table-cell>
          <table:table-cell office:value-type="float" office:value="4752518.53">
            <text:p>4752518,53</text:p>
          </table:table-cell>
          <table:table-cell/>
          <table:table-cell table:style-name="ce2" office:value-type="date" office:date-value="2023-01-19">
            <text:p>2023-01-19 00:00:00</text:p>
          </table:table-cell>
          <table:table-cell table:number-columns-repeated="1015"/>
        </table:table-row>
        <table:table-row table:style-name="ro1">
          <table:table-cell office:value-type="float" office:value="583377">
            <text:p>583377</text:p>
          </table:table-cell>
          <table:table-cell office:value-type="float" office:value="84662">
            <text:p>84662</text:p>
          </table:table-cell>
          <table:table-cell office:value-type="float" office:value="2288392.33">
            <text:p>2288392,33</text:p>
          </table:table-cell>
          <table:table-cell office:value-type="float" office:value="514024.99">
            <text:p>514024,99</text:p>
          </table:table-cell>
          <table:table-cell office:value-type="float" office:value="3402442.37">
            <text:p>3402442,37</text:p>
          </table:table-cell>
          <table:table-cell office:value-type="float" office:value="598686.99">
            <text:p>598686,99</text:p>
          </table:table-cell>
          <table:table-cell office:value-type="float" office:value="5690834.7">
            <text:p>5690834,7</text:p>
          </table:table-cell>
          <table:table-cell/>
          <table:table-cell table:style-name="ce2" office:value-type="date" office:date-value="2023-01-20">
            <text:p>2023-01-20 00:00:00</text:p>
          </table:table-cell>
          <table:table-cell table:number-columns-repeated="1015"/>
        </table:table-row>
        <table:table-row table:style-name="ro1">
          <table:table-cell office:value-type="float" office:value="638116">
            <text:p>638116</text:p>
          </table:table-cell>
          <table:table-cell office:value-type="float" office:value="94128">
            <text:p>94128</text:p>
          </table:table-cell>
          <table:table-cell office:value-type="float" office:value="2519820.13">
            <text:p>2519820,13</text:p>
          </table:table-cell>
          <table:table-cell office:value-type="float" office:value="448552.55">
            <text:p>448552,55</text:p>
          </table:table-cell>
          <table:table-cell office:value-type="float" office:value="3215598.86">
            <text:p>3215598,86</text:p>
          </table:table-cell>
          <table:table-cell office:value-type="float" office:value="542680.55">
            <text:p>542680,55</text:p>
          </table:table-cell>
          <table:table-cell office:value-type="float" office:value="5735418.99">
            <text:p>5735418,99</text:p>
          </table:table-cell>
          <table:table-cell/>
          <table:table-cell table:style-name="ce2" office:value-type="date" office:date-value="2023-01-21">
            <text:p>2023-01-21 00:00:00</text:p>
          </table:table-cell>
          <table:table-cell table:number-columns-repeated="1015"/>
        </table:table-row>
        <table:table-row table:style-name="ro1">
          <table:table-cell office:value-type="float" office:value="585320">
            <text:p>585320</text:p>
          </table:table-cell>
          <table:table-cell office:value-type="float" office:value="64670">
            <text:p>64670</text:p>
          </table:table-cell>
          <table:table-cell office:value-type="float" office:value="1769730.29">
            <text:p>1769730,29</text:p>
          </table:table-cell>
          <table:table-cell office:value-type="float" office:value="331291.83">
            <text:p>331291,83</text:p>
          </table:table-cell>
          <table:table-cell office:value-type="float" office:value="2442251.04">
            <text:p>2442251,04</text:p>
          </table:table-cell>
          <table:table-cell office:value-type="float" office:value="395961.83">
            <text:p>395961,83</text:p>
          </table:table-cell>
          <table:table-cell office:value-type="float" office:value="4211981.33">
            <text:p>4211981,33</text:p>
          </table:table-cell>
          <table:table-cell/>
          <table:table-cell table:style-name="ce2" office:value-type="date" office:date-value="2023-01-22">
            <text:p>2023-01-22 00:00:00</text:p>
          </table:table-cell>
          <table:table-cell table:number-columns-repeated="1015"/>
        </table:table-row>
        <table:table-row table:style-name="ro1">
          <table:table-cell office:value-type="float" office:value="585840">
            <text:p>585840</text:p>
          </table:table-cell>
          <table:table-cell office:value-type="float" office:value="43472">
            <text:p>43472</text:p>
          </table:table-cell>
          <table:table-cell office:value-type="float" office:value="1203605.48">
            <text:p>1203605,48</text:p>
          </table:table-cell>
          <table:table-cell office:value-type="float" office:value="267269.67">
            <text:p>267269,67</text:p>
          </table:table-cell>
          <table:table-cell office:value-type="float" office:value="1931016.48">
            <text:p>1931016,48</text:p>
          </table:table-cell>
          <table:table-cell office:value-type="float" office:value="310741.67">
            <text:p>310741,67</text:p>
          </table:table-cell>
          <table:table-cell office:value-type="float" office:value="3134621.96">
            <text:p>3134621,96</text:p>
          </table:table-cell>
          <table:table-cell/>
          <table:table-cell table:style-name="ce2" office:value-type="date" office:date-value="2023-01-23">
            <text:p>2023-01-23 00:00:00</text:p>
          </table:table-cell>
          <table:table-cell table:number-columns-repeated="1015"/>
        </table:table-row>
        <table:table-row table:style-name="ro1">
          <table:table-cell office:value-type="float" office:value="603315">
            <text:p>603315</text:p>
          </table:table-cell>
          <table:table-cell office:value-type="float" office:value="63071">
            <text:p>63071</text:p>
          </table:table-cell>
          <table:table-cell office:value-type="float" office:value="1763112.42">
            <text:p>1763112,42</text:p>
          </table:table-cell>
          <table:table-cell office:value-type="float" office:value="356682.43">
            <text:p>356682,43</text:p>
          </table:table-cell>
          <table:table-cell office:value-type="float" office:value="2604205.37">
            <text:p>2604205,37</text:p>
          </table:table-cell>
          <table:table-cell office:value-type="float" office:value="419753.43">
            <text:p>419753,43</text:p>
          </table:table-cell>
          <table:table-cell office:value-type="float" office:value="4367317.79">
            <text:p>4367317,79</text:p>
          </table:table-cell>
          <table:table-cell/>
          <table:table-cell table:style-name="ce2" office:value-type="date" office:date-value="2023-01-24">
            <text:p>2023-01-24 00:00:00</text:p>
          </table:table-cell>
          <table:table-cell table:number-columns-repeated="1015"/>
        </table:table-row>
        <table:table-row table:style-name="ro1">
          <table:table-cell office:value-type="float" office:value="586013">
            <text:p>586013</text:p>
          </table:table-cell>
          <table:table-cell office:value-type="float" office:value="63463">
            <text:p>63463</text:p>
          </table:table-cell>
          <table:table-cell office:value-type="float" office:value="1725555.97">
            <text:p>1725555,97</text:p>
          </table:table-cell>
          <table:table-cell office:value-type="float" office:value="339317.06">
            <text:p>339317,06</text:p>
          </table:table-cell>
          <table:table-cell office:value-type="float" office:value="2511027.02">
            <text:p>2511027,02</text:p>
          </table:table-cell>
          <table:table-cell office:value-type="float" office:value="402780.06">
            <text:p>402780,06</text:p>
          </table:table-cell>
          <table:table-cell office:value-type="float" office:value="4236582.99">
            <text:p>4236582,99</text:p>
          </table:table-cell>
          <table:table-cell/>
          <table:table-cell table:style-name="ce2" office:value-type="date" office:date-value="2023-01-25">
            <text:p>2023-01-25 00:00:00</text:p>
          </table:table-cell>
          <table:table-cell table:number-columns-repeated="1015"/>
        </table:table-row>
        <table:table-row table:style-name="ro1">
          <table:table-cell office:value-type="float" office:value="567786">
            <text:p>567786</text:p>
          </table:table-cell>
          <table:table-cell office:value-type="float" office:value="68399">
            <text:p>68399</text:p>
          </table:table-cell>
          <table:table-cell office:value-type="float" office:value="1879480.86">
            <text:p>1879480,86</text:p>
          </table:table-cell>
          <table:table-cell office:value-type="float" office:value="371619.85">
            <text:p>371619,85</text:p>
          </table:table-cell>
          <table:table-cell office:value-type="float" office:value="2805047.26">
            <text:p>2805047,26</text:p>
          </table:table-cell>
          <table:table-cell office:value-type="float" office:value="440018.85">
            <text:p>440018,85</text:p>
          </table:table-cell>
          <table:table-cell office:value-type="float" office:value="4684528.12">
            <text:p>4684528,12</text:p>
          </table:table-cell>
          <table:table-cell/>
          <table:table-cell table:style-name="ce2" office:value-type="date" office:date-value="2023-01-26">
            <text:p>2023-01-26 00:00:00</text:p>
          </table:table-cell>
          <table:table-cell table:number-columns-repeated="1015"/>
        </table:table-row>
        <table:table-row table:style-name="ro1">
          <table:table-cell office:value-type="float" office:value="660292">
            <text:p>660292</text:p>
          </table:table-cell>
          <table:table-cell office:value-type="float" office:value="94714">
            <text:p>94714</text:p>
          </table:table-cell>
          <table:table-cell office:value-type="float" office:value="2536402.76">
            <text:p>2536402,76</text:p>
          </table:table-cell>
          <table:table-cell office:value-type="float" office:value="489881.77">
            <text:p>489881,77</text:p>
          </table:table-cell>
          <table:table-cell office:value-type="float" office:value="3657393.96">
            <text:p>3657393,96</text:p>
          </table:table-cell>
          <table:table-cell office:value-type="float" office:value="584595.77">
            <text:p>584595,77</text:p>
          </table:table-cell>
          <table:table-cell office:value-type="float" office:value="6193796.72">
            <text:p>6193796,72</text:p>
          </table:table-cell>
          <table:table-cell/>
          <table:table-cell table:style-name="ce2" office:value-type="date" office:date-value="2023-01-27">
            <text:p>2023-01-27 00:00:00</text:p>
          </table:table-cell>
          <table:table-cell table:number-columns-repeated="1015"/>
        </table:table-row>
        <table:table-row table:style-name="ro1">
          <table:table-cell office:value-type="float" office:value="589366">
            <text:p>589366</text:p>
          </table:table-cell>
          <table:table-cell office:value-type="float" office:value="97238">
            <text:p>97238</text:p>
          </table:table-cell>
          <table:table-cell office:value-type="float" office:value="2557794.31">
            <text:p>2557794,31</text:p>
          </table:table-cell>
          <table:table-cell office:value-type="float" office:value="466715.42">
            <text:p>466715,42</text:p>
          </table:table-cell>
          <table:table-cell office:value-type="float" office:value="3301074.64">
            <text:p>3301074,64</text:p>
          </table:table-cell>
          <table:table-cell office:value-type="float" office:value="563953.42">
            <text:p>563953,42</text:p>
          </table:table-cell>
          <table:table-cell office:value-type="float" office:value="5858868.95">
            <text:p>5858868,95</text:p>
          </table:table-cell>
          <table:table-cell/>
          <table:table-cell table:style-name="ce2" office:value-type="date" office:date-value="2023-01-28">
            <text:p>2023-01-28 00:00:00</text:p>
          </table:table-cell>
          <table:table-cell table:number-columns-repeated="1015"/>
        </table:table-row>
        <table:table-row table:style-name="ro1">
          <table:table-cell office:value-type="float" office:value="606027">
            <text:p>606027</text:p>
          </table:table-cell>
          <table:table-cell office:value-type="float" office:value="65497">
            <text:p>65497</text:p>
          </table:table-cell>
          <table:table-cell office:value-type="float" office:value="1778569.9">
            <text:p>1778569,9</text:p>
          </table:table-cell>
          <table:table-cell office:value-type="float" office:value="360381.1">
            <text:p>360381,1</text:p>
          </table:table-cell>
          <table:table-cell office:value-type="float" office:value="2427472.21">
            <text:p>2427472,21</text:p>
          </table:table-cell>
          <table:table-cell office:value-type="float" office:value="425878.1">
            <text:p>425878,1</text:p>
          </table:table-cell>
          <table:table-cell office:value-type="float" office:value="4206042.11">
            <text:p>4206042,11</text:p>
          </table:table-cell>
          <table:table-cell/>
          <table:table-cell table:style-name="ce2" office:value-type="date" office:date-value="2023-01-29">
            <text:p>2023-01-29 00:00:00</text:p>
          </table:table-cell>
          <table:table-cell table:number-columns-repeated="1015"/>
        </table:table-row>
        <table:table-row table:style-name="ro1">
          <table:table-cell office:value-type="float" office:value="589538">
            <text:p>589538</text:p>
          </table:table-cell>
          <table:table-cell office:value-type="float" office:value="55532">
            <text:p>55532</text:p>
          </table:table-cell>
          <table:table-cell office:value-type="float" office:value="1532177.48">
            <text:p>1532177,48</text:p>
          </table:table-cell>
          <table:table-cell office:value-type="float" office:value="358443.93">
            <text:p>358443,93</text:p>
          </table:table-cell>
          <table:table-cell office:value-type="float" office:value="2244346.79">
            <text:p>2244346,79</text:p>
          </table:table-cell>
          <table:table-cell office:value-type="float" office:value="413975.93">
            <text:p>413975,93</text:p>
          </table:table-cell>
          <table:table-cell office:value-type="float" office:value="3776524.27">
            <text:p>3776524,27</text:p>
          </table:table-cell>
          <table:table-cell/>
          <table:table-cell table:style-name="ce2" office:value-type="date" office:date-value="2023-01-30">
            <text:p>2023-01-30 00:00:00</text:p>
          </table:table-cell>
          <table:table-cell table:number-columns-repeated="1015"/>
        </table:table-row>
        <table:table-row table:style-name="ro1">
          <table:table-cell office:value-type="float" office:value="627718">
            <text:p>627718</text:p>
          </table:table-cell>
          <table:table-cell office:value-type="float" office:value="60187">
            <text:p>60187</text:p>
          </table:table-cell>
          <table:table-cell office:value-type="float" office:value="1623590.59">
            <text:p>1623590,59</text:p>
          </table:table-cell>
          <table:table-cell office:value-type="float" office:value="387981.23">
            <text:p>387981,23</text:p>
          </table:table-cell>
          <table:table-cell office:value-type="float" office:value="2496644.92">
            <text:p>2496644,92</text:p>
          </table:table-cell>
          <table:table-cell office:value-type="float" office:value="448168.23">
            <text:p>448168,23</text:p>
          </table:table-cell>
          <table:table-cell office:value-type="float" office:value="4120235.51">
            <text:p>4120235,51</text:p>
          </table:table-cell>
          <table:table-cell/>
          <table:table-cell table:style-name="ce2" office:value-type="date" office:date-value="2023-01-31">
            <text:p>2023-01-31 00:00:00</text:p>
          </table:table-cell>
          <table:table-cell table:number-columns-repeated="1015"/>
        </table:table-row>
        <table:table-row table:style-name="ro1">
          <table:table-cell office:value-type="float" office:value="589715">
            <text:p>589715</text:p>
          </table:table-cell>
          <table:table-cell office:value-type="float" office:value="65947">
            <text:p>65947</text:p>
          </table:table-cell>
          <table:table-cell office:value-type="float" office:value="1798343.29">
            <text:p>1798343,29</text:p>
          </table:table-cell>
          <table:table-cell office:value-type="float" office:value="431780.94">
            <text:p>431780,94</text:p>
          </table:table-cell>
          <table:table-cell office:value-type="float" office:value="2765948.36">
            <text:p>2765948,36</text:p>
          </table:table-cell>
          <table:table-cell office:value-type="float" office:value="497727.94">
            <text:p>497727,94</text:p>
          </table:table-cell>
          <table:table-cell office:value-type="float" office:value="4564291.65">
            <text:p>4564291,65</text:p>
          </table:table-cell>
          <table:table-cell/>
          <table:table-cell table:style-name="ce2" office:value-type="date" office:date-value="2023-02-01">
            <text:p>2023-02-01 00:00:00</text:p>
          </table:table-cell>
          <table:table-cell table:number-columns-repeated="1015"/>
        </table:table-row>
        <table:table-row table:style-name="ro1">
          <table:table-cell office:value-type="float" office:value="646830">
            <text:p>646830</text:p>
          </table:table-cell>
          <table:table-cell office:value-type="float" office:value="74839">
            <text:p>74839</text:p>
          </table:table-cell>
          <table:table-cell office:value-type="float" office:value="2028279.4">
            <text:p>2028279,4</text:p>
          </table:table-cell>
          <table:table-cell office:value-type="float" office:value="485054.43">
            <text:p>485054,43</text:p>
          </table:table-cell>
          <table:table-cell office:value-type="float" office:value="2998658.91">
            <text:p>2998658,91</text:p>
          </table:table-cell>
          <table:table-cell office:value-type="float" office:value="559893.43">
            <text:p>559893,43</text:p>
          </table:table-cell>
          <table:table-cell office:value-type="float" office:value="5026938.31">
            <text:p>5026938,31</text:p>
          </table:table-cell>
          <table:table-cell/>
          <table:table-cell table:style-name="ce2" office:value-type="date" office:date-value="2023-02-02">
            <text:p>2023-02-02 00:00:00</text:p>
          </table:table-cell>
          <table:table-cell table:number-columns-repeated="1015"/>
        </table:table-row>
        <table:table-row table:style-name="ro1">
          <table:table-cell office:value-type="float" office:value="646549">
            <text:p>646549</text:p>
          </table:table-cell>
          <table:table-cell office:value-type="float" office:value="97537">
            <text:p>97537</text:p>
          </table:table-cell>
          <table:table-cell office:value-type="float" office:value="2595809.3">
            <text:p>2595809,3</text:p>
          </table:table-cell>
          <table:table-cell office:value-type="float" office:value="600587.5">
            <text:p>600587,5</text:p>
          </table:table-cell>
          <table:table-cell office:value-type="float" office:value="3797879.29">
            <text:p>3797879,29</text:p>
          </table:table-cell>
          <table:table-cell office:value-type="float" office:value="698124.5">
            <text:p>698124,5</text:p>
          </table:table-cell>
          <table:table-cell office:value-type="float" office:value="6393688.59">
            <text:p>6393688,59</text:p>
          </table:table-cell>
          <table:table-cell/>
          <table:table-cell table:style-name="ce2" office:value-type="date" office:date-value="2023-02-03">
            <text:p>2023-02-03 00:00:00</text:p>
          </table:table-cell>
          <table:table-cell table:number-columns-repeated="1015"/>
        </table:table-row>
        <table:table-row table:style-name="ro1">
          <table:table-cell office:value-type="float" office:value="648075">
            <text:p>648075</text:p>
          </table:table-cell>
          <table:table-cell office:value-type="float" office:value="79652">
            <text:p>79652</text:p>
          </table:table-cell>
          <table:table-cell office:value-type="float" office:value="2113998.09">
            <text:p>2113998,09</text:p>
          </table:table-cell>
          <table:table-cell office:value-type="float" office:value="391664.89">
            <text:p>391664,89</text:p>
          </table:table-cell>
          <table:table-cell office:value-type="float" office:value="2762412.11">
            <text:p>2762412,11</text:p>
          </table:table-cell>
          <table:table-cell office:value-type="float" office:value="471316.89">
            <text:p>471316,89</text:p>
          </table:table-cell>
          <table:table-cell office:value-type="float" office:value="4876410.2">
            <text:p>4876410,2</text:p>
          </table:table-cell>
          <table:table-cell/>
          <table:table-cell table:style-name="ce2" office:value-type="date" office:date-value="2023-02-04">
            <text:p>2023-02-04 00:00:00</text:p>
          </table:table-cell>
          <table:table-cell table:number-columns-repeated="1015"/>
        </table:table-row>
        <table:table-row table:style-name="ro1">
          <table:table-cell office:value-type="float" office:value="648700">
            <text:p>648700</text:p>
          </table:table-cell>
          <table:table-cell office:value-type="float" office:value="70257">
            <text:p>70257</text:p>
          </table:table-cell>
          <table:table-cell office:value-type="float" office:value="1897241.12">
            <text:p>1897241,12</text:p>
          </table:table-cell>
          <table:table-cell office:value-type="float" office:value="372519.08">
            <text:p>372519,08</text:p>
          </table:table-cell>
          <table:table-cell office:value-type="float" office:value="2637016.96">
            <text:p>2637016,96</text:p>
          </table:table-cell>
          <table:table-cell office:value-type="float" office:value="442776.08">
            <text:p>442776,08</text:p>
          </table:table-cell>
          <table:table-cell office:value-type="float" office:value="4534258.08">
            <text:p>4534258,08</text:p>
          </table:table-cell>
          <table:table-cell/>
          <table:table-cell table:style-name="ce2" office:value-type="date" office:date-value="2023-02-05">
            <text:p>2023-02-05 00:00:00</text:p>
          </table:table-cell>
          <table:table-cell table:number-columns-repeated="1015"/>
        </table:table-row>
        <table:table-row table:style-name="ro1">
          <table:table-cell office:value-type="float" office:value="593406">
            <text:p>593406</text:p>
          </table:table-cell>
          <table:table-cell office:value-type="float" office:value="58360">
            <text:p>58360</text:p>
          </table:table-cell>
          <table:table-cell office:value-type="float" office:value="1598007.72">
            <text:p>1598007,72</text:p>
          </table:table-cell>
          <table:table-cell office:value-type="float" office:value="330480.01">
            <text:p>330480,01</text:p>
          </table:table-cell>
          <table:table-cell office:value-type="float" office:value="2334541.34">
            <text:p>2334541,34</text:p>
          </table:table-cell>
          <table:table-cell office:value-type="float" office:value="388840.01">
            <text:p>388840,01</text:p>
          </table:table-cell>
          <table:table-cell office:value-type="float" office:value="3932549.06">
            <text:p>3932549,06</text:p>
          </table:table-cell>
          <table:table-cell/>
          <table:table-cell table:style-name="ce2" office:value-type="date" office:date-value="2023-02-06">
            <text:p>2023-02-06 00:00:00</text:p>
          </table:table-cell>
          <table:table-cell table:number-columns-repeated="1015"/>
        </table:table-row>
        <table:table-row table:style-name="ro1">
          <table:table-cell office:value-type="float" office:value="649895">
            <text:p>649895</text:p>
          </table:table-cell>
          <table:table-cell office:value-type="float" office:value="59986">
            <text:p>59986</text:p>
          </table:table-cell>
          <table:table-cell office:value-type="float" office:value="1594729.43">
            <text:p>1594729,43</text:p>
          </table:table-cell>
          <table:table-cell office:value-type="float" office:value="347640.15">
            <text:p>347640,15</text:p>
          </table:table-cell>
          <table:table-cell office:value-type="float" office:value="2490956.94">
            <text:p>2490956,94</text:p>
          </table:table-cell>
          <table:table-cell office:value-type="float" office:value="407626.15">
            <text:p>407626,15</text:p>
          </table:table-cell>
          <table:table-cell office:value-type="float" office:value="4085686.37">
            <text:p>4085686,37</text:p>
          </table:table-cell>
          <table:table-cell/>
          <table:table-cell table:style-name="ce2" office:value-type="date" office:date-value="2023-02-07">
            <text:p>2023-02-07 00:00:00</text:p>
          </table:table-cell>
          <table:table-cell table:number-columns-repeated="1015"/>
        </table:table-row>
        <table:table-row table:style-name="ro1">
          <table:table-cell office:value-type="float" office:value="631536">
            <text:p>631536</text:p>
          </table:table-cell>
          <table:table-cell office:value-type="float" office:value="65913">
            <text:p>65913</text:p>
          </table:table-cell>
          <table:table-cell office:value-type="float" office:value="1763874.45">
            <text:p>1763874,45</text:p>
          </table:table-cell>
          <table:table-cell office:value-type="float" office:value="376590.22">
            <text:p>376590,22</text:p>
          </table:table-cell>
          <table:table-cell office:value-type="float" office:value="2620666.68">
            <text:p>2620666,68</text:p>
          </table:table-cell>
          <table:table-cell office:value-type="float" office:value="442503.22">
            <text:p>442503,22</text:p>
          </table:table-cell>
          <table:table-cell office:value-type="float" office:value="4384541.13">
            <text:p>4384541,13</text:p>
          </table:table-cell>
          <table:table-cell/>
          <table:table-cell table:style-name="ce2" office:value-type="date" office:date-value="2023-02-08">
            <text:p>2023-02-08 00:00:00</text:p>
          </table:table-cell>
          <table:table-cell table:number-columns-repeated="1015"/>
        </table:table-row>
        <table:table-row table:style-name="ro1">
          <table:table-cell office:value-type="float" office:value="651125">
            <text:p>651125</text:p>
          </table:table-cell>
          <table:table-cell office:value-type="float" office:value="70813">
            <text:p>70813</text:p>
          </table:table-cell>
          <table:table-cell office:value-type="float" office:value="1902905.96">
            <text:p>1902905,96</text:p>
          </table:table-cell>
          <table:table-cell office:value-type="float" office:value="398610.43">
            <text:p>398610,43</text:p>
          </table:table-cell>
          <table:table-cell office:value-type="float" office:value="2792646.31">
            <text:p>2792646,31</text:p>
          </table:table-cell>
          <table:table-cell office:value-type="float" office:value="469423.43">
            <text:p>469423,43</text:p>
          </table:table-cell>
          <table:table-cell office:value-type="float" office:value="4695552.27">
            <text:p>4695552,27</text:p>
          </table:table-cell>
          <table:table-cell/>
          <table:table-cell table:style-name="ce2" office:value-type="date" office:date-value="2023-02-09">
            <text:p>2023-02-09 00:00:00</text:p>
          </table:table-cell>
          <table:table-cell table:number-columns-repeated="1015"/>
        </table:table-row>
        <table:table-row table:style-name="ro1">
          <table:table-cell office:value-type="float" office:value="614641">
            <text:p>614641</text:p>
          </table:table-cell>
          <table:table-cell office:value-type="float" office:value="97290">
            <text:p>97290</text:p>
          </table:table-cell>
          <table:table-cell office:value-type="float" office:value="2520132.78">
            <text:p>2520132,78</text:p>
          </table:table-cell>
          <table:table-cell office:value-type="float" office:value="539636.5">
            <text:p>539636,5</text:p>
          </table:table-cell>
          <table:table-cell office:value-type="float" office:value="3773993.34">
            <text:p>3773993,34</text:p>
          </table:table-cell>
          <table:table-cell office:value-type="float" office:value="636926.5">
            <text:p>636926,5</text:p>
          </table:table-cell>
          <table:table-cell office:value-type="float" office:value="6294126.12">
            <text:p>6294126,12</text:p>
          </table:table-cell>
          <table:table-cell/>
          <table:table-cell table:style-name="ce2" office:value-type="date" office:date-value="2023-02-10">
            <text:p>2023-02-10 00:00:00</text:p>
          </table:table-cell>
          <table:table-cell table:number-columns-repeated="1015"/>
        </table:table-row>
        <table:table-row table:style-name="ro1">
          <table:table-cell office:value-type="float" office:value="578056">
            <text:p>578056</text:p>
          </table:table-cell>
          <table:table-cell office:value-type="float" office:value="99187">
            <text:p>99187</text:p>
          </table:table-cell>
          <table:table-cell office:value-type="float" office:value="2538139.07">
            <text:p>2538139,07</text:p>
          </table:table-cell>
          <table:table-cell office:value-type="float" office:value="460604.45">
            <text:p>460604,45</text:p>
          </table:table-cell>
          <table:table-cell office:value-type="float" office:value="3371098.5">
            <text:p>3371098,5</text:p>
          </table:table-cell>
          <table:table-cell office:value-type="float" office:value="559791.45">
            <text:p>559791,45</text:p>
          </table:table-cell>
          <table:table-cell office:value-type="float" office:value="5909237.57">
            <text:p>5909237,57</text:p>
          </table:table-cell>
          <table:table-cell/>
          <table:table-cell table:style-name="ce2" office:value-type="date" office:date-value="2023-02-11">
            <text:p>2023-02-11 00:00:00</text:p>
          </table:table-cell>
          <table:table-cell table:number-columns-repeated="1015"/>
        </table:table-row>
        <table:table-row table:style-name="ro1">
          <table:table-cell office:value-type="float" office:value="614775">
            <text:p>614775</text:p>
          </table:table-cell>
          <table:table-cell office:value-type="float" office:value="69249">
            <text:p>69249</text:p>
          </table:table-cell>
          <table:table-cell office:value-type="float" office:value="1786017.17">
            <text:p>1786017,17</text:p>
          </table:table-cell>
          <table:table-cell office:value-type="float" office:value="356400.07">
            <text:p>356400,07</text:p>
          </table:table-cell>
          <table:table-cell office:value-type="float" office:value="2553066.37">
            <text:p>2553066,37</text:p>
          </table:table-cell>
          <table:table-cell office:value-type="float" office:value="425649.07">
            <text:p>425649,07</text:p>
          </table:table-cell>
          <table:table-cell office:value-type="float" office:value="4339083.54">
            <text:p>4339083,54</text:p>
          </table:table-cell>
          <table:table-cell/>
          <table:table-cell table:style-name="ce2" office:value-type="date" office:date-value="2023-02-12">
            <text:p>2023-02-12 00:00:00</text:p>
          </table:table-cell>
          <table:table-cell table:number-columns-repeated="1015"/>
        </table:table-row>
        <table:table-row table:style-name="ro1">
          <table:table-cell office:value-type="float" office:value="635352">
            <text:p>635352</text:p>
          </table:table-cell>
          <table:table-cell office:value-type="float" office:value="57752">
            <text:p>57752</text:p>
          </table:table-cell>
          <table:table-cell office:value-type="float" office:value="1541664.77">
            <text:p>1541664,77</text:p>
          </table:table-cell>
          <table:table-cell office:value-type="float" office:value="322218.4">
            <text:p>322218,4</text:p>
          </table:table-cell>
          <table:table-cell office:value-type="float" office:value="2257095.06">
            <text:p>2257095,06</text:p>
          </table:table-cell>
          <table:table-cell office:value-type="float" office:value="379970.4">
            <text:p>379970,4</text:p>
          </table:table-cell>
          <table:table-cell office:value-type="float" office:value="3798759.83">
            <text:p>3798759,83</text:p>
          </table:table-cell>
          <table:table-cell/>
          <table:table-cell table:style-name="ce2" office:value-type="date" office:date-value="2023-02-13">
            <text:p>2023-02-13 00:00:00</text:p>
          </table:table-cell>
          <table:table-cell table:number-columns-repeated="1015"/>
        </table:table-row>
        <table:table-row table:style-name="ro1">
          <table:table-cell office:value-type="float" office:value="596796">
            <text:p>596796</text:p>
          </table:table-cell>
          <table:table-cell office:value-type="float" office:value="64471">
            <text:p>64471</text:p>
          </table:table-cell>
          <table:table-cell office:value-type="float" office:value="1645151.88">
            <text:p>1645151,88</text:p>
          </table:table-cell>
          <table:table-cell office:value-type="float" office:value="375036.62">
            <text:p>375036,62</text:p>
          </table:table-cell>
          <table:table-cell office:value-type="float" office:value="2610342.01">
            <text:p>2610342,01</text:p>
          </table:table-cell>
          <table:table-cell office:value-type="float" office:value="439507.62">
            <text:p>439507,62</text:p>
          </table:table-cell>
          <table:table-cell office:value-type="float" office:value="4255493.89">
            <text:p>4255493,89</text:p>
          </table:table-cell>
          <table:table-cell/>
          <table:table-cell table:style-name="ce2" office:value-type="date" office:date-value="2023-02-14">
            <text:p>2023-02-14 00:00:00</text:p>
          </table:table-cell>
          <table:table-cell table:number-columns-repeated="1015"/>
        </table:table-row>
        <table:table-row table:style-name="ro1">
          <table:table-cell office:value-type="float" office:value="616425">
            <text:p>616425</text:p>
          </table:table-cell>
          <table:table-cell office:value-type="float" office:value="65673">
            <text:p>65673</text:p>
          </table:table-cell>
          <table:table-cell office:value-type="float" office:value="1758349.49">
            <text:p>1758349,49</text:p>
          </table:table-cell>
          <table:table-cell office:value-type="float" office:value="426850.24">
            <text:p>426850,24</text:p>
          </table:table-cell>
          <table:table-cell office:value-type="float" office:value="2557278.07">
            <text:p>2557278,07</text:p>
          </table:table-cell>
          <table:table-cell office:value-type="float" office:value="492523.24">
            <text:p>492523,24</text:p>
          </table:table-cell>
          <table:table-cell office:value-type="float" office:value="4315627.56">
            <text:p>4315627,56</text:p>
          </table:table-cell>
          <table:table-cell/>
          <table:table-cell table:style-name="ce2" office:value-type="date" office:date-value="2023-02-15">
            <text:p>2023-02-15 00:00:00</text:p>
          </table:table-cell>
          <table:table-cell table:number-columns-repeated="1015"/>
        </table:table-row>
        <table:table-row table:style-name="ro1">
          <table:table-cell office:value-type="float" office:value="655240">
            <text:p>655240</text:p>
          </table:table-cell>
          <table:table-cell office:value-type="float" office:value="71457">
            <text:p>71457</text:p>
          </table:table-cell>
          <table:table-cell office:value-type="float" office:value="1940414.84">
            <text:p>1940414,84</text:p>
          </table:table-cell>
          <table:table-cell office:value-type="float" office:value="492687.03">
            <text:p>492687,03</text:p>
          </table:table-cell>
          <table:table-cell office:value-type="float" office:value="2828199.87">
            <text:p>2828199,87</text:p>
          </table:table-cell>
          <table:table-cell office:value-type="float" office:value="564144.03">
            <text:p>564144,03</text:p>
          </table:table-cell>
          <table:table-cell office:value-type="float" office:value="4768614.71">
            <text:p>4768614,71</text:p>
          </table:table-cell>
          <table:table-cell/>
          <table:table-cell table:style-name="ce2" office:value-type="date" office:date-value="2023-02-16">
            <text:p>2023-02-16 00:00:00</text:p>
          </table:table-cell>
          <table:table-cell table:number-columns-repeated="1015"/>
        </table:table-row>
        <table:table-row table:style-name="ro1">
          <table:table-cell office:value-type="float" office:value="711392">
            <text:p>711392</text:p>
          </table:table-cell>
          <table:table-cell office:value-type="float" office:value="97932">
            <text:p>97932</text:p>
          </table:table-cell>
          <table:table-cell office:value-type="float" office:value="2600843.07">
            <text:p>2600843,07</text:p>
          </table:table-cell>
          <table:table-cell office:value-type="float" office:value="562943.49">
            <text:p>562943,49</text:p>
          </table:table-cell>
          <table:table-cell office:value-type="float" office:value="3786033.28">
            <text:p>3786033,28</text:p>
          </table:table-cell>
          <table:table-cell office:value-type="float" office:value="660875.49">
            <text:p>660875,49</text:p>
          </table:table-cell>
          <table:table-cell office:value-type="float" office:value="6386876.35">
            <text:p>6386876,35</text:p>
          </table:table-cell>
          <table:table-cell/>
          <table:table-cell table:style-name="ce2" office:value-type="date" office:date-value="2023-02-17">
            <text:p>2023-02-17 00:00:00</text:p>
          </table:table-cell>
          <table:table-cell table:number-columns-repeated="1015"/>
        </table:table-row>
        <table:table-row table:style-name="ro1">
          <table:table-cell office:value-type="float" office:value="656540">
            <text:p>656540</text:p>
          </table:table-cell>
          <table:table-cell office:value-type="float" office:value="100370">
            <text:p>100370</text:p>
          </table:table-cell>
          <table:table-cell office:value-type="float" office:value="2656987.65">
            <text:p>2656987,65</text:p>
          </table:table-cell>
          <table:table-cell office:value-type="float" office:value="546141.88">
            <text:p>546141,88</text:p>
          </table:table-cell>
          <table:table-cell office:value-type="float" office:value="3428256.02">
            <text:p>3428256,02</text:p>
          </table:table-cell>
          <table:table-cell office:value-type="float" office:value="646511.88">
            <text:p>646511,88</text:p>
          </table:table-cell>
          <table:table-cell office:value-type="float" office:value="6085243.67">
            <text:p>6085243,67</text:p>
          </table:table-cell>
          <table:table-cell/>
          <table:table-cell table:style-name="ce2" office:value-type="date" office:date-value="2023-02-18">
            <text:p>2023-02-18 00:00:00</text:p>
          </table:table-cell>
          <table:table-cell table:number-columns-repeated="1015"/>
        </table:table-row>
        <table:table-row table:style-name="ro1">
          <table:table-cell office:value-type="float" office:value="601533">
            <text:p>601533</text:p>
          </table:table-cell>
          <table:table-cell office:value-type="float" office:value="71608">
            <text:p>71608</text:p>
          </table:table-cell>
          <table:table-cell office:value-type="float" office:value="1935336.4">
            <text:p>1935336,4</text:p>
          </table:table-cell>
          <table:table-cell office:value-type="float" office:value="404444.26">
            <text:p>404444,26</text:p>
          </table:table-cell>
          <table:table-cell office:value-type="float" office:value="2598952.79">
            <text:p>2598952,79</text:p>
          </table:table-cell>
          <table:table-cell office:value-type="float" office:value="476052.26">
            <text:p>476052,26</text:p>
          </table:table-cell>
          <table:table-cell office:value-type="float" office:value="4534289.19">
            <text:p>4534289,19</text:p>
          </table:table-cell>
          <table:table-cell/>
          <table:table-cell table:style-name="ce2" office:value-type="date" office:date-value="2023-02-19">
            <text:p>2023-02-19 00:00:00</text:p>
          </table:table-cell>
          <table:table-cell table:number-columns-repeated="1015"/>
        </table:table-row>
        <table:table-row table:style-name="ro1">
          <table:table-cell office:value-type="float" office:value="601082">
            <text:p>601082</text:p>
          </table:table-cell>
          <table:table-cell office:value-type="float" office:value="68251">
            <text:p>68251</text:p>
          </table:table-cell>
          <table:table-cell office:value-type="float" office:value="1818459.98">
            <text:p>1818459,98</text:p>
          </table:table-cell>
          <table:table-cell office:value-type="float" office:value="371660.04">
            <text:p>371660,04</text:p>
          </table:table-cell>
          <table:table-cell office:value-type="float" office:value="2477961.8">
            <text:p>2477961,8</text:p>
          </table:table-cell>
          <table:table-cell office:value-type="float" office:value="439911.04">
            <text:p>439911,04</text:p>
          </table:table-cell>
          <table:table-cell office:value-type="float" office:value="4296421.78">
            <text:p>4296421,78</text:p>
          </table:table-cell>
          <table:table-cell/>
          <table:table-cell table:style-name="ce2" office:value-type="date" office:date-value="2023-02-20">
            <text:p>2023-02-20 00:00:00</text:p>
          </table:table-cell>
          <table:table-cell table:number-columns-repeated="1015"/>
        </table:table-row>
        <table:table-row table:style-name="ro1">
          <table:table-cell office:value-type="float" office:value="619848">
            <text:p>619848</text:p>
          </table:table-cell>
          <table:table-cell office:value-type="float" office:value="58259">
            <text:p>58259</text:p>
          </table:table-cell>
          <table:table-cell office:value-type="float" office:value="1579963.11">
            <text:p>1579963,11</text:p>
          </table:table-cell>
          <table:table-cell office:value-type="float" office:value="396970.57">
            <text:p>396970,57</text:p>
          </table:table-cell>
          <table:table-cell office:value-type="float" office:value="2426366.58">
            <text:p>2426366,58</text:p>
          </table:table-cell>
          <table:table-cell office:value-type="float" office:value="455229.57">
            <text:p>455229,57</text:p>
          </table:table-cell>
          <table:table-cell office:value-type="float" office:value="4006329.69">
            <text:p>4006329,69</text:p>
          </table:table-cell>
          <table:table-cell/>
          <table:table-cell table:style-name="ce2" office:value-type="date" office:date-value="2023-02-21">
            <text:p>2023-02-21 00:00:00</text:p>
          </table:table-cell>
          <table:table-cell table:number-columns-repeated="1015"/>
        </table:table-row>
        <table:table-row table:style-name="ro1">
          <table:table-cell office:value-type="float" office:value="639646">
            <text:p>639646</text:p>
          </table:table-cell>
          <table:table-cell office:value-type="float" office:value="69466">
            <text:p>69466</text:p>
          </table:table-cell>
          <table:table-cell office:value-type="float" office:value="1869343.86">
            <text:p>1869343,86</text:p>
          </table:table-cell>
          <table:table-cell office:value-type="float" office:value="452383.3">
            <text:p>452383,3</text:p>
          </table:table-cell>
          <table:table-cell office:value-type="float" office:value="2824636.48">
            <text:p>2824636,48</text:p>
          </table:table-cell>
          <table:table-cell office:value-type="float" office:value="521849.3">
            <text:p>521849,3</text:p>
          </table:table-cell>
          <table:table-cell office:value-type="float" office:value="4693980.34">
            <text:p>4693980,34</text:p>
          </table:table-cell>
          <table:table-cell/>
          <table:table-cell table:style-name="ce2" office:value-type="date" office:date-value="2023-02-22">
            <text:p>2023-02-22 00:00:00</text:p>
          </table:table-cell>
          <table:table-cell table:number-columns-repeated="1015"/>
        </table:table-row>
        <table:table-row table:style-name="ro1">
          <table:table-cell office:value-type="float" office:value="621956">
            <text:p>621956</text:p>
          </table:table-cell>
          <table:table-cell office:value-type="float" office:value="62620">
            <text:p>62620</text:p>
          </table:table-cell>
          <table:table-cell office:value-type="float" office:value="1705143.65">
            <text:p>1705143,65</text:p>
          </table:table-cell>
          <table:table-cell office:value-type="float" office:value="463978.88">
            <text:p>463978,88</text:p>
          </table:table-cell>
          <table:table-cell office:value-type="float" office:value="2739731.07">
            <text:p>2739731,07</text:p>
          </table:table-cell>
          <table:table-cell office:value-type="float" office:value="526598.88">
            <text:p>526598,88</text:p>
          </table:table-cell>
          <table:table-cell office:value-type="float" office:value="4444874.72">
            <text:p>4444874,72</text:p>
          </table:table-cell>
          <table:table-cell/>
          <table:table-cell table:style-name="ce2" office:value-type="date" office:date-value="2023-02-23">
            <text:p>2023-02-23 00:00:00</text:p>
          </table:table-cell>
          <table:table-cell table:number-columns-repeated="1015"/>
        </table:table-row>
        <table:table-row table:style-name="ro1">
          <table:table-cell office:value-type="float" office:value="621516">
            <text:p>621516</text:p>
          </table:table-cell>
          <table:table-cell office:value-type="float" office:value="93159">
            <text:p>93159</text:p>
          </table:table-cell>
          <table:table-cell office:value-type="float" office:value="2498882.91">
            <text:p>2498882,91</text:p>
          </table:table-cell>
          <table:table-cell office:value-type="float" office:value="562074.34">
            <text:p>562074,34</text:p>
          </table:table-cell>
          <table:table-cell office:value-type="float" office:value="3761558.81">
            <text:p>3761558,81</text:p>
          </table:table-cell>
          <table:table-cell office:value-type="float" office:value="655233.34">
            <text:p>655233,34</text:p>
          </table:table-cell>
          <table:table-cell office:value-type="float" office:value="6260441.72">
            <text:p>6260441,72</text:p>
          </table:table-cell>
          <table:table-cell/>
          <table:table-cell table:style-name="ce2" office:value-type="date" office:date-value="2023-02-24">
            <text:p>2023-02-24 00:00:00</text:p>
          </table:table-cell>
          <table:table-cell table:number-columns-repeated="1015"/>
        </table:table-row>
        <table:table-row table:style-name="ro1">
          <table:table-cell office:value-type="float" office:value="622065">
            <text:p>622065</text:p>
          </table:table-cell>
          <table:table-cell office:value-type="float" office:value="86602">
            <text:p>86602</text:p>
          </table:table-cell>
          <table:table-cell office:value-type="float" office:value="2265639.8">
            <text:p>2265639,8</text:p>
          </table:table-cell>
          <table:table-cell office:value-type="float" office:value="470873.48">
            <text:p>470873,48</text:p>
          </table:table-cell>
          <table:table-cell office:value-type="float" office:value="3145089.29">
            <text:p>3145089,29</text:p>
          </table:table-cell>
          <table:table-cell office:value-type="float" office:value="557475.48">
            <text:p>557475,48</text:p>
          </table:table-cell>
          <table:table-cell office:value-type="float" office:value="5410729.09">
            <text:p>5410729,09</text:p>
          </table:table-cell>
          <table:table-cell/>
          <table:table-cell table:style-name="ce2" office:value-type="date" office:date-value="2023-02-25">
            <text:p>2023-02-25 00:00:00</text:p>
          </table:table-cell>
          <table:table-cell table:number-columns-repeated="1015"/>
        </table:table-row>
        <table:table-row table:style-name="ro1">
          <table:table-cell office:value-type="float" office:value="623617">
            <text:p>623617</text:p>
          </table:table-cell>
          <table:table-cell office:value-type="float" office:value="67928">
            <text:p>67928</text:p>
          </table:table-cell>
          <table:table-cell office:value-type="float" office:value="1826591.22">
            <text:p>1826591,22</text:p>
          </table:table-cell>
          <table:table-cell office:value-type="float" office:value="405802.27">
            <text:p>405802,27</text:p>
          </table:table-cell>
          <table:table-cell office:value-type="float" office:value="2606976.45">
            <text:p>2606976,45</text:p>
          </table:table-cell>
          <table:table-cell office:value-type="float" office:value="473730.27">
            <text:p>473730,27</text:p>
          </table:table-cell>
          <table:table-cell office:value-type="float" office:value="4433567.67">
            <text:p>4433567,67</text:p>
          </table:table-cell>
          <table:table-cell/>
          <table:table-cell table:style-name="ce2" office:value-type="date" office:date-value="2023-02-26">
            <text:p>2023-02-26 00:00:00</text:p>
          </table:table-cell>
          <table:table-cell table:number-columns-repeated="1015"/>
        </table:table-row>
        <table:table-row table:style-name="ro1">
          <table:table-cell office:value-type="float" office:value="605840">
            <text:p>605840</text:p>
          </table:table-cell>
          <table:table-cell office:value-type="float" office:value="69287">
            <text:p>69287</text:p>
          </table:table-cell>
          <table:table-cell office:value-type="float" office:value="1899941.9">
            <text:p>1899941,9</text:p>
          </table:table-cell>
          <table:table-cell office:value-type="float" office:value="420086.37">
            <text:p>420086,37</text:p>
          </table:table-cell>
          <table:table-cell office:value-type="float" office:value="2826170.1">
            <text:p>2826170,1</text:p>
          </table:table-cell>
          <table:table-cell office:value-type="float" office:value="489373.37">
            <text:p>489373,37</text:p>
          </table:table-cell>
          <table:table-cell office:value-type="float" office:value="4726112">
            <text:p>4726112</text:p>
          </table:table-cell>
          <table:table-cell/>
          <table:table-cell table:style-name="ce2" office:value-type="date" office:date-value="2023-02-27">
            <text:p>2023-02-27 00:00:00</text:p>
          </table:table-cell>
          <table:table-cell table:number-columns-repeated="1015"/>
        </table:table-row>
        <table:table-row table:style-name="ro1">
          <table:table-cell office:value-type="float" office:value="584981">
            <text:p>584981</text:p>
          </table:table-cell>
          <table:table-cell office:value-type="float" office:value="43858">
            <text:p>43858</text:p>
          </table:table-cell>
          <table:table-cell office:value-type="float" office:value="1167665.17">
            <text:p>1167665,17</text:p>
          </table:table-cell>
          <table:table-cell office:value-type="float" office:value="340602.74">
            <text:p>340602,74</text:p>
          </table:table-cell>
          <table:table-cell office:value-type="float" office:value="2084295.7">
            <text:p>2084295,7</text:p>
          </table:table-cell>
          <table:table-cell office:value-type="float" office:value="384460.74">
            <text:p>384460,74</text:p>
          </table:table-cell>
          <table:table-cell office:value-type="float" office:value="3251960.87">
            <text:p>3251960,87</text:p>
          </table:table-cell>
          <table:table-cell/>
          <table:table-cell table:style-name="ce2" office:value-type="date" office:date-value="2023-02-28">
            <text:p>2023-02-28 00:00:00</text:p>
          </table:table-cell>
          <table:table-cell table:number-columns-repeated="1015"/>
        </table:table-row>
        <table:table-row table:style-name="ro1">
          <table:table-cell office:value-type="float" office:value="547723">
            <text:p>547723</text:p>
          </table:table-cell>
          <table:table-cell office:value-type="float" office:value="71966">
            <text:p>71966</text:p>
          </table:table-cell>
          <table:table-cell office:value-type="float" office:value="1926478.95">
            <text:p>1926478,95</text:p>
          </table:table-cell>
          <table:table-cell office:value-type="float" office:value="461548.24">
            <text:p>461548,24</text:p>
          </table:table-cell>
          <table:table-cell office:value-type="float" office:value="2918783.89">
            <text:p>2918783,89</text:p>
          </table:table-cell>
          <table:table-cell office:value-type="float" office:value="533514.24">
            <text:p>533514,24</text:p>
          </table:table-cell>
          <table:table-cell office:value-type="float" office:value="4845262.84">
            <text:p>4845262,84</text:p>
          </table:table-cell>
          <table:table-cell/>
          <table:table-cell table:style-name="ce2" office:value-type="date" office:date-value="2023-03-01">
            <text:p>2023-03-01 00:00:00</text:p>
          </table:table-cell>
          <table:table-cell table:number-columns-repeated="1015"/>
        </table:table-row>
        <table:table-row table:style-name="ro1">
          <table:table-cell office:value-type="float" office:value="606320">
            <text:p>606320</text:p>
          </table:table-cell>
          <table:table-cell office:value-type="float" office:value="73336">
            <text:p>73336</text:p>
          </table:table-cell>
          <table:table-cell office:value-type="float" office:value="1980989.06">
            <text:p>1980989,06</text:p>
          </table:table-cell>
          <table:table-cell office:value-type="float" office:value="455814.33">
            <text:p>455814,33</text:p>
          </table:table-cell>
          <table:table-cell office:value-type="float" office:value="2973805.46">
            <text:p>2973805,46</text:p>
          </table:table-cell>
          <table:table-cell office:value-type="float" office:value="529150.33">
            <text:p>529150,33</text:p>
          </table:table-cell>
          <table:table-cell office:value-type="float" office:value="4954794.52">
            <text:p>4954794,52</text:p>
          </table:table-cell>
          <table:table-cell/>
          <table:table-cell table:style-name="ce2" office:value-type="date" office:date-value="2023-03-02">
            <text:p>2023-03-02 00:00:00</text:p>
          </table:table-cell>
          <table:table-cell table:number-columns-repeated="1015"/>
        </table:table-row>
        <table:table-row table:style-name="ro1">
          <table:table-cell office:value-type="float" office:value="645660">
            <text:p>645660</text:p>
          </table:table-cell>
          <table:table-cell office:value-type="float" office:value="106560">
            <text:p>106560</text:p>
          </table:table-cell>
          <table:table-cell office:value-type="float" office:value="2822697.37">
            <text:p>2822697,37</text:p>
          </table:table-cell>
          <table:table-cell office:value-type="float" office:value="653119.26">
            <text:p>653119,26</text:p>
          </table:table-cell>
          <table:table-cell office:value-type="float" office:value="4254644.71">
            <text:p>4254644,71</text:p>
          </table:table-cell>
          <table:table-cell office:value-type="float" office:value="759679.26">
            <text:p>759679,26</text:p>
          </table:table-cell>
          <table:table-cell office:value-type="float" office:value="7077342.08">
            <text:p>7077342,08</text:p>
          </table:table-cell>
          <table:table-cell/>
          <table:table-cell table:style-name="ce2" office:value-type="date" office:date-value="2023-03-03">
            <text:p>2023-03-03 00:00:00</text:p>
          </table:table-cell>
          <table:table-cell table:number-columns-repeated="1015"/>
        </table:table-row>
        <table:table-row table:style-name="ro1">
          <table:table-cell office:value-type="float" office:value="550132">
            <text:p>550132</text:p>
          </table:table-cell>
          <table:table-cell office:value-type="float" office:value="68385">
            <text:p>68385</text:p>
          </table:table-cell>
          <table:table-cell office:value-type="float" office:value="1807240.3">
            <text:p>1807240,3</text:p>
          </table:table-cell>
          <table:table-cell office:value-type="float" office:value="402361.01">
            <text:p>402361,01</text:p>
          </table:table-cell>
          <table:table-cell office:value-type="float" office:value="2582763.6">
            <text:p>2582763,6</text:p>
          </table:table-cell>
          <table:table-cell office:value-type="float" office:value="470746.01">
            <text:p>470746,01</text:p>
          </table:table-cell>
          <table:table-cell office:value-type="float" office:value="4390003.9">
            <text:p>4390003,9</text:p>
          </table:table-cell>
          <table:table-cell/>
          <table:table-cell table:style-name="ce2" office:value-type="date" office:date-value="2023-03-04">
            <text:p>2023-03-04 00:00:00</text:p>
          </table:table-cell>
          <table:table-cell table:number-columns-repeated="1015"/>
        </table:table-row>
        <table:table-row table:style-name="ro1">
          <table:table-cell office:value-type="float" office:value="570003">
            <text:p>570003</text:p>
          </table:table-cell>
          <table:table-cell office:value-type="float" office:value="71397">
            <text:p>71397</text:p>
          </table:table-cell>
          <table:table-cell office:value-type="float" office:value="1949031.24">
            <text:p>1949031,24</text:p>
          </table:table-cell>
          <table:table-cell office:value-type="float" office:value="422908.68">
            <text:p>422908,68</text:p>
          </table:table-cell>
          <table:table-cell office:value-type="float" office:value="2756053.72">
            <text:p>2756053,72</text:p>
          </table:table-cell>
          <table:table-cell office:value-type="float" office:value="494305.68">
            <text:p>494305,68</text:p>
          </table:table-cell>
          <table:table-cell office:value-type="float" office:value="4705084.96">
            <text:p>4705084,96</text:p>
          </table:table-cell>
          <table:table-cell/>
          <table:table-cell table:style-name="ce2" office:value-type="date" office:date-value="2023-03-05">
            <text:p>2023-03-05 00:00:00</text:p>
          </table:table-cell>
          <table:table-cell table:number-columns-repeated="1015"/>
        </table:table-row>
        <table:table-row table:style-name="ro1">
          <table:table-cell office:value-type="float" office:value="608354">
            <text:p>608354</text:p>
          </table:table-cell>
          <table:table-cell office:value-type="float" office:value="60806">
            <text:p>60806</text:p>
          </table:table-cell>
          <table:table-cell office:value-type="float" office:value="1618951.39">
            <text:p>1618951,39</text:p>
          </table:table-cell>
          <table:table-cell office:value-type="float" office:value="373542.44">
            <text:p>373542,44</text:p>
          </table:table-cell>
          <table:table-cell office:value-type="float" office:value="2445477.8">
            <text:p>2445477,8</text:p>
          </table:table-cell>
          <table:table-cell office:value-type="float" office:value="434348.44">
            <text:p>434348,44</text:p>
          </table:table-cell>
          <table:table-cell office:value-type="float" office:value="4064429.19">
            <text:p>4064429,19</text:p>
          </table:table-cell>
          <table:table-cell/>
          <table:table-cell table:style-name="ce2" office:value-type="date" office:date-value="2023-03-06">
            <text:p>2023-03-06 00:00:00</text:p>
          </table:table-cell>
          <table:table-cell table:number-columns-repeated="1015"/>
        </table:table-row>
        <table:table-row table:style-name="ro1">
          <table:table-cell office:value-type="float" office:value="550431">
            <text:p>550431</text:p>
          </table:table-cell>
          <table:table-cell office:value-type="float" office:value="61640">
            <text:p>61640</text:p>
          </table:table-cell>
          <table:table-cell office:value-type="float" office:value="1661047.37">
            <text:p>1661047,37</text:p>
          </table:table-cell>
          <table:table-cell office:value-type="float" office:value="408230.64">
            <text:p>408230,64</text:p>
          </table:table-cell>
          <table:table-cell office:value-type="float" office:value="2544610.64">
            <text:p>2544610,64</text:p>
          </table:table-cell>
          <table:table-cell office:value-type="float" office:value="469870.64">
            <text:p>469870,64</text:p>
          </table:table-cell>
          <table:table-cell office:value-type="float" office:value="4205658.01">
            <text:p>4205658,01</text:p>
          </table:table-cell>
          <table:table-cell/>
          <table:table-cell table:style-name="ce2" office:value-type="date" office:date-value="2023-03-07">
            <text:p>2023-03-07 00:00:00</text:p>
          </table:table-cell>
          <table:table-cell table:number-columns-repeated="1015"/>
        </table:table-row>
        <table:table-row table:style-name="ro1">
          <table:table-cell office:value-type="float" office:value="570348">
            <text:p>570348</text:p>
          </table:table-cell>
          <table:table-cell office:value-type="float" office:value="67561">
            <text:p>67561</text:p>
          </table:table-cell>
          <table:table-cell office:value-type="float" office:value="1789100.76">
            <text:p>1789100,76</text:p>
          </table:table-cell>
          <table:table-cell office:value-type="float" office:value="423747.12">
            <text:p>423747,12</text:p>
          </table:table-cell>
          <table:table-cell office:value-type="float" office:value="2660099.96">
            <text:p>2660099,96</text:p>
          </table:table-cell>
          <table:table-cell office:value-type="float" office:value="491308.12">
            <text:p>491308,12</text:p>
          </table:table-cell>
          <table:table-cell office:value-type="float" office:value="4449200.72">
            <text:p>4449200,72</text:p>
          </table:table-cell>
          <table:table-cell/>
          <table:table-cell table:style-name="ce2" office:value-type="date" office:date-value="2023-03-08">
            <text:p>2023-03-08 00:00:00</text:p>
          </table:table-cell>
          <table:table-cell table:number-columns-repeated="1015"/>
        </table:table-row>
        <table:table-row table:style-name="ro1">
          <table:table-cell office:value-type="float" office:value="570800">
            <text:p>570800</text:p>
          </table:table-cell>
          <table:table-cell office:value-type="float" office:value="71050">
            <text:p>71050</text:p>
          </table:table-cell>
          <table:table-cell office:value-type="float" office:value="1897385.96">
            <text:p>1897385,96</text:p>
          </table:table-cell>
          <table:table-cell office:value-type="float" office:value="414922.48">
            <text:p>414922,48</text:p>
          </table:table-cell>
          <table:table-cell office:value-type="float" office:value="2907410.34">
            <text:p>2907410,34</text:p>
          </table:table-cell>
          <table:table-cell office:value-type="float" office:value="485972.48">
            <text:p>485972,48</text:p>
          </table:table-cell>
          <table:table-cell office:value-type="float" office:value="4804796.3">
            <text:p>4804796,3</text:p>
          </table:table-cell>
          <table:table-cell/>
          <table:table-cell table:style-name="ce2" office:value-type="date" office:date-value="2023-03-09">
            <text:p>2023-03-09 00:00:00</text:p>
          </table:table-cell>
          <table:table-cell table:number-columns-repeated="1015"/>
        </table:table-row>
        <table:table-row table:style-name="ro1">
          <table:table-cell office:value-type="float" office:value="590780">
            <text:p>590780</text:p>
          </table:table-cell>
          <table:table-cell office:value-type="float" office:value="96555">
            <text:p>96555</text:p>
          </table:table-cell>
          <table:table-cell office:value-type="float" office:value="2556205.95">
            <text:p>2556205,95</text:p>
          </table:table-cell>
          <table:table-cell office:value-type="float" office:value="532405.83">
            <text:p>532405,83</text:p>
          </table:table-cell>
          <table:table-cell office:value-type="float" office:value="3745671.73">
            <text:p>3745671,73</text:p>
          </table:table-cell>
          <table:table-cell office:value-type="float" office:value="628960.83">
            <text:p>628960,83</text:p>
          </table:table-cell>
          <table:table-cell office:value-type="float" office:value="6301877.68">
            <text:p>6301877,68</text:p>
          </table:table-cell>
          <table:table-cell/>
          <table:table-cell table:style-name="ce2" office:value-type="date" office:date-value="2023-03-10">
            <text:p>2023-03-10 00:00:00</text:p>
          </table:table-cell>
          <table:table-cell table:number-columns-repeated="1015"/>
        </table:table-row>
        <table:table-row table:style-name="ro1">
          <table:table-cell office:value-type="float" office:value="609765">
            <text:p>609765</text:p>
          </table:table-cell>
          <table:table-cell office:value-type="float" office:value="91244">
            <text:p>91244</text:p>
          </table:table-cell>
          <table:table-cell office:value-type="float" office:value="2394414.91">
            <text:p>2394414,91</text:p>
          </table:table-cell>
          <table:table-cell office:value-type="float" office:value="444222.47">
            <text:p>444222,47</text:p>
          </table:table-cell>
          <table:table-cell office:value-type="float" office:value="3234828.64">
            <text:p>3234828,64</text:p>
          </table:table-cell>
          <table:table-cell office:value-type="float" office:value="535466.47">
            <text:p>535466,47</text:p>
          </table:table-cell>
          <table:table-cell office:value-type="float" office:value="5629243.55">
            <text:p>5629243,55</text:p>
          </table:table-cell>
          <table:table-cell/>
          <table:table-cell table:style-name="ce2" office:value-type="date" office:date-value="2023-03-11">
            <text:p>2023-03-11 00:00:00</text:p>
          </table:table-cell>
          <table:table-cell table:number-columns-repeated="1015"/>
        </table:table-row>
        <table:table-row table:style-name="ro1">
          <table:table-cell office:value-type="float" office:value="571155">
            <text:p>571155</text:p>
          </table:table-cell>
          <table:table-cell office:value-type="float" office:value="67773">
            <text:p>67773</text:p>
          </table:table-cell>
          <table:table-cell office:value-type="float" office:value="1839058.28">
            <text:p>1839058,28</text:p>
          </table:table-cell>
          <table:table-cell office:value-type="float" office:value="360427.66">
            <text:p>360427,66</text:p>
          </table:table-cell>
          <table:table-cell office:value-type="float" office:value="2619879.53">
            <text:p>2619879,53</text:p>
          </table:table-cell>
          <table:table-cell office:value-type="float" office:value="428200.66">
            <text:p>428200,66</text:p>
          </table:table-cell>
          <table:table-cell office:value-type="float" office:value="4458937.81">
            <text:p>4458937,81</text:p>
          </table:table-cell>
          <table:table-cell/>
          <table:table-cell table:style-name="ce2" office:value-type="date" office:date-value="2023-03-12">
            <text:p>2023-03-12 00:00:00</text:p>
          </table:table-cell>
          <table:table-cell table:number-columns-repeated="1015"/>
        </table:table-row>
        <table:table-row table:style-name="ro1">
          <table:table-cell office:value-type="float" office:value="591182">
            <text:p>591182</text:p>
          </table:table-cell>
          <table:table-cell office:value-type="float" office:value="67459">
            <text:p>67459</text:p>
          </table:table-cell>
          <table:table-cell office:value-type="float" office:value="1816572.57">
            <text:p>1816572,57</text:p>
          </table:table-cell>
          <table:table-cell office:value-type="float" office:value="394751.47">
            <text:p>394751,47</text:p>
          </table:table-cell>
          <table:table-cell office:value-type="float" office:value="2827413.04">
            <text:p>2827413,04</text:p>
          </table:table-cell>
          <table:table-cell office:value-type="float" office:value="462210.47">
            <text:p>462210,47</text:p>
          </table:table-cell>
          <table:table-cell office:value-type="float" office:value="4643985.61">
            <text:p>4643985,61</text:p>
          </table:table-cell>
          <table:table-cell/>
          <table:table-cell table:style-name="ce2" office:value-type="date" office:date-value="2023-03-13">
            <text:p>2023-03-13 00:00:00</text:p>
          </table:table-cell>
          <table:table-cell table:number-columns-repeated="1015"/>
        </table:table-row>
        <table:table-row table:style-name="ro1">
          <table:table-cell office:value-type="float" office:value="574166">
            <text:p>574166</text:p>
          </table:table-cell>
          <table:table-cell office:value-type="float" office:value="35874">
            <text:p>35874</text:p>
          </table:table-cell>
          <table:table-cell office:value-type="float" office:value="963341.36">
            <text:p>963341,36</text:p>
          </table:table-cell>
          <table:table-cell office:value-type="float" office:value="263500.02">
            <text:p>263500,02</text:p>
          </table:table-cell>
          <table:table-cell office:value-type="float" office:value="1790529.05">
            <text:p>1790529,05</text:p>
          </table:table-cell>
          <table:table-cell office:value-type="float" office:value="299374.02">
            <text:p>299374,02</text:p>
          </table:table-cell>
          <table:table-cell office:value-type="float" office:value="2753870.41">
            <text:p>2753870,41</text:p>
          </table:table-cell>
          <table:table-cell/>
          <table:table-cell table:style-name="ce2" office:value-type="date" office:date-value="2023-03-14">
            <text:p>2023-03-14 00:00:00</text:p>
          </table:table-cell>
          <table:table-cell table:number-columns-repeated="1015"/>
        </table:table-row>
        <table:table-row table:style-name="ro1">
          <table:table-cell office:value-type="float" office:value="611740">
            <text:p>611740</text:p>
          </table:table-cell>
          <table:table-cell office:value-type="float" office:value="70358">
            <text:p>70358</text:p>
          </table:table-cell>
          <table:table-cell office:value-type="float" office:value="1885708.59">
            <text:p>1885708,59</text:p>
          </table:table-cell>
          <table:table-cell office:value-type="float" office:value="403612.71">
            <text:p>403612,71</text:p>
          </table:table-cell>
          <table:table-cell office:value-type="float" office:value="2852220.75">
            <text:p>2852220,75</text:p>
          </table:table-cell>
          <table:table-cell office:value-type="float" office:value="473970.71">
            <text:p>473970,71</text:p>
          </table:table-cell>
          <table:table-cell office:value-type="float" office:value="4737929.34">
            <text:p>4737929,34</text:p>
          </table:table-cell>
          <table:table-cell/>
          <table:table-cell table:style-name="ce2" office:value-type="date" office:date-value="2023-03-15">
            <text:p>2023-03-15 00:00:00</text:p>
          </table:table-cell>
          <table:table-cell table:number-columns-repeated="1015"/>
        </table:table-row>
        <table:table-row table:style-name="ro1">
          <table:table-cell office:value-type="float" office:value="574054">
            <text:p>574054</text:p>
          </table:table-cell>
          <table:table-cell office:value-type="float" office:value="73980">
            <text:p>73980</text:p>
          </table:table-cell>
          <table:table-cell office:value-type="float" office:value="1985767.87">
            <text:p>1985767,87</text:p>
          </table:table-cell>
          <table:table-cell office:value-type="float" office:value="443932.2">
            <text:p>443932,2</text:p>
          </table:table-cell>
          <table:table-cell office:value-type="float" office:value="3072443.27">
            <text:p>3072443,27</text:p>
          </table:table-cell>
          <table:table-cell office:value-type="float" office:value="517912.2">
            <text:p>517912,2</text:p>
          </table:table-cell>
          <table:table-cell office:value-type="float" office:value="5058211.14">
            <text:p>5058211,14</text:p>
          </table:table-cell>
          <table:table-cell/>
          <table:table-cell table:style-name="ce2" office:value-type="date" office:date-value="2023-03-16">
            <text:p>2023-03-16 00:00:00</text:p>
          </table:table-cell>
          <table:table-cell table:number-columns-repeated="1015"/>
        </table:table-row>
        <table:table-row table:style-name="ro1">
          <table:table-cell office:value-type="float" office:value="631323">
            <text:p>631323</text:p>
          </table:table-cell>
          <table:table-cell office:value-type="float" office:value="97737">
            <text:p>97737</text:p>
          </table:table-cell>
          <table:table-cell office:value-type="float" office:value="2535786.55">
            <text:p>2535786,55</text:p>
          </table:table-cell>
          <table:table-cell office:value-type="float" office:value="566143.06">
            <text:p>566143,06</text:p>
          </table:table-cell>
          <table:table-cell office:value-type="float" office:value="3875709.55">
            <text:p>3875709,55</text:p>
          </table:table-cell>
          <table:table-cell office:value-type="float" office:value="663880.06">
            <text:p>663880,06</text:p>
          </table:table-cell>
          <table:table-cell office:value-type="float" office:value="6411496.1">
            <text:p>6411496,1</text:p>
          </table:table-cell>
          <table:table-cell/>
          <table:table-cell table:style-name="ce2" office:value-type="date" office:date-value="2023-03-17">
            <text:p>2023-03-17 00:00:00</text:p>
          </table:table-cell>
          <table:table-cell table:number-columns-repeated="1015"/>
        </table:table-row>
        <table:table-row table:style-name="ro1">
          <table:table-cell office:value-type="float" office:value="631868">
            <text:p>631868</text:p>
          </table:table-cell>
          <table:table-cell office:value-type="float" office:value="92500">
            <text:p>92500</text:p>
          </table:table-cell>
          <table:table-cell office:value-type="float" office:value="2428927.4">
            <text:p>2428927,4</text:p>
          </table:table-cell>
          <table:table-cell office:value-type="float" office:value="452098.77">
            <text:p>452098,77</text:p>
          </table:table-cell>
          <table:table-cell office:value-type="float" office:value="3277729.2">
            <text:p>3277729,2</text:p>
          </table:table-cell>
          <table:table-cell office:value-type="float" office:value="544598.77">
            <text:p>544598,77</text:p>
          </table:table-cell>
          <table:table-cell office:value-type="float" office:value="5706656.6">
            <text:p>5706656,6</text:p>
          </table:table-cell>
          <table:table-cell/>
          <table:table-cell table:style-name="ce2" office:value-type="date" office:date-value="2023-03-18">
            <text:p>2023-03-18 00:00:00</text:p>
          </table:table-cell>
          <table:table-cell table:number-columns-repeated="1015"/>
        </table:table-row>
        <table:table-row table:style-name="ro1">
          <table:table-cell office:value-type="float" office:value="556879">
            <text:p>556879</text:p>
          </table:table-cell>
          <table:table-cell office:value-type="float" office:value="67565">
            <text:p>67565</text:p>
          </table:table-cell>
          <table:table-cell office:value-type="float" office:value="1829885.7">
            <text:p>1829885,7</text:p>
          </table:table-cell>
          <table:table-cell office:value-type="float" office:value="356268.96">
            <text:p>356268,96</text:p>
          </table:table-cell>
          <table:table-cell office:value-type="float" office:value="2598137.81">
            <text:p>2598137,81</text:p>
          </table:table-cell>
          <table:table-cell office:value-type="float" office:value="423833.96">
            <text:p>423833,96</text:p>
          </table:table-cell>
          <table:table-cell office:value-type="float" office:value="4428023.51">
            <text:p>4428023,51</text:p>
          </table:table-cell>
          <table:table-cell/>
          <table:table-cell table:style-name="ce2" office:value-type="date" office:date-value="2023-03-19">
            <text:p>2023-03-19 00:00:00</text:p>
          </table:table-cell>
          <table:table-cell table:number-columns-repeated="1015"/>
        </table:table-row>
        <table:table-row table:style-name="ro1">
          <table:table-cell office:value-type="float" office:value="574875">
            <text:p>574875</text:p>
          </table:table-cell>
          <table:table-cell office:value-type="float" office:value="60175">
            <text:p>60175</text:p>
          </table:table-cell>
          <table:table-cell office:value-type="float" office:value="1626280.23">
            <text:p>1626280,23</text:p>
          </table:table-cell>
          <table:table-cell office:value-type="float" office:value="334825.15">
            <text:p>334825,15</text:p>
          </table:table-cell>
          <table:table-cell office:value-type="float" office:value="2408798.62">
            <text:p>2408798,62</text:p>
          </table:table-cell>
          <table:table-cell office:value-type="float" office:value="395000.15">
            <text:p>395000,15</text:p>
          </table:table-cell>
          <table:table-cell office:value-type="float" office:value="4035078.85">
            <text:p>4035078,85</text:p>
          </table:table-cell>
          <table:table-cell/>
          <table:table-cell table:style-name="ce2" office:value-type="date" office:date-value="2023-03-20">
            <text:p>2023-03-20 00:00:00</text:p>
          </table:table-cell>
          <table:table-cell table:number-columns-repeated="1015"/>
        </table:table-row>
        <table:table-row table:style-name="ro1">
          <table:table-cell office:value-type="float" office:value="575325">
            <text:p>575325</text:p>
          </table:table-cell>
          <table:table-cell office:value-type="float" office:value="59153">
            <text:p>59153</text:p>
          </table:table-cell>
          <table:table-cell office:value-type="float" office:value="1582229.26">
            <text:p>1582229,26</text:p>
          </table:table-cell>
          <table:table-cell office:value-type="float" office:value="361442.84">
            <text:p>361442,84</text:p>
          </table:table-cell>
          <table:table-cell office:value-type="float" office:value="2532801.49">
            <text:p>2532801,49</text:p>
          </table:table-cell>
          <table:table-cell office:value-type="float" office:value="420595.84">
            <text:p>420595,84</text:p>
          </table:table-cell>
          <table:table-cell office:value-type="float" office:value="4115030.75">
            <text:p>4115030,75</text:p>
          </table:table-cell>
          <table:table-cell/>
          <table:table-cell table:style-name="ce2" office:value-type="date" office:date-value="2023-03-21">
            <text:p>2023-03-21 00:00:00</text:p>
          </table:table-cell>
          <table:table-cell table:number-columns-repeated="1015"/>
        </table:table-row>
        <table:table-row table:style-name="ro1">
          <table:table-cell office:value-type="float" office:value="596559">
            <text:p>596559</text:p>
          </table:table-cell>
          <table:table-cell office:value-type="float" office:value="64340">
            <text:p>64340</text:p>
          </table:table-cell>
          <table:table-cell office:value-type="float" office:value="1696680.35">
            <text:p>1696680,35</text:p>
          </table:table-cell>
          <table:table-cell office:value-type="float" office:value="366060.02">
            <text:p>366060,02</text:p>
          </table:table-cell>
          <table:table-cell office:value-type="float" office:value="2607177.44">
            <text:p>2607177,44</text:p>
          </table:table-cell>
          <table:table-cell office:value-type="float" office:value="430400.02">
            <text:p>430400,02</text:p>
          </table:table-cell>
          <table:table-cell office:value-type="float" office:value="4303857.79">
            <text:p>4303857,79</text:p>
          </table:table-cell>
          <table:table-cell/>
          <table:table-cell table:style-name="ce2" office:value-type="date" office:date-value="2023-03-22">
            <text:p>2023-03-22 00:00:00</text:p>
          </table:table-cell>
          <table:table-cell table:number-columns-repeated="1015"/>
        </table:table-row>
        <table:table-row table:style-name="ro1">
          <table:table-cell office:value-type="float" office:value="578368">
            <text:p>578368</text:p>
          </table:table-cell>
          <table:table-cell office:value-type="float" office:value="70557">
            <text:p>70557</text:p>
          </table:table-cell>
          <table:table-cell office:value-type="float" office:value="1873220.8">
            <text:p>1873220,8</text:p>
          </table:table-cell>
          <table:table-cell office:value-type="float" office:value="403066.7">
            <text:p>403066,7</text:p>
          </table:table-cell>
          <table:table-cell office:value-type="float" office:value="2866676.95">
            <text:p>2866676,95</text:p>
          </table:table-cell>
          <table:table-cell office:value-type="float" office:value="473623.7">
            <text:p>473623,7</text:p>
          </table:table-cell>
          <table:table-cell office:value-type="float" office:value="4739897.75">
            <text:p>4739897,75</text:p>
          </table:table-cell>
          <table:table-cell/>
          <table:table-cell table:style-name="ce2" office:value-type="date" office:date-value="2023-03-23">
            <text:p>2023-03-23 00:00:00</text:p>
          </table:table-cell>
          <table:table-cell table:number-columns-repeated="1015"/>
        </table:table-row>
        <table:table-row table:style-name="ro1">
          <table:table-cell office:value-type="float" office:value="519555">
            <text:p>519555</text:p>
          </table:table-cell>
          <table:table-cell office:value-type="float" office:value="93919">
            <text:p>93919</text:p>
          </table:table-cell>
          <table:table-cell office:value-type="float" office:value="2452204.12">
            <text:p>2452204,12</text:p>
          </table:table-cell>
          <table:table-cell office:value-type="float" office:value="527111.96">
            <text:p>527111,96</text:p>
          </table:table-cell>
          <table:table-cell office:value-type="float" office:value="3722006.26">
            <text:p>3722006,26</text:p>
          </table:table-cell>
          <table:table-cell office:value-type="float" office:value="621030.96">
            <text:p>621030,96</text:p>
          </table:table-cell>
          <table:table-cell office:value-type="float" office:value="6174210.38">
            <text:p>6174210,38</text:p>
          </table:table-cell>
          <table:table-cell/>
          <table:table-cell table:style-name="ce2" office:value-type="date" office:date-value="2023-03-24">
            <text:p>2023-03-24 00:00:00</text:p>
          </table:table-cell>
          <table:table-cell table:number-columns-repeated="1015"/>
        </table:table-row>
        <table:table-row table:style-name="ro1">
          <table:table-cell office:value-type="float" office:value="579233">
            <text:p>579233</text:p>
          </table:table-cell>
          <table:table-cell office:value-type="float" office:value="87820">
            <text:p>87820</text:p>
          </table:table-cell>
          <table:table-cell office:value-type="float" office:value="2298159.69">
            <text:p>2298159,69</text:p>
          </table:table-cell>
          <table:table-cell office:value-type="float" office:value="450063.28">
            <text:p>450063,28</text:p>
          </table:table-cell>
          <table:table-cell office:value-type="float" office:value="3198328.67">
            <text:p>3198328,67</text:p>
          </table:table-cell>
          <table:table-cell office:value-type="float" office:value="537883.28">
            <text:p>537883,28</text:p>
          </table:table-cell>
          <table:table-cell office:value-type="float" office:value="5496488.36">
            <text:p>5496488,36</text:p>
          </table:table-cell>
          <table:table-cell/>
          <table:table-cell table:style-name="ce2" office:value-type="date" office:date-value="2023-03-25">
            <text:p>2023-03-25 00:00:00</text:p>
          </table:table-cell>
          <table:table-cell table:number-columns-repeated="1015"/>
        </table:table-row>
        <table:table-row table:style-name="ro1">
          <table:table-cell office:value-type="float" office:value="558830">
            <text:p>558830</text:p>
          </table:table-cell>
          <table:table-cell office:value-type="float" office:value="65474">
            <text:p>65474</text:p>
          </table:table-cell>
          <table:table-cell office:value-type="float" office:value="1764319.03">
            <text:p>1764319,03</text:p>
          </table:table-cell>
          <table:table-cell office:value-type="float" office:value="368859.47">
            <text:p>368859,47</text:p>
          </table:table-cell>
          <table:table-cell office:value-type="float" office:value="2611983">
            <text:p>2611983</text:p>
          </table:table-cell>
          <table:table-cell office:value-type="float" office:value="434333.47">
            <text:p>434333,47</text:p>
          </table:table-cell>
          <table:table-cell office:value-type="float" office:value="4376302.03">
            <text:p>4376302,03</text:p>
          </table:table-cell>
          <table:table-cell/>
          <table:table-cell table:style-name="ce2" office:value-type="date" office:date-value="2023-03-26">
            <text:p>2023-03-26 00:00:00</text:p>
          </table:table-cell>
          <table:table-cell table:number-columns-repeated="1015"/>
        </table:table-row>
        <table:table-row table:style-name="ro1">
          <table:table-cell office:value-type="float" office:value="577980">
            <text:p>577980</text:p>
          </table:table-cell>
          <table:table-cell office:value-type="float" office:value="57651">
            <text:p>57651</text:p>
          </table:table-cell>
          <table:table-cell office:value-type="float" office:value="1550529.78">
            <text:p>1550529,78</text:p>
          </table:table-cell>
          <table:table-cell office:value-type="float" office:value="729189.98">
            <text:p>729189,98</text:p>
          </table:table-cell>
          <table:table-cell office:value-type="float" office:value="2361086.29">
            <text:p>2361086,29</text:p>
          </table:table-cell>
          <table:table-cell office:value-type="float" office:value="786840.98">
            <text:p>786840,98</text:p>
          </table:table-cell>
          <table:table-cell office:value-type="float" office:value="3911616.07">
            <text:p>3911616,07</text:p>
          </table:table-cell>
          <table:table-cell/>
          <table:table-cell table:style-name="ce2" office:value-type="date" office:date-value="2023-03-27">
            <text:p>2023-03-27 00:00:00</text:p>
          </table:table-cell>
          <table:table-cell table:number-columns-repeated="1015"/>
        </table:table-row>
        <table:table-row table:style-name="ro1">
          <table:table-cell office:value-type="float" office:value="578430">
            <text:p>578430</text:p>
          </table:table-cell>
          <table:table-cell office:value-type="float" office:value="59126">
            <text:p>59126</text:p>
          </table:table-cell>
          <table:table-cell office:value-type="float" office:value="1547268.28">
            <text:p>1547268,28</text:p>
          </table:table-cell>
          <table:table-cell office:value-type="float" office:value="672480.45">
            <text:p>672480,45</text:p>
          </table:table-cell>
          <table:table-cell office:value-type="float" office:value="2529690.99">
            <text:p>2529690,99</text:p>
          </table:table-cell>
          <table:table-cell office:value-type="float" office:value="731606.45">
            <text:p>731606,45</text:p>
          </table:table-cell>
          <table:table-cell office:value-type="float" office:value="4076959.27">
            <text:p>4076959,27</text:p>
          </table:table-cell>
          <table:table-cell/>
          <table:table-cell table:style-name="ce2" office:value-type="date" office:date-value="2023-03-28">
            <text:p>2023-03-28 00:00:00</text:p>
          </table:table-cell>
          <table:table-cell table:number-columns-repeated="1015"/>
        </table:table-row>
        <table:table-row table:style-name="ro1">
          <table:table-cell office:value-type="float" office:value="598713">
            <text:p>598713</text:p>
          </table:table-cell>
          <table:table-cell office:value-type="float" office:value="65271">
            <text:p>65271</text:p>
          </table:table-cell>
          <table:table-cell office:value-type="float" office:value="1734507.36">
            <text:p>1734507,36</text:p>
          </table:table-cell>
          <table:table-cell office:value-type="float" office:value="378722.37">
            <text:p>378722,37</text:p>
          </table:table-cell>
          <table:table-cell office:value-type="float" office:value="2668138.4">
            <text:p>2668138,4</text:p>
          </table:table-cell>
          <table:table-cell office:value-type="float" office:value="443993.37">
            <text:p>443993,37</text:p>
          </table:table-cell>
          <table:table-cell office:value-type="float" office:value="4402645.76">
            <text:p>4402645,76</text:p>
          </table:table-cell>
          <table:table-cell/>
          <table:table-cell table:style-name="ce2" office:value-type="date" office:date-value="2023-03-29">
            <text:p>2023-03-29 00:00:00</text:p>
          </table:table-cell>
          <table:table-cell table:number-columns-repeated="1015"/>
        </table:table-row>
        <table:table-row table:style-name="ro1">
          <table:table-cell office:value-type="float" office:value="581495">
            <text:p>581495</text:p>
          </table:table-cell>
          <table:table-cell office:value-type="float" office:value="70012">
            <text:p>70012</text:p>
          </table:table-cell>
          <table:table-cell office:value-type="float" office:value="1850594.03">
            <text:p>1850594,03</text:p>
          </table:table-cell>
          <table:table-cell office:value-type="float" office:value="413980.26">
            <text:p>413980,26</text:p>
          </table:table-cell>
          <table:table-cell office:value-type="float" office:value="2893781.78">
            <text:p>2893781,78</text:p>
          </table:table-cell>
          <table:table-cell office:value-type="float" office:value="483992.26">
            <text:p>483992,26</text:p>
          </table:table-cell>
          <table:table-cell office:value-type="float" office:value="4744375.81">
            <text:p>4744375,81</text:p>
          </table:table-cell>
          <table:table-cell/>
          <table:table-cell table:style-name="ce2" office:value-type="date" office:date-value="2023-03-30">
            <text:p>2023-03-30 00:00:00</text:p>
          </table:table-cell>
          <table:table-cell table:number-columns-repeated="1015"/>
        </table:table-row>
        <table:table-row table:style-name="ro1">
          <table:table-cell office:value-type="float" office:value="580874">
            <text:p>580874</text:p>
          </table:table-cell>
          <table:table-cell office:value-type="float" office:value="97801">
            <text:p>97801</text:p>
          </table:table-cell>
          <table:table-cell office:value-type="float" office:value="2556138">
            <text:p>2556138</text:p>
          </table:table-cell>
          <table:table-cell office:value-type="float" office:value="557980.19">
            <text:p>557980,19</text:p>
          </table:table-cell>
          <table:table-cell office:value-type="float" office:value="3867038.39">
            <text:p>3867038,39</text:p>
          </table:table-cell>
          <table:table-cell office:value-type="float" office:value="655781.19">
            <text:p>655781,19</text:p>
          </table:table-cell>
          <table:table-cell office:value-type="float" office:value="6423176.39">
            <text:p>6423176,39</text:p>
          </table:table-cell>
          <table:table-cell/>
          <table:table-cell table:style-name="ce2" office:value-type="date" office:date-value="2023-03-31">
            <text:p>2023-03-31 00:00:00</text:p>
          </table:table-cell>
          <table:table-cell table:number-columns-repeated="1015"/>
        </table:table-row>
        <table:table-row table:style-name="ro1">
          <table:table-cell office:value-type="float" office:value="602289">
            <text:p>602289</text:p>
          </table:table-cell>
          <table:table-cell office:value-type="float" office:value="91014">
            <text:p>91014</text:p>
          </table:table-cell>
          <table:table-cell office:value-type="float" office:value="2385687.21">
            <text:p>2385687,21</text:p>
          </table:table-cell>
          <table:table-cell office:value-type="float" office:value="505690.26">
            <text:p>505690,26</text:p>
          </table:table-cell>
          <table:table-cell office:value-type="float" office:value="3439017.3">
            <text:p>3439017,3</text:p>
          </table:table-cell>
          <table:table-cell office:value-type="float" office:value="596704.26">
            <text:p>596704,26</text:p>
          </table:table-cell>
          <table:table-cell office:value-type="float" office:value="5824704.51">
            <text:p>5824704,51</text:p>
          </table:table-cell>
          <table:table-cell/>
          <table:table-cell table:style-name="ce2" office:value-type="date" office:date-value="2023-04-01">
            <text:p>2023-04-01 00:00:00</text:p>
          </table:table-cell>
          <table:table-cell table:number-columns-repeated="1015"/>
        </table:table-row>
        <table:table-row table:style-name="ro1">
          <table:table-cell office:value-type="float" office:value="602782">
            <text:p>602782</text:p>
          </table:table-cell>
          <table:table-cell office:value-type="float" office:value="67072">
            <text:p>67072</text:p>
          </table:table-cell>
          <table:table-cell office:value-type="float" office:value="1792386.15">
            <text:p>1792386,15</text:p>
          </table:table-cell>
          <table:table-cell office:value-type="float" office:value="366067.52">
            <text:p>366067,52</text:p>
          </table:table-cell>
          <table:table-cell office:value-type="float" office:value="2601997.16">
            <text:p>2601997,16</text:p>
          </table:table-cell>
          <table:table-cell office:value-type="float" office:value="433139.52">
            <text:p>433139,52</text:p>
          </table:table-cell>
          <table:table-cell office:value-type="float" office:value="4394383.31">
            <text:p>4394383,31</text:p>
          </table:table-cell>
          <table:table-cell/>
          <table:table-cell table:style-name="ce2" office:value-type="date" office:date-value="2023-04-02">
            <text:p>2023-04-02 00:00:00</text:p>
          </table:table-cell>
          <table:table-cell table:number-columns-repeated="1015"/>
        </table:table-row>
        <table:table-row table:style-name="ro1">
          <table:table-cell office:value-type="float" office:value="603275">
            <text:p>603275</text:p>
          </table:table-cell>
          <table:table-cell office:value-type="float" office:value="59846">
            <text:p>59846</text:p>
          </table:table-cell>
          <table:table-cell office:value-type="float" office:value="1600046.65">
            <text:p>1600046,65</text:p>
          </table:table-cell>
          <table:table-cell office:value-type="float" office:value="364330.39">
            <text:p>364330,39</text:p>
          </table:table-cell>
          <table:table-cell office:value-type="float" office:value="2541590.97">
            <text:p>2541590,97</text:p>
          </table:table-cell>
          <table:table-cell office:value-type="float" office:value="424176.39">
            <text:p>424176,39</text:p>
          </table:table-cell>
          <table:table-cell office:value-type="float" office:value="4141637.62">
            <text:p>4141637,62</text:p>
          </table:table-cell>
          <table:table-cell/>
          <table:table-cell table:style-name="ce2" office:value-type="date" office:date-value="2023-04-03">
            <text:p>2023-04-03 00:00:00</text:p>
          </table:table-cell>
          <table:table-cell table:number-columns-repeated="1015"/>
        </table:table-row>
        <table:table-row table:style-name="ro1">
          <table:table-cell office:value-type="float" office:value="602672">
            <text:p>602672</text:p>
          </table:table-cell>
          <table:table-cell office:value-type="float" office:value="59381">
            <text:p>59381</text:p>
          </table:table-cell>
          <table:table-cell office:value-type="float" office:value="1561369.05">
            <text:p>1561369,05</text:p>
          </table:table-cell>
          <table:table-cell office:value-type="float" office:value="372750.95">
            <text:p>372750,95</text:p>
          </table:table-cell>
          <table:table-cell office:value-type="float" office:value="2576641.92">
            <text:p>2576641,92</text:p>
          </table:table-cell>
          <table:table-cell office:value-type="float" office:value="432131.95">
            <text:p>432131,95</text:p>
          </table:table-cell>
          <table:table-cell office:value-type="float" office:value="4138010.97">
            <text:p>4138010,97</text:p>
          </table:table-cell>
          <table:table-cell/>
          <table:table-cell table:style-name="ce2" office:value-type="date" office:date-value="2023-04-04">
            <text:p>2023-04-04 00:00:00</text:p>
          </table:table-cell>
          <table:table-cell table:number-columns-repeated="1015"/>
        </table:table-row>
        <table:table-row table:style-name="ro1">
          <table:table-cell office:value-type="float" office:value="604256">
            <text:p>604256</text:p>
          </table:table-cell>
          <table:table-cell office:value-type="float" office:value="64741">
            <text:p>64741</text:p>
          </table:table-cell>
          <table:table-cell office:value-type="float" office:value="1707003.53">
            <text:p>1707003,53</text:p>
          </table:table-cell>
          <table:table-cell office:value-type="float" office:value="384357.96">
            <text:p>384357,96</text:p>
          </table:table-cell>
          <table:table-cell office:value-type="float" office:value="2606729.02">
            <text:p>2606729,02</text:p>
          </table:table-cell>
          <table:table-cell office:value-type="float" office:value="449098.96">
            <text:p>449098,96</text:p>
          </table:table-cell>
          <table:table-cell office:value-type="float" office:value="4313732.55">
            <text:p>4313732,55</text:p>
          </table:table-cell>
          <table:table-cell/>
          <table:table-cell table:style-name="ce2" office:value-type="date" office:date-value="2023-04-05">
            <text:p>2023-04-05 00:00:00</text:p>
          </table:table-cell>
          <table:table-cell table:number-columns-repeated="1015"/>
        </table:table-row>
        <table:table-row table:style-name="ro1">
          <table:table-cell office:value-type="float" office:value="604749">
            <text:p>604749</text:p>
          </table:table-cell>
          <table:table-cell office:value-type="float" office:value="74630">
            <text:p>74630</text:p>
          </table:table-cell>
          <table:table-cell office:value-type="float" office:value="1951131.58">
            <text:p>1951131,58</text:p>
          </table:table-cell>
          <table:table-cell office:value-type="float" office:value="430473.73">
            <text:p>430473,73</text:p>
          </table:table-cell>
          <table:table-cell office:value-type="float" office:value="2981272.56">
            <text:p>2981272,56</text:p>
          </table:table-cell>
          <table:table-cell office:value-type="float" office:value="505103.73">
            <text:p>505103,73</text:p>
          </table:table-cell>
          <table:table-cell office:value-type="float" office:value="4932404.14">
            <text:p>4932404,14</text:p>
          </table:table-cell>
          <table:table-cell/>
          <table:table-cell table:style-name="ce2" office:value-type="date" office:date-value="2023-04-06">
            <text:p>2023-04-06 00:00:00</text:p>
          </table:table-cell>
          <table:table-cell table:number-columns-repeated="1015"/>
        </table:table-row>
        <table:table-row table:style-name="ro1">
          <table:table-cell office:value-type="float" office:value="604133">
            <text:p>604133</text:p>
          </table:table-cell>
          <table:table-cell office:value-type="float" office:value="101809">
            <text:p>101809</text:p>
          </table:table-cell>
          <table:table-cell office:value-type="float" office:value="2614177.29">
            <text:p>2614177,29</text:p>
          </table:table-cell>
          <table:table-cell office:value-type="float" office:value="566933.9">
            <text:p>566933,9</text:p>
          </table:table-cell>
          <table:table-cell office:value-type="float" office:value="3833925.27">
            <text:p>3833925,27</text:p>
          </table:table-cell>
          <table:table-cell office:value-type="float" office:value="668742.9">
            <text:p>668742,9</text:p>
          </table:table-cell>
          <table:table-cell office:value-type="float" office:value="6448102.56">
            <text:p>6448102,56</text:p>
          </table:table-cell>
          <table:table-cell/>
          <table:table-cell table:style-name="ce2" office:value-type="date" office:date-value="2023-04-07">
            <text:p>2023-04-07 00:00:00</text:p>
          </table:table-cell>
          <table:table-cell table:number-columns-repeated="1015"/>
        </table:table-row>
        <table:table-row table:style-name="ro1">
          <table:table-cell office:value-type="float" office:value="624624">
            <text:p>624624</text:p>
          </table:table-cell>
          <table:table-cell office:value-type="float" office:value="98744">
            <text:p>98744</text:p>
          </table:table-cell>
          <table:table-cell office:value-type="float" office:value="2526748.48">
            <text:p>2526748,48</text:p>
          </table:table-cell>
          <table:table-cell office:value-type="float" office:value="502033.99">
            <text:p>502033,99</text:p>
          </table:table-cell>
          <table:table-cell office:value-type="float" office:value="3525517.35">
            <text:p>3525517,35</text:p>
          </table:table-cell>
          <table:table-cell office:value-type="float" office:value="600777.99">
            <text:p>600777,99</text:p>
          </table:table-cell>
          <table:table-cell office:value-type="float" office:value="6052265.83">
            <text:p>6052265,83</text:p>
          </table:table-cell>
          <table:table-cell/>
          <table:table-cell table:style-name="ce2" office:value-type="date" office:date-value="2023-04-08">
            <text:p>2023-04-08 00:00:00</text:p>
          </table:table-cell>
          <table:table-cell table:number-columns-repeated="1015"/>
        </table:table-row>
        <table:table-row table:style-name="ro1">
          <table:table-cell office:value-type="float" office:value="606236">
            <text:p>606236</text:p>
          </table:table-cell>
          <table:table-cell office:value-type="float" office:value="39766">
            <text:p>39766</text:p>
          </table:table-cell>
          <table:table-cell office:value-type="float" office:value="1045553.74">
            <text:p>1045553,74</text:p>
          </table:table-cell>
          <table:table-cell office:value-type="float" office:value="263219.04">
            <text:p>263219,04</text:p>
          </table:table-cell>
          <table:table-cell office:value-type="float" office:value="1806359.41">
            <text:p>1806359,41</text:p>
          </table:table-cell>
          <table:table-cell office:value-type="float" office:value="302985.04">
            <text:p>302985,04</text:p>
          </table:table-cell>
          <table:table-cell office:value-type="float" office:value="2851913.15">
            <text:p>2851913,15</text:p>
          </table:table-cell>
          <table:table-cell/>
          <table:table-cell table:style-name="ce2" office:value-type="date" office:date-value="2023-04-09">
            <text:p>2023-04-09 00:00:00</text:p>
          </table:table-cell>
          <table:table-cell table:number-columns-repeated="1015"/>
        </table:table-row>
        <table:table-row table:style-name="ro1">
          <table:table-cell office:value-type="float" office:value="606729">
            <text:p>606729</text:p>
          </table:table-cell>
          <table:table-cell office:value-type="float" office:value="62680">
            <text:p>62680</text:p>
          </table:table-cell>
          <table:table-cell office:value-type="float" office:value="1682870.51">
            <text:p>1682870,51</text:p>
          </table:table-cell>
          <table:table-cell office:value-type="float" office:value="366042.21">
            <text:p>366042,21</text:p>
          </table:table-cell>
          <table:table-cell office:value-type="float" office:value="2579907.77">
            <text:p>2579907,77</text:p>
          </table:table-cell>
          <table:table-cell office:value-type="float" office:value="428722.21">
            <text:p>428722,21</text:p>
          </table:table-cell>
          <table:table-cell office:value-type="float" office:value="4262778.28">
            <text:p>4262778,28</text:p>
          </table:table-cell>
          <table:table-cell/>
          <table:table-cell table:style-name="ce2" office:value-type="date" office:date-value="2023-04-10">
            <text:p>2023-04-10 00:00:00</text:p>
          </table:table-cell>
          <table:table-cell table:number-columns-repeated="1015"/>
        </table:table-row>
        <table:table-row table:style-name="ro1">
          <table:table-cell office:value-type="float" office:value="607222">
            <text:p>607222</text:p>
          </table:table-cell>
          <table:table-cell office:value-type="float" office:value="59483">
            <text:p>59483</text:p>
          </table:table-cell>
          <table:table-cell office:value-type="float" office:value="1584665.72">
            <text:p>1584665,72</text:p>
          </table:table-cell>
          <table:table-cell office:value-type="float" office:value="366165.66">
            <text:p>366165,66</text:p>
          </table:table-cell>
          <table:table-cell office:value-type="float" office:value="2594446.95">
            <text:p>2594446,95</text:p>
          </table:table-cell>
          <table:table-cell office:value-type="float" office:value="425668.66">
            <text:p>425668,66</text:p>
          </table:table-cell>
          <table:table-cell office:value-type="float" office:value="4179112.67">
            <text:p>4179112,67</text:p>
          </table:table-cell>
          <table:table-cell/>
          <table:table-cell table:style-name="ce2" office:value-type="date" office:date-value="2023-04-11">
            <text:p>2023-04-11 00:00:00</text:p>
          </table:table-cell>
          <table:table-cell table:number-columns-repeated="1015"/>
        </table:table-row>
        <table:table-row table:style-name="ro1">
          <table:table-cell office:value-type="float" office:value="567559">
            <text:p>567559</text:p>
          </table:table-cell>
          <table:table-cell office:value-type="float" office:value="66304">
            <text:p>66304</text:p>
          </table:table-cell>
          <table:table-cell office:value-type="float" office:value="1757658.27">
            <text:p>1757658,27</text:p>
          </table:table-cell>
          <table:table-cell office:value-type="float" office:value="383501.4">
            <text:p>383501,4</text:p>
          </table:table-cell>
          <table:table-cell office:value-type="float" office:value="2728626.67">
            <text:p>2728626,67</text:p>
          </table:table-cell>
          <table:table-cell office:value-type="float" office:value="449805.4">
            <text:p>449805,4</text:p>
          </table:table-cell>
          <table:table-cell office:value-type="float" office:value="4486284.94">
            <text:p>4486284,94</text:p>
          </table:table-cell>
          <table:table-cell/>
          <table:table-cell table:style-name="ce2" office:value-type="date" office:date-value="2023-04-12">
            <text:p>2023-04-12 00:00:00</text:p>
          </table:table-cell>
          <table:table-cell table:number-columns-repeated="1015"/>
        </table:table-row>
        <table:table-row table:style-name="ro1">
          <table:table-cell office:value-type="float" office:value="567984">
            <text:p>567984</text:p>
          </table:table-cell>
          <table:table-cell office:value-type="float" office:value="70637">
            <text:p>70637</text:p>
          </table:table-cell>
          <table:table-cell office:value-type="float" office:value="1835217.71">
            <text:p>1835217,71</text:p>
          </table:table-cell>
          <table:table-cell office:value-type="float" office:value="517355.75">
            <text:p>517355,75</text:p>
          </table:table-cell>
          <table:table-cell office:value-type="float" office:value="3020691.21">
            <text:p>3020691,21</text:p>
          </table:table-cell>
          <table:table-cell office:value-type="float" office:value="587992.75">
            <text:p>587992,75</text:p>
          </table:table-cell>
          <table:table-cell office:value-type="float" office:value="4855908.92">
            <text:p>4855908,92</text:p>
          </table:table-cell>
          <table:table-cell/>
          <table:table-cell table:style-name="ce2" office:value-type="date" office:date-value="2023-04-13">
            <text:p>2023-04-13 00:00:00</text:p>
          </table:table-cell>
          <table:table-cell table:number-columns-repeated="1015"/>
        </table:table-row>
        <table:table-row table:style-name="ro1">
          <table:table-cell office:value-type="float" office:value="588519">
            <text:p>588519</text:p>
          </table:table-cell>
          <table:table-cell office:value-type="float" office:value="95023">
            <text:p>95023</text:p>
          </table:table-cell>
          <table:table-cell office:value-type="float" office:value="2430908.41">
            <text:p>2430908,41</text:p>
          </table:table-cell>
          <table:table-cell office:value-type="float" office:value="612970.36">
            <text:p>612970,36</text:p>
          </table:table-cell>
          <table:table-cell office:value-type="float" office:value="3817562.07">
            <text:p>3817562,07</text:p>
          </table:table-cell>
          <table:table-cell office:value-type="float" office:value="707993.36">
            <text:p>707993,36</text:p>
          </table:table-cell>
          <table:table-cell office:value-type="float" office:value="6248470.48">
            <text:p>6248470,48</text:p>
          </table:table-cell>
          <table:table-cell/>
          <table:table-cell table:style-name="ce2" office:value-type="date" office:date-value="2023-04-14">
            <text:p>2023-04-14 00:00:00</text:p>
          </table:table-cell>
          <table:table-cell table:number-columns-repeated="1015"/>
        </table:table-row>
        <table:table-row table:style-name="ro1">
          <table:table-cell office:value-type="float" office:value="609104">
            <text:p>609104</text:p>
          </table:table-cell>
          <table:table-cell office:value-type="float" office:value="91493">
            <text:p>91493</text:p>
          </table:table-cell>
          <table:table-cell office:value-type="float" office:value="2324960.93">
            <text:p>2324960,93</text:p>
          </table:table-cell>
          <table:table-cell office:value-type="float" office:value="518494.9">
            <text:p>518494,9</text:p>
          </table:table-cell>
          <table:table-cell office:value-type="float" office:value="3316045.62">
            <text:p>3316045,62</text:p>
          </table:table-cell>
          <table:table-cell office:value-type="float" office:value="609987.9">
            <text:p>609987,9</text:p>
          </table:table-cell>
          <table:table-cell office:value-type="float" office:value="5641006.55">
            <text:p>5641006,55</text:p>
          </table:table-cell>
          <table:table-cell/>
          <table:table-cell table:style-name="ce2" office:value-type="date" office:date-value="2023-04-15">
            <text:p>2023-04-15 00:00:00</text:p>
          </table:table-cell>
          <table:table-cell table:number-columns-repeated="1015"/>
        </table:table-row>
        <table:table-row table:style-name="ro1">
          <table:table-cell office:value-type="float" office:value="549162">
            <text:p>549162</text:p>
          </table:table-cell>
          <table:table-cell office:value-type="float" office:value="67070">
            <text:p>67070</text:p>
          </table:table-cell>
          <table:table-cell office:value-type="float" office:value="1756302">
            <text:p>1756302</text:p>
          </table:table-cell>
          <table:table-cell office:value-type="float" office:value="408667.67">
            <text:p>408667,67</text:p>
          </table:table-cell>
          <table:table-cell office:value-type="float" office:value="2579263.93">
            <text:p>2579263,93</text:p>
          </table:table-cell>
          <table:table-cell office:value-type="float" office:value="475737.67">
            <text:p>475737,67</text:p>
          </table:table-cell>
          <table:table-cell office:value-type="float" office:value="4335565.93">
            <text:p>4335565,93</text:p>
          </table:table-cell>
          <table:table-cell/>
          <table:table-cell table:style-name="ce2" office:value-type="date" office:date-value="2023-04-16">
            <text:p>2023-04-16 00:00:00</text:p>
          </table:table-cell>
          <table:table-cell table:number-columns-repeated="1015"/>
        </table:table-row>
        <table:table-row table:style-name="ro1">
          <table:table-cell office:value-type="float" office:value="589876">
            <text:p>589876</text:p>
          </table:table-cell>
          <table:table-cell office:value-type="float" office:value="58689">
            <text:p>58689</text:p>
          </table:table-cell>
          <table:table-cell office:value-type="float" office:value="1540139.4">
            <text:p>1540139,4</text:p>
          </table:table-cell>
          <table:table-cell office:value-type="float" office:value="413536.32">
            <text:p>413536,32</text:p>
          </table:table-cell>
          <table:table-cell office:value-type="float" office:value="2413985.81">
            <text:p>2413985,81</text:p>
          </table:table-cell>
          <table:table-cell office:value-type="float" office:value="472225.32">
            <text:p>472225,32</text:p>
          </table:table-cell>
          <table:table-cell office:value-type="float" office:value="3954125.21">
            <text:p>3954125,21</text:p>
          </table:table-cell>
          <table:table-cell/>
          <table:table-cell table:style-name="ce2" office:value-type="date" office:date-value="2023-04-17">
            <text:p>2023-04-17 00:00:00</text:p>
          </table:table-cell>
          <table:table-cell table:number-columns-repeated="1015"/>
        </table:table-row>
        <table:table-row table:style-name="ro1">
          <table:table-cell office:value-type="float" office:value="590334">
            <text:p>590334</text:p>
          </table:table-cell>
          <table:table-cell office:value-type="float" office:value="63468">
            <text:p>63468</text:p>
          </table:table-cell>
          <table:table-cell office:value-type="float" office:value="1627128.91">
            <text:p>1627128,91</text:p>
          </table:table-cell>
          <table:table-cell office:value-type="float" office:value="457753.7">
            <text:p>457753,7</text:p>
          </table:table-cell>
          <table:table-cell office:value-type="float" office:value="2638655.8">
            <text:p>2638655,8</text:p>
          </table:table-cell>
          <table:table-cell office:value-type="float" office:value="521221.7">
            <text:p>521221,7</text:p>
          </table:table-cell>
          <table:table-cell office:value-type="float" office:value="4265784.71">
            <text:p>4265784,71</text:p>
          </table:table-cell>
          <table:table-cell/>
          <table:table-cell table:style-name="ce2" office:value-type="date" office:date-value="2023-04-18">
            <text:p>2023-04-18 00:00:00</text:p>
          </table:table-cell>
          <table:table-cell table:number-columns-repeated="1015"/>
        </table:table-row>
        <table:table-row table:style-name="ro1">
          <table:table-cell office:value-type="float" office:value="610986">
            <text:p>610986</text:p>
          </table:table-cell>
          <table:table-cell office:value-type="float" office:value="79762">
            <text:p>79762</text:p>
          </table:table-cell>
          <table:table-cell office:value-type="float" office:value="1964078.26">
            <text:p>1964078,26</text:p>
          </table:table-cell>
          <table:table-cell office:value-type="float" office:value="502096.54">
            <text:p>502096,54</text:p>
          </table:table-cell>
          <table:table-cell office:value-type="float" office:value="3071584.86">
            <text:p>3071584,86</text:p>
          </table:table-cell>
          <table:table-cell office:value-type="float" office:value="581858.54">
            <text:p>581858,54</text:p>
          </table:table-cell>
          <table:table-cell office:value-type="float" office:value="5035663.12">
            <text:p>5035663,12</text:p>
          </table:table-cell>
          <table:table-cell/>
          <table:table-cell table:style-name="ce2" office:value-type="date" office:date-value="2023-04-19">
            <text:p>2023-04-19 00:00:00</text:p>
          </table:table-cell>
          <table:table-cell table:number-columns-repeated="1015"/>
        </table:table-row>
        <table:table-row table:style-name="ro1">
          <table:table-cell office:value-type="float" office:value="650742">
            <text:p>650742</text:p>
          </table:table-cell>
          <table:table-cell office:value-type="float" office:value="151339">
            <text:p>151339</text:p>
          </table:table-cell>
          <table:table-cell office:value-type="float" office:value="3180059.92">
            <text:p>3180059,92</text:p>
          </table:table-cell>
          <table:table-cell office:value-type="float" office:value="986064.46">
            <text:p>986064,46</text:p>
          </table:table-cell>
          <table:table-cell office:value-type="float" office:value="5654910.77">
            <text:p>5654910,77</text:p>
          </table:table-cell>
          <table:table-cell office:value-type="float" office:value="1137403.46">
            <text:p>1137403,46</text:p>
          </table:table-cell>
          <table:table-cell office:value-type="float" office:value="8834970.69">
            <text:p>8834970,69</text:p>
          </table:table-cell>
          <table:table-cell/>
          <table:table-cell table:style-name="ce2" office:value-type="date" office:date-value="2023-04-20">
            <text:p>2023-04-20 00:00:00</text:p>
          </table:table-cell>
          <table:table-cell table:number-columns-repeated="1015"/>
        </table:table-row>
        <table:table-row table:style-name="ro1">
          <table:table-cell office:value-type="float" office:value="631068">
            <text:p>631068</text:p>
          </table:table-cell>
          <table:table-cell office:value-type="float" office:value="88836">
            <text:p>88836</text:p>
          </table:table-cell>
          <table:table-cell office:value-type="float" office:value="2159161.69">
            <text:p>2159161,69</text:p>
          </table:table-cell>
          <table:table-cell office:value-type="float" office:value="521916.94">
            <text:p>521916,94</text:p>
          </table:table-cell>
          <table:table-cell office:value-type="float" office:value="3160999.89">
            <text:p>3160999,89</text:p>
          </table:table-cell>
          <table:table-cell office:value-type="float" office:value="610752.94">
            <text:p>610752,94</text:p>
          </table:table-cell>
          <table:table-cell office:value-type="float" office:value="5320161.58">
            <text:p>5320161,58</text:p>
          </table:table-cell>
          <table:table-cell/>
          <table:table-cell table:style-name="ce2" office:value-type="date" office:date-value="2023-04-21">
            <text:p>2023-04-21 00:00:00</text:p>
          </table:table-cell>
          <table:table-cell table:number-columns-repeated="1015"/>
        </table:table-row>
        <table:table-row table:style-name="ro1">
          <table:table-cell office:value-type="float" office:value="650667">
            <text:p>650667</text:p>
          </table:table-cell>
          <table:table-cell office:value-type="float" office:value="89846">
            <text:p>89846</text:p>
          </table:table-cell>
          <table:table-cell office:value-type="float" office:value="2192200.64">
            <text:p>2192200,64</text:p>
          </table:table-cell>
          <table:table-cell office:value-type="float" office:value="463673.95">
            <text:p>463673,95</text:p>
          </table:table-cell>
          <table:table-cell office:value-type="float" office:value="2942172.36">
            <text:p>2942172,36</text:p>
          </table:table-cell>
          <table:table-cell office:value-type="float" office:value="553519.95">
            <text:p>553519,95</text:p>
          </table:table-cell>
          <table:table-cell office:value-type="float" office:value="5134373">
            <text:p>5134373</text:p>
          </table:table-cell>
          <table:table-cell/>
          <table:table-cell table:style-name="ce2" office:value-type="date" office:date-value="2023-04-22">
            <text:p>2023-04-22 00:00:00</text:p>
          </table:table-cell>
          <table:table-cell table:number-columns-repeated="1015"/>
        </table:table-row>
        <table:table-row table:style-name="ro1">
          <table:table-cell office:value-type="float" office:value="652389">
            <text:p>652389</text:p>
          </table:table-cell>
          <table:table-cell office:value-type="float" office:value="60105">
            <text:p>60105</text:p>
          </table:table-cell>
          <table:table-cell office:value-type="float" office:value="1566663.94">
            <text:p>1566663,94</text:p>
          </table:table-cell>
          <table:table-cell office:value-type="float" office:value="384687.46">
            <text:p>384687,46</text:p>
          </table:table-cell>
          <table:table-cell office:value-type="float" office:value="2303351.2">
            <text:p>2303351,2</text:p>
          </table:table-cell>
          <table:table-cell office:value-type="float" office:value="444792.46">
            <text:p>444792,46</text:p>
          </table:table-cell>
          <table:table-cell office:value-type="float" office:value="3870015.14">
            <text:p>3870015,14</text:p>
          </table:table-cell>
          <table:table-cell/>
          <table:table-cell table:style-name="ce2" office:value-type="date" office:date-value="2023-04-23">
            <text:p>2023-04-23 00:00:00</text:p>
          </table:table-cell>
          <table:table-cell table:number-columns-repeated="1015"/>
        </table:table-row>
        <table:table-row table:style-name="ro1">
          <table:table-cell office:value-type="float" office:value="593266">
            <text:p>593266</text:p>
          </table:table-cell>
          <table:table-cell office:value-type="float" office:value="53963">
            <text:p>53963</text:p>
          </table:table-cell>
          <table:table-cell office:value-type="float" office:value="1433687.44">
            <text:p>1433687,44</text:p>
          </table:table-cell>
          <table:table-cell office:value-type="float" office:value="352441.61">
            <text:p>352441,61</text:p>
          </table:table-cell>
          <table:table-cell office:value-type="float" office:value="2197841.97">
            <text:p>2197841,97</text:p>
          </table:table-cell>
          <table:table-cell office:value-type="float" office:value="406404.61">
            <text:p>406404,61</text:p>
          </table:table-cell>
          <table:table-cell office:value-type="float" office:value="3631529.41">
            <text:p>3631529,41</text:p>
          </table:table-cell>
          <table:table-cell/>
          <table:table-cell table:style-name="ce2" office:value-type="date" office:date-value="2023-04-24">
            <text:p>2023-04-24 00:00:00</text:p>
          </table:table-cell>
          <table:table-cell table:number-columns-repeated="1015"/>
        </table:table-row>
        <table:table-row table:style-name="ro1">
          <table:table-cell office:value-type="float" office:value="614027">
            <text:p>614027</text:p>
          </table:table-cell>
          <table:table-cell office:value-type="float" office:value="57747">
            <text:p>57747</text:p>
          </table:table-cell>
          <table:table-cell office:value-type="float" office:value="1492279.56">
            <text:p>1492279,56</text:p>
          </table:table-cell>
          <table:table-cell office:value-type="float" office:value="378159.37">
            <text:p>378159,37</text:p>
          </table:table-cell>
          <table:table-cell office:value-type="float" office:value="2426958.95">
            <text:p>2426958,95</text:p>
          </table:table-cell>
          <table:table-cell office:value-type="float" office:value="435906.37">
            <text:p>435906,37</text:p>
          </table:table-cell>
          <table:table-cell office:value-type="float" office:value="3919238.51">
            <text:p>3919238,51</text:p>
          </table:table-cell>
          <table:table-cell/>
          <table:table-cell table:style-name="ce2" office:value-type="date" office:date-value="2023-04-25">
            <text:p>2023-04-25 00:00:00</text:p>
          </table:table-cell>
          <table:table-cell table:number-columns-repeated="1015"/>
        </table:table-row>
        <table:table-row table:style-name="ro1">
          <table:table-cell office:value-type="float" office:value="594199">
            <text:p>594199</text:p>
          </table:table-cell>
          <table:table-cell office:value-type="float" office:value="61761">
            <text:p>61761</text:p>
          </table:table-cell>
          <table:table-cell office:value-type="float" office:value="1618353.74">
            <text:p>1618353,74</text:p>
          </table:table-cell>
          <table:table-cell office:value-type="float" office:value="407421.14">
            <text:p>407421,14</text:p>
          </table:table-cell>
          <table:table-cell office:value-type="float" office:value="2544932.68">
            <text:p>2544932,68</text:p>
          </table:table-cell>
          <table:table-cell office:value-type="float" office:value="469182.14">
            <text:p>469182,14</text:p>
          </table:table-cell>
          <table:table-cell office:value-type="float" office:value="4163286.42">
            <text:p>4163286,42</text:p>
          </table:table-cell>
          <table:table-cell/>
          <table:table-cell table:style-name="ce2" office:value-type="date" office:date-value="2023-04-26">
            <text:p>2023-04-26 00:00:00</text:p>
          </table:table-cell>
          <table:table-cell table:number-columns-repeated="1015"/>
        </table:table-row>
        <table:table-row table:style-name="ro1">
          <table:table-cell office:value-type="float" office:value="574319">
            <text:p>574319</text:p>
          </table:table-cell>
          <table:table-cell office:value-type="float" office:value="68416">
            <text:p>68416</text:p>
          </table:table-cell>
          <table:table-cell office:value-type="float" office:value="1799815.75">
            <text:p>1799815,75</text:p>
          </table:table-cell>
          <table:table-cell office:value-type="float" office:value="474217.57">
            <text:p>474217,57</text:p>
          </table:table-cell>
          <table:table-cell office:value-type="float" office:value="2895503.95">
            <text:p>2895503,95</text:p>
          </table:table-cell>
          <table:table-cell office:value-type="float" office:value="542633.57">
            <text:p>542633,57</text:p>
          </table:table-cell>
          <table:table-cell office:value-type="float" office:value="4695319.7">
            <text:p>4695319,7</text:p>
          </table:table-cell>
          <table:table-cell/>
          <table:table-cell table:style-name="ce2" office:value-type="date" office:date-value="2023-04-27">
            <text:p>2023-04-27 00:00:00</text:p>
          </table:table-cell>
          <table:table-cell table:number-columns-repeated="1015"/>
        </table:table-row>
        <table:table-row table:style-name="ro1">
          <table:table-cell office:value-type="float" office:value="574744">
            <text:p>574744</text:p>
          </table:table-cell>
          <table:table-cell office:value-type="float" office:value="90489">
            <text:p>90489</text:p>
          </table:table-cell>
          <table:table-cell office:value-type="float" office:value="2355834.46">
            <text:p>2355834,46</text:p>
          </table:table-cell>
          <table:table-cell office:value-type="float" office:value="593611.73">
            <text:p>593611,73</text:p>
          </table:table-cell>
          <table:table-cell office:value-type="float" office:value="3745069.8">
            <text:p>3745069,8</text:p>
          </table:table-cell>
          <table:table-cell office:value-type="float" office:value="684100.73">
            <text:p>684100,73</text:p>
          </table:table-cell>
          <table:table-cell office:value-type="float" office:value="6100904.26">
            <text:p>6100904,26</text:p>
          </table:table-cell>
          <table:table-cell/>
          <table:table-cell table:style-name="ce2" office:value-type="date" office:date-value="2023-04-28">
            <text:p>2023-04-28 00:00:00</text:p>
          </table:table-cell>
          <table:table-cell table:number-columns-repeated="1015"/>
        </table:table-row>
        <table:table-row table:style-name="ro1">
          <table:table-cell office:value-type="float" office:value="615909">
            <text:p>615909</text:p>
          </table:table-cell>
          <table:table-cell office:value-type="float" office:value="87837">
            <text:p>87837</text:p>
          </table:table-cell>
          <table:table-cell office:value-type="float" office:value="2273122.99">
            <text:p>2273122,99</text:p>
          </table:table-cell>
          <table:table-cell office:value-type="float" office:value="512158.03">
            <text:p>512158,03</text:p>
          </table:table-cell>
          <table:table-cell office:value-type="float" office:value="3281231.69">
            <text:p>3281231,69</text:p>
          </table:table-cell>
          <table:table-cell office:value-type="float" office:value="599995.03">
            <text:p>599995,03</text:p>
          </table:table-cell>
          <table:table-cell office:value-type="float" office:value="5554354.68">
            <text:p>5554354,68</text:p>
          </table:table-cell>
          <table:table-cell/>
          <table:table-cell table:style-name="ce2" office:value-type="date" office:date-value="2023-04-29">
            <text:p>2023-04-29 00:00:00</text:p>
          </table:table-cell>
          <table:table-cell table:number-columns-repeated="1015"/>
        </table:table-row>
        <table:table-row table:style-name="ro1">
          <table:table-cell office:value-type="float" office:value="594812">
            <text:p>594812</text:p>
          </table:table-cell>
          <table:table-cell office:value-type="float" office:value="65226">
            <text:p>65226</text:p>
          </table:table-cell>
          <table:table-cell office:value-type="float" office:value="1718172.94">
            <text:p>1718172,94</text:p>
          </table:table-cell>
          <table:table-cell office:value-type="float" office:value="394127.34">
            <text:p>394127,34</text:p>
          </table:table-cell>
          <table:table-cell office:value-type="float" office:value="2541832.68">
            <text:p>2541832,68</text:p>
          </table:table-cell>
          <table:table-cell office:value-type="float" office:value="459353.34">
            <text:p>459353,34</text:p>
          </table:table-cell>
          <table:table-cell office:value-type="float" office:value="4260005.62">
            <text:p>4260005,62</text:p>
          </table:table-cell>
          <table:table-cell/>
          <table:table-cell table:style-name="ce2" office:value-type="date" office:date-value="2023-04-30">
            <text:p>2023-04-30 00:00:00</text:p>
          </table:table-cell>
          <table:table-cell table:number-columns-repeated="1015"/>
        </table:table-row>
        <table:table-row table:style-name="ro1">
          <table:table-cell office:value-type="float" office:value="576064">
            <text:p>576064</text:p>
          </table:table-cell>
          <table:table-cell office:value-type="float" office:value="59389">
            <text:p>59389</text:p>
          </table:table-cell>
          <table:table-cell office:value-type="float" office:value="1581110.43">
            <text:p>1581110,43</text:p>
          </table:table-cell>
          <table:table-cell office:value-type="float" office:value="413464.52">
            <text:p>413464,52</text:p>
          </table:table-cell>
          <table:table-cell office:value-type="float" office:value="2576269.4">
            <text:p>2576269,4</text:p>
          </table:table-cell>
          <table:table-cell office:value-type="float" office:value="472853.52">
            <text:p>472853,52</text:p>
          </table:table-cell>
          <table:table-cell office:value-type="float" office:value="4157379.83">
            <text:p>4157379,83</text:p>
          </table:table-cell>
          <table:table-cell/>
          <table:table-cell table:style-name="ce2" office:value-type="date" office:date-value="2023-05-01">
            <text:p>2023-05-01 00:00:00</text:p>
          </table:table-cell>
          <table:table-cell table:number-columns-repeated="1015"/>
        </table:table-row>
        <table:table-row table:style-name="ro1">
          <table:table-cell office:value-type="float" office:value="596909">
            <text:p>596909</text:p>
          </table:table-cell>
          <table:table-cell office:value-type="float" office:value="59420">
            <text:p>59420</text:p>
          </table:table-cell>
          <table:table-cell office:value-type="float" office:value="1580425.34">
            <text:p>1580425,34</text:p>
          </table:table-cell>
          <table:table-cell office:value-type="float" office:value="408396.7">
            <text:p>408396,7</text:p>
          </table:table-cell>
          <table:table-cell office:value-type="float" office:value="2626721.61">
            <text:p>2626721,61</text:p>
          </table:table-cell>
          <table:table-cell office:value-type="float" office:value="467816.7">
            <text:p>467816,7</text:p>
          </table:table-cell>
          <table:table-cell office:value-type="float" office:value="4207146.95">
            <text:p>4207146,95</text:p>
          </table:table-cell>
          <table:table-cell/>
          <table:table-cell table:style-name="ce2" office:value-type="date" office:date-value="2023-05-02">
            <text:p>2023-05-02 00:00:00</text:p>
          </table:table-cell>
          <table:table-cell table:number-columns-repeated="1015"/>
        </table:table-row>
        <table:table-row table:style-name="ro1">
          <table:table-cell office:value-type="float" office:value="576930">
            <text:p>576930</text:p>
          </table:table-cell>
          <table:table-cell office:value-type="float" office:value="68825">
            <text:p>68825</text:p>
          </table:table-cell>
          <table:table-cell office:value-type="float" office:value="1761437.73">
            <text:p>1761437,73</text:p>
          </table:table-cell>
          <table:table-cell office:value-type="float" office:value="445442.36">
            <text:p>445442,36</text:p>
          </table:table-cell>
          <table:table-cell office:value-type="float" office:value="2816149.96">
            <text:p>2816149,96</text:p>
          </table:table-cell>
          <table:table-cell office:value-type="float" office:value="514267.36">
            <text:p>514267,36</text:p>
          </table:table-cell>
          <table:table-cell office:value-type="float" office:value="4577587.69">
            <text:p>4577587,69</text:p>
          </table:table-cell>
          <table:table-cell/>
          <table:table-cell table:style-name="ce2" office:value-type="date" office:date-value="2023-05-03">
            <text:p>2023-05-03 00:00:00</text:p>
          </table:table-cell>
          <table:table-cell table:number-columns-repeated="1015"/>
        </table:table-row>
        <table:table-row table:style-name="ro1">
          <table:table-cell office:value-type="float" office:value="596594">
            <text:p>596594</text:p>
          </table:table-cell>
          <table:table-cell office:value-type="float" office:value="72487">
            <text:p>72487</text:p>
          </table:table-cell>
          <table:table-cell office:value-type="float" office:value="1874186.39">
            <text:p>1874186,39</text:p>
          </table:table-cell>
          <table:table-cell office:value-type="float" office:value="482213.89">
            <text:p>482213,89</text:p>
          </table:table-cell>
          <table:table-cell office:value-type="float" office:value="2979283.52">
            <text:p>2979283,52</text:p>
          </table:table-cell>
          <table:table-cell office:value-type="float" office:value="554700.89">
            <text:p>554700,89</text:p>
          </table:table-cell>
          <table:table-cell office:value-type="float" office:value="4853469.91">
            <text:p>4853469,91</text:p>
          </table:table-cell>
          <table:table-cell/>
          <table:table-cell table:style-name="ce2" office:value-type="date" office:date-value="2023-05-04">
            <text:p>2023-05-04 00:00:00</text:p>
          </table:table-cell>
          <table:table-cell table:number-columns-repeated="1015"/>
        </table:table-row>
        <table:table-row table:style-name="ro1">
          <table:table-cell office:value-type="float" office:value="576577">
            <text:p>576577</text:p>
          </table:table-cell>
          <table:table-cell office:value-type="float" office:value="91716">
            <text:p>91716</text:p>
          </table:table-cell>
          <table:table-cell office:value-type="float" office:value="2348203.43">
            <text:p>2348203,43</text:p>
          </table:table-cell>
          <table:table-cell office:value-type="float" office:value="611307.4">
            <text:p>611307,4</text:p>
          </table:table-cell>
          <table:table-cell office:value-type="float" office:value="3711583.64">
            <text:p>3711583,64</text:p>
          </table:table-cell>
          <table:table-cell office:value-type="float" office:value="703023.4">
            <text:p>703023,4</text:p>
          </table:table-cell>
          <table:table-cell office:value-type="float" office:value="6059787.07">
            <text:p>6059787,07</text:p>
          </table:table-cell>
          <table:table-cell/>
          <table:table-cell table:style-name="ce2" office:value-type="date" office:date-value="2023-05-05">
            <text:p>2023-05-05 00:00:00</text:p>
          </table:table-cell>
          <table:table-cell table:number-columns-repeated="1015"/>
        </table:table-row>
        <table:table-row table:style-name="ro1">
          <table:table-cell office:value-type="float" office:value="597482">
            <text:p>597482</text:p>
          </table:table-cell>
          <table:table-cell office:value-type="float" office:value="80887">
            <text:p>80887</text:p>
          </table:table-cell>
          <table:table-cell office:value-type="float" office:value="2086626.63">
            <text:p>2086626,63</text:p>
          </table:table-cell>
          <table:table-cell office:value-type="float" office:value="498057.49">
            <text:p>498057,49</text:p>
          </table:table-cell>
          <table:table-cell office:value-type="float" office:value="3188958.15">
            <text:p>3188958,15</text:p>
          </table:table-cell>
          <table:table-cell office:value-type="float" office:value="578944.49">
            <text:p>578944,49</text:p>
          </table:table-cell>
          <table:table-cell office:value-type="float" office:value="5275584.78">
            <text:p>5275584,78</text:p>
          </table:table-cell>
          <table:table-cell/>
          <table:table-cell table:style-name="ce2" office:value-type="date" office:date-value="2023-05-06">
            <text:p>2023-05-06 00:00:00</text:p>
          </table:table-cell>
          <table:table-cell table:number-columns-repeated="1015"/>
        </table:table-row>
        <table:table-row table:style-name="ro1">
          <table:table-cell office:value-type="float" office:value="577434">
            <text:p>577434</text:p>
          </table:table-cell>
          <table:table-cell office:value-type="float" office:value="58168">
            <text:p>58168</text:p>
          </table:table-cell>
          <table:table-cell office:value-type="float" office:value="1552603.86">
            <text:p>1552603,86</text:p>
          </table:table-cell>
          <table:table-cell office:value-type="float" office:value="393274.46">
            <text:p>393274,46</text:p>
          </table:table-cell>
          <table:table-cell office:value-type="float" office:value="2565657.4">
            <text:p>2565657,4</text:p>
          </table:table-cell>
          <table:table-cell office:value-type="float" office:value="451442.46">
            <text:p>451442,46</text:p>
          </table:table-cell>
          <table:table-cell office:value-type="float" office:value="4118261.26">
            <text:p>4118261,26</text:p>
          </table:table-cell>
          <table:table-cell/>
          <table:table-cell table:style-name="ce2" office:value-type="date" office:date-value="2023-05-07">
            <text:p>2023-05-07 00:00:00</text:p>
          </table:table-cell>
          <table:table-cell table:number-columns-repeated="1015"/>
        </table:table-row>
        <table:table-row table:style-name="ro1">
          <table:table-cell office:value-type="float" office:value="579075">
            <text:p>579075</text:p>
          </table:table-cell>
          <table:table-cell office:value-type="float" office:value="57691">
            <text:p>57691</text:p>
          </table:table-cell>
          <table:table-cell office:value-type="float" office:value="1542194.09">
            <text:p>1542194,09</text:p>
          </table:table-cell>
          <table:table-cell office:value-type="float" office:value="398550.83">
            <text:p>398550,83</text:p>
          </table:table-cell>
          <table:table-cell office:value-type="float" office:value="2484888.5">
            <text:p>2484888,5</text:p>
          </table:table-cell>
          <table:table-cell office:value-type="float" office:value="456281.08">
            <text:p>456281,08</text:p>
          </table:table-cell>
          <table:table-cell office:value-type="float" office:value="4027082.59">
            <text:p>4027082,59</text:p>
          </table:table-cell>
          <table:table-cell/>
          <table:table-cell table:style-name="ce2" office:value-type="date" office:date-value="2023-05-08">
            <text:p>2023-05-08 00:00:00</text:p>
          </table:table-cell>
          <table:table-cell table:number-columns-repeated="1015"/>
        </table:table-row>
        <table:table-row table:style-name="ro1">
          <table:table-cell office:value-type="float" office:value="618116">
            <text:p>618116</text:p>
          </table:table-cell>
          <table:table-cell office:value-type="float" office:value="58705">
            <text:p>58705</text:p>
          </table:table-cell>
          <table:table-cell office:value-type="float" office:value="1580348.37">
            <text:p>1580348,37</text:p>
          </table:table-cell>
          <table:table-cell office:value-type="float" office:value="432819.38">
            <text:p>432819,38</text:p>
          </table:table-cell>
          <table:table-cell office:value-type="float" office:value="2609557.71">
            <text:p>2609557,71</text:p>
          </table:table-cell>
          <table:table-cell office:value-type="float" office:value="491524.38">
            <text:p>491524,38</text:p>
          </table:table-cell>
          <table:table-cell office:value-type="float" office:value="4189906.08">
            <text:p>4189906,08</text:p>
          </table:table-cell>
          <table:table-cell/>
          <table:table-cell table:style-name="ce2" office:value-type="date" office:date-value="2023-05-09">
            <text:p>2023-05-09 00:00:00</text:p>
          </table:table-cell>
          <table:table-cell table:number-columns-repeated="1015"/>
        </table:table-row>
        <table:table-row table:style-name="ro1">
          <table:table-cell office:value-type="float" office:value="599274">
            <text:p>599274</text:p>
          </table:table-cell>
          <table:table-cell office:value-type="float" office:value="64970">
            <text:p>64970</text:p>
          </table:table-cell>
          <table:table-cell office:value-type="float" office:value="1729814.79">
            <text:p>1729814,79</text:p>
          </table:table-cell>
          <table:table-cell office:value-type="float" office:value="462763.47">
            <text:p>462763,47</text:p>
          </table:table-cell>
          <table:table-cell office:value-type="float" office:value="2726490.88">
            <text:p>2726490,88</text:p>
          </table:table-cell>
          <table:table-cell office:value-type="float" office:value="527733.47">
            <text:p>527733,47</text:p>
          </table:table-cell>
          <table:table-cell office:value-type="float" office:value="4456305.67">
            <text:p>4456305,67</text:p>
          </table:table-cell>
          <table:table-cell/>
          <table:table-cell table:style-name="ce2" office:value-type="date" office:date-value="2023-05-10">
            <text:p>2023-05-10 00:00:00</text:p>
          </table:table-cell>
          <table:table-cell table:number-columns-repeated="1015"/>
        </table:table-row>
        <table:table-row table:style-name="ro1">
          <table:table-cell office:value-type="float" office:value="620289">
            <text:p>620289</text:p>
          </table:table-cell>
          <table:table-cell office:value-type="float" office:value="71497">
            <text:p>71497</text:p>
          </table:table-cell>
          <table:table-cell office:value-type="float" office:value="1849524.69">
            <text:p>1849524,69</text:p>
          </table:table-cell>
          <table:table-cell office:value-type="float" office:value="496635.93">
            <text:p>496635,93</text:p>
          </table:table-cell>
          <table:table-cell office:value-type="float" office:value="3040039.66">
            <text:p>3040039,66</text:p>
          </table:table-cell>
          <table:table-cell office:value-type="float" office:value="568132.93">
            <text:p>568132,93</text:p>
          </table:table-cell>
          <table:table-cell office:value-type="float" office:value="4889564.35">
            <text:p>4889564,35</text:p>
          </table:table-cell>
          <table:table-cell/>
          <table:table-cell table:style-name="ce2" office:value-type="date" office:date-value="2023-05-11">
            <text:p>2023-05-11 00:00:00</text:p>
          </table:table-cell>
          <table:table-cell table:number-columns-repeated="1015"/>
        </table:table-row>
        <table:table-row table:style-name="ro1">
          <table:table-cell office:value-type="float" office:value="601423">
            <text:p>601423</text:p>
          </table:table-cell>
          <table:table-cell office:value-type="float" office:value="94360">
            <text:p>94360</text:p>
          </table:table-cell>
          <table:table-cell office:value-type="float" office:value="2406605.17">
            <text:p>2406605,17</text:p>
          </table:table-cell>
          <table:table-cell office:value-type="float" office:value="715601.27">
            <text:p>715601,27</text:p>
          </table:table-cell>
          <table:table-cell office:value-type="float" office:value="3891010.13">
            <text:p>3891010,13</text:p>
          </table:table-cell>
          <table:table-cell office:value-type="float" office:value="809961.27">
            <text:p>809961,27</text:p>
          </table:table-cell>
          <table:table-cell office:value-type="float" office:value="6297615.3">
            <text:p>6297615,3</text:p>
          </table:table-cell>
          <table:table-cell/>
          <table:table-cell table:style-name="ce2" office:value-type="date" office:date-value="2023-05-12">
            <text:p>2023-05-12 00:00:00</text:p>
          </table:table-cell>
          <table:table-cell table:number-columns-repeated="1015"/>
        </table:table-row>
        <table:table-row table:style-name="ro1">
          <table:table-cell office:value-type="float" office:value="662439">
            <text:p>662439</text:p>
          </table:table-cell>
          <table:table-cell office:value-type="float" office:value="87649">
            <text:p>87649</text:p>
          </table:table-cell>
          <table:table-cell office:value-type="float" office:value="2206065.16">
            <text:p>2206065,16</text:p>
          </table:table-cell>
          <table:table-cell office:value-type="float" office:value="658204.95">
            <text:p>658204,95</text:p>
          </table:table-cell>
          <table:table-cell office:value-type="float" office:value="3305093.88">
            <text:p>3305093,88</text:p>
          </table:table-cell>
          <table:table-cell office:value-type="float" office:value="745853.95">
            <text:p>745853,95</text:p>
          </table:table-cell>
          <table:table-cell office:value-type="float" office:value="5511159.04">
            <text:p>5511159,04</text:p>
          </table:table-cell>
          <table:table-cell/>
          <table:table-cell table:style-name="ce2" office:value-type="date" office:date-value="2023-05-13">
            <text:p>2023-05-13 00:00:00</text:p>
          </table:table-cell>
          <table:table-cell table:number-columns-repeated="1015"/>
        </table:table-row>
        <table:table-row table:style-name="ro1">
          <table:table-cell office:value-type="float" office:value="643618">
            <text:p>643618</text:p>
          </table:table-cell>
          <table:table-cell office:value-type="float" office:value="60239">
            <text:p>60239</text:p>
          </table:table-cell>
          <table:table-cell office:value-type="float" office:value="1537262.59">
            <text:p>1537262,59</text:p>
          </table:table-cell>
          <table:table-cell office:value-type="float" office:value="523773.67">
            <text:p>523773,67</text:p>
          </table:table-cell>
          <table:table-cell office:value-type="float" office:value="2574683.66">
            <text:p>2574683,66</text:p>
          </table:table-cell>
          <table:table-cell office:value-type="float" office:value="584012.67">
            <text:p>584012,67</text:p>
          </table:table-cell>
          <table:table-cell office:value-type="float" office:value="4111946.25">
            <text:p>4111946,25</text:p>
          </table:table-cell>
          <table:table-cell/>
          <table:table-cell table:style-name="ce2" office:value-type="date" office:date-value="2023-05-14">
            <text:p>2023-05-14 00:00:00</text:p>
          </table:table-cell>
          <table:table-cell table:number-columns-repeated="1015"/>
        </table:table-row>
        <table:table-row table:style-name="ro1">
          <table:table-cell office:value-type="float" office:value="664783">
            <text:p>664783</text:p>
          </table:table-cell>
          <table:table-cell office:value-type="float" office:value="60811">
            <text:p>60811</text:p>
          </table:table-cell>
          <table:table-cell office:value-type="float" office:value="1591766.18">
            <text:p>1591766,18</text:p>
          </table:table-cell>
          <table:table-cell office:value-type="float" office:value="521550.25">
            <text:p>521550,25</text:p>
          </table:table-cell>
          <table:table-cell office:value-type="float" office:value="2519302.05">
            <text:p>2519302,05</text:p>
          </table:table-cell>
          <table:table-cell office:value-type="float" office:value="582361.25">
            <text:p>582361,25</text:p>
          </table:table-cell>
          <table:table-cell office:value-type="float" office:value="4111068.23">
            <text:p>4111068,23</text:p>
          </table:table-cell>
          <table:table-cell/>
          <table:table-cell table:style-name="ce2" office:value-type="date" office:date-value="2023-05-15">
            <text:p>2023-05-15 00:00:00</text:p>
          </table:table-cell>
          <table:table-cell table:number-columns-repeated="1015"/>
        </table:table-row>
        <table:table-row table:style-name="ro1">
          <table:table-cell office:value-type="float" office:value="644697">
            <text:p>644697</text:p>
          </table:table-cell>
          <table:table-cell office:value-type="float" office:value="60409">
            <text:p>60409</text:p>
          </table:table-cell>
          <table:table-cell office:value-type="float" office:value="1593200.3">
            <text:p>1593200,3</text:p>
          </table:table-cell>
          <table:table-cell office:value-type="float" office:value="464512.12">
            <text:p>464512,12</text:p>
          </table:table-cell>
          <table:table-cell office:value-type="float" office:value="2646085.75">
            <text:p>2646085,75</text:p>
          </table:table-cell>
          <table:table-cell office:value-type="float" office:value="524921.12">
            <text:p>524921,12</text:p>
          </table:table-cell>
          <table:table-cell office:value-type="float" office:value="4239286.05">
            <text:p>4239286,05</text:p>
          </table:table-cell>
          <table:table-cell/>
          <table:table-cell table:style-name="ce2" office:value-type="date" office:date-value="2023-05-16">
            <text:p>2023-05-16 00:00:00</text:p>
          </table:table-cell>
          <table:table-cell table:number-columns-repeated="1015"/>
        </table:table-row>
        <table:table-row table:style-name="ro1">
          <table:table-cell office:value-type="float" office:value="645227">
            <text:p>645227</text:p>
          </table:table-cell>
          <table:table-cell office:value-type="float" office:value="67512">
            <text:p>67512</text:p>
          </table:table-cell>
          <table:table-cell office:value-type="float" office:value="1759642.63">
            <text:p>1759642,63</text:p>
          </table:table-cell>
          <table:table-cell office:value-type="float" office:value="508598.76">
            <text:p>508598,76</text:p>
          </table:table-cell>
          <table:table-cell office:value-type="float" office:value="2771899.95">
            <text:p>2771899,95</text:p>
          </table:table-cell>
          <table:table-cell office:value-type="float" office:value="576110.76">
            <text:p>576110,76</text:p>
          </table:table-cell>
          <table:table-cell office:value-type="float" office:value="4531542.58">
            <text:p>4531542,58</text:p>
          </table:table-cell>
          <table:table-cell/>
          <table:table-cell table:style-name="ce2" office:value-type="date" office:date-value="2023-05-17">
            <text:p>2023-05-17 00:00:00</text:p>
          </table:table-cell>
          <table:table-cell table:number-columns-repeated="1015"/>
        </table:table-row>
        <table:table-row table:style-name="ro1">
          <table:table-cell office:value-type="float" office:value="666450">
            <text:p>666450</text:p>
          </table:table-cell>
          <table:table-cell office:value-type="float" office:value="74255">
            <text:p>74255</text:p>
          </table:table-cell>
          <table:table-cell office:value-type="float" office:value="1928910.71">
            <text:p>1928910,71</text:p>
          </table:table-cell>
          <table:table-cell office:value-type="float" office:value="531998.7">
            <text:p>531998,7</text:p>
          </table:table-cell>
          <table:table-cell office:value-type="float" office:value="3076963.12">
            <text:p>3076963,12</text:p>
          </table:table-cell>
          <table:table-cell office:value-type="float" office:value="606253.7">
            <text:p>606253,7</text:p>
          </table:table-cell>
          <table:table-cell office:value-type="float" office:value="5005873.83">
            <text:p>5005873,83</text:p>
          </table:table-cell>
          <table:table-cell/>
          <table:table-cell table:style-name="ce2" office:value-type="date" office:date-value="2023-05-18">
            <text:p>2023-05-18 00:00:00</text:p>
          </table:table-cell>
          <table:table-cell table:number-columns-repeated="1015"/>
        </table:table-row>
        <table:table-row table:style-name="ro1">
          <table:table-cell office:value-type="float" office:value="665749">
            <text:p>665749</text:p>
          </table:table-cell>
          <table:table-cell office:value-type="float" office:value="93195">
            <text:p>93195</text:p>
          </table:table-cell>
          <table:table-cell office:value-type="float" office:value="2380214.33">
            <text:p>2380214,33</text:p>
          </table:table-cell>
          <table:table-cell office:value-type="float" office:value="670988.37">
            <text:p>670988,37</text:p>
          </table:table-cell>
          <table:table-cell office:value-type="float" office:value="3867359.47">
            <text:p>3867359,47</text:p>
          </table:table-cell>
          <table:table-cell office:value-type="float" office:value="764204.74">
            <text:p>764204,74</text:p>
          </table:table-cell>
          <table:table-cell office:value-type="float" office:value="6247573.8">
            <text:p>6247573,8</text:p>
          </table:table-cell>
          <table:table-cell/>
          <table:table-cell table:style-name="ce2" office:value-type="date" office:date-value="2023-05-19">
            <text:p>2023-05-19 00:00:00</text:p>
          </table:table-cell>
          <table:table-cell table:number-columns-repeated="1015"/>
        </table:table-row>
        <table:table-row table:style-name="ro1">
          <table:table-cell office:value-type="float" office:value="666306">
            <text:p>666306</text:p>
          </table:table-cell>
          <table:table-cell office:value-type="float" office:value="88608">
            <text:p>88608</text:p>
          </table:table-cell>
          <table:table-cell office:value-type="float" office:value="2256132.48">
            <text:p>2256132,48</text:p>
          </table:table-cell>
          <table:table-cell office:value-type="float" office:value="599639.18">
            <text:p>599639,18</text:p>
          </table:table-cell>
          <table:table-cell office:value-type="float" office:value="3278969.74">
            <text:p>3278969,74</text:p>
          </table:table-cell>
          <table:table-cell office:value-type="float" office:value="688247.18">
            <text:p>688247,18</text:p>
          </table:table-cell>
          <table:table-cell office:value-type="float" office:value="5535102.22">
            <text:p>5535102,22</text:p>
          </table:table-cell>
          <table:table-cell/>
          <table:table-cell table:style-name="ce2" office:value-type="date" office:date-value="2023-05-20">
            <text:p>2023-05-20 00:00:00</text:p>
          </table:table-cell>
          <table:table-cell table:number-columns-repeated="1015"/>
        </table:table-row>
        <table:table-row table:style-name="ro1">
          <table:table-cell office:value-type="float" office:value="666863">
            <text:p>666863</text:p>
          </table:table-cell>
          <table:table-cell office:value-type="float" office:value="63655">
            <text:p>63655</text:p>
          </table:table-cell>
          <table:table-cell office:value-type="float" office:value="1672141.62">
            <text:p>1672141,62</text:p>
          </table:table-cell>
          <table:table-cell office:value-type="float" office:value="422273.19">
            <text:p>422273,19</text:p>
          </table:table-cell>
          <table:table-cell office:value-type="float" office:value="2623351.67">
            <text:p>2623351,67</text:p>
          </table:table-cell>
          <table:table-cell office:value-type="float" office:value="485928.19">
            <text:p>485928,19</text:p>
          </table:table-cell>
          <table:table-cell office:value-type="float" office:value="4295493.29">
            <text:p>4295493,29</text:p>
          </table:table-cell>
          <table:table-cell/>
          <table:table-cell table:style-name="ce2" office:value-type="date" office:date-value="2023-05-21">
            <text:p>2023-05-21 00:00:00</text:p>
          </table:table-cell>
          <table:table-cell table:number-columns-repeated="1015"/>
        </table:table-row>
        <table:table-row table:style-name="ro1">
          <table:table-cell office:value-type="float" office:value="668705">
            <text:p>668705</text:p>
          </table:table-cell>
          <table:table-cell office:value-type="float" office:value="61229">
            <text:p>61229</text:p>
          </table:table-cell>
          <table:table-cell office:value-type="float" office:value="1599972.24">
            <text:p>1599972,24</text:p>
          </table:table-cell>
          <table:table-cell office:value-type="float" office:value="574266.38">
            <text:p>574266,38</text:p>
          </table:table-cell>
          <table:table-cell office:value-type="float" office:value="2487144.6">
            <text:p>2487144,6</text:p>
          </table:table-cell>
          <table:table-cell office:value-type="float" office:value="635495.38">
            <text:p>635495,38</text:p>
          </table:table-cell>
          <table:table-cell office:value-type="float" office:value="4087116.84">
            <text:p>4087116,84</text:p>
          </table:table-cell>
          <table:table-cell/>
          <table:table-cell table:style-name="ce2" office:value-type="date" office:date-value="2023-05-22">
            <text:p>2023-05-22 00:00:00</text:p>
          </table:table-cell>
          <table:table-cell table:number-columns-repeated="1015"/>
        </table:table-row>
        <table:table-row table:style-name="ro1">
          <table:table-cell office:value-type="float" office:value="709562">
            <text:p>709562</text:p>
          </table:table-cell>
          <table:table-cell office:value-type="float" office:value="62095">
            <text:p>62095</text:p>
          </table:table-cell>
          <table:table-cell office:value-type="float" office:value="1597643.03">
            <text:p>1597643,03</text:p>
          </table:table-cell>
          <table:table-cell office:value-type="float" office:value="527630.07">
            <text:p>527630,07</text:p>
          </table:table-cell>
          <table:table-cell office:value-type="float" office:value="2640673.31">
            <text:p>2640673,31</text:p>
          </table:table-cell>
          <table:table-cell office:value-type="float" office:value="589725.07">
            <text:p>589725,07</text:p>
          </table:table-cell>
          <table:table-cell office:value-type="float" office:value="4238316.34">
            <text:p>4238316,34</text:p>
          </table:table-cell>
          <table:table-cell/>
          <table:table-cell table:style-name="ce2" office:value-type="date" office:date-value="2023-05-23">
            <text:p>2023-05-23 00:00:00</text:p>
          </table:table-cell>
          <table:table-cell table:number-columns-repeated="1015"/>
        </table:table-row>
        <table:table-row table:style-name="ro1">
          <table:table-cell office:value-type="float" office:value="689388">
            <text:p>689388</text:p>
          </table:table-cell>
          <table:table-cell office:value-type="float" office:value="69023">
            <text:p>69023</text:p>
          </table:table-cell>
          <table:table-cell office:value-type="float" office:value="1785747.82">
            <text:p>1785747,82</text:p>
          </table:table-cell>
          <table:table-cell office:value-type="float" office:value="509067.46">
            <text:p>509067,46</text:p>
          </table:table-cell>
          <table:table-cell office:value-type="float" office:value="2778666.34">
            <text:p>2778666,34</text:p>
          </table:table-cell>
          <table:table-cell office:value-type="float" office:value="578094.71">
            <text:p>578094,71</text:p>
          </table:table-cell>
          <table:table-cell office:value-type="float" office:value="4564414.16">
            <text:p>4564414,16</text:p>
          </table:table-cell>
          <table:table-cell/>
          <table:table-cell table:style-name="ce2" office:value-type="date" office:date-value="2023-05-24">
            <text:p>2023-05-24 00:00:00</text:p>
          </table:table-cell>
          <table:table-cell table:number-columns-repeated="1015"/>
        </table:table-row>
        <table:table-row table:style-name="ro1">
          <table:table-cell office:value-type="float" office:value="691289">
            <text:p>691289</text:p>
          </table:table-cell>
          <table:table-cell office:value-type="float" office:value="85702">
            <text:p>85702</text:p>
          </table:table-cell>
          <table:table-cell office:value-type="float" office:value="2153468.82">
            <text:p>2153468,82</text:p>
          </table:table-cell>
          <table:table-cell office:value-type="float" office:value="520582.73">
            <text:p>520582,73</text:p>
          </table:table-cell>
          <table:table-cell office:value-type="float" office:value="3327153.15">
            <text:p>3327153,15</text:p>
          </table:table-cell>
          <table:table-cell office:value-type="float" office:value="606284.73">
            <text:p>606284,73</text:p>
          </table:table-cell>
          <table:table-cell office:value-type="float" office:value="5480621.97">
            <text:p>5480621,97</text:p>
          </table:table-cell>
          <table:table-cell/>
          <table:table-cell table:style-name="ce2" office:value-type="date" office:date-value="2023-05-25">
            <text:p>2023-05-25 00:00:00</text:p>
          </table:table-cell>
          <table:table-cell table:number-columns-repeated="1015"/>
        </table:table-row>
        <table:table-row table:style-name="ro1">
          <table:table-cell office:value-type="float" office:value="691899">
            <text:p>691899</text:p>
          </table:table-cell>
          <table:table-cell office:value-type="float" office:value="114151">
            <text:p>114151</text:p>
          </table:table-cell>
          <table:table-cell office:value-type="float" office:value="2804590.88">
            <text:p>2804590,88</text:p>
          </table:table-cell>
          <table:table-cell office:value-type="float" office:value="760958.2">
            <text:p>760958,2</text:p>
          </table:table-cell>
          <table:table-cell office:value-type="float" office:value="4256690.94">
            <text:p>4256690,94</text:p>
          </table:table-cell>
          <table:table-cell office:value-type="float" office:value="875133.45">
            <text:p>875133,45</text:p>
          </table:table-cell>
          <table:table-cell office:value-type="float" office:value="7061281.82">
            <text:p>7061281,82</text:p>
          </table:table-cell>
          <table:table-cell/>
          <table:table-cell table:style-name="ce2" office:value-type="date" office:date-value="2023-05-26">
            <text:p>2023-05-26 00:00:00</text:p>
          </table:table-cell>
          <table:table-cell table:number-columns-repeated="1015"/>
        </table:table-row>
        <table:table-row table:style-name="ro1">
          <table:table-cell office:value-type="float" office:value="670315">
            <text:p>670315</text:p>
          </table:table-cell>
          <table:table-cell office:value-type="float" office:value="93289">
            <text:p>93289</text:p>
          </table:table-cell>
          <table:table-cell office:value-type="float" office:value="2243481.3">
            <text:p>2243481,3</text:p>
          </table:table-cell>
          <table:table-cell office:value-type="float" office:value="793383.73">
            <text:p>793383,73</text:p>
          </table:table-cell>
          <table:table-cell office:value-type="float" office:value="3337683.56">
            <text:p>3337683,56</text:p>
          </table:table-cell>
          <table:table-cell office:value-type="float" office:value="886672.73">
            <text:p>886672,73</text:p>
          </table:table-cell>
          <table:table-cell office:value-type="float" office:value="5581164.86">
            <text:p>5581164,86</text:p>
          </table:table-cell>
          <table:table-cell/>
          <table:table-cell table:style-name="ce2" office:value-type="date" office:date-value="2023-05-27">
            <text:p>2023-05-27 00:00:00</text:p>
          </table:table-cell>
          <table:table-cell table:number-columns-repeated="1015"/>
        </table:table-row>
        <table:table-row table:style-name="ro1">
          <table:table-cell office:value-type="float" office:value="672198">
            <text:p>672198</text:p>
          </table:table-cell>
          <table:table-cell office:value-type="float" office:value="69158">
            <text:p>69158</text:p>
          </table:table-cell>
          <table:table-cell office:value-type="float" office:value="1699831.25">
            <text:p>1699831,25</text:p>
          </table:table-cell>
          <table:table-cell office:value-type="float" office:value="548807.82">
            <text:p>548807,82</text:p>
          </table:table-cell>
          <table:table-cell office:value-type="float" office:value="2646991.32">
            <text:p>2646991,32</text:p>
          </table:table-cell>
          <table:table-cell office:value-type="float" office:value="617965.82">
            <text:p>617965,82</text:p>
          </table:table-cell>
          <table:table-cell office:value-type="float" office:value="4346822.57">
            <text:p>4346822,57</text:p>
          </table:table-cell>
          <table:table-cell/>
          <table:table-cell table:style-name="ce2" office:value-type="date" office:date-value="2023-05-28">
            <text:p>2023-05-28 00:00:00</text:p>
          </table:table-cell>
          <table:table-cell table:number-columns-repeated="1015"/>
        </table:table-row>
        <table:table-row table:style-name="ro1">
          <table:table-cell office:value-type="float" office:value="671434">
            <text:p>671434</text:p>
          </table:table-cell>
          <table:table-cell office:value-type="float" office:value="56706">
            <text:p>56706</text:p>
          </table:table-cell>
          <table:table-cell office:value-type="float" office:value="1425153.93">
            <text:p>1425153,93</text:p>
          </table:table-cell>
          <table:table-cell office:value-type="float" office:value="550149.19">
            <text:p>550149,19</text:p>
          </table:table-cell>
          <table:table-cell office:value-type="float" office:value="2421000.47">
            <text:p>2421000,47</text:p>
          </table:table-cell>
          <table:table-cell office:value-type="float" office:value="606855.19">
            <text:p>606855,19</text:p>
          </table:table-cell>
          <table:table-cell office:value-type="float" office:value="3846154.4">
            <text:p>3846154,4</text:p>
          </table:table-cell>
          <table:table-cell/>
          <table:table-cell table:style-name="ce2" office:value-type="date" office:date-value="2023-05-29">
            <text:p>2023-05-29 00:00:00</text:p>
          </table:table-cell>
          <table:table-cell table:number-columns-repeated="1015"/>
        </table:table-row>
        <table:table-row table:style-name="ro1">
          <table:table-cell office:value-type="float" office:value="694260">
            <text:p>694260</text:p>
          </table:table-cell>
          <table:table-cell office:value-type="float" office:value="60518">
            <text:p>60518</text:p>
          </table:table-cell>
          <table:table-cell office:value-type="float" office:value="1608727.33">
            <text:p>1608727,33</text:p>
          </table:table-cell>
          <table:table-cell office:value-type="float" office:value="489933.39">
            <text:p>489933,39</text:p>
          </table:table-cell>
          <table:table-cell office:value-type="float" office:value="2638981.75">
            <text:p>2638981,75</text:p>
          </table:table-cell>
          <table:table-cell office:value-type="float" office:value="550459.64">
            <text:p>550459,64</text:p>
          </table:table-cell>
          <table:table-cell office:value-type="float" office:value="4247709.08">
            <text:p>4247709,08</text:p>
          </table:table-cell>
          <table:table-cell/>
          <table:table-cell table:style-name="ce2" office:value-type="date" office:date-value="2023-05-30">
            <text:p>2023-05-30 00:00:00</text:p>
          </table:table-cell>
          <table:table-cell table:number-columns-repeated="1015"/>
        </table:table-row>
        <table:table-row table:style-name="ro1">
          <table:table-cell office:value-type="float" office:value="673918">
            <text:p>673918</text:p>
          </table:table-cell>
          <table:table-cell office:value-type="float" office:value="65601">
            <text:p>65601</text:p>
          </table:table-cell>
          <table:table-cell office:value-type="float" office:value="1738432.96">
            <text:p>1738432,96</text:p>
          </table:table-cell>
          <table:table-cell office:value-type="float" office:value="514480.14">
            <text:p>514480,14</text:p>
          </table:table-cell>
          <table:table-cell office:value-type="float" office:value="2814277.53">
            <text:p>2814277,53</text:p>
          </table:table-cell>
          <table:table-cell office:value-type="float" office:value="580081.14">
            <text:p>580081,14</text:p>
          </table:table-cell>
          <table:table-cell office:value-type="float" office:value="4552710.49">
            <text:p>4552710,49</text:p>
          </table:table-cell>
          <table:table-cell/>
          <table:table-cell table:style-name="ce2" office:value-type="date" office:date-value="2023-05-31">
            <text:p>2023-05-31 00:00:00</text:p>
          </table:table-cell>
          <table:table-cell table:number-columns-repeated="1015"/>
        </table:table-row>
        <table:table-row table:style-name="ro1">
          <table:table-cell office:value-type="float" office:value="612924">
            <text:p>612924</text:p>
          </table:table-cell>
          <table:table-cell office:value-type="float" office:value="73880">
            <text:p>73880</text:p>
          </table:table-cell>
          <table:table-cell office:value-type="float" office:value="1884442.66">
            <text:p>1884442,66</text:p>
          </table:table-cell>
          <table:table-cell office:value-type="float" office:value="516505.41">
            <text:p>516505,41</text:p>
          </table:table-cell>
          <table:table-cell office:value-type="float" office:value="3140335.54">
            <text:p>3140335,54</text:p>
          </table:table-cell>
          <table:table-cell office:value-type="float" office:value="590385.41">
            <text:p>590385,41</text:p>
          </table:table-cell>
          <table:table-cell office:value-type="float" office:value="5024778.2">
            <text:p>5024778,2</text:p>
          </table:table-cell>
          <table:table-cell/>
          <table:table-cell table:style-name="ce2" office:value-type="date" office:date-value="2023-06-01">
            <text:p>2023-06-01 00:00:00</text:p>
          </table:table-cell>
          <table:table-cell table:number-columns-repeated="1015"/>
        </table:table-row>
        <table:table-row table:style-name="ro1">
          <table:table-cell office:value-type="float" office:value="652654">
            <text:p>652654</text:p>
          </table:table-cell>
          <table:table-cell office:value-type="float" office:value="94674">
            <text:p>94674</text:p>
          </table:table-cell>
          <table:table-cell office:value-type="float" office:value="2397076.2">
            <text:p>2397076,2</text:p>
          </table:table-cell>
          <table:table-cell office:value-type="float" office:value="644313.67">
            <text:p>644313,67</text:p>
          </table:table-cell>
          <table:table-cell office:value-type="float" office:value="3918592.21">
            <text:p>3918592,21</text:p>
          </table:table-cell>
          <table:table-cell office:value-type="float" office:value="739001.17">
            <text:p>739001,17</text:p>
          </table:table-cell>
          <table:table-cell office:value-type="float" office:value="6315668.41">
            <text:p>6315668,41</text:p>
          </table:table-cell>
          <table:table-cell/>
          <table:table-cell table:style-name="ce2" office:value-type="date" office:date-value="2023-06-02">
            <text:p>2023-06-02 00:00:00</text:p>
          </table:table-cell>
          <table:table-cell table:number-columns-repeated="1015"/>
        </table:table-row>
        <table:table-row table:style-name="ro1">
          <table:table-cell office:value-type="float" office:value="695190">
            <text:p>695190</text:p>
          </table:table-cell>
          <table:table-cell office:value-type="float" office:value="93354">
            <text:p>93354</text:p>
          </table:table-cell>
          <table:table-cell office:value-type="float" office:value="2348710.3">
            <text:p>2348710,3</text:p>
          </table:table-cell>
          <table:table-cell office:value-type="float" office:value="593741.43">
            <text:p>593741,43</text:p>
          </table:table-cell>
          <table:table-cell office:value-type="float" office:value="3457074.08">
            <text:p>3457074,08</text:p>
          </table:table-cell>
          <table:table-cell office:value-type="float" office:value="687095.43">
            <text:p>687095,43</text:p>
          </table:table-cell>
          <table:table-cell office:value-type="float" office:value="5805784.38">
            <text:p>5805784,38</text:p>
          </table:table-cell>
          <table:table-cell/>
          <table:table-cell table:style-name="ce2" office:value-type="date" office:date-value="2023-06-03">
            <text:p>2023-06-03 00:00:00</text:p>
          </table:table-cell>
          <table:table-cell table:number-columns-repeated="1015"/>
        </table:table-row>
        <table:table-row table:style-name="ro1">
          <table:table-cell office:value-type="float" office:value="674758">
            <text:p>674758</text:p>
          </table:table-cell>
          <table:table-cell office:value-type="float" office:value="67598">
            <text:p>67598</text:p>
          </table:table-cell>
          <table:table-cell office:value-type="float" office:value="1764418.98">
            <text:p>1764418,98</text:p>
          </table:table-cell>
          <table:table-cell office:value-type="float" office:value="411244.04">
            <text:p>411244,04</text:p>
          </table:table-cell>
          <table:table-cell office:value-type="float" office:value="2608313.71">
            <text:p>2608313,71</text:p>
          </table:table-cell>
          <table:table-cell office:value-type="float" office:value="478842.04">
            <text:p>478842,04</text:p>
          </table:table-cell>
          <table:table-cell office:value-type="float" office:value="4372732.69">
            <text:p>4372732,69</text:p>
          </table:table-cell>
          <table:table-cell/>
          <table:table-cell table:style-name="ce2" office:value-type="date" office:date-value="2023-06-04">
            <text:p>2023-06-04 00:00:00</text:p>
          </table:table-cell>
          <table:table-cell table:number-columns-repeated="1015"/>
        </table:table-row>
        <table:table-row table:style-name="ro1">
          <table:table-cell office:value-type="float" office:value="634595">
            <text:p>634595</text:p>
          </table:table-cell>
          <table:table-cell office:value-type="float" office:value="62076">
            <text:p>62076</text:p>
          </table:table-cell>
          <table:table-cell office:value-type="float" office:value="1618383.4">
            <text:p>1618383,4</text:p>
          </table:table-cell>
          <table:table-cell office:value-type="float" office:value="404534.11">
            <text:p>404534,11</text:p>
          </table:table-cell>
          <table:table-cell office:value-type="float" office:value="2475035.66">
            <text:p>2475035,66</text:p>
          </table:table-cell>
          <table:table-cell office:value-type="float" office:value="466610.11">
            <text:p>466610,11</text:p>
          </table:table-cell>
          <table:table-cell office:value-type="float" office:value="4093419.06">
            <text:p>4093419,06</text:p>
          </table:table-cell>
          <table:table-cell/>
          <table:table-cell table:style-name="ce2" office:value-type="date" office:date-value="2023-06-05">
            <text:p>2023-06-05 00:00:00</text:p>
          </table:table-cell>
          <table:table-cell table:number-columns-repeated="1015"/>
        </table:table-row>
        <table:table-row table:style-name="ro1">
          <table:table-cell office:value-type="float" office:value="614023">
            <text:p>614023</text:p>
          </table:table-cell>
          <table:table-cell office:value-type="float" office:value="60489">
            <text:p>60489</text:p>
          </table:table-cell>
          <table:table-cell office:value-type="float" office:value="1596383.88">
            <text:p>1596383,88</text:p>
          </table:table-cell>
          <table:table-cell office:value-type="float" office:value="473826.71">
            <text:p>473826,71</text:p>
          </table:table-cell>
          <table:table-cell office:value-type="float" office:value="2609886.04">
            <text:p>2609886,04</text:p>
          </table:table-cell>
          <table:table-cell office:value-type="float" office:value="534315.71">
            <text:p>534315,71</text:p>
          </table:table-cell>
          <table:table-cell office:value-type="float" office:value="4206269.92">
            <text:p>4206269,92</text:p>
          </table:table-cell>
          <table:table-cell/>
          <table:table-cell table:style-name="ce2" office:value-type="date" office:date-value="2023-06-06">
            <text:p>2023-06-06 00:00:00</text:p>
          </table:table-cell>
          <table:table-cell table:number-columns-repeated="1015"/>
        </table:table-row>
        <table:table-row table:style-name="ro1">
          <table:table-cell office:value-type="float" office:value="614481">
            <text:p>614481</text:p>
          </table:table-cell>
          <table:table-cell office:value-type="float" office:value="71176">
            <text:p>71176</text:p>
          </table:table-cell>
          <table:table-cell office:value-type="float" office:value="1767097.28">
            <text:p>1767097,28</text:p>
          </table:table-cell>
          <table:table-cell office:value-type="float" office:value="513568.5">
            <text:p>513568,5</text:p>
          </table:table-cell>
          <table:table-cell office:value-type="float" office:value="2746521.87">
            <text:p>2746521,87</text:p>
          </table:table-cell>
          <table:table-cell office:value-type="float" office:value="584744.5">
            <text:p>584744,5</text:p>
          </table:table-cell>
          <table:table-cell office:value-type="float" office:value="4513619.15">
            <text:p>4513619,15</text:p>
          </table:table-cell>
          <table:table-cell/>
          <table:table-cell table:style-name="ce2" office:value-type="date" office:date-value="2023-06-07">
            <text:p>2023-06-07 00:00:00</text:p>
          </table:table-cell>
          <table:table-cell table:number-columns-repeated="1015"/>
        </table:table-row>
        <table:table-row table:style-name="ro1">
          <table:table-cell office:value-type="float" office:value="654363">
            <text:p>654363</text:p>
          </table:table-cell>
          <table:table-cell office:value-type="float" office:value="74513">
            <text:p>74513</text:p>
          </table:table-cell>
          <table:table-cell office:value-type="float" office:value="1943591.03">
            <text:p>1943591,03</text:p>
          </table:table-cell>
          <table:table-cell office:value-type="float" office:value="560305.5">
            <text:p>560305,5</text:p>
          </table:table-cell>
          <table:table-cell office:value-type="float" office:value="3090131.74">
            <text:p>3090131,74</text:p>
          </table:table-cell>
          <table:table-cell office:value-type="float" office:value="634818.5">
            <text:p>634818,5</text:p>
          </table:table-cell>
          <table:table-cell office:value-type="float" office:value="5033722.77">
            <text:p>5033722,77</text:p>
          </table:table-cell>
          <table:table-cell/>
          <table:table-cell table:style-name="ce2" office:value-type="date" office:date-value="2023-06-08">
            <text:p>2023-06-08 00:00:00</text:p>
          </table:table-cell>
          <table:table-cell table:number-columns-repeated="1015"/>
        </table:table-row>
        <table:table-row table:style-name="ro1">
          <table:table-cell office:value-type="float" office:value="654877">
            <text:p>654877</text:p>
          </table:table-cell>
          <table:table-cell office:value-type="float" office:value="98906">
            <text:p>98906</text:p>
          </table:table-cell>
          <table:table-cell office:value-type="float" office:value="2515435.71">
            <text:p>2515435,71</text:p>
          </table:table-cell>
          <table:table-cell office:value-type="float" office:value="724245.85">
            <text:p>724245,85</text:p>
          </table:table-cell>
          <table:table-cell office:value-type="float" office:value="4005675.26">
            <text:p>4005675,26</text:p>
          </table:table-cell>
          <table:table-cell office:value-type="float" office:value="823151.85">
            <text:p>823151,85</text:p>
          </table:table-cell>
          <table:table-cell office:value-type="float" office:value="6521110.97">
            <text:p>6521110,97</text:p>
          </table:table-cell>
          <table:table-cell/>
          <table:table-cell table:style-name="ce2" office:value-type="date" office:date-value="2023-06-09">
            <text:p>2023-06-09 00:00:00</text:p>
          </table:table-cell>
          <table:table-cell table:number-columns-repeated="1015"/>
        </table:table-row>
        <table:table-row table:style-name="ro1">
          <table:table-cell office:value-type="float" office:value="655391">
            <text:p>655391</text:p>
          </table:table-cell>
          <table:table-cell office:value-type="float" office:value="88021">
            <text:p>88021</text:p>
          </table:table-cell>
          <table:table-cell office:value-type="float" office:value="2225689.04">
            <text:p>2225689,04</text:p>
          </table:table-cell>
          <table:table-cell office:value-type="float" office:value="597873.2">
            <text:p>597873,2</text:p>
          </table:table-cell>
          <table:table-cell office:value-type="float" office:value="3288345.27">
            <text:p>3288345,27</text:p>
          </table:table-cell>
          <table:table-cell office:value-type="float" office:value="685894.2">
            <text:p>685894,2</text:p>
          </table:table-cell>
          <table:table-cell office:value-type="float" office:value="5514034.31">
            <text:p>5514034,31</text:p>
          </table:table-cell>
          <table:table-cell/>
          <table:table-cell table:style-name="ce2" office:value-type="date" office:date-value="2023-06-10">
            <text:p>2023-06-10 00:00:00</text:p>
          </table:table-cell>
          <table:table-cell table:number-columns-repeated="1015"/>
        </table:table-row>
        <table:table-row table:style-name="ro1">
          <table:table-cell office:value-type="float" office:value="638934">
            <text:p>638934</text:p>
          </table:table-cell>
          <table:table-cell office:value-type="float" office:value="61314">
            <text:p>61314</text:p>
          </table:table-cell>
          <table:table-cell office:value-type="float" office:value="1610231.78">
            <text:p>1610231,78</text:p>
          </table:table-cell>
          <table:table-cell office:value-type="float" office:value="451408.93">
            <text:p>451408,93</text:p>
          </table:table-cell>
          <table:table-cell office:value-type="float" office:value="2583146.4">
            <text:p>2583146,4</text:p>
          </table:table-cell>
          <table:table-cell office:value-type="float" office:value="512722.93">
            <text:p>512722,93</text:p>
          </table:table-cell>
          <table:table-cell office:value-type="float" office:value="4193378.18">
            <text:p>4193378,18</text:p>
          </table:table-cell>
          <table:table-cell/>
          <table:table-cell table:style-name="ce2" office:value-type="date" office:date-value="2023-06-11">
            <text:p>2023-06-11 00:00:00</text:p>
          </table:table-cell>
          <table:table-cell table:number-columns-repeated="1015"/>
        </table:table-row>
        <table:table-row table:style-name="ro1">
          <table:table-cell office:value-type="float" office:value="656408">
            <text:p>656408</text:p>
          </table:table-cell>
          <table:table-cell office:value-type="float" office:value="60880">
            <text:p>60880</text:p>
          </table:table-cell>
          <table:table-cell office:value-type="float" office:value="1593913.83">
            <text:p>1593913,83</text:p>
          </table:table-cell>
          <table:table-cell office:value-type="float" office:value="464297.35">
            <text:p>464297,35</text:p>
          </table:table-cell>
          <table:table-cell office:value-type="float" office:value="2478816.37">
            <text:p>2478816,37</text:p>
          </table:table-cell>
          <table:table-cell office:value-type="float" office:value="525177.35">
            <text:p>525177,35</text:p>
          </table:table-cell>
          <table:table-cell office:value-type="float" office:value="4072730.2">
            <text:p>4072730,2</text:p>
          </table:table-cell>
          <table:table-cell/>
          <table:table-cell table:style-name="ce2" office:value-type="date" office:date-value="2023-06-12">
            <text:p>2023-06-12 00:00:00</text:p>
          </table:table-cell>
          <table:table-cell table:number-columns-repeated="1015"/>
        </table:table-row>
        <table:table-row table:style-name="ro1">
          <table:table-cell office:value-type="float" office:value="658324">
            <text:p>658324</text:p>
          </table:table-cell>
          <table:table-cell office:value-type="float" office:value="64127">
            <text:p>64127</text:p>
          </table:table-cell>
          <table:table-cell office:value-type="float" office:value="1631199.54">
            <text:p>1631199,54</text:p>
          </table:table-cell>
          <table:table-cell office:value-type="float" office:value="458081.78">
            <text:p>458081,78</text:p>
          </table:table-cell>
          <table:table-cell office:value-type="float" office:value="2689646.2">
            <text:p>2689646,2</text:p>
          </table:table-cell>
          <table:table-cell office:value-type="float" office:value="522208.78">
            <text:p>522208,78</text:p>
          </table:table-cell>
          <table:table-cell office:value-type="float" office:value="4320845.74">
            <text:p>4320845,74</text:p>
          </table:table-cell>
          <table:table-cell/>
          <table:table-cell table:style-name="ce2" office:value-type="date" office:date-value="2023-06-13">
            <text:p>2023-06-13 00:00:00</text:p>
          </table:table-cell>
          <table:table-cell table:number-columns-repeated="1015"/>
        </table:table-row>
        <table:table-row table:style-name="ro1">
          <table:table-cell office:value-type="float" office:value="678642">
            <text:p>678642</text:p>
          </table:table-cell>
          <table:table-cell office:value-type="float" office:value="69100">
            <text:p>69100</text:p>
          </table:table-cell>
          <table:table-cell office:value-type="float" office:value="1793671.02">
            <text:p>1793671,02</text:p>
          </table:table-cell>
          <table:table-cell office:value-type="float" office:value="478764.84">
            <text:p>478764,84</text:p>
          </table:table-cell>
          <table:table-cell office:value-type="float" office:value="2779185.61">
            <text:p>2779185,61</text:p>
          </table:table-cell>
          <table:table-cell office:value-type="float" office:value="547864.85">
            <text:p>547864,85</text:p>
          </table:table-cell>
          <table:table-cell office:value-type="float" office:value="4572856.63">
            <text:p>4572856,63</text:p>
          </table:table-cell>
          <table:table-cell/>
          <table:table-cell table:style-name="ce2" office:value-type="date" office:date-value="2023-06-14">
            <text:p>2023-06-14 00:00:00</text:p>
          </table:table-cell>
          <table:table-cell table:number-columns-repeated="1015"/>
        </table:table-row>
        <table:table-row table:style-name="ro1">
          <table:table-cell office:value-type="float" office:value="701822">
            <text:p>701822</text:p>
          </table:table-cell>
          <table:table-cell office:value-type="float" office:value="81969">
            <text:p>81969</text:p>
          </table:table-cell>
          <table:table-cell office:value-type="float" office:value="2887565.43">
            <text:p>2887565,43</text:p>
          </table:table-cell>
          <table:table-cell office:value-type="float" office:value="538123.86">
            <text:p>538123,86</text:p>
          </table:table-cell>
          <table:table-cell office:value-type="float" office:value="3126601.1">
            <text:p>3126601,1</text:p>
          </table:table-cell>
          <table:table-cell office:value-type="float" office:value="620092.86">
            <text:p>620092,86</text:p>
          </table:table-cell>
          <table:table-cell office:value-type="float" office:value="6014166.53">
            <text:p>6014166,53</text:p>
          </table:table-cell>
          <table:table-cell/>
          <table:table-cell table:style-name="ce2" office:value-type="date" office:date-value="2023-06-15">
            <text:p>2023-06-15 00:00:00</text:p>
          </table:table-cell>
          <table:table-cell table:number-columns-repeated="1015"/>
        </table:table-row>
        <table:table-row table:style-name="ro1">
          <table:table-cell office:value-type="float" office:value="661349">
            <text:p>661349</text:p>
          </table:table-cell>
          <table:table-cell office:value-type="float" office:value="99433">
            <text:p>99433</text:p>
          </table:table-cell>
          <table:table-cell office:value-type="float" office:value="2490477.49">
            <text:p>2490477,49</text:p>
          </table:table-cell>
          <table:table-cell office:value-type="float" office:value="701743.29">
            <text:p>701743,29</text:p>
          </table:table-cell>
          <table:table-cell office:value-type="float" office:value="4037277.84">
            <text:p>4037277,84</text:p>
          </table:table-cell>
          <table:table-cell office:value-type="float" office:value="801176.29">
            <text:p>801176,29</text:p>
          </table:table-cell>
          <table:table-cell office:value-type="float" office:value="6527755.33">
            <text:p>6527755,33</text:p>
          </table:table-cell>
          <table:table-cell/>
          <table:table-cell table:style-name="ce2" office:value-type="date" office:date-value="2023-06-16">
            <text:p>2023-06-16 00:00:00</text:p>
          </table:table-cell>
          <table:table-cell table:number-columns-repeated="1015"/>
        </table:table-row>
        <table:table-row table:style-name="ro1">
          <table:table-cell office:value-type="float" office:value="721399">
            <text:p>721399</text:p>
          </table:table-cell>
          <table:table-cell office:value-type="float" office:value="95841">
            <text:p>95841</text:p>
          </table:table-cell>
          <table:table-cell office:value-type="float" office:value="2392463.38">
            <text:p>2392463,38</text:p>
          </table:table-cell>
          <table:table-cell office:value-type="float" office:value="584156.68">
            <text:p>584156,68</text:p>
          </table:table-cell>
          <table:table-cell office:value-type="float" office:value="3478528.78">
            <text:p>3478528,78</text:p>
          </table:table-cell>
          <table:table-cell office:value-type="float" office:value="679997.68">
            <text:p>679997,68</text:p>
          </table:table-cell>
          <table:table-cell office:value-type="float" office:value="5870992.16">
            <text:p>5870992,16</text:p>
          </table:table-cell>
          <table:table-cell/>
          <table:table-cell table:style-name="ce2" office:value-type="date" office:date-value="2023-06-17">
            <text:p>2023-06-17 00:00:00</text:p>
          </table:table-cell>
          <table:table-cell table:number-columns-repeated="1015"/>
        </table:table-row>
        <table:table-row table:style-name="ro1">
          <table:table-cell office:value-type="float" office:value="618464">
            <text:p>618464</text:p>
          </table:table-cell>
          <table:table-cell office:value-type="float" office:value="68556">
            <text:p>68556</text:p>
          </table:table-cell>
          <table:table-cell office:value-type="float" office:value="1730763.82">
            <text:p>1730763,82</text:p>
          </table:table-cell>
          <table:table-cell office:value-type="float" office:value="486235.67">
            <text:p>486235,67</text:p>
          </table:table-cell>
          <table:table-cell office:value-type="float" office:value="2789814.62">
            <text:p>2789814,62</text:p>
          </table:table-cell>
          <table:table-cell office:value-type="float" office:value="554791.67">
            <text:p>554791,67</text:p>
          </table:table-cell>
          <table:table-cell office:value-type="float" office:value="4520578.44">
            <text:p>4520578,44</text:p>
          </table:table-cell>
          <table:table-cell/>
          <table:table-cell table:style-name="ce2" office:value-type="date" office:date-value="2023-06-18">
            <text:p>2023-06-18 00:00:00</text:p>
          </table:table-cell>
          <table:table-cell table:number-columns-repeated="1015"/>
        </table:table-row>
        <table:table-row table:style-name="ro1">
          <table:table-cell office:value-type="float" office:value="640212">
            <text:p>640212</text:p>
          </table:table-cell>
          <table:table-cell office:value-type="float" office:value="67315">
            <text:p>67315</text:p>
          </table:table-cell>
          <table:table-cell office:value-type="float" office:value="1731676.07">
            <text:p>1731676,07</text:p>
          </table:table-cell>
          <table:table-cell office:value-type="float" office:value="453193.16">
            <text:p>453193,16</text:p>
          </table:table-cell>
          <table:table-cell office:value-type="float" office:value="2556588.75">
            <text:p>2556588,75</text:p>
          </table:table-cell>
          <table:table-cell office:value-type="float" office:value="520584.91">
            <text:p>520584,91</text:p>
          </table:table-cell>
          <table:table-cell office:value-type="float" office:value="4288264.82">
            <text:p>4288264,82</text:p>
          </table:table-cell>
          <table:table-cell/>
          <table:table-cell table:style-name="ce2" office:value-type="date" office:date-value="2023-06-19">
            <text:p>2023-06-19 00:00:00</text:p>
          </table:table-cell>
          <table:table-cell table:number-columns-repeated="1015"/>
        </table:table-row>
        <table:table-row table:style-name="ro1">
          <table:table-cell office:value-type="float" office:value="660581">
            <text:p>660581</text:p>
          </table:table-cell>
          <table:table-cell office:value-type="float" office:value="63692">
            <text:p>63692</text:p>
          </table:table-cell>
          <table:table-cell office:value-type="float" office:value="1650605.1">
            <text:p>1650605,1</text:p>
          </table:table-cell>
          <table:table-cell office:value-type="float" office:value="427896.4">
            <text:p>427896,4</text:p>
          </table:table-cell>
          <table:table-cell office:value-type="float" office:value="2606626.32">
            <text:p>2606626,32</text:p>
          </table:table-cell>
          <table:table-cell office:value-type="float" office:value="491588.4">
            <text:p>491588,4</text:p>
          </table:table-cell>
          <table:table-cell office:value-type="float" office:value="4257231.42">
            <text:p>4257231,42</text:p>
          </table:table-cell>
          <table:table-cell/>
          <table:table-cell table:style-name="ce2" office:value-type="date" office:date-value="2023-06-20">
            <text:p>2023-06-20 00:00:00</text:p>
          </table:table-cell>
          <table:table-cell table:number-columns-repeated="1015"/>
        </table:table-row>
        <table:table-row table:style-name="ro1">
          <table:table-cell office:value-type="float" office:value="641196">
            <text:p>641196</text:p>
          </table:table-cell>
          <table:table-cell office:value-type="float" office:value="70320">
            <text:p>70320</text:p>
          </table:table-cell>
          <table:table-cell office:value-type="float" office:value="1829778.68">
            <text:p>1829778,68</text:p>
          </table:table-cell>
          <table:table-cell office:value-type="float" office:value="432640.89">
            <text:p>432640,89</text:p>
          </table:table-cell>
          <table:table-cell office:value-type="float" office:value="2829003.54">
            <text:p>2829003,54</text:p>
          </table:table-cell>
          <table:table-cell office:value-type="float" office:value="502960.89">
            <text:p>502960,89</text:p>
          </table:table-cell>
          <table:table-cell office:value-type="float" office:value="4658782.22">
            <text:p>4658782,22</text:p>
          </table:table-cell>
          <table:table-cell/>
          <table:table-cell table:style-name="ce2" office:value-type="date" office:date-value="2023-06-21">
            <text:p>2023-06-21 00:00:00</text:p>
          </table:table-cell>
          <table:table-cell table:number-columns-repeated="1015"/>
        </table:table-row>
        <table:table-row table:style-name="ro1">
          <table:table-cell office:value-type="float" office:value="641681">
            <text:p>641681</text:p>
          </table:table-cell>
          <table:table-cell office:value-type="float" office:value="78360">
            <text:p>78360</text:p>
          </table:table-cell>
          <table:table-cell office:value-type="float" office:value="2004585.11">
            <text:p>2004585,11</text:p>
          </table:table-cell>
          <table:table-cell office:value-type="float" office:value="478703.25">
            <text:p>478703,25</text:p>
          </table:table-cell>
          <table:table-cell office:value-type="float" office:value="3148543.6">
            <text:p>3148543,6</text:p>
          </table:table-cell>
          <table:table-cell office:value-type="float" office:value="557063.25">
            <text:p>557063,25</text:p>
          </table:table-cell>
          <table:table-cell office:value-type="float" office:value="5153128.71">
            <text:p>5153128,71</text:p>
          </table:table-cell>
          <table:table-cell/>
          <table:table-cell table:style-name="ce2" office:value-type="date" office:date-value="2023-06-22">
            <text:p>2023-06-22 00:00:00</text:p>
          </table:table-cell>
          <table:table-cell table:number-columns-repeated="1015"/>
        </table:table-row>
        <table:table-row table:style-name="ro1">
          <table:table-cell office:value-type="float" office:value="664967">
            <text:p>664967</text:p>
          </table:table-cell>
          <table:table-cell office:value-type="float" office:value="99166">
            <text:p>99166</text:p>
          </table:table-cell>
          <table:table-cell office:value-type="float" office:value="2483571.16">
            <text:p>2483571,16</text:p>
          </table:table-cell>
          <table:table-cell office:value-type="float" office:value="644304.87">
            <text:p>644304,87</text:p>
          </table:table-cell>
          <table:table-cell office:value-type="float" office:value="3948073.62">
            <text:p>3948073,62</text:p>
          </table:table-cell>
          <table:table-cell office:value-type="float" office:value="743470.87">
            <text:p>743470,87</text:p>
          </table:table-cell>
          <table:table-cell office:value-type="float" office:value="6431644.78">
            <text:p>6431644,78</text:p>
          </table:table-cell>
          <table:table-cell/>
          <table:table-cell table:style-name="ce2" office:value-type="date" office:date-value="2023-06-23">
            <text:p>2023-06-23 00:00:00</text:p>
          </table:table-cell>
          <table:table-cell table:number-columns-repeated="1015"/>
        </table:table-row>
        <table:table-row table:style-name="ro1">
          <table:table-cell office:value-type="float" office:value="665497">
            <text:p>665497</text:p>
          </table:table-cell>
          <table:table-cell office:value-type="float" office:value="94694">
            <text:p>94694</text:p>
          </table:table-cell>
          <table:table-cell office:value-type="float" office:value="2339244.61">
            <text:p>2339244,61</text:p>
          </table:table-cell>
          <table:table-cell office:value-type="float" office:value="528792.19">
            <text:p>528792,19</text:p>
          </table:table-cell>
          <table:table-cell office:value-type="float" office:value="3418185.89">
            <text:p>3418185,89</text:p>
          </table:table-cell>
          <table:table-cell office:value-type="float" office:value="623486.19">
            <text:p>623486,19</text:p>
          </table:table-cell>
          <table:table-cell office:value-type="float" office:value="5757430.5">
            <text:p>5757430,5</text:p>
          </table:table-cell>
          <table:table-cell/>
          <table:table-cell table:style-name="ce2" office:value-type="date" office:date-value="2023-06-24">
            <text:p>2023-06-24 00:00:00</text:p>
          </table:table-cell>
          <table:table-cell table:number-columns-repeated="1015"/>
        </table:table-row>
        <table:table-row table:style-name="ro1">
          <table:table-cell office:value-type="float" office:value="666027">
            <text:p>666027</text:p>
          </table:table-cell>
          <table:table-cell office:value-type="float" office:value="65760">
            <text:p>65760</text:p>
          </table:table-cell>
          <table:table-cell office:value-type="float" office:value="1710229.09">
            <text:p>1710229,09</text:p>
          </table:table-cell>
          <table:table-cell office:value-type="float" office:value="408298.13">
            <text:p>408298,13</text:p>
          </table:table-cell>
          <table:table-cell office:value-type="float" office:value="2633714.31">
            <text:p>2633714,31</text:p>
          </table:table-cell>
          <table:table-cell office:value-type="float" office:value="474058.13">
            <text:p>474058,13</text:p>
          </table:table-cell>
          <table:table-cell office:value-type="float" office:value="4343943.4">
            <text:p>4343943,4</text:p>
          </table:table-cell>
          <table:table-cell/>
          <table:table-cell table:style-name="ce2" office:value-type="date" office:date-value="2023-06-25">
            <text:p>2023-06-25 00:00:00</text:p>
          </table:table-cell>
          <table:table-cell table:number-columns-repeated="1015"/>
        </table:table-row>
        <table:table-row table:style-name="ro1">
          <table:table-cell office:value-type="float" office:value="666557">
            <text:p>666557</text:p>
          </table:table-cell>
          <table:table-cell office:value-type="float" office:value="63355">
            <text:p>63355</text:p>
          </table:table-cell>
          <table:table-cell office:value-type="float" office:value="1635051.4">
            <text:p>1635051,4</text:p>
          </table:table-cell>
          <table:table-cell office:value-type="float" office:value="407420.86">
            <text:p>407420,86</text:p>
          </table:table-cell>
          <table:table-cell office:value-type="float" office:value="2533126.36">
            <text:p>2533126,36</text:p>
          </table:table-cell>
          <table:table-cell office:value-type="float" office:value="470775.86">
            <text:p>470775,86</text:p>
          </table:table-cell>
          <table:table-cell office:value-type="float" office:value="4168177.76">
            <text:p>4168177,76</text:p>
          </table:table-cell>
          <table:table-cell/>
          <table:table-cell table:style-name="ce2" office:value-type="date" office:date-value="2023-06-26">
            <text:p>2023-06-26 00:00:00</text:p>
          </table:table-cell>
          <table:table-cell table:number-columns-repeated="1015"/>
        </table:table-row>
        <table:table-row table:style-name="ro1">
          <table:table-cell office:value-type="float" office:value="709967">
            <text:p>709967</text:p>
          </table:table-cell>
          <table:table-cell office:value-type="float" office:value="65651">
            <text:p>65651</text:p>
          </table:table-cell>
          <table:table-cell office:value-type="float" office:value="1681953.94">
            <text:p>1681953,94</text:p>
          </table:table-cell>
          <table:table-cell office:value-type="float" office:value="448876.78">
            <text:p>448876,78</text:p>
          </table:table-cell>
          <table:table-cell office:value-type="float" office:value="2713196.2">
            <text:p>2713196,2</text:p>
          </table:table-cell>
          <table:table-cell office:value-type="float" office:value="514527.78">
            <text:p>514527,78</text:p>
          </table:table-cell>
          <table:table-cell office:value-type="float" office:value="4395150.14">
            <text:p>4395150,14</text:p>
          </table:table-cell>
          <table:table-cell/>
          <table:table-cell table:style-name="ce2" office:value-type="date" office:date-value="2023-06-27">
            <text:p>2023-06-27 00:00:00</text:p>
          </table:table-cell>
          <table:table-cell table:number-columns-repeated="1015"/>
        </table:table-row>
        <table:table-row table:style-name="ro1">
          <table:table-cell office:value-type="float" office:value="690585">
            <text:p>690585</text:p>
          </table:table-cell>
          <table:table-cell office:value-type="float" office:value="75089">
            <text:p>75089</text:p>
          </table:table-cell>
          <table:table-cell office:value-type="float" office:value="1912524.42">
            <text:p>1912524,42</text:p>
          </table:table-cell>
          <table:table-cell office:value-type="float" office:value="506697.37">
            <text:p>506697,37</text:p>
          </table:table-cell>
          <table:table-cell office:value-type="float" office:value="2923660.83">
            <text:p>2923660,83</text:p>
          </table:table-cell>
          <table:table-cell office:value-type="float" office:value="581786.37">
            <text:p>581786,37</text:p>
          </table:table-cell>
          <table:table-cell office:value-type="float" office:value="4836185.25">
            <text:p>4836185,25</text:p>
          </table:table-cell>
          <table:table-cell/>
          <table:table-cell table:style-name="ce2" office:value-type="date" office:date-value="2023-06-28">
            <text:p>2023-06-28 00:00:00</text:p>
          </table:table-cell>
          <table:table-cell table:number-columns-repeated="1015"/>
        </table:table-row>
        <table:table-row table:style-name="ro1">
          <table:table-cell office:value-type="float" office:value="689692">
            <text:p>689692</text:p>
          </table:table-cell>
          <table:table-cell office:value-type="float" office:value="86659">
            <text:p>86659</text:p>
          </table:table-cell>
          <table:table-cell office:value-type="float" office:value="2181298.56">
            <text:p>2181298,56</text:p>
          </table:table-cell>
          <table:table-cell office:value-type="float" office:value="582097.74">
            <text:p>582097,74</text:p>
          </table:table-cell>
          <table:table-cell office:value-type="float" office:value="3387706.97">
            <text:p>3387706,97</text:p>
          </table:table-cell>
          <table:table-cell office:value-type="float" office:value="668756.74">
            <text:p>668756,74</text:p>
          </table:table-cell>
          <table:table-cell office:value-type="float" office:value="5569005.53">
            <text:p>5569005,53</text:p>
          </table:table-cell>
          <table:table-cell/>
          <table:table-cell table:style-name="ce2" office:value-type="date" office:date-value="2023-06-29">
            <text:p>2023-06-29 00:00:00</text:p>
          </table:table-cell>
          <table:table-cell table:number-columns-repeated="1015"/>
        </table:table-row>
        <table:table-row table:style-name="ro1">
          <table:table-cell office:value-type="float" office:value="688776">
            <text:p>688776</text:p>
          </table:table-cell>
          <table:table-cell office:value-type="float" office:value="114899">
            <text:p>114899</text:p>
          </table:table-cell>
          <table:table-cell office:value-type="float" office:value="2817776.25">
            <text:p>2817776,25</text:p>
          </table:table-cell>
          <table:table-cell office:value-type="float" office:value="716030.98">
            <text:p>716030,98</text:p>
          </table:table-cell>
          <table:table-cell office:value-type="float" office:value="4413669.55">
            <text:p>4413669,55</text:p>
          </table:table-cell>
          <table:table-cell office:value-type="float" office:value="830929.98">
            <text:p>830929,98</text:p>
          </table:table-cell>
          <table:table-cell office:value-type="float" office:value="7231445.8">
            <text:p>7231445,8</text:p>
          </table:table-cell>
          <table:table-cell/>
          <table:table-cell table:style-name="ce2" office:value-type="date" office:date-value="2023-06-30">
            <text:p>2023-06-30 00:00:00</text:p>
          </table:table-cell>
          <table:table-cell table:number-columns-repeated="1015"/>
        </table:table-row>
        <table:table-row table:style-name="ro1">
          <table:table-cell office:value-type="float" office:value="647781">
            <text:p>647781</text:p>
          </table:table-cell>
          <table:table-cell office:value-type="float" office:value="97454">
            <text:p>97454</text:p>
          </table:table-cell>
          <table:table-cell office:value-type="float" office:value="2348268.14">
            <text:p>2348268,14</text:p>
          </table:table-cell>
          <table:table-cell office:value-type="float" office:value="3667705.93">
            <text:p>3667705,93</text:p>
          </table:table-cell>
          <table:table-cell office:value-type="float" office:value="3624044.28">
            <text:p>3624044,28</text:p>
          </table:table-cell>
          <table:table-cell office:value-type="float" office:value="3765159.93">
            <text:p>3765159,93</text:p>
          </table:table-cell>
          <table:table-cell office:value-type="float" office:value="5972312.42">
            <text:p>5972312,42</text:p>
          </table:table-cell>
          <table:table-cell/>
          <table:table-cell table:style-name="ce2" office:value-type="date" office:date-value="2023-07-01">
            <text:p>2023-07-01 00:00:00</text:p>
          </table:table-cell>
          <table:table-cell table:number-columns-repeated="1015"/>
        </table:table-row>
        <table:table-row table:style-name="ro1">
          <table:table-cell office:value-type="float" office:value="648274">
            <text:p>648274</text:p>
          </table:table-cell>
          <table:table-cell office:value-type="float" office:value="76614">
            <text:p>76614</text:p>
          </table:table-cell>
          <table:table-cell office:value-type="float" office:value="1896331.06">
            <text:p>1896331,06</text:p>
          </table:table-cell>
          <table:table-cell office:value-type="float" office:value="470101.99">
            <text:p>470101,99</text:p>
          </table:table-cell>
          <table:table-cell office:value-type="float" office:value="2852564.19">
            <text:p>2852564,19</text:p>
          </table:table-cell>
          <table:table-cell office:value-type="float" office:value="546715.99">
            <text:p>546715,99</text:p>
          </table:table-cell>
          <table:table-cell office:value-type="float" office:value="4748895.25">
            <text:p>4748895,25</text:p>
          </table:table-cell>
          <table:table-cell/>
          <table:table-cell table:style-name="ce2" office:value-type="date" office:date-value="2023-07-02">
            <text:p>2023-07-02 00:00:00</text:p>
          </table:table-cell>
          <table:table-cell table:number-columns-repeated="1015"/>
        </table:table-row>
        <table:table-row table:style-name="ro1">
          <table:table-cell office:value-type="float" office:value="607153">
            <text:p>607153</text:p>
          </table:table-cell>
          <table:table-cell office:value-type="float" office:value="92607">
            <text:p>92607</text:p>
          </table:table-cell>
          <table:table-cell office:value-type="float" office:value="2234863.53">
            <text:p>2234863,53</text:p>
          </table:table-cell>
          <table:table-cell office:value-type="float" office:value="536297.36">
            <text:p>536297,36</text:p>
          </table:table-cell>
          <table:table-cell office:value-type="float" office:value="3561320.3">
            <text:p>3561320,3</text:p>
          </table:table-cell>
          <table:table-cell office:value-type="float" office:value="628904.36">
            <text:p>628904,36</text:p>
          </table:table-cell>
          <table:table-cell office:value-type="float" office:value="5796183.83">
            <text:p>5796183,83</text:p>
          </table:table-cell>
          <table:table-cell/>
          <table:table-cell table:style-name="ce2" office:value-type="date" office:date-value="2023-07-03">
            <text:p>2023-07-03 00:00:00</text:p>
          </table:table-cell>
          <table:table-cell table:number-columns-repeated="1015"/>
        </table:table-row>
        <table:table-row table:style-name="ro1">
          <table:table-cell office:value-type="float" office:value="584507">
            <text:p>584507</text:p>
          </table:table-cell>
          <table:table-cell office:value-type="float" office:value="49770">
            <text:p>49770</text:p>
          </table:table-cell>
          <table:table-cell office:value-type="float" office:value="1210346.94">
            <text:p>1210346,94</text:p>
          </table:table-cell>
          <table:table-cell office:value-type="float" office:value="341991.2">
            <text:p>341991,2</text:p>
          </table:table-cell>
          <table:table-cell office:value-type="float" office:value="2217270.57">
            <text:p>2217270,57</text:p>
          </table:table-cell>
          <table:table-cell office:value-type="float" office:value="391761.2">
            <text:p>391761,2</text:p>
          </table:table-cell>
          <table:table-cell office:value-type="float" office:value="3427617.51">
            <text:p>3427617,51</text:p>
          </table:table-cell>
          <table:table-cell/>
          <table:table-cell table:style-name="ce2" office:value-type="date" office:date-value="2023-07-04">
            <text:p>2023-07-04 00:00:00</text:p>
          </table:table-cell>
          <table:table-cell table:number-columns-repeated="1015"/>
        </table:table-row>
        <table:table-row table:style-name="ro1">
          <table:table-cell office:value-type="float" office:value="628079">
            <text:p>628079</text:p>
          </table:table-cell>
          <table:table-cell office:value-type="float" office:value="70604">
            <text:p>70604</text:p>
          </table:table-cell>
          <table:table-cell office:value-type="float" office:value="1830455.57">
            <text:p>1830455,57</text:p>
          </table:table-cell>
          <table:table-cell office:value-type="float" office:value="440278.97">
            <text:p>440278,97</text:p>
          </table:table-cell>
          <table:table-cell office:value-type="float" office:value="2854008.75">
            <text:p>2854008,75</text:p>
          </table:table-cell>
          <table:table-cell office:value-type="float" office:value="510882.97">
            <text:p>510882,97</text:p>
          </table:table-cell>
          <table:table-cell office:value-type="float" office:value="4684464.32">
            <text:p>4684464,32</text:p>
          </table:table-cell>
          <table:table-cell/>
          <table:table-cell table:style-name="ce2" office:value-type="date" office:date-value="2023-07-05">
            <text:p>2023-07-05 00:00:00</text:p>
          </table:table-cell>
          <table:table-cell table:number-columns-repeated="1015"/>
        </table:table-row>
        <table:table-row table:style-name="ro1">
          <table:table-cell office:value-type="float" office:value="670238">
            <text:p>670238</text:p>
          </table:table-cell>
          <table:table-cell office:value-type="float" office:value="76482">
            <text:p>76482</text:p>
          </table:table-cell>
          <table:table-cell office:value-type="float" office:value="1950463.47">
            <text:p>1950463,47</text:p>
          </table:table-cell>
          <table:table-cell office:value-type="float" office:value="502779.39">
            <text:p>502779,39</text:p>
          </table:table-cell>
          <table:table-cell office:value-type="float" office:value="3129277.04">
            <text:p>3129277,04</text:p>
          </table:table-cell>
          <table:table-cell office:value-type="float" office:value="579261.39">
            <text:p>579261,39</text:p>
          </table:table-cell>
          <table:table-cell office:value-type="float" office:value="5079740.51">
            <text:p>5079740,51</text:p>
          </table:table-cell>
          <table:table-cell/>
          <table:table-cell table:style-name="ce2" office:value-type="date" office:date-value="2023-07-06">
            <text:p>2023-07-06 00:00:00</text:p>
          </table:table-cell>
          <table:table-cell table:number-columns-repeated="1015"/>
        </table:table-row>
        <table:table-row table:style-name="ro1">
          <table:table-cell office:value-type="float" office:value="649134">
            <text:p>649134</text:p>
          </table:table-cell>
          <table:table-cell office:value-type="float" office:value="97905">
            <text:p>97905</text:p>
          </table:table-cell>
          <table:table-cell office:value-type="float" office:value="2477541.63">
            <text:p>2477541,63</text:p>
          </table:table-cell>
          <table:table-cell office:value-type="float" office:value="627214">
            <text:p>627214</text:p>
          </table:table-cell>
          <table:table-cell office:value-type="float" office:value="3987864.69">
            <text:p>3987864,69</text:p>
          </table:table-cell>
          <table:table-cell office:value-type="float" office:value="725119">
            <text:p>725119</text:p>
          </table:table-cell>
          <table:table-cell office:value-type="float" office:value="6465406.32">
            <text:p>6465406,32</text:p>
          </table:table-cell>
          <table:table-cell/>
          <table:table-cell table:style-name="ce2" office:value-type="date" office:date-value="2023-07-07">
            <text:p>2023-07-07 00:00:00</text:p>
          </table:table-cell>
          <table:table-cell table:number-columns-repeated="1015"/>
        </table:table-row>
        <table:table-row table:style-name="ro1">
          <table:table-cell office:value-type="float" office:value="649619">
            <text:p>649619</text:p>
          </table:table-cell>
          <table:table-cell office:value-type="float" office:value="89108">
            <text:p>89108</text:p>
          </table:table-cell>
          <table:table-cell office:value-type="float" office:value="2209463.56">
            <text:p>2209463,56</text:p>
          </table:table-cell>
          <table:table-cell office:value-type="float" office:value="520901.96">
            <text:p>520901,96</text:p>
          </table:table-cell>
          <table:table-cell office:value-type="float" office:value="3348673.96">
            <text:p>3348673,96</text:p>
          </table:table-cell>
          <table:table-cell office:value-type="float" office:value="610009.96">
            <text:p>610009,96</text:p>
          </table:table-cell>
          <table:table-cell office:value-type="float" office:value="5558137.52">
            <text:p>5558137,52</text:p>
          </table:table-cell>
          <table:table-cell/>
          <table:table-cell table:style-name="ce2" office:value-type="date" office:date-value="2023-07-08">
            <text:p>2023-07-08 00:00:00</text:p>
          </table:table-cell>
          <table:table-cell table:number-columns-repeated="1015"/>
        </table:table-row>
        <table:table-row table:style-name="ro1">
          <table:table-cell office:value-type="float" office:value="650104">
            <text:p>650104</text:p>
          </table:table-cell>
          <table:table-cell office:value-type="float" office:value="66769">
            <text:p>66769</text:p>
          </table:table-cell>
          <table:table-cell office:value-type="float" office:value="1719017.77">
            <text:p>1719017,77</text:p>
          </table:table-cell>
          <table:table-cell office:value-type="float" office:value="405951.39">
            <text:p>405951,39</text:p>
          </table:table-cell>
          <table:table-cell office:value-type="float" office:value="2630635.21">
            <text:p>2630635,21</text:p>
          </table:table-cell>
          <table:table-cell office:value-type="float" office:value="472720.39">
            <text:p>472720,39</text:p>
          </table:table-cell>
          <table:table-cell office:value-type="float" office:value="4349652.98">
            <text:p>4349652,98</text:p>
          </table:table-cell>
          <table:table-cell/>
          <table:table-cell table:style-name="ce2" office:value-type="date" office:date-value="2023-07-09">
            <text:p>2023-07-09 00:00:00</text:p>
          </table:table-cell>
          <table:table-cell table:number-columns-repeated="1015"/>
        </table:table-row>
        <table:table-row table:style-name="ro1">
          <table:table-cell office:value-type="float" office:value="673788">
            <text:p>673788</text:p>
          </table:table-cell>
          <table:table-cell office:value-type="float" office:value="72450">
            <text:p>72450</text:p>
          </table:table-cell>
          <table:table-cell office:value-type="float" office:value="1838057.93">
            <text:p>1838057,93</text:p>
          </table:table-cell>
          <table:table-cell office:value-type="float" office:value="472125.04">
            <text:p>472125,04</text:p>
          </table:table-cell>
          <table:table-cell office:value-type="float" office:value="2585249.32">
            <text:p>2585249,32</text:p>
          </table:table-cell>
          <table:table-cell office:value-type="float" office:value="544575.04">
            <text:p>544575,04</text:p>
          </table:table-cell>
          <table:table-cell office:value-type="float" office:value="4423307.25">
            <text:p>4423307,25</text:p>
          </table:table-cell>
          <table:table-cell/>
          <table:table-cell table:style-name="ce2" office:value-type="date" office:date-value="2023-07-10">
            <text:p>2023-07-10 00:00:00</text:p>
          </table:table-cell>
          <table:table-cell table:number-columns-repeated="1015"/>
        </table:table-row>
        <table:table-row table:style-name="ro1">
          <table:table-cell office:value-type="float" office:value="694482">
            <text:p>694482</text:p>
          </table:table-cell>
          <table:table-cell office:value-type="float" office:value="63496">
            <text:p>63496</text:p>
          </table:table-cell>
          <table:table-cell office:value-type="float" office:value="1620271.89">
            <text:p>1620271,89</text:p>
          </table:table-cell>
          <table:table-cell office:value-type="float" office:value="463282.64">
            <text:p>463282,64</text:p>
          </table:table-cell>
          <table:table-cell office:value-type="float" office:value="2727217.5">
            <text:p>2727217,5</text:p>
          </table:table-cell>
          <table:table-cell office:value-type="float" office:value="526778.64">
            <text:p>526778,64</text:p>
          </table:table-cell>
          <table:table-cell office:value-type="float" office:value="4347489.39">
            <text:p>4347489,39</text:p>
          </table:table-cell>
          <table:table-cell/>
          <table:table-cell table:style-name="ce2" office:value-type="date" office:date-value="2023-07-11">
            <text:p>2023-07-11 00:00:00</text:p>
          </table:table-cell>
          <table:table-cell table:number-columns-repeated="1015"/>
        </table:table-row>
        <table:table-row table:style-name="ro1">
          <table:table-cell office:value-type="float" office:value="674861">
            <text:p>674861</text:p>
          </table:table-cell>
          <table:table-cell office:value-type="float" office:value="68335">
            <text:p>68335</text:p>
          </table:table-cell>
          <table:table-cell office:value-type="float" office:value="1705350.6">
            <text:p>1705350,6</text:p>
          </table:table-cell>
          <table:table-cell office:value-type="float" office:value="444086.33">
            <text:p>444086,33</text:p>
          </table:table-cell>
          <table:table-cell office:value-type="float" office:value="2742250.42">
            <text:p>2742250,42</text:p>
          </table:table-cell>
          <table:table-cell office:value-type="float" office:value="512421.33">
            <text:p>512421,33</text:p>
          </table:table-cell>
          <table:table-cell office:value-type="float" office:value="4447601.02">
            <text:p>4447601,02</text:p>
          </table:table-cell>
          <table:table-cell/>
          <table:table-cell table:style-name="ce2" office:value-type="date" office:date-value="2023-07-12">
            <text:p>2023-07-12 00:00:00</text:p>
          </table:table-cell>
          <table:table-cell table:number-columns-repeated="1015"/>
        </table:table-row>
        <table:table-row table:style-name="ro1">
          <table:table-cell office:value-type="float" office:value="697123">
            <text:p>697123</text:p>
          </table:table-cell>
          <table:table-cell office:value-type="float" office:value="78737">
            <text:p>78737</text:p>
          </table:table-cell>
          <table:table-cell office:value-type="float" office:value="1963155.56">
            <text:p>1963155,56</text:p>
          </table:table-cell>
          <table:table-cell office:value-type="float" office:value="510095.59">
            <text:p>510095,59</text:p>
          </table:table-cell>
          <table:table-cell office:value-type="float" office:value="3157018.33">
            <text:p>3157018,33</text:p>
          </table:table-cell>
          <table:table-cell office:value-type="float" office:value="588832.59">
            <text:p>588832,59</text:p>
          </table:table-cell>
          <table:table-cell office:value-type="float" office:value="5120173.89">
            <text:p>5120173,89</text:p>
          </table:table-cell>
          <table:table-cell/>
          <table:table-cell table:style-name="ce2" office:value-type="date" office:date-value="2023-07-13">
            <text:p>2023-07-13 00:00:00</text:p>
          </table:table-cell>
          <table:table-cell table:number-columns-repeated="1015"/>
        </table:table-row>
        <table:table-row table:style-name="ro1">
          <table:table-cell office:value-type="float" office:value="697692">
            <text:p>697692</text:p>
          </table:table-cell>
          <table:table-cell office:value-type="float" office:value="101062">
            <text:p>101062</text:p>
          </table:table-cell>
          <table:table-cell office:value-type="float" office:value="2523624.42">
            <text:p>2523624,42</text:p>
          </table:table-cell>
          <table:table-cell office:value-type="float" office:value="683653.3">
            <text:p>683653,3</text:p>
          </table:table-cell>
          <table:table-cell office:value-type="float" office:value="4133256.89">
            <text:p>4133256,89</text:p>
          </table:table-cell>
          <table:table-cell office:value-type="float" office:value="784715.3">
            <text:p>784715,3</text:p>
          </table:table-cell>
          <table:table-cell office:value-type="float" office:value="6656881.31">
            <text:p>6656881,31</text:p>
          </table:table-cell>
          <table:table-cell/>
          <table:table-cell table:style-name="ce2" office:value-type="date" office:date-value="2023-07-14">
            <text:p>2023-07-14 00:00:00</text:p>
          </table:table-cell>
          <table:table-cell table:number-columns-repeated="1015"/>
        </table:table-row>
        <table:table-row table:style-name="ro1">
          <table:table-cell office:value-type="float" office:value="698261">
            <text:p>698261</text:p>
          </table:table-cell>
          <table:table-cell office:value-type="float" office:value="92001">
            <text:p>92001</text:p>
          </table:table-cell>
          <table:table-cell office:value-type="float" office:value="2227203.82">
            <text:p>2227203,82</text:p>
          </table:table-cell>
          <table:table-cell office:value-type="float" office:value="556656.37">
            <text:p>556656,37</text:p>
          </table:table-cell>
          <table:table-cell office:value-type="float" office:value="3381593.73">
            <text:p>3381593,73</text:p>
          </table:table-cell>
          <table:table-cell office:value-type="float" office:value="648657.37">
            <text:p>648657,37</text:p>
          </table:table-cell>
          <table:table-cell office:value-type="float" office:value="5608797.55">
            <text:p>5608797,55</text:p>
          </table:table-cell>
          <table:table-cell/>
          <table:table-cell table:style-name="ce2" office:value-type="date" office:date-value="2023-07-15">
            <text:p>2023-07-15 00:00:00</text:p>
          </table:table-cell>
          <table:table-cell table:number-columns-repeated="1015"/>
        </table:table-row>
        <table:table-row table:style-name="ro1">
          <table:table-cell office:value-type="float" office:value="677038">
            <text:p>677038</text:p>
          </table:table-cell>
          <table:table-cell office:value-type="float" office:value="61938">
            <text:p>61938</text:p>
          </table:table-cell>
          <table:table-cell office:value-type="float" office:value="1605525.82">
            <text:p>1605525,82</text:p>
          </table:table-cell>
          <table:table-cell office:value-type="float" office:value="443030.67">
            <text:p>443030,67</text:p>
          </table:table-cell>
          <table:table-cell office:value-type="float" office:value="2574548.23">
            <text:p>2574548,23</text:p>
          </table:table-cell>
          <table:table-cell office:value-type="float" office:value="504968.67">
            <text:p>504968,67</text:p>
          </table:table-cell>
          <table:table-cell office:value-type="float" office:value="4180074.05">
            <text:p>4180074,05</text:p>
          </table:table-cell>
          <table:table-cell/>
          <table:table-cell table:style-name="ce2" office:value-type="date" office:date-value="2023-07-16">
            <text:p>2023-07-16 00:00:00</text:p>
          </table:table-cell>
          <table:table-cell table:number-columns-repeated="1015"/>
        </table:table-row>
        <table:table-row table:style-name="ro1">
          <table:table-cell office:value-type="float" office:value="721190">
            <text:p>721190</text:p>
          </table:table-cell>
          <table:table-cell office:value-type="float" office:value="64594">
            <text:p>64594</text:p>
          </table:table-cell>
          <table:table-cell office:value-type="float" office:value="1643795.34">
            <text:p>1643795,34</text:p>
          </table:table-cell>
          <table:table-cell office:value-type="float" office:value="423707.98">
            <text:p>423707,98</text:p>
          </table:table-cell>
          <table:table-cell office:value-type="float" office:value="2601930.84">
            <text:p>2601930,84</text:p>
          </table:table-cell>
          <table:table-cell office:value-type="float" office:value="488301.98">
            <text:p>488301,98</text:p>
          </table:table-cell>
          <table:table-cell office:value-type="float" office:value="4245726.18">
            <text:p>4245726,18</text:p>
          </table:table-cell>
          <table:table-cell/>
          <table:table-cell table:style-name="ce2" office:value-type="date" office:date-value="2023-07-17">
            <text:p>2023-07-17 00:00:00</text:p>
          </table:table-cell>
          <table:table-cell table:number-columns-repeated="1015"/>
        </table:table-row>
        <table:table-row table:style-name="ro1">
          <table:table-cell office:value-type="float" office:value="656304">
            <text:p>656304</text:p>
          </table:table-cell>
          <table:table-cell office:value-type="float" office:value="65119">
            <text:p>65119</text:p>
          </table:table-cell>
          <table:table-cell office:value-type="float" office:value="1624702.35">
            <text:p>1624702,35</text:p>
          </table:table-cell>
          <table:table-cell office:value-type="float" office:value="409526.4">
            <text:p>409526,4</text:p>
          </table:table-cell>
          <table:table-cell office:value-type="float" office:value="2717217.51">
            <text:p>2717217,51</text:p>
          </table:table-cell>
          <table:table-cell office:value-type="float" office:value="474645.4">
            <text:p>474645,4</text:p>
          </table:table-cell>
          <table:table-cell office:value-type="float" office:value="4341919.86">
            <text:p>4341919,86</text:p>
          </table:table-cell>
          <table:table-cell/>
          <table:table-cell table:style-name="ce2" office:value-type="date" office:date-value="2023-07-18">
            <text:p>2023-07-18 00:00:00</text:p>
          </table:table-cell>
          <table:table-cell table:number-columns-repeated="1015"/>
        </table:table-row>
        <table:table-row table:style-name="ro1">
          <table:table-cell office:value-type="float" office:value="698916">
            <text:p>698916</text:p>
          </table:table-cell>
          <table:table-cell office:value-type="float" office:value="75233">
            <text:p>75233</text:p>
          </table:table-cell>
          <table:table-cell office:value-type="float" office:value="1886654.98">
            <text:p>1886654,98</text:p>
          </table:table-cell>
          <table:table-cell office:value-type="float" office:value="526500.88">
            <text:p>526500,88</text:p>
          </table:table-cell>
          <table:table-cell office:value-type="float" office:value="2926332.09">
            <text:p>2926332,09</text:p>
          </table:table-cell>
          <table:table-cell office:value-type="float" office:value="601733.88">
            <text:p>601733,88</text:p>
          </table:table-cell>
          <table:table-cell office:value-type="float" office:value="4812987.07">
            <text:p>4812987,07</text:p>
          </table:table-cell>
          <table:table-cell/>
          <table:table-cell table:style-name="ce2" office:value-type="date" office:date-value="2023-07-19">
            <text:p>2023-07-19 00:00:00</text:p>
          </table:table-cell>
          <table:table-cell table:number-columns-repeated="1015"/>
        </table:table-row>
        <table:table-row table:style-name="ro1">
          <table:table-cell office:value-type="float" office:value="679190">
            <text:p>679190</text:p>
          </table:table-cell>
          <table:table-cell office:value-type="float" office:value="80195">
            <text:p>80195</text:p>
          </table:table-cell>
          <table:table-cell office:value-type="float" office:value="1979480.9">
            <text:p>1979480,9</text:p>
          </table:table-cell>
          <table:table-cell office:value-type="float" office:value="529338.89">
            <text:p>529338,89</text:p>
          </table:table-cell>
          <table:table-cell office:value-type="float" office:value="3175899.69">
            <text:p>3175899,69</text:p>
          </table:table-cell>
          <table:table-cell office:value-type="float" office:value="609533.89">
            <text:p>609533,89</text:p>
          </table:table-cell>
          <table:table-cell office:value-type="float" office:value="5155380.59">
            <text:p>5155380,59</text:p>
          </table:table-cell>
          <table:table-cell/>
          <table:table-cell table:style-name="ce2" office:value-type="date" office:date-value="2023-07-20">
            <text:p>2023-07-20 00:00:00</text:p>
          </table:table-cell>
          <table:table-cell table:number-columns-repeated="1015"/>
        </table:table-row>
        <table:table-row table:style-name="ro1">
          <table:table-cell office:value-type="float" office:value="679720">
            <text:p>679720</text:p>
          </table:table-cell>
          <table:table-cell office:value-type="float" office:value="103424">
            <text:p>103424</text:p>
          </table:table-cell>
          <table:table-cell office:value-type="float" office:value="2541924.13">
            <text:p>2541924,13</text:p>
          </table:table-cell>
          <table:table-cell office:value-type="float" office:value="664149.41">
            <text:p>664149,41</text:p>
          </table:table-cell>
          <table:table-cell office:value-type="float" office:value="4058105.18">
            <text:p>4058105,18</text:p>
          </table:table-cell>
          <table:table-cell office:value-type="float" office:value="767573.41">
            <text:p>767573,41</text:p>
          </table:table-cell>
          <table:table-cell office:value-type="float" office:value="6600029.31">
            <text:p>6600029,31</text:p>
          </table:table-cell>
          <table:table-cell/>
          <table:table-cell table:style-name="ce2" office:value-type="date" office:date-value="2023-07-21">
            <text:p>2023-07-21 00:00:00</text:p>
          </table:table-cell>
          <table:table-cell table:number-columns-repeated="1015"/>
        </table:table-row>
        <table:table-row table:style-name="ro1">
          <table:table-cell office:value-type="float" office:value="680250">
            <text:p>680250</text:p>
          </table:table-cell>
          <table:table-cell office:value-type="float" office:value="90736">
            <text:p>90736</text:p>
          </table:table-cell>
          <table:table-cell office:value-type="float" office:value="2229601.07">
            <text:p>2229601,07</text:p>
          </table:table-cell>
          <table:table-cell office:value-type="float" office:value="556338.04">
            <text:p>556338,04</text:p>
          </table:table-cell>
          <table:table-cell office:value-type="float" office:value="3396509.84">
            <text:p>3396509,84</text:p>
          </table:table-cell>
          <table:table-cell office:value-type="float" office:value="647074.04">
            <text:p>647074,04</text:p>
          </table:table-cell>
          <table:table-cell office:value-type="float" office:value="5626110.91">
            <text:p>5626110,91</text:p>
          </table:table-cell>
          <table:table-cell/>
          <table:table-cell table:style-name="ce2" office:value-type="date" office:date-value="2023-07-22">
            <text:p>2023-07-22 00:00:00</text:p>
          </table:table-cell>
          <table:table-cell table:number-columns-repeated="1015"/>
        </table:table-row>
        <table:table-row table:style-name="ro1">
          <table:table-cell office:value-type="float" office:value="638532">
            <text:p>638532</text:p>
          </table:table-cell>
          <table:table-cell office:value-type="float" office:value="64663">
            <text:p>64663</text:p>
          </table:table-cell>
          <table:table-cell office:value-type="float" office:value="1649309.49">
            <text:p>1649309,49</text:p>
          </table:table-cell>
          <table:table-cell office:value-type="float" office:value="406254.05">
            <text:p>406254,05</text:p>
          </table:table-cell>
          <table:table-cell office:value-type="float" office:value="2610347.79">
            <text:p>2610347,79</text:p>
          </table:table-cell>
          <table:table-cell office:value-type="float" office:value="470917.05">
            <text:p>470917,05</text:p>
          </table:table-cell>
          <table:table-cell office:value-type="float" office:value="4259657.28">
            <text:p>4259657,28</text:p>
          </table:table-cell>
          <table:table-cell/>
          <table:table-cell table:style-name="ce2" office:value-type="date" office:date-value="2023-07-23">
            <text:p>2023-07-23 00:00:00</text:p>
          </table:table-cell>
          <table:table-cell table:number-columns-repeated="1015"/>
        </table:table-row>
        <table:table-row table:style-name="ro1">
          <table:table-cell office:value-type="float" office:value="659334">
            <text:p>659334</text:p>
          </table:table-cell>
          <table:table-cell office:value-type="float" office:value="64630">
            <text:p>64630</text:p>
          </table:table-cell>
          <table:table-cell office:value-type="float" office:value="1626988.78">
            <text:p>1626988,78</text:p>
          </table:table-cell>
          <table:table-cell office:value-type="float" office:value="394806.9">
            <text:p>394806,9</text:p>
          </table:table-cell>
          <table:table-cell office:value-type="float" office:value="2581615.26">
            <text:p>2581615,26</text:p>
          </table:table-cell>
          <table:table-cell office:value-type="float" office:value="459436.9">
            <text:p>459436,9</text:p>
          </table:table-cell>
          <table:table-cell office:value-type="float" office:value="4208604.04">
            <text:p>4208604,04</text:p>
          </table:table-cell>
          <table:table-cell/>
          <table:table-cell table:style-name="ce2" office:value-type="date" office:date-value="2023-07-24">
            <text:p>2023-07-24 00:00:00</text:p>
          </table:table-cell>
          <table:table-cell table:number-columns-repeated="1015"/>
        </table:table-row>
        <table:table-row table:style-name="ro1">
          <table:table-cell office:value-type="float" office:value="659827">
            <text:p>659827</text:p>
          </table:table-cell>
          <table:table-cell office:value-type="float" office:value="62609">
            <text:p>62609</text:p>
          </table:table-cell>
          <table:table-cell office:value-type="float" office:value="1595708.64">
            <text:p>1595708,64</text:p>
          </table:table-cell>
          <table:table-cell office:value-type="float" office:value="429747.44">
            <text:p>429747,44</text:p>
          </table:table-cell>
          <table:table-cell office:value-type="float" office:value="2756914.36">
            <text:p>2756914,36</text:p>
          </table:table-cell>
          <table:table-cell office:value-type="float" office:value="492356.44">
            <text:p>492356,44</text:p>
          </table:table-cell>
          <table:table-cell office:value-type="float" office:value="4352623">
            <text:p>4352623</text:p>
          </table:table-cell>
          <table:table-cell/>
          <table:table-cell table:style-name="ce2" office:value-type="date" office:date-value="2023-07-25">
            <text:p>2023-07-25 00:00:00</text:p>
          </table:table-cell>
          <table:table-cell table:number-columns-repeated="1015"/>
        </table:table-row>
        <table:table-row table:style-name="ro1">
          <table:table-cell office:value-type="float" office:value="658700">
            <text:p>658700</text:p>
          </table:table-cell>
          <table:table-cell office:value-type="float" office:value="73399">
            <text:p>73399</text:p>
          </table:table-cell>
          <table:table-cell office:value-type="float" office:value="1842340.04">
            <text:p>1842340,04</text:p>
          </table:table-cell>
          <table:table-cell office:value-type="float" office:value="450580.92">
            <text:p>450580,92</text:p>
          </table:table-cell>
          <table:table-cell office:value-type="float" office:value="2919804.87">
            <text:p>2919804,87</text:p>
          </table:table-cell>
          <table:table-cell office:value-type="float" office:value="523979.92">
            <text:p>523979,92</text:p>
          </table:table-cell>
          <table:table-cell office:value-type="float" office:value="4762144.91">
            <text:p>4762144,91</text:p>
          </table:table-cell>
          <table:table-cell/>
          <table:table-cell table:style-name="ce2" office:value-type="date" office:date-value="2023-07-26">
            <text:p>2023-07-26 00:00:00</text:p>
          </table:table-cell>
          <table:table-cell table:number-columns-repeated="1015"/>
        </table:table-row>
        <table:table-row table:style-name="ro1">
          <table:table-cell office:value-type="float" office:value="638811">
            <text:p>638811</text:p>
          </table:table-cell>
          <table:table-cell office:value-type="float" office:value="84440">
            <text:p>84440</text:p>
          </table:table-cell>
          <table:table-cell office:value-type="float" office:value="2047319.95">
            <text:p>2047319,95</text:p>
          </table:table-cell>
          <table:table-cell office:value-type="float" office:value="503785.21">
            <text:p>503785,21</text:p>
          </table:table-cell>
          <table:table-cell office:value-type="float" office:value="3192976.98">
            <text:p>3192976,98</text:p>
          </table:table-cell>
          <table:table-cell office:value-type="float" office:value="588225.21">
            <text:p>588225,21</text:p>
          </table:table-cell>
          <table:table-cell office:value-type="float" office:value="5240296.93">
            <text:p>5240296,93</text:p>
          </table:table-cell>
          <table:table-cell/>
          <table:table-cell table:style-name="ce2" office:value-type="date" office:date-value="2023-07-27">
            <text:p>2023-07-27 00:00:00</text:p>
          </table:table-cell>
          <table:table-cell table:number-columns-repeated="1015"/>
        </table:table-row>
        <table:table-row table:style-name="ro1">
          <table:table-cell office:value-type="float" office:value="681670">
            <text:p>681670</text:p>
          </table:table-cell>
          <table:table-cell office:value-type="float" office:value="100831">
            <text:p>100831</text:p>
          </table:table-cell>
          <table:table-cell office:value-type="float" office:value="2466017.63">
            <text:p>2466017,63</text:p>
          </table:table-cell>
          <table:table-cell office:value-type="float" office:value="657835.87">
            <text:p>657835,87</text:p>
          </table:table-cell>
          <table:table-cell office:value-type="float" office:value="4113999.3">
            <text:p>4113999,3</text:p>
          </table:table-cell>
          <table:table-cell office:value-type="float" office:value="758666.87">
            <text:p>758666,87</text:p>
          </table:table-cell>
          <table:table-cell office:value-type="float" office:value="6580016.93">
            <text:p>6580016,93</text:p>
          </table:table-cell>
          <table:table-cell/>
          <table:table-cell table:style-name="ce2" office:value-type="date" office:date-value="2023-07-28">
            <text:p>2023-07-28 00:00:00</text:p>
          </table:table-cell>
          <table:table-cell table:number-columns-repeated="1015"/>
        </table:table-row>
        <table:table-row table:style-name="ro1">
          <table:table-cell office:value-type="float" office:value="682190">
            <text:p>682190</text:p>
          </table:table-cell>
          <table:table-cell office:value-type="float" office:value="90878">
            <text:p>90878</text:p>
          </table:table-cell>
          <table:table-cell office:value-type="float" office:value="2217015.5">
            <text:p>2217015,5</text:p>
          </table:table-cell>
          <table:table-cell office:value-type="float" office:value="534567.81">
            <text:p>534567,81</text:p>
          </table:table-cell>
          <table:table-cell office:value-type="float" office:value="3374382.03">
            <text:p>3374382,03</text:p>
          </table:table-cell>
          <table:table-cell office:value-type="float" office:value="625445.81">
            <text:p>625445,81</text:p>
          </table:table-cell>
          <table:table-cell office:value-type="float" office:value="5591397.53">
            <text:p>5591397,53</text:p>
          </table:table-cell>
          <table:table-cell/>
          <table:table-cell table:style-name="ce2" office:value-type="date" office:date-value="2023-07-29">
            <text:p>2023-07-29 00:00:00</text:p>
          </table:table-cell>
          <table:table-cell table:number-columns-repeated="1015"/>
        </table:table-row>
        <table:table-row table:style-name="ro1">
          <table:table-cell office:value-type="float" office:value="660660">
            <text:p>660660</text:p>
          </table:table-cell>
          <table:table-cell office:value-type="float" office:value="66902">
            <text:p>66902</text:p>
          </table:table-cell>
          <table:table-cell office:value-type="float" office:value="1692112.21">
            <text:p>1692112,21</text:p>
          </table:table-cell>
          <table:table-cell office:value-type="float" office:value="417624.65">
            <text:p>417624,65</text:p>
          </table:table-cell>
          <table:table-cell office:value-type="float" office:value="2710728.91">
            <text:p>2710728,91</text:p>
          </table:table-cell>
          <table:table-cell office:value-type="float" office:value="484526.65">
            <text:p>484526,65</text:p>
          </table:table-cell>
          <table:table-cell office:value-type="float" office:value="4402841.12">
            <text:p>4402841,12</text:p>
          </table:table-cell>
          <table:table-cell/>
          <table:table-cell table:style-name="ce2" office:value-type="date" office:date-value="2023-07-30">
            <text:p>2023-07-30 00:00:00</text:p>
          </table:table-cell>
          <table:table-cell table:number-columns-repeated="1015"/>
        </table:table-row>
        <table:table-row table:style-name="ro1">
          <table:table-cell office:value-type="float" office:value="661145">
            <text:p>661145</text:p>
          </table:table-cell>
          <table:table-cell office:value-type="float" office:value="67535">
            <text:p>67535</text:p>
          </table:table-cell>
          <table:table-cell office:value-type="float" office:value="1715163.99">
            <text:p>1715163,99</text:p>
          </table:table-cell>
          <table:table-cell office:value-type="float" office:value="493876.12">
            <text:p>493876,12</text:p>
          </table:table-cell>
          <table:table-cell office:value-type="float" office:value="2677350.76">
            <text:p>2677350,76</text:p>
          </table:table-cell>
          <table:table-cell office:value-type="float" office:value="561411.12">
            <text:p>561411,12</text:p>
          </table:table-cell>
          <table:table-cell office:value-type="float" office:value="4392514.75">
            <text:p>4392514,75</text:p>
          </table:table-cell>
          <table:table-cell/>
          <table:table-cell table:style-name="ce2" office:value-type="date" office:date-value="2023-07-31">
            <text:p>2023-07-31 00:00:00</text:p>
          </table:table-cell>
          <table:table-cell table:number-columns-repeated="1015"/>
        </table:table-row>
        <table:table-row table:style-name="ro1">
          <table:table-cell office:value-type="float" office:value="620744">
            <text:p>620744</text:p>
          </table:table-cell>
          <table:table-cell office:value-type="float" office:value="71450">
            <text:p>71450</text:p>
          </table:table-cell>
          <table:table-cell office:value-type="float" office:value="1781160.11">
            <text:p>1781160,11</text:p>
          </table:table-cell>
          <table:table-cell office:value-type="float" office:value="503568.32">
            <text:p>503568,32</text:p>
          </table:table-cell>
          <table:table-cell office:value-type="float" office:value="3067798.69">
            <text:p>3067798,69</text:p>
          </table:table-cell>
          <table:table-cell office:value-type="float" office:value="575018.32">
            <text:p>575018,32</text:p>
          </table:table-cell>
          <table:table-cell office:value-type="float" office:value="4848958.8">
            <text:p>4848958,8</text:p>
          </table:table-cell>
          <table:table-cell/>
          <table:table-cell table:style-name="ce2" office:value-type="date" office:date-value="2023-08-01">
            <text:p>2023-08-01 00:00:00</text:p>
          </table:table-cell>
          <table:table-cell table:number-columns-repeated="1015"/>
        </table:table-row>
        <table:table-row table:style-name="ro1">
          <table:table-cell office:value-type="float" office:value="639986">
            <text:p>639986</text:p>
          </table:table-cell>
          <table:table-cell office:value-type="float" office:value="74136">
            <text:p>74136</text:p>
          </table:table-cell>
          <table:table-cell office:value-type="float" office:value="1847215.1">
            <text:p>1847215,1</text:p>
          </table:table-cell>
          <table:table-cell office:value-type="float" office:value="484944.67">
            <text:p>484944,67</text:p>
          </table:table-cell>
          <table:table-cell office:value-type="float" office:value="2915411.01">
            <text:p>2915411,01</text:p>
          </table:table-cell>
          <table:table-cell office:value-type="float" office:value="559080.67">
            <text:p>559080,67</text:p>
          </table:table-cell>
          <table:table-cell office:value-type="float" office:value="4762626.11">
            <text:p>4762626,11</text:p>
          </table:table-cell>
          <table:table-cell/>
          <table:table-cell table:style-name="ce2" office:value-type="date" office:date-value="2023-08-02">
            <text:p>2023-08-02 00:00:00</text:p>
          </table:table-cell>
          <table:table-cell table:number-columns-repeated="1015"/>
        </table:table-row>
        <table:table-row table:style-name="ro1">
          <table:table-cell office:value-type="float" office:value="642086">
            <text:p>642086</text:p>
          </table:table-cell>
          <table:table-cell office:value-type="float" office:value="83074">
            <text:p>83074</text:p>
          </table:table-cell>
          <table:table-cell office:value-type="float" office:value="2057095.01">
            <text:p>2057095,01</text:p>
          </table:table-cell>
          <table:table-cell office:value-type="float" office:value="548278.5">
            <text:p>548278,5</text:p>
          </table:table-cell>
          <table:table-cell office:value-type="float" office:value="3426806.89">
            <text:p>3426806,89</text:p>
          </table:table-cell>
          <table:table-cell office:value-type="float" office:value="631352.5">
            <text:p>631352,5</text:p>
          </table:table-cell>
          <table:table-cell office:value-type="float" office:value="5483901.9">
            <text:p>5483901,9</text:p>
          </table:table-cell>
          <table:table-cell/>
          <table:table-cell table:style-name="ce2" office:value-type="date" office:date-value="2023-08-03">
            <text:p>2023-08-03 00:00:00</text:p>
          </table:table-cell>
          <table:table-cell table:number-columns-repeated="1015"/>
        </table:table-row>
        <table:table-row table:style-name="ro1">
          <table:table-cell office:value-type="float" office:value="685160">
            <text:p>685160</text:p>
          </table:table-cell>
          <table:table-cell office:value-type="float" office:value="103904">
            <text:p>103904</text:p>
          </table:table-cell>
          <table:table-cell office:value-type="float" office:value="2556080.03">
            <text:p>2556080,03</text:p>
          </table:table-cell>
          <table:table-cell office:value-type="float" office:value="684629.8">
            <text:p>684629,8</text:p>
          </table:table-cell>
          <table:table-cell office:value-type="float" office:value="4146600.1">
            <text:p>4146600,1</text:p>
          </table:table-cell>
          <table:table-cell office:value-type="float" office:value="788533.8">
            <text:p>788533,8</text:p>
          </table:table-cell>
          <table:table-cell office:value-type="float" office:value="6702680.13">
            <text:p>6702680,13</text:p>
          </table:table-cell>
          <table:table-cell/>
          <table:table-cell table:style-name="ce2" office:value-type="date" office:date-value="2023-08-04">
            <text:p>2023-08-04 00:00:00</text:p>
          </table:table-cell>
          <table:table-cell table:number-columns-repeated="1015"/>
        </table:table-row>
        <table:table-row table:style-name="ro1">
          <table:table-cell office:value-type="float" office:value="663528">
            <text:p>663528</text:p>
          </table:table-cell>
          <table:table-cell office:value-type="float" office:value="90141">
            <text:p>90141</text:p>
          </table:table-cell>
          <table:table-cell office:value-type="float" office:value="2203857.95">
            <text:p>2203857,95</text:p>
          </table:table-cell>
          <table:table-cell office:value-type="float" office:value="601091.6">
            <text:p>601091,6</text:p>
          </table:table-cell>
          <table:table-cell office:value-type="float" office:value="3540813.72">
            <text:p>3540813,72</text:p>
          </table:table-cell>
          <table:table-cell office:value-type="float" office:value="691232.6">
            <text:p>691232,6</text:p>
          </table:table-cell>
          <table:table-cell office:value-type="float" office:value="5744671.67">
            <text:p>5744671,67</text:p>
          </table:table-cell>
          <table:table-cell/>
          <table:table-cell table:style-name="ce2" office:value-type="date" office:date-value="2023-08-05">
            <text:p>2023-08-05 00:00:00</text:p>
          </table:table-cell>
          <table:table-cell table:number-columns-repeated="1015"/>
        </table:table-row>
        <table:table-row table:style-name="ro1">
          <table:table-cell office:value-type="float" office:value="643503">
            <text:p>643503</text:p>
          </table:table-cell>
          <table:table-cell office:value-type="float" office:value="64742">
            <text:p>64742</text:p>
          </table:table-cell>
          <table:table-cell office:value-type="float" office:value="1650144.85">
            <text:p>1650144,85</text:p>
          </table:table-cell>
          <table:table-cell office:value-type="float" office:value="426790.63">
            <text:p>426790,63</text:p>
          </table:table-cell>
          <table:table-cell office:value-type="float" office:value="2678530.03">
            <text:p>2678530,03</text:p>
          </table:table-cell>
          <table:table-cell office:value-type="float" office:value="491532.63">
            <text:p>491532,63</text:p>
          </table:table-cell>
          <table:table-cell office:value-type="float" office:value="4328674.88">
            <text:p>4328674,88</text:p>
          </table:table-cell>
          <table:table-cell/>
          <table:table-cell table:style-name="ce2" office:value-type="date" office:date-value="2023-08-06">
            <text:p>2023-08-06 00:00:00</text:p>
          </table:table-cell>
          <table:table-cell table:number-columns-repeated="1015"/>
        </table:table-row>
        <table:table-row table:style-name="ro1">
          <table:table-cell office:value-type="float" office:value="621775">
            <text:p>621775</text:p>
          </table:table-cell>
          <table:table-cell office:value-type="float" office:value="66164">
            <text:p>66164</text:p>
          </table:table-cell>
          <table:table-cell office:value-type="float" office:value="1684993.22">
            <text:p>1684993,22</text:p>
          </table:table-cell>
          <table:table-cell office:value-type="float" office:value="430204.5">
            <text:p>430204,5</text:p>
          </table:table-cell>
          <table:table-cell office:value-type="float" office:value="2667023.65">
            <text:p>2667023,65</text:p>
          </table:table-cell>
          <table:table-cell office:value-type="float" office:value="496368.5">
            <text:p>496368,5</text:p>
          </table:table-cell>
          <table:table-cell office:value-type="float" office:value="4352016.87">
            <text:p>4352016,87</text:p>
          </table:table-cell>
          <table:table-cell/>
          <table:table-cell table:style-name="ce2" office:value-type="date" office:date-value="2023-08-07">
            <text:p>2023-08-07 00:00:00</text:p>
          </table:table-cell>
          <table:table-cell table:number-columns-repeated="1015"/>
        </table:table-row>
        <table:table-row table:style-name="ro1">
          <table:table-cell office:value-type="float" office:value="601664">
            <text:p>601664</text:p>
          </table:table-cell>
          <table:table-cell office:value-type="float" office:value="68324">
            <text:p>68324</text:p>
          </table:table-cell>
          <table:table-cell office:value-type="float" office:value="1701186.56">
            <text:p>1701186,56</text:p>
          </table:table-cell>
          <table:table-cell office:value-type="float" office:value="460381.01">
            <text:p>460381,01</text:p>
          </table:table-cell>
          <table:table-cell office:value-type="float" office:value="2858367.88">
            <text:p>2858367,88</text:p>
          </table:table-cell>
          <table:table-cell office:value-type="float" office:value="528705.01">
            <text:p>528705,01</text:p>
          </table:table-cell>
          <table:table-cell office:value-type="float" office:value="4559554.44">
            <text:p>4559554,44</text:p>
          </table:table-cell>
          <table:table-cell/>
          <table:table-cell table:style-name="ce2" office:value-type="date" office:date-value="2023-08-08">
            <text:p>2023-08-08 00:00:00</text:p>
          </table:table-cell>
          <table:table-cell table:number-columns-repeated="1015"/>
        </table:table-row>
        <table:table-row table:style-name="ro1">
          <table:table-cell office:value-type="float" office:value="687596">
            <text:p>687596</text:p>
          </table:table-cell>
          <table:table-cell office:value-type="float" office:value="74302">
            <text:p>74302</text:p>
          </table:table-cell>
          <table:table-cell office:value-type="float" office:value="1845096.55">
            <text:p>1845096,55</text:p>
          </table:table-cell>
          <table:table-cell office:value-type="float" office:value="487042.84">
            <text:p>487042,84</text:p>
          </table:table-cell>
          <table:table-cell office:value-type="float" office:value="2973783.58">
            <text:p>2973783,58</text:p>
          </table:table-cell>
          <table:table-cell office:value-type="float" office:value="561344.84">
            <text:p>561344,84</text:p>
          </table:table-cell>
          <table:table-cell office:value-type="float" office:value="4818880.13">
            <text:p>4818880,13</text:p>
          </table:table-cell>
          <table:table-cell/>
          <table:table-cell table:style-name="ce2" office:value-type="date" office:date-value="2023-08-09">
            <text:p>2023-08-09 00:00:00</text:p>
          </table:table-cell>
          <table:table-cell table:number-columns-repeated="1015"/>
        </table:table-row>
        <table:table-row table:style-name="ro1">
          <table:table-cell office:value-type="float" office:value="645318">
            <text:p>645318</text:p>
          </table:table-cell>
          <table:table-cell office:value-type="float" office:value="83626">
            <text:p>83626</text:p>
          </table:table-cell>
          <table:table-cell office:value-type="float" office:value="2010997.59">
            <text:p>2010997,59</text:p>
          </table:table-cell>
          <table:table-cell office:value-type="float" office:value="526854.14">
            <text:p>526854,14</text:p>
          </table:table-cell>
          <table:table-cell office:value-type="float" office:value="3245522.63">
            <text:p>3245522,63</text:p>
          </table:table-cell>
          <table:table-cell office:value-type="float" office:value="610480.14">
            <text:p>610480,14</text:p>
          </table:table-cell>
          <table:table-cell office:value-type="float" office:value="5256520.22">
            <text:p>5256520,22</text:p>
          </table:table-cell>
          <table:table-cell/>
          <table:table-cell table:style-name="ce2" office:value-type="date" office:date-value="2023-08-10">
            <text:p>2023-08-10 00:00:00</text:p>
          </table:table-cell>
          <table:table-cell table:number-columns-repeated="1015"/>
        </table:table-row>
        <table:table-row table:style-name="ro1">
          <table:table-cell office:value-type="float" office:value="688604">
            <text:p>688604</text:p>
          </table:table-cell>
          <table:table-cell office:value-type="float" office:value="103046">
            <text:p>103046</text:p>
          </table:table-cell>
          <table:table-cell office:value-type="float" office:value="2495772.75">
            <text:p>2495772,75</text:p>
          </table:table-cell>
          <table:table-cell office:value-type="float" office:value="658265.79">
            <text:p>658265,79</text:p>
          </table:table-cell>
          <table:table-cell office:value-type="float" office:value="4162139.12">
            <text:p>4162139,12</text:p>
          </table:table-cell>
          <table:table-cell office:value-type="float" office:value="761311.79">
            <text:p>761311,79</text:p>
          </table:table-cell>
          <table:table-cell office:value-type="float" office:value="6657911.87">
            <text:p>6657911,87</text:p>
          </table:table-cell>
          <table:table-cell/>
          <table:table-cell table:style-name="ce2" office:value-type="date" office:date-value="2023-08-11">
            <text:p>2023-08-11 00:00:00</text:p>
          </table:table-cell>
          <table:table-cell table:number-columns-repeated="1015"/>
        </table:table-row>
        <table:table-row table:style-name="ro1">
          <table:table-cell office:value-type="float" office:value="689124">
            <text:p>689124</text:p>
          </table:table-cell>
          <table:table-cell office:value-type="float" office:value="89604">
            <text:p>89604</text:p>
          </table:table-cell>
          <table:table-cell office:value-type="float" office:value="2170808.49">
            <text:p>2170808,49</text:p>
          </table:table-cell>
          <table:table-cell office:value-type="float" office:value="511539.32">
            <text:p>511539,32</text:p>
          </table:table-cell>
          <table:table-cell office:value-type="float" office:value="3421151.23">
            <text:p>3421151,23</text:p>
          </table:table-cell>
          <table:table-cell office:value-type="float" office:value="601143.32">
            <text:p>601143,32</text:p>
          </table:table-cell>
          <table:table-cell office:value-type="float" office:value="5591959.72">
            <text:p>5591959,72</text:p>
          </table:table-cell>
          <table:table-cell/>
          <table:table-cell table:style-name="ce2" office:value-type="date" office:date-value="2023-08-12">
            <text:p>2023-08-12 00:00:00</text:p>
          </table:table-cell>
          <table:table-cell table:number-columns-repeated="1015"/>
        </table:table-row>
        <table:table-row table:style-name="ro1">
          <table:table-cell office:value-type="float" office:value="689644">
            <text:p>689644</text:p>
          </table:table-cell>
          <table:table-cell office:value-type="float" office:value="72619">
            <text:p>72619</text:p>
          </table:table-cell>
          <table:table-cell office:value-type="float" office:value="1782414.58">
            <text:p>1782414,58</text:p>
          </table:table-cell>
          <table:table-cell office:value-type="float" office:value="967479.43">
            <text:p>967479,43</text:p>
          </table:table-cell>
          <table:table-cell office:value-type="float" office:value="2795340.53">
            <text:p>2795340,53</text:p>
          </table:table-cell>
          <table:table-cell office:value-type="float" office:value="1040098.43">
            <text:p>1040098,43</text:p>
          </table:table-cell>
          <table:table-cell office:value-type="float" office:value="4577755.11">
            <text:p>4577755,11</text:p>
          </table:table-cell>
          <table:table-cell/>
          <table:table-cell table:style-name="ce2" office:value-type="date" office:date-value="2023-08-13">
            <text:p>2023-08-13 00:00:00</text:p>
          </table:table-cell>
          <table:table-cell table:number-columns-repeated="1015"/>
        </table:table-row>
        <table:table-row table:style-name="ro1">
          <table:table-cell office:value-type="float" office:value="690164">
            <text:p>690164</text:p>
          </table:table-cell>
          <table:table-cell office:value-type="float" office:value="65751">
            <text:p>65751</text:p>
          </table:table-cell>
          <table:table-cell office:value-type="float" office:value="1669469.75">
            <text:p>1669469,75</text:p>
          </table:table-cell>
          <table:table-cell office:value-type="float" office:value="468947.22">
            <text:p>468947,22</text:p>
          </table:table-cell>
          <table:table-cell office:value-type="float" office:value="2601462.89">
            <text:p>2601462,89</text:p>
          </table:table-cell>
          <table:table-cell office:value-type="float" office:value="534698.22">
            <text:p>534698,22</text:p>
          </table:table-cell>
          <table:table-cell office:value-type="float" office:value="4270932.64">
            <text:p>4270932,64</text:p>
          </table:table-cell>
          <table:table-cell/>
          <table:table-cell table:style-name="ce2" office:value-type="date" office:date-value="2023-08-14">
            <text:p>2023-08-14 00:00:00</text:p>
          </table:table-cell>
          <table:table-cell table:number-columns-repeated="1015"/>
        </table:table-row>
        <table:table-row table:style-name="ro1">
          <table:table-cell office:value-type="float" office:value="690684">
            <text:p>690684</text:p>
          </table:table-cell>
          <table:table-cell office:value-type="float" office:value="71339">
            <text:p>71339</text:p>
          </table:table-cell>
          <table:table-cell office:value-type="float" office:value="1782017.51">
            <text:p>1782017,51</text:p>
          </table:table-cell>
          <table:table-cell office:value-type="float" office:value="440152.39">
            <text:p>440152,39</text:p>
          </table:table-cell>
          <table:table-cell office:value-type="float" office:value="2860608.32">
            <text:p>2860608,32</text:p>
          </table:table-cell>
          <table:table-cell office:value-type="float" office:value="511491.39">
            <text:p>511491,39</text:p>
          </table:table-cell>
          <table:table-cell office:value-type="float" office:value="4642625.83">
            <text:p>4642625,83</text:p>
          </table:table-cell>
          <table:table-cell/>
          <table:table-cell table:style-name="ce2" office:value-type="date" office:date-value="2023-08-15">
            <text:p>2023-08-15 00:00:00</text:p>
          </table:table-cell>
          <table:table-cell table:number-columns-repeated="1015"/>
        </table:table-row>
        <table:table-row table:style-name="ro1">
          <table:table-cell office:value-type="float" office:value="692902">
            <text:p>692902</text:p>
          </table:table-cell>
          <table:table-cell office:value-type="float" office:value="75524">
            <text:p>75524</text:p>
          </table:table-cell>
          <table:table-cell office:value-type="float" office:value="1899860.26">
            <text:p>1899860,26</text:p>
          </table:table-cell>
          <table:table-cell office:value-type="float" office:value="453771.89">
            <text:p>453771,89</text:p>
          </table:table-cell>
          <table:table-cell office:value-type="float" office:value="2965708.85">
            <text:p>2965708,85</text:p>
          </table:table-cell>
          <table:table-cell office:value-type="float" office:value="529295.89">
            <text:p>529295,89</text:p>
          </table:table-cell>
          <table:table-cell office:value-type="float" office:value="4865569.11">
            <text:p>4865569,11</text:p>
          </table:table-cell>
          <table:table-cell/>
          <table:table-cell table:style-name="ce2" office:value-type="date" office:date-value="2023-08-16">
            <text:p>2023-08-16 00:00:00</text:p>
          </table:table-cell>
          <table:table-cell table:number-columns-repeated="1015"/>
        </table:table-row>
        <table:table-row table:style-name="ro1">
          <table:table-cell office:value-type="float" office:value="736452">
            <text:p>736452</text:p>
          </table:table-cell>
          <table:table-cell office:value-type="float" office:value="83682">
            <text:p>83682</text:p>
          </table:table-cell>
          <table:table-cell office:value-type="float" office:value="2050754.92">
            <text:p>2050754,92</text:p>
          </table:table-cell>
          <table:table-cell office:value-type="float" office:value="507768.19">
            <text:p>507768,19</text:p>
          </table:table-cell>
          <table:table-cell office:value-type="float" office:value="3284799.17">
            <text:p>3284799,17</text:p>
          </table:table-cell>
          <table:table-cell office:value-type="float" office:value="591450.19">
            <text:p>591450,19</text:p>
          </table:table-cell>
          <table:table-cell office:value-type="float" office:value="5335554.09">
            <text:p>5335554,09</text:p>
          </table:table-cell>
          <table:table-cell/>
          <table:table-cell table:style-name="ce2" office:value-type="date" office:date-value="2023-08-17">
            <text:p>2023-08-17 00:00:00</text:p>
          </table:table-cell>
          <table:table-cell table:number-columns-repeated="1015"/>
        </table:table-row>
        <table:table-row table:style-name="ro1">
          <table:table-cell office:value-type="float" office:value="669902">
            <text:p>669902</text:p>
          </table:table-cell>
          <table:table-cell office:value-type="float" office:value="102949">
            <text:p>102949</text:p>
          </table:table-cell>
          <table:table-cell office:value-type="float" office:value="2520820.73">
            <text:p>2520820,73</text:p>
          </table:table-cell>
          <table:table-cell office:value-type="float" office:value="639901.78">
            <text:p>639901,78</text:p>
          </table:table-cell>
          <table:table-cell office:value-type="float" office:value="4154993.43">
            <text:p>4154993,43</text:p>
          </table:table-cell>
          <table:table-cell office:value-type="float" office:value="742850.78">
            <text:p>742850,78</text:p>
          </table:table-cell>
          <table:table-cell office:value-type="float" office:value="6675814.16">
            <text:p>6675814,16</text:p>
          </table:table-cell>
          <table:table-cell/>
          <table:table-cell table:style-name="ce2" office:value-type="date" office:date-value="2023-08-18">
            <text:p>2023-08-18 00:00:00</text:p>
          </table:table-cell>
          <table:table-cell table:number-columns-repeated="1015"/>
        </table:table-row>
        <table:table-row table:style-name="ro1">
          <table:table-cell office:value-type="float" office:value="735871">
            <text:p>735871</text:p>
          </table:table-cell>
          <table:table-cell office:value-type="float" office:value="90603">
            <text:p>90603</text:p>
          </table:table-cell>
          <table:table-cell office:value-type="float" office:value="2256596.74">
            <text:p>2256596,74</text:p>
          </table:table-cell>
          <table:table-cell office:value-type="float" office:value="518564.27">
            <text:p>518564,27</text:p>
          </table:table-cell>
          <table:table-cell office:value-type="float" office:value="3450772.4">
            <text:p>3450772,4</text:p>
          </table:table-cell>
          <table:table-cell office:value-type="float" office:value="609167.27">
            <text:p>609167,27</text:p>
          </table:table-cell>
          <table:table-cell office:value-type="float" office:value="5707369.14">
            <text:p>5707369,14</text:p>
          </table:table-cell>
          <table:table-cell/>
          <table:table-cell table:style-name="ce2" office:value-type="date" office:date-value="2023-08-19">
            <text:p>2023-08-19 00:00:00</text:p>
          </table:table-cell>
          <table:table-cell table:number-columns-repeated="1015"/>
        </table:table-row>
        <table:table-row table:style-name="ro1">
          <table:table-cell office:value-type="float" office:value="693338">
            <text:p>693338</text:p>
          </table:table-cell>
          <table:table-cell office:value-type="float" office:value="66011">
            <text:p>66011</text:p>
          </table:table-cell>
          <table:table-cell office:value-type="float" office:value="1670329.22">
            <text:p>1670329,22</text:p>
          </table:table-cell>
          <table:table-cell office:value-type="float" office:value="410362.1">
            <text:p>410362,1</text:p>
          </table:table-cell>
          <table:table-cell office:value-type="float" office:value="2728037.56">
            <text:p>2728037,56</text:p>
          </table:table-cell>
          <table:table-cell office:value-type="float" office:value="476373.1">
            <text:p>476373,1</text:p>
          </table:table-cell>
          <table:table-cell office:value-type="float" office:value="4398366.78">
            <text:p>4398366,78</text:p>
          </table:table-cell>
          <table:table-cell/>
          <table:table-cell table:style-name="ce2" office:value-type="date" office:date-value="2023-08-20">
            <text:p>2023-08-20 00:00:00</text:p>
          </table:table-cell>
          <table:table-cell table:number-columns-repeated="1015"/>
        </table:table-row>
        <table:table-row table:style-name="ro1">
          <table:table-cell office:value-type="float" office:value="714573">
            <text:p>714573</text:p>
          </table:table-cell>
          <table:table-cell office:value-type="float" office:value="63423">
            <text:p>63423</text:p>
          </table:table-cell>
          <table:table-cell office:value-type="float" office:value="1621897.93">
            <text:p>1621897,93</text:p>
          </table:table-cell>
          <table:table-cell office:value-type="float" office:value="407383.32">
            <text:p>407383,32</text:p>
          </table:table-cell>
          <table:table-cell office:value-type="float" office:value="2649253.08">
            <text:p>2649253,08</text:p>
          </table:table-cell>
          <table:table-cell office:value-type="float" office:value="470806.32">
            <text:p>470806,32</text:p>
          </table:table-cell>
          <table:table-cell office:value-type="float" office:value="4271151.01">
            <text:p>4271151,01</text:p>
          </table:table-cell>
          <table:table-cell/>
          <table:table-cell table:style-name="ce2" office:value-type="date" office:date-value="2023-08-21">
            <text:p>2023-08-21 00:00:00</text:p>
          </table:table-cell>
          <table:table-cell table:number-columns-repeated="1015"/>
        </table:table-row>
        <table:table-row table:style-name="ro1">
          <table:table-cell office:value-type="float" office:value="670214">
            <text:p>670214</text:p>
          </table:table-cell>
          <table:table-cell office:value-type="float" office:value="67462">
            <text:p>67462</text:p>
          </table:table-cell>
          <table:table-cell office:value-type="float" office:value="1685530.14">
            <text:p>1685530,14</text:p>
          </table:table-cell>
          <table:table-cell office:value-type="float" office:value="460377.02">
            <text:p>460377,02</text:p>
          </table:table-cell>
          <table:table-cell office:value-type="float" office:value="2914187.06">
            <text:p>2914187,06</text:p>
          </table:table-cell>
          <table:table-cell office:value-type="float" office:value="527839.02">
            <text:p>527839,02</text:p>
          </table:table-cell>
          <table:table-cell office:value-type="float" office:value="4599717.2">
            <text:p>4599717,2</text:p>
          </table:table-cell>
          <table:table-cell/>
          <table:table-cell table:style-name="ce2" office:value-type="date" office:date-value="2023-08-22">
            <text:p>2023-08-22 00:00:00</text:p>
          </table:table-cell>
          <table:table-cell table:number-columns-repeated="1015"/>
        </table:table-row>
        <table:table-row table:style-name="ro1">
          <table:table-cell office:value-type="float" office:value="648225">
            <text:p>648225</text:p>
          </table:table-cell>
          <table:table-cell office:value-type="float" office:value="72292">
            <text:p>72292</text:p>
          </table:table-cell>
          <table:table-cell office:value-type="float" office:value="1812090.48">
            <text:p>1812090,48</text:p>
          </table:table-cell>
          <table:table-cell office:value-type="float" office:value="463172.35">
            <text:p>463172,35</text:p>
          </table:table-cell>
          <table:table-cell office:value-type="float" office:value="2905512.92">
            <text:p>2905512,92</text:p>
          </table:table-cell>
          <table:table-cell office:value-type="float" office:value="535807.35">
            <text:p>535807,35</text:p>
          </table:table-cell>
          <table:table-cell office:value-type="float" office:value="4717603.4">
            <text:p>4717603,4</text:p>
          </table:table-cell>
          <table:table-cell/>
          <table:table-cell table:style-name="ce2" office:value-type="date" office:date-value="2023-08-23">
            <text:p>2023-08-23 00:00:00</text:p>
          </table:table-cell>
          <table:table-cell table:number-columns-repeated="1015"/>
        </table:table-row>
        <table:table-row table:style-name="ro1">
          <table:table-cell office:value-type="float" office:value="671160">
            <text:p>671160</text:p>
          </table:table-cell>
          <table:table-cell office:value-type="float" office:value="76679">
            <text:p>76679</text:p>
          </table:table-cell>
          <table:table-cell office:value-type="float" office:value="1925532.33">
            <text:p>1925532,33</text:p>
          </table:table-cell>
          <table:table-cell office:value-type="float" office:value="493238.06">
            <text:p>493238,06</text:p>
          </table:table-cell>
          <table:table-cell office:value-type="float" office:value="3215907.07">
            <text:p>3215907,07</text:p>
          </table:table-cell>
          <table:table-cell office:value-type="float" office:value="569917.06">
            <text:p>569917,06</text:p>
          </table:table-cell>
          <table:table-cell office:value-type="float" office:value="5141439.4">
            <text:p>5141439,4</text:p>
          </table:table-cell>
          <table:table-cell/>
          <table:table-cell table:style-name="ce2" office:value-type="date" office:date-value="2023-08-24">
            <text:p>2023-08-24 00:00:00</text:p>
          </table:table-cell>
          <table:table-cell table:number-columns-repeated="1015"/>
        </table:table-row>
        <table:table-row table:style-name="ro1">
          <table:table-cell office:value-type="float" office:value="605864">
            <text:p>605864</text:p>
          </table:table-cell>
          <table:table-cell office:value-type="float" office:value="98691">
            <text:p>98691</text:p>
          </table:table-cell>
          <table:table-cell office:value-type="float" office:value="2453778.7">
            <text:p>2453778,7</text:p>
          </table:table-cell>
          <table:table-cell office:value-type="float" office:value="663104.19">
            <text:p>663104,19</text:p>
          </table:table-cell>
          <table:table-cell office:value-type="float" office:value="4174070.67">
            <text:p>4174070,67</text:p>
          </table:table-cell>
          <table:table-cell office:value-type="float" office:value="761795.19">
            <text:p>761795,19</text:p>
          </table:table-cell>
          <table:table-cell office:value-type="float" office:value="6627849.37">
            <text:p>6627849,37</text:p>
          </table:table-cell>
          <table:table-cell/>
          <table:table-cell table:style-name="ce2" office:value-type="date" office:date-value="2023-08-25">
            <text:p>2023-08-25 00:00:00</text:p>
          </table:table-cell>
          <table:table-cell table:number-columns-repeated="1015"/>
        </table:table-row>
        <table:table-row table:style-name="ro1">
          <table:table-cell office:value-type="float" office:value="670349">
            <text:p>670349</text:p>
          </table:table-cell>
          <table:table-cell office:value-type="float" office:value="88159">
            <text:p>88159</text:p>
          </table:table-cell>
          <table:table-cell office:value-type="float" office:value="2172466.85">
            <text:p>2172466,85</text:p>
          </table:table-cell>
          <table:table-cell office:value-type="float" office:value="534395.92">
            <text:p>534395,92</text:p>
          </table:table-cell>
          <table:table-cell office:value-type="float" office:value="3418808.85">
            <text:p>3418808,85</text:p>
          </table:table-cell>
          <table:table-cell office:value-type="float" office:value="622554.92">
            <text:p>622554,92</text:p>
          </table:table-cell>
          <table:table-cell office:value-type="float" office:value="5591275.7">
            <text:p>5591275,7</text:p>
          </table:table-cell>
          <table:table-cell/>
          <table:table-cell table:style-name="ce2" office:value-type="date" office:date-value="2023-08-26">
            <text:p>2023-08-26 00:00:00</text:p>
          </table:table-cell>
          <table:table-cell table:number-columns-repeated="1015"/>
        </table:table-row>
        <table:table-row table:style-name="ro1">
          <table:table-cell office:value-type="float" office:value="693360">
            <text:p>693360</text:p>
          </table:table-cell>
          <table:table-cell office:value-type="float" office:value="65585">
            <text:p>65585</text:p>
          </table:table-cell>
          <table:table-cell office:value-type="float" office:value="1655636.63">
            <text:p>1655636,63</text:p>
          </table:table-cell>
          <table:table-cell office:value-type="float" office:value="437821.38">
            <text:p>437821,38</text:p>
          </table:table-cell>
          <table:table-cell office:value-type="float" office:value="2749773.99">
            <text:p>2749773,99</text:p>
          </table:table-cell>
          <table:table-cell office:value-type="float" office:value="503406.38">
            <text:p>503406,38</text:p>
          </table:table-cell>
          <table:table-cell office:value-type="float" office:value="4405410.62">
            <text:p>4405410,62</text:p>
          </table:table-cell>
          <table:table-cell/>
          <table:table-cell table:style-name="ce2" office:value-type="date" office:date-value="2023-08-27">
            <text:p>2023-08-27 00:00:00</text:p>
          </table:table-cell>
          <table:table-cell table:number-columns-repeated="1015"/>
        </table:table-row>
        <table:table-row table:style-name="ro1">
          <table:table-cell office:value-type="float" office:value="607138">
            <text:p>607138</text:p>
          </table:table-cell>
          <table:table-cell office:value-type="float" office:value="61023">
            <text:p>61023</text:p>
          </table:table-cell>
          <table:table-cell office:value-type="float" office:value="1562021.03">
            <text:p>1562021,03</text:p>
          </table:table-cell>
          <table:table-cell office:value-type="float" office:value="408470.8">
            <text:p>408470,8</text:p>
          </table:table-cell>
          <table:table-cell office:value-type="float" office:value="2647400.73">
            <text:p>2647400,73</text:p>
          </table:table-cell>
          <table:table-cell office:value-type="float" office:value="469493.8">
            <text:p>469493,8</text:p>
          </table:table-cell>
          <table:table-cell office:value-type="float" office:value="4209421.76">
            <text:p>4209421,76</text:p>
          </table:table-cell>
          <table:table-cell/>
          <table:table-cell table:style-name="ce2" office:value-type="date" office:date-value="2023-08-28">
            <text:p>2023-08-28 00:00:00</text:p>
          </table:table-cell>
          <table:table-cell table:number-columns-repeated="1015"/>
        </table:table-row>
        <table:table-row table:style-name="ro1">
          <table:table-cell office:value-type="float" office:value="650925">
            <text:p>650925</text:p>
          </table:table-cell>
          <table:table-cell office:value-type="float" office:value="65611">
            <text:p>65611</text:p>
          </table:table-cell>
          <table:table-cell office:value-type="float" office:value="1646695.01">
            <text:p>1646695,01</text:p>
          </table:table-cell>
          <table:table-cell office:value-type="float" office:value="478813.68">
            <text:p>478813,68</text:p>
          </table:table-cell>
          <table:table-cell office:value-type="float" office:value="2867719.94">
            <text:p>2867719,94</text:p>
          </table:table-cell>
          <table:table-cell office:value-type="float" office:value="544424.68">
            <text:p>544424,68</text:p>
          </table:table-cell>
          <table:table-cell office:value-type="float" office:value="4514414.95">
            <text:p>4514414,95</text:p>
          </table:table-cell>
          <table:table-cell/>
          <table:table-cell table:style-name="ce2" office:value-type="date" office:date-value="2023-08-29">
            <text:p>2023-08-29 00:00:00</text:p>
          </table:table-cell>
          <table:table-cell table:number-columns-repeated="1015"/>
        </table:table-row>
        <table:table-row table:style-name="ro1">
          <table:table-cell office:value-type="float" office:value="717375">
            <text:p>717375</text:p>
          </table:table-cell>
          <table:table-cell office:value-type="float" office:value="73883">
            <text:p>73883</text:p>
          </table:table-cell>
          <table:table-cell office:value-type="float" office:value="1864229.11">
            <text:p>1864229,11</text:p>
          </table:table-cell>
          <table:table-cell office:value-type="float" office:value="479989.26">
            <text:p>479989,26</text:p>
          </table:table-cell>
          <table:table-cell office:value-type="float" office:value="3064116.34">
            <text:p>3064116,34</text:p>
          </table:table-cell>
          <table:table-cell office:value-type="float" office:value="553872.26">
            <text:p>553872,26</text:p>
          </table:table-cell>
          <table:table-cell office:value-type="float" office:value="4928345.45">
            <text:p>4928345,45</text:p>
          </table:table-cell>
          <table:table-cell/>
          <table:table-cell table:style-name="ce2" office:value-type="date" office:date-value="2023-08-30">
            <text:p>2023-08-30 00:00:00</text:p>
          </table:table-cell>
          <table:table-cell table:number-columns-repeated="1015"/>
        </table:table-row>
        <table:table-row table:style-name="ro1">
          <table:table-cell office:value-type="float" office:value="672736">
            <text:p>672736</text:p>
          </table:table-cell>
          <table:table-cell office:value-type="float" office:value="89803">
            <text:p>89803</text:p>
          </table:table-cell>
          <table:table-cell office:value-type="float" office:value="2178768.35">
            <text:p>2178768,35</text:p>
          </table:table-cell>
          <table:table-cell office:value-type="float" office:value="543138.4">
            <text:p>543138,4</text:p>
          </table:table-cell>
          <table:table-cell office:value-type="float" office:value="3487328.1">
            <text:p>3487328,1</text:p>
          </table:table-cell>
          <table:table-cell office:value-type="float" office:value="632941.4">
            <text:p>632941,4</text:p>
          </table:table-cell>
          <table:table-cell office:value-type="float" office:value="5666096.45">
            <text:p>5666096,45</text:p>
          </table:table-cell>
          <table:table-cell/>
          <table:table-cell table:style-name="ce2" office:value-type="date" office:date-value="2023-08-31">
            <text:p>2023-08-31 00:00:00</text:p>
          </table:table-cell>
          <table:table-cell table:number-columns-repeated="1015"/>
        </table:table-row>
        <table:table-row table:style-name="ro1">
          <table:table-cell office:value-type="float" office:value="695824">
            <text:p>695824</text:p>
          </table:table-cell>
          <table:table-cell office:value-type="float" office:value="117473">
            <text:p>117473</text:p>
          </table:table-cell>
          <table:table-cell office:value-type="float" office:value="2799003.64">
            <text:p>2799003,64</text:p>
          </table:table-cell>
          <table:table-cell office:value-type="float" office:value="790441.46">
            <text:p>790441,46</text:p>
          </table:table-cell>
          <table:table-cell office:value-type="float" office:value="4856655.02">
            <text:p>4856655,02</text:p>
          </table:table-cell>
          <table:table-cell office:value-type="float" office:value="907914.46">
            <text:p>907914,46</text:p>
          </table:table-cell>
          <table:table-cell office:value-type="float" office:value="7655658.66">
            <text:p>7655658,66</text:p>
          </table:table-cell>
          <table:table-cell/>
          <table:table-cell table:style-name="ce2" office:value-type="date" office:date-value="2023-09-01">
            <text:p>2023-09-01 00:00:00</text:p>
          </table:table-cell>
          <table:table-cell table:number-columns-repeated="1015"/>
        </table:table-row>
        <table:table-row table:style-name="ro1">
          <table:table-cell office:value-type="float" office:value="701511">
            <text:p>701511</text:p>
          </table:table-cell>
          <table:table-cell office:value-type="float" office:value="95724">
            <text:p>95724</text:p>
          </table:table-cell>
          <table:table-cell office:value-type="float" office:value="2268814.04">
            <text:p>2268814,04</text:p>
          </table:table-cell>
          <table:table-cell office:value-type="float" office:value="551567.11">
            <text:p>551567,11</text:p>
          </table:table-cell>
          <table:table-cell office:value-type="float" office:value="3588293.36">
            <text:p>3588293,36</text:p>
          </table:table-cell>
          <table:table-cell office:value-type="float" office:value="647291.11">
            <text:p>647291,11</text:p>
          </table:table-cell>
          <table:table-cell office:value-type="float" office:value="5857107.4">
            <text:p>5857107,4</text:p>
          </table:table-cell>
          <table:table-cell/>
          <table:table-cell table:style-name="ce2" office:value-type="date" office:date-value="2023-09-02">
            <text:p>2023-09-02 00:00:00</text:p>
          </table:table-cell>
          <table:table-cell table:number-columns-repeated="1015"/>
        </table:table-row>
        <table:table-row table:style-name="ro1">
          <table:table-cell office:value-type="float" office:value="675937">
            <text:p>675937</text:p>
          </table:table-cell>
          <table:table-cell office:value-type="float" office:value="74851">
            <text:p>74851</text:p>
          </table:table-cell>
          <table:table-cell office:value-type="float" office:value="1772438.97">
            <text:p>1772438,97</text:p>
          </table:table-cell>
          <table:table-cell office:value-type="float" office:value="475412.73">
            <text:p>475412,73</text:p>
          </table:table-cell>
          <table:table-cell office:value-type="float" office:value="2913612.96">
            <text:p>2913612,96</text:p>
          </table:table-cell>
          <table:table-cell office:value-type="float" office:value="550263.73">
            <text:p>550263,73</text:p>
          </table:table-cell>
          <table:table-cell office:value-type="float" office:value="4686051.93">
            <text:p>4686051,93</text:p>
          </table:table-cell>
          <table:table-cell/>
          <table:table-cell table:style-name="ce2" office:value-type="date" office:date-value="2023-09-03">
            <text:p>2023-09-03 00:00:00</text:p>
          </table:table-cell>
          <table:table-cell table:number-columns-repeated="1015"/>
        </table:table-row>
        <table:table-row table:style-name="ro1">
          <table:table-cell office:value-type="float" office:value="655492">
            <text:p>655492</text:p>
          </table:table-cell>
          <table:table-cell office:value-type="float" office:value="63415">
            <text:p>63415</text:p>
          </table:table-cell>
          <table:table-cell office:value-type="float" office:value="1512196.08">
            <text:p>1512196,08</text:p>
          </table:table-cell>
          <table:table-cell office:value-type="float" office:value="415994.87">
            <text:p>415994,87</text:p>
          </table:table-cell>
          <table:table-cell office:value-type="float" office:value="2634346.3">
            <text:p>2634346,3</text:p>
          </table:table-cell>
          <table:table-cell office:value-type="float" office:value="479409.87">
            <text:p>479409,87</text:p>
          </table:table-cell>
          <table:table-cell office:value-type="float" office:value="4146542.38">
            <text:p>4146542,38</text:p>
          </table:table-cell>
          <table:table-cell/>
          <table:table-cell table:style-name="ce2" office:value-type="date" office:date-value="2023-09-04">
            <text:p>2023-09-04 00:00:00</text:p>
          </table:table-cell>
          <table:table-cell table:number-columns-repeated="1015"/>
        </table:table-row>
        <table:table-row table:style-name="ro1">
          <table:table-cell office:value-type="float" office:value="722232">
            <text:p>722232</text:p>
          </table:table-cell>
          <table:table-cell office:value-type="float" office:value="61045">
            <text:p>61045</text:p>
          </table:table-cell>
          <table:table-cell office:value-type="float" office:value="1566802.74">
            <text:p>1566802,74</text:p>
          </table:table-cell>
          <table:table-cell office:value-type="float" office:value="497185.13">
            <text:p>497185,13</text:p>
          </table:table-cell>
          <table:table-cell office:value-type="float" office:value="2766922.97">
            <text:p>2766922,97</text:p>
          </table:table-cell>
          <table:table-cell office:value-type="float" office:value="558230.13">
            <text:p>558230,13</text:p>
          </table:table-cell>
          <table:table-cell office:value-type="float" office:value="4333725.71">
            <text:p>4333725,71</text:p>
          </table:table-cell>
          <table:table-cell/>
          <table:table-cell table:style-name="ce2" office:value-type="date" office:date-value="2023-09-05">
            <text:p>2023-09-05 00:00:00</text:p>
          </table:table-cell>
          <table:table-cell table:number-columns-repeated="1015"/>
        </table:table-row>
        <table:table-row table:style-name="ro1">
          <table:table-cell office:value-type="float" office:value="701826">
            <text:p>701826</text:p>
          </table:table-cell>
          <table:table-cell office:value-type="float" office:value="68134">
            <text:p>68134</text:p>
          </table:table-cell>
          <table:table-cell office:value-type="float" office:value="1705469.33">
            <text:p>1705469,33</text:p>
          </table:table-cell>
          <table:table-cell office:value-type="float" office:value="440039.27">
            <text:p>440039,27</text:p>
          </table:table-cell>
          <table:table-cell office:value-type="float" office:value="2842172.3">
            <text:p>2842172,3</text:p>
          </table:table-cell>
          <table:table-cell office:value-type="float" office:value="508173.27">
            <text:p>508173,27</text:p>
          </table:table-cell>
          <table:table-cell office:value-type="float" office:value="4547641.63">
            <text:p>4547641,63</text:p>
          </table:table-cell>
          <table:table-cell/>
          <table:table-cell table:style-name="ce2" office:value-type="date" office:date-value="2023-09-06">
            <text:p>2023-09-06 00:00:00</text:p>
          </table:table-cell>
          <table:table-cell table:number-columns-repeated="1015"/>
        </table:table-row>
        <table:table-row table:style-name="ro1">
          <table:table-cell office:value-type="float" office:value="723315">
            <text:p>723315</text:p>
          </table:table-cell>
          <table:table-cell office:value-type="float" office:value="74088">
            <text:p>74088</text:p>
          </table:table-cell>
          <table:table-cell office:value-type="float" office:value="1829407.28">
            <text:p>1829407,28</text:p>
          </table:table-cell>
          <table:table-cell office:value-type="float" office:value="508042.5">
            <text:p>508042,5</text:p>
          </table:table-cell>
          <table:table-cell office:value-type="float" office:value="3132136.56">
            <text:p>3132136,56</text:p>
          </table:table-cell>
          <table:table-cell office:value-type="float" office:value="582130.5">
            <text:p>582130,5</text:p>
          </table:table-cell>
          <table:table-cell office:value-type="float" office:value="4961543.84">
            <text:p>4961543,84</text:p>
          </table:table-cell>
          <table:table-cell/>
          <table:table-cell table:style-name="ce2" office:value-type="date" office:date-value="2023-09-07">
            <text:p>2023-09-07 00:00:00</text:p>
          </table:table-cell>
          <table:table-cell table:number-columns-repeated="1015"/>
        </table:table-row>
        <table:table-row table:style-name="ro1">
          <table:table-cell office:value-type="float" office:value="678408">
            <text:p>678408</text:p>
          </table:table-cell>
          <table:table-cell office:value-type="float" office:value="92848">
            <text:p>92848</text:p>
          </table:table-cell>
          <table:table-cell office:value-type="float" office:value="2277835.15">
            <text:p>2277835,15</text:p>
          </table:table-cell>
          <table:table-cell office:value-type="float" office:value="658285.34">
            <text:p>658285,34</text:p>
          </table:table-cell>
          <table:table-cell office:value-type="float" office:value="4034102.46">
            <text:p>4034102,46</text:p>
          </table:table-cell>
          <table:table-cell office:value-type="float" office:value="751133.34">
            <text:p>751133,34</text:p>
          </table:table-cell>
          <table:table-cell office:value-type="float" office:value="6311937.61">
            <text:p>6311937,61</text:p>
          </table:table-cell>
          <table:table-cell/>
          <table:table-cell table:style-name="ce2" office:value-type="date" office:date-value="2023-09-08">
            <text:p>2023-09-08 00:00:00</text:p>
          </table:table-cell>
          <table:table-cell table:number-columns-repeated="1015"/>
        </table:table-row>
        <table:table-row table:style-name="ro1">
          <table:table-cell office:value-type="float" office:value="745376">
            <text:p>745376</text:p>
          </table:table-cell>
          <table:table-cell office:value-type="float" office:value="88123">
            <text:p>88123</text:p>
          </table:table-cell>
          <table:table-cell office:value-type="float" office:value="2154059">
            <text:p>2154059</text:p>
          </table:table-cell>
          <table:table-cell office:value-type="float" office:value="528879.95">
            <text:p>528879,95</text:p>
          </table:table-cell>
          <table:table-cell office:value-type="float" office:value="3457339.6">
            <text:p>3457339,6</text:p>
          </table:table-cell>
          <table:table-cell office:value-type="float" office:value="617002.95">
            <text:p>617002,95</text:p>
          </table:table-cell>
          <table:table-cell office:value-type="float" office:value="5611398.6">
            <text:p>5611398,6</text:p>
          </table:table-cell>
          <table:table-cell/>
          <table:table-cell table:style-name="ce2" office:value-type="date" office:date-value="2023-09-09">
            <text:p>2023-09-09 00:00:00</text:p>
          </table:table-cell>
          <table:table-cell table:number-columns-repeated="1015"/>
        </table:table-row>
        <table:table-row table:style-name="ro1">
          <table:table-cell office:value-type="float" office:value="702179">
            <text:p>702179</text:p>
          </table:table-cell>
          <table:table-cell office:value-type="float" office:value="61870">
            <text:p>61870</text:p>
          </table:table-cell>
          <table:table-cell office:value-type="float" office:value="1566954.89">
            <text:p>1566954,89</text:p>
          </table:table-cell>
          <table:table-cell office:value-type="float" office:value="442902.64">
            <text:p>442902,64</text:p>
          </table:table-cell>
          <table:table-cell office:value-type="float" office:value="2696785.31">
            <text:p>2696785,31</text:p>
          </table:table-cell>
          <table:table-cell office:value-type="float" office:value="504772.64">
            <text:p>504772,64</text:p>
          </table:table-cell>
          <table:table-cell office:value-type="float" office:value="4263740.2">
            <text:p>4263740,2</text:p>
          </table:table-cell>
          <table:table-cell/>
          <table:table-cell table:style-name="ce2" office:value-type="date" office:date-value="2023-09-10">
            <text:p>2023-09-10 00:00:00</text:p>
          </table:table-cell>
          <table:table-cell table:number-columns-repeated="1015"/>
        </table:table-row>
        <table:table-row table:style-name="ro1">
          <table:table-cell office:value-type="float" office:value="679914">
            <text:p>679914</text:p>
          </table:table-cell>
          <table:table-cell office:value-type="float" office:value="60578">
            <text:p>60578</text:p>
          </table:table-cell>
          <table:table-cell office:value-type="float" office:value="1541269.84">
            <text:p>1541269,84</text:p>
          </table:table-cell>
          <table:table-cell office:value-type="float" office:value="414411.87">
            <text:p>414411,87</text:p>
          </table:table-cell>
          <table:table-cell office:value-type="float" office:value="2566755.49">
            <text:p>2566755,49</text:p>
          </table:table-cell>
          <table:table-cell office:value-type="float" office:value="474989.87">
            <text:p>474989,87</text:p>
          </table:table-cell>
          <table:table-cell office:value-type="float" office:value="4108025.33">
            <text:p>4108025,33</text:p>
          </table:table-cell>
          <table:table-cell/>
          <table:table-cell table:style-name="ce2" office:value-type="date" office:date-value="2023-09-11">
            <text:p>2023-09-11 00:00:00</text:p>
          </table:table-cell>
          <table:table-cell table:number-columns-repeated="1015"/>
        </table:table-row>
        <table:table-row table:style-name="ro1">
          <table:table-cell office:value-type="float" office:value="704940">
            <text:p>704940</text:p>
          </table:table-cell>
          <table:table-cell office:value-type="float" office:value="62818">
            <text:p>62818</text:p>
          </table:table-cell>
          <table:table-cell office:value-type="float" office:value="1607195.46">
            <text:p>1607195,46</text:p>
          </table:table-cell>
          <table:table-cell office:value-type="float" office:value="449298.84">
            <text:p>449298,84</text:p>
          </table:table-cell>
          <table:table-cell office:value-type="float" office:value="2843955.34">
            <text:p>2843955,34</text:p>
          </table:table-cell>
          <table:table-cell office:value-type="float" office:value="512116.84">
            <text:p>512116,84</text:p>
          </table:table-cell>
          <table:table-cell office:value-type="float" office:value="4451150.8">
            <text:p>4451150,8</text:p>
          </table:table-cell>
          <table:table-cell/>
          <table:table-cell table:style-name="ce2" office:value-type="date" office:date-value="2023-09-12">
            <text:p>2023-09-12 00:00:00</text:p>
          </table:table-cell>
          <table:table-cell table:number-columns-repeated="1015"/>
        </table:table-row>
        <table:table-row table:style-name="ro1">
          <table:table-cell office:value-type="float" office:value="726519">
            <text:p>726519</text:p>
          </table:table-cell>
          <table:table-cell office:value-type="float" office:value="70762">
            <text:p>70762</text:p>
          </table:table-cell>
          <table:table-cell office:value-type="float" office:value="1762646.71">
            <text:p>1762646,71</text:p>
          </table:table-cell>
          <table:table-cell office:value-type="float" office:value="1161297.11">
            <text:p>1161297,11</text:p>
          </table:table-cell>
          <table:table-cell office:value-type="float" office:value="2935230.55">
            <text:p>2935230,55</text:p>
          </table:table-cell>
          <table:table-cell office:value-type="float" office:value="1232059.11">
            <text:p>1232059,11</text:p>
          </table:table-cell>
          <table:table-cell office:value-type="float" office:value="4697877.26">
            <text:p>4697877,26</text:p>
          </table:table-cell>
          <table:table-cell/>
          <table:table-cell table:style-name="ce2" office:value-type="date" office:date-value="2023-09-13">
            <text:p>2023-09-13 00:00:00</text:p>
          </table:table-cell>
          <table:table-cell table:number-columns-repeated="1015"/>
        </table:table-row>
        <table:table-row table:style-name="ro1">
          <table:table-cell office:value-type="float" office:value="704237">
            <text:p>704237</text:p>
          </table:table-cell>
          <table:table-cell office:value-type="float" office:value="77864">
            <text:p>77864</text:p>
          </table:table-cell>
          <table:table-cell office:value-type="float" office:value="1941580.12">
            <text:p>1941580,12</text:p>
          </table:table-cell>
          <table:table-cell office:value-type="float" office:value="535553.73">
            <text:p>535553,73</text:p>
          </table:table-cell>
          <table:table-cell office:value-type="float" office:value="3337830.95">
            <text:p>3337830,95</text:p>
          </table:table-cell>
          <table:table-cell office:value-type="float" office:value="613417.73">
            <text:p>613417,73</text:p>
          </table:table-cell>
          <table:table-cell office:value-type="float" office:value="5279411.07">
            <text:p>5279411,07</text:p>
          </table:table-cell>
          <table:table-cell/>
          <table:table-cell table:style-name="ce2" office:value-type="date" office:date-value="2023-09-14">
            <text:p>2023-09-14 00:00:00</text:p>
          </table:table-cell>
          <table:table-cell table:number-columns-repeated="1015"/>
        </table:table-row>
        <table:table-row table:style-name="ro1">
          <table:table-cell office:value-type="float" office:value="660814">
            <text:p>660814</text:p>
          </table:table-cell>
          <table:table-cell office:value-type="float" office:value="106823">
            <text:p>106823</text:p>
          </table:table-cell>
          <table:table-cell office:value-type="float" office:value="2598753.82">
            <text:p>2598753,82</text:p>
          </table:table-cell>
          <table:table-cell office:value-type="float" office:value="693950.91">
            <text:p>693950,91</text:p>
          </table:table-cell>
          <table:table-cell office:value-type="float" office:value="4379810.39">
            <text:p>4379810,39</text:p>
          </table:table-cell>
          <table:table-cell office:value-type="float" office:value="800773.91">
            <text:p>800773,91</text:p>
          </table:table-cell>
          <table:table-cell office:value-type="float" office:value="6978564.21">
            <text:p>6978564,21</text:p>
          </table:table-cell>
          <table:table-cell/>
          <table:table-cell table:style-name="ce2" office:value-type="date" office:date-value="2023-09-15">
            <text:p>2023-09-15 00:00:00</text:p>
          </table:table-cell>
          <table:table-cell table:number-columns-repeated="1015"/>
        </table:table-row>
        <table:table-row table:style-name="ro1">
          <table:table-cell office:value-type="float" office:value="684130">
            <text:p>684130</text:p>
          </table:table-cell>
          <table:table-cell office:value-type="float" office:value="87675">
            <text:p>87675</text:p>
          </table:table-cell>
          <table:table-cell office:value-type="float" office:value="2152408.64">
            <text:p>2152408,64</text:p>
          </table:table-cell>
          <table:table-cell office:value-type="float" office:value="538218.63">
            <text:p>538218,63</text:p>
          </table:table-cell>
          <table:table-cell office:value-type="float" office:value="3440756.15">
            <text:p>3440756,15</text:p>
          </table:table-cell>
          <table:table-cell office:value-type="float" office:value="625893.63">
            <text:p>625893,63</text:p>
          </table:table-cell>
          <table:table-cell office:value-type="float" office:value="5593164.79">
            <text:p>5593164,79</text:p>
          </table:table-cell>
          <table:table-cell/>
          <table:table-cell table:style-name="ce2" office:value-type="date" office:date-value="2023-09-16">
            <text:p>2023-09-16 00:00:00</text:p>
          </table:table-cell>
          <table:table-cell table:number-columns-repeated="1015"/>
        </table:table-row>
        <table:table-row table:style-name="ro1">
          <table:table-cell office:value-type="float" office:value="686379">
            <text:p>686379</text:p>
          </table:table-cell>
          <table:table-cell office:value-type="float" office:value="63056">
            <text:p>63056</text:p>
          </table:table-cell>
          <table:table-cell office:value-type="float" office:value="1569301.82">
            <text:p>1569301,82</text:p>
          </table:table-cell>
          <table:table-cell office:value-type="float" office:value="410779.2">
            <text:p>410779,2</text:p>
          </table:table-cell>
          <table:table-cell office:value-type="float" office:value="2694048.63">
            <text:p>2694048,63</text:p>
          </table:table-cell>
          <table:table-cell office:value-type="float" office:value="473835.2">
            <text:p>473835,2</text:p>
          </table:table-cell>
          <table:table-cell office:value-type="float" office:value="4263350.45">
            <text:p>4263350,45</text:p>
          </table:table-cell>
          <table:table-cell/>
          <table:table-cell table:style-name="ce2" office:value-type="date" office:date-value="2023-09-17">
            <text:p>2023-09-17 00:00:00</text:p>
          </table:table-cell>
          <table:table-cell table:number-columns-repeated="1015"/>
        </table:table-row>
        <table:table-row table:style-name="ro1">
          <table:table-cell office:value-type="float" office:value="662204">
            <text:p>662204</text:p>
          </table:table-cell>
          <table:table-cell office:value-type="float" office:value="57629">
            <text:p>57629</text:p>
          </table:table-cell>
          <table:table-cell office:value-type="float" office:value="1464405.48">
            <text:p>1464405,48</text:p>
          </table:table-cell>
          <table:table-cell office:value-type="float" office:value="379036.57">
            <text:p>379036,57</text:p>
          </table:table-cell>
          <table:table-cell office:value-type="float" office:value="2446185.46">
            <text:p>2446185,46</text:p>
          </table:table-cell>
          <table:table-cell office:value-type="float" office:value="436665.57">
            <text:p>436665,57</text:p>
          </table:table-cell>
          <table:table-cell office:value-type="float" office:value="3910590.94">
            <text:p>3910590,94</text:p>
          </table:table-cell>
          <table:table-cell/>
          <table:table-cell table:style-name="ce2" office:value-type="date" office:date-value="2023-09-18">
            <text:p>2023-09-18 00:00:00</text:p>
          </table:table-cell>
          <table:table-cell table:number-columns-repeated="1015"/>
        </table:table-row>
        <table:table-row table:style-name="ro1">
          <table:table-cell office:value-type="float" office:value="685571">
            <text:p>685571</text:p>
          </table:table-cell>
          <table:table-cell office:value-type="float" office:value="62301">
            <text:p>62301</text:p>
          </table:table-cell>
          <table:table-cell office:value-type="float" office:value="1573015.48">
            <text:p>1573015,48</text:p>
          </table:table-cell>
          <table:table-cell office:value-type="float" office:value="502818.48">
            <text:p>502818,48</text:p>
          </table:table-cell>
          <table:table-cell office:value-type="float" office:value="2822051.72">
            <text:p>2822051,72</text:p>
          </table:table-cell>
          <table:table-cell office:value-type="float" office:value="565119.48">
            <text:p>565119,48</text:p>
          </table:table-cell>
          <table:table-cell office:value-type="float" office:value="4395067.2">
            <text:p>4395067,2</text:p>
          </table:table-cell>
          <table:table-cell/>
          <table:table-cell table:style-name="ce2" office:value-type="date" office:date-value="2023-09-19">
            <text:p>2023-09-19 00:00:00</text:p>
          </table:table-cell>
          <table:table-cell table:number-columns-repeated="1015"/>
        </table:table-row>
        <table:table-row table:style-name="ro1">
          <table:table-cell office:value-type="float" office:value="686056">
            <text:p>686056</text:p>
          </table:table-cell>
          <table:table-cell office:value-type="float" office:value="69094">
            <text:p>69094</text:p>
          </table:table-cell>
          <table:table-cell office:value-type="float" office:value="1717582.82">
            <text:p>1717582,82</text:p>
          </table:table-cell>
          <table:table-cell office:value-type="float" office:value="498282.27">
            <text:p>498282,27</text:p>
          </table:table-cell>
          <table:table-cell office:value-type="float" office:value="2850595.76">
            <text:p>2850595,76</text:p>
          </table:table-cell>
          <table:table-cell office:value-type="float" office:value="567376.27">
            <text:p>567376,27</text:p>
          </table:table-cell>
          <table:table-cell office:value-type="float" office:value="4568178.58">
            <text:p>4568178,58</text:p>
          </table:table-cell>
          <table:table-cell/>
          <table:table-cell table:style-name="ce2" office:value-type="date" office:date-value="2023-09-20">
            <text:p>2023-09-20 00:00:00</text:p>
          </table:table-cell>
          <table:table-cell table:number-columns-repeated="1015"/>
        </table:table-row>
        <table:table-row table:style-name="ro1">
          <table:table-cell office:value-type="float" office:value="684764">
            <text:p>684764</text:p>
          </table:table-cell>
          <table:table-cell office:value-type="float" office:value="78251">
            <text:p>78251</text:p>
          </table:table-cell>
          <table:table-cell office:value-type="float" office:value="1905439.9">
            <text:p>1905439,9</text:p>
          </table:table-cell>
          <table:table-cell office:value-type="float" office:value="504235.84">
            <text:p>504235,84</text:p>
          </table:table-cell>
          <table:table-cell office:value-type="float" office:value="3148162.7">
            <text:p>3148162,7</text:p>
          </table:table-cell>
          <table:table-cell office:value-type="float" office:value="582486.84">
            <text:p>582486,84</text:p>
          </table:table-cell>
          <table:table-cell office:value-type="float" office:value="5053602.6">
            <text:p>5053602,6</text:p>
          </table:table-cell>
          <table:table-cell/>
          <table:table-cell table:style-name="ce2" office:value-type="date" office:date-value="2023-09-21">
            <text:p>2023-09-21 00:00:00</text:p>
          </table:table-cell>
          <table:table-cell table:number-columns-repeated="1015"/>
        </table:table-row>
        <table:table-row table:style-name="ro1">
          <table:table-cell office:value-type="float" office:value="662280">
            <text:p>662280</text:p>
          </table:table-cell>
          <table:table-cell office:value-type="float" office:value="99700">
            <text:p>99700</text:p>
          </table:table-cell>
          <table:table-cell office:value-type="float" office:value="2407695.64">
            <text:p>2407695,64</text:p>
          </table:table-cell>
          <table:table-cell office:value-type="float" office:value="692143.33">
            <text:p>692143,33</text:p>
          </table:table-cell>
          <table:table-cell office:value-type="float" office:value="4072306.81">
            <text:p>4072306,81</text:p>
          </table:table-cell>
          <table:table-cell office:value-type="float" office:value="791843.33">
            <text:p>791843,33</text:p>
          </table:table-cell>
          <table:table-cell office:value-type="float" office:value="6480002.45">
            <text:p>6480002,45</text:p>
          </table:table-cell>
          <table:table-cell/>
          <table:table-cell table:style-name="ce2" office:value-type="date" office:date-value="2023-09-22">
            <text:p>2023-09-22 00:00:00</text:p>
          </table:table-cell>
          <table:table-cell table:number-columns-repeated="1015"/>
        </table:table-row>
        <table:table-row table:style-name="ro1">
          <table:table-cell office:value-type="float" office:value="639750">
            <text:p>639750</text:p>
          </table:table-cell>
          <table:table-cell office:value-type="float" office:value="88955">
            <text:p>88955</text:p>
          </table:table-cell>
          <table:table-cell office:value-type="float" office:value="2178509.46">
            <text:p>2178509,46</text:p>
          </table:table-cell>
          <table:table-cell office:value-type="float" office:value="549971.63">
            <text:p>549971,63</text:p>
          </table:table-cell>
          <table:table-cell office:value-type="float" office:value="3469699.32">
            <text:p>3469699,32</text:p>
          </table:table-cell>
          <table:table-cell office:value-type="float" office:value="638927.65">
            <text:p>638927,65</text:p>
          </table:table-cell>
          <table:table-cell office:value-type="float" office:value="5648208.78">
            <text:p>5648208,78</text:p>
          </table:table-cell>
          <table:table-cell/>
          <table:table-cell table:style-name="ce2" office:value-type="date" office:date-value="2023-09-23">
            <text:p>2023-09-23 00:00:00</text:p>
          </table:table-cell>
          <table:table-cell table:number-columns-repeated="1015"/>
        </table:table-row>
        <table:table-row table:style-name="ro1">
          <table:table-cell office:value-type="float" office:value="618954">
            <text:p>618954</text:p>
          </table:table-cell>
          <table:table-cell office:value-type="float" office:value="63052">
            <text:p>63052</text:p>
          </table:table-cell>
          <table:table-cell office:value-type="float" office:value="1591156.31">
            <text:p>1591156,31</text:p>
          </table:table-cell>
          <table:table-cell office:value-type="float" office:value="417536.06">
            <text:p>417536,06</text:p>
          </table:table-cell>
          <table:table-cell office:value-type="float" office:value="2652666.52">
            <text:p>2652666,52</text:p>
          </table:table-cell>
          <table:table-cell office:value-type="float" office:value="480588.06">
            <text:p>480588,06</text:p>
          </table:table-cell>
          <table:table-cell office:value-type="float" office:value="4243822.83">
            <text:p>4243822,83</text:p>
          </table:table-cell>
          <table:table-cell/>
          <table:table-cell table:style-name="ce2" office:value-type="date" office:date-value="2023-09-24">
            <text:p>2023-09-24 00:00:00</text:p>
          </table:table-cell>
          <table:table-cell table:number-columns-repeated="1015"/>
        </table:table-row>
        <table:table-row table:style-name="ro1">
          <table:table-cell office:value-type="float" office:value="730832">
            <text:p>730832</text:p>
          </table:table-cell>
          <table:table-cell office:value-type="float" office:value="63575">
            <text:p>63575</text:p>
          </table:table-cell>
          <table:table-cell office:value-type="float" office:value="1578417.9">
            <text:p>1578417,9</text:p>
          </table:table-cell>
          <table:table-cell office:value-type="float" office:value="418507.93">
            <text:p>418507,93</text:p>
          </table:table-cell>
          <table:table-cell office:value-type="float" office:value="2555275.95">
            <text:p>2555275,95</text:p>
          </table:table-cell>
          <table:table-cell office:value-type="float" office:value="482082.93">
            <text:p>482082,93</text:p>
          </table:table-cell>
          <table:table-cell office:value-type="float" office:value="4133693.85">
            <text:p>4133693,85</text:p>
          </table:table-cell>
          <table:table-cell/>
          <table:table-cell table:style-name="ce2" office:value-type="date" office:date-value="2023-09-25">
            <text:p>2023-09-25 00:00:00</text:p>
          </table:table-cell>
          <table:table-cell table:number-columns-repeated="1015"/>
        </table:table-row>
        <table:table-row table:style-name="ro1">
          <table:table-cell office:value-type="float" office:value="665858">
            <text:p>665858</text:p>
          </table:table-cell>
          <table:table-cell office:value-type="float" office:value="62862">
            <text:p>62862</text:p>
          </table:table-cell>
          <table:table-cell office:value-type="float" office:value="1559688.08">
            <text:p>1559688,08</text:p>
          </table:table-cell>
          <table:table-cell office:value-type="float" office:value="446717.21">
            <text:p>446717,21</text:p>
          </table:table-cell>
          <table:table-cell office:value-type="float" office:value="2755684.09">
            <text:p>2755684,09</text:p>
          </table:table-cell>
          <table:table-cell office:value-type="float" office:value="509579.21">
            <text:p>509579,21</text:p>
          </table:table-cell>
          <table:table-cell office:value-type="float" office:value="4315372.17">
            <text:p>4315372,17</text:p>
          </table:table-cell>
          <table:table-cell/>
          <table:table-cell table:style-name="ce2" office:value-type="date" office:date-value="2023-09-26">
            <text:p>2023-09-26 00:00:00</text:p>
          </table:table-cell>
          <table:table-cell table:number-columns-repeated="1015"/>
        </table:table-row>
        <table:table-row table:style-name="ro1">
          <table:table-cell office:value-type="float" office:value="687571">
            <text:p>687571</text:p>
          </table:table-cell>
          <table:table-cell office:value-type="float" office:value="68011">
            <text:p>68011</text:p>
          </table:table-cell>
          <table:table-cell office:value-type="float" office:value="1711793.52">
            <text:p>1711793,52</text:p>
          </table:table-cell>
          <table:table-cell office:value-type="float" office:value="470102.73">
            <text:p>470102,73</text:p>
          </table:table-cell>
          <table:table-cell office:value-type="float" office:value="2873634.48">
            <text:p>2873634,48</text:p>
          </table:table-cell>
          <table:table-cell office:value-type="float" office:value="538113.73">
            <text:p>538113,73</text:p>
          </table:table-cell>
          <table:table-cell office:value-type="float" office:value="4585428">
            <text:p>4585428</text:p>
          </table:table-cell>
          <table:table-cell/>
          <table:table-cell table:style-name="ce2" office:value-type="date" office:date-value="2023-09-27">
            <text:p>2023-09-27 00:00:00</text:p>
          </table:table-cell>
          <table:table-cell table:number-columns-repeated="1015"/>
        </table:table-row>
        <table:table-row table:style-name="ro1">
          <table:table-cell office:value-type="float" office:value="753661">
            <text:p>753661</text:p>
          </table:table-cell>
          <table:table-cell office:value-type="float" office:value="76370">
            <text:p>76370</text:p>
          </table:table-cell>
          <table:table-cell office:value-type="float" office:value="1859022.62">
            <text:p>1859022,62</text:p>
          </table:table-cell>
          <table:table-cell office:value-type="float" office:value="525355.88">
            <text:p>525355,88</text:p>
          </table:table-cell>
          <table:table-cell office:value-type="float" office:value="3171409.01">
            <text:p>3171409,01</text:p>
          </table:table-cell>
          <table:table-cell office:value-type="float" office:value="601725.88">
            <text:p>601725,88</text:p>
          </table:table-cell>
          <table:table-cell office:value-type="float" office:value="5030431.63">
            <text:p>5030431,63</text:p>
          </table:table-cell>
          <table:table-cell/>
          <table:table-cell table:style-name="ce2" office:value-type="date" office:date-value="2023-09-28">
            <text:p>2023-09-28 00:00:00</text:p>
          </table:table-cell>
          <table:table-cell table:number-columns-repeated="1015"/>
        </table:table-row>
        <table:table-row table:style-name="ro1">
          <table:table-cell office:value-type="float" office:value="688579">
            <text:p>688579</text:p>
          </table:table-cell>
          <table:table-cell office:value-type="float" office:value="100186">
            <text:p>100186</text:p>
          </table:table-cell>
          <table:table-cell office:value-type="float" office:value="2438669.2">
            <text:p>2438669,2</text:p>
          </table:table-cell>
          <table:table-cell office:value-type="float" office:value="696360.14">
            <text:p>696360,14</text:p>
          </table:table-cell>
          <table:table-cell office:value-type="float" office:value="4251120.05">
            <text:p>4251120,05</text:p>
          </table:table-cell>
          <table:table-cell office:value-type="float" office:value="796546.14">
            <text:p>796546,14</text:p>
          </table:table-cell>
          <table:table-cell office:value-type="float" office:value="6689789.25">
            <text:p>6689789,25</text:p>
          </table:table-cell>
          <table:table-cell/>
          <table:table-cell table:style-name="ce2" office:value-type="date" office:date-value="2023-09-29">
            <text:p>2023-09-29 00:00:00</text:p>
          </table:table-cell>
          <table:table-cell table:number-columns-repeated="1015"/>
        </table:table-row>
        <table:table-row table:style-name="ro1">
          <table:table-cell office:value-type="float" office:value="646444">
            <text:p>646444</text:p>
          </table:table-cell>
          <table:table-cell office:value-type="float" office:value="93581">
            <text:p>93581</text:p>
          </table:table-cell>
          <table:table-cell office:value-type="float" office:value="2234682.96">
            <text:p>2234682,96</text:p>
          </table:table-cell>
          <table:table-cell office:value-type="float" office:value="556084.37">
            <text:p>556084,37</text:p>
          </table:table-cell>
          <table:table-cell office:value-type="float" office:value="3506117.44">
            <text:p>3506117,44</text:p>
          </table:table-cell>
          <table:table-cell office:value-type="float" office:value="649665.37">
            <text:p>649665,37</text:p>
          </table:table-cell>
          <table:table-cell office:value-type="float" office:value="5740800.4">
            <text:p>5740800,4</text:p>
          </table:table-cell>
          <table:table-cell/>
          <table:table-cell table:style-name="ce2" office:value-type="date" office:date-value="2023-09-30">
            <text:p>2023-09-30 00:00:00</text:p>
          </table:table-cell>
          <table:table-cell table:number-columns-repeated="1015"/>
        </table:table-row>
        <table:table-row table:style-name="ro1">
          <table:table-cell office:value-type="float" office:value="691296">
            <text:p>691296</text:p>
          </table:table-cell>
          <table:table-cell office:value-type="float" office:value="64632">
            <text:p>64632</text:p>
          </table:table-cell>
          <table:table-cell office:value-type="float" office:value="1588535.3">
            <text:p>1588535,3</text:p>
          </table:table-cell>
          <table:table-cell office:value-type="float" office:value="418221.44">
            <text:p>418221,44</text:p>
          </table:table-cell>
          <table:table-cell office:value-type="float" office:value="2662307.47">
            <text:p>2662307,47</text:p>
          </table:table-cell>
          <table:table-cell office:value-type="float" office:value="482853.44">
            <text:p>482853,44</text:p>
          </table:table-cell>
          <table:table-cell office:value-type="float" office:value="4250842.77">
            <text:p>4250842,77</text:p>
          </table:table-cell>
          <table:table-cell/>
          <table:table-cell table:style-name="ce2" office:value-type="date" office:date-value="2023-10-01">
            <text:p>2023-10-01 00:00:00</text:p>
          </table:table-cell>
          <table:table-cell table:number-columns-repeated="1015"/>
        </table:table-row>
        <table:table-row table:style-name="ro1">
          <table:table-cell office:value-type="float" office:value="645535">
            <text:p>645535</text:p>
          </table:table-cell>
          <table:table-cell office:value-type="float" office:value="62028">
            <text:p>62028</text:p>
          </table:table-cell>
          <table:table-cell office:value-type="float" office:value="1543229.07">
            <text:p>1543229,07</text:p>
          </table:table-cell>
          <table:table-cell office:value-type="float" office:value="407793.94">
            <text:p>407793,94</text:p>
          </table:table-cell>
          <table:table-cell office:value-type="float" office:value="2557677.63">
            <text:p>2557677,63</text:p>
          </table:table-cell>
          <table:table-cell office:value-type="float" office:value="469821.94">
            <text:p>469821,94</text:p>
          </table:table-cell>
          <table:table-cell office:value-type="float" office:value="4100906.7">
            <text:p>4100906,7</text:p>
          </table:table-cell>
          <table:table-cell/>
          <table:table-cell table:style-name="ce2" office:value-type="date" office:date-value="2023-10-02">
            <text:p>2023-10-02 00:00:00</text:p>
          </table:table-cell>
          <table:table-cell table:number-columns-repeated="1015"/>
        </table:table-row>
        <table:table-row table:style-name="ro1">
          <table:table-cell office:value-type="float" office:value="690443">
            <text:p>690443</text:p>
          </table:table-cell>
          <table:table-cell office:value-type="float" office:value="65602">
            <text:p>65602</text:p>
          </table:table-cell>
          <table:table-cell office:value-type="float" office:value="1590978.88">
            <text:p>1590978,88</text:p>
          </table:table-cell>
          <table:table-cell office:value-type="float" office:value="485793.19">
            <text:p>485793,19</text:p>
          </table:table-cell>
          <table:table-cell office:value-type="float" office:value="2954029.45">
            <text:p>2954029,45</text:p>
          </table:table-cell>
          <table:table-cell office:value-type="float" office:value="551395.19">
            <text:p>551395,19</text:p>
          </table:table-cell>
          <table:table-cell office:value-type="float" office:value="4545008.33">
            <text:p>4545008,33</text:p>
          </table:table-cell>
          <table:table-cell/>
          <table:table-cell table:style-name="ce2" office:value-type="date" office:date-value="2023-10-03">
            <text:p>2023-10-03 00:00:00</text:p>
          </table:table-cell>
          <table:table-cell table:number-columns-repeated="1015"/>
        </table:table-row>
        <table:table-row table:style-name="ro1">
          <table:table-cell office:value-type="float" office:value="758596">
            <text:p>758596</text:p>
          </table:table-cell>
          <table:table-cell office:value-type="float" office:value="68441">
            <text:p>68441</text:p>
          </table:table-cell>
          <table:table-cell office:value-type="float" office:value="1666503.28">
            <text:p>1666503,28</text:p>
          </table:table-cell>
          <table:table-cell office:value-type="float" office:value="454303.81">
            <text:p>454303,81</text:p>
          </table:table-cell>
          <table:table-cell office:value-type="float" office:value="2792423.49">
            <text:p>2792423,49</text:p>
          </table:table-cell>
          <table:table-cell office:value-type="float" office:value="522744.81">
            <text:p>522744,81</text:p>
          </table:table-cell>
          <table:table-cell office:value-type="float" office:value="4458926.77">
            <text:p>4458926,77</text:p>
          </table:table-cell>
          <table:table-cell/>
          <table:table-cell table:style-name="ce2" office:value-type="date" office:date-value="2023-10-04">
            <text:p>2023-10-04 00:00:00</text:p>
          </table:table-cell>
          <table:table-cell table:number-columns-repeated="1015"/>
        </table:table-row>
        <table:table-row table:style-name="ro1">
          <table:table-cell office:value-type="float" office:value="737796">
            <text:p>737796</text:p>
          </table:table-cell>
          <table:table-cell office:value-type="float" office:value="77597">
            <text:p>77597</text:p>
          </table:table-cell>
          <table:table-cell office:value-type="float" office:value="1870052.22">
            <text:p>1870052,22</text:p>
          </table:table-cell>
          <table:table-cell office:value-type="float" office:value="498559.5">
            <text:p>498559,5</text:p>
          </table:table-cell>
          <table:table-cell office:value-type="float" office:value="3182133.49">
            <text:p>3182133,49</text:p>
          </table:table-cell>
          <table:table-cell office:value-type="float" office:value="576156.5">
            <text:p>576156,5</text:p>
          </table:table-cell>
          <table:table-cell office:value-type="float" office:value="5052185.71">
            <text:p>5052185,71</text:p>
          </table:table-cell>
          <table:table-cell/>
          <table:table-cell table:style-name="ce2" office:value-type="date" office:date-value="2023-10-05">
            <text:p>2023-10-05 00:00:00</text:p>
          </table:table-cell>
          <table:table-cell table:number-columns-repeated="1015"/>
        </table:table-row>
        <table:table-row table:style-name="ro1">
          <table:table-cell office:value-type="float" office:value="716950">
            <text:p>716950</text:p>
          </table:table-cell>
          <table:table-cell office:value-type="float" office:value="100673">
            <text:p>100673</text:p>
          </table:table-cell>
          <table:table-cell office:value-type="float" office:value="2421806.24">
            <text:p>2421806,24</text:p>
          </table:table-cell>
          <table:table-cell office:value-type="float" office:value="725961.24">
            <text:p>725961,24</text:p>
          </table:table-cell>
          <table:table-cell office:value-type="float" office:value="4153845.55">
            <text:p>4153845,55</text:p>
          </table:table-cell>
          <table:table-cell office:value-type="float" office:value="826634.24">
            <text:p>826634,24</text:p>
          </table:table-cell>
          <table:table-cell office:value-type="float" office:value="6575651.79">
            <text:p>6575651,79</text:p>
          </table:table-cell>
          <table:table-cell/>
          <table:table-cell table:style-name="ce2" office:value-type="date" office:date-value="2023-10-06">
            <text:p>2023-10-06 00:00:00</text:p>
          </table:table-cell>
          <table:table-cell table:number-columns-repeated="1015"/>
        </table:table-row>
        <table:table-row table:style-name="ro1">
          <table:table-cell office:value-type="float" office:value="737080">
            <text:p>737080</text:p>
          </table:table-cell>
          <table:table-cell office:value-type="float" office:value="92287">
            <text:p>92287</text:p>
          </table:table-cell>
          <table:table-cell office:value-type="float" office:value="2216488.4">
            <text:p>2216488,4</text:p>
          </table:table-cell>
          <table:table-cell office:value-type="float" office:value="611144.34">
            <text:p>611144,34</text:p>
          </table:table-cell>
          <table:table-cell office:value-type="float" office:value="3453566.66">
            <text:p>3453566,66</text:p>
          </table:table-cell>
          <table:table-cell office:value-type="float" office:value="703431.34">
            <text:p>703431,34</text:p>
          </table:table-cell>
          <table:table-cell office:value-type="float" office:value="5670055.06">
            <text:p>5670055,06</text:p>
          </table:table-cell>
          <table:table-cell/>
          <table:table-cell table:style-name="ce2" office:value-type="date" office:date-value="2023-10-07">
            <text:p>2023-10-07 00:00:00</text:p>
          </table:table-cell>
          <table:table-cell table:number-columns-repeated="1015"/>
        </table:table-row>
        <table:table-row table:style-name="ro1">
          <table:table-cell office:value-type="float" office:value="692975">
            <text:p>692975</text:p>
          </table:table-cell>
          <table:table-cell office:value-type="float" office:value="66936">
            <text:p>66936</text:p>
          </table:table-cell>
          <table:table-cell office:value-type="float" office:value="1636581.32">
            <text:p>1636581,32</text:p>
          </table:table-cell>
          <table:table-cell office:value-type="float" office:value="488950.9">
            <text:p>488950,9</text:p>
          </table:table-cell>
          <table:table-cell office:value-type="float" office:value="2667151.43">
            <text:p>2667151,43</text:p>
          </table:table-cell>
          <table:table-cell office:value-type="float" office:value="555886.9">
            <text:p>555886,9</text:p>
          </table:table-cell>
          <table:table-cell office:value-type="float" office:value="4303732.75">
            <text:p>4303732,75</text:p>
          </table:table-cell>
          <table:table-cell/>
          <table:table-cell table:style-name="ce2" office:value-type="date" office:date-value="2023-10-08">
            <text:p>2023-10-08 00:00:00</text:p>
          </table:table-cell>
          <table:table-cell table:number-columns-repeated="1015"/>
        </table:table-row>
        <table:table-row table:style-name="ro1">
          <table:table-cell office:value-type="float" office:value="697058">
            <text:p>697058</text:p>
          </table:table-cell>
          <table:table-cell office:value-type="float" office:value="64346">
            <text:p>64346</text:p>
          </table:table-cell>
          <table:table-cell office:value-type="float" office:value="1561510.3">
            <text:p>1561510,3</text:p>
          </table:table-cell>
          <table:table-cell office:value-type="float" office:value="432622">
            <text:p>432622</text:p>
          </table:table-cell>
          <table:table-cell office:value-type="float" office:value="2542100.68">
            <text:p>2542100,68</text:p>
          </table:table-cell>
          <table:table-cell office:value-type="float" office:value="496968">
            <text:p>496968</text:p>
          </table:table-cell>
          <table:table-cell office:value-type="float" office:value="4103610.98">
            <text:p>4103610,98</text:p>
          </table:table-cell>
          <table:table-cell/>
          <table:table-cell table:style-name="ce2" office:value-type="date" office:date-value="2023-10-09">
            <text:p>2023-10-09 00:00:00</text:p>
          </table:table-cell>
          <table:table-cell table:number-columns-repeated="1015"/>
        </table:table-row>
        <table:table-row table:style-name="ro1">
          <table:table-cell office:value-type="float" office:value="742263">
            <text:p>742263</text:p>
          </table:table-cell>
          <table:table-cell office:value-type="float" office:value="61342">
            <text:p>61342</text:p>
          </table:table-cell>
          <table:table-cell office:value-type="float" office:value="1510728.34">
            <text:p>1510728,34</text:p>
          </table:table-cell>
          <table:table-cell office:value-type="float" office:value="448712.9">
            <text:p>448712,9</text:p>
          </table:table-cell>
          <table:table-cell office:value-type="float" office:value="2610156.54">
            <text:p>2610156,54</text:p>
          </table:table-cell>
          <table:table-cell office:value-type="float" office:value="510054.9">
            <text:p>510054,9</text:p>
          </table:table-cell>
          <table:table-cell office:value-type="float" office:value="4120884.88">
            <text:p>4120884,88</text:p>
          </table:table-cell>
          <table:table-cell/>
          <table:table-cell table:style-name="ce2" office:value-type="date" office:date-value="2023-10-10">
            <text:p>2023-10-10 00:00:00</text:p>
          </table:table-cell>
          <table:table-cell table:number-columns-repeated="1015"/>
        </table:table-row>
        <table:table-row table:style-name="ro1">
          <table:table-cell office:value-type="float" office:value="741009">
            <text:p>741009</text:p>
          </table:table-cell>
          <table:table-cell office:value-type="float" office:value="68079">
            <text:p>68079</text:p>
          </table:table-cell>
          <table:table-cell office:value-type="float" office:value="1664458.8">
            <text:p>1664458,8</text:p>
          </table:table-cell>
          <table:table-cell office:value-type="float" office:value="500905.41">
            <text:p>500905,41</text:p>
          </table:table-cell>
          <table:table-cell office:value-type="float" office:value="2796989.75">
            <text:p>2796989,75</text:p>
          </table:table-cell>
          <table:table-cell office:value-type="float" office:value="568984.41">
            <text:p>568984,41</text:p>
          </table:table-cell>
          <table:table-cell office:value-type="float" office:value="4461448.55">
            <text:p>4461448,55</text:p>
          </table:table-cell>
          <table:table-cell/>
          <table:table-cell table:style-name="ce2" office:value-type="date" office:date-value="2023-10-11">
            <text:p>2023-10-11 00:00:00</text:p>
          </table:table-cell>
          <table:table-cell table:number-columns-repeated="1015"/>
        </table:table-row>
        <table:table-row table:style-name="ro1">
          <table:table-cell office:value-type="float" office:value="741558">
            <text:p>741558</text:p>
          </table:table-cell>
          <table:table-cell office:value-type="float" office:value="76172">
            <text:p>76172</text:p>
          </table:table-cell>
          <table:table-cell office:value-type="float" office:value="1856808.48">
            <text:p>1856808,48</text:p>
          </table:table-cell>
          <table:table-cell office:value-type="float" office:value="551111.54">
            <text:p>551111,54</text:p>
          </table:table-cell>
          <table:table-cell office:value-type="float" office:value="3151871.8">
            <text:p>3151871,8</text:p>
          </table:table-cell>
          <table:table-cell office:value-type="float" office:value="627283.54">
            <text:p>627283,54</text:p>
          </table:table-cell>
          <table:table-cell office:value-type="float" office:value="5008680.28">
            <text:p>5008680,28</text:p>
          </table:table-cell>
          <table:table-cell/>
          <table:table-cell table:style-name="ce2" office:value-type="date" office:date-value="2023-10-12">
            <text:p>2023-10-12 00:00:00</text:p>
          </table:table-cell>
          <table:table-cell table:number-columns-repeated="1015"/>
        </table:table-row>
        <table:table-row table:style-name="ro1">
          <table:table-cell office:value-type="float" office:value="765421">
            <text:p>765421</text:p>
          </table:table-cell>
          <table:table-cell office:value-type="float" office:value="103218">
            <text:p>103218</text:p>
          </table:table-cell>
          <table:table-cell office:value-type="float" office:value="2455835.95">
            <text:p>2455835,95</text:p>
          </table:table-cell>
          <table:table-cell office:value-type="float" office:value="773656.07">
            <text:p>773656,07</text:p>
          </table:table-cell>
          <table:table-cell office:value-type="float" office:value="4205827.87">
            <text:p>4205827,87</text:p>
          </table:table-cell>
          <table:table-cell office:value-type="float" office:value="876874.07">
            <text:p>876874,07</text:p>
          </table:table-cell>
          <table:table-cell office:value-type="float" office:value="6661663.82">
            <text:p>6661663,82</text:p>
          </table:table-cell>
          <table:table-cell/>
          <table:table-cell table:style-name="ce2" office:value-type="date" office:date-value="2023-10-13">
            <text:p>2023-10-13 00:00:00</text:p>
          </table:table-cell>
          <table:table-cell table:number-columns-repeated="1015"/>
        </table:table-row>
        <table:table-row table:style-name="ro1">
          <table:table-cell office:value-type="float" office:value="791161">
            <text:p>791161</text:p>
          </table:table-cell>
          <table:table-cell office:value-type="float" office:value="88410">
            <text:p>88410</text:p>
          </table:table-cell>
          <table:table-cell office:value-type="float" office:value="2158780.81">
            <text:p>2158780,81</text:p>
          </table:table-cell>
          <table:table-cell office:value-type="float" office:value="541011.93">
            <text:p>541011,93</text:p>
          </table:table-cell>
          <table:table-cell office:value-type="float" office:value="3347387.59">
            <text:p>3347387,59</text:p>
          </table:table-cell>
          <table:table-cell office:value-type="float" office:value="629421.93">
            <text:p>629421,93</text:p>
          </table:table-cell>
          <table:table-cell office:value-type="float" office:value="5506168.4">
            <text:p>5506168,4</text:p>
          </table:table-cell>
          <table:table-cell/>
          <table:table-cell table:style-name="ce2" office:value-type="date" office:date-value="2023-10-14">
            <text:p>2023-10-14 00:00:00</text:p>
          </table:table-cell>
          <table:table-cell table:number-columns-repeated="1015"/>
        </table:table-row>
        <table:table-row table:style-name="ro1">
          <table:table-cell office:value-type="float" office:value="809668">
            <text:p>809668</text:p>
          </table:table-cell>
          <table:table-cell office:value-type="float" office:value="64746">
            <text:p>64746</text:p>
          </table:table-cell>
          <table:table-cell office:value-type="float" office:value="1613964.92">
            <text:p>1613964,92</text:p>
          </table:table-cell>
          <table:table-cell office:value-type="float" office:value="428534.39">
            <text:p>428534,39</text:p>
          </table:table-cell>
          <table:table-cell office:value-type="float" office:value="2576776.79">
            <text:p>2576776,79</text:p>
          </table:table-cell>
          <table:table-cell office:value-type="float" office:value="493280.39">
            <text:p>493280,39</text:p>
          </table:table-cell>
          <table:table-cell office:value-type="float" office:value="4190741.71">
            <text:p>4190741,71</text:p>
          </table:table-cell>
          <table:table-cell/>
          <table:table-cell table:style-name="ce2" office:value-type="date" office:date-value="2023-10-15">
            <text:p>2023-10-15 00:00:00</text:p>
          </table:table-cell>
          <table:table-cell table:number-columns-repeated="1015"/>
        </table:table-row>
        <table:table-row table:style-name="ro1">
          <table:table-cell office:value-type="float" office:value="745689">
            <text:p>745689</text:p>
          </table:table-cell>
          <table:table-cell office:value-type="float" office:value="60633">
            <text:p>60633</text:p>
          </table:table-cell>
          <table:table-cell office:value-type="float" office:value="1527042.93">
            <text:p>1527042,93</text:p>
          </table:table-cell>
          <table:table-cell office:value-type="float" office:value="393986.77">
            <text:p>393986,77</text:p>
          </table:table-cell>
          <table:table-cell office:value-type="float" office:value="2479153.17">
            <text:p>2479153,17</text:p>
          </table:table-cell>
          <table:table-cell office:value-type="float" office:value="454797.17">
            <text:p>454797,17</text:p>
          </table:table-cell>
          <table:table-cell office:value-type="float" office:value="4006196.1">
            <text:p>4006196,1</text:p>
          </table:table-cell>
          <table:table-cell/>
          <table:table-cell table:style-name="ce2" office:value-type="date" office:date-value="2023-10-16">
            <text:p>2023-10-16 00:00:00</text:p>
          </table:table-cell>
          <table:table-cell table:number-columns-repeated="1015"/>
        </table:table-row>
        <table:table-row table:style-name="ro1">
          <table:table-cell office:value-type="float" office:value="744411">
            <text:p>744411</text:p>
          </table:table-cell>
          <table:table-cell office:value-type="float" office:value="61405">
            <text:p>61405</text:p>
          </table:table-cell>
          <table:table-cell office:value-type="float" office:value="1519382.14">
            <text:p>1519382,14</text:p>
          </table:table-cell>
          <table:table-cell office:value-type="float" office:value="428618.48">
            <text:p>428618,48</text:p>
          </table:table-cell>
          <table:table-cell office:value-type="float" office:value="2684658.37">
            <text:p>2684658,37</text:p>
          </table:table-cell>
          <table:table-cell office:value-type="float" office:value="490023.48">
            <text:p>490023,48</text:p>
          </table:table-cell>
          <table:table-cell office:value-type="float" office:value="4204040.51">
            <text:p>4204040,51</text:p>
          </table:table-cell>
          <table:table-cell/>
          <table:table-cell table:style-name="ce2" office:value-type="date" office:date-value="2023-10-17">
            <text:p>2023-10-17 00:00:00</text:p>
          </table:table-cell>
          <table:table-cell table:number-columns-repeated="1015"/>
        </table:table-row>
        <table:table-row table:style-name="ro1">
          <table:table-cell office:value-type="float" office:value="813352">
            <text:p>813352</text:p>
          </table:table-cell>
          <table:table-cell office:value-type="float" office:value="67521">
            <text:p>67521</text:p>
          </table:table-cell>
          <table:table-cell office:value-type="float" office:value="1680383.52">
            <text:p>1680383,52</text:p>
          </table:table-cell>
          <table:table-cell office:value-type="float" office:value="443313.97">
            <text:p>443313,97</text:p>
          </table:table-cell>
          <table:table-cell office:value-type="float" office:value="2744277.32">
            <text:p>2744277,32</text:p>
          </table:table-cell>
          <table:table-cell office:value-type="float" office:value="510834.97">
            <text:p>510834,97</text:p>
          </table:table-cell>
          <table:table-cell office:value-type="float" office:value="4424660.84">
            <text:p>4424660,84</text:p>
          </table:table-cell>
          <table:table-cell/>
          <table:table-cell table:style-name="ce2" office:value-type="date" office:date-value="2023-10-18">
            <text:p>2023-10-18 00:00:00</text:p>
          </table:table-cell>
          <table:table-cell table:number-columns-repeated="1015"/>
        </table:table-row>
        <table:table-row table:style-name="ro1">
          <table:table-cell office:value-type="float" office:value="814008">
            <text:p>814008</text:p>
          </table:table-cell>
          <table:table-cell office:value-type="float" office:value="76771">
            <text:p>76771</text:p>
          </table:table-cell>
          <table:table-cell office:value-type="float" office:value="1867836.03">
            <text:p>1867836,03</text:p>
          </table:table-cell>
          <table:table-cell office:value-type="float" office:value="510885.48">
            <text:p>510885,48</text:p>
          </table:table-cell>
          <table:table-cell office:value-type="float" office:value="3119829.13">
            <text:p>3119829,13</text:p>
          </table:table-cell>
          <table:table-cell office:value-type="float" office:value="587656.48">
            <text:p>587656,48</text:p>
          </table:table-cell>
          <table:table-cell office:value-type="float" office:value="4987665.16">
            <text:p>4987665,16</text:p>
          </table:table-cell>
          <table:table-cell/>
          <table:table-cell table:style-name="ce2" office:value-type="date" office:date-value="2023-10-19">
            <text:p>2023-10-19 00:00:00</text:p>
          </table:table-cell>
          <table:table-cell table:number-columns-repeated="1015"/>
        </table:table-row>
        <table:table-row table:style-name="ro1">
          <table:table-cell office:value-type="float" office:value="838114">
            <text:p>838114</text:p>
          </table:table-cell>
          <table:table-cell office:value-type="float" office:value="96920">
            <text:p>96920</text:p>
          </table:table-cell>
          <table:table-cell office:value-type="float" office:value="2360753.32">
            <text:p>2360753,32</text:p>
          </table:table-cell>
          <table:table-cell office:value-type="float" office:value="667788.69">
            <text:p>667788,69</text:p>
          </table:table-cell>
          <table:table-cell office:value-type="float" office:value="3975938.3">
            <text:p>3975938,3</text:p>
          </table:table-cell>
          <table:table-cell office:value-type="float" office:value="764708.69">
            <text:p>764708,69</text:p>
          </table:table-cell>
          <table:table-cell office:value-type="float" office:value="6336691.62">
            <text:p>6336691,62</text:p>
          </table:table-cell>
          <table:table-cell/>
          <table:table-cell table:style-name="ce2" office:value-type="date" office:date-value="2023-10-20">
            <text:p>2023-10-20 00:00:00</text:p>
          </table:table-cell>
          <table:table-cell table:number-columns-repeated="1015"/>
        </table:table-row>
        <table:table-row table:style-name="ro1">
          <table:table-cell office:value-type="float" office:value="817191">
            <text:p>817191</text:p>
          </table:table-cell>
          <table:table-cell office:value-type="float" office:value="89313">
            <text:p>89313</text:p>
          </table:table-cell>
          <table:table-cell office:value-type="float" office:value="2199525.7">
            <text:p>2199525,7</text:p>
          </table:table-cell>
          <table:table-cell office:value-type="float" office:value="579440.33">
            <text:p>579440,33</text:p>
          </table:table-cell>
          <table:table-cell office:value-type="float" office:value="3409283.98">
            <text:p>3409283,98</text:p>
          </table:table-cell>
          <table:table-cell office:value-type="float" office:value="668753.33">
            <text:p>668753,33</text:p>
          </table:table-cell>
          <table:table-cell office:value-type="float" office:value="5608809.68">
            <text:p>5608809,68</text:p>
          </table:table-cell>
          <table:table-cell/>
          <table:table-cell table:style-name="ce2" office:value-type="date" office:date-value="2023-10-21">
            <text:p>2023-10-21 00:00:00</text:p>
          </table:table-cell>
          <table:table-cell table:number-columns-repeated="1015"/>
        </table:table-row>
        <table:table-row table:style-name="ro1">
          <table:table-cell office:value-type="float" office:value="772730">
            <text:p>772730</text:p>
          </table:table-cell>
          <table:table-cell office:value-type="float" office:value="67143">
            <text:p>67143</text:p>
          </table:table-cell>
          <table:table-cell office:value-type="float" office:value="1666866.79">
            <text:p>1666866,79</text:p>
          </table:table-cell>
          <table:table-cell office:value-type="float" office:value="443712.17">
            <text:p>443712,17</text:p>
          </table:table-cell>
          <table:table-cell office:value-type="float" office:value="2650081.48">
            <text:p>2650081,48</text:p>
          </table:table-cell>
          <table:table-cell office:value-type="float" office:value="510855.17">
            <text:p>510855,17</text:p>
          </table:table-cell>
          <table:table-cell office:value-type="float" office:value="4316948.27">
            <text:p>4316948,27</text:p>
          </table:table-cell>
          <table:table-cell/>
          <table:table-cell table:style-name="ce2" office:value-type="date" office:date-value="2023-10-22">
            <text:p>2023-10-22 00:00:00</text:p>
          </table:table-cell>
          <table:table-cell table:number-columns-repeated="1015"/>
        </table:table-row>
        <table:table-row table:style-name="ro1">
          <table:table-cell office:value-type="float" office:value="749814">
            <text:p>749814</text:p>
          </table:table-cell>
          <table:table-cell office:value-type="float" office:value="60719">
            <text:p>60719</text:p>
          </table:table-cell>
          <table:table-cell office:value-type="float" office:value="1534249.26">
            <text:p>1534249,26</text:p>
          </table:table-cell>
          <table:table-cell office:value-type="float" office:value="390921.02">
            <text:p>390921,02</text:p>
          </table:table-cell>
          <table:table-cell office:value-type="float" office:value="2473450.65">
            <text:p>2473450,65</text:p>
          </table:table-cell>
          <table:table-cell office:value-type="float" office:value="451640.02">
            <text:p>451640,02</text:p>
          </table:table-cell>
          <table:table-cell office:value-type="float" office:value="4007699.91">
            <text:p>4007699,91</text:p>
          </table:table-cell>
          <table:table-cell/>
          <table:table-cell table:style-name="ce2" office:value-type="date" office:date-value="2023-10-23">
            <text:p>2023-10-23 00:00:00</text:p>
          </table:table-cell>
          <table:table-cell table:number-columns-repeated="1015"/>
        </table:table-row>
        <table:table-row table:style-name="ro1">
          <table:table-cell office:value-type="float" office:value="817228">
            <text:p>817228</text:p>
          </table:table-cell>
          <table:table-cell office:value-type="float" office:value="61553">
            <text:p>61553</text:p>
          </table:table-cell>
          <table:table-cell office:value-type="float" office:value="1521009.23">
            <text:p>1521009,23</text:p>
          </table:table-cell>
          <table:table-cell office:value-type="float" office:value="451176.93">
            <text:p>451176,93</text:p>
          </table:table-cell>
          <table:table-cell office:value-type="float" office:value="2621598.42">
            <text:p>2621598,42</text:p>
          </table:table-cell>
          <table:table-cell office:value-type="float" office:value="512729.93">
            <text:p>512729,93</text:p>
          </table:table-cell>
          <table:table-cell office:value-type="float" office:value="4142607.65">
            <text:p>4142607,65</text:p>
          </table:table-cell>
          <table:table-cell/>
          <table:table-cell table:style-name="ce2" office:value-type="date" office:date-value="2023-10-24">
            <text:p>2023-10-24 00:00:00</text:p>
          </table:table-cell>
          <table:table-cell table:number-columns-repeated="1015"/>
        </table:table-row>
        <table:table-row table:style-name="ro1">
          <table:table-cell office:value-type="float" office:value="770782">
            <text:p>770782</text:p>
          </table:table-cell>
          <table:table-cell office:value-type="float" office:value="66197">
            <text:p>66197</text:p>
          </table:table-cell>
          <table:table-cell office:value-type="float" office:value="1663866.13">
            <text:p>1663866,13</text:p>
          </table:table-cell>
          <table:table-cell office:value-type="float" office:value="443970.99">
            <text:p>443970,99</text:p>
          </table:table-cell>
          <table:table-cell office:value-type="float" office:value="2732364.91">
            <text:p>2732364,91</text:p>
          </table:table-cell>
          <table:table-cell office:value-type="float" office:value="510167.99">
            <text:p>510167,99</text:p>
          </table:table-cell>
          <table:table-cell office:value-type="float" office:value="4396231.04">
            <text:p>4396231,04</text:p>
          </table:table-cell>
          <table:table-cell/>
          <table:table-cell table:style-name="ce2" office:value-type="date" office:date-value="2023-10-25">
            <text:p>2023-10-25 00:00:00</text:p>
          </table:table-cell>
          <table:table-cell table:number-columns-repeated="1015"/>
        </table:table-row>
        <table:table-row table:style-name="ro1">
          <table:table-cell office:value-type="float" office:value="749667">
            <text:p>749667</text:p>
          </table:table-cell>
          <table:table-cell office:value-type="float" office:value="76776">
            <text:p>76776</text:p>
          </table:table-cell>
          <table:table-cell office:value-type="float" office:value="1837323.86">
            <text:p>1837323,86</text:p>
          </table:table-cell>
          <table:table-cell office:value-type="float" office:value="518397.23">
            <text:p>518397,23</text:p>
          </table:table-cell>
          <table:table-cell office:value-type="float" office:value="3052121.22">
            <text:p>3052121,22</text:p>
          </table:table-cell>
          <table:table-cell office:value-type="float" office:value="595173.23">
            <text:p>595173,23</text:p>
          </table:table-cell>
          <table:table-cell office:value-type="float" office:value="4889445.08">
            <text:p>4889445,08</text:p>
          </table:table-cell>
          <table:table-cell/>
          <table:table-cell table:style-name="ce2" office:value-type="date" office:date-value="2023-10-26">
            <text:p>2023-10-26 00:00:00</text:p>
          </table:table-cell>
          <table:table-cell table:number-columns-repeated="1015"/>
        </table:table-row>
        <table:table-row table:style-name="ro1">
          <table:table-cell office:value-type="float" office:value="726629">
            <text:p>726629</text:p>
          </table:table-cell>
          <table:table-cell office:value-type="float" office:value="99698">
            <text:p>99698</text:p>
          </table:table-cell>
          <table:table-cell office:value-type="float" office:value="2357384.32">
            <text:p>2357384,32</text:p>
          </table:table-cell>
          <table:table-cell office:value-type="float" office:value="669713.16">
            <text:p>669713,16</text:p>
          </table:table-cell>
          <table:table-cell office:value-type="float" office:value="4028396.56">
            <text:p>4028396,56</text:p>
          </table:table-cell>
          <table:table-cell office:value-type="float" office:value="769411.16">
            <text:p>769411,16</text:p>
          </table:table-cell>
          <table:table-cell office:value-type="float" office:value="6385780.88">
            <text:p>6385780,88</text:p>
          </table:table-cell>
          <table:table-cell/>
          <table:table-cell table:style-name="ce2" office:value-type="date" office:date-value="2023-10-27">
            <text:p>2023-10-27 00:00:00</text:p>
          </table:table-cell>
          <table:table-cell table:number-columns-repeated="1015"/>
        </table:table-row>
        <table:table-row table:style-name="ro1">
          <table:table-cell office:value-type="float" office:value="774351">
            <text:p>774351</text:p>
          </table:table-cell>
          <table:table-cell office:value-type="float" office:value="92309">
            <text:p>92309</text:p>
          </table:table-cell>
          <table:table-cell office:value-type="float" office:value="2119397.28">
            <text:p>2119397,28</text:p>
          </table:table-cell>
          <table:table-cell office:value-type="float" office:value="552536.26">
            <text:p>552536,26</text:p>
          </table:table-cell>
          <table:table-cell office:value-type="float" office:value="3395591.13">
            <text:p>3395591,13</text:p>
          </table:table-cell>
          <table:table-cell office:value-type="float" office:value="644845.26">
            <text:p>644845,26</text:p>
          </table:table-cell>
          <table:table-cell office:value-type="float" office:value="5514988.41">
            <text:p>5514988,41</text:p>
          </table:table-cell>
          <table:table-cell/>
          <table:table-cell table:style-name="ce2" office:value-type="date" office:date-value="2023-10-28">
            <text:p>2023-10-28 00:00:00</text:p>
          </table:table-cell>
          <table:table-cell table:number-columns-repeated="1015"/>
        </table:table-row>
        <table:table-row table:style-name="ro1">
          <table:table-cell office:value-type="float" office:value="729574">
            <text:p>729574</text:p>
          </table:table-cell>
          <table:table-cell office:value-type="float" office:value="66516">
            <text:p>66516</text:p>
          </table:table-cell>
          <table:table-cell office:value-type="float" office:value="1583506.12">
            <text:p>1583506,12</text:p>
          </table:table-cell>
          <table:table-cell office:value-type="float" office:value="402492.39">
            <text:p>402492,39</text:p>
          </table:table-cell>
          <table:table-cell office:value-type="float" office:value="2553408.4">
            <text:p>2553408,4</text:p>
          </table:table-cell>
          <table:table-cell office:value-type="float" office:value="469008.39">
            <text:p>469008,39</text:p>
          </table:table-cell>
          <table:table-cell office:value-type="float" office:value="4136914.52">
            <text:p>4136914,52</text:p>
          </table:table-cell>
          <table:table-cell/>
          <table:table-cell table:style-name="ce2" office:value-type="date" office:date-value="2023-10-29">
            <text:p>2023-10-29 00:00:00</text:p>
          </table:table-cell>
          <table:table-cell table:number-columns-repeated="1015"/>
        </table:table-row>
        <table:table-row table:style-name="ro1">
          <table:table-cell office:value-type="float" office:value="730094">
            <text:p>730094</text:p>
          </table:table-cell>
          <table:table-cell office:value-type="float" office:value="63483">
            <text:p>63483</text:p>
          </table:table-cell>
          <table:table-cell office:value-type="float" office:value="1530903.44">
            <text:p>1530903,44</text:p>
          </table:table-cell>
          <table:table-cell office:value-type="float" office:value="413519.52">
            <text:p>413519,52</text:p>
          </table:table-cell>
          <table:table-cell office:value-type="float" office:value="2490157.66">
            <text:p>2490157,66</text:p>
          </table:table-cell>
          <table:table-cell office:value-type="float" office:value="477002.52">
            <text:p>477002,52</text:p>
          </table:table-cell>
          <table:table-cell office:value-type="float" office:value="4021061.1">
            <text:p>4021061,1</text:p>
          </table:table-cell>
          <table:table-cell/>
          <table:table-cell table:style-name="ce2" office:value-type="date" office:date-value="2023-10-30">
            <text:p>2023-10-30 00:00:00</text:p>
          </table:table-cell>
          <table:table-cell table:number-columns-repeated="1015"/>
        </table:table-row>
        <table:table-row table:style-name="ro1">
          <table:table-cell office:value-type="float" office:value="754273">
            <text:p>754273</text:p>
          </table:table-cell>
          <table:table-cell office:value-type="float" office:value="69747">
            <text:p>69747</text:p>
          </table:table-cell>
          <table:table-cell office:value-type="float" office:value="1602730.73">
            <text:p>1602730,73</text:p>
          </table:table-cell>
          <table:table-cell office:value-type="float" office:value="469916.12">
            <text:p>469916,12</text:p>
          </table:table-cell>
          <table:table-cell office:value-type="float" office:value="2772025.6">
            <text:p>2772025,6</text:p>
          </table:table-cell>
          <table:table-cell office:value-type="float" office:value="539663.12">
            <text:p>539663,12</text:p>
          </table:table-cell>
          <table:table-cell office:value-type="float" office:value="4374756.33">
            <text:p>4374756,33</text:p>
          </table:table-cell>
          <table:table-cell/>
          <table:table-cell table:style-name="ce2" office:value-type="date" office:date-value="2023-10-31">
            <text:p>2023-10-31 00:00:00</text:p>
          </table:table-cell>
          <table:table-cell table:number-columns-repeated="1015"/>
        </table:table-row>
        <table:table-row table:style-name="ro1">
          <table:table-cell office:value-type="float" office:value="776612">
            <text:p>776612</text:p>
          </table:table-cell>
          <table:table-cell office:value-type="float" office:value="68662">
            <text:p>68662</text:p>
          </table:table-cell>
          <table:table-cell office:value-type="float" office:value="1652491.99">
            <text:p>1652491,99</text:p>
          </table:table-cell>
          <table:table-cell office:value-type="float" office:value="492834.19">
            <text:p>492834,19</text:p>
          </table:table-cell>
          <table:table-cell office:value-type="float" office:value="2897795.23">
            <text:p>2897795,23</text:p>
          </table:table-cell>
          <table:table-cell office:value-type="float" office:value="561496.19">
            <text:p>561496,19</text:p>
          </table:table-cell>
          <table:table-cell office:value-type="float" office:value="4550287.22">
            <text:p>4550287,22</text:p>
          </table:table-cell>
          <table:table-cell/>
          <table:table-cell table:style-name="ce2" office:value-type="date" office:date-value="2023-11-01">
            <text:p>2023-11-01 00:00:00</text:p>
          </table:table-cell>
          <table:table-cell table:number-columns-repeated="1015"/>
        </table:table-row>
        <table:table-row table:style-name="ro1">
          <table:table-cell office:value-type="float" office:value="755401">
            <text:p>755401</text:p>
          </table:table-cell>
          <table:table-cell office:value-type="float" office:value="73830">
            <text:p>73830</text:p>
          </table:table-cell>
          <table:table-cell office:value-type="float" office:value="1764412.58">
            <text:p>1764412,58</text:p>
          </table:table-cell>
          <table:table-cell office:value-type="float" office:value="495053.18">
            <text:p>495053,18</text:p>
          </table:table-cell>
          <table:table-cell office:value-type="float" office:value="3002830.9">
            <text:p>3002830,9</text:p>
          </table:table-cell>
          <table:table-cell office:value-type="float" office:value="568883.18">
            <text:p>568883,18</text:p>
          </table:table-cell>
          <table:table-cell office:value-type="float" office:value="4767243.48">
            <text:p>4767243,48</text:p>
          </table:table-cell>
          <table:table-cell/>
          <table:table-cell table:style-name="ce2" office:value-type="date" office:date-value="2023-11-02">
            <text:p>2023-11-02 00:00:00</text:p>
          </table:table-cell>
          <table:table-cell table:number-columns-repeated="1015"/>
        </table:table-row>
        <table:table-row table:style-name="ro1">
          <table:table-cell office:value-type="float" office:value="732242">
            <text:p>732242</text:p>
          </table:table-cell>
          <table:table-cell office:value-type="float" office:value="98359">
            <text:p>98359</text:p>
          </table:table-cell>
          <table:table-cell office:value-type="float" office:value="2383330.42">
            <text:p>2383330,42</text:p>
          </table:table-cell>
          <table:table-cell office:value-type="float" office:value="705023.02">
            <text:p>705023,02</text:p>
          </table:table-cell>
          <table:table-cell office:value-type="float" office:value="4136588.34">
            <text:p>4136588,34</text:p>
          </table:table-cell>
          <table:table-cell office:value-type="float" office:value="803831.22">
            <text:p>803831,22</text:p>
          </table:table-cell>
          <table:table-cell office:value-type="float" office:value="6519918.76">
            <text:p>6519918,76</text:p>
          </table:table-cell>
          <table:table-cell/>
          <table:table-cell table:style-name="ce2" office:value-type="date" office:date-value="2023-11-03">
            <text:p>2023-11-03 00:00:00</text:p>
          </table:table-cell>
          <table:table-cell table:number-columns-repeated="1015"/>
        </table:table-row>
        <table:table-row table:style-name="ro1">
          <table:table-cell office:value-type="float" office:value="734671">
            <text:p>734671</text:p>
          </table:table-cell>
          <table:table-cell office:value-type="float" office:value="88691">
            <text:p>88691</text:p>
          </table:table-cell>
          <table:table-cell office:value-type="float" office:value="2129040.23">
            <text:p>2129040,23</text:p>
          </table:table-cell>
          <table:table-cell office:value-type="float" office:value="532339.27">
            <text:p>532339,27</text:p>
          </table:table-cell>
          <table:table-cell office:value-type="float" office:value="3337840.48">
            <text:p>3337840,48</text:p>
          </table:table-cell>
          <table:table-cell office:value-type="float" office:value="621340.47">
            <text:p>621340,47</text:p>
          </table:table-cell>
          <table:table-cell office:value-type="float" office:value="5466880.71">
            <text:p>5466880,71</text:p>
          </table:table-cell>
          <table:table-cell/>
          <table:table-cell table:style-name="ce2" office:value-type="date" office:date-value="2023-11-04">
            <text:p>2023-11-04 00:00:00</text:p>
          </table:table-cell>
          <table:table-cell table:number-columns-repeated="1015"/>
        </table:table-row>
        <table:table-row table:style-name="ro1">
          <table:table-cell office:value-type="float" office:value="713363">
            <text:p>713363</text:p>
          </table:table-cell>
          <table:table-cell office:value-type="float" office:value="65550">
            <text:p>65550</text:p>
          </table:table-cell>
          <table:table-cell office:value-type="float" office:value="1601744.35">
            <text:p>1601744,35</text:p>
          </table:table-cell>
          <table:table-cell office:value-type="float" office:value="439396.61">
            <text:p>439396,61</text:p>
          </table:table-cell>
          <table:table-cell office:value-type="float" office:value="2677108.03">
            <text:p>2677108,03</text:p>
          </table:table-cell>
          <table:table-cell office:value-type="float" office:value="504946.61">
            <text:p>504946,61</text:p>
          </table:table-cell>
          <table:table-cell office:value-type="float" office:value="4278852.38">
            <text:p>4278852,38</text:p>
          </table:table-cell>
          <table:table-cell/>
          <table:table-cell table:style-name="ce2" office:value-type="date" office:date-value="2023-11-05">
            <text:p>2023-11-05 00:00:00</text:p>
          </table:table-cell>
          <table:table-cell table:number-columns-repeated="1015"/>
        </table:table-row>
        <table:table-row table:style-name="ro1">
          <table:table-cell office:value-type="float" office:value="755646">
            <text:p>755646</text:p>
          </table:table-cell>
          <table:table-cell office:value-type="float" office:value="59906">
            <text:p>59906</text:p>
          </table:table-cell>
          <table:table-cell office:value-type="float" office:value="1487824.75">
            <text:p>1487824,75</text:p>
          </table:table-cell>
          <table:table-cell office:value-type="float" office:value="391120.43">
            <text:p>391120,43</text:p>
          </table:table-cell>
          <table:table-cell office:value-type="float" office:value="2461020.71">
            <text:p>2461020,71</text:p>
          </table:table-cell>
          <table:table-cell office:value-type="float" office:value="451284.53">
            <text:p>451284,53</text:p>
          </table:table-cell>
          <table:table-cell office:value-type="float" office:value="3948845.46">
            <text:p>3948845,46</text:p>
          </table:table-cell>
          <table:table-cell/>
          <table:table-cell table:style-name="ce2" office:value-type="date" office:date-value="2023-11-06">
            <text:p>2023-11-06 00:00:00</text:p>
          </table:table-cell>
          <table:table-cell table:number-columns-repeated="1015"/>
        </table:table-row>
        <table:table-row table:style-name="ro1">
          <table:table-cell office:value-type="float" office:value="710540">
            <text:p>710540</text:p>
          </table:table-cell>
          <table:table-cell office:value-type="float" office:value="62792">
            <text:p>62792</text:p>
          </table:table-cell>
          <table:table-cell office:value-type="float" office:value="1490292.03">
            <text:p>1490292,03</text:p>
          </table:table-cell>
          <table:table-cell office:value-type="float" office:value="440475.96">
            <text:p>440475,96</text:p>
          </table:table-cell>
          <table:table-cell office:value-type="float" office:value="2700575.81">
            <text:p>2700575,81</text:p>
          </table:table-cell>
          <table:table-cell office:value-type="float" office:value="503485.06">
            <text:p>503485,06</text:p>
          </table:table-cell>
          <table:table-cell office:value-type="float" office:value="4190867.84">
            <text:p>4190867,84</text:p>
          </table:table-cell>
          <table:table-cell/>
          <table:table-cell table:style-name="ce2" office:value-type="date" office:date-value="2023-11-07">
            <text:p>2023-11-07 00:00:00</text:p>
          </table:table-cell>
          <table:table-cell table:number-columns-repeated="1015"/>
        </table:table-row>
        <table:table-row table:style-name="ro1">
          <table:table-cell office:value-type="float" office:value="756711">
            <text:p>756711</text:p>
          </table:table-cell>
          <table:table-cell office:value-type="float" office:value="69164">
            <text:p>69164</text:p>
          </table:table-cell>
          <table:table-cell office:value-type="float" office:value="1665549.47">
            <text:p>1665549,47</text:p>
          </table:table-cell>
          <table:table-cell office:value-type="float" office:value="451068.23">
            <text:p>451068,23</text:p>
          </table:table-cell>
          <table:table-cell office:value-type="float" office:value="2741836.29">
            <text:p>2741836,29</text:p>
          </table:table-cell>
          <table:table-cell office:value-type="float" office:value="520451.33">
            <text:p>520451,33</text:p>
          </table:table-cell>
          <table:table-cell office:value-type="float" office:value="4407385.76">
            <text:p>4407385,76</text:p>
          </table:table-cell>
          <table:table-cell/>
          <table:table-cell table:style-name="ce2" office:value-type="date" office:date-value="2023-11-08">
            <text:p>2023-11-08 00:00:00</text:p>
          </table:table-cell>
          <table:table-cell table:number-columns-repeated="1015"/>
        </table:table-row>
        <table:table-row table:style-name="ro1">
          <table:table-cell office:value-type="float" office:value="711541">
            <text:p>711541</text:p>
          </table:table-cell>
          <table:table-cell office:value-type="float" office:value="78647">
            <text:p>78647</text:p>
          </table:table-cell>
          <table:table-cell office:value-type="float" office:value="1874344.36">
            <text:p>1874344,36</text:p>
          </table:table-cell>
          <table:table-cell office:value-type="float" office:value="507681.95">
            <text:p>507681,95</text:p>
          </table:table-cell>
          <table:table-cell office:value-type="float" office:value="3146880.11">
            <text:p>3146880,11</text:p>
          </table:table-cell>
          <table:table-cell office:value-type="float" office:value="586328.95">
            <text:p>586328,95</text:p>
          </table:table-cell>
          <table:table-cell office:value-type="float" office:value="5021224.47">
            <text:p>5021224,47</text:p>
          </table:table-cell>
          <table:table-cell/>
          <table:table-cell table:style-name="ce2" office:value-type="date" office:date-value="2023-11-09">
            <text:p>2023-11-09 00:00:00</text:p>
          </table:table-cell>
          <table:table-cell table:number-columns-repeated="1015"/>
        </table:table-row>
        <table:table-row table:style-name="ro1">
          <table:table-cell office:value-type="float" office:value="757776">
            <text:p>757776</text:p>
          </table:table-cell>
          <table:table-cell office:value-type="float" office:value="101058">
            <text:p>101058</text:p>
          </table:table-cell>
          <table:table-cell office:value-type="float" office:value="2398632.54">
            <text:p>2398632,54</text:p>
          </table:table-cell>
          <table:table-cell office:value-type="float" office:value="642651.18">
            <text:p>642651,18</text:p>
          </table:table-cell>
          <table:table-cell office:value-type="float" office:value="3934261.18">
            <text:p>3934261,18</text:p>
          </table:table-cell>
          <table:table-cell office:value-type="float" office:value="743709.18">
            <text:p>743709,18</text:p>
          </table:table-cell>
          <table:table-cell office:value-type="float" office:value="6332893.72">
            <text:p>6332893,72</text:p>
          </table:table-cell>
          <table:table-cell/>
          <table:table-cell table:style-name="ce2" office:value-type="date" office:date-value="2023-11-10">
            <text:p>2023-11-10 00:00:00</text:p>
          </table:table-cell>
          <table:table-cell table:number-columns-repeated="1015"/>
        </table:table-row>
        <table:table-row table:style-name="ro1">
          <table:table-cell office:value-type="float" office:value="714479">
            <text:p>714479</text:p>
          </table:table-cell>
          <table:table-cell office:value-type="float" office:value="90972">
            <text:p>90972</text:p>
          </table:table-cell>
          <table:table-cell office:value-type="float" office:value="2154327.15">
            <text:p>2154327,15</text:p>
          </table:table-cell>
          <table:table-cell office:value-type="float" office:value="543568.9">
            <text:p>543568,9</text:p>
          </table:table-cell>
          <table:table-cell office:value-type="float" office:value="3338630.93">
            <text:p>3338630,93</text:p>
          </table:table-cell>
          <table:table-cell office:value-type="float" office:value="634540.9">
            <text:p>634540,9</text:p>
          </table:table-cell>
          <table:table-cell office:value-type="float" office:value="5492958.08">
            <text:p>5492958,08</text:p>
          </table:table-cell>
          <table:table-cell/>
          <table:table-cell table:style-name="ce2" office:value-type="date" office:date-value="2023-11-11">
            <text:p>2023-11-11 00:00:00</text:p>
          </table:table-cell>
          <table:table-cell table:number-columns-repeated="1015"/>
        </table:table-row>
        <table:table-row table:style-name="ro1">
          <table:table-cell office:value-type="float" office:value="760786">
            <text:p>760786</text:p>
          </table:table-cell>
          <table:table-cell office:value-type="float" office:value="63920">
            <text:p>63920</text:p>
          </table:table-cell>
          <table:table-cell office:value-type="float" office:value="1570499.56">
            <text:p>1570499,56</text:p>
          </table:table-cell>
          <table:table-cell office:value-type="float" office:value="424694.71">
            <text:p>424694,71</text:p>
          </table:table-cell>
          <table:table-cell office:value-type="float" office:value="2581819.29">
            <text:p>2581819,29</text:p>
          </table:table-cell>
          <table:table-cell office:value-type="float" office:value="488822.81">
            <text:p>488822,81</text:p>
          </table:table-cell>
          <table:table-cell office:value-type="float" office:value="4152318.85">
            <text:p>4152318,85</text:p>
          </table:table-cell>
          <table:table-cell/>
          <table:table-cell table:style-name="ce2" office:value-type="date" office:date-value="2023-11-12">
            <text:p>2023-11-12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569703.6">
            <text:p>4569703,6</text:p>
          </table:table-cell>
          <table:table-cell table:style-name="ce2" office:value-type="date" office:date-value="2023-11-13">
            <text:p>2023-11-13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5221283.2">
            <text:p>5221283,2</text:p>
          </table:table-cell>
          <table:table-cell table:style-name="ce2" office:value-type="date" office:date-value="2023-11-14">
            <text:p>2023-11-14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72071.6">
            <text:p>4672071,6</text:p>
          </table:table-cell>
          <table:table-cell table:style-name="ce2" office:value-type="date" office:date-value="2023-11-15">
            <text:p>2023-11-15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01132.5">
            <text:p>4601132,5</text:p>
          </table:table-cell>
          <table:table-cell table:style-name="ce2" office:value-type="date" office:date-value="2023-11-16">
            <text:p>2023-11-16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82107.7">
            <text:p>4982107,7</text:p>
          </table:table-cell>
          <table:table-cell table:style-name="ce2" office:value-type="date" office:date-value="2023-11-17">
            <text:p>2023-11-17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5121412.4">
            <text:p>5121412,4</text:p>
          </table:table-cell>
          <table:table-cell table:style-name="ce2" office:value-type="date" office:date-value="2023-11-18">
            <text:p>2023-11-18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583650.4">
            <text:p>4583650,4</text:p>
          </table:table-cell>
          <table:table-cell table:style-name="ce2" office:value-type="date" office:date-value="2023-11-19">
            <text:p>2023-11-19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52016.2">
            <text:p>4652016,2</text:p>
          </table:table-cell>
          <table:table-cell table:style-name="ce2" office:value-type="date" office:date-value="2023-11-20">
            <text:p>2023-11-20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08518.5">
            <text:p>4908518,5</text:p>
          </table:table-cell>
          <table:table-cell table:style-name="ce2" office:value-type="date" office:date-value="2023-11-21">
            <text:p>2023-11-2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13956.9">
            <text:p>4913956,9</text:p>
          </table:table-cell>
          <table:table-cell table:style-name="ce2" office:value-type="date" office:date-value="2023-11-22">
            <text:p>2023-11-22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08302.6">
            <text:p>4908302,6</text:p>
          </table:table-cell>
          <table:table-cell table:style-name="ce2" office:value-type="date" office:date-value="2023-11-23">
            <text:p>2023-11-23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13720.5">
            <text:p>4913720,5</text:p>
          </table:table-cell>
          <table:table-cell table:style-name="ce2" office:value-type="date" office:date-value="2023-11-24">
            <text:p>2023-11-24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08071.2">
            <text:p>4908071,2</text:p>
          </table:table-cell>
          <table:table-cell table:style-name="ce2" office:value-type="date" office:date-value="2023-11-25">
            <text:p>2023-11-25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13468.7">
            <text:p>4913468,7</text:p>
          </table:table-cell>
          <table:table-cell table:style-name="ce2" office:value-type="date" office:date-value="2023-11-26">
            <text:p>2023-11-26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07824.3">
            <text:p>4907824,3</text:p>
          </table:table-cell>
          <table:table-cell table:style-name="ce2" office:value-type="date" office:date-value="2023-11-27">
            <text:p>2023-11-27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13201.4">
            <text:p>4913201,4</text:p>
          </table:table-cell>
          <table:table-cell table:style-name="ce2" office:value-type="date" office:date-value="2023-11-28">
            <text:p>2023-11-28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07562">
            <text:p>4907562</text:p>
          </table:table-cell>
          <table:table-cell table:style-name="ce2" office:value-type="date" office:date-value="2023-11-29">
            <text:p>2023-11-29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12918.8">
            <text:p>4912918,8</text:p>
          </table:table-cell>
          <table:table-cell table:style-name="ce2" office:value-type="date" office:date-value="2023-11-30">
            <text:p>2023-11-30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07284.3">
            <text:p>4907284,3</text:p>
          </table:table-cell>
          <table:table-cell table:style-name="ce2" office:value-type="date" office:date-value="2023-12-01">
            <text:p>2023-12-0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12620.7">
            <text:p>4912620,7</text:p>
          </table:table-cell>
          <table:table-cell table:style-name="ce2" office:value-type="date" office:date-value="2023-12-02">
            <text:p>2023-12-02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06991.1">
            <text:p>4906991,1</text:p>
          </table:table-cell>
          <table:table-cell table:style-name="ce2" office:value-type="date" office:date-value="2023-12-03">
            <text:p>2023-12-03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12307.2">
            <text:p>4912307,2</text:p>
          </table:table-cell>
          <table:table-cell table:style-name="ce2" office:value-type="date" office:date-value="2023-12-04">
            <text:p>2023-12-04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06682.4">
            <text:p>4906682,4</text:p>
          </table:table-cell>
          <table:table-cell table:style-name="ce2" office:value-type="date" office:date-value="2023-12-05">
            <text:p>2023-12-05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11978.2">
            <text:p>4911978,2</text:p>
          </table:table-cell>
          <table:table-cell table:style-name="ce2" office:value-type="date" office:date-value="2023-12-06">
            <text:p>2023-12-06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06358.3">
            <text:p>4906358,3</text:p>
          </table:table-cell>
          <table:table-cell table:style-name="ce2" office:value-type="date" office:date-value="2023-12-07">
            <text:p>2023-12-07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11633.9">
            <text:p>4911633,9</text:p>
          </table:table-cell>
          <table:table-cell table:style-name="ce2" office:value-type="date" office:date-value="2023-12-08">
            <text:p>2023-12-08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06018.7">
            <text:p>4906018,7</text:p>
          </table:table-cell>
          <table:table-cell table:style-name="ce2" office:value-type="date" office:date-value="2023-12-09">
            <text:p>2023-12-09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11274.1">
            <text:p>4911274,1</text:p>
          </table:table-cell>
          <table:table-cell table:style-name="ce2" office:value-type="date" office:date-value="2023-12-10">
            <text:p>2023-12-10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05663.7">
            <text:p>4905663,7</text:p>
          </table:table-cell>
          <table:table-cell table:style-name="ce2" office:value-type="date" office:date-value="2023-12-11">
            <text:p>2023-12-1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10898.9">
            <text:p>4910898,9</text:p>
          </table:table-cell>
          <table:table-cell table:style-name="ce2" office:value-type="date" office:date-value="2023-12-12">
            <text:p>2023-12-12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05293.2">
            <text:p>4905293,2</text:p>
          </table:table-cell>
          <table:table-cell table:style-name="ce2" office:value-type="date" office:date-value="2023-12-13">
            <text:p>2023-12-13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10508.2">
            <text:p>4910508,2</text:p>
          </table:table-cell>
          <table:table-cell table:style-name="ce2" office:value-type="date" office:date-value="2023-12-14">
            <text:p>2023-12-14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04907.3">
            <text:p>4904907,3</text:p>
          </table:table-cell>
          <table:table-cell table:style-name="ce2" office:value-type="date" office:date-value="2023-12-15">
            <text:p>2023-12-15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10102.1">
            <text:p>4910102,1</text:p>
          </table:table-cell>
          <table:table-cell table:style-name="ce2" office:value-type="date" office:date-value="2023-12-16">
            <text:p>2023-12-16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04505.9">
            <text:p>4904505,9</text:p>
          </table:table-cell>
          <table:table-cell table:style-name="ce2" office:value-type="date" office:date-value="2023-12-17">
            <text:p>2023-12-17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09680.6">
            <text:p>4909680,6</text:p>
          </table:table-cell>
          <table:table-cell table:style-name="ce2" office:value-type="date" office:date-value="2023-12-18">
            <text:p>2023-12-18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04089">
            <text:p>4904089</text:p>
          </table:table-cell>
          <table:table-cell table:style-name="ce2" office:value-type="date" office:date-value="2023-12-19">
            <text:p>2023-12-19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09243.7">
            <text:p>4909243,7</text:p>
          </table:table-cell>
          <table:table-cell table:style-name="ce2" office:value-type="date" office:date-value="2023-12-20">
            <text:p>2023-12-20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03656.7">
            <text:p>4903656,7</text:p>
          </table:table-cell>
          <table:table-cell table:style-name="ce2" office:value-type="date" office:date-value="2023-12-21">
            <text:p>2023-12-2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08791.4">
            <text:p>4908791,4</text:p>
          </table:table-cell>
          <table:table-cell table:style-name="ce2" office:value-type="date" office:date-value="2023-12-22">
            <text:p>2023-12-22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03209">
            <text:p>4903209</text:p>
          </table:table-cell>
          <table:table-cell table:style-name="ce2" office:value-type="date" office:date-value="2023-12-23">
            <text:p>2023-12-23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08323.6">
            <text:p>4908323,6</text:p>
          </table:table-cell>
          <table:table-cell table:style-name="ce2" office:value-type="date" office:date-value="2023-12-24">
            <text:p>2023-12-24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02745.8">
            <text:p>4902745,8</text:p>
          </table:table-cell>
          <table:table-cell table:style-name="ce2" office:value-type="date" office:date-value="2023-12-25">
            <text:p>2023-12-25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07840.4">
            <text:p>4907840,4</text:p>
          </table:table-cell>
          <table:table-cell table:style-name="ce2" office:value-type="date" office:date-value="2023-12-26">
            <text:p>2023-12-26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02267.1">
            <text:p>4902267,1</text:p>
          </table:table-cell>
          <table:table-cell table:style-name="ce2" office:value-type="date" office:date-value="2023-12-27">
            <text:p>2023-12-27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07341.8">
            <text:p>4907341,8</text:p>
          </table:table-cell>
          <table:table-cell table:style-name="ce2" office:value-type="date" office:date-value="2023-12-28">
            <text:p>2023-12-28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01773">
            <text:p>4901773</text:p>
          </table:table-cell>
          <table:table-cell table:style-name="ce2" office:value-type="date" office:date-value="2023-12-29">
            <text:p>2023-12-29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06827.7">
            <text:p>4906827,7</text:p>
          </table:table-cell>
          <table:table-cell table:style-name="ce2" office:value-type="date" office:date-value="2023-12-30">
            <text:p>2023-12-30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01263.4">
            <text:p>4901263,4</text:p>
          </table:table-cell>
          <table:table-cell table:style-name="ce2" office:value-type="date" office:date-value="2023-12-31">
            <text:p>2023-12-3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06298.2">
            <text:p>4906298,2</text:p>
          </table:table-cell>
          <table:table-cell table:style-name="ce2" office:value-type="date" office:date-value="2024-01-01">
            <text:p>2024-01-0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00738.3">
            <text:p>4900738,3</text:p>
          </table:table-cell>
          <table:table-cell table:style-name="ce2" office:value-type="date" office:date-value="2024-01-02">
            <text:p>2024-01-02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05753.3">
            <text:p>4905753,3</text:p>
          </table:table-cell>
          <table:table-cell table:style-name="ce2" office:value-type="date" office:date-value="2024-01-03">
            <text:p>2024-01-03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00197.9">
            <text:p>4900197,9</text:p>
          </table:table-cell>
          <table:table-cell table:style-name="ce2" office:value-type="date" office:date-value="2024-01-04">
            <text:p>2024-01-04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05193">
            <text:p>4905193</text:p>
          </table:table-cell>
          <table:table-cell table:style-name="ce2" office:value-type="date" office:date-value="2024-01-05">
            <text:p>2024-01-05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99641.9">
            <text:p>4899641,9</text:p>
          </table:table-cell>
          <table:table-cell table:style-name="ce2" office:value-type="date" office:date-value="2024-01-06">
            <text:p>2024-01-06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04617.2">
            <text:p>4904617,2</text:p>
          </table:table-cell>
          <table:table-cell table:style-name="ce2" office:value-type="date" office:date-value="2024-01-07">
            <text:p>2024-01-07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99070.5">
            <text:p>4899070,5</text:p>
          </table:table-cell>
          <table:table-cell table:style-name="ce2" office:value-type="date" office:date-value="2024-01-08">
            <text:p>2024-01-08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04026">
            <text:p>4904026</text:p>
          </table:table-cell>
          <table:table-cell table:style-name="ce2" office:value-type="date" office:date-value="2024-01-09">
            <text:p>2024-01-09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98483.7">
            <text:p>4898483,7</text:p>
          </table:table-cell>
          <table:table-cell table:style-name="ce2" office:value-type="date" office:date-value="2024-01-10">
            <text:p>2024-01-10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03419.4">
            <text:p>4903419,4</text:p>
          </table:table-cell>
          <table:table-cell table:style-name="ce2" office:value-type="date" office:date-value="2024-01-11">
            <text:p>2024-01-1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97881.4">
            <text:p>4897881,4</text:p>
          </table:table-cell>
          <table:table-cell table:style-name="ce2" office:value-type="date" office:date-value="2024-01-12">
            <text:p>2024-01-12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02797.3">
            <text:p>4902797,3</text:p>
          </table:table-cell>
          <table:table-cell table:style-name="ce2" office:value-type="date" office:date-value="2024-01-13">
            <text:p>2024-01-13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97263.6">
            <text:p>4897263,6</text:p>
          </table:table-cell>
          <table:table-cell table:style-name="ce2" office:value-type="date" office:date-value="2024-01-14">
            <text:p>2024-01-14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02159.9">
            <text:p>4902159,9</text:p>
          </table:table-cell>
          <table:table-cell table:style-name="ce2" office:value-type="date" office:date-value="2024-01-15">
            <text:p>2024-01-15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96630.4">
            <text:p>4896630,4</text:p>
          </table:table-cell>
          <table:table-cell table:style-name="ce2" office:value-type="date" office:date-value="2024-01-16">
            <text:p>2024-01-16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01507">
            <text:p>4901507</text:p>
          </table:table-cell>
          <table:table-cell table:style-name="ce2" office:value-type="date" office:date-value="2024-01-17">
            <text:p>2024-01-17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95981.7">
            <text:p>4895981,7</text:p>
          </table:table-cell>
          <table:table-cell table:style-name="ce2" office:value-type="date" office:date-value="2024-01-18">
            <text:p>2024-01-18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00838.6">
            <text:p>4900838,6</text:p>
          </table:table-cell>
          <table:table-cell table:style-name="ce2" office:value-type="date" office:date-value="2024-01-19">
            <text:p>2024-01-19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95317.6">
            <text:p>4895317,6</text:p>
          </table:table-cell>
          <table:table-cell table:style-name="ce2" office:value-type="date" office:date-value="2024-01-20">
            <text:p>2024-01-20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900154.9">
            <text:p>4900154,9</text:p>
          </table:table-cell>
          <table:table-cell table:style-name="ce2" office:value-type="date" office:date-value="2024-01-21">
            <text:p>2024-01-2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94638">
            <text:p>4894638</text:p>
          </table:table-cell>
          <table:table-cell table:style-name="ce2" office:value-type="date" office:date-value="2024-01-22">
            <text:p>2024-01-22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99455.7">
            <text:p>4899455,7</text:p>
          </table:table-cell>
          <table:table-cell table:style-name="ce2" office:value-type="date" office:date-value="2024-01-23">
            <text:p>2024-01-23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93943">
            <text:p>4893943</text:p>
          </table:table-cell>
          <table:table-cell table:style-name="ce2" office:value-type="date" office:date-value="2024-01-24">
            <text:p>2024-01-24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98741.1">
            <text:p>4898741,1</text:p>
          </table:table-cell>
          <table:table-cell table:style-name="ce2" office:value-type="date" office:date-value="2024-01-25">
            <text:p>2024-01-25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93232.5">
            <text:p>4893232,5</text:p>
          </table:table-cell>
          <table:table-cell table:style-name="ce2" office:value-type="date" office:date-value="2024-01-26">
            <text:p>2024-01-26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98011">
            <text:p>4898011</text:p>
          </table:table-cell>
          <table:table-cell table:style-name="ce2" office:value-type="date" office:date-value="2024-01-27">
            <text:p>2024-01-27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92506.5">
            <text:p>4892506,5</text:p>
          </table:table-cell>
          <table:table-cell table:style-name="ce2" office:value-type="date" office:date-value="2024-01-28">
            <text:p>2024-01-28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97265.6">
            <text:p>4897265,6</text:p>
          </table:table-cell>
          <table:table-cell table:style-name="ce2" office:value-type="date" office:date-value="2024-01-29">
            <text:p>2024-01-29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91765.1">
            <text:p>4891765,1</text:p>
          </table:table-cell>
          <table:table-cell table:style-name="ce2" office:value-type="date" office:date-value="2024-01-30">
            <text:p>2024-01-30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96504.7">
            <text:p>4896504,7</text:p>
          </table:table-cell>
          <table:table-cell table:style-name="ce2" office:value-type="date" office:date-value="2024-01-31">
            <text:p>2024-01-3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91008.3">
            <text:p>4891008,3</text:p>
          </table:table-cell>
          <table:table-cell table:style-name="ce2" office:value-type="date" office:date-value="2024-02-01">
            <text:p>2024-02-0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95728.4">
            <text:p>4895728,4</text:p>
          </table:table-cell>
          <table:table-cell table:style-name="ce2" office:value-type="date" office:date-value="2024-02-02">
            <text:p>2024-02-02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90236">
            <text:p>4890236</text:p>
          </table:table-cell>
          <table:table-cell table:style-name="ce2" office:value-type="date" office:date-value="2024-02-03">
            <text:p>2024-02-03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94936.6">
            <text:p>4894936,6</text:p>
          </table:table-cell>
          <table:table-cell table:style-name="ce2" office:value-type="date" office:date-value="2024-02-04">
            <text:p>2024-02-04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89448.2">
            <text:p>4889448,2</text:p>
          </table:table-cell>
          <table:table-cell table:style-name="ce2" office:value-type="date" office:date-value="2024-02-05">
            <text:p>2024-02-05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94129.4">
            <text:p>4894129,4</text:p>
          </table:table-cell>
          <table:table-cell table:style-name="ce2" office:value-type="date" office:date-value="2024-02-06">
            <text:p>2024-02-06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88645">
            <text:p>4888645</text:p>
          </table:table-cell>
          <table:table-cell table:style-name="ce2" office:value-type="date" office:date-value="2024-02-07">
            <text:p>2024-02-07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93306.8">
            <text:p>4893306,8</text:p>
          </table:table-cell>
          <table:table-cell table:style-name="ce2" office:value-type="date" office:date-value="2024-02-08">
            <text:p>2024-02-08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87826.3">
            <text:p>4887826,3</text:p>
          </table:table-cell>
          <table:table-cell table:style-name="ce2" office:value-type="date" office:date-value="2024-02-09">
            <text:p>2024-02-09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92468.8">
            <text:p>4892468,8</text:p>
          </table:table-cell>
          <table:table-cell table:style-name="ce2" office:value-type="date" office:date-value="2024-02-10">
            <text:p>2024-02-10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86992.2">
            <text:p>4886992,2</text:p>
          </table:table-cell>
          <table:table-cell table:style-name="ce2" office:value-type="date" office:date-value="2024-02-11">
            <text:p>2024-02-1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91615.4">
            <text:p>4891615,4</text:p>
          </table:table-cell>
          <table:table-cell table:style-name="ce2" office:value-type="date" office:date-value="2024-02-12">
            <text:p>2024-02-12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86142.6">
            <text:p>4886142,6</text:p>
          </table:table-cell>
          <table:table-cell table:style-name="ce2" office:value-type="date" office:date-value="2024-02-13">
            <text:p>2024-02-13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90746.5">
            <text:p>4890746,5</text:p>
          </table:table-cell>
          <table:table-cell table:style-name="ce2" office:value-type="date" office:date-value="2024-02-14">
            <text:p>2024-02-14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85277.6">
            <text:p>4885277,6</text:p>
          </table:table-cell>
          <table:table-cell table:style-name="ce2" office:value-type="date" office:date-value="2024-02-15">
            <text:p>2024-02-15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89862.2">
            <text:p>4889862,2</text:p>
          </table:table-cell>
          <table:table-cell table:style-name="ce2" office:value-type="date" office:date-value="2024-02-16">
            <text:p>2024-02-16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84397.1">
            <text:p>4884397,1</text:p>
          </table:table-cell>
          <table:table-cell table:style-name="ce2" office:value-type="date" office:date-value="2024-02-17">
            <text:p>2024-02-17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88962.4">
            <text:p>4888962,4</text:p>
          </table:table-cell>
          <table:table-cell table:style-name="ce2" office:value-type="date" office:date-value="2024-02-18">
            <text:p>2024-02-18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83501.2">
            <text:p>4883501,2</text:p>
          </table:table-cell>
          <table:table-cell table:style-name="ce2" office:value-type="date" office:date-value="2024-02-19">
            <text:p>2024-02-19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88047.3">
            <text:p>4888047,3</text:p>
          </table:table-cell>
          <table:table-cell table:style-name="ce2" office:value-type="date" office:date-value="2024-02-20">
            <text:p>2024-02-20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82589.8">
            <text:p>4882589,8</text:p>
          </table:table-cell>
          <table:table-cell table:style-name="ce2" office:value-type="date" office:date-value="2024-02-21">
            <text:p>2024-02-2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87116.7">
            <text:p>4887116,7</text:p>
          </table:table-cell>
          <table:table-cell table:style-name="ce2" office:value-type="date" office:date-value="2024-02-22">
            <text:p>2024-02-22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81662.9">
            <text:p>4881662,9</text:p>
          </table:table-cell>
          <table:table-cell table:style-name="ce2" office:value-type="date" office:date-value="2024-02-23">
            <text:p>2024-02-23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86170.6">
            <text:p>4886170,6</text:p>
          </table:table-cell>
          <table:table-cell table:style-name="ce2" office:value-type="date" office:date-value="2024-02-24">
            <text:p>2024-02-24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80720.6">
            <text:p>4880720,6</text:p>
          </table:table-cell>
          <table:table-cell table:style-name="ce2" office:value-type="date" office:date-value="2024-02-25">
            <text:p>2024-02-25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85209.2">
            <text:p>4885209,2</text:p>
          </table:table-cell>
          <table:table-cell table:style-name="ce2" office:value-type="date" office:date-value="2024-02-26">
            <text:p>2024-02-26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79762.9">
            <text:p>4879762,9</text:p>
          </table:table-cell>
          <table:table-cell table:style-name="ce2" office:value-type="date" office:date-value="2024-02-27">
            <text:p>2024-02-27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84232.3">
            <text:p>4884232,3</text:p>
          </table:table-cell>
          <table:table-cell table:style-name="ce2" office:value-type="date" office:date-value="2024-02-28">
            <text:p>2024-02-28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78789.7">
            <text:p>4878789,7</text:p>
          </table:table-cell>
          <table:table-cell table:style-name="ce2" office:value-type="date" office:date-value="2024-02-29">
            <text:p>2024-02-29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83240">
            <text:p>4883240</text:p>
          </table:table-cell>
          <table:table-cell table:style-name="ce2" office:value-type="date" office:date-value="2024-03-01">
            <text:p>2024-03-0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77801">
            <text:p>4877801</text:p>
          </table:table-cell>
          <table:table-cell table:style-name="ce2" office:value-type="date" office:date-value="2024-03-02">
            <text:p>2024-03-02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82232.3">
            <text:p>4882232,3</text:p>
          </table:table-cell>
          <table:table-cell table:style-name="ce2" office:value-type="date" office:date-value="2024-03-03">
            <text:p>2024-03-03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76796.9">
            <text:p>4876796,9</text:p>
          </table:table-cell>
          <table:table-cell table:style-name="ce2" office:value-type="date" office:date-value="2024-03-04">
            <text:p>2024-03-04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81209.1">
            <text:p>4881209,1</text:p>
          </table:table-cell>
          <table:table-cell table:style-name="ce2" office:value-type="date" office:date-value="2024-03-05">
            <text:p>2024-03-05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75777.3">
            <text:p>4875777,3</text:p>
          </table:table-cell>
          <table:table-cell table:style-name="ce2" office:value-type="date" office:date-value="2024-03-06">
            <text:p>2024-03-06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80170.5">
            <text:p>4880170,5</text:p>
          </table:table-cell>
          <table:table-cell table:style-name="ce2" office:value-type="date" office:date-value="2024-03-07">
            <text:p>2024-03-07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74742.3">
            <text:p>4874742,3</text:p>
          </table:table-cell>
          <table:table-cell table:style-name="ce2" office:value-type="date" office:date-value="2024-03-08">
            <text:p>2024-03-08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79116.5">
            <text:p>4879116,5</text:p>
          </table:table-cell>
          <table:table-cell table:style-name="ce2" office:value-type="date" office:date-value="2024-03-09">
            <text:p>2024-03-09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73691.8">
            <text:p>4873691,8</text:p>
          </table:table-cell>
          <table:table-cell table:style-name="ce2" office:value-type="date" office:date-value="2024-03-10">
            <text:p>2024-03-10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78047.1">
            <text:p>4878047,1</text:p>
          </table:table-cell>
          <table:table-cell table:style-name="ce2" office:value-type="date" office:date-value="2024-03-11">
            <text:p>2024-03-1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72625.9">
            <text:p>4872625,9</text:p>
          </table:table-cell>
          <table:table-cell table:style-name="ce2" office:value-type="date" office:date-value="2024-03-12">
            <text:p>2024-03-12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76962.2">
            <text:p>4876962,2</text:p>
          </table:table-cell>
          <table:table-cell table:style-name="ce2" office:value-type="date" office:date-value="2024-03-13">
            <text:p>2024-03-13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71544.5">
            <text:p>4871544,5</text:p>
          </table:table-cell>
          <table:table-cell table:style-name="ce2" office:value-type="date" office:date-value="2024-03-14">
            <text:p>2024-03-14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75861.9">
            <text:p>4875861,9</text:p>
          </table:table-cell>
          <table:table-cell table:style-name="ce2" office:value-type="date" office:date-value="2024-03-15">
            <text:p>2024-03-15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70447.6">
            <text:p>4870447,6</text:p>
          </table:table-cell>
          <table:table-cell table:style-name="ce2" office:value-type="date" office:date-value="2024-03-16">
            <text:p>2024-03-16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74746.2">
            <text:p>4874746,2</text:p>
          </table:table-cell>
          <table:table-cell table:style-name="ce2" office:value-type="date" office:date-value="2024-03-17">
            <text:p>2024-03-17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69335.3">
            <text:p>4869335,3</text:p>
          </table:table-cell>
          <table:table-cell table:style-name="ce2" office:value-type="date" office:date-value="2024-03-18">
            <text:p>2024-03-18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73615">
            <text:p>4873615</text:p>
          </table:table-cell>
          <table:table-cell table:style-name="ce2" office:value-type="date" office:date-value="2024-03-19">
            <text:p>2024-03-19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68207.6">
            <text:p>4868207,6</text:p>
          </table:table-cell>
          <table:table-cell table:style-name="ce2" office:value-type="date" office:date-value="2024-03-20">
            <text:p>2024-03-20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72468.4">
            <text:p>4872468,4</text:p>
          </table:table-cell>
          <table:table-cell table:style-name="ce2" office:value-type="date" office:date-value="2024-03-21">
            <text:p>2024-03-2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67064.4">
            <text:p>4867064,4</text:p>
          </table:table-cell>
          <table:table-cell table:style-name="ce2" office:value-type="date" office:date-value="2024-03-22">
            <text:p>2024-03-22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71306.4">
            <text:p>4871306,4</text:p>
          </table:table-cell>
          <table:table-cell table:style-name="ce2" office:value-type="date" office:date-value="2024-03-23">
            <text:p>2024-03-23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65905.7">
            <text:p>4865905,7</text:p>
          </table:table-cell>
          <table:table-cell table:style-name="ce2" office:value-type="date" office:date-value="2024-03-24">
            <text:p>2024-03-24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70129">
            <text:p>4870129</text:p>
          </table:table-cell>
          <table:table-cell table:style-name="ce2" office:value-type="date" office:date-value="2024-03-25">
            <text:p>2024-03-25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64731.6">
            <text:p>4864731,6</text:p>
          </table:table-cell>
          <table:table-cell table:style-name="ce2" office:value-type="date" office:date-value="2024-03-26">
            <text:p>2024-03-26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68936.1">
            <text:p>4868936,1</text:p>
          </table:table-cell>
          <table:table-cell table:style-name="ce2" office:value-type="date" office:date-value="2024-03-27">
            <text:p>2024-03-27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63542.1">
            <text:p>4863542,1</text:p>
          </table:table-cell>
          <table:table-cell table:style-name="ce2" office:value-type="date" office:date-value="2024-03-28">
            <text:p>2024-03-28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67727.8">
            <text:p>4867727,8</text:p>
          </table:table-cell>
          <table:table-cell table:style-name="ce2" office:value-type="date" office:date-value="2024-03-29">
            <text:p>2024-03-29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62337.1">
            <text:p>4862337,1</text:p>
          </table:table-cell>
          <table:table-cell table:style-name="ce2" office:value-type="date" office:date-value="2024-03-30">
            <text:p>2024-03-30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66504.1">
            <text:p>4866504,1</text:p>
          </table:table-cell>
          <table:table-cell table:style-name="ce2" office:value-type="date" office:date-value="2024-03-31">
            <text:p>2024-03-3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61116.6">
            <text:p>4861116,6</text:p>
          </table:table-cell>
          <table:table-cell table:style-name="ce2" office:value-type="date" office:date-value="2024-04-01">
            <text:p>2024-04-0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65264.9">
            <text:p>4865264,9</text:p>
          </table:table-cell>
          <table:table-cell table:style-name="ce2" office:value-type="date" office:date-value="2024-04-02">
            <text:p>2024-04-02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59880.7">
            <text:p>4859880,7</text:p>
          </table:table-cell>
          <table:table-cell table:style-name="ce2" office:value-type="date" office:date-value="2024-04-03">
            <text:p>2024-04-03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64010.3">
            <text:p>4864010,3</text:p>
          </table:table-cell>
          <table:table-cell table:style-name="ce2" office:value-type="date" office:date-value="2024-04-04">
            <text:p>2024-04-04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58629.3">
            <text:p>4858629,3</text:p>
          </table:table-cell>
          <table:table-cell table:style-name="ce2" office:value-type="date" office:date-value="2024-04-05">
            <text:p>2024-04-05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62740.3">
            <text:p>4862740,3</text:p>
          </table:table-cell>
          <table:table-cell table:style-name="ce2" office:value-type="date" office:date-value="2024-04-06">
            <text:p>2024-04-06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57362.5">
            <text:p>4857362,5</text:p>
          </table:table-cell>
          <table:table-cell table:style-name="ce2" office:value-type="date" office:date-value="2024-04-07">
            <text:p>2024-04-07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61454.9">
            <text:p>4861454,9</text:p>
          </table:table-cell>
          <table:table-cell table:style-name="ce2" office:value-type="date" office:date-value="2024-04-08">
            <text:p>2024-04-08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56080.2">
            <text:p>4856080,2</text:p>
          </table:table-cell>
          <table:table-cell table:style-name="ce2" office:value-type="date" office:date-value="2024-04-09">
            <text:p>2024-04-09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60154">
            <text:p>4860154</text:p>
          </table:table-cell>
          <table:table-cell table:style-name="ce2" office:value-type="date" office:date-value="2024-04-10">
            <text:p>2024-04-10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54782.4">
            <text:p>4854782,4</text:p>
          </table:table-cell>
          <table:table-cell table:style-name="ce2" office:value-type="date" office:date-value="2024-04-11">
            <text:p>2024-04-1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58837.7">
            <text:p>4858837,7</text:p>
          </table:table-cell>
          <table:table-cell table:style-name="ce2" office:value-type="date" office:date-value="2024-04-12">
            <text:p>2024-04-12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53469.3">
            <text:p>4853469,3</text:p>
          </table:table-cell>
          <table:table-cell table:style-name="ce2" office:value-type="date" office:date-value="2024-04-13">
            <text:p>2024-04-13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57506">
            <text:p>4857506</text:p>
          </table:table-cell>
          <table:table-cell table:style-name="ce2" office:value-type="date" office:date-value="2024-04-14">
            <text:p>2024-04-14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52140.6">
            <text:p>4852140,6</text:p>
          </table:table-cell>
          <table:table-cell table:style-name="ce2" office:value-type="date" office:date-value="2024-04-15">
            <text:p>2024-04-15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56158.9">
            <text:p>4856158,9</text:p>
          </table:table-cell>
          <table:table-cell table:style-name="ce2" office:value-type="date" office:date-value="2024-04-16">
            <text:p>2024-04-16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50796.5">
            <text:p>4850796,5</text:p>
          </table:table-cell>
          <table:table-cell table:style-name="ce2" office:value-type="date" office:date-value="2024-04-17">
            <text:p>2024-04-17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54796.3">
            <text:p>4854796,3</text:p>
          </table:table-cell>
          <table:table-cell table:style-name="ce2" office:value-type="date" office:date-value="2024-04-18">
            <text:p>2024-04-18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49437">
            <text:p>4849437</text:p>
          </table:table-cell>
          <table:table-cell table:style-name="ce2" office:value-type="date" office:date-value="2024-04-19">
            <text:p>2024-04-19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53418.3">
            <text:p>4853418,3</text:p>
          </table:table-cell>
          <table:table-cell table:style-name="ce2" office:value-type="date" office:date-value="2024-04-20">
            <text:p>2024-04-20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48062">
            <text:p>4848062</text:p>
          </table:table-cell>
          <table:table-cell table:style-name="ce2" office:value-type="date" office:date-value="2024-04-21">
            <text:p>2024-04-2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52024.8">
            <text:p>4852024,8</text:p>
          </table:table-cell>
          <table:table-cell table:style-name="ce2" office:value-type="date" office:date-value="2024-04-22">
            <text:p>2024-04-22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46671.5">
            <text:p>4846671,5</text:p>
          </table:table-cell>
          <table:table-cell table:style-name="ce2" office:value-type="date" office:date-value="2024-04-23">
            <text:p>2024-04-23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50616">
            <text:p>4850616</text:p>
          </table:table-cell>
          <table:table-cell table:style-name="ce2" office:value-type="date" office:date-value="2024-04-24">
            <text:p>2024-04-24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45265.6">
            <text:p>4845265,6</text:p>
          </table:table-cell>
          <table:table-cell table:style-name="ce2" office:value-type="date" office:date-value="2024-04-25">
            <text:p>2024-04-25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49191.7">
            <text:p>4849191,7</text:p>
          </table:table-cell>
          <table:table-cell table:style-name="ce2" office:value-type="date" office:date-value="2024-04-26">
            <text:p>2024-04-26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43844.2">
            <text:p>4843844,2</text:p>
          </table:table-cell>
          <table:table-cell table:style-name="ce2" office:value-type="date" office:date-value="2024-04-27">
            <text:p>2024-04-27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47751.9">
            <text:p>4847751,9</text:p>
          </table:table-cell>
          <table:table-cell table:style-name="ce2" office:value-type="date" office:date-value="2024-04-28">
            <text:p>2024-04-28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42407.4">
            <text:p>4842407,4</text:p>
          </table:table-cell>
          <table:table-cell table:style-name="ce2" office:value-type="date" office:date-value="2024-04-29">
            <text:p>2024-04-29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46296.8">
            <text:p>4846296,8</text:p>
          </table:table-cell>
          <table:table-cell table:style-name="ce2" office:value-type="date" office:date-value="2024-04-30">
            <text:p>2024-04-30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40955.2">
            <text:p>4840955,2</text:p>
          </table:table-cell>
          <table:table-cell table:style-name="ce2" office:value-type="date" office:date-value="2024-05-01">
            <text:p>2024-05-0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44826.2">
            <text:p>4844826,2</text:p>
          </table:table-cell>
          <table:table-cell table:style-name="ce2" office:value-type="date" office:date-value="2024-05-02">
            <text:p>2024-05-02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39487.4">
            <text:p>4839487,4</text:p>
          </table:table-cell>
          <table:table-cell table:style-name="ce2" office:value-type="date" office:date-value="2024-05-03">
            <text:p>2024-05-03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43340.2">
            <text:p>4843340,2</text:p>
          </table:table-cell>
          <table:table-cell table:style-name="ce2" office:value-type="date" office:date-value="2024-05-04">
            <text:p>2024-05-04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38004.3">
            <text:p>4838004,3</text:p>
          </table:table-cell>
          <table:table-cell table:style-name="ce2" office:value-type="date" office:date-value="2024-05-05">
            <text:p>2024-05-05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41838.8">
            <text:p>4841838,8</text:p>
          </table:table-cell>
          <table:table-cell table:style-name="ce2" office:value-type="date" office:date-value="2024-05-06">
            <text:p>2024-05-06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36505.6">
            <text:p>4836505,6</text:p>
          </table:table-cell>
          <table:table-cell table:style-name="ce2" office:value-type="date" office:date-value="2024-05-07">
            <text:p>2024-05-07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40321.9">
            <text:p>4840321,9</text:p>
          </table:table-cell>
          <table:table-cell table:style-name="ce2" office:value-type="date" office:date-value="2024-05-08">
            <text:p>2024-05-08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34991.6">
            <text:p>4834991,6</text:p>
          </table:table-cell>
          <table:table-cell table:style-name="ce2" office:value-type="date" office:date-value="2024-05-09">
            <text:p>2024-05-09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38789.6">
            <text:p>4838789,6</text:p>
          </table:table-cell>
          <table:table-cell table:style-name="ce2" office:value-type="date" office:date-value="2024-05-10">
            <text:p>2024-05-10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33462">
            <text:p>4833462</text:p>
          </table:table-cell>
          <table:table-cell table:style-name="ce2" office:value-type="date" office:date-value="2024-05-11">
            <text:p>2024-05-1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37241.9">
            <text:p>4837241,9</text:p>
          </table:table-cell>
          <table:table-cell table:style-name="ce2" office:value-type="date" office:date-value="2024-05-12">
            <text:p>2024-05-12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31917">
            <text:p>4831917</text:p>
          </table:table-cell>
          <table:table-cell table:style-name="ce2" office:value-type="date" office:date-value="2024-05-13">
            <text:p>2024-05-13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35678.7">
            <text:p>4835678,7</text:p>
          </table:table-cell>
          <table:table-cell table:style-name="ce2" office:value-type="date" office:date-value="2024-05-14">
            <text:p>2024-05-14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30356.6">
            <text:p>4830356,6</text:p>
          </table:table-cell>
          <table:table-cell table:style-name="ce2" office:value-type="date" office:date-value="2024-05-15">
            <text:p>2024-05-15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34100.2">
            <text:p>4834100,2</text:p>
          </table:table-cell>
          <table:table-cell table:style-name="ce2" office:value-type="date" office:date-value="2024-05-16">
            <text:p>2024-05-16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28780.7">
            <text:p>4828780,7</text:p>
          </table:table-cell>
          <table:table-cell table:style-name="ce2" office:value-type="date" office:date-value="2024-05-17">
            <text:p>2024-05-17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32506.1">
            <text:p>4832506,1</text:p>
          </table:table-cell>
          <table:table-cell table:style-name="ce2" office:value-type="date" office:date-value="2024-05-18">
            <text:p>2024-05-18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27189.4">
            <text:p>4827189,4</text:p>
          </table:table-cell>
          <table:table-cell table:style-name="ce2" office:value-type="date" office:date-value="2024-05-19">
            <text:p>2024-05-19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30896.7">
            <text:p>4830896,7</text:p>
          </table:table-cell>
          <table:table-cell table:style-name="ce2" office:value-type="date" office:date-value="2024-05-20">
            <text:p>2024-05-20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25582.6">
            <text:p>4825582,6</text:p>
          </table:table-cell>
          <table:table-cell table:style-name="ce2" office:value-type="date" office:date-value="2024-05-21">
            <text:p>2024-05-2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29271.8">
            <text:p>4829271,8</text:p>
          </table:table-cell>
          <table:table-cell table:style-name="ce2" office:value-type="date" office:date-value="2024-05-22">
            <text:p>2024-05-22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23960.3">
            <text:p>4823960,3</text:p>
          </table:table-cell>
          <table:table-cell table:style-name="ce2" office:value-type="date" office:date-value="2024-05-23">
            <text:p>2024-05-23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27631.5">
            <text:p>4827631,5</text:p>
          </table:table-cell>
          <table:table-cell table:style-name="ce2" office:value-type="date" office:date-value="2024-05-24">
            <text:p>2024-05-24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22322.6">
            <text:p>4822322,6</text:p>
          </table:table-cell>
          <table:table-cell table:style-name="ce2" office:value-type="date" office:date-value="2024-05-25">
            <text:p>2024-05-25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25975.8">
            <text:p>4825975,8</text:p>
          </table:table-cell>
          <table:table-cell table:style-name="ce2" office:value-type="date" office:date-value="2024-05-26">
            <text:p>2024-05-26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20669.5">
            <text:p>4820669,5</text:p>
          </table:table-cell>
          <table:table-cell table:style-name="ce2" office:value-type="date" office:date-value="2024-05-27">
            <text:p>2024-05-27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24304.7">
            <text:p>4824304,7</text:p>
          </table:table-cell>
          <table:table-cell table:style-name="ce2" office:value-type="date" office:date-value="2024-05-28">
            <text:p>2024-05-28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19000.9">
            <text:p>4819000,9</text:p>
          </table:table-cell>
          <table:table-cell table:style-name="ce2" office:value-type="date" office:date-value="2024-05-29">
            <text:p>2024-05-29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22618.1">
            <text:p>4822618,1</text:p>
          </table:table-cell>
          <table:table-cell table:style-name="ce2" office:value-type="date" office:date-value="2024-05-30">
            <text:p>2024-05-30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17316.8">
            <text:p>4817316,8</text:p>
          </table:table-cell>
          <table:table-cell table:style-name="ce2" office:value-type="date" office:date-value="2024-05-31">
            <text:p>2024-05-3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20916.1">
            <text:p>4820916,1</text:p>
          </table:table-cell>
          <table:table-cell table:style-name="ce2" office:value-type="date" office:date-value="2024-06-01">
            <text:p>2024-06-0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15617.3">
            <text:p>4815617,3</text:p>
          </table:table-cell>
          <table:table-cell table:style-name="ce2" office:value-type="date" office:date-value="2024-06-02">
            <text:p>2024-06-02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19198.6">
            <text:p>4819198,6</text:p>
          </table:table-cell>
          <table:table-cell table:style-name="ce2" office:value-type="date" office:date-value="2024-06-03">
            <text:p>2024-06-03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13902.3">
            <text:p>4813902,3</text:p>
          </table:table-cell>
          <table:table-cell table:style-name="ce2" office:value-type="date" office:date-value="2024-06-04">
            <text:p>2024-06-04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17465.7">
            <text:p>4817465,7</text:p>
          </table:table-cell>
          <table:table-cell table:style-name="ce2" office:value-type="date" office:date-value="2024-06-05">
            <text:p>2024-06-05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12171.9">
            <text:p>4812171,9</text:p>
          </table:table-cell>
          <table:table-cell table:style-name="ce2" office:value-type="date" office:date-value="2024-06-06">
            <text:p>2024-06-06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15717.4">
            <text:p>4815717,4</text:p>
          </table:table-cell>
          <table:table-cell table:style-name="ce2" office:value-type="date" office:date-value="2024-06-07">
            <text:p>2024-06-07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10426">
            <text:p>4810426</text:p>
          </table:table-cell>
          <table:table-cell table:style-name="ce2" office:value-type="date" office:date-value="2024-06-08">
            <text:p>2024-06-08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13953.7">
            <text:p>4813953,7</text:p>
          </table:table-cell>
          <table:table-cell table:style-name="ce2" office:value-type="date" office:date-value="2024-06-09">
            <text:p>2024-06-09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08664.7">
            <text:p>4808664,7</text:p>
          </table:table-cell>
          <table:table-cell table:style-name="ce2" office:value-type="date" office:date-value="2024-06-10">
            <text:p>2024-06-10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12174.5">
            <text:p>4812174,5</text:p>
          </table:table-cell>
          <table:table-cell table:style-name="ce2" office:value-type="date" office:date-value="2024-06-11">
            <text:p>2024-06-1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06888">
            <text:p>4806888</text:p>
          </table:table-cell>
          <table:table-cell table:style-name="ce2" office:value-type="date" office:date-value="2024-06-12">
            <text:p>2024-06-12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10380">
            <text:p>4810380</text:p>
          </table:table-cell>
          <table:table-cell table:style-name="ce2" office:value-type="date" office:date-value="2024-06-13">
            <text:p>2024-06-13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05095.7">
            <text:p>4805095,7</text:p>
          </table:table-cell>
          <table:table-cell table:style-name="ce2" office:value-type="date" office:date-value="2024-06-14">
            <text:p>2024-06-14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08569.9">
            <text:p>4808569,9</text:p>
          </table:table-cell>
          <table:table-cell table:style-name="ce2" office:value-type="date" office:date-value="2024-06-15">
            <text:p>2024-06-15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03288">
            <text:p>4803288</text:p>
          </table:table-cell>
          <table:table-cell table:style-name="ce2" office:value-type="date" office:date-value="2024-06-16">
            <text:p>2024-06-16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06744.5">
            <text:p>4806744,5</text:p>
          </table:table-cell>
          <table:table-cell table:style-name="ce2" office:value-type="date" office:date-value="2024-06-17">
            <text:p>2024-06-17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01464.9">
            <text:p>4801464,9</text:p>
          </table:table-cell>
          <table:table-cell table:style-name="ce2" office:value-type="date" office:date-value="2024-06-18">
            <text:p>2024-06-18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04903.6">
            <text:p>4804903,6</text:p>
          </table:table-cell>
          <table:table-cell table:style-name="ce2" office:value-type="date" office:date-value="2024-06-19">
            <text:p>2024-06-19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99626.3">
            <text:p>4799626,3</text:p>
          </table:table-cell>
          <table:table-cell table:style-name="ce2" office:value-type="date" office:date-value="2024-06-20">
            <text:p>2024-06-20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03047.3">
            <text:p>4803047,3</text:p>
          </table:table-cell>
          <table:table-cell table:style-name="ce2" office:value-type="date" office:date-value="2024-06-21">
            <text:p>2024-06-2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97772.3">
            <text:p>4797772,3</text:p>
          </table:table-cell>
          <table:table-cell table:style-name="ce2" office:value-type="date" office:date-value="2024-06-22">
            <text:p>2024-06-22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801175.6">
            <text:p>4801175,6</text:p>
          </table:table-cell>
          <table:table-cell table:style-name="ce2" office:value-type="date" office:date-value="2024-06-23">
            <text:p>2024-06-23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95902.8">
            <text:p>4795902,8</text:p>
          </table:table-cell>
          <table:table-cell table:style-name="ce2" office:value-type="date" office:date-value="2024-06-24">
            <text:p>2024-06-24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99288.4">
            <text:p>4799288,4</text:p>
          </table:table-cell>
          <table:table-cell table:style-name="ce2" office:value-type="date" office:date-value="2024-06-25">
            <text:p>2024-06-25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94017.9">
            <text:p>4794017,9</text:p>
          </table:table-cell>
          <table:table-cell table:style-name="ce2" office:value-type="date" office:date-value="2024-06-26">
            <text:p>2024-06-26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97385.8">
            <text:p>4797385,8</text:p>
          </table:table-cell>
          <table:table-cell table:style-name="ce2" office:value-type="date" office:date-value="2024-06-27">
            <text:p>2024-06-27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92117.5">
            <text:p>4792117,5</text:p>
          </table:table-cell>
          <table:table-cell table:style-name="ce2" office:value-type="date" office:date-value="2024-06-28">
            <text:p>2024-06-28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95467.8">
            <text:p>4795467,8</text:p>
          </table:table-cell>
          <table:table-cell table:style-name="ce2" office:value-type="date" office:date-value="2024-06-29">
            <text:p>2024-06-29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90201.6">
            <text:p>4790201,6</text:p>
          </table:table-cell>
          <table:table-cell table:style-name="ce2" office:value-type="date" office:date-value="2024-06-30">
            <text:p>2024-06-30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93534.3">
            <text:p>4793534,3</text:p>
          </table:table-cell>
          <table:table-cell table:style-name="ce2" office:value-type="date" office:date-value="2024-07-01">
            <text:p>2024-07-0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88270.3">
            <text:p>4788270,3</text:p>
          </table:table-cell>
          <table:table-cell table:style-name="ce2" office:value-type="date" office:date-value="2024-07-02">
            <text:p>2024-07-02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91585.5">
            <text:p>4791585,5</text:p>
          </table:table-cell>
          <table:table-cell table:style-name="ce2" office:value-type="date" office:date-value="2024-07-03">
            <text:p>2024-07-03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86323.6">
            <text:p>4786323,6</text:p>
          </table:table-cell>
          <table:table-cell table:style-name="ce2" office:value-type="date" office:date-value="2024-07-04">
            <text:p>2024-07-04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89621.1">
            <text:p>4789621,1</text:p>
          </table:table-cell>
          <table:table-cell table:style-name="ce2" office:value-type="date" office:date-value="2024-07-05">
            <text:p>2024-07-05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84361.4">
            <text:p>4784361,4</text:p>
          </table:table-cell>
          <table:table-cell table:style-name="ce2" office:value-type="date" office:date-value="2024-07-06">
            <text:p>2024-07-06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87641.4">
            <text:p>4787641,4</text:p>
          </table:table-cell>
          <table:table-cell table:style-name="ce2" office:value-type="date" office:date-value="2024-07-07">
            <text:p>2024-07-07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82383.7">
            <text:p>4782383,7</text:p>
          </table:table-cell>
          <table:table-cell table:style-name="ce2" office:value-type="date" office:date-value="2024-07-08">
            <text:p>2024-07-08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85646.2">
            <text:p>4785646,2</text:p>
          </table:table-cell>
          <table:table-cell table:style-name="ce2" office:value-type="date" office:date-value="2024-07-09">
            <text:p>2024-07-09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80390.6">
            <text:p>4780390,6</text:p>
          </table:table-cell>
          <table:table-cell table:style-name="ce2" office:value-type="date" office:date-value="2024-07-10">
            <text:p>2024-07-10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83635.6">
            <text:p>4783635,6</text:p>
          </table:table-cell>
          <table:table-cell table:style-name="ce2" office:value-type="date" office:date-value="2024-07-11">
            <text:p>2024-07-1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78382.1">
            <text:p>4778382,1</text:p>
          </table:table-cell>
          <table:table-cell table:style-name="ce2" office:value-type="date" office:date-value="2024-07-12">
            <text:p>2024-07-12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81609.6">
            <text:p>4781609,6</text:p>
          </table:table-cell>
          <table:table-cell table:style-name="ce2" office:value-type="date" office:date-value="2024-07-13">
            <text:p>2024-07-13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76358.1">
            <text:p>4776358,1</text:p>
          </table:table-cell>
          <table:table-cell table:style-name="ce2" office:value-type="date" office:date-value="2024-07-14">
            <text:p>2024-07-14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79568.1">
            <text:p>4779568,1</text:p>
          </table:table-cell>
          <table:table-cell table:style-name="ce2" office:value-type="date" office:date-value="2024-07-15">
            <text:p>2024-07-15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74318.6">
            <text:p>4774318,6</text:p>
          </table:table-cell>
          <table:table-cell table:style-name="ce2" office:value-type="date" office:date-value="2024-07-16">
            <text:p>2024-07-16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77511.3">
            <text:p>4777511,3</text:p>
          </table:table-cell>
          <table:table-cell table:style-name="ce2" office:value-type="date" office:date-value="2024-07-17">
            <text:p>2024-07-17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72263.7">
            <text:p>4772263,7</text:p>
          </table:table-cell>
          <table:table-cell table:style-name="ce2" office:value-type="date" office:date-value="2024-07-18">
            <text:p>2024-07-18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75438.9">
            <text:p>4775438,9</text:p>
          </table:table-cell>
          <table:table-cell table:style-name="ce2" office:value-type="date" office:date-value="2024-07-19">
            <text:p>2024-07-19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70193.3">
            <text:p>4770193,3</text:p>
          </table:table-cell>
          <table:table-cell table:style-name="ce2" office:value-type="date" office:date-value="2024-07-20">
            <text:p>2024-07-20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73351.2">
            <text:p>4773351,2</text:p>
          </table:table-cell>
          <table:table-cell table:style-name="ce2" office:value-type="date" office:date-value="2024-07-21">
            <text:p>2024-07-2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68107.5">
            <text:p>4768107,5</text:p>
          </table:table-cell>
          <table:table-cell table:style-name="ce2" office:value-type="date" office:date-value="2024-07-22">
            <text:p>2024-07-22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71248">
            <text:p>4771248</text:p>
          </table:table-cell>
          <table:table-cell table:style-name="ce2" office:value-type="date" office:date-value="2024-07-23">
            <text:p>2024-07-23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66006.2">
            <text:p>4766006,2</text:p>
          </table:table-cell>
          <table:table-cell table:style-name="ce2" office:value-type="date" office:date-value="2024-07-24">
            <text:p>2024-07-24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69129.4">
            <text:p>4769129,4</text:p>
          </table:table-cell>
          <table:table-cell table:style-name="ce2" office:value-type="date" office:date-value="2024-07-25">
            <text:p>2024-07-25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63889.5">
            <text:p>4763889,5</text:p>
          </table:table-cell>
          <table:table-cell table:style-name="ce2" office:value-type="date" office:date-value="2024-07-26">
            <text:p>2024-07-26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66995.4">
            <text:p>4766995,4</text:p>
          </table:table-cell>
          <table:table-cell table:style-name="ce2" office:value-type="date" office:date-value="2024-07-27">
            <text:p>2024-07-27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61757.3">
            <text:p>4761757,3</text:p>
          </table:table-cell>
          <table:table-cell table:style-name="ce2" office:value-type="date" office:date-value="2024-07-28">
            <text:p>2024-07-28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64845.9">
            <text:p>4764845,9</text:p>
          </table:table-cell>
          <table:table-cell table:style-name="ce2" office:value-type="date" office:date-value="2024-07-29">
            <text:p>2024-07-29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59609.7">
            <text:p>4759609,7</text:p>
          </table:table-cell>
          <table:table-cell table:style-name="ce2" office:value-type="date" office:date-value="2024-07-30">
            <text:p>2024-07-30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62681">
            <text:p>4762681</text:p>
          </table:table-cell>
          <table:table-cell table:style-name="ce2" office:value-type="date" office:date-value="2024-07-31">
            <text:p>2024-07-3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57446.6">
            <text:p>4757446,6</text:p>
          </table:table-cell>
          <table:table-cell table:style-name="ce2" office:value-type="date" office:date-value="2024-08-01">
            <text:p>2024-08-0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60500.7">
            <text:p>4760500,7</text:p>
          </table:table-cell>
          <table:table-cell table:style-name="ce2" office:value-type="date" office:date-value="2024-08-02">
            <text:p>2024-08-02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55268.1">
            <text:p>4755268,1</text:p>
          </table:table-cell>
          <table:table-cell table:style-name="ce2" office:value-type="date" office:date-value="2024-08-03">
            <text:p>2024-08-03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58304.9">
            <text:p>4758304,9</text:p>
          </table:table-cell>
          <table:table-cell table:style-name="ce2" office:value-type="date" office:date-value="2024-08-04">
            <text:p>2024-08-04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53074.1">
            <text:p>4753074,1</text:p>
          </table:table-cell>
          <table:table-cell table:style-name="ce2" office:value-type="date" office:date-value="2024-08-05">
            <text:p>2024-08-05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56093.7">
            <text:p>4756093,7</text:p>
          </table:table-cell>
          <table:table-cell table:style-name="ce2" office:value-type="date" office:date-value="2024-08-06">
            <text:p>2024-08-06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50864.7">
            <text:p>4750864,7</text:p>
          </table:table-cell>
          <table:table-cell table:style-name="ce2" office:value-type="date" office:date-value="2024-08-07">
            <text:p>2024-08-07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53867.1">
            <text:p>4753867,1</text:p>
          </table:table-cell>
          <table:table-cell table:style-name="ce2" office:value-type="date" office:date-value="2024-08-08">
            <text:p>2024-08-08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48639.8">
            <text:p>4748639,8</text:p>
          </table:table-cell>
          <table:table-cell table:style-name="ce2" office:value-type="date" office:date-value="2024-08-09">
            <text:p>2024-08-09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51625.1">
            <text:p>4751625,1</text:p>
          </table:table-cell>
          <table:table-cell table:style-name="ce2" office:value-type="date" office:date-value="2024-08-10">
            <text:p>2024-08-10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46399.5">
            <text:p>4746399,5</text:p>
          </table:table-cell>
          <table:table-cell table:style-name="ce2" office:value-type="date" office:date-value="2024-08-11">
            <text:p>2024-08-1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49367.6">
            <text:p>4749367,6</text:p>
          </table:table-cell>
          <table:table-cell table:style-name="ce2" office:value-type="date" office:date-value="2024-08-12">
            <text:p>2024-08-12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44143.7">
            <text:p>4744143,7</text:p>
          </table:table-cell>
          <table:table-cell table:style-name="ce2" office:value-type="date" office:date-value="2024-08-13">
            <text:p>2024-08-13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47094.7">
            <text:p>4747094,7</text:p>
          </table:table-cell>
          <table:table-cell table:style-name="ce2" office:value-type="date" office:date-value="2024-08-14">
            <text:p>2024-08-14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41872.4">
            <text:p>4741872,4</text:p>
          </table:table-cell>
          <table:table-cell table:style-name="ce2" office:value-type="date" office:date-value="2024-08-15">
            <text:p>2024-08-15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44806.3">
            <text:p>4744806,3</text:p>
          </table:table-cell>
          <table:table-cell table:style-name="ce2" office:value-type="date" office:date-value="2024-08-16">
            <text:p>2024-08-16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39585.7">
            <text:p>4739585,7</text:p>
          </table:table-cell>
          <table:table-cell table:style-name="ce2" office:value-type="date" office:date-value="2024-08-17">
            <text:p>2024-08-17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42502.6">
            <text:p>4742502,6</text:p>
          </table:table-cell>
          <table:table-cell table:style-name="ce2" office:value-type="date" office:date-value="2024-08-18">
            <text:p>2024-08-18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37283.6">
            <text:p>4737283,6</text:p>
          </table:table-cell>
          <table:table-cell table:style-name="ce2" office:value-type="date" office:date-value="2024-08-19">
            <text:p>2024-08-19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40183.4">
            <text:p>4740183,4</text:p>
          </table:table-cell>
          <table:table-cell table:style-name="ce2" office:value-type="date" office:date-value="2024-08-20">
            <text:p>2024-08-20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34966">
            <text:p>4734966</text:p>
          </table:table-cell>
          <table:table-cell table:style-name="ce2" office:value-type="date" office:date-value="2024-08-21">
            <text:p>2024-08-2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37848.7">
            <text:p>4737848,7</text:p>
          </table:table-cell>
          <table:table-cell table:style-name="ce2" office:value-type="date" office:date-value="2024-08-22">
            <text:p>2024-08-22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32633">
            <text:p>4732633</text:p>
          </table:table-cell>
          <table:table-cell table:style-name="ce2" office:value-type="date" office:date-value="2024-08-23">
            <text:p>2024-08-23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35498.7">
            <text:p>4735498,7</text:p>
          </table:table-cell>
          <table:table-cell table:style-name="ce2" office:value-type="date" office:date-value="2024-08-24">
            <text:p>2024-08-24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30284.5">
            <text:p>4730284,5</text:p>
          </table:table-cell>
          <table:table-cell table:style-name="ce2" office:value-type="date" office:date-value="2024-08-25">
            <text:p>2024-08-25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33133.2">
            <text:p>4733133,2</text:p>
          </table:table-cell>
          <table:table-cell table:style-name="ce2" office:value-type="date" office:date-value="2024-08-26">
            <text:p>2024-08-26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27920.5">
            <text:p>4727920,5</text:p>
          </table:table-cell>
          <table:table-cell table:style-name="ce2" office:value-type="date" office:date-value="2024-08-27">
            <text:p>2024-08-27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30752.3">
            <text:p>4730752,3</text:p>
          </table:table-cell>
          <table:table-cell table:style-name="ce2" office:value-type="date" office:date-value="2024-08-28">
            <text:p>2024-08-28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25541.1">
            <text:p>4725541,1</text:p>
          </table:table-cell>
          <table:table-cell table:style-name="ce2" office:value-type="date" office:date-value="2024-08-29">
            <text:p>2024-08-29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28355.9">
            <text:p>4728355,9</text:p>
          </table:table-cell>
          <table:table-cell table:style-name="ce2" office:value-type="date" office:date-value="2024-08-30">
            <text:p>2024-08-30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23146.3">
            <text:p>4723146,3</text:p>
          </table:table-cell>
          <table:table-cell table:style-name="ce2" office:value-type="date" office:date-value="2024-08-31">
            <text:p>2024-08-3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25944.1">
            <text:p>4725944,1</text:p>
          </table:table-cell>
          <table:table-cell table:style-name="ce2" office:value-type="date" office:date-value="2024-09-01">
            <text:p>2024-09-0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20736">
            <text:p>4720736</text:p>
          </table:table-cell>
          <table:table-cell table:style-name="ce2" office:value-type="date" office:date-value="2024-09-02">
            <text:p>2024-09-02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23516.9">
            <text:p>4723516,9</text:p>
          </table:table-cell>
          <table:table-cell table:style-name="ce2" office:value-type="date" office:date-value="2024-09-03">
            <text:p>2024-09-03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18310.2">
            <text:p>4718310,2</text:p>
          </table:table-cell>
          <table:table-cell table:style-name="ce2" office:value-type="date" office:date-value="2024-09-04">
            <text:p>2024-09-04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21074.3">
            <text:p>4721074,3</text:p>
          </table:table-cell>
          <table:table-cell table:style-name="ce2" office:value-type="date" office:date-value="2024-09-05">
            <text:p>2024-09-05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15869">
            <text:p>4715869</text:p>
          </table:table-cell>
          <table:table-cell table:style-name="ce2" office:value-type="date" office:date-value="2024-09-06">
            <text:p>2024-09-06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18616.2">
            <text:p>4718616,2</text:p>
          </table:table-cell>
          <table:table-cell table:style-name="ce2" office:value-type="date" office:date-value="2024-09-07">
            <text:p>2024-09-07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13412.3">
            <text:p>4713412,3</text:p>
          </table:table-cell>
          <table:table-cell table:style-name="ce2" office:value-type="date" office:date-value="2024-09-08">
            <text:p>2024-09-08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16142.7">
            <text:p>4716142,7</text:p>
          </table:table-cell>
          <table:table-cell table:style-name="ce2" office:value-type="date" office:date-value="2024-09-09">
            <text:p>2024-09-09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10940.2">
            <text:p>4710940,2</text:p>
          </table:table-cell>
          <table:table-cell table:style-name="ce2" office:value-type="date" office:date-value="2024-09-10">
            <text:p>2024-09-10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13653.8">
            <text:p>4713653,8</text:p>
          </table:table-cell>
          <table:table-cell table:style-name="ce2" office:value-type="date" office:date-value="2024-09-11">
            <text:p>2024-09-1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08452.7">
            <text:p>4708452,7</text:p>
          </table:table-cell>
          <table:table-cell table:style-name="ce2" office:value-type="date" office:date-value="2024-09-12">
            <text:p>2024-09-12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11149.4">
            <text:p>4711149,4</text:p>
          </table:table-cell>
          <table:table-cell table:style-name="ce2" office:value-type="date" office:date-value="2024-09-13">
            <text:p>2024-09-13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05949.7">
            <text:p>4705949,7</text:p>
          </table:table-cell>
          <table:table-cell table:style-name="ce2" office:value-type="date" office:date-value="2024-09-14">
            <text:p>2024-09-14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08629.6">
            <text:p>4708629,6</text:p>
          </table:table-cell>
          <table:table-cell table:style-name="ce2" office:value-type="date" office:date-value="2024-09-15">
            <text:p>2024-09-15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03431.2">
            <text:p>4703431,2</text:p>
          </table:table-cell>
          <table:table-cell table:style-name="ce2" office:value-type="date" office:date-value="2024-09-16">
            <text:p>2024-09-16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06094.4">
            <text:p>4706094,4</text:p>
          </table:table-cell>
          <table:table-cell table:style-name="ce2" office:value-type="date" office:date-value="2024-09-17">
            <text:p>2024-09-17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00897.3">
            <text:p>4700897,3</text:p>
          </table:table-cell>
          <table:table-cell table:style-name="ce2" office:value-type="date" office:date-value="2024-09-18">
            <text:p>2024-09-18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03543.8">
            <text:p>4703543,8</text:p>
          </table:table-cell>
          <table:table-cell table:style-name="ce2" office:value-type="date" office:date-value="2024-09-19">
            <text:p>2024-09-19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98347.9">
            <text:p>4698347,9</text:p>
          </table:table-cell>
          <table:table-cell table:style-name="ce2" office:value-type="date" office:date-value="2024-09-20">
            <text:p>2024-09-20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700977.7">
            <text:p>4700977,7</text:p>
          </table:table-cell>
          <table:table-cell table:style-name="ce2" office:value-type="date" office:date-value="2024-09-21">
            <text:p>2024-09-2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95783.1">
            <text:p>4695783,1</text:p>
          </table:table-cell>
          <table:table-cell table:style-name="ce2" office:value-type="date" office:date-value="2024-09-22">
            <text:p>2024-09-22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98396.2">
            <text:p>4698396,2</text:p>
          </table:table-cell>
          <table:table-cell table:style-name="ce2" office:value-type="date" office:date-value="2024-09-23">
            <text:p>2024-09-23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93202.9">
            <text:p>4693202,9</text:p>
          </table:table-cell>
          <table:table-cell table:style-name="ce2" office:value-type="date" office:date-value="2024-09-24">
            <text:p>2024-09-24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95799.2">
            <text:p>4695799,2</text:p>
          </table:table-cell>
          <table:table-cell table:style-name="ce2" office:value-type="date" office:date-value="2024-09-25">
            <text:p>2024-09-25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90607.1">
            <text:p>4690607,1</text:p>
          </table:table-cell>
          <table:table-cell table:style-name="ce2" office:value-type="date" office:date-value="2024-09-26">
            <text:p>2024-09-26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93186.9">
            <text:p>4693186,9</text:p>
          </table:table-cell>
          <table:table-cell table:style-name="ce2" office:value-type="date" office:date-value="2024-09-27">
            <text:p>2024-09-27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87996">
            <text:p>4687996</text:p>
          </table:table-cell>
          <table:table-cell table:style-name="ce2" office:value-type="date" office:date-value="2024-09-28">
            <text:p>2024-09-28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90559">
            <text:p>4690559</text:p>
          </table:table-cell>
          <table:table-cell table:style-name="ce2" office:value-type="date" office:date-value="2024-09-29">
            <text:p>2024-09-29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85369.3">
            <text:p>4685369,3</text:p>
          </table:table-cell>
          <table:table-cell table:style-name="ce2" office:value-type="date" office:date-value="2024-09-30">
            <text:p>2024-09-30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87915.8">
            <text:p>4687915,8</text:p>
          </table:table-cell>
          <table:table-cell table:style-name="ce2" office:value-type="date" office:date-value="2024-10-01">
            <text:p>2024-10-0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82727.3">
            <text:p>4682727,3</text:p>
          </table:table-cell>
          <table:table-cell table:style-name="ce2" office:value-type="date" office:date-value="2024-10-02">
            <text:p>2024-10-02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85257.1">
            <text:p>4685257,1</text:p>
          </table:table-cell>
          <table:table-cell table:style-name="ce2" office:value-type="date" office:date-value="2024-10-03">
            <text:p>2024-10-03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80069.8">
            <text:p>4680069,8</text:p>
          </table:table-cell>
          <table:table-cell table:style-name="ce2" office:value-type="date" office:date-value="2024-10-04">
            <text:p>2024-10-04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82583">
            <text:p>4682583</text:p>
          </table:table-cell>
          <table:table-cell table:style-name="ce2" office:value-type="date" office:date-value="2024-10-05">
            <text:p>2024-10-05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77396.8">
            <text:p>4677396,8</text:p>
          </table:table-cell>
          <table:table-cell table:style-name="ce2" office:value-type="date" office:date-value="2024-10-06">
            <text:p>2024-10-06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79893.5">
            <text:p>4679893,5</text:p>
          </table:table-cell>
          <table:table-cell table:style-name="ce2" office:value-type="date" office:date-value="2024-10-07">
            <text:p>2024-10-07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74708.4">
            <text:p>4674708,4</text:p>
          </table:table-cell>
          <table:table-cell table:style-name="ce2" office:value-type="date" office:date-value="2024-10-08">
            <text:p>2024-10-08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77188.6">
            <text:p>4677188,6</text:p>
          </table:table-cell>
          <table:table-cell table:style-name="ce2" office:value-type="date" office:date-value="2024-10-09">
            <text:p>2024-10-09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72004.5">
            <text:p>4672004,5</text:p>
          </table:table-cell>
          <table:table-cell table:style-name="ce2" office:value-type="date" office:date-value="2024-10-10">
            <text:p>2024-10-10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74468.2">
            <text:p>4674468,2</text:p>
          </table:table-cell>
          <table:table-cell table:style-name="ce2" office:value-type="date" office:date-value="2024-10-11">
            <text:p>2024-10-1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69285.2">
            <text:p>4669285,2</text:p>
          </table:table-cell>
          <table:table-cell table:style-name="ce2" office:value-type="date" office:date-value="2024-10-12">
            <text:p>2024-10-12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71732.4">
            <text:p>4671732,4</text:p>
          </table:table-cell>
          <table:table-cell table:style-name="ce2" office:value-type="date" office:date-value="2024-10-13">
            <text:p>2024-10-13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66550.4">
            <text:p>4666550,4</text:p>
          </table:table-cell>
          <table:table-cell table:style-name="ce2" office:value-type="date" office:date-value="2024-10-14">
            <text:p>2024-10-14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68981.1">
            <text:p>4668981,1</text:p>
          </table:table-cell>
          <table:table-cell table:style-name="ce2" office:value-type="date" office:date-value="2024-10-15">
            <text:p>2024-10-15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63800.2">
            <text:p>4663800,2</text:p>
          </table:table-cell>
          <table:table-cell table:style-name="ce2" office:value-type="date" office:date-value="2024-10-16">
            <text:p>2024-10-16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66214.4">
            <text:p>4666214,4</text:p>
          </table:table-cell>
          <table:table-cell table:style-name="ce2" office:value-type="date" office:date-value="2024-10-17">
            <text:p>2024-10-17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61034.5">
            <text:p>4661034,5</text:p>
          </table:table-cell>
          <table:table-cell table:style-name="ce2" office:value-type="date" office:date-value="2024-10-18">
            <text:p>2024-10-18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63432.3">
            <text:p>4663432,3</text:p>
          </table:table-cell>
          <table:table-cell table:style-name="ce2" office:value-type="date" office:date-value="2024-10-19">
            <text:p>2024-10-19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58253.3">
            <text:p>4658253,3</text:p>
          </table:table-cell>
          <table:table-cell table:style-name="ce2" office:value-type="date" office:date-value="2024-10-20">
            <text:p>2024-10-20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60634.8">
            <text:p>4660634,8</text:p>
          </table:table-cell>
          <table:table-cell table:style-name="ce2" office:value-type="date" office:date-value="2024-10-21">
            <text:p>2024-10-2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55456.8">
            <text:p>4655456,8</text:p>
          </table:table-cell>
          <table:table-cell table:style-name="ce2" office:value-type="date" office:date-value="2024-10-22">
            <text:p>2024-10-22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57821.8">
            <text:p>4657821,8</text:p>
          </table:table-cell>
          <table:table-cell table:style-name="ce2" office:value-type="date" office:date-value="2024-10-23">
            <text:p>2024-10-23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52644.7">
            <text:p>4652644,7</text:p>
          </table:table-cell>
          <table:table-cell table:style-name="ce2" office:value-type="date" office:date-value="2024-10-24">
            <text:p>2024-10-24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54993.4">
            <text:p>4654993,4</text:p>
          </table:table-cell>
          <table:table-cell table:style-name="ce2" office:value-type="date" office:date-value="2024-10-25">
            <text:p>2024-10-25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49817.3">
            <text:p>4649817,3</text:p>
          </table:table-cell>
          <table:table-cell table:style-name="ce2" office:value-type="date" office:date-value="2024-10-26">
            <text:p>2024-10-26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52149.5">
            <text:p>4652149,5</text:p>
          </table:table-cell>
          <table:table-cell table:style-name="ce2" office:value-type="date" office:date-value="2024-10-27">
            <text:p>2024-10-27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46974.3">
            <text:p>4646974,3</text:p>
          </table:table-cell>
          <table:table-cell table:style-name="ce2" office:value-type="date" office:date-value="2024-10-28">
            <text:p>2024-10-28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49290.3">
            <text:p>4649290,3</text:p>
          </table:table-cell>
          <table:table-cell table:style-name="ce2" office:value-type="date" office:date-value="2024-10-29">
            <text:p>2024-10-29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44115.9">
            <text:p>4644115,9</text:p>
          </table:table-cell>
          <table:table-cell table:style-name="ce2" office:value-type="date" office:date-value="2024-10-30">
            <text:p>2024-10-30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46415.6">
            <text:p>4646415,6</text:p>
          </table:table-cell>
          <table:table-cell table:style-name="ce2" office:value-type="date" office:date-value="2024-10-31">
            <text:p>2024-10-3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41242.1">
            <text:p>4641242,1</text:p>
          </table:table-cell>
          <table:table-cell table:style-name="ce2" office:value-type="date" office:date-value="2024-11-01">
            <text:p>2024-11-0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43525.5">
            <text:p>4643525,5</text:p>
          </table:table-cell>
          <table:table-cell table:style-name="ce2" office:value-type="date" office:date-value="2024-11-02">
            <text:p>2024-11-02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38352.8">
            <text:p>4638352,8</text:p>
          </table:table-cell>
          <table:table-cell table:style-name="ce2" office:value-type="date" office:date-value="2024-11-03">
            <text:p>2024-11-03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40619.9">
            <text:p>4640619,9</text:p>
          </table:table-cell>
          <table:table-cell table:style-name="ce2" office:value-type="date" office:date-value="2024-11-04">
            <text:p>2024-11-04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35448.1">
            <text:p>4635448,1</text:p>
          </table:table-cell>
          <table:table-cell table:style-name="ce2" office:value-type="date" office:date-value="2024-11-05">
            <text:p>2024-11-05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37698.9">
            <text:p>4637698,9</text:p>
          </table:table-cell>
          <table:table-cell table:style-name="ce2" office:value-type="date" office:date-value="2024-11-06">
            <text:p>2024-11-06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32527.9">
            <text:p>4632527,9</text:p>
          </table:table-cell>
          <table:table-cell table:style-name="ce2" office:value-type="date" office:date-value="2024-11-07">
            <text:p>2024-11-07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34762.5">
            <text:p>4634762,5</text:p>
          </table:table-cell>
          <table:table-cell table:style-name="ce2" office:value-type="date" office:date-value="2024-11-08">
            <text:p>2024-11-08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29592.3">
            <text:p>4629592,3</text:p>
          </table:table-cell>
          <table:table-cell table:style-name="ce2" office:value-type="date" office:date-value="2024-11-09">
            <text:p>2024-11-09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31810.6">
            <text:p>4631810,6</text:p>
          </table:table-cell>
          <table:table-cell table:style-name="ce2" office:value-type="date" office:date-value="2024-11-10">
            <text:p>2024-11-10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26641.2">
            <text:p>4626641,2</text:p>
          </table:table-cell>
          <table:table-cell table:style-name="ce2" office:value-type="date" office:date-value="2024-11-11">
            <text:p>2024-11-1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28843.3">
            <text:p>4628843,3</text:p>
          </table:table-cell>
          <table:table-cell table:style-name="ce2" office:value-type="date" office:date-value="2024-11-12">
            <text:p>2024-11-12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23674.6">
            <text:p>4623674,6</text:p>
          </table:table-cell>
          <table:table-cell table:style-name="ce2" office:value-type="date" office:date-value="2024-11-13">
            <text:p>2024-11-13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25860.6">
            <text:p>4625860,6</text:p>
          </table:table-cell>
          <table:table-cell table:style-name="ce2" office:value-type="date" office:date-value="2024-11-14">
            <text:p>2024-11-14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20692.6">
            <text:p>4620692,6</text:p>
          </table:table-cell>
          <table:table-cell table:style-name="ce2" office:value-type="date" office:date-value="2024-11-15">
            <text:p>2024-11-15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22862.5">
            <text:p>4622862,5</text:p>
          </table:table-cell>
          <table:table-cell table:style-name="ce2" office:value-type="date" office:date-value="2024-11-16">
            <text:p>2024-11-16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17695.2">
            <text:p>4617695,2</text:p>
          </table:table-cell>
          <table:table-cell table:style-name="ce2" office:value-type="date" office:date-value="2024-11-17">
            <text:p>2024-11-17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19848.9">
            <text:p>4619848,9</text:p>
          </table:table-cell>
          <table:table-cell table:style-name="ce2" office:value-type="date" office:date-value="2024-11-18">
            <text:p>2024-11-18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14682.3">
            <text:p>4614682,3</text:p>
          </table:table-cell>
          <table:table-cell table:style-name="ce2" office:value-type="date" office:date-value="2024-11-19">
            <text:p>2024-11-19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16819.9">
            <text:p>4616819,9</text:p>
          </table:table-cell>
          <table:table-cell table:style-name="ce2" office:value-type="date" office:date-value="2024-11-20">
            <text:p>2024-11-20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11654">
            <text:p>4611654</text:p>
          </table:table-cell>
          <table:table-cell table:style-name="ce2" office:value-type="date" office:date-value="2024-11-21">
            <text:p>2024-11-2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13775.5">
            <text:p>4613775,5</text:p>
          </table:table-cell>
          <table:table-cell table:style-name="ce2" office:value-type="date" office:date-value="2024-11-22">
            <text:p>2024-11-22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08610.2">
            <text:p>4608610,2</text:p>
          </table:table-cell>
          <table:table-cell table:style-name="ce2" office:value-type="date" office:date-value="2024-11-23">
            <text:p>2024-11-23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10715.6">
            <text:p>4610715,6</text:p>
          </table:table-cell>
          <table:table-cell table:style-name="ce2" office:value-type="date" office:date-value="2024-11-24">
            <text:p>2024-11-24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05551">
            <text:p>4605551</text:p>
          </table:table-cell>
          <table:table-cell table:style-name="ce2" office:value-type="date" office:date-value="2024-11-25">
            <text:p>2024-11-25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07640.3">
            <text:p>4607640,3</text:p>
          </table:table-cell>
          <table:table-cell table:style-name="ce2" office:value-type="date" office:date-value="2024-11-26">
            <text:p>2024-11-26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02476.3">
            <text:p>4602476,3</text:p>
          </table:table-cell>
          <table:table-cell table:style-name="ce2" office:value-type="date" office:date-value="2024-11-27">
            <text:p>2024-11-27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04549.6">
            <text:p>4604549,6</text:p>
          </table:table-cell>
          <table:table-cell table:style-name="ce2" office:value-type="date" office:date-value="2024-11-28">
            <text:p>2024-11-28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599386.1">
            <text:p>4599386,1</text:p>
          </table:table-cell>
          <table:table-cell table:style-name="ce2" office:value-type="date" office:date-value="2024-11-29">
            <text:p>2024-11-29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601443.4">
            <text:p>4601443,4</text:p>
          </table:table-cell>
          <table:table-cell table:style-name="ce2" office:value-type="date" office:date-value="2024-11-30">
            <text:p>2024-11-30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596280.5">
            <text:p>4596280,5</text:p>
          </table:table-cell>
          <table:table-cell table:style-name="ce2" office:value-type="date" office:date-value="2024-12-01">
            <text:p>2024-12-0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598321.8">
            <text:p>4598321,8</text:p>
          </table:table-cell>
          <table:table-cell table:style-name="ce2" office:value-type="date" office:date-value="2024-12-02">
            <text:p>2024-12-02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593159.5">
            <text:p>4593159,5</text:p>
          </table:table-cell>
          <table:table-cell table:style-name="ce2" office:value-type="date" office:date-value="2024-12-03">
            <text:p>2024-12-03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595184.8">
            <text:p>4595184,8</text:p>
          </table:table-cell>
          <table:table-cell table:style-name="ce2" office:value-type="date" office:date-value="2024-12-04">
            <text:p>2024-12-04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590023">
            <text:p>4590023</text:p>
          </table:table-cell>
          <table:table-cell table:style-name="ce2" office:value-type="date" office:date-value="2024-12-05">
            <text:p>2024-12-05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592032.3">
            <text:p>4592032,3</text:p>
          </table:table-cell>
          <table:table-cell table:style-name="ce2" office:value-type="date" office:date-value="2024-12-06">
            <text:p>2024-12-06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586871">
            <text:p>4586871</text:p>
          </table:table-cell>
          <table:table-cell table:style-name="ce2" office:value-type="date" office:date-value="2024-12-07">
            <text:p>2024-12-07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588864.4">
            <text:p>4588864,4</text:p>
          </table:table-cell>
          <table:table-cell table:style-name="ce2" office:value-type="date" office:date-value="2024-12-08">
            <text:p>2024-12-08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583703.7">
            <text:p>4583703,7</text:p>
          </table:table-cell>
          <table:table-cell table:style-name="ce2" office:value-type="date" office:date-value="2024-12-09">
            <text:p>2024-12-09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585681.1">
            <text:p>4585681,1</text:p>
          </table:table-cell>
          <table:table-cell table:style-name="ce2" office:value-type="date" office:date-value="2024-12-10">
            <text:p>2024-12-10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580520.8">
            <text:p>4580520,8</text:p>
          </table:table-cell>
          <table:table-cell table:style-name="ce2" office:value-type="date" office:date-value="2024-12-11">
            <text:p>2024-12-1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582482.3">
            <text:p>4582482,3</text:p>
          </table:table-cell>
          <table:table-cell table:style-name="ce2" office:value-type="date" office:date-value="2024-12-12">
            <text:p>2024-12-12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577322.5">
            <text:p>4577322,5</text:p>
          </table:table-cell>
          <table:table-cell table:style-name="ce2" office:value-type="date" office:date-value="2024-12-13">
            <text:p>2024-12-13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579268.2">
            <text:p>4579268,2</text:p>
          </table:table-cell>
          <table:table-cell table:style-name="ce2" office:value-type="date" office:date-value="2024-12-14">
            <text:p>2024-12-14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574108.8">
            <text:p>4574108,8</text:p>
          </table:table-cell>
          <table:table-cell table:style-name="ce2" office:value-type="date" office:date-value="2024-12-15">
            <text:p>2024-12-15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576038.5">
            <text:p>4576038,5</text:p>
          </table:table-cell>
          <table:table-cell table:style-name="ce2" office:value-type="date" office:date-value="2024-12-16">
            <text:p>2024-12-16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570879.6">
            <text:p>4570879,6</text:p>
          </table:table-cell>
          <table:table-cell table:style-name="ce2" office:value-type="date" office:date-value="2024-12-17">
            <text:p>2024-12-17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572793.5">
            <text:p>4572793,5</text:p>
          </table:table-cell>
          <table:table-cell table:style-name="ce2" office:value-type="date" office:date-value="2024-12-18">
            <text:p>2024-12-18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567634.9">
            <text:p>4567634,9</text:p>
          </table:table-cell>
          <table:table-cell table:style-name="ce2" office:value-type="date" office:date-value="2024-12-19">
            <text:p>2024-12-19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569533">
            <text:p>4569533</text:p>
          </table:table-cell>
          <table:table-cell table:style-name="ce2" office:value-type="date" office:date-value="2024-12-20">
            <text:p>2024-12-20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564374.8">
            <text:p>4564374,8</text:p>
          </table:table-cell>
          <table:table-cell table:style-name="ce2" office:value-type="date" office:date-value="2024-12-21">
            <text:p>2024-12-21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566257.1">
            <text:p>4566257,1</text:p>
          </table:table-cell>
          <table:table-cell table:style-name="ce2" office:value-type="date" office:date-value="2024-12-22">
            <text:p>2024-12-22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561099.3">
            <text:p>4561099,3</text:p>
          </table:table-cell>
          <table:table-cell table:style-name="ce2" office:value-type="date" office:date-value="2024-12-23">
            <text:p>2024-12-23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562965.8">
            <text:p>4562965,8</text:p>
          </table:table-cell>
          <table:table-cell table:style-name="ce2" office:value-type="date" office:date-value="2024-12-24">
            <text:p>2024-12-24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557808.3">
            <text:p>4557808,3</text:p>
          </table:table-cell>
          <table:table-cell table:style-name="ce2" office:value-type="date" office:date-value="2024-12-25">
            <text:p>2024-12-25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559659">
            <text:p>4559659</text:p>
          </table:table-cell>
          <table:table-cell table:style-name="ce2" office:value-type="date" office:date-value="2024-12-26">
            <text:p>2024-12-26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554501.9">
            <text:p>4554501,9</text:p>
          </table:table-cell>
          <table:table-cell table:style-name="ce2" office:value-type="date" office:date-value="2024-12-27">
            <text:p>2024-12-27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556336.8">
            <text:p>4556336,8</text:p>
          </table:table-cell>
          <table:table-cell table:style-name="ce2" office:value-type="date" office:date-value="2024-12-28">
            <text:p>2024-12-28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551180">
            <text:p>4551180</text:p>
          </table:table-cell>
          <table:table-cell table:style-name="ce2" office:value-type="date" office:date-value="2024-12-29">
            <text:p>2024-12-29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552999.1">
            <text:p>4552999,1</text:p>
          </table:table-cell>
          <table:table-cell table:style-name="ce2" office:value-type="date" office:date-value="2024-12-30">
            <text:p>2024-12-30 00:00: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547842.6">
            <text:p>4547842,6</text:p>
          </table:table-cell>
          <table:table-cell table:style-name="ce2" office:value-type="date" office:date-value="2024-12-31">
            <text:p>2024-12-31 00:00:00</text:p>
          </table:table-cell>
          <table:table-cell table:number-columns-repeated="1015"/>
        </table:table-row>
        <table:table-row table:style-name="ro1" table:number-rows-repeated="104632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000" number:language="fr" number:country="FR">
      <number:number number:min-integer-digits="1"/>
    </number:number-style>
    <number:date-style style:name="N106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0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13">13/12/2023</text:date>, <text:time>19:1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2-13T19:15:14.22</dc:date>
    <dc:creator>m j</dc:creator>
    <meta:document-statistic meta:table-count="1" meta:cell-count="15511" meta:object-count="0"/>
    <meta:generator>OpenOffice/4.1.13$Win32 OpenOffice.org_project/4113m1$Build-9810</meta:generator>
  </office:meta>
</office:document-meta>
</file>